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Contents">
      <style:text-properties fo:font-style="italic" style:font-style-asian="italic" style:font-style-complex="italic"/>
    </style:style>
    <style:style style:name="P3"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position="sub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örterbuch Lidepla-Deutsch</text:p>
      <text:section text:style-name="Sect1" text:name="menue">
        <text:p text:style-name="Text_20_body"><text:a xlink:type="simple" xlink:href="#top" text:style-name="Internet_20_link" text:visited-style-name="Visited_20_Internet_20_Link"><text:span text:style-name="Definition">oben</text:span></text:a> <text:a xlink:type="simple" xlink:href="#abbr" text:style-name="Internet_20_link" text:visited-style-name="Visited_20_Internet_20_Link"><text:span text:style-name="Definition">Abk.</text:span></text:a> <text:a xlink:type="simple" xlink:href="#A" text:style-name="Internet_20_link" text:visited-style-name="Visited_20_Internet_20_Link"><text:span text:style-name="Definition">A</text:span></text:a> <text:a xlink:type="simple" xlink:href="#B" text:style-name="Internet_20_link" text:visited-style-name="Visited_20_Internet_20_Link"><text:span text:style-name="Definition">B</text:span></text:a> <text:a xlink:type="simple" xlink:href="#C" text:style-name="Internet_20_link" text:visited-style-name="Visited_20_Internet_20_Link"><text:span text:style-name="Definition">C</text:span></text:a> <text:a xlink:type="simple" xlink:href="#D" text:style-name="Internet_20_link" text:visited-style-name="Visited_20_Internet_20_Link"><text:span text:style-name="Definition">D</text:span></text:a> <text:a xlink:type="simple" xlink:href="#E" text:style-name="Internet_20_link" text:visited-style-name="Visited_20_Internet_20_Link"><text:span text:style-name="Definition">E</text:span></text:a> <text:a xlink:type="simple" xlink:href="#F" text:style-name="Internet_20_link" text:visited-style-name="Visited_20_Internet_20_Link"><text:span text:style-name="Definition">F</text:span></text:a> <text:a xlink:type="simple" xlink:href="#G" text:style-name="Internet_20_link" text:visited-style-name="Visited_20_Internet_20_Link"><text:span text:style-name="Definition">G</text:span></text:a> <text:a xlink:type="simple" xlink:href="#H" text:style-name="Internet_20_link" text:visited-style-name="Visited_20_Internet_20_Link"><text:span text:style-name="Definition">H</text:span></text:a> <text:a xlink:type="simple" xlink:href="#I" text:style-name="Internet_20_link" text:visited-style-name="Visited_20_Internet_20_Link"><text:span text:style-name="Definition">I</text:span></text:a> <text:a xlink:type="simple" xlink:href="#J" text:style-name="Internet_20_link" text:visited-style-name="Visited_20_Internet_20_Link"><text:span text:style-name="Definition">J</text:span></text:a> <text:a xlink:type="simple" xlink:href="#K" text:style-name="Internet_20_link" text:visited-style-name="Visited_20_Internet_20_Link"><text:span text:style-name="Definition">K</text:span></text:a> <text:a xlink:type="simple" xlink:href="#L" text:style-name="Internet_20_link" text:visited-style-name="Visited_20_Internet_20_Link"><text:span text:style-name="Definition">L</text:span></text:a> <text:a xlink:type="simple" xlink:href="#M" text:style-name="Internet_20_link" text:visited-style-name="Visited_20_Internet_20_Link"><text:span text:style-name="Definition">M</text:span></text:a> <text:a xlink:type="simple" xlink:href="#N" text:style-name="Internet_20_link" text:visited-style-name="Visited_20_Internet_20_Link"><text:span text:style-name="Definition">N</text:span></text:a> <text:a xlink:type="simple" xlink:href="#O" text:style-name="Internet_20_link" text:visited-style-name="Visited_20_Internet_20_Link"><text:span text:style-name="Definition">O</text:span></text:a> <text:a xlink:type="simple" xlink:href="#P" text:style-name="Internet_20_link" text:visited-style-name="Visited_20_Internet_20_Link"><text:span text:style-name="Definition">P</text:span></text:a> <text:a xlink:type="simple" xlink:href="#R" text:style-name="Internet_20_link" text:visited-style-name="Visited_20_Internet_20_Link"><text:span text:style-name="Definition">R</text:span></text:a> <text:a xlink:type="simple" xlink:href="#S" text:style-name="Internet_20_link" text:visited-style-name="Visited_20_Internet_20_Link"><text:span text:style-name="Definition">S</text:span></text:a> <text:a xlink:type="simple" xlink:href="#T" text:style-name="Internet_20_link" text:visited-style-name="Visited_20_Internet_20_Link"><text:span text:style-name="Definition">T</text:span></text:a> <text:a xlink:type="simple" xlink:href="#U" text:style-name="Internet_20_link" text:visited-style-name="Visited_20_Internet_20_Link"><text:span text:style-name="Definition">U</text:span></text:a> <text:a xlink:type="simple" xlink:href="#V" text:style-name="Internet_20_link" text:visited-style-name="Visited_20_Internet_20_Link"><text:span text:style-name="Definition">V</text:span></text:a> <text:a xlink:type="simple" xlink:href="#W" text:style-name="Internet_20_link" text:visited-style-name="Visited_20_Internet_20_Link"><text:span text:style-name="Definition">W</text:span></text:a> <text:a xlink:type="simple" xlink:href="#X" text:style-name="Internet_20_link" text:visited-style-name="Visited_20_Internet_20_Link"><text:span text:style-name="Definition">X</text:span></text:a> <text:a xlink:type="simple" xlink:href="#Y" text:style-name="Internet_20_link" text:visited-style-name="Visited_20_Internet_20_Link"><text:span text:style-name="Definition">Y</text:span></text:a> <text:a xlink:type="simple" xlink:href="#Z" text:style-name="Internet_20_link" text:visited-style-name="Visited_20_Internet_20_Link"><text:span text:style-name="Definition">Z</text:span></text:a> <text:a xlink:type="simple" xlink:href="#bottom" text:style-name="Internet_20_link" text:visited-style-name="Visited_20_Internet_20_Link"><text:span text:style-name="Definition">unten</text:span></text:a></text:p>
      </text:section>
      <text:p text:style-name="Text_20_body"><text:bookmark text:name="top"/></text:p>
      <text:section text:style-name="Sect1" text:name="mainpart">
        <text:section text:style-name="Sect1" text:name="logo">
          <text:p text:style-name="P3">logo</text:p>
        </text:section>
        <text:section text:style-name="Sect1" text:name="titel">
          <text:h text:style-name="Heading_20_1" text:outline-level="1"><text:bookmark-start text:name="wörterbuch-lidepla-deutsch"/>Wörterbuch Lidepla – Deutsch<text:bookmark-end text:name="wörterbuch-lidepla-deutsch"/></text:h>
          <text:p text:style-name="First_20_paragraph">Edition 1.2, Stand: 2015-03-12</text:p>
          <text:p text:style-name="Text_20_body"><text:a xlink:type="simple" xlink:href="http://lingwadeplaneta.info/files/Kurz-Gram.pdf" text:style-name="Internet_20_link" text:visited-style-name="Visited_20_Internet_20_Link"><text:span text:style-name="Definition">Kurz-Grammatik</text:span></text:a> - <text:span text:style-name="T1">deutsch (mit Aussprache)</text:span></text:p>
        </text:section>
        <text:section text:style-name="Sect1" text:name="normal">
          <text:p text:style-name="Standard"/>
        </text:section>
        <text:h text:style-name="Heading_20_2" text:outline-level="2"><text:bookmark-start text:name="vorbemerkungen"/>Vorbemerkungen<text:bookmark-end text:name="vorbemerkungen"/></text:h>
        <text:p text:style-name="First_20_paragraph"><text:span text:style-name="T3">1.</text:span> Dies ist ein Wörterbuch Lidepla–Deutsch, basierend auf dem Lidepla-English dictionary Edition 1.2. <text:span text:style-name="T3">Rot</text:span> hervorgehobene Einträge wurden nach dem Erscheinen der Edition 1.2 neu aufgenommen, <text:span text:style-name="T3">durchgestrichene</text:span> sind entfallen. Weitere Infos unter <text:a xlink:type="simple" xlink:href="http://wiki.lidepla.info/index.php/Nove_worda" text:style-name="Internet_20_link" text:visited-style-name="Visited_20_Internet_20_Link"><text:span text:style-name="Definition">wiki.lidepla.info</text:span></text:a>. Allgemeine Informationen über Lidepla findet man unter: <text:a xlink:type="simple" xlink:href="http://de.wikipedia.org/wiki/Lingwa_de_Planeta" text:style-name="Internet_20_link" text:visited-style-name="Visited_20_Internet_20_Link"><text:span text:style-name="Definition">wikipedia</text:span></text:a>.</text:p>
        <text:p text:style-name="Text_20_body"><text:span text:style-name="T3">2.</text:span> Die Herkunft eines Wortes ist nur gelegendlich vermerkt; normalerweise ist nur eine Herkunftssprache angegeben. Häufig kommen die Wortwurzeln in mehreren Sprachen vor, z. B. kommt das Wort „kitaba“ aus dem Arabischen, aber die Wurzel existiert ebenso im Türkischen, Hindi und einigen anderen Sprachen. Außerdem ist die angegebene Wortherkunft nicht immer die ursprüngliche. So steht „Türkisch“ unter den Wörtern „banka“ und „dolar“ nicht, weil sie ursprünglich aus dem Türkischen stammen, sondern weil sie im Türkischen die gleiche Form wie in Lidepla aufweisen.</text:p>
        <text:p text:style-name="Text_20_body"><text:span text:style-name="T3">3.</text:span> Häufig werden mehrere deutsche Begriffe durch Kommas voneinander getrennt. Diese Begriffe engen die Bedeutung ein und versuchen, Mehrdeutigkeiten zu vermeiden Z. B.:</text:p>
        <text:p text:style-name="Text_20_body"><text:span text:style-name="T3">onhev</text:span> – (zwo) anhaben, tragen <text:span text:style-name="T1">(Kleidung)</text:span></text:p>
        <text:p text:style-name="Text_20_body">Somit ist klar, dass "onhev" nicht in Sätzen wie "Er kann mir nichts anhaben." oder "Ich trage die Bücher." benutzt wird, sondern in Sätzen wie "Ich trage eine blaue Hose." bzw. "Ich habe eine blaue Hose an." Sind deutsche Begriffe hingegen per Semikolon getrennt, so liegen unterschiedliche Bedeutungen vor.</text:p>
        <text:p text:style-name="Text_20_body"><text:span text:style-name="T3">4.</text:span> Ich bin weder Sprachwissenschaftler noch -experte und mache die Übersetzung in meiner Freizeit. Dieses Wörterbuch enthält daher sicherlich noch etliche Fehler und Unklarheiten. Um dies zu reduzieren, bin ich auf <text:span text:style-name="T3">eure Mithilfe</text:span> angewiesen. Korrekturen, Begriffsergänzungen, Beispielsätze, sinnvolle Querverweise, andere konstruktive Kritik bitte (auf Deutsch, Englisch oder Lidepla) an mich: haripeker(at)gmx.de.</text:p>
        <text:p text:style-name="Text_20_body"><text:bookmark text:name="abbr"/><text:soft-page-break/></text:p>
        <text:p text:style-name="Horizontal_20_Line"/>
        <text:h text:style-name="Heading_20_2" text:outline-level="2"><text:bookmark-start text:name="grammatische-abkürzungen"/>Grammatische Abkürzungen<text:bookmark-end text:name="grammatische-abkürzungen"/></text:h>
        <table:table table:name="Table1" table:style-name="Table1">
          <table:table-column table:style-name="Table1.A"/>
          <table:table-column table:style-name="Table1.B"/>
          <table:table-row>
            <table:table-cell table:style-name="Table1.A1" office:value-type="string">
              <text:p text:style-name="P2">exklami</text:p>
            </table:table-cell>
            <table:table-cell table:style-name="Table1.A1" office:value-type="string">
              <text:p text:style-name="Table_20_Contents">exklami-partikla (Interjektion)</text:p>
            </table:table-cell>
          </table:table-row>
          <table:table-row>
            <table:table-cell table:style-name="Table1.A1" office:value-type="string">
              <text:p text:style-name="P2">gramatika</text:p>
            </table:table-cell>
            <table:table-cell table:style-name="Table1.A1" office:value-type="string">
              <text:p text:style-name="Table_20_Contents">gramatika-partikla (grammatisches Partikel)</text:p>
            </table:table-cell>
          </table:table-row>
          <table:table-row>
            <table:table-cell table:style-name="Table1.A1" office:value-type="string">
              <text:p text:style-name="P2">gramatika-komo</text:p>
            </table:table-cell>
            <table:table-cell table:style-name="Table1.A1" office:value-type="string">
              <text:p text:style-name="Table_20_Contents">gramatika-partikla (grammatisches Partikel) oder komo-worda (Adverb)</text:p>
            </table:table-cell>
          </table:table-row>
          <table:table-row>
            <table:table-cell table:style-name="Table1.A1" office:value-type="string">
              <text:p text:style-name="P2">inplas-komo</text:p>
            </table:table-cell>
            <table:table-cell table:style-name="Table1.A1" office:value-type="string">
              <text:p text:style-name="Table_20_Contents">inplas-komo-worda (Wort das ein Adverb ersetzt)</text:p>
            </table:table-cell>
          </table:table-row>
          <table:table-row>
            <table:table-cell table:style-name="Table1.A1" office:value-type="string">
              <text:p text:style-name="P2">inplas-kwanto</text:p>
            </table:table-cell>
            <table:table-cell table:style-name="Table1.A1" office:value-type="string">
              <text:p text:style-name="Table_20_Contents">inplas-kwanto-worda (Wort das ein Numeral ersetzt)</text:p>
            </table:table-cell>
          </table:table-row>
          <table:table-row>
            <table:table-cell table:style-name="Table1.A1" office:value-type="string">
              <text:p text:style-name="P2">inplas-kwel</text:p>
            </table:table-cell>
            <table:table-cell table:style-name="Table1.A1" office:value-type="string">
              <text:p text:style-name="Table_20_Contents">inplas-kwel-worda (Wort das ein Adjektiv ersetzt)</text:p>
            </table:table-cell>
          </table:table-row>
          <table:table-row>
            <table:table-cell table:style-name="Table1.A1" office:value-type="string">
              <text:p text:style-name="P2">inplas-kwo</text:p>
            </table:table-cell>
            <table:table-cell table:style-name="Table1.A1" office:value-type="string">
              <text:p text:style-name="Table_20_Contents">inplas-kwo-worda (Wort das ein Substantiv ersetzt)</text:p>
            </table:table-cell>
          </table:table-row>
          <table:table-row>
            <table:table-cell table:style-name="Table1.A1" office:value-type="string">
              <text:p text:style-name="P2">komo</text:p>
            </table:table-cell>
            <table:table-cell table:style-name="Table1.A1" office:value-type="string">
              <text:p text:style-name="Table_20_Contents">komo-worda (Adverb)</text:p>
            </table:table-cell>
          </table:table-row>
          <table:table-row>
            <table:table-cell table:style-name="Table1.A1" office:value-type="string">
              <text:p text:style-name="P2">konekti</text:p>
            </table:table-cell>
            <table:table-cell table:style-name="Table1.A1" office:value-type="string">
              <text:p text:style-name="Table_20_Contents">konekti-partikla (Präposition)</text:p>
            </table:table-cell>
          </table:table-row>
          <table:table-row>
            <table:table-cell table:style-name="Table1.A1" office:value-type="string">
              <text:p text:style-name="P2">konekti-komo</text:p>
            </table:table-cell>
            <table:table-cell table:style-name="Table1.A1" office:value-type="string">
              <text:p text:style-name="Table_20_Contents">konekti-partikla (Präposition) oder komo-worda (Adverb)</text:p>
            </table:table-cell>
          </table:table-row>
          <table:table-row>
            <table:table-cell table:style-name="Table1.A1" office:value-type="string">
              <text:p text:style-name="P2">konekti-syao</text:p>
            </table:table-cell>
            <table:table-cell table:style-name="Table1.A1" office:value-type="string">
              <text:p text:style-name="Table_20_Contents">konekti-partikla (Präposition) oder syao-worda (Affix)</text:p>
            </table:table-cell>
          </table:table-row>
          <table:table-row>
            <table:table-cell table:style-name="Table1.A1" office:value-type="string">
              <text:p text:style-name="P2">kwanto</text:p>
            </table:table-cell>
            <table:table-cell table:style-name="Table1.A1" office:value-type="string">
              <text:p text:style-name="Table_20_Contents">kwanto-worda (Numeral)</text:p>
            </table:table-cell>
          </table:table-row>
          <table:table-row>
            <table:table-cell table:style-name="Table1.A1" office:value-type="string">
              <text:p text:style-name="P2">kwel</text:p>
            </table:table-cell>
            <table:table-cell table:style-name="Table1.A1" office:value-type="string">
              <text:p text:style-name="Table_20_Contents">kwel-worda (Adjektiv)</text:p>
            </table:table-cell>
          </table:table-row>
          <table:table-row>
            <table:table-cell table:style-name="Table1.A1" office:value-type="string">
              <text:p text:style-name="P2">kwesti</text:p>
            </table:table-cell>
            <table:table-cell table:style-name="Table1.A1" office:value-type="string">
              <text:p text:style-name="Table_20_Contents">kwesti-worda (Fragewort)</text:p>
            </table:table-cell>
          </table:table-row>
          <table:table-row>
            <table:table-cell table:style-name="Table1.A1" office:value-type="string">
              <text:p text:style-name="P2">kwo</text:p>
            </table:table-cell>
            <table:table-cell table:style-name="Table1.A1" office:value-type="string">
              <text:p text:style-name="Table_20_Contents">kwo-worda (Nomen, Substantiv)</text:p>
            </table:table-cell>
          </table:table-row>
          <table:table-row>
            <table:table-cell table:style-name="Table1.A1" office:value-type="string">
              <text:p text:style-name="P2">loko-komo</text:p>
            </table:table-cell>
            <table:table-cell table:style-name="Table1.A1" office:value-type="string">
              <text:p text:style-name="Table_20_Contents">loko-komo-worda (Adverb des Ortes)</text:p>
            </table:table-cell>
          </table:table-row>
          <table:table-row>
            <table:table-cell table:style-name="Table1.A1" office:value-type="string">
              <text:p text:style-name="P2">modus-komo</text:p>
            </table:table-cell>
            <table:table-cell table:style-name="Table1.A1" office:value-type="string">
              <text:p text:style-name="Table_20_Contents">modus-komo-worda (Adverb der Art und Weise)</text:p>
            </table:table-cell>
          </table:table-row>
          <table:table-row>
            <table:table-cell table:style-name="Table1.A1" office:value-type="string">
              <text:p text:style-name="P2">sta</text:p>
            </table:table-cell>
            <table:table-cell table:style-name="Table1.A1" office:value-type="string">
              <text:p text:style-name="Table_20_Contents">sta-worda (Wort das den Zustand beschreibt, z. B. Modalverb)</text:p>
            </table:table-cell>
          </table:table-row>
          <table:table-row>
            <table:table-cell table:style-name="Table1.A1" office:value-type="string">
              <text:p text:style-name="P2">syao</text:p>
            </table:table-cell>
            <table:table-cell table:style-name="Table1.A1" office:value-type="string">
              <text:p text:style-name="Table_20_Contents">syao-worda (Affix)</text:p>
            </table:table-cell>
          </table:table-row>
          <table:table-row>
            <table:table-cell table:style-name="Table1.A1" office:value-type="string">
              <text:p text:style-name="P2">syao-gramatika</text:p>
            </table:table-cell>
            <table:table-cell table:style-name="Table1.A1" office:value-type="string">
              <text:p text:style-name="Table_20_Contents">syao-worda (Affix) oder gramatika-partikla (grammatisches Partikel)</text:p>
            </table:table-cell>
          </table:table-row>
          <table:table-row>
            <table:table-cell table:style-name="Table1.A1" office:value-type="string">
              <text:p text:style-name="P2">syao-komo</text:p>
            </table:table-cell>
            <table:table-cell table:style-name="Table1.A1" office:value-type="string">
              <text:p text:style-name="Table_20_Contents">syao-worda (Affix) oder komo-worda (Adverb)</text:p>
            </table:table-cell>
          </table:table-row>
          <table:table-row>
            <table:table-cell table:style-name="Table1.A1" office:value-type="string">
              <text:p text:style-name="P2">taim-komo</text:p>
            </table:table-cell>
            <table:table-cell table:style-name="Table1.A1" office:value-type="string">
              <text:p text:style-name="Table_20_Contents">taim-komo-worda (Adverb der Zeit)</text:p>
            </table:table-cell>
          </table:table-row>
          <table:table-row>
            <table:table-cell table:style-name="Table1.A1" office:value-type="string">
              <text:p text:style-name="P2">unisi</text:p>
            </table:table-cell>
            <table:table-cell table:style-name="Table1.A1" office:value-type="string">
              <text:p text:style-name="Table_20_Contents">unisi-partikla (Konjunktion)</text:p>
            </table:table-cell>
          </table:table-row>
          <table:table-row>
            <table:table-cell table:style-name="Table1.A1" office:value-type="string">
              <text:p text:style-name="P2">zwo</text:p>
            </table:table-cell>
            <table:table-cell table:style-name="Table1.A1" office:value-type="string">
              <text:p text:style-name="Table_20_Contents">zwo-worda (Verb)</text:p>
            </table:table-cell>
          </table:table-row>
        </table:table>
        <text:p text:style-name="First_20_paragraph"><text:line-break/><text:bookmark text:name="A"/></text:p>
        <text:p text:style-name="Horizontal_20_Line"/>
        <text:h text:style-name="Heading_20_3" text:outline-level="3"><text:bookmark-start text:name="a"/><text:soft-page-break/>A<text:bookmark-end text:name="a"/></text:h>
        <text:p text:style-name="First_20_paragraph"><text:bookmark text:name="a Kopie 1"/><text:span text:style-name="T3">a</text:span> – 1) (konekti) nach, zu <text:span text:style-name="T1">(Richtung)</text:span> vgl. <text:a xlink:type="simple" xlink:href="#versu" text:style-name="Internet_20_link" text:visited-style-name="Visited_20_Internet_20_Link"><text:span text:style-name="Definition">versu</text:span></text:a><text:line-break/><text:span text:style-name="T3">go a shop</text:span> – zum Geschäft gehen<text:line-break/><text:span text:style-name="T3">lai a dom</text:span> – nach Hause kommen<text:line-break/><text:span text:style-name="T3">returni a janmalanda</text:span> – zum Heimatland zurückkehren<text:line-break/><text:span text:style-name="T3">a oli taraf</text:span> – in alle Richtungen<text:line-break/>2) (konekti) <text:span text:style-name="T1">Dativ (»Wem-Fall«)</text:span><text:line-break/><text:span text:style-name="T3">a yu</text:span> – dir<text:line-break/><text:span text:style-name="T3">a may amiga</text:span> – meinem Freund<text:line-break/><text:span text:style-name="T3">shwo a swa</text:span> – zu sich selber sagen<text:line-break/><text:span text:style-name="T3">Me ve rakonti a yu om to.</text:span> – Ich werde dir darüber erzählen.<text:line-break/>3) <text:span text:style-name="T1">der Buchstabe</text:span> A</text:p>
        <text:p text:style-name="Text_20_body"><text:bookmark text:name="aa"/><text:span text:style-name="T3">aa</text:span> – (exklami) ah, oh <text:span text:style-name="T1">(Ausdruck des Verstehens/Erkennens)</text:span> siehe auch: <text:a xlink:type="simple" xlink:href="#ah" text:style-name="Internet_20_link" text:visited-style-name="Visited_20_Internet_20_Link"><text:span text:style-name="Definition">ah</text:span></text:a><text:line-break/><text:span text:style-name="T1">wird zur Unterscheidung zur Konjunktion </text:span><text:a xlink:type="simple" xlink:href="#a" text:style-name="Internet_20_link" text:visited-style-name="Visited_20_Internet_20_Link"><text:span text:style-name="Definition"><text:span text:style-name="T1">a</text:span></text:span></text:a><text:span text:style-name="T1"> mit zwei Buchstaben geschrieben, aber gleich ausgesprochen</text:span><text:line-break/><text:span text:style-name="T3">Aa, es yu!</text:span> – Ah, du bist es!<text:line-break/><text:span text:style-name="T3">Aa, me samaji.</text:span> – Oh, ich verstehe.</text:p>
        <text:p text:style-name="Text_20_body"><text:span text:style-name="T3">abat</text:span> – (kwo) Abt, Vorsteher<text:line-break/><text:span text:style-name="T3">abatguan</text:span> – (kwo) Abtei siehe: <text:a xlink:type="simple" xlink:href="#guan" text:style-name="Internet_20_link" text:visited-style-name="Visited_20_Internet_20_Link"><text:span text:style-name="Definition">guan</text:span></text:a></text:p>
        <text:p text:style-name="Text_20_body"><text:span text:style-name="T3">abeta</text:span> – (kwo) Tanne <text:span text:style-name="T1">(bot.)</text:span></text:p>
        <text:p text:style-name="Text_20_body"><text:span text:style-name="T3">abisma</text:span> – (kwo) Abgrund, Kluft</text:p>
        <text:p text:style-name="Text_20_body"><text:span text:style-name="T3">abnegi</text:span> – (zwo) entsagen, etw. aufgeben<text:line-break/><text:span text:style-name="T3">Lu abnegi-te fuming.</text:span> – Er gab das Rauchen auf.<text:line-break/><text:span text:style-name="T3">abnega</text:span> – (kwo) Entsagung, Ablehnung, Absage</text:p>
        <text:p text:style-name="Text_20_body"><text:span text:style-name="T3">aboli</text:span> – (zwo) abbauen, abschaffen<text:line-break/><text:span text:style-name="T3">abola</text:span> – (kwo) Abschaffung, Beseitigung</text:p>
        <text:p text:style-name="Text_20_body"><text:span text:style-name="T3">abordaja</text:span> – (kwo) (ein Schiff) entern</text:p>
        <text:p text:style-name="Text_20_body"><text:span text:style-name="T3">aborigene</text:span> – (kwel) eingeboren<text:line-break/><text:span text:style-name="T3">aborigena</text:span> – (kwo) Eingeborener, Ureinwohner</text:p>
        <text:p text:style-name="Text_20_body"><text:span text:style-name="T3">abrevi</text:span> – (zwo) abkürzen <text:span text:style-name="T1">(Wort)</text:span>; kürzen <text:span text:style-name="T1">(Buch, Text)</text:span><text:line-break/><text:span text:style-name="T3">abreva</text:span> – (kwo) Abkürzung <text:span text:style-name="T1">(Wort, Text)</text:span><text:line-break/><text:span text:style-name="T3">abreven (abrevi-ney)</text:span> – (kwel) gekürzt<text:line-break/><text:span text:style-name="T3">abrevem (abrevi-nem)</text:span> – (komo) in gekürzter Form<text:line-break/><text:span text:style-name="T3">abrevitura</text:span> – (kwo) Akronym, Kurzwort</text:p>
        <text:p text:style-name="Text_20_body"><text:bookmark text:name="abrupte"/><text:span text:style-name="T3">abrupte</text:span> – (kwel) abrupt, schroff Syn.: <text:a xlink:type="simple" xlink:href="#krute" text:style-name="Internet_20_link" text:visited-style-name="Visited_20_Internet_20_Link"><text:span text:style-name="Definition">krute</text:span></text:a></text:p>
        <text:p text:style-name="Text_20_body"><text:span text:style-name="T3">absente</text:span> – (kwel) abwesend<text:line-break/><text:span text:style-name="T3">absensia</text:span> – (kwo) Abwesenheit</text:p>
        <text:p text:style-name="Text_20_body"><text:soft-page-break/><text:span text:style-name="T3">abses</text:span> – (kwo) Abszess, Geschwür, Eiterbeule</text:p>
        <text:p text:style-name="Text_20_body"><text:span text:style-name="T3">absolute</text:span> – (kwel) absolut<text:line-break/><text:span text:style-name="T3">absolutem</text:span> – (komo) durchaus, völlig<text:line-break/><text:span text:style-name="T3">absoluta</text:span> – (kwo) Absolutes</text:p>
        <text:p text:style-name="Text_20_body"><text:span text:style-name="T3">absorbi</text:span> – (zwo) absorbieren, aufnehmen, dämpfen, verzehren<text:line-break/><text:span text:style-name="T3">Gunsa absorbi ta.</text:span> – Die Arbeit verzehrt ihn/sie.<text:line-break/><text:span text:style-name="T3">absorba</text:span> – (kwo) Absorption</text:p>
        <text:p text:style-name="Text_20_body"><text:bookmark text:name="abstrakti"/><text:span text:style-name="T3">abstrakti</text:span> – (zwo) abstrahieren<text:line-break/><text:span text:style-name="T3">abstrakta</text:span> – (kwo) Abstraktion<text:line-break/><text:span text:style-name="T3">abstrakte (abstrakta-ney)</text:span> – (kwel) abstahiert Ant.: <text:a xlink:type="simple" xlink:href="#konkrete" text:style-name="Internet_20_link" text:visited-style-name="Visited_20_Internet_20_Link"><text:span text:style-name="Definition">konkrete</text:span></text:a></text:p>
        <text:p text:style-name="Text_20_body"><text:span text:style-name="T3">absurde</text:span> – (kwel) absurd, abwegig<text:line-break/><text:span text:style-name="T3">absurda</text:span> – (kwo) Absurdes<text:line-break/><text:span text:style-name="T3">absurditaa</text:span> – (kwo) Absurdität, Unding</text:p>
        <text:p text:style-name="Text_20_body"><text:span text:style-name="T3">abundante</text:span> – (kwel) reichlich, ergiebig<text:line-break/><text:span text:style-name="T3">abundantem</text:span> – (komo) reichlich, großzügig, in Hülle und Fülle<text:line-break/><text:span text:style-name="T3">abundansia</text:span> – (kwo) Reichhaltigkeit, Fülle, Überfluss</text:p>
        <text:p text:style-name="Text_20_body"><text:bookmark text:name="abyas"/><text:span text:style-name="T3">abyas</text:span> – (kwo) Gewohnheit, Brauch, Sitte<text:line-break/><text:span text:style-name="T3">pa abyas</text:span> – aus Gewohnheit<text:line-break/><text:span text:style-name="T3">hev abyas</text:span> – die Angewohnheit haben<text:line-break/><text:span text:style-name="T3">abyas-ney</text:span> – (kwel) gewöhnlich, gewöhnheitsmäßig siehe auch: <text:a xlink:type="simple" xlink:href="#pinchan" text:style-name="Internet_20_link" text:visited-style-name="Visited_20_Internet_20_Link"><text:span text:style-name="Definition">pinchan</text:span></text:a><text:line-break/><text:span text:style-name="T3">abyas-nem</text:span> – (komo) gewöhnlich, gewöhnheitsmäßig<text:line-break/><text:span text:style-name="T3">abyasi</text:span> – (zwo) angewöhnen<text:line-break/><text:span text:style-name="T3">mah koywan abyasi a koysa</text:span> – jmd. an etw. gewöhnen<text:line-break/><text:span text:style-name="T3">abyasen (abyasi-ney)</text:span> – (kwel) gewöhnt (<text:span text:style-name="T3">a koysa</text:span> – an etwas)<text:line-break/><text:span text:style-name="T3">abyasen a mushkila</text:span> – an Schwierigkeiten gewöhnt<text:line-break/>Hindi</text:p>
        <text:p text:style-name="Text_20_body"><text:span text:style-name="T3">acha</text:span> – (kwo) Axt<text:line-break/>Spanisch</text:p>
        <text:p text:style-name="Text_20_body"><text:span text:style-name="T3">adapti</text:span> – (zwo) adaptieren, anpassen<text:line-break/><text:span text:style-name="T3">adapta</text:span> – (kwo) Adaptation<text:line-break/><text:span text:style-name="T3">adapter</text:span> – (kwo) Adapter<text:line-break/><text:span text:style-name="T3">adaptibile</text:span> – (kwel) adaptierbar<text:line-break/><text:span text:style-name="T3">adaptibilitaa</text:span> – (kwo) Adaptationsfähigkeit, Anpassungsfähigkeit</text:p>
        <text:p text:style-name="Text_20_body"><text:bookmark text:name="adar"/><text:span text:style-name="T3">adar</text:span> – (loko-komo) dahin, dorthin siehe: <text:a xlink:type="simple" xlink:href="#a" text:style-name="Internet_20_link" text:visited-style-name="Visited_20_Internet_20_Link"><text:span text:style-name="Definition">a</text:span></text:a>, <text:a xlink:type="simple" xlink:href="#dar" text:style-name="Internet_20_link" text:visited-style-name="Visited_20_Internet_20_Link"><text:span text:style-name="Definition">dar</text:span></text:a><text:line-break/><text:span text:style-name="T3">Bu go adar.</text:span> – Gehe nicht dorthin.</text:p>
        <text:p text:style-name="Text_20_body"><text:bookmark text:name="adi"/><text:span text:style-name="T3">adi</text:span> – (zwo) hinzufügen vgl. <text:a xlink:type="simple" xlink:href="#aditi" text:style-name="Internet_20_link" text:visited-style-name="Visited_20_Internet_20_Link"><text:span text:style-name="Definition">aditi</text:span></text:a><text:line-break/><text:span text:style-name="T3">ada</text:span> – (kwo) Zuschlag, Ergänzung<text:line-break/><text:span text:style-name="T3">adiwat</text:span> – (kwo) Additiv, Zusatz<text:line-break/><text:soft-page-break/><text:span text:style-name="T3">adike</text:span> – (kwel) zusätzlich</text:p>
        <text:p text:style-name="Text_20_body"><text:bookmark text:name="aditi"/><text:span text:style-name="T3">aditi</text:span> – (zwo) addieren, summieren <text:span text:style-name="T1">(math.)</text:span> vgl. <text:a xlink:type="simple" xlink:href="#adi" text:style-name="Internet_20_link" text:visited-style-name="Visited_20_Internet_20_Link"><text:span text:style-name="Definition">adi</text:span></text:a><text:line-break/><text:span text:style-name="T3">adita</text:span> – (kwo) Addition <text:span text:style-name="T1">(math.)</text:span></text:p>
        <text:p text:style-name="Text_20_body"><text:span text:style-name="T3">adle</text:span> – (kwel) adlig<text:line-break/><text:span text:style-name="T3">adla</text:span> – (kwo) Adliger<text:line-break/><text:span text:style-name="T3">adlitaa</text:span> – (kwo) Adel<text:line-break/>Deutsch</text:p>
        <text:p text:style-name="Text_20_body"><text:span text:style-name="T3">administri</text:span> – (zwo) administrieren, regeln, verwalten<text:line-break/><text:span text:style-name="T3">administra</text:span> – (kwo) Administration, Leitung (als Tätigkeit)<text:line-break/><text:span text:style-name="T3">administrasion</text:span> – (kwo) Administration, Verwaltung, Behörde (als Einrichtung)</text:p>
        <text:p text:style-name="Text_20_body"><text:span text:style-name="T3">admiral</text:span> – (kwo) Admiral</text:p>
        <text:p text:style-name="Text_20_body"><text:span text:style-name="T3">admiri</text:span> – (zwo) bewundern, schätzen, verehren<text:line-break/><text:span text:style-name="T3">admira</text:span> – (kwo) Bewunderung<text:line-break/><text:span text:style-name="T3">admirival</text:span> – (kwel) bewundernswert<text:line-break/><text:span text:style-name="T3">admirer, admiri-sha</text:span> – (kwo) Bewunderer, Verehrer</text:p>
        <text:p text:style-name="Text_20_body"><text:span text:style-name="T3">admiti</text:span> – (zwo) hineinlassen<text:line-break/><text:span text:style-name="T3">admita</text:span> – (kwo) Zutritt, Einlass, Aufnahme<text:line-break/><text:span text:style-name="T3">noadmitibile</text:span> – (kwel) unzulässig</text:p>
        <text:p text:style-name="Text_20_body"><text:span text:style-name="T3">adopti</text:span> – (zwo) annehmen, übernehmen<text:line-break/><text:span text:style-name="T3">adopta</text:span> – (kwo) Annahme, Übernahme</text:p>
        <text:p text:style-name="Text_20_body"><text:span text:style-name="T3">adres</text:span> – (kwo) Adresse<text:line-break/><text:span text:style-name="T3">adresi</text:span> – (zwo) adressieren, ansprechen<text:line-break/><text:span text:style-name="T3">adresing</text:span> – (kwo) Adressieren; Ansprechen</text:p>
        <text:p text:style-name="Text_20_body"><text:span text:style-name="T3">adulte</text:span> – (kwel) erwachsen<text:line-break/><text:span text:style-name="T3">adulta</text:span> – (kwo) Erwachsener<text:line-break/><text:span text:style-name="T3">adulto</text:span> – (kwo) männlicher Erwachsener<text:line-break/><text:span text:style-name="T3">adultina</text:span> – (kwo) Erwachsene</text:p>
        <text:p text:style-name="Text_20_body"><text:span text:style-name="T3">adyoo</text:span> – (exklami) Auf Wiedersehen! Lebe wohl! Adieu!<text:line-break/>(kwo) Abschied<text:line-break/><text:span text:style-name="T3">shwo adyoo, fai adyoo</text:span> – auf Wiedersehen sagen<text:line-break/><text:span text:style-name="T3">al fai adyoo</text:span> – beim Abschied</text:p>
        <text:p text:style-name="Text_20_body"><text:span text:style-name="T3">adyutanta</text:span> – (kwo) Adjutant</text:p>
        <text:p text:style-name="Text_20_body"><text:span text:style-name="T3">afisha</text:span> – (kwo) Poster, Plakat<text:line-break/><text:span text:style-name="T3">afishi</text:span> – (zwo) plakatieren</text:p>
        <text:p text:style-name="Text_20_body"><text:bookmark text:name="aflui"/><text:span text:style-name="T3">aflui</text:span> – (zwo) hinströmen, hinfließen siehe: <text:a xlink:type="simple" xlink:href="#a" text:style-name="Internet_20_link" text:visited-style-name="Visited_20_Internet_20_Link"><text:span text:style-name="Definition">a</text:span></text:a>, <text:a xlink:type="simple" xlink:href="#flui" text:style-name="Internet_20_link" text:visited-style-name="Visited_20_Internet_20_Link"><text:span text:style-name="Definition">flui</text:span></text:a><text:line-break/><text:span text:style-name="T3">afluisa</text:span> – (kwo) Flut; Zufluss, Zustrom<text:line-break/><text:soft-page-break/><text:span text:style-name="T3">afluisa e defluisa</text:span> – Flut und Ebbe, Gezeiten</text:p>
        <text:p text:style-name="Text_20_body"><text:span text:style-name="T3">afsos</text:span> – (kwo) Bedauern, Mitleid<text:line-break/><text:span text:style-name="T3">pa afsos</text:span> – bedauerlicherweise, unglücklicherweise<text:line-break/><text:span text:style-name="T3">afsosi</text:span> – (zwo) bedauern, bemitleiden<text:line-break/><text:span text:style-name="T3">afsos!</text:span> – (exklami) Ach, leider! Es ist schade!<text:line-break/><text:span text:style-name="T3">afsos-ney, afsosival</text:span> – (kwel) leider, schlimm, bedauerlich, bedauernswert<text:line-break/>Hindi</text:p>
        <text:p text:style-name="Text_20_body"><text:bookmark text:name="afte"/><text:span text:style-name="T3">afte</text:span> – (konekti) nach; nachdem<text:line-break/><text:span text:style-name="T3">afte yu</text:span> – nach dir<text:line-break/><text:span text:style-name="T3">afte to</text:span> – danach<text:line-break/><text:span text:style-name="T3">un afte otre</text:span> – einer nach dem anderen<text:line-break/><text:span text:style-name="T3">afte vidi</text:span> – gesehen habend<text:line-break/><text:span text:style-name="T3">afte tri dey</text:span> – nach drei Tagen<text:line-break/><text:span text:style-name="T3">afte un ora</text:span> – nach einer Stunde<text:line-break/><text:span text:style-name="T3">aften</text:span> – (taim-komo) nachher, später, anschließend<text:line-break/><text:span text:style-name="T3">Nu nadi ke aften ve ye meno gwer in munda.</text:span> – Wir hoffen, dass später weniger Kriege in der Welt sein werden.<text:line-break/><text:span text:style-name="T3">Nu he diskusi se olo aften.</text:span> – Wir diskutierten dies alles nachher.</text:p>
        <text:p text:style-name="Text_20_body"><text:span text:style-name="T3">aftechi</text:span> – (zwo) etw. nach dem Trinken essen siehe: <text:a xlink:type="simple" xlink:href="#afte" text:style-name="Internet_20_link" text:visited-style-name="Visited_20_Internet_20_Link"><text:span text:style-name="Definition">afte</text:span></text:a>, <text:a xlink:type="simple" xlink:href="#chi" text:style-name="Internet_20_link" text:visited-style-name="Visited_20_Internet_20_Link"><text:span text:style-name="Definition">chi</text:span></text:a><text:line-break/><text:span text:style-name="T3">Ta pi un glasakin vodka e aftechi bay marinaden gurka.</text:span> – Er/Sie trank ein Gläschen Wodka und aß danach eingelegte Gurken.</text:p>
        <text:p text:style-name="Text_20_body"><text:span text:style-name="T3">agenda</text:span> – (kwo) Agenda, Programm, Tagesordnung<text:line-break/>Indonesisch</text:p>
        <text:p text:style-name="Text_20_body"><text:span text:style-name="T3">agenta</text:span> – (kwo) Agent<text:line-break/><text:span text:style-name="T3">agentaguan</text:span> – (kwo) Agentur</text:p>
        <text:p text:style-name="Text_20_body"><text:span text:style-name="T3">agiti</text:span> – (zwo) aufrühren, erregen<text:line-break/><text:span text:style-name="T3">agiten (agiti-ney)</text:span> – (kwel) aufgeregt, begeistert<text:line-break/><text:span text:style-name="T3">agita</text:span> – (kwo) Aufregung, Unruhe<text:line-break/><text:span text:style-name="T3">agitasion</text:span> – (kwo) Agitation (Aufrütteln des öffentlichen Interesses)</text:p>
        <text:p text:style-name="Text_20_body"><text:span text:style-name="T3">agni</text:span> – (kwo) Feuer<text:line-break/><text:span text:style-name="T3">agnibeda</text:span> – (kwo) Brand(-unglück)<text:line-break/><text:span text:style-name="T3">agnibrigada</text:span> – (kwo) Feuerwehr<text:line-break/><text:span text:style-name="T3">agninka</text:span> – (kwo) Funke<text:line-break/><text:span text:style-name="T3">fai agninka</text:span> – (zwo) Funken sprühen<text:line-break/><text:span text:style-name="T3">agniyuan</text:span> – (kwo) Feuerwehrmann<text:line-break/><text:span text:style-name="T3">agni-luma</text:span> – Glühen, Leuchten<text:line-break/><text:span text:style-name="T3">agni-ston</text:span> – Feuerstein<text:line-break/><text:span text:style-name="T3">agni-ney</text:span> – (kwel) brennend, glühend, feurig<text:line-break/><text:span text:style-name="T3">agnisi (mah-agni)</text:span> – (zwo) verbrennen<text:line-break/>Sanskrit</text:p>
        <text:p text:style-name="Text_20_body"><text:bookmark text:name="agra"/><text:soft-page-break/><text:span text:style-name="T3">agra</text:span> – (kwo) Acker, Feld vgl. <text:a xlink:type="simple" xlink:href="#felda" text:style-name="Internet_20_link" text:visited-style-name="Visited_20_Internet_20_Link"><text:span text:style-name="Definition">felda</text:span></text:a><text:line-break/><text:span text:style-name="T3">agralanda</text:span> – (kwo) Agrarland, ländlicher Raum<text:line-break/><text:span text:style-name="T3">agrajen</text:span> – (kwo) Bauer Syn.: <text:a xlink:type="simple" xlink:href="#kisan" text:style-name="Internet_20_link" text:visited-style-name="Visited_20_Internet_20_Link"><text:span text:style-name="Definition">kisan</text:span></text:a><text:line-break/><text:span text:style-name="T3">agrare</text:span> – (kwel) landwirtschaftlich</text:p>
        <text:p text:style-name="Text_20_body"><text:bookmark text:name="agravi"/><text:span text:style-name="T3">agravi</text:span> – (zwo) reizen, verschlimmern, erschweren vgl. <text:a xlink:type="simple" xlink:href="#vexi" text:style-name="Internet_20_link" text:visited-style-name="Visited_20_Internet_20_Link"><text:span text:style-name="Definition">vexi</text:span></text:a><text:line-break/><text:span text:style-name="T3">agrava</text:span> – (kwo) Verschlimmerung, Verschärfung</text:p>
        <text:p text:style-name="Text_20_body"><text:span text:style-name="T3">agresi</text:span> – (zwo) aggressiv sein; Aggression fühlen<text:line-break/><text:span text:style-name="T3">agresa</text:span> – (kwo) Aggression<text:line-break/><text:span text:style-name="T3">agresive</text:span> – (kwel) aggressiv<text:line-break/><text:span text:style-name="T3">agreser</text:span> – (kwo) Aggressor<text:line-break/>Indonesisch</text:p>
        <text:p text:style-name="Text_20_body"><text:span text:style-name="T3">agrisha</text:span> – (kwo) Stachelbeere <text:span text:style-name="T1">(bot.)</text:span><text:line-break/>Rumänisch</text:p>
        <text:p text:style-name="Text_20_body"><text:bookmark text:name="agude"/><text:span text:style-name="T3">agude</text:span> – (kwel) scharf<text:line-break/><text:span text:style-name="T3">agudisi (mah-agude)</text:span> – (zwo) schärfen</text:p>
        <text:p text:style-name="Text_20_body"><text:span text:style-name="T3">agudmente</text:span> – (kwel) geistreich, witzig siehe: <text:a xlink:type="simple" xlink:href="#agude" text:style-name="Internet_20_link" text:visited-style-name="Visited_20_Internet_20_Link"><text:span text:style-name="Definition">agude</text:span></text:a>, <text:a xlink:type="simple" xlink:href="#menta" text:style-name="Internet_20_link" text:visited-style-name="Visited_20_Internet_20_Link"><text:span text:style-name="Definition">menta</text:span></text:a><text:line-break/><text:span text:style-name="T3">agudmentanik</text:span> – (kwo) geistreicher Mensch<text:line-break/><text:span text:style-name="T3">agudmentika</text:span> – (kwo) geistreiche Bemerkung, Bonmot<text:line-break/><text:span text:style-name="T3">agudmentitaa</text:span> – (kwo) geistige Wendigkeit, Verstand, Esprit</text:p>
        <text:p text:style-name="Text_20_body"><text:bookmark text:name="ah"/><text:span text:style-name="T3">ah</text:span> – (exklami) ah, ach <text:span text:style-name="T1">(drückt starke Gefühle aus)</text:span> siehe auch: <text:a xlink:type="simple" xlink:href="#aa" text:style-name="Internet_20_link" text:visited-style-name="Visited_20_Internet_20_Link"><text:span text:style-name="Definition">aa</text:span></text:a><text:line-break/><text:span text:style-name="T3">fai ah</text:span> – (zwo) überraschtes Aufatmen</text:p>
        <text:p text:style-name="Text_20_body"><text:span text:style-name="T3">ahaa</text:span> – (exklami) aha</text:p>
        <text:p text:style-name="Text_20_body"><text:span text:style-name="T3">ahak</text:span> – (kwo) Kalk<text:line-break/>Arabisch</text:p>
        <text:p text:style-name="Text_20_body"><text:span text:style-name="T3">ahfi</text:span> – (zwo) verstecken, verbergen<text:line-break/><text:span text:style-name="T3">ahfi swa</text:span> – sich verstecken<text:line-break/><text:span text:style-name="T3">ahfi-geim</text:span> – Versteckspiel<text:line-break/><text:span text:style-name="T3">ahfilok</text:span> – (kwo) Versteck<text:line-break/><text:span text:style-name="T3">ahfem (ahfi-shem)</text:span> – (komo) versteckt, verborgen<text:line-break/><text:span text:style-name="T3">ahfishil</text:span> – (kwel) verschwiegen, verschlossen<text:line-break/><text:span text:style-name="T3">buahfen (buahfi-ney)</text:span> – (kwel) unverhüllt, offen<text:line-break/><text:span text:style-name="T3">ahfi-go</text:span> – (zwo) schleichen<text:line-break/><text:span text:style-name="T3">ahfi-kan</text:span> – (zwo) verstohlen gucken<text:line-break/>Arabisch</text:p>
        <text:p text:style-name="Text_20_body"><text:bookmark text:name="ahir"/><text:span text:style-name="T3">ahir</text:span> – (loko-komo) hierher siehe: <text:a xlink:type="simple" xlink:href="#a" text:style-name="Internet_20_link" text:visited-style-name="Visited_20_Internet_20_Link"><text:span text:style-name="Definition">a</text:span></text:a>, <text:a xlink:type="simple" xlink:href="#hir" text:style-name="Internet_20_link" text:visited-style-name="Visited_20_Internet_20_Link"><text:span text:style-name="Definition">hir</text:span></text:a><text:line-break/><text:span text:style-name="T3">Lai ahir.</text:span> – Komm hierher.</text:p>
        <text:p text:style-name="Text_20_body"><text:bookmark text:name="ahmak"/><text:span text:style-name="T3">ahmak</text:span> – (kwo) Narr Syn.: <text:a xlink:type="simple" xlink:href="#stupide" text:style-name="Internet_20_link" text:visited-style-name="Visited_20_Internet_20_Link"><text:span text:style-name="Definition">stupida</text:span></text:a><text:line-break/>Arabisch</text:p>
        <text:p text:style-name="Text_20_body"><text:bookmark text:name="ahuki"/><text:soft-page-break/><text:span text:style-name="T3">ahuki</text:span> – (zwo) verfangen, hängenbleiben siehe: <text:a xlink:type="simple" xlink:href="#a" text:style-name="Internet_20_link" text:visited-style-name="Visited_20_Internet_20_Link"><text:span text:style-name="Definition">a</text:span></text:a>, <text:a xlink:type="simple" xlink:href="#huk" text:style-name="Internet_20_link" text:visited-style-name="Visited_20_Internet_20_Link"><text:span text:style-name="Definition">huk</text:span></text:a><text:line-break/><text:span text:style-name="T3">May palto ahuki a naga e tori.</text:span> – Mein Mantel blieb am Nagel hängen und riss.</text:p>
        <text:p text:style-name="Text_20_body"><text:span text:style-name="T3">aida</text:span> – (exklami) lass uns gehen, komm mit <text:span text:style-name="T1">(Einladung zu einem gemeinsem Ziel)</text:span><text:line-break/><text:span text:style-name="T3">Aida a riva!</text:span> – Lasst uns zum Fluss gehen!<text:line-break/><text:span text:style-name="T3">Aida fo yabla!</text:span> – Lasst uns Äpfel besorgen!<text:line-break/>Türkisch, Slawisch</text:p>
        <text:p text:style-name="Text_20_body"><text:span text:style-name="T3">aika</text:span> – (modus-komo) recht, ziemlich<text:line-break/><text:span text:style-name="T3">aika hao</text:span> – recht gut<text:line-break/>Finnisch</text:p>
        <text:p text:style-name="Text_20_body"><text:span text:style-name="T3">aira</text:span> – (kwo) Luft<text:line-break/><text:span text:style-name="T3">aira-kastela</text:span> – Luftschloss<text:line-break/><text:span text:style-name="T3">airaportu</text:span> – (kwo) Flughafen</text:p>
        <text:p text:style-name="Text_20_body"><text:span text:style-name="T3">ais</text:span> – (kwo) Eis<text:line-break/><text:span text:style-name="T3">ais-lenge</text:span> – eiskalt<text:line-break/><text:span text:style-name="T3">ais-ney</text:span> – (kwel) eisig<text:line-break/><text:span text:style-name="T3">aiskrem</text:span> – (kwo) Eiscreme<text:line-break/><text:span text:style-name="T3">aisifa</text:span> – (kwo) Vereisung</text:p>
        <text:p text:style-name="Text_20_body"><text:span text:style-name="T3">aivi</text:span> – (kwo) Efeu<text:line-break/>Englisch</text:p>
        <text:p text:style-name="Text_20_body"><text:bookmark text:name="ajibe"/><text:span text:style-name="T3">ajibe</text:span> – (kwel) eigenartig, seltsam, komisch, sonderbar siehe auch: <text:a xlink:type="simple" xlink:href="#astoni" text:style-name="Internet_20_link" text:visited-style-name="Visited_20_Internet_20_Link"><text:span text:style-name="Definition">astoni-she</text:span></text:a>, <text:a xlink:type="simple" xlink:href="#nopinchan" text:style-name="Internet_20_link" text:visited-style-name="Visited_20_Internet_20_Link"><text:span text:style-name="Definition">nopinchan</text:span></text:a>, <text:a xlink:type="simple" xlink:href="#strane" text:style-name="Internet_20_link" text:visited-style-name="Visited_20_Internet_20_Link"><text:span text:style-name="Definition">strane</text:span></text:a><text:line-break/>Arabisch</text:p>
        <text:p text:style-name="Text_20_body"><text:span text:style-name="T3">ajile</text:span> – (kwel) agil, flink, rege<text:line-break/><text:span text:style-name="T3">do peda ajile</text:span> – leichtfüßig<text:line-break/><text:span text:style-name="T3">do menta ajile</text:span> – mit regem Geist<text:line-break/><text:span text:style-name="T3">ajilitaa</text:span> – (kwo) Agilität, Behändigkeit<text:line-break/><text:span text:style-name="T3">ajilisi (mah-ajile)</text:span> – (zwo) munter machen</text:p>
        <text:p text:style-name="Text_20_body"><text:bookmark text:name="ajorni"/><text:span text:style-name="T3">ajorni</text:span> – (zwo) verschieben, vertagen vgl. <text:a xlink:type="simple" xlink:href="#deri" text:style-name="Internet_20_link" text:visited-style-name="Visited_20_Internet_20_Link"><text:span text:style-name="Definition">deri</text:span></text:a><text:line-break/><text:span text:style-name="T3">ajorna</text:span> – (kwo) Aufschub, Gnadenfrist</text:p>
        <text:p text:style-name="Text_20_body"><text:span text:style-name="T3">ajusti</text:span> – (zwo) justieren, abgleichen, einstellen<text:line-break/><text:span text:style-name="T3">ajusti kloka, ajusti radio</text:span> – die Uhr einstellen / das Radio einstellen</text:p>
        <text:p text:style-name="Text_20_body"><text:span text:style-name="T3">AK</text:span> – <text:span text:style-name="T1">Abk. für</text:span> <text:span text:style-name="T3">afte Krista</text:span> <text:span text:style-name="T1">(n. Chr.)</text:span></text:p>
        <text:p text:style-name="Text_20_body"><text:span text:style-name="T3">akademia</text:span> – (kwo) Akademie<text:line-break/><text:span text:style-name="T3">akademiayuan</text:span> – (kwo) Akademiemitglied</text:p>
        <text:p text:style-name="Text_20_body"><text:bookmark text:name="akauda"/><text:span text:style-name="T3">akauda</text:span> – (kwo) »@« (Klammeraffe) siehe auch: <text:a xlink:type="simple" xlink:href="#kauda" text:style-name="Internet_20_link" text:visited-style-name="Visited_20_Internet_20_Link"><text:span text:style-name="Definition">kauda</text:span></text:a></text:p>
        <text:p text:style-name="Text_20_body"><text:span text:style-name="T3">akaunta</text:span> – (kwo) Bankkonto; Abonnement bei einem Dienstleister</text:p>
        <text:p text:style-name="Text_20_body"><text:span text:style-name="T3">aklami</text:span> – (zwo) jubeln<text:line-break/><text:soft-page-break/><text:span text:style-name="T3">aklama</text:span> – (kwo) Jubel, Beifall</text:p>
        <text:p text:style-name="Text_20_body"><text:span text:style-name="T3">akompani</text:span> – (zwo) begleiten<text:line-break/><text:span text:style-name="T3">Ob yu akompani me a dom?</text:span> – Begleitest du mich nach Hause?<text:line-break/><text:span text:style-name="T3">akompana</text:span> – (kwo) Begleitung, Gefolgschaft</text:p>
        <text:p text:style-name="Text_20_body"><text:span text:style-name="T3">akorda</text:span> – (kwo) Akkord <text:span text:style-name="T1">(mus.)</text:span></text:p>
        <text:p text:style-name="Text_20_body"><text:span text:style-name="T3">akordion</text:span> – (kwo) Akkordeon, Ziehharmonika <text:span text:style-name="T1">(mus.)</text:span></text:p>
        <text:p text:style-name="Text_20_body"><text:span text:style-name="T3">akre</text:span> – (kwel) scharf, bitter, beißend<text:line-break/>Spanisch</text:p>
        <text:p text:style-name="Text_20_body"><text:span text:style-name="T3">akrobat</text:span> – (kwo) Akrobat<text:line-break/>Türkisch</text:p>
        <text:p text:style-name="Text_20_body"><text:bookmark text:name="akseleri"/><text:span text:style-name="T3">akseleri</text:span> – (zwo) beschleunigen auch: <text:span text:style-name="T3">mah-</text:span><text:a xlink:type="simple" xlink:href="#kway" text:style-name="Internet_20_link" text:visited-style-name="Visited_20_Internet_20_Link"><text:span text:style-name="Definition"><text:span text:style-name="T3">kway</text:span></text:span></text:a><text:span text:style-name="T3">, fa-kway</text:span><text:line-break/><text:span text:style-name="T3">akselera</text:span> – (kwo) Beschleunigung</text:p>
        <text:p text:style-name="Text_20_body"><text:bookmark text:name="aksenta"/><text:span text:style-name="T3">aksenta</text:span> – (kwo) Betonung, Tonfall vgl. <text:a xlink:type="simple" xlink:href="#stres" text:style-name="Internet_20_link" text:visited-style-name="Visited_20_Internet_20_Link"><text:span text:style-name="Definition">stres</text:span></text:a><text:line-break/><text:span text:style-name="T3">aksenti</text:span> – (zwo) betonen, hervorheben siehe auch: <text:a xlink:type="simple" xlink:href="#emfasi" text:style-name="Internet_20_link" text:visited-style-name="Visited_20_Internet_20_Link"><text:span text:style-name="Definition">emfasi</text:span></text:a></text:p>
        <text:p text:style-name="Text_20_body"><text:span text:style-name="T3">aksepti</text:span> – (zwo) akzeptieren, annehmen<text:line-break/><text:span text:style-name="T3">aksepta</text:span> – (kwo) Akzeptanz, Zustimmung<text:line-break/><text:span text:style-name="T3">aksepter</text:span> – (kwo) Annehmender, Empfänger</text:p>
        <text:p text:style-name="Text_20_body"><text:span text:style-name="T3">akses</text:span> – (kwo) Zugang, Zugriff (auf)<text:line-break/><text:span text:style-name="T3">aksesi</text:span> – (zwo) erreichen, auf etw. zugreifen<text:line-break/><text:span text:style-name="T3">aksesibile</text:span> – (kwel) zugänglich, erreichbar</text:p>
        <text:p text:style-name="Text_20_body"><text:bookmark text:name="aksham"/><text:span text:style-name="T3">aksham</text:span> – (kwo) Abend Syn.: <text:a xlink:type="simple" xlink:href="#suryalwo" text:style-name="Internet_20_link" text:visited-style-name="Visited_20_Internet_20_Link"><text:span text:style-name="Definition">suryalwo</text:span></text:a>, <text:a xlink:type="simple" xlink:href="#tarde" text:style-name="Internet_20_link" text:visited-style-name="Visited_20_Internet_20_Link"><text:span text:style-name="Definition">tarde</text:span></text:a> Ant.: <text:a xlink:type="simple" xlink:href="#sabah" text:style-name="Internet_20_link" text:visited-style-name="Visited_20_Internet_20_Link"><text:span text:style-name="Definition">sabah</text:span></text:a><text:line-break/><text:span text:style-name="T3">klok pet de aksham</text:span> – fünf Uhr abends<text:line-break/><text:span text:style-name="T3">sey aksham</text:span> – heute (dieser) Abend<text:line-break/><text:span text:style-name="T3">manya aksham</text:span> – morgen Abend<text:line-break/><text:span text:style-name="T3">akshamfan</text:span> – (kwo) Abendessen<text:line-break/>Türkisch</text:p>
        <text:p text:style-name="Text_20_body"><text:span text:style-name="T3">aksia</text:span> – (kwo) Aktie</text:p>
        <text:p text:style-name="Text_20_body"><text:span text:style-name="T3">aksidenta</text:span> – (kwo) Unfall, Unglück, Missgeschick<text:line-break/><text:span text:style-name="T3">aksidente (aksidenta-ney)</text:span> – (kwel) bezogen auf den Unfall</text:p>
        <text:p text:style-name="Text_20_body"><text:span text:style-name="T3">akti</text:span> – (zwo) agieren, handeln<text:line-break/><text:span text:style-name="T3">akta</text:span> – (kwo) Akt, Handlung; Aktion<text:line-break/><text:span text:style-name="T3">fai akta fo/kontra koysa</text:span> – eine Aktion für/gegen etw. machen<text:line-break/><text:span text:style-name="T3">akting</text:span> – (kwo) Aktion (Arbeitsweise, Funktion; Effekt)<text:line-break/><text:span text:style-name="T3">aktive</text:span> – (kwel) aktiv<text:line-break/><text:span text:style-name="T3">aktivenesa</text:span> – (kwo) Aktivität, Beschäftigung<text:line-break/><text:span text:style-name="T3">aktivitaa</text:span> – (kwo) Aktivität <text:span text:style-name="T1">(allg.)</text:span><text:line-break/><text:soft-page-break/><text:span text:style-name="T3">aktivisi (mah-aktive)</text:span> – (zwo) aktivieren<text:line-break/><text:span text:style-name="T3">aktivisa</text:span> – (kwo) Aktivierung<text:line-break/><text:span text:style-name="T3">aktivista</text:span> – (kwo) Aktivist</text:p>
        <text:p text:style-name="Text_20_body"><text:span text:style-name="T3">aktiva</text:span> – (kwo) Aktiva, Anlagewerte <text:span text:style-name="T1">(finanz.)</text:span></text:p>
        <text:p text:style-name="Text_20_body"><text:span text:style-name="T3">aktor</text:span> – (kwo) Schauspieler<text:line-break/><text:span text:style-name="T3">aktoro</text:span> – (kwo) männlicher Schauspieler<text:line-break/><text:span text:style-name="T3">aktorina</text:span> – (kwo) Schauspielerin</text:p>
        <text:p text:style-name="Text_20_body"><text:bookmark text:name="aktuale"/><text:span text:style-name="T3">aktuale</text:span> – (kwel) eigentlich, tatsächlich, aktuell vgl. <text:a xlink:type="simple" xlink:href="#reale" text:style-name="Internet_20_link" text:visited-style-name="Visited_20_Internet_20_Link"><text:span text:style-name="Definition">reale</text:span></text:a><text:line-break/><text:span text:style-name="T3">aktualisi (mah-aktuale)</text:span> – (zwo) realisieren, verwirklichen</text:p>
        <text:p text:style-name="Text_20_body"><text:span text:style-name="T3">aktum</text:span> – (kwo) Akt <text:span text:style-name="T1">(Theater; Gesetzestext)</text:span></text:p>
        <text:p text:style-name="Text_20_body"><text:span text:style-name="T3">akumuli</text:span> – (zwo) akkumulieren, ansammeln<text:line-break/><text:span text:style-name="T3">akumula</text:span> – (kwo) Akkumulation, Ansammlung</text:p>
        <text:p text:style-name="Text_20_body"><text:span text:style-name="T3">akusi</text:span> – (zwo) beschuldigen, anklagen<text:line-break/><text:span text:style-name="T3">akusa</text:span> – (kwo) Anklage, Vorwurf</text:p>
        <text:p text:style-name="Text_20_body"><text:bookmark text:name="akwa"/><text:span text:style-name="T3">akwa</text:span> – (kwo) Wasser<text:line-break/><text:span text:style-name="T3">akwe (akwa-ney)</text:span> – (kwel) Wasser…, auf Wasser bezogen<text:line-break/><text:span text:style-name="T3">akwish</text:span> – (kwel) wässrig, verwässert</text:p>
        <text:p text:style-name="Text_20_body"><text:span text:style-name="T3">akwalwo</text:span> – (kwo) Wasserfall siehe: <text:a xlink:type="simple" xlink:href="#akwa" text:style-name="Internet_20_link" text:visited-style-name="Visited_20_Internet_20_Link"><text:span text:style-name="Definition">akwa</text:span></text:a>, <text:a xlink:type="simple" xlink:href="#lwo" text:style-name="Internet_20_link" text:visited-style-name="Visited_20_Internet_20_Link"><text:span text:style-name="Definition">lwo</text:span></text:a></text:p>
        <text:p text:style-name="Text_20_body"><text:span text:style-name="T3">akwarium</text:span> – (kwo) Aquarium<text:line-break/>Usbekisch</text:p>
        <text:p text:style-name="Text_20_body"><text:span text:style-name="T3">akwatuber</text:span> – (kwo) Klempner, Installateur siehe: <text:a xlink:type="simple" xlink:href="#akwa" text:style-name="Internet_20_link" text:visited-style-name="Visited_20_Internet_20_Link"><text:span text:style-name="Definition">akwa</text:span></text:a>, <text:a xlink:type="simple" xlink:href="#tuba" text:style-name="Internet_20_link" text:visited-style-name="Visited_20_Internet_20_Link"><text:span text:style-name="Definition">tuba</text:span></text:a></text:p>
        <text:p text:style-name="Text_20_body"><text:bookmark text:name="akwiri"/><text:span text:style-name="T3">akwiri</text:span> – (zwo) akquirieren, erwerben Syn.: <text:a xlink:type="simple" xlink:href="#gwin" text:style-name="Internet_20_link" text:visited-style-name="Visited_20_Internet_20_Link"><text:span text:style-name="Definition">gwin</text:span></text:a><text:line-break/><text:span text:style-name="T3">akwira</text:span> – (kwo) Erwerb, Beschaffung</text:p>
        <text:p text:style-name="Text_20_body"><text:bookmark text:name="al"/><text:span text:style-name="T3">al</text:span> – (konekti) wenn etw. getan wird, während, bei, unter <text:span text:style-name="T1">(Gleichzeitigkeit, Umstände)</text:span><text:line-break/><text:span text:style-name="T3">al suryachu</text:span> – bei Sonnenuntergang<text:line-break/><text:span text:style-name="T3">al ke me kuki</text:span> – während ich koche<text:line-break/><text:span text:style-name="T3">al bakdao</text:span> – auf dem Rückweg<text:line-break/><text:span text:style-name="T3">al klosi-ney dwar</text:span> – bei geschlossener Tür<text:line-break/><text:span text:style-name="T3">al sey halat</text:span> – unter diesen Umständen<text:line-break/><text:span text:style-name="T3">al un-ney kansa</text:span> – auf den ersten Blick<text:line-break/><text:span text:style-name="T3">al shwo om se</text:span> – während darüber gesprochen wird<text:line-break/><text:span text:style-name="T3">"Hao", ela shwo al smaili.</text:span> – „Gut“, sagte sie während sie lächelte.<text:line-break/><text:span text:style-name="T3">al nau</text:span> – im Moment, zur Zeit</text:p>
        <text:p text:style-name="Text_20_body"><text:bookmark text:name="ala"/><text:span text:style-name="T3">ala</text:span> – (kwo) Flügel, Schwinge</text:p>
        <text:p text:style-name="Text_20_body"><text:span text:style-name="T3">alarma</text:span> – (kwo) Alarm<text:line-break/><text:span text:style-name="T3">aira-alarma</text:span> – Luft-Alarm<text:line-break/><text:soft-page-break/><text:span text:style-name="T3">alarmi</text:span> – (zwo) alarmieren<text:line-break/><text:span text:style-name="T3">alarmifi (fa-alarmi)</text:span> – (zwo) alarmiert sein<text:line-break/><text:span text:style-name="T3">alarmi-ney</text:span> – (kwel) alarmiert, beunruhigt</text:p>
        <text:p text:style-name="Text_20_body"><text:span text:style-name="T3">alauda</text:span> – (kwo) Lerche <text:span text:style-name="T1">(zool.)</text:span><text:line-break/>Latein</text:p>
        <text:p text:style-name="Text_20_body"><text:span text:style-name="T3">albatros</text:span> – (kwo) Albatros <text:span text:style-name="T1">(zool.)</text:span><text:line-break/>Türkisch</text:p>
        <text:p text:style-name="Text_20_body"><text:span text:style-name="T3">album</text:span> – (kwo) Album</text:p>
        <text:p text:style-name="Text_20_body"><text:span text:style-name="T3">alee</text:span> – (kwo) Weg, Pfad mit Baumreihen (in einem Garten, Park o. ä.)</text:p>
        <text:p text:style-name="Text_20_body"><text:span text:style-name="T3">alegre</text:span> – (kwel) fröhlich, lustig, vergnügt, munter<text:line-break/><text:span text:style-name="T3">alegritaa</text:span> – (kwo) Fröhlichkeit, Heiterkeit</text:p>
        <text:p text:style-name="Text_20_body"><text:span text:style-name="T3">alfabet</text:span> – (kwo) Alphabet<text:line-break/><text:span text:style-name="T3">segun alfabet</text:span> – nach dem Alphabet, alphabetisch</text:p>
        <text:p text:style-name="Text_20_body"><text:span text:style-name="T3">alga</text:span> – (kwo) Alge(n): Seegras, Tang, Dulse etc.</text:p>
        <text:p text:style-name="Text_20_body"><text:span text:style-name="T3">algebra</text:span> – (kwo) Algebra</text:p>
        <text:p text:style-name="Text_20_body"><text:span text:style-name="T3">algoritma</text:span> – (kwo) Algorithmus<text:line-break/>Türkisch</text:p>
        <text:p text:style-name="Text_20_body"><text:span text:style-name="T3">aliansa</text:span> – (kwo) Allianz, Bündnis<text:line-break/><text:span text:style-name="T3">politike aliansa</text:span> – politisches Bündnis<text:line-break/><text:span text:style-name="T3">alianser</text:span> – (kwo) Partner, Verbündeter</text:p>
        <text:p text:style-name="Text_20_body"><text:span text:style-name="T3">alibi</text:span> – (kwo) Alibi, Ausrede</text:p>
        <text:p text:style-name="Text_20_body"><text:span text:style-name="T3">alif</text:span> – (kwel) zahm, harmlos<text:line-break/>Arabisch</text:p>
        <text:p text:style-name="Text_20_body"><text:bookmark text:name="aligi"/><text:span text:style-name="T3">aligi</text:span> – (kwo) befestigen, anhängen, beifügen siehe: <text:a xlink:type="simple" xlink:href="#a" text:style-name="Internet_20_link" text:visited-style-name="Visited_20_Internet_20_Link"><text:span text:style-name="Definition">a</text:span></text:a>, <text:a xlink:type="simple" xlink:href="#ligi" text:style-name="Internet_20_link" text:visited-style-name="Visited_20_Internet_20_Link"><text:span text:style-name="Definition">ligi</text:span></text:a><text:line-break/><text:span text:style-name="T3">aligi fail a leta</text:span> – dem Brief eine Datei/Akte beifügen</text:p>
        <text:p text:style-name="Text_20_body"><text:span text:style-name="T3">alkali</text:span> – (kwo) Alkali<text:line-break/><text:span text:style-name="T3">alkali-ney</text:span> – (kwel) alkalisch</text:p>
        <text:p text:style-name="Text_20_body"><text:span text:style-name="T3">alkohol</text:span> – (kwo) Alkohol</text:p>
        <text:p text:style-name="Text_20_body"><text:span text:style-name="T3">almu</text:span> – (kwo) Almosen, Gabe</text:p>
        <text:p text:style-name="Text_20_body"><text:span text:style-name="T3">along</text:span> – (konekti) entlang<text:line-break/><text:span text:style-name="T3">go along gata</text:span> – die Straße entlang gehen<text:line-break/><text:span text:style-name="T3">along riva</text:span> – dem Fluss entlang</text:p>
        <text:p text:style-name="Text_20_body"><text:bookmark text:name="also"/><text:span text:style-name="T3">also</text:span> – (unisi) also, daher, somit, folglich siehe auch: <text:a xlink:type="simple" xlink:href="#ergo" text:style-name="Internet_20_link" text:visited-style-name="Visited_20_Internet_20_Link"><text:span text:style-name="Definition">ergo</text:span></text:a><text:line-break/><text:soft-page-break/>Deutsch</text:p>
        <text:p text:style-name="Text_20_body"><text:span text:style-name="T3">altaimi</text:span> – (zwo) aktualisieren, modernisieren siehe: <text:a xlink:type="simple" xlink:href="#al" text:style-name="Internet_20_link" text:visited-style-name="Visited_20_Internet_20_Link"><text:span text:style-name="Definition">al</text:span></text:a>, <text:a xlink:type="simple" xlink:href="#taim" text:style-name="Internet_20_link" text:visited-style-name="Visited_20_Internet_20_Link"><text:span text:style-name="Definition">taim</text:span></text:a></text:p>
        <text:p text:style-name="Text_20_body"><text:span text:style-name="T3">altar</text:span> – (kwo) Altar</text:p>
        <text:p text:style-name="Text_20_body"><text:span text:style-name="T3">alternative</text:span> – (kwel) alternativ<text:line-break/><text:span text:style-name="T3">alternativa</text:span> – (kwo) Alternative, Ersatz</text:p>
        <text:p text:style-name="Text_20_body"><text:span text:style-name="T3">alterni</text:span> – (zwo) (ab-)wechseln<text:line-break/><text:span text:style-name="T3">alterna</text:span> – (kwo) Wechsel</text:p>
        <text:p text:style-name="Text_20_body"><text:span text:style-name="T3">amasi</text:span> – (zwo) kneten<text:line-break/>Spanisch</text:p>
        <text:p text:style-name="Text_20_body"><text:span text:style-name="T3">amator</text:span> – (kwo) Amateur<text:line-break/><text:span text:style-name="T3">amator-ney</text:span> – (kwel) amateurhaft</text:p>
        <text:p text:style-name="Text_20_body"><text:span text:style-name="T3">amaxi</text:span> – (modus-komo) maximal, höchstens<text:line-break/><text:span text:style-name="T3">To ve duri amaxi un ora.</text:span> – Das wird maximal eine Stunde dauern.</text:p>
        <text:p text:style-name="Text_20_body"><text:span text:style-name="T3">amba</text:span> – (kwo) Bernstein</text:p>
        <text:p text:style-name="Text_20_body"><text:span text:style-name="T3">ambi</text:span> – (inplas-kwo, kwel) beide<text:line-break/><text:span text:style-name="T3">Nu ambi pri sey kitaba.</text:span> – Wir beide mögen dieses Buch.<text:line-break/><text:span text:style-name="T3">Ambi sista pri plei kun doga.</text:span> – Beide Schwestern spielen gerne mit dem Hund.</text:p>
        <text:p text:style-name="Text_20_body"><text:span text:style-name="T3">ambigue</text:span> – (kwel) zweideutig, fragwürdig<text:line-break/><text:span text:style-name="T3">ambiguitaa</text:span> – (kwo) Doppeldeutigkeit</text:p>
        <text:p text:style-name="Text_20_body"><text:span text:style-name="T3">ambision</text:span> – (kwo) Ambition, Bestreben<text:line-break/><text:span text:style-name="T3">ambisionful</text:span> – (kwel) strebsam</text:p>
        <text:p text:style-name="Text_20_body"><text:bookmark text:name="ambrela"/><text:span text:style-name="T3">ambrela</text:span> – (kwo) Regenschirm vgl. <text:a xlink:type="simple" xlink:href="#ekran" text:style-name="Internet_20_link" text:visited-style-name="Visited_20_Internet_20_Link"><text:span text:style-name="Definition">ekran</text:span></text:a>, <text:a xlink:type="simple" xlink:href="#shirma" text:style-name="Internet_20_link" text:visited-style-name="Visited_20_Internet_20_Link"><text:span text:style-name="Definition">shirma</text:span></text:a><text:line-break/>Tok Pisin</text:p>
        <text:p text:style-name="Text_20_body"><text:span text:style-name="T3">ambulansia</text:span> – (kwo) Ambulanz<text:line-break/>Hiligaynon</text:p>
        <text:p text:style-name="Text_20_body"><text:span text:style-name="T3">ambush</text:span> – (kwo) Hinterhalt<text:line-break/><text:span text:style-name="T3">fai ambush</text:span> – im Hinterhalt liegen</text:p>
        <text:p text:style-name="Text_20_body"><text:span text:style-name="T3">amen</text:span> – (exklami) Amen</text:p>
        <text:p text:style-name="Text_20_body"><text:bookmark text:name="Amerika"/><text:span text:style-name="T3">Amerika</text:span> – (kwo) Amerika <text:span text:style-name="T1">(Kontinent)</text:span><text:line-break/><text:span text:style-name="T3">Amerika-ney</text:span> – (kwel) amerikanisch (bezüglich des amerikanischen Kontinents)<text:line-break/><text:span text:style-name="T3">Amerika-jen</text:span> – (kwo) Amerikaner (ein Einwohner Amerikas) vgl. <text:a xlink:type="simple" xlink:href="#USA" text:style-name="Internet_20_link" text:visited-style-name="Visited_20_Internet_20_Link"><text:span text:style-name="Definition">USA-jen</text:span></text:a><text:line-break/><text:span text:style-name="T3">Norde Amerika</text:span> – (kwo) Nordamerika<text:line-break/><text:span text:style-name="T3">Sude Amerika</text:span> – (kwo) Südamerika</text:p>
        <text:p text:style-name="Text_20_body"><text:span text:style-name="T3">amerikan</text:span> – 1) (kwo) Amerikaner<text:line-break/><text:soft-page-break/>2) (kwel) amerikanisch (bezüglich der USA oder der amerikanischen Kultur)<text:line-break/><text:span text:style-name="T3">fama-ney amerikan poeta</text:span> – berühmter amerikanischer Poet</text:p>
        <text:p text:style-name="Text_20_body"><text:span text:style-name="T3">amiga</text:span> – (kwo) Freund<text:line-break/><text:span text:style-name="T3">amigo</text:span> – (kwo) männlicher Freund<text:line-break/><text:span text:style-name="T3">amigina</text:span> – (kwo) Freundin<text:line-break/><text:span text:style-name="T3">amige (amiga-ney), amigalik</text:span> – (kwel) freundlich<text:line-break/><text:span text:style-name="T3">amigitaa</text:span> – (kwo) Freundschaft</text:p>
        <text:p text:style-name="Text_20_body"><text:span text:style-name="T3">amini</text:span> – (modus-komo) minimal, mindestens<text:line-break/><text:span text:style-name="T3">To ve duri amini un ora.</text:span> – Das wird mindestens eine Stunde dauern.</text:p>
        <text:p text:style-name="Text_20_body"><text:span text:style-name="T3">amper</text:span> – (kwo) Ampere <text:span text:style-name="T1">(phys. Größe der Stromstärke, Einheit: A)</text:span><text:line-break/><text:span text:style-name="T3">sto amper</text:span> – 100 Ampere<text:line-break/><text:span text:style-name="T3">shi mikroamper</text:span> – 10 Mikroampere</text:p>
        <text:p text:style-name="Text_20_body"><text:span text:style-name="T3">amplituda</text:span> – (kwo) Amplitude, Auslenkung</text:p>
        <text:p text:style-name="Text_20_body"><text:span text:style-name="T3">amusi</text:span> – (zwo) amüsieren, unterhalten<text:line-break/><text:span text:style-name="T3">amusi swa</text:span> – sich selbst amüsieren<text:line-break/><text:span text:style-name="T3">amusa</text:span> – (kwo) Unterhaltung, Vergnügen, Zeitvertreib<text:line-break/><text:span text:style-name="T3">amusi-she</text:span> – (kwel) amüsant, kurzweilig</text:p>
        <text:p text:style-name="Text_20_body"><text:span text:style-name="T3">an</text:span> – (konekti) <text:span text:style-name="T1">zeigt das Objekt der Handlung an</text:span><text:line-break/><text:span text:style-name="T3">fai gola an koysa</text:span> – etw. ins Visier nehmen<text:line-break/><text:span text:style-name="T3">darba an tabla</text:span> – ein Schlag auf den Tisch<text:line-break/><text:span text:style-name="T3">wuli an luna</text:span> – den Mond anheulen<text:line-break/><text:span text:style-name="T3">kansa an dwar</text:span> – ein Blick auf die Tür<text:line-break/><text:span text:style-name="T3">lopi kun sikin an koywan</text:span> – mit einem Messer auf jmd. losgehen</text:p>
        <text:p text:style-name="Text_20_body"><text:span text:style-name="T3">anakronisma</text:span> – (kwo) Anachronismus</text:p>
        <text:p text:style-name="Text_20_body"><text:span text:style-name="T3">analis</text:span> – (kwo) Analyse<text:line-break/><text:span text:style-name="T3">analisi</text:span> – (zwo) analysieren</text:p>
        <text:p text:style-name="Text_20_body"><text:span text:style-name="T3">analoge</text:span> – (kwel) analog, entsprechend<text:line-break/><text:span text:style-name="T3">analogem</text:span> – (komo) analog, sinngemäß<text:line-break/><text:span text:style-name="T3">analoga</text:span> – (kwo) Analogon, Gegenstück<text:line-break/><text:span text:style-name="T3">analogitaa</text:span> – (kwo) Analogie, Entsprechung</text:p>
        <text:p text:style-name="Text_20_body"><text:span text:style-name="T3">ananas</text:span> – (kwo) Ananas</text:p>
        <text:p text:style-name="Text_20_body"><text:span text:style-name="T3">anar</text:span> – (kwo) Granatapfel <text:span text:style-name="T1">(Frucht)</text:span><text:line-break/><text:span text:style-name="T3">anarbaum</text:span> – (kwo) Granatapfel <text:span text:style-name="T1">(Baum)</text:span><text:line-break/>Hindi</text:p>
        <text:p text:style-name="Text_20_body"><text:span text:style-name="T3">anarkia</text:span> – (kwo) Anarchie, Gesetzlosigkeit<text:line-break/><text:span text:style-name="T3">anarkike</text:span> – (kwo) anarchisch<text:line-break/><text:span text:style-name="T3">anarkista</text:span> – (kwo) Anarchist</text:p>
        <text:p text:style-name="Text_20_body"><text:soft-page-break/><text:span text:style-name="T3">anchun</text:span> – (kwel) sicher, gefahrlos<text:line-break/><text:span text:style-name="T3">anchuntaa</text:span> – (kwo) Sicherheit, Gefahrlosigkeit<text:line-break/>Mandarin</text:p>
        <text:p text:style-name="Text_20_body"><text:span text:style-name="T3">anekdot</text:span> – (kwo) Anekdote, lustige Geschichte<text:line-break/>Bulgarisch</text:p>
        <text:p text:style-name="Text_20_body"><text:span text:style-name="T3">anestesia</text:span> – (kwo) Anästhesie, Narkose <text:span text:style-name="T1">(med.)</text:span></text:p>
        <text:p text:style-name="Text_20_body"><text:span text:style-name="T3">angila</text:span> – (kwo) Aal <text:span text:style-name="T1">(zool.)</text:span><text:line-break/>Spanisch</text:p>
        <text:p text:style-name="Text_20_body"><text:span text:style-name="T3">anglosaxon</text:span> – (kwo, kwel) Angelsachse; angelsächsisch</text:p>
        <text:p text:style-name="Text_20_body"><text:span text:style-name="T3">angula</text:span> – (kwo) Winkel; Ecke<text:line-break/><text:span text:style-name="T3">agude angula</text:span> – spitzer Winkel<text:line-break/><text:span text:style-name="T3">tupe angula</text:span> – stumpfer Winkel<text:line-break/><text:span text:style-name="T3">rekte angula</text:span> – rechter Winkel<text:line-break/><text:span text:style-name="T3">triangula</text:span> – (kwo) Dreieck<text:line-break/><text:span text:style-name="T3">rektangula</text:span> – (kwo) Rechteck<text:line-break/><text:span text:style-name="T3">turni angula</text:span> – um die Ecke biegen</text:p>
        <text:p text:style-name="Text_20_body"><text:bookmark text:name="animal"/><text:span text:style-name="T3">animal</text:span> – (kwo) Tier Syn.: <text:a xlink:type="simple" xlink:href="#bestia" text:style-name="Internet_20_link" text:visited-style-name="Visited_20_Internet_20_Link"><text:span text:style-name="Definition">bestia</text:span></text:a></text:p>
        <text:p text:style-name="Text_20_body"><text:span text:style-name="T3">animi</text:span> – (zwo) Leben spenden; beleben, anregen<text:line-break/><text:span text:style-name="T3">animi-ney</text:span> – (kwel) belebt<text:line-break/><text:span text:style-name="T3">anima</text:span> – (kwo) Leben, Belebtsein<text:line-break/><text:span text:style-name="T3">shwo kun anima</text:span> – lebendig sprechen<text:line-break/><text:span text:style-name="T3">animasion</text:span> – (kwo) Animationsfilm, Cartoon</text:p>
        <text:p text:style-name="Text_20_body"><text:span text:style-name="T3">anis</text:span> – (kwo) Anis<text:line-break/>Finnisch</text:p>
        <text:p text:style-name="Text_20_body"><text:span text:style-name="T3">anjel</text:span> – (kwo) Engel<text:line-break/><text:span text:style-name="T3">anjellik</text:span> – (kwel) engelsgleich, engelhaft</text:p>
        <text:p text:style-name="Text_20_body"><text:span text:style-name="T3">anka</text:span> – (kwo) Anker<text:line-break/><text:span text:style-name="T3">fai anka, anki</text:span> – (zwo) ankern<text:line-break/><text:span text:style-name="T3">mah-lwo anka</text:span> – den Anker werfen<text:line-break/><text:span text:style-name="T3">ankilok</text:span> – (kwo) Ankerplatz</text:p>
        <text:p text:style-name="Text_20_body"><text:span text:style-name="T3">ankur</text:span> – (kwo) Keim, Spross<text:line-break/><text:span text:style-name="T3">ankuri</text:span> – (zwo) keimen, aufkeimen<text:line-break/>Hindi</text:p>
        <text:p text:style-name="Text_20_body"><text:span text:style-name="T3">anonime</text:span> – (kwel) anonym</text:p>
        <text:p text:style-name="Text_20_body"><text:span text:style-name="T3">ansambla</text:span> – (kwo) Ensemble</text:p>
        <text:p text:style-name="Text_20_body"><text:span text:style-name="T3">anshi</text:span> – (zwo) andeuten, durchblicken lassen<text:line-break/><text:soft-page-break/><text:span text:style-name="T3">ansha</text:span> – (kwo) Hinweis, Tipp<text:line-break/>Mandarin</text:p>
        <text:p text:style-name="Text_20_body"><text:span text:style-name="T3">antena</text:span> – (kwo) Antenne</text:p>
        <text:p text:style-name="Text_20_body"><text:span text:style-name="T3">antilopa</text:span> – (kwo) Antilope</text:p>
        <text:p text:style-name="Text_20_body"><text:span text:style-name="T3">antipatia</text:span> – (kwo) Antipathie, Abneigung</text:p>
        <text:p text:style-name="Text_20_body"><text:span text:style-name="T3">antonim</text:span> – (kwo) Antonym <text:span text:style-name="T1">(Wort mit entgegengesetzter Bedeutung)</text:span></text:p>
        <text:p text:style-name="Text_20_body"><text:span text:style-name="T3">antra</text:span> – (kwo) Darm<text:line-break/><text:span text:style-name="T3">antratot</text:span> – (kwo) Gedärm<text:line-break/>Hindi</text:p>
        <text:p text:style-name="Text_20_body"><text:bookmark text:name="anubav"/><text:span text:style-name="T3">anubav</text:span> – (kwo) Erfahrung<text:line-break/><text:span text:style-name="T3">anubav-ney jen</text:span> – erfahrener Mensch<text:line-break/><text:span text:style-name="T3">anubavi</text:span> – (zwo) Erfahrung machen, durchmachen vgl. <text:a xlink:type="simple" xlink:href="#trajivi" text:style-name="Internet_20_link" text:visited-style-name="Visited_20_Internet_20_Link"><text:span text:style-name="Definition">trajivi</text:span></text:a><text:line-break/>Hindi</text:p>
        <text:p text:style-name="Text_20_body"><text:span text:style-name="T3">anunsi</text:span> – (zwo) bekanntgeben<text:line-break/><text:span text:style-name="T3">anunsa</text:span> – (kwo) Ankündigung, Bekanntmachung</text:p>
        <text:p text:style-name="Text_20_body"><text:span text:style-name="T3">anus</text:span> – (kwo) Anus, After</text:p>
        <text:p text:style-name="Text_20_body"><text:span text:style-name="T3">aparat</text:span> – (kwo) Apparat</text:p>
        <text:p text:style-name="Text_20_body"><text:bookmark text:name="apari"/><text:span text:style-name="T3">apari</text:span> – (zwo) erscheinen, auftauchen, sichtbar werden vgl. <text:a xlink:type="simple" xlink:href="#sembli" text:style-name="Internet_20_link" text:visited-style-name="Visited_20_Internet_20_Link"><text:span text:style-name="Definition">sembli</text:span></text:a> Ant.: <text:a xlink:type="simple" xlink:href="#desapari" text:style-name="Internet_20_link" text:visited-style-name="Visited_20_Internet_20_Link"><text:span text:style-name="Definition">desapari</text:span></text:a><text:line-break/><text:span text:style-name="T3">apara</text:span> – (kwo) Auftritt, Erscheinen, Entstehung</text:p>
        <text:p text:style-name="Text_20_body"><text:span text:style-name="T3">aparte</text:span> – (kwel) getrennt, abgesondert<text:line-break/><text:span text:style-name="T3">apartem</text:span> – (komo) getrennt, abseits<text:line-break/><text:span text:style-name="T3">apartem fon otres</text:span> – von den anderen getrennt</text:p>
        <text:p text:style-name="Text_20_body"><text:span text:style-name="T3">apeli</text:span> – (zwo) appellieren<text:line-break/><text:span text:style-name="T3">apela</text:span> – (kwo) Appell, Aufruf</text:p>
        <text:p text:style-name="Text_20_body"><text:span text:style-name="T3">apena</text:span> – (komo) kaum</text:p>
        <text:p text:style-name="Text_20_body"><text:span text:style-name="T3">apetit</text:span> – (kwo) Appetit</text:p>
        <text:p text:style-name="Text_20_body"><text:span text:style-name="T3">apliki</text:span> – (zwo) anwenden<text:line-break/><text:span text:style-name="T3">aplika</text:span> – (kwo) Anwendung<text:line-break/><text:span text:style-name="T3">apliken (apliki-ney)</text:span> – (kwel) angewandt<text:line-break/><text:span text:style-name="T3">apliken fisika</text:span> – angewandte Physik</text:p>
        <text:p text:style-name="Text_20_body"><text:span text:style-name="T3">aplodi</text:span> – (zwo) applaudieren, klatschen<text:line-break/><text:span text:style-name="T3">aploda</text:span> – (kwo) Applaus</text:p>
        <text:p text:style-name="Text_20_body"><text:span text:style-name="T3">apoga</text:span> – (kwo) Stütze, Lehne, Auflage<text:line-break/><text:span text:style-name="T3">apogi</text:span> – (zwo) stützen, lehnen<text:line-break/><text:soft-page-break/><text:span text:style-name="T3">apogi on tabla</text:span> – gegen den Tisch lehnen</text:p>
        <text:p text:style-name="Text_20_body"><text:span text:style-name="T3">apoplexia</text:span> – (kwo) Apoplexie <text:span text:style-name="T1">(med.)</text:span><text:line-break/><text:span text:style-name="T3">apoplexike darba</text:span> – Schlaganfall auch: <text:a xlink:type="simple" xlink:href="#japat" text:style-name="Internet_20_link" text:visited-style-name="Visited_20_Internet_20_Link"><text:span text:style-name="Definition">japat</text:span></text:a></text:p>
        <text:p text:style-name="Text_20_body"><text:span text:style-name="T3">aprikos</text:span> – (kwo) Aprikose <text:span text:style-name="T1">(bot.)</text:span></text:p>
        <text:p text:style-name="Text_20_body"><text:bookmark text:name="april"/><text:span text:style-name="T3">april</text:span> – (kwo) April auch: <text:a xlink:type="simple" xlink:href="#mes" text:style-name="Internet_20_link" text:visited-style-name="Visited_20_Internet_20_Link"><text:span text:style-name="Definition">mes</text:span></text:a>-<text:a xlink:type="simple" xlink:href="#char" text:style-name="Internet_20_link" text:visited-style-name="Visited_20_Internet_20_Link"><text:span text:style-name="Definition">char</text:span></text:a></text:p>
        <text:p text:style-name="Text_20_body"><text:span text:style-name="T3">aprobi</text:span> – (zwo) zustimmen, genehmigen<text:line-break/><text:span text:style-name="T3">aproba</text:span> – (kwo) Zustimmung, Genehmigung</text:p>
        <text:p text:style-name="Text_20_body"><text:span text:style-name="T3">apropoo</text:span> – (konekti-komo) apropos, übrigens, in Bezug auf<text:line-break/><text:span text:style-name="T3">Apropoo, me haishi bu he lekti sey kitaba.</text:span> – Übrigens habe ich dieses Buch noch nicht gelesen.<text:line-break/><text:span text:style-name="T3">Apropoo sey kitaba, it es ya muy interes-ney.</text:span> – In Bezug auf dieses Buch: Es ist wirklich sehr interessant.</text:p>
        <text:p text:style-name="Text_20_body"><text:span text:style-name="T3">arabeska</text:span> – (kwo) Arabeske</text:p>
        <text:p text:style-name="Text_20_body"><text:span text:style-name="T3">arabi</text:span> – 1) (kwel) arabisch (bezüglich Ethnik, Sprache oder Land)<text:line-break/>2) (kwo) Araber (Person arabischer Abstammung)<text:line-break/>3) (kwo) Arabisch <text:span text:style-name="T1">(Sprache)</text:span></text:p>
        <text:p text:style-name="Text_20_body"><text:span text:style-name="T3">aranji</text:span> – (zwo) arrangieren<text:line-break/><text:span text:style-name="T3">aranji mita</text:span> – ein Treffen arrangieren<text:line-break/><text:span text:style-name="T3">Aranjen!</text:span> – Abgemacht!<text:line-break/><text:span text:style-name="T3">aranja</text:span> – (kwo) Arrangement, Regelung, Abmachung</text:p>
        <text:p text:style-name="Text_20_body"><text:bookmark text:name="arda"/><text:span text:style-name="T3">arda</text:span> – (kwo) Erde <text:span text:style-name="T1">(3. Planet)</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line-break/><text:span text:style-name="T3">ardagloba</text:span> – (kwo) Erdglobus<text:line-break/>Arabisch</text:p>
        <text:p text:style-name="Text_20_body"><text:span text:style-name="T3">ardanuta</text:span> – (kwo) Erdnuss siehe: <text:a xlink:type="simple" xlink:href="#arda" text:style-name="Internet_20_link" text:visited-style-name="Visited_20_Internet_20_Link"><text:span text:style-name="Definition">arda</text:span></text:a>, <text:a xlink:type="simple" xlink:href="#nuta" text:style-name="Internet_20_link" text:visited-style-name="Visited_20_Internet_20_Link"><text:span text:style-name="Definition">nuta</text:span></text:a></text:p>
        <text:p text:style-name="Text_20_body"><text:span text:style-name="T3">area</text:span> – (kwo) Areal, Fläche</text:p>
        <text:p text:style-name="Text_20_body"><text:span text:style-name="T3">arena</text:span> – (kwo) Arena</text:p>
        <text:p text:style-name="Text_20_body"><text:span text:style-name="T3">arendi</text:span> – (zwo) mieten, pachten<text:line-break/><text:span text:style-name="T3">arenda</text:span> – (kwo) Miete, Pacht<text:line-break/><text:span text:style-name="T3">arendaguan</text:span> – (kwo) Vermietung, Miet-Agentur</text:p>
        <text:p text:style-name="Text_20_body"><text:span text:style-name="T3">aresti</text:span> – (zwo) festnehmen, verhaften<text:line-break/><text:span text:style-name="T3">aresta</text:span> – (kwo) Arrest, Haft</text:p>
        <text:p text:style-name="Text_20_body"><text:span text:style-name="T3">argenta</text:span> – (kwo) Silber <text:span text:style-name="T1">(chem. Element, Symbol: Ag)</text:span></text:p>
        <text:p text:style-name="Text_20_body"><text:span text:style-name="T3">argumenta</text:span> – (kwo) Argument, Beweis</text:p>
        <text:p text:style-name="Text_20_body"><text:soft-page-break/><text:span text:style-name="T3">arhiduka</text:span> – (kwo) Erzherzog</text:p>
        <text:p text:style-name="Text_20_body"><text:bookmark text:name="arigatoo"/><text:span text:style-name="T3">arigatoo</text:span> – (exklami) danke Syn.: <text:a xlink:type="simple" xlink:href="#danke" text:style-name="Internet_20_link" text:visited-style-name="Visited_20_Internet_20_Link"><text:span text:style-name="Definition">danke</text:span></text:a>, <text:a xlink:type="simple" xlink:href="#shukran" text:style-name="Internet_20_link" text:visited-style-name="Visited_20_Internet_20_Link"><text:span text:style-name="Definition">shukran</text:span></text:a><text:line-break/>Japanisch</text:p>
        <text:p text:style-name="Text_20_body"><text:span text:style-name="T3">aritmetika</text:span> – (kwo) Arithmetik <text:span text:style-name="T1">(math.)</text:span>, Rechnen<text:line-break/><text:span text:style-name="T3">aritmetike</text:span> – (kwel) arithmetisch, rechnerisch</text:p>
        <text:p text:style-name="Text_20_body"><text:bookmark text:name="arivi"/><text:span text:style-name="T3">arivi</text:span> – (zwo) ankommen Ant.: <text:a xlink:type="simple" xlink:href="#departi" text:style-name="Internet_20_link" text:visited-style-name="Visited_20_Internet_20_Link"><text:span text:style-name="Definition">departi</text:span></text:a><text:line-break/><text:span text:style-name="T3">ariva</text:span> – (kwo) Ankunft</text:p>
        <text:p text:style-name="Text_20_body"><text:bookmark text:name="arka"/><text:span text:style-name="T3">arka</text:span> – (kwo) Kreisbogen vgl. <text:a xlink:type="simple" xlink:href="#raduga" text:style-name="Internet_20_link" text:visited-style-name="Visited_20_Internet_20_Link"><text:span text:style-name="Definition">raduga</text:span></text:a></text:p>
        <text:p text:style-name="Text_20_body"><text:span text:style-name="T3">arkaike</text:span> – (kwel) archaisch</text:p>
        <text:p text:style-name="Text_20_body"><text:span text:style-name="T3">arkitekter</text:span> – (kwo) Architekt<text:line-break/><text:span text:style-name="T3">arkitektura</text:span> – (kwo) Architektur</text:p>
        <text:p text:style-name="Text_20_body"><text:span text:style-name="T3">arku</text:span> – (kwo) Bogen <text:span text:style-name="T1">(Waffe)</text:span><text:line-break/><text:span text:style-name="T3">Arkuman</text:span> – (kwo) Schütze <text:span text:style-name="T1">(Sternbild)</text:span></text:p>
        <text:p text:style-name="Text_20_body"><text:span text:style-name="T3">arma</text:span> – (kwo) Waffe<text:line-break/><text:span text:style-name="T3">stal-arma</text:span> – Hieb-/Stichwaffe aus Stahl<text:line-break/><text:span text:style-name="T3">agni-arma</text:span> – Feuerwaffe<text:line-break/><text:span text:style-name="T3">armas</text:span> – (kwo) Waffen, Rüstung<text:line-break/><text:span text:style-name="T3">armisi</text:span> – (zwo) bewaffnen, rüsten<text:line-break/><text:span text:style-name="T3">armisa</text:span> – (kwo) Bewaffnung, Ausrüstung<text:line-break/><text:span text:style-name="T3">arma-dun</text:span> – Schießscharte</text:p>
        <text:p text:style-name="Text_20_body"><text:span text:style-name="T3">armee</text:span> – (kwo) Armee<text:line-break/><text:span text:style-name="T3">armeeyuan</text:span> – (kwo) Armee-Angehöriger</text:p>
        <text:p text:style-name="Text_20_body"><text:span text:style-name="T3">aroma</text:span> – (kwo) Aroma<text:line-break/><text:span text:style-name="T3">aroma-herba</text:span> – aromatisches Kraut<text:line-break/><text:span text:style-name="T3">aromaful</text:span> – (kwel) aromatisch, voller Aroma<text:line-break/><text:span text:style-name="T3">aromike</text:span> – (kwel) aromatisch <text:span text:style-name="T1">(chem.)</text:span></text:p>
        <text:p text:style-name="Text_20_body"><text:span text:style-name="T3">arosi</text:span> – (zwo) befeuchten<text:line-break/><text:span text:style-name="T3">aroser</text:span> – (kwo) Gießkanne</text:p>
        <text:p text:style-name="Text_20_body"><text:span text:style-name="T3">arpa</text:span> – (kwo) Harfe</text:p>
        <text:p text:style-name="Text_20_body"><text:span text:style-name="T3">arsenal</text:span> – (kwo) Arsenal<text:line-break/>Arabisch</text:p>
        <text:p text:style-name="Text_20_body"><text:span text:style-name="T3">arta</text:span> – (kwo) Kunst<text:line-break/><text:span text:style-name="T3">artista</text:span> – (kwo) Künstler</text:p>
        <text:p text:style-name="Text_20_body"><text:bookmark text:name="arteria"/><text:span text:style-name="T3">arteria</text:span> – (kwo) Arterie <text:span text:style-name="T1">(anat.)</text:span> vgl. <text:a xlink:type="simple" xlink:href="#jila" text:style-name="Internet_20_link" text:visited-style-name="Visited_20_Internet_20_Link"><text:span text:style-name="Definition">jila</text:span></text:a>, <text:a xlink:type="simple" xlink:href="#vena" text:style-name="Internet_20_link" text:visited-style-name="Visited_20_Internet_20_Link"><text:span text:style-name="Definition">vena</text:span></text:a></text:p>
        <text:p text:style-name="Text_20_body"><text:bookmark text:name="artifisiale"/><text:soft-page-break/><text:span text:style-name="T3">artifisiale</text:span> – (kwel) künstlich vgl. <text:a xlink:type="simple" xlink:href="#jengun-ney" text:style-name="Internet_20_link" text:visited-style-name="Visited_20_Internet_20_Link"><text:span text:style-name="Definition">jengun-ney</text:span></text:a></text:p>
        <text:p text:style-name="Text_20_body"><text:bookmark text:name="artikla"/><text:span text:style-name="T3">artikla</text:span> – (kwo) Artikel »der, die, das« <text:span text:style-name="T1">(gram.)</text:span> vgl. <text:a xlink:type="simple" xlink:href="#makala" text:style-name="Internet_20_link" text:visited-style-name="Visited_20_Internet_20_Link"><text:span text:style-name="Definition">makala</text:span></text:a></text:p>
        <text:p text:style-name="Text_20_body"><text:span text:style-name="T3">artileria</text:span> – (kwo) Artillerie</text:p>
        <text:p text:style-name="Text_20_body"><text:span text:style-name="T3">artishok</text:span> – (kwo) Artischocke</text:p>
        <text:p text:style-name="Text_20_body"><text:span text:style-name="T3">arya</text:span> – (kwo) Arier, Indogermane<text:line-break/><text:span text:style-name="T3">arya-ney</text:span> – (kwel) arisch, indogermanisch</text:p>
        <text:p text:style-name="Text_20_body"><text:span text:style-name="T3">as</text:span> – (kwo) Ass (Spielkarte; Experte)<text:line-break/>Katalanisch</text:p>
        <text:p text:style-name="Text_20_body"><text:span text:style-name="T3">asada</text:span> – (kwo) Belagerung<text:line-break/><text:span text:style-name="T3">asadi</text:span> – (zwo) belagern, bedrängen<text:line-break/>Russisch</text:p>
        <text:p text:style-name="Text_20_body"><text:bookmark text:name="asembli"/><text:span text:style-name="T3">asembli</text:span> – (zwo) sammeln, zusammenfügen, zusammenbringen Syn.: <text:a xlink:type="simple" xlink:href="#jami" text:style-name="Internet_20_link" text:visited-style-name="Visited_20_Internet_20_Link"><text:span text:style-name="Definition">jami</text:span></text:a><text:line-break/><text:span text:style-name="T3">asembla</text:span> – (kwo) Baugruppe; Treffen, Versammlung<text:line-break/><text:span text:style-name="T3">generale asembla</text:span> – Generalversammlung<text:line-break/><text:span text:style-name="T3">desasembli</text:span> – (zwo) zerlegen, auseinandernehmen</text:p>
        <text:p text:style-name="Text_20_body"><text:bookmark text:name="asendi"/><text:span text:style-name="T3">asendi</text:span> – (zwo) aufsteigen, besteigen Syn.: <text:a xlink:type="simple" xlink:href="#go" text:style-name="Internet_20_link" text:visited-style-name="Visited_20_Internet_20_Link"><text:span text:style-name="Definition">go</text:span></text:a> <text:a xlink:type="simple" xlink:href="#uupar" text:style-name="Internet_20_link" text:visited-style-name="Visited_20_Internet_20_Link"><text:span text:style-name="Definition">uupar</text:span></text:a> Ant.: <text:a xlink:type="simple" xlink:href="#desendi" text:style-name="Internet_20_link" text:visited-style-name="Visited_20_Internet_20_Link"><text:span text:style-name="Definition">desendi</text:span></text:a><text:line-break/><text:span text:style-name="T3">asendi kaval</text:span> – ein Pferd besteigen<text:line-break/><text:span text:style-name="T3">asendi sulam</text:span> – eine Leiter/Treppe besteigen<text:line-break/><text:span text:style-name="T3">avion oltaim asendi-te</text:span> – das Flugzeug stieg dauernd<text:line-break/><text:span text:style-name="T3">prais asendi</text:span> – die Preise steigen<text:line-break/><text:span text:style-name="T3">asenda</text:span> – (kwo) Aufstieg</text:p>
        <text:p text:style-name="Text_20_body"><text:bookmark text:name="aserti"/><text:span text:style-name="T3">aserti</text:span> – (zwo) behaupten Ant.: <text:a xlink:type="simple" xlink:href="#negi" text:style-name="Internet_20_link" text:visited-style-name="Visited_20_Internet_20_Link"><text:span text:style-name="Definition">negi</text:span></text:a><text:line-break/><text:span text:style-name="T3">aserta</text:span> – (kwo) Behauptung, Erklärung</text:p>
        <text:p text:style-name="Text_20_body"><text:span text:style-name="T3">asfalta</text:span> – (kwo) Asphalt</text:p>
        <text:p text:style-name="Text_20_body"><text:span text:style-name="T3">Asia</text:span> – (kwo) Asien <text:span text:style-name="T1">(geogr.)</text:span></text:p>
        <text:p text:style-name="Text_20_body"><text:bookmark text:name="asilum"/><text:span text:style-name="T3">asilum</text:span> – (kwo) Asyl, Zufluchtsort Syn.: <text:a xlink:type="simple" xlink:href="#refuja" text:style-name="Internet_20_link" text:visited-style-name="Visited_20_Internet_20_Link"><text:span text:style-name="Definition">refuja</text:span></text:a></text:p>
        <text:p text:style-name="Text_20_body"><text:bookmark text:name="asimili"/><text:span text:style-name="T3">asimili</text:span> – (zwo) assimilieren, sich anpassen <text:span text:style-name="T1">(physiol., fig.)</text:span> vgl. <text:a xlink:type="simple" xlink:href="#simile" text:style-name="Internet_20_link" text:visited-style-name="Visited_20_Internet_20_Link"><text:span text:style-name="Definition">similisi</text:span></text:a><text:line-break/><text:span text:style-name="T3">asimila</text:span> – (kwo) Assimilation</text:p>
        <text:p text:style-name="Text_20_body"><text:span text:style-name="T3">asimut</text:span> – (kwo) Azimut <text:span text:style-name="T1">(astron.)</text:span><text:line-break/>Arabisch</text:p>
        <text:p text:style-name="Text_20_body"><text:span text:style-name="T3">asla</text:span> – (kwo) Esel <text:span text:style-name="T1">(zool.)</text:span><text:line-break/>Russisch</text:p>
        <text:p text:style-name="Text_20_body"><text:span text:style-name="T3">aspa</text:span> – (kwo) Anführungszeichen<text:line-break/>Portugiesisch</text:p>
        <text:p text:style-name="Text_20_body"><text:soft-page-break/><text:span text:style-name="T3">asparaga</text:span> – (kwo) Spargel <text:span text:style-name="T1">(bot.)</text:span></text:p>
        <text:p text:style-name="Text_20_body"><text:span text:style-name="T3">aspekti</text:span> – (zwo) aussehen, erscheinen<text:line-break/><text:span text:style-name="T3">aspekti fatigi-ney</text:span> – müde aussehen<text:line-break/><text:span text:style-name="T3">aspekta</text:span> – (kwo) Aspekt, Aussehen, Erscheinungsbild<text:line-break/><text:span text:style-name="T3">fai aspekta</text:span> – vortäuschen, heucheln</text:p>
        <text:p text:style-name="Text_20_body"><text:span text:style-name="T3">aspiri</text:span> – (zwo) streben, suchen nach<text:line-break/><text:span text:style-name="T3">aspira</text:span> – (kwo) Streben</text:p>
        <text:p text:style-name="Text_20_body"><text:span text:style-name="T3">asteroida</text:span> – (kwo) Asteroid <text:span text:style-name="T1">(astron.)</text:span></text:p>
        <text:p text:style-name="Text_20_body"><text:bookmark text:name="astoni"/><text:span text:style-name="T3">astoni</text:span> – (zwo) erstaunen, verblüffen<text:line-break/><text:span text:style-name="T3">fa-astoni</text:span> – (zwo) erstaunt sein, verblüfft sein, sich wundern<text:line-break/><text:span text:style-name="T3">astoni-she, astonival</text:span> – (kwel) erstaunlich, verblüffend siehe auch: <text:a xlink:type="simple" xlink:href="#ajibe" text:style-name="Internet_20_link" text:visited-style-name="Visited_20_Internet_20_Link"><text:span text:style-name="Definition">ajibe</text:span></text:a>, <text:a xlink:type="simple" xlink:href="#nopinchan" text:style-name="Internet_20_link" text:visited-style-name="Visited_20_Internet_20_Link"><text:span text:style-name="Definition">nopinchan</text:span></text:a>, <text:a xlink:type="simple" xlink:href="#strane" text:style-name="Internet_20_link" text:visited-style-name="Visited_20_Internet_20_Link"><text:span text:style-name="Definition">strane</text:span></text:a><text:line-break/><text:span text:style-name="T3">astonem (astoni-shem)</text:span> – (komo) erstaunlicherweise, überraschend<text:line-break/><text:span text:style-name="T3">astoni-shem jamile gela</text:span> – überraschend schönes Mädchen<text:line-break/><text:span text:style-name="T3">astona</text:span> – (kwo) Staunen, Verblüffung, Überraschung</text:p>
        <text:p text:style-name="Text_20_body"><text:span text:style-name="T3">Astrakan</text:span> – (kwo) Astrachan <text:span text:style-name="T1">(geogr.)</text:span><text:line-break/>Tatarisch</text:p>
        <text:p text:style-name="Text_20_body"><text:span text:style-name="T3">astronomia</text:span> – (kwo) Astronomie<text:line-break/><text:span text:style-name="T3">astronomier</text:span> – (kwo) Astronom<text:line-break/><text:span text:style-name="T3">astronomike</text:span> – (kwel) astronomisch</text:p>
        <text:p text:style-name="Text_20_body"><text:span text:style-name="T3">ataki</text:span> – (zwo) angreifen, überfallen<text:line-break/><text:span text:style-name="T3">ataka</text:span> – (kwo) Angriff, Überfall<text:line-break/><text:span text:style-name="T3">chu-ataka</text:span> – Ausbruch, Ausfall</text:p>
        <text:p text:style-name="Text_20_body"><text:span text:style-name="T3">atarafi</text:span> – (kwo) zur Seite bewegen/ziehen/gehen siehe: <text:a xlink:type="simple" xlink:href="#a" text:style-name="Internet_20_link" text:visited-style-name="Visited_20_Internet_20_Link"><text:span text:style-name="Definition">a</text:span></text:a>, <text:a xlink:type="simple" xlink:href="#taraf" text:style-name="Internet_20_link" text:visited-style-name="Visited_20_Internet_20_Link"><text:span text:style-name="Definition">taraf</text:span></text:a></text:p>
        <text:p text:style-name="Text_20_body"><text:span text:style-name="T3">ateni</text:span> – (zwo) erreichen, aufholen<text:line-break/><text:span text:style-name="T3">ateni e sobrepasi</text:span> – erreichen und überholen<text:line-break/><text:span text:style-name="T3">lopi-ateni</text:span> – durch Rennen aufholen<text:line-break/><text:span text:style-name="T3">raki-ateni</text:span> – durch ein Fahrzeug aufholen<text:line-break/><text:span text:style-name="T3">atena</text:span> – (kwo) Erreichtes, Errungenes</text:p>
        <text:p text:style-name="Text_20_body"><text:bookmark text:name="atenta"/><text:span text:style-name="T3">atenta</text:span> – (kwo) Aufmerksamkeit, Achtung, Augenmerk vgl. <text:a xlink:type="simple" xlink:href="#chauki" text:style-name="Internet_20_link" text:visited-style-name="Visited_20_Internet_20_Link"><text:span text:style-name="Definition">chauka</text:span></text:a><text:line-break/><text:span text:style-name="T3">fai nul atenta om koysa</text:span> – etw. keine Beachtung schenken<text:line-break/><text:span text:style-name="T3">atenti</text:span> – (zwo) aufmerksam sein, beachten, aufpassen<text:line-break/><text:span text:style-name="T3">atente (atenta-ney)</text:span> – (kwel) aufmerksam, wachsam, sorgfältig<text:line-break/><text:span text:style-name="T3">atentem (atenta-nem)</text:span> – (komo) aufmerksam, wachsam, sorgfältig.</text:p>
        <text:p text:style-name="Text_20_body"><text:span text:style-name="T3">atlas</text:span> – (kwo) Atlas <text:span text:style-name="T1">(anat., geogr.)</text:span><text:line-break/>Arabisch</text:p>
        <text:p text:style-name="Text_20_body"><text:span text:style-name="T3">atletika</text:span> – (kwo) Athletik, Sport<text:line-break/><text:span text:style-name="T3">atletike</text:span> – (kwel) athletisch<text:line-break/><text:soft-page-break/>Maltesisch</text:p>
        <text:p text:style-name="Text_20_body"><text:bookmark text:name="atma"/><text:span text:style-name="T3">atma</text:span> – (kwo) Seele<text:line-break/><text:span text:style-name="T3">atma-ney</text:span> – (kwel) gutherzig siehe auch: <text:a xlink:type="simple" xlink:href="#unatme" text:style-name="Internet_20_link" text:visited-style-name="Visited_20_Internet_20_Link"><text:span text:style-name="Definition">unatme</text:span></text:a><text:line-break/><text:span text:style-name="T3">dusatma-ney</text:span> – (kwel) schlecht, böse, bösartig<text:line-break/>Hindi</text:p>
        <text:p text:style-name="Text_20_body"><text:span text:style-name="T3">atmosfera</text:span> – (kwo) Atmosphäre</text:p>
        <text:p text:style-name="Text_20_body"><text:span text:style-name="T3">atom</text:span> – (kwo) Atom<text:line-break/><text:span text:style-name="T3">atom-ney</text:span> – (kwel) atomar</text:p>
        <text:p text:style-name="Text_20_body"><text:span text:style-name="T3">atrakti</text:span> – (zwo) anziehen, herbeiziehen<text:line-break/><text:span text:style-name="T3">atrakta</text:span> – (kwo) Attraktion<text:line-break/><text:span text:style-name="T3">atraktive</text:span> – (kwel) attraktiv</text:p>
        <text:p text:style-name="Text_20_body"><text:bookmark text:name="audi"/><text:span text:style-name="T3">audi</text:span> – (zwo) hören, zuhören siehe auch: <text:a xlink:type="simple" xlink:href="#slu" text:style-name="Internet_20_link" text:visited-style-name="Visited_20_Internet_20_Link"><text:span text:style-name="Definition">slu</text:span></text:a><text:line-break/><text:span text:style-name="T3">Me bu audi nixa.</text:span> – Ich höre nichts.<text:line-break/><text:span text:style-name="T3">Audi ba!</text:span> – Hör zu!<text:line-break/><text:span text:style-name="T3">hao-audi-ke musika</text:span> – gut zu hörende Musik<text:line-break/><text:span text:style-name="T3">bu-gwo-audi-ke</text:span> – noch nie Gehörtes, gänzlich unbekannt<text:line-break/><text:span text:style-name="T3">auda</text:span> – (kwo) Hören<text:line-break/><text:span text:style-name="T3">auding</text:span> – (kwo) Zuhören; Vorsprechen, Vorsingen<text:line-break/><text:span text:style-name="T3">audibile</text:span> – (kwel) hörbar<text:line-break/><text:span text:style-name="T3">audike</text:span> – (kwel) auditiv<text:line-break/><text:span text:style-name="T3">audibilitaa</text:span> – (kwo) Hörbarkeit, Lautstärke<text:line-break/><text:span text:style-name="T3">audisens</text:span> – (kwo) Hörsinn<text:line-break/><text:span text:style-name="T3">audimogsa</text:span> – (kwo) Hörvermögen<text:line-break/><text:span text:style-name="T3">fa-audi</text:span> – (zwo) gehört sein, hörbar sein<text:line-break/><text:span text:style-name="T3">finaudi</text:span> – (zwo) zuende hören<text:line-break/><text:span text:style-name="T3">auder</text:span> – (kwo) (Telefon-)Hörer</text:p>
        <text:p text:style-name="Text_20_body"><text:span text:style-name="T3">audio</text:span> – (kwo, kwel) Audio, Hör…, hör…<text:line-break/><text:span text:style-name="T3">rekordi audio</text:span> – Ton aufzeichnen</text:p>
        <text:p text:style-name="Text_20_body"><text:bookmark text:name="augusto"/><text:span text:style-name="T3">augusto</text:span> – (kwo) August auch: <text:a xlink:type="simple" xlink:href="#mes" text:style-name="Internet_20_link" text:visited-style-name="Visited_20_Internet_20_Link"><text:span text:style-name="Definition">mes</text:span></text:a>-<text:a xlink:type="simple" xlink:href="#ot" text:style-name="Internet_20_link" text:visited-style-name="Visited_20_Internet_20_Link"><text:span text:style-name="Definition">ot</text:span></text:a><text:line-break/><text:span text:style-name="T3">in augusto</text:span> – im August</text:p>
        <text:p text:style-name="Text_20_body"><text:bookmark text:name="aur"/><text:span text:style-name="T3">aur</text:span> – (kwo) Ohr<text:line-break/><text:span text:style-name="T3">aurganda</text:span> – (kwo) Ohrenschmalz</text:p>
        <text:p text:style-name="Text_20_body"><text:bookmark text:name="aus"/><text:span text:style-name="T3">aus</text:span> – 1) (konekti-komo) heraus <text:span text:style-name="T1">(Bewegung)</text:span><text:line-break/><text:span text:style-name="T3">pren kalam aus posh</text:span> – einen Stift aus der Tasche herausnehmen<text:line-break/><text:span text:style-name="T3">Lai aus!</text:span> – Komm heraus!<text:line-break/>2) (konekti-komo) gemacht aus, bestehend aus <text:span text:style-name="T1">(Material)</text:span><text:line-break/><text:span text:style-name="T3">botela aus glas</text:span> – Flasche aus Glas, Glasflasche<text:line-break/><text:span text:style-name="T3">Me he zwo palas aus shamba.</text:span> – Ich habe einen Palast aus dem Raum gemacht.<text:line-break/><text:span text:style-name="T3">ausen</text:span> – (konekti-komo) außerhalb, auf der Außenseite, jenseits der Grenzen von<text:line-break/><text:soft-page-break/><text:span text:style-name="T3">ausen dom</text:span> – außerhalb des Hauses<text:line-break/><text:span text:style-name="T3">Me jivi ausen urba.</text:span> – Ich lebe außerhalb der Stadt.<text:line-break/><text:span text:style-name="T3">Sedey ye frosta ausen.</text:span> – Heute gibt es draußen Frost.<text:line-break/><text:span text:style-name="T3">Sey dwar bu ofni fon ausen, sol fon inen.</text:span> – Diese Tür öffnet nicht von außen, nur von innen.<text:line-break/><text:span text:style-name="T3">ausen-ney</text:span> – (kwel) äußerer, externer Syn.: <text:a xlink:type="simple" xlink:href="#externe" text:style-name="Internet_20_link" text:visited-style-name="Visited_20_Internet_20_Link"><text:span text:style-name="Definition">externe</text:span></text:a><text:line-break/><text:span text:style-name="T3">ausenklaida</text:span> – (kwo) Oberbekleidung<text:line-break/><text:span text:style-name="T3">ausen-taraf</text:span> – Außenseite<text:line-break/><text:span text:style-name="T3">ausen-munda</text:span> – Außenwelt</text:p>
        <text:p text:style-name="Text_20_body"><text:bookmark text:name="ausjivi"/><text:span text:style-name="T3">ausjivi</text:span> – (zwo) überleben siehe: <text:a xlink:type="simple" xlink:href="#jiva" text:style-name="Internet_20_link" text:visited-style-name="Visited_20_Internet_20_Link"><text:span text:style-name="Definition">jivi</text:span></text:a><text:line-break/><text:span text:style-name="T3">ausjiving</text:span> – (kwo) Überleben</text:p>
        <text:p text:style-name="Text_20_body"><text:bookmark text:name="auskati"/><text:span text:style-name="T3">auskati</text:span> – (zwo) ausschneiden siehe: <text:a xlink:type="simple" xlink:href="#kati" text:style-name="Internet_20_link" text:visited-style-name="Visited_20_Internet_20_Link"><text:span text:style-name="Definition">kati</text:span></text:a></text:p>
        <text:p text:style-name="Text_20_body"><text:bookmark text:name="auskavi"/><text:span text:style-name="T3">auskavi</text:span> – (zwo) ausgraben siehe: <text:a xlink:type="simple" xlink:href="#kavi" text:style-name="Internet_20_link" text:visited-style-name="Visited_20_Internet_20_Link"><text:span text:style-name="Definition">kavi</text:span></text:a></text:p>
        <text:p text:style-name="Text_20_body"><text:bookmark text:name="auskupi"/><text:span text:style-name="T3">auskupi</text:span> – (zwo) auslösen, freikaufen siehe: <text:a xlink:type="simple" xlink:href="#kupi" text:style-name="Internet_20_link" text:visited-style-name="Visited_20_Internet_20_Link"><text:span text:style-name="Definition">kupi</text:span></text:a><text:line-break/><text:span text:style-name="T3">auskupa</text:span> – (kwo) Freikauf, Rückkauf</text:p>
        <text:p text:style-name="Text_20_body"><text:bookmark text:name="auslanda"/><text:span text:style-name="T3">auslanda</text:span> – (kwo) Ausland siehe: <text:a xlink:type="simple" xlink:href="#landa" text:style-name="Internet_20_link" text:visited-style-name="Visited_20_Internet_20_Link"><text:span text:style-name="Definition">landa</text:span></text:a><text:line-break/><text:span text:style-name="T3">in auslanda</text:span> – im Ausland<text:line-break/><text:span text:style-name="T3">auslanda-ney</text:span> – (kwel) ausländisch<text:line-break/><text:span text:style-name="T3">auslandajen, auslander</text:span> – (kwo) Ausländer vgl. <text:a xlink:type="simple" xlink:href="#garibe" text:style-name="Internet_20_link" text:visited-style-name="Visited_20_Internet_20_Link"><text:span text:style-name="Definition">gariba</text:span></text:a></text:p>
        <text:p text:style-name="Text_20_body"><text:bookmark text:name="auslasi"/><text:span text:style-name="T3">auslasi</text:span> – (zwo) hinauslassen; (Schall) ausstoßen siehe: <text:a xlink:type="simple" xlink:href="#lasi" text:style-name="Internet_20_link" text:visited-style-name="Visited_20_Internet_20_Link"><text:span text:style-name="Definition">lasi</text:span></text:a></text:p>
        <text:p text:style-name="Text_20_body"><text:bookmark text:name="auslyu"/><text:span text:style-name="T3">auslyu</text:span> – (zwo) auslassen, weglassen, aussparen siehe: <text:a xlink:type="simple" xlink:href="#lyu" text:style-name="Internet_20_link" text:visited-style-name="Visited_20_Internet_20_Link"><text:span text:style-name="Definition">lyu</text:span></text:a></text:p>
        <text:p text:style-name="Text_20_body"><text:bookmark text:name="ausmorti"/><text:span text:style-name="T3">ausmorti</text:span> – (zwo) aussterben siehe: <text:a xlink:type="simple" xlink:href="#morta" text:style-name="Internet_20_link" text:visited-style-name="Visited_20_Internet_20_Link"><text:span text:style-name="Definition">morti</text:span></text:a></text:p>
        <text:p text:style-name="Text_20_body"><text:bookmark text:name="auspren"/><text:span text:style-name="T3">auspren</text:span> – (zwo) herausnehmen, herausziehen, extrahieren siehe: <text:a xlink:type="simple" xlink:href="#pren" text:style-name="Internet_20_link" text:visited-style-name="Visited_20_Internet_20_Link"><text:span text:style-name="Definition">pren</text:span></text:a></text:p>
        <text:p text:style-name="Text_20_body"><text:bookmark text:name="ausspiri"/><text:span text:style-name="T3">ausspiri</text:span> – (zwo) ausatmen siehe: <text:a xlink:type="simple" xlink:href="#spiri" text:style-name="Internet_20_link" text:visited-style-name="Visited_20_Internet_20_Link"><text:span text:style-name="Definition">spiri</text:span></text:a> Ant.: <text:a xlink:type="simple" xlink:href="#inuspiri" text:style-name="Internet_20_link" text:visited-style-name="Visited_20_Internet_20_Link"><text:span text:style-name="Definition">inuspiri</text:span></text:a><text:line-break/><text:span text:style-name="T3">ausspira</text:span> – (kwo) Ausatmung</text:p>
        <text:p text:style-name="Text_20_body"><text:bookmark text:name="ausyusi"/><text:span text:style-name="T3">ausyusi</text:span> – (zwo) abnutzen, verbrauchen siehe: <text:a xlink:type="simple" xlink:href="#yusi" text:style-name="Internet_20_link" text:visited-style-name="Visited_20_Internet_20_Link"><text:span text:style-name="Definition">yusi</text:span></text:a><text:line-break/><text:span text:style-name="T3">ausyusa</text:span> – (kwo) Abnutzung, Verschleiß</text:p>
        <text:p text:style-name="Text_20_body"><text:span text:style-name="T3">autentike</text:span> – (kwel) authentisch, echt<text:line-break/><text:span text:style-name="T3">autentikitaa</text:span> – (kwo) Authentizität, Echtheit, Glaubwürdigkeit<text:line-break/>Griechisch</text:p>
        <text:p text:style-name="Text_20_body"><text:span text:style-name="T3">auto</text:span> – (kwo) Auto, Automobil</text:p>
        <text:p text:style-name="Text_20_body"><text:span text:style-name="T3">automat</text:span> – (kwo) Automat<text:line-break/><text:span text:style-name="T3">automatike</text:span> – (kwel) automatisch, maschinell<text:line-break/><text:span text:style-name="T3">automatikem</text:span> – (komo) automatisch, maschinell<text:line-break/><text:span text:style-name="T3">automatisi</text:span> – (zwo) automatisieren<text:line-break/><text:span text:style-name="T3">automatisa</text:span> – (kwo) Automation</text:p>
        <text:p text:style-name="Text_20_body"><text:soft-page-break/><text:span text:style-name="T3">autopilota</text:span> – (kwo) Autopilot</text:p>
        <text:p text:style-name="Text_20_body"><text:span text:style-name="T3">autor</text:span> – (kwo) Autor</text:p>
        <text:p text:style-name="Text_20_body"><text:bookmark text:name="autoritaa"/><text:span text:style-name="T3">autoritaa</text:span> – (kwo) Autorität (aufgrund von Wissen und Erfahrung) vgl. <text:a xlink:type="simple" xlink:href="#mahta" text:style-name="Internet_20_link" text:visited-style-name="Visited_20_Internet_20_Link"><text:span text:style-name="Definition">mahta</text:span></text:a>, <text:a xlink:type="simple" xlink:href="#potente" text:style-name="Internet_20_link" text:visited-style-name="Visited_20_Internet_20_Link"><text:span text:style-name="Definition">potensia</text:span></text:a></text:p>
        <text:p text:style-name="Text_20_body"><text:span text:style-name="T3">autostop</text:span> – (kwo) Autostopp, per Anhalter<text:line-break/><text:span text:style-name="T3">fai autostop</text:span> – per Anhalter fahren</text:p>
        <text:p text:style-name="Text_20_body"><text:span text:style-name="T3">avan</text:span> – (komo) vorwärts, vorne <text:span text:style-name="T1">(in Raum oder Zeit)</text:span><text:line-break/><text:span text:style-name="T3">Avan, sempre avan!</text:span> – Vorwärts, immer vorwärts!<text:line-break/><text:span text:style-name="T3">Kan avan, bu kan bak.</text:span> – Blicke vorwärts, nicht zurück.<text:line-break/><text:span text:style-name="T3">Go avan, bu turni.</text:span> – Geh' vorwärts, kehr nicht um.<text:line-break/><text:span text:style-name="T3">Treba mah kloka un ora avan.</text:span> – Man sollte die Uhr eine Stunde vorstellen.<text:line-break/><text:span text:style-name="T3">avanen</text:span> – (konekti-komo) vor <text:span text:style-name="T1">(an welcher Stelle?)</text:span><text:line-break/><text:span text:style-name="T3">avanen oli</text:span> – vor jedermann<text:line-break/><text:span text:style-name="T3">avanen kolona</text:span> – vor der Kolonne<text:line-break/><text:span text:style-name="T3">Lu es yo dalem avanen.</text:span> – Er ist schon weit vorne.<text:line-break/><text:span text:style-name="T3">May kloka es pet minuta avanen.</text:span> – Meine Uhr geht 5 Minuten vor.</text:p>
        <text:p text:style-name="Text_20_body"><text:bookmark text:name="avane"/><text:span text:style-name="T3">avane</text:span> – (kwel) front…, vorder…<text:line-break/><text:span text:style-name="T3">avanpatas</text:span> – (kwo) Vorderpfoten<text:line-break/><text:span text:style-name="T3">avana</text:span> – (kwo) Front, Vorderseite auch: <text:a xlink:type="simple" xlink:href="#taraf" text:style-name="Internet_20_link" text:visited-style-name="Visited_20_Internet_20_Link"><text:span text:style-name="Definition">avantaraf</text:span></text:a> vgl. <text:a xlink:type="simple" xlink:href="#fronta" text:style-name="Internet_20_link" text:visited-style-name="Visited_20_Internet_20_Link"><text:span text:style-name="Definition">fronta</text:span></text:a>, <text:a xlink:type="simple" xlink:href="#frenta" text:style-name="Internet_20_link" text:visited-style-name="Visited_20_Internet_20_Link"><text:span text:style-name="Definition">frenta</text:span></text:a></text:p>
        <text:p text:style-name="Text_20_body"><text:span text:style-name="T3">avangarda</text:span> – (kwo) Avantgarde<text:line-break/><text:span text:style-name="T3">avangarde (avangarda-ney)</text:span> – (kwel) avangardistisch, führend</text:p>
        <text:p text:style-name="Text_20_body"><text:span text:style-name="T3">avanpasi</text:span> – (zwo) überholen, übertreffen</text:p>
        <text:p text:style-name="Text_20_body"><text:span text:style-name="T3">avansi</text:span> – (zwo) avancieren, fortschreiten; fördern, unterstützen<text:line-break/><text:span text:style-name="T3">avansa</text:span> – (kwo) Aufstieg, Fortschritt</text:p>
        <text:p text:style-name="Text_20_body"><text:span text:style-name="T3">avantaja</text:span> – (kwo) Vorteil, Nutzen</text:p>
        <text:p text:style-name="Text_20_body"><text:span text:style-name="T3">avare</text:span> – (kwel) geizig, knauserig<text:line-break/><text:span text:style-name="T3">avaritaa</text:span> – (kwo) Geiz<text:line-break/><text:span text:style-name="T3">avarnik</text:span> – (kwo) Geizhals</text:p>
        <text:p text:style-name="Text_20_body"><text:span text:style-name="T3">aventura</text:span> – (kwo) Abenteuer<text:line-break/><text:span text:style-name="T3">dusaventura</text:span> – (kwo) zwielichtige Unternehmung</text:p>
        <text:p text:style-name="Text_20_body"><text:span text:style-name="T3">avenu</text:span> – (kwo) Prachtstraße, Avenue<text:line-break/>Französisch</text:p>
        <text:p text:style-name="Text_20_body"><text:span text:style-name="T3">avide</text:span> – (kwel) (be-)gierig<text:line-break/><text:span text:style-name="T3">aviditaa</text:span> – (kwo) Gier, Habgier<text:line-break/><text:span text:style-name="T3">avida (avido, avidina)</text:span> – (kwo) habgierige Person</text:p>
        <text:p text:style-name="Text_20_body"><text:span text:style-name="T3">avion</text:span> – (kwo) Flugzeug<text:line-break/><text:span text:style-name="T3">aviondom</text:span> – (kwo) Hangar siehe: <text:a xlink:type="simple" xlink:href="#dom" text:style-name="Internet_20_link" text:visited-style-name="Visited_20_Internet_20_Link"><text:span text:style-name="Definition">dom</text:span></text:a></text:p>
        <text:p text:style-name="Text_20_body"><text:soft-page-break/><text:span text:style-name="T3">avokado</text:span> – (kwo) Avocado</text:p>
        <text:p text:style-name="Text_20_body"><text:span text:style-name="T3">avos</text:span> – (komo) hoffentlich, vielleicht<text:line-break/><text:span text:style-name="T3">pa avos</text:span> – aufs Geratewohl, per Zufall<text:line-break/>Russisch</text:p>
        <text:p text:style-name="Text_20_body"><text:span text:style-name="T3">axa</text:span> – (kwo) Achse<text:line-break/><text:span text:style-name="T3">axike</text:span> – (kwel) axial</text:p>
        <text:p text:style-name="Text_20_body"><text:span text:style-name="T3">axila</text:span> – (kwo) Achsel <text:span text:style-name="T1">(anat.)</text:span></text:p>
        <text:p text:style-name="Text_20_body"><text:span text:style-name="T3">ay</text:span> – (exklami) Aua! Autsch!</text:p>
        <text:p text:style-name="Text_20_body"><text:span text:style-name="T3">azure</text:span> – (kwel) azurblau, himmelblau</text:p>
        <text:p text:style-name="Text_20_body"><text:line-break/><text:bookmark text:name="B"/></text:p>
        <text:p text:style-name="Horizontal_20_Line"/>
        <text:h text:style-name="Heading_20_3" text:outline-level="3"><text:bookmark-start text:name="b"/>B<text:bookmark-end text:name="b"/></text:h>
        <text:p text:style-name="First_20_paragraph"><text:bookmark text:name="ba"/><text:span text:style-name="T3">ba</text:span> – (gramatika) <text:span text:style-name="T1">Imperativ, Befehlsform</text:span> vgl. <text:a xlink:type="simple" xlink:href="#bye" text:style-name="Internet_20_link" text:visited-style-name="Visited_20_Internet_20_Link"><text:span text:style-name="Definition">bye</text:span></text:a>, <text:a xlink:type="simple" xlink:href="#hay2" text:style-name="Internet_20_link" text:visited-style-name="Visited_20_Internet_20_Link"><text:span text:style-name="Definition">hay</text:span></text:a><text:line-break/><text:span text:style-name="T3">Nu go ba!</text:span> – Lasst uns gehen!<text:line-break/><text:span text:style-name="T3">Manya yu hev skola. Tayari ba yur leson!</text:span> – Morgen hast du Schule. Mach deine Hausaufgaben fertig!<text:line-break/><text:span text:style-name="T3">Ta lai ba!</text:span> – Er/Sie komme!<text:line-break/>Mandarin</text:p>
        <text:p text:style-name="Text_20_body"><text:span text:style-name="T3">badal</text:span> – (kwo) Wolke<text:line-break/><text:span text:style-name="T3">gro-badal</text:span> – große Wolke<text:line-break/><text:span text:style-name="T3">swate badal</text:span> – schwarze Wolke<text:line-break/><text:span text:style-name="T3">badal-ney dey</text:span> – wolkenreicher Tag<text:line-break/>Hindi</text:p>
        <text:p text:style-name="Text_20_body"><text:bookmark text:name="bade"/><text:span text:style-name="T3">bade</text:span> – (kwel) schlecht; böse, übel vgl. <text:a xlink:type="simple" xlink:href="#buhao" text:style-name="Internet_20_link" text:visited-style-name="Visited_20_Internet_20_Link"><text:span text:style-name="Definition">buhao</text:span></text:a>, <text:a xlink:type="simple" xlink:href="#dushte" text:style-name="Internet_20_link" text:visited-style-name="Visited_20_Internet_20_Link"><text:span text:style-name="Definition">dushte</text:span></text:a><text:line-break/><text:span text:style-name="T3">bu bade</text:span> – nicht schlecht<text:line-break/><text:span text:style-name="T3">baditaa</text:span> – (kwo) Übel, Böse<text:line-break/><text:span text:style-name="T3">lucha de haotaa e baditaa</text:span> – Kampf zwischen Gut und Böse<text:line-break/><text:span text:style-name="T3">badifi (fa-bade)</text:span> – (zwo) schlechter werden, verschlimmern<text:line-break/>Hindi</text:p>
        <text:p text:style-name="Text_20_body"><text:span text:style-name="T3">bagaja</text:span> – (kwo) Gepäck<text:line-break/><text:span text:style-name="T3">bagajadan</text:span> – (kwo) Gepäckablage; Gepäckabteil, Laderaum<text:line-break/>Krim-Tatarisch</text:p>
        <text:p text:style-name="Text_20_body"><text:span text:style-name="T3">bagula</text:span> – (kwo) Reiher <text:span text:style-name="T1">(zool.)</text:span><text:line-break/>Hindi</text:p>
        <text:p text:style-name="Text_20_body"><text:bookmark text:name="bahana"/><text:soft-page-break/><text:span text:style-name="T3">bahana</text:span> – (kwo) Vorwand, Ausrede<text:line-break/><text:span text:style-name="T3">bahani</text:span> – (zwo) einen Vorwand benutzen siehe auch: <text:a xlink:type="simple" xlink:href="#skusi" text:style-name="Internet_20_link" text:visited-style-name="Visited_20_Internet_20_Link"><text:span text:style-name="Definition">skusi</text:span></text:a><text:line-break/><text:span text:style-name="T3">bahani-yen ke</text:span> – unter dem Vorwand, dass<text:line-break/>Hindi</text:p>
        <text:p text:style-name="Text_20_body"><text:span text:style-name="T3">bahmal</text:span> – (kwo) Samt<text:line-break/>Paschtunisch</text:p>
        <text:p text:style-name="Text_20_body"><text:span text:style-name="T3">bait</text:span> – (kwo) Byte <text:span text:style-name="T1">(comp., »by eight« ⇒ 8 Bit)</text:span></text:p>
        <text:p text:style-name="Text_20_body"><text:bookmark text:name="baji"/><text:span text:style-name="T3">baji</text:span> – (zwo) klingeln, läuten, klingen, hallen; spielen (eines Musikinstrumentes); schlagen (einer Uhr) vgl. <text:a xlink:type="simple" xlink:href="#plei" text:style-name="Internet_20_link" text:visited-style-name="Visited_20_Internet_20_Link"><text:span text:style-name="Definition">plei</text:span></text:a><text:line-break/><text:span text:style-name="T3">baji pa dwar</text:span> – an der Tür klingeln<text:line-break/><text:span text:style-name="T3">Hu-ney fon zai baji?</text:span> – Wessen Telefon klingelt?<text:line-break/><text:span text:style-name="T3">baji piano</text:span> – Piano spielen<text:line-break/><text:span text:style-name="T3">baji gana pa gitara</text:span> – ein Lied auf der Gitarre spielen<text:line-break/><text:span text:style-name="T3">baja</text:span> – (kwo) Klang, Läuten<text:line-break/><text:span text:style-name="T3">Me audi-te baja pa dwar.</text:span> – Ich hörte ein Läuten an der Tür.<text:line-break/><text:span text:style-name="T3">bajika</text:span> – (kwo) Türglocke, Hupe, Summer<text:line-break/>Hindi</text:p>
        <text:p text:style-name="Text_20_body"><text:bookmark text:name="bak"/><text:span text:style-name="T3">bak</text:span> – 1) (komo) zurück <text:span text:style-name="T1">(in Raum oder Zeit)</text:span>, rückwärts<text:line-break/><text:span text:style-name="T3">Go avan, bu go bak.</text:span> – Gehe vorwärts, nicht zurück.<text:line-break/><text:span text:style-name="T3">Mata wud yao ke suy kindas lai bak a ela.</text:span> – Die Mutter möchte, dass ihre Kinder zu ihr zurückkommen.<text:line-break/><text:span text:style-name="T3">Gai pon bak olo ke yu pren.</text:span> – Du solltest alles zurücklegen, was du nimmst.<text:line-break/><text:span text:style-name="T3">al bakdao</text:span> – auf dem Rückweg<text:line-break/><text:span text:style-name="T3">bakmuvi</text:span> – zurückbewegen<text:line-break/><text:span text:style-name="T3">dai bak</text:span> – zurückgeben<text:line-break/><text:span text:style-name="T3">Treba mah kloka un ora bak.</text:span> – Man sollte die Uhr eine Stunde zurückstellen.<text:line-break/>2) (komo) vor, her <text:span text:style-name="T1">(Zeit)</text:span><text:line-break/><text:span text:style-name="T3">dwa yar bak</text:span> – zwei Jahre her (vor zwei Jahren)<text:line-break/><text:span text:style-name="T3">Gro-longtaim bak ye rega.</text:span> – Vor langer Zeit gab es einen König / eine Königin.<text:line-break/><text:span text:style-name="T3">baken</text:span> – (konekti-komo) hinter <text:span text:style-name="T1">(an welchem Ort?)</text:span><text:line-break/><text:span text:style-name="T3">baken dom</text:span> – hinter dem Haus<text:line-break/><text:span text:style-name="T3">Me bu vidi surya nau: it es baken badal.</text:span> – Jetzt sehe ich die Sonne nicht: Sie ist hinter einer Wolke.<text:line-break/><text:span text:style-name="T3">Wen me lai a shulin, me bu dumi om problema. Me lyu li oli baken in urba.</text:span> – Wenn ich zum Wald komme, denke ich nicht an Probleme. Ich lasse sie alle zurück in der Stadt.<text:line-break/><text:span text:style-name="T3">May kloka es pet minuta baken.</text:span> – Meine Uhr geht fünf Minuten nach.<text:line-break/><text:span text:style-name="T3">fon baken dom</text:span> – von hinter dem Haus (von der Rückseite des Hauses)</text:p>
        <text:p text:style-name="Text_20_body"><text:span text:style-name="T3">bakak</text:span> – (kwo) Frosch <text:span text:style-name="T1">(zool.)</text:span><text:line-break/>Georgisch</text:p>
        <text:p text:style-name="Text_20_body"><text:span text:style-name="T3">bakapi</text:span> – (zwo) Backup durchführen, Daten sichern <text:span text:style-name="T1">(Comp.)</text:span><text:line-break/><text:span text:style-name="T3">bakapa</text:span> – (kwo) Backup, Sicherungskopie</text:p>
        <text:p text:style-name="Text_20_body"><text:bookmark text:name="bake"/><text:soft-page-break/><text:span text:style-name="T3">bake</text:span> – (kwel) rück…, hinter…<text:line-break/><text:span text:style-name="T3">bakpatas</text:span> – (kwo) Hinterpfoten<text:line-break/><text:span text:style-name="T3">baka</text:span> – (kwo) Rückseite, Hinterseite auch: <text:a xlink:type="simple" xlink:href="#taraf" text:style-name="Internet_20_link" text:visited-style-name="Visited_20_Internet_20_Link"><text:span text:style-name="Definition">baktaraf</text:span></text:a></text:p>
        <text:p text:style-name="Text_20_body"><text:span text:style-name="T3">bakra</text:span> – (kwo) Ziege <text:span text:style-name="T1">(zool.)</text:span><text:line-break/><text:span text:style-name="T3">gin-bakra (bakrina)</text:span> – weibl. Ziege, Geiß<text:line-break/><text:span text:style-name="T3">man-bakra (bakro)</text:span> – Ziegenbock<text:line-break/>Hindi</text:p>
        <text:p text:style-name="Text_20_body"><text:bookmark text:name="bakshish"/><text:span text:style-name="T3">bakshish</text:span> – (kwo) Trinkgeld siehe auch: <text:a xlink:type="simple" xlink:href="#rishvat" text:style-name="Internet_20_link" text:visited-style-name="Visited_20_Internet_20_Link"><text:span text:style-name="Definition">rishvat</text:span></text:a><text:line-break/>Persisch</text:p>
        <text:p text:style-name="Text_20_body"><text:bookmark text:name="bakshwo"/><text:span text:style-name="T3">bakshwo</text:span> – (zwo) erwidern siehe: <text:a xlink:type="simple" xlink:href="#bak" text:style-name="Internet_20_link" text:visited-style-name="Visited_20_Internet_20_Link"><text:span text:style-name="Definition">bak</text:span></text:a>, <text:a xlink:type="simple" xlink:href="#shwo" text:style-name="Internet_20_link" text:visited-style-name="Visited_20_Internet_20_Link"><text:span text:style-name="Definition">shwo</text:span></text:a> Syn.: <text:a xlink:type="simple" xlink:href="#repliki" text:style-name="Internet_20_link" text:visited-style-name="Visited_20_Internet_20_Link"><text:span text:style-name="Definition">repliki</text:span></text:a></text:p>
        <text:p text:style-name="Text_20_body"><text:bookmark text:name="bakteria"/><text:span text:style-name="T3">bakteria</text:span> – (kwo) Bakterium vgl. <text:a xlink:type="simple" xlink:href="#basila" text:style-name="Internet_20_link" text:visited-style-name="Visited_20_Internet_20_Link"><text:span text:style-name="Definition">basila</text:span></text:a><text:line-break/>Armenisch</text:p>
        <text:p text:style-name="Text_20_body"><text:span text:style-name="T3">bal</text:span> – (kwo) Ball (Tanzveranstaltung)</text:p>
        <text:p text:style-name="Text_20_body"><text:span text:style-name="T3">balada</text:span> – (kwo) Ballade<text:line-break/>Indonesisch</text:p>
        <text:p text:style-name="Text_20_body"><text:span text:style-name="T3">balansa</text:span> – (kwo) Balance, Gleichgewicht<text:line-break/><text:span text:style-name="T3">balansi</text:span> – (zwo) balancieren, Gleichgewicht halten; aufwiegen, ausgleichen<text:line-break/><text:span text:style-name="T3">balansing</text:span> – (kwo) Ausbalancieren<text:line-break/><text:span text:style-name="T3">balansen (balansi-ney)</text:span> – (kwel) ausbalanciert, ausgewogen</text:p>
        <text:p text:style-name="Text_20_body"><text:span text:style-name="T3">balbati</text:span> – (zwo) gluckern, gurgeln, plätschern<text:line-break/><text:span text:style-name="T3">ruchey balbati</text:span> – der Bach plätschert<text:line-break/>Arabisch</text:p>
        <text:p text:style-name="Text_20_body"><text:span text:style-name="T3">baldakin</text:span> – (kwo) Baldachin</text:p>
        <text:p text:style-name="Text_20_body"><text:span text:style-name="T3">balena</text:span> – (kwo) Wal <text:span text:style-name="T1">(zool.)</text:span></text:p>
        <text:p text:style-name="Text_20_body"><text:span text:style-name="T3">balet</text:span> – (kwo) Ballett</text:p>
        <text:p text:style-name="Text_20_body"><text:span text:style-name="T3">balja</text:span> – (kwo) Beule<text:line-break/><text:span text:style-name="T3">balji</text:span> – (zwo) (aus-)beulen, anschwellen</text:p>
        <text:p text:style-name="Text_20_body"><text:span text:style-name="T3">balka</text:span> – (kwo) Stamm, Balken<text:line-break/><text:span text:style-name="T3">balka-dom</text:span> – Blockhaus<text:line-break/>Russisch</text:p>
        <text:p text:style-name="Text_20_body"><text:span text:style-name="T3">balkon</text:span> – (kwo) Balkon<text:line-break/>Persisch</text:p>
        <text:p text:style-name="Text_20_body"><text:span text:style-name="T3">balon</text:span> – (kwo) Ballon</text:p>
        <text:p text:style-name="Text_20_body"><text:span text:style-name="T3">balsam</text:span> – (kwo) Balsam</text:p>
        <text:p text:style-name="Text_20_body"><text:soft-page-break/><text:span text:style-name="T3">balut</text:span> – (kwo) Eichel <text:span text:style-name="T1">(bot.)</text:span><text:line-break/>Arabisch</text:p>
        <text:p text:style-name="Text_20_body"><text:span text:style-name="T3">bambu</text:span> – (kwo) Bambus</text:p>
        <text:p text:style-name="Text_20_body"><text:span text:style-name="T3">banale</text:span> – (kwel) banal, abgedroschen</text:p>
        <text:p text:style-name="Text_20_body"><text:span text:style-name="T3">banana</text:span> – (kwo) Banane <text:span text:style-name="T1">(Frucht)</text:span><text:line-break/><text:span text:style-name="T3">bananaplanta</text:span> – (kwo) Bananenpflanze, -staude</text:p>
        <text:p text:style-name="Text_20_body"><text:bookmark text:name="banda"/><text:span text:style-name="T3">banda</text:span> – 1) (kwo) Band (Streifen; Teil eines Spektrums) siehe auch: <text:a xlink:type="simple" xlink:href="#teip" text:style-name="Internet_20_link" text:visited-style-name="Visited_20_Internet_20_Link"><text:span text:style-name="Definition">teip</text:span></text:a><text:line-break/><text:span text:style-name="T3">banda de frekwensa</text:span> – Frequenzband<text:line-break/>2) (kwo) Band (Musikgruppe)</text:p>
        <text:p text:style-name="Text_20_body"><text:span text:style-name="T3">bandaja</text:span> – (kwo) Bandage<text:line-break/><text:span text:style-name="T3">bandaji</text:span> – (zwo) bandagieren</text:p>
        <text:p text:style-name="Text_20_body"><text:span text:style-name="T3">bandana</text:span> – (kwo) Hals-/Kopftuch<text:line-break/>Japanisch</text:p>
        <text:p text:style-name="Text_20_body"><text:span text:style-name="T3">bandanoda</text:span> – (kwo) Schleife siehe: <text:a xlink:type="simple" xlink:href="#banda" text:style-name="Internet_20_link" text:visited-style-name="Visited_20_Internet_20_Link"><text:span text:style-name="Definition">banda</text:span></text:a>, <text:a xlink:type="simple" xlink:href="#noda" text:style-name="Internet_20_link" text:visited-style-name="Visited_20_Internet_20_Link"><text:span text:style-name="Definition">noda</text:span></text:a></text:p>
        <text:p text:style-name="Text_20_body"><text:span text:style-name="T3">bandita</text:span> – (kwo) Bandit</text:p>
        <text:p text:style-name="Text_20_body"><text:span text:style-name="T3">banduk</text:span> – (kwo) Gewehr<text:line-break/>Arabisch</text:p>
        <text:p text:style-name="Text_20_body"><text:span text:style-name="T3">bangi</text:span> – (zwo) bersten, platzen<text:line-break/><text:span text:style-name="T3">bang!</text:span> – (exklami) Peng! Bumm!<text:line-break/>Mandarin</text:p>
        <text:p text:style-name="Text_20_body"><text:span text:style-name="T3">bani</text:span> – (zwo) baden<text:line-break/><text:span text:style-name="T3">bani swa</text:span> – sich baden<text:line-break/><text:span text:style-name="T3">baning</text:span> – (kwo) Baden<text:line-break/><text:span text:style-name="T3">banidom (baniguan)</text:span> – (kwo) Badehaus, Badeanstalt<text:line-break/><text:span text:style-name="T3">banishamba</text:span> – (kwo) Bad, Badezimmer<text:line-break/><text:span text:style-name="T3">banipen</text:span> – Badewanne</text:p>
        <text:p text:style-name="Text_20_body"><text:bookmark text:name="banka"/><text:span text:style-name="T3">banka</text:span> – (kwo) Bank <text:span text:style-name="T1">(finanz.)</text:span> siehe auch: <text:a xlink:type="simple" xlink:href="#bencha" text:style-name="Internet_20_link" text:visited-style-name="Visited_20_Internet_20_Link"><text:span text:style-name="Definition">bencha</text:span></text:a><text:line-break/><text:span text:style-name="T3">banker</text:span> – (kwo) Bankier<text:line-break/><text:span text:style-name="T3">bankayuan</text:span> – (kwo) Bankangestellter<text:line-break/>Türkisch</text:p>
        <text:p text:style-name="Text_20_body"><text:span text:style-name="T3">banket</text:span> – (kwo) Bankett, Festessen<text:line-break/>Französisch</text:p>
        <text:p text:style-name="Text_20_body"><text:span text:style-name="T3">bao</text:span> – (kwo) Tasche<text:line-break/><text:span text:style-name="T3">beybao</text:span> – (kwo) Rucksack<text:line-break/><text:span text:style-name="T3">handabao</text:span> – (kwo) Handtasche<text:line-break/>Mandarin</text:p>
        <text:p text:style-name="Text_20_body"><text:soft-page-break/><text:span text:style-name="T3">baobaba</text:span> – (kwo) Baobab, Affenbrotbaum<text:line-break/>Arabisch</text:p>
        <text:p text:style-name="Text_20_body"><text:span text:style-name="T3">bar</text:span> – (kwo) Bar (Gaststätte, Lokal)</text:p>
        <text:p text:style-name="Text_20_body"><text:span text:style-name="T3">barak</text:span> – (kwo) Baracke, Bude</text:p>
        <text:p text:style-name="Text_20_body"><text:bookmark text:name="barana"/><text:span text:style-name="T3">barana</text:span> – (kwo) Zaun<text:line-break/><text:span text:style-name="T3">bushbarana</text:span> – Hecke siehe: <text:a xlink:type="simple" xlink:href="#bush" text:style-name="Internet_20_link" text:visited-style-name="Visited_20_Internet_20_Link"><text:span text:style-name="Definition">bush</text:span></text:a><text:line-break/>Katalanisch</text:p>
        <text:p text:style-name="Text_20_body"><text:span text:style-name="T3">barba</text:span> – (kwo) Bart<text:line-break/><text:span text:style-name="T3">barba-ney man</text:span> – bärtiger Mann</text:p>
        <text:p text:style-name="Text_20_body"><text:span text:style-name="T3">barbare</text:span> – (kwel) barbarisch, roh, grausam<text:line-break/><text:span text:style-name="T3">barbara</text:span> – (kwo) Barbar<text:line-break/><text:span text:style-name="T3">barbaritaa</text:span> – (kwo) Barbarei; Grausamkeit</text:p>
        <text:p text:style-name="Text_20_body"><text:span text:style-name="T3">barela</text:span> – (kwo) Fass, Tonne, Bottich<text:line-break/><text:span text:style-name="T3">barelakin</text:span> – (kwo) Fässchen<text:line-break/>Griechisch</text:p>
        <text:p text:style-name="Text_20_body"><text:span text:style-name="T3">bari</text:span> – (zwo) (ver-)sperren, blockieren<text:line-break/><text:span text:style-name="T3">daobarika</text:span> – (kwo) Straßensperre<text:line-break/><text:span text:style-name="T3">barilok</text:span> – (kwo) abgesperrter Ort</text:p>
        <text:p text:style-name="Text_20_body"><text:span text:style-name="T3">bariera</text:span> – (kwo) Barriere</text:p>
        <text:p text:style-name="Text_20_body"><text:span text:style-name="T3">barometra</text:span> – (kwo) Barometer</text:p>
        <text:p text:style-name="Text_20_body"><text:span text:style-name="T3">baron</text:span> – (kwo) Baron/Baronin<text:line-break/><text:span text:style-name="T3">barono</text:span> – (kwo) Baron, Freiherr<text:line-break/><text:span text:style-name="T3">baronina</text:span> – (kwo) Baronin, Freifrau<text:line-break/>Slowenisch</text:p>
        <text:p text:style-name="Text_20_body"><text:span text:style-name="T3">barsuk</text:span> – (kwo) Dachs <text:span text:style-name="T1">(zool.)</text:span></text:p>
        <text:p text:style-name="Text_20_body"><text:span text:style-name="T3">bartan</text:span> – (kwo) Haushaltsgefäße, Geschirr<text:line-break/><text:span text:style-name="T3">woshi bartan</text:span> – das Geschirr spülen<text:line-break/><text:span text:style-name="T3">bartanlemar</text:span> – (kwo) Geschirrschrank<text:line-break/>Hindi</text:p>
        <text:p text:style-name="Text_20_body"><text:span text:style-name="T3">barut</text:span> – (kwo) Schießpulver<text:line-break/><text:span text:style-name="T3">barut-depo</text:span> – Pulverkammer, Pulvermagazin<text:line-break/>Türkisch</text:p>
        <text:p text:style-name="Text_20_body"><text:span text:style-name="T3">basa</text:span> – (kwo) Basis, Grundlage<text:line-break/><text:span text:style-name="T3">basi</text:span> – (zwo) (be-)gründen<text:line-break/><text:span text:style-name="T3">basike</text:span> – (kwel) grundsätzlich<text:line-break/><text:span text:style-name="T3">basikem</text:span> – (komo) im Grunde, grundsätzlich<text:line-break/><text:soft-page-break/><text:span text:style-name="T3">sinbasa-ney</text:span> – (kwel) grundlos</text:p>
        <text:p text:style-name="Text_20_body"><text:span text:style-name="T3">basar</text:span> – (kwo) Basar, Markt; Messe, Jahrmarkt<text:line-break/><text:span text:style-name="T3">basar-ekonomia</text:span> – Marktwirtschaft<text:line-break/><text:span text:style-name="T3">basar-teatra</text:span> – Jahrmarkts-Theater<text:line-break/>Persisch</text:p>
        <text:p text:style-name="Text_20_body"><text:bookmark text:name="bashan"/><text:span text:style-name="T3">bashan</text:span> – (kwo) Rede, Vortrag siehe auch: <text:a xlink:type="simple" xlink:href="#shwo" text:style-name="Internet_20_link" text:visited-style-name="Visited_20_Internet_20_Link"><text:span text:style-name="Definition">shwosa</text:span></text:a><text:line-break/><text:span text:style-name="T3">bashani</text:span> – (zwo) eine Rede halten<text:line-break/>Hindi</text:p>
        <text:p text:style-name="Text_20_body"><text:bookmark text:name="basila"/><text:span text:style-name="T3">basila</text:span> – (kwo) Bazillus vgl. <text:a xlink:type="simple" xlink:href="#bakteria" text:style-name="Internet_20_link" text:visited-style-name="Visited_20_Internet_20_Link"><text:span text:style-name="Definition">bakteria</text:span></text:a></text:p>
        <text:p text:style-name="Text_20_body"><text:span text:style-name="T3">basina</text:span> – (kwo) Mulde, Talkessel <text:span text:style-name="T1">(geogr., geol.)</text:span></text:p>
        <text:p text:style-name="Text_20_body"><text:span text:style-name="T3">basketa</text:span> – (kwo) Korb<text:line-break/><text:span text:style-name="T3">basketabol</text:span> – (kwo) Korbball</text:p>
        <text:p text:style-name="Text_20_body"><text:bookmark text:name="basta"/><text:span text:style-name="T3">basta</text:span> – 1) (komo) genug siehe auch: <text:a xlink:type="simple" xlink:href="#sufi" text:style-name="Internet_20_link" text:visited-style-name="Visited_20_Internet_20_Link"><text:span text:style-name="Definition">sufi-shem</text:span></text:a><text:line-break/><text:span text:style-name="T3">Nu hev basta pan.</text:span> – Wir haben genug Brot.<text:line-break/><text:span text:style-name="T3">Sauna bu es haishi basta garme.</text:span> – Die Sauna ist noch nicht heiß genug.<text:line-break/>2) (exklami) Es reicht! Genug!<text:line-break/><text:span text:style-name="T3">Basta! Me bu yao audi nixa om to.</text:span> – Es reicht Ich möchte nichts davon hören.</text:p>
        <text:p text:style-name="Text_20_body"><text:span text:style-name="T3">baston</text:span> – (kwo) Stange, Stab; Bischofsstab</text:p>
        <text:p text:style-name="Text_20_body"><text:span text:style-name="T3">basu</text:span> – (kwo) Bass (tiefer Ton)<text:line-break/><text:span text:style-name="T3">shwo pa basu</text:span> – mit tiefer Stimme sprechen<text:line-break/><text:span text:style-name="T3">basu-ney</text:span> – (kwel) tieftönend<text:line-break/><text:span text:style-name="T3">basu-ney vos</text:span> – tieftönende Stimme</text:p>
        <text:p text:style-name="Text_20_body"><text:span text:style-name="T3">bat</text:span> – (unisi) aber<text:line-break/><text:span text:style-name="T3">Me hev kitaba bat me bu yao lekti.</text:span> – Ich habe ein Buch, aber ich möchte nicht lesen.</text:p>
        <text:p text:style-name="Text_20_body"><text:span text:style-name="T3">batali</text:span> – (zwo) kämpfen, streiten<text:line-break/><text:span text:style-name="T3">batala</text:span> – (kwo) Kampf, Streit<text:line-break/><text:span text:style-name="T3">handa-batala</text:span> – Handgemenge<text:line-break/><text:span text:style-name="T3">batalakin</text:span> – (kwo) Gerangel</text:p>
        <text:p text:style-name="Text_20_body"><text:span text:style-name="T3">batalion</text:span> – (kwo) Bataillon</text:p>
        <text:p text:style-name="Text_20_body"><text:span text:style-name="T3">bataria</text:span> – (kwo) Batterie<text:line-break/>Arabisch</text:p>
        <text:p text:style-name="Text_20_body"><text:span text:style-name="T3">batata</text:span> – (kwo) Süßkartoffel</text:p>
        <text:p text:style-name="Text_20_body"><text:bookmark text:name="bati"/><text:span text:style-name="T3">bati</text:span> – (zwo) (wiederholt) schlagen vgl. <text:a xlink:type="simple" xlink:href="#darbi" text:style-name="Internet_20_link" text:visited-style-name="Visited_20_Internet_20_Link"><text:span text:style-name="Definition">darbi</text:span></text:a><text:line-break/><text:span text:style-name="T3">bater</text:span> – (kwo) Schlagstock, Keule; Schläger</text:p>
        <text:p text:style-name="Text_20_body"><text:span text:style-name="T3">baum</text:span> – (kwo) Baum<text:line-break/><text:soft-page-break/>Deutsch</text:p>
        <text:p text:style-name="Text_20_body"><text:span text:style-name="T3">bavul</text:span> – (kwo) Koffer<text:line-break/>Türkisch</text:p>
        <text:p text:style-name="Text_20_body"><text:span text:style-name="T3">bay</text:span> – 1) (konekti) mit, mittels, durch<text:line-break/><text:span text:style-name="T3">skribi bay kalam</text:span> – mit einem Stift schreiben<text:line-break/><text:span text:style-name="T3">lai bay avion</text:span> – mit dem Flugzeug kommen<text:line-break/><text:span text:style-name="T3">bay forsa</text:span> – mit Kraft/Macht/Gewalt<text:line-break/><text:span text:style-name="T3">bay to ke yu zwo</text:span> – durch das was du tust<text:line-break/><text:span text:style-name="T3">ofensi bay bu shwo danke</text:span> – kränken durch nicht Dank sagen<text:line-break/>2) (konekti) von <text:span text:style-name="T1">(Macher oder Autor)</text:span><text:line-break/><text:span text:style-name="T3">Se es zwo-ney bay me.</text:span> – Dies ist von mir gemacht.<text:line-break/><text:span text:style-name="T3">kitaba bay Mark Twen</text:span> – ein Buch von Mark Twain</text:p>
        <text:p text:style-name="Text_20_body"><text:span text:style-name="T3">baya</text:span> – (kwo) Bucht <text:span text:style-name="T1">(naut.)</text:span></text:p>
        <text:p text:style-name="Text_20_body"><text:span text:style-name="T3">bayonet</text:span> – (kwo) Bajonett <text:span text:style-name="T1">(mil.)</text:span></text:p>
        <text:p text:style-name="Text_20_body"><text:span text:style-name="T3">be</text:span> – <text:span text:style-name="T1">der Buchstabe</text:span> B</text:p>
        <text:p text:style-name="Text_20_body"><text:span text:style-name="T3">bebi</text:span> – (kwo) Baby, Kleinkind<text:line-break/><text:span text:style-name="T3">bebi gari</text:span> – Kinderwagen siehe: <text:a xlink:type="simple" xlink:href="#gari" text:style-name="Internet_20_link" text:visited-style-name="Visited_20_Internet_20_Link"><text:span text:style-name="Definition">gari</text:span></text:a></text:p>
        <text:p text:style-name="Text_20_body"><text:bookmark text:name="beda"/><text:span text:style-name="T3">beda</text:span> – (kwo) Unglück, Not vgl. <text:a xlink:type="simple" xlink:href="#disasta" text:style-name="Internet_20_link" text:visited-style-name="Visited_20_Internet_20_Link"><text:span text:style-name="Definition">disasta</text:span></text:a><text:line-break/>Russisch</text:p>
        <text:p text:style-name="Text_20_body"><text:span text:style-name="T3">bedlam</text:span> – (kwo) tolles Durcheinander, Tollhaus</text:p>
        <text:p text:style-name="Text_20_body"><text:span text:style-name="T3">beduin</text:span> – (kwo) Beduine</text:p>
        <text:p text:style-name="Text_20_body"><text:bookmark text:name="begin"/><text:span text:style-name="T3">begin</text:span> – (zwo) beginnen, anfangen Syn.: <text:a xlink:type="simple" xlink:href="#inisi" text:style-name="Internet_20_link" text:visited-style-name="Visited_20_Internet_20_Link"><text:span text:style-name="Definition">inisi</text:span></text:a>, <text:a xlink:type="simple" xlink:href="#starti" text:style-name="Internet_20_link" text:visited-style-name="Visited_20_Internet_20_Link"><text:span text:style-name="Definition">starti</text:span></text:a><text:line-break/><text:span text:style-name="T3">Nu begin ba!</text:span> – Lass uns beginnen!<text:line-break/><text:span text:style-name="T3">beginsa</text:span> – (kwo) Anfang<text:line-break/><text:span text:style-name="T3">in beginsa</text:span> – am Anfang<text:line-break/><text:span text:style-name="T3">ribegin</text:span> – (zwo) wieder anfangen</text:p>
        <text:p text:style-name="Text_20_body"><text:span text:style-name="T3">begun</text:span> – (zwo) bearbeiten, verarbeiten siehe: <text:a xlink:type="simple" xlink:href="#gun" text:style-name="Internet_20_link" text:visited-style-name="Visited_20_Internet_20_Link"><text:span text:style-name="Definition">gun</text:span></text:a><text:line-break/><text:span text:style-name="T3">begun data</text:span> – Daten verarbeiten<text:line-break/><text:span text:style-name="T3">begunsa</text:span> – (kwo) Bearbeitung, Verarbeitung</text:p>
        <text:p text:style-name="Text_20_body"><text:span text:style-name="T3">beje</text:span> – (kwel) beige</text:p>
        <text:p text:style-name="Text_20_body"><text:span text:style-name="T3">bekon</text:span> – (kwo) Speck<text:line-break/>Japanisch</text:p>
        <text:p text:style-name="Text_20_body"><text:span text:style-name="T3">belka</text:span> – (kwo) Eichhörnchen<text:line-break/>Russisch</text:p>
        <text:p text:style-name="Text_20_body"><text:span text:style-name="T3">belta</text:span> – (kwo) Gürtel<text:line-break/><text:soft-page-break/><text:span text:style-name="T3">piga belta</text:span> – Ledergürtel</text:p>
        <text:p text:style-name="Text_20_body"><text:bookmark text:name="bencha"/><text:span text:style-name="T3">bencha</text:span> – (kwo) (Sitz-)Bank vgl. <text:a xlink:type="simple" xlink:href="#banka" text:style-name="Internet_20_link" text:visited-style-name="Visited_20_Internet_20_Link"><text:span text:style-name="Definition">banka</text:span></text:a></text:p>
        <text:p text:style-name="Text_20_body"><text:span text:style-name="T3">bensin</text:span> – (kwo) Benzin<text:line-break/><text:span text:style-name="T3">bensin-station</text:span> – Tankstelle<text:line-break/>Färöisch<text:line-break/></text:p>
        <text:p text:style-name="Text_20_body"><text:span text:style-name="T3">bereta</text:span> – (kwo) Barett, Baskenmütze</text:p>
        <text:p text:style-name="Text_20_body"><text:span text:style-name="T3">beri</text:span> – (kwo) Beere<text:line-break/>Hindi</text:p>
        <text:p text:style-name="Text_20_body"><text:span text:style-name="T3">beril</text:span> – (kwo) Beryll <text:span text:style-name="T1">(miner.)</text:span></text:p>
        <text:p text:style-name="Text_20_body"><text:span text:style-name="T3">berna</text:span> – (kwo) Bär</text:p>
        <text:p text:style-name="Text_20_body"><text:bookmark text:name="bes"/><text:span text:style-name="T3">bes</text:span> – (kwo) Teufel, Dämon (zoomorphe Kreatur; nicht Satan) siehe auch: <text:a xlink:type="simple" xlink:href="#diabla" text:style-name="Internet_20_link" text:visited-style-name="Visited_20_Internet_20_Link"><text:span text:style-name="Definition">diabla</text:span></text:a>, <text:a xlink:type="simple" xlink:href="#satan" text:style-name="Internet_20_link" text:visited-style-name="Visited_20_Internet_20_Link"><text:span text:style-name="Definition">satan</text:span></text:a><text:line-break/>Russisch</text:p>
        <text:p text:style-name="Text_20_body"><text:span text:style-name="T3">besbol</text:span> – (kwo) Baseball</text:p>
        <text:p text:style-name="Text_20_body"><text:bookmark text:name="bestia"/><text:span text:style-name="T3">bestia</text:span> – (kwo) Tier, Bestie Syn.: <text:a xlink:type="simple" xlink:href="#animal" text:style-name="Internet_20_link" text:visited-style-name="Visited_20_Internet_20_Link"><text:span text:style-name="Definition">animal</text:span></text:a><text:line-break/><text:span text:style-name="T3">bestialik</text:span> – (kwel) bestialisch, brutal</text:p>
        <text:p text:style-name="Text_20_body"><text:span text:style-name="T3">betel</text:span> – (kwo) Betel <text:span text:style-name="T1">(bot.)</text:span></text:p>
        <text:p text:style-name="Text_20_body"><text:span text:style-name="T3">beton</text:span> – (kwo) Beton<text:line-break/>Indonesisch</text:p>
        <text:p text:style-name="Text_20_body"><text:span text:style-name="T3">bey</text:span> – (kwo) Rücken; Rückenlehne<text:line-break/><text:span text:style-name="T3">stula bey</text:span> – Stuhllehne<text:line-break/><text:span text:style-name="T3">stan al bey versu koywan</text:span> – mit dem Rücken zu jmd. stehen<text:line-break/><text:span text:style-name="T3">beybao</text:span> – (kwo) Rucksack (s. bao)<text:line-break/>Mandarin</text:p>
        <text:p text:style-name="Text_20_body"><text:bookmark text:name="Bharat"/><text:span text:style-name="T3">Bharat</text:span> – (kwo) Indien auch: <text:a xlink:type="simple" xlink:href="#India" text:style-name="Internet_20_link" text:visited-style-name="Visited_20_Internet_20_Link"><text:span text:style-name="Definition">India</text:span></text:a> siehe auch: <text:a xlink:type="simple" xlink:href="#hindi" text:style-name="Internet_20_link" text:visited-style-name="Visited_20_Internet_20_Link"><text:span text:style-name="Definition">hindi</text:span></text:a></text:p>
        <text:p text:style-name="Text_20_body"><text:span text:style-name="T3">bharat-europike</text:span> – (kwel) indoeuropäisch</text:p>
        <text:p text:style-name="Text_20_body"><text:bookmark text:name="bi"/><text:span text:style-name="T3">bi</text:span> – (zwo) sein (<text:a xlink:type="simple" xlink:href="#bin" text:style-name="Internet_20_link" text:visited-style-name="Visited_20_Internet_20_Link"><text:span text:style-name="Definition">bin</text:span></text:a> – <text:span text:style-name="T1">war</text:span>, <text:a xlink:type="simple" xlink:href="#es" text:style-name="Internet_20_link" text:visited-style-name="Visited_20_Internet_20_Link"><text:span text:style-name="Definition">es</text:span></text:a> – <text:span text:style-name="T1">ist</text:span>, <text:a xlink:type="simple" xlink:href="#ve" text:style-name="Internet_20_link" text:visited-style-name="Visited_20_Internet_20_Link"><text:span text:style-name="Definition">ve</text:span></text:a> bi – <text:span text:style-name="T1">wird sein</text:span>)<text:line-break/><text:span text:style-name="T3">Gai bi honeste.</text:span> – Man soll ehrlich sein.<text:line-break/><text:span text:style-name="T3">Bi hao!</text:span> – 1) Bitte! <text:span text:style-name="T1">(Antwort auf Danke)</text:span>; 2) Gesundheit! <text:span text:style-name="T1">(wenn jmd. niest)</text:span>; 3) Alles Gute! <text:span text:style-name="T1">(Abschiedsgruß)</text:span><text:line-break/><text:span text:style-name="T3">bia</text:span> – (kwo) Sein</text:p>
        <text:p text:style-name="Text_20_body"><text:span text:style-name="T3">bichi</text:span> – (zwo) verachten, geringschätzen<text:line-break/><text:span text:style-name="T3">bicha</text:span> – (kwo) Verachtung, Missachtung, Geringschätzung<text:line-break/>Mandarin</text:p>
        <text:p text:style-name="Text_20_body"><text:soft-page-break/><text:span text:style-name="T3">bifoo</text:span> – (konekti) vor, bevor <text:span text:style-name="T1">(in Raum oder Zeit)</text:span><text:line-break/><text:span text:style-name="T3">bifoo dom</text:span> – vor dem Haus<text:line-break/><text:span text:style-name="T3">bifoo festa</text:span> – vor dem Feiertag<text:line-break/><text:span text:style-name="T3">bifoo ke lu en-somni</text:span> – bevor er einschläft<text:line-break/><text:span text:style-name="T3">bifoo olo</text:span> – vor allem<text:line-break/><text:span text:style-name="T3">Woshi handas bifoo chifan!</text:span> – Wasche dir die Hände vor dem Essen!<text:line-break/><text:span text:style-name="T3">En-stan ba bifoo me.</text:span> – Steh auf vor mir!<text:line-break/><text:span text:style-name="T3">bifoo-ney</text:span> – (kwel) ehemalig, vorherig<text:line-break/><text:span text:style-name="T3">pa bifoo-ney taim</text:span> – in früheren Zeiten<text:line-break/><text:span text:style-name="T3">bifoo-dey, bifoo-aksham</text:span> – (kwo) Vorabend<text:line-break/><text:span text:style-name="T3">bifoovati</text:span> – (zwo) voraussehen, vorwegnehmen<text:line-break/><text:span text:style-name="T3">bifooen</text:span> – (taim-komo) vorher, früher, einst<text:line-break/><text:span text:style-name="T3">Laojen oftem shwo ke bifooen olo bin pyu hao kem nau.</text:span> – Alte Leute sagen oft, dass früher alles besser war als heute.<text:line-break/><text:span text:style-name="T3">Bifooen nu jivi in otre urba.</text:span> – Früher lebten wir in einer anderen Stadt.<text:line-break/><text:span text:style-name="T3">pa bifooen</text:span> – im Voraus, vorweg</text:p>
        <text:p text:style-name="Text_20_body"><text:span text:style-name="T3">biftek</text:span> – (kwo) Beefsteak<text:line-break/>Arabisch</text:p>
        <text:p text:style-name="Text_20_body"><text:span text:style-name="T3">bigari</text:span> – (zwo) verderben, ruinieren<text:line-break/><text:span text:style-name="T3">bigara</text:span> – (kwo) Verderben, Schaden<text:line-break/>Hindi</text:p>
        <text:p text:style-name="Text_20_body"><text:span text:style-name="T3">bigudi</text:span> – (kwo) Lockenwickler<text:line-break/>Französisch</text:p>
        <text:p text:style-name="Text_20_body"><text:span text:style-name="T3">bik</text:span> – (kwo) Schnabel <text:span text:style-name="T1">(zool.)</text:span><text:line-break/><text:span text:style-name="T3">biki</text:span> – (zwo) picken, hacken<text:line-break/><text:span text:style-name="T3">bika</text:span> – (kwo) (einzelnes) Picken, Hacken<text:line-break/><text:span text:style-name="T3">biking</text:span> – (kwo) Picken, Hacken</text:p>
        <text:p text:style-name="Text_20_body"><text:span text:style-name="T3">bikam</text:span> – (zwo) werden<text:line-break/><text:span text:style-name="T3">Ob yu yao bikam leker?</text:span> – Willst du Arzt werden?<text:line-break/><text:span text:style-name="T3">Lu bikam-te fama-ney kway.</text:span> – Er wurde schnell berühmt.<text:line-break/><text:span text:style-name="T3">Sun ela bikam mata.</text:span> – Sie wird bald Mutter.</text:p>
        <text:p text:style-name="Text_20_body"><text:span text:style-name="T3">bikini</text:span> – (kwo) Bikini</text:p>
        <text:p text:style-name="Text_20_body"><text:span text:style-name="T3">bikos</text:span> – (unisi) weil</text:p>
        <text:p text:style-name="Text_20_body"><text:span text:style-name="T3">bil</text:span> – (kwo) Rechnung</text:p>
        <text:p text:style-name="Text_20_body"><text:bookmark text:name="bildi"/><text:span text:style-name="T3">bildi</text:span> – (zwo) bauen, erstellen Syn.: <text:a xlink:type="simple" xlink:href="#konstrukti" text:style-name="Internet_20_link" text:visited-style-name="Visited_20_Internet_20_Link"><text:span text:style-name="Definition">konstrukti</text:span></text:a><text:line-break/><text:span text:style-name="T3">bildi dom</text:span> – ein Haus bauen<text:line-break/><text:span text:style-name="T3">bilda, bilding</text:span> – (kwo) Erstellung<text:line-break/><text:span text:style-name="T3">bildura</text:span> – (kwo) Gebäude<text:line-break/><text:span text:style-name="T3">bildilok</text:span> – (kwo) Baustelle, Baugrundstück</text:p>
        <text:p text:style-name="Text_20_body"><text:soft-page-break/><text:span text:style-name="T3">bileta</text:span> – (kwo) Ticket, Eintritts-/Fahrkarte</text:p>
        <text:p text:style-name="Text_20_body"><text:span text:style-name="T3">biliar</text:span> – (kwo) Billard<text:line-break/>Kurdisch</text:p>
        <text:p text:style-name="Text_20_body"><text:span text:style-name="T3">bilion</text:span> – (kwo) Billion, 1 000 000 000 000 = 10<text:span text:style-name="T4">12</text:span></text:p>
        <text:p text:style-name="Text_20_body"><text:bookmark text:name="bin"/><text:span text:style-name="T3">bin</text:span> – war, warst, waren, wart <text:span text:style-name="T1">(Vergangenheit von </text:span><text:a xlink:type="simple" xlink:href="#bi" text:style-name="Internet_20_link" text:visited-style-name="Visited_20_Internet_20_Link"><text:span text:style-name="Definition"><text:span text:style-name="T1">bi</text:span></text:span></text:a><text:span text:style-name="T1">)</text:span><text:line-break/><text:span text:style-name="T3">Me bin dar pluri ves.</text:span> – Ich war mehrere Male dort.</text:p>
        <text:p text:style-name="Text_20_body"><text:span text:style-name="T3">biografia</text:span> – (kwo) Biografie<text:line-break/><text:span text:style-name="T3">biografike</text:span> – (kwel) biografisch<text:line-break/><text:span text:style-name="T3">biografier</text:span> – (kwo) Biograf</text:p>
        <text:p text:style-name="Text_20_body"><text:span text:style-name="T3">biologia</text:span> – (kwo) Biologie<text:line-break/><text:span text:style-name="T3">biologike</text:span> – (kwel) biologisch<text:line-break/><text:span text:style-name="T3">biologier</text:span> – (kwo) Biologe</text:p>
        <text:p text:style-name="Text_20_body"><text:span text:style-name="T3">bioteknologia</text:span> – (kwo) Biotechnologie</text:p>
        <text:p text:style-name="Text_20_body"><text:span text:style-name="T3">bira</text:span> – (kwo) Bier<text:line-break/><text:span text:style-name="T3">biraguan</text:span> – (kwo) Bierwirtschaft, Gaststätte<text:line-break/>Arabisch</text:p>
        <text:p text:style-name="Text_20_body"><text:span text:style-name="T3">birinja</text:span> – (kwo) Messing <text:span text:style-name="T1">(metall. Legierung)</text:span><text:line-break/><text:span text:style-name="T3">birinje (birinja-ney)</text:span> – (kwel) Messing…<text:line-break/>Arabisch</text:p>
        <text:p text:style-name="Text_20_body"><text:span text:style-name="T3">birka</text:span> – (kwo) Birke<text:line-break/>Deutsch</text:p>
        <text:p text:style-name="Text_20_body"><text:span text:style-name="T3">bisepsa</text:span> – (kwo) Bizeps <text:span text:style-name="T1">(anat.)</text:span></text:p>
        <text:p text:style-name="Text_20_body"><text:span text:style-name="T3">bisikla</text:span> – (kwo) Fahrrad auch: <text:span text:style-name="T3">baik</text:span></text:p>
        <text:p text:style-name="Text_20_body"><text:span text:style-name="T3">biskwit</text:span> – (kwo) Keks, Plätzchen<text:line-break/>Tagalog</text:p>
        <text:p text:style-name="Text_20_body"><text:span text:style-name="T3">bisnes</text:span> – (kwo) Gewerbe, Geschäft (kommerzielle Aktivität)<text:line-break/>Indonesisch</text:p>
        <text:p text:style-name="Text_20_body"><text:span text:style-name="T3">bison</text:span> – (kwo) Bison <text:span text:style-name="T1">(zool.)</text:span></text:p>
        <text:p text:style-name="Text_20_body"><text:span text:style-name="T3">bit</text:span> – (kwo) Bit <text:span text:style-name="T1">(comp.)</text:span></text:p>
        <text:p text:style-name="Text_20_body"><text:span text:style-name="T3">bitum</text:span> – (kwo) Bitumen<text:line-break/>Türkisch</text:p>
        <text:p text:style-name="Text_20_body"><text:span text:style-name="T3">BK</text:span> – <text:span text:style-name="T1">Abk. für</text:span> <text:span text:style-name="T3">bifoo Krista</text:span> <text:span text:style-name="T1">(v. Chr.)</text:span></text:p>
        <text:p text:style-name="Text_20_body"><text:span text:style-name="T3">blada</text:span> – (kwo) (Messer-, Schwert-)Klinge; (Ruder-, Propeller-)Blatt</text:p>
        <text:p text:style-name="Text_20_body"><text:bookmark text:name="blage"/><text:soft-page-break/><text:span text:style-name="T3">blage</text:span> – (kwel) gesegnet, segensreich; wohltätig<text:line-break/><text:span text:style-name="T3">blagitaa</text:span> – (kwo) Gnade, Gunst; Wohltätigkeit<text:line-break/>Russisch</text:p>
        <text:p text:style-name="Text_20_body"><text:span text:style-name="T3">blagewanda</text:span> – (kwo) Pilgerreise, Wallfahrt siehe: <text:a xlink:type="simple" xlink:href="#blage" text:style-name="Internet_20_link" text:visited-style-name="Visited_20_Internet_20_Link"><text:span text:style-name="Definition">blage</text:span></text:a>, <text:a xlink:type="simple" xlink:href="#wandi" text:style-name="Internet_20_link" text:visited-style-name="Visited_20_Internet_20_Link"><text:span text:style-name="Definition">wanda</text:span></text:a><text:line-break/><text:span text:style-name="T3">blagewandi</text:span> – (kwo) pilgern<text:line-break/><text:span text:style-name="T3">blagewander</text:span> – (kwo) Pilger, Wallfahrer</text:p>
        <text:p text:style-name="Text_20_body"><text:bookmark text:name="blami"/><text:span text:style-name="T3">blami</text:span> – (zwo) etw. vorwerfen, tadeln vgl. <text:a xlink:type="simple" xlink:href="#damni" text:style-name="Internet_20_link" text:visited-style-name="Visited_20_Internet_20_Link"><text:span text:style-name="Definition">damni</text:span></text:a>, <text:a xlink:type="simple" xlink:href="#kondamni" text:style-name="Internet_20_link" text:visited-style-name="Visited_20_Internet_20_Link"><text:span text:style-name="Definition">kondamni</text:span></text:a>, <text:a xlink:type="simple" xlink:href="#shatami" text:style-name="Internet_20_link" text:visited-style-name="Visited_20_Internet_20_Link"><text:span text:style-name="Definition">shatami</text:span></text:a><text:line-break/><text:span text:style-name="T3">blama</text:span> – (kwo) Vorwurf, Tadel</text:p>
        <text:p text:style-name="Text_20_body"><text:span text:style-name="T3">blan</text:span> – (kwel) weiß<text:line-break/><text:span text:style-name="T3">blantaa</text:span> – Weiße, Blässe</text:p>
        <text:p text:style-name="Text_20_body"><text:span text:style-name="T3">blesi</text:span> – (zwo) segnen<text:line-break/><text:span text:style-name="T3">blesa</text:span> – (kwo) Segnung</text:p>
        <text:p text:style-name="Text_20_body"><text:bookmark text:name="bli"/><text:span text:style-name="T3">bli</text:span> – (konekti-komo) nahe, bei, neben siehe auch: <text:a xlink:type="simple" xlink:href="#sirke" text:style-name="Internet_20_link" text:visited-style-name="Visited_20_Internet_20_Link"><text:span text:style-name="Definition">sirke</text:span></text:a><text:line-break/><text:span text:style-name="T3">bli may dom</text:span> – bei meinem Haus<text:line-break/><text:span text:style-name="T3">bli klok char</text:span> – um 4 Uhr<text:line-break/><text:span text:style-name="T3">Ela zai sidi-te bli.</text:span> – Sie saß daneben.<text:line-break/><text:span text:style-name="T3">bli-ney</text:span> – (kwel) in der Nähe, benachbart<text:line-break/><text:span text:style-name="T3">bliwan</text:span> – (kwo) Nachbar, Mitmensch</text:p>
        <text:p text:style-name="Text_20_body"><text:span text:style-name="T3">blik</text:span> – (kwo) Lichtschein, Reflexion<text:line-break/>Russisch</text:p>
        <text:p text:style-name="Text_20_body"><text:span text:style-name="T3">blin</text:span> – (kwo) Pfannkuchen<text:line-break/>Russisch</text:p>
        <text:p text:style-name="Text_20_body"><text:span text:style-name="T3">blinde</text:span> – (kwel) blind<text:line-break/><text:span text:style-name="T3">blinditaa</text:span> – (kwo) Blindheit<text:line-break/><text:span text:style-name="T3">blinda</text:span> – (kwo) ein Blinder<text:line-break/><text:span text:style-name="T3">blindisi</text:span> – (zwo) blenden<text:line-break/><text:span text:style-name="T3">blindisi-she</text:span> – (kwel) blendend</text:p>
        <text:p text:style-name="Text_20_body"><text:span text:style-name="T3">blise</text:span> – (kwel) nah, in der Nähe, benachbart<text:line-break/><text:span text:style-name="T3">blisem</text:span> – (komo) nah<text:line-break/><text:span text:style-name="T3">blisitaa</text:span> – (kwo) Nähe<text:line-break/><text:span text:style-name="T3">blisejen</text:span> – (kwo) nahestehender Mensch (lieber und teuerer Freund)<text:line-break/><text:span text:style-name="T3">blislok</text:span> – hier herum, in dieser Gegend<text:line-break/><text:span text:style-name="T3">blisifi (fa-blise)</text:span> – (zwo) annähern<text:line-break/><text:span text:style-name="T3">blisifi a koysa</text:span> – an etw. annähern<text:line-break/><text:span text:style-name="T3">blisisi (mah-blise)</text:span> – (zwo) näher bringen<text:line-break/><text:span text:style-name="T3">blisi</text:span> – (zwo) annähern<text:line-break/>Russisch</text:p>
        <text:p text:style-name="Text_20_body"><text:span text:style-name="T3">bliza</text:span> – (kwo) Blitz</text:p>
        <text:p text:style-name="Text_20_body"><text:soft-page-break/><text:span text:style-name="T3">blog</text:span> – (kwo) Blog <text:span text:style-name="T1">(comp.)</text:span></text:p>
        <text:p text:style-name="Text_20_body"><text:span text:style-name="T3">blok</text:span> – (kwo) Block; Baugruppe (Teil eines Mechanismus)</text:p>
        <text:p text:style-name="Text_20_body"><text:span text:style-name="T3">bloki</text:span> – (zwo) blockieren<text:line-break/><text:span text:style-name="T3">fa-bloki</text:span> – (zwo) blockiert werden; eingeklemmt werden<text:line-break/><text:span text:style-name="T3">debloki</text:span> – (zwo) entsperren, freigeben, lösen</text:p>
        <text:p text:style-name="Text_20_body"><text:span text:style-name="T3">blonde</text:span> – (kwel) blond Syn.: <text:a xlink:type="simple" xlink:href="#klare" text:style-name="Internet_20_link" text:visited-style-name="Visited_20_Internet_20_Link"><text:span text:style-name="Definition">klarhar-ney</text:span></text:a><text:line-break/><text:span text:style-name="T3">blonda</text:span> – (kwo) blonde Person</text:p>
        <text:p text:style-name="Text_20_body"><text:span text:style-name="T3">blu</text:span> – (kwel) blau<text:line-break/><text:span text:style-name="T3">blutaa</text:span> – (kwo) Blau<text:line-break/><text:span text:style-name="T3">klarblu</text:span> – (kwel) hellblau</text:p>
        <text:p text:style-name="Text_20_body"><text:span text:style-name="T3">blueta</text:span> – (kwo) Kornblume <text:span text:style-name="T1">(bot.)</text:span></text:p>
        <text:p text:style-name="Text_20_body"><text:span text:style-name="T3">blusa</text:span> – (kwo) Bluse</text:p>
        <text:p text:style-name="Text_20_body"><text:span text:style-name="T3">boa</text:span> – (kwo) Boa <text:span text:style-name="T1">(zool.)</text:span></text:p>
        <text:p text:style-name="Text_20_body"><text:span text:style-name="T3">bobina</text:span> – (kwo) Rolle, Spule<text:line-break/>Spanisch</text:p>
        <text:p text:style-name="Text_20_body"><text:span text:style-name="T3">bobra</text:span> – (kwo) Biber <text:span text:style-name="T1">(zool.)</text:span><text:line-break/>Russisch</text:p>
        <text:p text:style-name="Text_20_body"><text:span text:style-name="T3">boh</text:span> – (kwo) Gott <text:span text:style-name="T1">(rel.)</text:span><text:line-break/><text:span text:style-name="T3">bohina</text:span> – (kwo) Göttin<text:line-break/><text:span text:style-name="T3">boh-ney, bohlik</text:span> – (kwel) göttlich<text:line-break/><text:span text:style-name="T3">bohmata</text:span> – (kwo) Mutter Gottes<text:line-break/><text:span text:style-name="T3">boh-blama</text:span> – (kwo) Blasphemie<text:line-break/><text:span text:style-name="T3">fai boh-blama</text:span> – Blasphemie begehen<text:line-break/>Slawisch</text:p>
        <text:p text:style-name="Text_20_body"><text:span text:style-name="T3">bohema</text:span> – (kwo) Bohème, Künstlerwelt<text:line-break/><text:span text:style-name="T3">bohema-ney jiva</text:span> – Künstlerleben<text:line-break/><text:span text:style-name="T3">bohemnik</text:span> – (kwo) Bohémien</text:p>
        <text:p text:style-name="Text_20_body"><text:span text:style-name="T3">bol</text:span> – (kwo) Ball, Kugel<text:line-break/><text:span text:style-name="T3">snegabol</text:span> – (kwo) Schneeball<text:line-break/><text:span text:style-name="T3">bolkalam</text:span> – (kwo) Kugelschreiber</text:p>
        <text:p text:style-name="Text_20_body"><text:span text:style-name="T3">bolta</text:span> – (kwo) (Metall-)Bolzen<text:line-break/>Russisch</text:p>
        <text:p text:style-name="Text_20_body"><text:span text:style-name="T3">bomba</text:span> – (kwo) Bombe<text:line-break/><text:span text:style-name="T3">bombi</text:span> – (zwo) bombardieren<text:line-break/><text:span text:style-name="T3">bombing</text:span> – (kwo) Bombardierung, Beschuss<text:line-break/><text:span text:style-name="T3">bombiavion, bomber</text:span> – (kwo) Bomber <text:span text:style-name="T1">(Flugzeug)</text:span><text:line-break/><text:soft-page-break/><text:span text:style-name="T3">bombi-sha</text:span> – (kwo) Bombenleger</text:p>
        <text:p text:style-name="Text_20_body"><text:span text:style-name="T3">bona</text:span> – (kwo) Bohne</text:p>
        <text:p text:style-name="Text_20_body"><text:span text:style-name="T3">bonbon</text:span> – (kwo) Bonbon, Süßigkeit</text:p>
        <text:p text:style-name="Text_20_body"><text:span text:style-name="T3">borda</text:span> – (kwo) Grenze, Rand, Kante; Bord <text:span text:style-name="T1">(Schiff)</text:span><text:line-break/><text:span text:style-name="T3">pa borda de abisma</text:span> – am Rande des Abgrundes<text:line-break/><text:span text:style-name="T3">bay pamaborda</text:span> – mit der Handkante<text:line-break/><text:span text:style-name="T3">lingwa borda inter jenmin</text:span> – Sprachgrenzen zwischen den Völkern<text:line-break/><text:span text:style-name="T3">stata borda</text:span> – Staatsgrenze<text:line-break/><text:span text:style-name="T3">fule til borda</text:span> – voll bis zur Oberkante<text:line-break/><text:span text:style-name="T3">mucho jen on borda</text:span> – viele Leute an Bord<text:line-break/><text:span text:style-name="T3">bordi</text:span> – (zwo) angrenzen<text:line-break/><text:span text:style-name="T3">bordi-she</text:span> – (zwo) angrenzend, benachbart</text:p>
        <text:p text:style-name="Text_20_body"><text:span text:style-name="T3">bori</text:span> – (zwo) bohren<text:line-break/><text:span text:style-name="T3">boring</text:span> – (kwo) Bohren<text:line-break/><text:span text:style-name="T3">borer, boritul</text:span> – (kwo) Bohrer <text:span text:style-name="T1">(Werkzeug)</text:span><text:line-break/><text:span text:style-name="T3">trabori</text:span> – (zwo) durchbohren</text:p>
        <text:p text:style-name="Text_20_body"><text:span text:style-name="T3">borsta</text:span> – (kwo) Borste, Stoppel<text:line-break/><text:span text:style-name="T3">borsti</text:span> – (zwo) sträuben</text:p>
        <text:p text:style-name="Text_20_body"><text:span text:style-name="T3">borya</text:span> – (kwo) gewebte Matte<text:line-break/>Hindi</text:p>
        <text:p text:style-name="Text_20_body"><text:bookmark text:name="bosmen"/><text:span text:style-name="T3">bosmen</text:span> – (kwo) Bootsmann</text:p>
        <text:p text:style-name="Text_20_body"><text:span text:style-name="T3">bota</text:span> – (kwo) Boot<text:line-break/><text:span text:style-name="T3">botajen</text:span> – (kwo) Bootsleute</text:p>
        <text:p text:style-name="Text_20_body"><text:span text:style-name="T3">botela</text:span> – (kwo) Flasche</text:p>
        <text:p text:style-name="Text_20_body"><text:span text:style-name="T3">boxa</text:span> – (kwo) Schachtel, Behälter</text:p>
        <text:p text:style-name="Text_20_body"><text:span text:style-name="T3">boxi</text:span> – (zwo) boxen<text:line-break/><text:span text:style-name="T3">boxing</text:span> – (kwo) Boxen<text:line-break/><text:span text:style-name="T3">boxer</text:span> – (kwo) Boxer</text:p>
        <text:p text:style-name="Text_20_body"><text:bookmark text:name="boy"/><text:span text:style-name="T3">boy</text:span> – (kwo) Junge, Knabe siehe auch: <text:a xlink:type="simple" xlink:href="#yunge" text:style-name="Internet_20_link" text:visited-style-name="Visited_20_Internet_20_Link"><text:span text:style-name="Definition">yungo</text:span></text:a> Ant.: <text:a xlink:type="simple" xlink:href="#gela" text:style-name="Internet_20_link" text:visited-style-name="Visited_20_Internet_20_Link"><text:span text:style-name="Definition">gela</text:span></text:a></text:p>
        <text:p text:style-name="Text_20_body"><text:span text:style-name="T3">boyar</text:span> – (kwo) Bojar (osteuropäischer Adliger, Großgrundbesitzer)<text:line-break/><text:span text:style-name="T3">boyarina</text:span> – (kwo) Bojarin<text:line-break/>Russisch</text:p>
        <text:p text:style-name="Text_20_body"><text:bookmark text:name="bracha"/><text:span text:style-name="T3">bracha</text:span> – (kwo) Arm <text:span text:style-name="T1">(anat.)</text:span>; Armlehne<text:line-break/><text:span text:style-name="T3">uuparbracha</text:span> – (kwo) Oberarm siehe: <text:a xlink:type="simple" xlink:href="#uupar" text:style-name="Internet_20_link" text:visited-style-name="Visited_20_Internet_20_Link"><text:span text:style-name="Definition">uupar</text:span></text:a><text:line-break/><text:span text:style-name="T3">nichbracha</text:span> – (kwo) Unterarm siehe: <text:a xlink:type="simple" xlink:href="#nich" text:style-name="Internet_20_link" text:visited-style-name="Visited_20_Internet_20_Link"><text:span text:style-name="Definition">nich</text:span></text:a></text:p>
        <text:p text:style-name="Text_20_body"><text:soft-page-break/><text:span text:style-name="T3">brai</text:span> – (zwo) brüllen, tosen<text:line-break/><text:span text:style-name="T3">braisa</text:span> – (kwo) Gebrüll, Getöse</text:p>
        <text:p text:style-name="Text_20_body"><text:bookmark text:name="brancha"/><text:span text:style-name="T3">brancha</text:span> – (kwo) Zweig siehe auch: <text:a xlink:type="simple" xlink:href="#suhbranchika" text:style-name="Internet_20_link" text:visited-style-name="Visited_20_Internet_20_Link"><text:span text:style-name="Definition">suhbranchika</text:span></text:a></text:p>
        <text:p text:style-name="Text_20_body"><text:span text:style-name="T3">brandi</text:span> – (kwo) Brandy, Branntwein</text:p>
        <text:p text:style-name="Text_20_body"><text:span text:style-name="T3">branka</text:span> – (kwo) Kieme<text:line-break/><text:span text:style-name="T3">brankas</text:span> – (kwo) Kiemen</text:p>
        <text:p text:style-name="Text_20_body"><text:span text:style-name="T3">brash</text:span> – (kwo) Pinsel, Bürste<text:line-break/><text:span text:style-name="T3">brashi</text:span> – (zwo) aufstreichen, bürsten<text:line-break/><text:span text:style-name="T3">brashing</text:span> – (kwo) Bürsten <text:span text:style-name="T1">(Tätigkeit)</text:span></text:p>
        <text:p text:style-name="Text_20_body"><text:bookmark text:name="brata"/><text:span text:style-name="T3">brata</text:span> – (kwo) Bruder vgl. <text:a xlink:type="simple" xlink:href="#sista" text:style-name="Internet_20_link" text:visited-style-name="Visited_20_Internet_20_Link"><text:span text:style-name="Definition">sista</text:span></text:a><text:line-break/><text:span text:style-name="T3">bratalik</text:span> – (kwel) brüderlich<text:line-break/><text:span text:style-name="T3">may ko-bratas do kalam</text:span> – meine Mitbrüder der Schreibzunft<text:line-break/>Sanskrit</text:p>
        <text:p text:style-name="Text_20_body"><text:span text:style-name="T3">brata-docha</text:span> – (kwo) Nichte <text:span text:style-name="T1">(Tochter des Bruders)</text:span> siehe: <text:a xlink:type="simple" xlink:href="#brata" text:style-name="Internet_20_link" text:visited-style-name="Visited_20_Internet_20_Link"><text:span text:style-name="Definition">brata</text:span></text:a>, <text:a xlink:type="simple" xlink:href="#docha" text:style-name="Internet_20_link" text:visited-style-name="Visited_20_Internet_20_Link"><text:span text:style-name="Definition">docha</text:span></text:a></text:p>
        <text:p text:style-name="Text_20_body"><text:span text:style-name="T3">bratason</text:span> ⇒ <text:span text:style-name="T3">brata-son</text:span></text:p>
        <text:p text:style-name="Text_20_body"><text:span text:style-name="T3">brata-son</text:span> – (kwo) Neffe <text:span text:style-name="T1">(Sohn des Bruders)</text:span> siehe: <text:a xlink:type="simple" xlink:href="#brata" text:style-name="Internet_20_link" text:visited-style-name="Visited_20_Internet_20_Link"><text:span text:style-name="Definition">brata</text:span></text:a>, <text:a xlink:type="simple" xlink:href="#son" text:style-name="Internet_20_link" text:visited-style-name="Visited_20_Internet_20_Link"><text:span text:style-name="Definition">son</text:span></text:a></text:p>
        <text:p text:style-name="Text_20_body"><text:span text:style-name="T3">brave</text:span> – (kwel) mutig, tapfer<text:line-break/><text:span text:style-name="T3">bravnik</text:span> – (kwo) tapferer Kerl, Draufgänger</text:p>
        <text:p text:style-name="Text_20_body"><text:span text:style-name="T3">bravo</text:span> – (exklami) Bravo<text:line-break/><text:span text:style-name="T3">Bravo gro!</text:span> – Bravissimo!</text:p>
        <text:p text:style-name="Text_20_body"><text:span text:style-name="T3">brecha</text:span> – (kwo) Bresche, Lücke</text:p>
        <text:p text:style-name="Text_20_body"><text:span text:style-name="T3">brein</text:span> – (kwo) Gehirn<text:line-break/><text:span text:style-name="T3">breinvati</text:span> – (zwo) überdenken, grübeln</text:p>
        <text:p text:style-name="Text_20_body"><text:span text:style-name="T3">brek</text:span> – (kwo) Bremse<text:line-break/><text:span text:style-name="T3">breki</text:span> – (zwo) bremsen<text:line-break/><text:span text:style-name="T3">breking</text:span> – (kwo) (Ab-)Bremsen</text:p>
        <text:p text:style-name="Text_20_body"><text:span text:style-name="T3">bresa</text:span> – (kwo) Erika, Heidekraut <text:span text:style-name="T1">(bot.)</text:span><text:line-break/>Spanisch</text:p>
        <text:p text:style-name="Text_20_body"><text:span text:style-name="T3">breve</text:span> – (kwel) kurz, knapp<text:line-break/><text:span text:style-name="T3">brevem</text:span> – (komo) kurz, in wenigen Worten</text:p>
        <text:p text:style-name="Text_20_body"><text:span text:style-name="T3">brida</text:span> – (kwo) Zügel<text:line-break/><text:span text:style-name="T3">bridi</text:span> – (zwo) zügeln<text:line-break/><text:span text:style-name="T3">nobridi-ney</text:span> – (kwel) ungezügelt, unbändig<text:line-break/><text:span text:style-name="T3">nobridibile</text:span> – (kwel) unbezähmbar, unbezwinglich</text:p>
        <text:p text:style-name="Text_20_body"><text:soft-page-break/><text:span text:style-name="T3">brig</text:span> – (kwo) Brigg <text:span text:style-name="T1">(naut.)</text:span></text:p>
        <text:p text:style-name="Text_20_body"><text:span text:style-name="T3">brigada</text:span> – (kwo) Brigade, Trupp<text:line-break/><text:span text:style-name="T3">agnibrigada</text:span> – Feuerwehr</text:p>
        <text:p text:style-name="Text_20_body"><text:span text:style-name="T3">brij</text:span> – (kwo) Bridge <text:span text:style-name="T1">(Kartenspiel)</text:span></text:p>
        <text:p text:style-name="Text_20_body"><text:span text:style-name="T3">brik</text:span> – (kwo) Ziegelstein</text:p>
        <text:p text:style-name="Text_20_body"><text:span text:style-name="T3">brili</text:span> – (zwo) glänzen, funkeln, leuchten<text:line-break/><text:span text:style-name="T3">brili-she</text:span> – (kwel) glänzend, strahlend, leuchtend<text:line-break/><text:span text:style-name="T3">brila</text:span> – (kwo) Glanz, Leuchten, Strahlen<text:line-break/><text:span text:style-name="T3">brilika</text:span> – (kwo) Glänzendes, Funkelndes<text:line-break/><text:span text:style-name="T3">debrilifi</text:span> – (zwo) glanzlos werden</text:p>
        <text:p text:style-name="Text_20_body"><text:bookmark text:name="briliante"/><text:span text:style-name="T3">briliante</text:span> – (kwel) brillant, geistvoll, großartig Syn.: <text:a xlink:type="simple" xlink:href="#hao" text:style-name="Internet_20_link" text:visited-style-name="Visited_20_Internet_20_Link"><text:span text:style-name="Definition">gro-hao</text:span></text:a>, <text:a xlink:type="simple" xlink:href="#magnifike" text:style-name="Internet_20_link" text:visited-style-name="Visited_20_Internet_20_Link"><text:span text:style-name="Definition">magnifike</text:span></text:a></text:p>
        <text:p text:style-name="Text_20_body"><text:span text:style-name="T3">bringi</text:span> – (zwo) bringen<text:line-break/><text:span text:style-name="T3">go bringi koysa</text:span> – gehen, um etw. zu bringen/holen<text:line-break/><text:span text:style-name="T3">lopi bringi koysa</text:span> – laufen, um etw. zu bringen/holen</text:p>
        <text:p text:style-name="Text_20_body"><text:span text:style-name="T3">brisa</text:span> – (kwo) Briese, Hauch</text:p>
        <text:p text:style-name="Text_20_body"><text:span text:style-name="T3">brokat</text:span> – (kwo) Brokat<text:line-break/>Serbokroatisch</text:p>
        <text:p text:style-name="Text_20_body"><text:span text:style-name="T3">brokoli</text:span> – (kwo) Brokkoli</text:p>
        <text:p text:style-name="Text_20_body"><text:span text:style-name="T3">bronsa</text:span> – (kwo) Bronze</text:p>
        <text:p text:style-name="Text_20_body"><text:bookmark text:name="brova"/><text:span text:style-name="T3">brova</text:span> – (kwo) Augenbraue<text:line-break/><text:span text:style-name="T3">brovamuy</text:span> – (kwel) mit dichten Augenbrauen<text:line-break/>Russisch</text:p>
        <text:p text:style-name="Text_20_body"><text:span text:style-name="T3">bru</text:span> – (zwo) brauen<text:line-break/><text:span text:style-name="T3">bruing</text:span> – (kwo) Brauen</text:p>
        <text:p text:style-name="Text_20_body"><text:span text:style-name="T3">brum</text:span> – (kwo) Besen<text:line-break/><text:span text:style-name="T3">brumi</text:span> – (zwo) fegen (mit dem Besen)<text:line-break/><text:span text:style-name="T3">bruming</text:span> – (kwo) Fegen</text:p>
        <text:p text:style-name="Text_20_body"><text:span text:style-name="T3">brun</text:span> – (kwel) braun</text:p>
        <text:p text:style-name="Text_20_body"><text:bookmark text:name="brutale"/><text:span text:style-name="T3">brutale</text:span> – (kwel) brutal Syn.: <text:a xlink:type="simple" xlink:href="#ferose" text:style-name="Internet_20_link" text:visited-style-name="Visited_20_Internet_20_Link"><text:span text:style-name="Definition">ferose</text:span></text:a>, <text:a xlink:type="simple" xlink:href="#kruele" text:style-name="Internet_20_link" text:visited-style-name="Visited_20_Internet_20_Link"><text:span text:style-name="Definition">kruele</text:span></text:a><text:line-break/><text:span text:style-name="T3">brutalitaa</text:span> – (kwo) Brutalität</text:p>
        <text:p text:style-name="Text_20_body"><text:span text:style-name="T3">bruxisma</text:span> – (kwo) Bruxismus, nächtliches Zähneknirschen <text:span text:style-name="T1">(med.)</text:span></text:p>
        <text:p text:style-name="Text_20_body"><text:bookmark text:name="bu"/><text:span text:style-name="T3">bu, bu…</text:span> – (syao-gramatika) nicht <text:span text:style-name="T1">(Negation)</text:span> siehe auch: <text:a xlink:type="simple" xlink:href="#bye" text:style-name="Internet_20_link" text:visited-style-name="Visited_20_Internet_20_Link"><text:span text:style-name="Definition">bye</text:span></text:a>, <text:a xlink:type="simple" xlink:href="#non" text:style-name="Internet_20_link" text:visited-style-name="Visited_20_Internet_20_Link"><text:span text:style-name="Definition">non</text:span></text:a><text:line-break/><text:span text:style-name="T3">Me bu yao go adar.</text:span> – Ich will nicht dorthin gehen.<text:line-break/><text:span text:style-name="T3">Tak, bu kontra-nem.</text:span> – So, nicht anders.<text:line-break/><text:soft-page-break/><text:span text:style-name="T3">Se es buevitibile.</text:span> – Dies ist unvermeidlich.<text:line-break/><text:span text:style-name="T3">Bu go adar!</text:span> – Gehe nicht dorthin!<text:line-break/>Mandarin</text:p>
        <text:p text:style-name="Text_20_body"><text:span text:style-name="T3">Buda</text:span> – (kwo) Buddha<text:line-break/><text:span text:style-name="T3">budisma</text:span> – (kwo) Buddhismus</text:p>
        <text:p text:style-name="Text_20_body"><text:span text:style-name="T3">bufal</text:span> – (kwo) Büffel</text:p>
        <text:p text:style-name="Text_20_body"><text:span text:style-name="T3">bufeta</text:span> – (kwo) Büfett</text:p>
        <text:p text:style-name="Text_20_body"><text:span text:style-name="T3">bugundey</text:span> – (kwo) arbeitsfreier Tag siehe: <text:a xlink:type="simple" xlink:href="#bu" text:style-name="Internet_20_link" text:visited-style-name="Visited_20_Internet_20_Link"><text:span text:style-name="Definition">bu</text:span></text:a>, <text:a xlink:type="simple" xlink:href="#gun" text:style-name="Internet_20_link" text:visited-style-name="Visited_20_Internet_20_Link"><text:span text:style-name="Definition">gun</text:span></text:a>, <text:a xlink:type="simple" xlink:href="#dey" text:style-name="Internet_20_link" text:visited-style-name="Visited_20_Internet_20_Link"><text:span text:style-name="Definition">dey</text:span></text:a></text:p>
        <text:p text:style-name="Text_20_body"><text:bookmark text:name="buhao"/><text:span text:style-name="T3">buhao</text:span> – (kwel, komo) nicht gut, schlecht siehe: <text:a xlink:type="simple" xlink:href="#bu" text:style-name="Internet_20_link" text:visited-style-name="Visited_20_Internet_20_Link"><text:span text:style-name="Definition">bu</text:span></text:a>, <text:a xlink:type="simple" xlink:href="#hao" text:style-name="Internet_20_link" text:visited-style-name="Visited_20_Internet_20_Link"><text:span text:style-name="Definition">hao</text:span></text:a> vgl. <text:a xlink:type="simple" xlink:href="#bade" text:style-name="Internet_20_link" text:visited-style-name="Visited_20_Internet_20_Link"><text:span text:style-name="Definition">bade</text:span></text:a>, <text:a xlink:type="simple" xlink:href="#dushte" text:style-name="Internet_20_link" text:visited-style-name="Visited_20_Internet_20_Link"><text:span text:style-name="Definition">dushte</text:span></text:a><text:line-break/><text:span text:style-name="T3">sta buhao</text:span> – unwohl fühlen<text:line-break/>Mandarin</text:p>
        <text:p text:style-name="Text_20_body"><text:span text:style-name="T3">bujeta</text:span> – (kwo) Budget</text:p>
        <text:p text:style-name="Text_20_body"><text:span text:style-name="T3">buketa</text:span> – (kwo) Bouquet (Blumenstrauß; Duft)</text:p>
        <text:p text:style-name="Text_20_body"><text:span text:style-name="T3">bukwa</text:span> – (kwo) Buche <text:span text:style-name="T1">(bot.)</text:span><text:line-break/>Serbisch</text:p>
        <text:p text:style-name="Text_20_body"><text:span text:style-name="T3">bulba</text:span> – (kwo) Zwiebel <text:span text:style-name="T1">(bot.)</text:span>; Glühbirne</text:p>
        <text:p text:style-name="Text_20_body"><text:span text:style-name="T3">bulbul</text:span> – (kwo) Nachtigall <text:span text:style-name="T1">(zool.)</text:span><text:line-break/>Arabisch</text:p>
        <text:p text:style-name="Text_20_body"><text:span text:style-name="T3">bulevar</text:span> – (kwo) Boulevard, Prachtstraße<text:line-break/>Französisch</text:p>
        <text:p text:style-name="Text_20_body"><text:span text:style-name="T3">buli</text:span> – (zwo) kochen, sieden<text:line-break/><text:span text:style-name="T3">buli-she akwa</text:span> – kochendes Wasser<text:line-break/><text:span text:style-name="T3">buli-ney milka</text:span> – gekochte Milch<text:line-break/><text:span text:style-name="T3">buling</text:span> – (kwo) Kochen, Sieden</text:p>
        <text:p text:style-name="Text_20_body"><text:span text:style-name="T3">bulyon</text:span> – (kwo) Brühe, Bouillon</text:p>
        <text:p text:style-name="Text_20_body"><text:span text:style-name="T3">bumbar</text:span> – (kwo) Hummel <text:span text:style-name="T1">(zool.)</text:span><text:line-break/>Serbokroatisch</text:p>
        <text:p text:style-name="Text_20_body"><text:span text:style-name="T3">bunte</text:span> – (kwel) bunt<text:line-break/>Deutsch</text:p>
        <text:p text:style-name="Text_20_body"><text:span text:style-name="T3">bure</text:span> – (kwel) graubraun<text:line-break/>Russisch</text:p>
        <text:p text:style-name="Text_20_body"><text:span text:style-name="T3">burjua</text:span> – (kwo) Bourgeois, Bürger<text:line-break/><text:span text:style-name="T3">burjua-ney</text:span> – (kwel) bürgerlich<text:line-break/><text:span text:style-name="T3">hao-burjua-ney</text:span> – gutbürgerlich<text:line-break/><text:soft-page-break/><text:span text:style-name="T3">shma-burjua-ney</text:span> – spießbürgerlich<text:line-break/>Französisch</text:p>
        <text:p text:style-name="Text_20_body"><text:span text:style-name="T3">burnus</text:span> – (kwo) Burnus <text:span text:style-name="T1">(afrik. Kapuzenmantel)</text:span></text:p>
        <text:p text:style-name="Text_20_body"><text:span text:style-name="T3">burokratia</text:span> – (kwo) Bürokratie<text:line-break/><text:span text:style-name="T3">burokratike</text:span> – (kwel) bürokratisch</text:p>
        <text:p text:style-name="Text_20_body"><text:span text:style-name="T3">buroo</text:span> – (kwo) Büro</text:p>
        <text:p text:style-name="Text_20_body"><text:span text:style-name="T3">bursa</text:span> – (kwo) Börse, Handelsplatz<text:line-break/>Arabisch</text:p>
        <text:p text:style-name="Text_20_body"><text:span text:style-name="T3">bus</text:span> – (kwo) Bus<text:line-break/><text:span text:style-name="T3">pai bus</text:span> – den Bus nehmen<text:line-break/><text:span text:style-name="T3">bus-stopika</text:span> – Bushaltestelle<text:line-break/><text:span text:style-name="T3">busyuan</text:span> – (kwo) Busschaffner<text:line-break/>Deutsch</text:p>
        <text:p text:style-name="Text_20_body"><text:bookmark text:name="bush"/><text:span text:style-name="T3">bush</text:span> – (kwo) Busch, Strauch</text:p>
        <text:p text:style-name="Text_20_body"><text:span text:style-name="T3">bushel</text:span> – (kwo) Scheffel <text:span text:style-name="T1">(Hohlmaß, Imp.bu. = 36,4 L, US.bu. = 35,2 L)</text:span></text:p>
        <text:p text:style-name="Text_20_body"><text:span text:style-name="T3">busta</text:span> – (kwo) Büste; Busen</text:p>
        <text:p text:style-name="Text_20_body"><text:span text:style-name="T3">buta</text:span> – (kwo) Stiefel, Stiefelette<text:line-break/><text:span text:style-name="T3">tasmi (fai) butas</text:span> – die Stiefel schnüren<text:line-break/><text:span text:style-name="T3">gaobuta</text:span> – (kwo) hoher Stiefel, Schaftstiefel<text:line-break/><text:span text:style-name="T3">rolibutas</text:span> ⇒ <text:a xlink:type="simple" xlink:href="#roli" text:style-name="Internet_20_link" text:visited-style-name="Visited_20_Internet_20_Link"><text:span text:style-name="Definition">rolisketas</text:span></text:a></text:p>
        <text:p text:style-name="Text_20_body"><text:span text:style-name="T3">buton</text:span> – (kwo) Knopf; Taster; Knospe<text:line-break/><text:span text:style-name="T3">florbuton</text:span> – (kwo) Blütenknospe<text:line-break/><text:span text:style-name="T3">presi buton</text:span> – den Knopf drücken<text:line-break/><text:span text:style-name="T3">buton de jaketa</text:span> – Jackenknopf<text:line-break/><text:span text:style-name="T3">do dwa buton-fila</text:span> – zweireihig (Knöpfe)<text:line-break/><text:span text:style-name="T3">mausbuton</text:span> – (kwo) Mausknopf<text:line-break/><text:span text:style-name="T3">butoni</text:span> – (zwo) knöpfen<text:line-break/><text:span text:style-name="T3">butondun</text:span> – (kwo) Knopfloch<text:line-break/>Türkisch</text:p>
        <text:p text:style-name="Text_20_body"><text:span text:style-name="T3">buy</text:span> – (kwo) Boje <text:span text:style-name="T1">(naut.)</text:span><text:line-break/>Russisch</text:p>
        <text:p text:style-name="Text_20_body"><text:bookmark text:name="bye"/><text:span text:style-name="T3">bye</text:span> – (gramatika) <text:span text:style-name="T1">negativer Imperativ-Partikel</text:span> Syn.: <text:a xlink:type="simple" xlink:href="#bu" text:style-name="Internet_20_link" text:visited-style-name="Visited_20_Internet_20_Link"><text:span text:style-name="Definition">bu</text:span></text:a> … <text:a xlink:type="simple" xlink:href="#ba" text:style-name="Internet_20_link" text:visited-style-name="Visited_20_Internet_20_Link"><text:span text:style-name="Definition">ba</text:span></text:a><text:line-break/><text:span text:style-name="T3">Bye go adar!</text:span> – Gehe nicht dorthin!<text:line-break/><text:span text:style-name="T3">Boh bye lasi!</text:span> – Gott bewahre!<text:line-break/>Mandarin</text:p>
        <text:p text:style-name="Text_20_body"><text:bookmark text:name="byen"/><text:span text:style-name="T3">byen</text:span> – (kwel) bequem, praktisch, passend, opportun Ant.: <text:a xlink:type="simple" xlink:href="#nobyen" text:style-name="Internet_20_link" text:visited-style-name="Visited_20_Internet_20_Link"><text:span text:style-name="Definition">nobyen</text:span></text:a><text:line-break/><text:soft-page-break/><text:span text:style-name="T3">es muy byen</text:span> – es ist sehr passend<text:line-break/><text:span text:style-name="T3">nobyen-taim-ney</text:span> – zur unpassenden Zeit<text:line-break/><text:span text:style-name="T3">byentaa</text:span> – (kwo) Behaglichkeit; Handlichkeit<text:line-break/><text:span text:style-name="T3">flat do oli byentaa</text:span> – Apartment mit allem Komfort<text:line-break/>Mandarin</text:p>
        <text:p text:style-name="Text_20_body"><text:line-break/><text:bookmark text:name="C"/></text:p>
        <text:p text:style-name="Horizontal_20_Line"/>
        <text:h text:style-name="Heading_20_3" text:outline-level="3"><text:bookmark-start text:name="c"/>C<text:bookmark-end text:name="c"/></text:h>
        <text:p text:style-name="First_20_paragraph"><text:span text:style-name="T3">chabi</text:span> – (zwo) kauen<text:line-break/><text:span text:style-name="T3">chabing</text:span> – (kwo) Kauen, Mastikation<text:line-break/><text:span text:style-name="T3">chabiguma, chabika</text:span> – (kwo) Kaugummi<text:line-break/>Hindi</text:p>
        <text:p text:style-name="Text_20_body"><text:span text:style-name="T3">chalma</text:span> – (kwo) Turban<text:line-break/>Tatarisch</text:p>
        <text:p text:style-name="Text_20_body"><text:span text:style-name="T3">champion</text:span> – (kwo) Champion, Gewinner, Titelverteidiger</text:p>
        <text:p text:style-name="Text_20_body"><text:span text:style-name="T3">chapa</text:span> – (kwo) (Garten-)Hacke<text:line-break/>Türkisch</text:p>
        <text:p text:style-name="Text_20_body"><text:span text:style-name="T3">chapela</text:span> – (kwo) Kapelle</text:p>
        <text:p text:style-name="Text_20_body"><text:span text:style-name="T3">chapta</text:span> – (kwo) Kapitel, Abschnitt (in einem Buch)</text:p>
        <text:p text:style-name="Text_20_body"><text:bookmark text:name="char"/><text:span text:style-name="T3">char</text:span> – (kwanto) vier (4)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charfen</text:span> – (kwanto) viertel<text:line-break/><text:span text:style-name="T3">un (de) charfen</text:span> – ein viertel<text:line-break/><text:span text:style-name="T3">tri (de) charfen</text:span> – drei viertel<text:line-break/><text:span text:style-name="T3">charfenka</text:span> – (kwo) das Viertel<text:line-break/><text:span text:style-name="T3">charple</text:span> – (kwel) vierfach<text:line-break/><text:span text:style-name="T3">charshi</text:span> – (kwanto) vierzig<text:line-break/><text:span text:style-name="T3">charsto</text:span> – (kwanto) vierhundert<text:line-break/><text:span text:style-name="T3">char-ney</text:span> – (kwel) vierte<text:line-break/><text:span text:style-name="T3">char-nem</text:span> – (komo) viertens<text:line-break/>Hindi</text:p>
        <text:p text:style-name="Text_20_body"><text:bookmark text:name="chardi"/><text:span text:style-name="T3">chardi</text:span> – (kwo) Donnerstag (4. Tag der Woche) auch: <text:a xlink:type="simple" xlink:href="#jupidi" text:style-name="Internet_20_link" text:visited-style-name="Visited_20_Internet_20_Link"><text:span text:style-name="Definition">jupidi</text:span></text:a> siehe auch: <text:a xlink:type="simple" xlink:href="#undi" text:style-name="Internet_20_link" text:visited-style-name="Visited_20_Internet_20_Link"><text:span text:style-name="Definition">undi</text:span></text:a>, <text:a xlink:type="simple" xlink:href="#dwadi" text:style-name="Internet_20_link" text:visited-style-name="Visited_20_Internet_20_Link"><text:span text:style-name="Definition">dwadi</text:span></text:a>, <text:a xlink:type="simple" xlink:href="#tridi" text:style-name="Internet_20_link" text:visited-style-name="Visited_20_Internet_20_Link"><text:span text:style-name="Definition">tridi</text:span></text:a>, <text:a xlink:type="simple" xlink:href="#petdi" text:style-name="Internet_20_link" text:visited-style-name="Visited_20_Internet_20_Link"><text:span text:style-name="Definition">petdi</text:span></text:a>, <text:a xlink:type="simple" xlink:href="#sitdi" text:style-name="Internet_20_link" text:visited-style-name="Visited_20_Internet_20_Link"><text:span text:style-name="Definition">sitdi</text:span></text:a>, <text:a xlink:type="simple" xlink:href="#semdi" text:style-name="Internet_20_link" text:visited-style-name="Visited_20_Internet_20_Link"><text:span text:style-name="Definition">semdi</text:span></text:a></text:p>
        <text:p text:style-name="Text_20_body"><text:bookmark text:name="charma"/><text:span text:style-name="T3">charma</text:span> – (kwo) Charme, Reiz<text:line-break/><text:span text:style-name="T3">charmi</text:span> – (zwo) verführen, bezaubern, faszinieren<text:line-break/><text:span text:style-name="T3">charmaful</text:span> – (kwel) charant, bezaubernd, reizvoll</text:p>
        <text:p text:style-name="Text_20_body"><text:soft-page-break/><text:span text:style-name="T3">chati</text:span> – (zwo) plaudern, schwatzen, plappern<text:line-break/><text:span text:style-name="T3">chata</text:span> – (kwo) Geplauder, Geschwätz, Geplapper</text:p>
        <text:p text:style-name="Text_20_body"><text:bookmark text:name="chauki"/><text:span text:style-name="T3">chauki</text:span> – (zwo) sich vor etw. hüten, in Acht nehmen<text:line-break/><text:span text:style-name="T3">chauki doga!</text:span> – Vorsicht vor dem Hund!<text:line-break/><text:span text:style-name="T3">chauka</text:span> – (kwo) Vorsicht, Wachsamkeit vgl. <text:a xlink:type="simple" xlink:href="#atenta" text:style-name="Internet_20_link" text:visited-style-name="Visited_20_Internet_20_Link"><text:span text:style-name="Definition">atenta</text:span></text:a><text:line-break/><text:span text:style-name="T3">chauka-stepa</text:span> – Vorsichtsmaßnahme<text:line-break/><text:span text:style-name="T3">chauke (chauka-ney)</text:span> – (kwel) vorsichtig, behutsam, wachsam<text:line-break/><text:span text:style-name="T3">chaukem (chauka-nem)</text:span> – (komo) vorsichtig, behutsam, wachsam<text:line-break/><text:span text:style-name="T3">buchauke</text:span> – (kwel) unvorsichtig, sorglos, unbedacht<text:line-break/><text:span text:style-name="T3">nochauke</text:span> – (kwel) töricht, tollkühn, waghalsig, rücksichtslos<text:line-break/>Hindi</text:p>
        <text:p text:style-name="Text_20_body"><text:bookmark text:name="chaure"/><text:span text:style-name="T3">chaure</text:span> – (kwel) weit, breit<text:line-break/><text:span text:style-name="T3">chaurem</text:span> – (komo) weit, breit<text:line-break/><text:span text:style-name="T3">chauritaa</text:span> – (kwo) Weite, Breite<text:line-break/><text:span text:style-name="T3">chauri</text:span> – (zwo) erweitern, ausweiten <text:span text:style-name="T1">(tr./intr.)</text:span><text:line-break/><text:span text:style-name="T3">chaurifi (fa-chaure)</text:span> – (zwo) breiter werden, sich erweitern<text:line-break/><text:span text:style-name="T3">chaurisi (mah-chaure)</text:span> – (zwo) breiter machen, erweitern<text:line-break/>Hindi</text:p>
        <text:p text:style-name="Text_20_body"><text:span text:style-name="T3">chay</text:span> – (kwo) Tee<text:line-break/><text:span text:style-name="T3">chayguan</text:span> – (kwo) Teestube, Teehaus<text:line-break/><text:span text:style-name="T3">chayvati</text:span> – (zwo) Tee trinken, mit Tee bewirten<text:line-break/><text:span text:style-name="T3">chayvati koywan</text:span> – jmd. mit Tee bewirten<text:line-break/>Hindi</text:p>
        <text:p text:style-name="Text_20_body"><text:span text:style-name="T3">che</text:span> – <text:span text:style-name="T1">die Buchstabenkombination</text:span> CH</text:p>
        <text:p text:style-name="Text_20_body"><text:span text:style-name="T3">chek</text:span> – (kwo) Scheck, Quittung<text:line-break/>Persisch</text:p>
        <text:p text:style-name="Text_20_body"><text:span text:style-name="T3">cheki</text:span> – (zwo) prüfen, kontrollieren, inspizieren<text:line-break/><text:span text:style-name="T3">cheka</text:span> – (kwo) Überprüfung, Inspektion</text:p>
        <text:p text:style-name="Text_20_body"><text:span text:style-name="T3">chelo</text:span> – (kwo) Cello <text:span text:style-name="T1">(mus.)</text:span></text:p>
        <text:p text:style-name="Text_20_body"><text:bookmark text:name="cherma"/><text:span text:style-name="T3">cherma</text:span> – (kwo) Vogelkirsche <text:span text:style-name="T1">(bot.)</text:span></text:p>
        <text:p text:style-name="Text_20_body"><text:bookmark text:name="cherpi"/><text:span text:style-name="T3">cherpi</text:span> – (zwo) (Flüssigkeit) schöpfen; <text:span text:style-name="T1">(fig.)</text:span> entnehmen, borgen<text:line-break/><text:span text:style-name="T3">cherpika</text:span> – (kwo) Schöpfkelle, Suppenkelle vgl. <text:a xlink:type="simple" xlink:href="#skupa" text:style-name="Internet_20_link" text:visited-style-name="Visited_20_Internet_20_Link"><text:span text:style-name="Definition">skupa</text:span></text:a><text:line-break/>Russisch</text:p>
        <text:p text:style-name="Text_20_body"><text:bookmark text:name="chi"/><text:span text:style-name="T3">chi</text:span> – (zwo) essen<text:line-break/><text:span text:style-name="T3">chi masu</text:span> – Fleisch essen<text:line-break/><text:span text:style-name="T3">hao-chi-ke fan</text:span> – leckere Mahlzeit<text:line-break/><text:span text:style-name="T3">chi sabahfan</text:span> – Frühstück essen<text:line-break/><text:span text:style-name="T3">chi deyfan</text:span> – Mittagsmahl essen<text:line-break/><text:soft-page-break/><text:span text:style-name="T3">chi akshamfan</text:span> – Abendmahl essen<text:line-break/><text:span text:style-name="T3">chibile</text:span> – (kwel) essbar, genießbar<text:line-break/><text:span text:style-name="T3">chia</text:span> – (kwo) Essen (Tätigkeit)<text:line-break/><text:span text:style-name="T3">syao chia</text:span> – Imbiss, Zwischenmahlzeit<text:line-break/><text:span text:style-name="T3">chiwat</text:span> – (kwo) etw. zu Essen<text:line-break/><text:span text:style-name="T3">chifan</text:span> – (zwo) eine Mahlzeit essen<text:line-break/><text:span text:style-name="T3">chifanshamba</text:span> – (kwo) Esszimmer, Speiseraum<text:line-break/><text:span text:style-name="T3">chifansa</text:span> – (kwo) das Essen, die Mahlzeit<text:line-break/><text:span text:style-name="T3">mah-chi</text:span> – (zwo) füttern<text:line-break/><text:span text:style-name="T3">jen-chier</text:span> – Kannibale, Menschenfresser<text:line-break/><text:span text:style-name="T3">chitul</text:span> – (kwo) Esswerkzeug, Besteck siehe auch: <text:a xlink:type="simple" xlink:href="#chiza" text:style-name="Internet_20_link" text:visited-style-name="Visited_20_Internet_20_Link"><text:span text:style-name="Definition">chiza</text:span></text:a>, <text:a xlink:type="simple" xlink:href="#furka" text:style-name="Internet_20_link" text:visited-style-name="Visited_20_Internet_20_Link"><text:span text:style-name="Definition">furka</text:span></text:a>, <text:a xlink:type="simple" xlink:href="#kwaizi" text:style-name="Internet_20_link" text:visited-style-name="Visited_20_Internet_20_Link"><text:span text:style-name="Definition">kwaizi</text:span></text:a>, <text:a xlink:type="simple" xlink:href="#sikin" text:style-name="Internet_20_link" text:visited-style-name="Visited_20_Internet_20_Link"><text:span text:style-name="Definition">sikin</text:span></text:a><text:line-break/>Mandarin</text:p>
        <text:p text:style-name="Text_20_body"><text:span text:style-name="T3">chiatuba</text:span> – (kwo) Speiseröhre <text:span text:style-name="T1">(anat.)</text:span> siehe: <text:a xlink:type="simple" xlink:href="#chi" text:style-name="Internet_20_link" text:visited-style-name="Visited_20_Internet_20_Link"><text:span text:style-name="Definition">chia</text:span></text:a>, <text:a xlink:type="simple" xlink:href="#tuba" text:style-name="Internet_20_link" text:visited-style-name="Visited_20_Internet_20_Link"><text:span text:style-name="Definition">tuba</text:span></text:a></text:p>
        <text:p text:style-name="Text_20_body"><text:span text:style-name="T3">chibuk</text:span> – (kwo) Kinn<text:line-break/>Hindi</text:p>
        <text:p text:style-name="Text_20_body"><text:span text:style-name="T3">chihi</text:span> – (zwo) niesen<text:line-break/><text:span text:style-name="T3">chiha</text:span> – (kwo) Niesen<text:line-break/><text:span text:style-name="T3">laute ek-chiha</text:span> – plötzlich laut niesen<text:line-break/><text:span text:style-name="T3">chihing</text:span> – (kwo) das Niesen; der Katarrh<text:line-break/><text:span text:style-name="T3">mah-chihi-she</text:span> – (kwel) niesreizauslösend<text:line-break/><text:span text:style-name="T3">chih!</text:span> – (exklami) Hatschi!<text:line-break/>Russisch</text:p>
        <text:p text:style-name="Text_20_body"><text:span text:style-name="T3">chinara</text:span> – (kwo) Platane, Baum der Gattung Platanus <text:span text:style-name="T1">(bot.)</text:span><text:line-break/>Armenisch</text:p>
        <text:p text:style-name="Text_20_body"><text:bookmark text:name="chipe"/><text:span text:style-name="T3">chipe</text:span> – (kwel) billig, preiswert Ant.: <text:a xlink:type="simple" xlink:href="#guy" text:style-name="Internet_20_link" text:visited-style-name="Visited_20_Internet_20_Link"><text:span text:style-name="Definition">guy</text:span></text:a><text:line-break/><text:span text:style-name="T3">chipenesa</text:span> – (kwo) Billigkeit, Geringwertigkeit</text:p>
        <text:p text:style-name="Text_20_body"><text:span text:style-name="T3">chiriki</text:span> – (zwo) zwitschern, zirpen<text:line-break/><text:span text:style-name="T3">chiriking</text:span> – (kwo) Gezwitscher, Gezirpe<text:line-break/>Russisch</text:p>
        <text:p text:style-name="Text_20_body"><text:span text:style-name="T3">chitan</text:span> – (kwo) Teich<text:line-break/>Mandarin</text:p>
        <text:p text:style-name="Text_20_body"><text:bookmark text:name="chiza"/><text:span text:style-name="T3">chiza</text:span> – (kwo) Löffel siehe auch: <text:a xlink:type="simple" xlink:href="#chi" text:style-name="Internet_20_link" text:visited-style-name="Visited_20_Internet_20_Link"><text:span text:style-name="Definition">chitul</text:span></text:a><text:line-break/><text:span text:style-name="T3">chaychiza</text:span> – (kwo) Teelöffel<text:line-break/>Mandarin</text:p>
        <text:p text:style-name="Text_20_body"><text:span text:style-name="T3">chokolat</text:span> – (kwo) Schokolade<text:line-break/>Nahuatl</text:p>
        <text:p text:style-name="Text_20_body"><text:span text:style-name="T3">chori</text:span> – (zwo) stehlen<text:line-break/><text:span text:style-name="T3">bechori koywan</text:span> – jmd. bestehlen<text:line-break/><text:soft-page-break/><text:span text:style-name="T3">chora</text:span> – (kwo) Diebstahl<text:line-break/><text:span text:style-name="T3">chori-sha, chorer</text:span> – (kwo) Dieb<text:line-break/><text:span text:style-name="T3">chorishil</text:span> – (kwel) diebisch<text:line-break/>Hindi</text:p>
        <text:p text:style-name="Text_20_body"><text:span text:style-name="T3">Chosen</text:span> – (kwo) Nord Korea</text:p>
        <text:p text:style-name="Text_20_body"><text:span text:style-name="T3">chou</text:span> – (kwel) stinkend<text:line-break/>Mandarin</text:p>
        <text:p text:style-name="Text_20_body"><text:span text:style-name="T3">chu</text:span> – (zwo) hinausgehen, verlassen; herausgeben; herausquellen, entweichen; herauskommen, herausgegeben werden<text:line-break/><text:span text:style-name="T3">Lu chu shamba.</text:span> – Er verließ den Raum.<text:line-break/><text:span text:style-name="T3">Sudor chu on luy fas.</text:span> – Der Schweiß trat auf seinem Gesicht hervor.<text:line-break/><text:span text:style-name="T3">chu dwar</text:span> – aus der Tür herausgehen<text:line-break/><text:span text:style-name="T3">chusa</text:span> – (kwo) Austritt, Abgang; Ausgang, Ausfahrt; Ausgang <text:span text:style-name="T1">(techn.)</text:span><text:line-break/><text:span text:style-name="T3">chudao</text:span> – (kwo) Ausgang, Weg hinaus<text:line-break/><text:span text:style-name="T3">Otre chudao yok.</text:span> – Es gibt keinen anderen Ausgang.<text:line-break/><text:span text:style-name="T3">chudwar</text:span> – (kwo) Ausgangstür<text:line-break/><text:span text:style-name="T3">chuwat</text:span> – (kwo) etw. Heraugegebenes<text:line-break/><text:span text:style-name="T3">mah-chu</text:span> – (zwo) etw. herausgeben; äußern<text:line-break/><text:span text:style-name="T3">Ta mah-chu un strane suon.</text:span> – Er/Sie äußerte ein seltsames Geräusch.<text:line-break/>Mandarin</text:p>
        <text:p text:style-name="Text_20_body"><text:span text:style-name="T3">chuf</text:span> – (kwo) Büschel<text:line-break/>Italienisch</text:p>
        <text:p text:style-name="Text_20_body"><text:span text:style-name="T3">chukanda</text:span> – (kwo) Rote Bete <text:span text:style-name="T1">(bot.)</text:span><text:line-break/><text:span text:style-name="T3">chukandasup</text:span> – (kwo) Rote-Bete-Suppe, Borschtsch<text:line-break/>Hindi</text:p>
        <text:p text:style-name="Text_20_body"><text:span text:style-name="T3">chunauta</text:span> – (kwo) Anzweifeln, Trotz<text:line-break/><text:span text:style-name="T3">chunaute (chunauta-ney)</text:span> – (kwel) aufsässig, trotzig<text:line-break/><text:span text:style-name="T3">chunautem (chunauta-nem)</text:span> – (komo) aufsässig, trotzig<text:line-break/>Hindi</text:p>
        <text:p text:style-name="Text_20_body"><text:span text:style-name="T3">chuyshu</text:span> – (zwo) prahlen, angeben<text:line-break/><text:span text:style-name="T3">chuyshu-ke, chuyshushil</text:span> – (kwel) prahlerisch, überheblich, aufgeblasen<text:line-break/>Mandarin</text:p>
        <text:p text:style-name="Text_20_body"><text:bookmark text:name="chyen"/><text:span text:style-name="T3">chyen</text:span> – (kwel) flach, seicht Ant.: <text:a xlink:type="simple" xlink:href="#glube" text:style-name="Internet_20_link" text:visited-style-name="Visited_20_Internet_20_Link"><text:span text:style-name="Definition">glube</text:span></text:a><text:line-break/><text:span text:style-name="T3">chyenlok</text:span> – (kwo) Furt; Untiefe, Sandbank<text:line-break/>Mandarin</text:p>
        <text:p text:style-name="Text_20_body"><text:line-break/><text:bookmark text:name="D"/></text:p>
        <text:p text:style-name="Horizontal_20_Line"/>
        <text:h text:style-name="Heading_20_3" text:outline-level="3"><text:bookmark-start text:name="d"/><text:soft-page-break/>D<text:bookmark-end text:name="d"/></text:h>
        <text:p text:style-name="First_20_paragraph"><text:span text:style-name="T3">'d</text:span> ⇒ <text:a xlink:type="simple" xlink:href="#wud" text:style-name="Internet_20_link" text:visited-style-name="Visited_20_Internet_20_Link"><text:span text:style-name="Definition">wud</text:span></text:a></text:p>
        <text:p text:style-name="Text_20_body"><text:span text:style-name="T3">da</text:span> – (gramatika) <text:span text:style-name="T1">optionale Nominativ-Partikel</text:span></text:p>
        <text:p text:style-name="Text_20_body"><text:bookmark text:name="dabe"/><text:span text:style-name="T3">dabe</text:span> – (unisi) damit, um zu, so dass siehe auch: <text:a xlink:type="simple" xlink:href="#fo" text:style-name="Internet_20_link" text:visited-style-name="Visited_20_Internet_20_Link"><text:span text:style-name="Definition">fo ke</text:span></text:a><text:line-break/><text:span text:style-name="T3">Me shwo a yu dabe yu mog samaji me.</text:span> – Ich spreche zu dir, damit du mich verstehen kannst.<text:line-break/>Russisch</text:p>
        <text:p text:style-name="Text_20_body"><text:span text:style-name="T3">dacha</text:span> – (kwo) Datsche, Sommerhaus<text:line-break/>Russisch</text:p>
        <text:p text:style-name="Text_20_body"><text:span text:style-name="T3">dadu</text:span> – (kwo) Wette<text:line-break/><text:span text:style-name="T3">fai dadu</text:span> – (zwo) wetten<text:line-break/><text:span text:style-name="T3">fai dadu kun koywan</text:span> – mit jmd. wetten<text:line-break/><text:span text:style-name="T3">fai dadu om koysa</text:span> – um etwas wetten<text:line-break/><text:span text:style-name="T3">fai dadu pa shi dolar</text:span> – um 10 Dollar wetten<text:line-break/>Mandarin</text:p>
        <text:p text:style-name="Text_20_body"><text:span text:style-name="T3">dafni</text:span> – (zwo) beerdigen, bestatten<text:line-break/><text:span text:style-name="T3">dafna</text:span> – (kwo) Bestattung<text:line-break/>Arabisch</text:p>
        <text:p text:style-name="Text_20_body"><text:span text:style-name="T3">dafta</text:span> – (kwo) (Schul-)Heft, Notizheft<text:line-break/>Arabisch</text:p>
        <text:p text:style-name="Text_20_body"><text:bookmark text:name="dai"/><text:span text:style-name="T3">dai</text:span> – (zwo) geben vgl. <text:a xlink:type="simple" xlink:href="#doni" text:style-name="Internet_20_link" text:visited-style-name="Visited_20_Internet_20_Link"><text:span text:style-name="Definition">doni</text:span></text:a><text:line-break/><text:span text:style-name="T3">daisa</text:span> – (kwo) Gabe<text:line-break/><text:span text:style-name="T3">dai bak</text:span> – (zwo) zurückgeben<text:line-break/>Russisch</text:p>
        <text:p text:style-name="Text_20_body"><text:span text:style-name="T3">daklis</text:span> – (kwo) Schwelle<text:line-break/>Persisch</text:p>
        <text:p text:style-name="Text_20_body"><text:bookmark text:name="dal"/><text:span text:style-name="T3">dal-</text:span> – (gramatika) <text:span text:style-name="T1">indirekter Blutsverwandter</text:span> vgl. <text:a xlink:type="simple" xlink:href="#inloo" text:style-name="Internet_20_link" text:visited-style-name="Visited_20_Internet_20_Link"><text:span text:style-name="Definition">-inloo</text:span></text:a><text:line-break/><text:span text:style-name="T3">dal-brata</text:span> – (kwo) Cousin<text:line-break/><text:span text:style-name="T3">dal-son</text:span> – (kwo) Neffe siehe auch: <text:a xlink:type="simple" xlink:href="#onkla-son" text:style-name="Internet_20_link" text:visited-style-name="Visited_20_Internet_20_Link"><text:span text:style-name="Definition">onkla-son</text:span></text:a>, <text:a xlink:type="simple" xlink:href="#tia-son" text:style-name="Internet_20_link" text:visited-style-name="Visited_20_Internet_20_Link"><text:span text:style-name="Definition">tia-son</text:span></text:a><text:line-break/><text:span text:style-name="T3">dal-docha</text:span> – (kwo) Nichte siehe auch: <text:a xlink:type="simple" xlink:href="#onkla-docha" text:style-name="Internet_20_link" text:visited-style-name="Visited_20_Internet_20_Link"><text:span text:style-name="Definition">onkla-docha</text:span></text:a>, <text:a xlink:type="simple" xlink:href="#tia-docha" text:style-name="Internet_20_link" text:visited-style-name="Visited_20_Internet_20_Link"><text:span text:style-name="Definition">tia-docha</text:span></text:a><text:line-break/><text:span text:style-name="T3">dal-kindocha</text:span> – (kwo) Großnichte<text:line-break/><text:span text:style-name="T3">dal-dal-brata</text:span> – (kwo) Cousin 2. Grades</text:p>
        <text:p text:style-name="Text_20_body"><text:bookmark text:name="dale"/><text:span text:style-name="T3">dale</text:span> – (kwel) weit weg, fern, entfernt<text:line-break/><text:span text:style-name="T3">dalem</text:span> – (komo) weit, fern, entfernt<text:line-break/><text:span text:style-name="T3">fon dalem</text:span> – von weit her, aus der Ferne<text:line-break/><text:span text:style-name="T3">dalitaa</text:span> – (kwo) Ferne, Weite, Abgeschiedenheit vgl. <text:a xlink:type="simple" xlink:href="#distansia" text:style-name="Internet_20_link" text:visited-style-name="Visited_20_Internet_20_Link"><text:span text:style-name="Definition">distansia</text:span></text:a><text:line-break/><text:span text:style-name="T3">dalifi (fa-dale)</text:span> – (zwo) sich weiter entfernen<text:line-break/><text:span text:style-name="T3">dalisi (mah-dale)</text:span> – (zwo) etw. weiter entfernen<text:line-break/><text:soft-page-break/>Russisch</text:p>
        <text:p text:style-name="Text_20_body"><text:span text:style-name="T3">dale Esta</text:span> – (kwo) Ferner Osten<text:line-break/><text:span text:style-name="T3">dale Esta-ney</text:span> – (kwel) fernöstlich</text:p>
        <text:p text:style-name="Text_20_body"><text:span text:style-name="T3">dalta</text:span> – (kwo) Meißel<text:line-break/>Rumänisch</text:p>
        <text:p text:style-name="Text_20_body"><text:span text:style-name="T3">dalwa</text:span> – (kwo) Eimer, Kübel<text:line-break/>Arabisch</text:p>
        <text:p text:style-name="Text_20_body"><text:span text:style-name="T3">dam</text:span> – (kwo) Damm, Deich</text:p>
        <text:p text:style-name="Text_20_body"><text:span text:style-name="T3">dama</text:span> – (kwo) verheiratete oder verwitwete Frau; Dame, auch: <text:span text:style-name="T1">in Karten- und Brettspielen)</text:span></text:p>
        <text:p text:style-name="Text_20_body"><text:span text:style-name="T3">damaja</text:span> – (kwo) Schaden, Zerstörung<text:line-break/><text:span text:style-name="T3">damaji</text:span> – (zwo) schaden</text:p>
        <text:p text:style-name="Text_20_body"><text:span text:style-name="T3">damay</text:span> – (kwo) Gerste <text:span text:style-name="T1">(bot.)</text:span><text:line-break/>Mandarin</text:p>
        <text:p text:style-name="Text_20_body"><text:bookmark text:name="damni"/><text:span text:style-name="T3">damni</text:span> – (zwo) verdammen vgl. <text:a xlink:type="simple" xlink:href="#blami" text:style-name="Internet_20_link" text:visited-style-name="Visited_20_Internet_20_Link"><text:span text:style-name="Definition">blami</text:span></text:a>, <text:a xlink:type="simple" xlink:href="#kondamni" text:style-name="Internet_20_link" text:visited-style-name="Visited_20_Internet_20_Link"><text:span text:style-name="Definition">kondamni</text:span></text:a>, <text:a xlink:type="simple" xlink:href="#shatami" text:style-name="Internet_20_link" text:visited-style-name="Visited_20_Internet_20_Link"><text:span text:style-name="Definition">shatami</text:span></text:a><text:line-break/><text:span text:style-name="T3">damna</text:span> – (kwo) Verdammung, Verurteilung</text:p>
        <text:p text:style-name="Text_20_body"><text:bookmark text:name="dan1"/><text:span text:style-name="T3">dan</text:span><text:span text:style-name="T4">1</text:span> – 1) (taim-komo) dann (zu der Zeit) siehe auch: <text:a xlink:type="simple" xlink:href="#poy" text:style-name="Internet_20_link" text:visited-style-name="Visited_20_Internet_20_Link"><text:span text:style-name="Definition">poy</text:span></text:a><text:line-break/><text:span text:style-name="T3">Dan me bin haishi yunge.</text:span> – Dann war ich noch jung.<text:line-break/><text:span text:style-name="T3">depos dan</text:span> – seitdem, seither<text:line-break/>2) (taim-komo) dann (in dem Fall)<text:line-break/><text:a xlink:type="simple" xlink:href="#si" text:style-name="Internet_20_link" text:visited-style-name="Visited_20_Internet_20_Link"><text:span text:style-name="Definition"><text:span text:style-name="T3">si</text:span></text:span></text:a><text:span text:style-name="T3"> … dan</text:span> – falls … dann</text:p>
        <text:p text:style-name="Text_20_body"><text:span text:style-name="T3">…dan</text:span><text:span text:style-name="T4">2</text:span> – (syao) <text:span text:style-name="T1">Suffix für »Behälter«</text:span><text:line-break/><text:span text:style-name="T3">chaydan</text:span> – (kwo) Teekanne<text:line-break/><text:span text:style-name="T3">nayudan</text:span> – (kwo) Butterdose<text:line-break/><text:span text:style-name="T3">milkadan</text:span> – (kwo) Milchkanne<text:line-break/><text:span text:style-name="T3">flordan</text:span> – (kwo) Blumentopf<text:line-break/><text:span text:style-name="T3">kalamdan</text:span> – (kwo) Etui für Stifte<text:line-break/><text:span text:style-name="T3">kahwadan</text:span> – (kwo) Kaffeekanne<text:line-break/><text:span text:style-name="T3">manidan</text:span> – (kwo) Portmonee, Geldbörse<text:line-break/>Hindi</text:p>
        <text:p text:style-name="Text_20_body"><text:span text:style-name="T3">dandi</text:span> – (kwo) Dandy, Geck<text:line-break/><text:span text:style-name="T3">dandivati</text:span> – (zwo) affig/geckenhaft benehmen</text:p>
        <text:p text:style-name="Text_20_body"><text:span text:style-name="T3">danja</text:span> – (kwo) Gefahr, Risiko<text:line-break/><text:span text:style-name="T3">danja-ney, danjaful</text:span> – (kwel) gefährlich, risikoreich</text:p>
        <text:p text:style-name="Text_20_body"><text:span text:style-name="T3">dank a</text:span> – (konekti) dank, geschuldet<text:line-break/><text:span text:style-name="T3">dank a lu</text:span> – dank ihm<text:line-break/><text:span text:style-name="T3">dank a to ke yu he zwo</text:span> – dank dem was du getan hast</text:p>
        <text:p text:style-name="Text_20_body"><text:bookmark text:name="danke"/><text:soft-page-break/><text:span text:style-name="T3">danke</text:span> – (exklami) danke Syn.: <text:a xlink:type="simple" xlink:href="#arigatoo" text:style-name="Internet_20_link" text:visited-style-name="Visited_20_Internet_20_Link"><text:span text:style-name="Definition">arigatoo</text:span></text:a>, <text:a xlink:type="simple" xlink:href="#shukran" text:style-name="Internet_20_link" text:visited-style-name="Visited_20_Internet_20_Link"><text:span text:style-name="Definition">shukran</text:span></text:a><text:line-break/><text:span text:style-name="T3">Danke! - Es nixa. Bi hao!</text:span> – Danke! - Bitte, nicht der Rede wert!<text:line-break/><text:span text:style-name="T3">Danke gro!</text:span> – Vielen Dank!<text:line-break/><text:span text:style-name="T3">danki</text:span> – (zwo) danken<text:line-break/><text:span text:style-name="T3">Me danki yu por helpi.</text:span> – Ich danke dir für deine Hilfe.<text:line-break/><text:span text:style-name="T3">bu val danki, bu dankival</text:span> – nicht der Rede wert<text:line-break/><text:span text:style-name="T3">danka</text:span> – (kwo) Dank, Dankbarkeit<text:line-break/><text:span text:style-name="T3">dankaful</text:span> – (kwel) dankbar</text:p>
        <text:p text:style-name="Text_20_body"><text:span text:style-name="T3">dansa</text:span> – (kwo) Tanz<text:line-break/><text:span text:style-name="T3">dansi</text:span> – (zwo) tanzen<text:line-break/><text:span text:style-name="T3">danser</text:span> – (kwo) Tänzer<text:line-break/><text:span text:style-name="T3">dansilok</text:span> – (kwo) Tanzfläche, Tanzlokal</text:p>
        <text:p text:style-name="Text_20_body"><text:span text:style-name="T3">dantela</text:span> – Spitze <text:span text:style-name="T1">(text.)</text:span><text:line-break/>Rumänisch</text:p>
        <text:p text:style-name="Text_20_body"><text:bookmark text:name="dao"/><text:span text:style-name="T3">dao</text:span> – (kwo) Weg (Pfad; Methode)<text:line-break/><text:span text:style-name="T3">shefdao</text:span> – (kwo) Hauptstraße<text:line-break/> <text:span text:style-name="T3">sirkum-dao</text:span> – Umweg<text:line-break/><text:span text:style-name="T3">pa sey dao</text:span> – auf diesem Weg<text:line-break/><text:span text:style-name="T3">pa nul dao</text:span> – auf keine Weise, keineswegs<text:line-break/><text:span text:style-name="T3">Milkadao</text:span> – (kwo) Milchstraße<text:line-break/><text:span text:style-name="T3">daojen</text:span> – (kwo) Reisender, Wanderer<text:line-break/><text:span text:style-name="T3">daokin</text:span> – (kwo) schmaler Weg, Pfad<text:line-break/><text:span text:style-name="T3">daokrosa</text:span> – (kwo) Wegkreuzung<text:line-break/>Mandarin</text:p>
        <text:p text:style-name="Text_20_body"><text:bookmark text:name="dar"/><text:span text:style-name="T3">dar</text:span> – (loko-komo) dort, da siehe auch: <text:a xlink:type="simple" xlink:href="#adar" text:style-name="Internet_20_link" text:visited-style-name="Visited_20_Internet_20_Link"><text:span text:style-name="Definition">adar</text:span></text:a><text:line-break/><text:span text:style-name="T3">May sista es dar.</text:span> – Meine Schwester ist dort.<text:line-break/><text:span text:style-name="T3">Dar es garme.</text:span> – Dort ist es heiß.<text:line-break/>Ant.: <text:a xlink:type="simple" xlink:href="#hir" text:style-name="Internet_20_link" text:visited-style-name="Visited_20_Internet_20_Link"><text:span text:style-name="Definition">hir</text:span></text:a></text:p>
        <text:p text:style-name="Text_20_body"><text:bookmark text:name="darbi"/><text:span text:style-name="T3">darbi</text:span> – (zwo) schlagen vgl. <text:a xlink:type="simple" xlink:href="#bati" text:style-name="Internet_20_link" text:visited-style-name="Visited_20_Internet_20_Link"><text:span text:style-name="Definition">bati</text:span></text:a><text:line-break/><text:span text:style-name="T3">darba</text:span> – (kwo) Schlag, Hieb<text:line-break/>Arabisch</text:p>
        <text:p text:style-name="Text_20_body"><text:span text:style-name="T3">darfi</text:span> – (sta) dürfen, erlaubt sein<text:line-break/><text:span text:style-name="T3">Lu darfi gun kom leker.</text:span> – Er darf als Arzt arbeiten.<text:line-break/><text:span text:style-name="T3">Me darfi zin ku?</text:span> – Darf ich hereinkommen?<text:line-break/><text:span text:style-name="T3">bu darfi</text:span> – nicht dürfen<text:line-break/><text:span text:style-name="T3">hir bu darfi fumi</text:span> – here ist Rauchen nicht erlaubt</text:p>
        <text:p text:style-name="Text_20_body"><text:bookmark text:name="dashat"/><text:span text:style-name="T3">dashat</text:span> – (kwo) Horror, Grauen, Schrecken vgl. <text:a xlink:type="simple" xlink:href="#teror" text:style-name="Internet_20_link" text:visited-style-name="Visited_20_Internet_20_Link"><text:span text:style-name="Definition">teror</text:span></text:a><text:line-break/><text:span text:style-name="T3">dashatfilma</text:span> – (kwo) Thriller, Horrorfilm<text:line-break/><text:span text:style-name="T3">dashat-ney</text:span> – (kwel) fürchterlich, schrecklich, grässlich Syn.: <text:a xlink:type="simple" xlink:href="#fobi" text:style-name="Internet_20_link" text:visited-style-name="Visited_20_Internet_20_Link"><text:span text:style-name="Definition">foba-ney</text:span></text:a>, <text:a xlink:type="simple" xlink:href="#terible" text:style-name="Internet_20_link" text:visited-style-name="Visited_20_Internet_20_Link"><text:span text:style-name="Definition">terible</text:span></text:a><text:line-break/><text:span text:style-name="T3">dashati</text:span> – (zwo) sich fürchten, grausen<text:line-break/><text:soft-page-break/><text:span text:style-name="T3">dashatisi (mah-dashati)</text:span> – (zwo) jmd. erschrecken<text:line-break/>Arabisch</text:p>
        <text:p text:style-name="Text_20_body"><text:span text:style-name="T3">dashi</text:span> – (kwo) Botschafter<text:line-break/><text:span text:style-name="T3">dashiguan</text:span> – (kwo) Botschaft <text:span text:style-name="T1">(Gebäude)</text:span><text:line-break/>Mandarin</text:p>
        <text:p text:style-name="Text_20_body"><text:bookmark text:name="dasin"/><text:span text:style-name="T3">dasin</text:span> – (kwo) Tugend vgl. <text:a xlink:type="simple" xlink:href="#merita" text:style-name="Internet_20_link" text:visited-style-name="Visited_20_Internet_20_Link"><text:span text:style-name="Definition">merita</text:span></text:a><text:line-break/><text:span text:style-name="T3">dasin-ney</text:span> – (kwel) tugendhaft<text:line-break/>Mandarin</text:p>
        <text:p text:style-name="Text_20_body"><text:span text:style-name="T3">dasta</text:span> – (kwo) Trupp, Abteilung<text:line-break/><text:span text:style-name="T3">avan-dasta</text:span> – Vorhut <text:span text:style-name="T1">(mil.)</text:span><text:line-break/>Hindi</text:p>
        <text:p text:style-name="Text_20_body"><text:span text:style-name="T3">data</text:span> – (kwo) Daten</text:p>
        <text:p text:style-name="Text_20_body"><text:span text:style-name="T3">datsan</text:span> – (kwo) Datsan, Dazan (buddhistisches Kloster)</text:p>
        <text:p text:style-name="Text_20_body"><text:span text:style-name="T3">datum</text:span> – (kwo) Datum (Tag, Monat und Jahr)</text:p>
        <text:p text:style-name="Text_20_body"><text:bookmark text:name="dave"/><text:span text:style-name="T3">dave</text:span> – (kwel) vergangen, altertümlich, alt vgl. <text:a xlink:type="simple" xlink:href="#longtaim" text:style-name="Internet_20_link" text:visited-style-name="Visited_20_Internet_20_Link"><text:span text:style-name="Definition">longtaim-ney</text:span></text:a><text:line-break/><text:span text:style-name="T3">davem</text:span> – (komo) lange her<text:line-break/><text:span text:style-name="T3">yo fon davem</text:span> – seit langer Zeit<text:line-break/><text:span text:style-name="T3">nodave</text:span> – (kwel) neulich, kürzlich<text:line-break/><text:span text:style-name="T3">nodavem</text:span> – (komo) neulich, kürzlich<text:line-break/>Russisch</text:p>
        <text:p text:style-name="Text_20_body"><text:span text:style-name="T3">de</text:span><text:span text:style-name="T4">1</text:span> – 1) (konekti) <text:span text:style-name="T1">Genitiv (»Wesfall«)</text:span><text:line-break/><text:span text:style-name="T3">kitaba de toy boy</text:span> – das Buch jenes Jungen<text:line-break/><text:span text:style-name="T3">jamilitaa de munda</text:span> – die Schönheit der Welt<text:line-break/><text:span text:style-name="T3">lingwa de planeta</text:span> – Sprache des Planeten<text:line-break/><text:span text:style-name="T3">raita de elekti e gei elekti</text:span> – das Recht zu wählen und gewählt zu werden<text:line-break/>2) (konekti) <text:span text:style-name="T1">Menge</text:span> von <text:span text:style-name="T1">etw.</text:span> [optional]<text:line-break/><text:span text:style-name="T3">un pes (de) sukra</text:span> – ein Stück Zucker (ein Stück des Zuckers)<text:line-break/><text:span text:style-name="T3">tasa (de) chay</text:span> – eine Tasse Tee (eine Tasse des Tees)<text:line-break/>3) <text:span text:style-name="T1">der Buchstabe</text:span> D</text:p>
        <text:p text:style-name="Text_20_body"><text:bookmark text:name="de2"/><text:span text:style-name="T3">de…</text:span><text:span text:style-name="T4">2</text:span><text:span text:style-name="T3">, des…</text:span> – (syao) <text:span text:style-name="T1">entgegengesetzte Handlung</text:span> (<text:span text:style-name="T3">de</text:span> <text:span text:style-name="T1">vor einem Konsonanten,</text:span> <text:span text:style-name="T3">des</text:span> <text:span text:style-name="T1">vor einem Vokal</text:span>)<text:line-break/><text:span text:style-name="T3">desharji</text:span> – (zwo) entleeren, abladen<text:line-break/><text:span text:style-name="T3">delodi</text:span> – (zwo) abladen<text:line-break/><text:span text:style-name="T3">desorganisi</text:span> – (zwo) desorganisieren, durcheinanderbringen</text:p>
        <text:p text:style-name="Text_20_body"><text:span text:style-name="T3">deba</text:span> – (kwo) Schuld, Pflicht<text:line-break/><text:span text:style-name="T3">zwo swa-ney deba</text:span> – die eigene Pflicht tun<text:line-break/><text:span text:style-name="T3">debi</text:span> – (zwo) schulden, verpflichtet sein, verdanken<text:line-break/><text:span text:style-name="T3">Ta debi a me dwashi dolar.</text:span> – Er/Sie schuldet mir 20 Dollar.<text:line-break/><text:soft-page-break/><text:span text:style-name="T3">Me debi a ta may jiva.</text:span> – Ich verdanke ihm/ihr mein Leben.</text:p>
        <text:p text:style-name="Text_20_body"><text:bookmark text:name="debati"/><text:span text:style-name="T3">debati</text:span> – (zwo) debattieren siehe auch: <text:a xlink:type="simple" xlink:href="#diskusi" text:style-name="Internet_20_link" text:visited-style-name="Visited_20_Internet_20_Link"><text:span text:style-name="Definition">diskusi</text:span></text:a><text:line-break/><text:span text:style-name="T3">debata</text:span> – (kwo) Debatte</text:p>
        <text:p text:style-name="Text_20_body"><text:span text:style-name="T3">debuti</text:span> – (zwo) debütieren, zum ersten Mal auftreten<text:line-break/><text:span text:style-name="T3">debuta</text:span> – (kwo) Debüt</text:p>
        <text:p text:style-name="Text_20_body"><text:bookmark text:name="dediki"/><text:span text:style-name="T3">dediki</text:span> – (zwo) widmen vgl. <text:a xlink:type="simple" xlink:href="#devoti" text:style-name="Internet_20_link" text:visited-style-name="Visited_20_Internet_20_Link"><text:span text:style-name="Definition">devoti</text:span></text:a><text:line-break/><text:span text:style-name="T3">dedika</text:span> – (kwo) Widmung</text:p>
        <text:p text:style-name="Text_20_body"><text:span text:style-name="T3">dedukti</text:span> – (zwo) deduzieren, herleiten, folgern<text:line-break/><text:span text:style-name="T3">dedukta</text:span> – (kwo) Deduktion, Ableitung, Folgerung<text:line-break/><text:span text:style-name="T3">deduktive</text:span> – (kwel) deduktiv, folgernd</text:p>
        <text:p text:style-name="Text_20_body"><text:span text:style-name="T3">defekta</text:span> – (kwo) Defekt, Fehler<text:line-break/><text:span text:style-name="T3">defekte (defekta-ney)</text:span> – (kwel) defekt, mangelhaft</text:p>
        <text:p text:style-name="Text_20_body"><text:span text:style-name="T3">defensi</text:span> – (zwo) verteidigen, schützen<text:line-break/><text:span text:style-name="T3">defensa</text:span> – (kwo) Verteidigung, Abwehr<text:line-break/><text:span text:style-name="T3">defense (defensa-ney)</text:span> – (kwel) defensiv</text:p>
        <text:p text:style-name="Text_20_body"><text:span text:style-name="T3">defini</text:span> – (zwo) definieren<text:line-break/><text:span text:style-name="T3">defina</text:span> – (kwo) Definition</text:p>
        <text:p text:style-name="Text_20_body"><text:bookmark text:name="deflui"/><text:span text:style-name="T3">deflui</text:span> – (zwo) abfließen, fortströmen siehe: <text:a xlink:type="simple" xlink:href="#de2" text:style-name="Internet_20_link" text:visited-style-name="Visited_20_Internet_20_Link"><text:span text:style-name="Definition">de…</text:span></text:a><text:span text:style-name="T4">2</text:span>, <text:a xlink:type="simple" xlink:href="#flui" text:style-name="Internet_20_link" text:visited-style-name="Visited_20_Internet_20_Link"><text:span text:style-name="Definition">flui</text:span></text:a><text:line-break/><text:span text:style-name="T3">defluisa</text:span> – (kwo) Ebbe; Rückfluss, Rückstrom<text:line-break/><text:span text:style-name="T3">afluisa e defluisa</text:span> – Flut und Ebbe</text:p>
        <text:p text:style-name="Text_20_body"><text:span text:style-name="T3">defolta</text:span> – (kwo) Vorgabe, Voreinstellung</text:p>
        <text:p text:style-name="Text_20_body"><text:span text:style-name="T3">deformi</text:span> – (zwo) deformieren, verunstalten<text:line-break/><text:span text:style-name="T3">pa deformi-ney inglish</text:span> – in gebrochenem Englisch<text:line-break/><text:span text:style-name="T3">deforma</text:span> – (kwo) Deformierung, Entstellung (Vorgang)<text:line-break/><text:span text:style-name="T3">deformitura</text:span> – (kwo) Deformation, Fehlbildung (Resultat)</text:p>
        <text:p text:style-name="Text_20_body"><text:bookmark text:name="degami"/><text:span text:style-name="T3">degami</text:span> – (zwo) sich scheiden lassen siehe: <text:a xlink:type="simple" xlink:href="#de2" text:style-name="Internet_20_link" text:visited-style-name="Visited_20_Internet_20_Link"><text:span text:style-name="Definition">de…</text:span></text:a><text:span text:style-name="T4">2</text:span>, <text:a xlink:type="simple" xlink:href="#gami" text:style-name="Internet_20_link" text:visited-style-name="Visited_20_Internet_20_Link"><text:span text:style-name="Definition">gami</text:span></text:a><text:line-break/><text:span text:style-name="T3">degama</text:span> – (kwo) Ehescheidung</text:p>
        <text:p text:style-name="Text_20_body"><text:span text:style-name="T3">degenerati</text:span> – (zwo) degenerieren<text:line-break/><text:span text:style-name="T3">degenerata</text:span> – (kwo) Degeneration, Rückbildung</text:p>
        <text:p text:style-name="Text_20_body"><text:span text:style-name="T3">degenerative</text:span> – (kwel) degenerativ</text:p>
        <text:p text:style-name="Text_20_body"><text:span text:style-name="T3">degradi</text:span> – (zwo) degradieren, erniedrigen<text:line-break/><text:span text:style-name="T3">degrada</text:span> – (kwo) Degradierung, Abwertung</text:p>
        <text:p text:style-name="Text_20_body"><text:span text:style-name="T3">dek</text:span> – (kwo) (Schiffs-)Deck</text:p>
        <text:p text:style-name="Text_20_body"><text:span text:style-name="T3">dekadi</text:span> – (zwo) dekadent sein, verfallen (physisch oder moralisch)<text:line-break/><text:soft-page-break/><text:span text:style-name="T3">dekada</text:span> – (kwo) Dekadenz, Niedergang, Verfall</text:p>
        <text:p text:style-name="Text_20_body"><text:span text:style-name="T3">dekan</text:span> – 1) (kwo) Dekan<text:line-break/>2) (zwo) fortblicken siehe: <text:a xlink:type="simple" xlink:href="#de2" text:style-name="Internet_20_link" text:visited-style-name="Visited_20_Internet_20_Link"><text:span text:style-name="Definition">de…</text:span></text:a><text:span text:style-name="T4">2</text:span>, <text:a xlink:type="simple" xlink:href="#kan" text:style-name="Internet_20_link" text:visited-style-name="Visited_20_Internet_20_Link"><text:span text:style-name="Definition">kan</text:span></text:a></text:p>
        <text:p text:style-name="Text_20_body"><text:bookmark text:name="dekapisi"/><text:span text:style-name="T3">dekapisi</text:span> – (zwo) enthaupten siehe: <text:a xlink:type="simple" xlink:href="#de2" text:style-name="Internet_20_link" text:visited-style-name="Visited_20_Internet_20_Link"><text:span text:style-name="Definition">de…</text:span></text:a><text:span text:style-name="T4">2</text:span>, <text:a xlink:type="simple" xlink:href="#kapa" text:style-name="Internet_20_link" text:visited-style-name="Visited_20_Internet_20_Link"><text:span text:style-name="Definition">kapa</text:span></text:a>, isi<text:line-break/><text:span text:style-name="T3">dekapisa</text:span> – (kwo) Enthauptung</text:p>
        <text:p text:style-name="Text_20_body"><text:span text:style-name="T3">deklami</text:span> – (zwo) deklamieren, vortragen<text:line-break/><text:span text:style-name="T3">deklama</text:span> – (kwo) Deklamation</text:p>
        <text:p text:style-name="Text_20_body"><text:span text:style-name="T3">deklari</text:span> – (zwo) bekanntmachen<text:line-break/><text:span text:style-name="T3">deklara</text:span> – (kwo) Bekanntmachung</text:p>
        <text:p text:style-name="Text_20_body"><text:span text:style-name="T3">deklini</text:span> – (zwo) deklinieren <text:span text:style-name="T1">(gram.)</text:span>; umlenken, beugen, abnehmen, neigen <text:span text:style-name="T1">(phys., astr.)</text:span><text:line-break/><text:span text:style-name="T3">deklina</text:span> – (kwo) Deklination, Rückgang, Neigung</text:p>
        <text:p text:style-name="Text_20_body"><text:bookmark text:name="dekori"/><text:span text:style-name="T3">dekori</text:span> – (zwo) dekorieren Syn.: <text:a xlink:type="simple" xlink:href="#orni" text:style-name="Internet_20_link" text:visited-style-name="Visited_20_Internet_20_Link"><text:span text:style-name="Definition">orni</text:span></text:a><text:line-break/><text:span text:style-name="T3">dekora</text:span> – (kwo) Ausstattung, Dekor</text:p>
        <text:p text:style-name="Text_20_body"><text:span text:style-name="T3">dela</text:span> – (kwo) Angelegenheit, Geschäft, Sache<text:line-break/><text:span text:style-name="T3">Bu es may dela.</text:span> – Das ist nicht meine Angelegenheit.<text:line-break/><text:span text:style-name="T3">Dela go hao.</text:span> – Das Geschäft läuft gut.<text:line-break/><text:span text:style-name="T3">prave dela</text:span> – gerechte Sache<text:line-break/><text:span text:style-name="T3">fai dela kun</text:span> – zu tun haben mit<text:line-break/>Russisch</text:p>
        <text:p text:style-name="Text_20_body"><text:span text:style-name="T3">delegi</text:span> – (zwo) delegieren, abordnen<text:line-break/><text:span text:style-name="T3">delega</text:span> – (kwo) Delegierung, Bevollmächtigung<text:line-break/><text:span text:style-name="T3">delegasion</text:span> – (kwo) Delegation, Abordnung <text:span text:style-name="T1">(Gruppe von Delegierten)</text:span><text:line-break/><text:span text:style-name="T3">delegiwan</text:span> – (kwo) Delegierter, Abgeordneter</text:p>
        <text:p text:style-name="Text_20_body"><text:span text:style-name="T3">delfin</text:span> – (kwo) Delfin <text:span text:style-name="T1">(zool.)</text:span><text:line-break/>Griechisch</text:p>
        <text:p text:style-name="Text_20_body"><text:span text:style-name="T3">delikate</text:span> – (kwel) delikat, fein</text:p>
        <text:p text:style-name="Text_20_body"><text:span text:style-name="T3">delir</text:span> – (kwo) Delirium, Tobsucht<text:line-break/><text:span text:style-name="T3">deliri</text:span> – (zwo) delirieren, außer sich sein, rasen<text:line-break/><text:span text:style-name="T3">delir-ney</text:span> – (kwel) deliriös<text:line-break/>Rumänisch</text:p>
        <text:p text:style-name="Text_20_body"><text:span text:style-name="T3">demandi</text:span> – (zwo) verlangen, fordern<text:line-break/><text:span text:style-name="T3">demanda</text:span> – (kwo) Forderung, Nachfrage</text:p>
        <text:p text:style-name="Text_20_body"><text:span text:style-name="T3">demision</text:span> – (kwo) Abdankung, Rücktritt, Ruhestand<text:line-break/><text:span text:style-name="T3">demisioni</text:span> – (zwo) abtreten, ausscheiden, sich zur Ruhe setzen</text:p>
        <text:p text:style-name="Text_20_body"><text:span text:style-name="T3">demokratia</text:span> – (kwo) Demokratie<text:line-break/><text:span text:style-name="T3">demokratike</text:span> – (kwel) demokratisch<text:line-break/><text:soft-page-break/><text:span text:style-name="T3">demokratisi</text:span> – (zwo) demokratisieren<text:line-break/><text:span text:style-name="T3">demokratisa</text:span> – (kwo) Demokratisierung<text:line-break/><text:span text:style-name="T3">demokratier (demokrat)</text:span> – (kwo) Demokrat</text:p>
        <text:p text:style-name="Text_20_body"><text:span text:style-name="T3">demon</text:span> – (kwo) Dämon <text:span text:style-name="T1">(böser Geist)</text:span></text:p>
        <text:p text:style-name="Text_20_body"><text:span text:style-name="T3">demonstri</text:span> – (zwo) demonstrieren<text:line-break/><text:span text:style-name="T3">demonstra</text:span> – (kwo) Demonstration, Darstellung<text:line-break/><text:span text:style-name="T3">demonstre (demonstra-ney)</text:span> – (kwo) demonstrativ<text:line-break/><text:span text:style-name="T3">demonstrasion</text:span> – (kwo) Demonstration (öffentliche Kundgebung)</text:p>
        <text:p text:style-name="Text_20_body"><text:span text:style-name="T3">den</text:span> – (gramatika) <text:span text:style-name="T1">optionales Akkusativ-Partikel</text:span><text:line-break/><text:span text:style-name="T3">Den se me he zwo yo.</text:span> – Dies habe ich schon getan.</text:p>
        <text:p text:style-name="Text_20_body"><text:bookmark text:name="denadi"/><text:span text:style-name="T3">denadi</text:span> – (zwo) verzweifeln siehe: <text:a xlink:type="simple" xlink:href="#de2" text:style-name="Internet_20_link" text:visited-style-name="Visited_20_Internet_20_Link"><text:span text:style-name="Definition">de…</text:span></text:a><text:span text:style-name="T4">2</text:span>, <text:a xlink:type="simple" xlink:href="#nadi" text:style-name="Internet_20_link" text:visited-style-name="Visited_20_Internet_20_Link"><text:span text:style-name="Definition">nadi</text:span></text:a><text:line-break/><text:span text:style-name="T3">denada</text:span> – (kwo) Verzweiflung</text:p>
        <text:p text:style-name="Text_20_body"><text:bookmark text:name="dense"/><text:span text:style-name="T3">dense</text:span> – (kwel) dicht<text:line-break/><text:span text:style-name="T3">dense shulin</text:span> – dichter Wald<text:line-break/><text:span text:style-name="T3">dense tuman</text:span> – dichter Nebel<text:line-break/><text:span text:style-name="T3">densifi (fa-dense)</text:span> – (zwo) dichter werden<text:line-break/><text:span text:style-name="T3">densisi (mah-dense)</text:span> – (zwo) dichter machen, kondensieren<text:line-break/><text:span text:style-name="T3">densitaa</text:span> – (kwo) Dichte<text:line-break/><text:span text:style-name="T3">densika</text:span> – (kwo) Dickicht<text:line-break/><text:span text:style-name="T3">nodense</text:span> – (kwel) dünn, karg, spärlich<text:line-break/><text:span text:style-name="T3">nodensifa</text:span> – (kwo) Dünne, Verdünnung</text:p>
        <text:p text:style-name="Text_20_body"><text:bookmark text:name="denta"/><text:span text:style-name="T3">denta</text:span> – (kwo) Zahn; Zinke, Zacke<text:line-break/><text:span text:style-name="T3">diki denta</text:span> – die Zähne zeigen/fletschen<text:line-break/><text:span text:style-name="T3">shwo tra denta</text:span> – durch die Zähne sprechen<text:line-break/><text:span text:style-name="T3">dentista</text:span> – (kwo) Dentist, Zahnarzt<text:line-break/><text:span text:style-name="T3">dentagron</text:span> – (kwo) Stoßzahn, Hauer</text:p>
        <text:p text:style-name="Text_20_body"><text:span text:style-name="T3">dentaflesh</text:span> – (kwo) Zahnfleisch siehe: <text:a xlink:type="simple" xlink:href="#denta" text:style-name="Internet_20_link" text:visited-style-name="Visited_20_Internet_20_Link"><text:span text:style-name="Definition">denta</text:span></text:a>, <text:a xlink:type="simple" xlink:href="#flesh" text:style-name="Internet_20_link" text:visited-style-name="Visited_20_Internet_20_Link"><text:span text:style-name="Definition">flesh</text:span></text:a></text:p>
        <text:p text:style-name="Text_20_body"><text:bookmark text:name="departi"/><text:span text:style-name="T3">departi</text:span> – (zwo) abreisen Ant.: <text:a xlink:type="simple" xlink:href="#arivi" text:style-name="Internet_20_link" text:visited-style-name="Visited_20_Internet_20_Link"><text:span text:style-name="Definition">arivi</text:span></text:a><text:line-break/><text:span text:style-name="T3">me departi a Rusia</text:span> – Ich reise ab nach Rußland<text:line-break/><text:span text:style-name="T3">departa</text:span> – (kwo) Abreise, Aufbruch</text:p>
        <text:p text:style-name="Text_20_body"><text:span text:style-name="T3">depatmen</text:span> – (kwo) Departement, Amt, Abteilung<text:line-break/>Bislama</text:p>
        <text:p text:style-name="Text_20_body"><text:span text:style-name="T3">dependi</text:span> – (zwo) abhängen (<text:span text:style-name="T3">fon koysa/koywan</text:span> – von etw./jmd.)<text:line-break/><text:span text:style-name="T3">Fon hu se dependi?</text:span> – Von wem hängt das ab?<text:line-break/><text:span text:style-name="T3">dependa</text:span> – (kwo) Abhängigkeit<text:line-break/><text:span text:style-name="T3">nodependa</text:span> – (kwo) Unabhängigkeit<text:line-break/><text:span text:style-name="T3">rekoni nodependa</text:span> – die Unabhängigkeit anerkennen<text:line-break/><text:span text:style-name="T3">nodepende (nodependa-ney)</text:span> – (kwel) unabhängig</text:p>
        <text:p text:style-name="Text_20_body"><text:soft-page-break/><text:span text:style-name="T3">depo</text:span> – (kwo) Depot, Magazin, Speicher, Laden<text:line-break/><text:span text:style-name="T3">depo-shamba</text:span> – (kwo) Abstellkammer; Vorratskammer<text:line-break/>Türkisch</text:p>
        <text:p text:style-name="Text_20_body"><text:bookmark text:name="depon"/><text:span text:style-name="T3">depon</text:span> – (zwo) ablegen, ausziehen siehe: <text:a xlink:type="simple" xlink:href="#de2" text:style-name="Internet_20_link" text:visited-style-name="Visited_20_Internet_20_Link"><text:span text:style-name="Definition">de…</text:span></text:a><text:span text:style-name="T4">2</text:span>, <text:a xlink:type="simple" xlink:href="#pon" text:style-name="Internet_20_link" text:visited-style-name="Visited_20_Internet_20_Link"><text:span text:style-name="Definition">pon</text:span></text:a><text:line-break/><text:span text:style-name="T3">Depon ba palto!</text:span> – Zieh den Mantel aus!</text:p>
        <text:p text:style-name="Text_20_body"><text:bookmark text:name="depos"/><text:span text:style-name="T3">depos</text:span> – (konekti) seit vgl. <text:a xlink:type="simple" xlink:href="#fon1" text:style-name="Internet_20_link" text:visited-style-name="Visited_20_Internet_20_Link"><text:span text:style-name="Definition">fon</text:span></text:a><text:span text:style-name="T4">1</text:span><text:line-break/><text:span text:style-name="T3">depos toy dey</text:span> – seit jenem Tag<text:line-break/><text:span text:style-name="T3">Me es hir depos klok shi.</text:span> – Ich bin hier seit zehn Uhr.<text:line-break/><text:span text:style-name="T3">depos dan</text:span> – seitdem, seither<text:line-break/><text:span text:style-name="T3">depos nau</text:span> – von jetzt an, fortan<text:line-break/><text:span text:style-name="T3">depos longtaim</text:span> – seit langem</text:p>
        <text:p text:style-name="Text_20_body"><text:span text:style-name="T3">depresion</text:span> – (kwo) Depression <text:span text:style-name="T1">(psych., ökon.)</text:span></text:p>
        <text:p text:style-name="Text_20_body"><text:bookmark text:name="deri"/><text:span text:style-name="T3">deri</text:span> – (zwo) verzögern; andauern, bleiben vgl. <text:a xlink:type="simple" xlink:href="#ajorni" text:style-name="Internet_20_link" text:visited-style-name="Visited_20_Internet_20_Link"><text:span text:style-name="Definition">ajorni</text:span></text:a><text:line-break/><text:span text:style-name="T3">deri spira</text:span> – den Atem anhalten<text:line-break/><text:span text:style-name="T3">dera</text:span> – (kwo) Verzögerung<text:line-break/>Hindi</text:p>
        <text:p text:style-name="Text_20_body"><text:span text:style-name="T3">derivi</text:span> – (zwo) herleiten<text:line-break/><text:span text:style-name="T3">deriva</text:span> – (kwo) Abstammung, Herleitung<text:line-break/><text:span text:style-name="T3">derivi-ney</text:span> – (kwel) abgeleitet<text:line-break/><text:span text:style-name="T3">derivitura</text:span> – (kwo) Ableitung <text:span text:style-name="T1">(ling., math.)</text:span></text:p>
        <text:p text:style-name="Text_20_body"><text:span text:style-name="T3">derma</text:span> – (kwo) Haut, Fell<text:line-break/><text:span text:style-name="T3">tumderma-ney</text:span> – (kwel) dunkelhäutig<text:line-break/><text:span text:style-name="T3">dedermisi</text:span> – (zwo) enthäuten, Fell abziehen<text:line-break/>Griechisch</text:p>
        <text:p text:style-name="Text_20_body"><text:bookmark text:name="des"/><text:span text:style-name="T3">des…</text:span> – (syao) <text:span text:style-name="T1">entgegengesetzte Handlung</text:span> siehe <text:a xlink:type="simple" xlink:href="#de2" text:style-name="Internet_20_link" text:visited-style-name="Visited_20_Internet_20_Link"><text:span text:style-name="Definition">de…</text:span></text:a><text:span text:style-name="T4">2</text:span></text:p>
        <text:p text:style-name="Text_20_body"><text:bookmark text:name="desapari"/><text:span text:style-name="T3">desapari</text:span> – (zwo) verschwinden siehe: <text:a xlink:type="simple" xlink:href="#des" text:style-name="Internet_20_link" text:visited-style-name="Visited_20_Internet_20_Link"><text:span text:style-name="Definition">des…</text:span></text:a>, <text:a xlink:type="simple" xlink:href="#apari" text:style-name="Internet_20_link" text:visited-style-name="Visited_20_Internet_20_Link"><text:span text:style-name="Definition">apari</text:span></text:a><text:line-break/><text:span text:style-name="T3">desapara</text:span> – (kwo) Verschwinden</text:p>
        <text:p text:style-name="Text_20_body"><text:bookmark text:name="desemba"/><text:span text:style-name="T3">desemba</text:span> – (kwo) Dezember auch: <text:a xlink:type="simple" xlink:href="#mes" text:style-name="Internet_20_link" text:visited-style-name="Visited_20_Internet_20_Link"><text:span text:style-name="Definition">mes</text:span></text:a>-<text:a xlink:type="simple" xlink:href="#shi" text:style-name="Internet_20_link" text:visited-style-name="Visited_20_Internet_20_Link"><text:span text:style-name="Definition">shi</text:span></text:a>-<text:a xlink:type="simple" xlink:href="#dwa" text:style-name="Internet_20_link" text:visited-style-name="Visited_20_Internet_20_Link"><text:span text:style-name="Definition">dwa</text:span></text:a></text:p>
        <text:p text:style-name="Text_20_body"><text:bookmark text:name="desendi"/><text:span text:style-name="T3">desendi</text:span> – (zwo) absteigen, heruntergehen Syn.: <text:a xlink:type="simple" xlink:href="#go" text:style-name="Internet_20_link" text:visited-style-name="Visited_20_Internet_20_Link"><text:span text:style-name="Definition">go</text:span></text:a> <text:a xlink:type="simple" xlink:href="#nich" text:style-name="Internet_20_link" text:visited-style-name="Visited_20_Internet_20_Link"><text:span text:style-name="Definition">nich</text:span></text:a> Ant.: <text:a xlink:type="simple" xlink:href="#asendi" text:style-name="Internet_20_link" text:visited-style-name="Visited_20_Internet_20_Link"><text:span text:style-name="Definition">asendi</text:span></text:a><text:line-break/><text:span text:style-name="T3">desendi kaval</text:span> – vom Pferd steigen<text:line-break/><text:span text:style-name="T3">desendi sulam</text:span> – die Treppe heruntergehen<text:line-break/><text:span text:style-name="T3">Kamina desendi a riva.</text:span> – Die Straße führt herunter zum Fluss.<text:line-break/><text:span text:style-name="T3">desenda</text:span> – (kwo) Abfahrt, Abnahme</text:p>
        <text:p text:style-name="Text_20_body"><text:span text:style-name="T3">deser</text:span> – (kwo) Dessert, Nachspeise<text:line-break/>Polnisch</text:p>
        <text:p text:style-name="Text_20_body"><text:span text:style-name="T3">deserti</text:span> – (zwo) desertieren (aufgeben, zurückziehen)<text:line-break/><text:span text:style-name="T3">deserter</text:span> – (kwo) Deserteur</text:p>
        <text:p text:style-name="Text_20_body"><text:soft-page-break/><text:span text:style-name="T3">desidi</text:span> – (zwo) entscheiden<text:line-break/><text:span text:style-name="T3">desida</text:span> – (kwo) Entscheidung</text:p>
        <text:p text:style-name="Text_20_body"><text:span text:style-name="T3">desinfekti</text:span> – (zwo) desinfizieren</text:p>
        <text:p text:style-name="Text_20_body"><text:span text:style-name="T3">deskovri</text:span> – (zwo) entdecken<text:line-break/><text:span text:style-name="T3">deskovra</text:span> – (kwo) Entdeckung</text:p>
        <text:p text:style-name="Text_20_body"><text:span text:style-name="T3">deskribi</text:span> – (zwo) beschreiben<text:line-break/><text:span text:style-name="T3">deskriba</text:span> – (kwo) Beschreibung</text:p>
        <text:p text:style-name="Text_20_body"><text:bookmark text:name="desne"/><text:span text:style-name="T3">desne</text:span> – (kwel) rechts Ant.: <text:a xlink:type="simple" xlink:href="#lefte" text:style-name="Internet_20_link" text:visited-style-name="Visited_20_Internet_20_Link"><text:span text:style-name="Definition">lefte</text:span></text:a><text:line-break/><text:span text:style-name="T3">desna</text:span> – (kwo) rechte Seite<text:line-break/><text:span text:style-name="T3">a desna</text:span> – (loko-komo) nach rechts<text:line-break/><text:span text:style-name="T3">Kan a desna!</text:span> – Sieh nach rechts!<text:line-break/><text:span text:style-name="T3">Hir treba turni a desna.</text:span> – Hier sollte man nach rechts abbiegen.<text:line-break/><text:span text:style-name="T3">desnen</text:span> – (konekti-komo) auf der rechten Seite (von)<text:line-break/><text:span text:style-name="T3">May dom es desnen.</text:span> – Mein Haus ist auf der rechten Seite.<text:line-break/><text:span text:style-name="T3">Desnen dom ye garden.</text:span> – Auf der rechten Seite des Hauses gibt es einen Garten.<text:line-break/>Slawisch</text:p>
        <text:p text:style-name="Text_20_body"><text:span text:style-name="T3">despota</text:span> – (kwo) Despot, Tyrann<text:line-break/>Spanisch</text:p>
        <text:p text:style-name="Text_20_body"><text:bookmark text:name="destini"/><text:span text:style-name="T3">destini</text:span> – (zwo) ausersehen, bestimmen<text:line-break/><text:span text:style-name="T3">destina</text:span> – (kwo) Bestimmung vgl. <text:a xlink:type="simple" xlink:href="#safara" text:style-name="Internet_20_link" text:visited-style-name="Visited_20_Internet_20_Link"><text:span text:style-name="Definition">safara</text:span></text:a>-<text:a xlink:type="simple" xlink:href="#gola" text:style-name="Internet_20_link" text:visited-style-name="Visited_20_Internet_20_Link"><text:span text:style-name="Definition">gola</text:span></text:a></text:p>
        <text:p text:style-name="Text_20_body"><text:bookmark text:name="destrukti"/><text:span text:style-name="T3">destrukti</text:span> – (zwo) zerstören Syn.: <text:a xlink:type="simple" xlink:href="#nihil" text:style-name="Internet_20_link" text:visited-style-name="Visited_20_Internet_20_Link"><text:span text:style-name="Definition">nihilisi</text:span></text:a><text:line-break/><text:span text:style-name="T3">destrukta</text:span> – (kwo) Zerstörung<text:line-break/><text:span text:style-name="T3">destruktive</text:span> – (kwel) destruktiv, zerstörerisch</text:p>
        <text:p text:style-name="Text_20_body"><text:span text:style-name="T3">detal</text:span> – (kwo) Detail, Einzelheit<text:line-break/><text:span text:style-name="T3">detal-ney</text:span> – (kwel) detailliert, ausführlich<text:line-break/><text:span text:style-name="T3">detal-nem</text:span> – (komo) im Detail, ausführlich<text:line-break/><text:span text:style-name="T3">detalisi</text:span> – (zwo) einzeln aufführen<text:line-break/><text:span text:style-name="T3">detalisa</text:span> – (kwo) Detaillierung</text:p>
        <text:p text:style-name="Text_20_body"><text:span text:style-name="T3">detekti</text:span> – (zwo) detektieren, ermitteln, erfassen<text:line-break/><text:span text:style-name="T3">detekta</text:span> – (kwo) Ermittlung, Feststellung<text:line-break/><text:span text:style-name="T3">detekter</text:span> – (kwo) Detektor, Messfühler</text:p>
        <text:p text:style-name="Text_20_body"><text:span text:style-name="T3">detektif</text:span> – (kwo) Detektiv<text:line-break/>Indonesisch</text:p>
        <text:p text:style-name="Text_20_body"><text:span text:style-name="T3">determini</text:span> – (zwo) festlegen<text:line-break/><text:span text:style-name="T3">determina</text:span> – (kwo) Festlegung vgl. <text:a xlink:type="simple" xlink:href="#resolute" text:style-name="Internet_20_link" text:visited-style-name="Visited_20_Internet_20_Link"><text:span text:style-name="Definition">resolutitaa</text:span></text:a></text:p>
        <text:p text:style-name="Text_20_body"><text:span text:style-name="T3">developi</text:span> – (zwo) entwickeln, entfalten<text:line-break/><text:span text:style-name="T3">developa</text:span> – (kwo) Entwicklung</text:p>
        <text:p text:style-name="Text_20_body"><text:soft-page-break/><text:span text:style-name="T3">devisa</text:span> – (kwo) Devise, Motto</text:p>
        <text:p text:style-name="Text_20_body"><text:span text:style-name="T3">devori</text:span> – (zwo) verschlingen, fressen</text:p>
        <text:p text:style-name="Text_20_body"><text:bookmark text:name="devoti"/><text:span text:style-name="T3">devoti</text:span> – (zwo) hingeben, widmen vgl. <text:a xlink:type="simple" xlink:href="#dediki" text:style-name="Internet_20_link" text:visited-style-name="Visited_20_Internet_20_Link"><text:span text:style-name="Definition">dediki</text:span></text:a><text:line-break/><text:span text:style-name="T3">devoti swa a koysa/koywan</text:span> – sich etw./jmd. hingeben<text:line-break/><text:span text:style-name="T3">devoti-ney</text:span> – (kwel) ergeben, hingebungsvoll<text:line-break/><text:span text:style-name="T3">devota</text:span> – (kwo) Ergebenheit, Hingabe <text:span text:style-name="T1">(Handlung oder Zustand)</text:span></text:p>
        <text:p text:style-name="Text_20_body"><text:bookmark text:name="dey"/><text:span text:style-name="T3">dey</text:span> – (kwo) Tag Ant.: <text:a xlink:type="simple" xlink:href="#nocha" text:style-name="Internet_20_link" text:visited-style-name="Visited_20_Internet_20_Link"><text:span text:style-name="Definition">nocha</text:span></text:a><text:line-break/><text:span text:style-name="T3">deyfan</text:span> – (kwo) Mittagsmahl<text:line-break/><text:span text:style-name="T3">lumadey</text:span> – (kwo) bei Tageslicht, tagsüber<text:line-break/><text:span text:style-name="T3">bugundey</text:span> – (kwo) arbeitsfreier Tag, Ruhetag<text:line-break/><text:span text:style-name="T3">festadey</text:span> – (kwo) Feiertag<text:line-break/><text:span text:style-name="T3">gundey</text:span> – (kwo) Arbeitstag, Werktag<text:line-break/><text:span text:style-name="T3">janmadey</text:span> – (kwo) Geburtstag<text:line-break/><text:span text:style-name="T3">hao dey!</text:span> – Guten Tag!<text:line-break/><text:span text:style-name="T3">fa-dey</text:span> – es dämmert, der Tag beginnt<text:line-break/><text:span text:style-name="T3">fa-deysa</text:span> – (kwo) Morgendämmerung, Tagesanbruch</text:p>
        <text:p text:style-name="Text_20_body"><text:bookmark text:name="diabla"/><text:span text:style-name="T3">diabla</text:span> – (kwo) Teufel (Satan, Dämon) siehe auch: <text:a xlink:type="simple" xlink:href="#bes" text:style-name="Internet_20_link" text:visited-style-name="Visited_20_Internet_20_Link"><text:span text:style-name="Definition">bes</text:span></text:a>, <text:a xlink:type="simple" xlink:href="#satan" text:style-name="Internet_20_link" text:visited-style-name="Visited_20_Internet_20_Link"><text:span text:style-name="Definition">satan</text:span></text:a><text:line-break/><text:span text:style-name="T3">Pa diabla!</text:span> – Zum Teufel!</text:p>
        <text:p text:style-name="Text_20_body"><text:span text:style-name="T3">diagnos</text:span> – (kwo) Diagnose<text:line-break/><text:span text:style-name="T3">diagnosi</text:span> – (zwo) diagnostizieren, feststellen</text:p>
        <text:p text:style-name="Text_20_body"><text:span text:style-name="T3">diagonale</text:span> – (kwel) diagonal<text:line-break/><text:span text:style-name="T3">diagonala</text:span> – (kwo) Diagonale</text:p>
        <text:p text:style-name="Text_20_body"><text:span text:style-name="T3">diagrama</text:span> – (kwo) Diagramm</text:p>
        <text:p text:style-name="Text_20_body"><text:span text:style-name="T3">dialekta</text:span> – (kwo) Dialekt, Mundart</text:p>
        <text:p text:style-name="Text_20_body"><text:span text:style-name="T3">dialoga</text:span> – (kwo) Dialog, Zwiesprache<text:line-break/>Türkisch</text:p>
        <text:p text:style-name="Text_20_body"><text:span text:style-name="T3">diamanta</text:span> – (kwo) Diamant</text:p>
        <text:p text:style-name="Text_20_body"><text:span text:style-name="T3">diametra</text:span> – (kwo) Diameter, Durchmesser <text:span text:style-name="T1">(math.)</text:span></text:p>
        <text:p text:style-name="Text_20_body"><text:span text:style-name="T3">diarea</text:span> – (kwo) Diarrhö, Durchfall</text:p>
        <text:p text:style-name="Text_20_body"><text:bookmark text:name="diba"/><text:span text:style-name="T3">diba</text:span> – (kwo) Boden, Grund <text:span text:style-name="T1">(der tiefste Teil)</text:span><text:line-break/><text:span text:style-name="T3">mar diba</text:span> – Meeresgrund<text:line-break/>Mandarin</text:p>
        <text:p text:style-name="Text_20_body"><text:span text:style-name="T3">dieta</text:span> – (kwo) Diät</text:p>
        <text:p text:style-name="Text_20_body"><text:span text:style-name="T3">difusi</text:span> – (zwo) ausbreiten, zerstreuen<text:line-break/><text:span text:style-name="T3">difusa</text:span> – (kwo) Diffusion, Ausbreitung</text:p>
        <text:p text:style-name="Text_20_body"><text:soft-page-break/><text:span text:style-name="T3">digesti</text:span> – (zwo) verdauen <text:span text:style-name="T1">(physiol.)</text:span><text:line-break/><text:span text:style-name="T3">digesta</text:span> – (kwo) Verdauung</text:p>
        <text:p text:style-name="Text_20_body"><text:span text:style-name="T3">digne</text:span> – (kwel) gediegen, würdig, stattlich<text:line-break/><text:span text:style-name="T3">dignitaa</text:span> – (kwo) Würde, Erhabenheit<text:line-break/>Französisch</text:p>
        <text:p text:style-name="Text_20_body"><text:span text:style-name="T3">diki</text:span> – (zwo) zeigen<text:line-break/><text:span text:style-name="T3">diki lisan a leker</text:span> – dem Arzt die Zunge zeigen<text:line-break/><text:span text:style-name="T3">diki suy joisa</text:span> – seine/ihre Freude zeigen<text:line-break/><text:span text:style-name="T3">dikifinga</text:span> – (kwo) Zeigefinger<text:line-break/><text:span text:style-name="T3">dika</text:span> – (kwo) Vorführung, Demonstration<text:line-break/><text:span text:style-name="T3">diker</text:span> – (kwo) Zeiger<text:line-break/><text:span text:style-name="T3">oradiker</text:span> – (kwo) Stundenzeiger<text:line-break/><text:span text:style-name="T3">minutadiker</text:span> – (kwo) Minutenzeiger<text:line-break/>Hindi</text:p>
        <text:p text:style-name="Text_20_body"><text:span text:style-name="T3">dikiwinda</text:span> – (kwo) Schaufenster</text:p>
        <text:p text:style-name="Text_20_body"><text:span text:style-name="T3">diktat</text:span> – (kwo) Diktat, Gebot, Befehl<text:line-break/><text:span text:style-name="T3">diktati</text:span> – (zwo) auferlegen, befehlen<text:line-break/><text:span text:style-name="T3">diktater</text:span> – (kwo) Diktator<text:line-break/><text:span text:style-name="T3">diktatura</text:span> – (kwo) Diktatur</text:p>
        <text:p text:style-name="Text_20_body"><text:span text:style-name="T3">dikti</text:span> – (zwo) diktieren (laut sprechen oder lesen)<text:line-break/><text:span text:style-name="T3">dikter</text:span> – (kwo) Ansager<text:line-break/><text:span text:style-name="T3">diktura</text:span> – (kwo) Diktat <text:span text:style-name="T1">(Schulübung)</text:span></text:p>
        <text:p text:style-name="Text_20_body"><text:span text:style-name="T3">dilim</text:span> – (kwo) Scheibe, Segment einer Frucht (z. B. Orangenspalte, Knoblauchzehe)<text:line-break/><text:span text:style-name="T3">luna-dilim</text:span> – Mondsichel auch: luna-<text:a xlink:type="simple" xlink:href="#orak" text:style-name="Internet_20_link" text:visited-style-name="Visited_20_Internet_20_Link"><text:span text:style-name="Definition">orak</text:span></text:a><text:line-break/>Türkisch</text:p>
        <text:p text:style-name="Text_20_body"><text:span text:style-name="T3">dimension</text:span> – (kwo) Dimension, Ausmaß</text:p>
        <text:p text:style-name="Text_20_body"><text:span text:style-name="T3">dinamika</text:span> – (kwo) Dynamik<text:line-break/><text:span text:style-name="T3">dinamike</text:span> – (kwel) dynamisch, tatkräftig</text:p>
        <text:p text:style-name="Text_20_body"><text:bookmark text:name="dine"/><text:span text:style-name="T3">dine</text:span> – (kwel) dünn, schlank Ant.: <text:a xlink:type="simple" xlink:href="#grose" text:style-name="Internet_20_link" text:visited-style-name="Visited_20_Internet_20_Link"><text:span text:style-name="Definition">grose</text:span></text:a> vgl. <text:a xlink:type="simple" xlink:href="#dense" text:style-name="Internet_20_link" text:visited-style-name="Visited_20_Internet_20_Link"><text:span text:style-name="Definition">nodense</text:span></text:a></text:p>
        <text:p text:style-name="Text_20_body"><text:span text:style-name="T3">diploma</text:span> – (kwo) Diplom<text:line-break/>Swahili</text:p>
        <text:p text:style-name="Text_20_body"><text:span text:style-name="T3">diplomatia</text:span> – (kwo) Diplomatie<text:line-break/><text:span text:style-name="T3">diplomatike</text:span> – (kwel) diplomatisch<text:line-break/>Finnisch</text:p>
        <text:p text:style-name="Text_20_body"><text:bookmark text:name="direksion"/><text:span text:style-name="T3">direksion</text:span> – (kwo) Richtung vgl. <text:a xlink:type="simple" xlink:href="#dirigi" text:style-name="Internet_20_link" text:visited-style-name="Visited_20_Internet_20_Link"><text:span text:style-name="Definition">diriging</text:span></text:a></text:p>
        <text:p text:style-name="Text_20_body"><text:bookmark text:name="direkte"/><text:span text:style-name="T3">direkte</text:span> – (kwel) direkt, unmittelbar vgl. <text:a xlink:type="simple" xlink:href="#rekte" text:style-name="Internet_20_link" text:visited-style-name="Visited_20_Internet_20_Link"><text:span text:style-name="Definition">rekte</text:span></text:a><text:line-break/><text:soft-page-break/><text:span text:style-name="T3">direkte kontakta</text:span> – direkter Kontakt<text:line-break/><text:span text:style-name="T3">direktem</text:span> – (komo) direkt, unmittelbar; offen, ehrlich Syn.: <text:a xlink:type="simple" xlink:href="#ga" text:style-name="Internet_20_link" text:visited-style-name="Visited_20_Internet_20_Link"><text:span text:style-name="Definition">ga</text:span></text:a>, <text:a xlink:type="simple" xlink:href="#rek" text:style-name="Internet_20_link" text:visited-style-name="Visited_20_Internet_20_Link"><text:span text:style-name="Definition">rek</text:span></text:a></text:p>
        <text:p text:style-name="Text_20_body"><text:span text:style-name="T3">direktor</text:span> – (kwo) Direktor<text:line-break/><text:span text:style-name="T3">direktor de skola</text:span> – Schuldirektor</text:p>
        <text:p text:style-name="Text_20_body"><text:bookmark text:name="dirigi"/><text:span text:style-name="T3">dirigi</text:span> – (zwo) leiten, führen, lenken<text:line-break/><text:span text:style-name="T3">fa-dirigi</text:span> – (zwo) seinen Weg machen, die Richtung einschlagen<text:line-break/><text:span text:style-name="T3">diriging</text:span> – (kwo) Leiten; Leitung vgl. <text:a xlink:type="simple" xlink:href="#direksion" text:style-name="Internet_20_link" text:visited-style-name="Visited_20_Internet_20_Link"><text:span text:style-name="Definition">direksion</text:span></text:a></text:p>
        <text:p text:style-name="Text_20_body"><text:span text:style-name="T3">disain</text:span> – (kwo) Design, Gestaltung<text:line-break/><text:span text:style-name="T3">disaini</text:span> – (zwo) planen, entwerfen, gestalten<text:line-break/><text:span text:style-name="T3">disainer</text:span> – (kwo) Designer</text:p>
        <text:p text:style-name="Text_20_body"><text:bookmark text:name="disasta"/><text:span text:style-name="T3">disasta</text:span> – (kwo) Desaster, Katastrophe vgl. <text:a xlink:type="simple" xlink:href="#beda" text:style-name="Internet_20_link" text:visited-style-name="Visited_20_Internet_20_Link"><text:span text:style-name="Definition">beda</text:span></text:a></text:p>
        <text:p text:style-name="Text_20_body"><text:span text:style-name="T3">disekti</text:span> – (zwo) sezieren, zerlegen<text:line-break/><text:span text:style-name="T3">disekta</text:span> – (kwo) Sektion, Zerlegung</text:p>
        <text:p text:style-name="Text_20_body"><text:bookmark text:name="disertasion"/><text:span text:style-name="T3">disertasion</text:span> – (kwo) Dissertation, Doktorarbeit vgl. <text:a xlink:type="simple" xlink:href="#tesa" text:style-name="Internet_20_link" text:visited-style-name="Visited_20_Internet_20_Link"><text:span text:style-name="Definition">tesa</text:span></text:a></text:p>
        <text:p text:style-name="Text_20_body"><text:bookmark text:name="dish"/><text:span text:style-name="T3">dish</text:span> – (kwo) Speise, Gericht; Teller Syn.: <text:a xlink:type="simple" xlink:href="#pyata" text:style-name="Internet_20_link" text:visited-style-name="Visited_20_Internet_20_Link"><text:span text:style-name="Definition">pyata</text:span></text:a></text:p>
        <text:p text:style-name="Text_20_body"><text:bookmark text:name="disipi"/><text:span text:style-name="T3">disipi</text:span> – (zwo) vergeuden, prassen, verschwenden Ant.: <text:a xlink:type="simple" xlink:href="#ekonomi" text:style-name="Internet_20_link" text:visited-style-name="Visited_20_Internet_20_Link"><text:span text:style-name="Definition">ekonomi</text:span></text:a>, <text:a xlink:type="simple" xlink:href="#spari" text:style-name="Internet_20_link" text:visited-style-name="Visited_20_Internet_20_Link"><text:span text:style-name="Definition">spari</text:span></text:a><text:line-break/><text:span text:style-name="T3">disipi jiva</text:span> – ein ausschweifendes Leben führen<text:line-break/><text:span text:style-name="T3">disipa</text:span> – (kwo) Vergeudung, Prasserei, Verschwendung</text:p>
        <text:p text:style-name="Text_20_body"><text:span text:style-name="T3">disipla</text:span> – (kwo) Schüler, Jünger Ant.: <text:a xlink:type="simple" xlink:href="#guru" text:style-name="Internet_20_link" text:visited-style-name="Visited_20_Internet_20_Link"><text:span text:style-name="Definition">guru</text:span></text:a>, <text:a xlink:type="simple" xlink:href="#talim" text:style-name="Internet_20_link" text:visited-style-name="Visited_20_Internet_20_Link"><text:span text:style-name="Definition">talimer</text:span></text:a></text:p>
        <text:p text:style-name="Text_20_body"><text:span text:style-name="T3">disiplina</text:span> – (kwo) Disziplin, Benehmen</text:p>
        <text:p text:style-name="Text_20_body"><text:span text:style-name="T3">diska</text:span> – (kwo) Scheibe, Platte</text:p>
        <text:p text:style-name="Text_20_body"><text:span text:style-name="T3">diskrete</text:span> – (kwel) diskret, einzeln, diskontinuierlich</text:p>
        <text:p text:style-name="Text_20_body"><text:bookmark text:name="diskusi"/><text:span text:style-name="T3">diskusi</text:span> – (zwo) diskutieren, besprechen siehe auch: <text:a xlink:type="simple" xlink:href="#debati" text:style-name="Internet_20_link" text:visited-style-name="Visited_20_Internet_20_Link"><text:span text:style-name="Definition">debati</text:span></text:a><text:line-break/><text:span text:style-name="T3">diskusa</text:span> – (kwo) Diskussion</text:p>
        <text:p text:style-name="Text_20_body"><text:span text:style-name="T3">disposi</text:span> – (zwo) disponieren (arrangieren; zur Verfügung haben)<text:line-break/><text:span text:style-name="T3">disposa</text:span> – (kwo) Disposition</text:p>
        <text:p text:style-name="Text_20_body"><text:span text:style-name="T3">disputi</text:span> – (zwo) streiten, zanken<text:line-break/><text:span text:style-name="T3">disputa</text:span> – (kwo) Disput, Debatte, Streit<text:line-break/><text:span text:style-name="T3">disputibile</text:span> – (kwel) streitig, diskutabel<text:line-break/><text:span text:style-name="T3">disputnik</text:span> – (kwo) debater, squabbler<text:line-break/><text:span text:style-name="T3">prais-disputnik</text:span> – haggler</text:p>
        <text:p text:style-name="Text_20_body"><text:bookmark text:name="distansia"/><text:span text:style-name="T3">distansia</text:span> – (kwo) Distanz, Entfernung vgl. <text:a xlink:type="simple" xlink:href="#dale" text:style-name="Internet_20_link" text:visited-style-name="Visited_20_Internet_20_Link"><text:span text:style-name="Definition">dalitaa</text:span></text:a></text:p>
        <text:p text:style-name="Text_20_body"><text:span text:style-name="T3">distili</text:span> – (zwo) destillieren<text:line-break/><text:span text:style-name="T3">distila</text:span> – (kwo) Destillation<text:line-break/><text:soft-page-break/><text:span text:style-name="T3">distiler</text:span> – (kwo) Schnapsbrenner; Destillationsapparat</text:p>
        <text:p text:style-name="Text_20_body"><text:span text:style-name="T3">distinti</text:span> – (zwo) unterscheiden<text:line-break/><text:span text:style-name="T3">fa-distinti in batala</text:span> – sich auszeichnen im Kampf<text:line-break/><text:span text:style-name="T3">distinta</text:span> – (kwo) Unterschied<text:line-break/><text:span text:style-name="T3">fai distinta inter koysa e koysa</text:span> – einen Unterschied machen zwischen etw. und etw.<text:line-break/><text:span text:style-name="T3">distinte (distinta-ney)</text:span> – (kwel) verschieden, ausgeprägt<text:line-break/><text:span text:style-name="T3">distintive</text:span> – (kwel) unverwechselbar, markant</text:p>
        <text:p text:style-name="Text_20_body"><text:span text:style-name="T3">distrati</text:span> – (zwo) ablenken, zerstreuen<text:line-break/><text:span text:style-name="T3">distrata</text:span> – (kwo) Ablenkung; Geistesabwesenheit <text:span text:style-name="T1">(fig.)</text:span><text:line-break/><text:span text:style-name="T3">distraten (distrati-ney), distratishil</text:span> – (kwel) geistesabwesend</text:p>
        <text:p text:style-name="Text_20_body"><text:span text:style-name="T3">distribu</text:span> – (zwo) austeilen, verteilen<text:line-break/><text:span text:style-name="T3">distribusa</text:span> – (kwo) Distribution, Vertrieb</text:p>
        <text:p text:style-name="Text_20_body"><text:span text:style-name="T3">disturbi</text:span> – (zwo) stören, belästigen<text:line-break/><text:span text:style-name="T3">disturba</text:span> – (kwo) Belästigung, Störung</text:p>
        <text:p text:style-name="Text_20_body"><text:span text:style-name="T3">diva</text:span> – (kwo) Mirakel, Wunder<text:line-break/><text:span text:style-name="T3">Diva yok!</text:span> – Kein Wunder!<text:line-break/><text:span text:style-name="T3">diva-ney</text:span> – (kwel) fantastisch, wundervoll<text:line-break/><text:span text:style-name="T3">divi</text:span> – (zwo) wundern, staunen<text:line-break/>Russisch</text:p>
        <text:p text:style-name="Text_20_body"><text:span text:style-name="T3">divan</text:span> – (kwo) Diwan (Sofa)<text:line-break/>Azeri</text:p>
        <text:p text:style-name="Text_20_body"><text:span text:style-name="T3">diverse</text:span> – (kwel) divers, vielfältig, verschieden<text:line-break/><text:span text:style-name="T3">diversitaa</text:span> – (kwo) Vielfalt, Verschiedenheit</text:p>
        <text:p text:style-name="Text_20_body"><text:bookmark text:name="dividi"/><text:span text:style-name="T3">dividi</text:span> – (zwo) dividieren, teilen<text:line-break/><text:span text:style-name="T3">Shi-dwa dividi bay char es tri.</text:span> – Zwölf dividiert durch vier ist drei.<text:line-break/><text:span text:style-name="T3">divida</text:span> – (kwo) Teilung, Division <text:span text:style-name="T1">(math.)</text:span>; Dividieren <text:span text:style-name="T1">(math.)</text:span> vgl. <text:a xlink:type="simple" xlink:href="#division" text:style-name="Internet_20_link" text:visited-style-name="Visited_20_Internet_20_Link"><text:span text:style-name="Definition">division</text:span></text:a></text:p>
        <text:p text:style-name="Text_20_body"><text:bookmark text:name="division"/><text:span text:style-name="T3">division</text:span> – (kwo) Division <text:span text:style-name="T1">(mil.)</text:span> vgl. <text:a xlink:type="simple" xlink:href="#dividi" text:style-name="Internet_20_link" text:visited-style-name="Visited_20_Internet_20_Link"><text:span text:style-name="Definition">divida</text:span></text:a></text:p>
        <text:p text:style-name="Text_20_body"><text:span text:style-name="T3">do</text:span> – (konekti) <text:span text:style-name="T1">geht einer charakteristischen Eigenschaft des Objekts voraus</text:span><text:line-break/><text:span text:style-name="T3">gela do grin okos</text:span> – grünäugiges Mädchen<text:line-break/><text:span text:style-name="T3">jen do lignagamba</text:span> – der Mann mit dem Holzbein<text:line-break/><text:span text:style-name="T3">sikin do kalam</text:span> – Taschenmesser<text:line-break/><text:span text:style-name="T3">okula do surya</text:span> – Sonnenbrille<text:line-break/><text:span text:style-name="T3">bota do parus</text:span> – Segelboot<text:line-break/><text:span text:style-name="T3">auto do mil dolar</text:span> – ein Auto für 1000 Dollar<text:line-break/><text:span text:style-name="T3">es kosa do ridi</text:span> – das ist lächerlich</text:p>
        <text:p text:style-name="Text_20_body"><text:bookmark text:name="docha"/><text:span text:style-name="T3">docha</text:span> – (kwo) Tochter vgl. <text:a xlink:type="simple" xlink:href="#son" text:style-name="Internet_20_link" text:visited-style-name="Visited_20_Internet_20_Link"><text:span text:style-name="Definition">son</text:span></text:a><text:line-break/>Russisch</text:p>
        <text:p text:style-name="Text_20_body"><text:soft-page-break/><text:span text:style-name="T3">dodo</text:span> – (kwo) Dodo <text:span text:style-name="T1">(zool., ausgestorbener Vogel)</text:span></text:p>
        <text:p text:style-name="Text_20_body"><text:span text:style-name="T3">doga</text:span> – (kwo) Hund<text:line-break/><text:span text:style-name="T3">man-doga (dogo)</text:span> – (kwo) Rüde<text:line-break/><text:span text:style-name="T3">gin-doga (dogina)</text:span> – (kwo) Hündin<text:line-break/><text:span text:style-name="T3">yundoga</text:span> – (kwo) Welpe</text:p>
        <text:p text:style-name="Text_20_body"><text:bookmark text:name="doh"/><text:span text:style-name="T3">doh</text:span> – (exklami) doch <text:span text:style-name="T1">(als Antwort auf eine negative Frage oder Aussage)</text:span> Syn.: <text:a xlink:type="simple" xlink:href="#kontra" text:style-name="Internet_20_link" text:visited-style-name="Visited_20_Internet_20_Link"><text:span text:style-name="Definition">kontrem</text:span></text:a><text:line-break/><text:span text:style-name="T3">Also yu bu lai? - Doh!</text:span> – Also kommst du nicht? - Doch!<text:line-break/>Deutsch</text:p>
        <text:p text:style-name="Text_20_body"><text:span text:style-name="T3">doiche</text:span> – 1) (kwel) deutsch (bezüglich Ethnik, Sprache oder Land)<text:line-break/>2) (kwo) Deutscher (Person deutscher Abstammung)<text:line-break/>3) (kwo) Deutsch (Sprache)</text:p>
        <text:p text:style-name="Text_20_body"><text:span text:style-name="T3">Doichland</text:span> – (kwo) Deutschland<text:line-break/><text:span text:style-name="T3">Doichland-jen</text:span> – (kwo) Einwohner Deutschlands</text:p>
        <text:p text:style-name="Text_20_body"><text:span text:style-name="T3">do-janma-ney</text:span> – (kwel) angeboren, eigen, inhärent</text:p>
        <text:p text:style-name="Text_20_body"><text:span text:style-name="T3">dok</text:span> – (kwo) (Hafen-)Dock<text:line-break/><text:span text:style-name="T3">doker</text:span> – (kwo) Dockarbeiter<text:line-break/><text:span text:style-name="T3">doki</text:span> – (kwo) andocken, anlegen <text:span text:style-name="T1">(naut.)</text:span><text:line-break/>Tschechisch</text:p>
        <text:p text:style-name="Text_20_body"><text:bookmark text:name="doktor"/><text:span text:style-name="T3">doktor</text:span> – (kwo) Doktor siehe auch: <text:a xlink:type="simple" xlink:href="#leki" text:style-name="Internet_20_link" text:visited-style-name="Visited_20_Internet_20_Link"><text:span text:style-name="Definition">leker</text:span></text:a><text:line-break/>Malaiisch</text:p>
        <text:p text:style-name="Text_20_body"><text:span text:style-name="T3">doktrina</text:span> – (kwo) Doktrin, Lehrmeinung<text:line-break/>Spanisch</text:p>
        <text:p text:style-name="Text_20_body"><text:span text:style-name="T3">dokumenta</text:span> – (kwo) Dokument, Urkunde<text:line-break/><text:span text:style-name="T3">dokumenti</text:span> – (zwo) dokumentieren<text:line-break/><text:span text:style-name="T3">dokumentale</text:span> – (kwel) dokumentarisch</text:p>
        <text:p text:style-name="Text_20_body"><text:span text:style-name="T3">dol</text:span> – (kwo) Tal, Mulde<text:line-break/>Russisch</text:p>
        <text:p text:style-name="Text_20_body"><text:span text:style-name="T3">dolar</text:span> – (kwo) Dollar<text:line-break/><text:span text:style-name="T3">auto do mil dolar</text:span> – ein Wagen für 1000 Dollar<text:line-break/>Türkisch</text:p>
        <text:p text:style-name="Text_20_body"><text:span text:style-name="T3">dolche</text:span> – (kwel) süß<text:line-break/><text:span text:style-name="T3">dolchevos-ney</text:span> – eine süße Stimme haben<text:line-break/><text:span text:style-name="T3">dolchitaa</text:span> – (kwo) Süße<text:line-break/><text:span text:style-name="T3">dolcha, dolchika</text:span> – (kwo) Süßes, Süßigkeit</text:p>
        <text:p text:style-name="Text_20_body"><text:bookmark text:name="dom"/><text:span text:style-name="T3">dom</text:span> – (kwo) Haus; Heim Syn.: <text:a xlink:type="simple" xlink:href="#hom" text:style-name="Internet_20_link" text:visited-style-name="Visited_20_Internet_20_Link"><text:span text:style-name="Definition">hom</text:span></text:a><text:line-break/><text:span text:style-name="T3">Me es pa dom.</text:span> – Ich bin zu Hause.<text:line-break/><text:soft-page-break/><text:span text:style-name="T3">chu dom</text:span> – das Haus verlassen<text:line-break/><text:span text:style-name="T3">Treba go a dom.</text:span> – Wir sollten heimgehen.<text:line-break/><text:span text:style-name="T3">domlik</text:span> – (kwel) heimisch, gemütlich<text:line-break/><text:span text:style-name="T3">domyuan</text:span> – (kwo) Mitglied des Haushalts<text:line-break/><text:span text:style-name="T3">dom-masta</text:span> – Haushaltsvorstand<text:line-break/><text:span text:style-name="T3">banidom</text:span> – (kwo) Badehaus<text:line-break/><text:span text:style-name="T3">forjidom</text:span> – (kwo) Schmiede<text:line-break/><text:span text:style-name="T3">grendom</text:span> – (kwo) Getreidespeicher, Kornkammer<text:line-break/><text:span text:style-name="T3">melidom</text:span> – (kwo) Mühle<text:line-break/><text:span text:style-name="T3">mifendom</text:span> – (kwo) Bienenstock<text:line-break/><text:span text:style-name="T3">furmidom</text:span> – (kwo) Ameisenhügel</text:p>
        <text:p text:style-name="Text_20_body"><text:span text:style-name="T3">domen</text:span> – (kwo) Domäne, Feld, Gebiet; Domain <text:span text:style-name="T1">(comp.)</text:span></text:p>
        <text:p text:style-name="Text_20_body"><text:span text:style-name="T3">domini</text:span> – (zwo) dominieren, beherrschen; handhaben<text:line-break/><text:span text:style-name="T3">domini auditoria</text:span> – das Publikum im Bann halten<text:line-break/><text:span text:style-name="T3">domini tema</text:span> – ein Thema/Fach beherrschen<text:line-break/><text:span text:style-name="T3">domini kalam</text:span> – den Schreibstift beherrschen/handhaben<text:line-break/><text:span text:style-name="T3">domini garibe lingwa</text:span> – eine Fremdsprache beherrschen<text:line-break/><text:span text:style-name="T3">domini swa</text:span> – sich beherrschen<text:line-break/><text:span text:style-name="T3">domini-she</text:span> – (kwel) dominant, bestimmend<text:line-break/><text:span text:style-name="T3">domina</text:span> – (kwo) (Vor-)Herrschaft</text:p>
        <text:p text:style-name="Text_20_body"><text:span text:style-name="T3">domino</text:span> – (kwo) Domino</text:p>
        <text:p text:style-name="Text_20_body"><text:span text:style-name="T3">domisi</text:span> – (zwo) domestizieren, zähmen</text:p>
        <text:p text:style-name="Text_20_body"><text:bookmark text:name="doni"/><text:span text:style-name="T3">doni</text:span> – (zwo) schenken; spenden vgl. <text:a xlink:type="simple" xlink:href="#dai" text:style-name="Internet_20_link" text:visited-style-name="Visited_20_Internet_20_Link"><text:span text:style-name="Definition">dai</text:span></text:a><text:line-break/><text:span text:style-name="T3">dona</text:span> – (kwo) Gabe, Geschenk; Spende<text:line-break/><text:span text:style-name="T3">dona de shwosa</text:span> – die Gabe des Sprechens<text:line-break/><text:span text:style-name="T3">donakin</text:span> – (kwo) Almosen; Trinkgeld<text:line-break/><text:span text:style-name="T3">donishil</text:span> – (kwel) großzügig, freigiebig<text:line-break/><text:span text:style-name="T3">donishiltaa</text:span> – (kwo) Großzügigkeit<text:line-break/>Hindi</text:p>
        <text:p text:style-name="Text_20_body"><text:span text:style-name="T3">dosa</text:span> – (kwo) Dosis, Portion<text:line-break/>Griechisch</text:p>
        <text:p text:style-name="Text_20_body"><text:bookmark text:name="dosh"/><text:span text:style-name="T3">dosh</text:span> – (kwo) Laster, Fehler, Makel Ant.: <text:a xlink:type="simple" xlink:href="#merita" text:style-name="Internet_20_link" text:visited-style-name="Visited_20_Internet_20_Link"><text:span text:style-name="Definition">merita</text:span></text:a><text:line-break/><text:span text:style-name="T3">dosh-ney</text:span> – (kwel) lasterhaft<text:line-break/>Hindi</text:p>
        <text:p text:style-name="Text_20_body"><text:span text:style-name="T3">dosile</text:span> – (kwel) fügsam, willig</text:p>
        <text:p text:style-name="Text_20_body"><text:span text:style-name="T3">doti</text:span> – (zwo) ausstatten; Mitgift ausstatten<text:line-break/><text:span text:style-name="T3">dota</text:span> – (kwo) Aussteuer, Mitgift; Talent, Begabung<text:line-break/><text:span text:style-name="T3">dotika</text:span> – (kwo) Aussteuer, Mitgift (Zahlung oder Eigentum)<text:line-break/><text:span text:style-name="T3">sindotnik</text:span> – (kwo) Person ohne Talent<text:line-break/><text:soft-page-break/>Arabisch</text:p>
        <text:p text:style-name="Text_20_body"><text:bookmark text:name="dragon"/><text:span text:style-name="T3">dragon</text:span> – (kwo) Drache vgl. <text:a xlink:type="simple" xlink:href="#lung" text:style-name="Internet_20_link" text:visited-style-name="Visited_20_Internet_20_Link"><text:span text:style-name="Definition">lung</text:span></text:a></text:p>
        <text:p text:style-name="Text_20_body"><text:span text:style-name="T3">draka</text:span> – (kwo) Rauferei, Kampf<text:line-break/>Russisch</text:p>
        <text:p text:style-name="Text_20_body"><text:span text:style-name="T3">drama</text:span> – (kwo) Drama</text:p>
        <text:p text:style-name="Text_20_body"><text:span text:style-name="T3">dranga</text:span> – (kwo) Drängen, Druck; Antrieb, Schwung<text:line-break/><text:span text:style-name="T3">por dranga de halat</text:span> – durch die Macht der Umstände<text:line-break/><text:span text:style-name="T3">dranga fo libritaa</text:span> – drive for freedom<text:line-break/><text:span text:style-name="T3">drangi</text:span> – (zwo) drängen, schieben, treiben<text:line-break/><text:span text:style-name="T3">fa-drangi</text:span> – (zwo) drängeln, rempeln, schieben<text:line-break/><text:span text:style-name="T3">fa-drangi tra jenmenga</text:span> – durch die Menschenmenge schieben<text:line-break/><text:span text:style-name="T3">dranging</text:span> – (kwo) Andrang, Stau<text:line-break/>Deutsch</text:p>
        <text:p text:style-name="Text_20_body"><text:span text:style-name="T3">drastike</text:span> – (kwel) drastisch<text:line-break/><text:span text:style-name="T3">drastike shanja</text:span> – drastische Veränderungen<text:line-break/><text:span text:style-name="T3">drastike meja</text:span> – drastische Maßnahmen</text:p>
        <text:p text:style-name="Text_20_body"><text:span text:style-name="T3">drega</text:span> – (kwo) Bodensatz, Neige <text:span text:style-name="T1">(auch fig.)</text:span></text:p>
        <text:p text:style-name="Text_20_body"><text:span text:style-name="T3">dreni</text:span> – (zwo) abfließen lassen, leeren<text:line-break/><text:span text:style-name="T3">dreni-tuba</text:span> – Abwasserrohr<text:line-break/><text:span text:style-name="T3">drena, drenaja</text:span> – (kwo) Drainage</text:p>
        <text:p text:style-name="Text_20_body"><text:bookmark text:name="drimi"/><text:span text:style-name="T3">drimi</text:span> – (zwo) träumen (hoffen, wünschen), tagträumen vgl. <text:a xlink:type="simple" xlink:href="#sonji" text:style-name="Internet_20_link" text:visited-style-name="Visited_20_Internet_20_Link"><text:span text:style-name="Definition">sonji</text:span></text:a><text:line-break/><text:span text:style-name="T3">drima</text:span> – (kwo) Traum (Hoffung, Wunsch), Tagtraum<text:line-break/><text:span text:style-name="T3">drimnik</text:span> – (kwo) (Tag-)Träumer<text:line-break/><text:span text:style-name="T3">drime (drima-ney)</text:span> – (komo) verträumt, nachdenklich<text:line-break/><text:span text:style-name="T3">drimem (drima-nem)</text:span> – (komo) verträumt, grüblerisch</text:p>
        <text:p text:style-name="Text_20_body"><text:span text:style-name="T3">drir</text:span> – (kwel) kompromisslos, standhaft, unnachgiebig<text:line-break/>Hindi</text:p>
        <text:p text:style-name="Text_20_body"><text:span text:style-name="T3">drole</text:span> – (kwel) lustig, amüsant</text:p>
        <text:p text:style-name="Text_20_body"><text:span text:style-name="T3">droni</text:span> – (zwo) ertränken/ertrinken; untergehen<text:line-break/><text:span text:style-name="T3">dronijen, droni-ney jen</text:span> – (kwo) ertrunkener Mensch<text:line-break/><text:span text:style-name="T3">mah-droni</text:span> – (zwo) ertränken<text:line-break/><text:span text:style-name="T3">mah swa droni</text:span> – sich ertränken</text:p>
        <text:p text:style-name="Text_20_body"><text:span text:style-name="T3">dros</text:span> – (kwo) Drossel <text:span text:style-name="T1">(zool.)</text:span><text:line-break/><text:span text:style-name="T3">gana-dros</text:span> – Singdrossel</text:p>
        <text:p text:style-name="Text_20_body"><text:span text:style-name="T3">duan</text:span> – (kwo) Abschnitt, Teil<text:line-break/><text:span text:style-name="T3">laste daoduan</text:span> – letztes Wegstück<text:line-break/><text:soft-page-break/><text:span text:style-name="T3">taimduan</text:span> – (kwo) Zeitraum<text:line-break/><text:span text:style-name="T3">studi-duan</text:span> – Semester<text:line-break/>Mandarin</text:p>
        <text:p text:style-name="Text_20_body"><text:span text:style-name="T3">dubi</text:span> – (zwo) zweifeln, bedenken<text:line-break/><text:span text:style-name="T3">duba</text:span> – (kwo) Zweifel<text:line-break/><text:span text:style-name="T3">dubival</text:span> – (kwel) fraglich, zweifelhaft<text:line-break/><text:span text:style-name="T3">sin duba, duba yok</text:span> – ohne Zweifel, es gibt keinen Zweifel</text:p>
        <text:p text:style-name="Text_20_body"><text:span text:style-name="T3">dubli</text:span> – (zwo) (einen Film) überspielen</text:p>
        <text:p text:style-name="Text_20_body"><text:bookmark text:name="duda"/><text:span text:style-name="T3">duda</text:span> – (kwo) (Rohr-)Pfeife, einfache Flöte <text:span text:style-name="T1">(mus.)</text:span> vgl. <text:a xlink:type="simple" xlink:href="#flauta" text:style-name="Internet_20_link" text:visited-style-name="Visited_20_Internet_20_Link"><text:span text:style-name="Definition">flauta</text:span></text:a>, <text:a xlink:type="simple" xlink:href="#pipa" text:style-name="Internet_20_link" text:visited-style-name="Visited_20_Internet_20_Link"><text:span text:style-name="Definition">pipa</text:span></text:a>, <text:a xlink:type="simple" xlink:href="#tuba" text:style-name="Internet_20_link" text:visited-style-name="Visited_20_Internet_20_Link"><text:span text:style-name="Definition">tuba</text:span></text:a><text:line-break/><text:span text:style-name="T3">dudi</text:span> – (zwo) flöten<text:line-break/>Russisch</text:p>
        <text:p text:style-name="Text_20_body"><text:span text:style-name="T3">duel</text:span> – (kwo) Duell<text:line-break/><text:span text:style-name="T3">dueli</text:span> – (zwo) duellieren<text:line-break/>Französisch</text:p>
        <text:p text:style-name="Text_20_body"><text:span text:style-name="T3">duhi</text:span> – (zwo) sich quälen<text:line-break/><text:span text:style-name="T3">duha</text:span> – (kwo) Qual, Trübsal, Elend<text:line-break/><text:span text:style-name="T3">duhaful</text:span> – (kwel) qualvoll, betrüblich<text:line-break/>Hindi</text:p>
        <text:p text:style-name="Text_20_body"><text:span text:style-name="T3">duka</text:span> – (kwo) Herzog/Herzogin<text:line-break/><text:span text:style-name="T3">duko</text:span> – (kwo) Herzog<text:line-break/><text:span text:style-name="T3">dukina</text:span> – (kwo) Herzogin</text:p>
        <text:p text:style-name="Text_20_body"><text:bookmark text:name="dukan"/><text:span text:style-name="T3">dukan</text:span> – Boutique, Geschäft Syn.: <text:a xlink:type="simple" xlink:href="#shop" text:style-name="Internet_20_link" text:visited-style-name="Visited_20_Internet_20_Link"><text:span text:style-name="Definition">shop</text:span></text:a><text:line-break/>Arabisch</text:p>
        <text:p text:style-name="Text_20_body"><text:bookmark text:name="dukti"/><text:span text:style-name="T3">dukti</text:span> – (zwo) leiten, steuern, anführen vgl. <text:a xlink:type="simple" xlink:href="#kondukti" text:style-name="Internet_20_link" text:visited-style-name="Visited_20_Internet_20_Link"><text:span text:style-name="Definition">kondukti</text:span></text:a><text:line-break/><text:span text:style-name="T3">dukti kinda bay handa</text:span> – ein Kind an der Hand führen<text:line-break/><text:span text:style-name="T3">dukti auto</text:span> – ein Auto steuern<text:line-break/><text:span text:style-name="T3">Baum-alee dukti a dom.</text:span> – Die Allee führt zum Haus.<text:line-break/><text:span text:style-name="T3">Se mog dukti a bade sekwitura.</text:span> – Dies kann zu bösen Konsequenzen führen.<text:line-break/><text:span text:style-name="T3">dukti leson</text:span> – eine Unterrichtsstunde leiten<text:line-break/><text:span text:style-name="T3">dukti elekti-kampania</text:span> – eine Wahlkampagne leiten</text:p>
        <text:p text:style-name="Text_20_body"><text:span text:style-name="T3">dulari</text:span> – (zwo) verhätscheln, verwöhnen, liebkosen<text:line-break/>Hindi</text:p>
        <text:p text:style-name="Text_20_body"><text:span text:style-name="T3">dule</text:span> – (kwel) zärtlich<text:line-break/><text:span text:style-name="T3">dulitaa</text:span> – (kwo) Zärtlichkeit<text:line-break/>Hindi</text:p>
        <text:p text:style-name="Text_20_body"><text:bookmark text:name="dulha"/><text:span text:style-name="T3">dulha</text:span> – (kwo) Braut/Bräutigam Syn.: <text:a xlink:type="simple" xlink:href="#gami" text:style-name="Internet_20_link" text:visited-style-name="Visited_20_Internet_20_Link"><text:span text:style-name="Definition">gamer</text:span></text:a><text:line-break/><text:span text:style-name="T3">dulho</text:span> – (kwo) Bräutigam, Verlobter<text:line-break/><text:span text:style-name="T3">dulhina</text:span> – (kwo) Braut, Verlobte<text:line-break/><text:soft-page-break/><text:span text:style-name="T3">dulhifa</text:span> – (kwo) Verlobung<text:line-break/>Hindi</text:p>
        <text:p text:style-name="Text_20_body"><text:span text:style-name="T3">dumi</text:span> – (zwo) denken<text:line-break/><text:span text:style-name="T3">me dumi ke …</text:span> – Ich denke, dass …<text:line-break/><text:span text:style-name="T3">en-dumi</text:span> – (zwo) beginnen zu denken<text:line-break/><text:span text:style-name="T3">duma</text:span> – (kwo) Gedanke, Idee<text:line-break/><text:span text:style-name="T3">dumishil</text:span> – (kwel) nachdenklich<text:line-break/><text:span text:style-name="T3">duming</text:span> – (kwo) Denken<text:line-break/><text:span text:style-name="T3">dumi-shem</text:span> – (komo) nachdenklich, sinnend<text:line-break/>Russisch</text:p>
        <text:p text:style-name="Text_20_body"><text:span text:style-name="T3">dun</text:span> – (kwo) Loch (Öffnung; Höhle)<text:line-break/><text:span text:style-name="T3">baum dun</text:span> – Aushöhlung am Baum<text:line-break/><text:span text:style-name="T3">dun-ney</text:span> – (kwel) löchrig<text:line-break/><text:span text:style-name="T3">duni</text:span> – (zwo) aushöhlen; ein Loch machen<text:line-break/><text:span text:style-name="T3">duner</text:span> – (kwo) Locher<text:line-break/><text:span text:style-name="T3">butondun</text:span> – (kwo) Knopfloch<text:line-break/><text:span text:style-name="T3">nosdun</text:span> – (kwo) Nasenloch<text:line-break/><text:span text:style-name="T3">dunbartan</text:span> – (kwo) Sieb<text:line-break/><text:span text:style-name="T3">dunmuh</text:span> – (kwo) Höhleneingang<text:line-break/>Mandarin</text:p>
        <text:p text:style-name="Text_20_body"><text:span text:style-name="T3">duna</text:span> – (kwo) Düne</text:p>
        <text:p text:style-name="Text_20_body"><text:span text:style-name="T3">duran</text:span> – (konekti) während, bei<text:line-break/><text:span text:style-name="T3">duran laste dwa yar</text:span> – während der letzten zwei Jahre<text:line-break/><text:span text:style-name="T3">duran leksia</text:span> – während der Vorlesung<text:line-break/><text:span text:style-name="T3">duran to, duranem</text:span> – (taim-komo) währenddessen, inzwischen<text:line-break/><text:span text:style-name="T3">duran ke</text:span> – (konekti) während, als, solange</text:p>
        <text:p text:style-name="Text_20_body"><text:span text:style-name="T3">duri</text:span> – (zwo) fortdauern, andauern<text:line-break/><text:span text:style-name="T3">dura</text:span> – (kwo) Dauer</text:p>
        <text:p text:style-name="Text_20_body"><text:bookmark text:name="durte"/><text:span text:style-name="T3">durte</text:span> – (kwel) listig, gerissen, verschlagen, schlau<text:line-break/><text:span text:style-name="T3">durtitaa</text:span> – (kwo) List, Gerissenheit, Durchtriebenheit, Schlauheit<text:line-break/><text:span text:style-name="T3">nodurte</text:span> – (kwel) arglos, treuherzig, naiv<text:line-break/><text:span text:style-name="T3">durta (durto, durtina)</text:span> – (kwo) schlaue Person (Mann, Frau)<text:line-break/>Hindi</text:p>
        <text:p text:style-name="Text_20_body"><text:bookmark text:name="dus"/><text:span text:style-name="T3">dus…</text:span> – (syao) <text:span text:style-name="T1">»böse, schlecht, krank«</text:span><text:line-break/><text:span text:style-name="T3">fauha</text:span> – Geruch   ⇒   <text:span text:style-name="T3">dusfauha</text:span> – Gestank<text:line-break/><text:span text:style-name="T3">trati</text:span> – behandeln   ⇒   <text:span text:style-name="T3">dustrati</text:span> – misshandeln<text:line-break/><text:span text:style-name="T3">dusfama-ney</text:span> – verrufen<text:line-break/><text:span text:style-name="T3">dussigne (dussigna-ney)</text:span> – unheilvoll, unheimlich<text:line-break/><text:span text:style-name="T3">dustaim</text:span> – schlechte Zeiten<text:line-break/><text:span text:style-name="T3">pa dusfortuna</text:span> – durch Pech<text:line-break/><text:soft-page-break/><text:span text:style-name="T3">dus-ney</text:span> – (kwel) böse, bösartig, schlecht<text:line-break/>Hindi</text:p>
        <text:p text:style-name="Text_20_body"><text:span text:style-name="T3">dusha</text:span> – (kwo) Dusche<text:line-break/><text:span text:style-name="T3">fai dusha</text:span> – duschen</text:p>
        <text:p text:style-name="Text_20_body"><text:span text:style-name="T3">dushman</text:span> – (kwo) Feind<text:line-break/><text:span text:style-name="T3">dushman-ney, dushmanlik</text:span> – (kwel) feindlich<text:line-break/><text:span text:style-name="T3">dushmantaa</text:span> – (kwo) Feindschaft, Feindseligkeit<text:line-break/>Hindi</text:p>
        <text:p text:style-name="Text_20_body"><text:bookmark text:name="dushte"/><text:span text:style-name="T3">dushte</text:span> – (kwel) boshaft, gemein vgl. <text:a xlink:type="simple" xlink:href="#bade" text:style-name="Internet_20_link" text:visited-style-name="Visited_20_Internet_20_Link"><text:span text:style-name="Definition">bade</text:span></text:a>, <text:a xlink:type="simple" xlink:href="#buhao" text:style-name="Internet_20_link" text:visited-style-name="Visited_20_Internet_20_Link"><text:span text:style-name="Definition">buhao</text:span></text:a><text:line-break/><text:span text:style-name="T3">dushtitaa</text:span> – (kwo) Arglist, Bosheit<text:line-break/>Hindi</text:p>
        <text:p text:style-name="Text_20_body"><text:bookmark text:name="dusproba"/><text:span text:style-name="T3">dusproba</text:span> – (kwo) Verhandlung, Prozess; Tortur siehe: <text:a xlink:type="simple" xlink:href="#dus" text:style-name="Internet_20_link" text:visited-style-name="Visited_20_Internet_20_Link"><text:span text:style-name="Definition">dus</text:span></text:a>, <text:a xlink:type="simple" xlink:href="#proba" text:style-name="Internet_20_link" text:visited-style-name="Visited_20_Internet_20_Link"><text:span text:style-name="Definition">proba</text:span></text:a><text:line-break/><text:span text:style-name="T3">subi dusproba</text:span> – einer Tortur ausgesetzt sein</text:p>
        <text:p text:style-name="Text_20_body"><text:span text:style-name="T3">duyfu</text:span> – (zwo) bewältigen, schaffen, zurechtkommen<text:line-break/><text:span text:style-name="T3">duyfu gunsa</text:span> – die Arbeit bewältigen<text:line-break/><text:span text:style-name="T3">Nu ve duyfu se.</text:span> – Wir werden das schaffen.<text:line-break/><text:span text:style-name="T3">duyfu sin koysa</text:span> – ohne etwas zurechtkommen<text:line-break/>Mandarin</text:p>
        <text:p text:style-name="Text_20_body"><text:bookmark text:name="duza"/><text:span text:style-name="T3">duza</text:span> – (kwo) Bauch, Abdomen vgl. <text:a xlink:type="simple" xlink:href="#stomak" text:style-name="Internet_20_link" text:visited-style-name="Visited_20_Internet_20_Link"><text:span text:style-name="Definition">stomak</text:span></text:a><text:line-break/>Mandarin</text:p>
        <text:p text:style-name="Text_20_body"><text:span text:style-name="T3">duzashwo</text:span> – (zwo) bauchreden siehe: <text:a xlink:type="simple" xlink:href="#duza" text:style-name="Internet_20_link" text:visited-style-name="Visited_20_Internet_20_Link"><text:span text:style-name="Definition">duza</text:span></text:a>, <text:a xlink:type="simple" xlink:href="#shwo" text:style-name="Internet_20_link" text:visited-style-name="Visited_20_Internet_20_Link"><text:span text:style-name="Definition">shwo</text:span></text:a><text:line-break/><text:span text:style-name="T3">duzashwoer</text:span> – (kwo) Bauchredner</text:p>
        <text:p text:style-name="Text_20_body"><text:bookmark text:name="dwa"/><text:span text:style-name="T3">dwa</text:span> – (kwanto) zwei (2)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li dwa jen</text:span> – die zwei Personen<text:line-break/><text:span text:style-name="T3">Nu toki ba pa dwa jen.</text:span> – Lass uns zu zweit sprechen.<text:line-break/><text:span text:style-name="T3">mah-dwa</text:span> – (zwo) in zwei Teile teilen<text:line-break/><text:span text:style-name="T3">fa-dwa</text:span> – (zwo) verdoppeln; verzweigen<text:line-break/><text:span text:style-name="T3">dwafen</text:span> – (kwanto) halb<text:line-break/><text:span text:style-name="T3">un (de) dwafen</text:span> – ein halb<text:line-break/><text:span text:style-name="T3">dwaple</text:span> – (kwel) doppelt, zweifach<text:line-break/><text:span text:style-name="T3">dwaplem</text:span> – (komo) doppelt, zweifach<text:line-break/><text:span text:style-name="T3">dwaplem santush</text:span> – doppelt zufrieden<text:line-break/><text:span text:style-name="T3">dwapla</text:span> – (kwo) das Doppelte (doppelte Anzahl, Menge usw.)<text:line-break/><text:span text:style-name="T3">dwashi</text:span> – (kwanto) zwanzig<text:line-break/><text:span text:style-name="T3">dwasto</text:span> – (kwanto) zweihundert<text:line-break/><text:span text:style-name="T3">dwa-ney</text:span> – (kwel) zweite<text:line-break/><text:span text:style-name="T3">dwa-nem</text:span> – (komo) zweitens<text:line-break/><text:span text:style-name="T3">dwanik</text:span> – (kwo) Doppelgänger<text:line-break/><text:span text:style-name="T3">dwaka</text:span> – (kwo) Zwei<text:line-break/><text:soft-page-break/><text:span text:style-name="T3">Skribi dwaka</text:span> – die Ziffer 2 schreiben<text:line-break/>Indonesisch</text:p>
        <text:p text:style-name="Text_20_body"><text:bookmark text:name="dwadi"/><text:span text:style-name="T3">dwadi</text:span> – (kwo) Dienstag (2. Tag der Woche) auch: <text:a xlink:type="simple" xlink:href="#marsadi" text:style-name="Internet_20_link" text:visited-style-name="Visited_20_Internet_20_Link"><text:span text:style-name="Definition">marsadi</text:span></text:a> siehe auch: <text:a xlink:type="simple" xlink:href="#undi" text:style-name="Internet_20_link" text:visited-style-name="Visited_20_Internet_20_Link"><text:span text:style-name="Definition">undi</text:span></text:a>, <text:a xlink:type="simple" xlink:href="#tridi" text:style-name="Internet_20_link" text:visited-style-name="Visited_20_Internet_20_Link"><text:span text:style-name="Definition">tridi</text:span></text:a>, <text:a xlink:type="simple" xlink:href="#chardi" text:style-name="Internet_20_link" text:visited-style-name="Visited_20_Internet_20_Link"><text:span text:style-name="Definition">chardi</text:span></text:a>, <text:a xlink:type="simple" xlink:href="#petdi" text:style-name="Internet_20_link" text:visited-style-name="Visited_20_Internet_20_Link"><text:span text:style-name="Definition">petdi</text:span></text:a>, <text:a xlink:type="simple" xlink:href="#sitdi" text:style-name="Internet_20_link" text:visited-style-name="Visited_20_Internet_20_Link"><text:span text:style-name="Definition">sitdi</text:span></text:a>, <text:a xlink:type="simple" xlink:href="#semdi" text:style-name="Internet_20_link" text:visited-style-name="Visited_20_Internet_20_Link"><text:span text:style-name="Definition">semdi</text:span></text:a></text:p>
        <text:p text:style-name="Text_20_body"><text:span text:style-name="T3">dwapunta</text:span> – (kwo) Doppelpunkt, Kolon</text:p>
        <text:p text:style-name="Text_20_body"><text:span text:style-name="T3">dwar</text:span> – (kwo) Tür<text:line-break/><text:span text:style-name="T3">klefi dwar</text:span> – die Tür abschließen<text:line-break/><text:span text:style-name="T3">bakdwar</text:span> – (kwo) Hintertür<text:line-break/><text:span text:style-name="T3">dwaryuan</text:span> – (kwo) Türsteher, Türwächter<text:line-break/>Hindi</text:p>
        <text:p text:style-name="Text_20_body"><text:line-break/><text:bookmark text:name="E"/></text:p>
        <text:p text:style-name="Horizontal_20_Line"/>
        <text:h text:style-name="Heading_20_3" text:outline-level="3"><text:bookmark-start text:name="e"/>E<text:bookmark-end text:name="e"/></text:h>
        <text:p text:style-name="First_20_paragraph"><text:bookmark text:name="e Kopie 1"/><text:span text:style-name="T3">e</text:span> – 1) (unisi) und siehe auch: <text:a xlink:type="simple" xlink:href="#i" text:style-name="Internet_20_link" text:visited-style-name="Visited_20_Internet_20_Link"><text:span text:style-name="Definition">i</text:span></text:a><text:line-break/><text:span text:style-name="T3">Me pri rasmi e gani.</text:span> – Ich mag es zu zeichnen und zu singen.<text:line-break/><text:span text:style-name="T3">Me pri rasmi e lu pri gani.</text:span> – Ich mag es zu zeichnen und er mag es zu singen.<text:line-break/>2) <text:span text:style-name="T1">der Buchstabe</text:span> E</text:p>
        <text:p text:style-name="Text_20_body"><text:span text:style-name="T3">edikta</text:span> – (kwo) Edikt, Erlass, Verordnung</text:p>
        <text:p text:style-name="Text_20_body"><text:bookmark text:name="editi"/><text:span text:style-name="T3">editi</text:span> – (zwo) publizieren, herausgeben vgl. <text:a xlink:type="simple" xlink:href="#redakti" text:style-name="Internet_20_link" text:visited-style-name="Visited_20_Internet_20_Link"><text:span text:style-name="Definition">redakti</text:span></text:a><text:line-break/><text:span text:style-name="T3">edita</text:span> – (kwo) Ausgabe<text:line-break/><text:span text:style-name="T3">un-ney edita</text:span> – Erstausgabe</text:p>
        <text:p text:style-name="Text_20_body"><text:span text:style-name="T3">eduki</text:span> – (zwo) aufziehen, erziehen, ausbilden<text:line-break/><text:span text:style-name="T3">hao eduki-ney</text:span> – wohlerzogen<text:line-break/><text:span text:style-name="T3">eduka</text:span> – (kwo) Erziehung</text:p>
        <text:p text:style-name="Text_20_body"><text:span text:style-name="T3">ef</text:span> – <text:span text:style-name="T1">der Buchstabe</text:span> F</text:p>
        <text:p text:style-name="Text_20_body"><text:span text:style-name="T3">efekta</text:span> – (kwo) Effekt<text:line-break/><text:span text:style-name="T3">efektive</text:span> – (kwel) effektiv, wirksam<text:line-break/><text:span text:style-name="T3">efektivitaa</text:span> – (kwo) Effektivität, Wirksamkeit</text:p>
        <text:p text:style-name="Text_20_body"><text:span text:style-name="T3">efemere</text:span> – (kwel) ephemer, flüchtig, vergänglich Syn.: <text:a xlink:type="simple" xlink:href="#kway" text:style-name="Internet_20_link" text:visited-style-name="Visited_20_Internet_20_Link"><text:span text:style-name="Definition">kway</text:span></text:a>-<text:a xlink:type="simple" xlink:href="#pasi" text:style-name="Internet_20_link" text:visited-style-name="Visited_20_Internet_20_Link"><text:span text:style-name="Definition">pasi</text:span></text:a>-ke</text:p>
        <text:p text:style-name="Text_20_body"><text:span text:style-name="T3">eforti</text:span> – (zwo) bemühen, anstrengen<text:line-break/><text:span text:style-name="T3">eforta</text:span> – (kwo) Mühe, Anstrengung</text:p>
        <text:p text:style-name="Text_20_body"><text:bookmark text:name="egale"/><text:span text:style-name="T3">egale</text:span> – (kwel) gleich, egal<text:line-break/><text:span text:style-name="T3">Es egale a me.</text:span> – Es ist mir egal.<text:line-break/><text:soft-page-break/><text:span text:style-name="T3">egale geim</text:span> – unentschieden <text:span text:style-name="T1">(Spiel)</text:span><text:line-break/><text:span text:style-name="T3">egalem</text:span> – (komo) ebenso, gleichmäßig<text:line-break/><text:span text:style-name="T3">egalitaa</text:span> – (kwo) Gleichheit, Gleichwertigkeit<text:line-break/><text:span text:style-name="T3">egalisi</text:span> – (zwo) egalisieren, ausgleichen<text:line-break/><text:span text:style-name="T3">egalsenta-ney</text:span> – (kwel) indifferent, uninteressiert</text:p>
        <text:p text:style-name="Text_20_body"><text:span text:style-name="T3">egla</text:span> – (kwo) (Blut-)Egel <text:span text:style-name="T1">(zool.)</text:span><text:line-break/>Skandinavisch</text:p>
        <text:p text:style-name="Text_20_body"><text:span text:style-name="T3">ego</text:span> – (kwo) Ego<text:line-break/><text:span text:style-name="T3">egoisma</text:span> – (kwo) Egoismus<text:line-break/><text:span text:style-name="T3">egoista</text:span> – (kwo) Egoist<text:line-break/><text:span text:style-name="T3">egoistike</text:span> – (kwo) egoistisch</text:p>
        <text:p text:style-name="Text_20_body"><text:span text:style-name="T3">eho</text:span> – (kwo) Echo<text:line-break/>Griechisch</text:p>
        <text:p text:style-name="Text_20_body"><text:span text:style-name="T3">ejekti</text:span> – (zwo) ausstoßen, auswerfen<text:line-break/><text:span text:style-name="T3">ejekta</text:span> – (kwo) Ausstoßung, Entfernung</text:p>
        <text:p text:style-name="Text_20_body"><text:bookmark text:name="ek"/><text:span text:style-name="T3">ek-</text:span> – (syao) <text:span text:style-name="T1">»einmal« oder »plötzlich«</text:span> vgl. <text:a xlink:type="simple" xlink:href="#en2" text:style-name="Internet_20_link" text:visited-style-name="Visited_20_Internet_20_Link"><text:span text:style-name="Definition">en-</text:span></text:a><text:span text:style-name="T4">2</text:span><text:line-break/><text:span text:style-name="T3">tuki</text:span> – klopfen   ⇒   <text:span text:style-name="T3">ek-tuki</text:span> – einmal klopfen<text:line-break/><text:span text:style-name="T3">salti</text:span> – springen   ⇒   <text:span text:style-name="T3">ek-salti</text:span> – aufspringen</text:p>
        <text:p text:style-name="Text_20_body"><text:span text:style-name="T3">ekinoxa</text:span> – (kwo) Äquinoktium, Tagundnachtgleiche<text:line-break/><text:span text:style-name="T3">oton-ekinoxa</text:span> – Herbstpunkt <text:span text:style-name="T1">(astr.)</text:span><text:line-break/><text:span text:style-name="T3">vesna-ekinoxa</text:span> – Frühlingspunkt <text:span text:style-name="T1">(astr.)</text:span></text:p>
        <text:p text:style-name="Text_20_body"><text:span text:style-name="T3">ekipi</text:span> – (zwo) ausstatten<text:line-break/><text:span text:style-name="T3">ekipa</text:span> – (kwo) Ausrüstung, Gerätschaft<text:line-break/><text:span text:style-name="T3">ekiping</text:span> – (kwo) Ausstatten, Ausrüsten</text:p>
        <text:p text:style-name="Text_20_body"><text:span text:style-name="T3">eklipsa</text:span> – (kwo) Eklipse, Finsternis <text:span text:style-name="T1">(astr.)</text:span></text:p>
        <text:p text:style-name="Text_20_body"><text:span text:style-name="T3">ekologia</text:span> – (kwo) Ökologie<text:line-break/><text:span text:style-name="T3">ekologike</text:span> – (kwel) ökologisch, Umwelt…<text:line-break/><text:span text:style-name="T3">eko-</text:span> – (syao) <text:span text:style-name="T1">verweist auf</text:span> »Ökologie« <text:span text:style-name="T1">oder</text:span> »ökologisch«</text:p>
        <text:p text:style-name="Text_20_body"><text:bookmark text:name="ekonomi"/><text:span text:style-name="T3">ekonomi</text:span> – (zwo) haushalten, wirtschaften, rationalisieren Syn.: <text:a xlink:type="simple" xlink:href="#spari" text:style-name="Internet_20_link" text:visited-style-name="Visited_20_Internet_20_Link"><text:span text:style-name="Definition">spari</text:span></text:a> Ant.: <text:a xlink:type="simple" xlink:href="#disipi" text:style-name="Internet_20_link" text:visited-style-name="Visited_20_Internet_20_Link"><text:span text:style-name="Definition">disipi</text:span></text:a><text:line-break/><text:span text:style-name="T3">ekonoming</text:span> – (kwo) Einsparung, Rationalisierung<text:line-break/><text:span text:style-name="T3">ekonoma</text:span> – (kwo) Wirtschaftlichkeit, Sparsamkeit<text:line-break/><text:span text:style-name="T3">ekonoma-ney</text:span> – (kwel) ökonomisch, wirtschaftlich, sparsam</text:p>
        <text:p text:style-name="Text_20_body"><text:span text:style-name="T3">ekonomia</text:span> – (kwo) Ökonomie, Wirtschaft<text:line-break/><text:span text:style-name="T3">ekonomike</text:span> – (kwel) ökonomisch, betriebswirtschaftlich<text:line-break/><text:span text:style-name="T3">ekonomista</text:span> – (kwo) Ökonom</text:p>
        <text:p text:style-name="Text_20_body"><text:bookmark text:name="ekran"/><text:span text:style-name="T3">ekran</text:span> – (kwo) Leinwand, Bildschirm vgl. <text:a xlink:type="simple" xlink:href="#ambrela" text:style-name="Internet_20_link" text:visited-style-name="Visited_20_Internet_20_Link"><text:span text:style-name="Definition">ambrela</text:span></text:a>, <text:a xlink:type="simple" xlink:href="#shirma" text:style-name="Internet_20_link" text:visited-style-name="Visited_20_Internet_20_Link"><text:span text:style-name="Definition">shirma</text:span></text:a><text:line-break/>Türkisch</text:p>
        <text:p text:style-name="Text_20_body"><text:soft-page-break/><text:span text:style-name="T3">eksiti</text:span> – (zwo) stimulieren (wachrütteln, animieren, erregen)<text:line-break/><text:span text:style-name="T3">eksita</text:span> – (kwo) Stimulus, Erregung</text:p>
        <text:p text:style-name="Text_20_body"><text:span text:style-name="T3">ekwator</text:span> – (kwo) Äquator<text:line-break/>Türkisch</text:p>
        <text:p text:style-name="Text_20_body"><text:span text:style-name="T3">el</text:span><text:span text:style-name="T4">1</text:span> – <text:span text:style-name="T1">der Buchstabe</text:span> L</text:p>
        <text:p text:style-name="Text_20_body"><text:bookmark text:name="el2"/><text:span text:style-name="T3">el-</text:span><text:span text:style-name="T4">2</text:span> – <text:span text:style-name="T1">Abk. für</text:span> <text:a xlink:type="simple" xlink:href="#elektre" text:style-name="Internet_20_link" text:visited-style-name="Visited_20_Internet_20_Link"><text:span text:style-name="Definition">elektre</text:span></text:a></text:p>
        <text:p text:style-name="Text_20_body"><text:bookmark text:name="ela"/><text:span text:style-name="T3">ela</text:span> – (inplas-kwo) sie <text:span text:style-name="T1">(sing.)</text:span> siehe auch: <text:a xlink:type="simple" xlink:href="#me" text:style-name="Internet_20_link" text:visited-style-name="Visited_20_Internet_20_Link"><text:span text:style-name="Definition">me</text:span></text:a>, <text:a xlink:type="simple" xlink:href="#yu" text:style-name="Internet_20_link" text:visited-style-name="Visited_20_Internet_20_Link"><text:span text:style-name="Definition">yu</text:span></text:a>, <text:a xlink:type="simple" xlink:href="#lu" text:style-name="Internet_20_link" text:visited-style-name="Visited_20_Internet_20_Link"><text:span text:style-name="Definition">lu</text:span></text:a>, <text:a xlink:type="simple" xlink:href="#it" text:style-name="Internet_20_link" text:visited-style-name="Visited_20_Internet_20_Link"><text:span text:style-name="Definition">it</text:span></text:a>, <text:a xlink:type="simple" xlink:href="#ta" text:style-name="Internet_20_link" text:visited-style-name="Visited_20_Internet_20_Link"><text:span text:style-name="Definition">ta</text:span></text:a>, <text:a xlink:type="simple" xlink:href="#nu" text:style-name="Internet_20_link" text:visited-style-name="Visited_20_Internet_20_Link"><text:span text:style-name="Definition">nu</text:span></text:a>, <text:a xlink:type="simple" xlink:href="#li" text:style-name="Internet_20_link" text:visited-style-name="Visited_20_Internet_20_Link"><text:span text:style-name="Definition">li</text:span></text:a><text:line-break/><text:span text:style-name="T3">Ela es jamile.</text:span> – Sie ist hübsch.<text:line-break/><text:span text:style-name="T3">Lu lubi ela.</text:span> – Er liebt sie.<text:line-break/><text:span text:style-name="T3">Lu doni flor a ela.</text:span> – Er gibt ihr Blumen.<text:line-break/><text:span text:style-name="T3">elay (ela-ney)</text:span> – (inplas-kwel) ihr siehe auch: <text:a xlink:type="simple" xlink:href="#suy" text:style-name="Internet_20_link" text:visited-style-name="Visited_20_Internet_20_Link"><text:span text:style-name="Definition">suy</text:span></text:a>, <text:a xlink:type="simple" xlink:href="#ta" text:style-name="Internet_20_link" text:visited-style-name="Visited_20_Internet_20_Link"><text:span text:style-name="Definition">ta-ney</text:span></text:a><text:line-break/><text:span text:style-name="T3">Lu pri elay smaila.</text:span> – Er mag ihr Lächeln.</text:p>
        <text:p text:style-name="Text_20_body"><text:span text:style-name="T3">elabori</text:span> – (zwo) sorgfältig ausarbeiten<text:line-break/><text:span text:style-name="T3">elabora</text:span> – (kwo) Ausarbeitung</text:p>
        <text:p text:style-name="Text_20_body"><text:span text:style-name="T3">Elada</text:span> – (kwo) Griechenland</text:p>
        <text:p text:style-name="Text_20_body"><text:bookmark text:name="elastike"/><text:span text:style-name="T3">elastike</text:span> – (kwel) elastisch siehe auch: <text:a xlink:type="simple" xlink:href="#upruge" text:style-name="Internet_20_link" text:visited-style-name="Visited_20_Internet_20_Link"><text:span text:style-name="Definition">upruge</text:span></text:a><text:line-break/>Griechisch</text:p>
        <text:p text:style-name="Text_20_body"><text:span text:style-name="T3">elay</text:span> – (inplas-kwel) ihr Kurzform von <text:a xlink:type="simple" xlink:href="#ela" text:style-name="Internet_20_link" text:visited-style-name="Visited_20_Internet_20_Link"><text:span text:style-name="Definition">ela-ney</text:span></text:a></text:p>
        <text:p text:style-name="Text_20_body"><text:span text:style-name="T3">elefanta</text:span> – (kwo) Elefant<text:line-break/><text:span text:style-name="T3">elefanto</text:span> – (kwo) Elefantenbulle<text:line-break/><text:span text:style-name="T3">elefantina</text:span> – (kwo) Elefantenkuh<text:line-break/>Griechisch</text:p>
        <text:p text:style-name="Text_20_body"><text:span text:style-name="T3">elegante</text:span> – (kwel) elegant<text:line-break/><text:span text:style-name="T3">elegansia</text:span> – (komo) Eleganz</text:p>
        <text:p text:style-name="Text_20_body"><text:span text:style-name="T3">elekti</text:span> – (zwo) wählen (durch abstimmen)<text:line-break/><text:span text:style-name="T3">elekta</text:span> – (kwo) Wahl durch Abstimmung</text:p>
        <text:p text:style-name="Text_20_body"><text:bookmark text:name="elektre"/><text:span text:style-name="T3">elektre</text:span> – (kwel) elektrisch auch: <text:a xlink:type="simple" xlink:href="#el2" text:style-name="Internet_20_link" text:visited-style-name="Visited_20_Internet_20_Link"><text:span text:style-name="Definition">el-</text:span></text:a><text:line-break/><text:span text:style-name="T3">el-ketla</text:span> – Wasserkocher<text:line-break/><text:span text:style-name="T3">elektritaa</text:span> – (kwo) Elektrizität<text:line-break/><text:span text:style-name="T3">elektrisi</text:span> – (zwo) elektrisieren, elektrifizieren<text:line-break/><text:span text:style-name="T3">elektriser</text:span> – (kwo) Elektrisierer<text:line-break/><text:span text:style-name="T3">elektrifi</text:span> – (zwo) elektrifizieren <text:span text:style-name="T1">(intr.)</text:span><text:line-break/><text:span text:style-name="T3">elektrisa, elektrifa</text:span> – (kwo) Elektrisierung</text:p>
        <text:p text:style-name="Text_20_body"><text:span text:style-name="T3">elektronika</text:span> – (kwo) Elektronik<text:line-break/><text:span text:style-name="T3">elektronike</text:span> – (kwel) elektronisch</text:p>
        <text:p text:style-name="Text_20_body"><text:span text:style-name="T3">elementa</text:span> – (kwo) Element, Baustein<text:line-break/><text:soft-page-break/><text:span text:style-name="T3">elementare</text:span> – (kwel) elementar</text:p>
        <text:p text:style-name="Text_20_body"><text:span text:style-name="T3">elin</text:span> – 1) (kwel) griechisch (bezüglich Ethnik, Sprache oder Land)<text:line-break/>2) (kwo) Grieche (Person griechischer Abstammung)<text:line-break/>3) (kwo) Griechisch (Sprache)</text:p>
        <text:p text:style-name="Text_20_body"><text:span text:style-name="T3">elipsa</text:span> – (kwo) Ellipse</text:p>
        <text:p text:style-name="Text_20_body"><text:span text:style-name="T3">elita</text:span> – (kwo) Elite<text:line-break/><text:span text:style-name="T3">elita-ney</text:span> – (kwel) elitär<text:line-break/>Russisch</text:p>
        <text:p text:style-name="Text_20_body"><text:span text:style-name="T3">elixir</text:span> – (kwo) Elixier, Heiltrank<text:line-break/>Arabisch</text:p>
        <text:p text:style-name="Text_20_body"><text:bookmark text:name="eludi"/><text:span text:style-name="T3">eludi</text:span> – (zwo) entgehen, ausweichen siehe auch: <text:a xlink:type="simple" xlink:href="#eviti" text:style-name="Internet_20_link" text:visited-style-name="Visited_20_Internet_20_Link"><text:span text:style-name="Definition">eviti</text:span></text:a><text:line-break/><text:span text:style-name="T3">eludive</text:span> – (kwel) ausweichend<text:line-break/><text:span text:style-name="T3">eluda</text:span> – (kwo) Ausflucht, Entweichenelusion</text:p>
        <text:p text:style-name="Text_20_body"><text:span text:style-name="T3">em</text:span> – <text:span text:style-name="T1">der Buchstabe</text:span> M</text:p>
        <text:p text:style-name="Text_20_body"><text:span text:style-name="T3">emal</text:span> – (kwo) Email, Emaille</text:p>
        <text:p text:style-name="Text_20_body"><text:span text:style-name="T3">embrasi</text:span> – (zwo) umarmen<text:line-break/><text:span text:style-name="T3">embrasa</text:span> – (kwo) Umarmung</text:p>
        <text:p text:style-name="Text_20_body"><text:span text:style-name="T3">embrio</text:span> – (kwo) Embryo<text:line-break/>Griechisch</text:p>
        <text:p text:style-name="Text_20_body"><text:span text:style-name="T3">emerji</text:span> – (zwo) auftauchen<text:line-break/><text:span text:style-name="T3">emerja</text:span> – (kwo) Auftauchen, Hervortreten</text:p>
        <text:p text:style-name="Text_20_body"><text:bookmark text:name="emfasi"/><text:span text:style-name="T3">emfasi</text:span> – (zwo) betonen, hervorheben siehe auch: <text:a xlink:type="simple" xlink:href="#aksenta" text:style-name="Internet_20_link" text:visited-style-name="Visited_20_Internet_20_Link"><text:span text:style-name="Definition">aksenti</text:span></text:a><text:line-break/><text:span text:style-name="T3">emfasa</text:span> – (kwo) Betonung</text:p>
        <text:p text:style-name="Text_20_body"><text:span text:style-name="T3">eminente</text:span> – (kwel) eminent, bedeutend, bemerkenswert</text:p>
        <text:p text:style-name="Text_20_body"><text:span text:style-name="T3">emisi</text:span> – (zwo) emittieren, aussenden<text:line-break/><text:span text:style-name="T3">emisa</text:span> – (kwo) Emission</text:p>
        <text:p text:style-name="Text_20_body"><text:span text:style-name="T3">emosion</text:span> – (kwo) Emotion, Gefühl</text:p>
        <text:p text:style-name="Text_20_body"><text:span text:style-name="T3">empatia</text:span> – (kwo) Empathie, Einfühlungsvermögen</text:p>
        <text:p text:style-name="Text_20_body"><text:span text:style-name="T3">emploi</text:span> – (zwo) beschäftigen (Arbeit geben)<text:line-break/><text:span text:style-name="T3">emploier</text:span> – (kwo) Arbeitgeber<text:line-break/><text:span text:style-name="T3">emploiyuan (yuan)</text:span> – (kwo) Arbeitnehmer<text:line-break/><text:span text:style-name="T3">emploisa</text:span> – (kwo) Arbeitsplatz, Anstellung<text:line-break/><text:span text:style-name="T3">noemploisa</text:span> – (kwo) Arbeitslosigkeit</text:p>
        <text:p text:style-name="Text_20_body"><text:span text:style-name="T3">en</text:span><text:span text:style-name="T4">1</text:span> – <text:span text:style-name="T1">der Buchstabe</text:span> N</text:p>
        <text:p text:style-name="Text_20_body"><text:bookmark text:name="en2"/><text:soft-page-break/><text:span text:style-name="T3">en-</text:span><text:span text:style-name="T4">2</text:span> – (syao) <text:span text:style-name="T1">»anfangen, beginnen« (Beginn einer Aktion)</text:span> vgl. <text:a xlink:type="simple" xlink:href="#ek" text:style-name="Internet_20_link" text:visited-style-name="Visited_20_Internet_20_Link"><text:span text:style-name="Definition">ek-</text:span></text:a><text:line-break/><text:span text:style-name="T3">somni</text:span> – schlafen   ⇒   <text:span text:style-name="T3">en-somni</text:span> – einschlafen<text:line-break/><text:span text:style-name="T3">lubi</text:span> – lieben   ⇒   <text:span text:style-name="T3">en-lubi</text:span> – verlieben<text:line-break/><text:span text:style-name="T3">jan</text:span> – wissen   ⇒   <text:span text:style-name="T3">en-jan</text:span> – kennenlernen, herausfinden</text:p>
        <text:p text:style-name="Text_20_body"><text:span text:style-name="T3">energetika</text:span> – (kwo) Energetik</text:p>
        <text:p text:style-name="Text_20_body"><text:span text:style-name="T3">energia</text:span> – (kwo) Energie<text:line-break/><text:span text:style-name="T3">energike</text:span> – (kwel) energetisch, energisch, energiegeladen</text:p>
        <text:p text:style-name="Text_20_body"><text:bookmark text:name="eni"/><text:span text:style-name="T3">eni, eni…</text:span> – (inplas-kwel) irgendein, beliebig, jeder<text:line-break/><text:span text:style-name="T3">Eni kinda mog zwo se.</text:span> – Jedes Kind kann das tun.<text:line-break/><text:span text:style-name="T3">in eni kasu (enikas)</text:span> – auf jedem Fall<text:line-break/><text:span text:style-name="T3">enikomo</text:span> – (inplas-komo) irgendwie, trotzdem siehe: <text:a xlink:type="simple" xlink:href="#komo" text:style-name="Internet_20_link" text:visited-style-name="Visited_20_Internet_20_Link"><text:span text:style-name="Definition">komo</text:span></text:a><text:line-break/><text:span text:style-name="T3">Yu mog zwo se kom yu yao. Yu mog zwo se enikomo.</text:span> – Du kannst das tun wie du willst. Du kannst das irgendwie machen.<text:line-break/><text:span text:style-name="T3">Yu mus zwo se enikomo.</text:span> – Du must das trotzdem tun.<text:line-break/><text:span text:style-name="T3">enilok</text:span> – (inplas-komo) irgendwo siehe: <text:a xlink:type="simple" xlink:href="#lok" text:style-name="Internet_20_link" text:visited-style-name="Visited_20_Internet_20_Link"><text:span text:style-name="Definition">lok</text:span></text:a><text:line-break/><text:span text:style-name="T3">Me bu remembi a wo me he pon may kalam. It mog bi enilok.</text:span> – Ich erinnere nicht, wo ich meinen Stift hingelegt habe. Er kann irgendwo sein.<text:line-break/><text:span text:style-name="T3">Yu mog pon yur bao a enilok.</text:span> – Du kannst deine Tasche irgendwo hinlegen.<text:line-break/><text:span text:style-name="T3">enisa</text:span> – (inplas-kwo) irgendetwas<text:line-break/><text:span text:style-name="T3">Yu mog kuki enisa ke yu yao.</text:span> – Du kannst kochen was du möchtest.<text:line-break/><text:span text:style-name="T3">enitaim</text:span> – (inplas-komo) irgendwann, jederzeit siehe: <text:a xlink:type="simple" xlink:href="#taim" text:style-name="Internet_20_link" text:visited-style-name="Visited_20_Internet_20_Link"><text:span text:style-name="Definition">taim</text:span></text:a><text:line-break/><text:span text:style-name="T3">Yu mog lai enitaim. Me sempre joi al vidi yu.</text:span> – Du kannst jederzeit kommen. Ich bin immer erfreut dich zu sehen.<text:line-break/><text:span text:style-name="T3">enives</text:span> – (taim-komo) jemals (irgendwann einmal) siehe: <text:a xlink:type="simple" xlink:href="#ves" text:style-name="Internet_20_link" text:visited-style-name="Visited_20_Internet_20_Link"><text:span text:style-name="Definition">ves</text:span></text:a><text:line-break/><text:span text:style-name="T3">Ob yu enives lekti sey kitaba?</text:span> – Hast du jemals dieses Buch gelesen?<text:line-break/><text:span text:style-name="T3">eniwan</text:span> – (inplas-kwo) irgendjemand, irgendein siehe: <text:a xlink:type="simple" xlink:href="#wan" text:style-name="Internet_20_link" text:visited-style-name="Visited_20_Internet_20_Link"><text:span text:style-name="Definition">wan</text:span></text:a><text:line-break/><text:span text:style-name="T3">Kada jen yao bi felise. Kwesti ba eniwan.</text:span> – Jeder Mensch will glücklich sein. Frage irgendjemand.</text:p>
        <text:p text:style-name="Text_20_body"><text:span text:style-name="T3">enkarga</text:span> – (kwo) Auftrag<text:line-break/><text:span text:style-name="T3">enkargi</text:span> – (zwo) beauftragen<text:line-break/><text:span text:style-name="T3">enkargi koysa an koywan</text:span> – jmd. mit etw. beauftragen<text:line-break/><text:span text:style-name="T3">enkargi koywan zwo koysa</text:span> – jmd. beauftragen etw. zu tun<text:line-break/><text:span text:style-name="T3">Molya enkargi me kupi pan.</text:span> – Meine Frau beauftragte mich, Brot zu kaufen.<text:line-break/>Spanisch</text:p>
        <text:p text:style-name="Text_20_body"><text:span text:style-name="T3">enkla</text:span> – (kwo) Fußgelenk <text:span text:style-name="T1">(anat.)</text:span></text:p>
        <text:p text:style-name="Text_20_body"><text:bookmark text:name="enoi"/><text:span text:style-name="T3">enoi</text:span> – (zwo) langweilen vgl. <text:a xlink:type="simple" xlink:href="#tedi" text:style-name="Internet_20_link" text:visited-style-name="Visited_20_Internet_20_Link"><text:span text:style-name="Definition">tedi</text:span></text:a><text:line-break/><text:span text:style-name="T3">enoisa</text:span> – (kwo) Langeweile<text:line-break/><text:span text:style-name="T3">enoisaful</text:span> – (kwel) langweilig, uninteressant</text:p>
        <text:p text:style-name="Text_20_body"><text:span text:style-name="T3">ensiklopedia</text:span> – (kwo) Enzyklopädie, Lexikon<text:line-break/><text:span text:style-name="T3">ensiklopedike</text:span> – (kwel) enzyklopädisch, umfassend</text:p>
        <text:p text:style-name="Text_20_body"><text:soft-page-break/><text:span text:style-name="T3">envi</text:span> – (zwo) beneiden<text:line-break/><text:span text:style-name="T3">envi koywan</text:span> – jemd. beneiden<text:line-break/><text:span text:style-name="T3">enva</text:span> – (kwo) Neid<text:line-break/><text:span text:style-name="T3">envishil</text:span> – (kwel) neidisch<text:line-break/><text:span text:style-name="T3">envival</text:span> – (kwel) beneidenswert</text:p>
        <text:p text:style-name="Text_20_body"><text:span text:style-name="T3">epidemia</text:span> – (kwo) Epidemie, Seuche <text:span text:style-name="T1">(med.)</text:span><text:line-break/><text:span text:style-name="T3">epidemike</text:span> – (kwel) epidemisch</text:p>
        <text:p text:style-name="Text_20_body"><text:span text:style-name="T3">epilepsia</text:span> – (kwo) Epilepsie <text:span text:style-name="T1">(med.)</text:span><text:line-break/><text:span text:style-name="T3">epileptike</text:span> – (kwel) epileptisch</text:p>
        <text:p text:style-name="Text_20_body"><text:span text:style-name="T3">episoda</text:span> – (kwo) Episode<text:line-break/><text:span text:style-name="T3">episodike</text:span> – (kwel) episodisch; gelegentlich<text:line-break/>Griechisch</text:p>
        <text:p text:style-name="Text_20_body"><text:span text:style-name="T3">epoka</text:span> – (kwo) Epoche, Zeitraum<text:line-break/><text:span text:style-name="T3">Mide Epoka</text:span> – (kwo) Mittelalter<text:line-break/>Griechisch</text:p>
        <text:p text:style-name="Text_20_body"><text:span text:style-name="T3">er</text:span> – <text:span text:style-name="T1">der Buchstabe</text:span> R</text:p>
        <text:p text:style-name="Text_20_body"><text:span text:style-name="T3">era</text:span> – (kwo) Ära, Zeitalter</text:p>
        <text:p text:style-name="Text_20_body"><text:bookmark text:name="ergo"/><text:span text:style-name="T3">ergo</text:span> – (unisi) somit, folglich, konsequent siehe auch: <text:a xlink:type="simple" xlink:href="#also" text:style-name="Internet_20_link" text:visited-style-name="Visited_20_Internet_20_Link"><text:span text:style-name="Definition">also</text:span></text:a></text:p>
        <text:p text:style-name="Text_20_body"><text:span text:style-name="T3">ermina</text:span> – (kwo) Hermelin <text:span text:style-name="T1">(zool.)</text:span><text:line-break/>Romanes</text:p>
        <text:p text:style-name="Text_20_body"><text:span text:style-name="T3">erupti</text:span> – (zwo) hervorbrechen, ausbrechen<text:line-break/><text:span text:style-name="T3">erupta</text:span> – (kwo) Eruption, Ausbruch<text:line-break/><text:span text:style-name="T3">erupta de vulkan</text:span> – Ausbruch eines Vulkans</text:p>
        <text:p text:style-name="Text_20_body"><text:bookmark text:name="es"/><text:span text:style-name="T3">es</text:span> – 1) (zwo) ist <text:span text:style-name="T1">(Gegenwartsform von </text:span><text:a xlink:type="simple" xlink:href="#bi" text:style-name="Internet_20_link" text:visited-style-name="Visited_20_Internet_20_Link"><text:span text:style-name="Definition"><text:span text:style-name="T1">bi</text:span></text:span></text:a><text:span text:style-name="T1">)</text:span><text:line-break/><text:span text:style-name="T3">Ela es jamile.</text:span> – Sie ist schön.<text:line-break/><text:span text:style-name="T3">(Se) es kitaba.</text:span> – Dies ist ein Buch.<text:line-break/><text:span text:style-name="T3">Se es yo zwo-ney.</text:span> – Dies ist schon getan.<text:line-break/>2) <text:span text:style-name="T1">der Buchstabe</text:span> S</text:p>
        <text:p text:style-name="Text_20_body"><text:bookmark text:name="esensia"/><text:span text:style-name="T3">esensia</text:span> – (kwo) Essenz, das Wesentliche <text:span text:style-name="T1">(phys., metaphys.)</text:span> vgl. <text:a xlink:type="simple" xlink:href="#substansa" text:style-name="Internet_20_link" text:visited-style-name="Visited_20_Internet_20_Link"><text:span text:style-name="Definition">substansa</text:span></text:a>, <text:a xlink:type="simple" xlink:href="#substansia" text:style-name="Internet_20_link" text:visited-style-name="Visited_20_Internet_20_Link"><text:span text:style-name="Definition">substansia</text:span></text:a><text:line-break/><text:span text:style-name="T3">esensiale</text:span> – (kwel) essenziell, wesentlich (von großer Wichtigkeit; <text:span text:style-name="T1">auch biochem.</text:span>)</text:p>
        <text:p text:style-name="Text_20_body"><text:span text:style-name="T3">eskadra</text:span> – (kwo) Schwadron, Geschwader <text:span text:style-name="T1">(mil.)</text:span></text:p>
        <text:p text:style-name="Text_20_body"><text:span text:style-name="T3">eskapi</text:span> – (zwo) flüchte, entweichen<text:line-break/><text:span text:style-name="T3">eskapa</text:span> – (kwo) Flucht</text:p>
        <text:p text:style-name="Text_20_body"><text:span text:style-name="T3">eskorta</text:span> – (kwo) Eskorte, Begleiter<text:line-break/><text:span text:style-name="T3">eskorti</text:span> – (zwo) eskortieren, begleiten</text:p>
        <text:p text:style-name="Text_20_body"><text:soft-page-break/><text:span text:style-name="T3">Espania</text:span> – (kwo) Spanien<text:line-break/><text:span text:style-name="T3">Espania-jen</text:span> – (kwo) Einwohner Spaniens</text:p>
        <text:p text:style-name="Text_20_body"><text:span text:style-name="T3">espaniol</text:span> – 1) (kwel) spanisch (bezüglich Ethnik, Sprache oder Land)<text:line-break/>2) (kwo) Spanier (Person spanischer Abstammung)<text:line-break/>3) (kwo) Spanisch (Sprache)</text:p>
        <text:p text:style-name="Text_20_body"><text:span text:style-name="T3">esperanto</text:span> – (kwo) Esperanto (Sprache)<text:line-break/><text:span text:style-name="T3">esperanto-ney</text:span> – (kwel) bezüglich Esperanto<text:line-break/><text:span text:style-name="T3">esperantista</text:span> – (kwo) Esperantist (Esperanto-Sprecher, -Experte)</text:p>
        <text:p text:style-name="Text_20_body"><text:bookmark text:name="esta"/><text:span text:style-name="T3">esta</text:span> – (kwo) Osten siehe auch: <text:a xlink:type="simple" xlink:href="#norda" text:style-name="Internet_20_link" text:visited-style-name="Visited_20_Internet_20_Link"><text:span text:style-name="Definition">norda</text:span></text:a>, <text:a xlink:type="simple" xlink:href="#suda" text:style-name="Internet_20_link" text:visited-style-name="Visited_20_Internet_20_Link"><text:span text:style-name="Definition">suda</text:span></text:a>, <text:a xlink:type="simple" xlink:href="#westa" text:style-name="Internet_20_link" text:visited-style-name="Visited_20_Internet_20_Link"><text:span text:style-name="Definition">westa</text:span></text:a><text:line-break/><text:span text:style-name="T3">este (esta-ney)</text:span> – (kwel) östlich, Ost…; orientalisch, morgenländisch<text:line-break/><text:span text:style-name="T3">este feng</text:span> – Ostwind<text:line-break/><text:span text:style-name="T3">esten</text:span> – (konekti-komo) östlich von, im Osten<text:line-break/><text:span text:style-name="T3">Urba es esten.</text:span> – Die Stadt liegt östlich.<text:line-break/><text:span text:style-name="T3">Esten urba ye shulin.</text:span> – Östlich der Stadt gibt es einen Wald.</text:p>
        <text:p text:style-name="Text_20_body"><text:bookmark text:name="establi"/><text:span text:style-name="T3">establi</text:span> – (zwo) gründen, einrichten, schaffen Syn.: <text:a xlink:type="simple" xlink:href="#fundi" text:style-name="Internet_20_link" text:visited-style-name="Visited_20_Internet_20_Link"><text:span text:style-name="Definition">fundi</text:span></text:a></text:p>
        <text:p text:style-name="Text_20_body"><text:span text:style-name="T3">estepa</text:span> – (kwo) Steppe<text:line-break/>Spanisch</text:p>
        <text:p text:style-name="Text_20_body"><text:span text:style-name="T3">estriba</text:span> – (kwo) Steigbügel Syn.: <text:a xlink:type="simple" xlink:href="#raidi" text:style-name="Internet_20_link" text:visited-style-name="Visited_20_Internet_20_Link"><text:span text:style-name="Definition">raidi</text:span></text:a>-<text:a xlink:type="simple" xlink:href="#peda" text:style-name="Internet_20_link" text:visited-style-name="Visited_20_Internet_20_Link"><text:span text:style-name="Definition">pedika</text:span></text:a></text:p>
        <text:p text:style-name="Text_20_body"><text:bookmark text:name="etaja"/><text:span text:style-name="T3">etaja</text:span> – (kwo) Etage, Stockwerk, Geschoss vgl. <text:a xlink:type="simple" xlink:href="#poda" text:style-name="Internet_20_link" text:visited-style-name="Visited_20_Internet_20_Link"><text:span text:style-name="Definition">poda</text:span></text:a><text:line-break/><text:span text:style-name="T3">uuparetaja</text:span> – (kwo) Obergeschoss<text:line-break/><text:span text:style-name="T3">char-etaja-ney dom</text:span> – vierstöckiges Haus<text:line-break/>Russisch</text:p>
        <text:p text:style-name="Text_20_body"><text:span text:style-name="T3">eter</text:span> – (kwo) Ether (Äther)</text:p>
        <text:p text:style-name="Text_20_body"><text:span text:style-name="T3">eterne</text:span> – (kwel) ewig</text:p>
        <text:p text:style-name="Text_20_body"><text:span text:style-name="T3">etf</text:span> – <text:span text:style-name="T1">Abk. für</text:span> e tak for <text:span text:style-name="T1">(und so weiter)</text:span></text:p>
        <text:p text:style-name="Text_20_body"><text:span text:style-name="T3">etiket</text:span> – (kwo) Etikette, Anstandsregel<text:line-break/>Türkisch</text:p>
        <text:p text:style-name="Text_20_body"><text:span text:style-name="T3">etna</text:span> – (kwo) ethnisch Gruppe, Volksgruppe<text:line-break/><text:span text:style-name="T3">etnike</text:span> – (kwel) ethnisch</text:p>
        <text:p text:style-name="Text_20_body"><text:span text:style-name="T3">Eurasia</text:span> – (kwo) Eurasien <text:span text:style-name="T1">(geogr.)</text:span></text:p>
        <text:p text:style-name="Text_20_body"><text:span text:style-name="T3">eureka</text:span> – (exklami) Heureka!</text:p>
        <text:p text:style-name="Text_20_body"><text:span text:style-name="T3">euro</text:span> – (kwo) Euro <text:span text:style-name="T1">(finanz.)</text:span><text:line-break/><text:span text:style-name="T3">tri euro petshi sentu</text:span> – drei Euro und 50 Cents</text:p>
        <text:p text:style-name="Text_20_body"><text:span text:style-name="T3">Europa</text:span> – (kwo) Europa<text:line-break/><text:soft-page-break/><text:span text:style-name="T3">Europa-ney</text:span> – (kwel) europäisch<text:line-break/><text:span text:style-name="T3">Europa-jen</text:span> – (kwo) Europäer (Person die in Europa lebt oder aus Europa stammt)</text:p>
        <text:p text:style-name="Text_20_body"><text:span text:style-name="T3">evalu</text:span> – (zwo) evaluieren, beurteilen, bewerten<text:line-break/><text:span text:style-name="T3">evalusa</text:span> – (kwo) Evaluation, Bewertung</text:p>
        <text:p text:style-name="Text_20_body"><text:span text:style-name="T3">eventi</text:span> – (zwo) geschehen, ereignen<text:line-break/><text:span text:style-name="T3">Kwo eventi?</text:span> – Was geschah?<text:line-break/><text:span text:style-name="T3">Kwo eventi-te a lu?</text:span> – Was passierte ihm?<text:line-break/><text:span text:style-name="T3">eventa</text:span> – (kwo) Ereignis, Geschehnis, Begebenheit</text:p>
        <text:p text:style-name="Text_20_body"><text:span text:style-name="T3">eversi</text:span> – (zwo) umstülpen, umwenden<text:line-break/><text:span text:style-name="T3">eversa</text:span> – (kwo) Umstülpung, Umkehrung</text:p>
        <text:p text:style-name="Text_20_body"><text:span text:style-name="T3">evidente</text:span> – (kwel) evident, offensichtlich<text:line-break/><text:span text:style-name="T3">evidentem</text:span> – (komo) offensichtlich, offenbar<text:line-break/><text:span text:style-name="T3">evidentisi</text:span> – (zwo) offensichtlich machen</text:p>
        <text:p text:style-name="Text_20_body"><text:bookmark text:name="eviti"/><text:span text:style-name="T3">eviti</text:span> – (zwo) vermeiden siehe auch: <text:a xlink:type="simple" xlink:href="#eludi" text:style-name="Internet_20_link" text:visited-style-name="Visited_20_Internet_20_Link"><text:span text:style-name="Definition">eludi</text:span></text:a><text:line-break/><text:span text:style-name="T3">evita</text:span> – (kwo) Vermeidung, Ausweichen<text:line-break/><text:span text:style-name="T3">evitival</text:span> – (kwel) vermeidenswert, besser zu vermeiden<text:line-break/><text:span text:style-name="T3">buevitibile</text:span> – (kwel) unausweichlich, unvermeidlich<text:line-break/><text:span text:style-name="T3">buevitibilitaa</text:span> – (kwo) Unabwendbarkeit, Zwangsläufigkeit</text:p>
        <text:p text:style-name="Text_20_body"><text:span text:style-name="T3">evolusion</text:span> – (kwo) Evolution, Entwicklung<text:line-break/><text:span text:style-name="T3">evolusioni</text:span> – (zwo) entwickeln</text:p>
        <text:p text:style-name="Text_20_body"><text:span text:style-name="T3">ewalaa</text:span> – (unisi) et voilà, siehe da <text:span text:style-name="T1">(leitet neue, oft erwartete Umstände ein)</text:span> siehe: <text:a xlink:type="simple" xlink:href="#e" text:style-name="Internet_20_link" text:visited-style-name="Visited_20_Internet_20_Link"><text:span text:style-name="Definition">e</text:span></text:a>, <text:a xlink:type="simple" xlink:href="#walaa" text:style-name="Internet_20_link" text:visited-style-name="Visited_20_Internet_20_Link"><text:span text:style-name="Definition">walaa</text:span></text:a><text:line-break/><text:span text:style-name="T3">Ta en-chi ewalaa tro mucho pepa ye.</text:span> – Er/Sie begann zu essen - und siehe da - es war zu viel Pfeffer darin.<text:line-break/><text:span text:style-name="T3">Me zin shop ewalaa may amiga zai kupi pan.</text:span> – Ich betrat das Geschäft und ich sah meinen Freund Brot kaufen.<text:line-break/><text:span text:style-name="T3">Pa un dey saja zai prei, ewalaa orla pasi, mah-lwo maus inu saja-ney handas. Saja ofni okos, ewalaa ye maus in handas.</text:span> – Eines Tages, als der Weise betete, flog ein Adler vorbei und lies eine Maus in des Weisen Hände fallen. Der Weise öffnete die Augen, und siehe da: eine Maus saß in seinen Händen.</text:p>
        <text:p text:style-name="Text_20_body"><text:span text:style-name="T3">ex-</text:span> – (syao) <text:span text:style-name="T1">»Ex-, ehemals«</text:span><text:line-break/><text:span text:style-name="T3">ex-mursha</text:span> – Ex-Ehemann<text:line-break/><text:span text:style-name="T3">ex-molya</text:span> – Ex-Ehefrau<text:line-break/><text:span text:style-name="T3">ex-presidenta</text:span> – Ex-Präsident</text:p>
        <text:p text:style-name="Text_20_body"><text:span text:style-name="T3">exakte</text:span> – (kwel) exakt, präzise<text:line-break/><text:span text:style-name="T3">exaktem</text:span> – (komo) genau, richtig, präzise<text:line-break/><text:span text:style-name="T3">exaktitaa</text:span> – (kwo) Genauigkeit, Präzision</text:p>
        <text:p text:style-name="Text_20_body"><text:bookmark text:name="examen"/><text:span text:style-name="T3">examen</text:span> – (kwo) Examen, Prüfung vgl. <text:a xlink:type="simple" xlink:href="#examini" text:style-name="Internet_20_link" text:visited-style-name="Visited_20_Internet_20_Link"><text:span text:style-name="Definition">examina</text:span></text:a><text:line-break/><text:span text:style-name="T3">fai examen</text:span> – eine Prüfung ablegen<text:line-break/><text:soft-page-break/><text:span text:style-name="T3">exameni</text:span> – (zwo) prüfen<text:line-break/><text:span text:style-name="T3">examener</text:span> – (kwo) Prüfer</text:p>
        <text:p text:style-name="Text_20_body"><text:bookmark text:name="examini"/><text:span text:style-name="T3">examini</text:span> – (zwo) untersuchen, begutachten<text:line-break/><text:span text:style-name="T3">examina</text:span> – (kwo) Untersuchung, Kontrolle, Überprüfung vgl. <text:a xlink:type="simple" xlink:href="#examen" text:style-name="Internet_20_link" text:visited-style-name="Visited_20_Internet_20_Link"><text:span text:style-name="Definition">examen</text:span></text:a></text:p>
        <text:p text:style-name="Text_20_body"><text:span text:style-name="T3">exampla</text:span> – (kwo) Exemplar, Probe, Beispiel<text:line-break/><text:span text:style-name="T3">fo exampla</text:span> – zum Beispiel</text:p>
        <text:p text:style-name="Text_20_body"><text:span text:style-name="T3">exepte</text:span> – (konekti) ausgenommen, außer<text:line-break/><text:span text:style-name="T3">oli exepte me</text:span> – jeder außer mir<text:line-break/><text:span text:style-name="T3">exepti, fai exepta</text:span> – (zwo) eine Ausnahme machen<text:line-break/><text:span text:style-name="T3">exepta</text:span> – (kwo) Ausnahme</text:p>
        <text:p text:style-name="Text_20_body"><text:span text:style-name="T3">exes</text:span> – (kwo) Exzess, Maßlosigkeit<text:line-break/><text:span text:style-name="T3">pa exes</text:span> – bis zum Exzess<text:line-break/><text:span text:style-name="T3">exes-ney</text:span> – (kwel) exzessiv, übermäßig</text:p>
        <text:p text:style-name="Text_20_body"><text:span text:style-name="T3">exili</text:span> – (zwo) ins Exil schicken, verbannen<text:line-break/><text:span text:style-name="T3">exila</text:span> – (kwo) Exil, Verbannung, Vertreibung</text:p>
        <text:p text:style-name="Text_20_body"><text:span text:style-name="T3">existi</text:span> – (zwo) existieren<text:line-break/><text:span text:style-name="T3">exista</text:span> – (kwo) Existenz, Dasein<text:line-break/><text:span text:style-name="T3">en-existi</text:span> – (zwo) entstehen, entspringen, zu existieren beginnen<text:line-break/><text:span text:style-name="T3">en-exista</text:span> – (kwo) Entstehen</text:p>
        <text:p text:style-name="Text_20_body"><text:span text:style-name="T3">exklami</text:span> – (zwo) ausrufen, aufschreien<text:line-break/><text:span text:style-name="T3">exklama</text:span> – (kwo) Ausruf, Aufschrei<text:line-break/><text:span text:style-name="T3">exklami-signa</text:span> – »!« (Rufzeichen)</text:p>
        <text:p text:style-name="Text_20_body"><text:span text:style-name="T3">exklusi</text:span> – (zwo) ausschließen<text:line-break/><text:span text:style-name="T3">exklusa</text:span> – (kwo) Ausschluss, Ablehnung<text:line-break/><text:span text:style-name="T3">exklusive</text:span> – (kwel) exklusiv, ausschließlich, einzig</text:p>
        <text:p text:style-name="Text_20_body"><text:bookmark text:name="exosti"/><text:span text:style-name="T3">exosti</text:span> – (zwo) ausströmen, entleeren Ant.: <text:a xlink:type="simple" xlink:href="#restori" text:style-name="Internet_20_link" text:visited-style-name="Visited_20_Internet_20_Link"><text:span text:style-name="Definition">restori</text:span></text:a><text:line-break/><text:span text:style-name="T3">exosta</text:span> – (kwo) Entleeren, Entkräftung</text:p>
        <text:p text:style-name="Text_20_body"><text:span text:style-name="T3">exotika</text:span> – (kwo) Exot<text:line-break/><text:span text:style-name="T3">exotike</text:span> – (kwel) exotisch, fremdartig</text:p>
        <text:p text:style-name="Text_20_body"><text:bookmark text:name="expansi"/><text:span text:style-name="T3">expansi</text:span> – (zwo) expandieren, ausweiten Ant.: <text:a xlink:type="simple" xlink:href="#simti" text:style-name="Internet_20_link" text:visited-style-name="Visited_20_Internet_20_Link"><text:span text:style-name="Definition">simti</text:span></text:a><text:line-break/><text:span text:style-name="T3">Al fa-warme, aira expansi e fa-leve.</text:span> – Beim Erwärmen expandiert Luft und wird leichter.<text:line-break/><text:span text:style-name="T3">Nuy komersa kun Jungwo expansi stay.</text:span> – Unser Handel mit China expandiert stetig.<text:line-break/><text:span text:style-name="T3">expansa</text:span> – (kwo) Expansion, Ausweitung<text:line-break/><text:span text:style-name="T3">expansive</text:span> – (kwel) expansiv</text:p>
        <text:p text:style-name="Text_20_body"><text:span text:style-name="T3">expekti</text:span> – (zwo) erwarten, annehmen<text:line-break/><text:span text:style-name="T3">Me bu he expekti vidi yu.</text:span> – Ich erwartete nicht dich zu sehen.<text:line-break/><text:span text:style-name="T3">expekta</text:span> – (kwo) Erwartung<text:line-break/><text:soft-page-break/><text:span text:style-name="T3">sobre expekta</text:span> – über den Erwartungen</text:p>
        <text:p text:style-name="Text_20_body"><text:span text:style-name="T3">experimenta</text:span> – (kwo) Experiment<text:line-break/><text:span text:style-name="T3">experimentale</text:span> – (kwel) experimentell<text:line-break/><text:span text:style-name="T3">experimenti</text:span> – (zwo) experimentieren</text:p>
        <text:p text:style-name="Text_20_body"><text:span text:style-name="T3">experta</text:span> – (kwo) Experte, Fachmann/-frau<text:line-break/><text:span text:style-name="T3">experte (experta-ney)</text:span> – (kwel) fachkundig, erfahren</text:p>
        <text:p text:style-name="Text_20_body"><text:span text:style-name="T3">expiri</text:span> – (zwo) ablaufen, enden, ungültig werden<text:line-break/><text:span text:style-name="T3">expira</text:span> – (kwo) Ablauf, Erlöschen</text:p>
        <text:p text:style-name="Text_20_body"><text:span text:style-name="T3">expliki</text:span> – (zwo) erklären, erläutern, ausführen<text:line-break/><text:span text:style-name="T3">explika</text:span> – (kwo) Erklärung, Darlegung</text:p>
        <text:p text:style-name="Text_20_body"><text:span text:style-name="T3">explori</text:span> – (zwo) erforschen, erkunden; auskundschaften<text:line-break/><text:span text:style-name="T3">explora</text:span> – (kwo) Erforschung, Erkundung; Auskundschaften<text:line-break/><text:span text:style-name="T3">explorer</text:span> – (kwo) Erforscher; Kundschafter, Späher</text:p>
        <text:p text:style-name="Text_20_body"><text:span text:style-name="T3">explosi</text:span> – (zwo) explodieren<text:line-break/><text:span text:style-name="T3">explosa</text:span> – (kwo) Explosion<text:line-break/><text:span text:style-name="T3">explosive</text:span> – (kwel) explosiv<text:line-break/><text:span text:style-name="T3">explosika</text:span> – (kwo) Sprengstoff</text:p>
        <text:p text:style-name="Text_20_body"><text:span text:style-name="T3">exploti</text:span> – (zwo) ausbeuten, ausnutzen, ausschöpfen<text:line-break/><text:span text:style-name="T3">explota</text:span> – (kwo) Erschließung, Ausnutzung, Ausbeutung</text:p>
        <text:p text:style-name="Text_20_body"><text:span text:style-name="T3">exponenta</text:span> – (kwo) Exponent <text:span text:style-name="T1">(math.)</text:span></text:p>
        <text:p text:style-name="Text_20_body"><text:bookmark text:name="exporti"/><text:span text:style-name="T3">exporti</text:span> – (zwo) exportieren, ausführen Ant.: <text:a xlink:type="simple" xlink:href="#importi" text:style-name="Internet_20_link" text:visited-style-name="Visited_20_Internet_20_Link"><text:span text:style-name="Definition">importi</text:span></text:a><text:line-break/><text:span text:style-name="T3">exporta</text:span> – (kwo) Export, Ausfuhr</text:p>
        <text:p text:style-name="Text_20_body"><text:span text:style-name="T3">exposi</text:span> – (zwo) exponieren, ausstellen, aufdecken, freilegen<text:line-break/><text:span text:style-name="T3">exposi a riska</text:span> – jmd. Gefahren aussetzen<text:line-break/><text:span text:style-name="T3">exposa</text:span> – (kwo) Exposition, Ausstellung, Messe</text:p>
        <text:p text:style-name="Text_20_body"><text:span text:style-name="T3">expres</text:span> – (kwo) Express <text:span text:style-name="T1">(etw. schnelles, z. B. Express-Zug)</text:span><text:line-break/><text:span text:style-name="T3">expres-kursa</text:span> – Schnell-Lehrgang</text:p>
        <text:p text:style-name="Text_20_body"><text:span text:style-name="T3">expresi</text:span> – (zwo) äußern, ausdrücken, formulieren<text:line-break/><text:span text:style-name="T3">expresa</text:span> – (kwo) Ausdruck, Äußerung<text:line-break/><text:span text:style-name="T3">expresive</text:span> – (kwel) expressiv, ausdrucksstark</text:p>
        <text:p text:style-name="Text_20_body"><text:span text:style-name="T3">extas</text:span> – (kwo) Ekstase, Verzückung</text:p>
        <text:p text:style-name="Text_20_body"><text:bookmark text:name="extendi"/><text:span text:style-name="T3">extendi</text:span> – (zwo) verlängern, strecken, erweitern, streichen vgl. <text:a xlink:type="simple" xlink:href="#stiri" text:style-name="Internet_20_link" text:visited-style-name="Visited_20_Internet_20_Link"><text:span text:style-name="Definition">stiri</text:span></text:a>, <text:a xlink:type="simple" xlink:href="#tiri" text:style-name="Internet_20_link" text:visited-style-name="Visited_20_Internet_20_Link"><text:span text:style-name="Definition">tiri</text:span></text:a><text:line-break/><text:span text:style-name="T3">Lu extendi-te gambas.</text:span> – Er streckte die Beine aus.<text:line-break/><text:span text:style-name="T3">extendi nayu on pan</text:span> – Butter auf's Brot streichen<text:line-break/><text:span text:style-name="T3">extendi tel inter dwa stolba</text:span> – den Draht zwischen zwei Pfosten strecken<text:line-break/><text:span text:style-name="T3">extenda</text:span> – (kwo) Verlängerung, Erweiterung, Ausdehnung</text:p>
        <text:p text:style-name="Text_20_body"><text:bookmark text:name="externe"/><text:soft-page-break/><text:span text:style-name="T3">externe</text:span> – (kwel) extern, außen Syn.: <text:a xlink:type="simple" xlink:href="#aus" text:style-name="Internet_20_link" text:visited-style-name="Visited_20_Internet_20_Link"><text:span text:style-name="Definition">ausen-ney</text:span></text:a> Ant.: <text:a xlink:type="simple" xlink:href="#interne" text:style-name="Internet_20_link" text:visited-style-name="Visited_20_Internet_20_Link"><text:span text:style-name="Definition">interne</text:span></text:a></text:p>
        <text:p text:style-name="Text_20_body"><text:span text:style-name="T3">extirpi</text:span> – (zwo) ausrotten, ausmerzen, beseitigen, vollständig zerstören</text:p>
        <text:p text:style-name="Text_20_body"><text:span text:style-name="T3">extrakti</text:span> – (zwo) extrahieren, herausziehen<text:line-break/><text:span text:style-name="T3">extrakta</text:span> – (kwo) Extrakt, Auszug</text:p>
        <text:p text:style-name="Text_20_body"><text:span text:style-name="T3">extreme</text:span> – (kwel) extrem, äußerst<text:line-break/><text:span text:style-name="T3">extremem</text:span> – (komo) äußerst, überaus</text:p>
        <text:p text:style-name="Text_20_body"><text:line-break/><text:bookmark text:name="F"/></text:p>
        <text:p text:style-name="Horizontal_20_Line"/>
        <text:h text:style-name="Heading_20_3" text:outline-level="3"><text:bookmark-start text:name="f"/>F<text:bookmark-end text:name="f"/></text:h>
        <text:p text:style-name="First_20_paragraph"><text:span text:style-name="T3">fa-</text:span> – 1) (syao-gramatika) <text:span text:style-name="T1">Partikel für »werden«</text:span><text:line-break/><text:span text:style-name="T3">tume</text:span> – dunkel   ⇒   <text:span text:style-name="T3">fa-tume</text:span> – dunkel werden, dunkeln<text:line-break/><text:span text:style-name="T3">rude</text:span> – rot   ⇒   <text:span text:style-name="T3">fa-rude</text:span> – erröten<text:line-break/><text:span text:style-name="T3">gran</text:span> – groß   ⇒   <text:span text:style-name="T3">fa-gran</text:span> – größer werden<text:line-break/><text:span text:style-name="T3">fa-nocha</text:span> – es wird Nacht<text:line-break/><text:span text:style-name="T3">fa-dey</text:span> – es wird Tag<text:line-break/>2) (syao-gramatika) <text:span text:style-name="T1">optionales Kennzeichen für Intransitivität</text:span><text:line-break/><text:span text:style-name="T3">astoni</text:span> – erstaunen   ⇒   <text:span text:style-name="T3">fa-astoni</text:span> – erstaunt sein</text:p>
        <text:p text:style-name="Text_20_body"><text:span text:style-name="T3">fabrika</text:span> – (kwo) Fabrik<text:line-break/><text:span text:style-name="T3">fabriki</text:span> – (zwo) fabrizieren, herstellen</text:p>
        <text:p text:style-name="Text_20_body"><text:span text:style-name="T3">fabula</text:span> – (kwo) Fabel; Märchen<text:line-break/><text:span text:style-name="T3">fabula-ney</text:span> – (kwel) erdichtet, fiktiv, irreal<text:line-break/><text:span text:style-name="T3">fabulalik</text:span> – (kwel) fabelhaft, märchenhaft, sagenhaft, unglaublich</text:p>
        <text:p text:style-name="Text_20_body"><text:span text:style-name="T3">fadi</text:span> – (zwo) verblassen, schwinden<text:line-break/><text:span text:style-name="T3">fading</text:span> – (kwo) Verblassen, Schwund</text:p>
        <text:p text:style-name="Text_20_body"><text:span text:style-name="T3">fah</text:span> – (kwo) Fach, Fachgebiet<text:line-break/><text:span text:style-name="T3">samaji swa-ney fah</text:span> – etwas von seinem Fach verstehen<text:line-break/><text:span text:style-name="T3">Bu es suy fah.</text:span> – Es ist nicht sein/ihr Fachgebiet.<text:line-break/><text:span text:style-name="T3">Lu es master de suy fah.</text:span> – Er ist ein Meister seines Faches.<text:line-break/><text:span text:style-name="T3">lernifah</text:span> – (kwo) Schul-/Studienfach<text:line-break/><text:span text:style-name="T3">forjifah</text:span> – (kwo) Schmiedehandwerk</text:p>
        <text:p text:style-name="Text_20_body"><text:span text:style-name="T3">fai</text:span> – (zwo) <text:span text:style-name="T1">»machen, etw. in Verbindung mit … tun« (nur mit Substantiven oder Adverbien)</text:span><text:line-break/><text:span text:style-name="T3">fai interes om koysa</text:span> – sich für etw. interessieren<text:line-break/><text:span text:style-name="T3">en-fai interes om koysa</text:span> – interessiert werden an etw.<text:line-break/><text:span text:style-name="T3">defai interes om koysa</text:span> – das Interesse an etw. verlieren<text:line-break/><text:span text:style-name="T3">fai kasam</text:span> – einen Eid / Schwur leisten<text:line-break/><text:soft-page-break/><text:span text:style-name="T3">fai sukses</text:span> – Erfolg haben<text:line-break/><text:span text:style-name="T3">Me bu mog fai sin dumi om to.</text:span> – Ich kann nicht anders, als daran zu denken.</text:p>
        <text:p text:style-name="Text_20_body"><text:span text:style-name="T3">fail</text:span> – (kwo) Datei <text:span text:style-name="T1">(comp.)</text:span><text:line-break/><text:span text:style-name="T3">faildan</text:span> – (kwo) Ordner <text:span text:style-name="T1">(comp.)</text:span><text:line-break/>Estnisch</text:p>
        <text:p text:style-name="Text_20_body"><text:span text:style-name="T3">faine</text:span> – (kwel) fein; edel<text:line-break/><text:span text:style-name="T3">faine gusta</text:span> – ein edler Geschmack</text:p>
        <text:p text:style-name="Text_20_body"><text:span text:style-name="T3">fakir</text:span> – (kwo) Fakir</text:p>
        <text:p text:style-name="Text_20_body"><text:span text:style-name="T3">fakta</text:span> – (kwo) Fakt, Tatsache<text:line-break/><text:span text:style-name="T3">fakte (fakta-ney)</text:span> – (kwel) faktisch, tatsächlich<text:line-break/><text:span text:style-name="T3">faktem (fakta-nem)</text:span> – (komo) eigentlich, tatsächlich<text:line-break/><text:span text:style-name="T3">pa fakta = faktem</text:span><text:line-break/>Indonesisch</text:p>
        <text:p text:style-name="Text_20_body"><text:span text:style-name="T3">faktor</text:span> – (kwo) Faktor</text:p>
        <text:p text:style-name="Text_20_body"><text:bookmark text:name="fali"/><text:span text:style-name="T3">fali</text:span> – (zwo) ausfallen, fehlschlagen, misslingen<text:line-break/><text:span text:style-name="T3">fali-ney</text:span> – fehlgeschlagen, erfolglos<text:line-break/><text:span text:style-name="T3">fala</text:span> – (kwo) Fehlschlag; Fiasko Syn.: <text:a xlink:type="simple" xlink:href="#fiasko" text:style-name="Internet_20_link" text:visited-style-name="Visited_20_Internet_20_Link"><text:span text:style-name="Definition">fiasko</text:span></text:a><text:line-break/><text:span text:style-name="T3">sin fala</text:span> – ohne Fehler, sicher Syn.: <text:a xlink:type="simple" xlink:href="#zaruu" text:style-name="Internet_20_link" text:visited-style-name="Visited_20_Internet_20_Link"><text:span text:style-name="Definition">zaruu</text:span></text:a><text:line-break/><text:span text:style-name="T3">Pistola fai fala.</text:span> – Die Pistole hatte eine Ladehemmung.<text:line-break/><text:span text:style-name="T3">mah-fali</text:span> – (zwo) zunichte machen, zerstören, vereiteln<text:line-break/><text:span text:style-name="T3">nofalibile</text:span> – zuverlässig<text:line-break/><text:span text:style-name="T3">falnik</text:span> – (kwo) Pechvogel, Unglücksrabe</text:p>
        <text:p text:style-name="Text_20_body"><text:span text:style-name="T3">falkon</text:span> – (kwo) Falke <text:span text:style-name="T1">(zool.)</text:span></text:p>
        <text:p text:style-name="Text_20_body"><text:span text:style-name="T3">false</text:span> – (kwel) falsch; unecht<text:line-break/><text:span text:style-name="T3">falsitaa</text:span> – (kwo) Falschheit; Irrtum</text:p>
        <text:p text:style-name="Text_20_body"><text:span text:style-name="T3">falsifiki</text:span> – (zwo) fälschen<text:line-break/><text:span text:style-name="T3">falsifika</text:span> – (kwo) Fälschung</text:p>
        <text:p text:style-name="Text_20_body"><text:span text:style-name="T3">falta</text:span> – (kwo) Mangel, Knappheit<text:line-break/><text:span text:style-name="T3">falti</text:span> – (zwo) fehlen, mangeln<text:line-break/><text:span text:style-name="T3">Ta falti kuraja.</text:span> – Ihm / Ihr fehlt es an Courage.</text:p>
        <text:p text:style-name="Text_20_body"><text:span text:style-name="T3">fama</text:span> – (kwo) Ruhm, Ruf, Ansehen<text:line-break/><text:span text:style-name="T3">fama-ney</text:span> – (kwel) berühmt, renommiert</text:p>
        <text:p text:style-name="Text_20_body"><text:span text:style-name="T3">familia</text:span> – (kwo) Familie<text:line-break/><text:span text:style-name="T3">familianam</text:span> – (kwo) Familienname</text:p>
        <text:p text:style-name="Text_20_body"><text:span text:style-name="T3">fan</text:span> – (kwo) Essen, Nahrungsmittel<text:line-break/><text:span text:style-name="T3">akshamfan</text:span> – (kwo) Abendessen<text:line-break/><text:soft-page-break/><text:span text:style-name="T3">deyfan</text:span> – (kwo) Mittagessen<text:line-break/><text:span text:style-name="T3">fanshop</text:span> – (kwo) Lebensmittelladen<text:line-break/><text:span text:style-name="T3">fantabla</text:span> – (kwo) Esstisch<text:line-break/><text:span text:style-name="T3">sabahfan</text:span> – (kwo) Frühstück<text:line-break/>Mandarin</text:p>
        <text:p text:style-name="Text_20_body"><text:span text:style-name="T3">fanata</text:span> – (kwo) Fan; Fanatiker, Eiferer<text:line-break/><text:span text:style-name="T3">fanatike</text:span> – (kwel) fanatisch<text:line-break/><text:span text:style-name="T3">fanatisma</text:span> – (kwo) Fanatismus</text:p>
        <text:p text:style-name="Text_20_body"><text:span text:style-name="T3">fantasia</text:span> – (kwo) Fantasie</text:p>
        <text:p text:style-name="Text_20_body"><text:span text:style-name="T3">fantastike</text:span> – (kwel) fantastisch<text:line-break/><text:span text:style-name="T3">fantastika</text:span> – (kwo) Fiktion, Annahme</text:p>
        <text:p text:style-name="Text_20_body"><text:span text:style-name="T3">fantom</text:span> – (kwo) Phantom (Geist; Illusion)<text:line-break/><text:span text:style-name="T3">fantom-ney tunga</text:span> – Phantomschmerz <text:span text:style-name="T1">(med.)</text:span><text:line-break/>Polnisch</text:p>
        <text:p text:style-name="Text_20_body"><text:span text:style-name="T3">fanus</text:span> – (kwo) Laterne, Licht<text:line-break/><text:span text:style-name="T3">el-fanus</text:span> – (elektrische) Taschenlampe<text:line-break/><text:span text:style-name="T3">fanusyuan</text:span> – (kwo) Laternenanzünder <text:span text:style-name="T1">(Person)</text:span><text:line-break/>Swahili</text:p>
        <text:p text:style-name="Text_20_body"><text:span text:style-name="T3">fara</text:span> – (kwo) Frontscheinwerfer<text:line-break/>Russisch</text:p>
        <text:p text:style-name="Text_20_body"><text:span text:style-name="T3">farad</text:span> – (kwo) Farad, <text:span text:style-name="T1">Einheit der Kapazität (1 F = 1 A*s/V) (phys.)</text:span></text:p>
        <text:p text:style-name="Text_20_body"><text:span text:style-name="T3">Farenhait</text:span> – (kwo) Fahrenheit, <text:span text:style-name="T1">Temperatureinheit (nur noch in den folgenden Staaten verwendet: Bahamas, Belize, Cayman Islands, Palau und USA)</text:span><text:line-break/><text:span text:style-name="T3">petshi gradus do Farenhait</text:span> – 50 Grad Fahrenheit <text:span text:style-name="T1">(50 °F = 10 °C)</text:span></text:p>
        <text:p text:style-name="Text_20_body"><text:span text:style-name="T3">farfari</text:span> – (zwo) schnauben, schniefen, schnuppern<text:line-break/>Arabisch</text:p>
        <text:p text:style-name="Text_20_body"><text:span text:style-name="T3">farina</text:span> – (kwo) Mehl</text:p>
        <text:p text:style-name="Text_20_body"><text:span text:style-name="T3">farka</text:span> – (kwo) Differenz, Gegensatz, Unterschied<text:line-break/><text:span text:style-name="T3">gro-farka</text:span> – großer Unterschied<text:line-break/><text:span text:style-name="T3">farke (farka-ney)</text:span> – (kwel) unterschiedlich, verschieden<text:line-break/><text:span text:style-name="T3">farkem (farka-nem)</text:span> – (komo) unterschiedlich, verschieden, andersartig<text:line-break/><text:span text:style-name="T3">farki</text:span> – (zwo) unterscheiden, abweichen<text:line-break/>Arabisch</text:p>
        <text:p text:style-name="Text_20_body"><text:bookmark text:name="farmak"/><text:span text:style-name="T3">farmak</text:span> – (kwo) Medizin, Medikament vgl. <text:a xlink:type="simple" xlink:href="#medisina" text:style-name="Internet_20_link" text:visited-style-name="Visited_20_Internet_20_Link"><text:span text:style-name="Definition">medisina</text:span></text:a><text:line-break/><text:span text:style-name="T3">farmakguan</text:span> – (kwo) Pharmazie, Apotheke, Drogerie<text:line-break/><text:span text:style-name="T3">farmakista, farmakyuan</text:span> – (kwo) Pharmazeut, Apotheker<text:line-break/>Griechisch</text:p>
        <text:p text:style-name="Text_20_body"><text:soft-page-break/><text:span text:style-name="T3">farna</text:span> – (kwo) Farn <text:span text:style-name="T1">(bot.)</text:span></text:p>
        <text:p text:style-name="Text_20_body"><text:span text:style-name="T3">farwa</text:span> – (kwo) Fell, Pelz<text:line-break/><text:span text:style-name="T3">farwaklaida</text:span> – (kwo) Pelzkleidung<text:line-break/><text:span text:style-name="T3">farwapalto</text:span> – (kwo) Pelzmantel<text:line-break/>Arabisch</text:p>
        <text:p text:style-name="Text_20_body"><text:bookmark text:name="fas"/><text:span text:style-name="T3">fas</text:span> – (kwo) Gesicht</text:p>
        <text:p text:style-name="Text_20_body"><text:span text:style-name="T3">fasa</text:span> – (kwo) Phase<text:line-break/>Russisch</text:p>
        <text:p text:style-name="Text_20_body"><text:span text:style-name="T3">fasada</text:span> – (kwo) Fassade, Front<text:line-break/>Tschechisch</text:p>
        <text:p text:style-name="Text_20_body"><text:span text:style-name="T3">faseta</text:span> – (kwo) Facette, Aspekt<text:line-break/>Spanisch</text:p>
        <text:p text:style-name="Text_20_body"><text:span text:style-name="T3">fasia</text:span> – 1) (kwo) Bündel<text:line-break/><text:span text:style-name="T3">luma-fasia</text:span> – Lichtstrahl<text:line-break/><text:span text:style-name="T3">ray-fasia</text:span> – Strahlenbündel<text:line-break/><text:span text:style-name="T3">kula-fasia</text:span> – Streukegel von Geschossen <text:span text:style-name="T1">(mil.)</text:span><text:line-break/>2) (kwo) Bindegewebe</text:p>
        <text:p text:style-name="Text_20_body"><text:bookmark text:name="fasile"/><text:span text:style-name="T3">fasile</text:span> – (kwel) einfach, leicht Ant.: <text:a xlink:type="simple" xlink:href="#mushkile" text:style-name="Internet_20_link" text:visited-style-name="Visited_20_Internet_20_Link"><text:span text:style-name="Definition">mushkile</text:span></text:a><text:line-break/><text:span text:style-name="T3">Bu es mushkile, es ga fasile.</text:span> – Es ist nicht schwierig, es ist ganz einfach.<text:line-break/><text:span text:style-name="T3">fasilem</text:span> – (komo) leicht, sicher, spielend<text:line-break/><text:span text:style-name="T3">fasilitaa</text:span> – (kwo) Leichtigkeit<text:line-break/><text:span text:style-name="T3">mah-fasile</text:span> – (zwo) erleichtern, einfach / einfacher machen</text:p>
        <text:p text:style-name="Text_20_body"><text:span text:style-name="T3">fasol</text:span> – (kwo) Gartenbohne <text:span text:style-name="T1">(Pflanze oder deren Bohne) (bot.)</text:span><text:line-break/>Russisch</text:p>
        <text:p text:style-name="Text_20_body"><text:span text:style-name="T3">fasta</text:span> – (kwo) Fasten<text:line-break/><text:span text:style-name="T3">granfasta</text:span> – (kwo) Fastenzeit<text:line-break/><text:span text:style-name="T3">fasti</text:span> – (zwo) fasten</text:p>
        <text:p text:style-name="Text_20_body"><text:bookmark text:name="fata"/><text:span text:style-name="T3">fata</text:span> – (kwo) Schicksal, Verhängnis vgl. <text:a xlink:type="simple" xlink:href="#kisma" text:style-name="Internet_20_link" text:visited-style-name="Visited_20_Internet_20_Link"><text:span text:style-name="Definition">kisma</text:span></text:a></text:p>
        <text:p text:style-name="Text_20_body"><text:span text:style-name="T3">fatale</text:span> – (kwel) fatal, schlimm</text:p>
        <text:p text:style-name="Text_20_body"><text:span text:style-name="T3">fatigi</text:span> – (zwo) ermüden<text:line-break/><text:span text:style-name="T3">fatiga</text:span> – (kwo) Ermüdung, Mattigkeit, Erschöpfung<text:line-break/><text:span text:style-name="T3">fatige (fatiga-ney)</text:span> – (kwel) müde<text:line-break/><text:span text:style-name="T3">fatigen (fatigi-ney)</text:span> – (kwel) ermüdet, erschöpft<text:line-break/><text:span text:style-name="T3">fatigi-she</text:span> – (kwel) ermüdend<text:line-break/><text:span text:style-name="T3">sinfatige (sinfatiga-ney)</text:span> – (kwel) unermüdlich</text:p>
        <text:p text:style-name="Text_20_body"><text:span text:style-name="T3">fatom</text:span> – (kwo) Fathom, Faden <text:span text:style-name="T1">(naut. Längeneinheit, 1 fm = 6 ft = 1,8288 m)</text:span></text:p>
        <text:p text:style-name="Text_20_body"><text:soft-page-break/><text:span text:style-name="T3">fauha</text:span> – (kwo) Geruch, Duft<text:line-break/><text:span text:style-name="T3">fauhi</text:span> – (zwo) riechen, duften (einen Geruch haben; einen Geruch wahrnehmen)<text:line-break/><text:span text:style-name="T3">fauhing, fauhisens</text:span> – (kwo) Geruchssinn<text:line-break/><text:span text:style-name="T3">dusfauha</text:span> – (kwo) Gestank<text:line-break/><text:span text:style-name="T3">dusfauhi</text:span> – (zwo) stinken<text:line-break/>Arabisch</text:p>
        <text:p text:style-name="Text_20_body"><text:bookmark text:name="faula"/><text:span text:style-name="T3">faula</text:span> – (kwo) Vogel<text:line-break/><text:span text:style-name="T3">yunfaula</text:span> – (kwo) Küken</text:p>
        <text:p text:style-name="Text_20_body"><text:span text:style-name="T3">faulafobika</text:span> – (kwo) Vogelscheuche siehe: <text:a xlink:type="simple" xlink:href="#faula" text:style-name="Internet_20_link" text:visited-style-name="Visited_20_Internet_20_Link"><text:span text:style-name="Definition">faula</text:span></text:a>, <text:a xlink:type="simple" xlink:href="#fobi" text:style-name="Internet_20_link" text:visited-style-name="Visited_20_Internet_20_Link"><text:span text:style-name="Definition">fobi</text:span></text:a></text:p>
        <text:p text:style-name="Text_20_body"><text:span text:style-name="T3">favor</text:span> – (kwo) Gefallen, Gefälligkeit, Gunst<text:line-break/><text:span text:style-name="T3">pregi koywan om favor</text:span> – jmd. um einen Gefallen bitten<text:line-break/><text:span text:style-name="T3">favori</text:span> – (zwo) favorisieren, bevorzugen, begünstigen<text:line-break/><text:span text:style-name="T3">favori-she</text:span> – (kwel) günstig, vorteilhaft</text:p>
        <text:p text:style-name="Text_20_body"><text:bookmark text:name="favorite"/><text:span text:style-name="T3">favorite</text:span> – (kwel) Lieblings… Syn.: <text:a xlink:type="simple" xlink:href="#preferi" text:style-name="Internet_20_link" text:visited-style-name="Visited_20_Internet_20_Link"><text:span text:style-name="Definition">preferi-ney</text:span></text:a><text:line-break/><text:span text:style-name="T3">favorita</text:span> – (kwo) Favorit, Liebling</text:p>
        <text:p text:style-name="Text_20_body"><text:span text:style-name="T3">fax</text:span> – (kwo) Fax<text:line-break/><text:span text:style-name="T3">faxi (fai fax)</text:span> – (zwo) faxen (ein Fax versenden)<text:line-break/>Hebräisch</text:p>
        <text:p text:style-name="Text_20_body"><text:span text:style-name="T3">feble</text:span> – (kwel) schwach, kraftlos<text:line-break/><text:span text:style-name="T3">feblem</text:span> – (komo) schwach, kraftlos<text:line-break/><text:span text:style-name="T3">feblisi (mah-feble)</text:span> – (zwo) schwächen, kraftlos machen<text:line-break/><text:span text:style-name="T3">feblifi (fa-feble)</text:span> – (zwo) schwächeln, ermatten<text:line-break/><text:span text:style-name="T3">febli</text:span> – (zwo) abschwächen, dämpfen <text:span text:style-name="T1">(tr./intr.)</text:span><text:line-break/><text:span text:style-name="T3">feblitaa</text:span> – (kwo) Schwäche</text:p>
        <text:p text:style-name="Text_20_body"><text:span text:style-name="T3">feble-menta-ney</text:span> – (kwel) schwachsinnig, geistesschwach</text:p>
        <text:p text:style-name="Text_20_body"><text:span text:style-name="T3">febra</text:span> – (kwo) Fieber<text:line-break/><text:span text:style-name="T3">febra-ney</text:span> – (kwel) fiebrig, fieberhaft</text:p>
        <text:p text:style-name="Text_20_body"><text:bookmark text:name="februar"/><text:span text:style-name="T3">februar</text:span> – (kwo) Februar auch: <text:a xlink:type="simple" xlink:href="#mes" text:style-name="Internet_20_link" text:visited-style-name="Visited_20_Internet_20_Link"><text:span text:style-name="Definition">mes</text:span></text:a>-<text:a xlink:type="simple" xlink:href="#dwa" text:style-name="Internet_20_link" text:visited-style-name="Visited_20_Internet_20_Link"><text:span text:style-name="Definition">dwa</text:span></text:a></text:p>
        <text:p text:style-name="Text_20_body"><text:span text:style-name="T3">federasion</text:span> – (kwo) Föderation, Bund<text:line-break/><text:span text:style-name="T3">federasion-ney</text:span> – (kwel) föderal, föderativ, Bundes…</text:p>
        <text:p text:style-name="Text_20_body"><text:bookmark text:name="fek"/><text:span text:style-name="T3">fek</text:span> – (kwo) Fäkalien, Exkrement Syn.: <text:a xlink:type="simple" xlink:href="#kaki" text:style-name="Internet_20_link" text:visited-style-name="Visited_20_Internet_20_Link"><text:span text:style-name="Definition">kaka</text:span></text:a><text:line-break/><text:span text:style-name="T3">fekale</text:span> – (kwel) fäkal<text:line-break/><text:span text:style-name="T3">feki</text:span> – (zwo) defäkieren (den Darm entleeren)<text:line-break/><text:span text:style-name="T3">feking</text:span> – (kwo) Darmentleerung</text:p>
        <text:p text:style-name="Text_20_body"><text:bookmark text:name="felda"/><text:span text:style-name="T3">felda</text:span> – (kwo) Feld vgl. <text:a xlink:type="simple" xlink:href="#agra" text:style-name="Internet_20_link" text:visited-style-name="Visited_20_Internet_20_Link"><text:span text:style-name="Definition">agra</text:span></text:a><text:line-break/><text:span text:style-name="T3">felda de akting</text:span> – Aufgabengebiet, Tätigkeitsbereich<text:line-break/><text:span text:style-name="T3">magnetfelda</text:span> – (kwo) Magnetfeld<text:line-break/><text:soft-page-break/><text:span text:style-name="T3">feldakin</text:span> – (kwo) Lichtung</text:p>
        <text:p text:style-name="Text_20_body"><text:span text:style-name="T3">felise</text:span> – (kwel) glücklich, fröhlich<text:line-break/><text:span text:style-name="T3">mah-felise</text:span> – (zwo) glücklich machen<text:line-break/><text:span text:style-name="T3">felisitaa</text:span> – (kwo) Glück, Freude</text:p>
        <text:p text:style-name="Text_20_body"><text:span text:style-name="T3">felta</text:span> – (kwo) Filz</text:p>
        <text:p text:style-name="Text_20_body"><text:span text:style-name="T3">femina</text:span> – (kwo) Frau; Weibchen<text:line-break/><text:span text:style-name="T3">femine (femina-ney)</text:span> – (kwel) weiblich<text:line-break/><text:span text:style-name="T3">feminasexu</text:span> – (kwo) weibliches Geschlecht<text:line-break/><text:span text:style-name="T3">feminum</text:span> – (kwo) weibliches Geschlecht<text:span text:style-name="T1">(gramm.)</text:span><text:line-break/><text:span text:style-name="T3">feminisma</text:span> – (kwo) Feminismus<text:line-break/><text:span text:style-name="T3">feminista</text:span> – (kwo) Feminist</text:p>
        <text:p text:style-name="Text_20_body"><text:span text:style-name="T3">…fen</text:span> – (gramatika) <text:span text:style-name="T1">Bruchteil</text:span><text:line-break/><text:span text:style-name="T3">un (de) trifen</text:span> – ein Drittel<text:line-break/><text:span text:style-name="T3">sem shifen</text:span> – sieben Zehntel<text:line-break/><text:span text:style-name="T3">tri stofen</text:span> – drei Hundertstel<text:line-break/><text:span text:style-name="T3">pet otfen</text:span> – fünf Achtel<text:line-break/><text:span text:style-name="T3">charfen (de) ora</text:span> – eine Viertelstunde<text:line-break/>Mandarin</text:p>
        <text:p text:style-name="Text_20_body"><text:span text:style-name="T3">fendi</text:span> – (zwo) längs spalten, schlitzen</text:p>
        <text:p text:style-name="Text_20_body"><text:span text:style-name="T3">feng</text:span> – (kwo) Wind<text:line-break/><text:span text:style-name="T3">gro-feng</text:span> – starker Wind, Sturm<text:line-break/><text:span text:style-name="T3">fengi</text:span> – (zwo) wehen, blasen<text:line-break/><text:span text:style-name="T3">Sedey fengi gro.</text:span> – Heute stürmt es.<text:line-break/><text:span text:style-name="T3">fenging</text:span> – (kwo) Luftstrom, Luftzug<text:line-break/><text:span text:style-name="T3">befenger</text:span> – (kwo) Lüfter, Fächer<text:line-break/>Mandarin</text:p>
        <text:p text:style-name="Text_20_body"><text:span text:style-name="T3">fenomen</text:span> – (kwo) Phänomen<text:line-break/><text:span text:style-name="T3">fenomenale</text:span> – (kwel) phänomenal<text:line-break/>Türkisch</text:p>
        <text:p text:style-name="Text_20_body"><text:span text:style-name="T3">fenshan</text:span> – (kwo) Sitten, Gepflogenheiten<text:line-break/>Mandarin</text:p>
        <text:p text:style-name="Text_20_body"><text:span text:style-name="T3">fenshu</text:span> – (kwo) Note (Benotung), Rang<text:line-break/>Mandarin</text:p>
        <text:p text:style-name="Text_20_body"><text:bookmark text:name="fer"/><text:span text:style-name="T3">fer</text:span> – (kwo) Eisen <text:span text:style-name="T1">(chem. Element, Symbol: Fe)</text:span> vgl. <text:a xlink:type="simple" xlink:href="#yunda" text:style-name="Internet_20_link" text:visited-style-name="Visited_20_Internet_20_Link"><text:span text:style-name="Definition">yunda</text:span></text:a><text:line-break/><text:span text:style-name="T3">ferka</text:span> – (kwo) ein Ding aus Eisen; Eisenstück<text:line-break/><text:span text:style-name="T3">ferdao</text:span> – (kwo) Eisenbahnstrecke</text:p>
        <text:p text:style-name="Text_20_body"><text:span text:style-name="T3">feri</text:span> – (kwo) Fähre</text:p>
        <text:p text:style-name="Text_20_body"><text:soft-page-break/><text:span text:style-name="T3">ferma</text:span> – (kwo) Farm, Bauernhof<text:line-break/>Armenisch</text:p>
        <text:p text:style-name="Text_20_body"><text:span text:style-name="T3">fermenta</text:span> – (kwo) Ferment <text:span text:style-name="T1">(z. B. Hefe)</text:span><text:line-break/><text:span text:style-name="T3">fermenti</text:span> – (zwo) fermentieren, gären<text:line-break/><text:span text:style-name="T3">fermenting</text:span> – (kwo) Fermentation, Gärung</text:p>
        <text:p text:style-name="Text_20_body"><text:bookmark text:name="ferose"/><text:span text:style-name="T3">ferose</text:span> – (kwel) grimmig, wild Syn.: <text:a xlink:type="simple" xlink:href="#brutale" text:style-name="Internet_20_link" text:visited-style-name="Visited_20_Internet_20_Link"><text:span text:style-name="Definition">brutale</text:span></text:a>, <text:a xlink:type="simple" xlink:href="#kruele" text:style-name="Internet_20_link" text:visited-style-name="Visited_20_Internet_20_Link"><text:span text:style-name="Definition">kruele</text:span></text:a></text:p>
        <text:p text:style-name="Text_20_body"><text:span text:style-name="T3">festa</text:span> – (kwo) Feier, Fest; Feiertag<text:line-break/><text:span text:style-name="T3">festi</text:span> – (zwo) feiern, zelebrieren<text:line-break/><text:span text:style-name="T3">festike</text:span> – (kwel) feierlich, Fest…<text:line-break/><text:span text:style-name="T3">festing</text:span> – (kwo) Feiern<text:line-break/><text:span text:style-name="T3">festachia</text:span> – (kwo) Festessen, Gastmahl</text:p>
        <text:p text:style-name="Text_20_body"><text:span text:style-name="T3">festival</text:span> – (kwo) Festival<text:line-break/>Dänisch</text:p>
        <text:p text:style-name="Text_20_body"><text:span text:style-name="T3">fet</text:span> – (kwo) Fett, Schmiere<text:line-break/><text:span text:style-name="T3">fet-ney</text:span> – (kwel) fett; fettig, schmierig<text:line-break/><text:span text:style-name="T3">swina-fet</text:span> – Schweinefett, Schmalz<text:line-break/><text:span text:style-name="T3">fet-baka</text:span> – fettes Hinterteil (des Fettschwanzschafes)<text:line-break/><text:span text:style-name="T3">feti</text:span> – (zwo) fett werden<text:line-break/>Deutsch</text:p>
        <text:p text:style-name="Text_20_body"><text:span text:style-name="T3">feya</text:span> – (kwo) Fee<text:line-break/>Russisch</text:p>
        <text:p text:style-name="Text_20_body"><text:bookmark text:name="fiasko"/><text:span text:style-name="T3">fiasko</text:span> – (kwo) Fiasko, vollständiger Misserfolg Syn.: <text:a xlink:type="simple" xlink:href="#fali" text:style-name="Internet_20_link" text:visited-style-name="Visited_20_Internet_20_Link"><text:span text:style-name="Definition">fala</text:span></text:a><text:line-break/><text:span text:style-name="T3">fai fiasko</text:span> – ein Fiasko haben<text:line-break/>Finnisch</text:p>
        <text:p text:style-name="Text_20_body"><text:span text:style-name="T3">fibra</text:span> – (kwo) Fiber, Faser</text:p>
        <text:p text:style-name="Text_20_body"><text:span text:style-name="T3">fidele</text:span> – (kwel) treu, ehrlich, loyal<text:line-break/><text:span text:style-name="T3">fidelitaa</text:span> – (kwo) Treue, Ehrlichkeit, Loyalität</text:p>
        <text:p text:style-name="Text_20_body"><text:span text:style-name="T3">fidi</text:span> – (zwo) vertrauen, glauben<text:line-break/><text:span text:style-name="T3">fidi sol a swa selfa</text:span> – nur sich selbst vertrauen<text:line-break/><text:span text:style-name="T3">fida</text:span> – (kwo) Vertrauen<text:line-break/><text:span text:style-name="T3">nofida</text:span> – (kwo) Misstrauen<text:line-break/><text:span text:style-name="T3">nofidem (nofida-nem)</text:span> – (komo) misstrauisch, argwöhnisch<text:line-break/><text:span text:style-name="T3">fidival</text:span> – (kwel) vertrauenswürdig, seriös, verlässlich<text:line-break/><text:span text:style-name="T3">fidishil</text:span> – (kwel) vertrauensvoll, gutgläubig</text:p>
        <text:p text:style-name="Text_20_body"><text:span text:style-name="T3">figa</text:span> – (kwo) Feige <text:span text:style-name="T1">(bot.)</text:span><text:line-break/><text:span text:style-name="T3">figabaum</text:span> – (kwo) Feigenbaum<text:line-break/>Slowenisch</text:p>
        <text:p text:style-name="Text_20_body"><text:bookmark text:name="figura"/><text:soft-page-break/><text:span text:style-name="T3">figura</text:span> – (kwo) Figur, Gestalt (äußere Form; Erscheinungsbild; <text:span text:style-name="T1">auch geom.</text:span>); Schachfigur<text:line-break/><text:span text:style-name="T3">figuri</text:span> – (zwo) passen, beinhalten, anscheinen vgl. <text:a xlink:type="simple" xlink:href="#kalkuli" text:style-name="Internet_20_link" text:visited-style-name="Visited_20_Internet_20_Link"><text:span text:style-name="Definition">kalkuli</text:span></text:a>, <text:a xlink:type="simple" xlink:href="#konti" text:style-name="Internet_20_link" text:visited-style-name="Visited_20_Internet_20_Link"><text:span text:style-name="Definition">konti</text:span></text:a></text:p>
        <text:p text:style-name="Text_20_body"><text:span text:style-name="T3">fiktia</text:span> – (kwo) Fiktion (fantasievolle Kreation oder Erfindung)<text:line-break/><text:span text:style-name="T3">fiktike</text:span> – (kwel) fiktiv; fingiert</text:p>
        <text:p text:style-name="Text_20_body"><text:span text:style-name="T3">fila</text:span> – (kwo) Reihe, Schlange (von Personen oder Dingen)<text:line-break/><text:span text:style-name="T3">fai fila</text:span> – in der Schlange stehen</text:p>
        <text:p text:style-name="Text_20_body"><text:bookmark text:name="filma"/><text:span text:style-name="T3">filma</text:span> – (kwo) Film (Medium mit bewegten Bildern) siehe auch: <text:a xlink:type="simple" xlink:href="#kino" text:style-name="Internet_20_link" text:visited-style-name="Visited_20_Internet_20_Link"><text:span text:style-name="Definition">kino</text:span></text:a> vgl. <text:a xlink:type="simple" xlink:href="#pelikula" text:style-name="Internet_20_link" text:visited-style-name="Visited_20_Internet_20_Link"><text:span text:style-name="Definition">pelikula</text:span></text:a><text:line-break/><text:span text:style-name="T3">filmi</text:span> – (zwo) filmen, aufnehmen<text:line-break/><text:span text:style-name="T3">filming</text:span> – (kwo) Filmen</text:p>
        <text:p text:style-name="Text_20_body"><text:span text:style-name="T3">filosofia</text:span> – (kwo) Philosophie<text:line-break/><text:span text:style-name="T3">fai filosofia</text:span> – philosophieren<text:line-break/><text:span text:style-name="T3">filosofike</text:span> – (kwel) philosophisch<text:line-break/><text:span text:style-name="T3">filosofier</text:span> – (kwo) Philosoph</text:p>
        <text:p text:style-name="Text_20_body"><text:span text:style-name="T3">filu</text:span> – (kwo) Faden, Faser</text:p>
        <text:p text:style-name="Text_20_body"><text:bookmark text:name="fin"/><text:span text:style-name="T3">fin, fin…</text:span> – 1) (kwo) Ende<text:line-break/><text:span text:style-name="T3">al fin</text:span> – am Ende<text:line-break/><text:span text:style-name="T3">pa fin</text:span> – endlich, am Ende<text:line-break/><text:span text:style-name="T3">til fin</text:span> – bis zum Ende<text:line-break/><text:span text:style-name="T3">Ob es fin?</text:span> – Ist das das Ende? War's das?<text:line-break/><text:span text:style-name="T3">fin-ney</text:span> – (kwel) letzter; endlich, begrenzt<text:line-break/><text:span text:style-name="T3">fin-nem</text:span> – (komo) endlich, letztlich<text:line-break/><text:span text:style-name="T3">nofin-ney</text:span> – (kwel) endlos, unendlich<text:line-break/><text:span text:style-name="T3">nofintaa</text:span> – (kwo) Unendlichkeit, Endlosigkeit<text:line-break/><text:span text:style-name="T3">fini</text:span> – (zwo) enden, vorbei sein; aufhören<text:line-break/><text:span text:style-name="T3">Olo kel fini hao es hao.</text:span> – Ende gut, alles gut!<text:line-break/><text:span text:style-name="T3">fa-fini pa</text:span> – enden in, gelangen<text:line-break/><text:span text:style-name="T3">Nu fa-fini pa draki.</text:span> – Wir endeten kämpfend.<text:line-break/><text:span text:style-name="T3">finika</text:span> – (kwo) Endung <text:span text:style-name="T1">(gram.)</text:span><text:line-break/>2) (syao) <text:span text:style-name="T1">»zu Ende«</text:span><text:line-break/><text:span text:style-name="T3">lekti</text:span> – lesen   ⇒   <text:span text:style-name="T3">finlekti</text:span> – zu Ende lesen<text:line-break/><text:span text:style-name="T3">chi</text:span> – essen   ⇒   <text:span text:style-name="T3">finchi</text:span> – zu Ende essen<text:line-break/><text:span text:style-name="T3">zwo</text:span> – handeln, machen   ⇒   <text:span text:style-name="T3">finzwo</text:span> – zu Ende bringen, beenden</text:p>
        <text:p text:style-name="Text_20_body"><text:span text:style-name="T3">final</text:span> – (kwo) Finale, Endrunde</text:p>
        <text:p text:style-name="Text_20_body"><text:span text:style-name="T3">finansa</text:span> – (kwo) Finanzen<text:line-break/><text:span text:style-name="T3">finansa-ney</text:span> – (kwel) finanziell<text:line-break/><text:span text:style-name="T3">finansi</text:span> – (zwo) finanzieren<text:line-break/><text:span text:style-name="T3">finansing</text:span> – (kwo) Finanzierung</text:p>
        <text:p text:style-name="Text_20_body"><text:span text:style-name="T3">findi</text:span> – (zwo) finden<text:line-break/><text:span text:style-name="T3">findi swa</text:span> – sich selber finden<text:line-break/><text:soft-page-break/><text:span text:style-name="T3">Ta he findi swa sole.</text:span> – Er/Sie fand sich selbst allein.<text:line-break/><text:span text:style-name="T3">finda</text:span> – (kwo) Fund, Entdeckung</text:p>
        <text:p text:style-name="Text_20_body"><text:span text:style-name="T3">finga</text:span> – (kwo) Finger; Zeh<text:line-break/><text:span text:style-name="T3">bay finga nok</text:span> – mit Fingerspitzen<text:line-break/><text:span text:style-name="T3">granfinga</text:span> – (kwo) Daumen<text:line-break/><text:span text:style-name="T3">dikifinga</text:span> – (kwo) Zeigefinger<text:line-break/><text:span text:style-name="T3">midfinga</text:span> – (kwo) Mittelfinger<text:line-break/><text:span text:style-name="T3">halkafinga</text:span> – (kwo) Ringfinger<text:line-break/><text:span text:style-name="T3">syaofinga</text:span> – (kwo) kleiner Finger<text:line-break/><text:span text:style-name="T3">pedafinga</text:span> – (kwo) Zeh<text:line-break/><text:span text:style-name="T3">on pedafinga</text:span> – auf Zehenspitzen<text:line-break/><text:span text:style-name="T3">fingadan</text:span> – (kwo) Fingerhut</text:p>
        <text:p text:style-name="Text_20_body"><text:bookmark text:name="Finland"/><text:span text:style-name="T3">Finland</text:span> – Finnland <text:span text:style-name="T1">(geogr.)</text:span> auch: <text:a xlink:type="simple" xlink:href="#Suomi" text:style-name="Internet_20_link" text:visited-style-name="Visited_20_Internet_20_Link"><text:span text:style-name="Definition">Suomi</text:span></text:a></text:p>
        <text:p text:style-name="Text_20_body"><text:span text:style-name="T3">firma</text:span> – (kwo) Firma</text:p>
        <text:p text:style-name="Text_20_body"><text:bookmark text:name="fish"/><text:span text:style-name="T3">fish</text:span> – (kwo) Fisch<text:line-break/><text:span text:style-name="T3">fish-sup</text:span> – Fischsuppe<text:line-break/><text:span text:style-name="T3">fishi</text:span> – (zwo) fischen<text:line-break/><text:span text:style-name="T3">fisher</text:span> – (kwo) Fischer<text:line-break/><text:span text:style-name="T3">fishing</text:span> – (kwo) Fischen<text:line-break/><text:span text:style-name="T3">fishistik</text:span> – (kwo) Angelrute<text:line-break/><text:span text:style-name="T3">fishika</text:span> – (kwo) Angelzeug, Angelgeräte<text:line-break/><text:span text:style-name="T3">fishala</text:span> ⇒ <text:a xlink:type="simple" xlink:href="#swimala" text:style-name="Internet_20_link" text:visited-style-name="Visited_20_Internet_20_Link"><text:span text:style-name="Definition">swimala</text:span></text:a></text:p>
        <text:p text:style-name="Text_20_body"><text:span text:style-name="T3">fishgina</text:span> – (kwo) Meerjungfrau siehe: <text:a xlink:type="simple" xlink:href="#fish" text:style-name="Internet_20_link" text:visited-style-name="Visited_20_Internet_20_Link"><text:span text:style-name="Definition">fish</text:span></text:a>, <text:a xlink:type="simple" xlink:href="#gina" text:style-name="Internet_20_link" text:visited-style-name="Visited_20_Internet_20_Link"><text:span text:style-name="Definition">gina</text:span></text:a></text:p>
        <text:p text:style-name="Text_20_body"><text:span text:style-name="T3">fisika</text:span> – (kwo) Physik<text:line-break/><text:span text:style-name="T3">fisike</text:span> – (kwel) physikalisch<text:line-break/><text:span text:style-name="T3">fisiker</text:span> – (kwo) Physiker</text:p>
        <text:p text:style-name="Text_20_body"><text:bookmark text:name="fiti"/><text:span text:style-name="T3">fiti</text:span> – (zwo) passen, von richtiger Größe; zusammenpassen, übereinstimmen siehe auch: <text:a xlink:type="simple" xlink:href="#godi" text:style-name="Internet_20_link" text:visited-style-name="Visited_20_Internet_20_Link"><text:span text:style-name="Definition">godi</text:span></text:a><text:line-break/><text:span text:style-name="T3">Palto fiti hao.</text:span> – Der Mantel passt gut.<text:line-break/><text:span text:style-name="T3">mah-fiti</text:span> – (zwo) passend machen, angleichen</text:p>
        <text:p text:style-name="Text_20_body"><text:span text:style-name="T3">fitil</text:span> – (kwo) Docht, Lunte<text:line-break/>Türkisch</text:p>
        <text:p text:style-name="Text_20_body"><text:span text:style-name="T3">fixi</text:span> – (zwo) befestigen<text:line-break/><text:span text:style-name="T3">fixing</text:span> – (kwo) Fixieren<text:line-break/><text:span text:style-name="T3">fixika</text:span> – (kwo) Befestigungsvorrichtung, Verschluss<text:line-break/><text:span text:style-name="T3">fixe (fixi-ney)</text:span> – (kwel) befestist, angebunden<text:line-break/><text:span text:style-name="T3">fixem (fixi-nem)</text:span> – (komo) starr, unbeweglich<text:line-break/><text:span text:style-name="T3">kan fixem</text:span> – starren</text:p>
        <text:p text:style-name="Text_20_body"><text:span text:style-name="T3">flaga</text:span> – (kwo) Flagge, Fahne<text:line-break/><text:soft-page-break/><text:span text:style-name="T3">lifti (fai uupar) flaga</text:span> – die Flagge hissen<text:line-break/><text:span text:style-name="T3">flagastanga</text:span> – (kwo) Fahnenmast<text:line-break/><text:span text:style-name="T3">flagakin</text:span> – (kwo) Fähnlein, Wimpel, Banner</text:p>
        <text:p text:style-name="Text_20_body"><text:bookmark text:name="flai"/><text:span text:style-name="T3">flai</text:span> – (zwo) fliegen<text:line-break/><text:span text:style-name="T3">flaisa</text:span> – (kwo) Flug<text:line-break/><text:span text:style-name="T3">al flaisa</text:span> – im Flug<text:line-break/><text:span text:style-name="T3">en-flai</text:span> – (zwo) abfliegen, starten<text:line-break/><text:span text:style-name="T3">en-flaisa</text:span> – (kwo) Abflug, Start</text:p>
        <text:p text:style-name="Text_20_body"><text:span text:style-name="T3">flama</text:span> – (kwo) Flamme, Glut<text:line-break/><text:span text:style-name="T3">flama-lisan</text:span> – Flammenzunge<text:line-break/><text:span text:style-name="T3">flama-ney</text:span> – (kwel) feurig, glühend<text:line-break/><text:span text:style-name="T3">flami</text:span> – (zwo) flammen, lodern<text:line-break/><text:span text:style-name="T3">flami-she</text:span> – (kwel) flammend<text:line-break/><text:span text:style-name="T3">flaming</text:span> – (kwo) Flammen, Glühen<text:line-break/><text:span text:style-name="T3">flamisi (mah-flami)</text:span> – (zwo) anzünden, entfachen<text:line-break/><text:span text:style-name="T3">flamifi (fa-flami)</text:span> – (zwo) zünden, Feuer fangen<text:line-break/><text:span text:style-name="T3">flamiser</text:span> – (kwo) Zünder, Anzünder</text:p>
        <text:p text:style-name="Text_20_body"><text:span text:style-name="T3">flamingo</text:span> – (kwo) Flamingo <text:span text:style-name="T1">(zool.)</text:span></text:p>
        <text:p text:style-name="Text_20_body"><text:span text:style-name="T3">flani</text:span> – (zwo) sich herumtreiben, bummeln, schlendern<text:line-break/><text:span text:style-name="T3">flaner</text:span> – (kwo) Bummler, Faulenzer<text:line-break/>Französisch</text:p>
        <text:p text:style-name="Text_20_body"><text:span text:style-name="T3">flanke</text:span> – (kwel) seitlich, lateral<text:line-break/><text:span text:style-name="T3">flanka</text:span> – (kwo) Seite, Flanke<text:line-break/><text:span text:style-name="T3">montaflanka</text:span> – (kwo) Berghang<text:line-break/><text:span text:style-name="T3">a flanka</text:span> – seitwärts<text:line-break/><text:span text:style-name="T3">flanken</text:span> – (konekti-komo) at the flank or side (of)<text:line-break/><text:span text:style-name="T3">Es flanken.</text:span> – Es ist an der Seite.<text:line-break/><text:span text:style-name="T3">Es flanken dom.</text:span> – Es ist an der Seite des Hauses.</text:p>
        <text:p text:style-name="Text_20_body"><text:span text:style-name="T3">flasha</text:span> – (kwo) Blitz, Aufflackern<text:line-break/><text:span text:style-name="T3">foto-flasha</text:span> – Fotoblitz<text:line-break/><text:span text:style-name="T3">bliza-flasha</text:span> – (Gewitter-)Blitz<text:line-break/><text:span text:style-name="T3">flashi</text:span> – (zwo) blitzen, flackern</text:p>
        <text:p text:style-name="Text_20_body"><text:bookmark text:name="flat"/><text:span text:style-name="T3">flat</text:span> – (kwo) Wohnung vgl. <text:a xlink:type="simple" xlink:href="#habiti" text:style-name="Internet_20_link" text:visited-style-name="Visited_20_Internet_20_Link"><text:span text:style-name="Definition">habitilok</text:span></text:a></text:p>
        <text:p text:style-name="Text_20_body"><text:bookmark text:name="flauta"/><text:span text:style-name="T3">flauta</text:span> – (kwo) Flöte <text:span text:style-name="T1">(mus.)</text:span> vgl. <text:a xlink:type="simple" xlink:href="#duda" text:style-name="Internet_20_link" text:visited-style-name="Visited_20_Internet_20_Link"><text:span text:style-name="Definition">duda</text:span></text:a><text:line-break/>Portugiesisch</text:p>
        <text:p text:style-name="Text_20_body"><text:span text:style-name="T3">flecha</text:span> – (kwo) Pfeil<text:line-break/><text:span text:style-name="T3">arku e flechas</text:span> – Bogen und Pfeile<text:line-break/><text:span text:style-name="T3">indikiflecha</text:span> – (kwo) Hinweispfeil<text:line-break/><text:span text:style-name="T3">flechadan</text:span> – (kwo) Köcher (für Pfeile)<text:line-break/><text:soft-page-break/>Spanisch</text:p>
        <text:p text:style-name="Text_20_body"><text:bookmark text:name="flesh"/><text:span text:style-name="T3">flesh</text:span> – (kwo) Fleisch (die weichen Teile des Körpers; das körperliche Sein)</text:p>
        <text:p text:style-name="Text_20_body"><text:bookmark text:name="flexi"/><text:span text:style-name="T3">flexi</text:span> – (zwo) biegen, beugen, krümmen<text:line-break/><text:span text:style-name="T3">flexa</text:span> – (kwo) Biegung, Beugung, Krümmung<text:line-break/><text:span text:style-name="T3">flexitura</text:span> – (kwo) Knick, Bogen, Kurve (Resultat des Biegens)<text:line-break/><text:span text:style-name="T3">flexibile</text:span> – (kwel) flexible</text:p>
        <text:p text:style-name="Text_20_body"><text:span text:style-name="T3">flirti</text:span> – (zwo) flirten<text:line-break/><text:span text:style-name="T3">flirta</text:span> – (kwo) Flirt</text:p>
        <text:p text:style-name="Text_20_body"><text:span text:style-name="T3">fliti</text:span> – (zwo) flitzen, huschen, losstürzen <text:span text:style-name="T1">(eine plötzliche schnelle Bewegung)</text:span><text:line-break/>Englisch</text:p>
        <text:p text:style-name="Text_20_body"><text:span text:style-name="T3">flok</text:span> – (kwo) Flocken; Späne<text:line-break/><text:span text:style-name="T3">lignaflok</text:span> – (kwo) Holzspäne<text:line-break/><text:span text:style-name="T3">flok de tuman</text:span> – Nebelfetzen<text:line-break/>Skandinavisch</text:p>
        <text:p text:style-name="Text_20_body"><text:bookmark text:name="flor"/><text:span text:style-name="T3">flor</text:span> – (kwo) Blume<text:line-break/><text:span text:style-name="T3">flori</text:span> – (zwo) blühen<text:line-break/><text:span text:style-name="T3">floring</text:span> – (kwo) Blüte, Blütezeit<text:line-break/><text:span text:style-name="T3">flordan</text:span> – (kwo) Blumentopf</text:p>
        <text:p text:style-name="Text_20_body"><text:span text:style-name="T3">flora</text:span> – (kwo) Flora</text:p>
        <text:p text:style-name="Text_20_body"><text:span text:style-name="T3">flot</text:span> – (kwo) Flotte <text:span text:style-name="T1">(naut.)</text:span><text:line-break/>Russisch</text:p>
        <text:p text:style-name="Text_20_body"><text:span text:style-name="T3">floti</text:span> – (zwo) schwimmen, treiben, driften, schweben<text:line-break/><text:span text:style-name="T3">flotika</text:span> – (kwo) Floß <text:span text:style-name="T1">(etw. schwimmendes)</text:span></text:p>
        <text:p text:style-name="Text_20_body"><text:span text:style-name="T3">flotilia</text:span> – (kwo) Flotille, kleine Flotte <text:span text:style-name="T1">(naut.)</text:span></text:p>
        <text:p text:style-name="Text_20_body"><text:bookmark text:name="flui"/><text:span text:style-name="T3">flui</text:span> – (zwo) fließen, strömen siehe auch: <text:a xlink:type="simple" xlink:href="#aflui" text:style-name="Internet_20_link" text:visited-style-name="Visited_20_Internet_20_Link"><text:span text:style-name="Definition">aflui</text:span></text:a>, <text:a xlink:type="simple" xlink:href="#deflui" text:style-name="Internet_20_link" text:visited-style-name="Visited_20_Internet_20_Link"><text:span text:style-name="Definition">deflui</text:span></text:a><text:line-break/><text:span text:style-name="T3">fluisa</text:span> – (kwo) Fließen, Fluss<text:line-break/><text:span text:style-name="T3">Hwan lif floti nich fluisa.</text:span> – Gelbe Blätter schwebten in einem Strom herab.<text:line-break/><text:span text:style-name="T3">flui-she</text:span> – (kwel) fließend, flüssig<text:line-break/><text:span text:style-name="T3">flui-shem</text:span> – (komo) fließend, flüssig</text:p>
        <text:p text:style-name="Text_20_body"><text:bookmark text:name="fo"/><text:span text:style-name="T3">fo</text:span> – 1) (konekti) für <text:span text:style-name="T1">(Ziel, Zweck)</text:span> vgl. <text:a xlink:type="simple" xlink:href="#per" text:style-name="Internet_20_link" text:visited-style-name="Visited_20_Internet_20_Link"><text:span text:style-name="Definition">per</text:span></text:a>, <text:a xlink:type="simple" xlink:href="#por" text:style-name="Internet_20_link" text:visited-style-name="Visited_20_Internet_20_Link"><text:span text:style-name="Definition">por</text:span></text:a>, <text:a xlink:type="simple" xlink:href="#pro" text:style-name="Internet_20_link" text:visited-style-name="Visited_20_Internet_20_Link"><text:span text:style-name="Definition">pro</text:span></text:a>, <text:a xlink:type="simple" xlink:href="#pur" text:style-name="Internet_20_link" text:visited-style-name="Visited_20_Internet_20_Link"><text:span text:style-name="Definition">pur</text:span></text:a><text:line-break/><text:span text:style-name="T3">Es fo yu.</text:span> – Dies ist für dich.<text:line-break/><text:span text:style-name="T3">Me ve lai fo vidi ela.</text:span> – Ich werde kommen um sie zu sehen.<text:line-break/><text:span text:style-name="T3">fo ke</text:span> – um zu, zwecks siehe auch: <text:a xlink:type="simple" xlink:href="#dabe" text:style-name="Internet_20_link" text:visited-style-name="Visited_20_Internet_20_Link"><text:span text:style-name="Definition">dabe</text:span></text:a><text:line-break/>2) (konekti) für <text:span text:style-name="T1">(Zeitraum / Zeitpunkt)</text:span><text:line-break/><text:span text:style-name="T3">Ob me mog pren yur kitaba fo kelke taim?</text:span> – Kann ich dein Buch für einige Zeit nehmen?<text:line-break/><text:span text:style-name="T3">Nu he aranji sey mita fo klok dwa.</text:span> – Wir arrangierten dieses Treffen für 2 Uhr.<text:line-break/><text:span text:style-name="T3">fo manya</text:span> – für morgen<text:line-break/><text:soft-page-break/>Bislama</text:p>
        <text:p text:style-name="Text_20_body"><text:bookmark text:name="fobi"/><text:span text:style-name="T3">fobi</text:span> – (zwo) fürchten, Angst haben<text:line-break/><text:span text:style-name="T3">foba</text:span> – (kwo) Angst, Furcht, Schreck<text:line-break/><text:span text:style-name="T3">prefoba</text:span> – (kwo) Befürchtung, böse Vorahnung<text:line-break/><text:span text:style-name="T3">fobisi</text:span> – (zwo) jmd. ängstigen, jmd. erschrecken, einschüchtern<text:line-break/><text:span text:style-name="T3">rasfobisi</text:span> – (zwo) vergraulen, verscheuchen<text:line-break/><text:span text:style-name="T3">fobisa</text:span> – (kwo) Einschüchterung<text:line-break/><text:span text:style-name="T3">en-fobi</text:span> – (zwo) erschrecken<text:line-break/><text:span text:style-name="T3">foba-ney</text:span> – (kwel) furchtbar, schrecklich Syn.: <text:a xlink:type="simple" xlink:href="#dashat" text:style-name="Internet_20_link" text:visited-style-name="Visited_20_Internet_20_Link"><text:span text:style-name="Definition">dashat-ney</text:span></text:a>, <text:a xlink:type="simple" xlink:href="#terible" text:style-name="Internet_20_link" text:visited-style-name="Visited_20_Internet_20_Link"><text:span text:style-name="Definition">terible</text:span></text:a><text:line-break/><text:span text:style-name="T3">fobisi-she</text:span> – (kwel) beängstigend, erschreckend<text:line-break/><text:span text:style-name="T3">fobishil</text:span> – (kwel) ängstlich, furchtsam<text:line-break/><text:span text:style-name="T3">fobnik</text:span> – (kwo) Feigling, Angsthase<text:line-break/><text:span text:style-name="T3">sinfoba-ney</text:span> – (kwel) furchtlos, unerschrocken<text:line-break/><text:span text:style-name="T3">-fobista</text:span> – (kwo) …-Phobiker (Person mit einer Angststörung)<text:line-break/>Griechisch</text:p>
        <text:p text:style-name="Text_20_body"><text:span text:style-name="T3">fogeti</text:span> – (zwo) vergessen<text:line-break/><text:span text:style-name="T3">fogeta</text:span> – (kwo) Vergessen, Vergessenheit<text:line-break/><text:span text:style-name="T3">fogetishil</text:span> – (kwel) vergesslich</text:p>
        <text:p text:style-name="Text_20_body"><text:span text:style-name="T3">fok</text:span> – (kwo) Robbe <text:span text:style-name="T1">(zool.)</text:span><text:line-break/>Türkisch</text:p>
        <text:p text:style-name="Text_20_body"><text:bookmark text:name="fon1"/><text:span text:style-name="T3">fon</text:span><text:span text:style-name="T4">1</text:span> – (konekti) von vgl. <text:a xlink:type="simple" xlink:href="#depos" text:style-name="Internet_20_link" text:visited-style-name="Visited_20_Internet_20_Link"><text:span text:style-name="Definition">depos</text:span></text:a><text:line-break/><text:span text:style-name="T3">Me zai go fon teatra</text:span> – Ich gehe gerade vom Theater.<text:line-break/><text:span text:style-name="T3">Me he resivi se fon lu.</text:span> – Ich habe dies von ihm empfangen.<text:line-break/><text:span text:style-name="T3">fon kapa til peda</text:span> – von Kopf bis Fuß<text:line-break/><text:span text:style-name="T3">fon sabah til aksham</text:span> – von morgens bis abends<text:line-break/><text:span text:style-name="T3">un fon nu</text:span> – einer von uns</text:p>
        <text:p text:style-name="Text_20_body"><text:bookmark text:name="fon2"/><text:span text:style-name="T3">fon</text:span><text:span text:style-name="T4">2</text:span> – (kwo) Telefon <text:span text:style-name="T1">(Akk. für </text:span><text:a xlink:type="simple" xlink:href="#telefon" text:style-name="Internet_20_link" text:visited-style-name="Visited_20_Internet_20_Link"><text:span text:style-name="Definition"><text:span text:style-name="T1">telefon</text:span></text:span></text:a><text:span text:style-name="T1">)</text:span><text:line-break/><text:span text:style-name="T3">Hu-ney fon zai baji?</text:span> – Wessen Telefon klingelt gerade?</text:p>
        <text:p text:style-name="Text_20_body"><text:span text:style-name="T3">fonda</text:span> – (kwo) Hintergrund <text:span text:style-name="T1">(aber nicht der persönliche Hintergrund eines Menschen)</text:span></text:p>
        <text:p text:style-name="Text_20_body"><text:span text:style-name="T3">fonetika</text:span> – (kwo) Phonetik (Lehre der konkreten Eigenschaften der Sprachlaute)<text:line-break/><text:span text:style-name="T3">fonetike</text:span> – (kwel) phonetisch</text:p>
        <text:p text:style-name="Text_20_body"><text:span text:style-name="T3">fonologia</text:span> – (kwo) Phonologie (Lehre der Funktion der Laute einer Sprache)<text:line-break/><text:span text:style-name="T3">fonologike</text:span> – (kwel) phonologisch</text:p>
        <text:p text:style-name="Text_20_body"><text:span text:style-name="T3">fontan</text:span> – (kwo) Fontäne, Strahl<text:line-break/><text:span text:style-name="T3">fontani</text:span> – (zwo) ausströmen, düsen</text:p>
        <text:p text:style-name="Text_20_body"><text:span text:style-name="T3">for, for-</text:span> – (syao-komo) weiter <text:span text:style-name="T1">(Aktion fortsetzen)</text:span><text:line-break/><text:span text:style-name="T3">fai for</text:span> – weitermachen<text:line-break/><text:span text:style-name="T3">Treba gun for!</text:span> – Man muss weiterarbeiten!<text:line-break/><text:soft-page-break/><text:span text:style-name="T3">Hao for-gunsa!</text:span> – Alles Gute für die weitere Arbeit.<text:line-break/><text:span text:style-name="T3">Me bu yao resti hir, me sal go for.</text:span> – Ich möchte nicht hier bleiben, ich werde jetzt weiter gehen.<text:line-break/><text:span text:style-name="T3">e tak for (= etf)</text:span> – und so weiter (usw.)<text:line-break/><text:span text:style-name="T3">for-ney</text:span> – (kwel) ferner, folgend<text:line-break/><text:span text:style-name="T3">lo for</text:span> – das Weitere<text:line-break/><text:span text:style-name="T3">in lo for</text:span> – im Weiteren</text:p>
        <text:p text:style-name="Text_20_body"><text:bookmark text:name="fora"/><text:span text:style-name="T3">fora</text:span> – (kwo) (Acker-)Furche, Rille siehe auch: <text:a xlink:type="simple" xlink:href="#ruga" text:style-name="Internet_20_link" text:visited-style-name="Visited_20_Internet_20_Link"><text:span text:style-name="Definition">ruga</text:span></text:a></text:p>
        <text:p text:style-name="Text_20_body"><text:span text:style-name="T3">forji</text:span> – (zwo) schmieden <text:span text:style-name="T1">(Metall)</text:span><text:line-break/><text:span text:style-name="T3">forjer</text:span> – (kwo) Schmied<text:line-break/><text:span text:style-name="T3">forjidom</text:span> – (kwo) Schmiede</text:p>
        <text:p text:style-name="Text_20_body"><text:span text:style-name="T3">forma</text:span> – (kwo) Form, Gestalt<text:line-break/><text:span text:style-name="T3">formi</text:span> – (zwo) formen<text:line-break/><text:span text:style-name="T3">forming</text:span> – (kwo) Formen, Ausprägung<text:line-break/><text:span text:style-name="T3">formitura</text:span> – (kwo) Formung, Gestaltung</text:p>
        <text:p text:style-name="Text_20_body"><text:span text:style-name="T3">formale</text:span> – (kwel) formal, formell</text:p>
        <text:p text:style-name="Text_20_body"><text:span text:style-name="T3">format</text:span> – (kwo) Format (einer Publikation; einer Datei)<text:line-break/><text:span text:style-name="T3">formati</text:span> – (zwo) formatieren, gestalten<text:line-break/><text:span text:style-name="T3">formaten (formati-ney)</text:span> – (kwel) formatiert</text:p>
        <text:p text:style-name="Text_20_body"><text:span text:style-name="T3">formula</text:span> – (kwo) Formel<text:line-break/><text:span text:style-name="T3">formuli</text:span> – (zwo) formulieren, entwerfen<text:line-break/><text:span text:style-name="T3">formiling</text:span> – (kwo) Formulierung, Rezeptur</text:p>
        <text:p text:style-name="Text_20_body"><text:span text:style-name="T3">forna</text:span> – (kwo) Ofen, Herd<text:line-break/><text:span text:style-name="T3">el-forna</text:span> – Elektroherd siehe: <text:a xlink:type="simple" xlink:href="#elektre" text:style-name="Internet_20_link" text:visited-style-name="Visited_20_Internet_20_Link"><text:span text:style-name="Definition">elektre</text:span></text:a></text:p>
        <text:p text:style-name="Text_20_body"><text:span text:style-name="T3">forsa</text:span> – (kwo) Gewalt, Kraft<text:line-break/><text:span text:style-name="T3">forsi</text:span> – (zwo) Kraft ausüben; zwingen<text:line-break/><text:span text:style-name="T3">forsi-ofni dwar</text:span> – eine Tür mit Gewalt öffnen<text:line-break/><text:span text:style-name="T3">forsen (forsi-ney)</text:span> – (kwel) erzwungen<text:line-break/><text:span text:style-name="T3">forsen smaila</text:span> – erzwungenes Lächeln</text:p>
        <text:p text:style-name="Text_20_body"><text:span text:style-name="T3">forte</text:span> – (kwel) kräftig, stark<text:line-break/><text:span text:style-name="T3">fortisi (mah-forte)</text:span> – (zwo) stärken, stark/stärker machen<text:line-break/><text:span text:style-name="T3">fortifi (fa-forte)</text:span> – (zwo) stark/stärker werden<text:line-break/><text:span text:style-name="T3">fortitaa</text:span> – (kwo) Kraft, Stärke</text:p>
        <text:p text:style-name="Text_20_body"><text:span text:style-name="T3">fortesa</text:span> – (kwo) Festung</text:p>
        <text:p text:style-name="Text_20_body"><text:span text:style-name="T3">fortuna</text:span> – (kwo) Glück<text:line-break/><text:span text:style-name="T3">pa fortuna</text:span> – glücklicherweise<text:line-break/><text:span text:style-name="T3">fai fortuna</text:span> – Glück haben<text:line-break/><text:span text:style-name="T3">fai nofortuna</text:span> – kein Glück haben, unglücklich sein<text:line-break/><text:span text:style-name="T3">Hao fortuna!</text:span> – Viel Glück!<text:line-break/><text:soft-page-break/><text:span text:style-name="T3">nofortuna</text:span> – (kwo) Pech, Unglück<text:line-break/><text:span text:style-name="T3">pa nofortuna</text:span> – unglücklicherweise<text:line-break/><text:span text:style-name="T3">fortune (fortuna-ney)</text:span> – (kwel) glücklich, günstig<text:line-break/><text:span text:style-name="T3">fortunnik</text:span> – (kwo) Glückskind<text:line-break/><text:span text:style-name="T3">nofortunnik</text:span> – (kwo) Pechvogel, Unglücksrabe <text:span text:style-name="T1">(fig.)</text:span></text:p>
        <text:p text:style-name="Text_20_body"><text:span text:style-name="T3">foto</text:span> – (kwo) Foto<text:line-break/><text:span text:style-name="T3">foti (fai foto)</text:span> – (zwo) fotografieren<text:line-break/><text:span text:style-name="T3">foting</text:span> – (kwo) Fotografieren<text:line-break/><text:span text:style-name="T3">fotoaparat, fotika</text:span> – (kwo) Fotoapparat<text:line-break/><text:span text:style-name="T3">fotoguan</text:span> – (kwo) Fotostudio</text:p>
        <text:p text:style-name="Text_20_body"><text:span text:style-name="T3">foxa</text:span> – (kwo) Fuchs <text:span text:style-name="T1">(zool.)</text:span><text:line-break/><text:span text:style-name="T3">yunfoxa</text:span> – (kwo) Fuchswelpe</text:p>
        <text:p text:style-name="Text_20_body"><text:span text:style-name="T3">fragile</text:span> – (kwel) fragil, zerbrechlich</text:p>
        <text:p text:style-name="Text_20_body"><text:span text:style-name="T3">fragmenta</text:span> – (kwo) Fragment</text:p>
        <text:p text:style-name="Text_20_body"><text:span text:style-name="T3">frai</text:span> – (zwo) braten, brutzeln, frittieren<text:line-break/><text:span text:style-name="T3">fraier</text:span> – (kwo) Bratpfanne; Fritteuse</text:p>
        <text:p text:style-name="Text_20_body"><text:span text:style-name="T3">frak</text:span> – (kwo) Frack</text:p>
        <text:p text:style-name="Text_20_body"><text:span text:style-name="T3">frama</text:span> – (kwo) Rahmen, Gestell, Gerüst; Grundstruktur<text:line-break/><text:span text:style-name="T3">in frama de koysa</text:span> – im Rahmen von etw.<text:line-break/><text:span text:style-name="T3">windaframa</text:span> – (kwo) Fensterrahmen</text:p>
        <text:p text:style-name="Text_20_body"><text:span text:style-name="T3">franja</text:span> – (kwo) Fransen, Saum</text:p>
        <text:p text:style-name="Text_20_body"><text:span text:style-name="T3">franke</text:span> – (kwel) frank, freiheraus, offen</text:p>
        <text:p text:style-name="Text_20_body"><text:span text:style-name="T3">franko</text:span> – (kwo) Franc, Franken <text:span text:style-name="T1">(Währungseinheit)</text:span></text:p>
        <text:p text:style-name="Text_20_body"><text:span text:style-name="T3">Frans</text:span> – (kwo) Frankreich<text:line-break/><text:span text:style-name="T3">Frans-jen</text:span> – Einwohner Frankreichs</text:p>
        <text:p text:style-name="Text_20_body"><text:span text:style-name="T3">franse</text:span> – 1) (kwel) französich (bezüglich Ethnik, Sprache oder Land)<text:line-break/>2) (kwo) Franzose (Person französischer Abstammung)<text:line-break/>3) (kwo) Französisch (Sprache)</text:p>
        <text:p text:style-name="Text_20_body"><text:bookmark text:name="frasa"/><text:span text:style-name="T3">frasa</text:span> – (kwo) Phrase; Satz <text:span text:style-name="T1">(gramm.)</text:span> vgl. <text:a xlink:type="simple" xlink:href="#sentensia" text:style-name="Internet_20_link" text:visited-style-name="Visited_20_Internet_20_Link"><text:span text:style-name="Definition">sentensia</text:span></text:a></text:p>
        <text:p text:style-name="Text_20_body"><text:span text:style-name="T3">fraula</text:span> – (kwo) Erdbeere<text:line-break/>Arabisch</text:p>
        <text:p text:style-name="Text_20_body"><text:span text:style-name="T3">fregata</text:span> – (kwo) Fregatte <text:span text:style-name="T1">(naut.)</text:span></text:p>
        <text:p text:style-name="Text_20_body"><text:span text:style-name="T3">frekwensa</text:span> – (kwo) Frequenz<text:line-break/><text:span text:style-name="T3">banda de frekwensa</text:span> – Frequenzband</text:p>
        <text:p text:style-name="Text_20_body"><text:bookmark text:name="frenta"/><text:soft-page-break/><text:span text:style-name="T3">frenta</text:span> – (kwo) Stirn vgl. <text:a xlink:type="simple" xlink:href="#avane" text:style-name="Internet_20_link" text:visited-style-name="Visited_20_Internet_20_Link"><text:span text:style-name="Definition">avana</text:span></text:a>, <text:a xlink:type="simple" xlink:href="#fronta" text:style-name="Internet_20_link" text:visited-style-name="Visited_20_Internet_20_Link"><text:span text:style-name="Definition">fronta</text:span></text:a><text:line-break/><text:span text:style-name="T3">frentahar</text:span> – (kwo) Pony <text:span text:style-name="T1">(Teil der Frisur, der über der Stirn hängt)</text:span></text:p>
        <text:p text:style-name="Text_20_body"><text:span text:style-name="T3">freshe</text:span> – (kwel) frisch<text:line-break/><text:span text:style-name="T3">freshenesa</text:span> – (kwo) Frische<text:line-break/><text:span text:style-name="T3">rifreshisi (rimah-freshe)</text:span> – (zwo) erfrischen, sich frisch machen</text:p>
        <text:p text:style-name="Text_20_body"><text:span text:style-name="T3">freska</text:span> – (kwo) Fresko, Freske, Wandmalerei<text:line-break/><text:span text:style-name="T3">freski</text:span> – (zwo) ein Fresko malen</text:p>
        <text:p text:style-name="Text_20_body"><text:span text:style-name="T3">frikasee</text:span> – (kwo) Frikassee</text:p>
        <text:p text:style-name="Text_20_body"><text:bookmark text:name="frikti"/><text:span text:style-name="T3">frikti</text:span> – (zwo) sich der Reibung aussetzen vgl. <text:a xlink:type="simple" xlink:href="#froti" text:style-name="Internet_20_link" text:visited-style-name="Visited_20_Internet_20_Link"><text:span text:style-name="Definition">froti</text:span></text:a><text:line-break/><text:span text:style-name="T3">frikta</text:span> – (kwo) Friktion, Reibung</text:p>
        <text:p text:style-name="Text_20_body"><text:span text:style-name="T3">frima</text:span> – (kwo) Raureif <text:span text:style-name="T1">(meteol.)</text:span></text:p>
        <text:p text:style-name="Text_20_body"><text:span text:style-name="T3">frisa</text:span> – (kwo) Frisur<text:line-break/><text:span text:style-name="T3">frisi</text:span> – (zwo) frisieren<text:line-break/><text:span text:style-name="T3">friser</text:span> – (kwo) Friseur<text:line-break/><text:span text:style-name="T3">frisiguan</text:span> – (kwo) Friseursalon</text:p>
        <text:p text:style-name="Text_20_body"><text:span text:style-name="T3">frivole</text:span> – (kwel) frivol, leichtfertig<text:line-break/>Französisch</text:p>
        <text:p text:style-name="Text_20_body"><text:bookmark text:name="fronta"/><text:span text:style-name="T3">fronta</text:span> – (kwo) Front vgl. <text:a xlink:type="simple" xlink:href="#avane" text:style-name="Internet_20_link" text:visited-style-name="Visited_20_Internet_20_Link"><text:span text:style-name="Definition">avana</text:span></text:a>, <text:a xlink:type="simple" xlink:href="#frenta" text:style-name="Internet_20_link" text:visited-style-name="Visited_20_Internet_20_Link"><text:span text:style-name="Definition">frenta</text:span></text:a></text:p>
        <text:p text:style-name="Text_20_body"><text:span text:style-name="T3">frosta</text:span> – (kwo) Frost<text:line-break/><text:span text:style-name="T3">Opa Frosta</text:span> – (kwo) Väterchen Frost<text:line-break/><text:span text:style-name="T3">froste (frosta-ney)</text:span> – (kwel) frostig<text:line-break/><text:span text:style-name="T3">frosti</text:span> – (zwo) (ein-)frieren<text:line-break/><text:span text:style-name="T3">Sedey frosti.</text:span> – Es friert heute.<text:line-break/><text:span text:style-name="T3">frosten (frosti-ney)</text:span> – (kwel) gefroren<text:line-break/><text:span text:style-name="T3">Me sta frosten.</text:span> – Ich friere.<text:line-break/><text:span text:style-name="T3">defrosti</text:span> – (zwo) auftauen<text:line-break/><text:span text:style-name="T3">froster</text:span> – (kwo) Tiefkühltruhe; Eisfach</text:p>
        <text:p text:style-name="Text_20_body"><text:bookmark text:name="froti"/><text:span text:style-name="T3">froti</text:span> – (zwo) reiben vgl. <text:a xlink:type="simple" xlink:href="#frikti" text:style-name="Internet_20_link" text:visited-style-name="Visited_20_Internet_20_Link"><text:span text:style-name="Definition">frikti</text:span></text:a><text:line-break/><text:span text:style-name="T3">froti okos</text:span> – die Augen reiben<text:line-break/><text:span text:style-name="T3">froti handas</text:span> – die Hände reiben<text:line-break/><text:span text:style-name="T3">froting</text:span> – (kwo) Reiben</text:p>
        <text:p text:style-name="Text_20_body"><text:bookmark text:name="fruni"/><text:span text:style-name="T3">fruni</text:span> – (zwo) (die Stirn) runzeln, finster dreinblicken, (Nase) rümpfen Ant.: <text:a xlink:type="simple" xlink:href="#smaili" text:style-name="Internet_20_link" text:visited-style-name="Visited_20_Internet_20_Link"><text:span text:style-name="Definition">smaili</text:span></text:a><text:line-break/><text:span text:style-name="T3">Ta zai fruni.</text:span> – Er/Sie blickt gerade finster drein.<text:line-break/><text:span text:style-name="T3">fruni brovas</text:span> – die Augenbrauen runzeln</text:p>
        <text:p text:style-name="Text_20_body"><text:bookmark text:name="fruta"/><text:span text:style-name="T3">fruta</text:span> – (kwo) Frucht<text:line-break/><text:span text:style-name="T3">fruti</text:span> – (zwo) Früchte tragen<text:line-break/><text:span text:style-name="T3">fruting</text:span> – (kwo) Fruchtbildung<text:line-break/><text:soft-page-break/><text:span text:style-name="T3">fruti-she</text:span> – (kwel) fruchttragend, fruchtbringend<text:line-break/><text:span text:style-name="T3">frutishil</text:span> – (kwel) fruchtbar</text:p>
        <text:p text:style-name="Text_20_body"><text:bookmark text:name="fugi"/><text:span text:style-name="T3">fugi</text:span> – (zwo) fliehen, flüchten siehe auch: <text:a xlink:type="simple" xlink:href="#trafugi" text:style-name="Internet_20_link" text:visited-style-name="Visited_20_Internet_20_Link"><text:span text:style-name="Definition">trafugi</text:span></text:a><text:line-break/><text:span text:style-name="T3">fuga</text:span> – (kwo) Flucht<text:line-break/><text:span text:style-name="T3">fuger</text:span> – (kwo) Flüchtender, Ausreißer<text:line-break/>Spanisch</text:p>
        <text:p text:style-name="Text_20_body"><text:span text:style-name="T3">fujur</text:span> – (kwo) Verderbtheit, Verdorbenheit<text:line-break/><text:span text:style-name="T3">fai fujur</text:span> – Ausschweifungen fröhnen, ein lasterhaftes Leben führen<text:line-break/>Arabisch</text:p>
        <text:p text:style-name="Text_20_body"><text:span text:style-name="T3">fuki</text:span> – (zwo) blasen (einen Luftstrom erzeugen)<text:line-break/><text:span text:style-name="T3">fuka</text:span> – (kwo) Hauch, Luftstoß<text:line-break/><text:span text:style-name="T3">fukiflor</text:span> – (kwo) Pusteblume (Löwenzahn) <text:span text:style-name="T1">(bot.)</text:span><text:line-break/>Japanisch</text:p>
        <text:p text:style-name="Text_20_body"><text:bookmark text:name="fule"/><text:span text:style-name="T3">fule</text:span> – (kwel) voll<text:line-break/><text:span text:style-name="T3">fulitaa</text:span> – (kwo) Fülle<text:line-break/><text:span text:style-name="T3">fulem</text:span> – (komo) völlig, vollkommmen<text:line-break/><text:span text:style-name="T3">fulifi (fa-fule)</text:span> – (zwo) voll werden<text:line-break/><text:span text:style-name="T3">fulisi (mah-fule)</text:span> – (zwo) voll machen<text:line-break/><text:span text:style-name="T3">fuli</text:span> – (zwo) füllen <text:span text:style-name="T1">(tr./intr.)</text:span></text:p>
        <text:p text:style-name="Text_20_body"><text:span text:style-name="T3">fulfil</text:span> – (zwo) erfüllen, bewahrheiten<text:line-break/><text:span text:style-name="T3">Hay may yaosa fulfil!</text:span> – Möge mein Wunsch wahr werden!<text:line-break/><text:span text:style-name="T3">fulfilsa</text:span> – (kwo) fulfillment</text:p>
        <text:p text:style-name="Text_20_body"><text:span text:style-name="T3">fum</text:span> – (kwo) Rauch<text:line-break/><text:span text:style-name="T3">fumi</text:span> – (zwo) rauchen<text:line-break/><text:span text:style-name="T3">fuming</text:span> – (kwo) Rauchen<text:line-break/><text:span text:style-name="T3">fumilok</text:span> – (kwo) Raucherraum<text:line-break/><text:span text:style-name="T3">fumtuba</text:span> – (kwo) Schlot, Schornstein</text:p>
        <text:p text:style-name="Text_20_body"><text:bookmark text:name="fundamenta"/><text:span text:style-name="T3">fundamenta</text:span> – (kwo) Fundament; Basis <text:span text:style-name="T1">(fig.)</text:span><text:line-break/><text:span text:style-name="T3">fundamentale</text:span> – (kwel) fundamental, grundsätzlich</text:p>
        <text:p text:style-name="Text_20_body"><text:bookmark text:name="fundi"/><text:span text:style-name="T3">fundi</text:span> – (zwo) gründen, stiften Syn.: <text:a xlink:type="simple" xlink:href="#establi" text:style-name="Internet_20_link" text:visited-style-name="Visited_20_Internet_20_Link"><text:span text:style-name="Definition">establi</text:span></text:a><text:line-break/><text:span text:style-name="T3">funda, funding</text:span> – (kwo) Gründung, Stiftung</text:p>
        <text:p text:style-name="Text_20_body"><text:span text:style-name="T3">fundu</text:span> – (kwo) Fundus, Bestand<text:line-break/>Portugiesisch</text:p>
        <text:p text:style-name="Text_20_body"><text:span text:style-name="T3">funduk</text:span> – (kwo) Haselnuss <text:span text:style-name="T1">(bot.)</text:span><text:line-break/>Griechisch</text:p>
        <text:p text:style-name="Text_20_body"><text:span text:style-name="T3">funga</text:span> – (kwo) Pilz <text:span text:style-name="T1">(bot.)</text:span></text:p>
        <text:p text:style-name="Text_20_body"><text:span text:style-name="T3">funksion</text:span> – (kwo) Funktion<text:line-break/><text:soft-page-break/><text:span text:style-name="T3">funksioni</text:span> – (zwo) funktionieren<text:line-break/><text:span text:style-name="T3">funksioning</text:span> – (kwo) Funktionieren</text:p>
        <text:p text:style-name="Text_20_body"><text:span text:style-name="T3">fupi</text:span> – (kwo) Kleie<text:line-break/>Mandarin</text:p>
        <text:p text:style-name="Text_20_body"><text:span text:style-name="T3">furaja</text:span> – (kwo) Futter</text:p>
        <text:p text:style-name="Text_20_body"><text:span text:style-name="T3">furgon</text:span> – (kwo) Lastwagen, Waggon</text:p>
        <text:p text:style-name="Text_20_body"><text:span text:style-name="T3">furia</text:span> – (kwo) Wut, Rage, Zorn, Raserei, Wahnsinn<text:line-break/><text:span text:style-name="T3">sta pa furia</text:span> – wütend/rasend sein<text:line-break/><text:span text:style-name="T3">furia-ney</text:span> – (kwel) wütend, rasend, zornig, frenetisch<text:line-break/><text:span text:style-name="T3">furisi</text:span> – (zwo) wütend/rasend machen, jmd. erzürnen</text:p>
        <text:p text:style-name="Text_20_body"><text:bookmark text:name="furka"/><text:span text:style-name="T3">furka</text:span> – (kwo) Gabelung; Gabel siehe auch: <text:a xlink:type="simple" xlink:href="#chi" text:style-name="Internet_20_link" text:visited-style-name="Visited_20_Internet_20_Link"><text:span text:style-name="Definition">chitul</text:span></text:a><text:line-break/><text:span text:style-name="T3">senufurka</text:span> – (kwo) Heugabel, Mistgabel (Forke)<text:line-break/><text:span text:style-name="T3">daofurka</text:span> – (kwo) Weggabelung</text:p>
        <text:p text:style-name="Text_20_body"><text:span text:style-name="T3">furmi</text:span> – (kwo) Ameise<text:line-break/><text:span text:style-name="T3">furmidom</text:span> – (kwo) Ameisenhügel</text:p>
        <text:p text:style-name="Text_20_body"><text:span text:style-name="T3">furni</text:span> – (zwo) ausstatten, bereitstellen<text:line-break/><text:span text:style-name="T3">furna, furning</text:span> – (kwo) Ausstattung, Einrichtung</text:p>
        <text:p text:style-name="Text_20_body"><text:span text:style-name="T3">fusi</text:span> – (zwo) schmelzen<text:line-break/><text:span text:style-name="T3">fusi-nayu</text:span> – geschmolzene Butter<text:line-break/><text:span text:style-name="T3">fusa, fusing</text:span> – (kwo) Schmelze, Verschmelzung, Fusion<text:line-break/><text:span text:style-name="T3">fusika</text:span> – (kwo) (Schmelz-)Sicherung <text:span text:style-name="T1">(elektr.)</text:span></text:p>
        <text:p text:style-name="Text_20_body"><text:span text:style-name="T3">fut</text:span> – (kwo) Fuß <text:span text:style-name="T1">(angloamer. Längeneinheit, 1 ft = 30,48 cm)</text:span></text:p>
        <text:p text:style-name="Text_20_body"><text:span text:style-name="T3">futbol</text:span> – (kwo) Fußball<text:line-break/><text:span text:style-name="T3">futbolista, futbol pleier</text:span> – (kwo) Fußballspieler, Fußballer<text:line-break/>Bislama</text:p>
        <text:p text:style-name="Text_20_body"><text:span text:style-name="T3">futur</text:span> – (kwo) Zukunft<text:line-break/><text:span text:style-name="T3">in futur</text:span> – in Zukunft<text:line-break/><text:span text:style-name="T3">futur-ney</text:span> – (kwel) zukünftig</text:p>
        <text:p text:style-name="Text_20_body"><text:span text:style-name="T3">fuy</text:span> – (exklami, syao) »pfui« <text:span text:style-name="T1">(Abscheu, Ekel)</text:span><text:line-break/><text:span text:style-name="T3">fuy-ney</text:span> – fies, scheußlich, eklig, widerlich<text:line-break/><text:span text:style-name="T3">fuy-jen, fuynik</text:span> – eine eklige/üble Person<text:line-break/><text:span text:style-name="T3">fuyka</text:span> – scheußliche/widerliche Sache</text:p>
        <text:p text:style-name="Text_20_body"><text:line-break/><text:bookmark text:name="G"/></text:p>
        <text:p text:style-name="Horizontal_20_Line"/>
        <text:h text:style-name="Heading_20_3" text:outline-level="3"><text:bookmark-start text:name="g"/><text:soft-page-break/>G<text:bookmark-end text:name="g"/></text:h>
        <text:p text:style-name="First_20_paragraph"><text:bookmark text:name="ga"/><text:span text:style-name="T3">ga</text:span> – (komo) ganz, völlig, vollkommen Syn.: <text:a xlink:type="simple" xlink:href="#direkte" text:style-name="Internet_20_link" text:visited-style-name="Visited_20_Internet_20_Link"><text:span text:style-name="Definition">direktem</text:span></text:a>, <text:a xlink:type="simple" xlink:href="#rek" text:style-name="Internet_20_link" text:visited-style-name="Visited_20_Internet_20_Link"><text:span text:style-name="Definition">rek</text:span></text:a><text:line-break/><text:span text:style-name="T3">ga hao</text:span> – ganz gut<text:line-break/><text:span text:style-name="T3">ga fogeti</text:span> – völlig vergessen<text:line-break/><text:span text:style-name="T3">Yu es ga gande!</text:span> – Du bist ganz schmutzig!<text:line-break/>Deutsch</text:p>
        <text:p text:style-name="Text_20_body"><text:span text:style-name="T3">gadari</text:span> – (zwo) betrügen, verraten<text:line-break/><text:span text:style-name="T3">gadara</text:span> – (kwo) Verrat, Untreue<text:line-break/><text:span text:style-name="T3">gadarnik</text:span> – (kwo) Verräter<text:line-break/><text:span text:style-name="T3">gadare (gadara-ney), gadaralik</text:span> – (kwel) verräterisch, betrügerisch, perfide<text:line-break/>Hindi</text:p>
        <text:p text:style-name="Text_20_body"><text:span text:style-name="T3">gadle</text:span> – (kwel) trübe, matt, schlammig<text:line-break/><text:span text:style-name="T3">gadle akwa</text:span> – trübes Wasser<text:line-break/><text:span text:style-name="T3">fa-gadle</text:span> – (zwo) trüb/matt werden<text:line-break/>Hindi</text:p>
        <text:p text:style-name="Text_20_body"><text:span text:style-name="T3">gaf</text:span> – (kwo) Ausrutscher, Lapsus, Fauxpas<text:line-break/><text:span text:style-name="T3">fai gaf</text:span> – einen Ausrutscher machen</text:p>
        <text:p text:style-name="Text_20_body"><text:bookmark text:name="gai"/><text:span text:style-name="T3">gai</text:span> – (sta) (man) sollte; ziemen, sich geziemen siehe auch: <text:a xlink:type="simple" xlink:href="#mus" text:style-name="Internet_20_link" text:visited-style-name="Visited_20_Internet_20_Link"><text:span text:style-name="Definition">mus</text:span></text:a>, <text:a xlink:type="simple" xlink:href="#nidi" text:style-name="Internet_20_link" text:visited-style-name="Visited_20_Internet_20_Link"><text:span text:style-name="Definition">nidi</text:span></text:a>, <text:a xlink:type="simple" xlink:href="#treba" text:style-name="Internet_20_link" text:visited-style-name="Visited_20_Internet_20_Link"><text:span text:style-name="Definition">treba</text:span></text:a><text:line-break/><text:span text:style-name="T3">Gai bi honeste.</text:span> – Man sollte aufrichtig sein.<text:line-break/><text:span text:style-name="T3">Yu bu gai lanfai.</text:span> – Du solltest nicht faul sein.<text:line-break/><text:span text:style-name="T3">Sempre gai zwo olo tak kom gai.</text:span> – Man sollte immer alles so tun wie es sich geziemt.<text:line-break/><text:span text:style-name="T3">Gai sempre tayari leson bifoo skola.</text:span> – Man sollte immer die Aufgaben vor dem Schulunterricht fertig machen.<text:line-break/><text:span text:style-name="T3">gai-ke</text:span> – (kwel) korrekt, ordentlich, gebührend, angebracht<text:line-break/><text:span text:style-name="T3">bu gai-ke</text:span> – ungebührlich, ungeeignet<text:line-break/><text:span text:style-name="T3">nogaitaa</text:span> – (kwo) Frevel, schändliches Treiben<text:line-break/><text:span text:style-name="T3">Es nogaitaa!</text:span> – Es ist eine Schande! Es ist ein Skandal!<text:line-break/>Mandarin</text:p>
        <text:p text:style-name="Text_20_body"><text:span text:style-name="T3">gaiva</text:span> – (kwo) Möve <text:span text:style-name="T1">(zool.)</text:span><text:line-break/>Portugiesisch, Lettgallisch</text:p>
        <text:p text:style-name="Text_20_body"><text:span text:style-name="T3">gal</text:span> – (kwo) Galle <text:span text:style-name="T1">(med.)</text:span><text:line-break/><text:span text:style-name="T3">gal-pao</text:span> – Gallenblase <text:span text:style-name="T1">(anat.)</text:span><text:line-break/><text:span text:style-name="T3">gal-suantaa</text:span> – Gallensäure</text:p>
        <text:p text:style-name="Text_20_body"><text:bookmark text:name="galga"/><text:span text:style-name="T3">galga</text:span> – (kwo) Galgen Syn.: <text:a xlink:type="simple" xlink:href="#pendi" text:style-name="Internet_20_link" text:visited-style-name="Visited_20_Internet_20_Link"><text:span text:style-name="Definition">pendi</text:span></text:a>-<text:a xlink:type="simple" xlink:href="#kili" text:style-name="Internet_20_link" text:visited-style-name="Visited_20_Internet_20_Link"><text:span text:style-name="Definition">kilika</text:span></text:a></text:p>
        <text:p text:style-name="Text_20_body"><text:span text:style-name="T3">galopi</text:span> – (zwo) galoppieren<text:line-break/><text:span text:style-name="T3">galopa</text:span> – (kwo) Galopp</text:p>
        <text:p text:style-name="Text_20_body"><text:bookmark text:name="galsa"/><text:span text:style-name="T3">galsa</text:span> – (kwo) Nacken, Genick<text:line-break/><text:span text:style-name="T3">galsahar</text:span> – (kwo) Mähne<text:line-break/><text:soft-page-break/><text:span text:style-name="T3">galsatasma</text:span> – (kwo) Halsband vgl. <text:a xlink:type="simple" xlink:href="#kolar" text:style-name="Internet_20_link" text:visited-style-name="Visited_20_Internet_20_Link"><text:span text:style-name="Definition">kolar</text:span></text:a><text:line-break/>Hindi</text:p>
        <text:p text:style-name="Text_20_body"><text:span text:style-name="T3">galta</text:span> – (kwo) Fehler<text:line-break/><text:span text:style-name="T3">galti</text:span> – (zwo) irren, täuschen, Fehler machen<text:line-break/><text:span text:style-name="T3">galte (galta-ney)</text:span> – (kwel) falsch, fehlerhaft, irrig<text:line-break/>Arabisch</text:p>
        <text:p text:style-name="Text_20_body"><text:span text:style-name="T3">gamande</text:span> – (kwel) hochmütig, eingebildet<text:line-break/><text:span text:style-name="T3">gamanditaa</text:span> – (kwo) Arroganz, Hochmut, Einbildung, Dünkel<text:line-break/>Hindi</text:p>
        <text:p text:style-name="Text_20_body"><text:span text:style-name="T3">gamba</text:span> – (kwo) Bein<text:line-break/><text:span text:style-name="T3">stula gamba</text:span> – Stuhlbein</text:p>
        <text:p text:style-name="Text_20_body"><text:span text:style-name="T3">gambeta</text:span> – (kwo) Garnele <text:span text:style-name="T1">(zool.)</text:span></text:p>
        <text:p text:style-name="Text_20_body"><text:bookmark text:name="gambir"/><text:span text:style-name="T3">gambir</text:span> – (kwel) ernsthaft, gravierend Syn.: <text:a xlink:type="simple" xlink:href="#seriose" text:style-name="Internet_20_link" text:visited-style-name="Visited_20_Internet_20_Link"><text:span text:style-name="Definition">seriose</text:span></text:a></text:p>
        <text:p text:style-name="Text_20_body"><text:bookmark text:name="gami"/><text:span text:style-name="T3">gami</text:span> – (zwo) heiraten <text:span text:style-name="T1">(intr./tr.)</text:span> Ant.: <text:a xlink:type="simple" xlink:href="#degami" text:style-name="Internet_20_link" text:visited-style-name="Visited_20_Internet_20_Link"><text:span text:style-name="Definition">degami</text:span></text:a><text:line-break/><text:span text:style-name="T3">gamifi</text:span> – (zwo) heiraten <text:span text:style-name="T1">(intr.)</text:span><text:line-break/><text:span text:style-name="T3">gamer, gamifer</text:span> – (kwo) Braut/Bräutigam auch: <text:a xlink:type="simple" xlink:href="#dulha" text:style-name="Internet_20_link" text:visited-style-name="Visited_20_Internet_20_Link"><text:span text:style-name="Definition">dulho, dulhina</text:span></text:a><text:line-break/><text:span text:style-name="T3">gaming</text:span> – (kwo) Hochzeit<text:line-break/><text:span text:style-name="T3">gamifesta</text:span> – (kwo) Hochzeitsfeier<text:line-break/><text:span text:style-name="T3">gamisi</text:span> – (zwo) heiraten <text:span text:style-name="T1">(tr.)</text:span><text:line-break/><text:span text:style-name="T3">gami-ney</text:span> – (kwel) verheiratet<text:line-break/><text:span text:style-name="T3">gama, gamitura</text:span> – (kwo) Ehe<text:line-break/><text:span text:style-name="T3">gamijen</text:span> – (kwo) Ehepartner<text:line-break/><text:span text:style-name="T3">gamiman</text:span> – (kwo) Ehemann auch: <text:a xlink:type="simple" xlink:href="#man" text:style-name="Internet_20_link" text:visited-style-name="Visited_20_Internet_20_Link"><text:span text:style-name="Definition">ko-man</text:span></text:a>, <text:a xlink:type="simple" xlink:href="#mursha" text:style-name="Internet_20_link" text:visited-style-name="Visited_20_Internet_20_Link"><text:span text:style-name="Definition">mursha</text:span></text:a><text:line-break/><text:span text:style-name="T3">gamigina</text:span> – (kwo) Ehefrau auch: <text:a xlink:type="simple" xlink:href="#gina" text:style-name="Internet_20_link" text:visited-style-name="Visited_20_Internet_20_Link"><text:span text:style-name="Definition">ko-gina</text:span></text:a>, <text:a xlink:type="simple" xlink:href="#molya" text:style-name="Internet_20_link" text:visited-style-name="Visited_20_Internet_20_Link"><text:span text:style-name="Definition">molya</text:span></text:a><text:line-break/><text:span text:style-name="T3">bugamnik</text:span> – (kwo) Junggeselle<text:line-break/><text:span text:style-name="T3">ausengama-ney</text:span> – (kwel) außerehelich<text:line-break/><text:span text:style-name="T3">gamiburoo</text:span> – (kwo) Partnervermittlung<text:line-break/>Griechisch</text:p>
        <text:p text:style-name="Text_20_body"><text:span text:style-name="T3">gamusa</text:span> – (kwo) Fensterleder<text:line-break/>Spanisch</text:p>
        <text:p text:style-name="Text_20_body"><text:span text:style-name="T3">gana</text:span> – (kwo) Lied<text:line-break/><text:span text:style-name="T3">statagana</text:span> – Nationalhymne<text:line-break/><text:span text:style-name="T3">gani</text:span> – (zwo) singen<text:line-break/><text:span text:style-name="T3">gani-ki</text:span> – (zwo) Summen; leise singen<text:line-break/><text:span text:style-name="T3">ganer</text:span> – (kwo) Sänger<text:line-break/>Arabisch</text:p>
        <text:p text:style-name="Text_20_body"><text:span text:style-name="T3">gande</text:span> – (kwel) schmutzig; unanständig<text:line-break/><text:span text:style-name="T3">gandisi (mah-gande)</text:span> – (zwo) schmutzig machen, verunreinigen<text:line-break/><text:span text:style-name="T3">gandifi (fa-gande)</text:span> – (zwo) schmutzig werden<text:line-break/><text:soft-page-break/><text:span text:style-name="T3">gandi</text:span> – (zwo) verschmutzen<text:line-break/><text:span text:style-name="T3">ganditaa</text:span> – (kwo) Schmutz, Dreck, Verunreinigung<text:line-break/><text:span text:style-name="T3">gandenik</text:span> – (kwo) schlampige/unsaubere Person<text:line-break/>Hindi</text:p>
        <text:p text:style-name="Text_20_body"><text:bookmark text:name="gansa"/><text:span text:style-name="T3">gansa</text:span> – (kwo) Gans <text:span text:style-name="T1">(zool.)</text:span> vgl. <text:a xlink:type="simple" xlink:href="#hansa" text:style-name="Internet_20_link" text:visited-style-name="Visited_20_Internet_20_Link"><text:span text:style-name="Definition">hansa</text:span></text:a><text:line-break/><text:span text:style-name="T3">gin-gansa (gansina)</text:span> – (kwo) weibl. Gans<text:line-break/><text:span text:style-name="T3">man-gansa (ganso)</text:span> – (kwo) männl. Gans, Ganter<text:line-break/><text:span text:style-name="T3">yungansa</text:span> – (kwo) Gänseküken<text:line-break/><text:span text:style-name="T3">gansamasu</text:span> – (kwo) Gänsefleisch<text:line-break/>Tagalog</text:p>
        <text:p text:style-name="Text_20_body"><text:span text:style-name="T3">ganta</text:span> – (kwo) Handschuh<text:line-break/><text:span text:style-name="T3">piga ganta</text:span> – Lederhandschuh<text:line-break/><text:span text:style-name="T3">dwa para ganta</text:span> – zwei Paar Handschuhe</text:p>
        <text:p text:style-name="Text_20_body"><text:span text:style-name="T3">gao</text:span> – (kwel, komo) hoch<text:line-break/><text:span text:style-name="T3">mah-gao</text:span> – (zwo) hoch machen, erhöhen, emporheben<text:line-break/><text:span text:style-name="T3">fa-gao</text:span> – (zwo) höher werden, vergrößern<text:line-break/><text:span text:style-name="T3">gaotaa</text:span> – (kwo) Höhe<text:line-break/><text:span text:style-name="T3">gaoley</text:span> – (kwel) höher (mit gesteigerter Komplexität oder Ausarbeitung)<text:line-break/><text:span text:style-name="T3">gaoley talim</text:span> – höhere Bildung<text:line-break/>Mandarin</text:p>
        <text:p text:style-name="Text_20_body"><text:bookmark text:name="gap"/><text:span text:style-name="T3">gap</text:span> – (kwo) Lücke<text:line-break/><text:span text:style-name="T3">gapi</text:span> – (zwo) klaffen (weit geöffnet) vgl. <text:a xlink:type="simple" xlink:href="#guapi" text:style-name="Internet_20_link" text:visited-style-name="Visited_20_Internet_20_Link"><text:span text:style-name="Definition">guapi</text:span></text:a></text:p>
        <text:p text:style-name="Text_20_body"><text:span text:style-name="T3">garabel</text:span> – (kwo) Spatz, Sperling <text:span text:style-name="T1">(zool.)</text:span><text:line-break/>Sambahsa, Albanisch</text:p>
        <text:p text:style-name="Text_20_body"><text:span text:style-name="T3">garaja</text:span> – (kwo) Garage</text:p>
        <text:p text:style-name="Text_20_body"><text:span text:style-name="T3">garantia</text:span> – (kwo) Garantie<text:line-break/><text:span text:style-name="T3">pet-yar-ney garantia</text:span> – eine 5-Jahres-Garantie<text:line-break/><text:span text:style-name="T3">garanti</text:span> – (zwo) garantieren<text:line-break/><text:span text:style-name="T3">garanter</text:span> – (kwo) Garantiegeber, Garant</text:p>
        <text:p text:style-name="Text_20_body"><text:span text:style-name="T3">garbar</text:span> – (kwo) Tumult, Getümmel, Geschäftigkeit<text:line-break/>Hindi</text:p>
        <text:p text:style-name="Text_20_body"><text:bookmark text:name="garden"/><text:span text:style-name="T3">garden</text:span> – (kwo) Garten<text:line-break/><text:span text:style-name="T3">kindagarden</text:span> – (kwo) Kindergarten<text:line-break/><text:span text:style-name="T3">legumgarden</text:span> – (kwo) Gemüsegarten<text:line-break/><text:span text:style-name="T3">zoo-garden</text:span> – (kwo) zoologischer Garten, Zoo auch: <text:a xlink:type="simple" xlink:href="#zoo" text:style-name="Internet_20_link" text:visited-style-name="Visited_20_Internet_20_Link"><text:span text:style-name="Definition">zoo</text:span></text:a></text:p>
        <text:p text:style-name="Text_20_body"><text:span text:style-name="T3">gardi</text:span> – (zwo) bewachen, (be-)hüten, schützen<text:line-break/><text:span text:style-name="T3">garda</text:span> – (kwo) Wache, Bewachung, Schutz<text:line-break/><text:span text:style-name="T3">gardiyuan</text:span> – (kwo) Wachmann<text:line-break/><text:soft-page-break/><text:span text:style-name="T3">gardika</text:span> – (kwo) Schutzvorrichtung, Schutzeinrichtung</text:p>
        <text:p text:style-name="Text_20_body"><text:span text:style-name="T3">gargari</text:span> – (zwo) gurgeln<text:line-break/>Türkisch</text:p>
        <text:p text:style-name="Text_20_body"><text:bookmark text:name="gari"/><text:span text:style-name="T3">gari</text:span> – (kwo) Wagen<text:line-break/><text:span text:style-name="T3">bebi gari</text:span> – Kinderwagen<text:line-break/><text:span text:style-name="T3">garijen</text:span> – (kwo) Kutscher<text:line-break/><text:span text:style-name="T3">garikin</text:span> – (kwo) Karre<text:line-break/>Hindi</text:p>
        <text:p text:style-name="Text_20_body"><text:bookmark text:name="garibe"/><text:span text:style-name="T3">garibe</text:span> – (kwel) fremd<text:line-break/><text:span text:style-name="T3">gariba</text:span> – (kwo) Fremder vgl. <text:a xlink:type="simple" xlink:href="#auslanda" text:style-name="Internet_20_link" text:visited-style-name="Visited_20_Internet_20_Link"><text:span text:style-name="Definition">auslandajen</text:span></text:a><text:line-break/>Arabisch</text:p>
        <text:p text:style-name="Text_20_body"><text:span text:style-name="T3">garja</text:span> – (kwo) Gewitter<text:line-break/>Hindi</text:p>
        <text:p text:style-name="Text_20_body"><text:span text:style-name="T3">garma</text:span> – (kwo) Hitze<text:line-break/><text:span text:style-name="T3">garme (garma-ney)</text:span> – (kwel) heiß<text:line-break/><text:span text:style-name="T3">Es garme.</text:span> – Es ist heiß.<text:line-break/><text:span text:style-name="T3">Me sta garme.</text:span> – Mir ist heiß.<text:line-break/><text:span text:style-name="T3">garmitaa</text:span> – (kwo) die Hitze<text:line-break/><text:span text:style-name="T3">garmi</text:span> – (zwo) erhitzen <text:span text:style-name="T1">(intr./tr.)</text:span><text:line-break/><text:span text:style-name="T3">garmifi (fa-garme)</text:span> – (zwo) heiß werden<text:line-break/><text:span text:style-name="T3">garmisi (mah-garme)</text:span> – (zwo) heiß machen<text:line-break/><text:span text:style-name="T3">garming</text:span> – (kwo) Erhitzen<text:line-break/><text:span text:style-name="T3">garmiser</text:span> – (kwo) Heizer <text:span text:style-name="T1">(Gerät)</text:span><text:line-break/>Hindi</text:p>
        <text:p text:style-name="Text_20_body"><text:span text:style-name="T3">garoba</text:span> – (kwo) Johannisbrot <text:span text:style-name="T1">(bot.)</text:span><text:line-break/><text:span text:style-name="T3">garoba-baum</text:span> – Johannisbrotbaum<text:line-break/>Arabisch</text:p>
        <text:p text:style-name="Text_20_body"><text:span text:style-name="T3">garson</text:span> – (kwo) Ober, Bedienung<text:line-break/>Türkisch</text:p>
        <text:p text:style-name="Text_20_body"><text:span text:style-name="T3">garwe</text:span> – (kwel) stolz<text:line-break/><text:span text:style-name="T3">garwi, garwefai</text:span> – (zwo) stolz sein<text:line-break/><text:span text:style-name="T3">garwi por koysa</text:span> – auf etw. stolz sein<text:line-break/><text:span text:style-name="T3">garwitaa</text:span> – (kwo) Stolz<text:line-break/>Hindi</text:p>
        <text:p text:style-name="Text_20_body"><text:span text:style-name="T3">gas</text:span> – (kwo) Gas<text:line-break/><text:span text:style-name="T3">gas-ney</text:span> – (kwel) gasförmig<text:line-break/><text:span text:style-name="T3">gasisi</text:span> – (zwo) vergasen; begasen<text:line-break/><text:span text:style-name="T3">gasisa</text:span> – (kwo) Vergasung; Begasung<text:line-break/><text:span text:style-name="T3">gasyuan</text:span> – (kwo) Gasmann<text:line-break/><text:soft-page-break/><text:span text:style-name="T3">gaspiwat, gaska</text:span> – (kwo) Brausegetränk</text:p>
        <text:p text:style-name="Text_20_body"><text:span text:style-name="T3">gasela</text:span> – (kwo) Gazelle <text:span text:style-name="T1">(zool.)</text:span></text:p>
        <text:p text:style-name="Text_20_body"><text:span text:style-name="T3">gaseta</text:span> – (kwo) Zeitung<text:line-break/>Russisch</text:p>
        <text:p text:style-name="Text_20_body"><text:span text:style-name="T3">gason</text:span> – (kwo) Rasen, Wiese<text:line-break/>Russisch</text:p>
        <text:p text:style-name="Text_20_body"><text:span text:style-name="T3">gasta</text:span> – (kwo) Gast<text:line-break/><text:span text:style-name="T3">gasti</text:span> – (zwo) Gast sein, zu Besuch sein<text:line-break/><text:span text:style-name="T3">gasti she amiga</text:span> – bei einem Freund zu Besuch sein<text:line-break/><text:span text:style-name="T3">gastaguan</text:span> – (kwo) Hotel, Pension<text:line-break/><text:span text:style-name="T3">gastashamba</text:span> – (kwo) Wohnzimmer, Salon</text:p>
        <text:p text:style-name="Text_20_body"><text:span text:style-name="T3">gata</text:span> – (kwo) Straße<text:line-break/><text:span text:style-name="T3">fai gata</text:span> – draußen sein; bummeln<text:line-break/><text:span text:style-name="T3">gata-ki</text:span> – (kwo) Seitenstraße<text:line-break/>Schwedisch</text:p>
        <text:p text:style-name="Text_20_body"><text:bookmark text:name="gaurawe"/><text:span text:style-name="T3">gaurawe</text:span> – (kwel) erheblich, beträchtlich, wesentlich; imposant, einflussreich Syn.: <text:a xlink:type="simple" xlink:href="#solide" text:style-name="Internet_20_link" text:visited-style-name="Visited_20_Internet_20_Link"><text:span text:style-name="Definition">solide</text:span></text:a><text:line-break/>Hindi</text:p>
        <text:p text:style-name="Text_20_body"><text:span text:style-name="T3">gavahi</text:span> – (zwo) bezeugen<text:line-break/><text:span text:style-name="T3">gavaha</text:span> – (kwo) Aussage<text:line-break/><text:span text:style-name="T3">gavaher</text:span> – (kwo) Zeuge<text:line-break/><text:span text:style-name="T3">oko-gavaher</text:span> – Augenzeuge<text:line-break/>Hindi</text:p>
        <text:p text:style-name="Text_20_body"><text:span text:style-name="T3">gayar</text:span> – (kwo) Bursche, Typ, Kerl<text:line-break/><text:span text:style-name="T3">gayarina</text:span> – (kwo) Frauenzimmer, Tussi<text:line-break/>Französisch</text:p>
        <text:p text:style-name="Text_20_body"><text:span text:style-name="T3">gaza</text:span> – (kwo) Gaze <text:span text:style-name="T1">(dünner Stoff)</text:span></text:p>
        <text:p text:style-name="Text_20_body"><text:bookmark text:name="ge"/><text:span text:style-name="T3">ge</text:span> – 1) (kwo) Stück (einzelnes Teil) vgl. <text:a xlink:type="simple" xlink:href="#pes" text:style-name="Internet_20_link" text:visited-style-name="Visited_20_Internet_20_Link"><text:span text:style-name="Definition">pes</text:span></text:a><text:line-break/><text:span text:style-name="T3">pet dolar per ge</text:span> – fünf einzelne Dollar<text:line-break/>Mandarin<text:line-break/>2) <text:span text:style-name="T1">der Buchstabe</text:span> G</text:p>
        <text:p text:style-name="Text_20_body"><text:span text:style-name="T3">-ge</text:span> – (gramatika) <text:span text:style-name="T1">Einzahl (Singular)</text:span> [optional]<text:line-break/><text:span text:style-name="T3">auto-ge</text:span> – ein Auto<text:line-break/><text:span text:style-name="T3">jen-ge</text:span> – eine Person</text:p>
        <text:p text:style-name="Text_20_body"><text:span text:style-name="T3">geda</text:span> – (kwo) Hecht <text:span text:style-name="T1">(zool.)</text:span><text:line-break/>Isländisch</text:p>
        <text:p text:style-name="Text_20_body"><text:span text:style-name="T3">gei</text:span> – (gramatika) <text:span text:style-name="T1">»wird gerade, wird in diesem Moment« (Passiv)</text:span><text:line-break/><text:soft-page-break/><text:span text:style-name="T3">Gunsa gei zwo.</text:span> – Die Arbeit wird gerade getan.<text:line-break/><text:span text:style-name="T3">Kitaba gei lekti.</text:span> – Das Buch wird gerade gelesen.</text:p>
        <text:p text:style-name="Text_20_body"><text:bookmark text:name="geim"/><text:span text:style-name="T3">geim</text:span> – (kwo) Spiel vgl. <text:a xlink:type="simple" xlink:href="#plei" text:style-name="Internet_20_link" text:visited-style-name="Visited_20_Internet_20_Link"><text:span text:style-name="Definition">pleisa</text:span></text:a><text:line-break/><text:span text:style-name="T3">video-geim</text:span> – Video-Spiel<text:line-break/><text:span text:style-name="T3">worda-geim</text:span> – Wortspiel<text:line-break/><text:span text:style-name="T3">hima/saif geimes</text:span> – Winter-/Sommer-Spiele</text:p>
        <text:p text:style-name="Text_20_body"><text:span text:style-name="T3">geit</text:span> – (kwo) Tor, Pforte</text:p>
        <text:p text:style-name="Text_20_body"><text:bookmark text:name="gela"/><text:span text:style-name="T3">gela</text:span> – (kwo) Mädchen siehe auch: <text:a xlink:type="simple" xlink:href="#yunge" text:style-name="Internet_20_link" text:visited-style-name="Visited_20_Internet_20_Link"><text:span text:style-name="Definition">yungina</text:span></text:a> Ant.: <text:a xlink:type="simple" xlink:href="#boy" text:style-name="Internet_20_link" text:visited-style-name="Visited_20_Internet_20_Link"><text:span text:style-name="Definition">boy</text:span></text:a></text:p>
        <text:p text:style-name="Text_20_body"><text:span text:style-name="T3">gemi</text:span> – (zwo) ächzen, stöhnen, jammern<text:line-break/><text:span text:style-name="T3">gema</text:span> – (kwo) Ächzen, Stöhnen, Jammern</text:p>
        <text:p text:style-name="Text_20_body"><text:span text:style-name="T3">gen</text:span> – (kwo) Gen <text:span text:style-name="T1">(biol.)</text:span><text:line-break/>Niederländisch</text:p>
        <text:p text:style-name="Text_20_body"><text:span text:style-name="T3">general</text:span> – (kwo) General (Kommandeur)<text:line-break/>Türkisch</text:p>
        <text:p text:style-name="Text_20_body"><text:bookmark text:name="generale"/><text:span text:style-name="T3">generale</text:span> – (kwel) generell, allgemein vgl. <text:a xlink:type="simple" xlink:href="#sarwe" text:style-name="Internet_20_link" text:visited-style-name="Visited_20_Internet_20_Link"><text:span text:style-name="Definition">sarwe</text:span></text:a><text:line-break/><text:span text:style-name="T3">generalem</text:span> – (komo) generell<text:line-break/><text:span text:style-name="T3">generalisi</text:span> – (zwo) generalisieren, verallgemeinern<text:line-break/><text:span text:style-name="T3">generalisa</text:span> – (kwo) Generalisation, Verallgemeinerung</text:p>
        <text:p text:style-name="Text_20_body"><text:span text:style-name="T3">generasion</text:span> – (kwo) Generation</text:p>
        <text:p text:style-name="Text_20_body"><text:span text:style-name="T3">generati</text:span> – (zwo) generieren, erzeugen<text:line-break/><text:span text:style-name="T3">generati elektritaa</text:span> – Elektrizität erzeugen<text:line-break/><text:span text:style-name="T3">generative</text:span> – (kwel) generativ, fruchtbar<text:line-break/><text:span text:style-name="T3">generata</text:span> – (kwo) Generierung</text:p>
        <text:p text:style-name="Text_20_body"><text:span text:style-name="T3">genetika</text:span> – (kwo) Genetik, Vererbungslehre<text:line-break/><text:span text:style-name="T3">genetike</text:span> – (kwel) genetical</text:p>
        <text:p text:style-name="Text_20_body"><text:span text:style-name="T3">genia</text:span> – (kwo) Genie, Genius<text:line-break/><text:span text:style-name="T3">geniale</text:span> – (kwel) genial, geistreich<text:line-break/><text:span text:style-name="T3">genialem</text:span> – (komo) genial, geistreich<text:line-break/><text:span text:style-name="T3">genialitaa</text:span> – (kwo) Genialität, Erfindungsgabe<text:line-break/><text:span text:style-name="T3">genialnik</text:span> – (kwo) Genie (Person)</text:p>
        <text:p text:style-name="Text_20_body"><text:span text:style-name="T3">genosida</text:span> – (kwo) Genozid, Völkermord<text:line-break/><text:span text:style-name="T3">genosodi</text:span> – (zwo) Genozid durchführen</text:p>
        <text:p text:style-name="Text_20_body"><text:span text:style-name="T3">genra</text:span> – (kwo) Gattung, Genre</text:p>
        <text:p text:style-name="Text_20_body"><text:span text:style-name="T3">genta</text:span> – (kwo) Verwandtschaft, Sippe, Volksgruppe</text:p>
        <text:p text:style-name="Text_20_body"><text:bookmark text:name="genu"/><text:span text:style-name="T3">genu</text:span> – (kwo) Knie<text:line-break/><text:soft-page-break/><text:span text:style-name="T3">genu jor</text:span> – Kniegelenk<text:line-break/><text:span text:style-name="T3">genukapak</text:span> – (kwo) Kniescheibe, Patella<text:line-break/><text:span text:style-name="T3">genui</text:span> – (kwo) knien<text:line-break/><text:span text:style-name="T3">lwo-genui</text:span> – auf die Knie fallen, hinknien</text:p>
        <text:p text:style-name="Text_20_body"><text:span text:style-name="T3">genuflexa</text:span> – (kwo) Kniefall, Kniebeugung siehe: <text:a xlink:type="simple" xlink:href="#genu" text:style-name="Internet_20_link" text:visited-style-name="Visited_20_Internet_20_Link"><text:span text:style-name="Definition">genu</text:span></text:a>, <text:a xlink:type="simple" xlink:href="#flexi" text:style-name="Internet_20_link" text:visited-style-name="Visited_20_Internet_20_Link"><text:span text:style-name="Definition">flexa</text:span></text:a></text:p>
        <text:p text:style-name="Text_20_body"><text:bookmark text:name="geografia"/><text:span text:style-name="T3">geografia</text:span> – (kwo) Geografie, Erdkunde<text:line-break/><text:span text:style-name="T3">geografier</text:span> – (kwo) Geograf<text:line-break/>Griechisch</text:p>
        <text:p text:style-name="Text_20_body"><text:span text:style-name="T3">geologia</text:span> – (kwo) Geologie</text:p>
        <text:p text:style-name="Text_20_body"><text:span text:style-name="T3">geometria</text:span> – (kwo) Geometrie</text:p>
        <text:p text:style-name="Text_20_body"><text:span text:style-name="T3">gerania</text:span> – (kwo) Geranie <text:span text:style-name="T1">(bot.)</text:span></text:p>
        <text:p text:style-name="Text_20_body"><text:span text:style-name="T3">gerba</text:span> – (kwo) Wappen</text:p>
        <text:p text:style-name="Text_20_body"><text:span text:style-name="T3">gerbila</text:span> – (kwo) Wüstenrennmaus <text:span text:style-name="T1">(zool.)</text:span></text:p>
        <text:p text:style-name="Text_20_body"><text:span text:style-name="T3">germanike</text:span> – (kwel) germanisch<text:line-break/><text:span text:style-name="T3">germanike lingwas</text:span> – germanische Sprachen</text:p>
        <text:p text:style-name="Text_20_body"><text:span text:style-name="T3">gesi</text:span> – (zwo) raten, vermuten, schätzen<text:line-break/><text:span text:style-name="T3">gesa</text:span> – (kwo) Vermutung, Schätzung<text:line-break/><text:span text:style-name="T3">gesing</text:span> – (kwo) Raten, Vermuten</text:p>
        <text:p text:style-name="Text_20_body"><text:span text:style-name="T3">geti</text:span> – (zwo) hinkommen, hineingeraten<text:line-break/><text:span text:style-name="T3">geti a dom</text:span> – nach Hause kommen<text:line-break/><text:span text:style-name="T3">geti inu kaptika</text:span> – in eine Falle geraten<text:line-break/><text:span text:style-name="T3">geti aus koylok</text:span> – irgendwo herauskommen</text:p>
        <text:p text:style-name="Text_20_body"><text:span text:style-name="T3">gey</text:span> – (kwo) homosexuelle Person</text:p>
        <text:p text:style-name="Text_20_body"><text:bookmark text:name="gida"/><text:span text:style-name="T3">gida</text:span> – (kwo) Führer, Leiter (Person oder Sache)<text:line-break/><text:span text:style-name="T3">gidi</text:span> – (zwo) führen, leiten<text:line-break/><text:span text:style-name="T3">gei gidi bay koysa</text:span> – durch etw. geführt werden</text:p>
        <text:p text:style-name="Text_20_body"><text:span text:style-name="T3">gidiwanda</text:span> – (kwo) geführte Wanderung, Tour siehe: <text:a xlink:type="simple" xlink:href="#gida" text:style-name="Internet_20_link" text:visited-style-name="Visited_20_Internet_20_Link"><text:span text:style-name="Definition">gidi</text:span></text:a>, <text:a xlink:type="simple" xlink:href="#wandi" text:style-name="Internet_20_link" text:visited-style-name="Visited_20_Internet_20_Link"><text:span text:style-name="Definition">wanda</text:span></text:a></text:p>
        <text:p text:style-name="Text_20_body"><text:span text:style-name="T3">giganta</text:span> – (kwo) Gigant<text:line-break/><text:span text:style-name="T3">gigante (giganta-ney)</text:span> – (kwel) gigantisch</text:p>
        <text:p text:style-name="Text_20_body"><text:span text:style-name="T3">gimnastika</text:span> – (kwo) Gymnastik<text:line-break/><text:span text:style-name="T3">gimnastike</text:span> – (kwel) gymnastisch</text:p>
        <text:p text:style-name="Text_20_body"><text:bookmark text:name="gin"/><text:span text:style-name="T3">gin-</text:span> – (syao) <text:span text:style-name="T1">»weiblich«</text:span> Ant.: <text:a xlink:type="simple" xlink:href="#man2" text:style-name="Internet_20_link" text:visited-style-name="Visited_20_Internet_20_Link"><text:span text:style-name="Definition">man-</text:span></text:a><text:span text:style-name="T4">2</text:span><text:line-break/><text:span text:style-name="T3">gin-studenta</text:span> – Studentin<text:line-break/><text:span text:style-name="T3">gin-dogа</text:span> – Hündin</text:p>
        <text:p text:style-name="Text_20_body"><text:bookmark text:name="gina"/><text:soft-page-break/><text:span text:style-name="T3">gina</text:span> – (kwo) Frau auch: ginjen<text:line-break/><text:span text:style-name="T3">ginalik</text:span> – (kwel) weiblich<text:line-break/><text:span text:style-name="T3">ginaliknesa</text:span> – (kwo) Fraulichkeit, Weiblichkeit<text:line-break/><text:span text:style-name="T3">ko-gina</text:span> – (kwo) Gefährtin; Ehefrau auch: <text:a xlink:type="simple" xlink:href="#gami" text:style-name="Internet_20_link" text:visited-style-name="Visited_20_Internet_20_Link"><text:span text:style-name="Definition">gamigina</text:span></text:a>, <text:a xlink:type="simple" xlink:href="#molya" text:style-name="Internet_20_link" text:visited-style-name="Visited_20_Internet_20_Link"><text:span text:style-name="Definition">molya</text:span></text:a><text:line-break/><text:span text:style-name="T3">ginnik</text:span> – (kwo) Frauenheld, Schürzenjäger<text:line-break/>Griechisch</text:p>
        <text:p text:style-name="Text_20_body"><text:span text:style-name="T3">ginea</text:span> – (kwo) Guinea <text:span text:style-name="T1">(brit. Goldmünze)</text:span><text:line-break/>Englisch</text:p>
        <text:p text:style-name="Text_20_body"><text:span text:style-name="T3">ginestra</text:span> – (kwo) Ginster <text:span text:style-name="T1">(bot.)</text:span></text:p>
        <text:p text:style-name="Text_20_body"><text:span text:style-name="T3">gipsa</text:span> – (kwo) Gips</text:p>
        <text:p text:style-name="Text_20_body"><text:span text:style-name="T3">girlanda</text:span> – (kwo) Girlande</text:p>
        <text:p text:style-name="Text_20_body"><text:span text:style-name="T3">gitara</text:span> – (kwo) Gitarre<text:line-break/>Azeri</text:p>
        <text:p text:style-name="Text_20_body"><text:span text:style-name="T3">gladi</text:span> – (zwo) streichen (mit der Hand über die Oberfläche von etw.)<text:line-break/>Russisch</text:p>
        <text:p text:style-name="Text_20_body"><text:bookmark text:name="glan"/><text:span text:style-name="T3">glan</text:span> – (zwo) glänzend/leuchtend sein<text:line-break/><text:span text:style-name="T3">glan-she</text:span> – (kwel) glänzend, leuchtend, glatt Ant.: <text:a xlink:type="simple" xlink:href="#matove" text:style-name="Internet_20_link" text:visited-style-name="Visited_20_Internet_20_Link"><text:span text:style-name="Definition">matove</text:span></text:a><text:line-break/><text:span text:style-name="T3">glansa</text:span> – (kwo) Glanz, Schein, Brillianz<text:line-break/><text:span text:style-name="T3">mah-glan</text:span> – (zwo) glänzend machen<text:line-break/>Russisch</text:p>
        <text:p text:style-name="Text_20_body"><text:span text:style-name="T3">glanda</text:span> – (kwo) Drüse <text:span text:style-name="T1">(anat.)</text:span></text:p>
        <text:p text:style-name="Text_20_body"><text:bookmark text:name="glas"/><text:span text:style-name="T3">glas</text:span> – (kwo) Glas <text:span text:style-name="T1">(Material)</text:span> vgl. <text:a xlink:type="simple" xlink:href="#glasa" text:style-name="Internet_20_link" text:visited-style-name="Visited_20_Internet_20_Link"><text:span text:style-name="Definition">glasa</text:span></text:a><text:line-break/><text:span text:style-name="T3">glas-ney</text:span> – (kwel) gläsern<text:line-break/><text:span text:style-name="T3">glas bartan</text:span> – Glasgefäß<text:line-break/><text:span text:style-name="T3">glaslik</text:span> – (kwel) glasartig, glasig, spiegelglatt<text:line-break/><text:span text:style-name="T3">glaska</text:span> – (kwo) etw. aus Glas; gläserner Krug, Karaffe<text:line-break/><text:span text:style-name="T3">jemglaska</text:span> – (kwo) Marmeladenglas</text:p>
        <text:p text:style-name="Text_20_body"><text:bookmark text:name="glasa"/><text:span text:style-name="T3">glasa</text:span> – (kwo) Glas <text:span text:style-name="T1">(Gefäß)</text:span> vgl. <text:a xlink:type="simple" xlink:href="#glas" text:style-name="Internet_20_link" text:visited-style-name="Visited_20_Internet_20_Link"><text:span text:style-name="Definition">glas</text:span></text:a><text:line-break/><text:span text:style-name="T3">glasakin</text:span> – (kwo) kleines Trinkglas</text:p>
        <text:p text:style-name="Text_20_body"><text:bookmark text:name="glate"/><text:span text:style-name="T3">glate</text:span> – (kwel) glatt Ant.: <text:a xlink:type="simple" xlink:href="#karke" text:style-name="Internet_20_link" text:visited-style-name="Visited_20_Internet_20_Link"><text:span text:style-name="Definition">karke</text:span></text:a><text:line-break/><text:span text:style-name="T3">glatifi (fa-glate)</text:span> – (zwo) glatt werden<text:line-break/><text:span text:style-name="T3">glatisi (mah-glate)</text:span> – (zwo) glätten<text:line-break/>Deutsch</text:p>
        <text:p text:style-name="Text_20_body"><text:span text:style-name="T3">glidi</text:span> – (zwo) gleiten, rutschen<text:line-break/><text:span text:style-name="T3">gliding</text:span> – (kwo) Gleiten, Rutschen<text:line-break/><text:span text:style-name="T3">glide</text:span> – (kwel) glitschig, rutschig</text:p>
        <text:p text:style-name="Text_20_body"><text:soft-page-break/><text:span text:style-name="T3">glimi</text:span> – (zwo) glimmern, flimmern, flackern<text:line-break/><text:span text:style-name="T3">stara glimi</text:span> – Sterne flackern<text:line-break/>Deutsch</text:p>
        <text:p text:style-name="Text_20_body"><text:span text:style-name="T3">glina</text:span> – (kwo) Ton; Lehm<text:line-break/>Polnisch</text:p>
        <text:p text:style-name="Text_20_body"><text:bookmark text:name="globa"/><text:span text:style-name="T3">globa</text:span> – (kwo) Sphäre, Kugel; Erdkugel vgl. <text:a xlink:type="simple" xlink:href="#globus" text:style-name="Internet_20_link" text:visited-style-name="Visited_20_Internet_20_Link"><text:span text:style-name="Definition">globus</text:span></text:a><text:line-break/><text:span text:style-name="T3">globale</text:span> – (kwel) global</text:p>
        <text:p text:style-name="Text_20_body"><text:bookmark text:name="globus"/><text:span text:style-name="T3">globus</text:span> – (kwo) Globus (kugelförmiges Modell der Erde oder eines anderen Planeten) vgl. <text:a xlink:type="simple" xlink:href="#globa" text:style-name="Internet_20_link" text:visited-style-name="Visited_20_Internet_20_Link"><text:span text:style-name="Definition">globa</text:span></text:a></text:p>
        <text:p text:style-name="Text_20_body"><text:span text:style-name="T3">glodi</text:span> – (zwo) nagen<text:line-break/>Russisch</text:p>
        <text:p text:style-name="Text_20_body"><text:bookmark text:name="glok"/><text:span text:style-name="T3">glok</text:span> – (kwo) Glocke<text:line-break/><text:span text:style-name="T3">gloki</text:span> – (zwo) schellen, läuten, klingeln<text:line-break/>Deutsch</text:p>
        <text:p text:style-name="Text_20_body"><text:span text:style-name="T3">gloria</text:span> – (kwo) Ruhm, Pracht, Herrlichkeit<text:line-break/><text:span text:style-name="T3">gloria-ney</text:span> – (kwel) glorreich, prächtig<text:line-break/><text:span text:style-name="T3">glorisi</text:span> – (zwo) glorifizieren, verherrlichen<text:line-break/><text:span text:style-name="T3">glorisa</text:span> – (kwo) Glorifizierung, Verherrlichung</text:p>
        <text:p text:style-name="Text_20_body"><text:span text:style-name="T3">gloti</text:span> – (zwo) schlucken<text:line-break/><text:span text:style-name="T3">glota</text:span> – (kwo) Schluck<text:line-break/><text:span text:style-name="T3">gloting</text:span> – (kwo) Schlucken<text:line-break/><text:span text:style-name="T3">misgloti</text:span> – (zwo) sich verschlucken<text:line-break/>Russisch</text:p>
        <text:p text:style-name="Text_20_body"><text:bookmark text:name="glu"/><text:span text:style-name="T3">glu</text:span> – (kwo) Klebstoff, Kleber siehe auch: <text:a xlink:type="simple" xlink:href="#klingi" text:style-name="Internet_20_link" text:visited-style-name="Visited_20_Internet_20_Link"><text:span text:style-name="Definition">klingi</text:span></text:a>, <text:a xlink:type="simple" xlink:href="#lipi" text:style-name="Internet_20_link" text:visited-style-name="Visited_20_Internet_20_Link"><text:span text:style-name="Definition">lipi</text:span></text:a><text:line-break/><text:span text:style-name="T3">glui</text:span> – (zwo) kleben<text:line-break/><text:span text:style-name="T3">gluing</text:span> – (kwo) Kleben</text:p>
        <text:p text:style-name="Text_20_body"><text:bookmark text:name="glube"/><text:span text:style-name="T3">glube</text:span> – (kwel) tief, tiefgründig Ant.: <text:a xlink:type="simple" xlink:href="#chyen" text:style-name="Internet_20_link" text:visited-style-name="Visited_20_Internet_20_Link"><text:span text:style-name="Definition">chyen</text:span></text:a><text:line-break/><text:span text:style-name="T3">glubitaa</text:span> – (kwo) Tiefe<text:line-break/><text:span text:style-name="T3">glubifi (fa-glube)</text:span> – (zwo) tiefer werden<text:line-break/><text:span text:style-name="T3">glubisi (mah-glube)</text:span> – (zwo) tief/tiefer machen<text:line-break/><text:span text:style-name="T3">glubefai in akwa</text:span> – tief im Wasser liegen <text:span text:style-name="T1">(Schiff)</text:span><text:line-break/>Russisch</text:p>
        <text:p text:style-name="Text_20_body"><text:span text:style-name="T3">gluhe</text:span> – (kwel) gehörlos, taub; dumpf, klanglos<text:line-break/><text:span text:style-name="T3">gluhitaa</text:span> – (kwo) Gehörlosigkeit, Taubheit<text:line-break/><text:span text:style-name="T3">gluhe-mute</text:span> – (kwel) taubstumm<text:line-break/><text:span text:style-name="T3">gluhisi-she</text:span> – (kwel) ohrenbetäubend<text:line-break/>Russisch</text:p>
        <text:p text:style-name="Text_20_body"><text:span text:style-name="T3">glume</text:span> – (kwel) niedergeschlagen, mürrisch, verdrießlich</text:p>
        <text:p text:style-name="Text_20_body"><text:soft-page-break/><text:span text:style-name="T3">gnom</text:span> – (kwo) Gnom, Zwerg</text:p>
        <text:p text:style-name="Text_20_body"><text:bookmark text:name="go"/><text:span text:style-name="T3">go</text:span> – (zwo) gehen (sich bewegen; verlassen; weitermachen)<text:line-break/><text:span text:style-name="T3">go a leker</text:span> – zum Arzt gehen<text:line-break/><text:span text:style-name="T3">dela go hao</text:span> – die Dinge laufen gut<text:line-break/><text:span text:style-name="T3">go-she</text:span> – (kwel) laufend, gängig, momentan auch: <text:a xlink:type="simple" xlink:href="#zai" text:style-name="Internet_20_link" text:visited-style-name="Visited_20_Internet_20_Link"><text:span text:style-name="Definition">zai-ney</text:span></text:a><text:line-break/><text:span text:style-name="T3">go-she wik</text:span> – die laufende Woche<text:line-break/><text:span text:style-name="T3">go-she dela</text:span> – die momentanen Angelegenheiten<text:line-break/><text:span text:style-name="T3">going</text:span> – (kwo) Lauf, Fortgang, Fortschritt<text:line-break/><text:span text:style-name="T3">going de eventas</text:span> – der Lauf der Ereignisse</text:p>
        <text:p text:style-name="Text_20_body"><text:bookmark text:name="godi"/><text:span text:style-name="T3">godi</text:span> – (zwo) taugen, passen, eignen siehe auch: <text:a xlink:type="simple" xlink:href="#fiti" text:style-name="Internet_20_link" text:visited-style-name="Visited_20_Internet_20_Link"><text:span text:style-name="Definition">fiti</text:span></text:a><text:line-break/><text:span text:style-name="T3">It godi fo kwo?</text:span> – Wofür taugt das?<text:line-break/><text:span text:style-name="T3">godi-she</text:span> – (kwel) tauglich, brauchbar<text:line-break/><text:span text:style-name="T3">godinesa</text:span> – (kwo) Eignung, Tauglichkeit<text:line-break/>Russisch</text:p>
        <text:p text:style-name="Text_20_body"><text:span text:style-name="T3">gol</text:span> – (kwo) ein Tor erzielen <text:span text:style-name="T1">(Sport)</text:span><text:line-break/><text:span text:style-name="T3">golgeit</text:span> – (kwo) Tor(-raum)<text:line-break/><text:span text:style-name="T3">golgeiter</text:span> – (kwo) Torwart<text:line-break/>Türkisch</text:p>
        <text:p text:style-name="Text_20_body"><text:bookmark text:name="gola"/><text:span text:style-name="T3">gola</text:span> – (kwo) Ziel, Zweck, Absicht<text:line-break/><text:span text:style-name="T3">goli</text:span> – (zwo) zielen auf, bezwecken<text:line-break/><text:span text:style-name="T3">goli banduk an koysa</text:span> – das Gewehr auf jmd. anlegen<text:line-break/><text:span text:style-name="T3">fai gola an koysa</text:span> – etw. anvisieren</text:p>
        <text:p text:style-name="Text_20_body"><text:span text:style-name="T3">golda</text:span> – (kwo) Gold <text:span text:style-name="T1">(chem. Element, Symbol: Au)</text:span><text:line-break/><text:span text:style-name="T3">golda-ney</text:span> – (kwel) golden<text:line-break/><text:span text:style-name="T3">goldika</text:span> – (kwo) etw. aus Gold<text:line-break/><text:span text:style-name="T3">goldisi</text:span> – (zwo) vergolden</text:p>
        <text:p text:style-name="Text_20_body"><text:span text:style-name="T3">golfa</text:span> – (kwo) Golf <text:span text:style-name="T1">(Sport)</text:span><text:line-break/>Hindi</text:p>
        <text:p text:style-name="Text_20_body"><text:span text:style-name="T3">gonga</text:span> – (kwo) Gong <text:span text:style-name="T1">(mus.)</text:span></text:p>
        <text:p text:style-name="Text_20_body"><text:bookmark text:name="goni"/><text:span text:style-name="T3">goni</text:span> – (zwo) treiben; verfolgen, jagen siehe auch: <text:a xlink:type="simple" xlink:href="#persekwi" text:style-name="Internet_20_link" text:visited-style-name="Visited_20_Internet_20_Link"><text:span text:style-name="Definition">persekwi</text:span></text:a><text:line-break/><text:span text:style-name="T3">goni gurta a pilok</text:span> – eine Herde zur Wasserstelle treiben<text:line-break/><text:span text:style-name="T3">goni afte koywan</text:span> – jmd. verfolgen<text:line-break/><text:span text:style-name="T3">gona</text:span> – (kwo) Jagd, Verfolgung<text:line-break/>Russisch</text:p>
        <text:p text:style-name="Text_20_body"><text:span text:style-name="T3">gorba</text:span> – (kwo) Buckel, Höcker (Deformation eines menschlichen Rückens; Kamelhöcker)<text:line-break/><text:span text:style-name="T3">gorbe (gorba-ney)</text:span> – (kwel) bucklig<text:line-break/><text:span text:style-name="T3">gorbe jen</text:span> – (kwo) Buckliger<text:line-break/><text:span text:style-name="T3">gorbi</text:span> – (zwo) buckeln, krümmen, bücken<text:line-break/><text:span text:style-name="T3">gorbi-ney</text:span> – (kwel) gekrümmt<text:line-break/><text:soft-page-break/>Russisch</text:p>
        <text:p text:style-name="Text_20_body"><text:span text:style-name="T3">gorila</text:span> – (kwo) Gorilla <text:span text:style-name="T1">(zool.)</text:span><text:line-break/>Portugiesisch</text:p>
        <text:p text:style-name="Text_20_body"><text:span text:style-name="T3">gorla</text:span> – (kwo) Kehle, Gurgel<text:line-break/><text:span text:style-name="T3">gorla de botela</text:span> – Flaschenhals<text:line-break/>Russisch</text:p>
        <text:p text:style-name="Text_20_body"><text:span text:style-name="T3">gosip</text:span> – (kwo) Klatsch, Tratsch, Geschwätz<text:line-break/><text:span text:style-name="T3">fai gosip, gosipi</text:span> – (zwo) klatschen, tratschen<text:line-break/><text:span text:style-name="T3">gosiper</text:span> – (kwo) Schwätzer</text:p>
        <text:p text:style-name="Text_20_body"><text:span text:style-name="T3">gova</text:span> – (kwo) Rind <text:span text:style-name="T1">(zool.)</text:span><text:line-break/><text:span text:style-name="T3">gin-gova (govina)</text:span> – (kwo) Kuh<text:line-break/><text:span text:style-name="T3">man-gova (govo)</text:span> – (kwo) Bulle, Stier<text:line-break/><text:span text:style-name="T3">yungova</text:span> – (kwo) Kalb, Färse<text:line-break/><text:span text:style-name="T3">govamasu</text:span> – (kwo) Rindfleisch<text:line-break/><text:span text:style-name="T3">yungovamasu</text:span> – (kwo) Kalbfleisch<text:line-break/>Paschtunisch</text:p>
        <text:p text:style-name="Text_20_body"><text:bookmark text:name="grada"/><text:span text:style-name="T3">grada</text:span> – (kwo) Grad, Maß, Ausmaß vgl. <text:a xlink:type="simple" xlink:href="#gradus" text:style-name="Internet_20_link" text:visited-style-name="Visited_20_Internet_20_Link"><text:span text:style-name="Definition">gradus</text:span></text:a><text:line-break/><text:span text:style-name="T3">in sertene grada</text:span> – in einem gewissen Ausmaß<text:line-break/><text:span text:style-name="T3">gaograd</text:span> – (komo) in hohem Maße<text:line-break/><text:span text:style-name="T3">koygrad</text:span> – (komo) in gewissem Maße, teilweise siehe: <text:a xlink:type="simple" xlink:href="#koy" text:style-name="Internet_20_link" text:visited-style-name="Visited_20_Internet_20_Link"><text:span text:style-name="Definition">koy</text:span></text:a><text:line-break/><text:span text:style-name="T3">kwelgrad</text:span> – (komo) in welchem Maße<text:line-break/><text:span text:style-name="T3">nulgrad</text:span> – (komo) nicht im Geringsten, überhaupt nicht siehe: <text:a xlink:type="simple" xlink:href="#nul" text:style-name="Internet_20_link" text:visited-style-name="Visited_20_Internet_20_Link"><text:span text:style-name="Definition">nul</text:span></text:a><text:line-break/><text:span text:style-name="T3">syaograd</text:span> – (komo) in geringem Maße<text:line-break/><text:span text:style-name="T3">talgrad ke</text:span> – in solchem Maß, dass …</text:p>
        <text:p text:style-name="Text_20_body"><text:span text:style-name="T3">gradina</text:span> – (kwo) Stufe; Leitersprosse</text:p>
        <text:p text:style-name="Text_20_body"><text:span text:style-name="T3">graduale</text:span> – (kwel) graduell, stufenweise<text:line-break/><text:span text:style-name="T3">gradualem</text:span> – (komo) graduell, nach und nach</text:p>
        <text:p text:style-name="Text_20_body"><text:bookmark text:name="gradus"/><text:span text:style-name="T3">gradus</text:span> – (kwo) Grad (einer Skala) vgl. <text:a xlink:type="simple" xlink:href="#grada" text:style-name="Internet_20_link" text:visited-style-name="Visited_20_Internet_20_Link"><text:span text:style-name="Definition">grada</text:span></text:a><text:line-break/><text:span text:style-name="T3">pet gradus sobre nol</text:span> – fünf Grad über Null<text:line-break/><text:span text:style-name="T3">dwashi gradus de frosta (garmitaa)</text:span> – 20 Grad Frost (Hitze)</text:p>
        <text:p text:style-name="Text_20_body"><text:span text:style-name="T3">graf</text:span> – (kwo) Diagramm, Kurvenbild</text:p>
        <text:p text:style-name="Text_20_body"><text:span text:style-name="T3">grafika</text:span> – (kwo) Grafik<text:line-break/><text:span text:style-name="T3">grafike</text:span> – (kwel) grafisch</text:p>
        <text:p text:style-name="Text_20_body"><text:span text:style-name="T3">gram</text:span> – (kwo) Gramm <text:span text:style-name="T1">(Einheit der Masse)</text:span><text:line-break/><text:span text:style-name="T3">sto gram</text:span> – einhundert Gramm</text:p>
        <text:p text:style-name="Text_20_body"><text:span text:style-name="T3">gramatika</text:span> – (kwo) Grammatik</text:p>
        <text:p text:style-name="Text_20_body"><text:bookmark text:name="gran"/><text:soft-page-break/><text:span text:style-name="T3">gran</text:span> – (kwel) groß Ant.: <text:a xlink:type="simple" xlink:href="#syao" text:style-name="Internet_20_link" text:visited-style-name="Visited_20_Internet_20_Link"><text:span text:style-name="Definition">syao</text:span></text:a><text:line-break/><text:span text:style-name="T3">gro-gran</text:span> – riesig, enorm<text:line-break/><text:span text:style-name="T3">granfinga</text:span> – (kwo) Daumen<text:line-break/><text:span text:style-name="T3">grantaa</text:span> – (kwo) Größe, Ausmaß<text:line-break/><text:span text:style-name="T3">stara do un-ney grantaa</text:span> – Stern erster Größe<text:line-break/><text:span text:style-name="T3">granifi (fa-gran)</text:span> – (zwo) sich vergrößern, größer werden<text:line-break/><text:span text:style-name="T3">granisi (mah-gran)</text:span> – (zwo) vergrößern, größer machen<text:line-break/><text:span text:style-name="T3">granisa, granifa</text:span> – (kwo) Wachstum, Zunahme</text:p>
        <text:p text:style-name="Text_20_body"><text:span text:style-name="T3">grandiose</text:span> – (kwel) grandios, großartig</text:p>
        <text:p text:style-name="Text_20_body"><text:span text:style-name="T3">granit</text:span> – (kwo) Granit<text:line-break/>Indonesisch</text:p>
        <text:p text:style-name="Text_20_body"><text:span text:style-name="T3">grapa</text:span> – (kwo) Traube (Früchte oder Blumen an einem Stängel)<text:line-break/><text:span text:style-name="T3">vingrapa</text:span> – (kwo) Weintraube</text:p>
        <text:p text:style-name="Text_20_body"><text:span text:style-name="T3">grasile</text:span> – (kwel) grazil</text:p>
        <text:p text:style-name="Text_20_body"><text:bookmark text:name="graspi"/><text:span text:style-name="T3">graspi</text:span> – (zwo) greifen, packen Syn.: <text:a xlink:type="simple" xlink:href="#samaji" text:style-name="Internet_20_link" text:visited-style-name="Visited_20_Internet_20_Link"><text:span text:style-name="Definition">samaji</text:span></text:a><text:line-break/><text:span text:style-name="T3">fa-graspi pa koysa</text:span> – nach etw. schnappen<text:line-break/><text:span text:style-name="T3">graspika</text:span> – (kwo) Griff, Henkel, Klinke o. ä.<text:line-break/><text:span text:style-name="T3">dwar graspika</text:span> – Türklinke, Türknauf</text:p>
        <text:p text:style-name="Text_20_body"><text:span text:style-name="T3">grata</text:span> – (kwo) Gitter, Rost</text:p>
        <text:p text:style-name="Text_20_body"><text:span text:style-name="T3">gratis</text:span> – (komo) gratis, kostenlos</text:p>
        <text:p text:style-name="Text_20_body"><text:span text:style-name="T3">gratuli</text:span> – (zwo) gratulieren<text:line-break/><text:span text:style-name="T3">gratula</text:span> – (kwo) Gratulation</text:p>
        <text:p text:style-name="Text_20_body"><text:span text:style-name="T3">grauli</text:span> – (zwo) knurren<text:line-break/><text:span text:style-name="T3">graula</text:span> – (kwo) Knurren</text:p>
        <text:p text:style-name="Text_20_body"><text:span text:style-name="T3">grave</text:span> – (kwel) schwer; wichtig<text:line-break/><text:span text:style-name="T3">gravitaa</text:span> – (kwo) Gewicht, Schwere<text:line-break/><text:span text:style-name="T3">gravika</text:span> – (kwo) (Zusatz-)Gewicht, Ballast</text:p>
        <text:p text:style-name="Text_20_body"><text:span text:style-name="T3">gravela</text:span> – (kwo) Kies</text:p>
        <text:p text:style-name="Text_20_body"><text:span text:style-name="T3">gravide</text:span> – (kwel) schwanger<text:line-break/><text:span text:style-name="T3">gravida</text:span> – (kwo) Schwangere</text:p>
        <text:p text:style-name="Text_20_body"><text:span text:style-name="T3">graviti</text:span> – (zwo) <text:span text:style-name="T1">(phys. and fig.)</text:span> angezogen werden<text:line-break/><text:span text:style-name="T3">gravita</text:span> – (kwo) Gravitation, Anziehungskraft<text:line-break/><text:span text:style-name="T3">kanun de gravita</text:span> – das Gravitationsgesetz</text:p>
        <text:p text:style-name="Text_20_body"><text:span text:style-name="T3">greipa</text:span> – (kwo) Grapefruit <text:span text:style-name="T1">(bot.)</text:span></text:p>
        <text:p text:style-name="Text_20_body"><text:span text:style-name="T3">gren</text:span> – (kwo) Korn (Getreide)<text:line-break/><text:soft-page-break/><text:span text:style-name="T3">greninka</text:span> – (kwo) einzelnes Getreidekorn<text:line-break/><text:span text:style-name="T3">grendom</text:span> – (kwo) Kornkammer, Getreidespeicher, Scheune</text:p>
        <text:p text:style-name="Text_20_body"><text:span text:style-name="T3">grey</text:span> – (kwel) grau<text:line-break/><text:span text:style-name="T3">grey-har-ney</text:span> – grauhaarig</text:p>
        <text:p text:style-name="Text_20_body"><text:span text:style-name="T3">grif</text:span> – (kwo) Geier</text:p>
        <text:p text:style-name="Text_20_body"><text:span text:style-name="T3">grifon</text:span> – (kwo) Greif <text:span text:style-name="T1">(myth.)</text:span></text:p>
        <text:p text:style-name="Text_20_body"><text:span text:style-name="T3">grimasa</text:span> – (kwo) Grimasse, Fratze<text:line-break/><text:span text:style-name="T3">grimasi, fai grimasa</text:span> – (kwo) eine Grimasse machen</text:p>
        <text:p text:style-name="Text_20_body"><text:span text:style-name="T3">grin</text:span> – (kwel) grün<text:line-break/><text:span text:style-name="T3">grinka</text:span> – (kwo) Grün, Laub</text:p>
        <text:p text:style-name="Text_20_body"><text:span text:style-name="T3">grip</text:span> – (kwo) Grippe, Influenza<text:line-break/><text:span text:style-name="T3">faula-grip</text:span> – Vogelgrippe<text:line-break/>Türkisch</text:p>
        <text:p text:style-name="Text_20_body"><text:bookmark text:name="grivi"/><text:span text:style-name="T3">grivi</text:span> – (zwo) trauern, beklagen Ant.: <text:a xlink:type="simple" xlink:href="#joi" text:style-name="Internet_20_link" text:visited-style-name="Visited_20_Internet_20_Link"><text:span text:style-name="Definition">joi</text:span></text:a><text:line-break/><text:span text:style-name="T3">grivi-plaki</text:span> – lamentieren, wehklagen<text:line-break/><text:span text:style-name="T3">griva</text:span> – (kwo) Trauer, Kummer, Leid<text:line-break/><text:span text:style-name="T3">grive (griva-ney)</text:span> – (kwel) traurig, betrübt Syn.: <text:a xlink:type="simple" xlink:href="#triste" text:style-name="Internet_20_link" text:visited-style-name="Visited_20_Internet_20_Link"><text:span text:style-name="Definition">triste</text:span></text:a><text:line-break/><text:span text:style-name="T3">mah-grivi</text:span> – (zwo) traurig machen</text:p>
        <text:p text:style-name="Text_20_body"><text:span text:style-name="T3">gro, gro-</text:span> – (syao, komo, kwel) <text:span text:style-name="T1">»sehr, stark« (Steigerungspartikel)</text:span><text:line-break/><text:span text:style-name="T3">kitaba</text:span> – ein Buch   ⇒   <text:span text:style-name="T3">gro-kitaba</text:span> – ein großes Buch, Wälzer, Folio<text:line-break/><text:span text:style-name="T3">hao</text:span> – gut   ⇒   <text:span text:style-name="T3">gro-hao</text:span> – großartig, exzellent<text:line-break/><text:span text:style-name="T3">interes-ney</text:span> – interessant   ⇒   <text:span text:style-name="T3">gro-interes-ney</text:span> – fesselnd, begeisternd<text:line-break/><text:span text:style-name="T3">pri</text:span> – mögen   ⇒   <text:span text:style-name="T3">gro-pri</text:span> – verehren, anhimmeln<text:line-break/><text:span text:style-name="T3">Me lubi yu gro.</text:span> – Ich liebe dich zutiefst.<text:line-break/><text:span text:style-name="T3">Suy luba bu es gro.</text:span> – Seine/Ihre Liebe ist nicht sehr stark.<text:line-break/><text:span text:style-name="T3">Lu en-mediti gro.</text:span> – Er beginnt sich in Gedanken zu verlieren.</text:p>
        <text:p text:style-name="Text_20_body"><text:span text:style-name="T3">grog</text:span> – (kwo) Grog</text:p>
        <text:p text:style-name="Text_20_body"><text:bookmark text:name="grose"/><text:span text:style-name="T3">grose</text:span> – (kwel) dick Ant.: <text:a xlink:type="simple" xlink:href="#dine" text:style-name="Internet_20_link" text:visited-style-name="Visited_20_Internet_20_Link"><text:span text:style-name="Definition">dine</text:span></text:a><text:line-break/><text:span text:style-name="T3">grositaa</text:span> – (kwo) Dicke</text:p>
        <text:p text:style-name="Text_20_body"><text:span text:style-name="T3">grugru, fai grugru</text:span> – (zwo) grunzen</text:p>
        <text:p text:style-name="Text_20_body"><text:span text:style-name="T3">grumbli</text:span> – (zwo) murren, grollen, nörgeln</text:p>
        <text:p text:style-name="Text_20_body"><text:span text:style-name="T3">grunta</text:span> – (kwo) Erdboden</text:p>
        <text:p text:style-name="Text_20_body"><text:span text:style-name="T3">grupa</text:span> – (kwo) Gruppe<text:line-break/><text:span text:style-name="T3">grupi</text:span> – (zwo) gruppieren, anordnen</text:p>
        <text:p text:style-name="Text_20_body"><text:span text:style-name="T3">gual</text:span> – (kwo) Kohle<text:line-break/><text:soft-page-break/><text:span text:style-name="T3">gual-muver</text:span> – Schürhaken<text:line-break/><text:span text:style-name="T3">gualifi</text:span> – (zwo) verkohlen <text:span text:style-name="T1">(tr.)</text:span><text:line-break/><text:span text:style-name="T3">gualisi</text:span> – (zwo) etw. verkohlen <text:span text:style-name="T1">(intr.)</text:span><text:line-break/>Schottisch-gälisch</text:p>
        <text:p text:style-name="Text_20_body"><text:bookmark text:name="guan"/><text:span text:style-name="T3">guan</text:span> – (kwo) Institution, Einrichtung<text:line-break/><text:span text:style-name="T3">fanguan</text:span> – (kwo) Speisesaal<text:line-break/><text:span text:style-name="T3">frisiguan</text:span> – (kwo) Friseursalon<text:line-break/><text:span text:style-name="T3">kitabaguan</text:span> – (kwo) Bücherei<text:line-break/><text:span text:style-name="T3">printiguan</text:span> – (kwo) Druckerei<text:line-break/>Mandarin</text:p>
        <text:p text:style-name="Text_20_body"><text:bookmark text:name="guapi"/><text:span text:style-name="T3">guapi</text:span> – (zwo) gähnen vgl. <text:a xlink:type="simple" xlink:href="#gap" text:style-name="Internet_20_link" text:visited-style-name="Visited_20_Internet_20_Link"><text:span text:style-name="Definition">gapi</text:span></text:a><text:line-break/><text:span text:style-name="T3">guapa</text:span> – (kwo) Gähnen<text:line-break/>Indonesisch</text:p>
        <text:p text:style-name="Text_20_body"><text:span text:style-name="T3">guardia</text:span> – (kwo) Garde, Truppe<text:line-break/><text:span text:style-name="T3">guardier</text:span> – (kwo) Gardist</text:p>
        <text:p text:style-name="Text_20_body"><text:span text:style-name="T3">gubra</text:span> – (kwo) Dung, Mist<text:line-break/><text:span text:style-name="T3">gubrajuk</text:span> – (kwo) Mistkäfer<text:line-break/>Türkisch</text:p>
        <text:p text:style-name="Text_20_body"><text:bookmark text:name="gudi"/><text:span text:style-name="T3">gudi</text:span> – (zwo) hupen, tuten siehe auch: <text:a xlink:type="simple" xlink:href="#zumbi" text:style-name="Internet_20_link" text:visited-style-name="Visited_20_Internet_20_Link"><text:span text:style-name="Definition">zumbi</text:span></text:a><text:line-break/>Russisch</text:p>
        <text:p text:style-name="Text_20_body"><text:span text:style-name="T3">guha</text:span> – (kwo) Höhle<text:line-break/>Telugu</text:p>
        <text:p text:style-name="Text_20_body"><text:span text:style-name="T3">gukan</text:span> – (kwo) Häcksel, Spreu<text:line-break/>Mandarin</text:p>
        <text:p text:style-name="Text_20_body"><text:span text:style-name="T3">gul</text:span> – (kwo) Ghul, Ghoul (leichenfressendes Fabelwesen) <text:span text:style-name="T1">(myth.)</text:span></text:p>
        <text:p text:style-name="Text_20_body"><text:span text:style-name="T3">gulam</text:span> – (kwo) Sklave<text:line-break/><text:span text:style-name="T3">gulamtaa</text:span> – (kwo) Sklaverei<text:line-break/>Hindi</text:p>
        <text:p text:style-name="Text_20_body"><text:span text:style-name="T3">gulao</text:span> – (kwel) altertümlich, antik<text:line-break/>Mandarin</text:p>
        <text:p text:style-name="Text_20_body"><text:span text:style-name="T3">guma</text:span> – (kwo) Gummi; Radiergummi<text:line-break/><text:span text:style-name="T3">chabiguma</text:span> – (kwo) Kaugummi<text:line-break/><text:span text:style-name="T3">gumabanda</text:span> – (kwo) Gummiband</text:p>
        <text:p text:style-name="Text_20_body"><text:bookmark text:name="gun"/><text:span text:style-name="T3">gun</text:span> – (zwo) arbeiten<text:line-break/><text:span text:style-name="T3">gunjen</text:span> – (kwo) Arbeiter<text:line-break/><text:span text:style-name="T3">gunsa</text:span> – (kwo) Arbeit<text:line-break/><text:span text:style-name="T3">treba go a gunsa</text:span> – man muss zur Arbeit gehen<text:line-break/><text:soft-page-break/><text:span text:style-name="T3">guntura</text:span> – (kwo) Arbeitsergebnis<text:line-break/><text:span text:style-name="T3">gundey</text:span> – (kwo) Arbeitstag<text:line-break/><text:span text:style-name="T3">gunpaga</text:span> – (kwo) Lohn, Gehalt<text:line-break/><text:span text:style-name="T3">gunshamba</text:span> – (kwo) Arbeitszimmer<text:line-break/><text:span text:style-name="T3">guntaim</text:span> – (kwo) Arbeitszeit<text:line-break/><text:span text:style-name="T3">gunguan</text:span> – (kwo) Arbeitsplatz, Werkstatt siehe: <text:a xlink:type="simple" xlink:href="#guan" text:style-name="Internet_20_link" text:visited-style-name="Visited_20_Internet_20_Link"><text:span text:style-name="Definition">guan</text:span></text:a><text:line-break/>Mandarin</text:p>
        <text:p text:style-name="Text_20_body"><text:span text:style-name="T3">gunah</text:span> – (kwo) Sünde<text:line-break/><text:span text:style-name="T3">gunahi, fai gunah</text:span> – (zwo) sündigen<text:line-break/>Türkisch</text:p>
        <text:p text:style-name="Text_20_body"><text:span text:style-name="T3">guran</text:span> – (kwo) Kranich <text:span text:style-name="T1">(zool.)</text:span><text:line-break/>Sambahsa</text:p>
        <text:p text:style-name="Text_20_body"><text:span text:style-name="T3">gurka</text:span> – (kwo) Gurke<text:line-break/>Isländisch</text:p>
        <text:p text:style-name="Text_20_body"><text:bookmark text:name="gurta"/><text:span text:style-name="T3">gurta</text:span> – (kwo) Herde, Schar, Meute siehe auch: <text:a xlink:type="simple" xlink:href="#trupa" text:style-name="Internet_20_link" text:visited-style-name="Visited_20_Internet_20_Link"><text:span text:style-name="Definition">trupa</text:span></text:a><text:line-break/><text:span text:style-name="T3">gurti</text:span> – (zwo) eine Herde bilden, zusammenrotten<text:line-break/>Russisch</text:p>
        <text:p text:style-name="Text_20_body"><text:bookmark text:name="guru"/><text:span text:style-name="T3">guru</text:span> – (kwo) spiritueller Lehrer vgl. <text:a xlink:type="simple" xlink:href="#talim" text:style-name="Internet_20_link" text:visited-style-name="Visited_20_Internet_20_Link"><text:span text:style-name="Definition">talimer</text:span></text:a><text:line-break/>Sanskrit</text:p>
        <text:p text:style-name="Text_20_body"><text:span text:style-name="T3">guruhi</text:span> – (zwo) donnern<text:line-break/><text:span text:style-name="T3">shuta ek-guruhi</text:span> – ein Schuss krachte<text:line-break/><text:span text:style-name="T3">guruha</text:span> – (kwo) Donner<text:line-break/>Indonesisch</text:p>
        <text:p text:style-name="Text_20_body"><text:span text:style-name="T3">gusli</text:span> – (kwo) Gusli (altrussisches Saiteninstrument) <text:span text:style-name="T1">(mus.)</text:span><text:line-break/><text:span text:style-name="T3">baji gusli</text:span> – Gusli spielen<text:line-break/><text:span text:style-name="T3">guslier</text:span> – (kwo) Guslar (Guslispieler)<text:line-break/>Russisch</text:p>
        <text:p text:style-name="Text_20_body"><text:span text:style-name="T3">gusta</text:span> – (kwo) Geschmack<text:line-break/><text:span text:style-name="T3">gusti</text:span> – (zwo) schmecken<text:line-break/><text:span text:style-name="T3">gustike</text:span> – (kwel) gustatorisch<text:line-break/><text:span text:style-name="T3">hao-gusta-ney</text:span> – (kwel) gut schmeckend, lecker</text:p>
        <text:p text:style-name="Text_20_body"><text:span text:style-name="T3">guta</text:span> – (kwo) Tropfen<text:line-break/><text:span text:style-name="T3">guti</text:span> – (zwo) tropfen<text:line-break/><text:span text:style-name="T3">guting</text:span> – (kwo) das Tropfen</text:p>
        <text:p text:style-name="Text_20_body"><text:span text:style-name="T3">guverna</text:span> – (kwo) Regierung<text:line-break/><text:span text:style-name="T3">guverni</text:span> – (zwo) regieren, herrschen<text:line-break/><text:span text:style-name="T3">guverner</text:span> – (kwo) Präsident</text:p>
        <text:p text:style-name="Text_20_body"><text:bookmark text:name="guy"/><text:span text:style-name="T3">guy</text:span> – (kwel) teuer, kostspielig Ant.: <text:a xlink:type="simple" xlink:href="#chipe" text:style-name="Internet_20_link" text:visited-style-name="Visited_20_Internet_20_Link"><text:span text:style-name="Definition">chipe</text:span></text:a> vgl. <text:a xlink:type="simple" xlink:href="#kare" text:style-name="Internet_20_link" text:visited-style-name="Visited_20_Internet_20_Link"><text:span text:style-name="Definition">kare</text:span></text:a> siehe auch: <text:a xlink:type="simple" xlink:href="#verguy" text:style-name="Internet_20_link" text:visited-style-name="Visited_20_Internet_20_Link"><text:span text:style-name="Definition">verguy</text:span></text:a><text:line-break/><text:soft-page-break/><text:span text:style-name="T3">guytaa</text:span> – (kwo) Kostspieligkeit<text:line-break/>Mandarin</text:p>
        <text:p text:style-name="Text_20_body"><text:span text:style-name="T3">gwansi</text:span> – (zwo) betreffen, angehen, zu tun haben mit<text:line-break/><text:span text:style-name="T3">Sey dela bu gwansi me.</text:span> – Diese Angelegenheit betrifft mich nicht.<text:line-break/><text:span text:style-name="T3">gwansi-yen</text:span> – (konekti) betreffend, in Bezug auf<text:line-break/><text:span text:style-name="T3">gwansa</text:span> – (kwo) Verhältnis, Verbindung<text:line-break/><text:span text:style-name="T3">hev/fai nul gwansa a koysa</text:span> – nichts zu tun haben mit etw.<text:line-break/><text:span text:style-name="T3">bugwanse (bugwansa-ney)</text:span> – (kwel) irrelevant, nichts zu tun haben mit<text:line-break/><text:span text:style-name="T3">bugwansem (bugwansa-nem)</text:span> – (komo) unangebracht, nicht zur Sache<text:line-break/>Mandarin</text:p>
        <text:p text:style-name="Text_20_body"><text:span text:style-name="T3">gwer</text:span> – (kwo) Krieg<text:line-break/><text:span text:style-name="T3">gwership</text:span> – (kwo) Kriegsschiff<text:line-break/><text:span text:style-name="T3">gwer akta</text:span> – Militäreinsatz<text:line-break/><text:span text:style-name="T3">gwer e salam</text:span> – Krieg und Frieden<text:line-break/><text:span text:style-name="T3">gwer-stopa, gwer-pausa</text:span> – Waffenstillstand<text:line-break/><text:span text:style-name="T3">gweri, fai gwer</text:span> – (zwo) Krieg führen<text:line-break/><text:span text:style-name="T3">gwerjen</text:span> – (kwo) Krieger, Kämpfer<text:line-break/><text:span text:style-name="T3">gwerlik</text:span> – (kwel) kriegerisch</text:p>
        <text:p text:style-name="Text_20_body"><text:bookmark text:name="gwin"/><text:span text:style-name="T3">gwin</text:span> – (zwo) erzielen, verdienen, gewinnen Syn.: <text:a xlink:type="simple" xlink:href="#akwiri" text:style-name="Internet_20_link" text:visited-style-name="Visited_20_Internet_20_Link"><text:span text:style-name="Definition">akwiri</text:span></text:a><text:line-break/><text:span text:style-name="T3">gwin anubav</text:span> – Erfahrung gewinnen<text:line-break/><text:span text:style-name="T3">gwinsa</text:span> – (kwo) Gewinn, Einkommen, Verdienst</text:p>
        <text:p text:style-name="Text_20_body"><text:span text:style-name="T3">gwo</text:span> – (gramatika) <text:span text:style-name="T1">»vor langer Zeit, damals, früher«</text:span><text:line-break/><text:span text:style-name="T3">Me gwo bi in Moskva.</text:span> – Früher war ich in Moskau.<text:line-break/><text:span text:style-name="T3">Me gwo dansi hao wen me bin syao gela.</text:span> – Ich tanzte gut als ich ein kleines Mädchen war.<text:line-break/><text:span text:style-name="T3">Lu gwo zun sporta.</text:span> – Damals betrieb er Sport.<text:line-break/><text:span text:style-name="T3">gwo-ney</text:span> – (kwel) damalig, ehemalig, verflossen<text:line-break/>Mandarin</text:p>
        <text:p text:style-name="Text_20_body"><text:span text:style-name="T3">gwo-yusen</text:span> – (kwel) aus zweiter Hand, gebraucht</text:p>
        <text:p text:style-name="Text_20_body"><text:line-break/><text:bookmark text:name="H"/></text:p>
        <text:p text:style-name="Horizontal_20_Line"/>
        <text:h text:style-name="Heading_20_3" text:outline-level="3"><text:bookmark-start text:name="h"/>H<text:bookmark-end text:name="h"/></text:h>
        <text:p text:style-name="First_20_paragraph"><text:span text:style-name="T3">ha</text:span> – <text:span text:style-name="T1">der Buchstabe</text:span> H</text:p>
        <text:p text:style-name="Text_20_body"><text:span text:style-name="T3">habar</text:span> – (kwo) Nachricht, Neuigkeit<text:line-break/>Arabisch</text:p>
        <text:p text:style-name="Text_20_body"><text:bookmark text:name="habiti"/><text:span text:style-name="T3">habiti</text:span> – (zwo) bewohnen; wohnen, leben<text:line-break/><text:span text:style-name="T3">Nu habiti in toy gata.</text:span> – Wir wohnen in jener Straße.<text:line-break/><text:soft-page-break/><text:span text:style-name="T3">habita</text:span> – (kwo) Aufenthalt<text:line-break/><text:span text:style-name="T3">shanji habita (a koylok)</text:span> – (woanders hin) umziehen, den Wohnort wechseln<text:line-break/><text:span text:style-name="T3">habitilok</text:span> – (kwo) Wohnort vgl. <text:a xlink:type="simple" xlink:href="#flat" text:style-name="Internet_20_link" text:visited-style-name="Visited_20_Internet_20_Link"><text:span text:style-name="Definition">flat</text:span></text:a><text:line-break/><text:span text:style-name="T3">habitibile</text:span> – (kwel) bewohnbar<text:line-break/><text:span text:style-name="T3">buhabiten (buhabiti-ney)</text:span> – (kwel) unbewohnt</text:p>
        <text:p text:style-name="Text_20_body"><text:span text:style-name="T3">haf</text:span> – (kwo, syao) Halb, halb<text:line-break/><text:span text:style-name="T3">pa haf meno guy</text:span> – halb so teuer<text:line-break/><text:span text:style-name="T3">rupti koysa a haf</text:span> – etw. entzweibrechen<text:line-break/><text:span text:style-name="T3">haf-dey</text:span> – ein halber Tag<text:line-break/><text:span text:style-name="T3">haf-ora</text:span> – eine halbe Stunde<text:line-break/><text:span text:style-name="T3">haf-luma</text:span> – Zwielicht, Dämmerung<text:line-break/><text:span text:style-name="T3">mah-haf</text:span> – (zwo) halbieren</text:p>
        <text:p text:style-name="Text_20_body"><text:bookmark text:name="ha-ha"/><text:span text:style-name="T3">ha-ha</text:span> – (exklami, kwo) »ha-ha«, <text:span text:style-name="T1">Klang zur Imitation von Gelächter</text:span> siehe auch: <text:a xlink:type="simple" xlink:href="#hi-hi" text:style-name="Internet_20_link" text:visited-style-name="Visited_20_Internet_20_Link"><text:span text:style-name="Definition">hi-hi</text:span></text:a>, <text:a xlink:type="simple" xlink:href="#ridi" text:style-name="Internet_20_link" text:visited-style-name="Visited_20_Internet_20_Link"><text:span text:style-name="Definition">ridi</text:span></text:a><text:line-break/><text:span text:style-name="T3">fai ha-ha</text:span> – lachen</text:p>
        <text:p text:style-name="Text_20_body"><text:span text:style-name="T3">haifen</text:span> – (kwo) Bindestrich, Trennstrich, Divis</text:p>
        <text:p text:style-name="Text_20_body"><text:span text:style-name="T3">haili</text:span> – (zwo) heilen<text:line-break/>Deutsch</text:p>
        <text:p text:style-name="Text_20_body"><text:bookmark text:name="haishi"/><text:span text:style-name="T3">haishi</text:span> – (taim-komo) noch, bisher, soweit vgl. <text:a xlink:type="simple" xlink:href="#iven" text:style-name="Internet_20_link" text:visited-style-name="Visited_20_Internet_20_Link"><text:span text:style-name="Definition">iven</text:span></text:a>, <text:a xlink:type="simple" xlink:href="#toshi" text:style-name="Internet_20_link" text:visited-style-name="Visited_20_Internet_20_Link"><text:span text:style-name="Definition">toshi</text:span></text:a>, <text:a xlink:type="simple" xlink:href="#yoshi" text:style-name="Internet_20_link" text:visited-style-name="Visited_20_Internet_20_Link"><text:span text:style-name="Definition">yoshi</text:span></text:a><text:line-break/><text:span text:style-name="T3">Me haishi bu he zwo se.</text:span> – Ich habe dies noch nicht getan.<text:line-break/><text:span text:style-name="T3">Lu haishi safari.</text:span> – Er reist noch.<text:line-break/><text:span text:style-name="T3">Me es haishi ausen urba.</text:span> – Ich bin noch außerhalb der Stadt.<text:line-break/>Mandarin</text:p>
        <text:p text:style-name="Text_20_body"><text:span text:style-name="T3">haki</text:span> – (zwo) (ab-)hacken, fällen, schneiden<text:line-break/><text:span text:style-name="T3">haki ligna</text:span> – Holz hacken<text:line-break/><text:span text:style-name="T3">haki bay zian</text:span> – mit dem Schwert schneiden<text:line-break/><text:span text:style-name="T3">hakimarka</text:span> – (kwo) Kerbe, Scharte</text:p>
        <text:p text:style-name="Text_20_body"><text:span text:style-name="T3">hakmi</text:span> – (zwo) vor Gericht stellen<text:line-break/><text:span text:style-name="T3">hakma</text:span> – (kwo) Gerichtsprozess<text:line-break/><text:span text:style-name="T3">hakmiwan</text:span> – (kwo) Angeklagter<text:line-break/>Swahili</text:p>
        <text:p text:style-name="Text_20_body"><text:span text:style-name="T3">halat</text:span> – (kwo) Umstand, Gegebenheiten<text:line-break/><text:span text:style-name="T3">al tal halat</text:span> – unter solchen Umständen<text:line-break/>Arabisch</text:p>
        <text:p text:style-name="Text_20_body"><text:span text:style-name="T3">halich</text:span> – (kwo) Golf <text:span text:style-name="T1">(geogr.)</text:span><text:line-break/>Arabisch</text:p>
        <text:p text:style-name="Text_20_body"><text:span text:style-name="T3">halka</text:span> – (kwo) Ring, ringförmiges Objekt<text:line-break/><text:span text:style-name="T3">aurhalka</text:span> – (kwo) Ohrring<text:line-break/><text:span text:style-name="T3">harhalka</text:span> – (kwo) Haarlocke<text:line-break/><text:soft-page-break/><text:span text:style-name="T3">halka-ney</text:span> – (kwel) ringförmig<text:line-break/><text:span text:style-name="T3">halkafinga</text:span> – (kwo) Ringfinger<text:line-break/><text:span text:style-name="T3">halka-dansa</text:span> – Rundtanz<text:line-break/><text:span text:style-name="T3">fai halka-dansa</text:span> – einen Rundtanz machen<text:line-break/><text:span text:style-name="T3">brachahalka</text:span> – (kwo) Armband<text:line-break/><text:span text:style-name="T3">gambahalka</text:span> – (kwo) Fußkette<text:line-break/>Arabisch</text:p>
        <text:p text:style-name="Text_20_body"><text:span text:style-name="T3">haloo (halo)</text:span> – (exklami) hallo <text:span text:style-name="T1">(am Telefon)</text:span></text:p>
        <text:p text:style-name="Text_20_body"><text:span text:style-name="T3">halusina</text:span> – (kwo) Halluzination, Wahnvorstellung<text:line-break/><text:span text:style-name="T3">halusini</text:span> – (zwo) halluzinieren</text:p>
        <text:p text:style-name="Text_20_body"><text:span text:style-name="T3">halwa</text:span> – (kwo) Halva <text:span text:style-name="T1">(Süßspeise)</text:span><text:line-break/>Arabisch</text:p>
        <text:p text:style-name="Text_20_body"><text:span text:style-name="T3">ham</text:span> – (kwo) Schinken</text:p>
        <text:p text:style-name="Text_20_body"><text:span text:style-name="T3">hamak</text:span> – (kwo) Hängematte<text:line-break/>Bulgarisch</text:p>
        <text:p text:style-name="Text_20_body"><text:span text:style-name="T3">hamir</text:span> – (kwo) Hefe<text:line-break/>Arabisch</text:p>
        <text:p text:style-name="Text_20_body"><text:span text:style-name="T3">hampi</text:span> – (komo) fast, nahezu<text:line-break/><text:span text:style-name="T3">Me jan hampi olo om to.</text:span> – Ich weiß fast alles darüber.<text:line-break/><text:span text:style-name="T3">Li es hir, hampi oli.</text:span> – Sie sind hier, fast jeder.<text:line-break/>Indonesisch</text:p>
        <text:p text:style-name="Text_20_body"><text:span text:style-name="T3">hamra</text:span> – (kwo) Hammer<text:line-break/><text:span text:style-name="T3">hamri</text:span> – (zwo) hämmern</text:p>
        <text:p text:style-name="Text_20_body"><text:bookmark text:name="hamsi"/><text:span text:style-name="T3">hamsi</text:span> – (zwo) flüstern vgl. <text:a xlink:type="simple" xlink:href="#murmuri" text:style-name="Internet_20_link" text:visited-style-name="Visited_20_Internet_20_Link"><text:span text:style-name="Definition">murmuri</text:span></text:a><text:line-break/><text:span text:style-name="T3">hamsa</text:span> – (kwo) Geflüster<text:line-break/>Arabisch</text:p>
        <text:p text:style-name="Text_20_body"><text:span text:style-name="T3">hamsta</text:span> – (kwo) Hamster</text:p>
        <text:p text:style-name="Text_20_body"><text:bookmark text:name="han"/><text:span text:style-name="T3">han</text:span> – 1) (kwel) chinesisch (bezüglich Ethnik, Spache oder Land) siehe auch: <text:a xlink:type="simple" xlink:href="#Jungwo" text:style-name="Internet_20_link" text:visited-style-name="Visited_20_Internet_20_Link"><text:span text:style-name="Definition">Jungwo</text:span></text:a><text:line-break/>2) (kwo) Chinese (Person chinesischer Abstammung) besser: <text:span text:style-name="T3">hanjen</text:span><text:line-break/>3) (kwo) Chinesisch (Sprache) besser: <text:span text:style-name="T3">hanlingwa</text:span> Syn.: <text:a xlink:type="simple" xlink:href="#putunhua" text:style-name="Internet_20_link" text:visited-style-name="Visited_20_Internet_20_Link"><text:span text:style-name="Definition">putunhua</text:span></text:a><text:line-break/>4) (kwo) Khan, Chan (asiatischer Herrschertitel)</text:p>
        <text:p text:style-name="Text_20_body"><text:span text:style-name="T3">handa</text:span> – (kwo) Hand<text:line-break/><text:span text:style-name="T3">handagunsa</text:span> – Handarbeit<text:line-break/><text:span text:style-name="T3">handi</text:span> – (zwo) reichen, aushändigen</text:p>
        <text:p text:style-name="Text_20_body"><text:span text:style-name="T3">handak</text:span> – (kwo) Graben, Rinne<text:line-break/>Arabisch</text:p>
        <text:p text:style-name="Text_20_body"><text:soft-page-break/><text:span text:style-name="T3">Hanguk</text:span> – (kwo) Südkorea</text:p>
        <text:p text:style-name="Text_20_body"><text:bookmark text:name="hansa"/><text:span text:style-name="T3">hansa</text:span> – (kwo) Schwan vgl. <text:a xlink:type="simple" xlink:href="#gansa" text:style-name="Internet_20_link" text:visited-style-name="Visited_20_Internet_20_Link"><text:span text:style-name="Definition">gansa</text:span></text:a><text:line-break/>Hindi</text:p>
        <text:p text:style-name="Text_20_body"><text:bookmark text:name="hanzi"/><text:span text:style-name="T3">hanzi</text:span> – (kwo) Hanzi, chinesisches Schriftzeichen siehe auch: <text:a xlink:type="simple" xlink:href="#hieroglif" text:style-name="Internet_20_link" text:visited-style-name="Visited_20_Internet_20_Link"><text:span text:style-name="Definition">hieroglif</text:span></text:a><text:line-break/>Mandarin</text:p>
        <text:p text:style-name="Text_20_body"><text:bookmark text:name="hao"/><text:span text:style-name="T3">hao</text:span> – (kwel, komo) gut; richtig<text:line-break/><text:span text:style-name="T3">Me sta hao.</text:span> – Mir geht es gut.<text:line-break/><text:span text:style-name="T3">Hao!</text:span> – Gut, OK!<text:line-break/><text:span text:style-name="T3">Es hao.</text:span> – Das ist gut.<text:line-break/><text:span text:style-name="T3">haotaa</text:span> – (kwo) das Gute, Wohl<text:line-break/><text:span text:style-name="T3">fo haotaa de jenley</text:span> – für das Wohl der Menschheit<text:line-break/><text:span text:style-name="T3">lucha de haotaa e baditaa</text:span> – der Kampf des Guten und des Bösen<text:line-break/><text:span text:style-name="T3">Bi hao!</text:span> – 1) Bitte! <text:span text:style-name="T1">(Antwort auf einen Dank)</text:span>; 2) Gesundheit!; 3) Viel Glück! <text:span text:style-name="T1">(beim Abschied)</text:span><text:line-break/><text:span text:style-name="T3">Hao aksham!</text:span> – Guten Abend!<text:line-break/><text:span text:style-name="T3">Hao dey!</text:span> – Guten Tag!<text:line-break/><text:span text:style-name="T3">Hao fortuna!</text:span> – Viel Glück!<text:line-break/><text:span text:style-name="T3">Hao nocha!</text:span> – Gute Nacht!<text:line-break/><text:span text:style-name="T3">Hao sabah!</text:span> – Guten Morgen!<text:line-break/><text:span text:style-name="T3">Hao safara!</text:span> – Gute Reise!<text:line-break/>Mandarin</text:p>
        <text:p text:style-name="Text_20_body"><text:bookmark text:name="haohunten"/><text:span text:style-name="T3">haohunten</text:span> – (kwel) kohärent, zusammenhängend, verbunden siehe: <text:a xlink:type="simple" xlink:href="#hao" text:style-name="Internet_20_link" text:visited-style-name="Visited_20_Internet_20_Link"><text:span text:style-name="Definition">hao</text:span></text:a>, <text:a xlink:type="simple" xlink:href="#hunti" text:style-name="Internet_20_link" text:visited-style-name="Visited_20_Internet_20_Link"><text:span text:style-name="Definition">hunti</text:span></text:a></text:p>
        <text:p text:style-name="Text_20_body"><text:bookmark text:name="har"/><text:span text:style-name="T3">har</text:span> – (kwo) Haar (Frisur) vgl. <text:a xlink:type="simple" xlink:href="#mao" text:style-name="Internet_20_link" text:visited-style-name="Visited_20_Internet_20_Link"><text:span text:style-name="Definition">mao</text:span></text:a><text:line-break/><text:span text:style-name="T3">harinka</text:span> – (kwo) ein einzelnes Haar<text:line-break/><text:span text:style-name="T3">harhalka</text:span> – (kwo) Haarlocke<text:line-break/><text:span text:style-name="T3">frentahar</text:span> – (kwo) Pony (Haare über der Stirn)<text:line-break/><text:span text:style-name="T3">galsahar</text:span> – (kwo) Mähne<text:line-break/>Afrikaans</text:p>
        <text:p text:style-name="Text_20_body"><text:span text:style-name="T3">harem</text:span> – (kwo) Harem<text:line-break/>Türkisch</text:p>
        <text:p text:style-name="Text_20_body"><text:span text:style-name="T3">harhari</text:span> – (zwo) aushusten, ausspeien<text:line-break/>Hindi</text:p>
        <text:p text:style-name="Text_20_body"><text:span text:style-name="T3">harmonia</text:span> – (kwo) Harmonie<text:line-break/><text:span text:style-name="T3">harmoni</text:span> – (zwo) harmonieren<text:line-break/><text:span text:style-name="T3">harmonike</text:span> – (kwel) harmonisch<text:line-break/><text:span text:style-name="T3">harmonisi</text:span> – (zwo) harmonieren <text:span text:style-name="T1">(tr.)</text:span></text:p>
        <text:p text:style-name="Text_20_body"><text:span text:style-name="T3">harpartika</text:span> – (kwo) (Haar-)Scheitel siehe: <text:a xlink:type="simple" xlink:href="#har" text:style-name="Internet_20_link" text:visited-style-name="Visited_20_Internet_20_Link"><text:span text:style-name="Definition">har</text:span></text:a>, <text:a xlink:type="simple" xlink:href="#parta" text:style-name="Internet_20_link" text:visited-style-name="Visited_20_Internet_20_Link"><text:span text:style-name="Definition">parti</text:span></text:a></text:p>
        <text:p text:style-name="Text_20_body"><text:span text:style-name="T3">hashish</text:span> – (kwo) Haschisch<text:line-break/>Arabisch</text:p>
        <text:p text:style-name="Text_20_body"><text:soft-page-break/><text:span text:style-name="T3">hasima</text:span> – (kwo) Niederlage<text:line-break/><text:span text:style-name="T3">fai hasima</text:span> – besiegt werden<text:line-break/>Arabisch</text:p>
        <text:p text:style-name="Text_20_body"><text:span text:style-name="T3">hasti</text:span> – (zwo) eilen, hasten<text:line-break/><text:span text:style-name="T3">hasti-muvi</text:span> – hetzen, eilig bewegen<text:line-break/><text:span text:style-name="T3">hasta</text:span> – (kwo) Eile, Hast<text:line-break/><text:span text:style-name="T3">pa hasta</text:span> – in Eile<text:line-break/><text:span text:style-name="T3">haste (hasta-ney)</text:span> – (kwel) eilig, hastig</text:p>
        <text:p text:style-name="Text_20_body"><text:span text:style-name="T3">hata</text:span> – (kwo) Bauernhaus (speziell in der Ukraine und in Russland)<text:line-break/>Ukrainisch</text:p>
        <text:p text:style-name="Text_20_body"><text:span text:style-name="T3">hay!</text:span><text:span text:style-name="T4">1</text:span> – (exklami) hallo!</text:p>
        <text:p text:style-name="Text_20_body"><text:bookmark text:name="hay2"/><text:span text:style-name="T3">hay</text:span><text:span text:style-name="T4">2</text:span> – (gramatika) lass, möge <text:span text:style-name="T1">(Wunsch; Erlaubnis)</text:span> vgl. <text:a xlink:type="simple" xlink:href="#ba" text:style-name="Internet_20_link" text:visited-style-name="Visited_20_Internet_20_Link"><text:span text:style-name="Definition">ba</text:span></text:a><text:line-break/><text:span text:style-name="T3">Hay Forsa bi kun yu!</text:span> – Möge die Macht mit dir sein!<text:line-break/><text:span text:style-name="T3">Hay oni shwo to ke oni yao.</text:span> – Lass sie sagen was sie wollen.<text:line-break/>Slawisch</text:p>
        <text:p text:style-name="Text_20_body"><text:bookmark text:name="he"/><text:span text:style-name="T3">he</text:span> – (gramatika) <text:span text:style-name="T1">Vergangenheit, zeigt eine abgeschlossene Handlung an</text:span> siehe auch: <text:a xlink:type="simple" xlink:href="#te2" text:style-name="Internet_20_link" text:visited-style-name="Visited_20_Internet_20_Link"><text:span text:style-name="Definition">-te</text:span></text:a> vgl. <text:a xlink:type="simple" xlink:href="#ve" text:style-name="Internet_20_link" text:visited-style-name="Visited_20_Internet_20_Link"><text:span text:style-name="Definition">ve</text:span></text:a><text:line-break/><text:span text:style-name="T3">Me he yo lekti sey kitaba.</text:span> – Ich habe dieses Buch schon gelesen.<text:line-break/><text:span text:style-name="T3">Yu bu he audi ku?</text:span> – Hast du nicht gehört?</text:p>
        <text:p text:style-name="Text_20_body"><text:span text:style-name="T3">hek</text:span> – (kwo) Picke, Hacke</text:p>
        <text:p text:style-name="Text_20_body"><text:span text:style-name="T3">hektar</text:span> – (kwo) Hektar <text:span text:style-name="T1">(Flächenmaß, 1 ha = 10 000 m²)</text:span></text:p>
        <text:p text:style-name="Text_20_body"><text:span text:style-name="T3">helikopta</text:span> – (kwo) Helikopter, Hubschrauber<text:line-break/>Bislama</text:p>
        <text:p text:style-name="Text_20_body"><text:span text:style-name="T3">helma</text:span> – (kwo) Helm<text:line-break/><text:span text:style-name="T3">helma-faska</text:span> – Visir siehe: <text:a xlink:type="simple" xlink:href="#fas" text:style-name="Internet_20_link" text:visited-style-name="Visited_20_Internet_20_Link"><text:span text:style-name="Definition">fas</text:span></text:a><text:line-break/>Tschechisch</text:p>
        <text:p text:style-name="Text_20_body"><text:span text:style-name="T3">helpi</text:span> – (zwo) helfen<text:line-break/><text:span text:style-name="T3">helpa</text:span> – (kwo) Hilfe<text:line-break/><text:span text:style-name="T3">helpi koywan</text:span> – jmd. helfen<text:line-break/><text:span text:style-name="T3">kun helpa de</text:span> – mit Hilfe von<text:line-break/><text:span text:style-name="T3">voki helpa</text:span> – Hilfe rufen<text:line-break/><text:span text:style-name="T3">helpike</text:span> – (kwel) helfend<text:line-break/><text:span text:style-name="T3">helpalingwa</text:span> – (kwo) Hilfssprache</text:p>
        <text:p text:style-name="Text_20_body"><text:span text:style-name="T3">hema</text:span> – (kwo) Blut<text:line-break/><text:span text:style-name="T3">hema-vasa</text:span> – Blutgefäß<text:line-break/><text:span text:style-name="T3">hema-sosis</text:span> – Blutwurst<text:line-break/><text:span text:style-name="T3">hema-pyasa-ney</text:span> – blutdürstig<text:line-break/><text:span text:style-name="T3">hema-ney, hemaful</text:span> – (kwel) blutig<text:line-break/><text:span text:style-name="T3">hemi</text:span> – (zwo) bluten<text:line-break/><text:soft-page-break/><text:span text:style-name="T3">heming</text:span> – (kwo) Blutung<text:line-break/>Griechisch</text:p>
        <text:p text:style-name="Text_20_body"><text:span text:style-name="T3">heni</text:span> – (zwo) hassen<text:line-break/><text:span text:style-name="T3">hena</text:span> – (kwo) Hass<text:line-break/><text:span text:style-name="T3">henival</text:span> – (kwel) verhasst, hassenswert<text:line-break/>Mandarin</text:p>
        <text:p text:style-name="Text_20_body"><text:span text:style-name="T3">henri</text:span> – (kwo) Henry <text:span text:style-name="T1">(phys. Einheit der Induktivität, 1H = 1 V*s/A)</text:span><text:line-break/><text:span text:style-name="T3">sto milihenri</text:span> – einhundert Millihenry</text:p>
        <text:p text:style-name="Text_20_body"><text:span text:style-name="T3">hepata</text:span> – (kwo) Leber</text:p>
        <text:p text:style-name="Text_20_body"><text:span text:style-name="T3">herba</text:span> – (kwo) Gras; Kraut<text:line-break/><text:span text:style-name="T3">lekiherba</text:span> – (kwo) medizinische Kräuter<text:line-break/><text:span text:style-name="T3">herbinka</text:span> – (kwo) ein Grashalm</text:p>
        <text:p text:style-name="Text_20_body"><text:span text:style-name="T3">heredi</text:span> – (zwo) erben, nachfolgen<text:line-break/><text:span text:style-name="T3">heredi koysa fon koywan</text:span> – etw. von jmd. erben<text:line-break/><text:span text:style-name="T3">hereda</text:span> – (kwo) das Erbe, Erbschaft, Nachlass<text:line-break/><text:span text:style-name="T3">hereder</text:span> – (kwo) der Erbe</text:p>
        <text:p text:style-name="Text_20_body"><text:span text:style-name="T3">hermete</text:span> – (kwel) versiegelt, luftdicht<text:line-break/><text:span text:style-name="T3">hermetem</text:span> – (komo) hermetisch<text:line-break/><text:span text:style-name="T3">hermetisi</text:span> – (zwo) abdichten<text:line-break/><text:span text:style-name="T3">dehermeta</text:span> – (kwo) Druckentlastung</text:p>
        <text:p text:style-name="Text_20_body"><text:span text:style-name="T3">hero</text:span> – (kwo) Held<text:line-break/><text:span text:style-name="T3">herolik</text:span> – (kwel) heroisch, heldenhaft<text:line-break/><text:span text:style-name="T3">heroisma</text:span> – (kwo) Heroismus, Heldentum</text:p>
        <text:p text:style-name="Text_20_body"><text:span text:style-name="T3">hesiti</text:span> – (zwo) zögern, zagen<text:line-break/><text:span text:style-name="T3">hesita</text:span> – (kwo) Zögern</text:p>
        <text:p text:style-name="Text_20_body"><text:bookmark text:name="hev"/><text:span text:style-name="T3">hev</text:span> – (sta) haben siehe auch: <text:a xlink:type="simple" xlink:href="#onhev" text:style-name="Internet_20_link" text:visited-style-name="Visited_20_Internet_20_Link"><text:span text:style-name="Definition">onhev</text:span></text:a><text:line-break/><text:span text:style-name="T3">Me hev dwa kitaba.</text:span> – Ich habe zwei Bücher.<text:line-break/><text:span text:style-name="T3">en-hev</text:span> – (zwo) zu Besitz kommen<text:line-break/><text:span text:style-name="T3">hevsa</text:span> – (kwo) Besitz, Habe</text:p>
        <text:p text:style-name="Text_20_body"><text:span text:style-name="T3">hey!</text:span> – (exklami) Hey! <text:span text:style-name="T1">(um Aufmerksamkeit zu erreichen)</text:span></text:p>
        <text:p text:style-name="Text_20_body"><text:span text:style-name="T3">hi</text:span> – (gramatika) <text:span text:style-name="T1">»genau, es ist …« (betont das vorherige Wort)</text:span><text:line-break/><text:span text:style-name="T3">nau hi</text:span> – genau <text:span text:style-name="T5">jetzt</text:span><text:line-break/><text:span text:style-name="T3">Den se hi me yao shwo.</text:span> – Genau <text:span text:style-name="T5">dies</text:span> will ich sagen.<text:line-break/><text:span text:style-name="T3">Me hi zwo-te se.</text:span> – <text:span text:style-name="T5">Ich</text:span> hab's getan.<text:line-break/><text:span text:style-name="T3">Sey rasma bu es jamile. - Es jamile hi!</text:span> – Diese Zeichnung ist nicht schön. - Sie ist doch schön!<text:line-break/><text:span text:style-name="T3">Non hi!</text:span> – Nein, niemals!<text:line-break/><text:span text:style-name="T3">Ya hi.</text:span> – Ja, sicher.<text:line-break/><text:span text:style-name="T3">Es toy hi jen.</text:span> – Es ist <text:span text:style-name="T5">jene</text:span> Person.<text:line-break/><text:soft-page-break/><text:span text:style-name="T3">Me bu jan wen ta lai e ob ta lai hi.</text:span> – Ich weiß nicht wann er/sie kommt und ob er/sie überhaupt kommt.<text:line-break/><text:span text:style-name="T3">Bu hi go!</text:span> – Geh' <text:span text:style-name="T5">nicht</text:span>!<text:line-break/>Hindi</text:p>
        <text:p text:style-name="Text_20_body"><text:span text:style-name="T3">hidropsia</text:span> – (kwo) Wassersucht <text:span text:style-name="T1">(med.)</text:span></text:p>
        <text:p text:style-name="Text_20_body"><text:span text:style-name="T3">hiena</text:span> – (kwo) Hyäne <text:span text:style-name="T1">(zool.)</text:span></text:p>
        <text:p text:style-name="Text_20_body"><text:bookmark text:name="hieroglif"/><text:span text:style-name="T3">hieroglif</text:span> – (kwo) Hieroglyphe siehe auch: <text:a xlink:type="simple" xlink:href="#hanzi" text:style-name="Internet_20_link" text:visited-style-name="Visited_20_Internet_20_Link"><text:span text:style-name="Definition">hanzi</text:span></text:a><text:line-break/><text:span text:style-name="T3">hieroglifike</text:span> – (kwo) hieroglyphisch<text:line-break/><text:span text:style-name="T3">hieroglifike skriba</text:span> – Hieroglyphenschrift</text:p>
        <text:p text:style-name="Text_20_body"><text:span text:style-name="T3">higiena</text:span> – (kwo) Hygiene</text:p>
        <text:p text:style-name="Text_20_body"><text:bookmark text:name="hi-hi"/><text:span text:style-name="T3">hi-hi, hi-hi-hi</text:span> – (exklami, kwo) hi-hi siehe auch: <text:a xlink:type="simple" xlink:href="#ha-ha" text:style-name="Internet_20_link" text:visited-style-name="Visited_20_Internet_20_Link"><text:span text:style-name="Definition">ha-ha</text:span></text:a>, <text:a xlink:type="simple" xlink:href="#ridi" text:style-name="Internet_20_link" text:visited-style-name="Visited_20_Internet_20_Link"><text:span text:style-name="Definition">ridi</text:span></text:a><text:line-break/><text:span text:style-name="T3">fai hi-hi</text:span> – (zwo) kichern, lachen</text:p>
        <text:p text:style-name="Text_20_body"><text:span text:style-name="T3">hiki</text:span> – (zwo) Schluckauf haben, hicksen<text:line-break/><text:span text:style-name="T3">hiking</text:span> – (kwo) Hicksen</text:p>
        <text:p text:style-name="Text_20_body"><text:span text:style-name="T3">hili</text:span> – (zwo) wanken, schwanken, schaukeln<text:line-break/><text:span text:style-name="T3">Dushman en-hili.</text:span> – Der Feind beginnt zu wanken.<text:line-break/>Hindi</text:p>
        <text:p text:style-name="Text_20_body"><text:bookmark text:name="hima"/><text:span text:style-name="T3">hima</text:span> – (kwo) Winter siehe: <text:a xlink:type="simple" xlink:href="#vesna" text:style-name="Internet_20_link" text:visited-style-name="Visited_20_Internet_20_Link"><text:span text:style-name="Definition">vesna</text:span></text:a>, <text:a xlink:type="simple" xlink:href="#saif" text:style-name="Internet_20_link" text:visited-style-name="Visited_20_Internet_20_Link"><text:span text:style-name="Definition">saif</text:span></text:a>, <text:a xlink:type="simple" xlink:href="#oton" text:style-name="Internet_20_link" text:visited-style-name="Visited_20_Internet_20_Link"><text:span text:style-name="Definition">oton</text:span></text:a><text:line-break/><text:span text:style-name="T3">hima geimes</text:span> – Winterspiele<text:line-break/>Hindi</text:p>
        <text:p text:style-name="Text_20_body"><text:span text:style-name="T3">himna</text:span> – (kwo) Hymne <text:span text:style-name="T1">(mus.)</text:span></text:p>
        <text:p text:style-name="Text_20_body"><text:span text:style-name="T3">hina</text:span> – (kwo) Henna <text:span text:style-name="T1">(bot.)</text:span><text:line-break/>Arabisch</text:p>
        <text:p text:style-name="Text_20_body"><text:bookmark text:name="hindi"/><text:span text:style-name="T3">hindi</text:span> – 1) (kwel) indisch (bezüglich Ethnik, Sprache oder Land) siehe auch: <text:a xlink:type="simple" xlink:href="#Bharat" text:style-name="Internet_20_link" text:visited-style-name="Visited_20_Internet_20_Link"><text:span text:style-name="Definition">Bharat</text:span></text:a>, <text:a xlink:type="simple" xlink:href="#India" text:style-name="Internet_20_link" text:visited-style-name="Visited_20_Internet_20_Link"><text:span text:style-name="Definition">India</text:span></text:a><text:line-break/>2) (kwo) Inder (Person indischer Abstammung)<text:line-break/>3) (kwo) Hindi (Sprache)</text:p>
        <text:p text:style-name="Text_20_body"><text:span text:style-name="T3">hipopo</text:span> – (kwo) Flusspferd, Nilpferd <text:span text:style-name="T1">(zool.)</text:span></text:p>
        <text:p text:style-name="Text_20_body"><text:span text:style-name="T3">hipotesa</text:span> – (kwo) Hypothese</text:p>
        <text:p text:style-name="Text_20_body"><text:bookmark text:name="hir"/><text:span text:style-name="T3">hir</text:span> – (loko-komo) hier Ant.: <text:a xlink:type="simple" xlink:href="#dar" text:style-name="Internet_20_link" text:visited-style-name="Visited_20_Internet_20_Link"><text:span text:style-name="Definition">dar</text:span></text:a> siehe auch: <text:a xlink:type="simple" xlink:href="#ahir" text:style-name="Internet_20_link" text:visited-style-name="Visited_20_Internet_20_Link"><text:span text:style-name="Definition">ahir</text:span></text:a><text:line-break/><text:span text:style-name="T3">Lu es hir.</text:span> – Er ist hier.<text:line-break/><text:span text:style-name="T3">Hir es hao.</text:span> – Hier ist es gut.<text:line-break/><text:span text:style-name="T3">Lai hir.</text:span> – Komm hierher.<text:line-break/><text:span text:style-name="T3">Figaro hir, Figaro dar.</text:span> – Figaro hier, Figaro da.<text:line-break/><text:span text:style-name="T3">hir-ney</text:span> – (kwel) dieses Ortes, lokal</text:p>
        <text:p text:style-name="Text_20_body"><text:span text:style-name="T3">hiran</text:span> – (kwo) Hirsch, Reh <text:span text:style-name="T1">(zool.)</text:span><text:line-break/><text:soft-page-break/><text:span text:style-name="T3">yunhiran</text:span> – (kwo) Kitz<text:line-break/><text:span text:style-name="T3">gin-hiran</text:span> – (kwo) Hirschkuh, Ricke<text:line-break/><text:span text:style-name="T3">man-hiran</text:span> – (kwo) männl. Hirsch, Rehbock<text:line-break/><text:span text:style-name="T3">hiranmasu</text:span> – (kwo) Hirschfleisch, Rehfleisch<text:line-break/>Hindi</text:p>
        <text:p text:style-name="Text_20_body"><text:span text:style-name="T3">hisi</text:span> – (zwo) zischen, fauchen<text:line-break/><text:span text:style-name="T3">hisa, hising</text:span> – (kwo) Gezische, Rauschen <text:span text:style-name="T1">(beim Funk)</text:span></text:p>
        <text:p text:style-name="Text_20_body"><text:span text:style-name="T3">histeria</text:span> – (kwo) Hysterie<text:line-break/><text:span text:style-name="T3">histerike</text:span> – (kwel) hysterisch</text:p>
        <text:p text:style-name="Text_20_body"><text:bookmark text:name="histo"/><text:span text:style-name="T3">histo</text:span> – (kwo) Gewebe <text:span text:style-name="T1">(anat., biol.)</text:span> vgl. <text:a xlink:type="simple" xlink:href="#texi" text:style-name="Internet_20_link" text:visited-style-name="Visited_20_Internet_20_Link"><text:span text:style-name="Definition">texitura</text:span></text:a><text:line-break/>Griechisch</text:p>
        <text:p text:style-name="Text_20_body"><text:span text:style-name="T3">historia</text:span> – (kwo) Historie; Geschichte<text:line-break/><text:span text:style-name="T3">historike</text:span> – (kwel) historisch<text:line-break/><text:span text:style-name="T3">historier</text:span> – (kwo) Historiker<text:line-break/>Swahili</text:p>
        <text:p text:style-name="Text_20_body"><text:span text:style-name="T3">hm</text:span> – (exklami) hm, ahem</text:p>
        <text:p text:style-name="Text_20_body"><text:span text:style-name="T3">hobi</text:span> – (kwo) Hobby, Steckenpferd<text:line-break/>Serbokroatisch</text:p>
        <text:p text:style-name="Text_20_body"><text:span text:style-name="T3">hok</text:span> – (kwo) Habicht <text:span text:style-name="T1">(zool.)</text:span><text:line-break/>Bislama</text:p>
        <text:p text:style-name="Text_20_body"><text:span text:style-name="T3">hokey</text:span> – (kwo) Hockey <text:span text:style-name="T1">(Sport)</text:span><text:line-break/><text:span text:style-name="T3">hokeista, hokey pleier</text:span> – (kwo) Hockey-Spieler</text:p>
        <text:p text:style-name="Text_20_body"><text:span text:style-name="T3">hole</text:span> – (kwel) hohl<text:line-break/><text:span text:style-name="T3">holika</text:span> – (kwo) Aushöhlung<text:line-break/><text:span text:style-name="T3">holisi</text:span> – (zwo) aushöhlen<text:line-break/><text:span text:style-name="T3">holifi</text:span> – (zwo) hohl werden<text:line-break/><text:span text:style-name="T3">Wangas holifi.</text:span> – Die Wangen wurden hohl.</text:p>
        <text:p text:style-name="Text_20_body"><text:span text:style-name="T3">holera</text:span> – (kwo) Cholera <text:span text:style-name="T1">(med.)</text:span></text:p>
        <text:p text:style-name="Text_20_body"><text:bookmark text:name="hom"/><text:span text:style-name="T3">hom</text:span> – (kwo) Heim, Heimat Syn.: <text:a xlink:type="simple" xlink:href="#dom" text:style-name="Internet_20_link" text:visited-style-name="Visited_20_Internet_20_Link"><text:span text:style-name="Definition">dom</text:span></text:a></text:p>
        <text:p text:style-name="Text_20_body"><text:span text:style-name="T3">honeste</text:span> – (kwel) ehrlich, aufrichtig</text:p>
        <text:p text:style-name="Text_20_body"><text:bookmark text:name="honor"/><text:span text:style-name="T3">honor</text:span> – (kwo) Ehre<text:line-break/><text:span text:style-name="T3">pa honor de</text:span> – zur Feier der …<text:line-break/><text:span text:style-name="T3">fai honor a koywan</text:span> – jmd. die Ehre geben<text:line-break/><text:span text:style-name="T3">honor-ney</text:span> – (kwel) Ehren…<text:line-break/><text:span text:style-name="T3">nohonor</text:span> – (kwo) Entehrung, Schande Syn.: <text:a xlink:type="simple" xlink:href="#shmah" text:style-name="Internet_20_link" text:visited-style-name="Visited_20_Internet_20_Link"><text:span text:style-name="Definition">shmah</text:span></text:a></text:p>
        <text:p text:style-name="Text_20_body"><text:span text:style-name="T3">hopak</text:span> – (kwo) Hopak, Gopak (ukrainischer Volkstanz)</text:p>
        <text:p text:style-name="Text_20_body"><text:soft-page-break/><text:span text:style-name="T3">hor</text:span> – (kwo) Chor <text:span text:style-name="T1">(mus.)</text:span></text:p>
        <text:p text:style-name="Text_20_body"><text:span text:style-name="T3">horal</text:span> – (kwo) Choral <text:span text:style-name="T1">(mus.)</text:span></text:p>
        <text:p text:style-name="Text_20_body"><text:span text:style-name="T3">horisonta</text:span> – (kwo) Horizont<text:line-break/><text:span text:style-name="T3">horisontale</text:span> – (kwel) horizontal, waagerecht<text:line-break/><text:span text:style-name="T3">horisontala</text:span> – (kwo) Horizontale, Waagerechte</text:p>
        <text:p text:style-name="Text_20_body"><text:span text:style-name="T3">hormon</text:span> – (kwo) Hormon <text:span text:style-name="T1">(med.)</text:span></text:p>
        <text:p text:style-name="Text_20_body"><text:span text:style-name="T3">hospital</text:span> – (kwo) Hospital, Krankenhaus</text:p>
        <text:p text:style-name="Text_20_body"><text:span text:style-name="T3">hosta</text:span> – (kwo) Gastgeber, Veranstalter<text:line-break/><text:span text:style-name="T3">hostina</text:span> – (kwo) Gastgeberin<text:line-break/><text:span text:style-name="T3">hosti</text:span> – (zwo) veranstalten</text:p>
        <text:p text:style-name="Text_20_body"><text:span text:style-name="T3">hostel</text:span> – (kwo) Herberge</text:p>
        <text:p text:style-name="Text_20_body"><text:span text:style-name="T3">hotel</text:span> – (kwo) Hotel, Gasthof</text:p>
        <text:p text:style-name="Text_20_body"><text:span text:style-name="T3">hovi</text:span> – (zwo) schweben<text:line-break/>Englisch</text:p>
        <text:p text:style-name="Text_20_body"><text:span text:style-name="T3">hu</text:span> – (kwesti) wer<text:line-break/><text:span text:style-name="T3">Hu lai?</text:span> – Wer kommt?<text:line-break/><text:span text:style-name="T3">Hu zwo-te se?</text:span> – Wer tat dies?<text:line-break/><text:span text:style-name="T3">hu-ney</text:span> – wessen<text:line-break/>Bislama</text:p>
        <text:p text:style-name="Text_20_body"><text:span text:style-name="T3">huanmi</text:span> – (kwo) Hirse <text:span text:style-name="T1">(bot.)</text:span><text:line-break/>Mandarin</text:p>
        <text:p text:style-name="Text_20_body"><text:span text:style-name="T3">huf</text:span> – (kwo) Huf</text:p>
        <text:p text:style-name="Text_20_body"><text:bookmark text:name="huk"/><text:span text:style-name="T3">huk</text:span> – (kwo) Haken<text:line-break/><text:span text:style-name="T3">huki</text:span> – (zwo) hängenbleiben, mit einem Haken verbinden siehe auch: <text:a xlink:type="simple" xlink:href="#ahuki" text:style-name="Internet_20_link" text:visited-style-name="Visited_20_Internet_20_Link"><text:span text:style-name="Definition">ahuki</text:span></text:a></text:p>
        <text:p text:style-name="Text_20_body"><text:span text:style-name="T3">huligan</text:span> – (kwo) Hooligan, Randalierer<text:line-break/><text:span text:style-name="T3">huligani</text:span> – (zwo) wie ein Hooligan benehmen<text:line-break/><text:span text:style-name="T3">huliganing</text:span> – (kwo) Hooliganismus, Rowdytum<text:line-break/>Englisch</text:p>
        <text:p text:style-name="Text_20_body"><text:bookmark text:name="humane"/><text:span text:style-name="T3">humane</text:span> – (kwel) human<text:line-break/><text:span text:style-name="T3">humanitaa</text:span> – (kwo) Humanität, Menschlichkeit vgl. <text:a xlink:type="simple" xlink:href="#jen" text:style-name="Internet_20_link" text:visited-style-name="Visited_20_Internet_20_Link"><text:span text:style-name="Definition">jenley</text:span></text:a></text:p>
        <text:p text:style-name="Text_20_body"><text:span text:style-name="T3">humanisma</text:span> – (kwo) Humanismus<text:line-break/><text:span text:style-name="T3">humanista</text:span> – (kwo) Humanist<text:line-break/><text:span text:style-name="T3">humanistike</text:span> – (kwel) humanistisch</text:p>
        <text:p text:style-name="Text_20_body"><text:span text:style-name="T3">humel</text:span> – (kwo) Hopfen <text:span text:style-name="T1">(bot.)</text:span></text:p>
        <text:p text:style-name="Text_20_body"><text:bookmark text:name="humide"/><text:soft-page-break/><text:span text:style-name="T3">humide</text:span> – (kwel) feucht Syn.: <text:a xlink:type="simple" xlink:href="#mokre" text:style-name="Internet_20_link" text:visited-style-name="Visited_20_Internet_20_Link"><text:span text:style-name="Definition">mokre</text:span></text:a><text:line-break/><text:span text:style-name="T3">humiditaa</text:span> – (kwo) Feuchte, Feuchtigkeit</text:p>
        <text:p text:style-name="Text_20_body"><text:span text:style-name="T3">hunga</text:span> – (kwo) Hunger<text:line-break/><text:span text:style-name="T3">fai hunga</text:span> – Hunger haben<text:line-break/><text:span text:style-name="T3">defai hunga</text:span> – den Hunger stillen<text:line-break/><text:span text:style-name="T3">hunge (hunga-ney)</text:span> – (kwel) hungrig<text:line-break/><text:span text:style-name="T3">hungem (hunga-nem)</text:span> – (komo) hungrig<text:line-break/><text:span text:style-name="T3">hungi</text:span> – (zwo) hungern, verhungern<text:line-break/><text:span text:style-name="T3">al haf-hungi</text:span> – halb verhungert</text:p>
        <text:p text:style-name="Text_20_body"><text:bookmark text:name="hunti"/><text:span text:style-name="T3">hunti</text:span> – (zwo) verbinden; zusammen kommen; vereinigen siehe auch: <text:a xlink:type="simple" xlink:href="#haohunten" text:style-name="Internet_20_link" text:visited-style-name="Visited_20_Internet_20_Link"><text:span text:style-name="Definition">haohunten</text:span></text:a><text:line-break/><text:span text:style-name="T3">suti-hunti</text:span> – zusammennähen<text:line-break/><text:span text:style-name="T3">hunti a koywan</text:span> – sich mit jmd. zusammentun<text:line-break/><text:span text:style-name="T3">hunta</text:span> – (kwo) Verbindung, Knotenpunkt<text:line-break/><text:span text:style-name="T3">ferdao hunta</text:span> – Eisenbahnkreuzung<text:line-break/><text:span text:style-name="T3">hunte (hunta-ney)</text:span> – (kwel) verknüpft, kombiniert<text:line-break/><text:span text:style-name="T3">huntem (hunta-nem), pa hunta</text:span> – (komo) gemeinsam, miteinander</text:p>
        <text:p text:style-name="Text_20_body"><text:bookmark text:name="huraa"/><text:span text:style-name="T3">huraa</text:span> – (exklami) hurra! Syn.: <text:a xlink:type="simple" xlink:href="#jay-jay" text:style-name="Internet_20_link" text:visited-style-name="Visited_20_Internet_20_Link"><text:span text:style-name="Definition">jay-jay</text:span></text:a></text:p>
        <text:p text:style-name="Text_20_body"><text:span text:style-name="T3">husar</text:span> – (kwo) Husar</text:p>
        <text:p text:style-name="Text_20_body"><text:span text:style-name="T3">huta</text:span> – (kwo) Hütte, Baracke, Bude</text:p>
        <text:p text:style-name="Text_20_body"><text:span text:style-name="T3">hwan</text:span> – (kwel) gelb<text:line-break/><text:span text:style-name="T3">fa-hwan</text:span> – (zwo) gelb werden<text:line-break/><text:span text:style-name="T3">mah-hwan</text:span> – (zwo) gelb machen<text:line-break/><text:span text:style-name="T3">hwanka</text:span> – (kwo) Eidotter<text:line-break/>Mandarin</text:p>
        <text:p text:style-name="Text_20_body"><text:span text:style-name="T3">hwei</text:span> – (zwo) bereuen<text:line-break/><text:span text:style-name="T3">hweisa</text:span> – (kwo) Bedauern, Reue, Buße<text:line-break/>Mandarin</text:p>
        <text:p text:style-name="Text_20_body"><text:line-break/><text:bookmark text:name="I"/></text:p>
        <text:p text:style-name="Horizontal_20_Line"/>
        <text:h text:style-name="Heading_20_3" text:outline-level="3"><text:bookmark-start text:name="i"/>I<text:bookmark-end text:name="i"/></text:h>
        <text:p text:style-name="First_20_paragraph"><text:bookmark text:name="i Kopie 1"/><text:span text:style-name="T3">i</text:span> – 1) (unisi) <text:span text:style-name="T3">i … i</text:span> – sowohl … als auch, beide … und Ant.: <text:a xlink:type="simple" xlink:href="#ni" text:style-name="Internet_20_link" text:visited-style-name="Visited_20_Internet_20_Link"><text:span text:style-name="Definition">ni</text:span></text:a> siehe auch: <text:a xlink:type="simple" xlink:href="#e" text:style-name="Internet_20_link" text:visited-style-name="Visited_20_Internet_20_Link"><text:span text:style-name="Definition">e</text:span></text:a><text:line-break/><text:span text:style-name="T3">i lu i ela</text:span> – beide, er und sie<text:line-break/><text:span text:style-name="T3">i sey-las i toy-las</text:span> – sowohl diese als auch jene<text:line-break/>2) (komo) auch <text:span text:style-name="T1">(bezieht sich auf das folgende Wort)</text:span><text:line-break/><text:span text:style-name="T3">I me koni lu.</text:span> – Auch ich kenne ihn.<text:line-break/><text:span text:style-name="T3">Me jan i ela.</text:span> – Ich kenne auch sie.<text:line-break/><text:soft-page-break/>Russisch<text:line-break/>3) <text:span text:style-name="T1">der Buchstabe</text:span> I</text:p>
        <text:p text:style-name="Text_20_body"><text:span text:style-name="T3">idea</text:span> – (kwo) Idee<text:line-break/><text:span text:style-name="T3">idea-ney</text:span> – (kwel) bezüglich einer Idee, konzeptionell, begrifflich<text:line-break/>Griechisch</text:p>
        <text:p text:style-name="Text_20_body"><text:span text:style-name="T3">ideal</text:span> – (kwo) Ideal, Vorbild<text:line-break/><text:span text:style-name="T3">ideal-ney</text:span> – (kwel) ideal<text:line-break/>Indonesisch</text:p>
        <text:p text:style-name="Text_20_body"><text:span text:style-name="T3">idente</text:span> – (kwel) identisch, gleich<text:line-break/><text:span text:style-name="T3">identitaa</text:span> – (kwo) Identität, Gleichheit<text:line-break/><text:span text:style-name="T3">identisi</text:span> – (zwo) identifizieren <text:span text:style-name="T1">(tr.)</text:span><text:line-break/><text:span text:style-name="T3">identifi</text:span> – (zwo) identifiziert werden <text:span text:style-name="T1">(intr.)</text:span></text:p>
        <text:p text:style-name="Text_20_body"><text:span text:style-name="T3">ideologia</text:span> – (kwo) Ideologie<text:line-break/><text:span text:style-name="T3">ideologike</text:span> – (kwel) ideologisch</text:p>
        <text:p text:style-name="Text_20_body"><text:span text:style-name="T3">idioma</text:span> – (kwo) Idiom, Redensart</text:p>
        <text:p text:style-name="Text_20_body"><text:span text:style-name="T3">idiota</text:span> – (kwo) Idiot<text:line-break/>Polnisch</text:p>
        <text:p text:style-name="Text_20_body"><text:span text:style-name="T3">idola</text:span> – (kwo) Idol, auch: <text:span text:style-name="T1">fig.)</text:span></text:p>
        <text:p text:style-name="Text_20_body"><text:span text:style-name="T3">idris</text:span> ⇒ <text:a xlink:type="simple" xlink:href="#cherma" text:style-name="Internet_20_link" text:visited-style-name="Visited_20_Internet_20_Link"><text:span text:style-name="Definition">cherma</text:span></text:a></text:p>
        <text:p text:style-name="Text_20_body"><text:span text:style-name="T3">idyen</text:span> – (komo) ein wenig, ein bisschen<text:line-break/><text:span text:style-name="T3">idyen pyu hao</text:span> – ein bisschen besser<text:line-break/><text:span text:style-name="T3">Dai a me idyen akwa, plis.</text:span> – Gib mir bitte ein wenig Wasser.<text:line-break/>Mandarin</text:p>
        <text:p text:style-name="Text_20_body"><text:span text:style-name="T3">igla</text:span> – (kwo) Nadel<text:line-break/><text:span text:style-name="T3">igla-oko</text:span> – Nadelöhr<text:line-break/>Slawisch</text:p>
        <text:p text:style-name="Text_20_body"><text:span text:style-name="T3">ignori</text:span> – (zwo) ignorieren</text:p>
        <text:p text:style-name="Text_20_body"><text:span text:style-name="T3">igo</text:span> – (kwo) Joch, auch: <text:span text:style-name="T1">fig.)</text:span><text:line-break/>Serbisch</text:p>
        <text:p text:style-name="Text_20_body"><text:span text:style-name="T3">iguana</text:span> – (kwo) Leguan <text:span text:style-name="T1">(zool.)</text:span></text:p>
        <text:p text:style-name="Text_20_body"><text:span text:style-name="T3">ikra</text:span> – (kwo) Wade <text:span text:style-name="T1">(anat.)</text:span><text:line-break/>Russisch</text:p>
        <text:p text:style-name="Text_20_body"><text:span text:style-name="T3">iks</text:span> – <text:span text:style-name="T1">der Buchstabe</text:span> X</text:p>
        <text:p text:style-name="Text_20_body"><text:span text:style-name="T3">il</text:span> – (kwo) Silt, Schlick, Schlamm<text:line-break/><text:soft-page-break/>Russisch</text:p>
        <text:p text:style-name="Text_20_body"><text:span text:style-name="T3">ilusion</text:span> – (kwo) Illusion, Täuschung<text:line-break/><text:span text:style-name="T3">fai ilusion om koysa</text:span> – einer Illusion über etw. hingeben<text:line-break/><text:span text:style-name="T3">defai ilusion (desilusioni)</text:span> – (zwo) desillusioniert/enttäuscht werden<text:line-break/><text:span text:style-name="T3">desilusiona</text:span> – (kwo) Desillusionierung, Ernüchterung, Enttäuschung</text:p>
        <text:p text:style-name="Text_20_body"><text:span text:style-name="T3">ilustri</text:span> – (zwo) illustrieren, veranschaulichen<text:line-break/><text:span text:style-name="T3">ilustra</text:span> – (kwo) Illustration Veranschaulichung</text:p>
        <text:p text:style-name="Text_20_body"><text:span text:style-name="T3">imaja</text:span> – (kwo) Image</text:p>
        <text:p text:style-name="Text_20_body"><text:bookmark text:name="imajini"/><text:span text:style-name="T3">imajini</text:span> – (zwo) vorstellen, einbilden vgl. <text:a xlink:type="simple" xlink:href="#konsipi" text:style-name="Internet_20_link" text:visited-style-name="Visited_20_Internet_20_Link"><text:span text:style-name="Definition">konsipi</text:span></text:a>, <text:a xlink:type="simple" xlink:href="#konsepti" text:style-name="Internet_20_link" text:visited-style-name="Visited_20_Internet_20_Link"><text:span text:style-name="Definition">konsepti</text:span></text:a><text:line-break/><text:span text:style-name="T3">imajina</text:span> – (kwo) Imagination, Vorstellung, Fantasie</text:p>
        <text:p text:style-name="Text_20_body"><text:span text:style-name="T3">imbati</text:span> – (zwo) (auf-)schlagen, auftreffen, zusammenstoßen<text:line-break/><text:span text:style-name="T3">imbati kontra chyenlok</text:span> – auf Grund laufen (Schiff)<text:line-break/>Italienisch</text:p>
        <text:p text:style-name="Text_20_body"><text:span text:style-name="T3">imbimbi</text:span> – (zwo) imprägnieren<text:line-break/><text:span text:style-name="T3">imbimba</text:span> – (kwo) Imprägnierung</text:p>
        <text:p text:style-name="Text_20_body"><text:span text:style-name="T3">imiti</text:span> – (zwo) imitieren, nachahmen<text:line-break/><text:span text:style-name="T3">imita</text:span> – (kwo) Imitation</text:p>
        <text:p text:style-name="Text_20_body"><text:span text:style-name="T3">impedi</text:span> – (zwo) (ver-)hindern<text:line-break/><text:span text:style-name="T3">impedi-korda</text:span> – fesseln, binden<text:line-break/><text:span text:style-name="T3">impeda</text:span> – (kwo) Behinderung, Hemmnis</text:p>
        <text:p text:style-name="Text_20_body"><text:span text:style-name="T3">imperia</text:span> – (kwo) Imperium, Reich<text:line-break/><text:span text:style-name="T3">imperator</text:span> – (kwo) Imperator, Kaiser</text:p>
        <text:p text:style-name="Text_20_body"><text:bookmark text:name="importi"/><text:span text:style-name="T3">importi</text:span> – (zwo) importieren Ant.: <text:a xlink:type="simple" xlink:href="#exporti" text:style-name="Internet_20_link" text:visited-style-name="Visited_20_Internet_20_Link"><text:span text:style-name="Definition">exporti</text:span></text:a><text:line-break/><text:span text:style-name="T3">importa</text:span> – (kwo) Import, Einfuhr</text:p>
        <text:p text:style-name="Text_20_body"><text:span text:style-name="T3">impresi</text:span> – (zwo) imponieren, beeindrucken<text:line-break/><text:span text:style-name="T3">impresa</text:span> – (kwo) Impression, Eindruck</text:p>
        <text:p text:style-name="Text_20_body"><text:span text:style-name="T3">impulsa</text:span> – (kwo) Impuls</text:p>
        <text:p text:style-name="Text_20_body"><text:span text:style-name="T3">imune</text:span> – (kwel) immun <text:span text:style-name="T1">(med.)</text:span><text:line-break/><text:span text:style-name="T3">imunitaa</text:span> – (kwo) Immunität<text:line-break/><text:span text:style-name="T3">imunisi</text:span> – (zwo) immunisieren</text:p>
        <text:p text:style-name="Text_20_body"><text:bookmark text:name="in"/><text:span text:style-name="T3">in</text:span> – 1) (konekti) in <text:span text:style-name="T1">(bezüglich des Ortes)</text:span> siehe auch: <text:a xlink:type="simple" xlink:href="#interne" text:style-name="Internet_20_link" text:visited-style-name="Visited_20_Internet_20_Link"><text:span text:style-name="Definition">interne</text:span></text:a><text:line-break/><text:span text:style-name="T3">Me jivi in Rusia.</text:span> – Ich lebe in Russland.<text:line-break/><text:span text:style-name="T3">In sey shulin funga yok.</text:span> – In diesem Wald gibt es keine Pilze.<text:line-break/>2) (konekti) in, am <text:span text:style-name="T1">(bezüglich der Zeit)</text:span><text:line-break/><text:span text:style-name="T3">in petdi</text:span> – am Freitag<text:line-break/><text:span text:style-name="T3">in same taim</text:span> – zur selben Zeit siehe auch: <text:a xlink:type="simple" xlink:href="#sam2" text:style-name="Internet_20_link" text:visited-style-name="Visited_20_Internet_20_Link"><text:span text:style-name="Definition">samtaim-nem</text:span></text:a><text:line-break/><text:soft-page-break/><text:span text:style-name="T3">in lai-she yar</text:span> – im kommenden Jahr<text:line-break/>3) (konekti) in <text:span text:style-name="T1">(weitere Bedeutungen)</text:span><text:line-break/><text:span text:style-name="T3">Lu es in nove palto.</text:span> – Er ist im neuen Mantel.<text:line-break/><text:span text:style-name="T3">kreda in boh</text:span> – Glaube an Gott<text:line-break/><text:span text:style-name="T3">in tal kasu</text:span> – in solchem Fall<text:line-break/><text:span text:style-name="T3">inen</text:span> – (konekti-komo) innen, drinnen, im<text:line-break/><text:span text:style-name="T3">Inen dom es warme.</text:span> – Im Haus ist es warm.<text:line-break/><text:span text:style-name="T3">Me es inen, zin ba!</text:span> – Ich bin drinnen, komm herein!<text:line-break/><text:span text:style-name="T3">inenklaida</text:span> – (kwo) Unterwäsche<text:line-break/><text:span text:style-name="T3">inenlanda</text:span> – (kwo) Inland<text:line-break/><text:span text:style-name="T3">inen-taraf</text:span> – Innenseite</text:p>
        <text:p text:style-name="Text_20_body"><text:span text:style-name="T3">incha</text:span> – (kwo) Inch, Zoll <text:span text:style-name="T1">(Längeneinheit, 1 in = 2,54 cm)</text:span></text:p>
        <text:p text:style-name="Text_20_body"><text:span text:style-name="T3">indexa</text:span> – (kwo) Index (Kennzahl)</text:p>
        <text:p text:style-name="Text_20_body"><text:bookmark text:name="India"/><text:span text:style-name="T3">India</text:span> – (kwo) Indien auch: <text:a xlink:type="simple" xlink:href="#Bharat" text:style-name="Internet_20_link" text:visited-style-name="Visited_20_Internet_20_Link"><text:span text:style-name="Definition">Bharat</text:span></text:a>, siehe auch: <text:a xlink:type="simple" xlink:href="#hindi" text:style-name="Internet_20_link" text:visited-style-name="Visited_20_Internet_20_Link"><text:span text:style-name="Definition">hindi</text:span></text:a></text:p>
        <text:p text:style-name="Text_20_body"><text:span text:style-name="T3">indigni</text:span> – (zwo) empört sein, entrüstet sein<text:line-break/><text:span text:style-name="T3">indigna</text:span> – (kwo) Empörung<text:line-break/><text:span text:style-name="T3">indignem (indigna-nem)</text:span> – (komo) empört, entrüstet</text:p>
        <text:p text:style-name="Text_20_body"><text:span text:style-name="T3">indiki</text:span> – (zwo) zeigen, hinweisen<text:line-break/><text:span text:style-name="T3">indika</text:span> – (kwo) Hinweisen; Anzeichen</text:p>
        <text:p text:style-name="Text_20_body"><text:span text:style-name="T3">individu</text:span> – (kwo) Individuum<text:line-break/><text:span text:style-name="T3">individuale</text:span> – (kwel) individuell, einzeln<text:line-break/><text:span text:style-name="T3">individualisma</text:span> – (kwo) Individualismus</text:p>
        <text:p text:style-name="Text_20_body"><text:span text:style-name="T3">indulgi</text:span> – (zwo) duldsam sein, nachsichtig sein<text:line-break/><text:span text:style-name="T3">indulga</text:span> – (kwo) Nachsichtigkeit<text:line-break/><text:span text:style-name="T3">indulgishil</text:span> – (kwel) nachsichtig</text:p>
        <text:p text:style-name="Text_20_body"><text:span text:style-name="T3">industria</text:span> – (kwo) Industrie</text:p>
        <text:p text:style-name="Text_20_body"><text:span text:style-name="T3">infanta</text:span> – (kwo) Kleinkind, Säugling</text:p>
        <text:p text:style-name="Text_20_body"><text:span text:style-name="T3">infarkta</text:span> – (kwo) Infarkt <text:span text:style-name="T1">(med.)</text:span></text:p>
        <text:p text:style-name="Text_20_body"><text:span text:style-name="T3">infekti</text:span> – (zwo) infizieren, anstecken <text:span text:style-name="T1">(med.)</text:span><text:line-break/><text:span text:style-name="T3">infekta</text:span> – (kwo) Infektion<text:line-break/><text:span text:style-name="T3">desinfekti</text:span> – (zwo) desinfizieren</text:p>
        <text:p text:style-name="Text_20_body"><text:span text:style-name="T3">inferna</text:span> – (kwo) Inferno, Hölle<text:line-break/><text:span text:style-name="T3">inferna-ney, infernalik</text:span> – (kwel) infernalisch, höllisch</text:p>
        <text:p text:style-name="Text_20_body"><text:span text:style-name="T3">inflama</text:span> – (kwo) Entzündung <text:span text:style-name="T1">(med.)</text:span><text:line-break/><text:span text:style-name="T3">inflami</text:span> – (zwo) entzünden</text:p>
        <text:p text:style-name="Text_20_body"><text:bookmark text:name="inflasion"/><text:span text:style-name="T3">inflasion</text:span> – (kwo) Inflation <text:span text:style-name="T1">(ökon.)</text:span> vgl. <text:a xlink:type="simple" xlink:href="#infli" text:style-name="Internet_20_link" text:visited-style-name="Visited_20_Internet_20_Link"><text:span text:style-name="Definition">infla</text:span></text:a></text:p>
        <text:p text:style-name="Text_20_body"><text:bookmark text:name="infli"/><text:soft-page-break/><text:span text:style-name="T3">infli</text:span> – (zwo) aufblasen, aufpumpen<text:line-break/><text:span text:style-name="T3">infli balon/tara</text:span> – einen Ballon/Reifen aufblasen<text:line-break/><text:span text:style-name="T3">infla</text:span> – (kwo) Aufblasen, Aufpumpen vgl. <text:a xlink:type="simple" xlink:href="#inflasion" text:style-name="Internet_20_link" text:visited-style-name="Visited_20_Internet_20_Link"><text:span text:style-name="Definition">inflasion</text:span></text:a></text:p>
        <text:p text:style-name="Text_20_body"><text:span text:style-name="T3">influsi</text:span> – (zwo) beeinflussen<text:line-break/><text:span text:style-name="T3">influsa</text:span> – (kwo) Einfluss</text:p>
        <text:p text:style-name="Text_20_body"><text:span text:style-name="T3">informi</text:span> – (zwo) informieren<text:line-break/><text:span text:style-name="T3">informa</text:span> – (kwo) Information auch: <text:span text:style-name="T3">info</text:span></text:p>
        <text:p text:style-name="Text_20_body"><text:span text:style-name="T3">infrarude</text:span> – (kwel) infrarot</text:p>
        <text:p text:style-name="Text_20_body"><text:span text:style-name="T3">infuli</text:span> – (zwo) füllen, vollstopfen siehe: <text:a xlink:type="simple" xlink:href="#in" text:style-name="Internet_20_link" text:visited-style-name="Visited_20_Internet_20_Link"><text:span text:style-name="Definition">in</text:span></text:a>, <text:a xlink:type="simple" xlink:href="#fule" text:style-name="Internet_20_link" text:visited-style-name="Visited_20_Internet_20_Link"><text:span text:style-name="Definition">fuli</text:span></text:a></text:p>
        <text:p text:style-name="Text_20_body"><text:span text:style-name="T3">Ingland</text:span> – (kwo) England<text:line-break/><text:span text:style-name="T3">Ingland-jen</text:span> – Einwohner Englands</text:p>
        <text:p text:style-name="Text_20_body"><text:span text:style-name="T3">inglish</text:span> – 1) (kwel) englisch (bezüglich Ethnik, Sprache oder Land)<text:line-break/>2) (kwo) Engländer (Person englischer Abstammung)<text:line-break/>3) (kwo) Englisch (Sprache)<text:line-break/><text:span text:style-name="T3">Ob yu shwo inglish?</text:span> – Sprichst du Englisch?</text:p>
        <text:p text:style-name="Text_20_body"><text:span text:style-name="T3">ingoma</text:span> – (kwo) afrikanische Trommel<text:line-break/>Kirundi</text:p>
        <text:p text:style-name="Text_20_body"><text:span text:style-name="T3">ingravi</text:span> – (zwo) eingravieren, einkerben<text:line-break/><text:span text:style-name="T3">ingrava</text:span> – (kwo) Gravur</text:p>
        <text:p text:style-name="Text_20_body"><text:bookmark text:name="inisi"/><text:span text:style-name="T3">inisi</text:span> – (zwo) initiieren, einleiten, beginnen Syn.: <text:a xlink:type="simple" xlink:href="#begin" text:style-name="Internet_20_link" text:visited-style-name="Visited_20_Internet_20_Link"><text:span text:style-name="Definition">begin</text:span></text:a>, <text:a xlink:type="simple" xlink:href="#starti" text:style-name="Internet_20_link" text:visited-style-name="Visited_20_Internet_20_Link"><text:span text:style-name="Definition">starti</text:span></text:a><text:line-break/><text:span text:style-name="T3">inisa</text:span> – (kwo) Initiation, Einführung</text:p>
        <text:p text:style-name="Text_20_body"><text:span text:style-name="T3">inisiativa</text:span> – (kwo) Initiative</text:p>
        <text:p text:style-name="Text_20_body"><text:span text:style-name="T3">injenior</text:span> – (kwo) Ingenieur</text:p>
        <text:p text:style-name="Text_20_body"><text:span text:style-name="T3">inkarni</text:span> – (zwo) inkarnieren, verkörpern<text:line-break/><text:span text:style-name="T3">inkarna</text:span> – (kwo) Inkarnation, Fleischwerdung</text:p>
        <text:p text:style-name="Text_20_body"><text:span text:style-name="T3">inklina</text:span> – (kwo) Neigung, Schräge; Hang <text:span text:style-name="T1">(fig.)</text:span><text:line-break/><text:span text:style-name="T3">flanka-inklina</text:span> – (kwo) Seitenneigung, Böschung<text:line-break/><text:span text:style-name="T3">inklini</text:span> – (zwo) neigen, schräg stehen</text:p>
        <text:p text:style-name="Text_20_body"><text:span text:style-name="T3">inklusi</text:span> – (zwo) beinhalten<text:line-break/><text:span text:style-name="T3">inklusi-yen</text:span> – (konekti) beinhaltend, eingeschlossen<text:line-break/><text:span text:style-name="T3">inklusa</text:span> – (kwo) Inklusion, Einbeziehung</text:p>
        <text:p text:style-name="Text_20_body"><text:span text:style-name="T3">inkombri</text:span> – (zwo) blockieren, versperren</text:p>
        <text:p text:style-name="Text_20_body"><text:span text:style-name="T3">inkweri</text:span> – (zwo) nachforschen</text:p>
        <text:p text:style-name="Text_20_body"><text:bookmark text:name="inloo"/><text:span text:style-name="T3">-inloo</text:span> – (gramatika) <text:span text:style-name="T1">Anverwandter durch Heirat</text:span> vgl. <text:a xlink:type="simple" xlink:href="#dal" text:style-name="Internet_20_link" text:visited-style-name="Visited_20_Internet_20_Link"><text:span text:style-name="Definition">dal-</text:span></text:a><text:line-break/><text:soft-page-break/><text:span text:style-name="T3">mata-inloo</text:span> – (kwo) Schwiegermutter<text:line-break/><text:span text:style-name="T3">brata-inloo</text:span> – (kwo) Schwager<text:line-break/><text:span text:style-name="T3">son-inloo</text:span> – (kwo) Schwiegerson</text:p>
        <text:p text:style-name="Text_20_body"><text:span text:style-name="T3">inlubi</text:span> – (zwo) verlieben<text:line-break/><text:span text:style-name="T3">Lu es inluben om/in ela.</text:span> – Er ist verliebt in sie.<text:line-break/><text:span text:style-name="T3">inluba</text:span> – (kwo) Verliebtheit</text:p>
        <text:p text:style-name="Text_20_body"><text:bookmark text:name="inmurisi"/><text:span text:style-name="T3">inmurisi</text:span> – (zwo) einmauern siehe: <text:a xlink:type="simple" xlink:href="#in" text:style-name="Internet_20_link" text:visited-style-name="Visited_20_Internet_20_Link"><text:span text:style-name="Definition">in</text:span></text:a>, <text:a xlink:type="simple" xlink:href="#mur" text:style-name="Internet_20_link" text:visited-style-name="Visited_20_Internet_20_Link"><text:span text:style-name="Definition">mur</text:span></text:a></text:p>
        <text:p text:style-name="Text_20_body"><text:span text:style-name="T3">inosente</text:span> – (kwel) arglos<text:line-break/><text:span text:style-name="T3">inosensia</text:span> – (kwo) Arglosigkeit</text:p>
        <text:p text:style-name="Text_20_body"><text:span text:style-name="T3">inpiki</text:span> – (zwo) hineinstechen siehe: <text:a xlink:type="simple" xlink:href="#in" text:style-name="Internet_20_link" text:visited-style-name="Visited_20_Internet_20_Link"><text:span text:style-name="Definition">in</text:span></text:a>, <text:a xlink:type="simple" xlink:href="#piki" text:style-name="Internet_20_link" text:visited-style-name="Visited_20_Internet_20_Link"><text:span text:style-name="Definition">piki</text:span></text:a></text:p>
        <text:p text:style-name="Text_20_body"><text:span text:style-name="T3">inplas</text:span> – (konekti) anstelle von, anstatt<text:line-break/><text:span text:style-name="T3">Dai a me sey kalam inplas toy-la.</text:span> – Gib mir diesen Stift anstelle von jenem.<text:line-break/><text:span text:style-name="T3">Go dar inplas me!</text:span> – Gehe an meiner statt dorthin!<text:line-break/><text:span text:style-name="T3">Gai zwo inplas shwo.</text:span> – Man sollte handeln statt sprechen.<text:line-break/><text:span text:style-name="T3">Lu plei inplas gun.</text:span> – Er spielt statt zu arbeiten.<text:line-break/><text:span text:style-name="T3">inplasi</text:span> – (zwo) ersetzen, anstelle von … sein</text:p>
        <text:p text:style-name="Text_20_body"><text:span text:style-name="T3">insekta</text:span> – (kwo) Insekt</text:p>
        <text:p text:style-name="Text_20_body"><text:span text:style-name="T3">inserti</text:span> – (zwo) einsetzen, einführen<text:line-break/><text:span text:style-name="T3">inserta</text:span> – (kwo) Einfügung, Einsatz</text:p>
        <text:p text:style-name="Text_20_body"><text:span text:style-name="T3">insidenta</text:span> – (kwo) Vorfall, Vorgang, Ereignis</text:p>
        <text:p text:style-name="Text_20_body"><text:span text:style-name="T3">insisti</text:span> – (zwo) bestehen, beharren, verlangen</text:p>
        <text:p text:style-name="Text_20_body"><text:span text:style-name="T3">inskeni</text:span> – (zwo) aufführen (auf einer Bühne)<text:line-break/><text:span text:style-name="T3">inskena</text:span> – (kwo) Bühne</text:p>
        <text:p text:style-name="Text_20_body"><text:span text:style-name="T3">inspiri</text:span> – (zwo) inspirieren, anregen<text:line-break/><text:span text:style-name="T3">inspira</text:span> – (kwo) Inspiration</text:p>
        <text:p text:style-name="Text_20_body"><text:span text:style-name="T3">instali</text:span> – (zwo) installieren, einsetzen<text:line-break/><text:span text:style-name="T3">instali swa</text:span> – sich positionieren/installieren<text:line-break/><text:span text:style-name="T3">Afte instali swa in may favorite stula, me bu pri en-stan.</text:span> – Nachdem ich mich selbst in meinem Lieblingsstuhl gesetzt (installiert) habe, möchte ich nicht aufstehen.<text:line-break/><text:span text:style-name="T3">instala</text:span> – (kwo) Installation</text:p>
        <text:p text:style-name="Text_20_body"><text:span text:style-name="T3">instinkta</text:span> – (kwo) Instinkt<text:line-break/><text:span text:style-name="T3">instinkta-ney</text:span> – (kwel) instinktiv</text:p>
        <text:p text:style-name="Text_20_body"><text:span text:style-name="T3">institut</text:span> – (kwo) Institut</text:p>
        <text:p text:style-name="Text_20_body"><text:bookmark text:name="instrukta"/><text:span text:style-name="T3">instrukta</text:span> – (kwo) Instruktion, Befehl vgl. <text:a xlink:type="simple" xlink:href="#talim" text:style-name="Internet_20_link" text:visited-style-name="Visited_20_Internet_20_Link"><text:span text:style-name="Definition">talim</text:span></text:a><text:line-break/><text:span text:style-name="T3">instrukti</text:span> – (zwo) unterrichten, anweisen, befehlen<text:line-break/><text:soft-page-break/><text:span text:style-name="T3">instrukting</text:span> – (kwo) Instruieren, Anweisen</text:p>
        <text:p text:style-name="Text_20_body"><text:span text:style-name="T3">insulti</text:span> – (zwo) beleidigen, brüskieren<text:line-break/><text:span text:style-name="T3">insulta</text:span> – (kwo) Beleidigung, Affront</text:p>
        <text:p text:style-name="Text_20_body"><text:span text:style-name="T3">integre</text:span> – (kwel) integral, komplett, vollständig<text:line-break/><text:span text:style-name="T3">integritaa</text:span> – (kwo) Integrität, Vollständigkeit<text:line-break/><text:span text:style-name="T3">teritoriale integritaa</text:span> – territoriale Integrität<text:line-break/><text:span text:style-name="T3">integri</text:span> – (zwo) integrieren <text:span text:style-name="T1">(intr./tr.)</text:span><text:line-break/><text:span text:style-name="T3">integrisi</text:span> – (zwo) integrieren, vervollständigen<text:line-break/><text:span text:style-name="T3">integrifi</text:span> – (zwo) integrieren <text:span text:style-name="T1">(intr.)</text:span><text:line-break/><text:span text:style-name="T3">integrisa, integrifa</text:span> – (kwo) Integration</text:p>
        <text:p text:style-name="Text_20_body"><text:bookmark text:name="intele"/><text:span text:style-name="T3">intele</text:span> – (kwel) intelligent vgl. <text:a xlink:type="simple" xlink:href="#saje" text:style-name="Internet_20_link" text:visited-style-name="Visited_20_Internet_20_Link"><text:span text:style-name="Definition">saje</text:span></text:a><text:line-break/><text:span text:style-name="T3">nointele</text:span> – (kwel) dumm</text:p>
        <text:p text:style-name="Text_20_body"><text:span text:style-name="T3">intelekta</text:span> – (kwo) Intellekt, Verstand<text:line-break/><text:span text:style-name="T3">intelekta-ney</text:span> – (kwel) intellektuell, geistig, gebildet</text:p>
        <text:p text:style-name="Text_20_body"><text:span text:style-name="T3">intense</text:span> – (kwel) intensiv, stark<text:line-break/><text:span text:style-name="T3">intensisi</text:span> – (zwo) intensivieren, verstärken <text:span text:style-name="T1">(tr.)</text:span><text:line-break/><text:span text:style-name="T3">intensifi</text:span> – (zwo) intensivieren, verstärken <text:span text:style-name="T1">(intr.)</text:span></text:p>
        <text:p text:style-name="Text_20_body"><text:span text:style-name="T3">intenti</text:span> – (zwo) beabsichtigen, vorhaben, bezwecken<text:line-break/><text:span text:style-name="T3">intenta</text:span> – (kwo) Intention, Absicht<text:line-break/><text:span text:style-name="T3">hao intenta</text:span> – gute Absicht<text:line-break/><text:span text:style-name="T3">pa intenta</text:span> – mit Absicht<text:line-break/><text:span text:style-name="T3">sin intenta</text:span> – ohne Absicht<text:line-break/><text:span text:style-name="T3">intente (intenta-ney)</text:span> – (kwel) absichtlich, vorsätzlich, bewusst<text:line-break/><text:span text:style-name="T3">intentem (intenta-nem)</text:span> – (komo) absichtlich, vorsätzlich, bewusst</text:p>
        <text:p text:style-name="Text_20_body"><text:bookmark text:name="inter"/><text:span text:style-name="T3">inter</text:span> – (konekti) zwischen<text:line-break/><text:span text:style-name="T3">inter skay e arda</text:span> – zwischen Himmel und Erde<text:line-break/><text:span text:style-name="T3">mutuale samaja inter jenmin</text:span> – gegenseitiges Verständnis zwischen den Völkern<text:line-break/><text:span text:style-name="T3">interen</text:span> – (komo) dazwischen; inzwischen</text:p>
        <text:p text:style-name="Text_20_body"><text:span text:style-name="T3">interes</text:span> – (kwo) Interesse<text:line-break/><text:span text:style-name="T3">interes-ney</text:span> – (kwel) interessant<text:line-break/><text:span text:style-name="T3">interesi</text:span> – (zwo) interessieren<text:line-break/><text:span text:style-name="T3">Se interesi me gro.</text:span> – Es interessiert mich sehr.<text:line-break/><text:span text:style-name="T3">fai interes om koysa</text:span> – sich für etw. interessieren<text:line-break/><text:span text:style-name="T3">defai interes om koysa</text:span> – das Interesse an etw. verlieren</text:p>
        <text:p text:style-name="Text_20_body"><text:span text:style-name="T3">interfai</text:span> – (zwo) intervenieren, eingreifen, einschreiten<text:line-break/><text:span text:style-name="T3">interfai inter gambas</text:span> – zwischen die Füße/Beine laufen</text:p>
        <text:p text:style-name="Text_20_body"><text:span text:style-name="T3">intermiti</text:span> – (zwo) intermittieren, unterbrechen</text:p>
        <text:p text:style-name="Text_20_body"><text:bookmark text:name="internasion-ney"/><text:span text:style-name="T3">internasion-ney</text:span> – (kwel) international Syn.: <text:a xlink:type="simple" xlink:href="#jenmin" text:style-name="Internet_20_link" text:visited-style-name="Visited_20_Internet_20_Link"><text:span text:style-name="Definition">interjenmin-ney</text:span></text:a></text:p>
        <text:p text:style-name="Text_20_body"><text:bookmark text:name="interne"/><text:soft-page-break/><text:span text:style-name="T3">interne</text:span> – (kwel) intern, innen… Syn.: <text:a xlink:type="simple" xlink:href="#in" text:style-name="Internet_20_link" text:visited-style-name="Visited_20_Internet_20_Link"><text:span text:style-name="Definition">inen-ney</text:span></text:a> Ant.: <text:a xlink:type="simple" xlink:href="#externe" text:style-name="Internet_20_link" text:visited-style-name="Visited_20_Internet_20_Link"><text:span text:style-name="Definition">externe</text:span></text:a></text:p>
        <text:p text:style-name="Text_20_body"><text:bookmark text:name="internet"/><text:span text:style-name="T3">internet</text:span> – (kwo) Internet vgl. <text:a xlink:type="simple" xlink:href="#web" text:style-name="Internet_20_link" text:visited-style-name="Visited_20_Internet_20_Link"><text:span text:style-name="Definition">web</text:span></text:a></text:p>
        <text:p text:style-name="Text_20_body"><text:bookmark text:name="interplexi"/><text:span text:style-name="T3">interplexi</text:span> – (zwo) verschränken, verflechten siehe: <text:a xlink:type="simple" xlink:href="#inter" text:style-name="Internet_20_link" text:visited-style-name="Visited_20_Internet_20_Link"><text:span text:style-name="Definition">inter</text:span></text:a>, <text:a xlink:type="simple" xlink:href="#plexi" text:style-name="Internet_20_link" text:visited-style-name="Visited_20_Internet_20_Link"><text:span text:style-name="Definition">plexi</text:span></text:a></text:p>
        <text:p text:style-name="Text_20_body"><text:span text:style-name="T3">interrupti</text:span> – (zwo) abbrechen, unterbrechen</text:p>
        <text:p text:style-name="Text_20_body"><text:span text:style-name="T3">intershanji</text:span> – (zwo) (aus-)tauschen<text:line-break/><text:span text:style-name="T3">intershanja</text:span> – (kwo) Austausch</text:p>
        <text:p text:style-name="Text_20_body"><text:bookmark text:name="interspas"/><text:span text:style-name="T3">interspas</text:span> – (kwo) Zwischenraum siehe: <text:a xlink:type="simple" xlink:href="#inter" text:style-name="Internet_20_link" text:visited-style-name="Visited_20_Internet_20_Link"><text:span text:style-name="Definition">inter</text:span></text:a>, <text:a xlink:type="simple" xlink:href="#spas" text:style-name="Internet_20_link" text:visited-style-name="Visited_20_Internet_20_Link"><text:span text:style-name="Definition">spas</text:span></text:a></text:p>
        <text:p text:style-name="Text_20_body"><text:bookmark text:name="intertaim"/><text:span text:style-name="T3">intertaim</text:span> – (kwo) Zwischenzeit siehe: <text:a xlink:type="simple" xlink:href="#inter" text:style-name="Internet_20_link" text:visited-style-name="Visited_20_Internet_20_Link"><text:span text:style-name="Definition">inter</text:span></text:a>, <text:a xlink:type="simple" xlink:href="#taim" text:style-name="Internet_20_link" text:visited-style-name="Visited_20_Internet_20_Link"><text:span text:style-name="Definition">taim</text:span></text:a><text:line-break/><text:span text:style-name="T3">pa intertaim</text:span> – (komo) in der Zwischenzeit<text:line-break/><text:span text:style-name="T3">Ta ve lai sun. Pi ba kahwa pa intertaim.</text:span> – Er/Sie wird bals kommen. Trinke Kaffee in der Zwischenzeit!</text:p>
        <text:p text:style-name="Text_20_body"><text:span text:style-name="T3">interval</text:span> – (kwo) Interval</text:p>
        <text:p text:style-name="Text_20_body"><text:span text:style-name="T3">intervyu</text:span> – (kwo) Interview, Befragung<text:line-break/><text:span text:style-name="T3">intervyui</text:span> – (zwo) interviewen, befragen</text:p>
        <text:p text:style-name="Text_20_body"><text:span text:style-name="T3">intime</text:span> – (kwel) intim, vertraut</text:p>
        <text:p text:style-name="Text_20_body"><text:span text:style-name="T3">intoni</text:span> – (zwo) intonieren <text:span text:style-name="T1">(mus.)</text:span><text:line-break/><text:span text:style-name="T3">intona</text:span> – (kwo) Intonation <text:span text:style-name="T1">(mus., ling.)</text:span></text:p>
        <text:p text:style-name="Text_20_body"><text:span text:style-name="T3">intrigi</text:span> – (zwo) Intrige, Ränkespiel<text:line-break/><text:span text:style-name="T3">intriga</text:span> – (kwo) intrigieren, Ränke schmieden</text:p>
        <text:p text:style-name="Text_20_body"><text:bookmark text:name="introdukti"/><text:span text:style-name="T3">introdukti</text:span> – (zwo) einführen, jmd. an etw. heranführen vgl. <text:a xlink:type="simple" xlink:href="#prisenti" text:style-name="Internet_20_link" text:visited-style-name="Visited_20_Internet_20_Link"><text:span text:style-name="Definition">prisenti</text:span></text:a><text:line-break/><text:span text:style-name="T3">introdukta</text:span> – (kwo) Einführung</text:p>
        <text:p text:style-name="Text_20_body"><text:span text:style-name="T3">intrusi</text:span> – (zwo) eindringen<text:line-break/><text:span text:style-name="T3">intrusa</text:span> – (kwo) Eindringen</text:p>
        <text:p text:style-name="Text_20_body"><text:span text:style-name="T3">intuision</text:span> – (kwo) Intuition, Eingebung<text:line-break/><text:span text:style-name="T3">intuision-ney</text:span> – (kwel) intuitiv</text:p>
        <text:p text:style-name="Text_20_body"><text:bookmark text:name="inu"/><text:span text:style-name="T3">inu</text:span> – (loko-komo) hinein<text:line-break/><text:span text:style-name="T3">Ela lopi-te inu shamba.</text:span> – Sie lief in den Raum.<text:line-break/><text:span text:style-name="T3">Kan inu!</text:span> – Schau hinein!<text:line-break/><text:span text:style-name="T3">Nulwan mog transformi fer inu golda.</text:span> – Niemand kann Eisen in Gold verwandeln.</text:p>
        <text:p text:style-name="Text_20_body"><text:span text:style-name="T3">inundi</text:span> – (zwo) überschwemmen, überfluten<text:line-break/><text:span text:style-name="T3">inunda</text:span> – (kwo) Überschwemmung, Überflutung</text:p>
        <text:p text:style-name="Text_20_body"><text:bookmark text:name="inuspiri"/><text:span text:style-name="T3">inuspiri</text:span> – (zwo) einatmen siehe: <text:a xlink:type="simple" xlink:href="#spiri" text:style-name="Internet_20_link" text:visited-style-name="Visited_20_Internet_20_Link"><text:span text:style-name="Definition">spiri</text:span></text:a> Ant.: <text:a xlink:type="simple" xlink:href="#ausspiri" text:style-name="Internet_20_link" text:visited-style-name="Visited_20_Internet_20_Link"><text:span text:style-name="Definition">ausspiri</text:span></text:a><text:line-break/><text:span text:style-name="T3">inuspira</text:span> – (kwo) Einatmung</text:p>
        <text:p text:style-name="Text_20_body"><text:soft-page-break/><text:span text:style-name="T3">invadi</text:span> – (zwo) eindringen, einfallen<text:line-break/><text:span text:style-name="T3">invada</text:span> – (kwo) Invasion</text:p>
        <text:p text:style-name="Text_20_body"><text:span text:style-name="T3">invalida</text:span> – (kwo) Invalide, Körperbehinderter</text:p>
        <text:p text:style-name="Text_20_body"><text:span text:style-name="T3">inventi</text:span> – (zwo) erfinden<text:line-break/><text:span text:style-name="T3">inventa</text:span> – (kwo) Erfindung</text:p>
        <text:p text:style-name="Text_20_body"><text:span text:style-name="T3">inverse</text:span> – (kwel) invers, umgekehrt<text:line-break/><text:span text:style-name="T3">inversem</text:span> – (komo) umgekehrt<text:line-break/><text:span text:style-name="T3">inversa</text:span> – (kwo) Gegenteil</text:p>
        <text:p text:style-name="Text_20_body"><text:span text:style-name="T3">investigi</text:span> – (zwo) prüfen, (aus-, er-, nach-)forschen, untersuchen<text:line-break/><text:span text:style-name="T3">investiga</text:span> – (kwo) Erforschung, Ermittlung, Untersuchung</text:p>
        <text:p text:style-name="Text_20_body"><text:span text:style-name="T3">inviti</text:span> – (zwo) einladen<text:line-break/><text:span text:style-name="T3">invita</text:span> – (kwo) Einladung</text:p>
        <text:p text:style-name="Text_20_body"><text:span text:style-name="T3">inyekti</text:span> – (zwo) injizieren, einspritzen<text:line-break/><text:span text:style-name="T3">inyekta</text:span> – (kwo) Injektion</text:p>
        <text:p text:style-name="Text_20_body"><text:span text:style-name="T3">iradi</text:span> – (zwo) nörgeln, meckern<text:line-break/>Paschtunisch</text:p>
        <text:p text:style-name="Text_20_body"><text:span text:style-name="T3">iri</text:span> – (zwo) verärgert sein (<text:span text:style-name="T3">om koysa/koywan</text:span> – über etw./jmd.)<text:line-break/><text:span text:style-name="T3">ira</text:span> – (kwo) Ärger, Wut, Zorn<text:line-break/><text:span text:style-name="T3">gro-ira</text:span> – großer Ärger, Rage<text:line-break/><text:span text:style-name="T3">ira-ney</text:span> – (kwel) ärgerlich, wütend<text:line-break/><text:span text:style-name="T3">ira-nem</text:span> – (komo) ärgerlich, wütend<text:line-break/><text:span text:style-name="T3">irisi</text:span> – (zwo) jmd. ärgern, jmd, wütend machen<text:line-break/><text:span text:style-name="T3">irisi-ney</text:span> – (kwel) wütend, erzürnt, aufgebracht<text:line-break/><text:span text:style-name="T3">irishil</text:span> – (kwel) aufbrausend, reizbar</text:p>
        <text:p text:style-name="Text_20_body"><text:span text:style-name="T3">ironia</text:span> – (kwo) Ironie<text:line-break/><text:span text:style-name="T3">ironike</text:span> – (kwel) ironisch</text:p>
        <text:p text:style-name="Text_20_body"><text:span text:style-name="T3">isla</text:span> – (kwo) Insel, Eiland<text:line-break/><text:span text:style-name="T3">islajen</text:span> – (kwo) Inselbewohner, Insulaner<text:line-break/>Spanisch</text:p>
        <text:p text:style-name="Text_20_body"><text:span text:style-name="T3">islam</text:span> – (kwo) Islam <text:span text:style-name="T1">(rel.)</text:span><text:line-break/><text:span text:style-name="T3">islamjen</text:span> – (kwo) Islamist (Anhänger des Islams)<text:line-break/>Arabisch</text:p>
        <text:p text:style-name="Text_20_body"><text:span text:style-name="T3">isoli</text:span> – (zwo) isolieren<text:line-break/><text:span text:style-name="T3">isola</text:span> – (kwo) Isolation; Isolierung</text:p>
        <text:p text:style-name="Text_20_body"><text:bookmark text:name="it"/><text:span text:style-name="T3">it</text:span> – (inplas-kwo) er/sie/es; ihn/sie/es <text:span text:style-name="T1">(unbelebt)</text:span> siehe auch: <text:a xlink:type="simple" xlink:href="#me" text:style-name="Internet_20_link" text:visited-style-name="Visited_20_Internet_20_Link"><text:span text:style-name="Definition">me</text:span></text:a>, <text:a xlink:type="simple" xlink:href="#yu" text:style-name="Internet_20_link" text:visited-style-name="Visited_20_Internet_20_Link"><text:span text:style-name="Definition">yu</text:span></text:a>, <text:a xlink:type="simple" xlink:href="#lu" text:style-name="Internet_20_link" text:visited-style-name="Visited_20_Internet_20_Link"><text:span text:style-name="Definition">lu</text:span></text:a>, <text:a xlink:type="simple" xlink:href="#ela" text:style-name="Internet_20_link" text:visited-style-name="Visited_20_Internet_20_Link"><text:span text:style-name="Definition">ela</text:span></text:a>, <text:a xlink:type="simple" xlink:href="#ta" text:style-name="Internet_20_link" text:visited-style-name="Visited_20_Internet_20_Link"><text:span text:style-name="Definition">ta</text:span></text:a>, <text:a xlink:type="simple" xlink:href="#nu" text:style-name="Internet_20_link" text:visited-style-name="Visited_20_Internet_20_Link"><text:span text:style-name="Definition">nu</text:span></text:a>, <text:a xlink:type="simple" xlink:href="#li" text:style-name="Internet_20_link" text:visited-style-name="Visited_20_Internet_20_Link"><text:span text:style-name="Definition">li</text:span></text:a><text:line-break/><text:span text:style-name="T3">Es may tabla.</text:span> – Dies ist mein Tisch.<text:line-break/><text:soft-page-break/><text:span text:style-name="T3">Me pri it.</text:span> – Ich mag ihn <text:span text:style-name="T1">(den Tisch)</text:span>.<text:line-break/><text:span text:style-name="T3">Me pon kitaba on it.</text:span> – Ich lege ein Buch auf ihn.<text:line-break/><text:span text:style-name="T3">it-ney</text:span> – (inplas-kwel) sein/ihr siehe auch: <text:a xlink:type="simple" xlink:href="#suy" text:style-name="Internet_20_link" text:visited-style-name="Visited_20_Internet_20_Link"><text:span text:style-name="Definition">suy</text:span></text:a></text:p>
        <text:p text:style-name="Text_20_body"><text:span text:style-name="T3">Italia</text:span> – (kwo) Italien<text:line-break/><text:span text:style-name="T3">Italia-jen</text:span> – (kwo) Einwohner Italiens</text:p>
        <text:p text:style-name="Text_20_body"><text:span text:style-name="T3">italiano</text:span> – 1) (kwel) italienisch (bezüglich Ethnik, Sprache oder Land)<text:line-break/>2) (kwo) Italiener (Person italienischer Abstammung)<text:line-break/>3) (kwo) Italienisch (Sprache)</text:p>
        <text:p text:style-name="Text_20_body"><text:span text:style-name="T3">iva</text:span> – (kwo) Weide <text:span text:style-name="T1">(bot.)</text:span><text:line-break/>Russisch</text:p>
        <text:p text:style-name="Text_20_body"><text:bookmark text:name="iven"/><text:span text:style-name="T3">iven</text:span> – (komo) selbst, sogar, überhaupt vgl. <text:a xlink:type="simple" xlink:href="#haishi" text:style-name="Internet_20_link" text:visited-style-name="Visited_20_Internet_20_Link"><text:span text:style-name="Definition">haishi</text:span></text:a>, <text:a xlink:type="simple" xlink:href="#toshi" text:style-name="Internet_20_link" text:visited-style-name="Visited_20_Internet_20_Link"><text:span text:style-name="Definition">toshi</text:span></text:a>, <text:a xlink:type="simple" xlink:href="#yoshi" text:style-name="Internet_20_link" text:visited-style-name="Visited_20_Internet_20_Link"><text:span text:style-name="Definition">yoshi</text:span></text:a><text:line-break/><text:span text:style-name="T3">Ta bu jan iven to.</text:span> – Er/Sie weiß selbst das nicht.<text:line-break/><text:span text:style-name="T3">Ta gun iven al morbi.</text:span> – Er/Sie arbeitet sogar wenn er/sie krank ist.</text:p>
        <text:p text:style-name="Text_20_body"><text:bookmark text:name="ivri"/><text:span text:style-name="T3">ivri</text:span> – 1) (kwel) jüdisch (bezüglich Ethnik)<text:line-break/>2) (kwo) Jude siehe auch: <text:a xlink:type="simple" xlink:href="#yehudi" text:style-name="Internet_20_link" text:visited-style-name="Visited_20_Internet_20_Link"><text:span text:style-name="Definition">yehudi</text:span></text:a><text:line-break/><text:span text:style-name="T3">wandi-she ivri</text:span> – Zebrakraut <text:span text:style-name="T1">(bot.)</text:span><text:line-break/><text:span text:style-name="T3">buivri</text:span> – 1) (kwel) nichtjüdisch; 2) (kwo) Nichtjude<text:line-break/>Hebräisch</text:p>
        <text:p text:style-name="Text_20_body"><text:line-break/><text:bookmark text:name="J"/></text:p>
        <text:p text:style-name="Horizontal_20_Line"/>
        <text:h text:style-name="Heading_20_3" text:outline-level="3"><text:bookmark-start text:name="j"/>J<text:bookmark-end text:name="j"/></text:h>
        <text:p text:style-name="First_20_paragraph"><text:span text:style-name="T3">ja</text:span> – <text:span text:style-name="T1">der Buchstabe</text:span> J</text:p>
        <text:p text:style-name="Text_20_body"><text:span text:style-name="T3">jabra</text:span> – (kwo) Kiefer <text:span text:style-name="T1">(anat.)</text:span><text:line-break/>Hindi</text:p>
        <text:p text:style-name="Text_20_body"><text:bookmark text:name="jadu"/><text:span text:style-name="T3">jadu</text:span> – (kwo) Hexerei, Zauberei Syn.: <text:a xlink:type="simple" xlink:href="#magia" text:style-name="Internet_20_link" text:visited-style-name="Visited_20_Internet_20_Link"><text:span text:style-name="Definition">magia</text:span></text:a> vgl. <text:a xlink:type="simple" xlink:href="#charma" text:style-name="Internet_20_link" text:visited-style-name="Visited_20_Internet_20_Link"><text:span text:style-name="Definition">charma</text:span></text:a>, <text:a xlink:type="simple" xlink:href="#talisman" text:style-name="Internet_20_link" text:visited-style-name="Visited_20_Internet_20_Link"><text:span text:style-name="Definition">talisman</text:span></text:a><text:line-break/><text:span text:style-name="T3">fai jadu</text:span> – zaubern, hexen<text:line-break/><text:span text:style-name="T3">mah-jadu</text:span> – (zwo) verzaubern, verhexen<text:line-break/><text:span text:style-name="T3">jadujen</text:span> – (kwo) Zauberer, Zauberin<text:line-break/><text:span text:style-name="T3">jaduman</text:span> – (kwo) Zauberer<text:line-break/><text:span text:style-name="T3">jadugina</text:span> – (kwo) Zauberin; Hexe<text:line-break/><text:span text:style-name="T3">jaduleker</text:span> – (kwo) Wunderarzt, Quacksalber<text:line-break/><text:span text:style-name="T3">jadu-shwosa</text:span> – Zauber, Exorzismus<text:line-break/>Hindi</text:p>
        <text:p text:style-name="Text_20_body"><text:span text:style-name="T3">jagi</text:span> – (zwo) wach sein<text:line-break/><text:span text:style-name="T3">jaging, jaga</text:span> – (kwo) Wachsein<text:line-break/><text:soft-page-break/><text:span text:style-name="T3">en-jagi, jagifi</text:span> – (zwo) aufwachen<text:line-break/><text:span text:style-name="T3">jagisi</text:span> – (zwo) aufwecken<text:line-break/><text:span text:style-name="T3">jagiser</text:span> – Wecker<text:line-break/>Hindi</text:p>
        <text:p text:style-name="Text_20_body"><text:span text:style-name="T3">jaka</text:span> – (kwo) Jacke</text:p>
        <text:p text:style-name="Text_20_body"><text:span text:style-name="T3">jaketa</text:span> – (kwo) Jackett</text:p>
        <text:p text:style-name="Text_20_body"><text:span text:style-name="T3">jal</text:span> – (zwo) brennen<text:line-break/><text:span text:style-name="T3">ek-jal</text:span> – (zwo) burn, cauterize<text:line-break/><text:span text:style-name="T3">ek-jal finga</text:span> – die Finger verbrennen<text:line-break/><text:span text:style-name="T3">jalsa</text:span> – (kwo) Brennen<text:line-break/><text:span text:style-name="T3">jal-she</text:span> – (kwel) brennend<text:line-break/><text:span text:style-name="T3">jalka</text:span> – (kwo) Brennstoff<text:line-break/><text:span text:style-name="T3">mah-jal</text:span> – (zwo) anzünden, verbrennen <text:span text:style-name="T1">(tr.)</text:span><text:line-break/><text:span text:style-name="T3">finjal</text:span> – (zwo) herunterbrennen<text:line-break/><text:span text:style-name="T3">jaltura</text:span> – (kwo) auslöschen (einer Kerze)<text:line-break/><text:span text:style-name="T3">jalwunda</text:span> – (kwo) Brandwunde<text:line-break/>Hindi</text:p>
        <text:p text:style-name="Text_20_body"><text:span text:style-name="T3">jalusa</text:span> – (kwo) Eifersucht<text:line-break/><text:span text:style-name="T3">jalusi</text:span> – (zwo) eifersüchtig sein<text:line-break/><text:span text:style-name="T3">jalusnik</text:span> – (kwo) eifersüchtiger Mensch</text:p>
        <text:p text:style-name="Text_20_body"><text:bookmark text:name="jami"/><text:span text:style-name="T3">jami</text:span> – (zwo) (an-, ver-)sammeln, ernten Syn.: <text:a xlink:type="simple" xlink:href="#asembli" text:style-name="Internet_20_link" text:visited-style-name="Visited_20_Internet_20_Link"><text:span text:style-name="Definition">asembli</text:span></text:a> vgl. <text:a xlink:type="simple" xlink:href="#kolekti" text:style-name="Internet_20_link" text:visited-style-name="Visited_20_Internet_20_Link"><text:span text:style-name="Definition">kolekti</text:span></text:a>, <text:a xlink:type="simple" xlink:href="#rekola" text:style-name="Internet_20_link" text:visited-style-name="Visited_20_Internet_20_Link"><text:span text:style-name="Definition">rekoli</text:span></text:a><text:line-break/><text:span text:style-name="T3">jami amigas</text:span> – Freunde versammeln<text:line-break/><text:span text:style-name="T3">jami asembla</text:span> – eine Versammlung veranstalten<text:line-break/><text:span text:style-name="T3">jami fruta</text:span> – Früchte ernten<text:line-break/><text:span text:style-name="T3">jamitura</text:span> – (kwo) Versammelte, Gesammeltes, Geerntetes<text:line-break/>Arabisch</text:p>
        <text:p text:style-name="Text_20_body"><text:span text:style-name="T3">jamile</text:span> – (kwel) hübsch, schön<text:line-break/><text:span text:style-name="T3">Ela es jamile gina.</text:span> – Sie ist eine schöne Frau.<text:line-break/><text:span text:style-name="T3">jamilitaa</text:span> – (kwo) Schönheit <text:span text:style-name="T1">(Eigenschaft)</text:span><text:line-break/><text:span text:style-name="T3">jamilina</text:span> – (kwo) Schönheit (schöne Frau)<text:line-break/><text:span text:style-name="T3">jamilo</text:span> – (kwo) hübscher Mann<text:line-break/>Arabisch</text:p>
        <text:p text:style-name="Text_20_body"><text:bookmark text:name="jan"/><text:span text:style-name="T3">jan</text:span> – (zwo) wissen vgl. <text:a xlink:type="simple" xlink:href="#koni" text:style-name="Internet_20_link" text:visited-style-name="Visited_20_Internet_20_Link"><text:span text:style-name="Definition">koni</text:span></text:a><text:line-break/><text:span text:style-name="T3">Me jan to.</text:span> – Ich weiß das.<text:line-break/><text:span text:style-name="T3">Ta bu jan nixa.</text:span> – Er weiß nichts.<text:line-break/><text:span text:style-name="T3">lo bujan-ney</text:span> – das Unbekannte<text:line-break/><text:span text:style-name="T3">en-jan</text:span> – (zwo) erfahren, lernen vgl. <text:a xlink:type="simple" xlink:href="#lerni" text:style-name="Internet_20_link" text:visited-style-name="Visited_20_Internet_20_Link"><text:span text:style-name="Definition">lerni</text:span></text:a><text:line-break/><text:span text:style-name="T3">jansa</text:span> – (kwo) Wissen<text:line-break/><text:span text:style-name="T3">jan-sha, jannik</text:span> – (kwo) Kenner<text:line-break/>Hindi</text:p>
        <text:p text:style-name="Text_20_body"><text:soft-page-break/><text:span text:style-name="T3">jangla</text:span> – (kwo) Dschungel<text:line-break/>Hindi</text:p>
        <text:p text:style-name="Text_20_body"><text:span text:style-name="T3">janmi</text:span> – (zwo) geboren werden; gebären<text:line-break/><text:span text:style-name="T3">Ta janmi in yar 1975.</text:span> – Er/Sie wurde 1975 geboren.<text:line-break/><text:span text:style-name="T3">janma</text:span> – (kwo) Geburt<text:line-break/><text:span text:style-name="T3">janmadey</text:span> – (kwo) Geburtstag<text:line-break/><text:span text:style-name="T3">janmalanda</text:span> – (kwo) Geburtsland<text:line-break/><text:span text:style-name="T3">janmalok</text:span> – (kwo) Geburtsort<text:line-break/><text:span text:style-name="T3">janmalingwa</text:span> – (kwo) Muttersprache<text:line-break/><text:span text:style-name="T3">janmamarka</text:span> – (kwo) Muttermal<text:line-break/><text:span text:style-name="T3">janming</text:span> – (kwo) Gebären<text:line-break/><text:span text:style-name="T3">janmer</text:span> – (kwo) Elternteil<text:line-break/><text:span text:style-name="T3">janmiguan</text:span> – (kwo) Entbindungsheim siehe: <text:a xlink:type="simple" xlink:href="#guan" text:style-name="Internet_20_link" text:visited-style-name="Visited_20_Internet_20_Link"><text:span text:style-name="Definition">guan</text:span></text:a><text:line-break/>Hindi</text:p>
        <text:p text:style-name="Text_20_body"><text:bookmark text:name="janmog"/><text:span text:style-name="T3">janmog</text:span> – (zwo) können, wissen wie siehe: <text:a xlink:type="simple" xlink:href="#jan" text:style-name="Internet_20_link" text:visited-style-name="Visited_20_Internet_20_Link"><text:span text:style-name="Definition">jan</text:span></text:a>, <text:a xlink:type="simple" xlink:href="#mog" text:style-name="Internet_20_link" text:visited-style-name="Visited_20_Internet_20_Link"><text:span text:style-name="Definition">mog</text:span></text:a><text:line-break/><text:span text:style-name="T3">Me janmog gani, yu janmog rasmi, bat nu ambi bu janmog swimi.</text:span> – Ich kann singen, du kannst zeichnen, aber wir beide können nicht schwimmen.<text:line-break/><text:span text:style-name="T3">janmogsa</text:span> – (kwo) Fähigkeit, Fertigkeit</text:p>
        <text:p text:style-name="Text_20_body"><text:bookmark text:name="januar"/><text:span text:style-name="T3">januar</text:span> – (kwo) Januar auch: <text:a xlink:type="simple" xlink:href="#mes" text:style-name="Internet_20_link" text:visited-style-name="Visited_20_Internet_20_Link"><text:span text:style-name="Definition">mes</text:span></text:a>-<text:a xlink:type="simple" xlink:href="#un" text:style-name="Internet_20_link" text:visited-style-name="Visited_20_Internet_20_Link"><text:span text:style-name="Definition">un</text:span></text:a></text:p>
        <text:p text:style-name="Text_20_body"><text:span text:style-name="T3">jaopay</text:span> – (kwo) Schild, Hinweistafel<text:line-break/>Mandarin</text:p>
        <text:p text:style-name="Text_20_body"><text:bookmark text:name="japat"/><text:span text:style-name="T3">japat</text:span> – (kwo) Anfall; Bö<text:line-break/><text:span text:style-name="T3">feng japat</text:span> – eine Windbö<text:line-break/><text:span text:style-name="T3">japat-ney feng</text:span> – stürmischer/böiger Wind<text:line-break/>Hindi</text:p>
        <text:p text:style-name="Text_20_body"><text:span text:style-name="T3">japunga</text:span> – (kwo) Libelle <text:span text:style-name="T1">(zool.)</text:span><text:line-break/>Indonesisch</text:p>
        <text:p text:style-name="Text_20_body"><text:span text:style-name="T3">jatile</text:span> – (kwel) komplex, anspruchsvoll<text:line-break/>Arabisch</text:p>
        <text:p text:style-name="Text_20_body"><text:bookmark text:name="jawabi"/><text:span text:style-name="T3">jawabi</text:span> – (zwo) antworten<text:line-break/><text:span text:style-name="T3">jawaba</text:span> – (kwo) Antwort<text:line-break/><text:span text:style-name="T3">jawaba-ney</text:span> – (kwel) Antwort…<text:line-break/><text:span text:style-name="T3">jawaba-ney leta</text:span> – Antwortbrief<text:line-break/>Arabisch</text:p>
        <text:p text:style-name="Text_20_body"><text:bookmark text:name="jay-jay"/><text:span text:style-name="T3">jay-jay</text:span> – (exklami) hip, hip, hurra! Syn.: <text:a xlink:type="simple" xlink:href="#huraa" text:style-name="Internet_20_link" text:visited-style-name="Visited_20_Internet_20_Link"><text:span text:style-name="Definition">huraa</text:span></text:a><text:line-break/><text:span text:style-name="T3">jay-jaysa</text:span> – (kwo) Beifall, Jubel<text:line-break/><text:span text:style-name="T3">jay-jayka</text:span> – (kwo) Hochruf, Beifallsbekundung<text:line-break/>Hindi</text:p>
        <text:p text:style-name="Text_20_body"><text:soft-page-break/><text:span text:style-name="T3">jel</text:span> – (kwo) Gel</text:p>
        <text:p text:style-name="Text_20_body"><text:span text:style-name="T3">jelatin</text:span> – (kwo) Gelantine</text:p>
        <text:p text:style-name="Text_20_body"><text:span text:style-name="T3">jelee</text:span> – (kwo) Gelee</text:p>
        <text:p text:style-name="Text_20_body"><text:span text:style-name="T3">jem</text:span> – (kwo) Marmelade</text:p>
        <text:p text:style-name="Text_20_body"><text:bookmark text:name="jen"/><text:span text:style-name="T3">jen</text:span> – (kwo) Mensch, Person<text:line-break/><text:span text:style-name="T3">jenley</text:span> – (kwo) Menschheit vgl. <text:a xlink:type="simple" xlink:href="#humane" text:style-name="Internet_20_link" text:visited-style-name="Visited_20_Internet_20_Link"><text:span text:style-name="Definition">humanitaa</text:span></text:a><text:line-break/><text:span text:style-name="T3">jen-ney</text:span> – (kwel) menschlich<text:line-break/><text:span text:style-name="T3">jenlik</text:span> – (kwel) human<text:line-break/><text:span text:style-name="T3">jenful</text:span> – (kwel) voller Menschen<text:line-break/><text:span text:style-name="T3">auslandajen</text:span> – (kwo) Ausländer<text:line-break/><text:span text:style-name="T3">lubijen</text:span> – (kwo) Geliebte/Geliebter<text:line-break/><text:span text:style-name="T3">samlandajen</text:span> – (kwo) Landsmann/Landsmännin (Landsfrau)<text:line-break/><text:span text:style-name="T3">samtaimjen</text:span> – (kwo) Zeitgenosse<text:line-break/><text:span text:style-name="T3">sendijen</text:span> – (kwo) Gesandter<text:line-break/>Mandarin</text:p>
        <text:p text:style-name="Text_20_body"><text:bookmark text:name="jengun-ney"/><text:span text:style-name="T3">jengun-ney</text:span> – (kwel) von Menschen gemacht, künstlich vgl. <text:a xlink:type="simple" xlink:href="#artifisiale" text:style-name="Internet_20_link" text:visited-style-name="Visited_20_Internet_20_Link"><text:span text:style-name="Definition">artifisiale</text:span></text:a><text:line-break/><text:span text:style-name="T3">jengun-silka</text:span> – künstliche Seide</text:p>
        <text:p text:style-name="Text_20_body"><text:bookmark text:name="jenmin"/><text:span text:style-name="T3">jenmin</text:span> – (kwo) Volk (Nation)<text:line-break/><text:span text:style-name="T3">jenmin-ney</text:span> – (kwel) Volks…<text:line-break/><text:span text:style-name="T3">interjenmin-ney</text:span> – (kwel) international Syn.: <text:a xlink:type="simple" xlink:href="#internasion-ney" text:style-name="Internet_20_link" text:visited-style-name="Visited_20_Internet_20_Link"><text:span text:style-name="Definition">internasion-ney</text:span></text:a><text:line-break/>Mandarin</text:p>
        <text:p text:style-name="Text_20_body"><text:span text:style-name="T3">jenta</text:span> – (kwo) Leute; (eine spezielle Gruppe von) Leuten<text:line-break/><text:span text:style-name="T3">Islajenta es hao jenta.</text:span> – Insulaner sind gute Leute.<text:line-break/><text:span text:style-name="T3">Urbajenta sempre hasti.</text:span> – Stadtbewohner hasten immer.<text:line-break/><text:span text:style-name="T3">gunjenta</text:span> – (kwo) Arbeiter<text:line-break/><text:span text:style-name="T3">yunge jenta</text:span> – junge Leute</text:p>
        <text:p text:style-name="Text_20_body"><text:span text:style-name="T3">jesti</text:span> – (zwo) gestikulieren<text:line-break/><text:span text:style-name="T3">jesta</text:span> – (kwo) Geste, Gebärde<text:line-break/><text:span text:style-name="T3">jestalingwa</text:span> – (kwo) Gebärdensprache, Pantomime<text:line-break/><text:span text:style-name="T3">jesting</text:span> – (kwo) Gestikulieren, Gebärdenspiel</text:p>
        <text:p text:style-name="Text_20_body"><text:span text:style-name="T3">jet-ney</text:span> – (kwel) strahlgetrieben<text:line-break/><text:span text:style-name="T3">jet-avion</text:span> – Jet, strahlgetriebenes Flugzeug</text:p>
        <text:p text:style-name="Text_20_body"><text:bookmark text:name="jigyas"/><text:span text:style-name="T3">jigyas</text:span> – (kwo) Wissensdurst<text:line-break/><text:span text:style-name="T3">jigyas-ney</text:span> – (kwel) wissbegierig vgl. <text:a xlink:type="simple" xlink:href="#kuriose" text:style-name="Internet_20_link" text:visited-style-name="Visited_20_Internet_20_Link"><text:span text:style-name="Definition">kuriose</text:span></text:a><text:line-break/>Hindi</text:p>
        <text:p text:style-name="Text_20_body"><text:bookmark text:name="jila"/><text:span text:style-name="T3">jila</text:span> – (kwo) Ader (Blutgefäß; Ader eines Insektenflügels; Blattrippe/-ader; Erzader; ein langer Farbstreifen) vgl. <text:a xlink:type="simple" xlink:href="#arteria" text:style-name="Internet_20_link" text:visited-style-name="Visited_20_Internet_20_Link"><text:span text:style-name="Definition">arteria</text:span></text:a>, <text:a xlink:type="simple" xlink:href="#vena" text:style-name="Internet_20_link" text:visited-style-name="Visited_20_Internet_20_Link"><text:span text:style-name="Definition">vena</text:span></text:a><text:line-break/>Russisch</text:p>
        <text:p text:style-name="Text_20_body"><text:soft-page-break/><text:span text:style-name="T3">jilet</text:span> – (kwo) Weste</text:p>
        <text:p text:style-name="Text_20_body"><text:span text:style-name="T3">jinja</text:span> – (kwo) Ingwer <text:span text:style-name="T1">(bot.)</text:span></text:p>
        <text:p text:style-name="Text_20_body"><text:span text:style-name="T3">jinsa</text:span> – (kwo) Jeans, Denim <text:span text:style-name="T1">(textil.)</text:span></text:p>
        <text:p text:style-name="Text_20_body"><text:span text:style-name="T3">jip</text:span> – (kwo) Jeep, Kübelwagen</text:p>
        <text:p text:style-name="Text_20_body"><text:span text:style-name="T3">jirafa</text:span> – (kwo) Giraffe <text:span text:style-name="T1">(zool.)</text:span></text:p>
        <text:p text:style-name="Text_20_body"><text:span text:style-name="T3">jirak</text:span> – (kwo) Grille <text:span text:style-name="T1">(zool.)</text:span><text:line-break/>Persisch</text:p>
        <text:p text:style-name="Text_20_body"><text:span text:style-name="T3">jita</text:span> – (kwo) Sieg<text:line-break/><text:span text:style-name="T3">jiti</text:span> – (zwo) siegen, gewinnen<text:line-break/>Hindi</text:p>
        <text:p text:style-name="Text_20_body"><text:bookmark text:name="jiva"/><text:span text:style-name="T3">jiva</text:span> – (kwo) Leben<text:line-break/><text:span text:style-name="T3">jive (jiva-ney)</text:span> – (kwel) lebend<text:line-break/><text:span text:style-name="T3">bu pyu jive</text:span> – nicht mehr lebend, verstorben<text:line-break/><text:span text:style-name="T3">jivaful</text:span> – (kwel) lebendig, lebhaft<text:line-break/><text:span text:style-name="T3">jivika</text:span> – (kwo) Lebewesen<text:line-break/><text:span text:style-name="T3">jivi</text:span> – (zwo) leben siehe auch: <text:a xlink:type="simple" xlink:href="#trajivi" text:style-name="Internet_20_link" text:visited-style-name="Visited_20_Internet_20_Link"><text:span text:style-name="Definition">trajivi</text:span></text:a><text:line-break/><text:span text:style-name="T3">jivishil</text:span> – (kwel) (über-)lebensfähig<text:line-break/><text:span text:style-name="T3">rijivi</text:span> – (zwo) wiederbeleben, neu beleben siehe auch: <text:a xlink:type="simple" xlink:href="#ausjivi" text:style-name="Internet_20_link" text:visited-style-name="Visited_20_Internet_20_Link"><text:span text:style-name="Definition">ausjivi</text:span></text:a><text:line-break/><text:span text:style-name="T3">Krista rijivi!</text:span> – Christus ist auferstanden!<text:line-break/><text:span text:style-name="T3">rijivifi</text:span> – (zwo) ins Leben zurückkehren<text:line-break/><text:span text:style-name="T3">rijivisi</text:span> – (zwo) ins Leben zurückholen<text:line-break/>Hindi</text:p>
        <text:p text:style-name="Text_20_body"><text:bookmark text:name="joi"/><text:span text:style-name="T3">joi</text:span> – (zwo) freuen, glücklich sein Ant.: <text:a xlink:type="simple" xlink:href="#grivi" text:style-name="Internet_20_link" text:visited-style-name="Visited_20_Internet_20_Link"><text:span text:style-name="Definition">grivi</text:span></text:a> vgl. <text:a xlink:type="simple" xlink:href="#jui" text:style-name="Internet_20_link" text:visited-style-name="Visited_20_Internet_20_Link"><text:span text:style-name="Definition">jui</text:span></text:a><text:line-break/><text:span text:style-name="T3">Me joi al vidi yu.</text:span> – Ich freue mich dich zu sehen.<text:line-break/><text:span text:style-name="T3">joisa</text:span> – (kwo) Freude<text:line-break/><text:span text:style-name="T3">joisaful</text:span> – (kwel) freudvoll, erfreulich<text:line-break/><text:span text:style-name="T3">joisi</text:span> – (zwo) jmd. erfreuen, glücklich machen</text:p>
        <text:p text:style-name="Text_20_body"><text:span text:style-name="T3">jokey</text:span> – (kwo) Jockey, Rennreiter</text:p>
        <text:p text:style-name="Text_20_body"><text:span text:style-name="T3">joki</text:span> – (zwo) scherzen, witzeln<text:line-break/><text:span text:style-name="T3">joka</text:span> – (kwo) Scherz, Witz, Spaß</text:p>
        <text:p text:style-name="Text_20_body"><text:span text:style-name="T3">jor</text:span> – (kwo) Gelenk<text:line-break/>Hindi</text:p>
        <text:p text:style-name="Text_20_body"><text:span text:style-name="T3">joshi</text:span> – (kwo) sprudeln, überschäumen <text:span text:style-name="T1">(auch fig.)</text:span><text:line-break/><text:span text:style-name="T3">josha</text:span> – (kwo) Sprudeln, Überschäumen<text:line-break/>Hindi</text:p>
        <text:p text:style-name="Text_20_body"><text:span text:style-name="T3">jota</text:span> – (kwo) Zaumzeug, Geschirr<text:line-break/><text:soft-page-break/><text:span text:style-name="T3">joti</text:span> – (zwo) anschirren, vorspannen<text:line-break/><text:span text:style-name="T3">jotastanga</text:span> – (kwo) Deichsel<text:line-break/>Hindi</text:p>
        <text:p text:style-name="Text_20_body"><text:bookmark text:name="judi"/><text:span text:style-name="T3">judi</text:span> – (zwo) beurteilen, bewerten<text:line-break/><text:span text:style-name="T3">judike</text:span> – (kwel) beurteilend, bewertend<text:line-break/><text:span text:style-name="T3">juda</text:span> – (kwo) Urteil, Bewertung<text:line-break/><text:span text:style-name="T3">judura</text:span> – (kwo) Gerichtsurteil<text:line-break/><text:span text:style-name="T3">judiguan</text:span> – (kwo) Gericht; Tribunal Syn.: <text:a xlink:type="simple" xlink:href="#tribunal" text:style-name="Internet_20_link" text:visited-style-name="Visited_20_Internet_20_Link"><text:span text:style-name="Definition">tribunal</text:span></text:a><text:line-break/><text:span text:style-name="T3">judidela</text:span> – (kwo) Gerichtsverhandlung, Fall<text:line-break/><text:span text:style-name="T3">judista</text:span> – (kwo) Richter<text:line-break/><text:span text:style-name="T3">prejuda</text:span> – (kwo) Vorurteil</text:p>
        <text:p text:style-name="Text_20_body"><text:bookmark text:name="jui"/><text:span text:style-name="T3">jui</text:span> – (zwo) genießen vgl. <text:a xlink:type="simple" xlink:href="#joi" text:style-name="Internet_20_link" text:visited-style-name="Visited_20_Internet_20_Link"><text:span text:style-name="Definition">joi</text:span></text:a><text:line-break/><text:span text:style-name="T3">prejui</text:span> – (zwo) entgegensehen, sich auf etw. freuen<text:line-break/><text:span text:style-name="T3">juisa</text:span> – (kwo) Vergnügen, Genuss Syn.: <text:a xlink:type="simple" xlink:href="#kaif" text:style-name="Internet_20_link" text:visited-style-name="Visited_20_Internet_20_Link"><text:span text:style-name="Definition">kaif</text:span></text:a></text:p>
        <text:p text:style-name="Text_20_body"><text:span text:style-name="T3">juk</text:span> – (kwo) Käfer <text:span text:style-name="T1">(zool.)</text:span><text:line-break/><text:span text:style-name="T3">meyjuk</text:span> – (kwo) Maikäfer<text:line-break/><text:span text:style-name="T3">gubrajuk</text:span> – (kwo) Mistkäfer<text:line-break/><text:span text:style-name="T3">lumijuk</text:span> – (kwo) Glühwürmchen, Leuchtkäfer<text:line-break/><text:span text:style-name="T3">saltijuk</text:span> – (kwo) Grashüpfer<text:line-break/><text:span text:style-name="T3">preijuk</text:span> – (kwo) Gottesanbeterin<text:line-break/>Russisch</text:p>
        <text:p text:style-name="Text_20_body"><text:bookmark text:name="juli"/><text:span text:style-name="T3">juli</text:span> – (zwo) betrügen, täuschen, schwindeln Syn.: <text:a xlink:type="simple" xlink:href="#trompi" text:style-name="Internet_20_link" text:visited-style-name="Visited_20_Internet_20_Link"><text:span text:style-name="Definition">trompi</text:span></text:a><text:line-break/><text:span text:style-name="T3">jula</text:span> – (kwo) Betrug<text:line-break/><text:span text:style-name="T3">julnik</text:span> – (kwo) Betrüger<text:line-break/>Hindi</text:p>
        <text:p text:style-name="Text_20_body"><text:span text:style-name="T3">jumla</text:span> – (kwo) Satz <text:span text:style-name="T1">(gram.)</text:span><text:line-break/>Arabisch</text:p>
        <text:p text:style-name="Text_20_body"><text:bookmark text:name="Jungwo"/><text:span text:style-name="T3">Jungwo</text:span> – (kwo) China siehe auch: <text:a xlink:type="simple" xlink:href="#han" text:style-name="Internet_20_link" text:visited-style-name="Visited_20_Internet_20_Link"><text:span text:style-name="Definition">han</text:span></text:a><text:line-break/><text:span text:style-name="T3">Jungwo-jen</text:span> – (kwo) Einwohner Chinas</text:p>
        <text:p text:style-name="Text_20_body"><text:span text:style-name="T3">jupa</text:span> – (kwo) Rock</text:p>
        <text:p text:style-name="Text_20_body"><text:bookmark text:name="jupiter"/><text:span text:style-name="T3">Jupiter</text:span> – (kwo) Jupiter <text:span text:style-name="T1">(5. Planet, astr.)</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p>
        <text:p text:style-name="Text_20_body"><text:bookmark text:name="jupidi"/><text:span text:style-name="T3">jupidi</text:span> – (kwo) Donnerstag auch: <text:a xlink:type="simple" xlink:href="#chardi" text:style-name="Internet_20_link" text:visited-style-name="Visited_20_Internet_20_Link"><text:span text:style-name="Definition">chardi</text:span></text:a> siehe auch: <text:a xlink:type="simple" xlink:href="#lunadi" text:style-name="Internet_20_link" text:visited-style-name="Visited_20_Internet_20_Link"><text:span text:style-name="Definition">lunadi</text:span></text:a>, <text:a xlink:type="simple" xlink:href="#marsadi" text:style-name="Internet_20_link" text:visited-style-name="Visited_20_Internet_20_Link"><text:span text:style-name="Definition">marsadi</text:span></text:a>, <text:a xlink:type="simple" xlink:href="#merkudi" text:style-name="Internet_20_link" text:visited-style-name="Visited_20_Internet_20_Link"><text:span text:style-name="Definition">merkudi</text:span></text:a>, <text:a xlink:type="simple" xlink:href="#venudi" text:style-name="Internet_20_link" text:visited-style-name="Visited_20_Internet_20_Link"><text:span text:style-name="Definition">venudi</text:span></text:a>, <text:a xlink:type="simple" xlink:href="#saturdi" text:style-name="Internet_20_link" text:visited-style-name="Visited_20_Internet_20_Link"><text:span text:style-name="Definition">saturdi</text:span></text:a>, <text:a xlink:type="simple" xlink:href="#suryadi" text:style-name="Internet_20_link" text:visited-style-name="Visited_20_Internet_20_Link"><text:span text:style-name="Definition">suryadi</text:span></text:a></text:p>
        <text:p text:style-name="Text_20_body"><text:bookmark text:name="jura"/><text:span text:style-name="T3">jura</text:span> – (kwo) Recht, Rechtsystem vgl. <text:a xlink:type="simple" xlink:href="#kanun" text:style-name="Internet_20_link" text:visited-style-name="Visited_20_Internet_20_Link"><text:span text:style-name="Definition">kanun</text:span></text:a><text:line-break/><text:span text:style-name="T3">internasion-ney jura</text:span> – internationales Recht<text:line-break/><text:span text:style-name="T3">jura-ney</text:span> – (kwel) juristisch, gesetzlich, legal<text:line-break/><text:span text:style-name="T3">jurista</text:span> – (kwo) Anwalt, Jurist</text:p>
        <text:p text:style-name="Text_20_body"><text:soft-page-break/><text:span text:style-name="T3">jurap</text:span> – (kwo) Strumpf<text:line-break/><text:span text:style-name="T3">jurap-tasma</text:span> – (kwo) Strumpfband, Sockenhalter<text:line-break/>Hindi</text:p>
        <text:p text:style-name="Text_20_body"><text:span text:style-name="T3">juri</text:span> – (kwo) Jury<text:line-break/><text:span text:style-name="T3">juriyuan</text:span> – (kwo) Juror, Geschworener<text:line-break/><text:span text:style-name="T3">jurilok</text:span> – (kwo) Geschworenenbank<text:line-break/>Türkisch</text:p>
        <text:p text:style-name="Text_20_body"><text:span text:style-name="T3">jurnal</text:span> – (kwo) Journal, Magazin, Zeitschrift<text:line-break/><text:span text:style-name="T3">jurnalista</text:span> – (kwo) Journalist</text:p>
        <text:p text:style-name="Text_20_body"><text:span text:style-name="T3">jus</text:span> – (kwo) Saft<text:line-break/><text:span text:style-name="T3">frutajus</text:span> – (kwo) Fruchtsaft<text:line-break/><text:span text:style-name="T3">jus-ney</text:span> – (kwel) saftig<text:line-break/><text:span text:style-name="T3">jusnesa</text:span> – (kwo) Saftigkeit</text:p>
        <text:p text:style-name="Text_20_body"><text:bookmark text:name="juste"/><text:span text:style-name="T3">juste</text:span> – (kwel) just, fair, gerecht siehe auch: <text:a xlink:type="simple" xlink:href="#korekti" text:style-name="Internet_20_link" text:visited-style-name="Visited_20_Internet_20_Link"><text:span text:style-name="Definition">korekte</text:span></text:a>, <text:a xlink:type="simple" xlink:href="#prave" text:style-name="Internet_20_link" text:visited-style-name="Visited_20_Internet_20_Link"><text:span text:style-name="Definition">prave</text:span></text:a>, <text:a xlink:type="simple" xlink:href="#vere" text:style-name="Internet_20_link" text:visited-style-name="Visited_20_Internet_20_Link"><text:span text:style-name="Definition">vere</text:span></text:a><text:line-break/><text:span text:style-name="T3">justitaa</text:span> – (kwo) Gerechtigkeit, Fairness<text:line-break/><text:span text:style-name="T3">nojuste</text:span> – (kwel) ungerecht, unfair<text:line-break/><text:span text:style-name="T3">nojustitaa</text:span> – (kwo) Ungerechtigkeit, Unfairness</text:p>
        <text:p text:style-name="Text_20_body"><text:span text:style-name="T3">justifiki</text:span> – (zwo) begründen, rechtfertigen<text:line-break/><text:span text:style-name="T3">Gola justifiki medias.</text:span> – Das Ziel rechtfertigt die Mittel.<text:line-break/><text:span text:style-name="T3">justifika</text:span> – (kwo) Rechtfertigung</text:p>
        <text:p text:style-name="Text_20_body"><text:span text:style-name="T3">justis</text:span> – (kwo) Justiz</text:p>
        <text:p text:style-name="Text_20_body"><text:line-break/><text:bookmark text:name="K"/></text:p>
        <text:p text:style-name="Horizontal_20_Line"/>
        <text:h text:style-name="Heading_20_3" text:outline-level="3"><text:bookmark-start text:name="k"/>K<text:bookmark-end text:name="k"/></text:h>
        <text:p text:style-name="First_20_paragraph"><text:span text:style-name="T3">ka</text:span> – <text:span text:style-name="T1">der Buchstabe</text:span> K</text:p>
        <text:p text:style-name="Text_20_body"><text:span text:style-name="T3">kabel</text:span> – (kwo) Elektro-Kabel<text:line-break/>Slowakisch</text:p>
        <text:p text:style-name="Text_20_body"><text:span text:style-name="T3">kabestan</text:span> – (kwo) Kapstan, Ankerwinde <text:span text:style-name="T1">(naut.)</text:span></text:p>
        <text:p text:style-name="Text_20_body"><text:bookmark text:name="kabina"/><text:span text:style-name="T3">kabina</text:span> – (kwo) Kabine<text:line-break/>Spanisch</text:p>
        <text:p text:style-name="Text_20_body"><text:bookmark text:name="kabluk"/><text:span text:style-name="T3">kabluk</text:span> – (kwo) Schuhabsatz vgl. <text:a xlink:type="simple" xlink:href="#topuk" text:style-name="Internet_20_link" text:visited-style-name="Visited_20_Internet_20_Link"><text:span text:style-name="Definition">topuk</text:span></text:a><text:line-break/>Russisch</text:p>
        <text:p text:style-name="Text_20_body"><text:span text:style-name="T3">kabra</text:span> – (kwo) Grab<text:line-break/><text:soft-page-break/><text:span text:style-name="T3">kabralok</text:span> – (kwo) Friedhof<text:line-break/>Arabisch</text:p>
        <text:p text:style-name="Text_20_body"><text:span text:style-name="T3">kabu</text:span> – (kwo) Kap, Vorgebirge <text:span text:style-name="T1">(geol.)</text:span></text:p>
        <text:p text:style-name="Text_20_body"><text:bookmark text:name="kada"/><text:span text:style-name="T3">kada, kada…</text:span> – (inplas-kwel) jeder<text:line-break/><text:span text:style-name="T3">kada dey</text:span> – jeder Tag<text:line-break/><text:span text:style-name="T3">kadalok</text:span> – (inplas-komo) überall, an jedem Ort siehe: <text:a xlink:type="simple" xlink:href="#lok" text:style-name="Internet_20_link" text:visited-style-name="Visited_20_Internet_20_Link"><text:span text:style-name="Definition">lok</text:span></text:a><text:line-break/><text:span text:style-name="T3">kadawan</text:span> – (inplas-kwo) jeder, jede Person siehe: <text:a xlink:type="simple" xlink:href="#wan" text:style-name="Internet_20_link" text:visited-style-name="Visited_20_Internet_20_Link"><text:span text:style-name="Definition">wan</text:span></text:a><text:line-break/><text:span text:style-name="T3">kadawan jan, ke …</text:span> – jeder weiß, dass …<text:line-break/><text:span text:style-name="T3">Me inviti yu oli. Kadawan mog lai.</text:span> – Ich lade euch alle ein. Jeder kann kommen.</text:p>
        <text:p text:style-name="Text_20_body"><text:span text:style-name="T3">kadena</text:span> – (kwo) Kette<text:line-break/><text:span text:style-name="T3">kadena de montas</text:span> – Bergkette</text:p>
        <text:p text:style-name="Text_20_body"><text:span text:style-name="T3">kafee</text:span> – (kwo) Café, Cafeteria<text:line-break/><text:span text:style-name="T3">kafeeyuan</text:span> – (kwo) Café-Angestellter<text:line-break/>Französisch</text:p>
        <text:p text:style-name="Text_20_body"><text:span text:style-name="T3">kafkaf</text:span> – (kwo) Husten<text:line-break/><text:span text:style-name="T3">kafkafi</text:span> – (zwo) husten<text:line-break/><text:span text:style-name="T3">ek-kafkafi</text:span> – (kwo) einmal husten<text:line-break/><text:span text:style-name="T3">kaf!</text:span> – (exklami) ähem! <text:span text:style-name="T1">(hüstelnder Einwurf)</text:span><text:line-break/>Bislama</text:p>
        <text:p text:style-name="Text_20_body"><text:span text:style-name="T3">kafsa</text:span> – (kwo) Käfig<text:line-break/>Arabisch</text:p>
        <text:p text:style-name="Text_20_body"><text:span text:style-name="T3">kahwa</text:span> – (kwo) Kaffee<text:line-break/><text:span text:style-name="T3">kahwa bona</text:span> – Kaffeebohnen<text:line-break/><text:span text:style-name="T3">kahwadan</text:span> – (kwo) Kaffekanne<text:line-break/><text:span text:style-name="T3">kahwabaum</text:span> – (kwo) Kaffeebaum<text:line-break/><text:span text:style-name="T3">kahwameler</text:span> – (kwo) Kaffeemühle<text:line-break/>Arabisch</text:p>
        <text:p text:style-name="Text_20_body"><text:bookmark text:name="kaif"/><text:span text:style-name="T3">kaif</text:span> – (kwo) Lust, Vergnügen, Entzücken, Ekstase Syn.: <text:a xlink:type="simple" xlink:href="#jui" text:style-name="Internet_20_link" text:visited-style-name="Visited_20_Internet_20_Link"><text:span text:style-name="Definition">juisa</text:span></text:a><text:line-break/>Arabisch</text:p>
        <text:p text:style-name="Text_20_body"><text:span text:style-name="T3">kaila</text:span> – (kwo) Keil<text:line-break/>Deutsch</text:p>
        <text:p text:style-name="Text_20_body"><text:span text:style-name="T3">kajal</text:span> – (kwo) Ruß<text:line-break/>Hindi</text:p>
        <text:p text:style-name="Text_20_body"><text:span text:style-name="T3">kakao</text:span> – (kwo) Kakao</text:p>
        <text:p text:style-name="Text_20_body"><text:bookmark text:name="kaki"/><text:span text:style-name="T3">kaki</text:span> – (zwo) kacken <text:span text:style-name="T1">(vulg.)</text:span> Syn.: <text:a xlink:type="simple" xlink:href="#fek" text:style-name="Internet_20_link" text:visited-style-name="Visited_20_Internet_20_Link"><text:span text:style-name="Definition">feki</text:span></text:a><text:line-break/><text:span text:style-name="T3">kaka</text:span> – (kwo) Kacke <text:span text:style-name="T1">(vulg.)</text:span></text:p>
        <text:p text:style-name="Text_20_body"><text:soft-page-break/><text:span text:style-name="T3">kaktus</text:span> – (kwo) Kaktus <text:span text:style-name="T1">(bot.)</text:span></text:p>
        <text:p text:style-name="Text_20_body"><text:span text:style-name="T3">kalabi</text:span> – (zwo) einen Salto machen, einen Purzelbaum schlagen<text:line-break/><text:span text:style-name="T3">kalaba</text:span> – (kwo) Salto, Purzelbaum<text:line-break/>Hindi</text:p>
        <text:p text:style-name="Text_20_body"><text:span text:style-name="T3">kalafati</text:span> – (zwo) kalfatern, abdichten<text:line-break/>Spanisch</text:p>
        <text:p text:style-name="Text_20_body"><text:span text:style-name="T3">kalam</text:span> – (kwo) Schreibstift, Zeichenstift<text:line-break/><text:span text:style-name="T3">bolkalam</text:span> – (kwo) Kugelschreiber<text:line-break/><text:span text:style-name="T3">kalamdan</text:span> – (kwo) Federkasten, Federmäppchen<text:line-break/><text:span text:style-name="T3">sikin do kalam</text:span> – (kwo) Federmesser, Taschenmesser<text:line-break/><text:span text:style-name="T3">kolorkalam</text:span> – (kwo) Farbstift<text:line-break/>Arabisch</text:p>
        <text:p text:style-name="Text_20_body"><text:span text:style-name="T3">kalamar</text:span> – (kwo) Kalmar <text:span text:style-name="T1">(zool.)</text:span><text:line-break/>Türkisch</text:p>
        <text:p text:style-name="Text_20_body"><text:span text:style-name="T3">kalcha</text:span> – (kwo) Hüfte<text:line-break/>Türkisch</text:p>
        <text:p text:style-name="Text_20_body"><text:span text:style-name="T3">kalenda</text:span> – (kwo) Kalender<text:line-break/>Swahili</text:p>
        <text:p text:style-name="Text_20_body"><text:span text:style-name="T3">kalibra</text:span> – (kwo) Kaliberlehre, Eichinstrument<text:line-break/><text:span text:style-name="T3">kalibri</text:span> – (zwo) kalibrieren, eichen<text:line-break/><text:span text:style-name="T3">kalibring</text:span> – (kwo) Kalibrieren, Eichen<text:line-break/>Arabisch</text:p>
        <text:p text:style-name="Text_20_body"><text:span text:style-name="T3">kalina</text:span> – (kwo) Schneeball <text:span text:style-name="T1">(bot.)</text:span><text:line-break/>Russisch</text:p>
        <text:p text:style-name="Text_20_body"><text:span text:style-name="T3">kalka</text:span> – (kwo) Pauspapier, Transparentpapier; Pause; Lehnübersetzung <text:span text:style-name="T1">(ling.)</text:span><text:line-break/><text:span text:style-name="T3">kalki</text:span> – (zwo) durchpausen<text:line-break/>Russisch</text:p>
        <text:p text:style-name="Text_20_body"><text:bookmark text:name="kalkuli"/><text:span text:style-name="T3">kalkuli</text:span> – (zwo) kalkulieren, berechnen vgl. <text:a xlink:type="simple" xlink:href="#figura" text:style-name="Internet_20_link" text:visited-style-name="Visited_20_Internet_20_Link"><text:span text:style-name="Definition">figuri</text:span></text:a>, <text:a xlink:type="simple" xlink:href="#konti" text:style-name="Internet_20_link" text:visited-style-name="Visited_20_Internet_20_Link"><text:span text:style-name="Definition">konti</text:span></text:a><text:line-break/><text:span text:style-name="T3">kalkula</text:span> – (kwo) Kalkulation</text:p>
        <text:p text:style-name="Text_20_body"><text:span text:style-name="T3">kalkun</text:span> – (kwo) Truthuhn <text:span text:style-name="T1">(zool.)</text:span><text:line-break/><text:span text:style-name="T3">man-kalkun (kalkuno)</text:span> – (kwo) Truthahn<text:line-break/><text:span text:style-name="T3">gin-kalkun (kalkunina)</text:span> – (kwo) Truthenne<text:line-break/><text:span text:style-name="T3">yunkalkun</text:span> – (kwo) Truthuhnküken<text:line-break/>Indonesisch</text:p>
        <text:p text:style-name="Text_20_body"><text:bookmark text:name="kalme"/><text:span text:style-name="T3">kalme</text:span> – (kwel) ruhig, gefasst vgl. <text:a xlink:type="simple" xlink:href="#kyete" text:style-name="Internet_20_link" text:visited-style-name="Visited_20_Internet_20_Link"><text:span text:style-name="Definition">kyete</text:span></text:a>, <text:a xlink:type="simple" xlink:href="#silensi" text:style-name="Internet_20_link" text:visited-style-name="Visited_20_Internet_20_Link"><text:span text:style-name="Definition">silense</text:span></text:a>, <text:a xlink:type="simple" xlink:href="#trankwile" text:style-name="Internet_20_link" text:visited-style-name="Visited_20_Internet_20_Link"><text:span text:style-name="Definition">trankwile</text:span></text:a><text:line-break/><text:span text:style-name="T3">kalmitaa</text:span> – (kwo) Ruhe<text:line-break/><text:span text:style-name="T3">kalmi</text:span> – (zwo) beruhigen <text:span text:style-name="T1">(intr./tr.)</text:span><text:line-break/><text:soft-page-break/><text:span text:style-name="T3">kalmifi (fa-kalme)</text:span> – (zwo) sich beruhigen, ruhig werden<text:line-break/><text:span text:style-name="T3">kalmisi (mah-kalme)</text:span> – (zwo) beruhigen, ruhig machen<text:line-break/><text:span text:style-name="T3">kalmiser</text:span> – (kwo) Beruhigungsmittel, Sedativ<text:line-break/><text:span text:style-name="T3">kalming</text:span> – (kwo) Beruhigen, Beruhigung</text:p>
        <text:p text:style-name="Text_20_body"><text:span text:style-name="T3">kalson</text:span> – (kwo) lange Unterhose</text:p>
        <text:p text:style-name="Text_20_body"><text:span text:style-name="T3">kalsyum</text:span> – (kwo) Calcium <text:span text:style-name="T1">(chem. Element, Symbol: Ca)</text:span></text:p>
        <text:p text:style-name="Text_20_body"><text:span text:style-name="T3">kalu</text:span> – (kwo) Hornhaut, Schwiele <text:span text:style-name="T1">(med.)</text:span></text:p>
        <text:p text:style-name="Text_20_body"><text:span text:style-name="T3">kalve</text:span> – (kwel) kahl<text:line-break/><text:span text:style-name="T3">kalvika</text:span> – (kwo) kahle Stelle</text:p>
        <text:p text:style-name="Text_20_body"><text:span text:style-name="T3">kalyum</text:span> – (kwo) Kalium <text:span text:style-name="T1">(chem. Element, Symbol: K)</text:span><text:line-break/>Deutsch</text:p>
        <text:p text:style-name="Text_20_body"><text:bookmark text:name="kama"/><text:span text:style-name="T3">kama</text:span> – (kwo) Bett (zum Schlafen) vgl. <text:a xlink:type="simple" xlink:href="#kyar" text:style-name="Internet_20_link" text:visited-style-name="Visited_20_Internet_20_Link"><text:span text:style-name="Definition">kyar</text:span></text:a><text:line-break/><text:span text:style-name="T3">fai kama</text:span> – ins Bett gehen<text:line-break/><text:span text:style-name="T3">kamatuh</text:span> – (kwo) Betttuch</text:p>
        <text:p text:style-name="Text_20_body"><text:span text:style-name="T3">kamar</text:span> – (kwo) Gürtel, Schärpe<text:line-break/><text:span text:style-name="T3">pa kamar, in kamar</text:span> – im Gürtel<text:line-break/><text:span text:style-name="T3">kamari</text:span> – (zwo) gürten, umgeben<text:line-break/>Persisch</text:p>
        <text:p text:style-name="Text_20_body"><text:span text:style-name="T3">kamarada</text:span> – (kwo) Kamerad</text:p>
        <text:p text:style-name="Text_20_body"><text:span text:style-name="T3">kamel</text:span> – (kwo) Kamel<text:line-break/>Deutsch</text:p>
        <text:p text:style-name="Text_20_body"><text:span text:style-name="T3">kameleon</text:span> – (kwo) Chamäleon <text:span text:style-name="T1">(zool.)</text:span></text:p>
        <text:p text:style-name="Text_20_body"><text:span text:style-name="T3">kamera</text:span> – (kwo) Kamera</text:p>
        <text:p text:style-name="Text_20_body"><text:span text:style-name="T3">kamfer</text:span> – (kwo) Campher, Kampher <text:span text:style-name="T1">(chem.)</text:span><text:line-break/>Arabisch</text:p>
        <text:p text:style-name="Text_20_body"><text:span text:style-name="T3">kamila</text:span> – (kwo) Kamille <text:span text:style-name="T1">(bot.)</text:span><text:line-break/>Deutsch</text:p>
        <text:p text:style-name="Text_20_body"><text:span text:style-name="T3">kamin</text:span> – (kwo) Kamin<text:line-break/>Deutsch</text:p>
        <text:p text:style-name="Text_20_body"><text:span text:style-name="T3">kamina</text:span> – (kwo) Straße<text:line-break/><text:span text:style-name="T3">hao kamina</text:span> – gute Straße</text:p>
        <text:p text:style-name="Text_20_body"><text:span text:style-name="T3">kamion</text:span> – (kwo) Lastkraftwagen (LKW)<text:line-break/>Türkisch</text:p>
        <text:p text:style-name="Text_20_body"><text:span text:style-name="T3">kamisa</text:span> – (kwo) Hemd<text:line-break/><text:soft-page-break/><text:span text:style-name="T3">T-kamisa (te-kamisa)</text:span> – T-Shirt<text:line-break/>Arabisch</text:p>
        <text:p text:style-name="Text_20_body"><text:span text:style-name="T3">kamon</text:span> – (exklami) »Na los!«; »Ich bitte dich!« <text:span text:style-name="T1">(Ausdruck von Ermutigung, Eile oder Zweifel)</text:span><text:line-break/><text:span text:style-name="T3">kamon, shwo!</text:span> – Na los, sprich!<text:line-break/><text:span text:style-name="T3">kamon, go kway!</text:span> – Na los, geh schnell!</text:p>
        <text:p text:style-name="Text_20_body"><text:span text:style-name="T3">kampa</text:span> – (kwo) (Zelt-)Lager (Platz; Gruppe von Menschen)<text:line-break/><text:span text:style-name="T3">kampi</text:span> – (zwo) campen, zelten, lagern</text:p>
        <text:p text:style-name="Text_20_body"><text:span text:style-name="T3">kampania</text:span> – (kwo) Kampagne</text:p>
        <text:p text:style-name="Text_20_body"><text:bookmark text:name="kan"/><text:span text:style-name="T3">kan</text:span> – (zwo) schauen, blicken<text:line-break/><text:span text:style-name="T3">kan TV</text:span> – fernsehen<text:line-break/><text:span text:style-name="T3">winda kan gata</text:span> – das Fenster blickt zur Straße<text:line-break/><text:span text:style-name="T3">kan sirkum</text:span> – herumschauen<text:line-break/><text:span text:style-name="T3">kan bak</text:span> – zurück blicken<text:line-break/><text:span text:style-name="T3">ek-kan</text:span> – (zwo) kurz hinschauen<text:line-break/><text:span text:style-name="T3">kansa</text:span> – (kwo) Blick (das Schauen; Ausdruck der Augen)<text:line-break/><text:span text:style-name="T3">al un-ney kansa</text:span> – auf den ersten Blick<text:line-break/>Mandarin</text:p>
        <text:p text:style-name="Text_20_body"><text:span text:style-name="T3">kana</text:span> – (kwo) Rohr, Ried <text:span text:style-name="T1">(bot.)</text:span><text:line-break/><text:span text:style-name="T3">sukra-kana</text:span> – Zuckerrohr</text:p>
        <text:p text:style-name="Text_20_body"><text:span text:style-name="T3">kanal</text:span> – (kwo) Kanal</text:p>
        <text:p text:style-name="Text_20_body"><text:span text:style-name="T3">kanalya</text:span> – (kwo) Kanaille, Schuft<text:line-break/>Spanisch</text:p>
        <text:p text:style-name="Text_20_body"><text:span text:style-name="T3">kanapa</text:span> – (kwo) Hanf <text:span text:style-name="T1">(bot.)</text:span><text:line-break/><text:span text:style-name="T3">kanapafibra</text:span> – (kwo) Hanffaser</text:p>
        <text:p text:style-name="Text_20_body"><text:span text:style-name="T3">kanari</text:span> – (kwo) Kanarienvogel <text:span text:style-name="T1">(zool.)</text:span></text:p>
        <text:p text:style-name="Text_20_body"><text:span text:style-name="T3">kandela</text:span> – (kwo) Kerze<text:line-break/><text:span text:style-name="T3">kandeladan</text:span> – (kwo) Kerzenhalter</text:p>
        <text:p text:style-name="Text_20_body"><text:span text:style-name="T3">kandidat</text:span> – (kwo) Kandidat</text:p>
        <text:p text:style-name="Text_20_body"><text:span text:style-name="T3">kanela</text:span> – (kwo) Kaneel, Zimt<text:line-break/>Griechisch</text:p>
        <text:p text:style-name="Text_20_body"><text:span text:style-name="T3">kanga</text:span> – (kwo) Kamm (gezahntes Instrument)<text:line-break/><text:span text:style-name="T3">kangi</text:span> – (zwo) kämmen<text:line-break/><text:span text:style-name="T3">kangi swa</text:span> – sich kämmen<text:line-break/><text:span text:style-name="T3">trakangi</text:span> – (zwo) durchkämmen (gründlich suchen; durchsehen)<text:line-break/><text:span text:style-name="T3">kanging</text:span> – (kwo) Kämmen<text:line-break/>Hindi</text:p>
        <text:p text:style-name="Text_20_body"><text:soft-page-break/><text:span text:style-name="T3">kanguruu</text:span> – (kwo) Känguru</text:p>
        <text:p text:style-name="Text_20_body"><text:span text:style-name="T3">kanon</text:span> – (kwo) Kanone</text:p>
        <text:p text:style-name="Text_20_body"><text:span text:style-name="T3">kanseli</text:span> – (zwo) abbrechen, annullieren <text:span text:style-name="T1">(auch comp.)</text:span><text:line-break/><text:span text:style-name="T3">kansela</text:span> – (kwo) Abbruch, Annullierung<text:line-break/>Englisch, Spanisch</text:p>
        <text:p text:style-name="Text_20_body"><text:span text:style-name="T3">kanser</text:span> – (kwo) Krebs <text:span text:style-name="T1">(med.)</text:span></text:p>
        <text:p text:style-name="Text_20_body"><text:span text:style-name="T3">kantalupa</text:span> – (kwo) Cantaloup-Melone, Zuckermelone</text:p>
        <text:p text:style-name="Text_20_body"><text:span text:style-name="T3">kanula</text:span> – (kwo) Kanüle</text:p>
        <text:p text:style-name="Text_20_body"><text:bookmark text:name="kanun"/><text:span text:style-name="T3">kanun</text:span> – (kwo) Gesetz vgl. <text:a xlink:type="simple" xlink:href="#jura" text:style-name="Internet_20_link" text:visited-style-name="Visited_20_Internet_20_Link"><text:span text:style-name="Definition">jura</text:span></text:a><text:line-break/><text:span text:style-name="T3">kanun-ney</text:span> – (kwel) legal<text:line-break/><text:span text:style-name="T3">nokanun-ney</text:span> – (kwel) illegal<text:line-break/>Arabisch</text:p>
        <text:p text:style-name="Text_20_body"><text:span text:style-name="T3">kanva</text:span> – (kwo) Leinwand, Plane</text:p>
        <text:p text:style-name="Text_20_body"><text:span text:style-name="T3">kao</text:span> – (kwo) Fessel, Schelle<text:line-break/><text:span text:style-name="T3">handa-kao</text:span> – Handschellen<text:line-break/><text:span text:style-name="T3">kaovati</text:span> – (zwo) fesseln<text:line-break/>Mandarin</text:p>
        <text:p text:style-name="Text_20_body"><text:span text:style-name="T3">kaosa</text:span> – (kwo) Chaos<text:line-break/>Griechisch</text:p>
        <text:p text:style-name="Text_20_body"><text:bookmark text:name="kapa"/><text:span text:style-name="T3">kapa</text:span> – (kwo) Kopf; Bug siehe auch: <text:a xlink:type="simple" xlink:href="#dekapisi" text:style-name="Internet_20_link" text:visited-style-name="Visited_20_Internet_20_Link"><text:span text:style-name="Definition">dekapisi</text:span></text:a><text:line-break/><text:span text:style-name="T3">spilakapa</text:span> – (kwo) Stecknadelkopf<text:line-break/><text:span text:style-name="T3">kol-kapa</text:span> – Kohlkopf</text:p>
        <text:p text:style-name="Text_20_body"><text:span text:style-name="T3">kapable</text:span> – (kwel) fähig, geeignet<text:line-break/><text:span text:style-name="T3">kapablitaa</text:span> – (kwo) Fähigkeit</text:p>
        <text:p text:style-name="Text_20_body"><text:span text:style-name="T3">kapak</text:span> – (kwo) Deckel, Abdeckung<text:line-break/><text:span text:style-name="T3">genukapak</text:span> – (kwo) Kniescheibe, Patella<text:line-break/><text:span text:style-name="T3">winda-kapak</text:span> – Jalousie, Rollladen<text:line-break/>Türkisch</text:p>
        <text:p text:style-name="Text_20_body"><text:span text:style-name="T3">kapal</text:span> – (kwo) Schädel<text:line-break/>Hindi</text:p>
        <text:p text:style-name="Text_20_body"><text:span text:style-name="T3">kapase</text:span> – (kwel) aufnahmefähig<text:line-break/><text:span text:style-name="T3">kapasitaa</text:span> – (kwo) Kapazität, Fassungsvermögen</text:p>
        <text:p text:style-name="Text_20_body"><text:span text:style-name="T3">kapasima</text:span> – (kwo) Scheitel siehe: <text:a xlink:type="simple" xlink:href="#kapa" text:style-name="Internet_20_link" text:visited-style-name="Visited_20_Internet_20_Link"><text:span text:style-name="Definition">kapa</text:span></text:a>, <text:a xlink:type="simple" xlink:href="#sima" text:style-name="Internet_20_link" text:visited-style-name="Visited_20_Internet_20_Link"><text:span text:style-name="Definition">sima</text:span></text:a></text:p>
        <text:p text:style-name="Text_20_body"><text:span text:style-name="T3">kapital</text:span> – (kwo) Kapital</text:p>
        <text:p text:style-name="Text_20_body"><text:bookmark text:name="kapitan"/><text:soft-page-break/><text:span text:style-name="T3">kapitan</text:span> – (kwo) Kapitän, Kommandant <text:span text:style-name="T1">(mil., naut.)</text:span> siehe auch: <text:a xlink:type="simple" xlink:href="#subkapitan" text:style-name="Internet_20_link" text:visited-style-name="Visited_20_Internet_20_Link"><text:span text:style-name="Definition">subkapitan</text:span></text:a></text:p>
        <text:p text:style-name="Text_20_body"><text:span text:style-name="T3">kaporal</text:span> – (kwo) Korporal, Unteroffizier <text:span text:style-name="T1">(mil.)</text:span></text:p>
        <text:p text:style-name="Text_20_body"><text:bookmark text:name="kapra"/><text:span text:style-name="T3">kapra</text:span> – (kwo) Tuch, Stoff, Gewebe; Wäsche<text:line-break/><text:span text:style-name="T3">kotonkapra</text:span> – (kwo) Baumwollstoff<text:line-break/><text:span text:style-name="T3">linkapra</text:span> – (kwo) Leinentuch<text:line-break/><text:span text:style-name="T3">kamakapras</text:span> – (kwo) Bettwäsche<text:line-break/><text:span text:style-name="T3">mortakapra</text:span> – (kwo) Totenhemd<text:line-break/><text:span text:style-name="T3">subkapra</text:span> – (kwo) Futter(-stoff) siehe auch: <text:a xlink:type="simple" xlink:href="#subkapra" text:style-name="Internet_20_link" text:visited-style-name="Visited_20_Internet_20_Link"><text:span text:style-name="Definition">subkapra</text:span></text:a><text:line-break/>Hindi</text:p>
        <text:p text:style-name="Text_20_body"><text:span text:style-name="T3">kaprifolia</text:span> – (kwo) Geißblatt, Heckenkirsche <text:span text:style-name="T1">(bot.)</text:span></text:p>
        <text:p text:style-name="Text_20_body"><text:span text:style-name="T3">kaprisa</text:span> – (kwo) Laune, Marotte<text:line-break/><text:span text:style-name="T3">kaprisi</text:span> – (zwo) kapriziös sein, launenhaft sein<text:line-break/><text:span text:style-name="T3">kaprisnik</text:span> – (kwo) launenhafter / eigensinniger Mensch</text:p>
        <text:p text:style-name="Text_20_body"><text:span text:style-name="T3">kapsel</text:span> – (kwo) (Spreng-)Kapsel<text:line-break/>Deutsch</text:p>
        <text:p text:style-name="Text_20_body"><text:span text:style-name="T3">kapti</text:span> – (zwo) fangen, ergreifen<text:line-break/><text:span text:style-name="T3">kapta, kapting</text:span> – (kwo) Fangen, Gefangennahme, Ergreifung<text:line-break/><text:span text:style-name="T3">kaptiwat</text:span> – (kwo) Fang, Beute<text:line-break/><text:span text:style-name="T3">kapter, kaptika</text:span> – (kwo) Falle<text:line-break/><text:span text:style-name="T3">kapter, kapti-sha</text:span> – (kwo) Fänger, Fallensteller</text:p>
        <text:p text:style-name="Text_20_body"><text:bookmark text:name="kapushon"/><text:span text:style-name="T3">kapushon</text:span> – (kwo) Haube, Abdeckung, (Schutz-)Kappe vgl. <text:a xlink:type="simple" xlink:href="#shapa" text:style-name="Internet_20_link" text:visited-style-name="Visited_20_Internet_20_Link"><text:span text:style-name="Definition">shapa</text:span></text:a><text:line-break/><text:span text:style-name="T3">kalam kapushon</text:span> – Stiftkappe</text:p>
        <text:p text:style-name="Text_20_body"><text:span text:style-name="T3">kaput</text:span> – (komo) kaputt<text:line-break/><text:span text:style-name="T3">Ta darbi kloka kaput.</text:span> – Er/Sie schlägt die Uhr kaputt.<text:line-break/><text:span text:style-name="T3">kaput…</text:span> – (syao) kaputt…<text:line-break/><text:span text:style-name="T3">kaputdarbi</text:span> – kaputtschlagen, kaputt schlagen<text:line-break/><text:span text:style-name="T3">Ta kaputdarbi kloka.</text:span> – Er/Sie schlägt die Uhr kaputt.<text:line-break/><text:span text:style-name="T3">Ta kaputraki-te swa-ney auto.</text:span> – Er/Sie fuhr sein/ihr Auto kaputt.</text:p>
        <text:p text:style-name="Text_20_body"><text:span text:style-name="T3">karabe</text:span> – (kwel) beschädigt, verdorben, verkommen, entartet<text:line-break/><text:span text:style-name="T3">karabisi</text:span> – (zwo) beschädigen, verderben, ruinieren, demoralisieren<text:line-break/>Arabisch</text:p>
        <text:p text:style-name="Text_20_body"><text:span text:style-name="T3">karada</text:span> – (kwo) Drehbank, Drechselbank<text:line-break/><text:span text:style-name="T3">karadi</text:span> – (zwo) drehen, eine Drehbank bedienen<text:line-break/><text:span text:style-name="T3">karader</text:span> – (kwo) Dreher<text:line-break/>Hindi</text:p>
        <text:p text:style-name="Text_20_body"><text:span text:style-name="T3">karaf</text:span> – (kwo) Karaffe, Dekanter</text:p>
        <text:p text:style-name="Text_20_body"><text:span text:style-name="T3">karakter</text:span> – (kwo) Charakter<text:line-break/><text:soft-page-break/><text:span text:style-name="T3">karakter-ney</text:span> – (kwel) charakteristisch<text:line-break/><text:span text:style-name="T3">karakterisi</text:span> – (zwo) charakterisieren<text:line-break/>Griechisch</text:p>
        <text:p text:style-name="Text_20_body"><text:span text:style-name="T3">karamel</text:span> – (kwo) Karamel<text:line-break/><text:span text:style-name="T3">karamelisi</text:span> – (zwo) karamelisieren</text:p>
        <text:p text:style-name="Text_20_body"><text:span text:style-name="T3">karan</text:span> – (kwo) Johannisbeere <text:span text:style-name="T1">(bot.) (Frucht; Strauch)</text:span><text:line-break/><text:span text:style-name="T3">rudkaran</text:span> – (kwo) Rote Johannisbeere<text:line-break/><text:span text:style-name="T3">swatkaran</text:span> – (kwo) Schwarze Johannisbeere<text:line-break/>Maori</text:p>
        <text:p text:style-name="Text_20_body"><text:span text:style-name="T3">karanfil</text:span> – (kwo) Gartennelke <text:span text:style-name="T1">(bot.)</text:span><text:line-break/>Türkisch</text:p>
        <text:p text:style-name="Text_20_body"><text:span text:style-name="T3">karat</text:span> – (kwo) Karat <text:span text:style-name="T1">(Einheit für die Masse von Edelsteinen und den Feingehalt von Gold)</text:span><text:line-break/>Arabisch</text:p>
        <text:p text:style-name="Text_20_body"><text:span text:style-name="T3">karavan</text:span> – (kwo) Caravan; Karawane<text:line-break/>Persisch</text:p>
        <text:p text:style-name="Text_20_body"><text:span text:style-name="T3">karbon</text:span> – (kwo) Kohlenstoff <text:span text:style-name="T1">(chem. Element, Symbol: C)</text:span><text:line-break/><text:span text:style-name="T3">karbonisi</text:span> – (zwo) karbonisieren, verkohlen<text:line-break/><text:span text:style-name="T3">karbonisa</text:span> – (kwo) Karbonisation, Verkohlung</text:p>
        <text:p text:style-name="Text_20_body"><text:span text:style-name="T3">kardamom</text:span> – (kwo) Kardamom <text:span text:style-name="T1">(Gewürz)</text:span></text:p>
        <text:p text:style-name="Text_20_body"><text:bookmark text:name="kare"/><text:span text:style-name="T3">kare</text:span> – (kwel) lieb (geliebt) vgl. <text:a xlink:type="simple" xlink:href="#guy" text:style-name="Internet_20_link" text:visited-style-name="Visited_20_Internet_20_Link"><text:span text:style-name="Definition">guy</text:span></text:a><text:line-break/><text:span text:style-name="T3">Kare amigas!</text:span> – Liebe Freunde!</text:p>
        <text:p text:style-name="Text_20_body"><text:span text:style-name="T3">karesi</text:span> – (zwo) liebkosen, streicheln, hätscheln<text:line-break/><text:span text:style-name="T3">karesa</text:span> – (kwo) Liebkosung, Zärtlichkeit</text:p>
        <text:p text:style-name="Text_20_body"><text:span text:style-name="T3">karga</text:span> – (kwo) Fracht, Ladung<text:line-break/><text:span text:style-name="T3">kargi</text:span> – (zwo) verfrachten</text:p>
        <text:p text:style-name="Text_20_body"><text:span text:style-name="T3">kariera</text:span> – (kwo) Karriere, Werdegang, Beruf</text:p>
        <text:p text:style-name="Text_20_body"><text:span text:style-name="T3">karikatura</text:span> – (kwo) Karikatur<text:line-break/><text:span text:style-name="T3">karikaturi</text:span> – (zwo) karikieren<text:line-break/><text:span text:style-name="T3">karikaturista</text:span> – (kwo) Karikaturist<text:line-break/>Spanisch</text:p>
        <text:p text:style-name="Text_20_body"><text:span text:style-name="T3">karim</text:span> – (kwel) nett, gütig<text:line-break/><text:span text:style-name="T3">bi karim</text:span> – sei so gut<text:line-break/><text:span text:style-name="T3">karimtaa</text:span> – (kwo) Güte, Liebenswürdigkeit<text:line-break/>Arabisch</text:p>
        <text:p text:style-name="Text_20_body"><text:span text:style-name="T3">karisma</text:span> – (kwo) Charisma</text:p>
        <text:p text:style-name="Text_20_body"><text:soft-page-break/><text:span text:style-name="T3">karitaa</text:span> – (kwo) Barmherzigkeit, Mildtätigkeit</text:p>
        <text:p text:style-name="Text_20_body"><text:bookmark text:name="karkasa"/><text:span text:style-name="T3">karkasa</text:span> – (kwo) Rahmen, Gerüst, Gerippe siehe auch: <text:a xlink:type="simple" xlink:href="#skelet" text:style-name="Internet_20_link" text:visited-style-name="Visited_20_Internet_20_Link"><text:span text:style-name="Definition">skelet</text:span></text:a><text:line-break/>Spanisch</text:p>
        <text:p text:style-name="Text_20_body"><text:bookmark text:name="karke"/><text:span text:style-name="T3">karke</text:span> – (kwel) grob, rau, uneben, rüde, barsch Ant.: <text:a xlink:type="simple" xlink:href="#glate" text:style-name="Internet_20_link" text:visited-style-name="Visited_20_Internet_20_Link"><text:span text:style-name="Definition">glate</text:span></text:a><text:line-break/><text:span text:style-name="T3">karkem</text:span> – (kwel) grob, rau, uneben, rüde, barsch<text:line-break/>Finnisch</text:p>
        <text:p text:style-name="Text_20_body"><text:span text:style-name="T3">karmin</text:span> – (kwo) Karmin, Karmesin <text:span text:style-name="T1">(Farbstoff)</text:span><text:line-break/><text:span text:style-name="T3">karmin-ney</text:span> – (kwel) karminrot<text:line-break/>Arabisch</text:p>
        <text:p text:style-name="Text_20_body"><text:span text:style-name="T3">karota</text:span> – (kwo) Karotte, Möhre<text:line-break/>Italienisch</text:p>
        <text:p text:style-name="Text_20_body"><text:span text:style-name="T3">karpa</text:span> – (kwo) Karpfen <text:span text:style-name="T1">(zool.)</text:span></text:p>
        <text:p text:style-name="Text_20_body"><text:span text:style-name="T3">karpenti</text:span> – (zwo) zimmern<text:line-break/><text:span text:style-name="T3">karpenter</text:span> – (kwo) Zimmermann, Tischler<text:line-break/><text:span text:style-name="T3">karpentifah</text:span> – (kwo) (Handwerk der) Zimmerei</text:p>
        <text:p text:style-name="Text_20_body"><text:span text:style-name="T3">karpus</text:span> – (kwo) Wassermelone<text:line-break/>Türkisch</text:p>
        <text:p text:style-name="Text_20_body"><text:bookmark text:name="karta"/><text:span text:style-name="T3">karta</text:span> – (kwo) Karte<text:line-break/><text:span text:style-name="T3">meil-karta</text:span> – Postkarte<text:line-break/><text:span text:style-name="T3">nam-karta</text:span> – Visitenkarte<text:line-break/><text:span text:style-name="T3">armee-karta</text:span> – Militärausweis<text:line-break/><text:span text:style-name="T3">yuan-karta</text:span> – Mitgliedskarte, Mitgliedsausweis</text:p>
        <text:p text:style-name="Text_20_body"><text:span text:style-name="T3">karton</text:span> – (kwo) Karton, Pappe</text:p>
        <text:p text:style-name="Text_20_body"><text:span text:style-name="T3">kartun</text:span> – (kwo) Cartoon, Trickfilm</text:p>
        <text:p text:style-name="Text_20_body"><text:span text:style-name="T3">kartush</text:span> – (kwo) Patrone <text:span text:style-name="T1">(mil.)</text:span><text:line-break/><text:span text:style-name="T3">kartushdan</text:span> – (kwo) Patronengurt<text:line-break/>Französisch</text:p>
        <text:p text:style-name="Text_20_body"><text:span text:style-name="T3">karwe</text:span> – (kwel) bitter<text:line-break/><text:span text:style-name="T3">karwitaa</text:span> – (kwo) Bitterkeit<text:line-break/>Hindi</text:p>
        <text:p text:style-name="Text_20_body"><text:span text:style-name="T3">kasa</text:span> – (kwo) Kasse<text:line-break/><text:span text:style-name="T3">kaser</text:span> – (kwo) Kassierer</text:p>
        <text:p text:style-name="Text_20_body"><text:span text:style-name="T3">kasak</text:span> – (kwo) Kosake<text:line-break/>Russisch</text:p>
        <text:p text:style-name="Text_20_body"><text:span text:style-name="T3">kasam</text:span> – (kwo) Eid, Schwur<text:line-break/><text:soft-page-break/><text:span text:style-name="T3">fai kasam</text:span> – einen Eid leisten, einen Schwur ablegen<text:line-break/><text:span text:style-name="T3">defai kasam</text:span> – den Schwur zurücknehmen<text:line-break/><text:span text:style-name="T3">tori kasam</text:span> – den Schwur brechen<text:line-break/>Arabisch</text:p>
        <text:p text:style-name="Text_20_body"><text:span text:style-name="T3">kaseta</text:span> – (kwo) Kassette</text:p>
        <text:p text:style-name="Text_20_body"><text:span text:style-name="T3">kasha</text:span> – (kwo) Brei, Mus, Mansch, Matsch, Schlamm<text:line-break/><text:span text:style-name="T3">snega-kasha</text:span> – Schneematsch<text:line-break/>Russisch</text:p>
        <text:p text:style-name="Text_20_body"><text:span text:style-name="T3">kashu</text:span> – (kwo) Cashewnuss <text:span text:style-name="T1">(bot.)</text:span><text:line-break/>Arabisch</text:p>
        <text:p text:style-name="Text_20_body"><text:span text:style-name="T3">kaskasa</text:span> – (kwo) Schuppen <text:span text:style-name="T1">(zool.)</text:span><text:line-break/><text:span text:style-name="T3">kaskasinka</text:span> – (kwo) eine einzelne Schuppe<text:line-break/>Hebräisch</text:p>
        <text:p text:style-name="Text_20_body"><text:span text:style-name="T3">kasna</text:span> – (kwo) Schatzkammer<text:line-break/>Arabisch</text:p>
        <text:p text:style-name="Text_20_body"><text:span text:style-name="T3">kasrat</text:span> – (kwo) Morgengymnastik, Frühsport<text:line-break/>Arabisch</text:p>
        <text:p text:style-name="Text_20_body"><text:span text:style-name="T3">kastana</text:span> – (kwo) Esskastanie, Marone <text:span text:style-name="T1">(bot.)</text:span></text:p>
        <text:p text:style-name="Text_20_body"><text:span text:style-name="T3">kastela</text:span> – (kwo) Kastell, Burg, Schloss</text:p>
        <text:p text:style-name="Text_20_body"><text:bookmark text:name="kasu"/><text:span text:style-name="T3">kasu</text:span> – (kwo) Fall (Vorgang, Begebenheit)<text:line-break/><text:span text:style-name="T3">in sey kasu</text:span> – in diesem Fall<text:line-break/><text:span text:style-name="T3">in tal kasu</text:span> – in solch einem Fall<text:line-break/><text:span text:style-name="T3">in eni kasu (enikas)</text:span> – in jedem Fall<text:line-break/><text:span text:style-name="T3">in maiste kasu</text:span> – in den meisten Fällen<text:line-break/><text:span text:style-name="T3">kasuale</text:span> – (kwel) gelegentlich, zufällig<text:line-break/><text:span text:style-name="T3">kasualem</text:span> – (komo) gelegentlich Syn.: <text:a xlink:type="simple" xlink:href="#ouran" text:style-name="Internet_20_link" text:visited-style-name="Visited_20_Internet_20_Link"><text:span text:style-name="Definition">ouran</text:span></text:a></text:p>
        <text:p text:style-name="Text_20_body"><text:span text:style-name="T3">kataloga</text:span> – (kwo) Katalog</text:p>
        <text:p text:style-name="Text_20_body"><text:span text:style-name="T3">katamaran</text:span> – (kwo) Katamaran (Boot oder Schiff mit zwei Rümpfen)</text:p>
        <text:p text:style-name="Text_20_body"><text:span text:style-name="T3">katapila</text:span> – (kwo) Raupe <text:span text:style-name="T1">(zool.; mech.)</text:span></text:p>
        <text:p text:style-name="Text_20_body"><text:span text:style-name="T3">katapulta</text:span> – (kwo) Katapult, Schleuder</text:p>
        <text:p text:style-name="Text_20_body"><text:span text:style-name="T3">katastrofa</text:span> – (kwo) Katastrophe</text:p>
        <text:p text:style-name="Text_20_body"><text:span text:style-name="T3">katedral</text:span> – (kwo) Kathedrale<text:line-break/>Portugiesisch</text:p>
        <text:p text:style-name="Text_20_body"><text:span text:style-name="T3">kategoria</text:span> – (kwo) Kategorie<text:line-break/><text:soft-page-break/><text:span text:style-name="T3">kategorike</text:span> – (kwel) kategorisch</text:p>
        <text:p text:style-name="Text_20_body"><text:bookmark text:name="kati"/><text:span text:style-name="T3">kati</text:span> – (zwo) schneiden, scheren, hacken siehe auch: <text:a xlink:type="simple" xlink:href="#auskati" text:style-name="Internet_20_link" text:visited-style-name="Visited_20_Internet_20_Link"><text:span text:style-name="Definition">auskati</text:span></text:a><text:line-break/><text:span text:style-name="T3">kati herba</text:span> – Gras mähen<text:line-break/><text:span text:style-name="T3">kata</text:span> – (kwo) Schnitt<text:line-break/><text:span text:style-name="T3">kating</text:span> – (kwo) Schneiden, Scheren, Hacken<text:line-break/><text:span text:style-name="T3">harkata</text:span> – (kwo) Haarschnitt<text:line-break/><text:span text:style-name="T3">katiwunda (katura)</text:span> – (kwo) Schnittwunde<text:line-break/><text:span text:style-name="T3">kati-kili</text:span> – (zwo) schlachten<text:line-break/>Arabisch</text:p>
        <text:p text:style-name="Text_20_body"><text:span text:style-name="T3">katlet</text:span> – (kwo) Kotelett</text:p>
        <text:p text:style-name="Text_20_body"><text:span text:style-name="T3">katolike</text:span> – (kwel) katholisch<text:line-break/><text:span text:style-name="T3">katolika</text:span> – (kwo) Katholik<text:line-break/><text:span text:style-name="T3">katolikisma</text:span> – (kwo) Katholizismus</text:p>
        <text:p text:style-name="Text_20_body"><text:span text:style-name="T3">katorga</text:span> – (kwo) Zuchthausstrafe<text:line-break/>Russisch</text:p>
        <text:p text:style-name="Text_20_body"><text:span text:style-name="T3">katran</text:span> – (kwo) Teer<text:line-break/>Arabisch</text:p>
        <text:p text:style-name="Text_20_body"><text:span text:style-name="T3">katri</text:span> – (zwo) ausschneiden<text:line-break/><text:span text:style-name="T3">katring</text:span> – (kwo) Ausschneiden<text:line-break/>Hindi</text:p>
        <text:p text:style-name="Text_20_body"><text:span text:style-name="T3">kauboy</text:span> – (kwo) Cowboy</text:p>
        <text:p text:style-name="Text_20_body"><text:bookmark text:name="kauda"/><text:span text:style-name="T3">kauda</text:span> – (kwo) Schwanz, Schweif, hinteres Ende siehe auch: <text:a xlink:type="simple" xlink:href="#akauda" text:style-name="Internet_20_link" text:visited-style-name="Visited_20_Internet_20_Link"><text:span text:style-name="Definition">akauda</text:span></text:a><text:line-break/><text:span text:style-name="T3">in kauda de tren</text:span> – im Ende des Zuges</text:p>
        <text:p text:style-name="Text_20_body"><text:span text:style-name="T3">Kaukas</text:span> – (kwo) Kaukasus</text:p>
        <text:p text:style-name="Text_20_body"><text:span text:style-name="T3">kaulu</text:span> – (zwo) berücksichtigen, erwägen, in Betracht ziehen<text:line-break/><text:span text:style-name="T3">kaulu-yen</text:span> – berücksichtigend, erwägend, in Betracht ziehend<text:line-break/><text:span text:style-name="T3">kaulusa</text:span> – (kwo) Berücksichtigung, Erwägung<text:line-break/>Mandarin</text:p>
        <text:p text:style-name="Text_20_body"><text:bookmark text:name="kaunta"/><text:span text:style-name="T3">kaunta</text:span> – (kwo) Schalter, Tresen, Theke vgl. <text:a xlink:type="simple" xlink:href="#swichi" text:style-name="Internet_20_link" text:visited-style-name="Visited_20_Internet_20_Link"><text:span text:style-name="Definition">swicher</text:span></text:a><text:line-break/>Swahili</text:p>
        <text:p text:style-name="Text_20_body"><text:bookmark text:name="kausa"/><text:span text:style-name="T3">kausa</text:span> – (kwo) Grund, Anlass, Ursache vgl. <text:a xlink:type="simple" xlink:href="#rasum" text:style-name="Internet_20_link" text:visited-style-name="Visited_20_Internet_20_Link"><text:span text:style-name="Definition">rasum</text:span></text:a><text:line-break/><text:span text:style-name="T3">bu sin kausa</text:span> – nicht ohne Grund<text:line-break/><text:span text:style-name="T3">kausale</text:span> – (kwel) kausal, begründet<text:line-break/><text:span text:style-name="T3">kausi</text:span> – (zwo) verursachen, bedingen</text:p>
        <text:p text:style-name="Text_20_body"><text:span text:style-name="T3">kaval</text:span> – (kwo) Pferd<text:line-break/><text:span text:style-name="T3">man-kaval (kavalo)</text:span> – (kwo) Hengst<text:line-break/><text:soft-page-break/><text:span text:style-name="T3">gin-kaval (kavalina)</text:span> – (kwo) Stute<text:line-break/><text:span text:style-name="T3">yunkaval</text:span> – (kwo) Fohlen<text:line-break/><text:span text:style-name="T3">shma-kaval</text:span> – Mähre, Klepper, Gaul<text:line-break/><text:span text:style-name="T3">kavaldom</text:span> – (kwo) Pferdestall<text:line-break/><text:span text:style-name="T3">kavaler, kavaljen</text:span> – (kwo) Reiter<text:line-break/><text:span text:style-name="T3">kavalyuan</text:span> – (kwo) Stallbursche, Stallknecht siehe: <text:a xlink:type="simple" xlink:href="#yuan" text:style-name="Internet_20_link" text:visited-style-name="Visited_20_Internet_20_Link"><text:span text:style-name="Definition">yuan</text:span></text:a></text:p>
        <text:p text:style-name="Text_20_body"><text:span text:style-name="T3">kavaleria</text:span> – (kwo) Kavallerie <text:span text:style-name="T1">(mil.)</text:span></text:p>
        <text:p text:style-name="Text_20_body"><text:span text:style-name="T3">kavalier</text:span> – (kwo) Kavalier, Gentleman</text:p>
        <text:p text:style-name="Text_20_body"><text:bookmark text:name="kavi"/><text:span text:style-name="T3">kavi</text:span> – (zwo) graben, buddeln siehe auch: <text:a xlink:type="simple" xlink:href="#auskavi" text:style-name="Internet_20_link" text:visited-style-name="Visited_20_Internet_20_Link"><text:span text:style-name="Definition">auskavi</text:span></text:a><text:line-break/><text:span text:style-name="T3">kavi arda</text:span> – in der Erde graben<text:line-break/><text:span text:style-name="T3">kaving</text:span> – (kwo) das Graben</text:p>
        <text:p text:style-name="Text_20_body"><text:span text:style-name="T3">kaviar</text:span> – (kwo) Kaviar<text:line-break/>Persisch</text:p>
        <text:p text:style-name="Text_20_body"><text:span text:style-name="T3">kazan</text:span> – (kwo) Boiler, Heißwasserspeicher<text:line-break/><text:span text:style-name="T3">kazan-ki</text:span> – (kwo) Kessel<text:line-break/><text:span text:style-name="T3">vaporkazan</text:span> – (kwo) Dampfkessel<text:line-break/>Türkisch</text:p>
        <text:p text:style-name="Text_20_body"><text:span text:style-name="T3">ke</text:span> – 1) (gramatika) dass, der/die/das <text:span text:style-name="T1">(Relativpronomen, leitet einen Nebensatz ein)</text:span><text:line-break/><text:span text:style-name="T3">Me jan ke yu lubi me.</text:span> – Ich weiß, dass du mich liebst.<text:line-break/><text:span text:style-name="T3">Me dai a yu may kitaba fo ke yu mog lekti it.</text:span> – Ich gebe dir mein Buch, dass/damit du es lesen kannst.<text:line-break/><text:span text:style-name="T3">Es kitaba ke me he lekti.</text:span> – Es ist das Buch das ich gelesen habe.<text:line-break/>2) (gramatika) <text:span text:style-name="T1">leitet eine modifizierende Wortgruppe ohne Präposition nach einem Substantiv ein</text:span><text:line-break/><text:span text:style-name="T3">kitaba ke yu he lekti</text:span> – das Buch das du gelesen hast<text:line-break/><text:span text:style-name="T3">dom ke nu jivi</text:span> – das Haus in dem wir leben<text:line-break/><text:span text:style-name="T3">jen ke me shwo</text:span> – die Person von der ich rede<text:line-break/><text:span text:style-name="T3">dao ke yu go</text:span> – der Weg den du gehst</text:p>
        <text:p text:style-name="Text_20_body"><text:span text:style-name="T3">keb</text:span> – (kwo) Droschke, Cabriolet</text:p>
        <text:p text:style-name="Text_20_body"><text:span text:style-name="T3">kek</text:span> – (kwo) Kuchen<text:line-break/>Bislama</text:p>
        <text:p text:style-name="Text_20_body"><text:span text:style-name="T3">kel</text:span> – (gramatika) der/die/das, welcher, wer, wen, jener <text:span text:style-name="T1">(leitet einen Nebensatz ein, ersetzt das Subjekt)</text:span><text:line-break/><text:span text:style-name="T3">Es gela kel pri gani.</text:span> – Dies ist das Mädchen, welches gerne singt.</text:p>
        <text:p text:style-name="Text_20_body"><text:span text:style-name="T3">kela</text:span> – (kwo) Keller</text:p>
        <text:p text:style-name="Text_20_body"><text:span text:style-name="T3">kelke</text:span> – (inplas-kwanto) einige<text:line-break/><text:span text:style-name="T3">kelke kitaba</text:span> – einige Bücher<text:line-break/><text:span text:style-name="T3">kelke taim</text:span> – einige Zeit<text:line-break/><text:soft-page-break/><text:span text:style-name="T3">fo kelke taim</text:span> – eine geraume Zeit<text:line-break/><text:span text:style-name="T3">kelkes</text:span> – einige Leute</text:p>
        <text:p text:style-name="Text_20_body"><text:span text:style-name="T3">kem</text:span> – (gramatika) als<text:line-break/><text:span text:style-name="T3">Toy gaseta es meno interes-ney kem sey-la.</text:span> – Jene Zeitung ist weniger interessant als diese.<text:line-break/><text:span text:style-name="T3">Yu lopi pyu kway kem lu.</text:span> – Du läufst schneller als er.<text:line-break/><text:span text:style-name="T3">Me pri sey gaseta pyu kem toy-la.</text:span> – Ich mag diese Zeitung mehr als jene.<text:line-break/><text:span text:style-name="T3">kem … tem</text:span> – je … desto<text:line-break/><text:span text:style-name="T3">Kem pyu, tem pyu hao.</text:span> – Je mehr, desto besser.<text:line-break/>Russisch</text:p>
        <text:p text:style-name="Text_20_body"><text:span text:style-name="T3">kemia</text:span> – (kwo) Chemie<text:line-break/><text:span text:style-name="T3">organike kemia</text:span> – Organische Chemie<text:line-break/><text:span text:style-name="T3">kemier</text:span> – (kwo) Chemiker<text:line-break/><text:span text:style-name="T3">kemike</text:span> – (kwel) chemisch<text:line-break/>Finnisch</text:p>
        <text:p text:style-name="Text_20_body"><text:bookmark text:name="ken"/><text:span text:style-name="T3">ken</text:span> – (kwo) Dose, Kanister, Kanne siehe auch: <text:a xlink:type="simple" xlink:href="#tin" text:style-name="Internet_20_link" text:visited-style-name="Visited_20_Internet_20_Link"><text:span text:style-name="Definition">tin ken</text:span></text:a><text:line-break/><text:span text:style-name="T3">pintaken</text:span> – Farbdose</text:p>
        <text:p text:style-name="Text_20_body"><text:span text:style-name="T3">kentaur</text:span> – (kwo) Kentaur, Zentaur <text:span text:style-name="T1">(myth.)</text:span></text:p>
        <text:p text:style-name="Text_20_body"><text:span text:style-name="T3">kepa</text:span> – (kwo) Kappe mit Schirm (Baseball-Kappe)</text:p>
        <text:p text:style-name="Text_20_body"><text:span text:style-name="T3">kerna</text:span> – (kwo) Kern<text:line-break/>Deutsch</text:p>
        <text:p text:style-name="Text_20_body"><text:span text:style-name="T3">kerosin</text:span> – (kwo) Kerosin, Petroleum</text:p>
        <text:p text:style-name="Text_20_body"><text:span text:style-name="T3">kes</text:span> – (kwo) Käse</text:p>
        <text:p text:style-name="Text_20_body"><text:span text:style-name="T3">ketla</text:span> – (kwo) (Tee-)Kessel</text:p>
        <text:p text:style-name="Text_20_body"><text:span text:style-name="T3">-ki</text:span> – (syao) <text:span text:style-name="T1">»klein, ein wenig« (Verkleinerungs-Partikel)</text:span><text:line-break/><text:span text:style-name="T3">dom</text:span> – Haus   ⇒   <text:span text:style-name="T3">dom-ki</text:span> – Häuschen<text:line-break/><text:span text:style-name="T3">Jon</text:span> – John   ⇒   <text:span text:style-name="T3">Jon-ki</text:span> – Johnny<text:line-break/><text:span text:style-name="T3">somni</text:span> – schlafen   ⇒   <text:span text:style-name="T3">somni-ki</text:span> – ein Schläfchen machen</text:p>
        <text:p text:style-name="Text_20_body"><text:span text:style-name="T3">kiba</text:span> – (kwo) Fang, Reißzahn <text:span text:style-name="T1">(zool.)</text:span><text:line-break/>Japanisch</text:p>
        <text:p text:style-name="Text_20_body"><text:span text:style-name="T3">kibrit</text:span> – (kwo) Zündhölzer<text:line-break/><text:span text:style-name="T3">un kibrit</text:span> – Zündholz<text:line-break/><text:span text:style-name="T3">kibritdan</text:span> – (kwo) Zündholzschachtel<text:line-break/>Arabisch</text:p>
        <text:p text:style-name="Text_20_body"><text:span text:style-name="T3">kicha</text:span> – (kwo) Schlamm<text:line-break/><text:span text:style-name="T3">kicha-ney</text:span> – (kwel) schlammig, sumpfig<text:line-break/>Hindi</text:p>
        <text:p text:style-name="Text_20_body"><text:soft-page-break/><text:span text:style-name="T3">kida</text:span> – (kwo) Ziegenleder</text:p>
        <text:p text:style-name="Text_20_body"><text:span text:style-name="T3">kif</text:span> – (kwo) Trichter<text:line-break/>Paschtunisch</text:p>
        <text:p text:style-name="Text_20_body"><text:span text:style-name="T3">kiki</text:span> – (zwo) stoßen, treten<text:line-break/><text:span text:style-name="T3">kiki-boxing</text:span> – Kickboxen<text:line-break/><text:span text:style-name="T3">kika</text:span> – (kwo) Stoß, Tritt</text:p>
        <text:p text:style-name="Text_20_body"><text:span text:style-name="T3">kikiriki</text:span> – (exklami, zwo) Kikeriki; krähen</text:p>
        <text:p text:style-name="Text_20_body"><text:bookmark text:name="kili"/><text:span text:style-name="T3">kili</text:span> – (zwo) umbringen<text:line-break/><text:span text:style-name="T3">kila</text:span> – (kwo) Tötung<text:line-break/><text:span text:style-name="T3">kiler</text:span> – (kwo) Killer, Mörder<text:line-break/><text:span text:style-name="T3">kilibestia</text:span> – (kwo) Raubtier<text:line-break/><text:span text:style-name="T3">kilifaula</text:span> – (kwo) Raubvogel</text:p>
        <text:p text:style-name="Text_20_body"><text:span text:style-name="T3">kilogram (kilo)</text:span> – (kwo) Kilogramm <text:span text:style-name="T1">(phys. Größe der Masse; Einheit: kg)</text:span></text:p>
        <text:p text:style-name="Text_20_body"><text:bookmark text:name="kilometra"/><text:span text:style-name="T3">kilometra</text:span> – (kwo) Kilometer <text:span text:style-name="T1">(1 km = 1000 m)</text:span> siehe: <text:a xlink:type="simple" xlink:href="#metra" text:style-name="Internet_20_link" text:visited-style-name="Visited_20_Internet_20_Link"><text:span text:style-name="Definition">metra</text:span></text:a><text:line-break/><text:span text:style-name="T3">dwashi kilometra per ora</text:span> – 20 km/h</text:p>
        <text:p text:style-name="Text_20_body"><text:span text:style-name="T3">kilya</text:span> – (kwo) Kiel <text:span text:style-name="T1">(naut.)</text:span><text:line-break/>Italienisch</text:p>
        <text:p text:style-name="Text_20_body"><text:span text:style-name="T3">kimbimba</text:span> – (kwo) Gänsehaut<text:line-break/><text:span text:style-name="T3">fai kimbimba</text:span> – eine Gänsehaut bekommen<text:line-break/>Swahili</text:p>
        <text:p text:style-name="Text_20_body"><text:span text:style-name="T3">kinah</text:span> – (kwo) Laus <text:span text:style-name="T1">(zool.)</text:span><text:line-break/>Hebräisch</text:p>
        <text:p text:style-name="Text_20_body"><text:span text:style-name="T3">kinda</text:span> – (kwo) Kind<text:line-break/><text:span text:style-name="T3">kinda-ney</text:span> – (kwel) Kinder…<text:line-break/><text:span text:style-name="T3">kindalik</text:span> – (kwel) kindisch<text:line-break/><text:span text:style-name="T3">kinda-yash</text:span> – (kwo) Kindheit<text:line-break/><text:span text:style-name="T3">kinda-dom</text:span> – (kwo) Kinderheim<text:line-break/>Deutsch</text:p>
        <text:p text:style-name="Text_20_body"><text:span text:style-name="T3">kinin</text:span> – (kwo) Chinin<text:line-break/>Dänisch</text:p>
        <text:p text:style-name="Text_20_body"><text:span text:style-name="T3">kinjal</text:span> – (kwo) Dolch<text:line-break/>Russisch</text:p>
        <text:p text:style-name="Text_20_body"><text:span text:style-name="T3">kinkinda</text:span> – (kwo) Kindeskind, Enkel<text:line-break/><text:span text:style-name="T3">kindocha</text:span> – (kwo) Enkeltochter<text:line-break/><text:span text:style-name="T3">kinson</text:span> – (kwo) Enkelsohn</text:p>
        <text:p text:style-name="Text_20_body"><text:bookmark text:name="kino"/><text:span text:style-name="T3">kino</text:span> – (kwo) Film; Filmkunst; Filmindustrie siehe auch: <text:a xlink:type="simple" xlink:href="#filma" text:style-name="Internet_20_link" text:visited-style-name="Visited_20_Internet_20_Link"><text:span text:style-name="Definition">filma</text:span></text:a><text:line-break/><text:soft-page-break/><text:span text:style-name="T3">kinoguan</text:span> – (kwo) Kino, Lichtspielhaus<text:line-break/>Deutsch</text:p>
        <text:p text:style-name="Text_20_body"><text:span text:style-name="T3">kinotruker</text:span> – (kwo) Stuntman</text:p>
        <text:p text:style-name="Text_20_body"><text:span text:style-name="T3">kioska</text:span> – (kwo) Kiosk, Stand, Marktbude<text:line-break/>Dänisch</text:p>
        <text:p text:style-name="Text_20_body"><text:span text:style-name="T3">kiparis</text:span> – (kwo) Zypresse <text:span text:style-name="T1">(bot.)</text:span><text:line-break/>Griechisch</text:p>
        <text:p text:style-name="Text_20_body"><text:bookmark text:name="kipi"/><text:span text:style-name="T3">kipi</text:span> – (auf-)bewahren, (er-)halten (Besitz oder Zustand) Syn.: <text:a xlink:type="simple" xlink:href="#reteni" text:style-name="Internet_20_link" text:visited-style-name="Visited_20_Internet_20_Link"><text:span text:style-name="Definition">reteni</text:span></text:a><text:line-break/><text:span text:style-name="T3">kipi mani in banka</text:span> – Geld in der Bank aufbewahren<text:line-break/><text:span text:style-name="T3">kipi sekret</text:span> – ein Geheimnis bewahren<text:line-break/><text:span text:style-name="T3">kipi nada</text:span> – Hoffnung bewahren</text:p>
        <text:p text:style-name="Text_20_body"><text:span text:style-name="T3">kirka</text:span> – (kwo) Kirche (Gebäude; Organisation)<text:line-break/><text:span text:style-name="T3">kirkayuan</text:span> – (kwo) Kirchenmann, Geistlicher<text:line-break/>Finnisch</text:p>
        <text:p text:style-name="Text_20_body"><text:span text:style-name="T3">kirsa</text:span> – (kwo) Kirsche <text:span text:style-name="T1">(bot.)</text:span><text:line-break/><text:span text:style-name="T3">kirsabaum</text:span> – (kwo) Kirschbaum<text:line-break/><text:span text:style-name="T3">dolchekirsa</text:span> – (kwo) Süßkirsche<text:line-break/>Estnisch</text:p>
        <text:p text:style-name="Text_20_body"><text:bookmark text:name="kisan"/><text:span text:style-name="T3">kisan</text:span> – (kwo) Bauer Syn.: <text:a xlink:type="simple" xlink:href="#agra" text:style-name="Internet_20_link" text:visited-style-name="Visited_20_Internet_20_Link"><text:span text:style-name="Definition">agrajen</text:span></text:a><text:line-break/>Hindi</text:p>
        <text:p text:style-name="Text_20_body"><text:span text:style-name="T3">kisi</text:span> – (zwo) küssen<text:line-break/><text:span text:style-name="T3">kisa</text:span> – (kwo) Kuss</text:p>
        <text:p text:style-name="Text_20_body"><text:bookmark text:name="kisma"/><text:span text:style-name="T3">kisma</text:span> – (kwo) Fügung, Schicksal vgl. <text:a xlink:type="simple" xlink:href="#fata" text:style-name="Internet_20_link" text:visited-style-name="Visited_20_Internet_20_Link"><text:span text:style-name="Definition">fata</text:span></text:a><text:line-break/>Arabisch</text:p>
        <text:p text:style-name="Text_20_body"><text:span text:style-name="T3">kitaba</text:span> – (kwo) Buch<text:line-break/><text:span text:style-name="T3">kitaba-tana</text:span> – Bücherregal<text:line-break/><text:span text:style-name="T3">kitaba-lemar</text:span> – Bücherschrank<text:line-break/><text:span text:style-name="T3">kitabakin</text:span> – (kwo) Heft, Broschüre<text:line-break/><text:span text:style-name="T3">kitabaguan</text:span> – (kwo) Bücherei<text:line-break/><text:span text:style-name="T3">kitabashop</text:span> – (kwo) Buchhandlung<text:line-break/><text:span text:style-name="T3">kitabnik</text:span> – (kwo) Büchernarr, Bücherwurm<text:line-break/><text:span text:style-name="T3">info-kitaba</text:span> – Handbuch, Nachschlagewerk<text:line-break/>Arabisch</text:p>
        <text:p text:style-name="Text_20_body"><text:span text:style-name="T3">kiwi</text:span> – (kwo) 1) Kiwi <text:span text:style-name="T1">(Vogel)</text:span>; 2) Kiwi <text:span text:style-name="T1">(Frucht)</text:span><text:line-break/><text:span text:style-name="T3">kiwi-faula</text:span> – der Kiwi <text:span text:style-name="T1">(zool.)</text:span><text:line-break/><text:span text:style-name="T3">kiwi-fruta</text:span> – die Kiwi <text:span text:style-name="T1">(bot.)</text:span></text:p>
        <text:p text:style-name="Text_20_body"><text:span text:style-name="T3">klaida</text:span> – (kwo) Kleidung, Bekleidung<text:line-break/><text:soft-page-break/><text:span text:style-name="T3">klaidi</text:span> – (zwo) anziehen, kleiden, bekleiden<text:line-break/><text:span text:style-name="T3">klaidi swa</text:span> – sich anziehen<text:line-break/><text:span text:style-name="T3">klaiding</text:span> – (kwo) Bekleiden<text:line-break/><text:span text:style-name="T3">klaidilok</text:span> – (kwo) Umkleide<text:line-break/><text:span text:style-name="T3">deklaidi</text:span> – (zwo) ausziehen, entkleiden<text:line-break/><text:span text:style-name="T3">deklaidi swa</text:span> – sich ausziehen<text:line-break/><text:span text:style-name="T3">klaidawahta</text:span> – (kwo) Garderobe (als Raum), Kleiderablage<text:line-break/><text:span text:style-name="T3">klaidatot</text:span> – (kwo) Garderobe (gesamte Bekleidung)<text:line-break/><text:span text:style-name="T3">ahfi-klaida</text:span> – Verkleidung<text:line-break/><text:span text:style-name="T3">ahfi-klaidi</text:span> – verkleiden</text:p>
        <text:p text:style-name="Text_20_body"><text:span text:style-name="T3">klan</text:span> – (kwo) Klan, Sippe</text:p>
        <text:p text:style-name="Text_20_body"><text:bookmark text:name="klapi"/><text:span text:style-name="T3">klapi</text:span> – (zwo) klatschen, applaudieren siehe auch: <text:a xlink:type="simple" xlink:href="#slapi" text:style-name="Internet_20_link" text:visited-style-name="Visited_20_Internet_20_Link"><text:span text:style-name="Definition">slapi</text:span></text:a><text:line-break/><text:span text:style-name="T3">klapi handas</text:span> – mit den Händen klatschen<text:line-break/><text:span text:style-name="T3">klosi-klapi dwar</text:span> – die Tür zuschlagen<text:line-break/><text:span text:style-name="T3">klap!</text:span> – (exklami) klatsch!, peng!<text:line-break/><text:span text:style-name="T3">klapika</text:span> – (kwo) Kindergewehr; Fliegenklatsche; Klapper</text:p>
        <text:p text:style-name="Text_20_body"><text:bookmark text:name="klare"/><text:span text:style-name="T3">klare</text:span> – (kwel) klar <text:span text:style-name="T1">(auch fig.)</text:span>; hell, hellfarbig Ant.: <text:a xlink:type="simple" xlink:href="#obskure" text:style-name="Internet_20_link" text:visited-style-name="Visited_20_Internet_20_Link"><text:span text:style-name="Definition">obskure</text:span></text:a>, <text:a xlink:type="simple" xlink:href="#tume" text:style-name="Internet_20_link" text:visited-style-name="Visited_20_Internet_20_Link"><text:span text:style-name="Definition">tume</text:span></text:a> vgl. <text:a xlink:type="simple" xlink:href="#yarke" text:style-name="Internet_20_link" text:visited-style-name="Visited_20_Internet_20_Link"><text:span text:style-name="Definition">yarke</text:span></text:a><text:line-break/><text:span text:style-name="T3">klare har</text:span> – helles / blondes Haar<text:line-break/><text:span text:style-name="T3">klare dey</text:span> – klarer Tag<text:line-break/><text:span text:style-name="T3">selfa-klare</text:span> – offensichtlich<text:line-break/><text:span text:style-name="T3">klarem</text:span> – (komo) klar, deutlich<text:line-break/><text:span text:style-name="T3">klarifi (fa-klare)</text:span> – (zwo) klar(er) werden<text:line-break/><text:span text:style-name="T3">klarisi (mah-klare)</text:span> – (zwo) klären, klar machen<text:line-break/><text:span text:style-name="T3">klaritaa</text:span> – (kwo) Klarheit, Deutlichkeit<text:line-break/><text:span text:style-name="T3">klare-</text:span> – hell…   ⇒   <text:span text:style-name="T3">klare-blu</text:span> – hellblau</text:p>
        <text:p text:style-name="Text_20_body"><text:span text:style-name="T3">klas</text:span> – (kwo) Klasse <text:span text:style-name="T1">(in verschiedenen Bedeutungen)</text:span><text:line-break/><text:span text:style-name="T3">klas-shamba</text:span> – Klassenraum<text:line-break/>Niederländisch</text:p>
        <text:p text:style-name="Text_20_body"><text:span text:style-name="T3">klasika</text:span> – (kwo) Klassiker, Klassik <text:span text:style-name="T1">(lit., mus.)</text:span><text:line-break/><text:span text:style-name="T3">klasike</text:span> – (kwel) klassisch<text:line-break/><text:span text:style-name="T3">klasiker</text:span> – (kwo) Klassiker <text:span text:style-name="T1">(Person)</text:span></text:p>
        <text:p text:style-name="Text_20_body"><text:span text:style-name="T3">klaspa</text:span> – (kwo) Schnalle, Spange<text:line-break/><text:span text:style-name="T3">klaspi</text:span> – (zwo) schnallen, klammern, zuhaken</text:p>
        <text:p text:style-name="Text_20_body"><text:span text:style-name="T3">klaun</text:span> – (kwo) Clown<text:line-break/>Serbokroatisch</text:p>
        <text:p text:style-name="Text_20_body"><text:span text:style-name="T3">klava</text:span> – (kwo) Taste (einer Tastatur)<text:line-break/><text:span text:style-name="T3">klavatot</text:span> – (kwo) Tastatur</text:p>
        <text:p text:style-name="Text_20_body"><text:span text:style-name="T3">klavikorda</text:span> – (kwo) Clavichord <text:span text:style-name="T1">(mus.)</text:span></text:p>
        <text:p text:style-name="Text_20_body"><text:soft-page-break/><text:span text:style-name="T3">klaxon</text:span> – (kwo) Hupe, Horn<text:line-break/><text:span text:style-name="T3">klaxoni</text:span> – (zwo) hupen</text:p>
        <text:p text:style-name="Text_20_body"><text:span text:style-name="T3">klef</text:span> – (kwo) Schlüssel<text:line-break/><text:span text:style-name="T3">klef e kufla</text:span> – Schlüssel und Schloss<text:line-break/><text:span text:style-name="T3">klefi</text:span> – (zwo) verschließen<text:line-break/><text:span text:style-name="T3">beklefi koywan</text:span> – jmd. einschließen</text:p>
        <text:p text:style-name="Text_20_body"><text:span text:style-name="T3">klemi</text:span> – (zwo) klemmen<text:line-break/><text:span text:style-name="T3">klemika</text:span> – (kwo) Klemme, Klipp; Krebsschere, Greifer<text:line-break/>Deutsch</text:p>
        <text:p text:style-name="Text_20_body"><text:span text:style-name="T3">klen</text:span> – (kwo) Ahorn <text:span text:style-name="T1">(bot.)</text:span><text:line-break/>Ukrainisch</text:p>
        <text:p text:style-name="Text_20_body"><text:span text:style-name="T3">kleva</text:span> – (kwo) Klee <text:span text:style-name="T1">(bot.)</text:span></text:p>
        <text:p text:style-name="Text_20_body"><text:span text:style-name="T3">klienta</text:span> – (kwo) Klient, Kunde</text:p>
        <text:p text:style-name="Text_20_body"><text:span text:style-name="T3">kliki</text:span> – (zwo) klicken<text:line-break/><text:span text:style-name="T3">klika</text:span> – (kwo) Klick</text:p>
        <text:p text:style-name="Text_20_body"><text:span text:style-name="T3">klima</text:span> – (kwo) Klima<text:line-break/>Deutsch</text:p>
        <text:p text:style-name="Text_20_body"><text:span text:style-name="T3">klimatul</text:span> – (kwo) Klimaanlage</text:p>
        <text:p text:style-name="Text_20_body"><text:span text:style-name="T3">klimbi</text:span> – (zwo) klettern, ersteigen<text:line-break/><text:span text:style-name="T3">klimbi monta, klimbi pa monta</text:span> – Berg ersteigen<text:line-break/><text:span text:style-name="T3">klimbi uupar koysa</text:span> – an etw. hochklettern<text:line-break/><text:span text:style-name="T3">klimbi nich</text:span> – hinunterklettern</text:p>
        <text:p text:style-name="Text_20_body"><text:bookmark text:name="klin"/><text:span text:style-name="T3">klin</text:span> – (kwel) sauber, aufgeräumt vgl. <text:a xlink:type="simple" xlink:href="#pure" text:style-name="Internet_20_link" text:visited-style-name="Visited_20_Internet_20_Link"><text:span text:style-name="Definition">pure</text:span></text:a><text:line-break/><text:span text:style-name="T3">klintaa</text:span> – (kwo) Sauberkeit, Reinheit, Ordentlichkeit<text:line-break/><text:span text:style-name="T3">klinisi</text:span> – (zwo) reinigen, aufräumen<text:line-break/><text:span text:style-name="T3">Treba klinisi shamba.</text:span> – Der Raum sollte gereinigt/aufgeräumt werden.<text:line-break/><text:span text:style-name="T3">klinisa</text:span> – (kwo) Putzen, Reinigen, Reinigung</text:p>
        <text:p text:style-name="Text_20_body"><text:bookmark text:name="klingi"/><text:span text:style-name="T3">klingi</text:span> – (zwo) anhaften, festhalten, anklammern siehe auch: <text:a xlink:type="simple" xlink:href="#glu" text:style-name="Internet_20_link" text:visited-style-name="Visited_20_Internet_20_Link"><text:span text:style-name="Definition">glu</text:span></text:a>, <text:a xlink:type="simple" xlink:href="#lipi" text:style-name="Internet_20_link" text:visited-style-name="Visited_20_Internet_20_Link"><text:span text:style-name="Definition">lipi</text:span></text:a><text:line-break/><text:span text:style-name="T3">klingi a koysa</text:span> – an etw. festhalten</text:p>
        <text:p text:style-name="Text_20_body"><text:span text:style-name="T3">klinika</text:span> – (kwo) Klinik <text:span text:style-name="T1">(med.)</text:span><text:line-break/><text:span text:style-name="T3">klinike</text:span> – (kwel) klinisch</text:p>
        <text:p text:style-name="Text_20_body"><text:span text:style-name="T3">klok</text:span> – (gramatika) »Uhr« <text:span text:style-name="T1">(leitet die Uhrzeit in Stunden ein)</text:span><text:line-break/><text:span text:style-name="T3">klok dwa</text:span> – (um) zwei Uhr<text:line-break/><text:span text:style-name="T3">Kwel klok es?</text:span> – Wie spät ist es?<text:line-break/><text:span text:style-name="T3">klok ot e haf</text:span> – halb neun (acht Uhr und ein halb)<text:line-break/><text:span text:style-name="T3">klok tri sin dwashi</text:span> – zwanzig vor drei</text:p>
        <text:p text:style-name="Text_20_body"><text:bookmark text:name="kloka"/><text:soft-page-break/><text:span text:style-name="T3">kloka</text:span> – (kwo) Uhr<text:line-break/><text:span text:style-name="T3">murkloka</text:span> – (kwo) Wanduhr<text:line-break/><text:span text:style-name="T3">handakloka</text:span> – (kwo) Armbanduhr<text:line-break/><text:span text:style-name="T3">kloker</text:span> – (kwo) Uhrmacher</text:p>
        <text:p text:style-name="Text_20_body"><text:span text:style-name="T3">klon</text:span> – (kwo) Klon, Nachbau<text:line-break/><text:span text:style-name="T3">kloni</text:span> – (zwo) klonen, nachbauen<text:line-break/><text:span text:style-name="T3">kloning</text:span> – (kwo) Klonen</text:p>
        <text:p text:style-name="Text_20_body"><text:span text:style-name="T3">klor</text:span> – (kwo) Chlor <text:span text:style-name="T1">(chem. Element, Symbol: Cl)</text:span></text:p>
        <text:p text:style-name="Text_20_body"><text:span text:style-name="T3">klosi</text:span> – (zwo) schließen, zumachen<text:line-break/><text:span text:style-name="T3">klosa</text:span> – (kwo) Schließung<text:line-break/><text:span text:style-name="T3">klosen (klosi-ney)</text:span> – (kwel) geschlossen<text:line-break/><text:span text:style-name="T3">beklosi koywan</text:span> – jmd. einsperren</text:p>
        <text:p text:style-name="Text_20_body"><text:bookmark text:name="klota"/><text:span text:style-name="T3">klota</text:span> – (kwo) Klumpen<text:line-break/><text:span text:style-name="T3">kloti</text:span> – (zwo) klumpen, gerinnen Syn.: <text:a xlink:type="simple" xlink:href="#koaguli" text:style-name="Internet_20_link" text:visited-style-name="Visited_20_Internet_20_Link"><text:span text:style-name="Definition">koaguli</text:span></text:a></text:p>
        <text:p text:style-name="Text_20_body"><text:span text:style-name="T3">kluba</text:span> – (kwo) Club</text:p>
        <text:p text:style-name="Text_20_body"><text:span text:style-name="T3">kluki</text:span> – (zwo) gackern, glucken</text:p>
        <text:p text:style-name="Text_20_body"><text:span text:style-name="T3">knopa</text:span> – (kwo) Heftzwecke, Reißnagel<text:line-break/><text:span text:style-name="T3">knopi</text:span> – (zwo) anheften<text:line-break/>Russisch</text:p>
        <text:p text:style-name="Text_20_body"><text:span text:style-name="T3">knuta</text:span> – (kwo) Knute<text:line-break/>Russisch</text:p>
        <text:p text:style-name="Text_20_body"><text:bookmark text:name="koaguli"/><text:span text:style-name="T3">koaguli</text:span> – (zwo) koagulieren, gerinnen, ausflocken Syn.: <text:a xlink:type="simple" xlink:href="#klota" text:style-name="Internet_20_link" text:visited-style-name="Visited_20_Internet_20_Link"><text:span text:style-name="Definition">kloti</text:span></text:a><text:line-break/><text:span text:style-name="T3">koagula</text:span> – (kwo) Koagulation, Ausfällung, Gerinnung</text:p>
        <text:p text:style-name="Text_20_body"><text:span text:style-name="T3">koala</text:span> – (kwo) Koala, Beutelbär <text:span text:style-name="T1">(zool.)</text:span></text:p>
        <text:p text:style-name="Text_20_body"><text:span text:style-name="T3">koalision</text:span> – (kwo) Koalition, Bund</text:p>
        <text:p text:style-name="Text_20_body"><text:span text:style-name="T3">kobra</text:span> – (kwo) Kobra, Brillenschlange <text:span text:style-name="T1">(zool.)</text:span></text:p>
        <text:p text:style-name="Text_20_body"><text:bookmark text:name="koda"/><text:span text:style-name="T3">koda</text:span> – 1) (kwo) Code, Chiffre vgl. <text:a xlink:type="simple" xlink:href="#kodexa" text:style-name="Internet_20_link" text:visited-style-name="Visited_20_Internet_20_Link"><text:span text:style-name="Definition">kodexa</text:span></text:a><text:line-break/>2) (kwo) Coda <text:span text:style-name="T1">(mus.)</text:span></text:p>
        <text:p text:style-name="Text_20_body"><text:bookmark text:name="kodexa"/><text:span text:style-name="T3">kodexa</text:span> – (kwo) Kodex (systematische Sammlung von Gesetzen oder Richtlinien) vgl. <text:a xlink:type="simple" xlink:href="#koda" text:style-name="Internet_20_link" text:visited-style-name="Visited_20_Internet_20_Link"><text:span text:style-name="Definition">koda</text:span></text:a></text:p>
        <text:p text:style-name="Text_20_body"><text:span text:style-name="T3">kogniti</text:span> – (zwo) erkennen, come to know<text:line-break/><text:span text:style-name="T3">kognita</text:span> – (kwo) Kognition, Erkennen, Erkenntnis<text:line-break/><text:span text:style-name="T3">kognitive</text:span> – (kwel) kognitiv, erkennend</text:p>
        <text:p text:style-name="Text_20_body"><text:span text:style-name="T3">koinsidi</text:span> – (zwo) koinzidieren, überschneiden<text:line-break/><text:span text:style-name="T3">koinsida</text:span> – (kwo) Koinzidenz, Zusammentreffen</text:p>
        <text:p text:style-name="Text_20_body"><text:soft-page-break/><text:span text:style-name="T3">koiti</text:span> – (zwo) koitieren, Beischlaf vollziehen<text:line-break/><text:span text:style-name="T3">koita</text:span> – (kwo) Koitus, Geschlechtsakt</text:p>
        <text:p text:style-name="Text_20_body"><text:span text:style-name="T3">kojansa</text:span> – (kwo) Gewissen</text:p>
        <text:p text:style-name="Text_20_body"><text:span text:style-name="T3">ko-jen</text:span> – (kwo) Partner, Kollege, Gehilfe siehe: <text:a xlink:type="simple" xlink:href="#jen" text:style-name="Internet_20_link" text:visited-style-name="Visited_20_Internet_20_Link"><text:span text:style-name="Definition">jen</text:span></text:a><text:line-break/><text:span text:style-name="T3">yu e yur ko-jen</text:span> – du und deine Gruppe / Gefährten</text:p>
        <text:p text:style-name="Text_20_body"><text:span text:style-name="T3">kok</text:span> – (kwo) Huhn<text:line-break/><text:span text:style-name="T3">gin-kok (kokina)</text:span> – (kwo) Henne<text:line-break/><text:span text:style-name="T3">man-kok (koko)</text:span> – (kwo) Hahn<text:line-break/><text:span text:style-name="T3">yunkok</text:span> – (kwo) Küken<text:line-break/><text:span text:style-name="T3">kokmasu</text:span> – (kwo) Hühnerfleisch</text:p>
        <text:p text:style-name="Text_20_body"><text:span text:style-name="T3">koka</text:span> – (kwo) Koka <text:span text:style-name="T1">(bot.)</text:span></text:p>
        <text:p text:style-name="Text_20_body"><text:span text:style-name="T3">kokain</text:span> – (kwo) Kokain <text:span text:style-name="T1">(pharm.)</text:span><text:line-break/><text:span text:style-name="T3">kokainisma</text:span> – (kwo) Kokainabhängigkeit<text:line-break/><text:span text:style-name="T3">kokainista</text:span> – (kwo) Kokainabhängiger</text:p>
        <text:p text:style-name="Text_20_body"><text:span text:style-name="T3">kokete</text:span> – (kwel) kokett<text:line-break/><text:span text:style-name="T3">koketa</text:span> – (kwo) Kokette<text:line-break/><text:span text:style-name="T3">koketi</text:span> – (zwo) kokettieren, flirten</text:p>
        <text:p text:style-name="Text_20_body"><text:span text:style-name="T3">kokori</text:span> – (zwo) hocken, kauern<text:line-break/>Portugiesisch</text:p>
        <text:p text:style-name="Text_20_body"><text:span text:style-name="T3">kokosa</text:span> – (kwo) Kokos <text:span text:style-name="T1">(bot.)</text:span><text:line-break/><text:span text:style-name="T3">kokosa-palma</text:span> – Kokospalme<text:line-break/><text:span text:style-name="T3">kokosa-nuta</text:span> – Kokosnuss (Frucht)</text:p>
        <text:p text:style-name="Text_20_body"><text:span text:style-name="T3">koktel</text:span> – (kwo) Cocktail</text:p>
        <text:p text:style-name="Text_20_body"><text:span text:style-name="T3">kol</text:span> – (kwo) Kohl <text:span text:style-name="T1">(bot.)</text:span><text:line-break/><text:span text:style-name="T3">bruselkol</text:span> – (kwo) Rosenkohl (<text:span text:style-name="T1">brusel</text:span> = Brüssel)<text:line-break/><text:span text:style-name="T3">florkol</text:span> – (kwo) Blumenkohl siehe: <text:a xlink:type="simple" xlink:href="#flor" text:style-name="Internet_20_link" text:visited-style-name="Visited_20_Internet_20_Link"><text:span text:style-name="Definition">flor</text:span></text:a><text:line-break/>Deutsch</text:p>
        <text:p text:style-name="Text_20_body"><text:bookmark text:name="kolar"/><text:span text:style-name="T3">kolar</text:span> – (kwo) Kragen vgl. <text:a xlink:type="simple" xlink:href="#galsa" text:style-name="Internet_20_link" text:visited-style-name="Visited_20_Internet_20_Link"><text:span text:style-name="Definition">galsatasma</text:span></text:a></text:p>
        <text:p text:style-name="Text_20_body"><text:span text:style-name="T3">kolej</text:span> – (kwo) College, Bildungsinstitut</text:p>
        <text:p text:style-name="Text_20_body"><text:bookmark text:name="kolekti"/><text:span text:style-name="T3">kolekti</text:span> – (zwo) sammeln (im Sinne von "gleiche Dinge ansammeln") vgl. <text:a xlink:type="simple" xlink:href="#jami" text:style-name="Internet_20_link" text:visited-style-name="Visited_20_Internet_20_Link"><text:span text:style-name="Definition">jami</text:span></text:a>, <text:a xlink:type="simple" xlink:href="#rekola" text:style-name="Internet_20_link" text:visited-style-name="Visited_20_Internet_20_Link"><text:span text:style-name="Definition">rekoli</text:span></text:a><text:line-break/><text:span text:style-name="T3">kolekti kitabas</text:span> – Bücher sammeln<text:line-break/><text:span text:style-name="T3">kolekta</text:span> – (kwo) Kollekte, Sammlung<text:line-break/><text:span text:style-name="T3">kolekting</text:span> – (kwo) Sammeln<text:line-break/><text:span text:style-name="T3">kolektura</text:span> – (kwo) Kollektion, Gesammeltes</text:p>
        <text:p text:style-name="Text_20_body"><text:span text:style-name="T3">kolektiva</text:span> – (kwo) Kollektiv, Gemeinschaft<text:line-break/><text:span text:style-name="T3">kolektiva-ney</text:span> – (kwel) gemeinschaftlich, gesamt<text:line-break/><text:soft-page-break/><text:span text:style-name="T3">kolektiva-nem</text:span> – (komo) insgesamt</text:p>
        <text:p text:style-name="Text_20_body"><text:span text:style-name="T3">kolina</text:span> – (kwo) Hügel<text:line-break/><text:span text:style-name="T3">nichen kolina</text:span> – am Fuß des Hügels<text:line-break/><text:span text:style-name="T3">go nich kolina</text:span> – den Hügel hinuntergehen</text:p>
        <text:p text:style-name="Text_20_body"><text:span text:style-name="T3">kolona</text:span> – (kwo) Kolonne, Spalte (einer Tabelle), Rubrik</text:p>
        <text:p text:style-name="Text_20_body"><text:span text:style-name="T3">kolonel</text:span> – (kwo) Oberst <text:span text:style-name="T1">(mil.)</text:span><text:line-break/><text:span text:style-name="T3">subkolonel</text:span> – (kwo) Oberstleutnant <text:span text:style-name="T1">(mil.)</text:span></text:p>
        <text:p text:style-name="Text_20_body"><text:span text:style-name="T3">kolonia</text:span> – (kwo) Kolonie, Siedlung</text:p>
        <text:p text:style-name="Text_20_body"><text:bookmark text:name="kolor"/><text:span text:style-name="T3">kolor</text:span> – (kwo) Farbe<text:line-break/><text:span text:style-name="T3">kolor-ney</text:span> – (kwel) farbig, bunt<text:line-break/><text:span text:style-name="T3">kolorkalam</text:span> – Farbstift<text:line-break/><text:span text:style-name="T3">kolori</text:span> – (zwo) kolorieren, färben vgl. <text:a xlink:type="simple" xlink:href="#pikti" text:style-name="Internet_20_link" text:visited-style-name="Visited_20_Internet_20_Link"><text:span text:style-name="Definition">pikti</text:span></text:a>, <text:a xlink:type="simple" xlink:href="#pinta" text:style-name="Internet_20_link" text:visited-style-name="Visited_20_Internet_20_Link"><text:span text:style-name="Definition">pinti</text:span></text:a><text:line-break/><text:span text:style-name="T3">kolora</text:span> – (kwo) Kolorieren, Färben<text:line-break/><text:span text:style-name="T3">koloranta</text:span> – (kwo) Farbstoff<text:line-break/><text:span text:style-name="T3">dekolori</text:span> – (zwo) entfärben, bleichen</text:p>
        <text:p text:style-name="Text_20_body"><text:span text:style-name="T3">kom</text:span> – 1) (gramatika) wie <text:span text:style-name="T1">(in Vergleichen, Bezügen)</text:span><text:line-break/><text:span text:style-name="T3">Lu mog gani sam hao kom ela.</text:span> – Er kann genauso gut singen wie sie.<text:line-break/><text:span text:style-name="T3">Gran kom elefanta.</text:span> – Groß wie ein Elefant.<text:line-break/><text:span text:style-name="T3">Kom me yo shwo-te.</text:span> – Wie ich schon sagte.<text:line-break/><text:span text:style-name="T3">ga kom yu</text:span> – ganz wie du<text:line-break/><text:span text:style-name="T3">kom regula</text:span> – als Regel<text:line-break/>2) (gramatika) als, in der Eigenschaft als<text:line-break/><text:span text:style-name="T3">Ela gun kom leker.</text:span> – Sie arbeitet als Arzt.<text:line-break/><text:span text:style-name="T3">shwo kom skusa</text:span> – als Ausrede benutzen</text:p>
        <text:p text:style-name="Text_20_body"><text:span text:style-name="T3">koma</text:span> – 1) (kwo) Komma<text:line-break/><text:span text:style-name="T3">dwa koma pet (de shifen)</text:span> – 2,5<text:line-break/><text:span text:style-name="T3">puntakoma</text:span> – (kwo) Semikolon, Strichpunkt<text:line-break/>2) (kwo) Coma, Bewusstlosigkeit <text:span text:style-name="T1">(med.)</text:span></text:p>
        <text:p text:style-name="Text_20_body"><text:bookmark text:name="komandi"/><text:span text:style-name="T3">komandi</text:span> – (zwo) im Dienst stehen; kommandieren, befehlen<text:line-break/><text:span text:style-name="T3">komanda</text:span> – (kwo) Befehl, Order vgl. <text:a xlink:type="simple" xlink:href="#orda" text:style-name="Internet_20_link" text:visited-style-name="Visited_20_Internet_20_Link"><text:span text:style-name="Definition">orda</text:span></text:a>, <text:a xlink:type="simple" xlink:href="#orden" text:style-name="Internet_20_link" text:visited-style-name="Visited_20_Internet_20_Link"><text:span text:style-name="Definition">orden</text:span></text:a>, <text:a xlink:type="simple" xlink:href="#ordina" text:style-name="Internet_20_link" text:visited-style-name="Visited_20_Internet_20_Link"><text:span text:style-name="Definition">ordina</text:span></text:a><text:line-break/><text:span text:style-name="T3">sub komanda de koywan</text:span> – unter dem Kommando von jmd.<text:line-break/><text:span text:style-name="T3">komander</text:span> – (kwo) Kommandant, Befehlshaber</text:p>
        <text:p text:style-name="Text_20_body"><text:bookmark text:name="kombini"/><text:span text:style-name="T3">kombini</text:span> – (zwo) kombinieren, verbinden<text:line-break/><text:span text:style-name="T3">kombina</text:span> – (kwo) Kombination, Verbindung</text:p>
        <text:p text:style-name="Text_20_body"><text:span text:style-name="T3">komedia</text:span> – (kwo) Komödie</text:p>
        <text:p text:style-name="Text_20_body"><text:span text:style-name="T3">komenti</text:span> – (zwo) kommentieren<text:line-break/><text:span text:style-name="T3">komenta</text:span> – (kwo) Kommentar</text:p>
        <text:p text:style-name="Text_20_body"><text:soft-page-break/><text:span text:style-name="T3">komersi</text:span> – (zwo) handeln, Handel treiben, Geschäfte machen<text:line-break/><text:span text:style-name="T3">komersa</text:span> – (kwo) Handel, Gewerbe, Kommerz<text:line-break/><text:span text:style-name="T3">komersa-relatas</text:span> – Geschäftsbeziehungen<text:line-break/><text:span text:style-name="T3">komersanta</text:span> – (kwo) Kaufmann/-frau, Geschäftsmann/-frau, Händler</text:p>
        <text:p text:style-name="Text_20_body"><text:span text:style-name="T3">kometa</text:span> – (kwo) Komet</text:p>
        <text:p text:style-name="Text_20_body"><text:span text:style-name="T3">komike</text:span> – (kwel) komisch, lustig, witzig, lächerlich</text:p>
        <text:p text:style-name="Text_20_body"><text:span text:style-name="T3">komiksa</text:span> – (kwo) Comic, Comicbuch, Comicstrip</text:p>
        <text:p text:style-name="Text_20_body"><text:span text:style-name="T3">komision</text:span> – (kwo) Kommission, Ausschuss</text:p>
        <text:p text:style-name="Text_20_body"><text:span text:style-name="T3">komitee</text:span> – (kwo) Komitee, Ausschuss, Gremium</text:p>
        <text:p text:style-name="Text_20_body"><text:bookmark text:name="komo"/><text:span text:style-name="T3">komo, …komo</text:span> – (gramatika) wie<text:line-break/><text:span text:style-name="T3">Komo yu sta?</text:span> – Wie geht es dir?<text:line-break/><text:span text:style-name="T3">Komo yu nami?</text:span> – Wie heißt du?<text:line-break/><text:span text:style-name="T3">Komo gao es toy baum?</text:span> – Wie hoch ist jener Baum?</text:p>
        <text:p text:style-name="Text_20_body"><text:span text:style-name="T3">komoda</text:span> – (kwo) Kommode</text:p>
        <text:p text:style-name="Text_20_body"><text:bookmark text:name="kompa"/><text:span text:style-name="T3">kompa</text:span> – (kwo) Computer auch: <text:a xlink:type="simple" xlink:href="#kompyuter" text:style-name="Internet_20_link" text:visited-style-name="Visited_20_Internet_20_Link"><text:span text:style-name="Definition">kompyuter</text:span></text:a><text:line-break/><text:span text:style-name="T3">porti-kompa</text:span> – portabler Computer: Notebook, Laptop siehe: <text:a xlink:type="simple" xlink:href="#porti" text:style-name="Internet_20_link" text:visited-style-name="Visited_20_Internet_20_Link"><text:span text:style-name="Definition">porti</text:span></text:a></text:p>
        <text:p text:style-name="Text_20_body"><text:span text:style-name="T3">kompakte</text:span> – (kwel) kompakt, dicht, gedrungen</text:p>
        <text:p text:style-name="Text_20_body"><text:span text:style-name="T3">kompania</text:span> – (kwo) Gesellschaft (Firma; Begleitung, Gemeinschaft)</text:p>
        <text:p text:style-name="Text_20_body"><text:span text:style-name="T3">kompanion</text:span> – (kwo) Partner, Gefährte, Kamerad, Kollege</text:p>
        <text:p text:style-name="Text_20_body"><text:span text:style-name="T3">kompari</text:span> – (zwo) vergleichen (<text:span text:style-name="T3">kun koysa</text:span> – mit etw.)<text:line-break/><text:span text:style-name="T3">bukomparibile</text:span> – (kwel) unvergleichbar; unvergleichlich<text:line-break/><text:span text:style-name="T3">kompara</text:span> – (kwo) Vergleich<text:line-break/><text:span text:style-name="T3">komparike</text:span> – (kwel) vergleichend, relativ</text:p>
        <text:p text:style-name="Text_20_body"><text:span text:style-name="T3">kompas</text:span> – (kwo) Kompass</text:p>
        <text:p text:style-name="Text_20_body"><text:span text:style-name="T3">kompatible</text:span> – (kwel) kompatibel, verträglich, austauschbar Syn.: <text:a xlink:type="simple" xlink:href="#hunti" text:style-name="Internet_20_link" text:visited-style-name="Visited_20_Internet_20_Link"><text:span text:style-name="Definition">huntibile</text:span></text:a>, <text:a xlink:type="simple" xlink:href="#konkordi" text:style-name="Internet_20_link" text:visited-style-name="Visited_20_Internet_20_Link"><text:span text:style-name="Definition">konkordi-she</text:span></text:a>, <text:a xlink:type="simple" xlink:href="#kombini" text:style-name="Internet_20_link" text:visited-style-name="Visited_20_Internet_20_Link"><text:span text:style-name="Definition">kombinibile</text:span></text:a><text:line-break/><text:span text:style-name="T3">kompatiblitaa</text:span> – (kwo) Kompatibilität, Vereinbarkeit</text:p>
        <text:p text:style-name="Text_20_body"><text:span text:style-name="T3">kompensi</text:span> – (zwo) kompensieren, ausgleichen<text:line-break/><text:span text:style-name="T3">kompensa</text:span> – (kwo) Kompensierung, Ausgleich, Entschädigung</text:p>
        <text:p text:style-name="Text_20_body"><text:span text:style-name="T3">kompetente</text:span> – (kwo) kompetent<text:line-break/><text:span text:style-name="T3">kompetensia</text:span> – (kwo) Kompetenz</text:p>
        <text:p text:style-name="Text_20_body"><text:bookmark text:name="kompeti"/><text:span text:style-name="T3">kompeti</text:span> – (zwo) wetteifern, rivalisieren vgl. <text:a xlink:type="simple" xlink:href="#konkuri" text:style-name="Internet_20_link" text:visited-style-name="Visited_20_Internet_20_Link"><text:span text:style-name="Definition">konkuri</text:span></text:a><text:line-break/><text:span text:style-name="T3">kompeta</text:span> – (kwo) Wettstreit, Rivalität<text:line-break/><text:span text:style-name="T3">lopi-kompeta, raki-kompeta</text:span> – Rennen <text:span text:style-name="T1">(Sport)</text:span><text:line-break/><text:soft-page-break/><text:span text:style-name="T3">kaval-kompeta</text:span> – Pferderennen<text:line-break/><text:span text:style-name="T3">kompeter</text:span> – (kwo) Rivale, Gegner</text:p>
        <text:p text:style-name="Text_20_body"><text:span text:style-name="T3">kompili</text:span> – (zwo) zusammenstellen, erfassen<text:line-break/><text:span text:style-name="T3">kompila</text:span> – (kwo) Zusammenstellung, Erstellung</text:p>
        <text:p text:style-name="Text_20_body"><text:span text:style-name="T3">komplementa</text:span> – (kwo) Ergänzung (von fehlenden Teilen)<text:line-break/><text:span text:style-name="T3">komplemente (komplementa-ney)</text:span> – (kwel) ergänzend<text:line-break/><text:span text:style-name="T3">komplementi</text:span> – (zwo) ergänzen<text:line-break/><text:span text:style-name="T3">Li komplementi mutu.</text:span> – Sie ergänzen sich.</text:p>
        <text:p text:style-name="Text_20_body"><text:bookmark text:name="komplete"/><text:span text:style-name="T3">komplete</text:span> – (kwel) komplett, vollständig<text:line-break/><text:span text:style-name="T3">kompletem</text:span> – (komo) vollständig<text:line-break/><text:span text:style-name="T3">kompletisi</text:span> – (zwo) vervollständigen; auffüllen<text:line-break/><text:span text:style-name="T3">kompleta</text:span> – (kwo) (vollständiger) Satz Syn.: <text:a xlink:type="simple" xlink:href="#seta" text:style-name="Internet_20_link" text:visited-style-name="Visited_20_Internet_20_Link"><text:span text:style-name="Definition">seta</text:span></text:a></text:p>
        <text:p text:style-name="Text_20_body"><text:span text:style-name="T3">komplexa</text:span> – (kwo) Komplex (ein Ganzes)<text:line-break/><text:span text:style-name="T3">komplexe (komplexa-ney)</text:span> – (kwel) komplex (von einem Komplex)</text:p>
        <text:p text:style-name="Text_20_body"><text:bookmark text:name="komplike"/><text:span text:style-name="T3">komplike</text:span> – (kwel) kompliziert, schwierig vgl. <text:a xlink:type="simple" xlink:href="#komponi" text:style-name="Internet_20_link" text:visited-style-name="Visited_20_Internet_20_Link"><text:span text:style-name="Definition">komponi-ney</text:span></text:a><text:line-break/><text:span text:style-name="T3">komplikisi</text:span> – (zwo) komplizieren, erschweren<text:line-break/><text:span text:style-name="T3">se komplikisi dela</text:span> – diese komplizierte Angelegenheit<text:line-break/><text:span text:style-name="T3">komplikifa</text:span> – (kwo) complication</text:p>
        <text:p text:style-name="Text_20_body"><text:span text:style-name="T3">komplot</text:span> – (kwo) Komplott<text:line-break/>Spanisch</text:p>
        <text:p text:style-name="Text_20_body"><text:span text:style-name="T3">komponenta</text:span> – (kwo) Komponente, Bestandteil</text:p>
        <text:p text:style-name="Text_20_body"><text:bookmark text:name="komponi"/><text:span text:style-name="T3">komponi</text:span> – (zwo) bilden, zusammensetzen, verfassen; bestehen (<text:span text:style-name="T3">aus koysa</text:span> – aus etw.)<text:line-break/><text:span text:style-name="T3">komponen (komponi-ney)</text:span> – (kwel) zusammengesetzt, komplex (aus mehreren Teilen) vgl. <text:a xlink:type="simple" xlink:href="#komplike" text:style-name="Internet_20_link" text:visited-style-name="Visited_20_Internet_20_Link"><text:span text:style-name="Definition">komplike</text:span></text:a><text:line-break/><text:span text:style-name="T3">kompona</text:span> – (kwo) Arrangement</text:p>
        <text:p text:style-name="Text_20_body"><text:span text:style-name="T3">komposi</text:span> – (zwo) komposnieren (durch geistige Arbeit)<text:line-break/><text:span text:style-name="T3">komposi musika</text:span> – Musik komponieren<text:line-break/><text:span text:style-name="T3">komposer</text:span> – (kwo) Komponist<text:line-break/><text:span text:style-name="T3">komposa</text:span> – (kwo) Komposition (Handlung; musikalischen, literarisches oder künstlerisches Werkt)</text:p>
        <text:p text:style-name="Text_20_body"><text:span text:style-name="T3">kompot</text:span> – (kwo) Kompott Syn.: <text:a xlink:type="simple" xlink:href="#fruta" text:style-name="Internet_20_link" text:visited-style-name="Visited_20_Internet_20_Link"><text:span text:style-name="Definition">fruta</text:span></text:a>-<text:a xlink:type="simple" xlink:href="#chi" text:style-name="Internet_20_link" text:visited-style-name="Visited_20_Internet_20_Link"><text:span text:style-name="Definition">chiwat</text:span></text:a>, <text:a xlink:type="simple" xlink:href="#fruta" text:style-name="Internet_20_link" text:visited-style-name="Visited_20_Internet_20_Link"><text:span text:style-name="Definition">fruta</text:span></text:a>-<text:a xlink:type="simple" xlink:href="#pi" text:style-name="Internet_20_link" text:visited-style-name="Visited_20_Internet_20_Link"><text:span text:style-name="Definition">piwat</text:span></text:a><text:line-break/>Polnisch</text:p>
        <text:p text:style-name="Text_20_body"><text:span text:style-name="T3">kompromis</text:span> – (kwo) Kompromiss</text:p>
        <text:p text:style-name="Text_20_body"><text:bookmark text:name="kompyuter"/><text:span text:style-name="T3">kompyuter</text:span> – (kwo) Computer auch: <text:a xlink:type="simple" xlink:href="#kompa" text:style-name="Internet_20_link" text:visited-style-name="Visited_20_Internet_20_Link"><text:span text:style-name="Definition">kompa</text:span></text:a><text:line-break/><text:span text:style-name="T3">kompyuterisi</text:span> – (zwo) computerisieren</text:p>
        <text:p text:style-name="Text_20_body"><text:span text:style-name="T3">komta</text:span> – (kwo) Graf<text:line-break/><text:soft-page-break/><text:span text:style-name="T3">komtalanda</text:span> – (kwo) Grafschaft, Landkreis</text:p>
        <text:p text:style-name="Text_20_body"><text:span text:style-name="T3">komune</text:span> – (kwel) gemeinschaftlich, kommunal</text:p>
        <text:p text:style-name="Text_20_body"><text:span text:style-name="T3">komuniki</text:span> – (zwo) kommunizieren, mitteilen<text:line-break/><text:span text:style-name="T3">komunika</text:span> – (kwo) Kommunikation</text:p>
        <text:p text:style-name="Text_20_body"><text:bookmark text:name="kondamni"/><text:span text:style-name="T3">kondamni</text:span> – (zwo) verurteilen vgl. <text:a xlink:type="simple" xlink:href="#blami" text:style-name="Internet_20_link" text:visited-style-name="Visited_20_Internet_20_Link"><text:span text:style-name="Definition">blami</text:span></text:a>, <text:a xlink:type="simple" xlink:href="#damni" text:style-name="Internet_20_link" text:visited-style-name="Visited_20_Internet_20_Link"><text:span text:style-name="Definition">damni</text:span></text:a>, <text:a xlink:type="simple" xlink:href="#shatami" text:style-name="Internet_20_link" text:visited-style-name="Visited_20_Internet_20_Link"><text:span text:style-name="Definition">shatami</text:span></text:a><text:line-break/><text:span text:style-name="T3">kondamni koywan a morta</text:span> – jmd. zum Tode verurteilen<text:line-break/><text:span text:style-name="T3">kondamna</text:span> – (kwo) Gerichtsurteil; Verurteilung</text:p>
        <text:p text:style-name="Text_20_body"><text:span text:style-name="T3">kondesendi</text:span> – (zwo) herablassend behandeln, sich herablassen<text:line-break/><text:span text:style-name="T3">kondesenda</text:span> – (kwo) Herablassung, herablassende Haltung</text:p>
        <text:p text:style-name="Text_20_body"><text:bookmark text:name="kondision"/><text:span text:style-name="T3">kondision</text:span> – (kwo) Kondition, Bedingung vgl. <text:a xlink:type="simple" xlink:href="#sta" text:style-name="Internet_20_link" text:visited-style-name="Visited_20_Internet_20_Link"><text:span text:style-name="Definition">stasa</text:span></text:a><text:line-break/><text:span text:style-name="T3">kondision-ney</text:span> – (kwel) bedingt</text:p>
        <text:p text:style-name="Text_20_body"><text:span text:style-name="T3">kondoli</text:span> – (zwo) kondolieren<text:line-break/><text:span text:style-name="T3">kondola</text:span> – (kwo) Kondolenz, Beileid</text:p>
        <text:p text:style-name="Text_20_body"><text:span text:style-name="T3">kondom</text:span> – (kwo) Kondom, Präservativ</text:p>
        <text:p text:style-name="Text_20_body"><text:bookmark text:name="kondukti"/><text:span text:style-name="T3">kondukti</text:span> – (zwo) leiten (Wärme, Licht, Elektrizität) <text:span text:style-name="T1">(phys.)</text:span> vgl. <text:a xlink:type="simple" xlink:href="#dukti" text:style-name="Internet_20_link" text:visited-style-name="Visited_20_Internet_20_Link"><text:span text:style-name="Definition">dukti</text:span></text:a><text:line-break/><text:span text:style-name="T3">kondukter</text:span> – (kwo) (elektrischer oder Wärme-)Leiter<text:line-break/><text:span text:style-name="T3">kondukta</text:span> – (kwo) Leitung, Leitfähigkeit <text:span text:style-name="T1">(phys.)</text:span></text:p>
        <text:p text:style-name="Text_20_body"><text:span text:style-name="T3">konekti</text:span> – (zwo) verbinden, anschließen<text:line-break/><text:span text:style-name="T3">konekta</text:span> – (kwo) Verbindung, Anschluss<text:line-break/><text:span text:style-name="T3">konektihisto</text:span> – (kwo) Bindegewebe <text:span text:style-name="T1">(med.)</text:span></text:p>
        <text:p text:style-name="Text_20_body"><text:span text:style-name="T3">konferensa</text:span> – (kwo) Konferenz, Sitzung</text:p>
        <text:p text:style-name="Text_20_body"><text:span text:style-name="T3">konfesi</text:span> – (zwo) gestehen, beichten<text:line-break/><text:span text:style-name="T3">konfesa</text:span> – (kwo) Geständnis, Beichte</text:p>
        <text:p text:style-name="Text_20_body"><text:span text:style-name="T3">konfidi</text:span> – (zwo) (an-)vertrauen</text:p>
        <text:p text:style-name="Text_20_body"><text:bookmark text:name="konfirmi"/><text:span text:style-name="T3">konfirmi</text:span> – (zwo) bejahen, bestätigen, bekräftigen Ant.: <text:a xlink:type="simple" xlink:href="#negi" text:style-name="Internet_20_link" text:visited-style-name="Visited_20_Internet_20_Link"><text:span text:style-name="Definition">negi</text:span></text:a><text:line-break/><text:span text:style-name="T3">konfirma</text:span> – (kwo) Bestätigung, Bekräftigung</text:p>
        <text:p text:style-name="Text_20_body"><text:span text:style-name="T3">konforme</text:span> – (kwel) konform, im Einklang<text:line-break/><text:span text:style-name="T3">konformitaa</text:span> – (kwo) Konformität<text:line-break/><text:span text:style-name="T3">konformisi</text:span> – (zwo) angleichen, anpassen <text:span text:style-name="T1">(tr.)</text:span><text:line-break/><text:span text:style-name="T3">konformifi</text:span> – (zwo) sich anpassen <text:span text:style-name="T1">(intr.)</text:span></text:p>
        <text:p text:style-name="Text_20_body"><text:span text:style-name="T3">konfusi</text:span> – (zwo) verwirren<text:line-break/><text:span text:style-name="T3">konfusa</text:span> – (kwo) Konfusion, Verwirrtheit, Durcheinander</text:p>
        <text:p text:style-name="Text_20_body"><text:span text:style-name="T3">kongres</text:span> – (kwo) Kongress, Tagung<text:line-break/>Kroatisch</text:p>
        <text:p text:style-name="Text_20_body"><text:bookmark text:name="koni"/><text:soft-page-break/><text:span text:style-name="T3">koni</text:span> – (zwo) kennen vgl. <text:a xlink:type="simple" xlink:href="#jan" text:style-name="Internet_20_link" text:visited-style-name="Visited_20_Internet_20_Link"><text:span text:style-name="Definition">jan</text:span></text:a><text:line-break/><text:span text:style-name="T3">Me bu koni toy jen.</text:span> – Ich kenne jene Person nicht.<text:line-break/><text:span text:style-name="T3">Li bu koni mutu.</text:span> – Sie sind nicht miteinander bekannt.<text:line-break/><text:span text:style-name="T3">en-koni</text:span> – (zwo) bekannt werden<text:line-break/><text:span text:style-name="T3">koni-ney</text:span> – (kwel) bekannt, vertraut<text:line-break/><text:span text:style-name="T3">koninesa</text:span> – (kwo) Bekanntheit (Zustand)<text:line-break/><text:span text:style-name="T3">mah-koni</text:span> – (zwo) bekannt machen<text:line-break/><text:span text:style-name="T3">koniwan</text:span> – (kwo) Bekannter<text:line-break/><text:span text:style-name="T3">bukoniwan</text:span> – (kwo) Unbekannter, Fremder</text:p>
        <text:p text:style-name="Text_20_body"><text:span text:style-name="T3">konkesti</text:span> – (zwo) besiegen, bezwingen, unterwerfen<text:line-break/><text:span text:style-name="T3">konkesta</text:span> – (kwo) Eroberung, Unterwerfung</text:p>
        <text:p text:style-name="Text_20_body"><text:span text:style-name="T3">konklusi</text:span> – (zwo) schlussfolgern, schließen<text:line-break/><text:span text:style-name="T3">konklusa</text:span> – (kwo) Schlussfolgerung, Zusammenfassung, Fazit<text:line-break/><text:span text:style-name="T3">pa konklusa</text:span> – in der Zusammenfassung</text:p>
        <text:p text:style-name="Text_20_body"><text:bookmark text:name="konkordi"/><text:span text:style-name="T3">konkordi</text:span> – (zwo) übereinstimmen<text:line-break/><text:span text:style-name="T3">Se bu konkordi kun to ke yu shwo-te yeri.</text:span> – Das stimmt nicht überein mit dem was du gestern gesagt hast.<text:line-break/><text:span text:style-name="T3">konkorda</text:span> – (kwo) Einigung, Übereinstimmung<text:line-break/><text:span text:style-name="T3">konkordisi</text:span> – (zwo) in Übereinstimmung bringen</text:p>
        <text:p text:style-name="Text_20_body"><text:bookmark text:name="konkrete"/><text:span text:style-name="T3">konkrete</text:span> – (kwel) konkret Ant.: <text:a xlink:type="simple" xlink:href="#abstrakti" text:style-name="Internet_20_link" text:visited-style-name="Visited_20_Internet_20_Link"><text:span text:style-name="Definition">abstrakte</text:span></text:a></text:p>
        <text:p text:style-name="Text_20_body"><text:bookmark text:name="konkuri"/><text:span text:style-name="T3">konkuri</text:span> – (zwo) konkurrieren (geschäftlich) vgl. <text:a xlink:type="simple" xlink:href="#kompeti" text:style-name="Internet_20_link" text:visited-style-name="Visited_20_Internet_20_Link"><text:span text:style-name="Definition">kompeti</text:span></text:a><text:line-break/><text:span text:style-name="T3">konkuri-she</text:span> – (kwel) konkurrierend<text:line-break/><text:span text:style-name="T3">konkura</text:span> – (kwo) Konkurrenz</text:p>
        <text:p text:style-name="Text_20_body"><text:span text:style-name="T3">konsenti</text:span> – (zwo) einverstanden sein<text:line-break/><text:span text:style-name="T3">Konsenten!</text:span> – Einverstanden! Abgemacht!<text:line-break/><text:span text:style-name="T3">konsenta</text:span> – (kwo) Einverständnis, Einwilligung</text:p>
        <text:p text:style-name="Text_20_body"><text:span text:style-name="T3">konsentri</text:span> – (zwo) konzentrieren<text:line-break/><text:span text:style-name="T3">konsentra</text:span> – (kwo) Konzentration</text:p>
        <text:p text:style-name="Text_20_body"><text:bookmark text:name="konsepti"/><text:span text:style-name="T3">konsepti</text:span> – (zwo) verstehen, begreifen vgl. <text:a xlink:type="simple" xlink:href="#imajini" text:style-name="Internet_20_link" text:visited-style-name="Visited_20_Internet_20_Link"><text:span text:style-name="Definition">imajini</text:span></text:a>, <text:a xlink:type="simple" xlink:href="#konsipi" text:style-name="Internet_20_link" text:visited-style-name="Visited_20_Internet_20_Link"><text:span text:style-name="Definition">konsipi</text:span></text:a><text:line-break/><text:span text:style-name="T3">konsepta</text:span> – (kwo) Konzept</text:p>
        <text:p text:style-name="Text_20_body"><text:span text:style-name="T3">konserta</text:span> – (kwo) Konzert</text:p>
        <text:p text:style-name="Text_20_body"><text:span text:style-name="T3">konservatorio</text:span> – (kwo) Konservatorium, Musik(hoch)schule</text:p>
        <text:p text:style-name="Text_20_body"><text:span text:style-name="T3">konservi</text:span> – (zwo) konservieren, einmachen<text:line-break/><text:span text:style-name="T3">konserva</text:span> – (kwo) Konservierung, Erhalt<text:line-break/><text:span text:style-name="T3">konservika</text:span> – (kwo) Konserviertes, Eingemachtes</text:p>
        <text:p text:style-name="Text_20_body"><text:span text:style-name="T3">konsi</text:span> – (zwo) bewusst sein<text:line-break/><text:span text:style-name="T3">konsa</text:span> – (kwo) Bewusstsein<text:line-break/><text:soft-page-break/><text:span text:style-name="T3">konse (konsa-ney)</text:span> – (kwel) bewusst<text:line-break/><text:span text:style-name="T3">konsem (konsa-nem)</text:span> – (komo) bewusst<text:line-break/><text:span text:style-name="T3">dekonsi</text:span> – (zwo) bewusstlos werden<text:line-break/><text:span text:style-name="T3">dekonsa</text:span> – (kwo) Bewusstlosigkeit, Ohnmacht<text:line-break/><text:span text:style-name="T3">rikonsi, rifai konsa</text:span> – (zwo) das Bewusstsein wiedererlangen; zu Sinnen kommen<text:line-break/><text:span text:style-name="T3">sinkonsitaa</text:span> – (kwo) Unbewusstheit</text:p>
        <text:p text:style-name="Text_20_body"><text:span text:style-name="T3">konsili</text:span> – (zwo) beraten, empfehlen<text:line-break/><text:span text:style-name="T3">konsila</text:span> – (kwo) Ratschlag, Empfehlung<text:line-break/><text:span text:style-name="T3">konsiler</text:span> – (kwo) Berater<text:line-break/><text:span text:style-name="T3">dekonsili</text:span> – (zwo) abraten</text:p>
        <text:p text:style-name="Text_20_body"><text:span text:style-name="T3">konsilum</text:span> – (kwo) Konzil, Kollegium, Ratsversammlung<text:line-break/><text:span text:style-name="T3">fai konsilum</text:span> – (zwo) sich beraten</text:p>
        <text:p text:style-name="Text_20_body"><text:bookmark text:name="konsipi"/><text:span text:style-name="T3">konsipi</text:span> – (zwo) schwanger werden vgl. <text:a xlink:type="simple" xlink:href="#imajini" text:style-name="Internet_20_link" text:visited-style-name="Visited_20_Internet_20_Link"><text:span text:style-name="Definition">imajini</text:span></text:a>, <text:a xlink:type="simple" xlink:href="#konsepti" text:style-name="Internet_20_link" text:visited-style-name="Visited_20_Internet_20_Link"><text:span text:style-name="Definition">konsepti</text:span></text:a><text:line-break/><text:span text:style-name="T3">konsipi kinda</text:span> – ein Kind empfangen<text:line-break/><text:span text:style-name="T3">konsipa</text:span> – (kwo) Empfängnis <text:span text:style-name="T1">(med.)</text:span></text:p>
        <text:p text:style-name="Text_20_body"><text:span text:style-name="T3">konsoli</text:span> – (zwo) trösten<text:line-break/><text:span text:style-name="T3">konsola</text:span> – (kwo) Trost</text:p>
        <text:p text:style-name="Text_20_body"><text:bookmark text:name="konsonanta"/><text:span text:style-name="T3">konsonanta</text:span> – (kwo) Konsonant, Mitlaut <text:span text:style-name="T1">(ling.)</text:span> Ant.: <text:a xlink:type="simple" xlink:href="#vokala" text:style-name="Internet_20_link" text:visited-style-name="Visited_20_Internet_20_Link"><text:span text:style-name="Definition">vokala</text:span></text:a></text:p>
        <text:p text:style-name="Text_20_body"><text:span text:style-name="T3">konstante</text:span> – (kwel) konstant, beständig<text:line-break/><text:span text:style-name="T3">konstanta</text:span> – (kwo) Konstante<text:line-break/><text:span text:style-name="T3">konstansia</text:span> – (kwo) Konstanz, Beständigkeit</text:p>
        <text:p text:style-name="Text_20_body"><text:span text:style-name="T3">konstati</text:span> – (zwo) feststellen, bestätigen<text:line-break/><text:span text:style-name="T3">konstati fakta</text:span> – die Tatsache feststellen<text:line-break/><text:span text:style-name="T3">konstata</text:span> – (kwo) Feststellung, Bestätigung</text:p>
        <text:p text:style-name="Text_20_body"><text:bookmark text:name="konstelasion"/><text:span text:style-name="T3">konstelasion</text:span> – (kwo) Konstellation Syn.: <text:a xlink:type="simple" xlink:href="#stara" text:style-name="Internet_20_link" text:visited-style-name="Visited_20_Internet_20_Link"><text:span text:style-name="Definition">stara-figura</text:span></text:a></text:p>
        <text:p text:style-name="Text_20_body"><text:span text:style-name="T3">konstitusion</text:span> – (kwo) Konstitution, Verfassung, Grundgesetz</text:p>
        <text:p text:style-name="Text_20_body"><text:bookmark text:name="konstrukti"/><text:span text:style-name="T3">konstrukti</text:span> – (zwo) konstruieren, bauen Syn.: <text:a xlink:type="simple" xlink:href="#bildi" text:style-name="Internet_20_link" text:visited-style-name="Visited_20_Internet_20_Link"><text:span text:style-name="Definition">bildi</text:span></text:a><text:line-break/><text:span text:style-name="T3">konstrukter</text:span> – (kwo) Konstrukteur, Erbauer</text:p>
        <text:p text:style-name="Text_20_body"><text:span text:style-name="T3">konsula</text:span> – (kwo) Konsul<text:line-break/><text:span text:style-name="T3">konsulaguan</text:span> – (kwo) Konsulat</text:p>
        <text:p text:style-name="Text_20_body"><text:span text:style-name="T3">konsulti</text:span> – (zwo) um Rat fragen<text:line-break/><text:span text:style-name="T3">konsulta</text:span> – (kwo) Konsultation<text:line-break/><text:span text:style-name="T3">konsultanta</text:span> – (kwo) Berater</text:p>
        <text:p text:style-name="Text_20_body"><text:span text:style-name="T3">konsumi</text:span> – (zwo) konsumieren, verbrauchen<text:line-break/><text:span text:style-name="T3">konsuma</text:span> – (kwo) Verbrauch</text:p>
        <text:p text:style-name="Text_20_body"><text:span text:style-name="T3">kontakti</text:span> – (zwo) kontaktieren<text:line-break/><text:soft-page-break/><text:span text:style-name="T3">kontakta</text:span> – (kwo) Kontakt</text:p>
        <text:p text:style-name="Text_20_body"><text:span text:style-name="T3">kontempli</text:span> – (zwo) betrachten<text:line-break/><text:span text:style-name="T3">kontempla</text:span> – (kwo) Betrachtung</text:p>
        <text:p text:style-name="Text_20_body"><text:span text:style-name="T3">konteni</text:span> – (zwo) beinhalten, fassen<text:line-break/><text:span text:style-name="T3">kontena, konteniwat</text:span> – (kwo) Gehalt, Inhalt<text:line-break/><text:span text:style-name="T3">kontener</text:span> – (kwo) Container, Behälter</text:p>
        <text:p text:style-name="Text_20_body"><text:span text:style-name="T3">kontexta</text:span> – (kwo) Kontext, Zusammenhang</text:p>
        <text:p text:style-name="Text_20_body"><text:bookmark text:name="konti"/><text:span text:style-name="T3">konti</text:span> – (zwo) zählen vgl. <text:a xlink:type="simple" xlink:href="#figura" text:style-name="Internet_20_link" text:visited-style-name="Visited_20_Internet_20_Link"><text:span text:style-name="Definition">figuri</text:span></text:a>, <text:a xlink:type="simple" xlink:href="#kalkuli" text:style-name="Internet_20_link" text:visited-style-name="Visited_20_Internet_20_Link"><text:span text:style-name="Definition">kalkuli</text:span></text:a><text:line-break/><text:span text:style-name="T3">konta</text:span> – (kwo) Anzahl, Zählung<text:line-break/><text:span text:style-name="T3">kontiyuan</text:span> – (kwo) Buchhalter</text:p>
        <text:p text:style-name="Text_20_body"><text:span text:style-name="T3">kontinenta</text:span> – (kwo) Kontinent, Erdteil <text:span text:style-name="T1">(geogr.)</text:span></text:p>
        <text:p text:style-name="Text_20_body"><text:span text:style-name="T3">kontinu</text:span> – (zwo) fortfahren, weitermachen<text:line-break/><text:span text:style-name="T3">kontinusa</text:span> – (kwo) Fortdauer</text:p>
        <text:p text:style-name="Text_20_body"><text:span text:style-name="T3">kontinue</text:span> – (kwel) kontinuierlich<text:line-break/><text:span text:style-name="T3">kontinuitaa</text:span> – (kwo) Kontinuität</text:p>
        <text:p text:style-name="Text_20_body"><text:bookmark text:name="kontra"/><text:span text:style-name="T3">kontra, kontra…</text:span> – 1) (konekti-komo) gegen, entgegengesetzt<text:line-break/><text:span text:style-name="T3">kontra may vola</text:span> – gegen meinen Willen<text:line-break/><text:span text:style-name="T3">pa kontra a koywan</text:span> – jmd. zum Trotz, quer, jmd. ärgern<text:line-break/>2) (konekti-komo) gegenüber<text:line-break/><text:span text:style-name="T3">Dom es kontra kirka.</text:span> – Das Haus is gegenüber der Kirche.<text:line-break/>3) (konekti-komo) gegen (Kontakt von der Gegenseite; gegen den Hintergrund)<text:line-break/><text:span text:style-name="T3">apogi kontra mur</text:span> – gegen die Wand gelehnt<text:line-break/>4) (syao) <text:span text:style-name="T1">»gegen«</text:span><text:line-break/><text:span text:style-name="T3">kontrakosa</text:span> – (kwo) Gegenteil<text:line-break/><text:span text:style-name="T3">kontratoxin</text:span> – (kwo) Gegengift<text:line-break/><text:span text:style-name="T3">kontrajen</text:span> – (kwo) Gegner<text:line-break/><text:span text:style-name="T3">kontra-ney</text:span> – (kwel) entgegengesetzt<text:line-break/><text:span text:style-name="T3">pa kontra-ney sahil</text:span> – am gegenüberliegenden Ufer<text:line-break/><text:span text:style-name="T3">in kontra-ney kasu</text:span> – im entgegengesetzten Fall<text:line-break/><text:span text:style-name="T3">kontrem (kontra-nem)</text:span> – (komo) entgegengesetzt Syn.: <text:a xlink:type="simple" xlink:href="#doh" text:style-name="Internet_20_link" text:visited-style-name="Visited_20_Internet_20_Link"><text:span text:style-name="Definition">doh</text:span></text:a><text:line-break/><text:span text:style-name="T3">Tak, bu kontra-nem.</text:span> – So, nicht entgegengesetzt.</text:p>
        <text:p text:style-name="Text_20_body"><text:span text:style-name="T3">kontrabanda</text:span> – (kwo) Kontrabande, Schmuggel<text:line-break/><text:span text:style-name="T3">kontrabandi</text:span> – (zwo) schmuggeln</text:p>
        <text:p text:style-name="Text_20_body"><text:span text:style-name="T3">kontradikti</text:span> – (zwo) widersprechen<text:line-break/><text:span text:style-name="T3">kontradikta</text:span> – (kwo) Widerspruch<text:line-break/><text:span text:style-name="T3">kontradikta-ney</text:span> – (kwel) widersprüchlich</text:p>
        <text:p text:style-name="Text_20_body"><text:span text:style-name="T3">kontralto</text:span> – (kwo) Alt <text:span text:style-name="T1">(mus.)</text:span></text:p>
        <text:p text:style-name="Text_20_body"><text:soft-page-break/><text:span text:style-name="T3">kontrasta</text:span> – (kwo) Kontrast<text:line-break/><text:span text:style-name="T3">kontrasti</text:span> – (zwo) kontrastieren</text:p>
        <text:p text:style-name="Text_20_body"><text:span text:style-name="T3">kontribu</text:span> – (zwo) beitragen<text:line-break/><text:span text:style-name="T3">kontribusa</text:span> – (kwo) Beitrag, Mitwirkung</text:p>
        <text:p text:style-name="Text_20_body"><text:span text:style-name="T3">kontroli</text:span> – (zwo) kontrollieren<text:line-break/><text:span text:style-name="T3">kontroli swa</text:span> – sich selbst kontrollieren<text:line-break/><text:span text:style-name="T3">kontrola</text:span> – (kwo) Kontrolle<text:line-break/><text:span text:style-name="T3">kontroler</text:span> – (kwo) Kontrolleur</text:p>
        <text:p text:style-name="Text_20_body"><text:span text:style-name="T3">konus</text:span> – (kwo) Konus, Kegel<text:line-break/><text:span text:style-name="T3">konus-ney</text:span> – (kwel) konisch, kegelförmig</text:p>
        <text:p text:style-name="Text_20_body"><text:span text:style-name="T3">konversi</text:span> – (zwo) konvertieren, umwandeln<text:line-break/><text:span text:style-name="T3">konversa</text:span> – (kwo) Konvertierung, Umwandlung</text:p>
        <text:p text:style-name="Text_20_body"><text:span text:style-name="T3">konvinsi</text:span> – (zwo) überzeugen<text:line-break/><text:span text:style-name="T3">Me es konvinsi-ney ke ta lugi.</text:span> – Ich bin überzeugt, dass er lügt.<text:line-break/><text:span text:style-name="T3">konvinsa</text:span> – (kwo) Überzeugung; Überzeugen<text:line-break/><text:span text:style-name="T3">konvinsinesa</text:span> – (kwo) Überzeugung (<text:span text:style-name="T1">Zustand</text:span>)<text:line-break/><text:span text:style-name="T3">konvinsive</text:span> – (kwel) überzeugend</text:p>
        <text:p text:style-name="Text_20_body"><text:span text:style-name="T3">konvoki</text:span> – (zwo) einberufen<text:line-break/><text:span text:style-name="T3">konvoka</text:span> – (kwo) Einberufung</text:p>
        <text:p text:style-name="Text_20_body"><text:span text:style-name="T3">konyak</text:span> – (kwo) Cognac</text:p>
        <text:p text:style-name="Text_20_body"><text:span text:style-name="T3">ko-operati</text:span> – (zwo) kooperieren Syn.: ko-<text:a xlink:type="simple" xlink:href="#gun" text:style-name="Internet_20_link" text:visited-style-name="Visited_20_Internet_20_Link"><text:span text:style-name="Definition">gun</text:span></text:a><text:line-break/><text:span text:style-name="T3">ko-operative</text:span> – (kwel) kooperativ<text:line-break/><text:span text:style-name="T3">ko-operata</text:span> – (kwo) Kooperation</text:p>
        <text:p text:style-name="Text_20_body"><text:span text:style-name="T3">kopa</text:span> – (kwo) Schale; Becher, Kelch, Pokal; Blütenkelch</text:p>
        <text:p text:style-name="Text_20_body"><text:span text:style-name="T3">kopeyka</text:span> – (kwo) Kopeke (=1/100 Rubel, <text:span text:style-name="T1">russische Währung</text:span>)<text:line-break/>Russisch</text:p>
        <text:p text:style-name="Text_20_body"><text:bookmark text:name="kopia"/><text:span text:style-name="T3">kopia</text:span> – (kwo) Kopie<text:line-break/><text:span text:style-name="T3">kopi</text:span> – (zwo) kopieren<text:line-break/><text:span text:style-name="T3">kopibile</text:span> – (kwel) kopierfähig<text:line-break/><text:span text:style-name="T3">koping</text:span> – (kwo) Kopieren, Vervielfältigen</text:p>
        <text:p text:style-name="Text_20_body"><text:span text:style-name="T3">kopilefta</text:span> – (kwo) Copyleft (ohne Copyright)</text:p>
        <text:p text:style-name="Text_20_body"><text:span text:style-name="T3">kopiraita</text:span> – (kwo) Copyright, Urheberrecht siehe: <text:a xlink:type="simple" xlink:href="#kopia" text:style-name="Internet_20_link" text:visited-style-name="Visited_20_Internet_20_Link"><text:span text:style-name="Definition">kopi</text:span></text:a>, <text:a xlink:type="simple" xlink:href="#raita" text:style-name="Internet_20_link" text:visited-style-name="Visited_20_Internet_20_Link"><text:span text:style-name="Definition">raita</text:span></text:a><text:line-break/><text:span text:style-name="T3">kopiraiti</text:span> – (zwo) mit Copyright ausstatten<text:line-break/><text:span text:style-name="T3">kopiraiten kitaba</text:span> – urheberrechtlich geschütztes Buch</text:p>
        <text:p text:style-name="Text_20_body"><text:span text:style-name="T3">kopra</text:span><text:span text:style-name="T4">1</text:span> – (kwo) getrocknetes Kokosmark</text:p>
        <text:p text:style-name="Text_20_body"><text:soft-page-break/><text:span text:style-name="T3">kopra</text:span><text:span text:style-name="T4">2</text:span> ⇒ <text:a xlink:type="simple" xlink:href="#shibit" text:style-name="Internet_20_link" text:visited-style-name="Visited_20_Internet_20_Link"><text:span text:style-name="Definition">shibit</text:span></text:a></text:p>
        <text:p text:style-name="Text_20_body"><text:span text:style-name="T3">koral</text:span> – (kwo) Koralle <text:span text:style-name="T1">(zool.)</text:span></text:p>
        <text:p text:style-name="Text_20_body"><text:bookmark text:name="korda"/><text:span text:style-name="T3">korda</text:span> – (kwo) Seil, Strick, Bindfaden vgl. <text:a xlink:type="simple" xlink:href="#syen" text:style-name="Internet_20_link" text:visited-style-name="Visited_20_Internet_20_Link"><text:span text:style-name="Definition">syen</text:span></text:a><text:line-break/><text:span text:style-name="T3">saltikorda</text:span> – (kwo) Springseil</text:p>
        <text:p text:style-name="Text_20_body"><text:bookmark text:name="kordia"/><text:span text:style-name="T3">kordia</text:span> – (kwo) Herz <text:span text:style-name="T1">(anat.)</text:span><text:line-break/><text:span text:style-name="T3">kordiale</text:span> – (kwel) herzlich, herzhaft<text:line-break/><text:span text:style-name="T3">kordialem</text:span> – (komo) herzlich<text:line-break/>2) (kwo) Herz <text:span text:style-name="T1">(Spielkarte)</text:span> siehe auch: <text:a xlink:type="simple" xlink:href="#pleikarta" text:style-name="Internet_20_link" text:visited-style-name="Visited_20_Internet_20_Link"><text:span text:style-name="Definition">pleikarta</text:span></text:a></text:p>
        <text:p text:style-name="Text_20_body"><text:bookmark text:name="korekti"/><text:span text:style-name="T3">korekti</text:span> – (zwo) korrigieren, verbessern<text:line-break/><text:span text:style-name="T3">korekta</text:span> – (kwo) Korrektur<text:line-break/><text:span text:style-name="T3">korekte (korekta-ney)</text:span> – (kwel) korrekt siehe auch: <text:a xlink:type="simple" xlink:href="#juste" text:style-name="Internet_20_link" text:visited-style-name="Visited_20_Internet_20_Link"><text:span text:style-name="Definition">juste</text:span></text:a>, <text:a xlink:type="simple" xlink:href="#prave" text:style-name="Internet_20_link" text:visited-style-name="Visited_20_Internet_20_Link"><text:span text:style-name="Definition">prave</text:span></text:a>, <text:a xlink:type="simple" xlink:href="#vere" text:style-name="Internet_20_link" text:visited-style-name="Visited_20_Internet_20_Link"><text:span text:style-name="Definition">vere</text:span></text:a></text:p>
        <text:p text:style-name="Text_20_body"><text:span text:style-name="T3">korespondi</text:span> – (zwo) korrespondieren, sich entsprechen, übereinstimmen<text:line-break/><text:span text:style-name="T3">koresponda</text:span> – (kwo) Korrespondenz<text:line-break/><text:span text:style-name="T3">korespondi-she</text:span> – (kwel) korrespondierend, entsprechend, sinngemäß</text:p>
        <text:p text:style-name="Text_20_body"><text:span text:style-name="T3">koridor</text:span> – (kwo) Korridor, Flur</text:p>
        <text:p text:style-name="Text_20_body"><text:bookmark text:name="korka"/><text:span text:style-name="T3">korka</text:span> – (kwo) Kork; Korken siehe auch: <text:a xlink:type="simple" xlink:href="#tapa" text:style-name="Internet_20_link" text:visited-style-name="Visited_20_Internet_20_Link"><text:span text:style-name="Definition">tapa</text:span></text:a><text:line-break/><text:span text:style-name="T3">korkatirika</text:span> – (kwo) Korkenzieher</text:p>
        <text:p text:style-name="Text_20_body"><text:bookmark text:name="korna"/><text:span text:style-name="T3">korna</text:span> – (kwo) Horn (eines Tieres, als Material oder für den Gebrauch als Blasinstrument)</text:p>
        <text:p text:style-name="Text_20_body"><text:bookmark text:name="kornanos"/><text:span text:style-name="T3">kornanos</text:span> – (kwo) Nashorn, Rhinozeros <text:span text:style-name="T1">(zool.)</text:span> siehe: <text:a xlink:type="simple" xlink:href="#korna" text:style-name="Internet_20_link" text:visited-style-name="Visited_20_Internet_20_Link"><text:span text:style-name="Definition">korna</text:span></text:a>, <text:a xlink:type="simple" xlink:href="#nos" text:style-name="Internet_20_link" text:visited-style-name="Visited_20_Internet_20_Link"><text:span text:style-name="Definition">nos</text:span></text:a></text:p>
        <text:p text:style-name="Text_20_body"><text:span text:style-name="T3">kornea</text:span> – (kwo) Kornea, Augenhornhaut <text:span text:style-name="T1">(anat.)</text:span></text:p>
        <text:p text:style-name="Text_20_body"><text:span text:style-name="T3">korpa</text:span> – (kwo) Körper</text:p>
        <text:p text:style-name="Text_20_body"><text:span text:style-name="T3">korpabildi</text:span> – (zwo) Bodybuilding durchführen<text:line-break/><text:span text:style-name="T3">korpabilder</text:span> – (kwo) Bodybuilder<text:line-break/><text:span text:style-name="T3">korpabilding</text:span> – (kwo) Bodybuilding, Körperkultur</text:p>
        <text:p text:style-name="Text_20_body"><text:span text:style-name="T3">korporasion</text:span> – (kwo) Korporation, Unternehmen, Gesellschaft</text:p>
        <text:p text:style-name="Text_20_body"><text:span text:style-name="T3">korpus</text:span> – (kwo) Corps<text:line-break/><text:span text:style-name="T3">diplomatike korpus</text:span> – diplomatisches Corps</text:p>
        <text:p text:style-name="Text_20_body"><text:span text:style-name="T3">korta</text:span> – (kwo) (Innen-)Hof; Hof (eines Herrschers)<text:line-break/><text:span text:style-name="T3">kortayuan</text:span> – (kwo) Höfling</text:p>
        <text:p text:style-name="Text_20_body"><text:span text:style-name="T3">korva</text:span> – (kwo) Rabe <text:span text:style-name="T1">(zool.)</text:span></text:p>
        <text:p text:style-name="Text_20_body"><text:span text:style-name="T3">kosa</text:span> – (kwo) Ding, Sache</text:p>
        <text:p text:style-name="Text_20_body"><text:span text:style-name="T3">ko-senti</text:span> – (zwo) mitfühlen</text:p>
        <text:p text:style-name="Text_20_body"><text:span text:style-name="T3">kosinus</text:span> – (kwo) Kosinus <text:span text:style-name="T1">(math.)</text:span></text:p>
        <text:p text:style-name="Text_20_body"><text:soft-page-break/><text:span text:style-name="T3">kosmo</text:span> – (kwo) Kosmos<text:line-break/><text:span text:style-name="T3">kosmike</text:span> – (kwel) kosmisch<text:line-break/><text:span text:style-name="T3">kosmokostum</text:span> – (kwo) Raumanzug</text:p>
        <text:p text:style-name="Text_20_body"><text:span text:style-name="T3">kosmonauta</text:span> – (kwo) Kosmonaut, Astronaut</text:p>
        <text:p text:style-name="Text_20_body"><text:span text:style-name="T3">kosti</text:span> – (zwo) kosten (Preis)<text:line-break/><text:span text:style-name="T3">Kwanto kosti?</text:span> – Wieviel kostet es?<text:line-break/><text:span text:style-name="T3">kosta</text:span> – (kwo) Kosten</text:p>
        <text:p text:style-name="Text_20_body"><text:span text:style-name="T3">kostum</text:span> – (kwo) Anzug, Kostüm<text:line-break/><text:span text:style-name="T3">swimi-kostum</text:span> – Badeanzug</text:p>
        <text:p text:style-name="Text_20_body"><text:span text:style-name="T3">kota</text:span> – (kwo) Katze<text:line-break/><text:span text:style-name="T3">man-kota (koto)</text:span> – (kwo) Kater<text:line-break/><text:span text:style-name="T3">gin-kota (kotina)</text:span> – (kwo) weibl. Katze<text:line-break/><text:span text:style-name="T3">yunkota</text:span> – (kwo) Kätzchen<text:line-break/>Russisch</text:p>
        <text:p text:style-name="Text_20_body"><text:span text:style-name="T3">koton</text:span> – (kwo) Baumwolle <text:span text:style-name="T1">(bot., textil.)</text:span></text:p>
        <text:p text:style-name="Text_20_body"><text:span text:style-name="T3">kovi</text:span> – (zwo) brüten<text:line-break/><text:span text:style-name="T3">kovilot</text:span> – (kwo) Brut</text:p>
        <text:p text:style-name="Text_20_body"><text:span text:style-name="T3">kovra</text:span> – (kwo) Decke, Bezug, Hülle<text:line-break/><text:span text:style-name="T3">sub kovra de nocha</text:span> – im Schutze der Nacht<text:line-break/><text:span text:style-name="T3">tablakovra</text:span> – (kwo) Tischdecke<text:line-break/><text:span text:style-name="T3">kovri</text:span> – (zwo) bedecken, verhüllen<text:line-break/><text:span text:style-name="T3">dekovri</text:span> – (zwo) enthüllen<text:line-break/><text:span text:style-name="T3">bukovri-ney</text:span> – (kwel) nicht bedeckt; unverhüllt</text:p>
        <text:p text:style-name="Text_20_body"><text:bookmark text:name="koy"/><text:span text:style-name="T3">koy, koy…</text:span> – (inplas-kwel) irgendein, etwas, ungefähr<text:line-break/><text:span text:style-name="T3">Dar ye koy jen, me bu koni lu.</text:span> – Dort ist igendein Mensch, ich kenne ihn nicht.<text:line-break/><text:span text:style-name="T3">koygrad</text:span> – (inplas-komo) teilweise, in einem Maß siehe: <text:a xlink:type="simple" xlink:href="#grada" text:style-name="Internet_20_link" text:visited-style-name="Visited_20_Internet_20_Link"><text:span text:style-name="Definition">grad</text:span></text:a><text:line-break/><text:span text:style-name="T3">Yu es prave. Bat sol koygrad.</text:span> – Du hast recht. Aber nur teilweise / zu einem gewissen Grad.<text:line-break/><text:span text:style-name="T3">koykomo</text:span> – (inplas-komo) irgendwie / auf eine Art siehe: <text:a xlink:type="simple" xlink:href="#komo" text:style-name="Internet_20_link" text:visited-style-name="Visited_20_Internet_20_Link"><text:span text:style-name="Definition">komo</text:span></text:a><text:line-break/><text:span text:style-name="T3">Me mus zwo se koykomo.</text:span> – Ich muss dies irgendwie tun.<text:line-break/><text:span text:style-name="T3">koylok</text:span> – (inplas-komo) irgendwo siehe: <text:a xlink:type="simple" xlink:href="#lok" text:style-name="Internet_20_link" text:visited-style-name="Visited_20_Internet_20_Link"><text:span text:style-name="Definition">lok</text:span></text:a><text:line-break/><text:span text:style-name="T3">May planeta es koylok dar.</text:span> – Mein Planet ist irgendwo dort.<text:line-break/><text:span text:style-name="T3">Pon ya yur bao a koylok.</text:span> – Lege deine Tasche irgenwo hin.<text:line-break/><text:span text:style-name="T3">koysa</text:span> – (inplas-kwo) etwas, ein Ding<text:line-break/><text:span text:style-name="T3">Me bu jan kwo es inen. Bat me nadi ke dar ye koysa kel es muy jamile.</text:span> – Ich weiß nicht was drinnen ist. Aber ich hoffe, dass es dort etwas sehr schönes gibt.<text:line-break/><text:span text:style-name="T3">koytaim, koywen</text:span> – (inplas-komo) irgendwann siehe: <text:a xlink:type="simple" xlink:href="#taim" text:style-name="Internet_20_link" text:visited-style-name="Visited_20_Internet_20_Link"><text:span text:style-name="Definition">taim</text:span></text:a>, <text:a xlink:type="simple" xlink:href="#wen" text:style-name="Internet_20_link" text:visited-style-name="Visited_20_Internet_20_Link"><text:span text:style-name="Definition">wen</text:span></text:a><text:line-break/><text:span text:style-name="T3">Lai ba koytaim manya.</text:span> – Komm irgendwann morgen.<text:line-break/><text:span text:style-name="T3">Ela gwo dansi hao koytaim.</text:span> – Früher einmal tanzte sie gut.<text:line-break/><text:span text:style-name="T3">Koywen me ve hev un gran dom.</text:span> – Irgendwann werde ich ein großes Haus haben.<text:line-break/><text:soft-page-break/><text:span text:style-name="T3">koyves</text:span> – (inplas-komo) manchmal siehe: <text:a xlink:type="simple" xlink:href="#ves" text:style-name="Internet_20_link" text:visited-style-name="Visited_20_Internet_20_Link"><text:span text:style-name="Definition">ves</text:span></text:a><text:line-break/><text:span text:style-name="T3">May oma jivi ausen urba. Me visiti ela koyves.</text:span> – Meine Großmutter lebt außerhalb der Stadt. Ich besuche sie manchmal.<text:line-break/><text:span text:style-name="T3">koywan</text:span> – (inplas-kwo) jemand siehe: <text:a xlink:type="simple" xlink:href="#wan" text:style-name="Internet_20_link" text:visited-style-name="Visited_20_Internet_20_Link"><text:span text:style-name="Definition">wan</text:span></text:a><text:line-break/><text:span text:style-name="T3">Me audi koy vos. Dar ye koywan, baken dwar.</text:span> – Ich höre eine Stimme. Dort ist jemand, hinter der Tür.<text:line-break/>Hindi</text:p>
        <text:p text:style-name="Text_20_body"><text:span text:style-name="T3">kraba</text:span> – (kwo) Krabbe <text:span text:style-name="T1">(zool.)</text:span><text:line-break/>Schwedisch</text:p>
        <text:p text:style-name="Text_20_body"><text:bookmark text:name="krai"/><text:span text:style-name="T3">krai</text:span> – (zwo) schreien vgl. <text:a xlink:type="simple" xlink:href="#plaki" text:style-name="Internet_20_link" text:visited-style-name="Visited_20_Internet_20_Link"><text:span text:style-name="Definition">plaki</text:span></text:a><text:line-break/><text:span text:style-name="T3">kraisa</text:span> – (kwo) Schrei<text:line-break/><text:span text:style-name="T3">kraishil</text:span> – (kwel) lärmend, lautstark<text:line-break/><text:span text:style-name="T3">kraiyuan</text:span> – (kwo) Stadtausrufer</text:p>
        <text:p text:style-name="Text_20_body"><text:span text:style-name="T3">kraki</text:span> – (zwo) knistern, knarren, knirschen, knacken<text:line-break/><text:span text:style-name="T3">kraking</text:span> – (kwo) Geknister, Krachen, Knacken<text:line-break/><text:span text:style-name="T3">krak!</text:span> – (exklami) knack!</text:p>
        <text:p text:style-name="Text_20_body"><text:span text:style-name="T3">kran</text:span> – (kwo) (Wasser-, Zapf-, Absperr-)Hahn<text:line-break/><text:span text:style-name="T3">ofni kran</text:span> – den Hahn aufdrehen<text:line-break/>Russisch</text:p>
        <text:p text:style-name="Text_20_body"><text:span text:style-name="T3">krapi</text:span> – (zwo) schnarchen<text:line-break/><text:span text:style-name="T3">krapa, kraping</text:span> – (kwo) Schnarchen, Schnorcheln<text:line-break/>Russisch</text:p>
        <text:p text:style-name="Text_20_body"><text:span text:style-name="T3">krashi</text:span> – (zwo) zerdrücken, auspressen, ausquetschen</text:p>
        <text:p text:style-name="Text_20_body"><text:span text:style-name="T3">kreati</text:span> – (zwo) kreieren, erschaffen, erzeugen<text:line-break/><text:span text:style-name="T3">kreative</text:span> – (kwel) kreativ<text:line-break/><text:span text:style-name="T3">kreata, kreating</text:span> – (kwo) Kreation, Schaffung, Bildung<text:line-break/><text:span text:style-name="T3">kreatura</text:span> – (kwo) Kreatur, Geschöpf, Wesen</text:p>
        <text:p text:style-name="Text_20_body"><text:span text:style-name="T3">kreba</text:span> – (kwo) Krebs <text:span text:style-name="T1">(zool.)</text:span></text:p>
        <text:p text:style-name="Text_20_body"><text:span text:style-name="T3">kredi</text:span> – (zwo) glauben<text:line-break/><text:span text:style-name="T3">kredi (a) koywan</text:span> – jmd. glauben, jmd. vertrauen<text:line-break/><text:span text:style-name="T3">kredi in boh</text:span> – an Gott glauben<text:line-break/><text:span text:style-name="T3">kreda</text:span> – (kwo) Glaube, Vertrauen<text:line-break/><text:span text:style-name="T3">duskreda</text:span> – (kwo) Aberglaube<text:line-break/><text:span text:style-name="T3">krednik</text:span> – (kwo) Glaubender, Gläubiger<text:line-break/><text:span text:style-name="T3">kredibile</text:span> – (kwel) glaubhaft<text:line-break/><text:span text:style-name="T3">nokredibile</text:span> – (kwel) unglaublich<text:line-break/><text:span text:style-name="T3">kredival</text:span> – (kwel) glaubwürdig, vertrauenswürdig</text:p>
        <text:p text:style-name="Text_20_body"><text:span text:style-name="T3">kredita</text:span> – (kwo) Kredit <text:span text:style-name="T1">(finan.)</text:span><text:line-break/><text:soft-page-break/><text:span text:style-name="T3">krediti</text:span> – (zwo) gutschreiben, anrechnen</text:p>
        <text:p text:style-name="Text_20_body"><text:span text:style-name="T3">krek</text:span> – (kwo) Riss, Spalte, Kluft<text:line-break/><text:span text:style-name="T3">kreki</text:span> – (zwo) reißen, spalten<text:line-break/><text:span text:style-name="T3">nuta-kreker</text:span> – Nussknacker<text:line-break/><text:span text:style-name="T3">kreking</text:span> – (kwo) Reißen, Spalten</text:p>
        <text:p text:style-name="Text_20_body"><text:span text:style-name="T3">krem</text:span> – (kwo) Creme<text:line-break/><text:span text:style-name="T3">aiskrem</text:span> – (kwo) Eiscreme<text:line-break/><text:span text:style-name="T3">shu-krem</text:span> – Schuhcreme</text:p>
        <text:p text:style-name="Text_20_body"><text:span text:style-name="T3">kren</text:span> – (kwo) Meerrettich, Kren <text:span text:style-name="T1">(bot.)</text:span><text:line-break/>Italienisch</text:p>
        <text:p text:style-name="Text_20_body"><text:span text:style-name="T3">kresi</text:span> – (zwo) wachsen<text:line-break/><text:span text:style-name="T3">kresa</text:span> – (kwo) Wachstum, Wuchs<text:line-break/><text:span text:style-name="T3">dekresi</text:span> – (zwo) Verminderung, Rückgang<text:line-break/><text:span text:style-name="T3">bekresi</text:span> – (zwo) bewachsen<text:line-break/><text:span text:style-name="T3">livada bekresen bay flor</text:span> – eine Wiese bewachsen mit Blumen</text:p>
        <text:p text:style-name="Text_20_body"><text:span text:style-name="T3">kreson</text:span> – (kwo) Kresse <text:span text:style-name="T1">(bot.)</text:span></text:p>
        <text:p text:style-name="Text_20_body"><text:span text:style-name="T3">kresta</text:span> – (kwo) Gipfel, Grat</text:p>
        <text:p text:style-name="Text_20_body"><text:span text:style-name="T3">kreta</text:span> – (kwo) Kalk<text:line-break/>Spanisch</text:p>
        <text:p text:style-name="Text_20_body"><text:span text:style-name="T3">Krim</text:span> – (kwo) die Krim (Halbinsel im Schwarzen Meer) <text:span text:style-name="T1">(geogr.)</text:span></text:p>
        <text:p text:style-name="Text_20_body"><text:span text:style-name="T3">krimen</text:span> – (kwo) das Verbrechen<text:line-break/><text:span text:style-name="T3">krimenale</text:span> – (kwel) kriminell<text:line-break/><text:span text:style-name="T3">krimenalitaa</text:span> – (kwo) Kriminalität; Verbrechertum<text:line-break/><text:span text:style-name="T3">krimenjen</text:span> – (kwo) Krimineller, Verbrecher</text:p>
        <text:p text:style-name="Text_20_body"><text:span text:style-name="T3">kripi</text:span> – (zwo) kriechen, krabbeln</text:p>
        <text:p text:style-name="Text_20_body"><text:span text:style-name="T3">krisa</text:span> – (kwo) Krise<text:line-break/>Bulgarisch</text:p>
        <text:p text:style-name="Text_20_body"><text:bookmark text:name="Krista"/><text:span text:style-name="T3">Krista</text:span> – (kwo) Christus<text:line-break/><text:span text:style-name="T3">kristajanma</text:span> – (kwo) Weihnacht (Geburt Christi) Syn.: <text:a xlink:type="simple" xlink:href="#yul" text:style-name="Internet_20_link" text:visited-style-name="Visited_20_Internet_20_Link"><text:span text:style-name="Definition">yul</text:span></text:a><text:line-break/><text:span text:style-name="T3">kristakreda</text:span> – (kwo) christlicher Glaube<text:line-break/><text:span text:style-name="T3">kristajen</text:span> – (kwo) Christ<text:line-break/><text:span text:style-name="T3">kristisi</text:span> – (zwo) (zum Christen) taufen</text:p>
        <text:p text:style-name="Text_20_body"><text:span text:style-name="T3">kristal</text:span> – (kwo) Kristall</text:p>
        <text:p text:style-name="Text_20_body"><text:span text:style-name="T3">kriteri</text:span> – (kwo) Kriterium</text:p>
        <text:p text:style-name="Text_20_body"><text:bookmark text:name="kritike"/><text:span text:style-name="T3">kritike</text:span> – (kwel) kritisch (1. Kritik äußern; 2. wichtig, entscheidend, ausschlaggebend) vgl. <text:soft-page-break/><text:a xlink:type="simple" xlink:href="#kritiki" text:style-name="Internet_20_link" text:visited-style-name="Visited_20_Internet_20_Link"><text:span text:style-name="Definition">kritika-ney</text:span></text:a></text:p>
        <text:p text:style-name="Text_20_body"><text:bookmark text:name="kritiki"/><text:span text:style-name="T3">kritiki</text:span> – (zwo) kritisieren<text:line-break/><text:span text:style-name="T3">kritika</text:span> – (kwo) Kritik<text:line-break/><text:span text:style-name="T3">kritika-ney</text:span> – (kwel) kritisch, vorwurfsvoll vgl. <text:a xlink:type="simple" xlink:href="#kritike" text:style-name="Internet_20_link" text:visited-style-name="Visited_20_Internet_20_Link"><text:span text:style-name="Definition">kritike</text:span></text:a><text:line-break/><text:span text:style-name="T3">kritiker</text:span> – (kwo) Kritiker</text:p>
        <text:p text:style-name="Text_20_body"><text:span text:style-name="T3">kroket</text:span> – (kwo) Croquet, Crocket, Krocket <text:span text:style-name="T1">(Sport)</text:span></text:p>
        <text:p text:style-name="Text_20_body"><text:span text:style-name="T3">krokodil</text:span> – (kwo) Krokodil <text:span text:style-name="T1">(zool.)</text:span></text:p>
        <text:p text:style-name="Text_20_body"><text:span text:style-name="T3">krome, krome…</text:span> – 1) (konekti-komo) außerdem, zusätzlich<text:line-break/><text:span text:style-name="T3">krome to</text:span> – außer jenem, zusätzlich dazu, ferner<text:line-break/><text:span text:style-name="T3">Me es gro-fatigi-ney. Krome, taim yok.</text:span> – Ich bin sehr müde. Außerdem bleibt keine Zeit mehr.<text:line-break/><text:span text:style-name="T3">In sey kitaba ye pikturas krome texta.</text:span> – In diesem Buch gibt es Bilder neben dem Text.<text:line-break/><text:span text:style-name="T3">Krome lekti it, yu mog yoshi kan pikturas.</text:span> – Außer es zu lesen kannst du auch die Bilder betrachten.<text:line-break/>2) (syao)<text:line-break/><text:span text:style-name="T3">kromegun</text:span> – zusätzlich arbeiten, einer Nebenbeschäftigung nachgehen<text:line-break/><text:span text:style-name="T3">kromepaga</text:span> – Zuzahlung, Zuschuss<text:line-break/>Russisch</text:p>
        <text:p text:style-name="Text_20_body"><text:bookmark text:name="krona"/><text:span text:style-name="T3">krona</text:span> – (kwo) Krone <text:span text:style-name="T1">(auch fig., z. B. Zahnkrone)</text:span>; Crown <text:span text:style-name="T1">(alte britische Münze, 5 Shilling)</text:span><text:line-break/><text:span text:style-name="T3">kroni</text:span> – (zwo) krönen<text:line-break/><text:span text:style-name="T3">kroning</text:span> – (kwo) Krönung<text:line-break/><text:span text:style-name="T3">dekroni</text:span> – (zwo) die Krone entfernen</text:p>
        <text:p text:style-name="Text_20_body"><text:span text:style-name="T3">kronika</text:span> – (kwo) Chronik, Almanach<text:line-break/><text:span text:style-name="T3">kroniki</text:span> – (zwo) verfassen einer Chronik</text:p>
        <text:p text:style-name="Text_20_body"><text:span text:style-name="T3">kronike</text:span> – (kwel) chronisch</text:p>
        <text:p text:style-name="Text_20_body"><text:bookmark text:name="kros"/><text:span text:style-name="T3">kros</text:span> – (kwo) Kreuz <text:span text:style-name="T1">(geometrische Form)</text:span><text:line-break/><text:span text:style-name="T3">krosi</text:span> – (zwo) (durch-)kreuzen, überschneiden<text:line-break/><text:span text:style-name="T3">krosa</text:span> – (kwo) Kreuzung, Überschneidung<text:line-break/><text:span text:style-name="T3">daokrosa</text:span> – Wegkreuzung<text:line-break/>2) (kwo) Kreuz <text:span text:style-name="T1">(Spielkarte)</text:span> siehe auch: <text:a xlink:type="simple" xlink:href="#pleikarta" text:style-name="Internet_20_link" text:visited-style-name="Visited_20_Internet_20_Link"><text:span text:style-name="Definition">pleikarta</text:span></text:a></text:p>
        <text:p text:style-name="Text_20_body"><text:span text:style-name="T3">krosta</text:span> – (kwo) Kruste, Rinde; Schorf<text:line-break/><text:span text:style-name="T3">pan-krosta</text:span> – Brotkruste<text:line-break/>Portugiesisch</text:p>
        <text:p text:style-name="Text_20_body"><text:span text:style-name="T3">kru</text:span> – (kwel) roh, rau, grob<text:line-break/><text:span text:style-name="T3">kru masu</text:span> – rohes Fleisch<text:line-break/>Portugiesisch</text:p>
        <text:p text:style-name="Text_20_body"><text:bookmark text:name="kruele"/><text:span text:style-name="T3">kruele</text:span> – (kwel) grausam Syn.: <text:a xlink:type="simple" xlink:href="#brutale" text:style-name="Internet_20_link" text:visited-style-name="Visited_20_Internet_20_Link"><text:span text:style-name="Definition">brutale</text:span></text:a>, <text:a xlink:type="simple" xlink:href="#ferose" text:style-name="Internet_20_link" text:visited-style-name="Visited_20_Internet_20_Link"><text:span text:style-name="Definition">ferose</text:span></text:a></text:p>
        <text:p text:style-name="Text_20_body"><text:span text:style-name="T3">kruga</text:span> – (kwo) Krug<text:line-break/><text:soft-page-break/>Deutsch</text:p>
        <text:p text:style-name="Text_20_body"><text:span text:style-name="T3">kruma</text:span> – (kwo) Krume, Krümel<text:line-break/><text:span text:style-name="T3">krumi</text:span> – (zwo) krümeln<text:line-break/>Dänisch</text:p>
        <text:p text:style-name="Text_20_body"><text:span text:style-name="T3">krushi</text:span> – (zwo) zusammenbrechen, kollabieren<text:line-break/><text:span text:style-name="T3">krusha</text:span> – (kwo) Zusammenbruch, Kollaps<text:line-break/><text:span text:style-name="T3">krushisi</text:span> – (zwo) zerschlagen, vernichten, zerschmettern<text:line-break/><text:span text:style-name="T3">krushisa</text:span> – (kwo) vernichtende Niederlage</text:p>
        <text:p text:style-name="Text_20_body"><text:bookmark text:name="krute"/><text:span text:style-name="T3">krute</text:span> – (kwel) steil, schroff Syn.: <text:a xlink:type="simple" xlink:href="#abrupte" text:style-name="Internet_20_link" text:visited-style-name="Visited_20_Internet_20_Link"><text:span text:style-name="Definition">abrupte</text:span></text:a><text:line-break/><text:span text:style-name="T3">nokrute</text:span> – (kwel) sanft steigend/fallend<text:line-break/>Russisch</text:p>
        <text:p text:style-name="Text_20_body"><text:bookmark text:name="ku"/><text:span text:style-name="T3">ku</text:span> – (gramatika) <text:span text:style-name="T1">Fragepartikel</text:span> siehe auch: <text:a xlink:type="simple" xlink:href="#ob" text:style-name="Internet_20_link" text:visited-style-name="Visited_20_Internet_20_Link"><text:span text:style-name="Definition">ob</text:span></text:a><text:line-break/><text:span text:style-name="T3">Me darfi zin ku?</text:span> – Darf ich hereinkommen?<text:line-break/><text:span text:style-name="T3">Yu pri sey kitaba ku?</text:span> – Du magst dieses Buch?<text:line-break/><text:span text:style-name="T3">Yu lai ku?</text:span> – Kommst du?<text:line-break/><text:span text:style-name="T3">Yu ku lai?</text:span> – Bist du es, der kommt?</text:p>
        <text:p text:style-name="Text_20_body"><text:span text:style-name="T3">Kuba</text:span> – (kwo) Kuba <text:span text:style-name="T1">(geogr.)</text:span><text:line-break/><text:span text:style-name="T3">Kuba-jen</text:span> – (kwo) Einwohner Kubas</text:p>
        <text:p text:style-name="Text_20_body"><text:span text:style-name="T3">kuba</text:span> – (kwo) Kubus, Würfel<text:line-break/><text:span text:style-name="T3">kubike</text:span> – (kwel) kubisch, würfelförmig</text:p>
        <text:p text:style-name="Text_20_body"><text:span text:style-name="T3">kuda</text:span> – (kwo) Ellbogen; Rohrbiegung</text:p>
        <text:p text:style-name="Text_20_body"><text:span text:style-name="T3">kufla</text:span> – (kwo) Schloss (zum Abschließen)<text:line-break/><text:span text:style-name="T3">pendikufla</text:span> – (kwo) Vorhängeschloss<text:line-break/>Arabisch</text:p>
        <text:p text:style-name="Text_20_body"><text:span text:style-name="T3">kukaracha</text:span> – (kwo) Kakerlake, Küchenschabe</text:p>
        <text:p text:style-name="Text_20_body"><text:span text:style-name="T3">kuki</text:span> – (zwo) (Essen) kochen<text:line-break/><text:span text:style-name="T3">kuking</text:span> – (kwo) Kochen<text:line-break/><text:span text:style-name="T3">kuker</text:span> – (kwo) Koch<text:line-break/><text:span text:style-name="T3">kukishamba, kukilok</text:span> – (kwo) Küche</text:p>
        <text:p text:style-name="Text_20_body"><text:span text:style-name="T3">kukla</text:span> – (kwo) Puppe<text:line-break/>Griechisch</text:p>
        <text:p text:style-name="Text_20_body"><text:span text:style-name="T3">kuku</text:span> – (kwo) Kuckuck <text:span text:style-name="T1">(zool.)</text:span><text:line-break/><text:span text:style-name="T3">Kuku fai ku-ku.</text:span> – Ein Kuckuck ruft "ku-ku".</text:p>
        <text:p text:style-name="Text_20_body"><text:span text:style-name="T3">kul</text:span> – (komo) cool, super<text:line-break/><text:span text:style-name="T3">kul-ney</text:span> – (kwel) cool, spitzenmäßig</text:p>
        <text:p text:style-name="Text_20_body"><text:span text:style-name="T3">kula</text:span> – (kwo) Patrone, Projektil, Geschoss<text:line-break/><text:soft-page-break/><text:span text:style-name="T3">kuladan</text:span> – (kwo) Magazin für Patronen<text:line-break/><text:span text:style-name="T3">kulakin</text:span> – (kwo) kleine Patrone<text:line-break/><text:span text:style-name="T3">kulagron</text:span> – (kwo) Granate, Projektil für Kanonen<text:line-break/>Isländisch</text:p>
        <text:p text:style-name="Text_20_body"><text:span text:style-name="T3">kulak</text:span> – (kwo) Faust<text:line-break/><text:span text:style-name="T3">kulak-batala</text:span> – (kwo) Faustkampf<text:line-break/>Russisch</text:p>
        <text:p text:style-name="Text_20_body"><text:span text:style-name="T3">kulmini</text:span> – (zwo) (in etw.) gipfeln den höchsten Punkt erreichen<text:line-break/><text:span text:style-name="T3">kulmina</text:span> – (kwo) Kulmination, Höhepunkt, Gipfelpunkt</text:p>
        <text:p text:style-name="Text_20_body"><text:span text:style-name="T3">kulpa</text:span> – (kwo) Schuld<text:line-break/><text:span text:style-name="T3">Es may kulpa.</text:span> – Es ist meine Schuld.<text:line-break/><text:span text:style-name="T3">kulpe (kulpa-ney)</text:span> – (kwel) schuldig<text:line-break/><text:span text:style-name="T3">kulpe om koysa</text:span> – schuld sein an etw.<text:line-break/><text:span text:style-name="T3">kulpe versu koywan</text:span> – jmd. gegenüber schuldig sein<text:line-break/><text:span text:style-name="T3">sinkulpe (sinkulpa-ney)</text:span> – (kwel) unschuldig<text:line-break/><text:span text:style-name="T3">kulpanesa</text:span> – (kwo) Schuldigkeit</text:p>
        <text:p text:style-name="Text_20_body"><text:span text:style-name="T3">kultivi</text:span> – (zwo) kultivieren, anbauen<text:line-break/><text:span text:style-name="T3">kultiva</text:span> – (kwo) Kultivierung, Anbau</text:p>
        <text:p text:style-name="Text_20_body"><text:span text:style-name="T3">kultura</text:span> – (kwo) Kultur<text:line-break/><text:span text:style-name="T3">kulture (kultura-ney)</text:span> – (kwel) kulturell<text:line-break/><text:span text:style-name="T3">kulturisi</text:span> – (zwo) kultiviert werden</text:p>
        <text:p text:style-name="Text_20_body"><text:span text:style-name="T3">kum…</text:span> – (syao) Paten…<text:line-break/><text:span text:style-name="T3">kumpatra</text:span> – (kwo) Patenonkel (<text:span text:style-name="T1">eigtl.</text:span> »Patenvater«)<text:line-break/><text:span text:style-name="T3">kummata</text:span> – (kwo) Patentante (<text:span text:style-name="T1">eigtl.</text:span> »Patenmutter«)<text:line-break/><text:span text:style-name="T3">kumson</text:span> – (kwo) Patensohn<text:line-break/><text:span text:style-name="T3">kumman</text:span> – (kwo) Patenonkel des Kindes eines Mannes; Vater des Patenkindes eines Mannes<text:line-break/><text:span text:style-name="T3">kumisma</text:span> – (kwo) Nepotismus, Vetternwirtschaft</text:p>
        <text:p text:style-name="Text_20_body"><text:span text:style-name="T3">kumin</text:span> – (kwo) Kümmel <text:span text:style-name="T1">(bot.)</text:span><text:line-break/>Arabisch</text:p>
        <text:p text:style-name="Text_20_body"><text:bookmark text:name="kun"/><text:span text:style-name="T3">kun</text:span> – (konekti) mit, bei sich<text:line-break/><text:span text:style-name="T3">Me yao go adar kun yu.</text:span> – Ich möchte mit dir dorthin gehen.<text:line-break/><text:span text:style-name="T3">Me pri pi chay kun milka.</text:span> – Ich trinke gern Tee mit Milch.<text:line-break/><text:span text:style-name="T3">gina kun bavul</text:span> – eine Frau mit einem Koffer<text:line-break/><text:span text:style-name="T3">kunem</text:span> – (komo) mit einem<text:line-break/><text:span text:style-name="T3">Pren me kunem!</text:span> – Nimm mich mit (dir)!<text:line-break/><text:span text:style-name="T3">Mani bu es kunem.</text:span> – (Ich) habe kein Geld bei mir.</text:p>
        <text:p text:style-name="Text_20_body"><text:span text:style-name="T3">kunda</text:span> – (kwo) Gewehrkolben<text:line-break/>Hindi, Paschtunisch</text:p>
        <text:p text:style-name="Text_20_body"><text:soft-page-break/><text:span text:style-name="T3">kundal</text:span> – (kwo) Ohrring<text:line-break/>Hindi</text:p>
        <text:p text:style-name="Text_20_body"><text:span text:style-name="T3">kungo</text:span> – (zwo) mitgehen siehe: <text:a xlink:type="simple" xlink:href="#kun" text:style-name="Internet_20_link" text:visited-style-name="Visited_20_Internet_20_Link"><text:span text:style-name="Definition">kun</text:span></text:a>, <text:a xlink:type="simple" xlink:href="#go" text:style-name="Internet_20_link" text:visited-style-name="Visited_20_Internet_20_Link"><text:span text:style-name="Definition">go</text:span></text:a></text:p>
        <text:p text:style-name="Text_20_body"><text:span text:style-name="T3">kunila</text:span> – (kwo) Kaninchen <text:span text:style-name="T1">(zool.)</text:span></text:p>
        <text:p text:style-name="Text_20_body"><text:bookmark text:name="kunpren"/><text:span text:style-name="T3">kunpren</text:span> – (zwo) mitnehmen siehe: <text:a xlink:type="simple" xlink:href="#kun" text:style-name="Internet_20_link" text:visited-style-name="Visited_20_Internet_20_Link"><text:span text:style-name="Definition">kun</text:span></text:a>, <text:a xlink:type="simple" xlink:href="#pren" text:style-name="Internet_20_link" text:visited-style-name="Visited_20_Internet_20_Link"><text:span text:style-name="Definition">pren</text:span></text:a></text:p>
        <text:p text:style-name="Text_20_body"><text:bookmark text:name="kunshwo"/><text:span text:style-name="T3">kunshwo</text:span> – (zwo) miteinander reden Syn.: <text:a xlink:type="simple" xlink:href="#toki" text:style-name="Internet_20_link" text:visited-style-name="Visited_20_Internet_20_Link"><text:span text:style-name="Definition">toki</text:span></text:a><text:line-break/><text:span text:style-name="T3">kunshwosa</text:span> – (kwo) Konversation, Gespräch<text:line-break/><text:span text:style-name="T3">kunshwoer</text:span> – (kwo) Gesprächspartner</text:p>
        <text:p text:style-name="Text_20_body"><text:span text:style-name="T3">kupala</text:span> – (kwo) Sommeranfang, Sommersonnenwende<text:line-break/>Slawisch</text:p>
        <text:p text:style-name="Text_20_body"><text:bookmark text:name="kupi"/><text:span text:style-name="T3">kupi</text:span> – (zwo) kaufen siehe auch: <text:a xlink:type="simple" xlink:href="#auskupi" text:style-name="Internet_20_link" text:visited-style-name="Visited_20_Internet_20_Link"><text:span text:style-name="Definition">auskupi</text:span></text:a><text:line-break/><text:span text:style-name="T3">kupa</text:span> – (kwo) Kauf (Akt des Kaufens; etwas gekauftes)<text:line-break/><text:span text:style-name="T3">kuping</text:span> – (kwo) Einkauf<text:line-break/><text:span text:style-name="T3">kuper</text:span> – (kwo) Käufer</text:p>
        <text:p text:style-name="Text_20_body"><text:span text:style-name="T3">kuprum</text:span> – (kwo) Kupfer <text:span text:style-name="T1">(chem. Element, Symbol: Cu)</text:span></text:p>
        <text:p text:style-name="Text_20_body"><text:span text:style-name="T3">kupula</text:span> – (kwo) Kuppel<text:line-break/>Spanisch</text:p>
        <text:p text:style-name="Text_20_body"><text:span text:style-name="T3">kuraja</text:span> – (kwo) Courage, Mut, Tapferkeit<text:line-break/><text:span text:style-name="T3">kuraje (kuraja-ney)</text:span> – (kwel) mutig<text:line-break/><text:span text:style-name="T3">kuraji</text:span> – (zwo) mutig sein<text:line-break/><text:span text:style-name="T3">kurajisi</text:span> – (zwo) ermutigen<text:line-break/><text:span text:style-name="T3">kurajnik</text:span> – (kwo) mutige Person<text:line-break/><text:span text:style-name="T3">nokuraja</text:span> – (kwo) Feigheit</text:p>
        <text:p text:style-name="Text_20_body"><text:span text:style-name="T3">Kuran</text:span> – (kwo) Koran <text:span text:style-name="T1">(rel.)</text:span></text:p>
        <text:p text:style-name="Text_20_body"><text:span text:style-name="T3">kurban</text:span> – (kwo) Opfer<text:line-break/><text:span text:style-name="T3">kurbani</text:span> – (zwo) opfern<text:line-break/>Türkisch</text:p>
        <text:p text:style-name="Text_20_body"><text:span text:style-name="T3">kurd</text:span> – 1) (kwo) Kurde<text:line-break/>2) (kwel) kurdisch</text:p>
        <text:p text:style-name="Text_20_body"><text:span text:style-name="T3">kuri</text:span> – (zwo) den Hof machen, umwerben, freien</text:p>
        <text:p text:style-name="Text_20_body"><text:bookmark text:name="kuriose"/><text:span text:style-name="T3">kuriose</text:span> – (kwel) neugierig, schaulustig vgl. <text:a xlink:type="simple" xlink:href="#jigyas" text:style-name="Internet_20_link" text:visited-style-name="Visited_20_Internet_20_Link"><text:span text:style-name="Definition">jigyas-ney</text:span></text:a></text:p>
        <text:p text:style-name="Text_20_body"><text:span text:style-name="T3">kurkuma</text:span> – (kwo) Kurkuma <text:span text:style-name="T1">(bot.)</text:span><text:line-break/>Arabisch</text:p>
        <text:p text:style-name="Text_20_body"><text:span text:style-name="T3">kurla</text:span> – (kwo) Locken<text:line-break/><text:soft-page-break/><text:span text:style-name="T3">kurlinka</text:span> – (kwo) einzelne Locke<text:line-break/><text:span text:style-name="T3">kurli</text:span> – (zwo) einrollen <text:span text:style-name="T1">(intr.)</text:span><text:line-break/><text:span text:style-name="T3">kurlisi</text:span> – (zwo) sich einrollen, kringeln <text:span text:style-name="T1">(tr.)</text:span><text:line-break/><text:span text:style-name="T3">kurlisa</text:span> – (kwo) Kräuseln, Einrollen<text:line-break/><text:span text:style-name="T3">kurle (kurla-ney), kurlahar-ney</text:span> – (kwel) lockig</text:p>
        <text:p text:style-name="Text_20_body"><text:span text:style-name="T3">kursa</text:span> – (kwo) Kursus (Unterricht); <text:span text:style-name="T1">(fin.)</text:span> Wechselkurs; Kurs (Richtung)</text:p>
        <text:p text:style-name="Text_20_body"><text:span text:style-name="T3">kurte</text:span> – (kwel) kurz<text:line-break/><text:span text:style-name="T3">kurti</text:span> – (zwo) kürzen; kürzer werden<text:line-break/><text:span text:style-name="T3">kurtisi (mah-kurte)</text:span> – (zwo) kürzen (kürzer machen)<text:line-break/><text:span text:style-name="T3">kurtifi (fa-kurte)</text:span> – (zwo) kürzer werden<text:line-break/><text:span text:style-name="T3">kurtem</text:span> – (komo) kurzum, kurz gesagt</text:p>
        <text:p text:style-name="Text_20_body"><text:bookmark text:name="kurtena"/><text:span text:style-name="T3">kurtena</text:span> – (kwo) Vorhang Syn.: <text:a xlink:type="simple" xlink:href="#parda" text:style-name="Internet_20_link" text:visited-style-name="Visited_20_Internet_20_Link"><text:span text:style-name="Definition">parda</text:span></text:a><text:line-break/><text:span text:style-name="T3">kurteni</text:span> – (zwo) Vorhang zuziehen; Vorhang aufhängen<text:line-break/><text:span text:style-name="T3">dekurteni</text:span> – (zwo) Vorhang aufziehen; Vorhang abhängen</text:p>
        <text:p text:style-name="Text_20_body"><text:span text:style-name="T3">kurupe</text:span> – (kwel) hässlich<text:line-break/><text:span text:style-name="T3">kurupa</text:span> – (kwo) hässliche Kreatur, hässliche Person<text:line-break/>Hindi</text:p>
        <text:p text:style-name="Text_20_body"><text:span text:style-name="T3">kurve</text:span> – (kwel) gebogen, gekrümmt<text:line-break/><text:span text:style-name="T3">kurva</text:span> – (kwo) Biegung, Bogen, Kurve<text:line-break/><text:span text:style-name="T3">kurvitaa</text:span> – (kwo) Wölbung<text:line-break/><text:span text:style-name="T3">kurvi</text:span> – (zwo) krümmen, biegen, wölben <text:span text:style-name="T1">(tr./intr.)</text:span><text:line-break/><text:span text:style-name="T3">kurvifi</text:span> – (zwo) sich biegen, sich krümmen, winden<text:line-break/><text:span text:style-name="T3">kurvisi</text:span> – (zwo) etw. krümmen, etw. biegen</text:p>
        <text:p text:style-name="Text_20_body"><text:span text:style-name="T3">kushale</text:span> – (kwel) gekonnt, geschickt, gewandt<text:line-break/><text:span text:style-name="T3">nokushale</text:span> – (kwel) ungeschickt, unbeholfen, linkisch<text:line-break/>Hindi</text:p>
        <text:p text:style-name="Text_20_body"><text:span text:style-name="T3">kushen</text:span> – (kwo) Kissen, Polster<text:line-break/><text:span text:style-name="T3">kushenkuta</text:span> – (kwo) Kissenbezug</text:p>
        <text:p text:style-name="Text_20_body"><text:span text:style-name="T3">kusi</text:span> – (zwo) beißen<text:line-break/><text:span text:style-name="T3">kusa</text:span> – (kwo) Biss<text:line-break/><text:span text:style-name="T3">kusishil</text:span> – (kwel) bissig</text:p>
        <text:p text:style-name="Text_20_body"><text:bookmark text:name="kuta"/><text:span text:style-name="T3">kuta</text:span> – (kwo) Hülle, Verpackung, Beschichtung<text:line-break/><text:span text:style-name="T3">baumkuta</text:span> – (kwo) Baumrinde<text:line-break/><text:span text:style-name="T3">letakuta</text:span> – (kwo) Briefumschlag<text:line-break/><text:span text:style-name="T3">kuti</text:span> – (zwo) einhüllen, einpacken, bedecken<text:line-break/><text:span text:style-name="T3">dekuti</text:span> – (zwo) auspacken; schälen, pellen<text:line-break/>Russisch</text:p>
        <text:p text:style-name="Text_20_body"><text:bookmark text:name="kuydi"/><text:span text:style-name="T3">kuydi</text:span> – (zwo) kümmern, sorgen, pflegen; beunruhigt sein, besorgt sein Ant.: <text:a xlink:type="simple" xlink:href="#neglekti" text:style-name="Internet_20_link" text:visited-style-name="Visited_20_Internet_20_Link"><text:span text:style-name="Definition">neglekti</text:span></text:a><text:line-break/><text:soft-page-break/><text:span text:style-name="T3">kuydi kinda</text:span> – um Kinder kümmern<text:line-break/><text:span text:style-name="T3">kuydi flor</text:span> – Blumen pflegen<text:line-break/><text:span text:style-name="T3">bu kuydi om to</text:span> – keine Sorgen darüber machen<text:line-break/><text:span text:style-name="T3">kuyda</text:span> – (kwo) Pflege, Sorge<text:line-break/><text:span text:style-name="T3">kun kuyda</text:span> – mit Sorgfalt<text:line-break/><text:span text:style-name="T3">kuyde (kuyda-ney)</text:span> – (kwel) sorgfältig<text:line-break/><text:span text:style-name="T3">kuydem (kuyda-nem)</text:span> – (komo) sorgfältig<text:line-break/><text:span text:style-name="T3">kuydishil</text:span> – (kwel) sorgfältig, bedachtsam, gewissenhaft<text:line-break/><text:span text:style-name="T3">sinkuyde (sinkuyda-ney)</text:span> – (kwel) sorglos, achtlos; sorgenlos, sorgenfrei<text:line-break/><text:span text:style-name="T3">sinkuydem (sinkuyda-nem)</text:span> – (kwel) sorglos, achtlos; unbekümmert<text:line-break/><text:span text:style-name="T3">kuydaful</text:span> – (kwel) in etw. vertieft sein</text:p>
        <text:p text:style-name="Text_20_body"><text:bookmark text:name="kwadra"/><text:span text:style-name="T3">kwadra</text:span> – 1) (kwo) Quadrat <text:span text:style-name="T1">(geometrische Form)</text:span><text:line-break/><text:span text:style-name="T3">kwadri</text:span> – (zwo) quadrieren<text:line-break/><text:span text:style-name="T3">kwadre (kwadra-ney)</text:span> – (kwel) quadratisch<text:line-break/><text:span text:style-name="T3">kwadra-riza</text:span> – Quadratwurzel<text:line-break/><text:span text:style-name="T3">kwadras-ney, do kwadra</text:span> – (kwel) kariert (in Quadrate unterteilt)<text:line-break/>2) (kwo) Karo <text:span text:style-name="T1">(Spielkarte)</text:span> siehe auch: <text:a xlink:type="simple" xlink:href="#pleikarta" text:style-name="Internet_20_link" text:visited-style-name="Visited_20_Internet_20_Link"><text:span text:style-name="Definition">pleikarta</text:span></text:a></text:p>
        <text:p text:style-name="Text_20_body"><text:span text:style-name="T3">kwadranta</text:span> – (kwo) Quadrant <text:span text:style-name="T1">(naut. Messinstrument)</text:span></text:p>
        <text:p text:style-name="Text_20_body"><text:span text:style-name="T3">kwadrila</text:span> – (kwo) Quadrille <text:span text:style-name="T1">(Tanz)</text:span></text:p>
        <text:p text:style-name="Text_20_body"><text:bookmark text:name="kwaizi"/><text:span text:style-name="T3">kwaizi</text:span> – (kwo) Essstäbchen Syn.: <text:a xlink:type="simple" xlink:href="#chi" text:style-name="Internet_20_link" text:visited-style-name="Visited_20_Internet_20_Link"><text:span text:style-name="Definition">chi</text:span></text:a>-<text:a xlink:type="simple" xlink:href="#stik" text:style-name="Internet_20_link" text:visited-style-name="Visited_20_Internet_20_Link"><text:span text:style-name="Definition">stik</text:span></text:a> siehe auch: <text:a xlink:type="simple" xlink:href="#chi" text:style-name="Internet_20_link" text:visited-style-name="Visited_20_Internet_20_Link"><text:span text:style-name="Definition">chitul</text:span></text:a><text:line-break/><text:span text:style-name="T3">chi bay kwaizi</text:span> – mit Stäbchen essen<text:line-break/><text:span text:style-name="T3">un para kwaizi</text:span> – ein Paar Essstäbchen<text:line-break/><text:span text:style-name="T3">un ge kwaizi</text:span> – ein (einzelnes) Essstäbchen<text:line-break/>Mandarin</text:p>
        <text:p text:style-name="Text_20_body"><text:span text:style-name="T3">kwaki</text:span> – (zwo) (Frosch-)Quaken<text:line-break/><text:span text:style-name="T3">bakak kwaki</text:span> – ein Frosch quakt<text:line-break/>Russisch</text:p>
        <text:p text:style-name="Text_20_body"><text:span text:style-name="T3">kwalifi</text:span> – (zwo) qualifizieren (charakterisieren, kennzeichnen; prüfen, bestätigen)<text:line-break/><text:span text:style-name="T3">kwalifa</text:span> – (kwo) Qualifikation</text:p>
        <text:p text:style-name="Text_20_body"><text:bookmark text:name="kwalitaa"/><text:span text:style-name="T3">kwalitaa</text:span> – (kwo) Qualität, Eigenschaft Ant.: <text:a xlink:type="simple" xlink:href="#kwantitaa" text:style-name="Internet_20_link" text:visited-style-name="Visited_20_Internet_20_Link"><text:span text:style-name="Definition">kwantitaa</text:span></text:a><text:line-break/><text:span text:style-name="T3">kwalitaa-ney</text:span> – (kwel) qualitativ</text:p>
        <text:p text:style-name="Text_20_body"><text:span text:style-name="T3">kwalma</text:span> – (kwo) Qualm, Rauch<text:line-break/>Schwedisch</text:p>
        <text:p text:style-name="Text_20_body"><text:span text:style-name="T3">kwan</text:span> – (kwo) Brunnen, Quelle<text:line-break/>Hindi</text:p>
        <text:p text:style-name="Text_20_body"><text:bookmark text:name="kwanshi"/><text:span text:style-name="T3">kwanshi</text:span> – (kwo) Erz<text:line-break/><text:span text:style-name="T3">fer kwanshi</text:span> – Eisenerz<text:line-break/><text:span text:style-name="T3">kwanshilok</text:span> – (kwo) Erzmine vgl. <text:a xlink:type="simple" xlink:href="#mina" text:style-name="Internet_20_link" text:visited-style-name="Visited_20_Internet_20_Link"><text:span text:style-name="Definition">mina</text:span></text:a><text:line-break/><text:soft-page-break/>Mandarin</text:p>
        <text:p text:style-name="Text_20_body"><text:bookmark text:name="kwantitaa"/><text:span text:style-name="T3">kwantitaa</text:span> – (kwo) Quantität, Menge Ant.: <text:a xlink:type="simple" xlink:href="#kwalitaa" text:style-name="Internet_20_link" text:visited-style-name="Visited_20_Internet_20_Link"><text:span text:style-name="Definition">kwalitaa</text:span></text:a><text:line-break/><text:span text:style-name="T3">kwantitaa-ney</text:span> – (kwel) quantitativ</text:p>
        <text:p text:style-name="Text_20_body"><text:span text:style-name="T3">kwanto</text:span> – (kwesti) wieviel, wie viel<text:line-break/><text:span text:style-name="T3">Kwanto yar yu hev?</text:span> – Wie alt bist du? (<text:span text:style-name="T1">eigtl.</text:span> »Wie viele Jahre hast du?«)<text:line-break/><text:span text:style-name="T3">Kwanto it kosti?</text:span> – Wieviel kostet es?<text:line-break/><text:span text:style-name="T3">Me bu ve pagi tanto kwanto lu yao.</text:span> – Ich werde nicht soviel bezahlen wie er will.</text:p>
        <text:p text:style-name="Text_20_body"><text:span text:style-name="T3">kwantum</text:span> – (kwo) Quantum <text:span text:style-name="T1">(phys.)</text:span></text:p>
        <text:p text:style-name="Text_20_body"><text:span text:style-name="T3">kwarza</text:span> – (kwo) Quarz</text:p>
        <text:p text:style-name="Text_20_body"><text:span text:style-name="T3">kwas</text:span> – (kwo) Kwass <text:span text:style-name="T1">(alkoholisches Getränk)</text:span><text:line-break/>Russisch</text:p>
        <text:p text:style-name="Text_20_body"><text:span text:style-name="T3">kwasi</text:span> – (konekti-komo) quasi, als ob, als wenn, sozusagen<text:line-break/><text:span text:style-name="T3">Ta shwo kwasi me bu audi hao.</text:span> – Er/Sie spricht als ob ich nicht gut höre.</text:p>
        <text:p text:style-name="Text_20_body"><text:bookmark text:name="kway"/><text:span text:style-name="T3">kway</text:span> – (kwel, komo) schnell, rasch vgl. <text:a xlink:type="simple" xlink:href="#akseleri" text:style-name="Internet_20_link" text:visited-style-name="Visited_20_Internet_20_Link"><text:span text:style-name="Definition">akseleri</text:span></text:a><text:line-break/><text:span text:style-name="T3">kway tren</text:span> – schneller Zug<text:line-break/><text:span text:style-name="T3">kway kom bliza</text:span> – schnell wie der Blitz<text:line-break/><text:span text:style-name="T3">kwaytaa</text:span> – (kwo) Schnelligkeit; Geschwindigkeit, Tempo<text:line-break/>Mandarin</text:p>
        <text:p text:style-name="Text_20_body"><text:span text:style-name="T3">kwaylok</text:span> – (kwo) Stromschnelle</text:p>
        <text:p text:style-name="Text_20_body"><text:bookmark text:name="kwel"/><text:span text:style-name="T3">kwel</text:span> – (kwesti) welch, welcher Art vgl. <text:a xlink:type="simple" xlink:href="#kwo" text:style-name="Internet_20_link" text:visited-style-name="Visited_20_Internet_20_Link"><text:span text:style-name="Definition">kwo</text:span></text:a><text:line-break/><text:span text:style-name="T3">Kwel es lu?</text:span> – Welcher Art ist er?<text:line-break/><text:span text:style-name="T3">Kwel de li?</text:span> – Welcher von ihnen?<text:line-break/><text:span text:style-name="T3">Kwel kitaba yu zai lekti?</text:span> – Welches Buch liest du gerade?<text:line-break/><text:span text:style-name="T3">Suy okos es do kwel kolor?</text:span> – Welche Farbe haben seine/ihre Augen?<text:line-break/><text:span text:style-name="T3">Kwel bus go adar?</text:span> – Welcher Bus fährt dorthin?<text:line-break/><text:span text:style-name="T3">Kwelgrad?</text:span> – In welchem Maße?</text:p>
        <text:p text:style-name="Text_20_body"><text:span text:style-name="T3">kwereli</text:span> – (zwo) streiten, zanken<text:line-break/><text:span text:style-name="T3">kwerela</text:span> – (kwo) Querelen, Streit, Zank</text:p>
        <text:p text:style-name="Text_20_body"><text:span text:style-name="T3">kwerka</text:span> – (kwo) Eiche <text:span text:style-name="T1">(bot.)</text:span></text:p>
        <text:p text:style-name="Text_20_body"><text:span text:style-name="T3">kwesti</text:span> – (zwo) fragen<text:line-break/><text:span text:style-name="T3">kwesta</text:span> – (kwo) Frage<text:line-break/><text:span text:style-name="T3">kweste (kwesta-ney)</text:span> – (kwel) fragend<text:line-break/><text:span text:style-name="T3">kwestem (kwesta-nem)</text:span> – (komo) fragend<text:line-break/><text:span text:style-name="T3">kwesti-signa</text:span> – (kwo) Fragezeichen<text:line-break/><text:span text:style-name="T3">bekwesti</text:span> – (zwo) befragen<text:line-break/><text:span text:style-name="T3">bekwesta</text:span> – (kwo) Befragung</text:p>
        <text:p text:style-name="Text_20_body"><text:soft-page-break/><text:span text:style-name="T3">kwiti</text:span> – (zwo) aufgeben, abbrechen, verlassen, beenden<text:line-break/><text:span text:style-name="T3">Bu kwiti me!</text:span> – Verlass mich nicht!<text:line-break/><text:span text:style-name="T3">kwiti kama</text:span> – das Bett verlassen<text:line-break/><text:span text:style-name="T3">kwiti molya, kwiti gunsa</text:span> – die Ehefrau verlassen, die Arbeit verlassen<text:line-break/><text:span text:style-name="T3">kwiti fumi</text:span> – das Rauchen aufgeben</text:p>
        <text:p text:style-name="Text_20_body"><text:bookmark text:name="kwo"/><text:span text:style-name="T3">kwo</text:span> – (kwesti) was vgl. <text:a xlink:type="simple" xlink:href="#kwel" text:style-name="Internet_20_link" text:visited-style-name="Visited_20_Internet_20_Link"><text:span text:style-name="Definition">kwel</text:span></text:a><text:line-break/><text:span text:style-name="T3">Kwo yu maini?</text:span> – Was meinst du?<text:line-break/><text:span text:style-name="T3">Kwo es se?</text:span> – Was ist dies?</text:p>
        <text:p text:style-name="Text_20_body"><text:span text:style-name="T3">kwota</text:span> – (kwo) Quote, Anteil, Pensum</text:p>
        <text:p text:style-name="Text_20_body"><text:bookmark text:name="kyar"/><text:span text:style-name="T3">kyar</text:span> – (kwo) Beet<text:line-break/><text:span text:style-name="T3">florkyar</text:span> – Blumenbeet<text:line-break/>Hindi</text:p>
        <text:p text:style-name="Text_20_body"><text:bookmark text:name="kyete"/><text:span text:style-name="T3">kyete</text:span> – (kwel) still, leise vgl. <text:a xlink:type="simple" xlink:href="#kalme" text:style-name="Internet_20_link" text:visited-style-name="Visited_20_Internet_20_Link"><text:span text:style-name="Definition">kalme</text:span></text:a>, <text:a xlink:type="simple" xlink:href="#silensi" text:style-name="Internet_20_link" text:visited-style-name="Visited_20_Internet_20_Link"><text:span text:style-name="Definition">silense</text:span></text:a>, <text:a xlink:type="simple" xlink:href="#trankwile" text:style-name="Internet_20_link" text:visited-style-name="Visited_20_Internet_20_Link"><text:span text:style-name="Definition">trankwile</text:span></text:a><text:line-break/><text:span text:style-name="T3">kyetem</text:span> – (komo) still, leise<text:line-break/><text:span text:style-name="T3">kyetitaa</text:span> – (kwo) Stille</text:p>
        <text:p text:style-name="Text_20_body"><text:span text:style-name="T3">Kyete Osean</text:span> – (kwo) Stiller Ozean (Pazifik)</text:p>
        <text:p text:style-name="Text_20_body"><text:line-break/><text:bookmark text:name="L"/></text:p>
        <text:p text:style-name="Horizontal_20_Line"/>
        <text:h text:style-name="Heading_20_3" text:outline-level="3"><text:bookmark-start text:name="l"/>L<text:bookmark-end text:name="l"/></text:h>
        <text:p text:style-name="First_20_paragraph"><text:bookmark text:name="la"/><text:span text:style-name="T3">la, -la</text:span> – (gramatika) <text:span text:style-name="T1">ersetzt das vorhergehende Substantiv im Singular</text:span> siehe auch: <text:a xlink:type="simple" xlink:href="#las" text:style-name="Internet_20_link" text:visited-style-name="Visited_20_Internet_20_Link"><text:span text:style-name="Definition">las, -las</text:span></text:a><text:line-break/><text:span text:style-name="T3">Me hev dwa rosa. Sey-la es rude e toy-la es blan.</text:span> – Ich habe zwei Rosen. Diese (Rose) ist rot und jene (Rose) ist weiß.<text:line-break/><text:span text:style-name="T3">Bat me pri hwan-la zuy.</text:span> – Aber ich mag die gelbe (Rose) am meisten.<text:line-break/><text:span text:style-name="T3">Ye yoshi kelke kriteri: la de kurtitaa, la de hao-suonitaa …</text:span> – Außerdem gibt es einige Kriterien: das (Kriterium) der Kürze, das (Kriterium) des Wohlklangs …</text:p>
        <text:p text:style-name="Text_20_body"><text:span text:style-name="T3">laba</text:span> – (kwo) Lippe<text:line-break/>Persisch</text:p>
        <text:p text:style-name="Text_20_body"><text:bookmark text:name="label"/><text:span text:style-name="T3">label</text:span> – (kwo) Label, Aufkleber, Etikett<text:line-break/><text:span text:style-name="T3">labeli</text:span> – (zwo) anheften, etikettieren</text:p>
        <text:p text:style-name="Text_20_body"><text:span text:style-name="T3">laboratoria</text:span> – (kwo) Labor</text:p>
        <text:p text:style-name="Text_20_body"><text:span text:style-name="T3">ladi</text:span> – (zwo) gut laufen; in Ordnung bringen, regeln<text:line-break/><text:span text:style-name="T3">ladi dela</text:span> – eine Sache regeln<text:line-break/><text:span text:style-name="T3">olo ladi</text:span> – alles läuft gut<text:line-break/><text:span text:style-name="T3">ladi kun koywan</text:span> – gut mit jmd. auskommen<text:line-break/><text:soft-page-break/><text:span text:style-name="T3">lada</text:span> – (kwo) OK-Kondition, Harmonie<text:line-break/><text:span text:style-name="T3">deladi</text:span> – (zwo) aufregen, verwirren<text:line-break/><text:span text:style-name="T3">riladi</text:span> – (zwo) wieder in Ordnung bringen, in den Normalzustand bringen<text:line-break/>Russisch</text:p>
        <text:p text:style-name="Text_20_body"><text:span text:style-name="T3">lagan</text:span> – (kwo) Eifer, Fleiß, Sorgfalt<text:line-break/><text:span text:style-name="T3">lagan-ney</text:span> – (kwel) eifrig, fleißig, sorgfältig<text:line-break/>Hindi</text:p>
        <text:p text:style-name="Text_20_body"><text:span text:style-name="T3">lagi</text:span> – (zwo) liegen, gelegen sein<text:line-break/><text:span text:style-name="T3">lagilok</text:span> – (kwo) Lager, Bau (eines Tieres)</text:p>
        <text:p text:style-name="Text_20_body"><text:span text:style-name="T3">laguna</text:span> – (kwo) Lagune</text:p>
        <text:p text:style-name="Text_20_body"><text:bookmark text:name="lai"/><text:span text:style-name="T3">lai</text:span> – (zwo) kommen<text:line-break/><text:span text:style-name="T3">Me lai klok dwa.</text:span> – Ich komme um 2 Uhr.<text:line-break/><text:span text:style-name="T3">laisa</text:span> – (kwo) Kommen<text:line-break/><text:span text:style-name="T3">lai-she</text:span> – (kwel) kommendes; nächstes<text:line-break/><text:span text:style-name="T3">lai-she yar</text:span> – das kommende Jahr<text:line-break/><text:span text:style-name="T3">pa lai-ves</text:span> – nächstes Mal<text:line-break/><text:span text:style-name="T3">lai-sha</text:span> – (kwo) Kommender<text:line-break/><text:span text:style-name="T3">ek-lai</text:span> – (zwo) plötzlich ankommen/erscheinen<text:line-break/>Mandarin</text:p>
        <text:p text:style-name="Text_20_body"><text:span text:style-name="T3">laik</text:span> – (gramatika) <text:span text:style-name="T1">Marker für improvisierte bildhafte Worte oder Lautmalerei</text:span></text:p>
        <text:p text:style-name="Text_20_body"><text:span text:style-name="T3">lak</text:span> – (kwo) See</text:p>
        <text:p text:style-name="Text_20_body"><text:span text:style-name="T3">laka</text:span> – (kwo) Lack<text:line-break/><text:span text:style-name="T3">laki</text:span> – (zwo) lackieren<text:line-break/><text:span text:style-name="T3">laking</text:span> – (kwo) Lackieren</text:p>
        <text:p text:style-name="Text_20_body"><text:bookmark text:name="lakey"/><text:span text:style-name="T3">lakey</text:span> – (kwo) Lakai Syn.: <text:a xlink:type="simple" xlink:href="#sub" text:style-name="Internet_20_link" text:visited-style-name="Visited_20_Internet_20_Link"><text:span text:style-name="Definition">subnik</text:span></text:a></text:p>
        <text:p text:style-name="Text_20_body"><text:span text:style-name="T3">lakme</text:span> – (kwel) lecker, appetitlich<text:line-break/><text:span text:style-name="T3">lakme lokma</text:span> – appetitlicher Happen<text:line-break/><text:span text:style-name="T3">lakma</text:span> – (kwo) Leckerbissen<text:line-break/>Russisch</text:p>
        <text:p text:style-name="Text_20_body"><text:span text:style-name="T3">lali</text:span> – (zwo) schätzen (mit Zuneigung und Zärtlichkeit behandeln)<text:line-break/>Hindi</text:p>
        <text:p text:style-name="Text_20_body"><text:span text:style-name="T3">lama</text:span> – (kwo) 1) Lama <text:span text:style-name="T1">(rel.)</text:span>; 2) Lama <text:span text:style-name="T1">(zool.)</text:span></text:p>
        <text:p text:style-name="Text_20_body"><text:span text:style-name="T3">lampa</text:span> – (kwo) Lampe</text:p>
        <text:p text:style-name="Text_20_body"><text:span text:style-name="T3">lan</text:span> – (kwel) faul, träge, müßig<text:line-break/><text:span text:style-name="T3">lanfai</text:span> – (zwo) faul sein, träge sein<text:line-break/><text:span text:style-name="T3">lantaa</text:span> – (kwo) Faulheit<text:line-break/><text:soft-page-break/><text:span text:style-name="T3">lannik</text:span> – (kwo) Faulenzer, Bummler<text:line-break/>Mandarin</text:p>
        <text:p text:style-name="Text_20_body"><text:bookmark text:name="landa"/><text:span text:style-name="T3">landa</text:span> – (kwo) Land siehe auch: <text:a xlink:type="simple" xlink:href="#auslanda" text:style-name="Internet_20_link" text:visited-style-name="Visited_20_Internet_20_Link"><text:span text:style-name="Definition">auslanda</text:span></text:a><text:line-break/><text:span text:style-name="T3">landi</text:span> – (zwo) landen</text:p>
        <text:p text:style-name="Text_20_body"><text:span text:style-name="T3">Landan</text:span> – (kwo) London</text:p>
        <text:p text:style-name="Text_20_body"><text:span text:style-name="T3">langusta</text:span> – (kwo) Languste <text:span text:style-name="T1">(zool.)</text:span></text:p>
        <text:p text:style-name="Text_20_body"><text:span text:style-name="T3">lanset</text:span> – (kwo) Lanzette <text:span text:style-name="T1">(med.)</text:span></text:p>
        <text:p text:style-name="Text_20_body"><text:span text:style-name="T3">lansi</text:span> – (zwo) werfen, schleudern, abwerfen<text:line-break/><text:span text:style-name="T3">fa-lansi a/inu</text:span> – sich auf/an/in … stürzen<text:line-break/><text:span text:style-name="T3">raslansi</text:span> – (zwo) herumwerfen, zerstreuen<text:line-break/><text:span text:style-name="T3">lansa</text:span> – (kwo) Wurf, Abwurf<text:line-break/><text:span text:style-name="T3">lansika</text:span> – (kwo) Schleuder, Katapult<text:line-break/><text:span text:style-name="T3">korda-lansika</text:span> – Steinschleuder<text:line-break/><text:span text:style-name="T3">Y-lansika (ye-lansika)</text:span> – (Y-förmige) Schleuder, Zwille</text:p>
        <text:p text:style-name="Text_20_body"><text:span text:style-name="T3">lanza</text:span> – (kwo) Lanze, Speer</text:p>
        <text:p text:style-name="Text_20_body"><text:span text:style-name="T3">lao</text:span> – (kwel) alt<text:line-break/><text:span text:style-name="T3">laotaa</text:span> – (kwo) das Alter<text:line-break/><text:span text:style-name="T3">lao yash</text:span> – (kwo) hohes Alter<text:line-break/><text:span text:style-name="T3">laojen</text:span> – (kwo) alte Person<text:line-break/><text:span text:style-name="T3">laoman</text:span> – (kwo) alter Mann<text:line-break/><text:span text:style-name="T3">laogina</text:span> – (kwo) alte Frau<text:line-break/><text:span text:style-name="T3">laoyuan</text:span> – (kwo) Senior, Ältester<text:line-break/><text:span text:style-name="T3">fa-lao</text:span> – (zwo) alt werden, altern<text:line-break/><text:span text:style-name="T3">mah-lao</text:span> – (zwo) alt machen<text:line-break/>Mandarin</text:p>
        <text:p text:style-name="Text_20_body"><text:span text:style-name="T3">lapa</text:span> – (kwo) Rockschoß</text:p>
        <text:p text:style-name="Text_20_body"><text:span text:style-name="T3">lapu</text:span> – (kwo) Große Klette <text:span text:style-name="T1">(bot.)</text:span><text:line-break/><text:span text:style-name="T3">lapuspika, lapuka</text:span> – (kwo) Fruchtstand der Klette<text:line-break/><text:span text:style-name="T3">lapulif</text:span> – (kwo) Blatt der Klette<text:line-break/>Russisch</text:p>
        <text:p text:style-name="Text_20_body"><text:span text:style-name="T3">laringa</text:span> – (kwo) Larynx <text:span text:style-name="T1">(anat.)</text:span>, Kehlkopf</text:p>
        <text:p text:style-name="Text_20_body"><text:span text:style-name="T3">larma</text:span> – (kwo) Träne</text:p>
        <text:p text:style-name="Text_20_body"><text:bookmark text:name="las"/><text:span text:style-name="T3">las, -las</text:span> – (gramatika) <text:span text:style-name="T1">ersetzt das vorhergehende Substantiv im Plural</text:span> siehe auch: <text:a xlink:type="simple" xlink:href="#la" text:style-name="Internet_20_link" text:visited-style-name="Visited_20_Internet_20_Link"><text:span text:style-name="Definition">la, -la</text:span></text:a><text:line-break/><text:span text:style-name="T3">Me hev mucho rosa. Me pri blan-las zuy.</text:span> – Ich habe viele Rosen. Ich mag die weißen (Rosen) am meisten.</text:p>
        <text:p text:style-name="Text_20_body"><text:span text:style-name="T3">laser</text:span> – (kwo) Laser</text:p>
        <text:p text:style-name="Text_20_body"><text:soft-page-break/><text:span text:style-name="T3">lash</text:span> – (kwo) Kadaver, Leiche<text:line-break/>Persisch</text:p>
        <text:p text:style-name="Text_20_body"><text:bookmark text:name="lasi"/><text:span text:style-name="T3">lasi</text:span> – (sta) lassen, zulassen, erlauben siehe auch: <text:a xlink:type="simple" xlink:href="#auslasi" text:style-name="Internet_20_link" text:visited-style-name="Visited_20_Internet_20_Link"><text:span text:style-name="Definition">auslasi</text:span></text:a>, <text:a xlink:type="simple" xlink:href="#weklasi" text:style-name="Internet_20_link" text:visited-style-name="Visited_20_Internet_20_Link"><text:span text:style-name="Definition">weklasi</text:span></text:a><text:line-break/><text:span text:style-name="T3">lasi me go, lasi me wek</text:span> – lass mich gehen<text:line-break/><text:span text:style-name="T3">lasi lwo</text:span> – fallen lassen<text:line-break/><text:span text:style-name="T3">lasi koywan zin, lasi koywan inu</text:span> – jmd. herein lassen<text:line-break/><text:span text:style-name="T3">Lasi me dumi idyen.</text:span> – Lass mich ein wenig nachdenken.<text:line-break/><text:span text:style-name="T3">Bye lasi me fali!</text:span> – Lass mich nicht fallen!</text:p>
        <text:p text:style-name="Text_20_body"><text:span text:style-name="T3">laska</text:span> – (kwo) Wiesel <text:span text:style-name="T1">(zool.)</text:span><text:line-break/>Russisch</text:p>
        <text:p text:style-name="Text_20_body"><text:span text:style-name="T3">laste</text:span> – (kwel) letzter<text:line-break/><text:span text:style-name="T3">go pa laste</text:span> – als letzter gehen<text:line-break/><text:span text:style-name="T3">prelaste</text:span> – (kwel) vorletzter</text:p>
        <text:p text:style-name="Text_20_body"><text:span text:style-name="T3">lata</text:span> – (kwo) Flicken (Materialstück zum Ausbessern oder Bedecken eines Loches)<text:line-break/><text:span text:style-name="T3">lati</text:span> – (zwo) flicken<text:line-break/>Russisch</text:p>
        <text:p text:style-name="Text_20_body"><text:span text:style-name="T3">latif</text:span> – (kwel) freundlich, höflich<text:line-break/>Arabisch</text:p>
        <text:p text:style-name="Text_20_body"><text:span text:style-name="T3">latina</text:span> – 1) (kwel) lateinisch<text:line-break/>2) (kwo) Latiner <text:span text:style-name="T1">(Person)</text:span><text:line-break/>3) (kwo) Latein <text:span text:style-name="T1">(Sprache)</text:span></text:p>
        <text:p text:style-name="Text_20_body"><text:span text:style-name="T3">latino</text:span> – (kwo) Latino, Amerikaner lateinamerikanischer Herkunft</text:p>
        <text:p text:style-name="Text_20_body"><text:bookmark text:name="latituda"/><text:span text:style-name="T3">latituda</text:span> – (kwo) Breitengrad <text:span text:style-name="T1">(geogr.)</text:span> auch: <text:a xlink:type="simple" xlink:href="#geografia" text:style-name="Internet_20_link" text:visited-style-name="Visited_20_Internet_20_Link"><text:span text:style-name="Definition">geografike</text:span></text:a> <text:a xlink:type="simple" xlink:href="#chaure" text:style-name="Internet_20_link" text:visited-style-name="Visited_20_Internet_20_Link"><text:span text:style-name="Definition">chauritaa</text:span></text:a> siehe auch: <text:a xlink:type="simple" xlink:href="#longituda" text:style-name="Internet_20_link" text:visited-style-name="Visited_20_Internet_20_Link"><text:span text:style-name="Definition">longituda</text:span></text:a></text:p>
        <text:p text:style-name="Text_20_body"><text:span text:style-name="T3">laudi</text:span> – (zwo) loben, preisen<text:line-break/><text:span text:style-name="T3">laudi-worda</text:span> – Kompliment, Belobigung<text:line-break/><text:span text:style-name="T3">laudi-bashan</text:span> – Lobrede, Eloge<text:line-break/><text:span text:style-name="T3">laudike</text:span> – (kwel) lobend<text:line-break/><text:span text:style-name="T3">laudival</text:span> – (kwel) lobenswert, rühmlich<text:line-break/><text:span text:style-name="T3">lauda</text:span> – (kwo) Lob</text:p>
        <text:p text:style-name="Text_20_body"><text:span text:style-name="T3">laura</text:span> – (kwo) Lorbeer <text:span text:style-name="T1">(bot.)</text:span><text:line-break/><text:span text:style-name="T3">lauras</text:span> – Lorbeeren</text:p>
        <text:p text:style-name="Text_20_body"><text:span text:style-name="T3">laureat</text:span> – (kwo) Laureat, Preisträger</text:p>
        <text:p text:style-name="Text_20_body"><text:span text:style-name="T3">laute</text:span> – (kwel) laut<text:line-break/><text:span text:style-name="T3">lautem</text:span> – (komo) laut<text:line-break/><text:span text:style-name="T3">bulautem</text:span> – (komo) leise (nicht laut)<text:line-break/><text:span text:style-name="T3">lautvos-ney</text:span> – (kwel) lautstark, mit lauter Stimme</text:p>
        <text:p text:style-name="Text_20_body"><text:soft-page-break/><text:span text:style-name="T3">lavanda</text:span> – (kwo) Lavendel <text:span text:style-name="T1">(bot.)</text:span></text:p>
        <text:p text:style-name="Text_20_body"><text:span text:style-name="T3">lavina</text:span> – (kwo) Lawine<text:line-break/>Ungarisch</text:p>
        <text:p text:style-name="Text_20_body"><text:span text:style-name="T3">laxe</text:span> – (kwel) lax, locker, entspannt, schlaff<text:line-break/><text:span text:style-name="T3">laxi</text:span> – (zwo) entspannen, lockern <text:span text:style-name="T1">(tr./intr.)</text:span><text:line-break/><text:span text:style-name="T3">laxi muskula</text:span> – die Muskeln entspannen<text:line-break/><text:span text:style-name="T3">laxi noda</text:span> – den Knoten lösen<text:line-break/><text:span text:style-name="T3">laxifi (fa-laxe)</text:span> – (zwo) entspannt werden, locker werden<text:line-break/><text:span text:style-name="T3">laxifa</text:span> – (kwo) Entspannung, Lockerung<text:line-break/><text:span text:style-name="T3">laxisi (mah-laxe)</text:span> – (zwo) etw. entspannen / lockern<text:line-break/><text:span text:style-name="T3">laxisi arda</text:span> – das Erdreich lockern<text:line-break/><text:span text:style-name="T3">laxisika</text:span> – (kwo) Laxativ, Abführmittel</text:p>
        <text:p text:style-name="Text_20_body"><text:span text:style-name="T3">laza</text:span> – (kwo) Abfall, Müll<text:line-break/><text:span text:style-name="T3">laza monton</text:span> – Müllhaufen<text:line-break/><text:span text:style-name="T3">lazadan</text:span> – (kwo) Abfalleimer, Mülltonne<text:line-break/><text:span text:style-name="T3">lazalok, lazika</text:span> – (kwo) Müllhalde, Müllkippe<text:line-break/>Mandarin</text:p>
        <text:p text:style-name="Text_20_body"><text:bookmark text:name="lefte"/><text:span text:style-name="T3">lefte</text:span> – (kwel) links Ant.: <text:a xlink:type="simple" xlink:href="#desne" text:style-name="Internet_20_link" text:visited-style-name="Visited_20_Internet_20_Link"><text:span text:style-name="Definition">desne</text:span></text:a><text:line-break/><text:span text:style-name="T3">lefta</text:span> – (kwo) Linke, linke Seite<text:line-break/><text:span text:style-name="T3">a lefta</text:span> – (loko-komo) nach links<text:line-break/><text:span text:style-name="T3">Kan a lefta!</text:span> – Schau nach links!<text:line-break/><text:span text:style-name="T3">Hir treba turni a lefta.</text:span> – Hier sollte man nach links abbiegen.<text:line-break/><text:span text:style-name="T3">leften</text:span> – (konekti-komo) an der linken Seite, links von<text:line-break/><text:span text:style-name="T3">Leften ye garden.</text:span> – An der linken Seite gibt es einen Garten.<text:line-break/><text:span text:style-name="T3">Garden es leften dom.</text:span> – Der Garten ist an der linken Seite des Hauses.</text:p>
        <text:p text:style-name="Text_20_body"><text:span text:style-name="T3">legenda</text:span> – (kwo) Legende<text:line-break/><text:span text:style-name="T3">legenda-ney, legendare</text:span> – (kwel) legendär</text:p>
        <text:p text:style-name="Text_20_body"><text:span text:style-name="T3">legum</text:span> – (kwo) Gemüse<text:line-break/><text:span text:style-name="T3">legumgarden</text:span> – (kwo) Gemüsegarten</text:p>
        <text:p text:style-name="Text_20_body"><text:bookmark text:name="leki"/><text:span text:style-name="T3">leki</text:span> – (zwo) heilen, medizinisch behandeln<text:line-break/><text:span text:style-name="T3">leking</text:span> – (kwo) Heilung, medizinische Behandlung<text:line-break/><text:span text:style-name="T3">lekika</text:span> – (kwo) Medizin, Medikament<text:line-break/><text:span text:style-name="T3">lekiguan</text:span> – (kwo) Klinik, medizinische Einrichtung<text:line-break/><text:span text:style-name="T3">leker</text:span> – (kwo) Arzt siehe auch: <text:a xlink:type="simple" xlink:href="#doktor" text:style-name="Internet_20_link" text:visited-style-name="Visited_20_Internet_20_Link"><text:span text:style-name="Definition">doktor</text:span></text:a><text:line-break/>Russisch</text:p>
        <text:p text:style-name="Text_20_body"><text:span text:style-name="T3">lekipiwat</text:span> – (kwo) Heiltrank siehe: <text:a xlink:type="simple" xlink:href="#leki" text:style-name="Internet_20_link" text:visited-style-name="Visited_20_Internet_20_Link"><text:span text:style-name="Definition">leki</text:span></text:a>, <text:a xlink:type="simple" xlink:href="#pi" text:style-name="Internet_20_link" text:visited-style-name="Visited_20_Internet_20_Link"><text:span text:style-name="Definition">piwat</text:span></text:a></text:p>
        <text:p text:style-name="Text_20_body"><text:span text:style-name="T3">lekti</text:span> – (zwo) lesen<text:line-break/><text:span text:style-name="T3">lekting</text:span> – (kwo) Lesen<text:line-break/><text:span text:style-name="T3">lektiwat</text:span> – (kwo) Lektüre, Lesestoff<text:line-break/><text:soft-page-break/><text:span text:style-name="T3">lekter, lekti-sha</text:span> – (kwo) Leser (Person)<text:line-break/><text:span text:style-name="T3">lektibile</text:span> – (kwel) lesbar, leserlich<text:line-break/><text:span text:style-name="T3">lekter, lektika</text:span> – (kwo) Lesegerät</text:p>
        <text:p text:style-name="Text_20_body"><text:span text:style-name="T3">lektia</text:span> – (kwo) Vortrag</text:p>
        <text:p text:style-name="Text_20_body"><text:span text:style-name="T3">leleka</text:span> – (kwo) Storch <text:span text:style-name="T1">(zool.)</text:span><text:line-break/>Türkisch</text:p>
        <text:p text:style-name="Text_20_body"><text:span text:style-name="T3">lemar</text:span> – (kwo) Schrank<text:line-break/><text:span text:style-name="T3">lemarkin</text:span> – (kwo) Schränkchen, Nachttisch<text:line-break/>Indonesisch</text:p>
        <text:p text:style-name="Text_20_body"><text:span text:style-name="T3">lenga</text:span> – (kwo) Kälte<text:line-break/><text:span text:style-name="T3">lenge (lenga-ney)</text:span> – (kwel) kalt<text:line-break/><text:span text:style-name="T3">lenge akwa</text:span> – kaltes Wasser<text:line-break/><text:span text:style-name="T3">Es lenge hir.</text:span> – Hier ist es kalt.<text:line-break/><text:span text:style-name="T3">Me sta lenge.</text:span> – Mir ist kalt.<text:line-break/><text:span text:style-name="T3">lengem (lenga-nem)</text:span> – (komo) kalt<text:line-break/><text:span text:style-name="T3">jawabi lengem</text:span> – kalt antworten<text:line-break/><text:span text:style-name="T3">lengitaa</text:span> – (kwo) die Kälte<text:line-break/><text:span text:style-name="T3">lengi</text:span> – (zwo) kühlen <text:span text:style-name="T1">(intr./tr.)</text:span><text:line-break/><text:span text:style-name="T3">lengifi (fa-lenge)</text:span> – (zwo) abkühlen, kühl werden<text:line-break/><text:span text:style-name="T3">lengisi (mah-lenge)</text:span> – (zwo) etw. abkühlen<text:line-break/><text:span text:style-name="T3">lengiser</text:span> – (kwo) Kühler<text:line-break/><text:span text:style-name="T3">lengitura</text:span> – (kwo) Erkältung <text:span text:style-name="T1">(med.)</text:span><text:line-break/><text:span text:style-name="T3">pai/fai lengitura</text:span> – eine Erkältung bekommen / sich erkälten<text:line-break/>Mandarin</text:p>
        <text:p text:style-name="Text_20_body"><text:span text:style-name="T3">lente</text:span> – (kwel) langsam<text:line-break/><text:span text:style-name="T3">lentem</text:span> – (komo) langsam</text:p>
        <text:p text:style-name="Text_20_body"><text:span text:style-name="T3">lentila</text:span> – (kwo) Linse <text:span text:style-name="T1">(bot.)</text:span></text:p>
        <text:p text:style-name="Text_20_body"><text:span text:style-name="T3">leon</text:span> – (kwo) Löwe <text:span text:style-name="T1">(zool.)</text:span><text:line-break/><text:span text:style-name="T3">gin-leon</text:span> – (kwo) Löwin<text:line-break/><text:span text:style-name="T3">man-leon</text:span> – (kwo) männl. Löwe</text:p>
        <text:p text:style-name="Text_20_body"><text:span text:style-name="T3">leoparda</text:span> – (kwo) Leopard <text:span text:style-name="T1">(zool.)</text:span></text:p>
        <text:p text:style-name="Text_20_body"><text:bookmark text:name="lepi"/><text:span text:style-name="T3">lepi</text:span> – (zwo) formen, modellieren (in Ton, Wachs) vgl. <text:a xlink:type="simple" xlink:href="#model" text:style-name="Internet_20_link" text:visited-style-name="Visited_20_Internet_20_Link"><text:span text:style-name="Definition">modeli</text:span></text:a><text:line-break/><text:span text:style-name="T3">leping</text:span> – (kwo) Formen, Modellieren (mit weichem Material)<text:line-break/><text:span text:style-name="T3">lepitura</text:span> – (kwo) Geformtes, Modelliertes<text:line-break/>Russisch</text:p>
        <text:p text:style-name="Text_20_body"><text:span text:style-name="T3">lepra</text:span> – (kwo) Lepra <text:span text:style-name="T1">(med.)</text:span></text:p>
        <text:p text:style-name="Text_20_body"><text:bookmark text:name="lerni"/><text:span text:style-name="T3">lerni</text:span> – (zwo) lernen vgl. <text:a xlink:type="simple" xlink:href="#jan" text:style-name="Internet_20_link" text:visited-style-name="Visited_20_Internet_20_Link"><text:span text:style-name="Definition">en-jan</text:span></text:a><text:line-break/><text:span text:style-name="T3">lerner</text:span> – (kwo) Lernender<text:line-break/><text:soft-page-break/><text:span text:style-name="T3">lernikitaba</text:span> – (kwo) Lehrbuch<text:line-break/><text:span text:style-name="T3">lerna, lerning</text:span> – (kwo) Lernen<text:line-break/><text:span text:style-name="T3">lerni-ney</text:span> – (kwel) gelehrt, belesen<text:line-break/><text:span text:style-name="T3">lerninesa</text:span> – (kwo) Gelehrtheit, Belesenheit<text:line-break/><text:span text:style-name="T3">delerni</text:span> – (zwo) verlernen</text:p>
        <text:p text:style-name="Text_20_body"><text:span text:style-name="T3">leson</text:span> – (kwo) Lektion, Unterrichtsstunde<text:line-break/><text:span text:style-name="T3">dai leson</text:span> – Unterricht geben<text:line-break/><text:span text:style-name="T3">dukti leson</text:span> – Unterricht durchführen</text:p>
        <text:p text:style-name="Text_20_body"><text:span text:style-name="T3">lesti</text:span> – (zwo) schmeicheln<text:line-break/><text:span text:style-name="T3">lesta</text:span> – (kwo) Schmeichelei, Lobhudelei<text:line-break/><text:span text:style-name="T3">lestinik</text:span> – (kwo) Schmeichler, Schöntuer<text:line-break/>Russisch</text:p>
        <text:p text:style-name="Text_20_body"><text:span text:style-name="T3">leta</text:span> – (kwo) Brief<text:line-break/><text:span text:style-name="T3">letakuta</text:span> – (kwo) Briefumschlag<text:line-break/><text:span text:style-name="T3">letayuan</text:span> – (kwo) Briefträger, Postbote<text:line-break/><text:span text:style-name="T3">fai leta</text:span> – (zwo) Briefe schreiben</text:p>
        <text:p text:style-name="Text_20_body"><text:span text:style-name="T3">letnan</text:span> – (kwo) Leutnant <text:span text:style-name="T1">(mil.)</text:span><text:line-break/>Indonesisch</text:p>
        <text:p text:style-name="Text_20_body"><text:span text:style-name="T3">letra</text:span> – (kwo) Buchstabe<text:line-break/><text:span text:style-name="T3">letravati</text:span> – (zwo) buchstabieren</text:p>
        <text:p text:style-name="Text_20_body"><text:span text:style-name="T3">leuga</text:span> – (kwo) League <text:span text:style-name="T1">(veraltetes Längenmaß)</text:span><text:line-break/>Latein</text:p>
        <text:p text:style-name="Text_20_body"><text:span text:style-name="T3">leukemia</text:span> – (kwo) Leukämie <text:span text:style-name="T1">(med.)</text:span></text:p>
        <text:p text:style-name="Text_20_body"><text:span text:style-name="T3">leve</text:span> – (kwel) leicht; gering<text:line-break/><text:span text:style-name="T3">leve musika</text:span> – leichte Musik<text:line-break/><text:span text:style-name="T3">levifi (fa-leve)</text:span> – (zwo) leicht(er) werden (Gewicht oder Bedeutung)<text:line-break/><text:span text:style-name="T3">levisi (mah-leve)</text:span> – (zwo) leicht(er) machen, erleichtern<text:line-break/><text:span text:style-name="T3">levifa/levisa</text:span> – (kwo) Erleichterung; Linderung</text:p>
        <text:p text:style-name="Text_20_body"><text:span text:style-name="T3">lexika</text:span> – (kwo) Vokabular, Wortschatz<text:line-break/><text:span text:style-name="T3">lexike</text:span> – (kwel) lexikalisch</text:p>
        <text:p text:style-name="Text_20_body"><text:span text:style-name="T3">lexikon</text:span> – (kwo) Lexikon; Wörterbuch</text:p>
        <text:p text:style-name="Text_20_body"><text:span text:style-name="T3">ley</text:span><text:span text:style-name="T4">1</text:span> – (inplas-kwel) ihr <text:span text:style-name="T1">(3. Person plural)</text:span> Kurzform von <text:a xlink:type="simple" xlink:href="#li" text:style-name="Internet_20_link" text:visited-style-name="Visited_20_Internet_20_Link"><text:span text:style-name="Definition">li-ney</text:span></text:a></text:p>
        <text:p text:style-name="Text_20_body"><text:span text:style-name="T3">…ley</text:span><text:span text:style-name="T4">2</text:span> – (syao) <text:span text:style-name="T1">»Art, Sorte, Typ«</text:span><text:line-break/><text:span text:style-name="T3">jen</text:span> – Mensch   ⇒   <text:span text:style-name="T3">jenley</text:span> – Menschheit<text:line-break/><text:span text:style-name="T3">gaoley talim</text:span> – höhere Bildung</text:p>
        <text:p text:style-name="Text_20_body"><text:bookmark text:name="li"/><text:span text:style-name="T3">li</text:span> – (inplas-kwo) sie <text:span text:style-name="T1">(pl.)</text:span> siehe auch: <text:a xlink:type="simple" xlink:href="#me" text:style-name="Internet_20_link" text:visited-style-name="Visited_20_Internet_20_Link"><text:span text:style-name="Definition">me</text:span></text:a>, <text:a xlink:type="simple" xlink:href="#yu" text:style-name="Internet_20_link" text:visited-style-name="Visited_20_Internet_20_Link"><text:span text:style-name="Definition">yu</text:span></text:a>, <text:a xlink:type="simple" xlink:href="#lu" text:style-name="Internet_20_link" text:visited-style-name="Visited_20_Internet_20_Link"><text:span text:style-name="Definition">lu</text:span></text:a>, <text:a xlink:type="simple" xlink:href="#ela" text:style-name="Internet_20_link" text:visited-style-name="Visited_20_Internet_20_Link"><text:span text:style-name="Definition">ela</text:span></text:a>, <text:a xlink:type="simple" xlink:href="#it" text:style-name="Internet_20_link" text:visited-style-name="Visited_20_Internet_20_Link"><text:span text:style-name="Definition">it</text:span></text:a>, <text:a xlink:type="simple" xlink:href="#ta" text:style-name="Internet_20_link" text:visited-style-name="Visited_20_Internet_20_Link"><text:span text:style-name="Definition">ta</text:span></text:a>, <text:a xlink:type="simple" xlink:href="#nu" text:style-name="Internet_20_link" text:visited-style-name="Visited_20_Internet_20_Link"><text:span text:style-name="Definition">nu</text:span></text:a><text:line-break/><text:soft-page-break/><text:span text:style-name="T3">Li gani hao.</text:span> – Sie singen gut.<text:line-break/><text:span text:style-name="T3">Me shwo danke a li.</text:span> – Ich danke ihnen.<text:line-break/><text:span text:style-name="T3">ley (li-ney)</text:span> – (inplas-kwel) ihr<text:line-break/><text:span text:style-name="T3">Es li-ney kinda, bu nu-ney.</text:span> – Dies ist ihr Kind, nicht unseres.</text:p>
        <text:p text:style-name="Text_20_body"><text:span text:style-name="T3">liana</text:span> – (kwo) Liane <text:span text:style-name="T1">(bot.)</text:span></text:p>
        <text:p text:style-name="Text_20_body"><text:span text:style-name="T3">libre</text:span> – (kwel) frei<text:line-break/><text:span text:style-name="T3">libritaa</text:span> – (kwo) Freiheit<text:line-break/><text:span text:style-name="T3">librifi (fa-libre)</text:span> – (zwo) frei werden<text:line-break/><text:span text:style-name="T3">librisi (mah-libre)</text:span> – (zwo) jmd. befreien<text:line-break/><text:span text:style-name="T3">librifa/librisa</text:span> – (kwo) Befreiung</text:p>
        <text:p text:style-name="Text_20_body"><text:span text:style-name="T3">lider</text:span> – (kwo) Anführer, Leiter<text:line-break/><text:span text:style-name="T3">lideri</text:span> – (zwo) anführen, an erster Stelle sein<text:line-break/><text:span text:style-name="T3">lidertaa</text:span> – (kwo) Führung, Leitung, Herrschaft</text:p>
        <text:p text:style-name="Text_20_body"><text:span text:style-name="T3">lif</text:span> – (kwo) Blatt (einer Pflanze; Papier; flache Schicht eines Feststoffes)<text:line-break/><text:span text:style-name="T3">liftot</text:span> – (kwo) Laub, Blattwerk<text:line-break/><text:span text:style-name="T3">lifi</text:span> – (zwo) blättern<text:line-break/><text:span text:style-name="T3">liflwosa</text:span> – (kwo) Laubfall</text:p>
        <text:p text:style-name="Text_20_body"><text:span text:style-name="T3">lifti</text:span> – (zwo) heben<text:line-break/><text:span text:style-name="T3">ek-lifti plechas</text:span> – mit den Schultern zucken<text:line-break/><text:span text:style-name="T3">fa-lifti on pedafinga</text:span> – sich auf Zehenspitzen stellen<text:line-break/><text:span text:style-name="T3">pren-lifti</text:span> – aufheben<text:line-break/><text:span text:style-name="T3">lifta</text:span> – (kwo) Heben, Erhebung<text:line-break/><text:span text:style-name="T3">lifti swa</text:span> – sich erheben, aufstehen<text:line-break/><text:span text:style-name="T3">lifter</text:span> – (kwo) Lift, Aufzug</text:p>
        <text:p text:style-name="Text_20_body"><text:bookmark text:name="ligi"/><text:span text:style-name="T3">ligi</text:span> – (zwo) binden, anbinden siehe auch: <text:a xlink:type="simple" xlink:href="#aligi" text:style-name="Internet_20_link" text:visited-style-name="Visited_20_Internet_20_Link"><text:span text:style-name="Definition">aligi</text:span></text:a><text:line-break/><text:span text:style-name="T3">ligi doga</text:span> – einen Hund anbinden<text:line-break/><text:span text:style-name="T3">ligi bay wada</text:span> – durch ein Versprechen binden<text:line-break/><text:span text:style-name="T3">liga</text:span> – (kwo) Bindung; Bund, Bündnis<text:line-break/><text:span text:style-name="T3">Jenmin Liga</text:span> – Völkerbund<text:line-break/><text:span text:style-name="T3">deligi</text:span> – (zwo) losbinden, lösen<text:line-break/><text:span text:style-name="T3">fa-deligi</text:span> – (zwo) gelöst werden</text:p>
        <text:p text:style-name="Text_20_body"><text:span text:style-name="T3">ligna</text:span> – (kwo) Holz<text:line-break/><text:span text:style-name="T3">lignatabla</text:span> – (kwo) Holztisch<text:line-break/><text:span text:style-name="T3">lignapuda</text:span> – (kwo) Holzstaub, Sägemehl<text:line-break/><text:span text:style-name="T3">ligna-pila</text:span> – Holzstapel<text:line-break/><text:span text:style-name="T3">haki ligna</text:span> – Holz hacken<text:line-break/><text:span text:style-name="T3">ligne (ligna-ney)</text:span> – (kwel) hölzern, aus Holz</text:p>
        <text:p text:style-name="Text_20_body"><text:bookmark text:name="lihua"/><text:span text:style-name="T3">lihua</text:span> – (kwo) Pflugschar Syn.: <text:a xlink:type="simple" xlink:href="#pluga" text:style-name="Internet_20_link" text:visited-style-name="Visited_20_Internet_20_Link"><text:span text:style-name="Definition">pluga</text:span></text:a>-<text:a xlink:type="simple" xlink:href="#sikin" text:style-name="Internet_20_link" text:visited-style-name="Visited_20_Internet_20_Link"><text:span text:style-name="Definition">sikin</text:span></text:a><text:line-break/>Mandarin</text:p>
        <text:p text:style-name="Text_20_body"><text:soft-page-break/><text:span text:style-name="T3">liki</text:span> – (zwo) lecken, undicht sein<text:line-break/><text:span text:style-name="T3">lika</text:span> – (kwo) Leck, Leckage</text:p>
        <text:p text:style-name="Text_20_body"><text:span text:style-name="T3">likwe</text:span> – (kwel) flüssig<text:line-break/><text:span text:style-name="T3">likwa</text:span> – (kwo) Flüssigkeit<text:line-break/><text:span text:style-name="T3">likwi</text:span> – (zwo) schmelzen <text:span text:style-name="T1">(tr./intr.)</text:span><text:line-break/><text:span text:style-name="T3">likwifi (fa-likwe)</text:span> – (zwo) schmelzen, tauen<text:line-break/><text:span text:style-name="T3">likwisi (mah-likwe)</text:span> – (zwo) flüssig machen</text:p>
        <text:p text:style-name="Text_20_body"><text:span text:style-name="T3">lilak</text:span> – (kwo) Flieder <text:span text:style-name="T1">(bot.)</text:span></text:p>
        <text:p text:style-name="Text_20_body"><text:span text:style-name="T3">lima</text:span> – (kwo) Limone <text:span text:style-name="T1">(bot.)</text:span></text:p>
        <text:p text:style-name="Text_20_body"><text:span text:style-name="T3">limita</text:span> – (kwo) Limit, Begrenzung<text:line-break/><text:span text:style-name="T3">limiti</text:span> – (zwo) begrenzen, eingrenzen, beschränken<text:line-break/><text:span text:style-name="T3">limiti swa</text:span> – sich selbst beschränken<text:line-break/><text:span text:style-name="T3">limiting</text:span> – (kwo) Beschränkung, Einschränkung<text:line-break/><text:span text:style-name="T3">limita-ney</text:span> – (kwel) limitiert, maximal</text:p>
        <text:p text:style-name="Text_20_body"><text:span text:style-name="T3">limon</text:span> – (kwo) Zitrone <text:span text:style-name="T1">(bot.)</text:span></text:p>
        <text:p text:style-name="Text_20_body"><text:span text:style-name="T3">limonada</text:span> – (kwo) Limonade</text:p>
        <text:p text:style-name="Text_20_body"><text:span text:style-name="T3">limpa</text:span> – (kwo) Milz <text:span text:style-name="T1">(anat.)</text:span><text:line-break/>Indonesisch</text:p>
        <text:p text:style-name="Text_20_body"><text:span text:style-name="T3">lin</text:span> – (kwo) Flachs, Lein <text:span text:style-name="T1">(bot.)</text:span><text:line-break/><text:span text:style-name="T3">linkapra</text:span> – (kwo) Leinengewebe<text:line-break/>Norwegisch</text:p>
        <text:p text:style-name="Text_20_body"><text:span text:style-name="T3">linda</text:span> – (kwo) Linde <text:span text:style-name="T1">(bot.)</text:span><text:line-break/>Deutsch</text:p>
        <text:p text:style-name="Text_20_body"><text:span text:style-name="T3">lingota</text:span> – (kwo) Barren</text:p>
        <text:p text:style-name="Text_20_body"><text:span text:style-name="T3">lingwa</text:span> – (kwo) Sprache</text:p>
        <text:p text:style-name="Text_20_body"><text:span text:style-name="T3">lingwistika</text:span> – (kwo) Linguistik, Sprachwissenschaft<text:line-break/><text:span text:style-name="T3">lingwistike</text:span> – (kwel) linguistisch, sprachlich</text:p>
        <text:p text:style-name="Text_20_body"><text:bookmark text:name="linia"/><text:span text:style-name="T3">linia</text:span> – (kwo) Linie; (Text-)Zeile; (elektr., Rohr-)Leitung vgl. <text:a xlink:type="simple" xlink:href="#reka" text:style-name="Internet_20_link" text:visited-style-name="Visited_20_Internet_20_Link"><text:span text:style-name="Definition">reka</text:span></text:a><text:line-break/><text:span text:style-name="T3">gas-linia</text:span> – (kwo) Gasleitung<text:line-break/><text:span text:style-name="T3">linisi</text:span> – (zwo) liniieren<text:line-break/><text:span text:style-name="T3">liniser</text:span> – (kwo) Lineal</text:p>
        <text:p text:style-name="Text_20_body"><text:span text:style-name="T3">linka</text:span> – (kwo) Hyperlink, Link <text:span text:style-name="T1">(Comp.)</text:span></text:p>
        <text:p text:style-name="Text_20_body"><text:span text:style-name="T3">linolyum</text:span> – (kwo) Linoleum<text:line-break/>Türkisch</text:p>
        <text:p text:style-name="Text_20_body"><text:soft-page-break/><text:span text:style-name="T3">linsa</text:span> – (kwo) Linse <text:span text:style-name="T1">(Optik)</text:span></text:p>
        <text:p text:style-name="Text_20_body"><text:span text:style-name="T3">linxa</text:span> – (kwo) Luchs <text:span text:style-name="T1">(zool.)</text:span></text:p>
        <text:p text:style-name="Text_20_body"><text:bookmark text:name="lipi"/><text:span text:style-name="T3">lipi</text:span> – (zwo) anhaften, kleben <text:span text:style-name="T1">(intr.)</text:span> siehe auch: <text:a xlink:type="simple" xlink:href="#glu" text:style-name="Internet_20_link" text:visited-style-name="Visited_20_Internet_20_Link"><text:span text:style-name="Definition">glu</text:span></text:a>, <text:a xlink:type="simple" xlink:href="#klingi" text:style-name="Internet_20_link" text:visited-style-name="Visited_20_Internet_20_Link"><text:span text:style-name="Definition">klingi</text:span></text:a><text:line-break/><text:span text:style-name="T3">lipisi</text:span> – (zwo) ankleben<text:line-break/><text:span text:style-name="T3">lipi-she</text:span> – (kwel) adhesiv, anhaftend, klebend<text:line-break/>Russisch</text:p>
        <text:p text:style-name="Text_20_body"><text:span text:style-name="T3">lipilabel</text:span> – (kwo) Aufkleber siehe: <text:a xlink:type="simple" xlink:href="#lipi" text:style-name="Internet_20_link" text:visited-style-name="Visited_20_Internet_20_Link"><text:span text:style-name="Definition">lipi</text:span></text:a>, <text:a xlink:type="simple" xlink:href="#label" text:style-name="Internet_20_link" text:visited-style-name="Visited_20_Internet_20_Link"><text:span text:style-name="Definition">label</text:span></text:a></text:p>
        <text:p text:style-name="Text_20_body"><text:span text:style-name="T3">lisan</text:span> – (kwo) Zunge <text:span text:style-name="T1">(anat.)</text:span><text:line-break/>Arabisch</text:p>
        <text:p text:style-name="Text_20_body"><text:span text:style-name="T3">lisensa</text:span> – (kwo) Lizenz (Erlaubnis)<text:line-break/><text:span text:style-name="T3">lisensi</text:span> – (zwo) lizenzieren</text:p>
        <text:p text:style-name="Text_20_body"><text:bookmark text:name="lisi"/><text:span text:style-name="T3">lisi</text:span> – (zwo) lecken, lutschen siehe auch: <text:a xlink:type="simple" xlink:href="#lisipedi" text:style-name="Internet_20_link" text:visited-style-name="Visited_20_Internet_20_Link"><text:span text:style-name="Definition">lisipedi</text:span></text:a><text:line-break/><text:span text:style-name="T3">lisi-pi</text:span> – (zwo) (Flüssigkeit) aufschlecken<text:line-break/><text:span text:style-name="T3">Kota he lisi-pi milka.</text:span> – Die Katze schleckte die Milch auf.<text:line-break/>Persisch</text:p>
        <text:p text:style-name="Text_20_body"><text:bookmark text:name="lisipedi"/><text:span text:style-name="T3">lisipedi</text:span> – (zwo) auf dem Bauch rutschen, katzbuckeln, kriechen siehe: <text:a xlink:type="simple" xlink:href="#lisi" text:style-name="Internet_20_link" text:visited-style-name="Visited_20_Internet_20_Link"><text:span text:style-name="Definition">lisi</text:span></text:a>, <text:a xlink:type="simple" xlink:href="#peda" text:style-name="Internet_20_link" text:visited-style-name="Visited_20_Internet_20_Link"><text:span text:style-name="Definition">peda</text:span></text:a><text:line-break/><text:span text:style-name="T3">lisipednik</text:span> – (kwo) Kriecher, Speichellecker, Schleimer</text:p>
        <text:p text:style-name="Text_20_body"><text:span text:style-name="T3">lista</text:span> – (kwo) Liste</text:p>
        <text:p text:style-name="Text_20_body"><text:span text:style-name="T3">literati</text:span> – (zwo) sich mit Literatur beschäftigen<text:line-break/><text:span text:style-name="T3">literater</text:span> – (kwo) Literat<text:line-break/><text:span text:style-name="T3">literatura</text:span> – (kwo) Literatur<text:line-break/><text:span text:style-name="T3">literature (literatura-ney)</text:span> – (kwo) literarisch</text:p>
        <text:p text:style-name="Text_20_body"><text:bookmark text:name="liti"/><text:span text:style-name="T3">liti</text:span> – (zwo) (eine Flüssigkeit) gießen siehe auch: <text:a xlink:type="simple" xlink:href="#sipi" text:style-name="Internet_20_link" text:visited-style-name="Visited_20_Internet_20_Link"><text:span text:style-name="Definition">sipi</text:span></text:a><text:line-break/><text:span text:style-name="T3">misliti</text:span> – (zwo) (Flüssigkeit) danebengießen / verschütten<text:line-break/>Russisch</text:p>
        <text:p text:style-name="Text_20_body"><text:span text:style-name="T3">litra</text:span> – (kwo) Liter <text:span text:style-name="T1">(Hohlmaß)</text:span><text:line-break/>Finnisch</text:p>
        <text:p text:style-name="Text_20_body"><text:span text:style-name="T3">liturgia</text:span> – (kwo) Liturgie <text:span text:style-name="T1">(rel.)</text:span></text:p>
        <text:p text:style-name="Text_20_body"><text:span text:style-name="T3">liva</text:span> – (kwo) Hebel</text:p>
        <text:p text:style-name="Text_20_body"><text:span text:style-name="T3">livada</text:span> – (kwo) Wiese, Weide<text:line-break/>Bulgarisch</text:p>
        <text:p text:style-name="Text_20_body"><text:span text:style-name="T3">lizarda</text:span> – (kwo) Eidechse <text:span text:style-name="T1">(zool.)</text:span></text:p>
        <text:p text:style-name="Text_20_body"><text:span text:style-name="T3">lo</text:span> – (gramatika) <text:span text:style-name="T1">macht aus einem Adjektiv ein abstraktes Nomen</text:span><text:line-break/><text:span text:style-name="T3">Es lo zuy muhim.</text:span> – Es ist das Wichtigste.<text:line-break/><text:soft-page-break/><text:span text:style-name="T3">Lo tal mus bu repeti.</text:span> – Solches darf sich nicht wiederholen.<text:line-break/><text:span text:style-name="T3">lo sirkum</text:span> – die Umgebung, das Milieu<text:line-break/><text:span text:style-name="T3">lo longtaim-bak</text:span> – einstmals, die weit zurückliegende Zeit</text:p>
        <text:p text:style-name="Text_20_body"><text:bookmark text:name="loda"/><text:span text:style-name="T3">loda</text:span> – (kwo) Ladung, Last<text:line-break/><text:span text:style-name="T3">lodi</text:span> – (zwo) laden siehe auch: <text:a xlink:type="simple" xlink:href="#sobrelodi" text:style-name="Internet_20_link" text:visited-style-name="Visited_20_Internet_20_Link"><text:span text:style-name="Definition">sobrelodi</text:span></text:a><text:line-break/><text:span text:style-name="T3">loding</text:span> – (kwo) Laden, Beladen<text:line-break/><text:span text:style-name="T3">nichlodi</text:span> – (zwo) herunterladen, downloaden<text:line-break/><text:span text:style-name="T3">uuparlodi</text:span> – (zwo) heraufladen, hochladen, uploaden</text:p>
        <text:p text:style-name="Text_20_body"><text:span text:style-name="T3">lof</text:span> – (kwo) (Brot-)Laib<text:line-break/>Schottisch</text:p>
        <text:p text:style-name="Text_20_body"><text:span text:style-name="T3">logaritma</text:span> – (kwo) Logarithmus <text:span text:style-name="T1">(math.)</text:span><text:line-break/>Arabisch</text:p>
        <text:p text:style-name="Text_20_body"><text:span text:style-name="T3">logika</text:span> – (kwo) Logik<text:line-break/><text:span text:style-name="T3">logike</text:span> – (kwel) logisch</text:p>
        <text:p text:style-name="Text_20_body"><text:span text:style-name="T3">logotip</text:span> – (kwo) Logotype (spez. Drucktype, z. B. als Firmenschriftzug)</text:p>
        <text:p text:style-name="Text_20_body"><text:span text:style-name="T3">loja</text:span> – (kwo) Loge (Geheimgesellschaft); Theaterloge</text:p>
        <text:p text:style-name="Text_20_body"><text:bookmark text:name="lok"/><text:span text:style-name="T3">…lok</text:span> – (syao) <text:span text:style-name="T1">»Platz, Ort«</text:span><text:line-break/><text:span text:style-name="T3">ahfilok</text:span> – (kwo) Versteck<text:line-break/><text:span text:style-name="T3">habitilok</text:span> – (kwo) Wohnort<text:line-break/><text:span text:style-name="T3">twolilok</text:span> – (kwo) Dreschplatz, Tenne<text:line-break/><text:span text:style-name="T3">enilok</text:span> – (inplas-komo) irgendwo (egal wo) siehe: <text:a xlink:type="simple" xlink:href="#eni" text:style-name="Internet_20_link" text:visited-style-name="Visited_20_Internet_20_Link"><text:span text:style-name="Definition">eni</text:span></text:a><text:line-break/><text:span text:style-name="T3">a enilok</text:span> – irgendwohin (egal wohin)<text:line-break/><text:span text:style-name="T3">kadalok</text:span> – (inplas-komo) überall siehe: <text:a xlink:type="simple" xlink:href="#kada" text:style-name="Internet_20_link" text:visited-style-name="Visited_20_Internet_20_Link"><text:span text:style-name="Definition">kada</text:span></text:a><text:line-break/><text:span text:style-name="T3">koylok</text:span> – (inplas-komo) irgendwo siehe: <text:a xlink:type="simple" xlink:href="#koy" text:style-name="Internet_20_link" text:visited-style-name="Visited_20_Internet_20_Link"><text:span text:style-name="Definition">koy</text:span></text:a><text:line-break/><text:span text:style-name="T3">a koylok</text:span> – irgendwohin<text:line-break/><text:span text:style-name="T3">nullok</text:span> – (inplas-komo) nirgendwo siehe: <text:a xlink:type="simple" xlink:href="#nul" text:style-name="Internet_20_link" text:visited-style-name="Visited_20_Internet_20_Link"><text:span text:style-name="Definition">nul</text:span></text:a><text:line-break/><text:span text:style-name="T3">a nullok</text:span> – nirgendwohin<text:line-break/><text:span text:style-name="T3">otrelok</text:span> – (inplas-komo) anderswo siehe: <text:a xlink:type="simple" xlink:href="#otre" text:style-name="Internet_20_link" text:visited-style-name="Visited_20_Internet_20_Link"><text:span text:style-name="Definition">otre</text:span></text:a><text:line-break/><text:span text:style-name="T3">a otrelok</text:span> – anderswohin<text:line-break/><text:span text:style-name="T3">plurilok</text:span> – (inplas-komo) an verschiedenen Orten siehe: <text:a xlink:type="simple" xlink:href="#pluri" text:style-name="Internet_20_link" text:visited-style-name="Visited_20_Internet_20_Link"><text:span text:style-name="Definition">pluri</text:span></text:a><text:line-break/><text:span text:style-name="T3">samlok</text:span> – (inplas-komo) am selben Ort, ebenda siehe: <text:a xlink:type="simple" xlink:href="#sam2" text:style-name="Internet_20_link" text:visited-style-name="Visited_20_Internet_20_Link"><text:span text:style-name="Definition">sam</text:span></text:a></text:p>
        <text:p text:style-name="Text_20_body"><text:span text:style-name="T3">loki</text:span> – (zwo) platziert sein, gelegen sein, sich befinden<text:line-break/><text:span text:style-name="T3">en-loki</text:span> – (zwo) sich finden, hingelangen, hingeraten<text:line-break/><text:span text:style-name="T3">lokisi</text:span> – (zwo) platzieren, stationieren, positionieren</text:p>
        <text:p text:style-name="Text_20_body"><text:span text:style-name="T3">lokma</text:span> – (kwo) Bissen, Happen<text:line-break/>Arabisch</text:p>
        <text:p text:style-name="Text_20_body"><text:bookmark text:name="loko"/><text:span text:style-name="T3">loko</text:span> – (kwo) Platz, Ort, Stelle; Örtlichkeit vgl. <text:a xlink:type="simple" xlink:href="#plasa" text:style-name="Internet_20_link" text:visited-style-name="Visited_20_Internet_20_Link"><text:span text:style-name="Definition">plasa</text:span></text:a><text:line-break/><text:span text:style-name="T3">lokale</text:span> – (kwel) lokal<text:line-break/><text:soft-page-break/><text:span text:style-name="T3">lokalisi</text:span> – (zwo) lokalisieren</text:p>
        <text:p text:style-name="Text_20_body"><text:span text:style-name="T3">lokomotiva</text:span> – (kwo) Lokomotive</text:p>
        <text:p text:style-name="Text_20_body"><text:span text:style-name="T3">lokwa</text:span> – (kwo) Lache, Pfütze<text:line-break/>Serbisch</text:p>
        <text:p text:style-name="Text_20_body"><text:span text:style-name="T3">lon</text:span> – (kwo) Geliehenes; Kredit, Darlehen<text:line-break/><text:span text:style-name="T3">loni</text:span> – (kwo) leihen, borgen<text:line-break/><text:span text:style-name="T3">lon-nem</text:span> – (komo) geliehen<text:line-break/><text:span text:style-name="T3">pren lon-nem</text:span> – (von jmd.) ausleihen<text:line-break/><text:span text:style-name="T3">dai lon-nem</text:span> – (an jmd.) verleihen<text:line-break/><text:span text:style-name="T3">londaier</text:span> – (kwo) Ausleiher; Kreditgeber<text:line-break/><text:span text:style-name="T3">lonprener</text:span> – (kwo) Entleiher; Kreditnehmer</text:p>
        <text:p text:style-name="Text_20_body"><text:bookmark text:name="longe"/><text:span text:style-name="T3">longe</text:span> – (kwel) langatmig; lang<text:line-break/><text:span text:style-name="T3">longem</text:span> – (komo) ausführlich; lange, seit langem<text:line-break/><text:span text:style-name="T3">longitaa</text:span> – (kwo) Dauer; Länge<text:line-break/><text:span text:style-name="T3">long-</text:span> – lang-: <text:span text:style-name="T3">longhar-ney</text:span> – (kwel) langhaarig</text:p>
        <text:p text:style-name="Text_20_body"><text:bookmark text:name="longituda"/><text:span text:style-name="T3">longituda</text:span> – (kwo) Längengrad <text:span text:style-name="T1">(geogr.)</text:span> auch: <text:a xlink:type="simple" xlink:href="#geografia" text:style-name="Internet_20_link" text:visited-style-name="Visited_20_Internet_20_Link"><text:span text:style-name="Definition">geografike</text:span></text:a> <text:a xlink:type="simple" xlink:href="#longe" text:style-name="Internet_20_link" text:visited-style-name="Visited_20_Internet_20_Link"><text:span text:style-name="Definition">longitaa</text:span></text:a> siehe auch: <text:a xlink:type="simple" xlink:href="#latituda" text:style-name="Internet_20_link" text:visited-style-name="Visited_20_Internet_20_Link"><text:span text:style-name="Definition">latituda</text:span></text:a></text:p>
        <text:p text:style-name="Text_20_body"><text:bookmark text:name="longtaim"/><text:span text:style-name="T3">longtaim</text:span> – (taim-komo) lange Zeit, während langer Zeit<text:line-break/><text:span text:style-name="T3">Lu jivi hir yo longtaim.</text:span> – Er lebt hier schon seit langer Zeit.<text:line-break/><text:span text:style-name="T3">Se eventi longtaim bak.</text:span> – Dies geschah vor langer Zeit.<text:line-break/><text:span text:style-name="T3">longtaim bifoo</text:span> – lange vorher<text:line-break/><text:span text:style-name="T3">longtaim-ney</text:span> – (kwel) langfristig, anhaltend vgl. <text:a xlink:type="simple" xlink:href="#dave" text:style-name="Internet_20_link" text:visited-style-name="Visited_20_Internet_20_Link"><text:span text:style-name="Definition">dave</text:span></text:a></text:p>
        <text:p text:style-name="Text_20_body"><text:span text:style-name="T3">lopata</text:span> – (kwo) Spaten<text:line-break/>Russisch</text:p>
        <text:p text:style-name="Text_20_body"><text:span text:style-name="T3">lopi</text:span> – (zwo) laufen, rennen<text:line-break/><text:span text:style-name="T3">flai-lopi</text:span> – eilen, jagen<text:line-break/><text:span text:style-name="T3">lopa, loping</text:span> – (kwo) Lauf, Laufen<text:line-break/><text:span text:style-name="T3">loper</text:span> – (kwo) Läufer<text:line-break/>Deutschisch</text:p>
        <text:p text:style-name="Text_20_body"><text:span text:style-name="T3">lorda</text:span> – (kwo) Lord <text:span text:style-name="T1">(engl. Adelstitel)</text:span></text:p>
        <text:p text:style-name="Text_20_body"><text:span text:style-name="T3">los</text:span> – (kwel, syao) los, lose, frei, ab…<text:line-break/><text:span text:style-name="T3">Doga es los.</text:span> – Der Hund ist los.<text:line-break/><text:span text:style-name="T3">Buton fa-los.</text:span> – Der Knopf löst sich.<text:line-break/><text:span text:style-name="T3">loskusi</text:span> – abbeißen<text:line-break/><text:span text:style-name="T3">haki los</text:span> – abhacken<text:line-break/><text:span text:style-name="T3">lasi los, loslasi</text:span> – loslassen<text:line-break/><text:span text:style-name="T3">los-ney</text:span> – (kwel) getrennt, abtrennbar, ablösbar<text:line-break/><text:span text:style-name="T3">los-ney lif</text:span> – ein getrenntes Blatt<text:line-break/><text:span text:style-name="T3">los-ney dentas</text:span> – herausnehmbare Zähne<text:line-break/><text:soft-page-break/><text:span text:style-name="T3">los-ney kapak</text:span> – eine abnehmbare Kappe</text:p>
        <text:p text:style-name="Text_20_body"><text:bookmark text:name="lot"/><text:span text:style-name="T3">lot</text:span> – (kwo) Lot, abgeteilte Menge (Verpackungseinheit), Gruppe (zusammengehörige Personen oder Dinge)</text:p>
        <text:p text:style-name="Text_20_body"><text:span text:style-name="T3">loyale</text:span> – (kwel) loyal, ergeben</text:p>
        <text:p text:style-name="Text_20_body"><text:span text:style-name="T3">loza</text:span> – (kwo) Maultier <text:span text:style-name="T1">(zool., Kreuzung von Eselhengst und Pferdestute)</text:span><text:line-break/>Kantonesisch</text:p>
        <text:p text:style-name="Text_20_body"><text:bookmark text:name="lu"/><text:span text:style-name="T3">lu</text:span> – (inplas-kwo) er; ihn siehe auch: <text:a xlink:type="simple" xlink:href="#me" text:style-name="Internet_20_link" text:visited-style-name="Visited_20_Internet_20_Link"><text:span text:style-name="Definition">me</text:span></text:a>, <text:a xlink:type="simple" xlink:href="#yu" text:style-name="Internet_20_link" text:visited-style-name="Visited_20_Internet_20_Link"><text:span text:style-name="Definition">yu</text:span></text:a>, <text:a xlink:type="simple" xlink:href="#ela" text:style-name="Internet_20_link" text:visited-style-name="Visited_20_Internet_20_Link"><text:span text:style-name="Definition">ela</text:span></text:a>, <text:a xlink:type="simple" xlink:href="#it" text:style-name="Internet_20_link" text:visited-style-name="Visited_20_Internet_20_Link"><text:span text:style-name="Definition">it</text:span></text:a>, <text:a xlink:type="simple" xlink:href="#ta" text:style-name="Internet_20_link" text:visited-style-name="Visited_20_Internet_20_Link"><text:span text:style-name="Definition">ta</text:span></text:a>, <text:a xlink:type="simple" xlink:href="#nu" text:style-name="Internet_20_link" text:visited-style-name="Visited_20_Internet_20_Link"><text:span text:style-name="Definition">nu</text:span></text:a>, <text:a xlink:type="simple" xlink:href="#li" text:style-name="Internet_20_link" text:visited-style-name="Visited_20_Internet_20_Link"><text:span text:style-name="Definition">li</text:span></text:a><text:line-break/><text:span text:style-name="T3">Lu shwo hao.</text:span> – Er spricht gut.<text:line-break/><text:span text:style-name="T3">Me kredi a lu.</text:span> – Ich glaube ihm.<text:line-break/><text:span text:style-name="T3">Me shwo danke a lu.</text:span> – Ich danke ihm.<text:line-break/><text:span text:style-name="T3">luy (lu-ney)</text:span> – (inplas-kwel) sein siehe auch: <text:a xlink:type="simple" xlink:href="#suy" text:style-name="Internet_20_link" text:visited-style-name="Visited_20_Internet_20_Link"><text:span text:style-name="Definition">suy</text:span></text:a>, <text:a xlink:type="simple" xlink:href="#ta" text:style-name="Internet_20_link" text:visited-style-name="Visited_20_Internet_20_Link"><text:span text:style-name="Definition">ta-ney</text:span></text:a><text:line-break/><text:span text:style-name="T3">Es lu-ney kitaba, bu yu-ney.</text:span> – Es ist sein Buch, nicht deins.</text:p>
        <text:p text:style-name="Text_20_body"><text:span text:style-name="T3">lubi</text:span> – (zwo) lieben<text:line-break/><text:span text:style-name="T3">luba</text:span> – (kwo) Liebe<text:line-break/><text:span text:style-name="T3">lubaful</text:span> – (kwel) liebevoll<text:line-break/><text:span text:style-name="T3">en-lubi</text:span> – (zwo) verlieben<text:line-break/><text:span text:style-name="T3">lubijen</text:span> – (kwo) Geliebte / Geliebter<text:line-break/><text:span text:style-name="T3">lubijenta</text:span> – (kwo) Liebende<text:line-break/><text:span text:style-name="T3">lubianimal</text:span> – (kwo) Haustier <text:span text:style-name="T1">(nicht Vieh)</text:span><text:line-break/><text:span text:style-name="T3">lubikota</text:span> – (kwo) Hauskatze<text:line-break/><text:span text:style-name="T3">swa-luba</text:span> – (kwo) self-love<text:line-break/>Slawisch</text:p>
        <text:p text:style-name="Text_20_body"><text:span text:style-name="T3">lubriki</text:span> – (zwo) ölen, fetten<text:line-break/><text:span text:style-name="T3">lubrikanta</text:span> – (kwo) Gleitmittel (Schmieröl, Fett)</text:p>
        <text:p text:style-name="Text_20_body"><text:span text:style-name="T3">luchi</text:span> – (zwo) kämpfen, anstrengen, ringen<text:line-break/><text:span text:style-name="T3">lucha</text:span> – (kwo) Kampf, Anstrengung<text:line-break/><text:span text:style-name="T3">luching</text:span> – (kwo) Ringen (Sport)<text:line-break/><text:span text:style-name="T3">lucher</text:span> – (kwo) Ringer, Kämpfer</text:p>
        <text:p text:style-name="Text_20_body"><text:span text:style-name="T3">lugi</text:span> – (zwo) lügen<text:line-break/><text:span text:style-name="T3">luga</text:span> – (kwo) Lüge<text:line-break/><text:span text:style-name="T3">luger</text:span> – (kwo) Lügner<text:line-break/><text:span text:style-name="T3">lugishil</text:span> – (kwel) lügnerisch</text:p>
        <text:p text:style-name="Text_20_body"><text:span text:style-name="T3">luk</text:span> – (kwo) (Gemüse-)Zwiebel<text:line-break/>Russisch</text:p>
        <text:p text:style-name="Text_20_body"><text:span text:style-name="T3">luku</text:span> – (kwo) Luke, Ladeluke<text:line-break/>Finnisch</text:p>
        <text:p text:style-name="Text_20_body"><text:span text:style-name="T3">luli</text:span> – (zwo) beruhigen, besänftigen, einlullen</text:p>
        <text:p text:style-name="Text_20_body"><text:soft-page-break/><text:span text:style-name="T3">luma</text:span> – (kwo) Licht<text:line-break/><text:span text:style-name="T3">mah-on luma</text:span> – das Licht anmachen<text:line-break/><text:span text:style-name="T3">lumi</text:span> – (zwo) leuchten<text:line-break/><text:span text:style-name="T3">lumisi</text:span> – (zwo) beleuchten<text:line-break/><text:span text:style-name="T3">lumisa</text:span> – (kwo) Beleuchtung<text:line-break/><text:span text:style-name="T3">luma-ney</text:span> – (kwel) hell<text:line-break/><text:span text:style-name="T3">lumaful</text:span> – (kwel) leuchtend, voller Licht</text:p>
        <text:p text:style-name="Text_20_body"><text:span text:style-name="T3">luna</text:span> – (kwo) Mond<text:line-break/><text:span text:style-name="T3">luna-dilim</text:span> – (kwo) Mondsichel auch: <text:span text:style-name="T3">luna-</text:span><text:a xlink:type="simple" xlink:href="#orak" text:style-name="Internet_20_link" text:visited-style-name="Visited_20_Internet_20_Link"><text:span text:style-name="Definition">orak</text:span></text:a></text:p>
        <text:p text:style-name="Text_20_body"><text:bookmark text:name="lunadi"/><text:span text:style-name="T3">lunadi</text:span> – (kwo) Montag auch: <text:a xlink:type="simple" xlink:href="#undi" text:style-name="Internet_20_link" text:visited-style-name="Visited_20_Internet_20_Link"><text:span text:style-name="Definition">undi</text:span></text:a> siehe auch: <text:a xlink:type="simple" xlink:href="#marsadi" text:style-name="Internet_20_link" text:visited-style-name="Visited_20_Internet_20_Link"><text:span text:style-name="Definition">marsadi</text:span></text:a>, <text:a xlink:type="simple" xlink:href="#merkudi" text:style-name="Internet_20_link" text:visited-style-name="Visited_20_Internet_20_Link"><text:span text:style-name="Definition">merkudi</text:span></text:a>, <text:a xlink:type="simple" xlink:href="#jupidi" text:style-name="Internet_20_link" text:visited-style-name="Visited_20_Internet_20_Link"><text:span text:style-name="Definition">jupidi</text:span></text:a>, <text:a xlink:type="simple" xlink:href="#venudi" text:style-name="Internet_20_link" text:visited-style-name="Visited_20_Internet_20_Link"><text:span text:style-name="Definition">venudi</text:span></text:a>, <text:a xlink:type="simple" xlink:href="#saturdi" text:style-name="Internet_20_link" text:visited-style-name="Visited_20_Internet_20_Link"><text:span text:style-name="Definition">saturdi</text:span></text:a>, <text:a xlink:type="simple" xlink:href="#suryadi" text:style-name="Internet_20_link" text:visited-style-name="Visited_20_Internet_20_Link"><text:span text:style-name="Definition">suryadi</text:span></text:a></text:p>
        <text:p text:style-name="Text_20_body"><text:bookmark text:name="lung"/><text:span text:style-name="T3">lung</text:span> – (kwo) chinesischer Drachen vgl. <text:a xlink:type="simple" xlink:href="#dragon" text:style-name="Internet_20_link" text:visited-style-name="Visited_20_Internet_20_Link"><text:span text:style-name="Definition">dragon</text:span></text:a></text:p>
        <text:p text:style-name="Text_20_body"><text:span text:style-name="T3">lup</text:span> – (kwo) Schlaufe, Kringel</text:p>
        <text:p text:style-name="Text_20_body"><text:span text:style-name="T3">luserna</text:span> – (kwo) Luzerne, Alfalfa <text:span text:style-name="T1">(bot.)</text:span><text:line-break/>Ungarisch</text:p>
        <text:p text:style-name="Text_20_body"><text:span text:style-name="T3">lushuy</text:span> – (kwo) Tau <text:span text:style-name="T1">(meteor.)</text:span><text:line-break/>Mandarin</text:p>
        <text:p text:style-name="Text_20_body"><text:span text:style-name="T3">lusi</text:span> – (zwo) verlieren<text:line-break/><text:span text:style-name="T3">lusi taim</text:span> – Zeit verlieren<text:line-break/><text:span text:style-name="T3">lusi dao</text:span> – den Weg verlieren<text:line-break/><text:span text:style-name="T3">lusa</text:span> – (kwo) Verlust</text:p>
        <text:p text:style-name="Text_20_body"><text:span text:style-name="T3">luta</text:span> – (kwo) Laute <text:span text:style-name="T1">(mus.)</text:span></text:p>
        <text:p text:style-name="Text_20_body"><text:span text:style-name="T3">luxa</text:span> – (kwo) Luxus<text:line-break/><text:span text:style-name="T3">luxa-auto</text:span> – Luxus-Wagen<text:line-break/><text:span text:style-name="T3">luxe (luxa-ney)</text:span> – (kwel) luxuriös, opulent<text:line-break/><text:span text:style-name="T3">luxika</text:span> – (kwo) etw. luxuriöses</text:p>
        <text:p text:style-name="Text_20_body"><text:span text:style-name="T3">luy</text:span> – (inplas-kwel) sein Kurzform von <text:a xlink:type="simple" xlink:href="#lu" text:style-name="Internet_20_link" text:visited-style-name="Visited_20_Internet_20_Link"><text:span text:style-name="Definition">lu-ney</text:span></text:a></text:p>
        <text:p text:style-name="Text_20_body"><text:span text:style-name="T3">lwaba</text:span> – (kwo) Geifer, Schweiß<text:line-break/><text:span text:style-name="T3">lwabi</text:span> – (zwo) geifern, sabbern, verschwitzt sein<text:line-break/><text:span text:style-name="T3">kaval lwabi</text:span> – schwitzendes Pferd<text:line-break/><text:span text:style-name="T3">doga lwabi</text:span> – geifernder Hund<text:line-break/>Hindi</text:p>
        <text:p text:style-name="Text_20_body"><text:bookmark text:name="lwo"/><text:span text:style-name="T3">lwo</text:span> – 1) (zwo) fallen<text:line-break/><text:span text:style-name="T3">lasi lwo</text:span> – fallen lassen<text:line-break/><text:span text:style-name="T3">lwosa</text:span> – (kwo) Fall<text:line-break/><text:span text:style-name="T3">mah-lwo</text:span> – (zwo) hinunter werfen, fallen<text:line-break/>2) (zwo) <text:span text:style-name="T1">Wechsel in einen anderen Zustand</text:span><text:line-break/><text:span text:style-name="T3">lwo in plaki</text:span> – in Tränen ausbrechen<text:line-break/><text:soft-page-break/><text:span text:style-name="T3">lwo in ridi</text:span> – in Gelächter ausbrechen<text:line-break/><text:span text:style-name="T3">lwo in pyani</text:span> – dem Saufen verfallen<text:line-break/><text:span text:style-name="T3">lwo in lekti nove kitaba</text:span> – ins Lesen des neuen Buches versinken<text:line-break/>Mandarin</text:p>
        <text:p text:style-name="Text_20_body"><text:span text:style-name="T3">lyan</text:span> – (zwo) verbunden sein (<text:span text:style-name="T3">а koywan/koysa</text:span> – mit jmd./etw.), zugeneigt sein<text:line-break/><text:span text:style-name="T3">Li lyan a mutu.</text:span> – Sie sind einander zugeneigt.<text:line-break/><text:span text:style-name="T3">lyan-ney</text:span> – (kwel) in geistiger Verbundenheit, verbunden, anhänglich<text:line-break/><text:span text:style-name="T3">lyansa</text:span> – (kwo) Zuneigung, mentale/emotionale Bindung<text:line-break/>Mandarin</text:p>
        <text:p text:style-name="Text_20_body"><text:bookmark text:name="lyu"/><text:span text:style-name="T3">lyu</text:span> – (zwo) lassen, hinterlassen siehe auch: <text:a xlink:type="simple" xlink:href="#auslyu" text:style-name="Internet_20_link" text:visited-style-name="Visited_20_Internet_20_Link"><text:span text:style-name="Definition">auslyu</text:span></text:a><text:line-break/><text:span text:style-name="T3">lyu kinda in dom</text:span> – die Kinder zuhause lassen<text:line-break/><text:span text:style-name="T3">lyu trasa</text:span> – Spuren hinterlassen<text:line-break/><text:span text:style-name="T3">lyu pan a amiga</text:span> – Brot einem Freund lassen<text:line-break/><text:span text:style-name="T3">Lyu me sole.</text:span> – Lass mich allein.<text:line-break/><text:span text:style-name="T3">Lyu dwar ofni-ney.</text:span> – Lass die Tür offen.<text:line-break/>Mandarin</text:p>
        <text:p text:style-name="Text_20_body"><text:line-break/><text:bookmark text:name="M"/></text:p>
        <text:p text:style-name="Horizontal_20_Line"/>
        <text:h text:style-name="Heading_20_3" text:outline-level="3"><text:bookmark-start text:name="m"/>M<text:bookmark-end text:name="m"/></text:h>
        <text:p text:style-name="First_20_paragraph"><text:span text:style-name="T3">mach</text:span> – (kwo) Match, Wettkampf <text:span text:style-name="T1">(Sport)</text:span></text:p>
        <text:p text:style-name="Text_20_body"><text:bookmark text:name="madam"/><text:span text:style-name="T3">madam</text:span> – (kwo) Madam, Dame (höfliche Form der Anrede einer Frau) siehe auch: <text:a xlink:type="simple" xlink:href="#mis" text:style-name="Internet_20_link" text:visited-style-name="Visited_20_Internet_20_Link"><text:span text:style-name="Definition">mis</text:span></text:a>, <text:a xlink:type="simple" xlink:href="#sinior" text:style-name="Internet_20_link" text:visited-style-name="Visited_20_Internet_20_Link"><text:span text:style-name="Definition">sinior</text:span></text:a></text:p>
        <text:p text:style-name="Text_20_body"><text:span text:style-name="T3">madu</text:span> – (kwo) Honig<text:line-break/>Hindi</text:p>
        <text:p text:style-name="Text_20_body"><text:span text:style-name="T3">madyar</text:span> – 1) (kwel) ungarisch<text:line-break/>2) (kwo) Ungar<text:line-break/>3) (kwo) Ungarisch (Sprache)</text:p>
        <text:p text:style-name="Text_20_body"><text:span text:style-name="T3">maestro</text:span> – (kwo) Maestro <text:span text:style-name="T1">(art., lit., mus.)</text:span><text:line-break/>Italienisch</text:p>
        <text:p text:style-name="Text_20_body"><text:span text:style-name="T3">maga</text:span> – (kwo) Becher, große Tasse</text:p>
        <text:p text:style-name="Text_20_body"><text:span text:style-name="T3">magari</text:span> – (gramatika, exklami) ich wünschte, wenn doch nur<text:line-break/><text:span text:style-name="T3">Magari lu lai!</text:span> – Wenn er doch nur käme!<text:line-break/><text:span text:style-name="T3">Magari bi tak!</text:span> – Ich wünschte es wäre so!<text:line-break/><text:span text:style-name="T3">Magari nu hev-te sey mani dan!</text:span> – Wenn wir dann das Geld gehabt hätten!<text:line-break/><text:span text:style-name="T3">nomagari</text:span> – ich wünsche/hoffe, dass nicht …, hoffentlich nicht<text:line-break/><text:span text:style-name="T3">Nomagari tren tardi.</text:span> – Ich hoffe, der Zug verspätet sich nicht.<text:line-break/><text:soft-page-break/><text:span text:style-name="T3">Nomagari!</text:span> – Bloß nicht!<text:line-break/>Italienisch</text:p>
        <text:p text:style-name="Text_20_body"><text:bookmark text:name="magia"/><text:span text:style-name="T3">magia</text:span> – (kwo) Magie, Zauber Syn.: <text:a xlink:type="simple" xlink:href="#jadu" text:style-name="Internet_20_link" text:visited-style-name="Visited_20_Internet_20_Link"><text:span text:style-name="Definition">jadu</text:span></text:a><text:line-break/><text:span text:style-name="T3">magike</text:span> – (kwel) magisch<text:line-break/><text:span text:style-name="T3">magier</text:span> – (kwo) Magier, Zauberer</text:p>
        <text:p text:style-name="Text_20_body"><text:span text:style-name="T3">magnet</text:span> – (kwo) Magnet<text:line-break/><text:span text:style-name="T3">magnet-felda</text:span> – Magnetfeld<text:line-break/><text:span text:style-name="T3">magnetisi</text:span> – (zwo) (etw.) magnetisieren<text:line-break/><text:span text:style-name="T3">magnetifi</text:span> – (zwo) magnetisiert werden<text:line-break/><text:span text:style-name="T3">magnetisa, magnetifa</text:span> – (kwo) Magnetisieren, Magnetisierung</text:p>
        <text:p text:style-name="Text_20_body"><text:bookmark text:name="magnifike"/><text:span text:style-name="T3">magnifike</text:span> – (kwel) glänzend, großartig, herrlich, grandios Syn.: <text:a xlink:type="simple" xlink:href="#briliante" text:style-name="Internet_20_link" text:visited-style-name="Visited_20_Internet_20_Link"><text:span text:style-name="Definition">briliante</text:span></text:a>, <text:a xlink:type="simple" xlink:href="#hao" text:style-name="Internet_20_link" text:visited-style-name="Visited_20_Internet_20_Link"><text:span text:style-name="Definition">gro-hao</text:span></text:a></text:p>
        <text:p text:style-name="Text_20_body"><text:span text:style-name="T3">magre</text:span> – (kwel) mager, dünn, dürr</text:p>
        <text:p text:style-name="Text_20_body"><text:span text:style-name="T3">mah, mah-</text:span> – (syao-gramatika) <text:span text:style-name="T1">»machen, verursachen, dazu bringen« (Kausativ-Partikel)</text:span><text:line-break/><text:span text:style-name="T3">gran</text:span> – groß  ⇒  <text:span text:style-name="T3">mah-gran</text:span> – größer machen, vergrößern<text:line-break/><text:span text:style-name="T3">hao</text:span> – gut  ⇒  <text:span text:style-name="T3">mah-hao</text:span> – besser machen, verbessern<text:line-break/><text:span text:style-name="T3">blan</text:span> – weiß  ⇒  <text:span text:style-name="T3">mah-blan</text:span> – weiß machen<text:line-break/><text:span text:style-name="T3">jal</text:span> – brennen  ⇒  <text:span text:style-name="T3">mah-jal</text:span> – verbrennen<text:line-break/><text:span text:style-name="T3">chi</text:span> – essen  ⇒  <text:span text:style-name="T3">mah-chi</text:span> – füttern<text:line-break/><text:span text:style-name="T3">lwo</text:span> – fallen  ⇒  <text:span text:style-name="T3">mah-lwo</text:span> – (etw.) fallen lassen<text:line-break/><text:span text:style-name="T3">Mah kaval lopi.</text:span> – Bring das Pferd dazu, zu laufen.<text:line-break/><text:span text:style-name="T3">Me mah swa zwo se.</text:span> – Ich bringe mich dazu, dies zu tun.<text:line-break/><text:span text:style-name="T3">Se ve mah yu triste.</text:span> – Dies wird dich traurig machen.</text:p>
        <text:p text:style-name="Text_20_body"><text:bookmark text:name="mahan"/><text:span text:style-name="T3">mahan</text:span> – (kwel) majestätisch, nobel, erhaben<text:line-break/><text:span text:style-name="T3">mahantaa</text:span> – (kwo) 1) Majestät, Erhabenheit, Größe; 2) <text:span text:style-name="T1">universeller Titel zum Ansprechen einer hochrangigen Person:</text:span> Majestät, Hoheit, Exzellenz, Eminenz<text:line-break/><text:span text:style-name="T3">Luy Mahantaa</text:span> – Seine Majestät<text:line-break/>Hindi</text:p>
        <text:p text:style-name="Text_20_body"><text:span text:style-name="T3">mahanatmitaa</text:span> – (kwo) Großmut, Großherzigkeit siehe: <text:a xlink:type="simple" xlink:href="#mahan" text:style-name="Internet_20_link" text:visited-style-name="Visited_20_Internet_20_Link"><text:span text:style-name="Definition">mahan</text:span></text:a>, <text:a xlink:type="simple" xlink:href="#atma" text:style-name="Internet_20_link" text:visited-style-name="Visited_20_Internet_20_Link"><text:span text:style-name="Definition">atma</text:span></text:a></text:p>
        <text:p text:style-name="Text_20_body"><text:bookmark text:name="mahta"/><text:span text:style-name="T3">mahta</text:span> – (kwo) Macht, Kraft vgl. <text:a xlink:type="simple" xlink:href="#autoritaa" text:style-name="Internet_20_link" text:visited-style-name="Visited_20_Internet_20_Link"><text:span text:style-name="Definition">autoritaa</text:span></text:a>, <text:a xlink:type="simple" xlink:href="#potente" text:style-name="Internet_20_link" text:visited-style-name="Visited_20_Internet_20_Link"><text:span text:style-name="Definition">potensia</text:span></text:a><text:line-break/><text:span text:style-name="T3">mahtaful</text:span> – (kwel) machtvoll, kraftvoll<text:line-break/><text:span text:style-name="T3">sinmahta-ney</text:span> – (kwel) machtlos, kraftlos, ohnmächtig, hilflos<text:line-break/><text:span text:style-name="T3">pa sinmahta-ney furia</text:span> – in ohnmächtiger Wut</text:p>
        <text:p text:style-name="Text_20_body"><text:span text:style-name="T3">maidan</text:span> – (kwo) Platz (in einer Ortschaft); Boden, Gelände<text:line-break/><text:span text:style-name="T3">futbol maidan</text:span> – Fußballfeld<text:line-break/>Arabisch</text:p>
        <text:p text:style-name="Text_20_body"><text:span text:style-name="T3">maimun</text:span> – (kwo) Affe <text:span text:style-name="T1">(zool.)</text:span><text:line-break/>Türkisch</text:p>
        <text:p text:style-name="Text_20_body"><text:bookmark text:name="maini"/><text:span text:style-name="T3">maini</text:span> – (zwo) meinen; bedeuten Syn.: <text:a xlink:type="simple" xlink:href="#signifi" text:style-name="Internet_20_link" text:visited-style-name="Visited_20_Internet_20_Link"><text:span text:style-name="Definition">signifi</text:span></text:a><text:line-break/><text:soft-page-break/><text:span text:style-name="T3">Kwo yu maini bay to?</text:span> – Was meinst du damit?</text:p>
        <text:p text:style-name="Text_20_body"><text:span text:style-name="T3">mais</text:span> – (kwo) Mais</text:p>
        <text:p text:style-name="Text_20_body"><text:bookmark text:name="maiste"/><text:span text:style-name="T3">maiste</text:span> – (gramatika) meiste, am meisten, höchst <text:span text:style-name="T1">(Superlativ von </text:span><text:a xlink:type="simple" xlink:href="#mucho" text:style-name="Internet_20_link" text:visited-style-name="Visited_20_Internet_20_Link"><text:span text:style-name="Definition"><text:span text:style-name="T1">mucho</text:span></text:span></text:a><text:span text:style-name="T1">)</text:span><text:line-break/><text:span text:style-name="T3">Lu hev maiste mani.</text:span> – Er hat das meiste Geld.<text:line-break/><text:span text:style-name="T3">in maiste kasu</text:span> – in den meisten Fällen<text:line-break/><text:span text:style-name="T3">maiste parta</text:span> – die meisten Teile<text:line-break/><text:span text:style-name="T3">maiste taim</text:span> – die meiste Zeit<text:line-break/><text:span text:style-name="T3">maiste jen</text:span> – die meisten Menschen<text:line-break/><text:span text:style-name="T3">maistegrad</text:span> – (komo) in höchstem Maße<text:line-break/><text:span text:style-name="T3">maistem</text:span> – (komo) meistens<text:line-break/><text:span text:style-name="T3">maista, maistitaa</text:span> – (kwo) Mehrheit</text:p>
        <text:p text:style-name="Text_20_body"><text:span text:style-name="T3">majbur</text:span> – (sta) gezwungen sein, verpflichtet sein, es muss sein<text:line-break/><text:span text:style-name="T3">En-pluvi, nu majbur go a dom.</text:span> – Es beginnt zu regnen, wir müssen nach Hause gehen.<text:line-break/><text:span text:style-name="T3">Meteo es bade, majbur deri avion-ney departa.</text:span> – Das Wetter ist schlecht, der Abflug muss verschoben werden.<text:line-break/><text:span text:style-name="T3">Si me bu findi kitaba, me majbur kupi nove-la.</text:span> – Falls ich das Buch nicht finde, bin ich gezwungen ein neues zu kaufen.<text:line-break/><text:span text:style-name="T3">majburi</text:span> – (zwo) zwingen, nötigen, verpflichten<text:line-break/><text:span text:style-name="T3">majburen (majburi-ney)</text:span> – (kwel) obligatorisch, zwingend erforderlich<text:line-break/><text:span text:style-name="T3">majburem (majburi-nem)</text:span> – (komo) zwangsläufig, wohl oder übel<text:line-break/>Arabisch</text:p>
        <text:p text:style-name="Text_20_body"><text:span text:style-name="T3">majena</text:span> – (kwo) Masern <text:span text:style-name="T1">(med.)</text:span><text:line-break/>Mandarin</text:p>
        <text:p text:style-name="Text_20_body"><text:bookmark text:name="major"/><text:span text:style-name="T3">major</text:span> – (kwo) Dur <text:span text:style-name="T1">(mus.)</text:span> Ant.: <text:a xlink:type="simple" xlink:href="#minor" text:style-name="Internet_20_link" text:visited-style-name="Visited_20_Internet_20_Link"><text:span text:style-name="Definition">minor</text:span></text:a></text:p>
        <text:p text:style-name="Text_20_body"><text:span text:style-name="T3">mak</text:span> – (kwo) Mohn <text:span text:style-name="T1">(bot.)</text:span><text:line-break/>Ungarisch</text:p>
        <text:p text:style-name="Text_20_body"><text:bookmark text:name="makala"/><text:span text:style-name="T3">makala</text:span> – (kwo) (Zeitungs-)Artikel vgl. <text:a xlink:type="simple" xlink:href="#artikla" text:style-name="Internet_20_link" text:visited-style-name="Visited_20_Internet_20_Link"><text:span text:style-name="Definition">artikla</text:span></text:a><text:line-break/>Arabisch</text:p>
        <text:p text:style-name="Text_20_body"><text:span text:style-name="T3">makaron</text:span> – (kwo) Makkaroni <text:span text:style-name="T1">(Nudeln)</text:span></text:p>
        <text:p text:style-name="Text_20_body"><text:span text:style-name="T3">maketa</text:span> – (kwo) Layout, Entwurf; Modell<text:line-break/><text:span text:style-name="T3">maketi</text:span> – (zwo) layouten, entwerfen</text:p>
        <text:p text:style-name="Text_20_body"><text:span text:style-name="T3">makiaja</text:span> – (kwo) Make-up, Schminke<text:line-break/>Arabisch</text:p>
        <text:p text:style-name="Text_20_body"><text:span text:style-name="T3">makni</text:span> – (zwo) eintauchen, eintunken<text:line-break/>Russisch</text:p>
        <text:p text:style-name="Text_20_body"><text:span text:style-name="T3">mala</text:span> – (kwo) Perlenschnur<text:line-break/><text:span text:style-name="T3">malinka</text:span> – (kwo) (Glas-)Perle<text:line-break/><text:soft-page-break/><text:span text:style-name="T3">yuwel-mala</text:span> – Halskette<text:line-break/>Hindi, Paschtunisch</text:p>
        <text:p text:style-name="Text_20_body"><text:bookmark text:name="malgree"/><text:span text:style-name="T3">malgree</text:span> – (konekti) trotz, trotzdem, trotz allem</text:p>
        <text:p text:style-name="Text_20_body"><text:span text:style-name="T3">malina</text:span> – (kwo) Himbeere<text:line-break/>Russisch</text:p>
        <text:p text:style-name="Text_20_body"><text:span text:style-name="T3">malta</text:span> – (kwo) Speis, Mörtel</text:p>
        <text:p text:style-name="Text_20_body"><text:bookmark text:name="mama"/><text:span text:style-name="T3">mama</text:span> – (kwo) Mama, Mami, Mutti Syn.: <text:a xlink:type="simple" xlink:href="#mata" text:style-name="Internet_20_link" text:visited-style-name="Visited_20_Internet_20_Link"><text:span text:style-name="Definition">mata</text:span></text:a> siehe auch: <text:a xlink:type="simple" xlink:href="#papa" text:style-name="Internet_20_link" text:visited-style-name="Visited_20_Internet_20_Link"><text:span text:style-name="Definition">papa</text:span></text:a><text:line-break/>Mandarin</text:p>
        <text:p text:style-name="Text_20_body"><text:span text:style-name="T3">mamila</text:span> – (kwo) weibl. Brust <text:span text:style-name="T1">(anat.)</text:span>; Euter<text:line-break/><text:span text:style-name="T3">mamili</text:span> – (zwo) säugen<text:line-break/><text:span text:style-name="T3">mamili-animal, mamiler</text:span> – (kwo) Säugetier, Säuger <text:span text:style-name="T1">(zool.)</text:span><text:line-break/><text:span text:style-name="T3">mamila-kinda</text:span> – (kwo) Säugling, Baby</text:p>
        <text:p text:style-name="Text_20_body"><text:bookmark text:name="man"/><text:span text:style-name="T3">man</text:span><text:span text:style-name="T4">1</text:span> – (kwo) Mann auch: <text:span text:style-name="T3">manjen</text:span><text:line-break/><text:span text:style-name="T3">manjen klaida</text:span> – Männerkleidung, Herrenkleidung<text:line-break/><text:span text:style-name="T3">manlik</text:span> – (kwel) männlich<text:line-break/><text:span text:style-name="T3">manliktaa</text:span> – (kwo) Männlichkeit<text:line-break/><text:span text:style-name="T3">ko-man</text:span> – (kwo) männl. Gefährte; Ehemann siehe auch: <text:a xlink:type="simple" xlink:href="#gami" text:style-name="Internet_20_link" text:visited-style-name="Visited_20_Internet_20_Link"><text:span text:style-name="Definition">gamiman</text:span></text:a>, <text:a xlink:type="simple" xlink:href="#mursha" text:style-name="Internet_20_link" text:visited-style-name="Visited_20_Internet_20_Link"><text:span text:style-name="Definition">mursha</text:span></text:a></text:p>
        <text:p text:style-name="Text_20_body"><text:bookmark text:name="man2"/><text:span text:style-name="T3">man-</text:span><text:span text:style-name="T4">2</text:span> – (syao) <text:span text:style-name="T1">»männlicher …«</text:span> Ant.: <text:a xlink:type="simple" xlink:href="#gin" text:style-name="Internet_20_link" text:visited-style-name="Visited_20_Internet_20_Link"><text:span text:style-name="Definition">gin-</text:span></text:a><text:line-break/><text:span text:style-name="T3">man-leker</text:span> – männl. Arzt<text:line-break/><text:span text:style-name="T3">man-dogа</text:span> – männl. Hund, Rüde</text:p>
        <text:p text:style-name="Text_20_body"><text:span text:style-name="T3">mandarina</text:span> – (kwo) Mandarine <text:span text:style-name="T1">(Frucht)</text:span></text:p>
        <text:p text:style-name="Text_20_body"><text:span text:style-name="T3">mandat</text:span> – (kwo) Mandat, Vollmacht, Berechtigung</text:p>
        <text:p text:style-name="Text_20_body"><text:span text:style-name="T3">mandir</text:span> – (kwo) Tempel <text:span text:style-name="T1">(rel.)</text:span><text:line-break/>Hindi</text:p>
        <text:p text:style-name="Text_20_body"><text:span text:style-name="T3">manera</text:span> – (kwo) Manier(en), Art und Weise, Verhalten</text:p>
        <text:p text:style-name="Text_20_body"><text:bookmark text:name="mangi"/><text:span text:style-name="T3">mangi</text:span> – (zwo) beschäftigt sein (mit), tätig sein siehe auch: <text:a xlink:type="simple" xlink:href="#okupi" text:style-name="Internet_20_link" text:visited-style-name="Visited_20_Internet_20_Link"><text:span text:style-name="Definition">okupi</text:span></text:a>, <text:a xlink:type="simple" xlink:href="#zun" text:style-name="Internet_20_link" text:visited-style-name="Visited_20_Internet_20_Link"><text:span text:style-name="Definition">zun</text:span></text:a><text:line-break/><text:span text:style-name="T3">Me mangi, foni poy.</text:span> – Ich bin beschäftigt, telefoniere später.<text:line-break/><text:span text:style-name="T3">Me mangi reporta.</text:span> – Ich bin mit dem Report beschäftigt.<text:line-break/><text:span text:style-name="T3">Me mangi lekti un kitaba.</text:span> – Ich beschäftige mich damit ein Buch zu lesen.<text:line-break/><text:span text:style-name="T3">manga</text:span> – (kwo) Beschäftigung, Arbeitsdruck<text:line-break/><text:span text:style-name="T3">mange (manga-ney)</text:span> – (kwel) beschäftigt, ausgelastet<text:line-break/>Mandarin</text:p>
        <text:p text:style-name="Text_20_body"><text:span text:style-name="T3">mango</text:span> – (kwo) Mango <text:span text:style-name="T1">(Frucht)</text:span><text:line-break/>Japanisch</text:p>
        <text:p text:style-name="Text_20_body"><text:span text:style-name="T3">mangusta</text:span> – (kwo) Manguste, Mungo <text:span text:style-name="T1">(zool.)</text:span><text:line-break/>Rumänisch</text:p>
        <text:p text:style-name="Text_20_body"><text:soft-page-break/><text:span text:style-name="T3">mani</text:span> – (kwo) Geld<text:line-break/><text:span text:style-name="T3">pi-mani</text:span> – Trinkgeld<text:line-break/><text:span text:style-name="T3">handa-mani</text:span> – Bargeld (Geld auf die Hand)<text:line-break/><text:span text:style-name="T3">manidan</text:span> – (kwo) Geldbeutel, Portemonnaie/Portmonee</text:p>
        <text:p text:style-name="Text_20_body"><text:span text:style-name="T3">mania</text:span> – (kwo) Manie <text:span text:style-name="T1">(med.)</text:span>, Wahn, Fimmel<text:line-break/><text:span text:style-name="T3">mania de persekwa</text:span> – Verfolgungswahn</text:p>
        <text:p text:style-name="Text_20_body"><text:span text:style-name="T3">manifesti</text:span> – (zwo) manifestieren, offenbaren, bekanntmachen<text:line-break/><text:span text:style-name="T3">manifesta</text:span> – (kwo) Manifestation, Offenbarung</text:p>
        <text:p text:style-name="Text_20_body"><text:span text:style-name="T3">manifestu</text:span> – (kwo) Manifest, Grundsatzerklärung <text:span text:style-name="T1">(pol.)</text:span><text:line-break/>Portugiesisch</text:p>
        <text:p text:style-name="Text_20_body"><text:span text:style-name="T3">manikur</text:span> – (kwo) Maniküre, Handpflege<text:line-break/>Ungarisch</text:p>
        <text:p text:style-name="Text_20_body"><text:span text:style-name="T3">manili</text:span> – (zwo) ködern, locken<text:line-break/><text:span text:style-name="T3">manilika</text:span> – (kwo) Köder, Lockmittel<text:line-break/>Russisch</text:p>
        <text:p text:style-name="Text_20_body"><text:span text:style-name="T3">manipulati</text:span> – (zwo) manipulieren<text:line-break/><text:span text:style-name="T3">manipulata</text:span> – (kwo) Manipulation</text:p>
        <text:p text:style-name="Text_20_body"><text:span text:style-name="T3">manovra</text:span> – (kwo) Manöver<text:line-break/><text:span text:style-name="T3">manovri</text:span> – (zwo) manövrieren</text:p>
        <text:p text:style-name="Text_20_body"><text:span text:style-name="T3">mansha</text:span> – (kwo) Ärmel<text:line-break/><text:span text:style-name="T3">fai manshas uupar</text:span> – die Ärmel hochkrempeln</text:p>
        <text:p text:style-name="Text_20_body"><text:span text:style-name="T3">manta</text:span> – (kwo) Decke <text:span text:style-name="T1">(text.)</text:span></text:p>
        <text:p text:style-name="Text_20_body"><text:span text:style-name="T3">mantela</text:span> – (kwo) Mantel</text:p>
        <text:p text:style-name="Text_20_body"><text:span text:style-name="T3">manteni</text:span> – (zwo) aufrechterhalten, unterhalten, pflegen, unterstützen, versorgen<text:line-break/><text:span text:style-name="T3">manteni familia</text:span> – eine Familie versorgen<text:line-break/><text:span text:style-name="T3">manteni-gunsa</text:span> – Wartungsarbeiten<text:line-break/><text:span text:style-name="T3">mantena</text:span> – (kwo) Pflege, Wartung</text:p>
        <text:p text:style-name="Text_20_body"><text:span text:style-name="T3">manuskripta</text:span> – (kwo) Manuskript</text:p>
        <text:p text:style-name="Text_20_body"><text:span text:style-name="T3">manya</text:span> – (taim-komo) morgen<text:line-break/><text:span text:style-name="T3">aftemanya</text:span> – (kwo) übermorgen</text:p>
        <text:p text:style-name="Text_20_body"><text:bookmark text:name="mao"/><text:span text:style-name="T3">mao</text:span> – (kwo) Behaarung; Wolle; Pelz vgl. <text:a xlink:type="simple" xlink:href="#har" text:style-name="Internet_20_link" text:visited-style-name="Visited_20_Internet_20_Link"><text:span text:style-name="Definition">har</text:span></text:a><text:line-break/><text:span text:style-name="T3">mao-ney</text:span> – (kwel) wollen, wollig; haarig<text:line-break/><text:span text:style-name="T3">longmao-ney</text:span> – (kwel) langhaarig, zottig<text:line-break/><text:span text:style-name="T3">maoshapa</text:span> – (kwo) Wollmütze<text:line-break/>Mandarin</text:p>
        <text:p text:style-name="Text_20_body"><text:soft-page-break/><text:span text:style-name="T3">maori</text:span> – 1) (kwel) maorisch<text:line-break/>2) (kwo) Maori <text:span text:style-name="T1">(Person)</text:span><text:line-break/>3) (kwo) Maori <text:span text:style-name="T1">(Sprache)</text:span></text:p>
        <text:p text:style-name="Text_20_body"><text:span text:style-name="T3">mapa</text:span> – (kwo) (Land-)Karte, Plan<text:line-break/>Slowakisch</text:p>
        <text:p text:style-name="Text_20_body"><text:bookmark text:name="mar"/><text:span text:style-name="T3">mar</text:span> – (kwo) Meer siehe auch: <text:a xlink:type="simple" xlink:href="#osean" text:style-name="Internet_20_link" text:visited-style-name="Visited_20_Internet_20_Link"><text:span text:style-name="Definition">osean</text:span></text:a><text:line-break/><text:span text:style-name="T3">mar-ney</text:span> – (kwel) marin, Meeres…<text:line-break/><text:span text:style-name="T3">marjen</text:span> – (kwo) Seemann<text:line-break/><text:span text:style-name="T3">maryuan</text:span> – (kwo) Seemann <text:span text:style-name="T1">(jmd. der bei der Marine oder auf einem Schiff arbeitet)</text:span><text:line-break/><text:span text:style-name="T3">mar-morba</text:span> – Seekrankheit<text:line-break/><text:span text:style-name="T3">mar-bata</text:span> – Brandung</text:p>
        <text:p text:style-name="Text_20_body"><text:span text:style-name="T3">margen</text:span> – (kwo) (Buch-/Blatt-)Rand; <text:span text:style-name="T1">(fig.)</text:span> Rahmen, Kante<text:line-break/><text:span text:style-name="T3">nota pa margen</text:span> – Randnotizen</text:p>
        <text:p text:style-name="Text_20_body"><text:span text:style-name="T3">marinada</text:span> – (kwo) Marinade<text:line-break/><text:span text:style-name="T3">marinadi</text:span> – (zwo) marinieren<text:line-break/><text:span text:style-name="T3">marinaden gurka</text:span> – marinierte/eingelegte Gurke</text:p>
        <text:p text:style-name="Text_20_body"><text:span text:style-name="T3">marka</text:span> – (kwo) Marke, Zeichen; Etikett; Spur<text:line-break/><text:span text:style-name="T3">marki</text:span> – (zwo) markieren, kennzeichnen<text:line-break/><text:span text:style-name="T3">marking</text:span> – (kwo) Markieren, Kennzeichnen</text:p>
        <text:p text:style-name="Text_20_body"><text:span text:style-name="T3">markitan</text:span> – (kwo) Marketender, Marketenderin</text:p>
        <text:p text:style-name="Text_20_body"><text:span text:style-name="T3">marmar</text:span> – (kwo) Marmor<text:line-break/>Persisch</text:p>
        <text:p text:style-name="Text_20_body"><text:span text:style-name="T3">marmelada</text:span> – (kwo) Marmelade</text:p>
        <text:p text:style-name="Text_20_body"><text:span text:style-name="T3">marmota</text:span> – (kwo) Murmeltier <text:span text:style-name="T1">(zool.)</text:span></text:p>
        <text:p text:style-name="Text_20_body"><text:bookmark text:name="marsa"/><text:span text:style-name="T3">Marsa</text:span> – (kwo) Mars <text:span text:style-name="T1">(4. Planet, astr.)</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p>
        <text:p text:style-name="Text_20_body"><text:bookmark text:name="marsadi"/><text:span text:style-name="T3">marsadi</text:span> – (kwo) Dienstag auch: <text:a xlink:type="simple" xlink:href="#dwadi" text:style-name="Internet_20_link" text:visited-style-name="Visited_20_Internet_20_Link"><text:span text:style-name="Definition">dwadi</text:span></text:a> siehe auch: <text:a xlink:type="simple" xlink:href="#lunadi" text:style-name="Internet_20_link" text:visited-style-name="Visited_20_Internet_20_Link"><text:span text:style-name="Definition">lunadi</text:span></text:a>, <text:a xlink:type="simple" xlink:href="#merkudi" text:style-name="Internet_20_link" text:visited-style-name="Visited_20_Internet_20_Link"><text:span text:style-name="Definition">merkudi</text:span></text:a>, <text:a xlink:type="simple" xlink:href="#jupidi" text:style-name="Internet_20_link" text:visited-style-name="Visited_20_Internet_20_Link"><text:span text:style-name="Definition">jupidi</text:span></text:a>, <text:a xlink:type="simple" xlink:href="#venudi" text:style-name="Internet_20_link" text:visited-style-name="Visited_20_Internet_20_Link"><text:span text:style-name="Definition">venudi</text:span></text:a>, <text:a xlink:type="simple" xlink:href="#saturdi" text:style-name="Internet_20_link" text:visited-style-name="Visited_20_Internet_20_Link"><text:span text:style-name="Definition">saturdi</text:span></text:a>, <text:a xlink:type="simple" xlink:href="#suryadi" text:style-name="Internet_20_link" text:visited-style-name="Visited_20_Internet_20_Link"><text:span text:style-name="Definition">suryadi</text:span></text:a></text:p>
        <text:p text:style-name="Text_20_body"><text:span text:style-name="T3">marshal</text:span> – (kwo) Marschall <text:span text:style-name="T1">(mil.)</text:span></text:p>
        <text:p text:style-name="Text_20_body"><text:span text:style-name="T3">marshi</text:span> – (zwo) marschieren<text:line-break/><text:span text:style-name="T3">marsha</text:span> – (kwo) Marsch, auch: <text:span text:style-name="T1">mus.)</text:span></text:p>
        <text:p text:style-name="Text_20_body"><text:span text:style-name="T3">marstara</text:span> – (kwo) Seestern <text:span text:style-name="T1">(zool.)</text:span> siehe: <text:a xlink:type="simple" xlink:href="#mar" text:style-name="Internet_20_link" text:visited-style-name="Visited_20_Internet_20_Link"><text:span text:style-name="Definition">mar</text:span></text:a>, <text:a xlink:type="simple" xlink:href="#stara" text:style-name="Internet_20_link" text:visited-style-name="Visited_20_Internet_20_Link"><text:span text:style-name="Definition">stara</text:span></text:a></text:p>
        <text:p text:style-name="Text_20_body"><text:span text:style-name="T3">marswin</text:span> – (kwo) Meerschweinchen <text:span text:style-name="T1">(zool.)</text:span><text:line-break/>Skandinavisch</text:p>
        <text:p text:style-name="Text_20_body"><text:bookmark text:name="martanga"/><text:soft-page-break/><text:span text:style-name="T3">martanga</text:span> – (kwo) Meeresenge siehe: <text:a xlink:type="simple" xlink:href="#mar" text:style-name="Internet_20_link" text:visited-style-name="Visited_20_Internet_20_Link"><text:span text:style-name="Definition">mar</text:span></text:a>, <text:a xlink:type="simple" xlink:href="#tange" text:style-name="Internet_20_link" text:visited-style-name="Visited_20_Internet_20_Link"><text:span text:style-name="Definition">tanga</text:span></text:a></text:p>
        <text:p text:style-name="Text_20_body"><text:bookmark text:name="marto"/><text:span text:style-name="T3">marto</text:span> – (kwo) März auch: <text:a xlink:type="simple" xlink:href="#mes" text:style-name="Internet_20_link" text:visited-style-name="Visited_20_Internet_20_Link"><text:span text:style-name="Definition">mes</text:span></text:a>-<text:a xlink:type="simple" xlink:href="#tri" text:style-name="Internet_20_link" text:visited-style-name="Visited_20_Internet_20_Link"><text:span text:style-name="Definition">tri</text:span></text:a></text:p>
        <text:p text:style-name="Text_20_body"><text:bookmark text:name="masa"/><text:span text:style-name="T3">masa</text:span> – (kwo) Masse (Materialmenge; Menge ohne spezielle Form; die Masse der Menschen) vgl. <text:a xlink:type="simple" xlink:href="#menga" text:style-name="Internet_20_link" text:visited-style-name="Visited_20_Internet_20_Link"><text:span text:style-name="Definition">menga</text:span></text:a>, <text:a xlink:type="simple" xlink:href="#mesa" text:style-name="Internet_20_link" text:visited-style-name="Visited_20_Internet_20_Link"><text:span text:style-name="Definition">mesa</text:span></text:a><text:line-break/><text:span text:style-name="T3">masa-media</text:span> – Massenmedium</text:p>
        <text:p text:style-name="Text_20_body"><text:span text:style-name="T3">masala</text:span> – (kwo) Gewürz<text:line-break/><text:span text:style-name="T3">masali</text:span> – (zwo) würzen<text:line-break/><text:span text:style-name="T3">masale (masala-ney)</text:span> – (kwel) würzig, pikant, herzhaft<text:line-break/>Hindi</text:p>
        <text:p text:style-name="Text_20_body"><text:span text:style-name="T3">masbute</text:span> – (kwel) kräftig, robust, stabil, solide<text:line-break/><text:span text:style-name="T3">masbutifi (fa-masbute)</text:span> – (zwo) kräftig werden<text:line-break/><text:span text:style-name="T3">masbutisi (mah-masbute)</text:span> – (zwo) kräftigen, verstärken<text:line-break/><text:span text:style-name="T3">masbutitaa</text:span> – (kwo) Beständigkeit, Stärke, Festigkeit<text:line-break/>Hindi</text:p>
        <text:p text:style-name="Text_20_body"><text:span text:style-name="T3">mashina</text:span> – (kwo) Maschine</text:p>
        <text:p text:style-name="Text_20_body"><text:span text:style-name="T3">masive</text:span> – (kwel) massiv</text:p>
        <text:p text:style-name="Text_20_body"><text:span text:style-name="T3">masjid</text:span> – (kwo) Moschee <text:span text:style-name="T1">(rel.)</text:span><text:line-break/>Arabisch</text:p>
        <text:p text:style-name="Text_20_body"><text:span text:style-name="T3">maska</text:span> – (kwo) Maske<text:line-break/><text:span text:style-name="T3">maski</text:span> – (zwo) maskieren<text:line-break/><text:span text:style-name="T3">demaski</text:span> – (zwo) demaskieren, enthüllen<text:line-break/>Russisch</text:p>
        <text:p text:style-name="Text_20_body"><text:span text:style-name="T3">maskul</text:span> – (kwo) (Tier-)Männchen<text:line-break/><text:span text:style-name="T3">maskul-ney</text:span> – (kwel) männlich<text:line-break/><text:span text:style-name="T3">maskulum</text:span> – (kwo) männliches Geschlecht <text:span text:style-name="T1">(gram.)</text:span></text:p>
        <text:p text:style-name="Text_20_body"><text:span text:style-name="T3">Masra</text:span> – (kwo) Ägypten</text:p>
        <text:p text:style-name="Text_20_body"><text:span text:style-name="T3">masri</text:span> – 1) (kwel) ägyptisch<text:line-break/>2) (kwo) Ägypter (Person aus Ägypten oder ägyptischer Abstammung)<text:line-break/>3) (kwo) Ägyptisch (ägiptischer Dialekt des Arabischen)</text:p>
        <text:p text:style-name="Text_20_body"><text:span text:style-name="T3">masta</text:span> – (kwo) Herr (Eigentümer, Besitzer, Chef, Boss)<text:line-break/><text:span text:style-name="T3">gin-masta</text:span> – Herrin<text:line-break/><text:span text:style-name="T3">dom-masta</text:span> – Herr/Herrin des Hauses</text:p>
        <text:p text:style-name="Text_20_body"><text:span text:style-name="T3">master</text:span> – (kwo) Meister (Experte; erfahrener Könner)</text:p>
        <text:p text:style-name="Text_20_body"><text:span text:style-name="T3">mastula</text:span> – (kwo) (Schiffs-)Mast <text:span text:style-name="T1">(naut.)</text:span><text:line-break/>Hindi</text:p>
        <text:p text:style-name="Text_20_body"><text:soft-page-break/><text:span text:style-name="T3">masu</text:span> – (kwo) Fleisch<text:line-break/><text:span text:style-name="T3">govamasu</text:span> – (kwo) Rindfleisch<text:line-break/><text:span text:style-name="T3">swinamasu</text:span> – (kwo) Schweinefleisch<text:line-break/><text:span text:style-name="T3">yanmasu</text:span> – (kwo) Hammelfleisch<text:line-break/><text:span text:style-name="T3">masumeler</text:span> – (kwo) Fleischwolf<text:line-break/><text:span text:style-name="T3">masuyuan</text:span> – (kwo) Fleischer, Metzger<text:line-break/>Russisch</text:p>
        <text:p text:style-name="Text_20_body"><text:span text:style-name="T3">mat</text:span> – (kwo) Schachmatt<text:line-break/>Türkisch</text:p>
        <text:p text:style-name="Text_20_body"><text:bookmark text:name="mata"/><text:span text:style-name="T3">mata</text:span> – (kwo) Mutter Syn.: <text:a xlink:type="simple" xlink:href="#mama" text:style-name="Internet_20_link" text:visited-style-name="Visited_20_Internet_20_Link"><text:span text:style-name="Definition">mama</text:span></text:a> siehe auch: <text:a xlink:type="simple" xlink:href="#patra" text:style-name="Internet_20_link" text:visited-style-name="Visited_20_Internet_20_Link"><text:span text:style-name="Definition">patra</text:span></text:a><text:line-break/><text:span text:style-name="T3">mata-patra</text:span> – (kwo) Eltern<text:line-break/>Sanskrit</text:p>
        <text:p text:style-name="Text_20_body"><text:span text:style-name="T3">matematika</text:span> – (kwo) Mathematik<text:line-break/><text:span text:style-name="T3">matematike</text:span> – (kwel) mathematisch<text:line-break/><text:span text:style-name="T3">matematiker</text:span> – (kwo) Mathematiker</text:p>
        <text:p text:style-name="Text_20_body"><text:span text:style-name="T3">materia</text:span> – (kwo) Materie, Substanz<text:line-break/><text:span text:style-name="T3">materiale</text:span> – (kwel) materiell<text:line-break/><text:span text:style-name="T3">materiale munda</text:span> – materielle Welt</text:p>
        <text:p text:style-name="Text_20_body"><text:span text:style-name="T3">material</text:span> – (kwo) Material<text:line-break/><text:span text:style-name="T3">bildi-material</text:span> – Baumaterial, Baustoff<text:line-break/><text:span text:style-name="T3">hao material fo filma</text:span> – gutes Material für einen Film</text:p>
        <text:p text:style-name="Text_20_body"><text:bookmark text:name="matove"/><text:span text:style-name="T3">matove</text:span> – (kwel) matt (nicht glänzend) Ant.: <text:a xlink:type="simple" xlink:href="#glan" text:style-name="Internet_20_link" text:visited-style-name="Visited_20_Internet_20_Link"><text:span text:style-name="Definition">glan-she</text:span></text:a><text:line-break/>Russisch</text:p>
        <text:p text:style-name="Text_20_body"><text:span text:style-name="T3">matras</text:span> – (kwo) Matratze<text:line-break/><text:span text:style-name="T3">pruja-matras</text:span> – Federkernmatratze, Sprungfedermatratze<text:line-break/>Indonesisch</text:p>
        <text:p text:style-name="Text_20_body"><text:span text:style-name="T3">matris</text:span> – (kwo) Matrix <text:span text:style-name="T1">(math., comp., print.)</text:span></text:p>
        <text:p text:style-name="Text_20_body"><text:span text:style-name="T3">mature</text:span> – (kwel) reif<text:line-break/><text:span text:style-name="T3">mature yabla</text:span> – reifer Apfel<text:line-break/><text:span text:style-name="T3">maturifi (fa-mature)</text:span> – (zwo) reifen<text:line-break/><text:span text:style-name="T3">maturitaa</text:span> – (kwo) Reife<text:line-break/><text:span text:style-name="T3">premature</text:span> – (kwel) unreif</text:p>
        <text:p text:style-name="Text_20_body"><text:span text:style-name="T3">maus</text:span> – (kwo) Maus <text:span text:style-name="T1">(zool.)</text:span><text:line-break/><text:span text:style-name="T3">mauskapter</text:span> – (kwo) Mausefalle<text:line-break/><text:span text:style-name="T3">yunmaus</text:span> – (kwo) Mausjunges</text:p>
        <text:p text:style-name="Text_20_body"><text:span text:style-name="T3">mavi</text:span> – (zwo) winken; wedeln<text:line-break/><text:span text:style-name="T3">mava</text:span> – (kwo) Winken</text:p>
        <text:p text:style-name="Text_20_body"><text:soft-page-break/><text:span text:style-name="T3">maxima</text:span> – (kwo) Maxime, Leitspruch</text:p>
        <text:p text:style-name="Text_20_body"><text:span text:style-name="T3">maximale</text:span> – (kwel) maximal, Höchst…<text:line-break/><text:span text:style-name="T3">maximalem</text:span> – (komo) maximal, höchstens</text:p>
        <text:p text:style-name="Text_20_body"><text:span text:style-name="T3">maximum</text:span> – (kwo) Maximum, Höchstmaß</text:p>
        <text:p text:style-name="Text_20_body"><text:span text:style-name="T3">may</text:span> – (inplas-kwel) mein Kurzform von <text:a xlink:type="simple" xlink:href="#me" text:style-name="Internet_20_link" text:visited-style-name="Visited_20_Internet_20_Link"><text:span text:style-name="Definition">me-ney</text:span></text:a></text:p>
        <text:p text:style-name="Text_20_body"><text:span text:style-name="T3">mayor</text:span> – (kwo) Major <text:span text:style-name="T1">(mil.)</text:span></text:p>
        <text:p text:style-name="Text_20_body"><text:span text:style-name="T3">mazuta</text:span> – (kwo) Masut, Gasöl<text:line-break/>Arabisch</text:p>
        <text:p text:style-name="Text_20_body"><text:bookmark text:name="me"/><text:span text:style-name="T3">me</text:span> – (inplas-kwo) ich; mich siehe auch: <text:a xlink:type="simple" xlink:href="#yu" text:style-name="Internet_20_link" text:visited-style-name="Visited_20_Internet_20_Link"><text:span text:style-name="Definition">yu</text:span></text:a>, <text:a xlink:type="simple" xlink:href="#lu" text:style-name="Internet_20_link" text:visited-style-name="Visited_20_Internet_20_Link"><text:span text:style-name="Definition">lu</text:span></text:a>, <text:a xlink:type="simple" xlink:href="#ela" text:style-name="Internet_20_link" text:visited-style-name="Visited_20_Internet_20_Link"><text:span text:style-name="Definition">ela</text:span></text:a>, <text:a xlink:type="simple" xlink:href="#it" text:style-name="Internet_20_link" text:visited-style-name="Visited_20_Internet_20_Link"><text:span text:style-name="Definition">it</text:span></text:a>, <text:a xlink:type="simple" xlink:href="#ta" text:style-name="Internet_20_link" text:visited-style-name="Visited_20_Internet_20_Link"><text:span text:style-name="Definition">ta</text:span></text:a>, <text:a xlink:type="simple" xlink:href="#nu" text:style-name="Internet_20_link" text:visited-style-name="Visited_20_Internet_20_Link"><text:span text:style-name="Definition">nu</text:span></text:a>, <text:a xlink:type="simple" xlink:href="#li" text:style-name="Internet_20_link" text:visited-style-name="Visited_20_Internet_20_Link"><text:span text:style-name="Definition">li</text:span></text:a><text:line-break/><text:span text:style-name="T3">a me</text:span> – mir, zu mir<text:line-break/><text:span text:style-name="T3">Me shwo a yu.</text:span> – Ich spreche zu dir.<text:line-break/><text:span text:style-name="T3">Audi ba me!</text:span> – Hör mir zu!<text:line-break/><text:span text:style-name="T3">Jawabi koysa a me!</text:span> – Antworte mir etwas!<text:line-break/><text:span text:style-name="T3">may (me-ney)</text:span> – (inplas-kwel) mein<text:line-break/><text:span text:style-name="T3">Walaa may kalam.</text:span> – Hier ist mein Stift.<text:line-break/><text:span text:style-name="T3">Sey kalam es me-ney, bu yu-ney.</text:span> – Dieser Stift ist meiner, nicht deiner.<text:line-break/>Romanes</text:p>
        <text:p text:style-name="Text_20_body"><text:span text:style-name="T3">mebel</text:span> – (kwo) Möbel, Mobiliar<text:line-break/><text:span text:style-name="T3">mebelka</text:span> – (kwo) Möbelstück</text:p>
        <text:p text:style-name="Text_20_body"><text:span text:style-name="T3">medalia</text:span> – (kwo) Medaille<text:line-break/>Arabisch</text:p>
        <text:p text:style-name="Text_20_body"><text:span text:style-name="T3">medalion</text:span> – (kwo) Medaillon</text:p>
        <text:p text:style-name="Text_20_body"><text:span text:style-name="T3">media</text:span> – (kwo) Mittel, Medium<text:line-break/><text:span text:style-name="T3">bay media de</text:span> – mittels, vermittels<text:line-break/><text:span text:style-name="T3">lekimedia</text:span> – (kwo) Heilmittel<text:line-break/><text:span text:style-name="T3">masa-media</text:span> – Massenmedium</text:p>
        <text:p text:style-name="Text_20_body"><text:span text:style-name="T3">medike</text:span> – (kwel) medizinisch<text:line-break/><text:span text:style-name="T3">medika</text:span> – (kwo) Mediziner, Sanitäter</text:p>
        <text:p text:style-name="Text_20_body"><text:bookmark text:name="medisina"/><text:span text:style-name="T3">medisina</text:span> – (kwo) Medizin (Wissenschaft, Tätigkeit) vgl. <text:a xlink:type="simple" xlink:href="#farmak" text:style-name="Internet_20_link" text:visited-style-name="Visited_20_Internet_20_Link"><text:span text:style-name="Definition">farmak</text:span></text:a></text:p>
        <text:p text:style-name="Text_20_body"><text:span text:style-name="T3">Mediteran</text:span> – (kwel) mediterran<text:line-break/><text:span text:style-name="T3">Mediteran mar</text:span> – (kwo) Mittelmeer</text:p>
        <text:p text:style-name="Text_20_body"><text:bookmark text:name="mediti"/><text:span text:style-name="T3">mediti</text:span> – (zwo) meditieren, überdenken, nachdenken vgl. <text:a xlink:type="simple" xlink:href="#reflekti" text:style-name="Internet_20_link" text:visited-style-name="Visited_20_Internet_20_Link"><text:span text:style-name="Definition">reflekti</text:span></text:a><text:line-break/><text:span text:style-name="T3">medita</text:span> – (kwo) Meditation</text:p>
        <text:p text:style-name="Text_20_body"><text:span text:style-name="T3">medula</text:span> – (kwo) Rückenmark <text:span text:style-name="T1">(anat.)</text:span><text:line-break/><text:span text:style-name="T3">osta-medula</text:span> – Knochenmark</text:p>
        <text:p text:style-name="Text_20_body"><text:soft-page-break/><text:span text:style-name="T3">medusa</text:span> – (kwo) Meduse <text:span text:style-name="T1">(zool.)</text:span></text:p>
        <text:p text:style-name="Text_20_body"><text:bookmark text:name="meil"/><text:span text:style-name="T3">meil</text:span> – (kwo) (Brief-)Post vgl. <text:a xlink:type="simple" xlink:href="#posta" text:style-name="Internet_20_link" text:visited-style-name="Visited_20_Internet_20_Link"><text:span text:style-name="Definition">posta</text:span></text:a><text:line-break/><text:span text:style-name="T3">meilguan</text:span> – (kwo) Postamt<text:line-break/><text:span text:style-name="T3">e-meil</text:span> – (kwo) E-Mail (<text:span text:style-name="T1">Abk. für</text:span> <text:span text:style-name="T3">elektronike meil</text:span>)</text:p>
        <text:p text:style-name="Text_20_body"><text:span text:style-name="T3">meja</text:span> – (kwo) Messung (<text:span text:style-name="T1">auch</text:span> Schritt, Handlung)<text:line-break/><text:span text:style-name="T3">meji</text:span> – (zwo) messen<text:line-break/><text:span text:style-name="T3">mejibile</text:span> – (kwel) messbar</text:p>
        <text:p text:style-name="Text_20_body"><text:span text:style-name="T3">mekanika</text:span> – (kwo) Mechanik<text:line-break/><text:span text:style-name="T3">mekanike</text:span> – (kwel) mechanisch<text:line-break/><text:span text:style-name="T3">mekaniker</text:span> – (kwo) Mechaniker</text:p>
        <text:p text:style-name="Text_20_body"><text:span text:style-name="T3">mekanisma</text:span> – (kwo) Mechanismus</text:p>
        <text:p text:style-name="Text_20_body"><text:bookmark text:name="melankolia"/><text:span text:style-name="T3">melankolia</text:span> – (kwo) Melancholie, Trübsal Syn.: <text:a xlink:type="simple" xlink:href="#splin" text:style-name="Internet_20_link" text:visited-style-name="Visited_20_Internet_20_Link"><text:span text:style-name="Definition">splin</text:span></text:a><text:line-break/><text:span text:style-name="T3">melankolike</text:span> – (kwel) melancholisch, schwermütig</text:p>
        <text:p text:style-name="Text_20_body"><text:span text:style-name="T3">melasa</text:span> – (kwo) Melasse, Sirup</text:p>
        <text:p text:style-name="Text_20_body"><text:span text:style-name="T3">meli</text:span> – (zwo) mahlen<text:line-break/><text:span text:style-name="T3">meli wit inu farina</text:span> – Weizen zu Mehl mahlen<text:line-break/><text:span text:style-name="T3">melidom</text:span> – (kwo) Mühle<text:line-break/><text:span text:style-name="T3">meliyuan</text:span> – (kwo) Müller<text:line-break/><text:span text:style-name="T3">kahwameler</text:span> – (kwo) Kaffeemühle<text:line-break/>Russisch</text:p>
        <text:p text:style-name="Text_20_body"><text:span text:style-name="T3">melodia</text:span> – (kwo) Melodie <text:span text:style-name="T1">(mus.)</text:span></text:p>
        <text:p text:style-name="Text_20_body"><text:span text:style-name="T3">melon</text:span> – (kwo) Melone <text:span text:style-name="T1">(bot.)</text:span></text:p>
        <text:p text:style-name="Text_20_body"><text:bookmark text:name="memba"/><text:span text:style-name="T3">memba</text:span> – (kwo) Körperteil; Teil einer Pflanze vgl. <text:a xlink:type="simple" xlink:href="#yuan" text:style-name="Internet_20_link" text:visited-style-name="Visited_20_Internet_20_Link"><text:span text:style-name="Definition">yuan</text:span></text:a></text:p>
        <text:p text:style-name="Text_20_body"><text:bookmark text:name="memoria"/><text:span text:style-name="T3">memoria</text:span> – (kwo) Erinnerung, Gedächtnis<text:line-break/><text:span text:style-name="T3">pa memoria</text:span> – aus der Erinnerung<text:line-break/><text:span text:style-name="T3">memorisi</text:span> – (zwo) einprägen, merken vgl. <text:a xlink:type="simple" xlink:href="#remembi" text:style-name="Internet_20_link" text:visited-style-name="Visited_20_Internet_20_Link"><text:span text:style-name="Definition">mah-remembi</text:span></text:a></text:p>
        <text:p text:style-name="Text_20_body"><text:span text:style-name="T3">menestrel</text:span> – (kwo) Musikant, Hofsänger <text:span text:style-name="T1">(mus.)</text:span></text:p>
        <text:p text:style-name="Text_20_body"><text:bookmark text:name="menga"/><text:span text:style-name="T3">menga, …menga</text:span> – 1) (kwo) Vielzahl, eine Menge (von etw.) vgl. <text:a xlink:type="simple" xlink:href="#masa" text:style-name="Internet_20_link" text:visited-style-name="Visited_20_Internet_20_Link"><text:span text:style-name="Definition">masa</text:span></text:a><text:line-break/><text:span text:style-name="T3">menga de kwesta</text:span> – eine Menge Fragen<text:line-break/>2) (syao) »Ansammlung«<text:line-break/><text:span text:style-name="T3">moskamenga</text:span> – (kwo) Fliegenschwarm<text:line-break/><text:span text:style-name="T3">jenmenga</text:span> – (kwo) Menschenmenge<text:line-break/><text:span text:style-name="T3">mengi</text:span> – (zwo) in einer Menge sein, drängen, wimmeln<text:line-break/>Swahili</text:p>
        <text:p text:style-name="Text_20_body"><text:span text:style-name="T3">menjer</text:span> – (kwo) Manager</text:p>
        <text:p text:style-name="Text_20_body"><text:soft-page-break/><text:span text:style-name="T3">meno</text:span> – (gramatika) weniger<text:line-break/><text:span text:style-name="T3">meno kem shi</text:span> – weniger als zehn<text:line-break/><text:span text:style-name="T3">Lu lopi meno kway kem yu.</text:span> – Er rennt weniger schnell als du.<text:line-break/><text:span text:style-name="T3">Sey gaseta es meno interes-ney kem toy-la.</text:span> – Diese Zeitung ist weniger interessant als jene.<text:line-break/><text:span text:style-name="T3">Nu nadi ke in futur ye meno gwer in munda.</text:span> – Wir hoffen, dass es in Zukunft weniger Kriege in der Welt geben wird.</text:p>
        <text:p text:style-name="Text_20_body"><text:span text:style-name="T3">mensioni</text:span> – (zwo) erwähnen, nennen<text:line-break/><text:span text:style-name="T3">mensiona</text:span> – (kwo) Erwähnung, Nennung</text:p>
        <text:p text:style-name="Text_20_body"><text:bookmark text:name="menta"/><text:span text:style-name="T3">menta</text:span> – (kwo) Mentalität, Geisteshaltung<text:line-break/><text:span text:style-name="T3">mentale</text:span> – (kwel) mental, geistig<text:line-break/><text:span text:style-name="T3">mentastasa</text:span> – (kwo) Geisteszustand, Gemütsverfassung</text:p>
        <text:p text:style-name="Text_20_body"><text:span text:style-name="T3">mentaliga</text:span> – (kwo) Assoziation siehe: <text:a xlink:type="simple" xlink:href="#menta" text:style-name="Internet_20_link" text:visited-style-name="Visited_20_Internet_20_Link"><text:span text:style-name="Definition">menta</text:span></text:a>, <text:a xlink:type="simple" xlink:href="#ligi" text:style-name="Internet_20_link" text:visited-style-name="Visited_20_Internet_20_Link"><text:span text:style-name="Definition">liga</text:span></text:a><text:line-break/><text:span text:style-name="T3">mentaligi</text:span> – (zwo) assoziieren</text:p>
        <text:p text:style-name="Text_20_body"><text:span text:style-name="T3">menu</text:span> – (kwo) Menü</text:p>
        <text:p text:style-name="Text_20_body"><text:span text:style-name="T3">mer</text:span> – (kwo) Bürgermeister, Ammann<text:line-break/>Russisch</text:p>
        <text:p text:style-name="Text_20_body"><text:span text:style-name="T3">meridian</text:span> – (kwo) Meridian, Längenkreis <text:span text:style-name="T1">(geogr.)</text:span></text:p>
        <text:p text:style-name="Text_20_body"><text:bookmark text:name="merita"/><text:span text:style-name="T3">merita</text:span> – (kwo) Meriten, Verdienst Ant.: <text:span text:style-name="T3">nomerita</text:span>, <text:a xlink:type="simple" xlink:href="#dosh" text:style-name="Internet_20_link" text:visited-style-name="Visited_20_Internet_20_Link"><text:span text:style-name="Definition">dosh</text:span></text:a> vgl. <text:a xlink:type="simple" xlink:href="#dasin" text:style-name="Internet_20_link" text:visited-style-name="Visited_20_Internet_20_Link"><text:span text:style-name="Definition">dasin</text:span></text:a><text:line-break/><text:span text:style-name="T3">meriti</text:span> – (zwo) verdienen, wert sein<text:line-break/><text:span text:style-name="T3">meriten artista</text:span> – verdienter Künstler</text:p>
        <text:p text:style-name="Text_20_body"><text:bookmark text:name="merki"/><text:span text:style-name="T3">merki</text:span> – (zwo) merken, bemerken, wahrnehmen vgl. <text:a xlink:type="simple" xlink:href="#nota" text:style-name="Internet_20_link" text:visited-style-name="Visited_20_Internet_20_Link"><text:span text:style-name="Definition">noti</text:span></text:a><text:line-break/><text:span text:style-name="T3">merki pa un-ney kansa</text:span> – auf den ersten Blick bemerken<text:line-break/><text:span text:style-name="T3">merki to ke ta shwo</text:span> – das merken was er/sie sagt<text:line-break/><text:span text:style-name="T3">merkival</text:span> – (kwel) merkenswert<text:line-break/><text:span text:style-name="T3">merkibile</text:span> – (kwel) merklich, beachtlich<text:line-break/><text:span text:style-name="T3">bumerki-nem</text:span> – (komo) unbeachtet</text:p>
        <text:p text:style-name="Text_20_body"><text:bookmark text:name="merkudi"/><text:span text:style-name="T3">merkudi</text:span> – (kwo) Mittwoch auch: <text:a xlink:type="simple" xlink:href="#tridi" text:style-name="Internet_20_link" text:visited-style-name="Visited_20_Internet_20_Link"><text:span text:style-name="Definition">tridi</text:span></text:a> siehe auch: <text:a xlink:type="simple" xlink:href="#lunadi" text:style-name="Internet_20_link" text:visited-style-name="Visited_20_Internet_20_Link"><text:span text:style-name="Definition">lunadi</text:span></text:a>, <text:a xlink:type="simple" xlink:href="#marsadi" text:style-name="Internet_20_link" text:visited-style-name="Visited_20_Internet_20_Link"><text:span text:style-name="Definition">marsadi</text:span></text:a>, <text:a xlink:type="simple" xlink:href="#jupidi" text:style-name="Internet_20_link" text:visited-style-name="Visited_20_Internet_20_Link"><text:span text:style-name="Definition">jupidi</text:span></text:a>, <text:a xlink:type="simple" xlink:href="#venudi" text:style-name="Internet_20_link" text:visited-style-name="Visited_20_Internet_20_Link"><text:span text:style-name="Definition">venudi</text:span></text:a>, <text:a xlink:type="simple" xlink:href="#saturdi" text:style-name="Internet_20_link" text:visited-style-name="Visited_20_Internet_20_Link"><text:span text:style-name="Definition">saturdi</text:span></text:a>, <text:a xlink:type="simple" xlink:href="#suryadi" text:style-name="Internet_20_link" text:visited-style-name="Visited_20_Internet_20_Link"><text:span text:style-name="Definition">suryadi</text:span></text:a></text:p>
        <text:p text:style-name="Text_20_body"><text:bookmark text:name="merkuri"/><text:span text:style-name="T3">Merkuri</text:span> – (kwo) Merkur <text:span text:style-name="T1">(1. Planet, astr.)</text:span> siehe auch: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p>
        <text:p text:style-name="Text_20_body"><text:span text:style-name="T3">merlan</text:span> – (kwo) Merlan <text:span text:style-name="T1">(zool.)</text:span></text:p>
        <text:p text:style-name="Text_20_body"><text:bookmark text:name="mes"/><text:span text:style-name="T3">mes</text:span> – (kwo) Monat<text:line-break/><text:span text:style-name="T3">mes-ney, kadames-ney</text:span> – (kwel) monatlich<text:line-break/><text:span text:style-name="T3">mes-un</text:span> – (kwo) Januar auch: <text:a xlink:type="simple" xlink:href="#januar" text:style-name="Internet_20_link" text:visited-style-name="Visited_20_Internet_20_Link"><text:span text:style-name="Definition">januar</text:span></text:a><text:line-break/><text:span text:style-name="T3">mes-dwa</text:span> – (kwo) Februar auch: <text:a xlink:type="simple" xlink:href="#februar" text:style-name="Internet_20_link" text:visited-style-name="Visited_20_Internet_20_Link"><text:span text:style-name="Definition">februar</text:span></text:a><text:line-break/><text:span text:style-name="T3">mes-tri</text:span> – (kwo) März auch: <text:a xlink:type="simple" xlink:href="#marto" text:style-name="Internet_20_link" text:visited-style-name="Visited_20_Internet_20_Link"><text:span text:style-name="Definition">marto</text:span></text:a><text:line-break/><text:span text:style-name="T3">mes-char</text:span> – (kwo) April auch: <text:a xlink:type="simple" xlink:href="#april" text:style-name="Internet_20_link" text:visited-style-name="Visited_20_Internet_20_Link"><text:span text:style-name="Definition">april</text:span></text:a><text:line-break/><text:soft-page-break/><text:span text:style-name="T3">mes-pet</text:span> – (kwo) Mai auch: <text:a xlink:type="simple" xlink:href="#mey" text:style-name="Internet_20_link" text:visited-style-name="Visited_20_Internet_20_Link"><text:span text:style-name="Definition">mey</text:span></text:a><text:line-break/><text:span text:style-name="T3">mes-sit</text:span> – (kwo) Juni auch: <text:a xlink:type="simple" xlink:href="#yuni" text:style-name="Internet_20_link" text:visited-style-name="Visited_20_Internet_20_Link"><text:span text:style-name="Definition">yuni</text:span></text:a><text:line-break/><text:span text:style-name="T3">mes-sem</text:span> – (kwo) Juli auch: <text:a xlink:type="simple" xlink:href="#yuli" text:style-name="Internet_20_link" text:visited-style-name="Visited_20_Internet_20_Link"><text:span text:style-name="Definition">yuli</text:span></text:a><text:line-break/><text:span text:style-name="T3">mes-ot</text:span> – (kwo) August auch: <text:a xlink:type="simple" xlink:href="#augusto" text:style-name="Internet_20_link" text:visited-style-name="Visited_20_Internet_20_Link"><text:span text:style-name="Definition">augusto</text:span></text:a><text:line-break/><text:span text:style-name="T3">mes-nin</text:span> – (kwo) September auch: <text:a xlink:type="simple" xlink:href="#septemba" text:style-name="Internet_20_link" text:visited-style-name="Visited_20_Internet_20_Link"><text:span text:style-name="Definition">septemba</text:span></text:a><text:line-break/><text:span text:style-name="T3">mes-shi</text:span> – (kwo) Oktober auch: <text:a xlink:type="simple" xlink:href="#oktoba" text:style-name="Internet_20_link" text:visited-style-name="Visited_20_Internet_20_Link"><text:span text:style-name="Definition">oktoba</text:span></text:a><text:line-break/><text:span text:style-name="T3">mes-shi-un</text:span> – (kwo) November auch: <text:a xlink:type="simple" xlink:href="#novemba" text:style-name="Internet_20_link" text:visited-style-name="Visited_20_Internet_20_Link"><text:span text:style-name="Definition">novemba</text:span></text:a><text:line-break/><text:span text:style-name="T3">mes-shi-dwa</text:span> – (kwo) Dezember auch: <text:a xlink:type="simple" xlink:href="#desemba" text:style-name="Internet_20_link" text:visited-style-name="Visited_20_Internet_20_Link"><text:span text:style-name="Definition">desemba</text:span></text:a></text:p>
        <text:p text:style-name="Text_20_body"><text:bookmark text:name="mesa"/><text:span text:style-name="T3">mesa</text:span> – (kwo) (Kirch-)Messe <text:span text:style-name="T1">(rel.)</text:span></text:p>
        <text:p text:style-name="Text_20_body"><text:span text:style-name="T3">mesaja</text:span> – (kwo) Nachricht, Botschaft</text:p>
        <text:p text:style-name="Text_20_body"><text:span text:style-name="T3">met</text:span> – (kwo) Matte, Fußmatte<text:line-break/><text:span text:style-name="T3">mausmet</text:span> – (kwo) Mauspad, Mausunterlage <text:span text:style-name="T1">(comp.)</text:span></text:p>
        <text:p text:style-name="Text_20_body"><text:span text:style-name="T3">metal</text:span> – (kwo) Metall<text:line-break/><text:span text:style-name="T3">metal-ney</text:span> – (kwel) metallisch<text:line-break/><text:span text:style-name="T3">metalka</text:span> – (kwo) ein metallenes Ding, ein Stück Metall</text:p>
        <text:p text:style-name="Text_20_body"><text:span text:style-name="T3">meteo</text:span> – (kwo) Wetter<text:line-break/><text:span text:style-name="T3">badal-ney meteo</text:span> – bewölktes Wetter</text:p>
        <text:p text:style-name="Text_20_body"><text:span text:style-name="T3">metoda</text:span> – (kwo) Methode<text:line-break/><text:span text:style-name="T3">metodike</text:span> – (kwo) methodisch<text:line-break/>Tschechisch</text:p>
        <text:p text:style-name="Text_20_body"><text:bookmark text:name="metra"/><text:span text:style-name="T3">metra</text:span> – (kwo) Meter <text:span text:style-name="T1">(phys. Größe der Länge, Einheit: m)</text:span> siehe auch: <text:a xlink:type="simple" xlink:href="#milimetra" text:style-name="Internet_20_link" text:visited-style-name="Visited_20_Internet_20_Link"><text:span text:style-name="Definition">milimetra</text:span></text:a>, <text:a xlink:type="simple" xlink:href="#santimetra" text:style-name="Internet_20_link" text:visited-style-name="Visited_20_Internet_20_Link"><text:span text:style-name="Definition">santimetra</text:span></text:a>, <text:a xlink:type="simple" xlink:href="#kilometra" text:style-name="Internet_20_link" text:visited-style-name="Visited_20_Internet_20_Link"><text:span text:style-name="Definition">kilometra</text:span></text:a><text:line-break/><text:span text:style-name="T3">pet metra</text:span> – fünf Meter</text:p>
        <text:p text:style-name="Text_20_body"><text:span text:style-name="T3">metro</text:span> – (kwo) U-Bahn, Untergrundbahn</text:p>
        <text:p text:style-name="Text_20_body"><text:bookmark text:name="mey"/><text:span text:style-name="T3">mey</text:span> – (kwo) Mai auch: <text:a xlink:type="simple" xlink:href="#mes" text:style-name="Internet_20_link" text:visited-style-name="Visited_20_Internet_20_Link"><text:span text:style-name="Definition">mes</text:span></text:a>-<text:a xlink:type="simple" xlink:href="#pet" text:style-name="Internet_20_link" text:visited-style-name="Visited_20_Internet_20_Link"><text:span text:style-name="Definition">pet</text:span></text:a></text:p>
        <text:p text:style-name="Text_20_body"><text:span text:style-name="T3">meyglok</text:span> – (kwo) Maiglöckchen <text:span text:style-name="T1">(bot.)</text:span> siehe: <text:a xlink:type="simple" xlink:href="#mey" text:style-name="Internet_20_link" text:visited-style-name="Visited_20_Internet_20_Link"><text:span text:style-name="Definition">mey</text:span></text:a>, <text:a xlink:type="simple" xlink:href="#glok" text:style-name="Internet_20_link" text:visited-style-name="Visited_20_Internet_20_Link"><text:span text:style-name="Definition">glok</text:span></text:a></text:p>
        <text:p text:style-name="Text_20_body"><text:span text:style-name="T3">mid…</text:span> – (syao) mittel…<text:line-break/><text:span text:style-name="T3">midnocha</text:span> – (kwo) Mitternacht<text:line-break/><text:span text:style-name="T3">middey</text:span> – (kwo) Mittag<text:line-break/><text:span text:style-name="T3">midyash-ney</text:span> – (kwel) mittleren Alters</text:p>
        <text:p text:style-name="Text_20_body"><text:span text:style-name="T3">middeyfan</text:span> – (kwo) Mittagessen</text:p>
        <text:p text:style-name="Text_20_body"><text:span text:style-name="T3">mide</text:span> – (kwel) mittel, durchschnittlich<text:line-break/><text:span text:style-name="T3">midem</text:span> – (komo) durchschnittlich<text:line-break/><text:span text:style-name="T3">midika</text:span> – (kwo) Durchschnitt, Mittelwert<text:line-break/><text:span text:style-name="T3">mida</text:span> – (kwo) Mitte<text:line-break/><text:span text:style-name="T3">yus in mida de</text:span> – genau in der Mitte von</text:p>
        <text:p text:style-name="Text_20_body"><text:soft-page-break/><text:span text:style-name="T3">miden</text:span> – (konekti) inmitten, mitten drin, mitten unter<text:line-break/><text:span text:style-name="T3">miden shamba</text:span> – mitten im Zimmer<text:line-break/><text:span text:style-name="T3">miden amigas</text:span> – unter Freunden<text:line-break/><text:span text:style-name="T3">miden nocha</text:span> – mitten in der Nacht<text:line-break/><text:span text:style-name="T3">Miden li ye diverse jen.</text:span> – Unter ihnen gibt es verschiedene Leute.</text:p>
        <text:p text:style-name="Text_20_body"><text:span text:style-name="T3">midia</text:span> – (kwo) (Mies-)Muschel <text:span text:style-name="T1">(zool.)</text:span></text:p>
        <text:p text:style-name="Text_20_body"><text:span text:style-name="T3">mif</text:span> – (kwo) Mythos<text:line-break/><text:span text:style-name="T3">mifike</text:span> – (kwel) mythisch<text:line-break/>Russisch</text:p>
        <text:p text:style-name="Text_20_body"><text:span text:style-name="T3">mifen</text:span> – (kwo) Biene<text:line-break/><text:span text:style-name="T3">mifendom</text:span> – (kwo) Bienenstock<text:line-break/>Mandarin</text:p>
        <text:p text:style-name="Text_20_body"><text:span text:style-name="T3">mifologia</text:span> – (kwo) Mythologie<text:line-break/><text:span text:style-name="T3">mifologike</text:span> – (kwel) mythologisch<text:line-break/><text:span text:style-name="T3">mifologisi</text:span> – (zwo) mythologisieren</text:p>
        <text:p text:style-name="Text_20_body"><text:span text:style-name="T3">migi</text:span> – (zwo) blinzeln; zwinkern<text:line-break/><text:span text:style-name="T3">miga</text:span> – (kwo) Blinzeln; Zwinkern<text:line-break/><text:span text:style-name="T3">in miga-taim</text:span> – in einem Wimpernschlag/Augenblick<text:line-break/>Russisch</text:p>
        <text:p text:style-name="Text_20_body"><text:span text:style-name="T3">migri</text:span> – (zwo) migrieren, (ein-/aus-)wandern<text:line-break/><text:span text:style-name="T3">migri-faulas</text:span> – Wandervögel<text:line-break/><text:span text:style-name="T3">migra</text:span> – (kwo) Migration</text:p>
        <text:p text:style-name="Text_20_body"><text:span text:style-name="T3">mikas</text:span> – (kwo) Schere<text:line-break/>Arabisch</text:p>
        <text:p text:style-name="Text_20_body"><text:span text:style-name="T3">mikroskop</text:span> – (kwo) Mikroskop</text:p>
        <text:p text:style-name="Text_20_body"><text:bookmark text:name="mil"/><text:span text:style-name="T3">mil</text:span> – (kwanto) Tausend (1000)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text:line-break/><text:span text:style-name="T3">mil yar</text:span> – Tausend Jahre<text:line-break/><text:span text:style-name="T3">tri mil sitsto-shi-sem</text:span> – 3617<text:line-break/><text:span text:style-name="T3">un milfen</text:span> – ein Tausendstel</text:p>
        <text:p text:style-name="Text_20_body"><text:span text:style-name="T3">miliarda</text:span> – (kwanto) Milliarde (1000 Millionen, 1 000 000 000 = 10<text:span text:style-name="T4">9</text:span>)<text:line-break/><text:span text:style-name="T3">miliarder</text:span> – (kwo) Milliardär</text:p>
        <text:p text:style-name="Text_20_body"><text:bookmark text:name="milimetra"/><text:span text:style-name="T3">milimetra</text:span> – (kwo) Millimeter <text:span text:style-name="T1">(1 mm = 1/1000 m)</text:span> siehe: <text:a xlink:type="simple" xlink:href="#metra" text:style-name="Internet_20_link" text:visited-style-name="Visited_20_Internet_20_Link"><text:span text:style-name="Definition">metra</text:span></text:a></text:p>
        <text:p text:style-name="Text_20_body"><text:span text:style-name="T3">milion</text:span> – (kwanto) Million (1 000 000 = 10<text:span text:style-name="T4">6</text:span>)<text:line-break/><text:span text:style-name="T3">dwa milion</text:span> – zwei Millionen<text:line-break/><text:span text:style-name="T3">dwa milion petsto mil</text:span> – 2 500 000<text:line-break/><text:span text:style-name="T3">milioner</text:span> – (kwo) Millionär</text:p>
        <text:p text:style-name="Text_20_body"><text:soft-page-break/><text:span text:style-name="T3">milka</text:span> – (kwo) Milch<text:line-break/><text:span text:style-name="T3">dai milka</text:span> – Milch geben<text:line-break/><text:span text:style-name="T3">milka-ney</text:span> – (kwel) milchig; Milch…<text:line-break/><text:span text:style-name="T3">Milkadao</text:span> – (kwo) Milchstraße<text:line-break/><text:span text:style-name="T3">milki</text:span> – (zwo) melken<text:line-break/><text:span text:style-name="T3">milking</text:span> – (kwo) Melken<text:line-break/><text:span text:style-name="T3">milker</text:span> – (kwo) Melker; Melkmaschine<text:line-break/><text:span text:style-name="T3">milki-sha</text:span> – (kwo) Melker (Person)</text:p>
        <text:p text:style-name="Text_20_body"><text:span text:style-name="T3">milyoo</text:span> – (kwo) Milieu<text:line-break/><text:span text:style-name="T3">sirkum-milyoo</text:span> – (natürliche) Umwelt<text:line-break/>Dänisch</text:p>
        <text:p text:style-name="Text_20_body"><text:bookmark text:name="mina"/><text:span text:style-name="T3">mina</text:span> – (kwo) Mine <text:span text:style-name="T1">(mil.)</text:span> vgl. <text:a xlink:type="simple" xlink:href="#kwanshi" text:style-name="Internet_20_link" text:visited-style-name="Visited_20_Internet_20_Link"><text:span text:style-name="Definition">kwanshilok</text:span></text:a><text:line-break/><text:span text:style-name="T3">stavi mina</text:span> – Minen legen<text:line-break/><text:span text:style-name="T3">minisi</text:span> – (zwo) verminen</text:p>
        <text:p text:style-name="Text_20_body"><text:span text:style-name="T3">mindal</text:span> – (kwo) Mandel <text:span text:style-name="T1">(bot.)</text:span></text:p>
        <text:p text:style-name="Text_20_body"><text:span text:style-name="T3">mineral</text:span> – (kwo) Mineral<text:line-break/><text:span text:style-name="T3">mineral-ney</text:span> – (kwel) mineralisch<text:line-break/><text:span text:style-name="T3">mineral-ney akwa</text:span> – Mineralwasser<text:line-break/><text:span text:style-name="T3">mineralisi</text:span> – (zwo) mineralisieren</text:p>
        <text:p text:style-name="Text_20_body"><text:span text:style-name="T3">minim</text:span> – (gramatika-komo) am wenigsten<text:line-break/><text:span text:style-name="T3">minim kway</text:span> – am wenigsten schnell<text:line-break/><text:span text:style-name="T3">minimgrad</text:span> – (komo) am allerwenigsten<text:line-break/><text:span text:style-name="T3">minimtaa</text:span> – (kwo) Minorität, Minderheit</text:p>
        <text:p text:style-name="Text_20_body"><text:span text:style-name="T3">minimale</text:span> – (kwel) minimal, Mindest…<text:line-break/><text:span text:style-name="T3">minimalem</text:span> – (komo) minimal, mindestens</text:p>
        <text:p text:style-name="Text_20_body"><text:span text:style-name="T3">minimum</text:span> – (kwo) Minimum, Mindestmaß</text:p>
        <text:p text:style-name="Text_20_body"><text:span text:style-name="T3">minista</text:span> – (kwo) Minister<text:line-break/><text:span text:style-name="T3">ministaguan</text:span> – (kwo) Ministerium</text:p>
        <text:p text:style-name="Text_20_body"><text:bookmark text:name="minor"/><text:span text:style-name="T3">minor</text:span> – (kwo) Moll <text:span text:style-name="T1">(mus.)</text:span> Ant.: <text:a xlink:type="simple" xlink:href="#major" text:style-name="Internet_20_link" text:visited-style-name="Visited_20_Internet_20_Link"><text:span text:style-name="Definition">major</text:span></text:a></text:p>
        <text:p text:style-name="Text_20_body"><text:span text:style-name="T3">minta</text:span> – (kwo) Minze <text:span text:style-name="T1">(bot.)</text:span><text:line-break/><text:span text:style-name="T3">minta-bonbon</text:span> – Minz-Bonbon</text:p>
        <text:p text:style-name="Text_20_body"><text:span text:style-name="T3">minus</text:span> – (konekti, kwo) minus, Minus<text:line-break/><text:span text:style-name="T3">tri minus dwa es un</text:span> – drei minus zwei ist eins<text:line-break/><text:span text:style-name="T3">minus-ney</text:span> – (kwel) negativ<text:line-break/><text:span text:style-name="T3">minusvati</text:span> – (zwo) subtrahieren</text:p>
        <text:p text:style-name="Text_20_body"><text:bookmark text:name="minuta"/><text:span text:style-name="T3">minuta</text:span> – (kwo) Minute <text:span text:style-name="T1">(Zeiteinheit, 1 min = 60 s)</text:span> siehe auch: <text:a xlink:type="simple" xlink:href="#sekunda" text:style-name="Internet_20_link" text:visited-style-name="Visited_20_Internet_20_Link"><text:span text:style-name="Definition">sekunda</text:span></text:a>, <text:a xlink:type="simple" xlink:href="#ora" text:style-name="Internet_20_link" text:visited-style-name="Visited_20_Internet_20_Link"><text:span text:style-name="Definition">ora</text:span></text:a></text:p>
        <text:p text:style-name="Text_20_body"><text:soft-page-break/><text:span text:style-name="T3">mira</text:span> – (kwo) Spiegel</text:p>
        <text:p text:style-name="Text_20_body"><text:span text:style-name="T3">mirakla</text:span> – (kwo) Mirakel, Wunder<text:line-break/><text:span text:style-name="T3">mirakle (mirakla-ney), miraklalik</text:span> – (kwel) wunderbar, wie durch ein Wunder</text:p>
        <text:p text:style-name="Text_20_body"><text:span text:style-name="T3">mirta</text:span> – (kwo) Myrte <text:span text:style-name="T1">(bot.)</text:span></text:p>
        <text:p text:style-name="Text_20_body"><text:bookmark text:name="mis"/><text:span text:style-name="T3">mis</text:span><text:span text:style-name="T4">1</text:span> – (kwo) Fräulein (junge unverheiratete Frau) siehe auch: <text:a xlink:type="simple" xlink:href="#madam" text:style-name="Internet_20_link" text:visited-style-name="Visited_20_Internet_20_Link"><text:span text:style-name="Definition">madam</text:span></text:a>, <text:a xlink:type="simple" xlink:href="#sinior" text:style-name="Internet_20_link" text:visited-style-name="Visited_20_Internet_20_Link"><text:span text:style-name="Definition">sinior</text:span></text:a></text:p>
        <text:p text:style-name="Text_20_body"><text:bookmark text:name="mis2"/><text:span text:style-name="T3">mis…</text:span><text:span text:style-name="T4">2</text:span> – (syao) miss…; auf falsche Art<text:line-break/><text:span text:style-name="T3">misyusi</text:span> – (zwo) missbrauchen, falsch anwenden<text:line-break/><text:span text:style-name="T3">miskalkuli</text:span> – (zwo) falsch rechnen, verrechnen<text:line-break/><text:span text:style-name="T3">misstepi</text:span> – (zwo) daneben treten, stolpern<text:line-break/><text:span text:style-name="T3">misaudi</text:span> – (zwo) sich verhören, falsch verstehen<text:line-break/><text:span text:style-name="T3">misluma</text:span> – (kwo) schlechtes Licht</text:p>
        <text:p text:style-name="Text_20_body"><text:span text:style-name="T3">mision</text:span> – (kwo) Mission<text:line-break/><text:span text:style-name="T3">misioner</text:span> – (kwo) Missionar</text:p>
        <text:p text:style-name="Text_20_body"><text:span text:style-name="T3">miska</text:span> – (kwo) Moschus <text:span text:style-name="T1">(Duftstoff)</text:span><text:line-break/><text:span text:style-name="T3">miskarata</text:span> – Bisamratte <text:span text:style-name="T1">(zool.)</text:span><text:line-break/>Arabisch</text:p>
        <text:p text:style-name="Text_20_body"><text:span text:style-name="T3">misteria</text:span> – (kwo) Mysterium, Geheimnis<text:line-break/><text:span text:style-name="T3">misteriaful</text:span> – (kwel) mysteriös, geheimnisvoll</text:p>
        <text:p text:style-name="Text_20_body"><text:span text:style-name="T3">miti</text:span> – (zwo) treffen, begegnen<text:line-break/><text:span text:style-name="T3">Me joi al miti yu.</text:span> – Ich freue mich, dich zu treffen.<text:line-break/><text:span text:style-name="T3">mita</text:span> – (kwo) Treffen, Begegnung<text:line-break/><text:span text:style-name="T3">go pa mita</text:span> – entgegengehen</text:p>
        <text:p text:style-name="Text_20_body"><text:span text:style-name="T3">mixi</text:span> – (zwo) vermischen, mixen<text:line-break/><text:span text:style-name="T3">mixing</text:span> – (kwo) Mischen<text:line-break/><text:span text:style-name="T3">mixa</text:span> – (kwo) Mischung<text:line-break/><text:span text:style-name="T3">mixitura</text:span> – (kwo) Mixtur<text:line-break/><text:span text:style-name="T3">mixer</text:span> – (kwo) Mixer, Mischgerät<text:line-break/><text:span text:style-name="T3">muvi-mixi</text:span> – (zwo) umrühren<text:line-break/><text:span text:style-name="T3">bati-mixi</text:span> – (zwo) durchrühren, walken</text:p>
        <text:p text:style-name="Text_20_body"><text:span text:style-name="T3">mlan</text:span> – (kwel) apathisch, träge, inaktiv<text:line-break/>Hindi</text:p>
        <text:p text:style-name="Text_20_body"><text:span text:style-name="T3">mobile</text:span> – (kwel) mobil, beweglich<text:line-break/><text:span text:style-name="T3">mobila</text:span> – (kwo) Mobiltelefon, Handy, Natel</text:p>
        <text:p text:style-name="Text_20_body"><text:span text:style-name="T3">moda</text:span> – (kwo) Mode<text:line-break/><text:span text:style-name="T3">moda-ney</text:span> – (kwel) modisch, elegant</text:p>
        <text:p text:style-name="Text_20_body"><text:bookmark text:name="model"/><text:span text:style-name="T3">model</text:span> – (kwo) Modell, Muster<text:line-break/><text:soft-page-break/><text:span text:style-name="T3">modeli</text:span> – (zwo) modellieren, formen vgl. <text:a xlink:type="simple" xlink:href="#lepi" text:style-name="Internet_20_link" text:visited-style-name="Visited_20_Internet_20_Link"><text:span text:style-name="Definition">lepi</text:span></text:a></text:p>
        <text:p text:style-name="Text_20_body"><text:span text:style-name="T3">moden</text:span> – (kwel) modern, zeitgemäß<text:line-break/><text:span text:style-name="T3">modenisi</text:span> – (zwo) modernisieren</text:p>
        <text:p text:style-name="Text_20_body"><text:span text:style-name="T3">moderi</text:span> – (zwo) mäßigen, mildern<text:line-break/><text:span text:style-name="T3">moderi-ney</text:span> – (kwel) moderat, gemäßigt<text:line-break/><text:span text:style-name="T3">moderinesa</text:span> – (kwo) Mäßigung</text:p>
        <text:p text:style-name="Text_20_body"><text:span text:style-name="T3">modifiki</text:span> – (zwo) modifizieren, abändern<text:line-break/><text:span text:style-name="T3">modifika</text:span> – (kwo) Modifikation, Änderung</text:p>
        <text:p text:style-name="Text_20_body"><text:span text:style-name="T3">modus</text:span> – (kwo) Modus (Art und Weise, Verfahren, Status); Modus (gram.)</text:p>
        <text:p text:style-name="Text_20_body"><text:bookmark text:name="mog"/><text:span text:style-name="T3">mog</text:span> – (sta) können, dürfen vgl. <text:a xlink:type="simple" xlink:href="#janmog" text:style-name="Internet_20_link" text:visited-style-name="Visited_20_Internet_20_Link"><text:span text:style-name="Definition">janmog</text:span></text:a><text:line-break/><text:span text:style-name="T3">Se mog bi.</text:span> – Das kann sein.<text:line-break/><text:span text:style-name="T3">Kadawan mog lai.</text:span> – Jeder kann kommen.<text:line-break/><text:span text:style-name="T3">Yu mog zwo se kom yu yao.</text:span> – Du kannst das machen wie du willst.<text:line-break/><text:span text:style-name="T3">mogbi</text:span> – (komo) vielleicht, möglicherweise<text:line-break/><text:span text:style-name="T3">mogisi</text:span> – (zwo) ermöglichen auch: <text:a xlink:type="simple" xlink:href="#posible" text:style-name="Internet_20_link" text:visited-style-name="Visited_20_Internet_20_Link"><text:span text:style-name="Definition">mah-posible</text:span></text:a><text:line-break/><text:span text:style-name="T3">mogsa</text:span> – (kwo) Macht, Vermögen<text:line-break/><text:span text:style-name="T3">pa ol mogsa</text:span> – mit aller Macht<text:line-break/><text:span text:style-name="T3">Me zwo olo ke es inen may mogsa.</text:span> – Ich tue alles, was in meiner Macht steht.<text:line-break/><text:span text:style-name="T3">bu mog</text:span> – nicht können<text:line-break/><text:span text:style-name="T3">Me bu mog zwo to.</text:span> – Ich kann das nicht machen.<text:line-break/><text:span text:style-name="T3">Bu mog jivi sin chi.</text:span> – Man kann nicht leben ohne zu essen.<text:line-break/><text:span text:style-name="T3">bu-mog-bi-ke</text:span> – es kann nicht sein, dass …<text:line-break/>Slawisch</text:p>
        <text:p text:style-name="Text_20_body"><text:span text:style-name="T3">moha</text:span> – (kwo) Moos <text:span text:style-name="T1">(bot.)</text:span><text:line-break/>Ungarisch</text:p>
        <text:p text:style-name="Text_20_body"><text:span text:style-name="T3">moher</text:span> – (kwo) Mohair <text:span text:style-name="T1">(textil.)</text:span></text:p>
        <text:p text:style-name="Text_20_body"><text:span text:style-name="T3">moki</text:span> – (zwo) mockieren, verhöhnen, verspotten<text:line-break/><text:span text:style-name="T3">moka</text:span> – (kwo) Hohn, Spott</text:p>
        <text:p text:style-name="Text_20_body"><text:bookmark text:name="mokre"/><text:span text:style-name="T3">mokre</text:span> – (kwel) feucht, nass Syn.: <text:a xlink:type="simple" xlink:href="#humide" text:style-name="Internet_20_link" text:visited-style-name="Visited_20_Internet_20_Link"><text:span text:style-name="Definition">humide</text:span></text:a><text:line-break/><text:span text:style-name="T3">mokrifi (fa-mokre)</text:span> – (zwo) feucht/nass werden<text:line-break/><text:span text:style-name="T3">mokrisi (mah-mokre)</text:span> – (zwo) befeuchten, nass machen<text:line-break/>Russisch</text:p>
        <text:p text:style-name="Text_20_body"><text:span text:style-name="T3">mole</text:span> – (kwel) weich<text:line-break/><text:span text:style-name="T3">mole kushen</text:span> – weiches Kissen<text:line-break/><text:span text:style-name="T3">molenesa</text:span> – (kwo) Weichheit<text:line-break/><text:span text:style-name="T3">moli</text:span> – (zwo) erweichen <text:span text:style-name="T1">(tr./intr.)</text:span><text:line-break/><text:span text:style-name="T3">molifi (fa-mole)</text:span> – (zwo) weich werden<text:line-break/><text:span text:style-name="T3">molisi (mah-mole)</text:span> – (zwo) weich machen<text:line-break/><text:soft-page-break/><text:span text:style-name="T3">molika</text:span> – (kwo) weiche Masse</text:p>
        <text:p text:style-name="Text_20_body"><text:span text:style-name="T3">molekula</text:span> – (kwo) Molekül</text:p>
        <text:p text:style-name="Text_20_body"><text:span text:style-name="T3">moluska</text:span> – (kwo) Molluske, Weichtier <text:span text:style-name="T1">(zool.)</text:span></text:p>
        <text:p text:style-name="Text_20_body"><text:bookmark text:name="molya"/><text:span text:style-name="T3">molya</text:span> – (kwo) Ehefrau, Gattin auch: <text:a xlink:type="simple" xlink:href="#gami" text:style-name="Internet_20_link" text:visited-style-name="Visited_20_Internet_20_Link"><text:span text:style-name="Definition">gamigina</text:span></text:a>, <text:a xlink:type="simple" xlink:href="#gina" text:style-name="Internet_20_link" text:visited-style-name="Visited_20_Internet_20_Link"><text:span text:style-name="Definition">ko-gina</text:span></text:a></text:p>
        <text:p text:style-name="Text_20_body"><text:span text:style-name="T3">momenta</text:span> – (kwo) der Moment, Augenblick<text:line-break/><text:span text:style-name="T3">momente (momenta-ney)</text:span> – (kwel) momentan, vorübergehend, augenblicklich<text:line-break/><text:span text:style-name="T3">momentem (momenta-nem)</text:span> – (komo) sofort, in einem Augenblick</text:p>
        <text:p text:style-name="Text_20_body"><text:span text:style-name="T3">momentum</text:span> – (kwo) das Moment <text:span text:style-name="T1">(phys.)</text:span>, Impuls</text:p>
        <text:p text:style-name="Text_20_body"><text:span text:style-name="T3">monah</text:span> – (kwo) Mönch; Nonne<text:line-break/><text:span text:style-name="T3">monaho</text:span> – (kwo) Mönch<text:line-break/><text:span text:style-name="T3">monahina</text:span> – (kwo) Nonne<text:line-break/>Griechisch</text:p>
        <text:p text:style-name="Text_20_body"><text:span text:style-name="T3">monarka</text:span> – (kwo) Monarch, Herrscher<text:line-break/><text:span text:style-name="T3">monarkia</text:span> – (kwo) Monarchie</text:p>
        <text:p text:style-name="Text_20_body"><text:span text:style-name="T3">monastir</text:span> – (kwo) Kloster, Konvent<text:line-break/>Griechisch</text:p>
        <text:p text:style-name="Text_20_body"><text:span text:style-name="T3">moneta</text:span> – (kwo) Münze, Geldstück</text:p>
        <text:p text:style-name="Text_20_body"><text:span text:style-name="T3">monitor</text:span> – (kwo) Monitor, Bildschirm; Überwachungsprogramm<text:line-break/><text:span text:style-name="T3">monitori</text:span> – (zwo) beobachten, überwachen<text:line-break/><text:span text:style-name="T3">monitoring</text:span> – (kwo) Beobachtung, Kontrolle</text:p>
        <text:p text:style-name="Text_20_body"><text:span text:style-name="T3">monograma</text:span> – (kwo) Monogramm</text:p>
        <text:p text:style-name="Text_20_body"><text:span text:style-name="T3">monologa</text:span> – (kwo) Monolog</text:p>
        <text:p text:style-name="Text_20_body"><text:span text:style-name="T3">monopolia</text:span> – (kwo) Monopol<text:line-break/><text:span text:style-name="T3">monopolisi</text:span> – (zwo) monopolisieren, an sich reißen</text:p>
        <text:p text:style-name="Text_20_body"><text:span text:style-name="T3">monotone</text:span> – (kwel) monoton, eintönig<text:line-break/><text:span text:style-name="T3">monotonitaa</text:span> – (kwo) Monotonie, Eintönigkeit</text:p>
        <text:p text:style-name="Text_20_body"><text:span text:style-name="T3">monson</text:span> – (kwo) Monsun</text:p>
        <text:p text:style-name="Text_20_body"><text:span text:style-name="T3">monsta</text:span> – (kwo) Monster<text:line-break/><text:span text:style-name="T3">monstalik, monsta-ney</text:span> – (kwel) monströs</text:p>
        <text:p text:style-name="Text_20_body"><text:span text:style-name="T3">monta</text:span> – (kwo) Berg<text:line-break/><text:span text:style-name="T3">monta-ney</text:span> – (kwel) bergig<text:line-break/><text:span text:style-name="T3">montaflanka</text:span> – (kwo) Bergflanke<text:line-break/><text:span text:style-name="T3">montalok</text:span> – (kwo) Gebirge<text:line-break/><text:span text:style-name="T3">monta-kadena</text:span> – Bergkette</text:p>
        <text:p text:style-name="Text_20_body"><text:soft-page-break/><text:span text:style-name="T3">monta-gap</text:span> – (kwo) Schlucht, Klamm, Canyon</text:p>
        <text:p text:style-name="Text_20_body"><text:span text:style-name="T3">monta-klimber</text:span> – (kwo) Bergsteiger, Alpinist</text:p>
        <text:p text:style-name="Text_20_body"><text:span text:style-name="T3">montiri</text:span> – (zwo) montieren, errichten<text:line-break/><text:span text:style-name="T3">montira</text:span> – (kwo) Montieren, Installieren; Montage</text:p>
        <text:p text:style-name="Text_20_body"><text:span text:style-name="T3">monton</text:span> – (kwo) Haufen, Stapel<text:line-break/><text:span text:style-name="T3">monton de ramla</text:span> – ein Haufen Sand<text:line-break/><text:span text:style-name="T3">montoni</text:span> – (zwo) häufen, stapeln</text:p>
        <text:p text:style-name="Text_20_body"><text:span text:style-name="T3">monumenta</text:span> – (kwo) Monument</text:p>
        <text:p text:style-name="Text_20_body"><text:span text:style-name="T3">moral</text:span> – (kwo) Moral<text:line-break/><text:span text:style-name="T3">moral-ney</text:span> – (kwel) moralisch</text:p>
        <text:p text:style-name="Text_20_body"><text:span text:style-name="T3">morba</text:span> – (kwo) Erkrankung, Krankheit<text:line-break/><text:span text:style-name="T3">morbe (morba-ney)</text:span> – (kwel) krank<text:line-break/><text:span text:style-name="T3">morbi</text:span> – (zwo) krank sein<text:line-break/><text:span text:style-name="T3">en-morbi</text:span> – (zwo) erkranken</text:p>
        <text:p text:style-name="Text_20_body"><text:span text:style-name="T3">morsa</text:span> – (kwo) Walross <text:span text:style-name="T1">(zool.)</text:span><text:line-break/>Spanisch</text:p>
        <text:p text:style-name="Text_20_body"><text:bookmark text:name="morta"/><text:span text:style-name="T3">morta</text:span> – (kwo) Tod<text:line-break/><text:span text:style-name="T3">morte (morta-ney)</text:span> – (kwel) tot<text:line-break/><text:span text:style-name="T3">Om mortes treba shwo sol hao.</text:span> – Über Tote soll man nur gut sprechen.<text:line-break/><text:span text:style-name="T3">morti</text:span> – (zwo) sterben siehe auch: <text:a xlink:type="simple" xlink:href="#ausmorti" text:style-name="Internet_20_link" text:visited-style-name="Visited_20_Internet_20_Link"><text:span text:style-name="Definition">ausmorti</text:span></text:a><text:line-break/><text:span text:style-name="T3">mortijen</text:span> – (kwo) der/die Tote<text:line-break/><text:span text:style-name="T3">mortifa</text:span> – (kwo) Absterben<text:line-break/><text:span text:style-name="T3">mortalok</text:span> – (kwo) Totenreich<text:line-break/><text:span text:style-name="T3">mortika</text:span> – (kwo) Aas<text:line-break/><text:span text:style-name="T3">morta-puni</text:span> – exekutieren, hinrichten<text:line-break/><text:span text:style-name="T3">morta-puna</text:span> – Exekution</text:p>
        <text:p text:style-name="Text_20_body"><text:span text:style-name="T3">mosaika</text:span> – (kwo) Mosaik</text:p>
        <text:p text:style-name="Text_20_body"><text:span text:style-name="T3">moska</text:span> – (kwo) Fliege <text:span text:style-name="T1">(zool.)</text:span><text:line-break/><text:span text:style-name="T3">moskamenga</text:span> – (kwo) Fliegenschwarm</text:p>
        <text:p text:style-name="Text_20_body"><text:span text:style-name="T3">moskita</text:span> – (kwo) Moskito, (Stech-)Mücke</text:p>
        <text:p text:style-name="Text_20_body"><text:span text:style-name="T3">moti</text:span> – (zwo) spulen, (auf-)wickeln, haspeln<text:line-break/><text:span text:style-name="T3">moti koysa sirkum koysa</text:span> – etw. um etw. wickeln<text:line-break/><text:span text:style-name="T3">motimashina</text:span> – (kwo) Wickelmaschine, Haspelmaschine<text:line-break/><text:span text:style-name="T3">motika</text:span> – (kwo) Rolle, Spule, Strähne<text:line-break/><text:span text:style-name="T3">demoti</text:span> – (zwo) abwickeln, abspulen<text:line-break/>Russisch</text:p>
        <text:p text:style-name="Text_20_body"><text:soft-page-break/><text:span text:style-name="T3">motiva</text:span> – (kwo) Motiv<text:line-break/><text:span text:style-name="T3">motivi</text:span> – (zwo) motivieren<text:line-break/><text:span text:style-name="T3">motiving, motivasion</text:span> – (kwo) Motivation</text:p>
        <text:p text:style-name="Text_20_body"><text:span text:style-name="T3">motor</text:span> – (kwo) Motor</text:p>
        <text:p text:style-name="Text_20_body"><text:span text:style-name="T3">motosikla</text:span> – (kwo) Motorrad</text:p>
        <text:p text:style-name="Text_20_body"><text:span text:style-name="T3">mu</text:span> – (exklami) Muh!<text:line-break/><text:span text:style-name="T3">fai mu</text:span> – muhen<text:line-break/>Finnisch</text:p>
        <text:p text:style-name="Text_20_body"><text:span text:style-name="T3">muaki</text:span> – (zwo) Übelkeit/Brechreiz haben<text:line-break/><text:span text:style-name="T3">muaka</text:span> – (kwo) Übelkeit, Brechreiz<text:line-break/><text:span text:style-name="T3">muak!</text:span> – (exklami) würg! <text:span text:style-name="T1">(lautmalerisch für Übelkeit)</text:span><text:line-break/>Indonesisch</text:p>
        <text:p text:style-name="Text_20_body"><text:span text:style-name="T3">muar</text:span> – (kwo) Moiré <text:span text:style-name="T1">(textil.)</text:span></text:p>
        <text:p text:style-name="Text_20_body"><text:span text:style-name="T3">muazin</text:span> – (kwo) Muezzin <text:span text:style-name="T1">(rel.)</text:span><text:line-break/>Arabisch</text:p>
        <text:p text:style-name="Text_20_body"><text:bookmark text:name="mucho"/><text:span text:style-name="T3">mucho</text:span> – (inplas-kwanto) viel, viele siehe auch: <text:a xlink:type="simple" xlink:href="#maiste" text:style-name="Internet_20_link" text:visited-style-name="Visited_20_Internet_20_Link"><text:span text:style-name="Definition">maiste</text:span></text:a><text:line-break/><text:span text:style-name="T3">gun mucho</text:span> – viel arbeiten<text:line-break/><text:span text:style-name="T3">mucho jen</text:span> – viele Menschen<text:line-break/><text:span text:style-name="T3">mucho mani</text:span> – viel Geld<text:line-break/><text:span text:style-name="T3">mucho pyu hao</text:span> – viel besser<text:line-break/><text:span text:style-name="T3">muchos</text:span> – Viele (Menschen)<text:line-break/><text:span text:style-name="T3">muchoyar-ney</text:span> – (kwel) vieler Jahre</text:p>
        <text:p text:style-name="Text_20_body"><text:span text:style-name="T3">muda</text:span> – (kwo) Stimmung, Gemütslage</text:p>
        <text:p text:style-name="Text_20_body"><text:span text:style-name="T3">muh</text:span> – (kwo) Mund, Mündung<text:line-break/><text:span text:style-name="T3">muh de riva</text:span> – Flussmündung<text:line-break/><text:span text:style-name="T3">muh-ney</text:span> – (kwel) mündlich, oral<text:line-break/><text:span text:style-name="T3">muh-ney lingwa</text:span> – gesprochene Sprache<text:line-break/><text:span text:style-name="T3">muhka</text:span> – (kwo) Mundstück<text:line-break/>Hindi</text:p>
        <text:p text:style-name="Text_20_body"><text:bookmark text:name="muhim"/><text:span text:style-name="T3">muhim</text:span> – (kwel) wichtig, bedeutend<text:line-break/><text:span text:style-name="T3">muhimtaa</text:span> – (kwo) Wichtigkeit, Bedeutung<text:line-break/><text:span text:style-name="T3">dai muhimtaa a koysa</text:span> – etw. Bedeutung geben<text:line-break/><text:span text:style-name="T3">nomuhim</text:span> – (kwel) unwichtig, trivial<text:line-break/><text:span text:style-name="T3">nomuhimka</text:span> – (kwo) Nichtigkeit, Trivialität auch: <text:a xlink:type="simple" xlink:href="#syao" text:style-name="Internet_20_link" text:visited-style-name="Visited_20_Internet_20_Link"><text:span text:style-name="Definition">syaodela</text:span></text:a><text:line-break/><text:span text:style-name="T3">muhimi</text:span> – (zwo) wichtig sein<text:line-break/>Arabisch</text:p>
        <text:p text:style-name="Text_20_body"><text:span text:style-name="T3">muka</text:span> – (kwel) angeblich <text:span text:style-name="T1">(drückt aus, dass das Folgende zweifelhaft oder unwahr ist)</text:span></text:p>
        <text:p text:style-name="Text_20_body"><text:soft-page-break/><text:span text:style-name="T3">mukati</text:span> – (zwo) sich die Nase putzen, schnäuzen<text:line-break/>Arabisch</text:p>
        <text:p text:style-name="Text_20_body"><text:span text:style-name="T3">mukus</text:span> – (kwo) Schleim<text:line-break/><text:span text:style-name="T3">nosmukus</text:span> – (kwo) Nasenschleim, Schnodder, Rotz</text:p>
        <text:p text:style-name="Text_20_body"><text:span text:style-name="T3">mule</text:span> – (kwel) mild, sanft<text:line-break/><text:span text:style-name="T3">mulitaa</text:span> – (kwo) Milde, Sanftmut<text:line-break/>Hindi</text:p>
        <text:p text:style-name="Text_20_body"><text:span text:style-name="T3">multipliki</text:span> – (zwo) multiplizieren, malnehmen (bay, pa – mit)<text:line-break/><text:span text:style-name="T3">Tri multipliki pa char es shi-dwa. (Tri ves char es shi-dwa).</text:span> – 3 mal 4 ist 12.<text:line-break/><text:span text:style-name="T3">multiplika</text:span> – (kwo) Multiplikation</text:p>
        <text:p text:style-name="Text_20_body"><text:span text:style-name="T3">mumia</text:span> – (kwo) Mumie<text:line-break/><text:span text:style-name="T3">mumisi</text:span> – (zwo) mumifizieren <text:span text:style-name="T1">(tr.)</text:span><text:line-break/><text:span text:style-name="T3">mumifi</text:span> – (zwo) mumifizieren <text:span text:style-name="T1">(intr.)</text:span><text:line-break/>Persisch</text:p>
        <text:p text:style-name="Text_20_body"><text:span text:style-name="T3">munda</text:span> – (kwo) Welt<text:line-break/><text:span text:style-name="T3">munda-ney</text:span> – (kwel) global</text:p>
        <text:p text:style-name="Text_20_body"><text:bookmark text:name="mur"/><text:span text:style-name="T3">mur</text:span> – (kwo) Mauer, Wand siehe auch: <text:a xlink:type="simple" xlink:href="#inmurisi" text:style-name="Internet_20_link" text:visited-style-name="Visited_20_Internet_20_Link"><text:span text:style-name="Definition">inmurisi</text:span></text:a></text:p>
        <text:p text:style-name="Text_20_body"><text:span text:style-name="T3">murena</text:span> – (kwo) Muräne <text:span text:style-name="T1">(zool.)</text:span></text:p>
        <text:p text:style-name="Text_20_body"><text:span text:style-name="T3">murkuta</text:span> – (kwo) Tapete siehe: <text:a xlink:type="simple" xlink:href="#mur" text:style-name="Internet_20_link" text:visited-style-name="Visited_20_Internet_20_Link"><text:span text:style-name="Definition">mur</text:span></text:a>, <text:a xlink:type="simple" xlink:href="#kuta" text:style-name="Internet_20_link" text:visited-style-name="Visited_20_Internet_20_Link"><text:span text:style-name="Definition">kuta</text:span></text:a></text:p>
        <text:p text:style-name="Text_20_body"><text:bookmark text:name="murmuri"/><text:span text:style-name="T3">murmuri</text:span> – (zwo) murmeln, raunen vgl. <text:a xlink:type="simple" xlink:href="#hamsi" text:style-name="Internet_20_link" text:visited-style-name="Visited_20_Internet_20_Link"><text:span text:style-name="Definition">hamsi</text:span></text:a><text:line-break/><text:span text:style-name="T3">murmura</text:span> – (kwo) Murmeln, Gemurmel</text:p>
        <text:p text:style-name="Text_20_body"><text:bookmark text:name="mursha"/><text:span text:style-name="T3">mursha</text:span> – (kwo) Ehemann, Gatte auch: <text:a xlink:type="simple" xlink:href="#gami" text:style-name="Internet_20_link" text:visited-style-name="Visited_20_Internet_20_Link"><text:span text:style-name="Definition">gamiman</text:span></text:a>, <text:a xlink:type="simple" xlink:href="#man" text:style-name="Internet_20_link" text:visited-style-name="Visited_20_Internet_20_Link"><text:span text:style-name="Definition">ko-man</text:span></text:a><text:line-break/>Romanes</text:p>
        <text:p text:style-name="Text_20_body"><text:bookmark text:name="mus"/><text:span text:style-name="T3">mus</text:span> – (sta) müssen siehe auch: <text:a xlink:type="simple" xlink:href="#gai" text:style-name="Internet_20_link" text:visited-style-name="Visited_20_Internet_20_Link"><text:span text:style-name="Definition">gai</text:span></text:a>, <text:a xlink:type="simple" xlink:href="#nidi" text:style-name="Internet_20_link" text:visited-style-name="Visited_20_Internet_20_Link"><text:span text:style-name="Definition">nidi</text:span></text:a>, <text:a xlink:type="simple" xlink:href="#treba" text:style-name="Internet_20_link" text:visited-style-name="Visited_20_Internet_20_Link"><text:span text:style-name="Definition">treba</text:span></text:a><text:line-break/><text:span text:style-name="T3">Oli jen mus chi fo jivi.</text:span> – Alle Menschen müssen essen um zu leben.<text:line-break/><text:span text:style-name="T3">Manya me mus go a ofis.</text:span> – Morgen muss ich zum Büro gehen.<text:line-break/><text:span text:style-name="T3">Yu mus bu chi.</text:span> – Du darfst nicht essen.<text:line-break/><text:span text:style-name="T3">bu mus</text:span> – (sta) nicht müssen<text:line-break/><text:span text:style-name="T3">Yu bu mus chi.</text:span> – Du musst nicht essen.<text:line-break/><text:span text:style-name="T3">nomus</text:span> – (sta) nicht dürfen <text:span text:style-name="T1">(Verbot)</text:span><text:line-break/><text:span text:style-name="T3">Yu nomus chi.</text:span> – Du darfst nicht essen.<text:line-break/><text:span text:style-name="T3">mus-nem</text:span><text:line-break/><text:span text:style-name="T3">Yeri me mus-nem go a skola.</text:span> – Gestern musste ich zur Schule gehen (und tat es auch).</text:p>
        <text:p text:style-name="Text_20_body"><text:span text:style-name="T3">musafer</text:span> – (kwo) Passagier<text:line-break/><text:span text:style-name="T3">musafer-avion</text:span> – Passagier-Flugzeug</text:p>
        <text:p text:style-name="Text_20_body"><text:bookmark text:name="musbi"/><text:span text:style-name="T3">musbi</text:span> – (sta) es muss sein <text:span text:style-name="T1">(drückt eine höhere Gewissheit aus als </text:span><text:a xlink:type="simple" xlink:href="#shayad" text:style-name="Internet_20_link" text:visited-style-name="Visited_20_Internet_20_Link"><text:span text:style-name="Definition"><text:span text:style-name="T1">shayad</text:span></text:span></text:a><text:span text:style-name="T1">)</text:span><text:line-break/><text:soft-page-break/><text:span text:style-name="T3">Ta musbi go-te a dom.</text:span> – Er muss nach Hause gegangen sein.</text:p>
        <text:p text:style-name="Text_20_body"><text:span text:style-name="T3">musey</text:span> – (kwo) Museum</text:p>
        <text:p text:style-name="Text_20_body"><text:bookmark text:name="mushkile"/><text:span text:style-name="T3">mushkile</text:span> – (kwel) schwierig Ant.: <text:a xlink:type="simple" xlink:href="#fasile" text:style-name="Internet_20_link" text:visited-style-name="Visited_20_Internet_20_Link"><text:span text:style-name="Definition">fasile</text:span></text:a><text:line-break/><text:span text:style-name="T3">sta gro-mushkile</text:span> – miserabel/erbärmlich fühlen<text:line-break/><text:span text:style-name="T3">mushkilem</text:span> – (komo) schwierig<text:line-break/><text:span text:style-name="T3">mushkilitaa</text:span> – (kwo) Schwierigkeit<text:line-break/><text:span text:style-name="T3">mushkila</text:span> – (kwo) Schwierigkeit (Hindernis)<text:line-break/><text:span text:style-name="T3">sin mushkila</text:span> – ohne Schwierigkeiten<text:line-break/><text:span text:style-name="T3">mah-mushkile</text:span> – (zwo) schwierig machen<text:line-break/>Hindi</text:p>
        <text:p text:style-name="Text_20_body"><text:span text:style-name="T3">musika</text:span> – (kwo) Musik<text:line-break/><text:span text:style-name="T3">tul-musika</text:span> – Instrumentalmusik<text:line-break/><text:span text:style-name="T3">vos-musika</text:span> – Vokalmusik<text:line-break/><text:span text:style-name="T3">musikatul</text:span> – (kwo) Musikinstrument<text:line-break/><text:span text:style-name="T3">musiki, fai musika</text:span> – (zwo) musizieren<text:line-break/><text:span text:style-name="T3">musikale</text:span> – (kwel) musikalisch<text:line-break/><text:span text:style-name="T3">musiker</text:span> – (kwo) Musiker</text:p>
        <text:p text:style-name="Text_20_body"><text:span text:style-name="T3">muskula</text:span> – (kwo) Muskel <text:span text:style-name="T1">(anat.)</text:span><text:line-break/><text:span text:style-name="T3">mah-laxe muskula</text:span> – die Muskeln entspannen<text:line-break/><text:span text:style-name="T3">tensi muskula</text:span> – die Muskeln anspannen<text:line-break/><text:span text:style-name="T3">muskulatot</text:span> – (kwo) Muskulatur<text:line-break/><text:span text:style-name="T3">muskulaful</text:span> – (kwel) muskulös</text:p>
        <text:p text:style-name="Text_20_body"><text:span text:style-name="T3">musla</text:span> – (kwo) Maul, Schnauze <text:span text:style-name="T1">(zool.)</text:span><text:line-break/><text:span text:style-name="T3">musladan</text:span> – (kwo) Maulkorb</text:p>
        <text:p text:style-name="Text_20_body"><text:span text:style-name="T3">muslina</text:span> – (kwo) Musselin <text:span text:style-name="T1">(Baumwollstoff)</text:span></text:p>
        <text:p text:style-name="Text_20_body"><text:span text:style-name="T3">musta</text:span> – (kwo) Muster, Probe<text:line-break/>Deutsch</text:p>
        <text:p text:style-name="Text_20_body"><text:span text:style-name="T3">mustash</text:span> – (kwo) Schnurrbart</text:p>
        <text:p text:style-name="Text_20_body"><text:span text:style-name="T3">mute</text:span> – (kwel) stumm</text:p>
        <text:p text:style-name="Text_20_body"><text:span text:style-name="T3">mutili</text:span> – (zwo) verstümmeln, verkrüppeln<text:line-break/><text:span text:style-name="T3">mutila</text:span> – (kwo) Verstümmelung, Deformierung<text:line-break/><text:span text:style-name="T3">mutilawan</text:span> – (kwo) Krüppel</text:p>
        <text:p text:style-name="Text_20_body"><text:span text:style-name="T3">mutu, mutu-</text:span> – 1) (komo) gegenseitig, einander<text:line-break/><text:span text:style-name="T3">Nu lubi mutu.</text:span> – Wir lieben einander.<text:line-break/><text:span text:style-name="T3">a mutu</text:span> – zueinander<text:line-break/>2) (syao) gegenseitig<text:line-break/><text:span text:style-name="T3">mutu-samaji</text:span> – gegenseitiges Verstehen</text:p>
        <text:p text:style-name="Text_20_body"><text:soft-page-break/><text:span text:style-name="T3">mutuale</text:span> – (kwel) gegenseitig, wechselseitig, gemeinsam</text:p>
        <text:p text:style-name="Text_20_body"><text:span text:style-name="T3">muvi</text:span> – (zwo) bewegen<text:line-break/><text:span text:style-name="T3">muva</text:span> – (kwo) Bewegung<text:line-break/><text:span text:style-name="T3">sinmuva-ney</text:span> – bewegungslos, reglos</text:p>
        <text:p text:style-name="Text_20_body"><text:span text:style-name="T3">muy</text:span> – (modus-komo) sehr<text:line-break/><text:span text:style-name="T3">muy jamile</text:span> – sehr schön<text:line-break/><text:span text:style-name="T3">muy kway</text:span> – sehr schnell</text:p>
        <text:p text:style-name="Text_20_body"><text:span text:style-name="T3">myao</text:span> – (zwo) miauen, mauzen, maunzen</text:p>
        <text:p text:style-name="Text_20_body"><text:span text:style-name="T3">myati</text:span> – (zwo) zerknittern, zerknüllen<text:line-break/>Russisch</text:p>
        <text:p text:style-name="Text_20_body"><text:span text:style-name="T3">myen</text:span> – (kwo) Miene, Gesichtsausdruck<text:line-break/>Chinesisch</text:p>
        <text:p text:style-name="Text_20_body"><text:line-break/><text:bookmark text:name="N"/></text:p>
        <text:p text:style-name="Horizontal_20_Line"/>
        <text:h text:style-name="Heading_20_3" text:outline-level="3"><text:bookmark-start text:name="n"/>N<text:bookmark-end text:name="n"/></text:h>
        <text:p text:style-name="First_20_paragraph"><text:bookmark text:name="na"/><text:span text:style-name="T3">na</text:span> – (gramatika) <text:span text:style-name="T1">markiert das Ende einer semantischen Gruppe (optional)</text:span> siehe auch: <text:a xlink:type="simple" xlink:href="#ti" text:style-name="Internet_20_link" text:visited-style-name="Visited_20_Internet_20_Link"><text:span text:style-name="Definition">ti</text:span></text:a></text:p>
        <text:p text:style-name="Text_20_body"><text:span text:style-name="T3">nabla</text:span> – (kwo) Nabel, Umbilicus <text:span text:style-name="T1">(anat.)</text:span></text:p>
        <text:p text:style-name="Text_20_body"><text:bookmark text:name="nadi"/><text:span text:style-name="T3">nadi</text:span> – (zwo) hoffen Ant.: <text:a xlink:type="simple" xlink:href="#denadi" text:style-name="Internet_20_link" text:visited-style-name="Visited_20_Internet_20_Link"><text:span text:style-name="Definition">denadi</text:span></text:a><text:line-break/><text:span text:style-name="T3">nada</text:span> – (kwo) Hoffnung<text:line-break/>Serbisch</text:p>
        <text:p text:style-name="Text_20_body"><text:span text:style-name="T3">nafra</text:span> – (kwo) Aversion, Abneigung, Ekel<text:line-break/><text:span text:style-name="T3">nafre (nafra-ney)</text:span> – (kwel) abscheulig, abstoßend, widerlich<text:line-break/>Arabisch</text:p>
        <text:p text:style-name="Text_20_body"><text:span text:style-name="T3">nafta</text:span> – (kwo) (Mineral-)Öl, Petroleum<text:line-break/>Arabisch</text:p>
        <text:p text:style-name="Text_20_body"><text:bookmark text:name="naga"/><text:span text:style-name="T3">naga</text:span> – (kwo) Nagel, Metallstift vgl. <text:a xlink:type="simple" xlink:href="#naka" text:style-name="Internet_20_link" text:visited-style-name="Visited_20_Internet_20_Link"><text:span text:style-name="Definition">naka</text:span></text:a><text:line-break/><text:span text:style-name="T3">nagi</text:span> – (zwo) (an-)nageln</text:p>
        <text:p text:style-name="Text_20_body"><text:span text:style-name="T3">nagle</text:span> – (kwel) frech, unverschämt, dreist<text:line-break/><text:span text:style-name="T3">naglitaa</text:span> – (kwo) Frechheit, Unverschämtheit<text:line-break/><text:span text:style-name="T3">nagla (naglo, naglina)</text:span> – (kwo) frecher/unverschämter Mann, freche/unverschämte Frau<text:line-break/>Russisch</text:p>
        <text:p text:style-name="Text_20_body"><text:span text:style-name="T3">nailon</text:span> – (kwo) Nylon <text:span text:style-name="T1">(Handelsname für ein Polyamid)</text:span></text:p>
        <text:p text:style-name="Text_20_body"><text:soft-page-break/><text:span text:style-name="T3">naive</text:span> – (kwel) naiv<text:line-break/><text:span text:style-name="T3">naiva, naivnik</text:span> – (kwo) naive Person</text:p>
        <text:p text:style-name="Text_20_body"><text:bookmark text:name="naka"/><text:span text:style-name="T3">naka</text:span> – (kwo) (Finger-/Zeh-)Nagel; Kralle vgl. <text:a xlink:type="simple" xlink:href="#naga" text:style-name="Internet_20_link" text:visited-style-name="Visited_20_Internet_20_Link"><text:span text:style-name="Definition">naga</text:span></text:a><text:line-break/>Hindi</text:p>
        <text:p text:style-name="Text_20_body"><text:span text:style-name="T3">nakali</text:span> – (zwo) weißglühend sein<text:line-break/><text:span text:style-name="T3">nakali-ney</text:span> – (kwel) weißglühend<text:line-break/>Russisch</text:p>
        <text:p text:style-name="Text_20_body"><text:span text:style-name="T3">nal</text:span> – (kwo) Hufeisen<text:line-break/>Hindi</text:p>
        <text:p text:style-name="Text_20_body"><text:span text:style-name="T3">naloga</text:span> – (kwo) Steuern<text:line-break/>Russisch</text:p>
        <text:p text:style-name="Text_20_body"><text:span text:style-name="T3">nam</text:span> – (kwo) Name<text:line-break/><text:span text:style-name="T3">nami</text:span> – (zwo) nennen; heißen<text:line-break/><text:span text:style-name="T3">Komo yu nami?</text:span> – Wie heißt du?<text:line-break/><text:span text:style-name="T3">Me nami Jon.</text:span> – Ich heiße John.<text:line-break/><text:span text:style-name="T3">namem</text:span> – (komo) nämlich, und zwar<text:line-break/><text:span text:style-name="T3">samnam-ney</text:span> – (kwel) gleichnamig<text:line-break/><text:span text:style-name="T3">samnamjen</text:span> – (kwo) Namensbruder/-schwester, Namensvetter<text:line-break/>Hindi</text:p>
        <text:p text:style-name="Text_20_body"><text:span text:style-name="T3">namastee</text:span> – (exklami) Hallo; Tschüss<text:line-break/>Hindi</text:p>
        <text:p text:style-name="Text_20_body"><text:bookmark text:name="namba"/><text:span text:style-name="T3">namba</text:span> – (kwo) Zahl vgl. <text:a xlink:type="simple" xlink:href="#numer" text:style-name="Internet_20_link" text:visited-style-name="Visited_20_Internet_20_Link"><text:span text:style-name="Definition">numer</text:span></text:a>, <text:a xlink:type="simple" xlink:href="#sinnamba-ney" text:style-name="Internet_20_link" text:visited-style-name="Visited_20_Internet_20_Link"><text:span text:style-name="Definition">sinnamba-ney</text:span></text:a><text:line-break/><text:span text:style-name="T3">gran namba</text:span> – große Zahl<text:line-break/><text:span text:style-name="T3">pare namba</text:span> – gerade Zahl<text:line-break/><text:span text:style-name="T3">namba expresa</text:span> – numerischer Ausdruck</text:p>
        <text:p text:style-name="Text_20_body"><text:span text:style-name="T3">namre</text:span> – (kwel) bescheiden<text:line-break/><text:span text:style-name="T3">namrem</text:span> – (komo) bescheiden<text:line-break/><text:span text:style-name="T3">namritaa</text:span> – (kwo) Bescheidenheit<text:line-break/>Hindi</text:p>
        <text:p text:style-name="Text_20_body"><text:span text:style-name="T3">nana</text:span> – (kwo) Kindermädchen<text:line-break/><text:span text:style-name="T3">hospital nana</text:span> – Schwester im Hospital<text:line-break/><text:span text:style-name="T3">mednana (medike nana)</text:span> – Krankenschwester</text:p>
        <text:p text:style-name="Text_20_body"><text:span text:style-name="T3">nangwa</text:span> – (kwo) Kürbis <text:span text:style-name="T1">(bot.)</text:span><text:line-break/>Mandarin</text:p>
        <text:p text:style-name="Text_20_body"><text:span text:style-name="T3">nargila</text:span> – (kwo) Wasserpfeife<text:line-break/>Persisch</text:p>
        <text:p text:style-name="Text_20_body"><text:span text:style-name="T3">narko</text:span> – (kwo) Narkotikum, Rauschmittel</text:p>
        <text:p text:style-name="Text_20_body"><text:soft-page-break/><text:span text:style-name="T3">narkolepsia</text:span> – (kwo) Narkolepsie <text:span text:style-name="T1">(med.)</text:span></text:p>
        <text:p text:style-name="Text_20_body"><text:span text:style-name="T3">nasha</text:span> – (kwo) Rausch, Betäubung<text:line-break/><text:span text:style-name="T3">nashisi</text:span> – (zwo) berauschen, betäuben<text:line-break/><text:span text:style-name="T3">nashi-she</text:span> – (kwel) berauschend, betäubend<text:line-break/>Hindi</text:p>
        <text:p text:style-name="Text_20_body"><text:span text:style-name="T3">nasion</text:span> – (kwo) Nation<text:line-break/><text:span text:style-name="T3">nasion-ney</text:span> – (kwel) national</text:p>
        <text:p text:style-name="Text_20_body"><text:span text:style-name="T3">natryum</text:span> – (kwo) Natrium <text:span text:style-name="T1">(chem. Element, Symbol: Na)</text:span><text:line-break/>Deutsch</text:p>
        <text:p text:style-name="Text_20_body"><text:span text:style-name="T3">natura</text:span> – (kwo) Natur<text:line-break/><text:span text:style-name="T3">Abyas es dwa-ney natura.</text:span> – Gewohnheit ist eine zweite Natur.<text:line-break/><text:span text:style-name="T3">naturale</text:span> – (kwel) natürlich<text:line-break/><text:span text:style-name="T3">naturalem</text:span> – (komo) natürlich<text:line-break/><text:span text:style-name="T3">naturalitaa</text:span> – (kwo) Natürlichkeit</text:p>
        <text:p text:style-name="Text_20_body"><text:span text:style-name="T3">naturmorta</text:span> – (kwo) Stillleben <text:span text:style-name="T1">(Kunst)</text:span></text:p>
        <text:p text:style-name="Text_20_body"><text:span text:style-name="T3">nau</text:span> – (taim-komo) jetzt, nun<text:line-break/><text:span text:style-name="T3">til nau</text:span> – bis jetzt<text:line-break/><text:span text:style-name="T3">depos nau</text:span> – von nun an<text:line-break/><text:span text:style-name="T3">al nau</text:span> – (komo) im Augenblick, derzeit; heutzutage<text:line-break/><text:span text:style-name="T3">lo nau</text:span> – (kwo) das Jetzt<text:line-break/><text:span text:style-name="T3">nau … nau</text:span> – (konekti) nun … nun<text:line-break/><text:span text:style-name="T3">Nau ta silensi, nau shwo mucho.</text:span> – Nun ist er/sie still, nun spricht er/sie viel.<text:line-break/><text:span text:style-name="T3">nau-ney</text:span> – (kwel) gegenwärtig, derzeitig, heutig</text:p>
        <text:p text:style-name="Text_20_body"><text:span text:style-name="T3">navigi</text:span> – (zwo) navigieren <text:span text:style-name="T1">(naut.)</text:span><text:line-break/><text:span text:style-name="T3">naviga</text:span> – (kwo) Navigation</text:p>
        <text:p text:style-name="Text_20_body"><text:span text:style-name="T3">nayu</text:span> – (kwo) Butter<text:line-break/><text:span text:style-name="T3">nayudan</text:span> – (kwo) Butterdose<text:line-break/>Mandarin</text:p>
        <text:p text:style-name="Text_20_body"><text:span text:style-name="T3">nefra</text:span> – (kwo) Niere <text:span text:style-name="T1">(anat.)</text:span><text:line-break/>Griechisch</text:p>
        <text:p text:style-name="Text_20_body"><text:span text:style-name="T3">negative</text:span> – (kwel) negativ<text:line-break/><text:span text:style-name="T3">negativa</text:span> – (kwo) Negativ</text:p>
        <text:p text:style-name="Text_20_body"><text:bookmark text:name="negi"/><text:span text:style-name="T3">negi</text:span> – (zwo) negieren, verneinen Ant.: <text:a xlink:type="simple" xlink:href="#aserti" text:style-name="Internet_20_link" text:visited-style-name="Visited_20_Internet_20_Link"><text:span text:style-name="Definition">aserti</text:span></text:a>, <text:a xlink:type="simple" xlink:href="#konfirmi" text:style-name="Internet_20_link" text:visited-style-name="Visited_20_Internet_20_Link"><text:span text:style-name="Definition">konfirmi</text:span></text:a><text:line-break/><text:span text:style-name="T3">nega</text:span> – (kwo) Negation, Verneinung</text:p>
        <text:p text:style-name="Text_20_body"><text:bookmark text:name="neglekti"/><text:span text:style-name="T3">neglekti</text:span> – (zwo) vernachlässigen, versäumen, nachlässig sein Ant.: <text:a xlink:type="simple" xlink:href="#kuydi" text:style-name="Internet_20_link" text:visited-style-name="Visited_20_Internet_20_Link"><text:span text:style-name="Definition">kuydi</text:span></text:a><text:line-break/><text:span text:style-name="T3">neglekta</text:span> – (kwo) Nachlässigkeit</text:p>
        <text:p text:style-name="Text_20_body"><text:soft-page-break/><text:span text:style-name="T3">negra</text:span> – (kwo) eine schwarze Person<text:line-break/><text:span text:style-name="T3">negro</text:span> – (kwo) ein Schwarzer<text:line-break/><text:span text:style-name="T3">negrina</text:span> – (kwo) eine Schwarze</text:p>
        <text:p text:style-name="Text_20_body"><text:span text:style-name="T3">nektar</text:span> – (kwo) Nektar</text:p>
        <text:p text:style-name="Text_20_body"><text:span text:style-name="T3">nektarin</text:span> – (kwo) Nektarine <text:span text:style-name="T1">(bot.)</text:span></text:p>
        <text:p text:style-name="Text_20_body"><text:span text:style-name="T3">neme</text:span> – (kwel) taub, gefühllos<text:line-break/><text:span text:style-name="T3">nemifi</text:span> – (zwo) taub werden<text:line-break/><text:span text:style-name="T3">nemitaa</text:span> – (kwel) Betäubung, Benommenheit</text:p>
        <text:p text:style-name="Text_20_body"><text:span text:style-name="T3">neon</text:span> – (kwo) Neon <text:span text:style-name="T1">(chem. Element, Symbol: Ne)</text:span><text:line-break/><text:span text:style-name="T3">neon-jaopay</text:span> – Neonleuchtzeichen</text:p>
        <text:p text:style-name="Text_20_body"><text:bookmark text:name="neptun"/><text:span text:style-name="T3">Neptun</text:span> – (kwo) Neptun <text:span text:style-name="T1">(8. Planet, astr.)</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pluton" text:style-name="Internet_20_link" text:visited-style-name="Visited_20_Internet_20_Link"><text:span text:style-name="Definition">Pluton</text:span></text:a><text:line-break/><text:span text:style-name="T3">Neptun-ney</text:span> – (kwel) neptunisch</text:p>
        <text:p text:style-name="Text_20_body"><text:span text:style-name="T3">nerva</text:span> – (kwo) Nerv <text:span text:style-name="T1">(anat.)</text:span><text:line-break/><text:span text:style-name="T3">nerva-ney</text:span> – (kwel) nervös<text:line-break/><text:span text:style-name="T3">nerva-sistema</text:span> – Nervensystem<text:line-break/><text:span text:style-name="T3">nerva-morba</text:span> – Nervenkrankheit</text:p>
        <text:p text:style-name="Text_20_body"><text:span text:style-name="T3">nesese</text:span> – (kwel) nötig, erforderlich<text:line-break/><text:span text:style-name="T3">nesesitaa</text:span> – (kwo) Notwendigkeit, Bedarf</text:p>
        <text:p text:style-name="Text_20_body"><text:span text:style-name="T3">nesta</text:span> – (kwo) Nest<text:line-break/><text:span text:style-name="T3">nesti</text:span> – (zwo) nisten, ein Nest bauen; gemütlich machen</text:p>
        <text:p text:style-name="Text_20_body"><text:span text:style-name="T3">neta</text:span> – (kwo) Netz<text:line-break/><text:span text:style-name="T3">texi neta</text:span> – ein Netz knüpfen</text:p>
        <text:p text:style-name="Text_20_body"><text:span text:style-name="T3">neuron</text:span> – (kwo) Neuron, Nervenzelle <text:span text:style-name="T1">(anat.)</text:span></text:p>
        <text:p text:style-name="Text_20_body"><text:span text:style-name="T3">neutrale</text:span> – (kwel) neutral</text:p>
        <text:p text:style-name="Text_20_body"><text:bookmark text:name="neva"/><text:span text:style-name="T3">neva</text:span> – (taim-komo) nie, niemals siehe auch: <text:a xlink:type="simple" xlink:href="#nul" text:style-name="Internet_20_link" text:visited-style-name="Visited_20_Internet_20_Link"><text:span text:style-name="Definition">nulves</text:span></text:a></text:p>
        <text:p text:style-name="Text_20_body"><text:span text:style-name="T3">-ney</text:span> – (gramatika) <text:span text:style-name="T1">Partikel zum Erzeugen modifizierender Wörter (z. B. Adjektive)</text:span><text:line-break/><text:span text:style-name="T3">Tina-ney vos</text:span> – Tinas Stimme<text:line-break/><text:span text:style-name="T3">brata-ney nam</text:span> – Bruders Name<text:line-break/><text:span text:style-name="T3">jen-ney</text:span> – menschlich, human<text:line-break/><text:span text:style-name="T3">chi-ney fan</text:span> – gegessene Speise<text:line-break/><text:span text:style-name="T3">rude-fas-ney man</text:span> – rotgesichtiger Mann<text:line-break/><text:span text:style-name="T3">Olo es yo zwo-ney.</text:span> – Alles ist schon getan.<text:line-break/><text:span text:style-name="T3">un-ney</text:span> – erster<text:line-break/><text:span text:style-name="T3">dwa-ney</text:span> – zweiter<text:line-break/><text:span text:style-name="T3">nem</text:span> – <text:span text:style-name="T1">Adverb (ersetzt die Adjektivendung »-ney«)</text:span><text:line-break/><text:soft-page-break/><text:span text:style-name="T3">un-nem</text:span> – erstens, zuerst<text:line-break/><text:span text:style-name="T3">Un-nem me go a skola, poy a dom.</text:span> – Zuerst gehe ich zur Schule, dann nach Hause.<text:line-break/><text:span text:style-name="T3">dwa-nem</text:span> – zweitens</text:p>
        <text:p text:style-name="Text_20_body"><text:bookmark text:name="ni"/><text:span text:style-name="T3">ni</text:span> – (gramatika) Ant.: <text:a xlink:type="simple" xlink:href="#i" text:style-name="Internet_20_link" text:visited-style-name="Visited_20_Internet_20_Link"><text:span text:style-name="Definition">i</text:span></text:a><text:line-break/><text:span text:style-name="T3">ni … ni …</text:span> – weder … noch …<text:line-break/><text:span text:style-name="T3">ni me ni yu</text:span> – weder ich noch du</text:p>
        <text:p text:style-name="Text_20_body"><text:bookmark text:name="nich"/><text:span text:style-name="T3">nich</text:span> – (konekti-komo) hinunter, nach unten Ant.: <text:a xlink:type="simple" xlink:href="#uupar" text:style-name="Internet_20_link" text:visited-style-name="Visited_20_Internet_20_Link"><text:span text:style-name="Definition">uupar</text:span></text:a><text:line-break/><text:span text:style-name="T3">go nich</text:span> – nach unten gehen Syn.: <text:a xlink:type="simple" xlink:href="#desendi" text:style-name="Internet_20_link" text:visited-style-name="Visited_20_Internet_20_Link"><text:span text:style-name="Definition">desendi</text:span></text:a><text:line-break/><text:span text:style-name="T3">nich kolina</text:span> – den Hügel hinunter<text:line-break/><text:span text:style-name="T3">nich fluisa</text:span> – flussab<text:line-break/><text:span text:style-name="T3">nichen</text:span> – (konekti-komo) unten <text:span text:style-name="T1">(wo?)</text:span>, am unteren Ende von …<text:line-break/><text:span text:style-name="T3">Lai nich. Me es nichen.</text:span> – Komm herunter. Ich bin unten.<text:line-break/><text:span text:style-name="T3">nichen bey</text:span> – am unteren Ende des Rückens<text:line-break/><text:span text:style-name="T3">nichen kolina</text:span> – am Fuß des Hügels<text:line-break/><text:span text:style-name="T3">fon nichen</text:span> – von unten<text:line-break/><text:span text:style-name="T3">nichifi (fa-nich)</text:span> – (zwo) sinken, sich hinunter bewegen<text:line-break/><text:span text:style-name="T3">nichisi (mah-nich)</text:span> – (zwo) senken, hinunter bringen<text:line-break/><text:span text:style-name="T3">nichisi kapa</text:span> – den Kopf senken<text:line-break/><text:span text:style-name="T3">nichisi kansa</text:span> – den Blick senken<text:line-break/>Hindi</text:p>
        <text:p text:style-name="Text_20_body"><text:bookmark text:name="niche"/><text:span text:style-name="T3">niche</text:span> – (kwel) unten, unterhalb Ant.: <text:a xlink:type="simple" xlink:href="#uupare" text:style-name="Internet_20_link" text:visited-style-name="Visited_20_Internet_20_Link"><text:span text:style-name="Definition">uupare</text:span></text:a> vgl. <text:a xlink:type="simple" xlink:href="#nise" text:style-name="Internet_20_link" text:visited-style-name="Visited_20_Internet_20_Link"><text:span text:style-name="Definition">nise</text:span></text:a><text:line-break/><text:span text:style-name="T3">zuy niche lif</text:span> – unterstes Blatt<text:line-break/><text:span text:style-name="T3">nicha</text:span> – (kwo) unterer Teil, Grund<text:line-break/><text:span text:style-name="T3">nicha-uupar</text:span> – umgedreht, auf dem Kopf<text:line-break/><text:span text:style-name="T3">fon nicha til uupara</text:span> – von unten bis oben<text:line-break/><text:span text:style-name="T3">nichlok</text:span> – (kwo) Niederung, Tiefland</text:p>
        <text:p text:style-name="Text_20_body"><text:bookmark text:name="nidi"/><text:span text:style-name="T3">nidi</text:span> – (zwo) benötigen, brauchen vgl. <text:a xlink:type="simple" xlink:href="#gai" text:style-name="Internet_20_link" text:visited-style-name="Visited_20_Internet_20_Link"><text:span text:style-name="Definition">gai</text:span></text:a>, <text:a xlink:type="simple" xlink:href="#mus" text:style-name="Internet_20_link" text:visited-style-name="Visited_20_Internet_20_Link"><text:span text:style-name="Definition">mus</text:span></text:a>, <text:a xlink:type="simple" xlink:href="#treba" text:style-name="Internet_20_link" text:visited-style-name="Visited_20_Internet_20_Link"><text:span text:style-name="Definition">treba</text:span></text:a><text:line-break/><text:span text:style-name="T3">Me nidi reposi.</text:span> – Ich brauche eine Pause.<text:line-break/><text:span text:style-name="T3">Lu nidi yur helpa.</text:span> – Er braucht deine Hilfe.<text:line-break/><text:span text:style-name="T3">buniden</text:span> – (kwel) nicht erforderlich, überflüssig<text:line-break/><text:span text:style-name="T3">nida</text:span> – (kwo) Bearf, Erfordernis</text:p>
        <text:p text:style-name="Text_20_body"><text:bookmark text:name="nihil"/><text:span text:style-name="T3">nihil</text:span> – (kwo) Nichtsein, Nichts<text:line-break/><text:span text:style-name="T3">nihilisi</text:span> – (zwo) eliminieren, auslöschen Syn.: <text:a xlink:type="simple" xlink:href="#destrukti" text:style-name="Internet_20_link" text:visited-style-name="Visited_20_Internet_20_Link"><text:span text:style-name="Definition">destrukti</text:span></text:a><text:line-break/><text:span text:style-name="T3">nihilisa</text:span> – (kwo) Eliminierung, Auslöschung</text:p>
        <text:p text:style-name="Text_20_body"><text:bookmark text:name="nihon"/><text:span text:style-name="T3">nihon</text:span> – 1) (kwel) japanisch<text:line-break/>2) (kwo) Japaner siehe auch: <text:a xlink:type="simple" xlink:href="#Nipon" text:style-name="Internet_20_link" text:visited-style-name="Visited_20_Internet_20_Link"><text:span text:style-name="Definition">Nipon</text:span></text:a><text:line-break/>3) (kwo) Japanisch <text:span text:style-name="T1">(Sprache)</text:span></text:p>
        <text:p text:style-name="Text_20_body"><text:span text:style-name="T3">nikab</text:span> – (kwo) Niqab <text:span text:style-name="T1">(Gesichtsschleier)</text:span><text:line-break/>Arabisch</text:p>
        <text:p text:style-name="Text_20_body"><text:soft-page-break/><text:span text:style-name="T3">nikel</text:span> – (kwo) Nickel <text:span text:style-name="T1">(chem. Element, Symbol: Ni)</text:span></text:p>
        <text:p text:style-name="Text_20_body"><text:span text:style-name="T3">niki</text:span> – (zwo) (mit dem Kopf) nicken<text:line-break/><text:span text:style-name="T3">nika</text:span> – (kwo) (Kopf-)Nicken</text:p>
        <text:p text:style-name="Text_20_body"><text:span text:style-name="T3">Nil</text:span> – (kwo) Nil <text:span text:style-name="T1">(afrik. Fluss)</text:span><text:line-break/><text:span text:style-name="T3">Nil-ney krokodil</text:span> – Nil-Krokodil <text:span text:style-name="T1">(zool.)</text:span></text:p>
        <text:p text:style-name="Text_20_body"><text:bookmark text:name="nin"/><text:span text:style-name="T3">nin</text:span> – (kwanto) neun (9)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ninshi</text:span> – (kwanto) neunzig<text:line-break/><text:span text:style-name="T3">ninsto</text:span> – (kwanto) neunhundert</text:p>
        <text:p text:style-name="Text_20_body"><text:bookmark text:name="Nipon"/><text:span text:style-name="T3">Nipon</text:span> – (kwo) Japan siehe auch: <text:a xlink:type="simple" xlink:href="#nihon" text:style-name="Internet_20_link" text:visited-style-name="Visited_20_Internet_20_Link"><text:span text:style-name="Definition">nihon</text:span></text:a><text:line-break/><text:span text:style-name="T3">Nipon-jen</text:span> – (kwo) Einwohner Japans</text:p>
        <text:p text:style-name="Text_20_body"><text:bookmark text:name="nise"/><text:span text:style-name="T3">nise</text:span> – (kwel) niedrig vgl. <text:a xlink:type="simple" xlink:href="#niche" text:style-name="Internet_20_link" text:visited-style-name="Visited_20_Internet_20_Link"><text:span text:style-name="Definition">niche</text:span></text:a><text:line-break/><text:span text:style-name="T3">nisisi (mah-nise)</text:span> – (zwo) niedriger machen, reduzieren <text:span text:style-name="T1">(tr.)</text:span></text:p>
        <text:p text:style-name="Text_20_body"><text:span text:style-name="T3">nisha</text:span> – (kwo) Nische</text:p>
        <text:p text:style-name="Text_20_body"><text:span text:style-name="T3">nishan</text:span> – (kwo) Ziel<text:line-break/>Hindi</text:p>
        <text:p text:style-name="Text_20_body"><text:span text:style-name="T3">nitrat</text:span> – (kwo) Nitrat <text:span text:style-name="T1">(chem., Salz der Salpetersäure)</text:span></text:p>
        <text:p text:style-name="Text_20_body"><text:span text:style-name="T3">nitrogen</text:span> – (kwo) Stickstoff <text:span text:style-name="T1">(chem. Element, Symbol: N)</text:span></text:p>
        <text:p text:style-name="Text_20_body"><text:span text:style-name="T3">nivel</text:span> – (kwo) Niveau<text:line-break/><text:span text:style-name="T3">niveli</text:span> – (zwo) nivellieren, ebnen</text:p>
        <text:p text:style-name="Text_20_body"><text:span text:style-name="T3">nixa</text:span> – (inplas-kwo) nichts<text:line-break/><text:span text:style-name="T3">Me jan ke me bu jan nixa.</text:span> – Ich weiß, dass ich nichts weiß.<text:line-break/><text:span text:style-name="T3">Danke! - Es nixa.</text:span> – Danke! - Es ist nichts.</text:p>
        <text:p text:style-name="Text_20_body"><text:bookmark text:name="no"/><text:span text:style-name="T3">no…</text:span> – (syao) <text:span text:style-name="T1">bildet Antonyme</text:span><text:line-break/><text:span text:style-name="T3">kalme</text:span> – ruhig   ⇒   <text:span text:style-name="T3">nokalme</text:span> – unruhig, ruhelos<text:line-break/><text:span text:style-name="T3">pinchan</text:span> – gewöhnlich   ⇒   <text:span text:style-name="T3">nopinchan</text:span> – außergewöhnlich<text:line-break/><text:span text:style-name="T3">pa nofortuna</text:span> – unglücklicherweise</text:p>
        <text:p text:style-name="Text_20_body"><text:span text:style-name="T3">Noa</text:span> – (kwo) Noah <text:span text:style-name="T1">(bibl. Gestalt)</text:span><text:line-break/><text:span text:style-name="T3">ship de Noa</text:span> – die Arche Noah</text:p>
        <text:p text:style-name="Text_20_body"><text:span text:style-name="T3">noble</text:span> – (kwel) nobel, edel</text:p>
        <text:p text:style-name="Text_20_body"><text:bookmark text:name="nobyen"/><text:span text:style-name="T3">nobyen</text:span> – (kwel) unbequem, lästig; unpassend, unangebracht Ant.: <text:a xlink:type="simple" xlink:href="#byen" text:style-name="Internet_20_link" text:visited-style-name="Visited_20_Internet_20_Link"><text:span text:style-name="Definition">byen</text:span></text:a></text:p>
        <text:p text:style-name="Text_20_body"><text:bookmark text:name="nocha"/><text:span text:style-name="T3">nocha</text:span> – (kwo) Nacht Ant.: <text:a xlink:type="simple" xlink:href="#dey" text:style-name="Internet_20_link" text:visited-style-name="Visited_20_Internet_20_Link"><text:span text:style-name="Definition">dey</text:span></text:a><text:line-break/><text:span text:style-name="T3">pa nocha</text:span> – in der Nacht<text:line-break/><text:span text:style-name="T3">hao nocha!</text:span> – gute Nacht!<text:line-break/><text:span text:style-name="T3">fa-nocha</text:span> – es wird Nacht<text:line-break/><text:soft-page-break/><text:span text:style-name="T3">nochi, tranochi</text:span> – (zwo) durch die Nacht, die Nacht verbringen</text:p>
        <text:p text:style-name="Text_20_body"><text:bookmark text:name="nochaparpar"/><text:span text:style-name="T3">nochaparpar</text:span> – (kwo) Nachtfalter <text:span text:style-name="T1">(zool.)</text:span> siehe: <text:a xlink:type="simple" xlink:href="#nocha" text:style-name="Internet_20_link" text:visited-style-name="Visited_20_Internet_20_Link"><text:span text:style-name="Definition">nocha</text:span></text:a>, <text:a xlink:type="simple" xlink:href="#parpar" text:style-name="Internet_20_link" text:visited-style-name="Visited_20_Internet_20_Link"><text:span text:style-name="Definition">parpar</text:span></text:a></text:p>
        <text:p text:style-name="Text_20_body"><text:bookmark text:name="noda"/><text:span text:style-name="T3">noda</text:span> – (kwo) Knoten<text:line-break/><text:span text:style-name="T3">nodaful</text:span> – (kwel) knotig, knorrig<text:line-break/><text:span text:style-name="T3">nodi</text:span> – (zwo) knoten<text:line-break/><text:span text:style-name="T3">nodi tay</text:span> – die Krawatte binden</text:p>
        <text:p text:style-name="Text_20_body"><text:span text:style-name="T3">nok</text:span> – (kwo) Spitze<text:line-break/><text:span text:style-name="T3">bay finga nok</text:span> – mit der Fingerspitze<text:line-break/><text:span text:style-name="T3">igla nok</text:span> – Nadelspitze<text:line-break/><text:span text:style-name="T3">buta nok</text:span> – Stiefelspitze<text:line-break/>Hindi</text:p>
        <text:p text:style-name="Text_20_body"><text:span text:style-name="T3">nokalme</text:span> – (kwel) unruhig, ruhelos<text:line-break/><text:span text:style-name="T3">sta nokalme</text:span> – unruhig sein<text:line-break/><text:span text:style-name="T3">nokalmitaa</text:span> – (kwo) Angst, Sorge, Ruhelosigkeit<text:line-break/><text:span text:style-name="T3">nokalmi</text:span> – (zwo) besorgt sein<text:line-break/><text:span text:style-name="T3">nokalmisi (mah-nokalme)</text:span> – (zwo) jmd. beunruhigen, jmd. ängstigen</text:p>
        <text:p text:style-name="Text_20_body"><text:bookmark text:name="nol"/><text:span text:style-name="T3">nol</text:span> – (kwanto) null (0) siehe auch: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shi gradus sub nol</text:span> – zehn Grad unter Null</text:p>
        <text:p text:style-name="Text_20_body"><text:bookmark text:name="non"/><text:span text:style-name="T3">non</text:span> – (exklami) nein siehe auch: <text:a xlink:type="simple" xlink:href="#bu" text:style-name="Internet_20_link" text:visited-style-name="Visited_20_Internet_20_Link"><text:span text:style-name="Definition">bu</text:span></text:a>, <text:a xlink:type="simple" xlink:href="#bye" text:style-name="Internet_20_link" text:visited-style-name="Visited_20_Internet_20_Link"><text:span text:style-name="Definition">bye</text:span></text:a><text:line-break/><text:span text:style-name="T3">Ob yu pri sey kitaba? - Non.</text:span> – Magst du dieses Buch? - Nein.</text:p>
        <text:p text:style-name="Text_20_body"><text:bookmark text:name="nopare"/><text:span text:style-name="T3">nopare</text:span> – (kwel) ungerade <text:span text:style-name="T1">(math.)</text:span> Ant.: <text:a xlink:type="simple" xlink:href="#pare" text:style-name="Internet_20_link" text:visited-style-name="Visited_20_Internet_20_Link"><text:span text:style-name="Definition">pare</text:span></text:a></text:p>
        <text:p text:style-name="Text_20_body"><text:bookmark text:name="nopinchan"/><text:span text:style-name="T3">nopinchan</text:span> – (kwel) außergewöhnlich, ungewöhnlich Ant.: <text:a xlink:type="simple" xlink:href="#pinchan" text:style-name="Internet_20_link" text:visited-style-name="Visited_20_Internet_20_Link"><text:span text:style-name="Definition">pinchan</text:span></text:a> siehe auch: <text:a xlink:type="simple" xlink:href="#ajibe" text:style-name="Internet_20_link" text:visited-style-name="Visited_20_Internet_20_Link"><text:span text:style-name="Definition">ajibe</text:span></text:a>, <text:a xlink:type="simple" xlink:href="#astoni" text:style-name="Internet_20_link" text:visited-style-name="Visited_20_Internet_20_Link"><text:span text:style-name="Definition">astoni-she</text:span></text:a>, <text:a xlink:type="simple" xlink:href="#strane" text:style-name="Internet_20_link" text:visited-style-name="Visited_20_Internet_20_Link"><text:span text:style-name="Definition">strane</text:span></text:a></text:p>
        <text:p text:style-name="Text_20_body"><text:span text:style-name="T3">nopri</text:span> – (zwo) nicht mögen, ablehnen<text:line-break/><text:span text:style-name="T3">nopria</text:span> – (kwo) Abneigung, widerwille</text:p>
        <text:p text:style-name="Text_20_body"><text:bookmark text:name="norda"/><text:span text:style-name="T3">norda</text:span> – (kwo) Norden, Nord siehe auch: <text:a xlink:type="simple" xlink:href="#esta" text:style-name="Internet_20_link" text:visited-style-name="Visited_20_Internet_20_Link"><text:span text:style-name="Definition">esta</text:span></text:a>, <text:a xlink:type="simple" xlink:href="#suda" text:style-name="Internet_20_link" text:visited-style-name="Visited_20_Internet_20_Link"><text:span text:style-name="Definition">suda</text:span></text:a>, <text:a xlink:type="simple" xlink:href="#westa" text:style-name="Internet_20_link" text:visited-style-name="Visited_20_Internet_20_Link"><text:span text:style-name="Definition">westa</text:span></text:a><text:line-break/><text:span text:style-name="T3">norde (norda-ney)</text:span> – (kwel) nördlich, Nord…<text:line-break/><text:span text:style-name="T3">norde feng</text:span> – Nordwind<text:line-break/><text:span text:style-name="T3">norden</text:span> – (konekti-komo) nördlich von, im Norden<text:line-break/><text:span text:style-name="T3">Urba es norden.</text:span> – Die Stadt liegt nördlich.<text:line-break/><text:span text:style-name="T3">Norden urba ye shulin.</text:span> – Nördlich der Stadt gibt es einen Wald.</text:p>
        <text:p text:style-name="Text_20_body"><text:span text:style-name="T3">norma</text:span> – (kwo) Norm<text:line-break/><text:span text:style-name="T3">normale</text:span> – (kwel) normal<text:line-break/><text:span text:style-name="T3">normalem</text:span> – (komo) normal<text:line-break/><text:span text:style-name="T3">normalisi</text:span> – (zwo) normalisieren<text:line-break/><text:span text:style-name="T3">normalisa</text:span> – (kwo) Normalisierung</text:p>
        <text:p text:style-name="Text_20_body"><text:bookmark text:name="nos"/><text:span text:style-name="T3">nos</text:span> – (kwo) Nase siehe auch: <text:a xlink:type="simple" xlink:href="#kornanos" text:style-name="Internet_20_link" text:visited-style-name="Visited_20_Internet_20_Link"><text:span text:style-name="Definition">kornanos</text:span></text:a><text:line-break/><text:soft-page-break/><text:span text:style-name="T3">nosdun</text:span> – (kwo) Nasenloch; Nüster<text:line-break/><text:span text:style-name="T3">nosmukus</text:span> – (kwo) Nasenschleim<text:line-break/>Russisch</text:p>
        <text:p text:style-name="Text_20_body"><text:bookmark text:name="nosantisi"/><text:span text:style-name="T3">nosantisi</text:span> – (zwo) entweihen, besudeln, schänden siehe: <text:a xlink:type="simple" xlink:href="#no" text:style-name="Internet_20_link" text:visited-style-name="Visited_20_Internet_20_Link"><text:span text:style-name="Definition">no</text:span></text:a>, <text:a xlink:type="simple" xlink:href="#sante" text:style-name="Internet_20_link" text:visited-style-name="Visited_20_Internet_20_Link"><text:span text:style-name="Definition">santisi</text:span></text:a></text:p>
        <text:p text:style-name="Text_20_body"><text:span text:style-name="T3">nosion</text:span> – (kwo) Vorstellung, Begriff, Idee</text:p>
        <text:p text:style-name="Text_20_body"><text:bookmark text:name="nota"/><text:span text:style-name="T3">nota</text:span> – (kwo) Notiz; diplomatisches Schreiben; Note <text:span text:style-name="T1">(mus.)</text:span><text:line-break/><text:span text:style-name="T3">bankanota</text:span> – (kwo) Banknote<text:line-break/><text:span text:style-name="T3">noti</text:span> – (zwo) notieren vgl. <text:a xlink:type="simple" xlink:href="#merki" text:style-name="Internet_20_link" text:visited-style-name="Visited_20_Internet_20_Link"><text:span text:style-name="Definition">merki</text:span></text:a></text:p>
        <text:p text:style-name="Text_20_body"><text:span text:style-name="T3">notifiki</text:span> – (zwo) (formell) anmelden<text:line-break/><text:span text:style-name="T3">notifika</text:span> – (kwo) Notifikation, Ankündigung</text:p>
        <text:p text:style-name="Text_20_body"><text:span text:style-name="T3">nove</text:span> – (kwel) neu<text:line-break/><text:span text:style-name="T3">novika</text:span> – (kwo) (etw.) Neues<text:line-break/><text:span text:style-name="T3">novitaa</text:span> – (kwo) Neuheit, Neuigkeit<text:line-break/><text:span text:style-name="T3">novnik</text:span> – (kwo) Novize<text:line-break/><text:span text:style-name="T3">novifi (fa-nove)</text:span> – (zwo) erneuert werden<text:line-break/><text:span text:style-name="T3">novisi (mah-nove)</text:span> – (zwo) etw. erneuern; modernisieren<text:line-break/><text:span text:style-name="T3">novisa</text:span> – (kwo) Erneuerung; Modernisierung</text:p>
        <text:p text:style-name="Text_20_body"><text:bookmark text:name="novela"/><text:span text:style-name="T3">novela</text:span> – (kwo) Kurzgeschichte vgl. <text:a xlink:type="simple" xlink:href="#roman" text:style-name="Internet_20_link" text:visited-style-name="Visited_20_Internet_20_Link"><text:span text:style-name="Definition">roman</text:span></text:a><text:line-break/>Spanisch</text:p>
        <text:p text:style-name="Text_20_body"><text:bookmark text:name="novemba"/><text:span text:style-name="T3">novemba</text:span> – (kwo) November auch: <text:a xlink:type="simple" xlink:href="#mes" text:style-name="Internet_20_link" text:visited-style-name="Visited_20_Internet_20_Link"><text:span text:style-name="Definition">mes</text:span></text:a>-<text:a xlink:type="simple" xlink:href="#shi" text:style-name="Internet_20_link" text:visited-style-name="Visited_20_Internet_20_Link"><text:span text:style-name="Definition">shi</text:span></text:a>-<text:a xlink:type="simple" xlink:href="#un" text:style-name="Internet_20_link" text:visited-style-name="Visited_20_Internet_20_Link"><text:span text:style-name="Definition">un</text:span></text:a><text:line-break/><text:span text:style-name="T3">pa novemba</text:span> – im November</text:p>
        <text:p text:style-name="Text_20_body"><text:bookmark text:name="nu"/><text:span text:style-name="T3">nu</text:span> – (inplas-kwo) wir; uns siehe auch: <text:a xlink:type="simple" xlink:href="#me" text:style-name="Internet_20_link" text:visited-style-name="Visited_20_Internet_20_Link"><text:span text:style-name="Definition">me</text:span></text:a>, <text:a xlink:type="simple" xlink:href="#yu" text:style-name="Internet_20_link" text:visited-style-name="Visited_20_Internet_20_Link"><text:span text:style-name="Definition">yu</text:span></text:a>, <text:a xlink:type="simple" xlink:href="#lu" text:style-name="Internet_20_link" text:visited-style-name="Visited_20_Internet_20_Link"><text:span text:style-name="Definition">lu</text:span></text:a>, <text:a xlink:type="simple" xlink:href="#ela" text:style-name="Internet_20_link" text:visited-style-name="Visited_20_Internet_20_Link"><text:span text:style-name="Definition">ela</text:span></text:a>, <text:a xlink:type="simple" xlink:href="#it" text:style-name="Internet_20_link" text:visited-style-name="Visited_20_Internet_20_Link"><text:span text:style-name="Definition">it</text:span></text:a>, <text:a xlink:type="simple" xlink:href="#ta" text:style-name="Internet_20_link" text:visited-style-name="Visited_20_Internet_20_Link"><text:span text:style-name="Definition">ta</text:span></text:a>, <text:a xlink:type="simple" xlink:href="#li" text:style-name="Internet_20_link" text:visited-style-name="Visited_20_Internet_20_Link"><text:span text:style-name="Definition">li</text:span></text:a><text:line-break/><text:span text:style-name="T3">nuy (nu-ney)</text:span> – (inplas-kwel) unser<text:line-break/><text:span text:style-name="T3">Walaa nuy dom.</text:span> – Hier ist unser Haus.<text:line-break/><text:span text:style-name="T3">Sey dom es nu-ney, bu li-ney.</text:span> – Dieses Haus ist unseres, nicht ihres.</text:p>
        <text:p text:style-name="Text_20_body"><text:span text:style-name="T3">nuansa</text:span> – (kwo) Nuance, Abstufung</text:p>
        <text:p text:style-name="Text_20_body"><text:span text:style-name="T3">nude</text:span> – (kwel) nackt, bloß<text:line-break/><text:span text:style-name="T3">nudpede (nudpeda-ney)</text:span> – barfüßig<text:line-break/><text:span text:style-name="T3">nuditaa</text:span> – (kwo) Nachtheit, Blöße<text:line-break/><text:span text:style-name="T3">nudifi</text:span> – (zwo) nackt werden<text:line-break/><text:span text:style-name="T3">nudisi</text:span> – (zwo) entkleiden, entblößen<text:line-break/><text:span text:style-name="T3">nudisi swa, mah swa nude</text:span> – sich selbst entkleiden<text:line-break/><text:span text:style-name="T3">nudisma</text:span> – (kwo) Nudismus, Freikörperkultur<text:line-break/><text:span text:style-name="T3">nudina</text:span> – (kwo) eine Nackte</text:p>
        <text:p text:style-name="Text_20_body"><text:span text:style-name="T3">nudla</text:span> – (kwo) Nudeln<text:line-break/>Deutsch</text:p>
        <text:p text:style-name="Text_20_body"><text:span text:style-name="T3">nuka</text:span> – (kwo) Hinterhaupt, Okziput, Occiput <text:span text:style-name="T1">(anat.)</text:span><text:line-break/><text:soft-page-break/><text:span text:style-name="T3">nuka-darba</text:span> – Schlag auf den Hinterkopf<text:line-break/>Spanisch</text:p>
        <text:p text:style-name="Text_20_body"><text:span text:style-name="T3">nuklea</text:span> – (kwo) Kern<text:line-break/><text:span text:style-name="T3">sela-nuklea</text:span> – Zellkern<text:line-break/><text:span text:style-name="T3">atom-nuklea</text:span> – Atomkern<text:line-break/><text:span text:style-name="T3">nukleare</text:span> – (kwel) nuklear, kern…</text:p>
        <text:p text:style-name="Text_20_body"><text:span text:style-name="T3">nuksan</text:span> – (kwo) Schaden<text:line-break/><text:span text:style-name="T3">nuksani</text:span> – (zwo) schaden<text:line-break/><text:span text:style-name="T3">nuksan-ney</text:span> – (kwel) schädlich<text:line-break/>Hindi</text:p>
        <text:p text:style-name="Text_20_body"><text:bookmark text:name="nul"/><text:span text:style-name="T3">nul, nul…</text:span> – (inplas-kwel) kein, nie…, nirgend…<text:line-break/><text:span text:style-name="T3">Nul kinda pri go somni.</text:span> – Kein Kind geht gerne schlafen.<text:line-break/><text:span text:style-name="T3">nulem</text:span> – (inplas-komo) auf keine Weise<text:line-break/><text:span text:style-name="T3">nulgrad</text:span> – (inplas-komo) nicht im Geringsten siehe: <text:a xlink:type="simple" xlink:href="#grada" text:style-name="Internet_20_link" text:visited-style-name="Visited_20_Internet_20_Link"><text:span text:style-name="Definition">grad</text:span></text:a><text:line-break/><text:span text:style-name="T3">nullok</text:span> – (inplas-komo) niergendwo siehe: <text:a xlink:type="simple" xlink:href="#lok" text:style-name="Internet_20_link" text:visited-style-name="Visited_20_Internet_20_Link"><text:span text:style-name="Definition">lok</text:span></text:a><text:line-break/><text:span text:style-name="T3">Me zai shuki may kalam. Me bu mog findi it nullok.</text:span> – Ich suche gerade meinen Stift. Ich kann ihn nirgendwo finden.<text:line-break/><text:span text:style-name="T3">a nullok</text:span> – nach nirgendwo<text:line-break/><text:span text:style-name="T3">nulves</text:span> – (taim-komo) keinmal, niemals siehe: <text:a xlink:type="simple" xlink:href="#ves" text:style-name="Internet_20_link" text:visited-style-name="Visited_20_Internet_20_Link"><text:span text:style-name="Definition">ves</text:span></text:a> siehe auch: <text:a xlink:type="simple" xlink:href="#neva" text:style-name="Internet_20_link" text:visited-style-name="Visited_20_Internet_20_Link"><text:span text:style-name="Definition">neva</text:span></text:a><text:line-break/><text:span text:style-name="T3">nulwan</text:span> – (konekti-kwo) niemand siehe: <text:a xlink:type="simple" xlink:href="#wan" text:style-name="Internet_20_link" text:visited-style-name="Visited_20_Internet_20_Link"><text:span text:style-name="Definition">wan</text:span></text:a><text:line-break/><text:span text:style-name="T3">Nulwan jan.</text:span> – Niemand weiß es.<text:line-break/><text:span text:style-name="T3">Me bu koni nulwan hir.</text:span> – Ich kenne niemanden hier.<text:line-break/><text:span text:style-name="T3">nulnik</text:span> – (kwo) ein Niemand</text:p>
        <text:p text:style-name="Text_20_body"><text:bookmark text:name="numer"/><text:span text:style-name="T3">numer</text:span> – (kwo) Nummer vgl. <text:a xlink:type="simple" xlink:href="#namba" text:style-name="Internet_20_link" text:visited-style-name="Visited_20_Internet_20_Link"><text:span text:style-name="Definition">namba</text:span></text:a><text:line-break/><text:span text:style-name="T3">Kaval numer char jiti.</text:span> – Pferd Nr. 4 gewinnt.<text:line-break/><text:span text:style-name="T3">tri-ney numer de nuy programa</text:span> – die dritte Nummer unseres Programms<text:line-break/><text:span text:style-name="T3">numeri</text:span> – (zwo) nummerieren<text:line-break/><text:span text:style-name="T3">numera</text:span> – (kwo) Numerierung</text:p>
        <text:p text:style-name="Text_20_body"><text:span text:style-name="T3">nungu</text:span> – (kwo) Stachelschwein <text:span text:style-name="T1">(zool.)</text:span><text:line-break/>Swahili</text:p>
        <text:p text:style-name="Text_20_body"><text:bookmark text:name="nuta"/><text:span text:style-name="T3">nuta</text:span> – (kwo) Nuss <text:span text:style-name="T1">(bot.)</text:span><text:line-break/><text:span text:style-name="T3">kreki nuta</text:span> – Nüsse knacken</text:p>
        <text:p text:style-name="Text_20_body"><text:span text:style-name="T3">nutri</text:span> – (zwo) nähren, füttern<text:line-break/><text:span text:style-name="T3">nutra</text:span> – (kwo) Nahrung, Ernährung<text:line-break/><text:span text:style-name="T3">nutritive</text:span> – (kwel) nährend, nahrhaft<text:line-break/><text:span text:style-name="T3">el-nutra</text:span> – Stromversorgung, Netzteil</text:p>
        <text:p text:style-name="Text_20_body"><text:span text:style-name="T3">nutria</text:span> – (kwo) Nutria, Biberratte <text:span text:style-name="T1">(zool.)</text:span><text:line-break/>Finnisch</text:p>
        <text:p text:style-name="Text_20_body"><text:span text:style-name="T3">nuy</text:span> – (inplas-kwel) unser Kurzform von <text:a xlink:type="simple" xlink:href="#nu" text:style-name="Internet_20_link" text:visited-style-name="Visited_20_Internet_20_Link"><text:span text:style-name="Definition">nu-ney</text:span></text:a></text:p>
        <text:p text:style-name="Text_20_body"><text:soft-page-break/><text:span text:style-name="T3">Nyusiland</text:span> – (kwo) Neuseeland <text:span text:style-name="T1">(geogr.)</text:span></text:p>
        <text:p text:style-name="Text_20_body"><text:line-break/><text:bookmark text:name="O"/></text:p>
        <text:p text:style-name="Horizontal_20_Line"/>
        <text:h text:style-name="Heading_20_3" text:outline-level="3"><text:bookmark-start text:name="o"/>O<text:bookmark-end text:name="o"/></text:h>
        <text:p text:style-name="First_20_paragraph"><text:span text:style-name="T3">o</text:span> – <text:span text:style-name="T1">der Buchstabe</text:span> O</text:p>
        <text:p text:style-name="Text_20_body"><text:span text:style-name="T3">o (oda)</text:span> – (unisi) oder<text:line-break/><text:span text:style-name="T3">Kwo yu pri pyu, rasmi o gani?</text:span> – Was magst du mehr, zeichnen oder singen?<text:line-break/><text:span text:style-name="T3">oda … oda …</text:span> – entweder … oder<text:line-break/><text:span text:style-name="T3">Me bu mog dai a yu ambi kamel. Pren un. Oda sey-la, oda toy-la.</text:span> – Ich kann dir nicht beide Kamele geben. Nimm eins. Entweder dieses oder jenes.</text:p>
        <text:p text:style-name="Text_20_body"><text:bookmark text:name="ob"/><text:span text:style-name="T3">ob</text:span> – 1) (gramatika) <text:span text:style-name="T1">Frage-Partikel</text:span> siehe auch: <text:a xlink:type="simple" xlink:href="#ku" text:style-name="Internet_20_link" text:visited-style-name="Visited_20_Internet_20_Link"><text:span text:style-name="Definition">ku</text:span></text:a><text:line-break/><text:span text:style-name="T3">Ob me mog ofni winda?</text:span> – Kann ich das Fenster öffnen?<text:line-break/>2) (gramatika) ob<text:line-break/><text:span text:style-name="T3">Me kwesti, ob me mog ofni winda.</text:span> – Ich frage, ob ich das Fenster öffnen kann.</text:p>
        <text:p text:style-name="Text_20_body"><text:span text:style-name="T3">obedi</text:span> – (zwo) gehorchen, befolgen<text:line-break/><text:span text:style-name="T3">obeda</text:span> – (kwo) Gehorsam<text:line-break/><text:span text:style-name="T3">desobedi</text:span> – (zwo) nicht gehorchen, missachten<text:line-break/><text:span text:style-name="T3">desobeda</text:span> – (kwo) Ungehorsam</text:p>
        <text:p text:style-name="Text_20_body"><text:span text:style-name="T3">obese</text:span> – (kwel) adipös <text:span text:style-name="T1">(med.)</text:span>, korpulent, fettleibig<text:line-break/><text:span text:style-name="T3">obesitaa</text:span> – (kwo) Adipositas <text:span text:style-name="T1">(med.)</text:span>, Fettleibigkeit</text:p>
        <text:p text:style-name="Text_20_body"><text:span text:style-name="T3">objeti</text:span> – (zwo) einwenden, widersprechen<text:line-break/><text:span text:style-name="T3">objeta</text:span> – (kwo) Einwand, Widerspruch</text:p>
        <text:p text:style-name="Text_20_body"><text:span text:style-name="T3">obligi</text:span> – (zwo) verpflichten, sich binden<text:line-break/><text:span text:style-name="T3">obliga</text:span> – (kwo) Obligation, Verpflichtung, Verbindlichkeit<text:line-break/><text:span text:style-name="T3">oblige (obliga-ney)</text:span> – (kwel) obligatorisch, bindend</text:p>
        <text:p text:style-name="Text_20_body"><text:span text:style-name="T3">oblikue</text:span> – (kwel) schräg, schief</text:p>
        <text:p text:style-name="Text_20_body"><text:span text:style-name="T3">observi</text:span> – (zwo) observieren, überwachen<text:line-break/><text:span text:style-name="T3">observa</text:span> – (kwo) Observation, Überwachung</text:p>
        <text:p text:style-name="Text_20_body"><text:span text:style-name="T3">obsesi</text:span> – (zwo) besessen sein, heimsuchen<text:line-break/><text:span text:style-name="T3">obsesen bay foba</text:span> – von Furcht besessen sein<text:line-break/><text:span text:style-name="T3">obsesa</text:span> – (kwo) Obsession, Besessenheit, fixe Idee</text:p>
        <text:p text:style-name="Text_20_body"><text:bookmark text:name="obskure"/><text:span text:style-name="T3">obskure</text:span> – (kwel) obskur, dunkel, undurchsichtig Syn.: <text:a xlink:type="simple" xlink:href="#tume" text:style-name="Internet_20_link" text:visited-style-name="Visited_20_Internet_20_Link"><text:span text:style-name="Definition">tume</text:span></text:a> Ant.: <text:a xlink:type="simple" xlink:href="#klare" text:style-name="Internet_20_link" text:visited-style-name="Visited_20_Internet_20_Link"><text:span text:style-name="Definition">klare</text:span></text:a><text:line-break/><text:span text:style-name="T3">obskurisi</text:span> – (zwo) verdecken, verschleiern, verdunkeln<text:line-break/><text:span text:style-name="T3">obskurifi</text:span> – (zwo) obskur werden</text:p>
        <text:p text:style-name="Text_20_body"><text:soft-page-break/><text:span text:style-name="T3">obstakla</text:span> – (kwo) Hürde, Hindernis<text:line-break/><text:span text:style-name="T3">obstakla-loping</text:span> – Hindernisslauf <text:span text:style-name="T1">(Sport)</text:span><text:line-break/><text:span text:style-name="T3">obstakli, fai obstakla</text:span> – (zwo) behindern, erschweren, Hindernisse in den Weg legen</text:p>
        <text:p text:style-name="Text_20_body"><text:span text:style-name="T3">obwol</text:span> – (unisi) obwohl<text:line-break/><text:span text:style-name="T3">Me shwo a yu, obwol yu bu yao audi me.</text:span> – Ich spreche zu dir, obwohl du mir nicht zuhören willst.<text:line-break/>Deutsch</text:p>
        <text:p text:style-name="Text_20_body"><text:span text:style-name="T3">obyekta</text:span> – (kwo) Objekt, Ding, Gegenstand</text:p>
        <text:p text:style-name="Text_20_body"><text:span text:style-name="T3">ochak</text:span> – (kwo) Herd; <text:span text:style-name="T1">(fig.)</text:span> Brutstätte, Nährboden, Fokus, Mittelpunkt<text:line-break/><text:span text:style-name="T3">ochak de gwer</text:span> – Kriegsherd<text:line-break/><text:span text:style-name="T3">ochak de resista</text:span> – Mittelpunkt des Widerstands<text:line-break/>Türkisch</text:p>
        <text:p text:style-name="Text_20_body"><text:span text:style-name="T3">of</text:span> – (komo) aus, ausgeschaltet <text:span text:style-name="T1">(Mechanismus oder Verbindung)</text:span><text:line-break/><text:span text:style-name="T3">Radio es of.</text:span> – Das Radio ist ausgeschaltet.<text:line-break/><text:span text:style-name="T3">Plis mah-of radio.</text:span> – Bitte schalte das Radio aus.</text:p>
        <text:p text:style-name="Text_20_body"><text:span text:style-name="T3">ofensi</text:span> – (zwo) kränken, beleidigen, angreifen<text:line-break/><text:span text:style-name="T3">ofensa</text:span> – (kwo) Kränkung, Beleidigung, Angriff<text:line-break/><text:span text:style-name="T3">fa-ofensi</text:span> – (zwo) gekränkt sein, beleidigt sein<text:line-break/><text:span text:style-name="T3">fa-ofensishil</text:span> – (kwel) empfindlich, schnell beleidigt<text:line-break/><text:span text:style-name="T3">ofense (ofensa-ney), ofensive</text:span> – (kwel) offensiv, beleidigend<text:line-break/><text:span text:style-name="T3">no-ofensive</text:span> – (kwel) gutartig, harmlos<text:line-break/><text:span text:style-name="T3">ofensen (ofensi-ney)</text:span> – (kwel) beleidigt, verletzt<text:line-break/><text:span text:style-name="T3">ofensem (ofensi-nem)</text:span> – (komo) beleidigt, verletzt<text:line-break/><text:span text:style-name="T3">ofenser</text:span> – (kwo) Angreifer</text:p>
        <text:p text:style-name="Text_20_body"><text:span text:style-name="T3">ofis</text:span> – (kwo) Büro</text:p>
        <text:p text:style-name="Text_20_body"><text:span text:style-name="T3">ofisiale</text:span> – (kwel) offiziell, amtlich<text:line-break/><text:span text:style-name="T3">ofisiala</text:span> – (kwo) Amtsperson, Funktionär, Bürokrat</text:p>
        <text:p text:style-name="Text_20_body"><text:bookmark text:name="oflain"/><text:span text:style-name="T3">oflain</text:span> – (kwel) offline <text:span text:style-name="T1">(Comp.)</text:span>, nicht angeschlossen Ant.: <text:a xlink:type="simple" xlink:href="#onlain" text:style-name="Internet_20_link" text:visited-style-name="Visited_20_Internet_20_Link"><text:span text:style-name="Definition">onlain</text:span></text:a></text:p>
        <text:p text:style-name="Text_20_body"><text:bookmark text:name="ofni"/><text:span text:style-name="T3">ofni</text:span> – (zwo) öffnen<text:line-break/><text:span text:style-name="T3">ofna</text:span> – (kwo) Eröffnung, Öffnung<text:line-break/><text:span text:style-name="T3">ofne (ofna-ney)</text:span> – (kwel) offen<text:line-break/><text:span text:style-name="T3">idyen/kelkem ofni-ney</text:span> – etwas geöffnet, halboffen<text:line-break/><text:span text:style-name="T3">ofner, ofnika</text:span> – (kwo) Öffner<text:line-break/><text:span text:style-name="T3">ofnitura</text:span> – (kwo) Öffnung, Mündung<text:line-break/><text:span text:style-name="T3">ofnelok</text:span> – (kwo) offener Platz, Lichtung</text:p>
        <text:p text:style-name="Text_20_body"><text:span text:style-name="T3">ofri</text:span> – (zwo) offerieren, anbieten<text:line-break/><text:span text:style-name="T3">fa-ofri</text:span> – (zwo) es bietet sich an<text:line-break/><text:span text:style-name="T3">ofra</text:span> – (kwo) Offerte, Angebot</text:p>
        <text:p text:style-name="Text_20_body"><text:soft-page-break/><text:span text:style-name="T3">ofser</text:span> – (kwo) Offizier <text:span text:style-name="T1">(mil., naut., poliz.)</text:span><text:line-break/><text:span text:style-name="T3">subofser</text:span> – (kwo) Unteroffizier</text:p>
        <text:p text:style-name="Text_20_body"><text:span text:style-name="T3">ofte</text:span> – (kwel) oft, häufig<text:line-break/><text:span text:style-name="T3">oftem</text:span> – (komo) oft</text:p>
        <text:p text:style-name="Text_20_body"><text:span text:style-name="T3">ohoo</text:span> – (exklami) oho</text:p>
        <text:p text:style-name="Text_20_body"><text:span text:style-name="T3">oista</text:span> – (kwo) Auster <text:span text:style-name="T1">(zool.)</text:span></text:p>
        <text:p text:style-name="Text_20_body"><text:span text:style-name="T3">oko</text:span> – (kwo) Auge<text:line-break/><text:span text:style-name="T3">ofni/klosi okos</text:span> – die Augen öffnen/schließen<text:line-break/><text:span text:style-name="T3">klosi-presi okos</text:span> – die Augen fest schließen<text:line-break/><text:span text:style-name="T3">fai gro-okos</text:span> – große Augen machen, anstarren, glotzen<text:line-break/><text:span text:style-name="T3">kan koysa bay gro-okos</text:span> – etw. anstarren<text:line-break/><text:span text:style-name="T3">okovati</text:span> – (zwo) beäugen<text:line-break/><text:span text:style-name="T3">oko-yama</text:span> – Augenhöhle <text:span text:style-name="T1">(anat.)</text:span><text:line-break/>Slawisch</text:p>
        <text:p text:style-name="Text_20_body"><text:span text:style-name="T3">okra</text:span> – (kwo) Ocker</text:p>
        <text:p text:style-name="Text_20_body"><text:bookmark text:name="oktoba"/><text:span text:style-name="T3">oktoba</text:span> – (kwo) Oktober auch: <text:a xlink:type="simple" xlink:href="#mes" text:style-name="Internet_20_link" text:visited-style-name="Visited_20_Internet_20_Link"><text:span text:style-name="Definition">mes</text:span></text:a>-<text:a xlink:type="simple" xlink:href="#shi" text:style-name="Internet_20_link" text:visited-style-name="Visited_20_Internet_20_Link"><text:span text:style-name="Definition">shi</text:span></text:a></text:p>
        <text:p text:style-name="Text_20_body"><text:span text:style-name="T3">okula</text:span> – (kwo) Brille<text:line-break/>Portugiesisch</text:p>
        <text:p text:style-name="Text_20_body"><text:bookmark text:name="okupi"/><text:span text:style-name="T3">okupi</text:span> – (zwo) besetzen, in Anspruch nehmen (einen Ort, Zeit, Denken) siehe auch: <text:a xlink:type="simple" xlink:href="#mangi" text:style-name="Internet_20_link" text:visited-style-name="Visited_20_Internet_20_Link"><text:span text:style-name="Definition">mangi</text:span></text:a>, <text:a xlink:type="simple" xlink:href="#zun" text:style-name="Internet_20_link" text:visited-style-name="Visited_20_Internet_20_Link"><text:span text:style-name="Definition">zun</text:span></text:a><text:line-break/><text:span text:style-name="T3">Se okupi oli may duma.</text:span> – Dies nimmt all meine Gedanken in Anspruch.<text:line-break/><text:span text:style-name="T3">Se okupi mucho taim.</text:span> – Dies nimmt viel Zeit in Anspruch.<text:line-break/><text:span text:style-name="T3">okupen (okupi-ney)</text:span> – (kwel) belegt, besetzt, eingenommen<text:line-break/><text:span text:style-name="T3">Toy tabla es okupen.</text:span> – Jener Tisch ist besetzt.</text:p>
        <text:p text:style-name="Text_20_body"><text:bookmark text:name="ol"/><text:span text:style-name="T3">ol</text:span> – (inplas-kwel) alles, das ganze, durch das ganze hindurch<text:line-break/><text:span text:style-name="T3">ol dey</text:span> – den ganzen Tag lang<text:line-break/><text:span text:style-name="T3">oli</text:span> – (inplas-kwo, kwel) alle, jeder<text:line-break/><text:span text:style-name="T3">oli jan</text:span> – alle wissen es<text:line-break/><text:span text:style-name="T3">oli may amiga</text:span> – alle meine Freunde<text:line-break/><text:span text:style-name="T3">oli dey</text:span> – alle Tage<text:line-break/><text:span text:style-name="T3">oli hi</text:span> – jeder einzelne<text:line-break/><text:span text:style-name="T3">Nu oli es hir.</text:span> – Wir sind alle hier.<text:line-break/><text:span text:style-name="T3">olo</text:span> – (inplas-kwo) alles, jedes<text:line-break/><text:span text:style-name="T3">Me jan olo.</text:span> – Ich weiß alles.</text:p>
        <text:p text:style-name="Text_20_body"><text:span text:style-name="T3">olea</text:span> – (kwo) Öl<text:line-break/><text:span text:style-name="T3">olei</text:span> – (zwo) einölen</text:p>
        <text:p text:style-name="Text_20_body"><text:span text:style-name="T3">oliva</text:span> – (kwo) Olive<text:line-break/><text:span text:style-name="T3">olivabaum</text:span> – (kwo) Olivenbaum <text:span text:style-name="T1">(bot.)</text:span></text:p>
        <text:p text:style-name="Text_20_body"><text:soft-page-break/><text:span text:style-name="T3">olosam</text:span> – (komo) alles das gleiche; auf jeden Fall, sowieso Syn.: <text:a xlink:type="simple" xlink:href="#eni" text:style-name="Internet_20_link" text:visited-style-name="Visited_20_Internet_20_Link"><text:span text:style-name="Definition">enikas</text:span></text:a>, <text:a xlink:type="simple" xlink:href="#malgree" text:style-name="Internet_20_link" text:visited-style-name="Visited_20_Internet_20_Link"><text:span text:style-name="Definition">malgree</text:span></text:a> <text:a xlink:type="simple" xlink:href="#ol" text:style-name="Internet_20_link" text:visited-style-name="Visited_20_Internet_20_Link"><text:span text:style-name="Definition">olo</text:span></text:a>, <text:a xlink:type="simple" xlink:href="#es" text:style-name="Internet_20_link" text:visited-style-name="Visited_20_Internet_20_Link"><text:span text:style-name="Definition">es</text:span></text:a> <text:a xlink:type="simple" xlink:href="#egale" text:style-name="Internet_20_link" text:visited-style-name="Visited_20_Internet_20_Link"><text:span text:style-name="Definition">egale</text:span></text:a>, <text:a xlink:type="simple" xlink:href="#bu" text:style-name="Internet_20_link" text:visited-style-name="Visited_20_Internet_20_Link"><text:span text:style-name="Definition">bu</text:span></text:a> <text:a xlink:type="simple" xlink:href="#muhim" text:style-name="Internet_20_link" text:visited-style-name="Visited_20_Internet_20_Link"><text:span text:style-name="Definition">muhim</text:span></text:a><text:line-break/><text:span text:style-name="T3">Kwo unkwe yu shwo, me ve zwo se olosam.</text:span> – Was auch immer du sagst, ich werde es auf jeden Fall tun.<text:line-break/><text:span text:style-name="T3">Tu go adar, tu bu go adar, es olosam.</text:span> – Dort hinzugehen oder nicht hinzugehen, es ist alles das gleiche.</text:p>
        <text:p text:style-name="Text_20_body"><text:span text:style-name="T3">oltaim</text:span> – (komo) allzeit, die ganze Zeit, fortwährend, ständig, immer<text:line-break/><text:span text:style-name="T3">oltaim pyu hao</text:span> – immer besser<text:line-break/><text:span text:style-name="T3">oltaim pyu</text:span> – immer mehr<text:line-break/><text:span text:style-name="T3">oltaim pyu mushkile</text:span> – immer schwieriger</text:p>
        <text:p text:style-name="Text_20_body"><text:span text:style-name="T3">om</text:span> – (konekti) über, betreffend, wegen; an <text:span text:style-name="T1">(bezieht sich auf das Subjekt der Handlung)</text:span><text:line-break/><text:span text:style-name="T3">om se</text:span> – über dieses<text:line-break/><text:span text:style-name="T3">om to</text:span> – über jenes, darüber<text:line-break/><text:span text:style-name="T3">om olo</text:span> – über alles<text:line-break/><text:span text:style-name="T3">Nu zai gun om sey problema.</text:span> – Wir arbeiten an diesem Problem.<text:line-break/>Skandinavisch</text:p>
        <text:p text:style-name="Text_20_body"><text:bookmark text:name="oma"/><text:span text:style-name="T3">oma</text:span> – (kwo) Oma, Großmutter siehe auch: <text:a xlink:type="simple" xlink:href="#opa" text:style-name="Internet_20_link" text:visited-style-name="Visited_20_Internet_20_Link"><text:span text:style-name="Definition">opa</text:span></text:a><text:line-break/>Deutsch</text:p>
        <text:p text:style-name="Text_20_body"><text:span text:style-name="T3">omlet</text:span> – (kwo) Omelett, Eierkuchen<text:line-break/>Türkisch</text:p>
        <text:p text:style-name="Text_20_body"><text:bookmark text:name="on"/><text:span text:style-name="T3">on</text:span> – 1) (konekti) auf <text:span text:style-name="T1">(auf der Oberfläche)</text:span><text:line-break/><text:span text:style-name="T3">on tabla</text:span> – auf dem Tisch<text:line-break/>2) (komo) an, eingeschalteter<text:line-break/><text:span text:style-name="T3">Radio es on.</text:span> – Das Radio ist an.<text:line-break/><text:span text:style-name="T3">mah-on TV</text:span> – den Fernseher einschalten</text:p>
        <text:p text:style-name="Text_20_body"><text:span text:style-name="T3">onda</text:span> – (kwo) Welle, Woge<text:line-break/><text:span text:style-name="T3">ondi</text:span> – (zwo) wogen, Wellen erzeugen<text:line-break/><text:span text:style-name="T3">onding</text:span> – (kwo) Schwankung, Wellenbildung<text:line-break/><text:span text:style-name="T3">onda-ki</text:span> – (kwo) kleine Welle<text:line-break/><text:span text:style-name="T3">ondika</text:span> – (kwo) Krause <text:span text:style-name="T1">(textil.)</text:span></text:p>
        <text:p text:style-name="Text_20_body"><text:bookmark text:name="onhev"/><text:span text:style-name="T3">onhev</text:span> – (zwo) anhaben, tragen <text:span text:style-name="T1">(Kleidung)</text:span> siehe: <text:a xlink:type="simple" xlink:href="#on" text:style-name="Internet_20_link" text:visited-style-name="Visited_20_Internet_20_Link"><text:span text:style-name="Definition">on</text:span></text:a>, <text:a xlink:type="simple" xlink:href="#hev" text:style-name="Internet_20_link" text:visited-style-name="Visited_20_Internet_20_Link"><text:span text:style-name="Definition">hev</text:span></text:a> vgl. <text:a xlink:type="simple" xlink:href="#porti" text:style-name="Internet_20_link" text:visited-style-name="Visited_20_Internet_20_Link"><text:span text:style-name="Definition">porti</text:span></text:a></text:p>
        <text:p text:style-name="Text_20_body"><text:bookmark text:name="oni"/><text:span text:style-name="T3">oni</text:span> – (inplas-kwo) man <text:span text:style-name="T1">(unbestimmtes Personalpronomen)</text:span><text:line-break/><text:span text:style-name="T3">oni shwo ke …</text:span> – man sagt, dass …<text:line-break/><text:span text:style-name="T3">Lai pyu blisem! Hir oni bu mog audi nul worda.</text:span> – Komm näher! Hier kann man kein Wort hören.<text:line-break/>Esperanto</text:p>
        <text:p text:style-name="Text_20_body"><text:span text:style-name="T3">onishwoka</text:span> – (kwo) Gerücht, Hörensagen siehe: <text:a xlink:type="simple" xlink:href="#oni" text:style-name="Internet_20_link" text:visited-style-name="Visited_20_Internet_20_Link"><text:span text:style-name="Definition">oni</text:span></text:a>, <text:a xlink:type="simple" xlink:href="#shwo" text:style-name="Internet_20_link" text:visited-style-name="Visited_20_Internet_20_Link"><text:span text:style-name="Definition">shwo</text:span></text:a></text:p>
        <text:p text:style-name="Text_20_body"><text:bookmark text:name="onkla"/><text:span text:style-name="T3">onkla</text:span> – (kwo) 1) Onkel (Bruder der Mutter oder des Vaters) Siehe auch: <text:a xlink:type="simple" xlink:href="#tia" text:style-name="Internet_20_link" text:visited-style-name="Visited_20_Internet_20_Link"><text:span text:style-name="Definition">tia</text:span></text:a><text:line-break/><text:soft-page-break/>2) <text:span text:style-name="T1">die Art, wie Kinder einen Mann ansprechen</text:span></text:p>
        <text:p text:style-name="Text_20_body"><text:bookmark text:name="onkla-docha"/><text:span text:style-name="T3">onkla-docha</text:span> – (kwo) Cousine (Tochter des Onkels) siehe auch: <text:a xlink:type="simple" xlink:href="#dal" text:style-name="Internet_20_link" text:visited-style-name="Visited_20_Internet_20_Link"><text:span text:style-name="Definition">dal-docha</text:span></text:a></text:p>
        <text:p text:style-name="Text_20_body"><text:bookmark text:name="onkla-son"/><text:span text:style-name="T3">onkla-son</text:span> – (kwo) Cousin (Sohn des Onkels) siehe auch: <text:a xlink:type="simple" xlink:href="#dal" text:style-name="Internet_20_link" text:visited-style-name="Visited_20_Internet_20_Link"><text:span text:style-name="Definition">dal-son</text:span></text:a></text:p>
        <text:p text:style-name="Text_20_body"><text:bookmark text:name="onlain"/><text:span text:style-name="T3">onlain</text:span> – (kwel) online (mit einem Computer-Netzwerk verbunden) Ant.: <text:a xlink:type="simple" xlink:href="#oflain" text:style-name="Internet_20_link" text:visited-style-name="Visited_20_Internet_20_Link"><text:span text:style-name="Definition">oflain</text:span></text:a><text:line-break/>Koreanischisch</text:p>
        <text:p text:style-name="Text_20_body"><text:bookmark text:name="onpon"/><text:span text:style-name="T3">onpon</text:span> – (kwo) anziehen, aufsetzen (Kleidung, Brille)<text:line-break/><text:span text:style-name="T3">Lu onpon-te shapa.</text:span> – Er setzte seinen Hut auf. siehe: <text:a xlink:type="simple" xlink:href="#on" text:style-name="Internet_20_link" text:visited-style-name="Visited_20_Internet_20_Link"><text:span text:style-name="Definition">on</text:span></text:a>, <text:a xlink:type="simple" xlink:href="#pon" text:style-name="Internet_20_link" text:visited-style-name="Visited_20_Internet_20_Link"><text:span text:style-name="Definition">pon</text:span></text:a></text:p>
        <text:p text:style-name="Text_20_body"><text:span text:style-name="T3">onsa</text:span> – (kwo) Unze <text:span text:style-name="T1">(Gewichtseinheit)</text:span></text:p>
        <text:p text:style-name="Text_20_body"><text:span text:style-name="T3">oo</text:span> – (exklami) 1) oh<text:line-break/><text:span text:style-name="T3">Oo es ya jamile!</text:span> – Oh, es ist so schön!<text:line-break/><text:span text:style-name="T3">Oo ya!</text:span> – Oh ja!<text:line-break/>2) o (vokativischer Artikel)<text:line-break/><text:span text:style-name="T3">Hao fortuna a yu, oo shefa de wulfas!</text:span> – Dir viel Glück, o Chef der Wölfe!</text:p>
        <text:p text:style-name="Text_20_body"><text:bookmark text:name="opa"/><text:span text:style-name="T3">opa</text:span> – (kwo) Opa, Großvater siehe auch: <text:a xlink:type="simple" xlink:href="#oma" text:style-name="Internet_20_link" text:visited-style-name="Visited_20_Internet_20_Link"><text:span text:style-name="Definition">oma</text:span></text:a><text:line-break/><text:span text:style-name="T3">praopa</text:span> – (kwo) Urgroßvater<text:line-break/>Deutsch</text:p>
        <text:p text:style-name="Text_20_body"><text:span text:style-name="T3">opera</text:span> – (kwo) Oper <text:span text:style-name="T1">(mus.)</text:span></text:p>
        <text:p text:style-name="Text_20_body"><text:span text:style-name="T3">operati</text:span> – (zwo) arbeiten, bedienen, anwenden<text:line-break/><text:span text:style-name="T3">operata</text:span> – (kwo) Operation, Betrieb, Handlung auch: <text:span text:style-name="T3">operasion</text:span><text:line-break/><text:span text:style-name="T3">operater</text:span> – (kwo) Anwender, (Maschinen-)Bediener, Operateur</text:p>
        <text:p text:style-name="Text_20_body"><text:span text:style-name="T3">opini</text:span> – (zwo) meinen, halten, erachten, die Auffassung vertreten<text:line-break/><text:span text:style-name="T3">opini koysa/koywan kom koysa/koywan</text:span> – etw./jmd. als etw./jmd. erachten<text:line-break/><text:span text:style-name="T3">opini ta kom amiga</text:span> – ihn/sie als Freund betrachten<text:line-break/><text:span text:style-name="T3">opini koysa kom muhim</text:span> – etwas als wichtig erachten<text:line-break/><text:span text:style-name="T3">Me opini se kom may deba.</text:span> – Ich betrachte es als meine Pflicht.<text:line-break/><text:span text:style-name="T3">opina</text:span> – (kwo) Ansicht, Meinung<text:line-break/><text:span text:style-name="T3">segun may opina</text:span> – nach meiner Meinung</text:p>
        <text:p text:style-name="Text_20_body"><text:span text:style-name="T3">oposi</text:span> – (zwo) opponieren, gegen etw. sein, ablehnen<text:line-break/><text:span text:style-name="T3">oposa</text:span> – (kwo) Gegensatz<text:line-break/><text:span text:style-name="T3">oposer</text:span> – (kwo) Opponent, Kontrahent, Gegenspieler</text:p>
        <text:p text:style-name="Text_20_body"><text:span text:style-name="T3">opresi</text:span> – (zwo) unterdrücken<text:line-break/><text:span text:style-name="T3">opresa</text:span> – (kwo) Unterdrückung</text:p>
        <text:p text:style-name="Text_20_body"><text:span text:style-name="T3">optimale</text:span> – (kwel) optimal</text:p>
        <text:p text:style-name="Text_20_body"><text:bookmark text:name="ora"/><text:span text:style-name="T3">ora</text:span> – (kwo) Stunde <text:span text:style-name="T1">(Zeiteinheit, 1 h = 60 min)</text:span> siehe auch: <text:a xlink:type="simple" xlink:href="#sekunda" text:style-name="Internet_20_link" text:visited-style-name="Visited_20_Internet_20_Link"><text:span text:style-name="Definition">sekunda</text:span></text:a>, <text:a xlink:type="simple" xlink:href="#minuta" text:style-name="Internet_20_link" text:visited-style-name="Visited_20_Internet_20_Link"><text:span text:style-name="Definition">minuta</text:span></text:a><text:line-break/><text:span text:style-name="T3">afte dwa ora</text:span> – nach/in zwei Stunden<text:line-break/><text:span text:style-name="T3">pa haf-ora afte to</text:span> – eine halbe Stunde danach</text:p>
        <text:p text:style-name="Text_20_body"><text:bookmark text:name="orak"/><text:soft-page-break/><text:span text:style-name="T3">orak</text:span> – (kwo) Sichel<text:line-break/>Türkisch</text:p>
        <text:p text:style-name="Text_20_body"><text:span text:style-name="T3">oranja</text:span> – (kwo) Orange <text:span text:style-name="T1">(bot.)</text:span><text:line-break/><text:span text:style-name="T3">oranja jus</text:span> – Orangensaft</text:p>
        <text:p text:style-name="Text_20_body"><text:span text:style-name="T3">oranje</text:span> – (kwel) orange <text:span text:style-name="T1">(Farbe)</text:span></text:p>
        <text:p text:style-name="Text_20_body"><text:bookmark text:name="orda"/><text:span text:style-name="T3">orda</text:span> – (kwo) Bestellung, Auftrag vgl. <text:a xlink:type="simple" xlink:href="#komandi" text:style-name="Internet_20_link" text:visited-style-name="Visited_20_Internet_20_Link"><text:span text:style-name="Definition">komanda</text:span></text:a>, <text:a xlink:type="simple" xlink:href="#orden" text:style-name="Internet_20_link" text:visited-style-name="Visited_20_Internet_20_Link"><text:span text:style-name="Definition">orden</text:span></text:a>, <text:a xlink:type="simple" xlink:href="#ordina" text:style-name="Internet_20_link" text:visited-style-name="Visited_20_Internet_20_Link"><text:span text:style-name="Definition">ordina</text:span></text:a><text:line-break/><text:span text:style-name="T3">defai orda</text:span> – eine Bestellung annullieren<text:line-break/><text:span text:style-name="T3">ordi</text:span> – (zwo) bestellen, buchen</text:p>
        <text:p text:style-name="Text_20_body"><text:bookmark text:name="orden"/><text:span text:style-name="T3">orden</text:span> – (kwo) Orden (Auszeichnung; Organisation) vgl. <text:a xlink:type="simple" xlink:href="#komandi" text:style-name="Internet_20_link" text:visited-style-name="Visited_20_Internet_20_Link"><text:span text:style-name="Definition">komanda</text:span></text:a>, <text:a xlink:type="simple" xlink:href="#orda" text:style-name="Internet_20_link" text:visited-style-name="Visited_20_Internet_20_Link"><text:span text:style-name="Definition">orda</text:span></text:a>, <text:a xlink:type="simple" xlink:href="#ordina" text:style-name="Internet_20_link" text:visited-style-name="Visited_20_Internet_20_Link"><text:span text:style-name="Definition">ordina</text:span></text:a></text:p>
        <text:p text:style-name="Text_20_body"><text:bookmark text:name="ordina"/><text:span text:style-name="T3">ordina</text:span> – (kwo) Ordnung (Arrangement; Zustand des gut arrangiert seins) vgl. <text:a xlink:type="simple" xlink:href="#komandi" text:style-name="Internet_20_link" text:visited-style-name="Visited_20_Internet_20_Link"><text:span text:style-name="Definition">komanda</text:span></text:a>, <text:a xlink:type="simple" xlink:href="#orda" text:style-name="Internet_20_link" text:visited-style-name="Visited_20_Internet_20_Link"><text:span text:style-name="Definition">orda</text:span></text:a>, <text:a xlink:type="simple" xlink:href="#orden" text:style-name="Internet_20_link" text:visited-style-name="Visited_20_Internet_20_Link"><text:span text:style-name="Definition">orden</text:span></text:a><text:line-break/><text:span text:style-name="T3">ordini</text:span> – (zwo) in Ordnung bringen; ordnen<text:line-break/><text:span text:style-name="T3">ordini kama</text:span> – das Bett machen<text:line-break/><text:span text:style-name="T3">desordini</text:span> – (zwo) in Unordnung bringen<text:line-break/><text:span text:style-name="T3">ordini swa</text:span> – sich in Ordnung bringen<text:line-break/><text:span text:style-name="T3">no-ordina</text:span> – (kwo) Unordnung<text:line-break/><text:span text:style-name="T3">ordinnik</text:span> – (kwo) ordentliche Person<text:line-break/><text:span text:style-name="T3">no-ordinnik</text:span> – (kwo) Schlampe, Schmutzfink</text:p>
        <text:p text:style-name="Text_20_body"><text:bookmark text:name="organ"/><text:span text:style-name="T3">organ</text:span> – (kwo) Organ (Teil des Körpers)</text:p>
        <text:p text:style-name="Text_20_body"><text:span text:style-name="T3">organike</text:span> – (kwel) organisch <text:span text:style-name="T1">(biol., chem.)</text:span> Ant.: <text:a xlink:type="simple" xlink:href="#no" text:style-name="Internet_20_link" text:visited-style-name="Visited_20_Internet_20_Link"><text:span text:style-name="Definition">no</text:span></text:a>-organike<text:line-break/><text:span text:style-name="T3">organike kemia</text:span> – Organische Chemie</text:p>
        <text:p text:style-name="Text_20_body"><text:span text:style-name="T3">organisi</text:span> – (zwo) organisieren<text:line-break/><text:span text:style-name="T3">organising</text:span> – (kwo) Organisieren (Prozess)<text:line-break/><text:span text:style-name="T3">organisa</text:span> – (kwo) Organisation (organisiert sein)<text:line-break/><text:span text:style-name="T3">organisasion</text:span> – (kwo) Organisation (Gruppe von Menschen)</text:p>
        <text:p text:style-name="Text_20_body"><text:span text:style-name="T3">organisma</text:span> – (kwo) Organismus</text:p>
        <text:p text:style-name="Text_20_body"><text:bookmark text:name="orgel"/><text:span text:style-name="T3">orgel</text:span> – (kwo) Orgel <text:span text:style-name="T1">(mus.)</text:span><text:line-break/><text:span text:style-name="T3">orgelista</text:span> – (kwo) Organist<text:line-break/>Deutsch</text:p>
        <text:p text:style-name="Text_20_body"><text:span text:style-name="T3">orienti</text:span> – (zwo) orientieren, ausrichten<text:line-break/><text:span text:style-name="T3">orienti swa</text:span> – sich orientieren, sich zurechtfinden<text:line-break/><text:span text:style-name="T3">orienta</text:span> – (kwo) Orientierung, Ausrichtung<text:line-break/><text:span text:style-name="T3">orienting</text:span> – (kwo) Orientierungslauf<text:line-break/><text:span text:style-name="T3">orientika</text:span> – (kwo) Orientierungspunkt, Bezugspunkt</text:p>
        <text:p text:style-name="Text_20_body"><text:span text:style-name="T3">origin</text:span> – (kwo) Ursprung, Herkunft<text:line-break/><text:span text:style-name="T3">origini</text:span> – (kwo) entspringen, herkommen</text:p>
        <text:p text:style-name="Text_20_body"><text:soft-page-break/><text:span text:style-name="T3">originale</text:span> – (kwel) original; originell<text:line-break/><text:span text:style-name="T3">originala</text:span> – (kwo) Original<text:line-break/><text:span text:style-name="T3">originalnik</text:span> – (kwo) Original <text:span text:style-name="T1">(kuriose Person)</text:span></text:p>
        <text:p text:style-name="Text_20_body"><text:span text:style-name="T3">orkestra</text:span> – (kwo) Orchester <text:span text:style-name="T1">(mus.)</text:span></text:p>
        <text:p text:style-name="Text_20_body"><text:span text:style-name="T3">orla</text:span> – (kwo) Adler <text:span text:style-name="T1">(zool.)</text:span><text:line-break/>Russisch</text:p>
        <text:p text:style-name="Text_20_body"><text:span text:style-name="T3">ornamenta</text:span> – (kwo) Ornament</text:p>
        <text:p text:style-name="Text_20_body"><text:bookmark text:name="orni"/><text:span text:style-name="T3">orni</text:span> – (zwo) schmücken, verzieren Syn.: <text:a xlink:type="simple" xlink:href="#dekori" text:style-name="Internet_20_link" text:visited-style-name="Visited_20_Internet_20_Link"><text:span text:style-name="Definition">dekori</text:span></text:a><text:line-break/><text:span text:style-name="T3">ornika</text:span> – (kwo) Schmuck, Verzierung, Ausschmückung</text:p>
        <text:p text:style-name="Text_20_body"><text:bookmark text:name="ortodoxia"/><text:span text:style-name="T3">ortodoxia</text:span> – (kwo) Orthodoxie vgl. <text:a xlink:type="simple" xlink:href="#pravaslavia" text:style-name="Internet_20_link" text:visited-style-name="Visited_20_Internet_20_Link"><text:span text:style-name="Definition">pravaslavia</text:span></text:a><text:line-break/><text:span text:style-name="T3">ortodoxike</text:span> – (kwel) orthodox</text:p>
        <text:p text:style-name="Text_20_body"><text:span text:style-name="T3">ortografia</text:span> – (kwo) Orthografie, Rechtschreibung<text:line-break/><text:span text:style-name="T3">ortografike</text:span> – (kwel) orthografisch</text:p>
        <text:p text:style-name="Text_20_body"><text:bookmark text:name="osean"/><text:span text:style-name="T3">osean</text:span> – (kwo) Ozean siehe auch: <text:a xlink:type="simple" xlink:href="#mar" text:style-name="Internet_20_link" text:visited-style-name="Visited_20_Internet_20_Link"><text:span text:style-name="Definition">mar</text:span></text:a></text:p>
        <text:p text:style-name="Text_20_body"><text:span text:style-name="T3">Oseania</text:span> – (kwo) Ozeanien <text:span text:style-name="T1">(geogr.)</text:span></text:p>
        <text:p text:style-name="Text_20_body"><text:span text:style-name="T3">osi</text:span> – (zwo) wagen, sich trauen</text:p>
        <text:p text:style-name="Text_20_body"><text:span text:style-name="T3">osobe</text:span> – (kwel) besonders, insbesondere<text:line-break/><text:span text:style-name="T3">osobem</text:span> – (komo) besonders, speziell<text:line-break/><text:span text:style-name="T3">osobitaa</text:span> – (kwo) Besonderheit, Eigenheit<text:line-break/>Russisch</text:p>
        <text:p text:style-name="Text_20_body"><text:span text:style-name="T3">osoka</text:span> – (kwo) Riedgras, Segge (<text:span text:style-name="T1">(bot.)</text:span><text:line-break/>Russisch</text:p>
        <text:p text:style-name="Text_20_body"><text:span text:style-name="T3">osta</text:span> – (kwo) Knochen<text:line-break/><text:span text:style-name="T3">ostalik</text:span> – (kwel) knochig, knöchern<text:line-break/><text:span text:style-name="T3">ostifi</text:span> – (zwo) verknöchern<text:line-break/><text:span text:style-name="T3">ostifa</text:span> – (kwo) Ossifikation, Vertknöcherung</text:p>
        <text:p text:style-name="Text_20_body"><text:span text:style-name="T3">Osterraih</text:span> – (kwo) Österreich</text:p>
        <text:p text:style-name="Text_20_body"><text:bookmark text:name="ot"/><text:span text:style-name="T3">ot</text:span> – (kwanto) acht (8)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ot-ney</text:span> – (kwel) achte<text:line-break/><text:span text:style-name="T3">otshi</text:span> – (kwanto) achtzig<text:line-break/><text:span text:style-name="T3">otsto</text:span> – (kwanto) achthundert</text:p>
        <text:p text:style-name="Text_20_body"><text:span text:style-name="T3">otbrach</text:span> – (kwo) Oktopus, Krake <text:span text:style-name="T1">(zool.)</text:span> siehe: <text:a xlink:type="simple" xlink:href="#ot" text:style-name="Internet_20_link" text:visited-style-name="Visited_20_Internet_20_Link"><text:span text:style-name="Definition">ot</text:span></text:a>, <text:a xlink:type="simple" xlink:href="#bracha" text:style-name="Internet_20_link" text:visited-style-name="Visited_20_Internet_20_Link"><text:span text:style-name="Definition">bracha</text:span></text:a></text:p>
        <text:p text:style-name="Text_20_body"><text:bookmark text:name="oton"/><text:span text:style-name="T3">oton</text:span> – (kwo) Herbst siehe: <text:a xlink:type="simple" xlink:href="#vesna" text:style-name="Internet_20_link" text:visited-style-name="Visited_20_Internet_20_Link"><text:span text:style-name="Definition">vesna</text:span></text:a>, <text:a xlink:type="simple" xlink:href="#saif" text:style-name="Internet_20_link" text:visited-style-name="Visited_20_Internet_20_Link"><text:span text:style-name="Definition">saif</text:span></text:a>, <text:a xlink:type="simple" xlink:href="#hima" text:style-name="Internet_20_link" text:visited-style-name="Visited_20_Internet_20_Link"><text:span text:style-name="Definition">hima</text:span></text:a><text:line-break/><text:span text:style-name="T3">fa-oton</text:span> – es wird Herbst<text:line-break/><text:soft-page-break/><text:span text:style-name="T3">oton-ney</text:span> – (kwel) herbstlich</text:p>
        <text:p text:style-name="Text_20_body"><text:bookmark text:name="otre"/><text:span text:style-name="T3">otre, otre…</text:span> – (inplas-kwel) anderer, ein weiterer<text:line-break/><text:span text:style-name="T3">ni un ni otre</text:span> – weder einer noch ein anderer<text:line-break/><text:span text:style-name="T3">pa otre taraf</text:span> – auf der anderen Seite, andererseits<text:line-break/><text:span text:style-name="T3">otrem</text:span> – anders; andernfalls<text:line-break/><text:span text:style-name="T3">otrelok</text:span> – (inplas-komo) woanders siehe: <text:a xlink:type="simple" xlink:href="#lok" text:style-name="Internet_20_link" text:visited-style-name="Visited_20_Internet_20_Link"><text:span text:style-name="Definition">lok</text:span></text:a><text:line-break/><text:span text:style-name="T3">a otrelok</text:span> – woanders hin<text:line-break/><text:span text:style-name="T3">otreves</text:span> – (inplas-komo) ein anderes mal siehe: <text:a xlink:type="simple" xlink:href="#ves" text:style-name="Internet_20_link" text:visited-style-name="Visited_20_Internet_20_Link"><text:span text:style-name="Definition">ves</text:span></text:a><text:line-break/><text:span text:style-name="T3">Me mangi nau. Nu diskusi ba se otreves.</text:span> – Ich bin jetzt beschäftigt. Lass' uns ein anderes mal darüber diskutieren</text:p>
        <text:p text:style-name="Text_20_body"><text:bookmark text:name="ouran"/><text:span text:style-name="T3">ouran</text:span> – (komo) zufällig, irrtümlich, planlos Syn.: <text:a xlink:type="simple" xlink:href="#kasu" text:style-name="Internet_20_link" text:visited-style-name="Visited_20_Internet_20_Link"><text:span text:style-name="Definition">kasualem</text:span></text:a><text:line-break/><text:span text:style-name="T3">ouran-ney</text:span> – (kwel) zufällig, irrtümlich, planlos<text:line-break/><text:span text:style-name="T3">ourantaa</text:span> – (kwo) Zufälligkeit, Planlosigkeit<text:line-break/>Mandarin</text:p>
        <text:p text:style-name="Text_20_body"><text:span text:style-name="T3">oval</text:span> – (kwo) Oval<text:line-break/><text:span text:style-name="T3">oval-ney</text:span> – (kwel) oval</text:p>
        <text:p text:style-name="Text_20_body"><text:span text:style-name="T3">ovo</text:span> – (kwo) Ei<text:line-break/><text:span text:style-name="T3">ovoshel</text:span> – (kwo) Eierschale<text:line-break/><text:span text:style-name="T3">ovosela</text:span> – (kwo) Eizelle<text:line-break/><text:span text:style-name="T3">ovotot</text:span> – (kwo) Gelege, Laich</text:p>
        <text:p text:style-name="Text_20_body"><text:span text:style-name="T3">oxa</text:span> – (kwo) Ochse <text:span text:style-name="T1">(zool.)</text:span><text:line-break/>Altenglisch</text:p>
        <text:p text:style-name="Text_20_body"><text:span text:style-name="T3">oxigen</text:span> – (kwo) Sauerstoff <text:span text:style-name="T1">(chem. Element, Symbol: O)</text:span></text:p>
        <text:p text:style-name="Text_20_body"><text:line-break/><text:bookmark text:name="P"/></text:p>
        <text:p text:style-name="Horizontal_20_Line"/>
        <text:h text:style-name="Heading_20_3" text:outline-level="3"><text:bookmark-start text:name="p"/>P<text:bookmark-end text:name="p"/></text:h>
        <text:p text:style-name="First_20_paragraph"><text:span text:style-name="T3">pa</text:span> – (konekti) <text:span text:style-name="T1">Präposition mit allgemeiner Bedeutung; kann oftmals anstelle anderer Präpositionen benutzt werden</text:span><text:line-break/>1) <text:span text:style-name="T1">kennzeichnet Raum oder Zeit</text:span> (an, auf, in, um, bei)<text:line-break/><text:span text:style-name="T3">pa dom</text:span> – zu Hause<text:line-break/><text:span text:style-name="T3">pa mur</text:span> – an der Mauer<text:line-break/><text:span text:style-name="T3">pa gata</text:span> – in der Straße<text:line-break/><text:span text:style-name="T3">sidi pa tabla</text:span> – am Tisch sitzen<text:line-break/><text:span text:style-name="T3">London lagi pa Tems.</text:span> – London liegt an der Themse.<text:line-break/><text:span text:style-name="T3">Ob mani es pa yu?</text:span> – Ist das Geld bei dir?<text:line-break/><text:span text:style-name="T3">pa vesna</text:span> – im Frühjahr<text:line-break/><text:soft-page-break/>2) <text:span text:style-name="T1">leitet adverbiale Phrasen ein</text:span><text:line-break/><text:span text:style-name="T3">shwo pa inglish</text:span> – Englisch sprechen<text:line-break/><text:span text:style-name="T3">pa un-ney kansa</text:span> – auf den ersten Blick<text:line-break/><text:span text:style-name="T3">Ta jivi pa shi kilometra fon mar.</text:span> – Er/Sie lebt 10 km vom Meer entfernt.<text:line-break/><text:span text:style-name="T3">pa exponenta</text:span> – exponentiell<text:line-break/><text:span text:style-name="T3">pa ol mogsa</text:span> – mit allem Können<text:line-break/><text:span text:style-name="T3">pa char</text:span> – zu viert<text:line-break/><text:span text:style-name="T3">pa fortuna</text:span> – zum Glück<text:line-break/><text:span text:style-name="T3">pa versa</text:span> – in Versen<text:line-break/><text:span text:style-name="T3">It loki pa dwa dey de going (de safara).</text:span> – Es befindet sich zwei Tagesreisen entfernt.</text:p>
        <text:p text:style-name="Text_20_body"><text:span text:style-name="T3">padma</text:span> – (kwo) Lotus <text:span text:style-name="T1">(bot.)</text:span><text:line-break/>Sanskrit</text:p>
        <text:p text:style-name="Text_20_body"><text:span text:style-name="T3">pagale</text:span> – (kwel) verrückt, wahnsinnig<text:line-break/><text:span text:style-name="T3">pagalitaa</text:span> – (kwo) Verrücktheit, Wahnsinn<text:line-break/><text:span text:style-name="T3">pagalifi</text:span> – (zwo) wahnsinnig werden<text:line-break/><text:span text:style-name="T3">pagala, pagalnik</text:span> – (kwo) Verrückter, Wahnsinniger<text:line-break/>Hindi</text:p>
        <text:p text:style-name="Text_20_body"><text:span text:style-name="T3">pagi</text:span> – (zwo) bezahlen<text:line-break/><text:span text:style-name="T3">paga</text:span> – (kwo) Bezahlung<text:line-break/><text:span text:style-name="T3">prepaga</text:span> – (kwo) Vorauszahlung</text:p>
        <text:p text:style-name="Text_20_body"><text:span text:style-name="T3">pah</text:span> – (kwo) Leistengegend <text:span text:style-name="T1">(anat.)</text:span><text:line-break/>Russisch</text:p>
        <text:p text:style-name="Text_20_body"><text:span text:style-name="T3">pai</text:span> – (zwo) bekommen, empfangen; erreichen, erzielen, erlangen, es schaffen<text:line-break/><text:span text:style-name="T3">Nulwan pai kapti ta.</text:span> – Niemand schaffte es, es zu fangen.<text:line-break/><text:span text:style-name="T3">pai kreki nuta</text:span> – die Nuss erfolgreich knacken<text:line-break/><text:span text:style-name="T3">pai ofni ken</text:span> – die Dose (erfolgreich) öffnen<text:line-break/><text:span text:style-name="T3">Nu pai zwo to!</text:span> – Wir haben es geschafft!<text:line-break/>Hindi</text:p>
        <text:p text:style-name="Text_20_body"><text:span text:style-name="T3">paisaja</text:span> – (kwo) Landschaft, Szenerie</text:p>
        <text:p text:style-name="Text_20_body"><text:bookmark text:name="paja"/><text:span text:style-name="T3">paja</text:span> – (kwo) Buchseite vgl. <text:a xlink:type="simple" xlink:href="#taraf" text:style-name="Internet_20_link" text:visited-style-name="Visited_20_Internet_20_Link"><text:span text:style-name="Definition">taraf</text:span></text:a></text:p>
        <text:p text:style-name="Text_20_body"><text:span text:style-name="T3">pajo</text:span> – (kwo) (Hotel-)Page<text:line-break/>Italienisch</text:p>
        <text:p text:style-name="Text_20_body"><text:span text:style-name="T3">pak</text:span> – (kwo) Paket, Päckchen<text:line-break/><text:span text:style-name="T3">paki</text:span> – (zwo) (ein-)packen<text:line-break/><text:span text:style-name="T3">depaki</text:span> – (zwo) auspacken</text:p>
        <text:p text:style-name="Text_20_body"><text:span text:style-name="T3">paketa</text:span> – (kwo) Paket, Päckchen</text:p>
        <text:p text:style-name="Text_20_body"><text:span text:style-name="T3">pakla</text:span> – (kwo) Werg <text:span text:style-name="T1">(naut.)</text:span><text:line-break/>Russisch</text:p>
        <text:p text:style-name="Text_20_body"><text:soft-page-break/><text:span text:style-name="T3">palak</text:span> – (kwo) Augenlid<text:line-break/>Hindi</text:p>
        <text:p text:style-name="Text_20_body"><text:span text:style-name="T3">palas</text:span> – (kwo) Palast<text:line-break/>Norwegisch</text:p>
        <text:p text:style-name="Text_20_body"><text:span text:style-name="T3">pale</text:span> – (kwel) blass, bleich<text:line-break/><text:span text:style-name="T3">palenesa</text:span> – (kwo) Blässe</text:p>
        <text:p text:style-name="Text_20_body"><text:span text:style-name="T3">paliati</text:span> – (zwo) lindern, mildern<text:line-break/><text:span text:style-name="T3">paliata</text:span> – (kwo) Linderung, Erleichterung<text:line-break/><text:span text:style-name="T3">paliative</text:span> – (kwel) palliativ <text:span text:style-name="T1">(med.)</text:span>, lindernd</text:p>
        <text:p text:style-name="Text_20_body"><text:span text:style-name="T3">palka</text:span> – (kwo) Hülse, Schote <text:span text:style-name="T1">(bot.)</text:span></text:p>
        <text:p text:style-name="Text_20_body"><text:span text:style-name="T3">palma</text:span> – (kwo) Palme <text:span text:style-name="T1">(bot.)</text:span><text:line-break/><text:span text:style-name="T3">palma-semdi</text:span> – Palmsonntag<text:line-break/>Portugiesisch</text:p>
        <text:p text:style-name="Text_20_body"><text:span text:style-name="T3">paloma</text:span> – (kwo) Taube <text:span text:style-name="T1">(zool.)</text:span><text:line-break/><text:span text:style-name="T3">salam-paloma</text:span> – Friedenstaube<text:line-break/>Spanisch</text:p>
        <text:p text:style-name="Text_20_body"><text:bookmark text:name="palpi"/><text:span text:style-name="T3">palpi</text:span> – (zwo) palpieren, befühlen, abtasten vgl. <text:a xlink:type="simple" xlink:href="#senti" text:style-name="Internet_20_link" text:visited-style-name="Visited_20_Internet_20_Link"><text:span text:style-name="Definition">senti</text:span></text:a>, <text:a xlink:type="simple" xlink:href="#tachi" text:style-name="Internet_20_link" text:visited-style-name="Visited_20_Internet_20_Link"><text:span text:style-name="Definition">tachi</text:span></text:a><text:line-break/><text:span text:style-name="T3">palpi-shuki</text:span> – (herum-)tasten, befühlen<text:line-break/><text:span text:style-name="T3">palpa</text:span> – (kwo) Palpation, Tastung, Befühlen<text:line-break/><text:span text:style-name="T3">palpibile</text:span> – (kwel) palpabel, fühlbar, tastbar</text:p>
        <text:p text:style-name="Text_20_body"><text:span text:style-name="T3">palto</text:span> – (kwo) Mantel<text:line-break/><text:span text:style-name="T3">farwapalto</text:span> – (kwo) Pelzmantel<text:line-break/>Türkisch</text:p>
        <text:p text:style-name="Text_20_body"><text:span text:style-name="T3">pama</text:span> – (kwo) Handfläche, Handteller<text:line-break/><text:span text:style-name="T3">pama-holika</text:span> – hohle Hand</text:p>
        <text:p text:style-name="Text_20_body"><text:span text:style-name="T3">pan</text:span> – (kwo) Brot<text:line-break/><text:span text:style-name="T3">blan pan</text:span> – Weißbrot<text:line-break/><text:span text:style-name="T3">pankin</text:span> – (kwo) Brötchen<text:line-break/><text:span text:style-name="T3">panshop</text:span> – (kwo) Bäckerei<text:line-break/><text:span text:style-name="T3">pandan</text:span> – (kwo) Brotkasten<text:line-break/><text:span text:style-name="T3">suhpan</text:span> – (kwo) Zwieback<text:line-break/><text:span text:style-name="T3">halka-pan</text:span> – ringförmiges Brötchen, Bagel<text:line-break/><text:span text:style-name="T3">panisi</text:span> – (zwo) panieren</text:p>
        <text:p text:style-name="Text_20_body"><text:span text:style-name="T3">panika</text:span> – (kwo) Panik<text:line-break/><text:span text:style-name="T3">sta pa panika</text:span> – in Panik sein, von Panik erfasst sein</text:p>
        <text:p text:style-name="Text_20_body"><text:span text:style-name="T3">pankreas</text:span> – (kwo) Pankreas, Bauchspeicheldrüse <text:span text:style-name="T1">(anat.)</text:span></text:p>
        <text:p text:style-name="Text_20_body"><text:soft-page-break/><text:span text:style-name="T3">panta</text:span> – (kwo) Hose<text:line-break/><text:span text:style-name="T3">pantakin</text:span> – (kwo) Unterhose, Slip<text:line-break/><text:span text:style-name="T3">pantagamba</text:span> – (kwo) Hosenbein<text:line-break/><text:span text:style-name="T3">swimi-panta(kin)</text:span> – Badehose</text:p>
        <text:p text:style-name="Text_20_body"><text:span text:style-name="T3">pantalon</text:span> – (kwo) Kniehose, Reithose</text:p>
        <text:p text:style-name="Text_20_body"><text:span text:style-name="T3">pantera</text:span> – (kwo) Panther (Panter) <text:span text:style-name="T1">(zool.)</text:span></text:p>
        <text:p text:style-name="Text_20_body"><text:span text:style-name="T3">panza</text:span> – (kwo) Panzer, Rüstung, Harnisch</text:p>
        <text:p text:style-name="Text_20_body"><text:span text:style-name="T3">pao</text:span> – (kwo) Blase, Beule<text:line-break/><text:span text:style-name="T3">paovati</text:span> – (zwo) blubbern, perlen, Blasen bilden<text:line-break/>Mandarin</text:p>
        <text:p text:style-name="Text_20_body"><text:bookmark text:name="papa"/><text:span text:style-name="T3">papa</text:span> – (kwo) Papa Syn.: <text:a xlink:type="simple" xlink:href="#patra" text:style-name="Internet_20_link" text:visited-style-name="Visited_20_Internet_20_Link"><text:span text:style-name="Definition">patra</text:span></text:a> siehe auch: <text:a xlink:type="simple" xlink:href="#mama" text:style-name="Internet_20_link" text:visited-style-name="Visited_20_Internet_20_Link"><text:span text:style-name="Definition">mama</text:span></text:a></text:p>
        <text:p text:style-name="Text_20_body"><text:span text:style-name="T3">papagay</text:span> – (kwo) Papagei <text:span text:style-name="T1">(zool.)</text:span><text:line-break/><text:span text:style-name="T3">fai papagay, papagayvati</text:span> – (zwo) nachplappern<text:line-break/>Griechisch</text:p>
        <text:p text:style-name="Text_20_body"><text:span text:style-name="T3">papaya</text:span> – (kwo) Papaya <text:span text:style-name="T1">(bot.)</text:span></text:p>
        <text:p text:style-name="Text_20_body"><text:span text:style-name="T3">papir</text:span> – (kwo) Papier</text:p>
        <text:p text:style-name="Text_20_body"><text:span text:style-name="T3">paprika</text:span> – (kwo) Paprika <text:span text:style-name="T1">(bot.)</text:span></text:p>
        <text:p text:style-name="Text_20_body"><text:span text:style-name="T3">para</text:span> – (kwo) ein paar; Paar<text:line-break/><text:span text:style-name="T3">para dey</text:span> – ein paar Tage<text:line-break/><text:span text:style-name="T3">para-ney</text:span> – (kwel) paarweise, zu zweit<text:line-break/><text:span text:style-name="T3">gamipara</text:span> – (kwo) verheiratetes Paar<text:line-break/><text:span text:style-name="T3">para-jen</text:span> – Paar (Personen)<text:line-break/><text:span text:style-name="T3">pari</text:span> – (zwo) paaren</text:p>
        <text:p text:style-name="Text_20_body"><text:span text:style-name="T3">parada</text:span> – (kwo) Parade</text:p>
        <text:p text:style-name="Text_20_body"><text:span text:style-name="T3">paradigma</text:span> – (kwo) Paradigma, Denkmuster <text:span text:style-name="T1">(philos., gram.)</text:span></text:p>
        <text:p text:style-name="Text_20_body"><text:span text:style-name="T3">paradoxa</text:span> – (kwo) Paradox<text:line-break/><text:span text:style-name="T3">paradoxale</text:span> – (kwel) paradox<text:line-break/><text:span text:style-name="T3">paradoxalem</text:span> – (komo) paradoxerweise</text:p>
        <text:p text:style-name="Text_20_body"><text:span text:style-name="T3">paragraf</text:span> – (kwo) Paragraph, Abschnitt<text:line-break/>Türkisch</text:p>
        <text:p text:style-name="Text_20_body"><text:span text:style-name="T3">paralele</text:span> – (kwel) parallel <text:span text:style-name="T1">(geom.)</text:span><text:line-break/><text:span text:style-name="T3">paralela</text:span> – (kwo) Parallele</text:p>
        <text:p text:style-name="Text_20_body"><text:span text:style-name="T3">paralisa</text:span> – (kwo) Paralyse, Lähmung <text:span text:style-name="T1">(med.)</text:span><text:line-break/><text:span text:style-name="T3">paralisi</text:span> – (zwo) paralysieren, lähmen</text:p>
        <text:p text:style-name="Text_20_body"><text:soft-page-break/><text:span text:style-name="T3">parapeta</text:span> – (kwo) Geländer, Handlauf</text:p>
        <text:p text:style-name="Text_20_body"><text:span text:style-name="T3">parashut</text:span> – (kwo) Fallschirm</text:p>
        <text:p text:style-name="Text_20_body"><text:span text:style-name="T3">parasita</text:span> – (kwo) Parasit<text:line-break/><text:span text:style-name="T3">parasitike</text:span> – (kwel) parasitär, schmarotzerisch</text:p>
        <text:p text:style-name="Text_20_body"><text:bookmark text:name="parda"/><text:span text:style-name="T3">parda</text:span> – (kwo) Vorhang Syn.: <text:a xlink:type="simple" xlink:href="#kurtena" text:style-name="Internet_20_link" text:visited-style-name="Visited_20_Internet_20_Link"><text:span text:style-name="Definition">kurtena</text:span></text:a><text:line-break/><text:span text:style-name="T3">fer-ney parda</text:span> – der Eiserne Vorhang<text:line-break/>Hindi</text:p>
        <text:p text:style-name="Text_20_body"><text:bookmark text:name="pardoni"/><text:span text:style-name="T3">pardoni</text:span> – (zwo) vergeben, verzeihen Syn.: <text:a xlink:type="simple" xlink:href="#skusi" text:style-name="Internet_20_link" text:visited-style-name="Visited_20_Internet_20_Link"><text:span text:style-name="Definition">skusi</text:span></text:a><text:line-break/><text:span text:style-name="T3">pardona</text:span> – (kwo) Vergebung, Pardon</text:p>
        <text:p text:style-name="Text_20_body"><text:bookmark text:name="pare"/><text:span text:style-name="T3">pare</text:span> – (kwel) gerade, geradzahlig (durch 2 teilbar) Ant.: <text:a xlink:type="simple" xlink:href="#nopare" text:style-name="Internet_20_link" text:visited-style-name="Visited_20_Internet_20_Link"><text:span text:style-name="Definition">nopare</text:span></text:a></text:p>
        <text:p text:style-name="Text_20_body"><text:span text:style-name="T3">parka</text:span> – (kwo) Park</text:p>
        <text:p text:style-name="Text_20_body"><text:span text:style-name="T3">parki</text:span> – (zwo) parken<text:line-break/><text:span text:style-name="T3">parking</text:span> – (kwo) Parken<text:line-break/><text:span text:style-name="T3">parkilok</text:span> – (kwo) Parkplatz<text:line-break/><text:span text:style-name="T3">parking-kloka</text:span> – Parkuhr siehe: <text:a xlink:type="simple" xlink:href="#kloka" text:style-name="Internet_20_link" text:visited-style-name="Visited_20_Internet_20_Link"><text:span text:style-name="Definition">kloka</text:span></text:a></text:p>
        <text:p text:style-name="Text_20_body"><text:span text:style-name="T3">parlamenta</text:span> – (kwo) Parlament</text:p>
        <text:p text:style-name="Text_20_body"><text:span text:style-name="T3">parodia</text:span> – (kwo) Parodie<text:line-break/><text:span text:style-name="T3">parodike</text:span> – (kwel) parodistisch<text:line-break/><text:span text:style-name="T3">parodista</text:span> – (kwo) Parodist</text:p>
        <text:p text:style-name="Text_20_body"><text:bookmark text:name="parola"/><text:span text:style-name="T3">parola</text:span> – (kwo) Parole, Kennwort, Passwort auch: <text:a xlink:type="simple" xlink:href="#pasi" text:style-name="Internet_20_link" text:visited-style-name="Visited_20_Internet_20_Link"><text:span text:style-name="Definition">pasiworda</text:span></text:a><text:line-break/>Türkisch</text:p>
        <text:p text:style-name="Text_20_body"><text:bookmark text:name="parpar"/><text:span text:style-name="T3">parpar</text:span> – (kwo) Schmetterling siehe auch: <text:a xlink:type="simple" xlink:href="#nochaparpar" text:style-name="Internet_20_link" text:visited-style-name="Visited_20_Internet_20_Link"><text:span text:style-name="Definition">nochaparpar</text:span></text:a><text:line-break/>Hebräisch</text:p>
        <text:p text:style-name="Text_20_body"><text:bookmark text:name="parta"/><text:span text:style-name="T3">parta</text:span> – (kwo) Part, Teil, Stück<text:line-break/><text:span text:style-name="T3">parte (parta-ney)</text:span> – (kwel) partiell, teilweise<text:line-break/><text:span text:style-name="T3">partem (parta-nem)</text:span> – (komo) teilweise<text:line-break/><text:span text:style-name="T3">parti</text:span> – (zwo) teilen<text:line-break/><text:span text:style-name="T3">parti suy senta kun otres</text:span> – seine/ihre Gefühle mit anderen teilen<text:line-break/><text:span text:style-name="T3">partura</text:span> – (kwo) Partition, Teilbereich</text:p>
        <text:p text:style-name="Text_20_body"><text:span text:style-name="T3">partia</text:span> – (kwo) Partei, Gesellschaft</text:p>
        <text:p text:style-name="Text_20_body"><text:span text:style-name="T3">partikla</text:span> – (kwo) Partikel, Teilchen</text:p>
        <text:p text:style-name="Text_20_body"><text:span text:style-name="T3">partikulare</text:span> – (kwel) einzeln, speziell, besonders (nicht generell oder universell)<text:line-break/><text:span text:style-name="T3">partikularitaa</text:span> – (kwo) Besonderheit, Einzelheit</text:p>
        <text:p text:style-name="Text_20_body"><text:span text:style-name="T3">partisipi</text:span> – (zwo) partizipieren, teilnehmen<text:line-break/><text:soft-page-break/><text:span text:style-name="T3">partisipa</text:span> – (zwo) Partizipation, Beteiligung<text:line-break/><text:span text:style-name="T3">partisiper</text:span> – (zwo) Beteiligter, Teilnehmer</text:p>
        <text:p text:style-name="Text_20_body"><text:span text:style-name="T3">partner</text:span> – (kwo) Partner, Partnerin<text:line-break/><text:span text:style-name="T3">gin-partner, partnerina</text:span> – (kwo) Partnerin</text:p>
        <text:p text:style-name="Text_20_body"><text:span text:style-name="T3">parus</text:span> – (kwo) Segel <text:span text:style-name="T1">(naut.)</text:span><text:line-break/><text:span text:style-name="T3">parus-kapra</text:span> – Segeltuch<text:line-break/>Russisch</text:p>
        <text:p text:style-name="Text_20_body"><text:bookmark text:name="pas"/><text:span text:style-name="T3">pas</text:span> – (konekti-komo) vorbei<text:line-break/><text:span text:style-name="T3">Lu go-te pas nu.</text:span> – Er ging an uns vorbei.<text:line-break/><text:span text:style-name="T3">Lu go-te pas.</text:span> – Er ging vorbei.</text:p>
        <text:p text:style-name="Text_20_body"><text:span text:style-name="T3">pasaja</text:span> – (kwo) Gang, Durchgang, Korridor</text:p>
        <text:p text:style-name="Text_20_body"><text:span text:style-name="T3">pashu</text:span> – (kwo) Vieh (Rinder)<text:line-break/><text:span text:style-name="T3">syao pashu</text:span> – Kleinvieh<text:line-break/><text:span text:style-name="T3">pashudom</text:span> – (kwo) Viehstall<text:line-break/>Hindi</text:p>
        <text:p text:style-name="Text_20_body"><text:bookmark text:name="pasi"/><text:span text:style-name="T3">pasi</text:span> – (zwo) passieren; vorbei gehen<text:line-break/><text:span text:style-name="T3">pasen (pasi-ney) yar</text:span> – das vergangene Jahr<text:line-break/><text:span text:style-name="T3">pasi nocha</text:span> – nächtigen<text:line-break/><text:span text:style-name="T3">taim pasi lentem</text:span> – die Zeit vergeht langsam<text:line-break/><text:span text:style-name="T3">pasiwat</text:span> – (kwo) Vergangenheit<text:line-break/><text:span text:style-name="T3">(mah-)pasi</text:span> – (zwo) Zeit verbringen<text:line-break/><text:span text:style-name="T3">pasijen</text:span> – (kwo) Passant<text:line-break/><text:span text:style-name="T3">pasiworda</text:span> – (kwo) Passwort auch: <text:a xlink:type="simple" xlink:href="#parola" text:style-name="Internet_20_link" text:visited-style-name="Visited_20_Internet_20_Link"><text:span text:style-name="Definition">parola</text:span></text:a><text:line-break/><text:span text:style-name="T3">trapasi</text:span> – (zwo) hindurch gehen<text:line-break/><text:span text:style-name="T3">pasi-auto</text:span> – vorbeifahrendes Auto<text:line-break/><text:span text:style-name="T3">Pren un pasi-auto e lai ba kway!</text:span> – Nimm ein vorbeifahrendes Auto und komm schnell!</text:p>
        <text:p text:style-name="Text_20_body"><text:span text:style-name="T3">pasienta</text:span> – (kwo) Patient</text:p>
        <text:p text:style-name="Text_20_body"><text:span text:style-name="T3">pasion</text:span> – (kwo) Passion, Leidenschaft<text:line-break/><text:span text:style-name="T3">pasion-ney</text:span> – (kwel) passioniert, leidenschaftlich</text:p>
        <text:p text:style-name="Text_20_body"><text:span text:style-name="T3">pasiva</text:span> – (kwo) Verpflichtung <text:span text:style-name="T1">(finanz.)</text:span></text:p>
        <text:p text:style-name="Text_20_body"><text:span text:style-name="T3">pasive</text:span> – (kwel) passiv<text:line-break/><text:span text:style-name="T3">pasivitaa</text:span> – (kwel) Passivität</text:p>
        <text:p text:style-name="Text_20_body"><text:span text:style-name="T3">paska</text:span> – (kwo) Ostern</text:p>
        <text:p text:style-name="Text_20_body"><text:span text:style-name="T3">paslasi</text:span> – (zwo) auslassen, vorbeilassen siehe: <text:a xlink:type="simple" xlink:href="#pas" text:style-name="Internet_20_link" text:visited-style-name="Visited_20_Internet_20_Link"><text:span text:style-name="Definition">pas</text:span></text:a>, <text:a xlink:type="simple" xlink:href="#lasi" text:style-name="Internet_20_link" text:visited-style-name="Visited_20_Internet_20_Link"><text:span text:style-name="Definition">lasi</text:span></text:a><text:line-break/><text:span text:style-name="T3">paslasi hao shansa</text:span> – eine gute Gelegenheit auslassen<text:line-break/><text:span text:style-name="T3">Ta stopi fo paslasi nu.</text:span> – Er/Sie hält an, um uns vorbei zu lassen.</text:p>
        <text:p text:style-name="Text_20_body"><text:soft-page-break/><text:span text:style-name="T3">pasporta</text:span> – (kwo) (Reise-)Pass</text:p>
        <text:p text:style-name="Text_20_body"><text:span text:style-name="T3">pasta</text:span> – (kwo) Paste<text:line-break/><text:span text:style-name="T3">panpasta</text:span> – (kwo) Teig</text:p>
        <text:p text:style-name="Text_20_body"><text:span text:style-name="T3">pastet</text:span> – (kwo) Pastete</text:p>
        <text:p text:style-name="Text_20_body"><text:span text:style-name="T3">pasturi</text:span> – (zwo) grasen, weiden<text:line-break/><text:span text:style-name="T3">pasturi-sha</text:span> – (kwo) Hirt auch: <text:a xlink:type="simple" xlink:href="#gurta" text:style-name="Internet_20_link" text:visited-style-name="Visited_20_Internet_20_Link"><text:span text:style-name="Definition">gurtayuan</text:span></text:a></text:p>
        <text:p text:style-name="Text_20_body"><text:span text:style-name="T3">pata</text:span> – (kwo) Pfote, Tatze<text:line-break/><text:span text:style-name="T3">pa char pata</text:span> – auf allen Vieren<text:line-break/><text:span text:style-name="T3">mah swa nich pa char pata</text:span> – hinuntergehen auf alle Viere</text:p>
        <text:p text:style-name="Text_20_body"><text:span text:style-name="T3">patata</text:span> – (kwo) Kartoffel<text:line-break/><text:span text:style-name="T3">patata-sup</text:span> – Kartoffelsuppe</text:p>
        <text:p text:style-name="Text_20_body"><text:span text:style-name="T3">patenta</text:span> – (kwo) Patent<text:line-break/><text:span text:style-name="T3">patenti</text:span> – (zwo) patentieren<text:line-break/><text:span text:style-name="T3">patenting</text:span> – (kwo) Patentieren</text:p>
        <text:p text:style-name="Text_20_body"><text:span text:style-name="T3">pati</text:span> – (kwo) Party, Feier</text:p>
        <text:p text:style-name="Text_20_body"><text:span text:style-name="T3">patina</text:span> – (kwo) Patina, Edelrost</text:p>
        <text:p text:style-name="Text_20_body"><text:span text:style-name="T3">patlajan</text:span> – (kwo) Aubergine <text:span text:style-name="T1">(bot.)</text:span><text:line-break/>Türkisch</text:p>
        <text:p text:style-name="Text_20_body"><text:bookmark text:name="patra"/><text:span text:style-name="T3">patra</text:span> – (kwo) Vater Syn.: <text:a xlink:type="simple" xlink:href="#papa" text:style-name="Internet_20_link" text:visited-style-name="Visited_20_Internet_20_Link"><text:span text:style-name="Definition">papa</text:span></text:a> siehe auch: <text:a xlink:type="simple" xlink:href="#mata" text:style-name="Internet_20_link" text:visited-style-name="Visited_20_Internet_20_Link"><text:span text:style-name="Definition">mata</text:span></text:a><text:line-break/><text:span text:style-name="T3">prapatra</text:span> – (kwo) Vorvater<text:line-break/><text:span text:style-name="T3">mata-patra</text:span> – (kwo) Eltern<text:line-break/><text:span text:style-name="T3">patralanda</text:span> – (kwo) Vaterland</text:p>
        <text:p text:style-name="Text_20_body"><text:span text:style-name="T3">patranam</text:span> – (kwo) Vatername</text:p>
        <text:p text:style-name="Text_20_body"><text:span text:style-name="T3">patriarka</text:span> – (kwo) Patriarch, Familienoberhaupt</text:p>
        <text:p text:style-name="Text_20_body"><text:span text:style-name="T3">patriota</text:span> – (kwo) Patriot</text:p>
        <text:p text:style-name="Text_20_body"><text:span text:style-name="T3">patrul</text:span> – (kwo) Patrouille, Streife<text:line-break/><text:span text:style-name="T3">patruli</text:span> – (zwo) patrouillieren, Streife gehen/fahren<text:line-break/>Russisch</text:p>
        <text:p text:style-name="Text_20_body"><text:span text:style-name="T3">paun</text:span> – (kwo) Pfund <text:span text:style-name="T1">(engl. Masseeinheit; brit. Währung)</text:span></text:p>
        <text:p text:style-name="Text_20_body"><text:span text:style-name="T3">pausa</text:span> – (kwo) Pause<text:line-break/><text:span text:style-name="T3">pausi</text:span> – (zwo) pausieren<text:line-break/><text:span text:style-name="T3">leson-pausa</text:span> – Unterrichtspause</text:p>
        <text:p text:style-name="Text_20_body"><text:span text:style-name="T3">pava</text:span> – (kwo) Pfau <text:span text:style-name="T1">(zool.)</text:span><text:line-break/><text:span text:style-name="T3">pavo</text:span> – (kwo) Pfauenhahn<text:line-break/><text:soft-page-break/><text:span text:style-name="T3">pavina</text:span> – (kwo) Pfauenhenne<text:line-break/><text:span text:style-name="T3">yunpava</text:span> – (kwo) Pfauenküken</text:p>
        <text:p text:style-name="Text_20_body"><text:span text:style-name="T3">pavimenta</text:span> – (kwo) Straßenbelag; Belag des Gehwegs<text:line-break/><text:span text:style-name="T3">pavimenti</text:span> – (zwo) befestigen, pflastern</text:p>
        <text:p text:style-name="Text_20_body"><text:span text:style-name="T3">pay</text:span> – (kwo) Pie, Kuchen, Pastete<text:line-break/>Japanisch</text:p>
        <text:p text:style-name="Text_20_body"><text:span text:style-name="T3">pazla</text:span> – (kwo) Puzzle <text:span text:style-name="T1">(Spiel)</text:span></text:p>
        <text:p text:style-name="Text_20_body"><text:span text:style-name="T3">pe</text:span> – <text:span text:style-name="T1">der Buchstabe</text:span> P</text:p>
        <text:p text:style-name="Text_20_body"><text:bookmark text:name="peda"/><text:span text:style-name="T3">peda</text:span> – (kwo) Fuß <text:span text:style-name="T1">(anat.)</text:span><text:line-break/><text:span text:style-name="T3">pedabey</text:span> – (kwo) Fußrücken, Spann <text:span text:style-name="T1">(anat.)</text:span><text:line-break/><text:span text:style-name="T3">pedi</text:span> – (zwo) zu Fuß gehen siehe auch: <text:a xlink:type="simple" xlink:href="#lisipedi" text:style-name="Internet_20_link" text:visited-style-name="Visited_20_Internet_20_Link"><text:span text:style-name="Definition">lisipedi</text:span></text:a><text:line-break/><text:span text:style-name="T3">pedisoldata</text:span> – (kwo) Fußsoldat, Infanterist<text:line-break/><text:span text:style-name="T3">peditrupa</text:span> – (kwo) Fußtruppe, Infanterie<text:line-break/><text:span text:style-name="T3">pedi-sha, pedijen</text:span> – (kwo) Fußgänger, Passant<text:line-break/><text:span text:style-name="T3">peding</text:span> – (kwo) Gehen; Wettlauf</text:p>
        <text:p text:style-name="Text_20_body"><text:span text:style-name="T3">pedal</text:span> – (kwo) Pedal<text:line-break/><text:span text:style-name="T3">presi pedal</text:span> – ein Pedal treten<text:line-break/><text:span text:style-name="T3">depresi pedal</text:span> – ein Pedal loslassen<text:line-break/><text:span text:style-name="T3">gaspedal</text:span> – (kwo) Gaspedal</text:p>
        <text:p text:style-name="Text_20_body"><text:span text:style-name="T3">pega</text:span> – (kwo) Zapfen, Dübel, Stift</text:p>
        <text:p text:style-name="Text_20_body"><text:span text:style-name="T3">pedidao</text:span> – (kwo) Fußweg siehe: <text:a xlink:type="simple" xlink:href="#peda" text:style-name="Internet_20_link" text:visited-style-name="Visited_20_Internet_20_Link"><text:span text:style-name="Definition">pedi</text:span></text:a>, <text:a xlink:type="simple" xlink:href="#dao" text:style-name="Internet_20_link" text:visited-style-name="Visited_20_Internet_20_Link"><text:span text:style-name="Definition">dao</text:span></text:a></text:p>
        <text:p text:style-name="Text_20_body"><text:span text:style-name="T3">peki</text:span> – (zwo) backen<text:line-break/><text:span text:style-name="T3">peking</text:span> – (kwo) Backen<text:line-break/><text:span text:style-name="T3">pekitura</text:span> – (kwo) Gebäck<text:line-break/><text:span text:style-name="T3">pekiguan</text:span> – (kwo) Bäckerei<text:line-break/><text:span text:style-name="T3">peker</text:span> – (kwo) Bäcker<text:line-break/>Russisch</text:p>
        <text:p text:style-name="Text_20_body"><text:span text:style-name="T3">pelatuk</text:span> – (kwo) Specht <text:span text:style-name="T1">(zool.)</text:span><text:line-break/>Indonesisch</text:p>
        <text:p text:style-name="Text_20_body"><text:span text:style-name="T3">pelikan</text:span> – (kwo) Pelikan <text:span text:style-name="T1">(zool.)</text:span></text:p>
        <text:p text:style-name="Text_20_body"><text:bookmark text:name="pelikula"/><text:span text:style-name="T3">pelikula</text:span> – (kwo) Film, Schicht, Häutchen vgl. <text:a xlink:type="simple" xlink:href="#filma" text:style-name="Internet_20_link" text:visited-style-name="Visited_20_Internet_20_Link"><text:span text:style-name="Definition">filma</text:span></text:a></text:p>
        <text:p text:style-name="Text_20_body"><text:span text:style-name="T3">pelin</text:span> – (kwo) Wermut, Absinth<text:line-break/>Persisch</text:p>
        <text:p text:style-name="Text_20_body"><text:span text:style-name="T3">pelmeni</text:span> – (kwo) Pelmeni <text:span text:style-name="T1">(mit Fleisch gefüllte Teigtaschen)</text:span><text:line-break/><text:span text:style-name="T3">pelmeninka</text:span> – (kwo) eine Pelmeni<text:line-break/>Russisch</text:p>
        <text:p text:style-name="Text_20_body"><text:soft-page-break/><text:span text:style-name="T3">pen</text:span> – (kwo) Wanne, Becken<text:line-break/><text:span text:style-name="T3">banipen</text:span> – (kwo) Badewanne<text:line-break/><text:span text:style-name="T3">woshipen</text:span> – (kwo) Washbecken, Waschschüssel<text:line-break/>Mandarin</text:p>
        <text:p text:style-name="Text_20_body"><text:bookmark text:name="pendi"/><text:span text:style-name="T3">pendi</text:span> – (zwo) hängen <text:span text:style-name="T1">(intr./tr.)</text:span><text:line-break/><text:span text:style-name="T3">bependi</text:span> – (zwo) herumhängen, behängen<text:line-break/><text:span text:style-name="T3">bependi mur bay piktura</text:span> – die Wand mit Bildern behängen<text:line-break/><text:span text:style-name="T3">pendi-kili</text:span> – (zwo) erhängen siehe auch: <text:a xlink:type="simple" xlink:href="#galga" text:style-name="Internet_20_link" text:visited-style-name="Visited_20_Internet_20_Link"><text:span text:style-name="Definition">galga</text:span></text:a><text:line-break/><text:span text:style-name="T3">pendika</text:span> – (kwo) Ständer, Aufhänger, Halterung</text:p>
        <text:p text:style-name="Text_20_body"><text:span text:style-name="T3">pendula</text:span> – (kwo) Pendel</text:p>
        <text:p text:style-name="Text_20_body"><text:span text:style-name="T3">penetri</text:span> – (zwo) penetrieren, eindringen<text:line-break/><text:span text:style-name="T3">penetra</text:span> – (kwo) Penetration, Durchbruch, Durchdringung</text:p>
        <text:p text:style-name="Text_20_body"><text:span text:style-name="T3">peni</text:span> – 1) (zwo) sich die Mühe machen, sich anstrengen<text:line-break/><text:span text:style-name="T3">Me peni zwo se hao.</text:span> – Ich habe mir die Mühe gemacht es gut zu tun.<text:line-break/><text:span text:style-name="T3">To bu es penival.</text:span> – Das ist nicht der Mühe wert.<text:line-break/><text:span text:style-name="T3">pena</text:span> – (kwo) Mühe, Anstrengung<text:line-break/>2) (kwo) Penny, Pence <text:span text:style-name="T1">(Münze)</text:span></text:p>
        <text:p text:style-name="Text_20_body"><text:span text:style-name="T3">penis</text:span> – (kwo) Penis <text:span text:style-name="T1">(anat.)</text:span></text:p>
        <text:p text:style-name="Text_20_body"><text:span text:style-name="T3">pension</text:span> – (kwo) Pension, Rente, Ruhegeld<text:line-break/><text:span text:style-name="T3">pensioner</text:span> – (kwo) Pensionär, Rentner</text:p>
        <text:p text:style-name="Text_20_body"><text:span text:style-name="T3">pepa</text:span> – (kwo) Pfeffer<text:line-break/><text:span text:style-name="T3">fai pepa</text:span> – (zwo) pfeffern<text:line-break/><text:span text:style-name="T3">pepadan</text:span> – (kwo) Pfefferstreuer</text:p>
        <text:p text:style-name="Text_20_body"><text:span text:style-name="T3">pepla</text:span> – (kwo) Asche<text:line-break/><text:span text:style-name="T3">pepladan</text:span> – (kwo) Aschenbecher<text:line-break/><text:span text:style-name="T3">peplisi</text:span> – (zwo) einäschern<text:line-break/><text:span text:style-name="T3">peplalok</text:span> – (kwo) Platz für Asche<text:line-break/>Russisch</text:p>
        <text:p text:style-name="Text_20_body"><text:bookmark text:name="per"/><text:span text:style-name="T3">per</text:span> – (konekti) per, pro, je vgl. <text:a xlink:type="simple" xlink:href="#fo" text:style-name="Internet_20_link" text:visited-style-name="Visited_20_Internet_20_Link"><text:span text:style-name="Definition">fo</text:span></text:a>, <text:a xlink:type="simple" xlink:href="#por" text:style-name="Internet_20_link" text:visited-style-name="Visited_20_Internet_20_Link"><text:span text:style-name="Definition">por</text:span></text:a>, <text:a xlink:type="simple" xlink:href="#pro" text:style-name="Internet_20_link" text:visited-style-name="Visited_20_Internet_20_Link"><text:span text:style-name="Definition">pro</text:span></text:a>, <text:a xlink:type="simple" xlink:href="#pur" text:style-name="Internet_20_link" text:visited-style-name="Visited_20_Internet_20_Link"><text:span text:style-name="Definition">pur</text:span></text:a><text:line-break/><text:span text:style-name="T3">6% per yar</text:span> – 6% pro Jahr<text:line-break/><text:span text:style-name="T3">100 gram per kilo</text:span> – 100 Gramm pro Kilo<text:line-break/><text:span text:style-name="T3">100 kilometra per ora</text:span> – 100 Kilometer pro Stunde<text:line-break/><text:span text:style-name="T3">pet dolar per jen</text:span> – 5 Dollar pro Kopf</text:p>
        <text:p text:style-name="Text_20_body"><text:span text:style-name="T3">pera</text:span> – (kwo) Birne <text:span text:style-name="T1">(bot.)</text:span><text:line-break/>Spanisch</text:p>
        <text:p text:style-name="Text_20_body"><text:span text:style-name="T3">perfekte</text:span> – (kwel) perfekt, vollkommen<text:line-break/><text:span text:style-name="T3">perfektitaa</text:span> – (kwo) Perfektion, Vollendung<text:line-break/><text:span text:style-name="T3">perfektisi</text:span> – (zwo) perfektionieren, vervollkommnen<text:line-break/><text:soft-page-break/><text:span text:style-name="T3">swa-perfektisa</text:span> – (kwo) Selbstvervollkommnung</text:p>
        <text:p text:style-name="Text_20_body"><text:span text:style-name="T3">perfori</text:span> – (zwo) perforieren, durchlöchern<text:line-break/><text:span text:style-name="T3">perfora</text:span> – (kwo) Perforation</text:p>
        <text:p text:style-name="Text_20_body"><text:span text:style-name="T3">pergamen</text:span> – (kwo) Pergament</text:p>
        <text:p text:style-name="Text_20_body"><text:span text:style-name="T3">perioda</text:span> – (kwo) Periode, Zeitraum<text:line-break/><text:span text:style-name="T3">periodike</text:span> – (kwel) periodisch<text:line-break/><text:span text:style-name="T3">periodika</text:span> – (kwo) Zeitschrift</text:p>
        <text:p text:style-name="Text_20_body"><text:span text:style-name="T3">perka</text:span> – (kwo) Barsch <text:span text:style-name="T1">(zool.)</text:span><text:line-break/>Spanisch</text:p>
        <text:p text:style-name="Text_20_body"><text:span text:style-name="T3">perla</text:span> – (kwo) Perle<text:line-break/><text:span text:style-name="T3">perlamata</text:span> – (kwo) Perlmutter, Perlmutt<text:line-break/>Spanisch</text:p>
        <text:p text:style-name="Text_20_body"><text:span text:style-name="T3">permanente</text:span> – (kwel) permanent, dauerhaft<text:line-break/>Italienisch</text:p>
        <text:p text:style-name="Text_20_body"><text:span text:style-name="T3">permiti</text:span> – (zwo) erlauben, zulassen<text:line-break/><text:span text:style-name="T3">permiti a swa</text:span> – sich erlauben; gestatten (fähig oder reich genug sein)<text:line-break/><text:span text:style-name="T3">permita</text:span> – (kwo) Erlaubnis, Genehmigung<text:line-break/><text:span text:style-name="T3">permitibile</text:span> – (kwel) erlaubt, zulässig</text:p>
        <text:p text:style-name="Text_20_body"><text:span text:style-name="T3">perplexe</text:span> – (kwel) perplex, ratlos<text:line-break/><text:span text:style-name="T3">perplexitaa</text:span> – (kwo) Perplexität, Ratlosigkeit, Verblüffung</text:p>
        <text:p text:style-name="Text_20_body"><text:bookmark text:name="persekwi"/><text:span text:style-name="T3">persekwi</text:span> – (zwo) verfolgen siehe auch: <text:a xlink:type="simple" xlink:href="#goni" text:style-name="Internet_20_link" text:visited-style-name="Visited_20_Internet_20_Link"><text:span text:style-name="Definition">goni</text:span></text:a><text:line-break/><text:span text:style-name="T3">persekwa</text:span> – (kwo) Verfolgung; Jagd</text:p>
        <text:p text:style-name="Text_20_body"><text:span text:style-name="T3">persepti</text:span> – (zwo) wahrnehmen, erkennen<text:line-break/><text:span text:style-name="T3">persepta</text:span> – (kwo) Wahrnehmung<text:line-break/><text:span text:style-name="T3">perseptibile</text:span> – (kwel) wahrnehmbar, erkennbar</text:p>
        <text:p text:style-name="Text_20_body"><text:span text:style-name="T3">persik</text:span> – (kwo) Pfirsich <text:span text:style-name="T1">(bot.)</text:span><text:line-break/>Indonesisch</text:p>
        <text:p text:style-name="Text_20_body"><text:span text:style-name="T3">persilya</text:span> – (kwo) Petersilie <text:span text:style-name="T1">(bot.)</text:span><text:line-break/>Schwedisch</text:p>
        <text:p text:style-name="Text_20_body"><text:span text:style-name="T3">persona</text:span> – (kwo) Person<text:line-break/><text:span text:style-name="T3">personale</text:span> – (kwel) persönlich, privat<text:line-break/><text:span text:style-name="T3">personalem</text:span> – (komo) persönlich<text:line-break/><text:span text:style-name="T3">personalitaa</text:span> – (kwo) Persönlichkeit</text:p>
        <text:p text:style-name="Text_20_body"><text:span text:style-name="T3">personifiki</text:span> – (zwo) personifizieren, verkörpern<text:line-break/><text:span text:style-name="T3">personifika</text:span> – (kwo) Personifizierung, Verkörperung</text:p>
        <text:p text:style-name="Text_20_body"><text:soft-page-break/><text:span text:style-name="T3">perspektive</text:span> – (kwel) perspektivisch<text:line-break/><text:span text:style-name="T3">perspektiva</text:span> – (kwo) Perspektive, Blickwinkel</text:p>
        <text:p text:style-name="Text_20_body"><text:span text:style-name="T3">perteni</text:span> – (zwo) gehören</text:p>
        <text:p text:style-name="Text_20_body"><text:span text:style-name="T3">peruka</text:span> – (kwo) Perücke<text:line-break/>Griechisch</text:p>
        <text:p text:style-name="Text_20_body"><text:bookmark text:name="pes"/><text:span text:style-name="T3">pes</text:span> – (kwo) Stück vgl. <text:a xlink:type="simple" xlink:href="#ge" text:style-name="Internet_20_link" text:visited-style-name="Visited_20_Internet_20_Link"><text:span text:style-name="Definition">ge</text:span></text:a><text:line-break/><text:span text:style-name="T3">char pes sukra</text:span> – 4 Stück Zucker</text:p>
        <text:p text:style-name="Text_20_body"><text:span text:style-name="T3">pesta</text:span> – (kwo) Pest, Plage, Seuche</text:p>
        <text:p text:style-name="Text_20_body"><text:bookmark text:name="pet"/><text:span text:style-name="T3">pet</text:span> – (kwanto) fünf (5)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petshi</text:span> – (kwanto) fünfzig<text:line-break/><text:span text:style-name="T3">petsto</text:span> – (kwanto) fünfhundert<text:line-break/><text:span text:style-name="T3">pet-ney</text:span> – (kwel) fünfter</text:p>
        <text:p text:style-name="Text_20_body"><text:span text:style-name="T3">petala</text:span> – (kwo) Petal, Blütenblatt <text:span text:style-name="T1">(bot.)</text:span><text:line-break/>Portugiesisch</text:p>
        <text:p text:style-name="Text_20_body"><text:bookmark text:name="petdi"/><text:span text:style-name="T3">petdi</text:span> – (kwo) Freitag (5. Tag der Woche) auch: <text:a xlink:type="simple" xlink:href="#venudi" text:style-name="Internet_20_link" text:visited-style-name="Visited_20_Internet_20_Link"><text:span text:style-name="Definition">venudi</text:span></text:a> siehe auch: <text:a xlink:type="simple" xlink:href="#undi" text:style-name="Internet_20_link" text:visited-style-name="Visited_20_Internet_20_Link"><text:span text:style-name="Definition">undi</text:span></text:a>, <text:a xlink:type="simple" xlink:href="#dwadi" text:style-name="Internet_20_link" text:visited-style-name="Visited_20_Internet_20_Link"><text:span text:style-name="Definition">dwadi</text:span></text:a>, <text:a xlink:type="simple" xlink:href="#tridi" text:style-name="Internet_20_link" text:visited-style-name="Visited_20_Internet_20_Link"><text:span text:style-name="Definition">tridi</text:span></text:a>, <text:a xlink:type="simple" xlink:href="#chardi" text:style-name="Internet_20_link" text:visited-style-name="Visited_20_Internet_20_Link"><text:span text:style-name="Definition">chardi</text:span></text:a>, <text:a xlink:type="simple" xlink:href="#sitdi" text:style-name="Internet_20_link" text:visited-style-name="Visited_20_Internet_20_Link"><text:span text:style-name="Definition">sitdi</text:span></text:a>, <text:a xlink:type="simple" xlink:href="#semdi" text:style-name="Internet_20_link" text:visited-style-name="Visited_20_Internet_20_Link"><text:span text:style-name="Definition">semdi</text:span></text:a></text:p>
        <text:p text:style-name="Text_20_body"><text:span text:style-name="T3">petision</text:span> – (kwo) Petition, Eingabe, Antrag<text:line-break/><text:span text:style-name="T3">fai petision, petisioni</text:span> – (zwo) beantragen, ersuchen, eine Eingabe machen</text:p>
        <text:p text:style-name="Text_20_body"><text:bookmark text:name="pi"/><text:span text:style-name="T3">pi</text:span> – (zwo) trinken<text:line-break/><text:span text:style-name="T3">pi-akwa</text:span> – Trinkwasser<text:line-break/><text:span text:style-name="T3">pia</text:span> – (kwo) Trinken; Trunk<text:line-break/><text:span text:style-name="T3">fai pia pro koywan</text:span> – auf jmd. trinken<text:line-break/><text:span text:style-name="T3">piwat</text:span> – (kwo) Getränke<text:line-break/><text:span text:style-name="T3">piguan</text:span> – (kwo) Gaststätte<text:line-break/><text:span text:style-name="T3">pilok</text:span> – (kwo) Tränke<text:line-break/>Hindi</text:p>
        <text:p text:style-name="Text_20_body"><text:span text:style-name="T3">piano</text:span> – (kwo) Piano, Klavier <text:span text:style-name="T1">(mus.)</text:span><text:line-break/><text:span text:style-name="T3">baji/fai piano</text:span> – Klavier spielen</text:p>
        <text:p text:style-name="Text_20_body"><text:span text:style-name="T3">piesa</text:span> – (kwo) (Theater-, Musik-, Literatur-)Stück</text:p>
        <text:p text:style-name="Text_20_body"><text:span text:style-name="T3">piga</text:span> – (kwo) Leder<text:line-break/><text:span text:style-name="T3">piga ganta</text:span> – Lederhandschuhe<text:line-break/>Mandarin</text:p>
        <text:p text:style-name="Text_20_body"><text:span text:style-name="T3">pigma</text:span> – (kwo) Pygmäe</text:p>
        <text:p text:style-name="Text_20_body"><text:span text:style-name="T3">pijama</text:span> – (kwo) Pyjama, Schlafanzug<text:line-break/>Persisch</text:p>
        <text:p text:style-name="Text_20_body"><text:bookmark text:name="pik"/><text:soft-page-break/><text:span text:style-name="T3">pik</text:span> – (kwo) Pik <text:span text:style-name="T1">(Spielkarte) siehe auch: </text:span><text:a xlink:type="simple" xlink:href="#pleikarta" text:style-name="Internet_20_link" text:visited-style-name="Visited_20_Internet_20_Link"><text:span text:style-name="Definition"><text:span text:style-name="T1">pleikarta</text:span></text:span></text:a></text:p>
        <text:p text:style-name="Text_20_body"><text:span text:style-name="T3">pikee</text:span> – (kwo) Pikee (textil.)</text:p>
        <text:p text:style-name="Text_20_body"><text:bookmark text:name="piki"/><text:span text:style-name="T3">piki</text:span> – (zwo) piksen, stechen, beißen<text:line-break/><text:span text:style-name="T3">Frosta piki fas.</text:span> – Der Frost beißt ins Gesicht.<text:line-break/><text:span text:style-name="T3">pika</text:span> – (kwo) Stich<text:line-break/><text:span text:style-name="T3">piki-she</text:span> – (kwel) stechend<text:line-break/><text:span text:style-name="T3">pikishil</text:span> – (kwel) scharf gewürzt</text:p>
        <text:p text:style-name="Text_20_body"><text:bookmark text:name="pikti"/><text:span text:style-name="T3">pikti</text:span> – (zwo) malen, abbilden vgl. <text:a xlink:type="simple" xlink:href="#kolor" text:style-name="Internet_20_link" text:visited-style-name="Visited_20_Internet_20_Link"><text:span text:style-name="Definition">kolori</text:span></text:a>, <text:a xlink:type="simple" xlink:href="#pinta" text:style-name="Internet_20_link" text:visited-style-name="Visited_20_Internet_20_Link"><text:span text:style-name="Definition">pinti</text:span></text:a><text:line-break/><text:span text:style-name="T3">pikter</text:span> – (kwo) Maler<text:line-break/><text:span text:style-name="T3">piktura</text:span> – (kwo) Bild, Gemälde<text:line-break/><text:span text:style-name="T3">kitaba kun jamile piktura</text:span> – ein Buch mit schönen Bildern<text:line-break/><text:span text:style-name="T3">pikting</text:span> – (kwo) Malen<text:line-break/><text:span text:style-name="T3">piktival</text:span> – (kwel) malerisch, pittoresk</text:p>
        <text:p text:style-name="Text_20_body"><text:span text:style-name="T3">pila</text:span> – (kwo) Stapel, Haufen<text:line-break/><text:span text:style-name="T3">pila de kitabas</text:span> – ein Stapel Bücher<text:line-break/><text:span text:style-name="T3">pila de pyata</text:span> – ein Stapel Teller</text:p>
        <text:p text:style-name="Text_20_body"><text:span text:style-name="T3">pilota</text:span> – (kwo) Pilot</text:p>
        <text:p text:style-name="Text_20_body"><text:span text:style-name="T3">pimenta</text:span> – (kwo) Piment, Nelkenpfeffer</text:p>
        <text:p text:style-name="Text_20_body"><text:span text:style-name="T3">pin</text:span> – (kwo) Artikel, Güter, Ware<text:line-break/>Mandarin</text:p>
        <text:p text:style-name="Text_20_body"><text:span text:style-name="T3">pina</text:span> – (kwo) Kiefer <text:span text:style-name="T1">(bot.)</text:span><text:line-break/><text:span text:style-name="T3">pina shulin</text:span> – Kiefernwald</text:p>
        <text:p text:style-name="Text_20_body"><text:bookmark text:name="pinchan"/><text:span text:style-name="T3">pinchan</text:span> – (kwel) gewöhnlich, normal, üblich Ant.: <text:a xlink:type="simple" xlink:href="#nopinchan" text:style-name="Internet_20_link" text:visited-style-name="Visited_20_Internet_20_Link"><text:span text:style-name="Definition">nopinchan</text:span></text:a> siehe auch: <text:a xlink:type="simple" xlink:href="#abyas" text:style-name="Internet_20_link" text:visited-style-name="Visited_20_Internet_20_Link"><text:span text:style-name="Definition">abyas-ney</text:span></text:a><text:line-break/><text:span text:style-name="T3">pinchanem</text:span> – (komo) gewöhnlich, normal, üblich<text:line-break/>Mandarin</text:p>
        <text:p text:style-name="Text_20_body"><text:span text:style-name="T3">pinguin</text:span> – (kwo) Pinguin <text:span text:style-name="T1">(zool.)</text:span></text:p>
        <text:p text:style-name="Text_20_body"><text:span text:style-name="T3">pinsel</text:span> – (kwo) Pinsel</text:p>
        <text:p text:style-name="Text_20_body"><text:span text:style-name="T3">pinsi</text:span> – (zwo) kneifen, klemmen<text:line-break/><text:span text:style-name="T3">pinsa</text:span> – (kwo) Kniff<text:line-break/><text:span text:style-name="T3">pinser</text:span> – (kwo) Zange<text:line-break/><text:span text:style-name="T3">pinserkin</text:span> – (kwo) Pinzette</text:p>
        <text:p text:style-name="Text_20_body"><text:bookmark text:name="pinta"/><text:span text:style-name="T3">pinta</text:span> – (kwo) Farbe, Lack<text:line-break/><text:span text:style-name="T3">pinti</text:span> – (zwo) anmalen vgl. <text:a xlink:type="simple" xlink:href="#kolor" text:style-name="Internet_20_link" text:visited-style-name="Visited_20_Internet_20_Link"><text:span text:style-name="Definition">kolori</text:span></text:a>, <text:a xlink:type="simple" xlink:href="#pikti" text:style-name="Internet_20_link" text:visited-style-name="Visited_20_Internet_20_Link"><text:span text:style-name="Definition">pikti</text:span></text:a><text:line-break/><text:span text:style-name="T3">pintaken</text:span> – (kwo) Farbdose<text:line-break/><text:span text:style-name="T3">pinter</text:span> – (kwo) Anstreicher vgl. <text:a xlink:type="simple" xlink:href="#pikti" text:style-name="Internet_20_link" text:visited-style-name="Visited_20_Internet_20_Link"><text:span text:style-name="Definition">pikter</text:span></text:a></text:p>
        <text:p text:style-name="Text_20_body"><text:span text:style-name="T3">pionir</text:span> – (kwo) Pionier Syn.: <text:a xlink:type="simple" xlink:href="#dao" text:style-name="Internet_20_link" text:visited-style-name="Visited_20_Internet_20_Link"><text:span text:style-name="Definition">dao</text:span></text:a>-<text:a xlink:type="simple" xlink:href="#ofni" text:style-name="Internet_20_link" text:visited-style-name="Visited_20_Internet_20_Link"><text:span text:style-name="Definition">ofner</text:span></text:a></text:p>
        <text:p text:style-name="Text_20_body"><text:bookmark text:name="pipa"/><text:soft-page-break/><text:span text:style-name="T3">pipa</text:span> – (kwo) Tabakpfeife vgl. <text:a xlink:type="simple" xlink:href="#duda" text:style-name="Internet_20_link" text:visited-style-name="Visited_20_Internet_20_Link"><text:span text:style-name="Definition">duda</text:span></text:a>, <text:a xlink:type="simple" xlink:href="#tuba" text:style-name="Internet_20_link" text:visited-style-name="Visited_20_Internet_20_Link"><text:span text:style-name="Definition">tuba</text:span></text:a><text:line-break/>Griechisch</text:p>
        <text:p text:style-name="Text_20_body"><text:span text:style-name="T3">pipeta</text:span> – (kwo) Pipette</text:p>
        <text:p text:style-name="Text_20_body"><text:span text:style-name="T3">pipsi</text:span> – (zwo) piepsen<text:line-break/>Deutsch</text:p>
        <text:p text:style-name="Text_20_body"><text:span text:style-name="T3">piramida</text:span> – (kwo) Pyramide</text:p>
        <text:p text:style-name="Text_20_body"><text:span text:style-name="T3">pirata</text:span> – (kwo) Pirat</text:p>
        <text:p text:style-name="Text_20_body"><text:span text:style-name="T3">pirsi</text:span> – (zwo) durchboren, einstechen<text:line-break/><text:span text:style-name="T3">Flecha pirsi luy sina.</text:span> – Der Pfeil durchborte deine Brust.<text:line-break/><text:span text:style-name="T3">pirsi dun</text:span> – ein Loch stechen<text:line-break/><text:span text:style-name="T3">pirsing</text:span> – (kwo) Lochen</text:p>
        <text:p text:style-name="Text_20_body"><text:bookmark text:name="pisi"/><text:span text:style-name="T3">pisi</text:span> – (zwo) pissen <text:span text:style-name="T1">(vulg.)</text:span> Syn.: <text:a xlink:type="simple" xlink:href="#urina" text:style-name="Internet_20_link" text:visited-style-name="Visited_20_Internet_20_Link"><text:span text:style-name="Definition">urini</text:span></text:a></text:p>
        <text:p text:style-name="Text_20_body"><text:span text:style-name="T3">pisina</text:span> – (kwo) Schwimmbecken<text:line-break/>Spanisch</text:p>
        <text:p text:style-name="Text_20_body"><text:span text:style-name="T3">pistaka</text:span> – (kwo) Pistazie <text:span text:style-name="T1">(bot.)</text:span><text:line-break/>Persisch</text:p>
        <text:p text:style-name="Text_20_body"><text:span text:style-name="T3">pistola</text:span> – (kwo) Pistole<text:line-break/>Spanisch</text:p>
        <text:p text:style-name="Text_20_body"><text:span text:style-name="T3">piti</text:span> – (zwo) mitfühlen; bemitleiden, erbarmen<text:line-break/><text:span text:style-name="T3">pita</text:span> – (kwo) Mitgefühl; Mitleid, Erbarmen<text:line-break/><text:span text:style-name="T3">piti-she, pitishil</text:span> – (kwel) mitfühlend, erbarmungsvoll<text:line-break/><text:span text:style-name="T3">nopiti-she, nopitishil</text:span> – (kwel) mitleidlos, gnadenlos, erbarmungslos<text:line-break/><text:span text:style-name="T3">pitival</text:span> – (kwel) bedauernswert, bemitleidenswert</text:p>
        <text:p text:style-name="Text_20_body"><text:span text:style-name="T3">pitsa</text:span> – (kwo) Pizza</text:p>
        <text:p text:style-name="Text_20_body"><text:bookmark text:name="plaki"/><text:span text:style-name="T3">plaki</text:span> – (zwo) weinen vgl. <text:a xlink:type="simple" xlink:href="#krai" text:style-name="Internet_20_link" text:visited-style-name="Visited_20_Internet_20_Link"><text:span text:style-name="Definition">krai</text:span></text:a><text:line-break/><text:span text:style-name="T3">plaki-shwo</text:span> – wehklagen, jammern<text:line-break/><text:span text:style-name="T3">plaka</text:span> – (kwo) Weinen<text:line-break/><text:span text:style-name="T3">plaknik</text:span> – (kwo) Heulsuse<text:line-break/><text:span text:style-name="T3">plak!</text:span> – (exklami) <text:span text:style-name="T1">lautmalerisch für weinen</text:span><text:line-break/>Russisch</text:p>
        <text:p text:style-name="Text_20_body"><text:bookmark text:name="plan"/><text:span text:style-name="T3">plan</text:span> – (kwo) Plan<text:line-break/><text:span text:style-name="T3">plani</text:span> – (zwo) planen<text:line-break/><text:span text:style-name="T3">planing</text:span> – (kwo) Planen</text:p>
        <text:p text:style-name="Text_20_body"><text:bookmark text:name="plane"/><text:span text:style-name="T3">plane</text:span> – (kwel) plan, eben, flach vgl. <text:a xlink:type="simple" xlink:href="#plate" text:style-name="Internet_20_link" text:visited-style-name="Visited_20_Internet_20_Link"><text:span text:style-name="Definition">plate</text:span></text:a><text:line-break/><text:span text:style-name="T3">plana</text:span> – (kwo) Ebene<text:line-break/><text:span text:style-name="T3">planika</text:span> – (kwo) etw. flaches<text:line-break/><text:soft-page-break/><text:span text:style-name="T3">planisi</text:span> – (zwo) einebnen, glätten<text:line-break/><text:span text:style-name="T3">planisa</text:span> – (kwo) Einebnen, Glätten</text:p>
        <text:p text:style-name="Text_20_body"><text:span text:style-name="T3">planeta</text:span> – (kwo) Planet <text:span text:style-name="T1">(astron.)</text:span><text:line-break/><text:span text:style-name="T3">planeta-ney</text:span> – (kwel) planetary</text:p>
        <text:p text:style-name="Text_20_body"><text:span text:style-name="T3">planka</text:span> – (kwo) Brett<text:line-break/><text:span text:style-name="T3">planka-kama</text:span> – Holzpritsche</text:p>
        <text:p text:style-name="Text_20_body"><text:span text:style-name="T3">planta</text:span> – (kwo) Pflanze<text:line-break/><text:span text:style-name="T3">planti</text:span> – (zwo) pflanzen<text:line-break/><text:span text:style-name="T3">beplanti agra bay repa</text:span> – das Feld mit Rüben bepflanzen<text:line-break/><text:span text:style-name="T3">planting</text:span> – (kwo) das Pflanzen<text:line-break/><text:span text:style-name="T3">plantiwat</text:span> – (kwo) gepflanzte Pflanze<text:line-break/><text:span text:style-name="T3">plantura</text:span> – (kwo) Pflanzung, Plantageauch: <text:span text:style-name="T3">plantasion</text:span></text:p>
        <text:p text:style-name="Text_20_body"><text:bookmark text:name="plasa"/><text:span text:style-name="T3">plasa</text:span> – (kwo) Platz (für jmd. oder etw.; Raum) vgl. <text:a xlink:type="simple" xlink:href="#loko" text:style-name="Internet_20_link" text:visited-style-name="Visited_20_Internet_20_Link"><text:span text:style-name="Definition">loko</text:span></text:a><text:line-break/><text:span text:style-name="T3">okupi plasa</text:span> – einen Platz besetzen<text:line-break/><text:span text:style-name="T3">Plasa ye.</text:span> – Es gibt freie Plätze. / Es gibt Platz.<text:line-break/><text:span text:style-name="T3">Plasa yok.</text:span> – Es gibt keine Plätze. / Es gibt keinen Platz.<text:line-break/><text:span text:style-name="T3">plasi</text:span> – (zwo) platzieren<text:line-break/><text:span text:style-name="T3">fa-plasi</text:span> – (zwo) Platz finden, platziert werden</text:p>
        <text:p text:style-name="Text_20_body"><text:span text:style-name="T3">plasma</text:span> – (kwo) Plasma</text:p>
        <text:p text:style-name="Text_20_body"><text:span text:style-name="T3">plasta</text:span> – (kwo) Pflaster<text:line-break/><text:span text:style-name="T3">lipi-plasta</text:span> – Klebepflaster</text:p>
        <text:p text:style-name="Text_20_body"><text:span text:style-name="T3">plastik</text:span> – (kwo) Plastik, Kunststoff<text:line-break/><text:span text:style-name="T3">plastik-ney</text:span> – (kwel) Kunststoff…</text:p>
        <text:p text:style-name="Text_20_body"><text:span text:style-name="T3">plastike</text:span> – (kwel) plastisch, Biegbar, formbar</text:p>
        <text:p text:style-name="Text_20_body"><text:span text:style-name="T3">plataforma</text:span> – (kwo) Plattform</text:p>
        <text:p text:style-name="Text_20_body"><text:bookmark text:name="plate"/><text:span text:style-name="T3">plate</text:span> – (kwel) flach, abgeflacht vgl. <text:a xlink:type="simple" xlink:href="#plane" text:style-name="Internet_20_link" text:visited-style-name="Visited_20_Internet_20_Link"><text:span text:style-name="Definition">plane</text:span></text:a><text:line-break/><text:span text:style-name="T3">platbota</text:span> – (kwo) Flachboot<text:line-break/><text:span text:style-name="T3">platpeda</text:span> – (kwo) Plattfuß<text:line-break/><text:span text:style-name="T3">plata</text:span> – (kwo) Platte, Tafel<text:line-break/><text:span text:style-name="T3">platem</text:span> – (komo) flach<text:line-break/><text:span text:style-name="T3">plati</text:span> – (zwo) glätten, planieren, flachmachen <text:span text:style-name="T1">(tr./intr.)</text:span><text:line-break/><text:span text:style-name="T3">plating</text:span> – (kwo) Flachdrücken, Ebnen <text:span text:style-name="T1">(Prozess)</text:span><text:line-break/><text:span text:style-name="T3">platisi</text:span> – (zwo) etw. flach machen <text:span text:style-name="T1">(tr.)</text:span><text:line-break/><text:span text:style-name="T3">platifi</text:span> – (zwo) flach werden <text:span text:style-name="T1">(intr.)</text:span><text:line-break/><text:span text:style-name="T3">platifa</text:span> – (kwo) Abflachung <text:span text:style-name="T1">(Handlung/Resultat)</text:span></text:p>
        <text:p text:style-name="Text_20_body"><text:span text:style-name="T3">platin</text:span> – (kwo) Platin <text:span text:style-name="T1">(chem. Element, Symbol: Pt)</text:span></text:p>
        <text:p text:style-name="Text_20_body"><text:span text:style-name="T3">plato</text:span> – (kwo) Plateau, Hochebene</text:p>
        <text:p text:style-name="Text_20_body"><text:soft-page-break/><text:span text:style-name="T3">playa</text:span> – (kwo) Strand</text:p>
        <text:p text:style-name="Text_20_body"><text:span text:style-name="T3">plecha</text:span> – (kwo) Schulter<text:line-break/><text:span text:style-name="T3">ek-lifti plechas</text:span> – mit den Schultern zucken<text:line-break/><text:span text:style-name="T3">plechavati</text:span> – (zwo) schultern<text:line-break/>Russisch</text:p>
        <text:p text:style-name="Text_20_body"><text:bookmark text:name="plei"/><text:span text:style-name="T3">plei</text:span> – (zwo) spielen vgl. <text:a xlink:type="simple" xlink:href="#baji" text:style-name="Internet_20_link" text:visited-style-name="Visited_20_Internet_20_Link"><text:span text:style-name="Definition">baji</text:span></text:a><text:line-break/><text:span text:style-name="T3">plei ruola</text:span> – eine Rolle spielen<text:line-break/><text:span text:style-name="T3">pleisa</text:span> – (kwo) Spiel vgl. <text:a xlink:type="simple" xlink:href="#geim" text:style-name="Internet_20_link" text:visited-style-name="Visited_20_Internet_20_Link"><text:span text:style-name="Definition">geim</text:span></text:a><text:line-break/><text:span text:style-name="T3">pleika</text:span> – (kwo) Spielzeug<text:line-break/><text:span text:style-name="T3">pleier</text:span> – (kwo) Spieler<text:line-break/><text:span text:style-name="T3">plei-sha</text:span> – (kwo) Spieler <text:span text:style-name="T1">(Person)</text:span><text:line-break/><text:span text:style-name="T3">worda-pleisa</text:span> – Wortspiel</text:p>
        <text:p text:style-name="Text_20_body"><text:bookmark text:name="pleikarta"/><text:span text:style-name="T3">pleikarta</text:span> – (kwo) Spielkarten siehe: <text:a xlink:type="simple" xlink:href="#plei" text:style-name="Internet_20_link" text:visited-style-name="Visited_20_Internet_20_Link"><text:span text:style-name="Definition">plei</text:span></text:a>, <text:a xlink:type="simple" xlink:href="#karta" text:style-name="Internet_20_link" text:visited-style-name="Visited_20_Internet_20_Link"><text:span text:style-name="Definition">karta</text:span></text:a> siehe auch: <text:a xlink:type="simple" xlink:href="#kordia" text:style-name="Internet_20_link" text:visited-style-name="Visited_20_Internet_20_Link"><text:span text:style-name="Definition">kordia</text:span></text:a>, <text:a xlink:type="simple" xlink:href="#kros" text:style-name="Internet_20_link" text:visited-style-name="Visited_20_Internet_20_Link"><text:span text:style-name="Definition">kros</text:span></text:a>, <text:a xlink:type="simple" xlink:href="#kwadra" text:style-name="Internet_20_link" text:visited-style-name="Visited_20_Internet_20_Link"><text:span text:style-name="Definition">kwadra</text:span></text:a>, <text:a xlink:type="simple" xlink:href="#pik" text:style-name="Internet_20_link" text:visited-style-name="Visited_20_Internet_20_Link"><text:span text:style-name="Definition">pik</text:span></text:a><text:line-break/><text:span text:style-name="T3">pleikarta-seta</text:span> – Satz von Spielkarten (Kartenspiel)</text:p>
        <text:p text:style-name="Text_20_body"><text:span text:style-name="T3">plen</text:span> – (kwo) Gefangenschaft<text:line-break/><text:span text:style-name="T3">plenjen</text:span> – (kwo) Gefangener, Häftling<text:line-break/><text:span text:style-name="T3">plenisi</text:span> – (zwo) gefangen nehmen; gefangennehmen <text:span text:style-name="T1">(fig.)</text:span><text:line-break/>Russisch</text:p>
        <text:p text:style-name="Text_20_body"><text:span text:style-name="T3">plesir</text:span> – (kwo) Vergnügen, Freude<text:line-break/><text:span text:style-name="T3">kun plesir</text:span> – mit Vergnügen<text:line-break/><text:span text:style-name="T3">May hi plesir!</text:span> – Das Vergnügen ist ganz auf meiner Seite! Gern geschehen!<text:line-break/><text:span text:style-name="T3">plesiri</text:span> – (zwo) erfreuen, Vergnügen bereiten</text:p>
        <text:p text:style-name="Text_20_body"><text:span text:style-name="T3">pleski</text:span> – (zwo) platschen, plätschern, plantschen<text:line-break/><text:span text:style-name="T3">pleska</text:span> – (kwo) Spritzer, Platschen<text:line-break/><text:span text:style-name="T3">ek-pleska</text:span> – (kwo) ein einzelner Spritzer<text:line-break/>Russisch</text:p>
        <text:p text:style-name="Text_20_body"><text:bookmark text:name="plexi"/><text:span text:style-name="T3">plexi</text:span> – (zwo) flechten, schlingen, winden siehe auch: <text:a xlink:type="simple" xlink:href="#interplexi" text:style-name="Internet_20_link" text:visited-style-name="Visited_20_Internet_20_Link"><text:span text:style-name="Definition">interplexi</text:span></text:a>, <text:a xlink:type="simple" xlink:href="#texi" text:style-name="Internet_20_link" text:visited-style-name="Visited_20_Internet_20_Link"><text:span text:style-name="Definition">texi</text:span></text:a><text:line-break/><text:span text:style-name="T3">plexika</text:span> – (kwo) etw. verflochtenes; Flechte<text:line-break/><text:span text:style-name="T3">plexus</text:span> – (kwo) Plexus, Nervengeflecht <text:span text:style-name="T1">(anat.)</text:span></text:p>
        <text:p text:style-name="Text_20_body"><text:span text:style-name="T3">pliga</text:span> – (kwo) Falz; Falte<text:line-break/><text:span text:style-name="T3">pligi</text:span> – (zwo) falten<text:line-break/><text:span text:style-name="T3">al pligen gambas</text:span> – mit gefalteten Beinen<text:line-break/><text:span text:style-name="T3">pligi-sikin</text:span> – Klappmesser<text:line-break/><text:span text:style-name="T3">depligi</text:span> – (zwo) entfalten<text:line-break/><text:span text:style-name="T3">pligibile</text:span> – (kwel) faltbar<text:line-break/><text:span text:style-name="T3">uuparpligi</text:span> – (zwo) hochklappen</text:p>
        <text:p text:style-name="Text_20_body"><text:span text:style-name="T3">plis</text:span> – (exklami) bitte<text:line-break/><text:span text:style-name="T3">Dai a me chiza plis.</text:span> – Gib mir bitte den Löffel.</text:p>
        <text:p text:style-name="Text_20_body"><text:soft-page-break/><text:span text:style-name="T3">plota</text:span> – (kwo) Floß<text:line-break/>Russisch</text:p>
        <text:p text:style-name="Text_20_body"><text:bookmark text:name="pluga"/><text:span text:style-name="T3">pluga</text:span> – (kwo) Pflug siehe auch <text:a xlink:type="simple" xlink:href="#lihua" text:style-name="Internet_20_link" text:visited-style-name="Visited_20_Internet_20_Link"><text:span text:style-name="Definition">lihua</text:span></text:a><text:line-break/><text:span text:style-name="T3">plugi</text:span> – (zwo) pflügen<text:line-break/><text:span text:style-name="T3">pluging</text:span> – (kwo) Pflügen<text:line-break/><text:span text:style-name="T3">pluger</text:span> – (kwo) Pflüger<text:line-break/><text:span text:style-name="T3">pluga-sikin</text:span> – Pflugschar, Pflugmesser<text:line-break/>Russisch</text:p>
        <text:p text:style-name="Text_20_body"><text:span text:style-name="T3">pluki</text:span> – (zwo) pflücken <text:span text:style-name="T1">(Früchte, Blumen …)</text:span>; rupfen <text:span text:style-name="T1">(Federn, Haare …)</text:span><text:line-break/>Deutsch</text:p>
        <text:p text:style-name="Text_20_body"><text:bookmark text:name="pluma"/><text:span text:style-name="T3">pluma</text:span> – (kwo) (Vogel-)Feder vgl. <text:a xlink:type="simple" xlink:href="#pruja" text:style-name="Internet_20_link" text:visited-style-name="Visited_20_Internet_20_Link"><text:span text:style-name="Definition">pruja</text:span></text:a><text:line-break/><text:span text:style-name="T3">plumamao</text:span> – (kwo) Gefieder</text:p>
        <text:p text:style-name="Text_20_body"><text:span text:style-name="T3">plumba</text:span> – (kwo) Blei <text:span text:style-name="T1">(chem. Element, Symbol: Pb)</text:span></text:p>
        <text:p text:style-name="Text_20_body"><text:span text:style-name="T3">plunji</text:span> – (zwo) tauchen<text:line-break/><text:span text:style-name="T3">plunja</text:span> – (kwo) Tauchgang<text:line-break/><text:span text:style-name="T3">plunjer</text:span> – (kwo) Taucher</text:p>
        <text:p text:style-name="Text_20_body"><text:bookmark text:name="pluri"/><text:span text:style-name="T3">pluri, pluri…</text:span> – (inplas-kwanto) mehrere, einige<text:line-break/><text:span text:style-name="T3">Me hev pluri kitaba.</text:span> – Ich habe einige Bücher.<text:line-break/><text:span text:style-name="T3">Me he visiti ela pluri ves.</text:span> – Ich besuchte sie einige Mal.<text:line-break/><text:span text:style-name="T3">pluri-forma, plurika</text:span> – (kwo) Plural, Mehrzahl <text:span text:style-name="T1">(gram.)</text:span></text:p>
        <text:p text:style-name="Text_20_body"><text:span text:style-name="T3">plus</text:span> – (kwo, konekti, komo) Plus, plus (Plus-Zeichen; Vorteil, Pluspunkt; außerdem)<text:line-break/><text:span text:style-name="T3">To es plus fo yu.</text:span> – Das ist ein Pluspunkt für dich.<text:line-break/><text:span text:style-name="T3">Char plus pet es nin.</text:span> – Vie plus fünf sind neun.<text:line-break/><text:span text:style-name="T3">plus-ney</text:span> – (kwel) plus, extra<text:line-break/><text:span text:style-name="T3">plusi</text:span> – (zwo) hinzufügen</text:p>
        <text:p text:style-name="Text_20_body"><text:bookmark text:name="pluton"/><text:span text:style-name="T3">Pluton</text:span> – (kwo) Pluto <text:span text:style-name="T1">(ehem. 9. Planet, astr.)</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text:p>
        <text:p text:style-name="Text_20_body"><text:span text:style-name="T3">pluva</text:span> – (kwo) Regen<text:line-break/><text:span text:style-name="T3">pluvi</text:span> – (zwo) regnen<text:line-break/><text:span text:style-name="T3">pluvi gro</text:span> – es gießt<text:line-break/><text:span text:style-name="T3">pluvi-ki</text:span> – es nieselt<text:line-break/><text:span text:style-name="T3">pluvinka</text:span> – (kwo) Regentropfen<text:line-break/><text:span text:style-name="T3">aispluva</text:span> – (kwo) Hagelschauer</text:p>
        <text:p text:style-name="Text_20_body"><text:span text:style-name="T3">po</text:span> – (konekti) <text:span text:style-name="T1">weist auf Verteilung in Portionen hin</text:span><text:line-break/><text:span text:style-name="T3">olo es po tri dolar</text:span> – jedes Teil kostet 3 Dollar<text:line-break/><text:span text:style-name="T3">po un jen</text:span> – einer nach dem anderen (Menschen)<text:line-break/><text:span text:style-name="T3">po tri</text:span> – zu dreien<text:line-break/><text:span text:style-name="T3">po shao</text:span> – in kleinen Portionen<text:line-break/><text:soft-page-break/><text:span text:style-name="T3">shao-po-shao</text:span> – nach und nach, ganz allmählich<text:line-break/>Russisch</text:p>
        <text:p text:style-name="Text_20_body"><text:bookmark text:name="poda"/><text:span text:style-name="T3">poda</text:span> – (kwo) Fußboden vgl. <text:a xlink:type="simple" xlink:href="#etaja" text:style-name="Internet_20_link" text:visited-style-name="Visited_20_Internet_20_Link"><text:span text:style-name="Definition">etaja</text:span></text:a><text:line-break/>Bulgarisch</text:p>
        <text:p text:style-name="Text_20_body"><text:span text:style-name="T3">podle</text:span> – (kwel) abscheulich, gemein<text:line-break/><text:span text:style-name="T3">podla</text:span> – (kwo) Schuft, Gauner<text:line-break/>Russisch</text:p>
        <text:p text:style-name="Text_20_body"><text:span text:style-name="T3">poema</text:span> – (kwo) Gedicht</text:p>
        <text:p text:style-name="Text_20_body"><text:span text:style-name="T3">poesia</text:span> – (kwo) Poesie, Dichtkunst<text:line-break/>Italienisch</text:p>
        <text:p text:style-name="Text_20_body"><text:span text:style-name="T3">poeta</text:span> – (kwo) Poet<text:line-break/><text:span text:style-name="T3">poetike</text:span> – (kwel) poetisch<text:line-break/><text:span text:style-name="T3">shma-poeta</text:span> – (kwo) Dichterling<text:line-break/>Spanisch</text:p>
        <text:p text:style-name="Text_20_body"><text:span text:style-name="T3">pokloni</text:span> – (zwo) verbeugen<text:line-break/><text:span text:style-name="T3">poklona</text:span> – (kwo) Verbeugung<text:line-break/>Russisch</text:p>
        <text:p text:style-name="Text_20_body"><text:span text:style-name="T3">pol</text:span> – (kwo) Pol<text:line-break/><text:span text:style-name="T3">polare</text:span> – (kwel) polar<text:line-break/><text:span text:style-name="T3">polaritaa</text:span> – (kwo) Polarität<text:line-break/><text:span text:style-name="T3">polarisi</text:span> – (zwo) polarisieren <text:span text:style-name="T1">(tr.)</text:span><text:line-break/><text:span text:style-name="T3">polarisa</text:span> – (kwo) Polarisation</text:p>
        <text:p text:style-name="Text_20_body"><text:span text:style-name="T3">poliglota</text:span> – (kwo) Polyglott</text:p>
        <text:p text:style-name="Text_20_body"><text:span text:style-name="T3">Polinesia</text:span> – (kwo) Polynesien</text:p>
        <text:p text:style-name="Text_20_body"><text:span text:style-name="T3">polis</text:span> – (kwo) Polizei<text:line-break/><text:span text:style-name="T3">polisyuan</text:span> – (kwo) Polizist<text:line-break/><text:span text:style-name="T3">polisguan</text:span> – (kwo) Polizeiwache</text:p>
        <text:p text:style-name="Text_20_body"><text:span text:style-name="T3">politika</text:span> – (kwo) Politik<text:line-break/><text:span text:style-name="T3">politike</text:span> – (kwo) politisch<text:line-break/><text:span text:style-name="T3">politiker</text:span> – (kwo) Politiker</text:p>
        <text:p text:style-name="Text_20_body"><text:span text:style-name="T3">polo</text:span> – (kwo) Polo <text:span text:style-name="T1">(Spiel)</text:span></text:p>
        <text:p text:style-name="Text_20_body"><text:bookmark text:name="polsa"/><text:span text:style-name="T3">polsa</text:span> – (kwo) Handgelenk <text:span text:style-name="T1">(anat.)</text:span> vgl. <text:a xlink:type="simple" xlink:href="#pulsa" text:style-name="Internet_20_link" text:visited-style-name="Visited_20_Internet_20_Link"><text:span text:style-name="Definition">pulsa</text:span></text:a></text:p>
        <text:p text:style-name="Text_20_body"><text:span text:style-name="T3">polva</text:span> – (kwo) Staub<text:line-break/><text:span text:style-name="T3">polvinka</text:span> – (kwo) Staubkorn<text:line-break/><text:span text:style-name="T3">polvisi</text:span> – (zwo) pulverisieren, zerstäuben<text:line-break/><text:span text:style-name="T3">polviser</text:span> – (kwo) Pulverisierer, Zerstäuber, Feinmühle</text:p>
        <text:p text:style-name="Text_20_body"><text:soft-page-break/><text:span text:style-name="T3">pomelo</text:span> – (kwo) Pampelmuse <text:span text:style-name="T1">(bot.)</text:span></text:p>
        <text:p text:style-name="Text_20_body"><text:span text:style-name="T3">pompa</text:span> – (kwo) Pomp, Prunk<text:line-break/><text:span text:style-name="T3">fai pompa</text:span> – pompös/prunkvoll verhalten<text:line-break/><text:span text:style-name="T3">pompa-ney, pompaful</text:span> – (kwel) pompös, prunkvoll</text:p>
        <text:p text:style-name="Text_20_body"><text:span text:style-name="T3">pompon</text:span> – (kwo) Pompon, Bommel</text:p>
        <text:p text:style-name="Text_20_body"><text:bookmark text:name="pon"/><text:span text:style-name="T3">pon</text:span> – (zwo) (etw.) legen, stellen, setzen siehe auch: <text:a xlink:type="simple" xlink:href="#depon" text:style-name="Internet_20_link" text:visited-style-name="Visited_20_Internet_20_Link"><text:span text:style-name="Definition">depon</text:span></text:a>, <text:a xlink:type="simple" xlink:href="#onpon" text:style-name="Internet_20_link" text:visited-style-name="Visited_20_Internet_20_Link"><text:span text:style-name="Definition">onpon</text:span></text:a>, <text:a xlink:type="simple" xlink:href="#prepon" text:style-name="Internet_20_link" text:visited-style-name="Visited_20_Internet_20_Link"><text:span text:style-name="Definition">prepon</text:span></text:a><text:line-break/><text:span text:style-name="T3">Pon se dar.</text:span> – Lege/stelle es dort hin.<text:line-break/><text:span text:style-name="T3">bepon tabla</text:span> – den Tisch decken</text:p>
        <text:p text:style-name="Text_20_body"><text:bookmark text:name="pondi"/><text:span text:style-name="T3">pondi</text:span> – (zwo) wägen; erwägen vgl. <text:a xlink:type="simple" xlink:href="#vegi" text:style-name="Internet_20_link" text:visited-style-name="Visited_20_Internet_20_Link"><text:span text:style-name="Definition">vegi</text:span></text:a><text:line-break/><text:span text:style-name="T3">ponding</text:span> – (kwo) Wägen, Abwägen<text:line-break/><text:span text:style-name="T3">pondika</text:span> – (kwo) Waage Syn.: <text:a xlink:type="simple" xlink:href="#vaka" text:style-name="Internet_20_link" text:visited-style-name="Visited_20_Internet_20_Link"><text:span text:style-name="Definition">vaka</text:span></text:a><text:line-break/><text:span text:style-name="T3">pondidan</text:span> – (kwo) Waagschale</text:p>
        <text:p text:style-name="Text_20_body"><text:span text:style-name="T3">poni</text:span> – (kwo) Pony <text:span text:style-name="T1">(zool.)</text:span></text:p>
        <text:p text:style-name="Text_20_body"><text:span text:style-name="T3">ponta</text:span> – (kwo) Brücke</text:p>
        <text:p text:style-name="Text_20_body"><text:span text:style-name="T3">pop</text:span> – (kwo) christlicher Geistlicher</text:p>
        <text:p text:style-name="Text_20_body"><text:bookmark text:name="popa"/><text:span text:style-name="T3">popa</text:span> – (kwo) Gesäß, Hintern, Po vgl. <text:a xlink:type="simple" xlink:href="#diba" text:style-name="Internet_20_link" text:visited-style-name="Visited_20_Internet_20_Link"><text:span text:style-name="Definition">diba</text:span></text:a></text:p>
        <text:p text:style-name="Text_20_body"><text:span text:style-name="T3">popla</text:span> – (kwo) Pappel <text:span text:style-name="T1">(bot.)</text:span></text:p>
        <text:p text:style-name="Text_20_body"><text:span text:style-name="T3">populare</text:span> – (kwo) populär</text:p>
        <text:p text:style-name="Text_20_body"><text:span text:style-name="T3">populasion</text:span> – (kwo) Population, Bevölkerung</text:p>
        <text:p text:style-name="Text_20_body"><text:bookmark text:name="por"/><text:span text:style-name="T3">por</text:span> – (konekti) wegen, aufgrund, für <text:span text:style-name="T1">(Anlass, Grund)</text:span> vgl. <text:a xlink:type="simple" xlink:href="#fo" text:style-name="Internet_20_link" text:visited-style-name="Visited_20_Internet_20_Link"><text:span text:style-name="Definition">fo</text:span></text:a>, <text:a xlink:type="simple" xlink:href="#per" text:style-name="Internet_20_link" text:visited-style-name="Visited_20_Internet_20_Link"><text:span text:style-name="Definition">per</text:span></text:a>, <text:a xlink:type="simple" xlink:href="#pro" text:style-name="Internet_20_link" text:visited-style-name="Visited_20_Internet_20_Link"><text:span text:style-name="Definition">pro</text:span></text:a>, <text:a xlink:type="simple" xlink:href="#pur" text:style-name="Internet_20_link" text:visited-style-name="Visited_20_Internet_20_Link"><text:span text:style-name="Definition">pur</text:span></text:a><text:line-break/><text:span text:style-name="T3">Danke por atenta!</text:span> – Danke für Ihre Aufmerksamkeit!<text:line-break/><text:span text:style-name="T3">Nu bu go promeni por bade meteo.</text:span> – Wir gehen wegen des schlechten Wetters nicht spazieren.<text:line-break/><text:span text:style-name="T3">Me lai por vidi luma in yur winda.</text:span> – Ich kam, weil ich Licht in deinem Fenster sah.</text:p>
        <text:p text:style-name="Text_20_body"><text:span text:style-name="T3">porcha</text:span> – (kwo) Vordach, Windfang</text:p>
        <text:p text:style-name="Text_20_body"><text:span text:style-name="T3">porselan</text:span> – (kwo) Porzellan</text:p>
        <text:p text:style-name="Text_20_body"><text:span text:style-name="T3">porsion</text:span> – (kwo) Portion</text:p>
        <text:p text:style-name="Text_20_body"><text:bookmark text:name="porti"/><text:span text:style-name="T3">porti</text:span> – (zwo) tragen vgl. <text:a xlink:type="simple" xlink:href="#onhev" text:style-name="Internet_20_link" text:visited-style-name="Visited_20_Internet_20_Link"><text:span text:style-name="Definition">onhev</text:span></text:a><text:line-break/><text:span text:style-name="T3">raki-porti</text:span> – Transport in einem Fahrzeug<text:line-break/><text:span text:style-name="T3">porti wek</text:span> – wegtragen<text:line-break/><text:span text:style-name="T3">porting</text:span> – (kwo) Tragen<text:line-break/><text:span text:style-name="T3">portibile</text:span> – (kwel) portabel, tragbar<text:line-break/><text:span text:style-name="T3">portisulam</text:span> – (kwo) Leiter<text:line-break/><text:span text:style-name="T3">porter</text:span> – (kwo) (Gepäck-)Träger<text:line-break/><text:span text:style-name="T3">portika</text:span> – (kwo) Trage, Bahre<text:line-break/><text:soft-page-break/><text:span text:style-name="T3">portiwat</text:span> – (kwo) Transportgut, Ladung, Last</text:p>
        <text:p text:style-name="Text_20_body"><text:span text:style-name="T3">portreta</text:span> – (kwo) Porträt</text:p>
        <text:p text:style-name="Text_20_body"><text:span text:style-name="T3">portu</text:span> – (kwo) Hafen</text:p>
        <text:p text:style-name="Text_20_body"><text:span text:style-name="T3">Portugal</text:span> – Portugal<text:line-break/><text:span text:style-name="T3">Portugal-jen</text:span> – Einwohner Portugals</text:p>
        <text:p text:style-name="Text_20_body"><text:span text:style-name="T3">portuges</text:span> – 1) (kwel) portugiesisch (bezüglich Ethnik, Sprache oder Land)<text:line-break/>2) (kwo) Portugiese (Person portugiesischer Abstammung)<text:line-break/>3) (kwo) Portugiesisch (Sprache)</text:p>
        <text:p text:style-name="Text_20_body"><text:span text:style-name="T3">posa</text:span> – (kwo) Pose, Haltung</text:p>
        <text:p text:style-name="Text_20_body"><text:span text:style-name="T3">posesi</text:span> – (zwo) besitzen<text:line-break/><text:span text:style-name="T3">poseser</text:span> – (kwo) Besitzer, Eigentümer, Inhaber<text:line-break/><text:span text:style-name="T3">ardaposesa</text:span> – (kwo) Grundbesitz<text:line-break/><text:span text:style-name="T3">ardaposeser</text:span> – (kwo) Grundbesitzer<text:line-break/><text:span text:style-name="T3">en-posesi</text:span> – (zwo) aneignen</text:p>
        <text:p text:style-name="Text_20_body"><text:span text:style-name="T3">posh</text:span> – (kwo) (Hosen-/Jacken-)Tasche<text:line-break/><text:span text:style-name="T3">poshtuh</text:span> – (kwo) Taschentuch</text:p>
        <text:p text:style-name="Text_20_body"><text:bookmark text:name="posible"/><text:span text:style-name="T3">posible</text:span> – (kwel) möglich<text:line-break/><text:span text:style-name="T3">buposible</text:span> – (kwel) unmöglich, ausgeschlossen<text:line-break/><text:span text:style-name="T3">posiblitaa</text:span> – (kwo) Möglichkeit<text:line-break/><text:span text:style-name="T3">mah-posible</text:span> – (zwo) ermöglichen auch: <text:a xlink:type="simple" xlink:href="#mog" text:style-name="Internet_20_link" text:visited-style-name="Visited_20_Internet_20_Link"><text:span text:style-name="Definition">mogisi</text:span></text:a></text:p>
        <text:p text:style-name="Text_20_body"><text:span text:style-name="T3">posision</text:span> – (kwo) Position, Lage, Stellung<text:line-break/><text:span text:style-name="T3">posision-ney</text:span> – (kwel) die Lage betreffend</text:p>
        <text:p text:style-name="Text_20_body"><text:span text:style-name="T3">positive</text:span> – (kwel) positiv<text:line-break/><text:span text:style-name="T3">positiva</text:span> – (kwo) Positiv</text:p>
        <text:p text:style-name="Text_20_body"><text:bookmark text:name="posta"/><text:span text:style-name="T3">posta</text:span> – (kwo) 1) Posten (Arbeitsverhältnis; Wachposten) vgl. <text:a xlink:type="simple" xlink:href="#meil" text:style-name="Internet_20_link" text:visited-style-name="Visited_20_Internet_20_Link"><text:span text:style-name="Definition">meil</text:span></text:a><text:line-break/>2) Post (Nachricht in einem elektronischen Forum)<text:line-break/><text:span text:style-name="T3">posti</text:span> – (zwo) posten (an ein electronisches Forum)</text:p>
        <text:p text:style-name="Text_20_body"><text:span text:style-name="T3">pot</text:span> – (kwo) Topf<text:line-break/><text:span text:style-name="T3">florpot</text:span> – (kwo) Blumentopf<text:line-break/><text:span text:style-name="T3">kukipot</text:span> – (kwo) Kochtopf</text:p>
        <text:p text:style-name="Text_20_body"><text:span text:style-name="T3">potensial</text:span> – (kwo) Potential (Fähigkeit zu wachsen; physikalischer Begriff)</text:p>
        <text:p text:style-name="Text_20_body"><text:bookmark text:name="potente"/><text:span text:style-name="T3">potente</text:span> – (kwel) potentiell<text:line-break/><text:span text:style-name="T3">potensia</text:span> – (kwo) Potential, Kraft, Stärke, Leistung; <text:span text:style-name="T1">math.</text:span> Potenz vgl. <text:a xlink:type="simple" xlink:href="#autoritaa" text:style-name="Internet_20_link" text:visited-style-name="Visited_20_Internet_20_Link"><text:span text:style-name="Definition">autoritaa</text:span></text:a>, <text:a xlink:type="simple" xlink:href="#mahta" text:style-name="Internet_20_link" text:visited-style-name="Visited_20_Internet_20_Link"><text:span text:style-name="Definition">mahta</text:span></text:a><text:line-break/><text:span text:style-name="T3">potensia de motor</text:span> – Motorleistung</text:p>
        <text:p text:style-name="Text_20_body"><text:span text:style-name="T3">povre</text:span> – (kwel) arm<text:line-break/><text:soft-page-break/><text:span text:style-name="T3">povre jen</text:span> – armer Mensch<text:line-break/><text:span text:style-name="T3">povre jenta</text:span> – die Armen<text:line-break/><text:span text:style-name="T3">povritaa</text:span> – (kwo) Armut<text:line-break/><text:span text:style-name="T3">povra (povro, povrina)</text:span> – (kwo) der/die Arme</text:p>
        <text:p text:style-name="Text_20_body"><text:bookmark text:name="poy"/><text:span text:style-name="T3">poy</text:span> – (taim-komo) danach, später siehe auch: <text:a xlink:type="simple" xlink:href="#dan1" text:style-name="Internet_20_link" text:visited-style-name="Visited_20_Internet_20_Link"><text:span text:style-name="Definition">dan</text:span></text:a><text:span text:style-name="T4">1</text:span><text:line-break/><text:span text:style-name="T3">Me bu mog go adar nau, me ve go poy.</text:span> – Ich kann jetzt nicht dorthin gehen, ich werde später gehen.<text:line-break/><text:span text:style-name="T3">un-nem … poy</text:span> – zuerst … danach<text:line-break/><text:span text:style-name="T3">Un-nem me go a skola, poy a dom.</text:span> – Zuerst gehe ich zur Schule, dann nach Hause.</text:p>
        <text:p text:style-name="Text_20_body"><text:span text:style-name="T3">pra…</text:span> – (syao) 1) <text:span text:style-name="T1">(zeitlich) entfernte Verwandschaft</text:span><text:line-break/><text:span text:style-name="T3">praopa</text:span> – Urgroßvater<text:line-break/><text:span text:style-name="T3">prajanmer</text:span> – Vorfahre, Urahn<text:line-break/><text:span text:style-name="T3">prakinda</text:span> – Nachfahre, Nachkomme<text:line-break/>2) <text:span text:style-name="T1">urtümlich, altertümlich</text:span><text:line-break/><text:span text:style-name="T3">pralingwa</text:span> – Ursprache<text:line-break/><text:span text:style-name="T3">prajen</text:span> – Stammvater</text:p>
        <text:p text:style-name="Text_20_body"><text:span text:style-name="T3">prais</text:span> – (kwo) Preis, Wert<text:line-break/><text:span text:style-name="T3">prais-lista</text:span> – Preisliste</text:p>
        <text:p text:style-name="Text_20_body"><text:span text:style-name="T3">praktika</text:span> – (kwo) Praxis, Tätigkeit, Methode<text:line-break/><text:span text:style-name="T3">praktike</text:span> – (kwel) praktisch, konkret<text:line-break/><text:span text:style-name="T3">praktikem</text:span> – (komo) praktisch<text:line-break/><text:span text:style-name="T3">praktiki</text:span> – (zwo) praktizieren, betreiben, üben<text:line-break/><text:span text:style-name="T3">praktiki-she leker</text:span> – praktischer Arzt</text:p>
        <text:p text:style-name="Text_20_body"><text:bookmark text:name="pravaslavia"/><text:span text:style-name="T3">pravaslavia</text:span> – (kwo) Orthodoxie <text:span text:style-name="T1">(rel.)</text:span> vgl. <text:a xlink:type="simple" xlink:href="#ortodoxia" text:style-name="Internet_20_link" text:visited-style-name="Visited_20_Internet_20_Link"><text:span text:style-name="Definition">ortodoxia</text:span></text:a><text:line-break/><text:span text:style-name="T3">pravaslavike</text:span> – (kwel) orthodox<text:line-break/><text:span text:style-name="T3">pravaslavike Kirka</text:span> – orthodoxe Kirche</text:p>
        <text:p text:style-name="Text_20_body"><text:bookmark text:name="prave"/><text:span text:style-name="T3">prave</text:span> – (kwel) richtig (korrekt, genau, wahr, passend) Syn. (mit engerer Bedeutung): <text:a xlink:type="simple" xlink:href="#juste" text:style-name="Internet_20_link" text:visited-style-name="Visited_20_Internet_20_Link"><text:span text:style-name="Definition">juste</text:span></text:a>, <text:a xlink:type="simple" xlink:href="#korekti" text:style-name="Internet_20_link" text:visited-style-name="Visited_20_Internet_20_Link"><text:span text:style-name="Definition">korekte</text:span></text:a>, <text:a xlink:type="simple" xlink:href="#vere" text:style-name="Internet_20_link" text:visited-style-name="Visited_20_Internet_20_Link"><text:span text:style-name="Definition">vere</text:span></text:a><text:line-break/><text:span text:style-name="T3">prave jawaba</text:span> – richtige Antwort<text:line-break/><text:span text:style-name="T3">prave desida</text:span> – richtige Entscheidung<text:line-break/><text:span text:style-name="T3">prave dao</text:span> – richtiger Weg<text:line-break/><text:span text:style-name="T3">Yu es prave.</text:span> – Du hast recht.<text:line-break/><text:span text:style-name="T3">pravitaa</text:span> – (kwo) Richtigkeit<text:line-break/><text:span text:style-name="T3">noprave</text:span> – (kwel) falsch, nicht richtig<text:line-break/><text:span text:style-name="T3">pravnik</text:span> – (kwo) rechtschaffender Mensch<text:line-break/>Russisch</text:p>
        <text:p text:style-name="Text_20_body"><text:bookmark text:name="pre"/><text:span text:style-name="T3">pre…</text:span> – (syao) prä…, vor…<text:line-break/><text:span text:style-name="T3">previdi</text:span> – (zwo) vorhersehen<text:line-break/><text:span text:style-name="T3">preshwo</text:span> – (zwo) vorhersagen<text:line-break/><text:span text:style-name="T3">pre-existi</text:span> – (zwo) vorher existieren<text:line-break/><text:soft-page-break/><text:span text:style-name="T3">prenam</text:span> – (kwo) Vorname<text:line-break/><text:span text:style-name="T3">preyeri</text:span> – (taim-komo) vorgestern<text:line-break/><text:span text:style-name="T3">pregoer</text:span> – (kwo) Vorgänger<text:line-break/><text:span text:style-name="T3">prejuda</text:span> – (kwo) Vorurteil<text:line-break/><text:span text:style-name="T3">prelaste</text:span> – (kwel) vorletzter</text:p>
        <text:p text:style-name="Text_20_body"><text:bookmark text:name="preferi"/><text:span text:style-name="T3">preferi</text:span> – (zwo) bevorzugen, lieber mögen<text:line-break/><text:span text:style-name="T3">Me preferi pi chay.</text:span> – Ich trinke lieber Tee.<text:line-break/><text:span text:style-name="T3">preferi koysa pyu kem koysa</text:span> – etw. gegenüber etw. bevorzugen<text:line-break/><text:span text:style-name="T3">prefera</text:span> – (kwo) Präferenz, Vorrang siehe auch: <text:a xlink:type="simple" xlink:href="#favorite" text:style-name="Internet_20_link" text:visited-style-name="Visited_20_Internet_20_Link"><text:span text:style-name="Definition">favorita</text:span></text:a><text:line-break/><text:span text:style-name="T3">preferival</text:span> – (kwel) vorzugsweise, wünschenswert<text:line-break/><text:span text:style-name="T3">preferivalem</text:span> – (komo) vorzugsweise, wünschenswert</text:p>
        <text:p text:style-name="Text_20_body"><text:span text:style-name="T3">pregi</text:span> – (zwo) bitten<text:line-break/><text:span text:style-name="T3">pregi-pai</text:span> – durch Bitten erhalten<text:line-break/><text:span text:style-name="T3">prega</text:span> – (kwo) Bitte, Wunsch, Ersuchen<text:line-break/><text:span text:style-name="T3">gro-pregi</text:span> – (zwo) anflehen<text:line-break/><text:span text:style-name="T3">gro-prega</text:span> – (kwo) Flehen</text:p>
        <text:p text:style-name="Text_20_body"><text:span text:style-name="T3">prei</text:span> – (zwo) beten<text:line-break/><text:span text:style-name="T3">preisa</text:span> – (kwo) Gebet<text:line-break/><text:span text:style-name="T3">preiyuan</text:span> – (kwo) Priester, Geistlicher<text:line-break/><text:span text:style-name="T3">preikitaba</text:span> – (kwo) Gebetsbuch<text:line-break/><text:span text:style-name="T3">preijuk</text:span> – (kwo) Gottesanbeterin <text:span text:style-name="T1">(zool.)</text:span></text:p>
        <text:p text:style-name="Text_20_body"><text:span text:style-name="T3">prelime</text:span> – (kwel) einleitend, vorausgehend</text:p>
        <text:p text:style-name="Text_20_body"><text:span text:style-name="T3">premia</text:span> – (kwo) Bonus, Gewinn, Preis<text:line-break/><text:span text:style-name="T3">Nobel premia</text:span> – (kwo) Nobelpreis</text:p>
        <text:p text:style-name="Text_20_body"><text:bookmark text:name="pren"/><text:span text:style-name="T3">pren</text:span> – (zwo) nehmen siehe auch: <text:a xlink:type="simple" xlink:href="#auspren" text:style-name="Internet_20_link" text:visited-style-name="Visited_20_Internet_20_Link"><text:span text:style-name="Definition">auspren</text:span></text:a>, <text:a xlink:type="simple" xlink:href="#kunpren" text:style-name="Internet_20_link" text:visited-style-name="Visited_20_Internet_20_Link"><text:span text:style-name="Definition">kunpren</text:span></text:a><text:line-break/><text:span text:style-name="T3">prensa</text:span> – (kwo) Abnahme, Entnahme, Annexion</text:p>
        <text:p text:style-name="Text_20_body"><text:bookmark text:name="prepon"/><text:span text:style-name="T3">prepon</text:span> – (zwo) voraussetzen siehe: <text:a xlink:type="simple" xlink:href="#pre" text:style-name="Internet_20_link" text:visited-style-name="Visited_20_Internet_20_Link"><text:span text:style-name="Definition">pre</text:span></text:a>, <text:a xlink:type="simple" xlink:href="#pon" text:style-name="Internet_20_link" text:visited-style-name="Visited_20_Internet_20_Link"><text:span text:style-name="Definition">pon</text:span></text:a><text:line-break/><text:span text:style-name="T3">prenponsa</text:span> – (kwo) Prämisse, Voraussetzung</text:p>
        <text:p text:style-name="Text_20_body"><text:bookmark text:name="pres"/><text:span text:style-name="T3">pres</text:span> – (kwo) Presse, Pressewesen vgl. <text:a xlink:type="simple" xlink:href="#presi" text:style-name="Internet_20_link" text:visited-style-name="Visited_20_Internet_20_Link"><text:span text:style-name="Definition">preser</text:span></text:a></text:p>
        <text:p text:style-name="Text_20_body"><text:span text:style-name="T3">presedi</text:span> – (zwo) vorangehen, vorgehen<text:line-break/><text:span text:style-name="T3">presedi-she</text:span> – (kwel) vorhergehend<text:line-break/><text:span text:style-name="T3">preseda</text:span> – (kwo) Präzedenz, Vorrang</text:p>
        <text:p text:style-name="Text_20_body"><text:span text:style-name="T3">presente</text:span> – (kwel) präsent, anwesend, gegenwärtig<text:line-break/><text:span text:style-name="T3">presensia</text:span> – (kwo) Anwesenheit, Gegenwart</text:p>
        <text:p text:style-name="Text_20_body"><text:span text:style-name="T3">preservi</text:span> – (zwo) erhalten, bewahren (<text:span text:style-name="T3">fon koysa</text:span> – von etw.), schützen vor Beschädigung</text:p>
        <text:p text:style-name="Text_20_body"><text:bookmark text:name="presi"/><text:span text:style-name="T3">presi</text:span> – (zwo) pressen, drücken<text:line-break/><text:span text:style-name="T3">ek-presi handa</text:span> – die Hand geben/drücken<text:line-break/><text:soft-page-break/><text:span text:style-name="T3">presi labas</text:span> – die Lippen zusammenpressen<text:line-break/><text:span text:style-name="T3">taim presi</text:span> – Zeitdruck / es pressiert<text:line-break/><text:span text:style-name="T3">preser</text:span> – (kwo) Presse (Gerät) vgl. <text:a xlink:type="simple" xlink:href="#pres" text:style-name="Internet_20_link" text:visited-style-name="Visited_20_Internet_20_Link"><text:span text:style-name="Definition">pres</text:span></text:a><text:line-break/><text:span text:style-name="T3">presa</text:span> – (kwo) Druck</text:p>
        <text:p text:style-name="Text_20_body"><text:span text:style-name="T3">presidenta</text:span> – (kwo) Präsident</text:p>
        <text:p text:style-name="Text_20_body"><text:bookmark text:name="presigna"/><text:span text:style-name="T3">presigna</text:span> – (kwo) Vorzeichen, Omen siehe: <text:a xlink:type="simple" xlink:href="#pre" text:style-name="Internet_20_link" text:visited-style-name="Visited_20_Internet_20_Link"><text:span text:style-name="Definition">pre</text:span></text:a>, <text:a xlink:type="simple" xlink:href="#signa" text:style-name="Internet_20_link" text:visited-style-name="Visited_20_Internet_20_Link"><text:span text:style-name="Definition">signa</text:span></text:a><text:line-break/><text:span text:style-name="T3">presigni</text:span> – (zwo) hindeuten, hinweisen Syn.: <text:a xlink:type="simple" xlink:href="#suli" text:style-name="Internet_20_link" text:visited-style-name="Visited_20_Internet_20_Link"><text:span text:style-name="Definition">suli</text:span></text:a>, <text:a xlink:type="simple" xlink:href="#wadi" text:style-name="Internet_20_link" text:visited-style-name="Visited_20_Internet_20_Link"><text:span text:style-name="Definition">wadi</text:span></text:a></text:p>
        <text:p text:style-name="Text_20_body"><text:span text:style-name="T3">preskribi</text:span> – (zwo) vorschreiben, anweisen<text:line-break/><text:span text:style-name="T3">preskriba</text:span> – (kwo) Vorschrift, Anweisung; Rezept <text:span text:style-name="T1">(pharm.)</text:span></text:p>
        <text:p text:style-name="Text_20_body"><text:span text:style-name="T3">presuposi</text:span> – (zwo) voraussetzen</text:p>
        <text:p text:style-name="Text_20_body"><text:span text:style-name="T3">preventi</text:span> – (zwo) verhüten, vorsorgen<text:line-break/><text:span text:style-name="T3">preventa</text:span> – (kwo) Prävention, Vorsorge</text:p>
        <text:p text:style-name="Text_20_body"><text:span text:style-name="T3">preworda</text:span> – (zwo) Vorwort</text:p>
        <text:p text:style-name="Text_20_body"><text:span text:style-name="T3">pri</text:span> – (sta) mögen, gernhaben<text:line-break/><text:span text:style-name="T3">Me pri flor.</text:span> – Ich mag Blumen.<text:line-break/><text:span text:style-name="T3">Me pri sey flor.</text:span> – Ich mag diese Blume.<text:line-break/><text:span text:style-name="T3">May kinda pri rasmi.</text:span> – Mein Kind zeichnet gern.<text:line-break/><text:span text:style-name="T3">pria</text:span> – (kwo) Gefallen, Vorliebe<text:line-break/><text:span text:style-name="T3">prival</text:span> – (kwel) reizend, entzückend, nett<text:line-break/>Hindi</text:p>
        <text:p text:style-name="Text_20_body"><text:span text:style-name="T3">priate</text:span> – (kwel) angenehm, gefällig, erfreulich<text:line-break/><text:span text:style-name="T3">nopriate</text:span> – (kwel) unangenehm, unerfreulich, lästig<text:line-break/>Russisch</text:p>
        <text:p text:style-name="Text_20_body"><text:span text:style-name="T3">prichi</text:span> – (zwo) predigen<text:line-break/><text:span text:style-name="T3">pricha</text:span> – (kwo) Predigt</text:p>
        <text:p text:style-name="Text_20_body"><text:span text:style-name="T3">primadona</text:span> – (kwo) Primadonna</text:p>
        <text:p text:style-name="Text_20_body"><text:span text:style-name="T3">primare</text:span> – (kwel) primär, erst… (erster oder niedrigster in der Reihenfolge)</text:p>
        <text:p text:style-name="Text_20_body"><text:span text:style-name="T3">prime</text:span> – (kwel) Haupt…, Erst…, bester (höchste Wichtigkeit oder Qualität)<text:line-break/><text:span text:style-name="T3">Es prime kwesta.</text:span> – Es ist eine Frage höchster Wichtigkeit.<text:line-break/><text:span text:style-name="T3">primem</text:span> – (komo) über allem, allererster; vor allem, in erster Linie, hauptsächlich</text:p>
        <text:p text:style-name="Text_20_body"><text:span text:style-name="T3">primitive</text:span> – (kwel) primitiv</text:p>
        <text:p text:style-name="Text_20_body"><text:span text:style-name="T3">primula</text:span> – (kwo) Primel <text:span text:style-name="T1">(bot.)</text:span></text:p>
        <text:p text:style-name="Text_20_body"><text:span text:style-name="T3">prinsa</text:span> – (kwo) Prinz</text:p>
        <text:p text:style-name="Text_20_body"><text:span text:style-name="T3">prinsip</text:span> – (kwo) Prinzip<text:line-break/><text:soft-page-break/><text:span text:style-name="T3">prinsip-ney</text:span> – (kwel) prinzipiell</text:p>
        <text:p text:style-name="Text_20_body"><text:span text:style-name="T3">printi</text:span> – (zwo) drucken<text:line-break/><text:span text:style-name="T3">printa, printing</text:span> – (kwo) Druck, Bedrucken<text:line-break/><text:span text:style-name="T3">printer</text:span> – (kwo) Drucker<text:line-break/><text:span text:style-name="T3">printiguan</text:span> – (kwo) Druckerei</text:p>
        <text:p text:style-name="Text_20_body"><text:span text:style-name="T3">pris</text:span> – (kwo) Siegespreis, Auszeichnung, Gewinn</text:p>
        <text:p text:style-name="Text_20_body"><text:bookmark text:name="prisenti"/><text:span text:style-name="T3">prisenti</text:span> – (zwo) präsentieren, zeigen vgl. <text:a xlink:type="simple" xlink:href="#introdukti" text:style-name="Internet_20_link" text:visited-style-name="Visited_20_Internet_20_Link"><text:span text:style-name="Definition">introdukti</text:span></text:a><text:line-break/><text:span text:style-name="T3">prisenta</text:span> – (kwo) presentation</text:p>
        <text:p text:style-name="Text_20_body"><text:span text:style-name="T3">prison</text:span> – (kwo) Gefängnis, Kerker<text:line-break/><text:span text:style-name="T3">prisonyuan</text:span> – (kwo) Gefängniswärter, Kerkermeister</text:p>
        <text:p text:style-name="Text_20_body"><text:span text:style-name="T3">private</text:span> – (kwel) privat</text:p>
        <text:p text:style-name="Text_20_body"><text:span text:style-name="T3">privilegia</text:span> – (kwo) Privileg</text:p>
        <text:p text:style-name="Text_20_body"><text:bookmark text:name="pro"/><text:span text:style-name="T3">pro</text:span> – (konekti-syao) pro, für etw. sein vgl. <text:a xlink:type="simple" xlink:href="#fo" text:style-name="Internet_20_link" text:visited-style-name="Visited_20_Internet_20_Link"><text:span text:style-name="Definition">fo</text:span></text:a>, <text:a xlink:type="simple" xlink:href="#per" text:style-name="Internet_20_link" text:visited-style-name="Visited_20_Internet_20_Link"><text:span text:style-name="Definition">per</text:span></text:a>, <text:a xlink:type="simple" xlink:href="#por" text:style-name="Internet_20_link" text:visited-style-name="Visited_20_Internet_20_Link"><text:span text:style-name="Definition">por</text:span></text:a>, <text:a xlink:type="simple" xlink:href="#pur" text:style-name="Internet_20_link" text:visited-style-name="Visited_20_Internet_20_Link"><text:span text:style-name="Definition">pur</text:span></text:a><text:line-break/><text:span text:style-name="T3">pro-weste stata</text:span> – ein westlich orientierter Staat<text:line-break/><text:span text:style-name="T3">Nu es pro guverna.</text:span> – Wir sind für die Regierung.<text:line-break/><text:span text:style-name="T3">Ob yu es pro may idea?</text:span> – Bist du für meine Idee?</text:p>
        <text:p text:style-name="Text_20_body"><text:bookmark text:name="proba"/><text:span text:style-name="T3">proba</text:span> – (kwo) Versuch, Test; Probe, Muster, Beispiel siehe auch: <text:a xlink:type="simple" xlink:href="#dusproba" text:style-name="Internet_20_link" text:visited-style-name="Visited_20_Internet_20_Link"><text:span text:style-name="Definition">dusproba</text:span></text:a><text:line-break/><text:span text:style-name="T3">probi</text:span> – (zwo) eine Probe nehmen, probieren, testen, versuchen vgl. <text:a xlink:type="simple" xlink:href="#trai" text:style-name="Internet_20_link" text:visited-style-name="Visited_20_Internet_20_Link"><text:span text:style-name="Definition">trai</text:span></text:a><text:line-break/>Russisch</text:p>
        <text:p text:style-name="Text_20_body"><text:bookmark text:name="probable"/><text:span text:style-name="T3">probable</text:span> – (kwel) wahrscheinlich, voraussichtlich<text:line-break/><text:span text:style-name="T3">shao-probable</text:span> – unwahrscheinlich<text:line-break/><text:span text:style-name="T3">probablem</text:span> – (komo) wahrscheinlich, voraussichtlich siehe auch: <text:a xlink:type="simple" xlink:href="#shayad" text:style-name="Internet_20_link" text:visited-style-name="Visited_20_Internet_20_Link"><text:span text:style-name="Definition">shayad</text:span></text:a><text:line-break/><text:span text:style-name="T3">probablitaa</text:span> – (kwo) Wahrscheinlichkeit</text:p>
        <text:p text:style-name="Text_20_body"><text:span text:style-name="T3">problema</text:span> – (kwo) Problem<text:line-break/><text:span text:style-name="T3">problema yok!</text:span> – kein Problem!</text:p>
        <text:p text:style-name="Text_20_body"><text:span text:style-name="T3">probus</text:span> – (kwo) Rüssel (Elefant), Stechrüssel (Insekt) <text:span text:style-name="T1">(zool.)</text:span></text:p>
        <text:p text:style-name="Text_20_body"><text:span text:style-name="T3">produkta</text:span> – (kwo) Produkt, Ware, Erzeugnis, Artikel<text:line-break/><text:span text:style-name="T3">produkti</text:span> – (zwo) produzieren, herstellen<text:line-break/><text:span text:style-name="T3">produktive</text:span> – (kwel) produktiv<text:line-break/><text:span text:style-name="T3">produktivitaa</text:span> – (kwo) Produktivität<text:line-break/><text:span text:style-name="T3">produkter</text:span> – (kwo) Produzent, Hersteller<text:line-break/><text:span text:style-name="T3">produkting</text:span> – (kwo) Produktion, Erzeugung<text:line-break/><text:span text:style-name="T3">produktura</text:span> – (kwo) produzierte Menge</text:p>
        <text:p text:style-name="Text_20_body"><text:bookmark text:name="profesion"/><text:span text:style-name="T3">profesion</text:span> – (kwo) Profession, Beruf siehe auch: <text:a xlink:type="simple" xlink:href="#profi" text:style-name="Internet_20_link" text:visited-style-name="Visited_20_Internet_20_Link"><text:span text:style-name="Definition">profi</text:span></text:a></text:p>
        <text:p text:style-name="Text_20_body"><text:span text:style-name="T3">profesor</text:span> – (kwo) Professor</text:p>
        <text:p text:style-name="Text_20_body"><text:soft-page-break/><text:span text:style-name="T3">profeta</text:span> – (kwo) Prophet, Seher<text:line-break/><text:span text:style-name="T3">profeti</text:span> – (zwo) prophezeien, vorhersagen, weissagen<text:line-break/><text:span text:style-name="T3">profetura</text:span> – (kwo) Prophezeiung, Weissagung<text:line-break/>Spanisch</text:p>
        <text:p text:style-name="Text_20_body"><text:bookmark text:name="profi"/><text:span text:style-name="T3">profi</text:span> – (kwo) Profi, Experte siehe auch: <text:a xlink:type="simple" xlink:href="#profesion" text:style-name="Internet_20_link" text:visited-style-name="Visited_20_Internet_20_Link"><text:span text:style-name="Definition">profesion</text:span></text:a><text:line-break/><text:span text:style-name="T3">profi-ney</text:span> – (kwel) professionell, Profi…, beruflich</text:p>
        <text:p text:style-name="Text_20_body"><text:span text:style-name="T3">profit</text:span> – (kwo) Profit<text:line-break/><text:span text:style-name="T3">profit-ney</text:span> – (kwel) profitabel<text:line-break/><text:span text:style-name="T3">profiti</text:span> – (zwo) profitieren, nützen</text:p>
        <text:p text:style-name="Text_20_body"><text:span text:style-name="T3">prognosa</text:span> – (kwo) Prognose, Vorausschau<text:line-break/><text:span text:style-name="T3">prognosi</text:span> – (zwo) prognostizieren, eine Prognose stellen</text:p>
        <text:p text:style-name="Text_20_body"><text:span text:style-name="T3">programa</text:span> – (kwo) Programm <text:span text:style-name="T1">(comp.)</text:span><text:line-break/><text:span text:style-name="T3">programi</text:span> – (zwo) programmieren<text:line-break/><text:span text:style-name="T3">programing</text:span> – (kwo) Programmierung<text:line-break/><text:span text:style-name="T3">programista</text:span> – (kwo) Programmierer</text:p>
        <text:p text:style-name="Text_20_body"><text:span text:style-name="T3">progresa</text:span> – (kwo) Fortschritt, Entwicklung<text:line-break/><text:span text:style-name="T3">progresi</text:span> – (zwo) fortschreiten, vorankommen</text:p>
        <text:p text:style-name="Text_20_body"><text:span text:style-name="T3">prohibi</text:span> – (zwo) verbieten, untersagen<text:line-break/><text:span text:style-name="T3">prohiba</text:span> – (kwo) Verbot, Untersagung</text:p>
        <text:p text:style-name="Text_20_body"><text:span text:style-name="T3">Proisen</text:span> – (kwo) Preußen <text:span text:style-name="T1">(geogr.)</text:span></text:p>
        <text:p text:style-name="Text_20_body"><text:span text:style-name="T3">proisih</text:span> – (kwel, kwo) preußisch, Preuße</text:p>
        <text:p text:style-name="Text_20_body"><text:span text:style-name="T3">proklami</text:span> – (zwo) proklamieren, ausrufen, verkünden<text:line-break/><text:span text:style-name="T3">proklama</text:span> – (kwo) Proklamation, Bekanntmachung</text:p>
        <text:p text:style-name="Text_20_body"><text:span text:style-name="T3">prolongi</text:span> – (zwo) prolongieren, verlängern, strecken, ausdehnen<text:line-break/><text:span text:style-name="T3">prolonga</text:span> – (kwo) Prolongation, Ausdehnng, Verlängerung</text:p>
        <text:p text:style-name="Text_20_body"><text:span text:style-name="T3">promeni</text:span> – (zwo) promenieren, spazieren gehen, bummeln<text:line-break/><text:span text:style-name="T3">Pyu hao ke yu go promeni.</text:span> – Besser, du gehst spazieren.<text:line-break/><text:span text:style-name="T3">promena</text:span> – (kwo) Spaziergang, Bummel</text:p>
        <text:p text:style-name="Text_20_body"><text:span text:style-name="T3">pronunsi</text:span> – (zwo) aussprechen<text:line-break/><text:span text:style-name="T3">pronunsa</text:span> – (kwo) Aussprache</text:p>
        <text:p text:style-name="Text_20_body"><text:span text:style-name="T3">propagandi</text:span> – (zwo) propagieren<text:line-break/><text:span text:style-name="T3">propaganda</text:span> – (kwo) Propaganda<text:line-break/><text:span text:style-name="T3">propagander</text:span> – (kwo) Propagandist</text:p>
        <text:p text:style-name="Text_20_body"><text:span text:style-name="T3">propagi</text:span> – (zwo) sich ausbreiten, verbreiten, fortpflanzen<text:line-break/><text:span text:style-name="T3">propaga</text:span> – (kwo) Ausbreitung, Verbreitung</text:p>
        <text:p text:style-name="Text_20_body"><text:bookmark text:name="prope"/><text:soft-page-break/><text:span text:style-name="T3">prope</text:span> – (kwel) eigen, eigener Syn.: <text:a xlink:type="simple" xlink:href="#swa" text:style-name="Internet_20_link" text:visited-style-name="Visited_20_Internet_20_Link"><text:span text:style-name="Definition">swa-ney</text:span></text:a><text:line-break/><text:span text:style-name="T3">propisi</text:span> – (zwo) sich etw. aneignen</text:p>
        <text:p text:style-name="Text_20_body"><text:span text:style-name="T3">proporsion</text:span> – (kwo) Proportion, Größenverhältnis<text:line-break/><text:span text:style-name="T3">proporsion-ney</text:span> – (kwel) proportional, anteilig<text:line-break/><text:span text:style-name="T3">proporsion-nem</text:span> – (komo) proportional, verhältnismäßig</text:p>
        <text:p text:style-name="Text_20_body"><text:bookmark text:name="proposi"/><text:span text:style-name="T3">proposi</text:span> – (zwo) vorschlagen vgl. <text:a xlink:type="simple" xlink:href="#sugesti" text:style-name="Internet_20_link" text:visited-style-name="Visited_20_Internet_20_Link"><text:span text:style-name="Definition">sugesti</text:span></text:a><text:line-break/><text:span text:style-name="T3">proposa</text:span> – (kwo) Vorschlag, Angebot<text:line-break/><text:span text:style-name="T3">proposa om salam</text:span> – Friedensvorschlag</text:p>
        <text:p text:style-name="Text_20_body"><text:span text:style-name="T3">prosa</text:span> – (kwo) Prosa<text:line-break/><text:span text:style-name="T3">prosa-ney, prosalik</text:span> – (kwo) prosaisch, nüchtern</text:p>
        <text:p text:style-name="Text_20_body"><text:span text:style-name="T3">prosenta</text:span> – (kwo) Prozent</text:p>
        <text:p text:style-name="Text_20_body"><text:span text:style-name="T3">prosesa</text:span> – (kwo) Prozess</text:p>
        <text:p text:style-name="Text_20_body"><text:span text:style-name="T3">prosesion</text:span> – (kwo) Prozession</text:p>
        <text:p text:style-name="Text_20_body"><text:span text:style-name="T3">prostituta</text:span> – (kwo) Prostituierte</text:p>
        <text:p text:style-name="Text_20_body"><text:span text:style-name="T3">protekti</text:span> – (zwo) schützen, abschirmen<text:line-break/><text:span text:style-name="T3">protekta</text:span> – (kwo) Protektion, Schutz<text:line-break/><text:span text:style-name="T3">protekter</text:span> – (kwo) Protektor, Beschützer<text:line-break/><text:span text:style-name="T3">protektive</text:span> – (kwel) schützend, beschützend</text:p>
        <text:p text:style-name="Text_20_body"><text:span text:style-name="T3">protesti</text:span> – (zwo) protestieren<text:line-break/><text:span text:style-name="T3">protesti kontra gwer</text:span> – gegen den Krieg protestieren<text:line-break/><text:span text:style-name="T3">protesta</text:span> – (kwo) Protest</text:p>
        <text:p text:style-name="Text_20_body"><text:span text:style-name="T3">prototip</text:span> – (kwo) Prototyp<text:line-break/>Russisch</text:p>
        <text:p text:style-name="Text_20_body"><text:span text:style-name="T3">provinsia</text:span> – (kwo) Provinz<text:line-break/><text:span text:style-name="T3">provinsiale</text:span> – (kwel) provinziell</text:p>
        <text:p text:style-name="Text_20_body"><text:span text:style-name="T3">provoki</text:span> – (zwo) provozieren<text:line-break/><text:span text:style-name="T3">provoka</text:span> – (kwo) Provokation</text:p>
        <text:p text:style-name="Text_20_body"><text:span text:style-name="T3">proyekta</text:span> – (kwo) Projekt<text:line-break/><text:span text:style-name="T3">proyekti</text:span> – (zwo) projektieren, planen</text:p>
        <text:p text:style-name="Text_20_body"><text:span text:style-name="T3">pruf</text:span> – (kwel) beständig, widerstandsfähig<text:line-break/><text:span text:style-name="T3">akwapruf kloka</text:span> – wasserdichte Uhr<text:line-break/><text:span text:style-name="T3">pruf kontra temta</text:span> – widerstandsfähig gegen Versuchung</text:p>
        <text:p text:style-name="Text_20_body"><text:bookmark text:name="pruja"/><text:span text:style-name="T3">pruja</text:span> – (kwo) Feder <text:span text:style-name="T1">(techn.)</text:span> vgl. <text:a xlink:type="simple" xlink:href="#pluma" text:style-name="Internet_20_link" text:visited-style-name="Visited_20_Internet_20_Link"><text:span text:style-name="Definition">pluma</text:span></text:a><text:line-break/><text:span text:style-name="T3">pruji</text:span> – (zwo) federn<text:line-break/><text:span text:style-name="T3">pruji-she</text:span> – (kwel) federnd<text:line-break/><text:soft-page-break/>Russisch</text:p>
        <text:p text:style-name="Text_20_body"><text:span text:style-name="T3">pruta</text:span> – (kwo) Stab, Stange, Rute<text:line-break/><text:span text:style-name="T3">grata-pruta</text:span> – Gitterstab, Roststab<text:line-break/>Russisch</text:p>
        <text:p text:style-name="Text_20_body"><text:span text:style-name="T3">pruvi</text:span> – (zwo) belegen, beweisen, nachweisen<text:line-break/><text:span text:style-name="T3">pruva</text:span> – (kwo) Beweis, Nachweis</text:p>
        <text:p text:style-name="Text_20_body"><text:span text:style-name="T3">psalma</text:span> – (kwo) Psalm</text:p>
        <text:p text:style-name="Text_20_body"><text:span text:style-name="T3">psikiatria</text:span> – (kwo) Psychiatrie<text:line-break/><text:span text:style-name="T3">psikiatrike</text:span> – (kwel) psychiatrisch<text:line-break/><text:span text:style-name="T3">psikiatrier</text:span> – (kwo) Psychiater</text:p>
        <text:p text:style-name="Text_20_body"><text:span text:style-name="T3">psikika</text:span> – (kwo) Psyche, Geist, Seele<text:line-break/><text:span text:style-name="T3">psikike</text:span> – (kwel) psychisch, seelisch</text:p>
        <text:p text:style-name="Text_20_body"><text:span text:style-name="T3">psora</text:span> – (kwo) jede offensichtliche Hauterkrankung<text:line-break/><text:span text:style-name="T3">psore (psora-ney)</text:span> – (kwo) krätzig, räudig, schorfig, grindig</text:p>
        <text:p text:style-name="Text_20_body"><text:span text:style-name="T3">puba</text:span> – (kwo) Schambein <text:span text:style-name="T1">(anat.)</text:span></text:p>
        <text:p text:style-name="Text_20_body"><text:span text:style-name="T3">publika</text:span> – (kwo) Publikum; Öffentlichkeit<text:line-break/><text:span text:style-name="T3">publike</text:span> – (kwel) öffentlich<text:line-break/><text:span text:style-name="T3">publikisi</text:span> – (zwo) veröffentlichen</text:p>
        <text:p text:style-name="Text_20_body"><text:bookmark text:name="puda"/><text:span text:style-name="T3">puda</text:span> – (kwo) Pulver vgl. <text:a xlink:type="simple" xlink:href="#pudra" text:style-name="Internet_20_link" text:visited-style-name="Visited_20_Internet_20_Link"><text:span text:style-name="Definition">pudra</text:span></text:a><text:line-break/><text:span text:style-name="T3">dentapuda</text:span> – (kwo) Zahnpulver<text:line-break/><text:span text:style-name="T3">woshpuda</text:span> – (kwo) Waschpulver<text:line-break/><text:span text:style-name="T3">lignapuda</text:span> – (kwo) Sägemehl</text:p>
        <text:p text:style-name="Text_20_body"><text:span text:style-name="T3">puding</text:span> – (kwo) Pudding</text:p>
        <text:p text:style-name="Text_20_body"><text:span text:style-name="T3">pudla</text:span> – (kwo) Pudel <text:span text:style-name="T1">(zool.)</text:span></text:p>
        <text:p text:style-name="Text_20_body"><text:bookmark text:name="pudra"/><text:span text:style-name="T3">pudra</text:span> – (kwo) Puder vgl. <text:a xlink:type="simple" xlink:href="#puda" text:style-name="Internet_20_link" text:visited-style-name="Visited_20_Internet_20_Link"><text:span text:style-name="Definition">puda</text:span></text:a><text:line-break/><text:span text:style-name="T3">pudri</text:span> – (zwo) (Gesicht) pudern</text:p>
        <text:p text:style-name="Text_20_body"><text:span text:style-name="T3">puha</text:span> – (kwo) Flaum, Fussel, flockige Bedeckung (Daunen; dünnes Haar)<text:line-break/><text:span text:style-name="T3">puhe (puha-ney)</text:span> – (kwel) flaumig, flauschig, flockig<text:line-break/><text:span text:style-name="T3">puhisi</text:span> – (zwo) aufplustern, aufschütteln<text:line-break/>Russisch</text:p>
        <text:p text:style-name="Text_20_body"><text:span text:style-name="T3">puhle</text:span> – (kwel) geschwollen; prall<text:line-break/><text:span text:style-name="T3">puhlifi</text:span> – (zwo) anschwellen<text:line-break/><text:span text:style-name="T3">puhlifa</text:span> – (kwo) Anschwellen, Aufblähen<text:line-break/><text:span text:style-name="T3">puhlika</text:span> – (kwo) Geschwulst, Tumor <text:span text:style-name="T1">(med.)</text:span><text:line-break/>Hindi</text:p>
        <text:p text:style-name="Text_20_body"><text:soft-page-break/><text:span text:style-name="T3">puji</text:span> – (zwo) anbeten, verehren<text:line-break/><text:span text:style-name="T3">puja</text:span> – (kwo) Anbetung, Verehrung<text:line-break/>Hindi</text:p>
        <text:p text:style-name="Text_20_body"><text:span text:style-name="T3">pula</text:span> – (kwo) Geflügel, Federvieh<text:line-break/><text:span text:style-name="T3">pula-ferma</text:span> – Geflügelfarm</text:p>
        <text:p text:style-name="Text_20_body"><text:span text:style-name="T3">pulga</text:span> – (kwo) Floh <text:span text:style-name="T1">(zool.)</text:span></text:p>
        <text:p text:style-name="Text_20_body"><text:span text:style-name="T3">pulmon</text:span> – (kwo) Lunge <text:span text:style-name="T1">(anat.)</text:span><text:line-break/><text:span text:style-name="T3">pulmones</text:span> – (kwo) die Lungenflügel</text:p>
        <text:p text:style-name="Text_20_body"><text:span text:style-name="T3">pulova</text:span> – (kwo) Pullover, Pulli</text:p>
        <text:p text:style-name="Text_20_body"><text:bookmark text:name="pulsa"/><text:span text:style-name="T3">pulsa</text:span> – (kwo) Puls, Pulsschlag vgl. <text:a xlink:type="simple" xlink:href="#polsa" text:style-name="Internet_20_link" text:visited-style-name="Visited_20_Internet_20_Link"><text:span text:style-name="Definition">polsa</text:span></text:a></text:p>
        <text:p text:style-name="Text_20_body"><text:span text:style-name="T3">puma</text:span> – (kwo) Puma, Berglöwe <text:span text:style-name="T1">(zool.)</text:span></text:p>
        <text:p text:style-name="Text_20_body"><text:bookmark text:name="pumbe"/><text:span text:style-name="T3">pumbe</text:span> – (kwel) dumm, einfach, einfältig, albern siehe auch: <text:a xlink:type="simple" xlink:href="#stupide" text:style-name="Internet_20_link" text:visited-style-name="Visited_20_Internet_20_Link"><text:span text:style-name="Definition">stupide</text:span></text:a><text:line-break/><text:span text:style-name="T3">pumba</text:span> – (kwo) Dummkopf, Einfallspinsel, Dussel, Tropf, Tollpatsch<text:line-break/><text:span text:style-name="T3">pumbitaa</text:span> – (kwo) Torheit, Narretei, Eselei<text:line-break/>Swahili</text:p>
        <text:p text:style-name="Text_20_body"><text:span text:style-name="T3">pumpa</text:span> – (kwo) Pumpe<text:line-break/><text:span text:style-name="T3">pumpi</text:span> – (zwo) pumpen<text:line-break/><text:span text:style-name="T3">pumping</text:span> – (kwo) Pumpen</text:p>
        <text:p text:style-name="Text_20_body"><text:span text:style-name="T3">puni</text:span> – (zwo) bestrafen<text:line-break/><text:span text:style-name="T3">puna</text:span> – (kwo) Strafe, Bestrafung<text:line-break/><text:span text:style-name="T3">manipuna</text:span> – (kwo) Geldstrafe<text:line-break/><text:span text:style-name="T3">punitive</text:span> – (kwel) strafend<text:line-break/><text:span text:style-name="T3">punival</text:span> – (kwel) strafenswert</text:p>
        <text:p text:style-name="Text_20_body"><text:span text:style-name="T3">punta</text:span> – (kwo) Punkt (Fleck; Satzzeichen; Listeneintrag; Spielstand; Ort)<text:line-break/><text:span text:style-name="T3">puntakoma</text:span> – (kwo) Strichpunkt, Semikolon<text:line-break/><text:span text:style-name="T3">dwapunta</text:span> – (kwo) Doppelpunkt, Kolon<text:line-break/><text:span text:style-name="T3">vidipunta</text:span> – (kwo) Gesichtspunkt, Standpunkt<text:line-break/><text:span text:style-name="T3">punta-konta</text:span> – Punktestand</text:p>
        <text:p text:style-name="Text_20_body"><text:span text:style-name="T3">pupa</text:span> – (kwo) Insektenpuppe <text:span text:style-name="T1">(zool.)</text:span></text:p>
        <text:p text:style-name="Text_20_body"><text:span text:style-name="T3">pupila</text:span> – (kwo) Pupille <text:span text:style-name="T1">(anat.)</text:span></text:p>
        <text:p text:style-name="Text_20_body"><text:bookmark text:name="pur"/><text:span text:style-name="T3">pur</text:span> – 1) (konekti) für <text:span text:style-name="T1">(im Austausch für)</text:span> vgl. <text:a xlink:type="simple" xlink:href="#fo" text:style-name="Internet_20_link" text:visited-style-name="Visited_20_Internet_20_Link"><text:span text:style-name="Definition">fo</text:span></text:a>, <text:a xlink:type="simple" xlink:href="#per" text:style-name="Internet_20_link" text:visited-style-name="Visited_20_Internet_20_Link"><text:span text:style-name="Definition">per</text:span></text:a>, <text:a xlink:type="simple" xlink:href="#por" text:style-name="Internet_20_link" text:visited-style-name="Visited_20_Internet_20_Link"><text:span text:style-name="Definition">por</text:span></text:a>, <text:a xlink:type="simple" xlink:href="#pro" text:style-name="Internet_20_link" text:visited-style-name="Visited_20_Internet_20_Link"><text:span text:style-name="Definition">pro</text:span></text:a><text:line-break/><text:span text:style-name="T3">Tu kupi signifi pren koysa pur mani.</text:span> – Kaufen bedeutet etwas für Geld nehmen.<text:line-break/><text:span text:style-name="T3">pur to</text:span> – als Gegenleistung, dafür<text:line-break/>2) (konekti) für <text:span text:style-name="T1">(an Stelle von)</text:span><text:line-break/><text:span text:style-name="T3">chi pur tri jen</text:span> – für drei Personen essen</text:p>
        <text:p text:style-name="Text_20_body"><text:bookmark text:name="pure"/><text:span text:style-name="T3">pure</text:span> – (kwel) pur, rein, schier vgl. <text:a xlink:type="simple" xlink:href="#klin" text:style-name="Internet_20_link" text:visited-style-name="Visited_20_Internet_20_Link"><text:span text:style-name="Definition">klin</text:span></text:a><text:line-break/><text:soft-page-break/><text:span text:style-name="T3">pure fantasia</text:span> – schiere Fantasie<text:line-break/><text:span text:style-name="T3">puritaa</text:span> – (kwo) Reinheit<text:line-break/><text:span text:style-name="T3">purisi</text:span> – (zwo) frischen, läutern, veredeln, reinigen<text:line-break/><text:span text:style-name="T3">purisa</text:span> – (kwo) Klärung, Reinigung</text:p>
        <text:p text:style-name="Text_20_body"><text:span text:style-name="T3">purgi</text:span> – (zwo) bereinigen, läutern, entschlacken (Körper, Seele, Geist, Gesellschaft)<text:line-break/><text:span text:style-name="T3">purga</text:span> – (kwo) Entschlackung<text:line-break/><text:span text:style-name="T3">purgi-farmak, purgika</text:span> – (kwo) Abführmittel <text:span text:style-name="T1">(pharm.)</text:span></text:p>
        <text:p text:style-name="Text_20_body"><text:span text:style-name="T3">purpur</text:span> – (kwo) Purpur<text:line-break/><text:span text:style-name="T3">purpur-ney</text:span> – (kwel) purpurfarben, purpurn<text:line-break/>Kornisch</text:p>
        <text:p text:style-name="Text_20_body"><text:span text:style-name="T3">pushi</text:span> – (zwo) stoßen, drücken<text:line-break/><text:span text:style-name="T3">pushi-ofni dwar chaurem</text:span> – die Tür weit aufstoßen<text:line-break/><text:span text:style-name="T3">pusha</text:span> – (kwo) Stoß<text:line-break/><text:span text:style-name="T3">pushing</text:span> – (kwo) Stoßen, Drücken</text:p>
        <text:p text:style-name="Text_20_body"><text:span text:style-name="T3">putre</text:span> – (kwel) faul, faulig, verdorben<text:line-break/><text:span text:style-name="T3">putri</text:span> – (zwo) faulen <text:span text:style-name="T1">(tr./intr.)</text:span><text:line-break/><text:span text:style-name="T3">putrifi</text:span> – (zwo) verfaulen, verfallen, zersetzen, schlecht werden<text:line-break/><text:span text:style-name="T3">putrisi</text:span> – (zwo) verrotten lassen, etw. zersetzen<text:line-break/><text:span text:style-name="T3">putrika</text:span> – (kwo) verrottetes Material</text:p>
        <text:p text:style-name="Text_20_body"><text:bookmark text:name="putunhua"/><text:span text:style-name="T3">putunhua</text:span> – (kwo) Putonghua, (Standard-/Hoch-)Chinesisch, Mandarin Syn.: <text:a xlink:type="simple" xlink:href="#han" text:style-name="Internet_20_link" text:visited-style-name="Visited_20_Internet_20_Link"><text:span text:style-name="Definition">hanlingwa</text:span></text:a></text:p>
        <text:p text:style-name="Text_20_body"><text:span text:style-name="T3">pwa</text:span> – (kwo) Erbse, Erbsen <text:span text:style-name="T1">(bot.)</text:span><text:line-break/><text:span text:style-name="T3">pwa-sup</text:span> – Erbsensuppe<text:line-break/><text:span text:style-name="T3">grin pwa</text:span> – grüne Erbsen</text:p>
        <text:p text:style-name="Text_20_body"><text:span text:style-name="T3">pyan</text:span> – (kwel) betrunken, angeheitert, beschwipst<text:line-break/><text:span text:style-name="T3">Ta es pyan.</text:span> – Er/Sie ist betrunken.<text:line-break/><text:span text:style-name="T3">gro-pyan</text:span> – (kwel) besoffen<text:line-break/><text:span text:style-name="T3">pyannesa</text:span> – (kwo) Rausch<text:line-break/><text:span text:style-name="T3">fa-pyan</text:span> – (zwo) betrunken werden<text:line-break/><text:span text:style-name="T3">pyani</text:span> – (zwo) betrinken<text:line-break/><text:span text:style-name="T3">pyaning</text:span> – (kwo) Trunkenheit, Saufen<text:line-break/><text:span text:style-name="T3">pyanisi (mah-pyan)</text:span> – (zwo) betrunken machen<text:line-break/><text:span text:style-name="T3">pyannik</text:span> – (kwo) Säufer, Trunkenbold<text:line-break/>Russisch</text:p>
        <text:p text:style-name="Text_20_body"><text:span text:style-name="T3">pyasi</text:span> – (zwo) dürsten<text:line-break/><text:span text:style-name="T3">pyasa</text:span> – (kwo) Durst<text:line-break/><text:span text:style-name="T3">fai pyasa</text:span> – Durst haben<text:line-break/><text:span text:style-name="T3">defai pyasa</text:span> – den Durst stillen/löschen<text:line-break/><text:span text:style-name="T3">pyase (pyasa-ney)</text:span> – (kwel) durstig<text:line-break/><text:span text:style-name="T3">sta pyase</text:span> – durstig sein<text:line-break/><text:soft-page-break/>Hindi</text:p>
        <text:p text:style-name="Text_20_body"><text:bookmark text:name="pyata"/><text:span text:style-name="T3">pyata</text:span> – (kwo) (Ess-)Teller Syn.: <text:a xlink:type="simple" xlink:href="#dish" text:style-name="Internet_20_link" text:visited-style-name="Visited_20_Internet_20_Link"><text:span text:style-name="Definition">dish</text:span></text:a><text:line-break/><text:span text:style-name="T3">chyen pyata</text:span> – flacher Teller<text:line-break/><text:span text:style-name="T3">glube pyata</text:span> – tiefer Teller, Suppenteller<text:line-break/>Griechisch</text:p>
        <text:p text:style-name="Text_20_body"><text:span text:style-name="T3">pyu</text:span> – (gramatika-komo) mehr<text:line-break/><text:span text:style-name="T3">Sey gaseta es pyu interes-ney kem toy-la.</text:span> – Diese Zeitung ist interessanter als jene.<text:line-break/><text:span text:style-name="T3">Lu lopi pyu kway kem yu.</text:span> – Er läuft schneller als du.<text:line-break/><text:span text:style-name="T3">Lu lekti pyu kem me.</text:span> – Er liest mehr als ich.<text:line-break/><text:span text:style-name="T3">Me bu yao audi se pyu.</text:span> – Ich möchte dies nicht mehr hören.<text:line-break/><text:span text:style-name="T3">pyu o meno hao, pyu-meno hao</text:span> – mehr oder weniger gut<text:line-break/><text:span text:style-name="T3">fa-pyu</text:span> – (zwo) ansteigen, sich vergrößern<text:line-break/><text:span text:style-name="T3">pyu-nem</text:span> – (komo) vielmehr, in größerem Maße</text:p>
        <text:p text:style-name="Text_20_body"><text:line-break/><text:bookmark text:name="R"/></text:p>
        <text:p text:style-name="Horizontal_20_Line"/>
        <text:h text:style-name="Heading_20_3" text:outline-level="3"><text:bookmark-start text:name="r"/>R<text:bookmark-end text:name="r"/></text:h>
        <text:p text:style-name="First_20_paragraph"><text:span text:style-name="T3">rabati</text:span> – (zwo) rabattieren, Preis reduzieren<text:line-break/><text:span text:style-name="T3">rabata</text:span> – (kwo) Rabatt, (Preis-)Senkung</text:p>
        <text:p text:style-name="Text_20_body"><text:span text:style-name="T3">rabia</text:span> – (kwo) Tollwut <text:span text:style-name="T1">(med.)</text:span><text:line-break/><text:span text:style-name="T3">rabike</text:span> – (kwel) tollwütig</text:p>
        <text:p text:style-name="Text_20_body"><text:span text:style-name="T3">rada</text:span> – (kwo) Rad<text:line-break/><text:span text:style-name="T3">dentarada</text:span> – (kwo) Zahnrad</text:p>
        <text:p text:style-name="Text_20_body"><text:span text:style-name="T3">radiatia</text:span> – (kwo) Strahlung<text:line-break/><text:span text:style-name="T3">radiati</text:span> – (zwo) strahlen</text:p>
        <text:p text:style-name="Text_20_body"><text:span text:style-name="T3">radikal</text:span> – (kwo) Radikal <text:span text:style-name="T1">(chem.)</text:span>; Wortstamm <text:span text:style-name="T1">(ling.)</text:span><text:line-break/><text:span text:style-name="T3">radikal-ney</text:span> – (kwel) radikal <text:span text:style-name="T1">(chem.; ling.)</text:span></text:p>
        <text:p text:style-name="Text_20_body"><text:span text:style-name="T3">radikale</text:span> – (kwel) radikal (einen fundamentalen Wechsel bevorzugen)<text:line-break/><text:span text:style-name="T3">radikala</text:span> – (kwo) Radikaler (Person mit radikalen Ansichten)</text:p>
        <text:p text:style-name="Text_20_body"><text:span text:style-name="T3">radio</text:span> – (kwo) Radio, Funk<text:line-break/><text:span text:style-name="T3">radioyuan</text:span> – (kwo) Radio-Operator, Funker<text:line-break/><text:span text:style-name="T3">fai radio</text:span> – (zwo) funken, senden</text:p>
        <text:p text:style-name="Text_20_body"><text:span text:style-name="T3">radis</text:span> – (kwo) Radischen, Rettich <text:span text:style-name="T1">(bot.)</text:span></text:p>
        <text:p text:style-name="Text_20_body"><text:bookmark text:name="raduga"/><text:span text:style-name="T3">raduga</text:span> – (kwo) Regenbogen vgl. <text:a xlink:type="simple" xlink:href="#arka" text:style-name="Internet_20_link" text:visited-style-name="Visited_20_Internet_20_Link"><text:span text:style-name="Definition">arka</text:span></text:a><text:line-break/><text:span text:style-name="T3">raduge (raduga-ney)</text:span> – (kwel) irisierend, schillernd<text:line-break/><text:soft-page-break/><text:span text:style-name="T3">radugisi</text:span> – (zwo) einen Regenbogen machen<text:line-break/>Russisch</text:p>
        <text:p text:style-name="Text_20_body"><text:span text:style-name="T3">radyum</text:span> – (kwo) Radium <text:span text:style-name="T1">(chem. Element, Symbol: Ra)</text:span><text:line-break/>Türkisch</text:p>
        <text:p text:style-name="Text_20_body"><text:span text:style-name="T3">ragi</text:span> – (zwo) herausragen, hervorstehen, abstehen, vorspringen<text:line-break/><text:span text:style-name="T3">ragi-she</text:span> – (kwel) herausragend, hervorstehend<text:line-break/>Deutsch</text:p>
        <text:p text:style-name="Text_20_body"><text:span text:style-name="T3">rahim</text:span> – (kwel) gnädig, barmherzig<text:line-break/><text:span text:style-name="T3">rahimtaa</text:span> – (kwo) Gnade, Barmherzigkeit<text:line-break/><text:span text:style-name="T3">rahimem</text:span> – (komo) gnädig, barmherzig<text:line-break/><text:span text:style-name="T3">norahimem</text:span> – (komo) unbarmherzig, grausam<text:line-break/><text:span text:style-name="T3">rahimi</text:span> – (zwo) verschonen (gnädig behandeln)<text:line-break/>Arabisch</text:p>
        <text:p text:style-name="Text_20_body"><text:bookmark text:name="raidi"/><text:span text:style-name="T3">raidi</text:span> – (zwo) reiten<text:line-break/><text:span text:style-name="T3">raidem (raidi-shem)</text:span> – (komo) rittlings<text:line-break/><text:span text:style-name="T3">raider</text:span> – (kwo) Reiter</text:p>
        <text:p text:style-name="Text_20_body"><text:bookmark text:name="raita"/><text:span text:style-name="T3">raita</text:span> – (kwo) Recht (legaler oder moralischer Anspruch)<text:line-break/><text:span text:style-name="T3">jen raitas</text:span> – Menschenrechte<text:line-break/><text:span text:style-name="T3">voti-raita</text:span> – Stimmrecht</text:p>
        <text:p text:style-name="Text_20_body"><text:span text:style-name="T3">raja</text:span> – (kwo) Radscha, Raja (indischer Herrschertitel)</text:p>
        <text:p text:style-name="Text_20_body"><text:span text:style-name="T3">raketa</text:span> – (kwo) 1) Rakete<text:line-break/><text:span text:style-name="T3">ala-raketa</text:span> – Marschflugkörper<text:line-break/>2) Schläger <text:span text:style-name="T1">(sport.)</text:span></text:p>
        <text:p text:style-name="Text_20_body"><text:span text:style-name="T3">raki</text:span> – (zwo) fahren/reiten (mit einem Verkehrsmittel) <text:span text:style-name="T1">(tr./intr.)</text:span><text:line-break/><text:span text:style-name="T3">raki kaval</text:span> – ein Pferd reiten<text:line-break/><text:span text:style-name="T3">raki bus</text:span> – Bus fahren<text:line-break/><text:span text:style-name="T3">raki tren</text:span> – Zug fahren<text:line-break/><text:span text:style-name="T3">raker</text:span> – (kwo) Reiter/Fahrer; Passagier<text:line-break/><text:span text:style-name="T3">raking</text:span> – (kwo) Reiten/Fahren<text:line-break/><text:span text:style-name="T3">rakibile</text:span> – (kwel) befahrbar, passierbar<text:line-break/>Arabisch</text:p>
        <text:p text:style-name="Text_20_body"><text:span text:style-name="T3">rakonti</text:span> – (zwo) erzählen, berichten<text:line-break/><text:span text:style-name="T3">rakonta</text:span> – (kwo) Erzählung, Geschichte, Bericht</text:p>
        <text:p text:style-name="Text_20_body"><text:span text:style-name="T3">rakun</text:span> – (kwo) Waschbär <text:span text:style-name="T1">(zool.)</text:span></text:p>
        <text:p text:style-name="Text_20_body"><text:span text:style-name="T3">ramla</text:span> – (kwo) Sand<text:line-break/><text:span text:style-name="T3">ramlinka</text:span> – (kwo) Sandkorn<text:line-break/><text:span text:style-name="T3">ramlakloka</text:span> – (kwo) Sanduhr<text:line-break/>Arabisch</text:p>
        <text:p text:style-name="Text_20_body"><text:soft-page-break/><text:span text:style-name="T3">randa</text:span> – (kwo) Hobel<text:line-break/>Tajik, Hindi</text:p>
        <text:p text:style-name="Text_20_body"><text:bookmark text:name="rane"/><text:span text:style-name="T3">rane</text:span> – (kwel) früh, frühzeitig Ant.: <text:a xlink:type="simple" xlink:href="#tarde" text:style-name="Internet_20_link" text:visited-style-name="Visited_20_Internet_20_Link"><text:span text:style-name="Definition">tarde</text:span></text:a> siehe auch: <text:a xlink:type="simple" xlink:href="#sabah" text:style-name="Internet_20_link" text:visited-style-name="Visited_20_Internet_20_Link"><text:span text:style-name="Definition">sabah</text:span></text:a>, <text:a xlink:type="simple" xlink:href="#savera" text:style-name="Internet_20_link" text:visited-style-name="Visited_20_Internet_20_Link"><text:span text:style-name="Definition">savera</text:span></text:a>, <text:a xlink:type="simple" xlink:href="#suryachu" text:style-name="Internet_20_link" text:visited-style-name="Visited_20_Internet_20_Link"><text:span text:style-name="Definition">suryachu</text:span></text:a><text:line-break/><text:span text:style-name="T3">ranem</text:span> – (komo) früh, frühzeitig<text:line-break/>Russisch</text:p>
        <text:p text:style-name="Text_20_body"><text:span text:style-name="T3">ranga</text:span> – (kwo) Rang, Stand, Grad (Position in der Gesellschaft oder einer Organisation)</text:p>
        <text:p text:style-name="Text_20_body"><text:span text:style-name="T3">ranunkul</text:span> – (kwo) Ranunkel, Hahnenfußgewächs <text:span text:style-name="T1">(bot.)</text:span></text:p>
        <text:p text:style-name="Text_20_body"><text:span text:style-name="T3">rap</text:span> – (kwo) Rap-Musik<text:line-break/><text:span text:style-name="T3">rapi</text:span> – (zwo) rappen</text:p>
        <text:p text:style-name="Text_20_body"><text:span text:style-name="T3">rare</text:span> – (kwel) rar, selten<text:line-break/><text:span text:style-name="T3">rarem</text:span> – (komo) rar, selten<text:line-break/><text:span text:style-name="T3">raritaa</text:span> – (kwo) Seltenheit<text:line-break/><text:span text:style-name="T3">rarika</text:span> – (kwo) Rarität, Unikum (ein seltenes Objekt)</text:p>
        <text:p text:style-name="Text_20_body"><text:span text:style-name="T3">ras…</text:span> – (syao) <text:span text:style-name="T1">Trennung, Aufteilung oder Verteilung</text:span><text:line-break/><text:span text:style-name="T3">muvi</text:span> – bewegen   ⇒   <text:span text:style-name="T3">rasmuvi</text:span> – fortbewegen, fortziehen<text:line-break/><text:span text:style-name="T3">dai</text:span> – geben   ⇒   <text:span text:style-name="T3">rasdai</text:span> – verteilen<text:line-break/><text:span text:style-name="T3">sendi</text:span> – senden   ⇒   <text:span text:style-name="T3">rassendi</text:span> – herumsenden, aussenden<text:line-break/><text:span text:style-name="T3">lwo</text:span> – fallen   ⇒   <text:span text:style-name="T3">raslwo</text:span> – herunterfallen und zersplittern<text:line-break/><text:span text:style-name="T3">pon</text:span> – legen/stellen   ⇒   <text:span text:style-name="T3">raspon</text:span> – auslegen, plazieren<text:line-break/><text:span text:style-name="T3">goni</text:span> – treiben, jagen   ⇒   <text:span text:style-name="T3">rasgoni</text:span> – auseinandertreiben<text:line-break/><text:span text:style-name="T3">haki</text:span> – hacken   ⇒   <text:span text:style-name="T3">ras-haki</text:span> – in Stücke hacken<text:line-break/><text:span text:style-name="T3">pendi</text:span> – hängen   ⇒   <text:span text:style-name="T3">raspendi</text:span> – aushängen<text:line-break/><text:span text:style-name="T3">lansi</text:span> – werfen   ⇒   <text:span text:style-name="T3">raslansi</text:span> – herumwerfen</text:p>
        <text:p text:style-name="Text_20_body"><text:span text:style-name="T3">rasa</text:span> – (kwo) Rasse (Sorte, Züchtung)</text:p>
        <text:p text:style-name="Text_20_body"><text:span text:style-name="T3">rasma</text:span> – (kwo) Zeichnung<text:line-break/><text:span text:style-name="T3">rasmi</text:span> – (zwo) zeichnen<text:line-break/><text:span text:style-name="T3">rasming</text:span> – (kwo) Zeichnen (Tätigkeit; Kunstform)<text:line-break/>Arabisch</text:p>
        <text:p text:style-name="Text_20_body"><text:bookmark text:name="raspi"/><text:span text:style-name="T3">raspi</text:span> – (zwo) feilen, schaben, schleifen, abreiben siehe auch: <text:a xlink:type="simple" xlink:href="#skrapi" text:style-name="Internet_20_link" text:visited-style-name="Visited_20_Internet_20_Link"><text:span text:style-name="Definition">skrapi</text:span></text:a><text:line-break/><text:span text:style-name="T3">raspitul</text:span> – (kwo) Feile<text:line-break/><text:span text:style-name="T3">raspitura</text:span> – (kwo) Abrieb, Abschleifung</text:p>
        <text:p text:style-name="Text_20_body"><text:span text:style-name="T3">rasta</text:span> – (kwo) Harke<text:line-break/><text:span text:style-name="T3">rasti</text:span> – (zwo) harken<text:line-break/><text:span text:style-name="T3">rasting</text:span> – (kwo) Harken</text:p>
        <text:p text:style-name="Text_20_body"><text:bookmark text:name="rasum"/><text:span text:style-name="T3">rasum</text:span> – (kwo) Vernunft (Denkfähigkeit)<text:line-break/><text:span text:style-name="T3">jen do rasum</text:span> – Mensch der Vernunft<text:line-break/><text:span text:style-name="T3">rasum-ney</text:span> – (kwel) vernünftig<text:line-break/><text:span text:style-name="T3">norasum-ney</text:span> – (kwel) unvernünftig, unklug<text:line-break/><text:soft-page-break/><text:span text:style-name="T3">norasum-ney akta</text:span> – eine unkluge Tat<text:line-break/><text:span text:style-name="T3">rasum-nem</text:span> – (komo) vernünftig<text:line-break/>Russisch</text:p>
        <text:p text:style-name="Text_20_body"><text:span text:style-name="T3">rata</text:span> – (kwo) Ratte <text:span text:style-name="T1">(zool.)</text:span></text:p>
        <text:p text:style-name="Text_20_body"><text:span text:style-name="T3">raubi</text:span> – (zwo) rauben, plündern<text:line-break/><text:span text:style-name="T3">rauba</text:span> – (kwo) Raub, Plünderung<text:line-break/><text:span text:style-name="T3">rauber</text:span> – (kwo) Räuber, Bandit</text:p>
        <text:p text:style-name="Text_20_body"><text:span text:style-name="T3">rauki</text:span> – (zwo) krächzen; heiser sein<text:line-break/><text:span text:style-name="T3">rauka</text:span> – (kwo) heiseres Geräusch<text:line-break/><text:span text:style-name="T3">rauke (rauka-ney)</text:span> – (kwel) heiser</text:p>
        <text:p text:style-name="Text_20_body"><text:span text:style-name="T3">raunda</text:span> – (kwo) Runde (im Spiel)</text:p>
        <text:p text:style-name="Text_20_body"><text:span text:style-name="T3">ravan</text:span> – (kwo) Passgang (eines Pferdes)<text:line-break/><text:span text:style-name="T3">ravaner, ravan-kaval</text:span> – (kwo) Passgänger<text:line-break/>Türkisch, Bulgarisch</text:p>
        <text:p text:style-name="Text_20_body"><text:span text:style-name="T3">ray</text:span> – (kwo) Strahl<text:line-break/><text:span text:style-name="T3">surya ray</text:span> – Sonnenstrahlen</text:p>
        <text:p text:style-name="Text_20_body"><text:span text:style-name="T3">razi</text:span> – (zwo) rasieren<text:line-break/><text:span text:style-name="T3">razi swa</text:span> – sich rasieren<text:line-break/><text:span text:style-name="T3">raza, razing</text:span> – (kwo) Rasur, Rasieren<text:line-break/><text:span text:style-name="T3">razer</text:span> – (kwo) Rasierer</text:p>
        <text:p text:style-name="Text_20_body"><text:span text:style-name="T3">rea</text:span> – (kwo) Rahe <text:span text:style-name="T1">(naut.)</text:span></text:p>
        <text:p text:style-name="Text_20_body"><text:bookmark text:name="reaksion"/><text:span text:style-name="T3">reaksion</text:span> – (kwo) Reaktion <text:span text:style-name="T1">(chem., phys.)</text:span> vgl. <text:a xlink:type="simple" xlink:href="#reakti" text:style-name="Internet_20_link" text:visited-style-name="Visited_20_Internet_20_Link"><text:span text:style-name="Definition">reakta</text:span></text:a><text:line-break/><text:span text:style-name="T3">reaksioni</text:span> – (zwo) reagieren <text:span text:style-name="T1">(chem., phys.)</text:span></text:p>
        <text:p text:style-name="Text_20_body"><text:bookmark text:name="reakti"/><text:span text:style-name="T3">reakti</text:span> – (zwo) reagieren (als Antwort auf eine Aktion) vgl. <text:a xlink:type="simple" xlink:href="#reaksion" text:style-name="Internet_20_link" text:visited-style-name="Visited_20_Internet_20_Link"><text:span text:style-name="Definition">reaksioni</text:span></text:a><text:line-break/><text:span text:style-name="T3">reakta</text:span> – (kwo) Reaktion</text:p>
        <text:p text:style-name="Text_20_body"><text:bookmark text:name="reale"/><text:span text:style-name="T3">reale</text:span> – (kwel) real, wirklich vgl. <text:a xlink:type="simple" xlink:href="#aktuale" text:style-name="Internet_20_link" text:visited-style-name="Visited_20_Internet_20_Link"><text:span text:style-name="Definition">aktuale</text:span></text:a><text:line-break/><text:span text:style-name="T3">realem</text:span> – (komo) wirklich, wahrhaftig<text:line-break/><text:span text:style-name="T3">realitaa</text:span> – (kwo) Realität, Wirklichkeit<text:line-break/><text:span text:style-name="T3">in realitaa</text:span> – in Wirklichkeit<text:line-break/><text:span text:style-name="T3">realisi</text:span> – (zwo) realisieren (wahr machen), durchführen<text:line-break/><text:span text:style-name="T3">realifi</text:span> – (zwo) wahr werden, verwirklicht werden<text:line-break/><text:span text:style-name="T3">realisa</text:span> – (kwo) Realisierung (wahr machen), Ausführung<text:line-break/><text:span text:style-name="T3">realisibile</text:span> – (kwel) realisierbar, ausführbar</text:p>
        <text:p text:style-name="Text_20_body"><text:span text:style-name="T3">rebeli</text:span> – (zwo) rebellieren, auflehnen<text:line-break/><text:span text:style-name="T3">rebela</text:span> – (kwo) Rebellion</text:p>
        <text:p text:style-name="Text_20_body"><text:bookmark text:name="redakti"/><text:span text:style-name="T3">redakti</text:span> – (zwo) redigieren, bearbeiten vgl. <text:a xlink:type="simple" xlink:href="#editi" text:style-name="Internet_20_link" text:visited-style-name="Visited_20_Internet_20_Link"><text:span text:style-name="Definition">editi</text:span></text:a><text:line-break/><text:soft-page-break/><text:span text:style-name="T3">redakter</text:span> – (kwo) Redakteur<text:line-break/><text:span text:style-name="T3">redakting</text:span> – (kwo) Redigieren<text:line-break/><text:span text:style-name="T3">redakta (redaktura)</text:span> – (kwo) Fassung, Version<text:line-break/><text:span text:style-name="T3">tri-ney redakta de kitaba</text:span> – die dritte Version des Buches<text:line-break/><text:span text:style-name="T3">redaktitim</text:span> – (kwo) Redaktion (Personal)<text:line-break/><text:span text:style-name="T3">redaktiguan</text:span> – (kwo) Redaktion (Büro)</text:p>
        <text:p text:style-name="Text_20_body"><text:span text:style-name="T3">redukti</text:span> – (zwo) reduzieren, verringern<text:line-break/><text:span text:style-name="T3">redukta</text:span> – (kwo) Reduktion, Absenkung<text:line-break/><text:span text:style-name="T3">redukter</text:span> – (kwo) Reduzierer, Abschwächer</text:p>
        <text:p text:style-name="Text_20_body"><text:bookmark text:name="reflekti"/><text:span text:style-name="T3">reflekti</text:span> – (zwo) reflektieren, spiegeln vgl. <text:a xlink:type="simple" xlink:href="#mediti" text:style-name="Internet_20_link" text:visited-style-name="Visited_20_Internet_20_Link"><text:span text:style-name="Definition">mediti</text:span></text:a><text:line-break/><text:span text:style-name="T3">reflekta</text:span> – (kwo) Reflexion</text:p>
        <text:p text:style-name="Text_20_body"><text:span text:style-name="T3">reflexa</text:span> – (kwo) Reflex <text:span text:style-name="T1">(physiol., phychol.)</text:span></text:p>
        <text:p text:style-name="Text_20_body"><text:span text:style-name="T3">reformi</text:span> – (zwo) reformieren<text:line-break/><text:span text:style-name="T3">reforma</text:span> – (kwo) Reform</text:p>
        <text:p text:style-name="Text_20_body"><text:span text:style-name="T3">refrena</text:span> – (kwo) Refrain <text:span text:style-name="T1">(mus.)</text:span></text:p>
        <text:p text:style-name="Text_20_body"><text:bookmark text:name="refuja"/><text:span text:style-name="T3">refuja</text:span> – (kwo) Refugium, Schutz, Obdach Syn.: <text:a xlink:type="simple" xlink:href="#asilum" text:style-name="Internet_20_link" text:visited-style-name="Visited_20_Internet_20_Link"><text:span text:style-name="Definition">asilum</text:span></text:a><text:line-break/><text:span text:style-name="T3">refuji</text:span> – (zwo) Zuflucht suchen, beschützen</text:p>
        <text:p text:style-name="Text_20_body"><text:span text:style-name="T3">refusi</text:span> – (zwo) weigern<text:line-break/><text:span text:style-name="T3">refusa</text:span> – (kwo) Weigerung</text:p>
        <text:p text:style-name="Text_20_body"><text:span text:style-name="T3">refuti</text:span> – (zwo) widerlegen<text:line-break/><text:span text:style-name="T3">refuta</text:span> – (kwo) Widerlegung</text:p>
        <text:p text:style-name="Text_20_body"><text:span text:style-name="T3">rega</text:span> – (kwo) Regent, König/Königin<text:line-break/><text:span text:style-name="T3">rego</text:span> – (kwo) König<text:line-break/><text:span text:style-name="T3">regina</text:span> – (kwo) Königin<text:line-break/><text:span text:style-name="T3">regale</text:span> – (kwel) königlich<text:line-break/><text:span text:style-name="T3">regi</text:span> – (zwo) regieren, herrschen<text:line-break/><text:span text:style-name="T3">reging</text:span> – (kwo) Herrschaft<text:line-break/><text:span text:style-name="T3">regilok, regilanda</text:span> – (kwo) Königreich</text:p>
        <text:p text:style-name="Text_20_body"><text:span text:style-name="T3">regei</text:span> – (kwo) Reggae <text:span text:style-name="T1">(mus.)</text:span></text:p>
        <text:p text:style-name="Text_20_body"><text:span text:style-name="T3">regimenta</text:span> – (kwo) Regiment</text:p>
        <text:p text:style-name="Text_20_body"><text:span text:style-name="T3">region</text:span> – (kwo) Region<text:line-break/><text:span text:style-name="T3">regionale</text:span> – (kwel) regional</text:p>
        <text:p text:style-name="Text_20_body"><text:span text:style-name="T3">register</text:span> – (kwo) anmelden, registrieren <text:span text:style-name="T1">(comp., mus.)</text:span></text:p>
        <text:p text:style-name="Text_20_body"><text:span text:style-name="T3">registri</text:span> – (zwo) registrieren (anmelden, eintragen, einschreiben)<text:line-break/><text:span text:style-name="T3">registra</text:span> – (kwo) Eintragung, Anmeldung</text:p>
        <text:p text:style-name="Text_20_body"><text:soft-page-break/><text:span text:style-name="T3">regula</text:span> – (kwo) Regel, Regelung, Vorschrift<text:line-break/><text:span text:style-name="T3">kom regula</text:span> – in der Regel<text:line-break/><text:span text:style-name="T3">regulatot</text:span> – (kwo) Reglement<text:line-break/><text:span text:style-name="T3">regulare</text:span> – (kwel) normal, regelmäßig, geordnet<text:line-break/><text:span text:style-name="T3">regularitaa</text:span> – (kwo) Regelmäßigkeit, Ordnung<text:line-break/><text:span text:style-name="T3">reguli</text:span> – (zwo) reglementieren, steuern<text:line-break/><text:span text:style-name="T3">reguling</text:span> – (kwo) Regulieren<text:line-break/><text:span text:style-name="T3">regulator</text:span> – (kwo) Regulierer, Regler</text:p>
        <text:p text:style-name="Text_20_body"><text:span text:style-name="T3">reina</text:span> – (kwo) Zügel</text:p>
        <text:p text:style-name="Text_20_body"><text:span text:style-name="T3">rejekti</text:span> – (zwo) ablehnen<text:line-break/><text:span text:style-name="T3">rejekta</text:span> – (kwo) Ablehnung</text:p>
        <text:p text:style-name="Text_20_body"><text:span text:style-name="T3">rejim</text:span> – (kwo) Regime<text:line-break/>Türkisch</text:p>
        <text:p text:style-name="Text_20_body"><text:span text:style-name="T3">rejisor</text:span> – (kwo) Regisseur<text:line-break/>Türkisch</text:p>
        <text:p text:style-name="Text_20_body"><text:bookmark text:name="rek"/><text:span text:style-name="T3">rek</text:span> – (komo) geradezu, völlig, direkt, recht Syn.: <text:a xlink:type="simple" xlink:href="#direkte" text:style-name="Internet_20_link" text:visited-style-name="Visited_20_Internet_20_Link"><text:span text:style-name="Definition">direktem</text:span></text:a>, <text:a xlink:type="simple" xlink:href="#ga" text:style-name="Internet_20_link" text:visited-style-name="Visited_20_Internet_20_Link"><text:span text:style-name="Definition">ga</text:span></text:a><text:line-break/><text:span text:style-name="T3">Es rek stupide.</text:span> – Es ist recht blöd.<text:line-break/><text:span text:style-name="T3">chi rek bay handas</text:span> – direkt mit den Händen (Fingern) essen</text:p>
        <text:p text:style-name="Text_20_body"><text:bookmark text:name="reka"/><text:span text:style-name="T3">reka</text:span> – (kwo) Strich vgl. <text:a xlink:type="simple" xlink:href="#linia" text:style-name="Internet_20_link" text:visited-style-name="Visited_20_Internet_20_Link"><text:span text:style-name="Definition">linia</text:span></text:a><text:line-break/>Hindi</text:p>
        <text:p text:style-name="Text_20_body"><text:span text:style-name="T3">reklama</text:span> – (kwo) Reklame, Werbung<text:line-break/><text:span text:style-name="T3">reklami</text:span> – (zwo) werben<text:line-break/><text:span text:style-name="T3">reklaming</text:span> – (kwo) Werben</text:p>
        <text:p text:style-name="Text_20_body"><text:bookmark text:name="rekola"/><text:span text:style-name="T3">rekola</text:span> – (kwo) Ernte<text:line-break/><text:span text:style-name="T3">rekoli</text:span> – (zwo) ernten vgl. <text:a xlink:type="simple" xlink:href="#jami" text:style-name="Internet_20_link" text:visited-style-name="Visited_20_Internet_20_Link"><text:span text:style-name="Definition">jami</text:span></text:a>, <text:a xlink:type="simple" xlink:href="#kolekti" text:style-name="Internet_20_link" text:visited-style-name="Visited_20_Internet_20_Link"><text:span text:style-name="Definition">kolekti</text:span></text:a><text:line-break/><text:span text:style-name="T3">rekoling</text:span> – (kwo) Ernten</text:p>
        <text:p text:style-name="Text_20_body"><text:span text:style-name="T3">rekomendi</text:span> – (zwo) empfehlen, vorschlagen<text:line-break/><text:span text:style-name="T3">rekomenda</text:span> – (kwo) Empfehlung, Vorschlag</text:p>
        <text:p text:style-name="Text_20_body"><text:span text:style-name="T3">rekompensi</text:span> – (zwo) belohnen, vergüten<text:line-break/><text:span text:style-name="T3">rekompensa</text:span> – (kwo) Belohnung, Vergütung</text:p>
        <text:p text:style-name="Text_20_body"><text:span text:style-name="T3">rekoni</text:span> – (zwo) (an-, wieder-)erkennen<text:line-break/><text:span text:style-name="T3">rekoni lao amiga</text:span> – einen alten Freund wiedererkennen<text:line-break/><text:span text:style-name="T3">rekoni nodependa</text:span> – Unabhängigkeit anerkennen<text:line-break/><text:span text:style-name="T3">rekoni pa vos</text:span> – an der Stimme erkennen<text:line-break/><text:span text:style-name="T3">rekona</text:span> – (kwo) Erkennen</text:p>
        <text:p text:style-name="Text_20_body"><text:span text:style-name="T3">rekonsili</text:span> – (zwo) schlichten, aussöhnen<text:line-break/><text:span text:style-name="T3">rekonsila</text:span> – (kwo) Abstimmung, Schlichtung, Aussöhnung</text:p>
        <text:p text:style-name="Text_20_body"><text:soft-page-break/><text:span text:style-name="T3">rekor</text:span> – (kwo) Rekord (unerreichtes Ergebnis)<text:line-break/>Türkisch</text:p>
        <text:p text:style-name="Text_20_body"><text:span text:style-name="T3">rekordi</text:span> – (zwo) aufnehmen (eine Audio-/Video-Aufnahme machen)<text:line-break/><text:span text:style-name="T3">rekorda</text:span> – (kwo) Aufnahme<text:line-break/><text:span text:style-name="T3">rekorder</text:span> – (kwo) Rekorder, Aufnahmegerät</text:p>
        <text:p text:style-name="Text_20_body"><text:span text:style-name="T3">rekruta</text:span> – (kwo) Rekrut <text:span text:style-name="T1">(mil.)</text:span><text:line-break/><text:span text:style-name="T3">rekruti</text:span> – (zwo) rekrutieren, einschreiben</text:p>
        <text:p text:style-name="Text_20_body"><text:bookmark text:name="rekte"/><text:span text:style-name="T3">rekte</text:span> – (kwel) gerade (nicht gebogen) vgl. <text:a xlink:type="simple" xlink:href="#direkte" text:style-name="Internet_20_link" text:visited-style-name="Visited_20_Internet_20_Link"><text:span text:style-name="Definition">direkte</text:span></text:a><text:line-break/><text:span text:style-name="T3">rekte linia</text:span> – eine gerade Linie<text:line-break/><text:span text:style-name="T3">rektisi</text:span> – (zwo) begradigen<text:line-break/><text:span text:style-name="T3">rektangula</text:span> – (kwo) Rechteck</text:p>
        <text:p text:style-name="Text_20_body"><text:span text:style-name="T3">rel</text:span> – (kwo) (Eisenbahn-)Schiene</text:p>
        <text:p text:style-name="Text_20_body"><text:span text:style-name="T3">relatem</text:span> – (konekti) bezogen auf, bezüglich, relativ zu<text:line-break/><text:span text:style-name="T3">un relatem otre</text:span> – einer relativ zum anderen<text:line-break/><text:span text:style-name="T3">Lu es neutrale relatem sey kwesta.</text:span> – Er ist neutral bezüglich dieser Frage.</text:p>
        <text:p text:style-name="Text_20_body"><text:span text:style-name="T3">relati</text:span> – (zwo) sich beziehen auf, eine Verbindung haben<text:line-break/><text:span text:style-name="T3">Se bu relati a dela.</text:span> – Dies bezieht sich nicht auf die Angelegenheit.<text:line-break/><text:span text:style-name="T3">relata</text:span> – (kwo) Verbindung, Zusammenhang<text:line-break/><text:span text:style-name="T3">relative</text:span> – (kwel) relativ<text:line-break/><text:span text:style-name="T3">relativem</text:span> – (komo) relativ<text:line-break/><text:span text:style-name="T3">relativitaa</text:span> – (kwo) Relativität, Bedingtheit</text:p>
        <text:p text:style-name="Text_20_body"><text:span text:style-name="T3">relief</text:span> – (kwo) Relief</text:p>
        <text:p text:style-name="Text_20_body"><text:span text:style-name="T3">religion</text:span> – (kwo) Religion<text:line-break/><text:span text:style-name="T3">religion-ney</text:span> – (kwel) religiös, Glaubens…<text:line-break/><text:span text:style-name="T3">religionful</text:span> – (kwel) religiös, fromm</text:p>
        <text:p text:style-name="Text_20_body"><text:span text:style-name="T3">reloki</text:span> – (zwo) übersiedeln, den Standort ändern<text:line-break/><text:span text:style-name="T3">relokifi</text:span> – (zwo) move (to), migrieren, fortziehen, umsiedeln<text:line-break/><text:span text:style-name="T3">reloka</text:span> – (kwo) Umzug, Verlagerung</text:p>
        <text:p text:style-name="Text_20_body"><text:span text:style-name="T3">rema</text:span> – (kwo) Ruder<text:line-break/><text:span text:style-name="T3">remi</text:span> – (zwo) rudern<text:line-break/><text:span text:style-name="T3">reming</text:span> – (kwo) Rudern<text:line-break/><text:span text:style-name="T3">ek-reming</text:span> – (kwo) Ruderschlag<text:line-break/><text:span text:style-name="T3">remer</text:span> – (kwo) Ruderer</text:p>
        <text:p text:style-name="Text_20_body"><text:span text:style-name="T3">remarki</text:span> – (zwo) bemerken, anmerken, äußern<text:line-break/><text:span text:style-name="T3">remarka</text:span> – (kwo) Bemerkung, Anmerkung</text:p>
        <text:p text:style-name="Text_20_body"><text:bookmark text:name="remembi"/><text:span text:style-name="T3">remembi</text:span> – (zwo) sich erinnern<text:line-break/><text:span text:style-name="T3">rememba</text:span> – (kwo) (Rück-)Erinnerung, Reminiszenz<text:line-break/><text:soft-page-break/><text:span text:style-name="T3">mah-remembi</text:span> – (zwo) an etw. erinnern/gemahnen vgl. <text:a xlink:type="simple" xlink:href="#memoria" text:style-name="Internet_20_link" text:visited-style-name="Visited_20_Internet_20_Link"><text:span text:style-name="Definition">memorisi</text:span></text:a></text:p>
        <text:p text:style-name="Text_20_body"><text:span text:style-name="T3">remorsi</text:span> – (zwo) reuen<text:line-break/><text:span text:style-name="T3">remorsa</text:span> – (kwo) Reue, sclechtes Gewissen, Gewissensbisse</text:p>
        <text:p text:style-name="Text_20_body"><text:span text:style-name="T3">renegat</text:span> – (kwo) Renegat, Abtrünniger, Überläufer<text:line-break/><text:span text:style-name="T3">renegat-ney</text:span> – (kwel) abtrünnig</text:p>
        <text:p text:style-name="Text_20_body"><text:span text:style-name="T3">rensheng</text:span> – (kwo) Ginseng <text:span text:style-name="T1">(bot.)</text:span><text:line-break/>Mandarin</text:p>
        <text:p text:style-name="Text_20_body"><text:span text:style-name="T3">renta</text:span> – (kwo) Miete, Pacht<text:line-break/>Spanisch</text:p>
        <text:p text:style-name="Text_20_body"><text:span text:style-name="T3">renversi</text:span> – (zwo) kentern, umkippen; umstürzen, umstoßen<text:line-break/><text:span text:style-name="T3">renversa</text:span> – (kwo) Sturz, Umsturz</text:p>
        <text:p text:style-name="Text_20_body"><text:span text:style-name="T3">repa</text:span> – (kwo) Rübe <text:span text:style-name="T1">(bot.)</text:span><text:line-break/>Russisch</text:p>
        <text:p text:style-name="Text_20_body"><text:span text:style-name="T3">repari</text:span> – (zwo) reparieren<text:line-break/><text:span text:style-name="T3">reparen (repari-ney)</text:span> – (kwel) repariert<text:line-break/><text:span text:style-name="T3">repara</text:span> – (kwo) Reparatur<text:line-break/><text:span text:style-name="T3">reparaguan</text:span> – (kwo) Werkstatt</text:p>
        <text:p text:style-name="Text_20_body"><text:span text:style-name="T3">repeli</text:span> – (zwo) abstoßen, abweisen, abwehren<text:line-break/><text:span text:style-name="T3">Olea repeli akwa.</text:span> – Öl stößt Wasser ab.<text:line-break/><text:span text:style-name="T3">Elektre sharja do same signa repeli mutu.</text:span> – Elektrische Ladungen gleichen Vorzeichens stoßen sich gegenseitig ab.<text:line-break/><text:span text:style-name="T3">repela</text:span> – (kwo) Abweisung, Abstoßung, Rückstoß<text:line-break/><text:span text:style-name="T3">repeler</text:span> – (kwo) Abwehrstoff</text:p>
        <text:p text:style-name="Text_20_body"><text:span text:style-name="T3">repertuar</text:span> – (kwo) Repertoire<text:line-break/>Französisch</text:p>
        <text:p text:style-name="Text_20_body"><text:span text:style-name="T3">repeti</text:span> – (zwo) wiederholen; einüben (durch wiederholen)<text:line-break/><text:span text:style-name="T3">repeta</text:span> – (kwo) Wiederholung; (Theater-)Probe</text:p>
        <text:p text:style-name="Text_20_body"><text:span text:style-name="T3">replasi</text:span> – (zwo) ersetzen, auswechseln, verdrängen<text:line-break/><text:span text:style-name="T3">replasa</text:span> – (kwo) Ersatz</text:p>
        <text:p text:style-name="Text_20_body"><text:bookmark text:name="repliki"/><text:span text:style-name="T3">repliki</text:span> – (zwo) erwidern, entgegnen Syn.: <text:a xlink:type="simple" xlink:href="#bakshwo" text:style-name="Internet_20_link" text:visited-style-name="Visited_20_Internet_20_Link"><text:span text:style-name="Definition">bakshwo</text:span></text:a><text:line-break/><text:span text:style-name="T3">replika</text:span> – (kwo) Erwiderung, Entgegnung</text:p>
        <text:p text:style-name="Text_20_body"><text:span text:style-name="T3">reporta</text:span> – (kwo) Report, Reportage, Bericht<text:line-break/><text:span text:style-name="T3">reporti</text:span> – (zwo) berichten<text:line-break/><text:span text:style-name="T3">reporter</text:span> – (kwo) Reporter</text:p>
        <text:p text:style-name="Text_20_body"><text:span text:style-name="T3">reposi</text:span> – (zwo) ausruhen, rasten<text:line-break/><text:span text:style-name="T3">reposi-stopa</text:span> – Rast, Marschpause<text:line-break/><text:soft-page-break/><text:span text:style-name="T3">reposa</text:span> – (kwo) Pause, Erholung</text:p>
        <text:p text:style-name="Text_20_body"><text:span text:style-name="T3">representi</text:span> – (zwo) repräsentieren, darstellen<text:line-break/><text:span text:style-name="T3">representer</text:span> – (kwo) Repräsentant</text:p>
        <text:p text:style-name="Text_20_body"><text:span text:style-name="T3">represi</text:span> – (zwo) unterdrücken<text:line-break/><text:span text:style-name="T3">represi rida</text:span> – ein Lachen unterdrücken<text:line-break/><text:span text:style-name="T3">represa</text:span> – (kwo) Repression, Unterdrückung</text:p>
        <text:p text:style-name="Text_20_body"><text:span text:style-name="T3">reprodukti</text:span> – (zwo) reproduzieren, nachbilden, fortpflanzen<text:line-break/><text:span text:style-name="T3">reprodukta</text:span> – (kwo) Reproduktion, Nachbildung<text:line-break/><text:span text:style-name="T3">reproduktive</text:span> – (kwel) reproduktiv</text:p>
        <text:p text:style-name="Text_20_body"><text:span text:style-name="T3">reproshi</text:span> – (zwo) tadeln, rügen, zurechtweisen<text:line-break/><text:span text:style-name="T3">reprosha</text:span> – (kwo) Tadel, Rüge, Vorwurf<text:line-break/><text:span text:style-name="T3">sinreproshe (sinreprosha-ney)</text:span> – (kwel) tadellos, einwandfrei</text:p>
        <text:p text:style-name="Text_20_body"><text:span text:style-name="T3">reptila</text:span> – (kwo) Reptil, Kriechtier <text:span text:style-name="T1">(zool)</text:span></text:p>
        <text:p text:style-name="Text_20_body"><text:span text:style-name="T3">republika</text:span> – (kwo) Republik<text:line-break/><text:span text:style-name="T3">republikista</text:span> – (kwo) Republikaner</text:p>
        <text:p text:style-name="Text_20_body"><text:span text:style-name="T3">reputasion</text:span> – (kwo) Reputation, Ruf, Ehre</text:p>
        <text:p text:style-name="Text_20_body"><text:span text:style-name="T3">resepta</text:span> – (kwo) (Koch-)Rezept, Rezeptur</text:p>
        <text:p text:style-name="Text_20_body"><text:span text:style-name="T3">reservi</text:span> – (zwo) etw. zurücklegen, aufsparen, lagern<text:line-break/><text:span text:style-name="T3">reserva</text:span> – (kwo) Reserve, Vorrat, Lager<text:line-break/><text:span text:style-name="T3">reserve (reserva-ney)</text:span> – (kwel) aufgespart, übrig, Reserve…</text:p>
        <text:p text:style-name="Text_20_body"><text:span text:style-name="T3">residi</text:span> – (zwo) residieren, verweilen<text:line-break/><text:span text:style-name="T3">residilok</text:span> – (kwo) Residenz, Wohnort, Bleibe</text:p>
        <text:p text:style-name="Text_20_body"><text:span text:style-name="T3">resisti</text:span> – (zwo) widerstehen, standhalten, aushalten<text:line-break/><text:span text:style-name="T3">resisti koysa</text:span> – etw. aushalten<text:line-break/><text:span text:style-name="T3">resista</text:span> – (kwo) Widerstand</text:p>
        <text:p text:style-name="Text_20_body"><text:span text:style-name="T3">resivi</text:span> – (zwo) erhalten, empfangen<text:line-break/><text:span text:style-name="T3">resiva</text:span> – (kwo) Reczption, Empfang<text:line-break/><text:span text:style-name="T3">resivi-sha</text:span> – (kwo) Empfänger (Person)<text:line-break/><text:span text:style-name="T3">resiviyuan</text:span> – (kwo) Rezeptionist, Empfangsmitarbeiter<text:line-break/><text:span text:style-name="T3">resiver</text:span> – (kwo) Empfänger (Gerät)<text:line-break/><text:span text:style-name="T3">resivishamba</text:span> – (kwo) Empfangszimmer<text:line-break/><text:span text:style-name="T3">resivi-nota</text:span> – Empfangsbescheinigung</text:p>
        <text:p text:style-name="Text_20_body"><text:span text:style-name="T3">resolusion</text:span> – (kwo) Resolution, Beschluss</text:p>
        <text:p text:style-name="Text_20_body"><text:bookmark text:name="resolute"/><text:span text:style-name="T3">resolute</text:span> – (kwel) resolut, entschlossen, standhaft<text:line-break/><text:span text:style-name="T3">resolutem</text:span> – (komo) resolut<text:line-break/><text:span text:style-name="T3">resolutenesa</text:span> – (kwo) Entschlossenheit, Bestimmtheit<text:line-break/><text:soft-page-break/><text:span text:style-name="T3">resoluti</text:span> – (zwo) entschlossen sein</text:p>
        <text:p text:style-name="Text_20_body"><text:bookmark text:name="resolvi"/><text:span text:style-name="T3">resolvi</text:span> – (zwo) lösen (eine Lösung finden), klären vgl. <text:a xlink:type="simple" xlink:href="#solvi" text:style-name="Internet_20_link" text:visited-style-name="Visited_20_Internet_20_Link"><text:span text:style-name="Definition">solvi</text:span></text:a><text:line-break/><text:span text:style-name="T3">resolva</text:span> – (kwo) Lösung, Auflösung (Antwort, Plan)</text:p>
        <text:p text:style-name="Text_20_body"><text:span text:style-name="T3">reson</text:span> – (kwo) Grund, Anlass; Sinn; Argument<text:line-break/><text:span text:style-name="T3">resoni</text:span> – (zwo) begründen<text:line-break/><text:span text:style-name="T3">resona, resoning</text:span> – (kwo) Begründen<text:line-break/><text:span text:style-name="T3">resonful</text:span> – (kwel) begründet, fundiert</text:p>
        <text:p text:style-name="Text_20_body"><text:span text:style-name="T3">resora</text:span> – (kwo) Stoßdämpfer</text:p>
        <text:p text:style-name="Text_20_body"><text:span text:style-name="T3">respekti</text:span> – (zwo) respektieren, achten<text:line-break/><text:span text:style-name="T3">respekta</text:span> – (kwo) Respekt, Achtung<text:line-break/><text:span text:style-name="T3">kun gro-respekta</text:span> – mit großem Respekt<text:line-break/><text:span text:style-name="T3">respektival</text:span> – (kwel) angesehen, ehrenwert</text:p>
        <text:p text:style-name="Text_20_body"><text:span text:style-name="T3">responsi</text:span> – (zwo) verantwortlich sein (<text:span text:style-name="T3">om koysa</text:span> – für etw.)<text:line-break/><text:span text:style-name="T3">responsi-she</text:span> – (kwel) verantwortend<text:line-break/><text:span text:style-name="T3">responsa</text:span> – (kwo) Verantwortung, Zuständigkeit</text:p>
        <text:p text:style-name="Text_20_body"><text:span text:style-name="T3">responsorio</text:span> – (kwo) Responsorium <text:span text:style-name="T1">(rel., mus.)</text:span></text:p>
        <text:p text:style-name="Text_20_body"><text:span text:style-name="T3">resti</text:span> – (zwo) bleiben (unverändert an Ort, Form oder Zustand); übrig bleiben<text:line-break/><text:span text:style-name="T3">resti stan</text:span> – stehen bleiben<text:line-break/><text:span text:style-name="T3">resti pa dom</text:span> – zu Hause bleiben<text:line-break/><text:span text:style-name="T3">resta</text:span> – (kwo) Rest<text:line-break/><text:span text:style-name="T3">resting</text:span> – (kwo) Aufenthalt<text:line-break/><text:span text:style-name="T3">reste (resta-ney)</text:span> – (kwel) übrig<text:line-break/><text:span text:style-name="T3">lo reste</text:span> – der Rest<text:line-break/><text:span text:style-name="T3">olo reste</text:span> – der ganze Rest<text:line-break/><text:span text:style-name="T3">restes</text:span> – (kwo) die Übrigen (Personen)<text:line-break/><text:span text:style-name="T3">restika</text:span> – (kwo) Restbetrag; Wechselgeld</text:p>
        <text:p text:style-name="Text_20_body"><text:bookmark text:name="restori"/><text:span text:style-name="T3">restori</text:span> – (zwo) wiederherstellen Ant.: <text:a xlink:type="simple" xlink:href="#exosti" text:style-name="Internet_20_link" text:visited-style-name="Visited_20_Internet_20_Link"><text:span text:style-name="Definition">exosti</text:span></text:a><text:line-break/><text:span text:style-name="T3">restora</text:span> – (kwo) Restauration, Wiederherstellung</text:p>
        <text:p text:style-name="Text_20_body"><text:span text:style-name="T3">resulta</text:span> – (kwo) Resultat, Ergebnis<text:line-break/><text:span text:style-name="T3">resulti</text:span> – (zwo) resultieren, ergeben</text:p>
        <text:p text:style-name="Text_20_body"><text:span text:style-name="T3">resumi</text:span> – (zwo) rekapitulieren, zusammenfassen<text:line-break/><text:span text:style-name="T3">resuma</text:span> – (kwo) Rekapitulation, Zusammenfassung</text:p>
        <text:p text:style-name="Text_20_body"><text:span text:style-name="T3">resursa</text:span> – (zwo) resource<text:line-break/></text:p>
        <text:p text:style-name="Text_20_body"><text:bookmark text:name="reteni"/><text:span text:style-name="T3">reteni</text:span> – (zwo) aufbewahren, behalten Syn.: <text:a xlink:type="simple" xlink:href="#kipi" text:style-name="Internet_20_link" text:visited-style-name="Visited_20_Internet_20_Link"><text:span text:style-name="Definition">kipi</text:span></text:a><text:line-break/><text:span text:style-name="T3">retena</text:span> – (kwo) Beibehaltung, Zurückbehaltung</text:p>
        <text:p text:style-name="Text_20_body"><text:soft-page-break/><text:span text:style-name="T3">returni</text:span> – (zwo) zurückkehren; zurückgeben<text:line-break/><text:span text:style-name="T3">returna</text:span> – (kwo) Rückkehr; Rückgabe</text:p>
        <text:p text:style-name="Text_20_body"><text:span text:style-name="T3">reumatisma</text:span> – (kwo) Rheumatismus, Rheuma <text:span text:style-name="T1">(Abk.: </text:span><text:span text:style-name="T2">reuma</text:span><text:span text:style-name="T1">)</text:span></text:p>
        <text:p text:style-name="Text_20_body"><text:span text:style-name="T3">reveli</text:span> – (zwo) aufdecken, enthüllen, offenbaren, herausstellen<text:line-break/><text:span text:style-name="T3">reveli ke</text:span> – es stellt sich heraus, dass …<text:line-break/><text:span text:style-name="T3">reveli swa</text:span> – sich offenbaren<text:line-break/><text:span text:style-name="T3">fa-reveli</text:span> – (zwo) sich herausstellen, sich erweisen<text:line-break/><text:span text:style-name="T3">riva fa-reveli chyen</text:span> – der Fluss stellte sich als seicht heraus<text:line-break/><text:span text:style-name="T3">revela</text:span> – (kwo) Enthüllung, Offenbarung</text:p>
        <text:p text:style-name="Text_20_body"><text:span text:style-name="T3">reveransa</text:span> – (kwo) Knicks<text:line-break/><text:span text:style-name="T3">reveransi</text:span> – (zwo) knicksen, einen Knicks machen</text:p>
        <text:p text:style-name="Text_20_body"><text:span text:style-name="T3">reversa</text:span> – (kwo) Rückseite, Kehrseite; Umkehr<text:line-break/><text:span text:style-name="T3">sin reversa</text:span> – unumkehrbar, irreversibel<text:line-break/><text:span text:style-name="T3">reverse (reversa-ney)</text:span> – (kwel) umgekehrt<text:line-break/><text:span text:style-name="T3">reversi</text:span> – (zwo) umkehren, wenden</text:p>
        <text:p text:style-name="Text_20_body"><text:span text:style-name="T3">revolusion</text:span> – (kwo) Revolution<text:line-break/><text:span text:style-name="T3">revolusion-ney</text:span> – (kwel) revolutionär</text:p>
        <text:p text:style-name="Text_20_body"><text:span text:style-name="T3">ri…</text:span> – (syao) <text:span text:style-name="T1">»erneut, wieder«</text:span><text:line-break/><text:span text:style-name="T3">riapari</text:span> – wieder erscheinen<text:line-break/><text:span text:style-name="T3">rizwo</text:span> – nochmals tun</text:p>
        <text:p text:style-name="Text_20_body"><text:span text:style-name="T3">riba</text:span> – (kwo) Rippe <text:span text:style-name="T1">(anat., fig.)</text:span></text:p>
        <text:p text:style-name="Text_20_body"><text:span text:style-name="T3">riche</text:span> – (kwel) reich<text:line-break/><text:span text:style-name="T3">richenesa</text:span> – (kwo) Reichtum, Fülle<text:line-break/><text:span text:style-name="T3">fa-riche</text:span> – (zwo) reich werden</text:p>
        <text:p text:style-name="Text_20_body"><text:bookmark text:name="ridi"/><text:span text:style-name="T3">ridi</text:span> – (zwo) lachen siehe auch: <text:a xlink:type="simple" xlink:href="#ha-ha" text:style-name="Internet_20_link" text:visited-style-name="Visited_20_Internet_20_Link"><text:span text:style-name="Definition">ha-ha</text:span></text:a>, <text:a xlink:type="simple" xlink:href="#hi-hi" text:style-name="Internet_20_link" text:visited-style-name="Visited_20_Internet_20_Link"><text:span text:style-name="Definition">hi-hi</text:span></text:a><text:line-break/><text:span text:style-name="T3">rida</text:span> – (kwo) Lachen<text:line-break/><text:span text:style-name="T3">ridival</text:span> – (kwel) lächerlich</text:p>
        <text:p text:style-name="Text_20_body"><text:span text:style-name="T3">rif</text:span> – (kwo) Riff <text:span text:style-name="T1">(geol.)</text:span><text:line-break/>Russisch</text:p>
        <text:p text:style-name="Text_20_body"><text:span text:style-name="T3">rigide</text:span> – (kwel) rigide, steif, unbeugsam<text:line-break/><text:span text:style-name="T3">rigiditaa</text:span> – (kwo) Rigidität, Steifheit</text:p>
        <text:p text:style-name="Text_20_body"><text:span text:style-name="T3">rima</text:span> – (kwo) Reim</text:p>
        <text:p text:style-name="Text_20_body"><text:span text:style-name="T3">ring</text:span> – (kwo) Boxring <text:span text:style-name="T1">(Sport)</text:span></text:p>
        <text:p text:style-name="Text_20_body"><text:span text:style-name="T3">ris</text:span> – (kwo) Reis <text:span text:style-name="T1">(bot.)</text:span></text:p>
        <text:p text:style-name="Text_20_body"><text:span text:style-name="T3">rishte</text:span> – (kwel) verwandt<text:line-break/><text:soft-page-break/><text:span text:style-name="T3">rishtitaa</text:span> – (kwo) Verwandtschaft, Beziehung<text:line-break/><text:span text:style-name="T3">rishtejen, rishta</text:span> – (kwo) Verwandter<text:line-break/><text:span text:style-name="T3">rishtejenta</text:span> – (kwo) Verwandtschaft, Sippe<text:line-break/>Hindi</text:p>
        <text:p text:style-name="Text_20_body"><text:bookmark text:name="rishvat"/><text:span text:style-name="T3">rishvat</text:span> – (kwo) Schmiergeld, Bestechungsgeld siehe auch: <text:a xlink:type="simple" xlink:href="#bakshish" text:style-name="Internet_20_link" text:visited-style-name="Visited_20_Internet_20_Link"><text:span text:style-name="Definition">bakshish</text:span></text:a><text:line-break/><text:span text:style-name="T3">rishvati</text:span> – (kwo) bestechen<text:line-break/>Arabisch</text:p>
        <text:p text:style-name="Text_20_body"><text:span text:style-name="T3">risin</text:span> – (kwo) Rizin <text:span text:style-name="T1">(chem.)</text:span><text:line-break/><text:span text:style-name="T3">risinbush</text:span> – (kwo) Rizinus <text:span text:style-name="T1">(bot.)</text:span><text:line-break/><text:span text:style-name="T3">risinolea</text:span> – (kwo) Rizinusöl, Kastoröl</text:p>
        <text:p text:style-name="Text_20_body"><text:span text:style-name="T3">riska</text:span> – (kwo) Risiko, Wagnis, Gefahr<text:line-break/><text:span text:style-name="T3">riski</text:span> – (zwo) riskieren, wagen</text:p>
        <text:p text:style-name="Text_20_body"><text:span text:style-name="T3">riter</text:span> – (kwo) Ritter<text:line-break/>Deutsch</text:p>
        <text:p text:style-name="Text_20_body"><text:span text:style-name="T3">ritma</text:span> – (kwo) Rhythmus<text:line-break/><text:span text:style-name="T3">ritmike</text:span> – (kwel) rhythmisch</text:p>
        <text:p text:style-name="Text_20_body"><text:span text:style-name="T3">ritual</text:span> – (kwo) Ritual, Ritus<text:line-break/><text:span text:style-name="T3">ritual-ney</text:span> – (kwel) rituell<text:line-break/>Deutsch</text:p>
        <text:p text:style-name="Text_20_body"><text:span text:style-name="T3">riva</text:span> – (kwo) Fluss, Wasserlauf</text:p>
        <text:p text:style-name="Text_20_body"><text:span text:style-name="T3">riza</text:span> – (kwo) Wurzel <text:span text:style-name="T1">(auch: math.</text:span>)<text:line-break/><text:span text:style-name="T3">kwadra-riza</text:span> – Quadratwurzel<text:line-break/><text:span text:style-name="T3">riza-ney</text:span> – (kwel) radikal (bezöglich einer Wurzel oder zur intrinsischen Natur von etw.)<text:line-break/>Griechisch</text:p>
        <text:p text:style-name="Text_20_body"><text:span text:style-name="T3">roba</text:span> – (kwo) Abendkleid<text:line-break/><text:span text:style-name="T3">shamba-roba</text:span> – Morgenmantel, Schlafrock</text:p>
        <text:p text:style-name="Text_20_body"><text:span text:style-name="T3">rogen</text:span> – (kwo) Roggen <text:span text:style-name="T1">(bot.)</text:span><text:line-break/>Deutsch</text:p>
        <text:p text:style-name="Text_20_body"><text:span text:style-name="T3">roka</text:span> – (kwo) Felsen<text:line-break/>Spanisch</text:p>
        <text:p text:style-name="Text_20_body"><text:bookmark text:name="roli"/><text:span text:style-name="T3">roli</text:span> – (zwo) rollen siehe auch: <text:a xlink:type="simple" xlink:href="#volvi" text:style-name="Internet_20_link" text:visited-style-name="Visited_20_Internet_20_Link"><text:span text:style-name="Definition">volvi</text:span></text:a><text:line-break/><text:span text:style-name="T3">rolika</text:span> – (kwo) etw. zur Rolle geformtes; Rolle<text:line-break/><text:span text:style-name="T3">rola, roling</text:span> – (kwo) Rollen<text:line-break/><text:span text:style-name="T3">rolisketas</text:span> – (kwo) Rollschuhe<text:line-break/><text:span text:style-name="T3">rolikama</text:span> – (kwo) Bett mit Rollen</text:p>
        <text:p text:style-name="Text_20_body"><text:span text:style-name="T3">rom</text:span> – (kwo) Rum</text:p>
        <text:p text:style-name="Text_20_body"><text:soft-page-break/><text:span text:style-name="T3">Roma</text:span> – (kwo) Rom <text:span text:style-name="T1">(geogr.)</text:span><text:line-break/><text:span text:style-name="T3">Roma-ney imperia</text:span> – Römisches Imperium</text:p>
        <text:p text:style-name="Text_20_body"><text:span text:style-name="T3">romale</text:span> – 1) (kwel) zigeunerisch<text:line-break/>2) (kwo) Zigeuner<text:line-break/>3) (kwo) Zigeuner-Sprache<text:line-break/><text:span text:style-name="T3">jamile romale gana</text:span> – schönes Zigeunerlied</text:p>
        <text:p text:style-name="Text_20_body"><text:bookmark text:name="roman"/><text:span text:style-name="T3">roman</text:span> – (kwo) Roman <text:span text:style-name="T1">(lit.)</text:span> vgl. <text:a xlink:type="simple" xlink:href="#novela" text:style-name="Internet_20_link" text:visited-style-name="Visited_20_Internet_20_Link"><text:span text:style-name="Definition">novela</text:span></text:a><text:line-break/><text:span text:style-name="T3">roman-ki</text:span> – (kwo) Kurzgeschichte, Geschichte, Erzählung<text:line-break/>Mongolisch</text:p>
        <text:p text:style-name="Text_20_body"><text:span text:style-name="T3">romanike</text:span> – (kwel) romanisch<text:line-break/><text:span text:style-name="T3">romanike lingwa</text:span> – romanische Sprache</text:p>
        <text:p text:style-name="Text_20_body"><text:span text:style-name="T3">ronde</text:span> – (kwel) rund<text:line-break/><text:span text:style-name="T3">ronda</text:span> – (kwo) Runde (kreisförmiges Objekt / Kreisförmige Route)<text:line-break/><text:span text:style-name="T3">muva pa ronda</text:span> – Kreisbewegung<text:line-break/><text:span text:style-name="T3">rondisi</text:span> – (zwo) runden, rund machen</text:p>
        <text:p text:style-name="Text_20_body"><text:span text:style-name="T3">rosa</text:span> – (kwo) Rose <text:span text:style-name="T1">(bot.)</text:span></text:p>
        <text:p text:style-name="Text_20_body"><text:span text:style-name="T3">rose</text:span> – (kwel) rosa, rosig, pink</text:p>
        <text:p text:style-name="Text_20_body"><text:span text:style-name="T3">rosti</text:span> – (zwo) rösten, braten<text:line-break/><text:span text:style-name="T3">rostiwat</text:span> – (kwo) Braten, Röstgut<text:line-break/><text:span text:style-name="T3">rostistanga</text:span> – (kwo) Bratspieß</text:p>
        <text:p text:style-name="Text_20_body"><text:span text:style-name="T3">roti</text:span> – (zwo) rotieten, sich drehen<text:line-break/><text:span text:style-name="T3">rota</text:span> – (kwo) Rotation, Drehung</text:p>
        <text:p text:style-name="Text_20_body"><text:span text:style-name="T3">rubin</text:span> – (kwo) Rubin<text:line-break/>Deutsch</text:p>
        <text:p text:style-name="Text_20_body"><text:span text:style-name="T3">rubla</text:span> – (kwo) Rubel <text:span text:style-name="T1">(russische Währung)</text:span><text:line-break/>Russisch</text:p>
        <text:p text:style-name="Text_20_body"><text:span text:style-name="T3">ruchey</text:span> – (kwo) Bach<text:line-break/>Russisch</text:p>
        <text:p text:style-name="Text_20_body"><text:span text:style-name="T3">rude</text:span> – (kwel) rot<text:line-break/><text:span text:style-name="T3">rude flaga</text:span> – rote Flagge<text:line-break/><text:span text:style-name="T3">rudish</text:span> – (kwel) rötlich<text:line-break/><text:span text:style-name="T3">rudifi (fa-rude)</text:span> – (zwo) erröten, rot werden<text:line-break/><text:span text:style-name="T3">rudisi (mah-rude)</text:span> – (zwo) röten, rot machen<text:line-break/>Slavisch</text:p>
        <text:p text:style-name="Text_20_body"><text:span text:style-name="T3">ruf</text:span> – (kwo) Dach<text:line-break/><text:span text:style-name="T3">rufshamba</text:span> – (kwo) Dachkammer, Mansarde</text:p>
        <text:p text:style-name="Text_20_body"><text:bookmark text:name="ruga"/><text:soft-page-break/><text:span text:style-name="T3">ruga</text:span> – (kwo) Falte, Runzel siehe auch: <text:a xlink:type="simple" xlink:href="#fora" text:style-name="Internet_20_link" text:visited-style-name="Visited_20_Internet_20_Link"><text:span text:style-name="Definition">fora</text:span></text:a><text:line-break/><text:span text:style-name="T3">rugi</text:span> – (zwo) falten, runzeln, rümpfen<text:line-break/><text:span text:style-name="T3">rugi nos/frenta</text:span> – die Nase rümpfen / die Stirn runzeln</text:p>
        <text:p text:style-name="Text_20_body"><text:span text:style-name="T3">ruina</text:span> – (kwo) Überreste<text:line-break/><text:span text:style-name="T3">ruini</text:span> – (zwo) ruinieren, vernichten</text:p>
        <text:p text:style-name="Text_20_body"><text:span text:style-name="T3">ruja</text:span> – (kwo) Rost<text:line-break/><text:span text:style-name="T3">ruje (ruja-ney)</text:span> – (kwel) rostig<text:line-break/><text:span text:style-name="T3">ruji</text:span> – (zwo) rosten<text:line-break/><text:span text:style-name="T3">buruji-stal</text:span> – rostfreier Stahl<text:line-break/><text:span text:style-name="T3">rujing</text:span> – (kwo) Rosten</text:p>
        <text:p text:style-name="Text_20_body"><text:span text:style-name="T3">rul</text:span> – (kwo) Lenkvorrichtung (Lenkrad; Lenker; Ruder; Steuer)<text:line-break/><text:span text:style-name="T3">ruli</text:span> – (zwo) lenken, steuern<text:line-break/>Russisch</text:p>
        <text:p text:style-name="Text_20_body"><text:span text:style-name="T3">rumba</text:span> – (kwo) 1) einer der 32 Kompass-Punkte <text:span text:style-name="T1">(naut.)</text:span>; 2) Rumba <text:span text:style-name="T1">(Tanz)</text:span></text:p>
        <text:p text:style-name="Text_20_body"><text:span text:style-name="T3">ruola</text:span> – (kwo) Rolle, Aufgabe, Funktion, Part<text:line-break/><text:span text:style-name="T3">plei/fai ruola</text:span> – eine Rolle spielen</text:p>
        <text:p text:style-name="Text_20_body"><text:span text:style-name="T3">rupti</text:span> – (zwo) (zusammen-)brechen<text:line-break/><text:span text:style-name="T3">rupta</text:span> – (kwo) (Zusammen-)Bruch, Panne<text:line-break/><text:span text:style-name="T3">ruptishil</text:span> – (kwel) zerbrechlich, fragil<text:line-break/><text:span text:style-name="T3">shiprupta</text:span> – (kwo) Schiffbruch<text:line-break/><text:span text:style-name="T3">rasrupti</text:span> – (zwo) zerschmettern, zerfetzen, in tausend Stücke schlagen,</text:p>
        <text:p text:style-name="Text_20_body"><text:span text:style-name="T3">Rusia</text:span> – (kwo) Russland <text:span text:style-name="T1">(geogr.)</text:span><text:line-break/><text:span text:style-name="T3">Rusia-jen</text:span> – (kwo) Einwohner Russlands</text:p>
        <text:p text:style-name="Text_20_body"><text:span text:style-name="T3">ruski</text:span> – 1) (kwel) russisch<text:line-break/>2) (kwo) Russe (Person russischer Ethnik)<text:line-break/>3) (kwo) Russisch <text:span text:style-name="T1">(Sprache)</text:span></text:p>
        <text:p text:style-name="Text_20_body"><text:span text:style-name="T3">rusla</text:span> – (kwo) Wasserlauf, Flussbett, Kanal<text:line-break/>Russisch</text:p>
        <text:p text:style-name="Text_20_body"><text:span text:style-name="T3">ruta</text:span> – (kwo) Route, Reiseverlauf<text:line-break/>Spanisch</text:p>
        <text:p text:style-name="Text_20_body"><text:span text:style-name="T3">rutabaga</text:span> – (kwo) Kohlrübe <text:span text:style-name="T1">(bot.)</text:span></text:p>
        <text:p text:style-name="Text_20_body"><text:span text:style-name="T3">rutina</text:span> – (kwo) Routine<text:line-break/><text:span text:style-name="T3">rutine (rutina-ney)</text:span> – (kwel) routinemäßig, trivial, alltäglich, gewöhnlich<text:line-break/>Spanisch</text:p>
        <text:p text:style-name="Text_20_body"><text:line-break/><text:bookmark text:name="S"/></text:p>
        <text:p text:style-name="Horizontal_20_Line"><text:soft-page-break/></text:p>
        <text:h text:style-name="Heading_20_3" text:outline-level="3"><text:bookmark-start text:name="s"/>S<text:bookmark-end text:name="s"/></text:h>
        <text:p text:style-name="First_20_paragraph"><text:bookmark text:name="sabah"/><text:span text:style-name="T3">sabah</text:span> – (kwo) Morgen Ant.: <text:a xlink:type="simple" xlink:href="#aksham" text:style-name="Internet_20_link" text:visited-style-name="Visited_20_Internet_20_Link"><text:span text:style-name="Definition">aksham</text:span></text:a> siehe auch: <text:a xlink:type="simple" xlink:href="#rane" text:style-name="Internet_20_link" text:visited-style-name="Visited_20_Internet_20_Link"><text:span text:style-name="Definition">rane</text:span></text:a>, <text:a xlink:type="simple" xlink:href="#savera" text:style-name="Internet_20_link" text:visited-style-name="Visited_20_Internet_20_Link"><text:span text:style-name="Definition">savera</text:span></text:a>, <text:a xlink:type="simple" xlink:href="#suryachu" text:style-name="Internet_20_link" text:visited-style-name="Visited_20_Internet_20_Link"><text:span text:style-name="Definition">suryachu</text:span></text:a><text:line-break/><text:span text:style-name="T3">sey sabah</text:span> – heute Morgen<text:line-break/><text:span text:style-name="T3">manya sabah</text:span> – morgen früh<text:line-break/><text:span text:style-name="T3">ranem pa sabah</text:span> – früh am Morgen<text:line-break/><text:span text:style-name="T3">Hao sabah!</text:span> – Guten Morgen!<text:line-break/><text:span text:style-name="T3">sabahfan</text:span> – (kwo) Frühstück<text:line-break/>Arabisch</text:p>
        <text:p text:style-name="Text_20_body"><text:span text:style-name="T3">sabla</text:span> – (kwo) Säbel<text:line-break/>Russisch</text:p>
        <text:p text:style-name="Text_20_body"><text:span text:style-name="T3">sabra</text:span> – (kwo) Geduld, Ausdauer<text:line-break/><text:span text:style-name="T3">nosabra</text:span> – (kwo) Ungeduld<text:line-break/><text:span text:style-name="T3">sabre (sabra-ney)</text:span> – (kwel) geduldig, beharrlich<text:line-break/><text:span text:style-name="T3">sabrem (sabra-nem)</text:span> – (komo) geduldig<text:line-break/><text:span text:style-name="T3">nosabre</text:span> – (kwel) ungeduldig<text:line-break/><text:span text:style-name="T3">nosabrefai yao zwo koysa</text:span> – es drängt mich etw. zu tun, ich brenne darauf etw. zu tun<text:line-break/>Arabisch</text:p>
        <text:p text:style-name="Text_20_body"><text:span text:style-name="T3">sabun</text:span> – (kwo) Seife<text:line-break/><text:span text:style-name="T3">sabundan</text:span> – (kwo) Seifenschale, Seifenablage<text:line-break/>Arabisch</text:p>
        <text:p text:style-name="Text_20_body"><text:span text:style-name="T3">sada</text:span> – (kwo) Böschung, Damm<text:line-break/>Arabisch</text:p>
        <text:p text:style-name="Text_20_body"><text:bookmark text:name="safara"/><text:span text:style-name="T3">safara</text:span> – (kwo) Ausflug, Fahrt, Reise<text:line-break/><text:span text:style-name="T3">Hao safara!</text:span> – Gute Reise!<text:line-break/><text:span text:style-name="T3">sirkum-munde safara</text:span> – Weltumrundung<text:line-break/><text:span text:style-name="T3">safara-gola</text:span> – Reiseziel vgl. <text:a xlink:type="simple" xlink:href="#destini" text:style-name="Internet_20_link" text:visited-style-name="Visited_20_Internet_20_Link"><text:span text:style-name="Definition">destini</text:span></text:a><text:line-break/><text:span text:style-name="T3">gunsafara</text:span> – (kwo) Geschäftsreise<text:line-break/><text:span text:style-name="T3">safari</text:span> – (zwo) reisen<text:line-break/><text:span text:style-name="T3">safari-sha</text:span> – (kwo) Reisender<text:line-break/><text:span text:style-name="T3">safarnik</text:span> – (kwo) Vielreisender, eingefleischter Reisender<text:line-break/>Arabisch</text:p>
        <text:p text:style-name="Text_20_body"><text:span text:style-name="T3">safran</text:span> – (kwo) Safran <text:span text:style-name="T1">(bot.)</text:span></text:p>
        <text:p text:style-name="Text_20_body"><text:span text:style-name="T3">sagarme</text:span> – (kwel) eifrig, begierig, enthusiastisch<text:line-break/><text:span text:style-name="T3">sagarma</text:span> – (kwo) Enthusiast<text:line-break/><text:span text:style-name="T3">sagarmitaa</text:span> – (kwo) Enthusiasmus, Eifer, Begeisterung<text:line-break/>Hindi</text:p>
        <text:p text:style-name="Text_20_body"><text:soft-page-break/><text:span text:style-name="T3">sago</text:span> – (kwo) Sago<text:line-break/></text:p>
        <text:p text:style-name="Text_20_body"><text:span text:style-name="T3">sahe</text:span> – (kwel) nüchtern<text:line-break/><text:span text:style-name="T3">sahitaa</text:span> – (kwo) Nüchternheit<text:line-break/><text:span text:style-name="T3">sahnik</text:span> – (kwo) Abstinenzler, Antialkoholiker<text:line-break/>Arabisch</text:p>
        <text:p text:style-name="Text_20_body"><text:span text:style-name="T3">sahil</text:span> – (kwo) Küste, Ufer<text:line-break/><text:span text:style-name="T3">sahil de riva</text:span> – Flussufer<text:line-break/><text:span text:style-name="T3">sahil-gata</text:span> – Strandpromenade, Uferpromenade<text:line-break/>Arabisch</text:p>
        <text:p text:style-name="Text_20_body"><text:span text:style-name="T3">sahra</text:span> – (kwo) Wüste<text:line-break/><text:span text:style-name="T3">sahralik</text:span> – (kwel) verwüstet, desolat, öde, unbewohnt<text:line-break/>Arabisch</text:p>
        <text:p text:style-name="Text_20_body"><text:bookmark text:name="saif"/><text:span text:style-name="T3">saif</text:span> – (kwo) Sommer siehe: <text:a xlink:type="simple" xlink:href="#vesna" text:style-name="Internet_20_link" text:visited-style-name="Visited_20_Internet_20_Link"><text:span text:style-name="Definition">vesna</text:span></text:a>, <text:a xlink:type="simple" xlink:href="#oton" text:style-name="Internet_20_link" text:visited-style-name="Visited_20_Internet_20_Link"><text:span text:style-name="Definition">oton</text:span></text:a>, <text:a xlink:type="simple" xlink:href="#hima" text:style-name="Internet_20_link" text:visited-style-name="Visited_20_Internet_20_Link"><text:span text:style-name="Definition">hima</text:span></text:a><text:line-break/><text:span text:style-name="T3">garme saif</text:span> – heißer Sommer<text:line-break/>Arabisch</text:p>
        <text:p text:style-name="Text_20_body"><text:span text:style-name="T3">sais</text:span> – (kwo) Größe, Ausmaß, Abmessungen</text:p>
        <text:p text:style-name="Text_20_body"><text:span text:style-name="T3">sait</text:span> – (kwo) Website <text:span text:style-name="T1">(Comp.)</text:span></text:p>
        <text:p text:style-name="Text_20_body"><text:bookmark text:name="saje"/><text:span text:style-name="T3">saje</text:span> – (kwel) weise, klug vgl. <text:a xlink:type="simple" xlink:href="#intele" text:style-name="Internet_20_link" text:visited-style-name="Visited_20_Internet_20_Link"><text:span text:style-name="Definition">intele</text:span></text:a><text:line-break/><text:span text:style-name="T3">sajitaa</text:span> – (kwo) Weisheit, Klugheit<text:line-break/><text:span text:style-name="T3">saja</text:span> – (kwo) Weise, Weiser</text:p>
        <text:p text:style-name="Text_20_body"><text:span text:style-name="T3">sak</text:span> – (kwo) Sack<text:line-break/><text:span text:style-name="T3">somnisak</text:span> – (kwo) Schlafsack</text:p>
        <text:p text:style-name="Text_20_body"><text:span text:style-name="T3">sakrale</text:span> – (kwel) sakral, heilig, geistlich <text:span text:style-name="T1">(rel.)</text:span></text:p>
        <text:p text:style-name="Text_20_body"><text:span text:style-name="T3">sakrum</text:span> – (kwo) Sacrum, Kreuzbein <text:span text:style-name="T1">(anat.)</text:span></text:p>
        <text:p text:style-name="Text_20_body"><text:bookmark text:name="sakte"/><text:span text:style-name="T3">sakte</text:span> – (kwel) ernst, hart, schlimm, heftig Syn.: <text:a xlink:type="simple" xlink:href="#strikte" text:style-name="Internet_20_link" text:visited-style-name="Visited_20_Internet_20_Link"><text:span text:style-name="Definition">strikte</text:span></text:a><text:line-break/><text:span text:style-name="T3">saktitaa</text:span> – (kwo) Strenge, Härte; Entbehrung<text:line-break/>Hindi</text:p>
        <text:p text:style-name="Text_20_body"><text:span text:style-name="T3">sal</text:span> – (gramatika) <text:span text:style-name="T1">»gleich etw. tun« (unmittelbare Zukunft)</text:span><text:line-break/><text:span text:style-name="T3">Ela sal plaki.</text:span> – Sie stand im Begriff zu weinen.</text:p>
        <text:p text:style-name="Text_20_body"><text:span text:style-name="T3">sala</text:span> – (kwo) Saal, Halle<text:line-break/>Spanisch</text:p>
        <text:p text:style-name="Text_20_body"><text:span text:style-name="T3">salam</text:span> – 1) (kwo) Frieden<text:line-break/><text:span text:style-name="T3">salam inter jenmin</text:span> – Frieden zwischen den Völkern<text:line-break/><text:span text:style-name="T3">Al yao salam, tayari ba gwer.</text:span> – Wenn du Frieden willst, bereite dich auf einen Krieg vor.<text:line-break/><text:span text:style-name="T3">salam-ney</text:span> – (kwel) friedlich, friedfertig; friedliebend<text:line-break/><text:soft-page-break/>2) (exklami) Friede! <text:span text:style-name="T1">(Gruß)</text:span><text:line-break/><text:span text:style-name="T3">Salam, kare amigas!</text:span> – Hallo, liebe Freunde!<text:line-break/>Arabisch</text:p>
        <text:p text:style-name="Text_20_body"><text:span text:style-name="T3">salata</text:span> – (kwo) 1) Salat<text:line-break/>2) Kopfsalat <text:span text:style-name="T1">(bot.)</text:span> auch: <text:span text:style-name="T3">gardensalata</text:span><text:line-break/>Rumänisch</text:p>
        <text:p text:style-name="Text_20_body"><text:span text:style-name="T3">salim</text:span> – (kwel) heil, intakt, unbeschädigt, unversehrt<text:line-break/><text:span text:style-name="T3">salimtaa</text:span> – (kwo) Unversehrtheit<text:line-break/>Arabisch</text:p>
        <text:p text:style-name="Text_20_body"><text:span text:style-name="T3">saliva</text:span> – (kwo) Speichel<text:line-break/><text:span text:style-name="T3">saliva-ney</text:span> – (kwel) Speichel…<text:line-break/><text:span text:style-name="T3">salivi</text:span> – (zwo) speicheln, spucken, seibern, geifern<text:line-break/><text:span text:style-name="T3">saliving</text:span> – (kwo) Speichelfluss</text:p>
        <text:p text:style-name="Text_20_body"><text:span text:style-name="T3">salmon</text:span> – (kwo) Lachs <text:span text:style-name="T1">(zool.)</text:span></text:p>
        <text:p text:style-name="Text_20_body"><text:span text:style-name="T3">salon</text:span> – (kwo) 1) Wohnzimmer, Stube; 2) Salon<text:line-break/><text:span text:style-name="T3">salon do jamilitaa</text:span> – Schönheitssalon</text:p>
        <text:p text:style-name="Text_20_body"><text:span text:style-name="T3">salpa</text:span> – (kwo) Salve <text:span text:style-name="T1">(mil.)</text:span><text:line-break/><text:span text:style-name="T3">fai salpa</text:span> – eine Salve schießen<text:line-break/>Russisch</text:p>
        <text:p text:style-name="Text_20_body"><text:span text:style-name="T3">salti</text:span> – (zwo) springen, hüpfen<text:line-break/><text:span text:style-name="T3">bay salti, al salti</text:span> – springend, hüpfend<text:line-break/><text:span text:style-name="T3">salta</text:span> – (kwo) Sprung, Satz<text:line-break/><text:span text:style-name="T3">en-stan pa salta</text:span> – auf die Füße springen<text:line-break/><text:span text:style-name="T3">salting</text:span> – (kwo) Hüpfen, Springen<text:line-break/><text:span text:style-name="T3">saltikorda</text:span> – (kwo) Hüpfseil, Springseil<text:line-break/><text:span text:style-name="T3">risalti</text:span> – (zwo) abprallen, zurückspringen<text:line-break/><text:span text:style-name="T3">saltijuk</text:span> – (kwo) Grashüpfer <text:span text:style-name="T1">(zool.)</text:span></text:p>
        <text:p text:style-name="Text_20_body"><text:span text:style-name="T3">saluti</text:span> – (zwo) grüßen, salutieren<text:line-break/><text:span text:style-name="T3">saluta</text:span> – (kwo) Gruß, Begrüßung, Salut</text:p>
        <text:p text:style-name="Text_20_body"><text:bookmark text:name="salvi"/><text:span text:style-name="T3">salvi</text:span> – (zwo) retten; speichern <text:span text:style-name="T1">(Comp.)</text:span><text:line-break/><text:span text:style-name="T3">salvi swa</text:span> – sich retten<text:line-break/><text:span text:style-name="T3">salva</text:span> – (kwo) Rettung<text:line-break/><text:span text:style-name="T3">salver</text:span> – (kwo) Retter</text:p>
        <text:p text:style-name="Text_20_body"><text:span text:style-name="T3">sam</text:span><text:span text:style-name="T4">1</text:span> – (gramatika)<text:line-break/><text:span text:style-name="T3">sam… kom</text:span> – so … wie<text:line-break/><text:span text:style-name="T3">Ta lopi sam kway kom yu.</text:span> – Er/Sie läuft so schnell wie du.<text:line-break/><text:span text:style-name="T3">sam kom</text:span> – so wie, genauso wie<text:line-break/><text:span text:style-name="T3">Sam kom yu, me pri aiskrem.</text:span> – So wie du, mag ich Eiskrem.</text:p>
        <text:p text:style-name="Text_20_body"><text:bookmark text:name="sam2"/><text:soft-page-break/><text:span text:style-name="T3">sam…</text:span><text:span text:style-name="T4">2</text:span> – (syao) gleich… siehe auch: <text:a xlink:type="simple" xlink:href="#same" text:style-name="Internet_20_link" text:visited-style-name="Visited_20_Internet_20_Link"><text:span text:style-name="Definition">same</text:span></text:a><text:line-break/><text:span text:style-name="T3">samkolor-ney</text:span> – (kwel) gleichfarbig<text:line-break/><text:span text:style-name="T3">samtaim-ney</text:span> – (kwel) gleichzeitig, simultan<text:line-break/><text:span text:style-name="T3">samtaimjen</text:span> – (kwo) Altersgenosse<text:line-break/><text:span text:style-name="T3">samdumnik</text:span> – (kwo) Gleichgesinnter</text:p>
        <text:p text:style-name="Text_20_body"><text:bookmark text:name="samaji"/><text:span text:style-name="T3">samaji</text:span> – (zwo) verstehen, begreifen, erkennen Syn.: <text:a xlink:type="simple" xlink:href="#graspi" text:style-name="Internet_20_link" text:visited-style-name="Visited_20_Internet_20_Link"><text:span text:style-name="Definition">graspi</text:span></text:a><text:line-break/><text:span text:style-name="T3">hao-samaji-ke</text:span> – leicht zu verstehen, verständlich<text:line-break/><text:span text:style-name="T3">samajibile</text:span> – (kwel) verständlich<text:line-break/><text:span text:style-name="T3">busamajibile</text:span> – (kwel) unverständlich, unbegreiflich<text:line-break/><text:span text:style-name="T3">samaja</text:span> – (kwo) Verständnis, Einsicht, Erkenntnis<text:line-break/><text:span text:style-name="T3">sinsamaje (sinsamaja-ney)</text:span> – (kwel) bewusstlos<text:line-break/><text:span text:style-name="T3">samajishil</text:span> – (kwel) geistesgegenwärtig, schlagfertig, clever<text:line-break/>Hindi</text:p>
        <text:p text:style-name="Text_20_body"><text:span text:style-name="T3">saman</text:span> – (kwo) Adobe (luftgetrockneter Ziegel)<text:line-break/><text:span text:style-name="T3">saman-dom, samanka</text:span> – (kwo) Adobe-Haus (Haus aus Adobeziegeln)<text:line-break/>Russisch</text:p>
        <text:p text:style-name="Text_20_body"><text:bookmark text:name="same"/><text:span text:style-name="T3">same</text:span> – (inplas-kwel) derselbe, dasselbe, dieselbe siehe auch: <text:a xlink:type="simple" xlink:href="#sam2" text:style-name="Internet_20_link" text:visited-style-name="Visited_20_Internet_20_Link"><text:span text:style-name="Definition">sam…</text:span></text:a><text:span text:style-name="T4">2</text:span><text:line-break/><text:span text:style-name="T3">Nu shwo same lingwa.</text:span> – Wir sprechen dieselbe Sprache.<text:line-break/><text:span text:style-name="T3">pa same taim</text:span> – zur selben Zeit<text:line-break/><text:span text:style-name="T3">samem</text:span> – (inplas-komo) in gleicher Weise<text:line-break/><text:span text:style-name="T3">Li oli akti samem.</text:span> – Sie handeln alle gleich.<text:line-break/><text:span text:style-name="T3">sama</text:span> (inplas-kwo) derselbe, dasselbe, dieselbe<text:line-break/><text:span text:style-name="T3">Hao nocha! - Sama a yu!</text:span> – Gute Nacht! - Dir auch!<text:line-break/><text:span text:style-name="T3">Es sama.</text:span> – Es ist alles dasselbe.<text:line-break/>Finnisch</text:p>
        <text:p text:style-name="Text_20_body"><text:span text:style-name="T3">samride</text:span> – (kwel) erfolgreich, gedeihend, florierend, blühend<text:line-break/><text:span text:style-name="T3">samriditaa</text:span> – (kwo) Wohlstand, Reichtum, Prosperität<text:line-break/>Hindi</text:p>
        <text:p text:style-name="Text_20_body"><text:span text:style-name="T3">samula</text:span> – (kwo) (Schrauben-)Mutter <text:span text:style-name="T1">(techn.)</text:span><text:line-break/><text:span text:style-name="T3">samula-klef</text:span> – Schraubenschlüssel<text:line-break/>Arabisch</text:p>
        <text:p text:style-name="Text_20_body"><text:bookmark text:name="sandala"/><text:span text:style-name="T3">sandala</text:span> – (kwo) Sandale vgl. <text:a xlink:type="simple" xlink:href="#santal" text:style-name="Internet_20_link" text:visited-style-name="Visited_20_Internet_20_Link"><text:span text:style-name="Definition">santal</text:span></text:a></text:p>
        <text:p text:style-name="Text_20_body"><text:span text:style-name="T3">sandwich</text:span> – (kwo) Sandwich; Butterbrot</text:p>
        <text:p text:style-name="Text_20_body"><text:span text:style-name="T3">sane</text:span> – (kwel) gesund<text:line-break/><text:span text:style-name="T3">sanitaa</text:span> – (kwo) Gesundheit<text:line-break/><text:span text:style-name="T3">nosane</text:span> – (kwel) ungesund, schädlich<text:line-break/><text:span text:style-name="T3">sanisi</text:span> – (zwo) gesund machen<text:line-break/><text:span text:style-name="T3">sanlok</text:span> – (kwo) Erholungsort</text:p>
        <text:p text:style-name="Text_20_body"><text:bookmark text:name="santal"/><text:span text:style-name="T3">santal</text:span> – (kwo) Sandelbaum; Sandelholz <text:span text:style-name="T1">(bot.)</text:span> vgl. <text:a xlink:type="simple" xlink:href="#sandala" text:style-name="Internet_20_link" text:visited-style-name="Visited_20_Internet_20_Link"><text:span text:style-name="Definition">sandala</text:span></text:a><text:line-break/><text:soft-page-break/>Französisch</text:p>
        <text:p text:style-name="Text_20_body"><text:bookmark text:name="sante"/><text:span text:style-name="T3">sante</text:span> – (kwel) heilig; sakral <text:span text:style-name="T1">(rel.)</text:span><text:line-break/><text:span text:style-name="T3">santisi</text:span> – (zwo) heiligen; weihen<text:line-break/><text:span text:style-name="T3">santisa</text:span> – (kwo) Heiligung; Weihung<text:line-break/><text:span text:style-name="T3">santejen, santa</text:span> – (kwo) Heilige / Heiliger<text:line-break/><text:span text:style-name="T3">nosantisi</text:span> – (zwo) entweihen, besudeln siehe: <text:a xlink:type="simple" xlink:href="#no" text:style-name="Internet_20_link" text:visited-style-name="Visited_20_Internet_20_Link"><text:span text:style-name="Definition">no</text:span></text:a></text:p>
        <text:p text:style-name="Text_20_body"><text:bookmark text:name="santimetra"/><text:span text:style-name="T3">santimetra</text:span> – (kwo) Zentimeter <text:span text:style-name="T1">(1 cm = 1/100 m)</text:span> siehe: <text:a xlink:type="simple" xlink:href="#metra" text:style-name="Internet_20_link" text:visited-style-name="Visited_20_Internet_20_Link"><text:span text:style-name="Definition">metra</text:span></text:a></text:p>
        <text:p text:style-name="Text_20_body"><text:span text:style-name="T3">santush</text:span> – (kwel) zufrieden<text:line-break/><text:span text:style-name="T3">santushtaa</text:span> – (kwo) Zufriedenheit<text:line-break/>Hindi</text:p>
        <text:p text:style-name="Text_20_body"><text:span text:style-name="T3">sanyam</text:span> – (kwel) (selbst-)beherrscht, gemäßigt, zurückhaltend<text:line-break/><text:span text:style-name="T3">sanyamtaa</text:span> – (kwo) Beherrschung, Mäßigung, Zurückhaltung<text:line-break/>Hindi</text:p>
        <text:p text:style-name="Text_20_body"><text:span text:style-name="T3">sapa</text:span> – (kwo) Kröte <text:span text:style-name="T1">(zool.)</text:span><text:line-break/>Portugiesisch</text:p>
        <text:p text:style-name="Text_20_body"><text:span text:style-name="T3">saplai</text:span> – (zwo) bereitstellen, beschaffen, liefern<text:line-break/><text:span text:style-name="T3">saplaisa</text:span> – (kwo) Beschaffung, Versorgung<text:line-break/><text:span text:style-name="T3">saplaiwat</text:span> – (kwo) Vorrat, Proviant</text:p>
        <text:p text:style-name="Text_20_body"><text:span text:style-name="T3">sardina</text:span> – (kwo) Sardine <text:span text:style-name="T1">(zool.)</text:span></text:p>
        <text:p text:style-name="Text_20_body"><text:span text:style-name="T3">sari</text:span> – (kwo) Sari</text:p>
        <text:p text:style-name="Text_20_body"><text:span text:style-name="T3">sarsaparila</text:span> – (kwo) Sarsaparille <text:span text:style-name="T1">(bot.)</text:span></text:p>
        <text:p text:style-name="Text_20_body"><text:bookmark text:name="sarwe"/><text:span text:style-name="T3">sarwe</text:span> – (kwel) allgemein, gängig, häufig, vorwiegend, verbreitet vgl. <text:a xlink:type="simple" xlink:href="#generale" text:style-name="Internet_20_link" text:visited-style-name="Visited_20_Internet_20_Link"><text:span text:style-name="Definition">generale</text:span></text:a><text:line-break/><text:span text:style-name="T3">sarwe elekta</text:span> – landesweite Wahlen<text:line-break/><text:span text:style-name="T3">sarwe voti-raita</text:span> – allgemeines Wahlrecht<text:line-break/><text:span text:style-name="T3">sarwe nosantushtaa</text:span> – allgemeine Unzufriedenheit<text:line-break/>Hindi</text:p>
        <text:p text:style-name="Text_20_body"><text:bookmark text:name="satan"/><text:span text:style-name="T3">satan</text:span> – (kwo) Satan, Teufel (Widersacher Gottes) siehe auch: <text:a xlink:type="simple" xlink:href="#bes" text:style-name="Internet_20_link" text:visited-style-name="Visited_20_Internet_20_Link"><text:span text:style-name="Definition">bes</text:span></text:a>, <text:a xlink:type="simple" xlink:href="#diabla" text:style-name="Internet_20_link" text:visited-style-name="Visited_20_Internet_20_Link"><text:span text:style-name="Definition">diabla</text:span></text:a></text:p>
        <text:p text:style-name="Text_20_body"><text:span text:style-name="T3">sate</text:span> – (kwel) satt<text:line-break/><text:span text:style-name="T3">Me he chi un lenge pay e me sta sate.</text:span> – Ich habe eine kalte Pastete gegessen und bin satt.<text:line-break/><text:span text:style-name="T3">chi til sta sate</text:span> – essen bis zum satt sein<text:line-break/><text:span text:style-name="T3">satifi (fa-sate)</text:span> – (zwo) sich sättigen<text:line-break/><text:span text:style-name="T3">satisi (mah-sate)</text:span> – (zwo) jmd./etw. sättigen<text:line-break/><text:span text:style-name="T3">busatibile</text:span> – (kwel) unersättlich, unstillbar<text:line-break/><text:span text:style-name="T3">satitaa</text:span> – (kwo) Sattheit</text:p>
        <text:p text:style-name="Text_20_body"><text:span text:style-name="T3">satelita</text:span> – (kwo) Satellit <text:span text:style-name="T1">(astr.)</text:span></text:p>
        <text:p text:style-name="Text_20_body"><text:span text:style-name="T3">satira</text:span> – (kwo) Satire</text:p>
        <text:p text:style-name="Text_20_body"><text:soft-page-break/><text:span text:style-name="T3">satisfakti</text:span> – (zwo) befriedigen, genügen<text:line-break/><text:span text:style-name="T3">fulem satisfakti nida de jenley</text:span> – die Bedürfnisse der Menschheit vollständig befriedigen<text:line-break/><text:span text:style-name="T3">satisfakti-she</text:span> – (kwel) zufriedenstellend, ausreichend<text:line-break/><text:span text:style-name="T3">satisfakta</text:span> – (kwo) Satisfaktion, Befriedigung, Genugtuung</text:p>
        <text:p text:style-name="Text_20_body"><text:bookmark text:name="saturdi"/><text:span text:style-name="T3">saturdi</text:span> – (kwo) Samstag, Sonnabend auch: <text:a xlink:type="simple" xlink:href="#sitdi" text:style-name="Internet_20_link" text:visited-style-name="Visited_20_Internet_20_Link"><text:span text:style-name="Definition">sitdi</text:span></text:a> siehe auch: <text:a xlink:type="simple" xlink:href="#lunadi" text:style-name="Internet_20_link" text:visited-style-name="Visited_20_Internet_20_Link"><text:span text:style-name="Definition">lunadi</text:span></text:a>, <text:a xlink:type="simple" xlink:href="#marsadi" text:style-name="Internet_20_link" text:visited-style-name="Visited_20_Internet_20_Link"><text:span text:style-name="Definition">marsadi</text:span></text:a>, <text:a xlink:type="simple" xlink:href="#merkudi" text:style-name="Internet_20_link" text:visited-style-name="Visited_20_Internet_20_Link"><text:span text:style-name="Definition">merkudi</text:span></text:a>, <text:a xlink:type="simple" xlink:href="#jupidi" text:style-name="Internet_20_link" text:visited-style-name="Visited_20_Internet_20_Link"><text:span text:style-name="Definition">jupidi</text:span></text:a>, <text:a xlink:type="simple" xlink:href="#venudi" text:style-name="Internet_20_link" text:visited-style-name="Visited_20_Internet_20_Link"><text:span text:style-name="Definition">venudi</text:span></text:a>, <text:a xlink:type="simple" xlink:href="#suryadi" text:style-name="Internet_20_link" text:visited-style-name="Visited_20_Internet_20_Link"><text:span text:style-name="Definition">suryadi</text:span></text:a></text:p>
        <text:p text:style-name="Text_20_body"><text:span text:style-name="T3">saturi</text:span> – (zwo) (ab-)sättigen, durchdringen<text:line-break/><text:span text:style-name="T3">satura</text:span> – (kwo) Absättigung, Sättigung, Durchdringung<text:line-break/><text:span text:style-name="T3">saturi-ney</text:span> – (kwel) (ab-)gesättigt, durchtränkt</text:p>
        <text:p text:style-name="Text_20_body"><text:bookmark text:name="saturna"/><text:span text:style-name="T3">Saturna</text:span> – (kwo) Saturn <text:span text:style-name="T1">(6. Planet, astr.)</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p>
        <text:p text:style-name="Text_20_body"><text:span text:style-name="T3">saum</text:span> – (kwo) Knoblauch <text:span text:style-name="T1">(bot.)</text:span><text:line-break/>Swahili</text:p>
        <text:p text:style-name="Text_20_body"><text:span text:style-name="T3">sauna</text:span> – (kwo) Sauna<text:line-break/>Finnisch</text:p>
        <text:p text:style-name="Text_20_body"><text:span text:style-name="T3">saus</text:span> – (kwo) Soße, Sauce<text:line-break/>Niederländisch</text:p>
        <text:p text:style-name="Text_20_body"><text:span text:style-name="T3">savaje</text:span> – (kwel) wild, unzivilisiert<text:line-break/><text:span text:style-name="T3">savaja</text:span> – (kwo) Wilder</text:p>
        <text:p text:style-name="Text_20_body"><text:span text:style-name="T3">savana</text:span> – (kwo) Savanne <text:span text:style-name="T1">(geog.)</text:span><text:line-break/>Italienisch</text:p>
        <text:p text:style-name="Text_20_body"><text:bookmark text:name="savera"/><text:span text:style-name="T3">savera</text:span> – (kwo) Morgengrauen, Tagesanbruch siehe auch: <text:a xlink:type="simple" xlink:href="#rane" text:style-name="Internet_20_link" text:visited-style-name="Visited_20_Internet_20_Link"><text:span text:style-name="Definition">rane</text:span></text:a>, <text:a xlink:type="simple" xlink:href="#sabah" text:style-name="Internet_20_link" text:visited-style-name="Visited_20_Internet_20_Link"><text:span text:style-name="Definition">sabah</text:span></text:a>, <text:a xlink:type="simple" xlink:href="#suryachu" text:style-name="Internet_20_link" text:visited-style-name="Visited_20_Internet_20_Link"><text:span text:style-name="Definition">suryachu</text:span></text:a><text:line-break/><text:span text:style-name="T3">Me en-stan pa savera.</text:span> – Ich stehe im Morgengrauen auf.<text:line-break/>Hindi</text:p>
        <text:p text:style-name="Text_20_body"><text:span text:style-name="T3">saxofon</text:span> – (kwo) Saxophon <text:span text:style-name="T1">(mus.)</text:span></text:p>
        <text:p text:style-name="Text_20_body"><text:bookmark text:name="se"/><text:span text:style-name="T3">se</text:span> – (inplas-kwo) dies, das vgl. <text:a xlink:type="simple" xlink:href="#to" text:style-name="Internet_20_link" text:visited-style-name="Visited_20_Internet_20_Link"><text:span text:style-name="Definition">to</text:span></text:a><text:line-break/><text:span text:style-name="T3">Kwo es se? Se es dom.</text:span> – Was ist das? Das ist ein Haus.<text:line-break/><text:span text:style-name="T3">Se es dom, e to es auto.</text:span> – Dies ist ein Haus und das ist ein Auto.<text:line-break/><text:span text:style-name="T3">sey</text:span> – (inplas-kwel) dieser, diese, dieses<text:line-break/><text:span text:style-name="T3">Sey gaseta es pyu interes-ney kem toy-la.</text:span> – Diese Zeitung ist interessanter als jene.</text:p>
        <text:p text:style-name="Text_20_body"><text:span text:style-name="T3">sedey</text:span> – (taim-komo) heute</text:p>
        <text:p text:style-name="Text_20_body"><text:span text:style-name="T3">sedla</text:span> – (kwo) Sattel<text:line-break/>Russisch</text:p>
        <text:p text:style-name="Text_20_body"><text:span text:style-name="T3">sega</text:span> – (kwo) Säge<text:line-break/><text:span text:style-name="T3">segi</text:span> – (zwo) sägen<text:line-break/>Italienisch</text:p>
        <text:p text:style-name="Text_20_body"><text:soft-page-break/><text:span text:style-name="T3">segun</text:span> – (konekti) gemäß, laut, nach, entsprechend<text:line-break/><text:span text:style-name="T3">segun luy worda</text:span> – nach seinen Worten<text:line-break/><text:span text:style-name="T3">pikter segun vokasion</text:span> – Maler aus Berufung<text:line-break/><text:span text:style-name="T3">segun to ke me vidi</text:span> – nach dem was ich sehe<text:line-break/><text:span text:style-name="T3">segun me</text:span> – meiner Meinung nach<text:line-break/><text:span text:style-name="T3">segun ke</text:span> – proportional zu<text:line-break/><text:span text:style-name="T3">Segun ke presa fa-syao, volum fa-gran.</text:span> – Proportional zum sinkendem Druck wächst das Volumen.<text:line-break/>Spanisch</text:p>
        <text:p text:style-name="Text_20_body"><text:span text:style-name="T3">sekla</text:span> – (kwo) Jahrhundert</text:p>
        <text:p text:style-name="Text_20_body"><text:span text:style-name="T3">sekondare</text:span> – (kwel) sekundär, untergeordnet, zusätzlich</text:p>
        <text:p text:style-name="Text_20_body"><text:span text:style-name="T3">sekret</text:span> – (kwo) Geheimnis<text:line-break/><text:span text:style-name="T3">sekret-ney</text:span> – (kwel) geheim, heimlich<text:line-break/><text:span text:style-name="T3">sekret-nem</text:span> – (komo) geheim, heimlich<text:line-break/><text:span text:style-name="T3">sekretnesa</text:span> – (kwo) Geheimhaltung, Verschwiegenheit</text:p>
        <text:p text:style-name="Text_20_body"><text:span text:style-name="T3">sekreta</text:span> ⇒ <text:a xlink:type="simple" xlink:href="#sikrita" text:style-name="Internet_20_link" text:visited-style-name="Visited_20_Internet_20_Link"><text:span text:style-name="Definition">sikrita</text:span></text:a></text:p>
        <text:p text:style-name="Text_20_body"><text:span text:style-name="T3">sekretar</text:span> – (kwo) Sekretär /Sekretärin</text:p>
        <text:p text:style-name="Text_20_body"><text:span text:style-name="T3">seksion</text:span> – (kwo) Sektion, Abschnitt, Teil</text:p>
        <text:p text:style-name="Text_20_body"><text:span text:style-name="T3">sekta</text:span> – (kwo) Sekte<text:line-break/><text:span text:style-name="T3">sektayuan</text:span> – (kwo) Sektierer, Mitglied einer Sekte<text:line-break/>Spanisch</text:p>
        <text:p text:style-name="Text_20_body"><text:span text:style-name="T3">sektor</text:span> – (kwo) Sektor</text:p>
        <text:p text:style-name="Text_20_body"><text:bookmark text:name="sekunda"/><text:span text:style-name="T3">sekunda</text:span> – (kwo) Sekunde <text:span text:style-name="T1">(Zeiteinheit, 60 s = 1 min)</text:span> siehe auch: <text:a xlink:type="simple" xlink:href="#minuta" text:style-name="Internet_20_link" text:visited-style-name="Visited_20_Internet_20_Link"><text:span text:style-name="Definition">minuta</text:span></text:a>, <text:a xlink:type="simple" xlink:href="#ora" text:style-name="Internet_20_link" text:visited-style-name="Visited_20_Internet_20_Link"><text:span text:style-name="Definition">ora</text:span></text:a></text:p>
        <text:p text:style-name="Text_20_body"><text:span text:style-name="T3">sekwi</text:span> – (zwo) folgen<text:line-break/><text:span text:style-name="T3">pa sekwi-dey</text:span> – am folgenden Tag<text:line-break/><text:span text:style-name="T3">(pa) sekwi-ves</text:span> – nächstes Mal<text:line-break/><text:span text:style-name="T3">sekwi bay okos</text:span> – mit den Augen folgen<text:line-break/><text:span text:style-name="T3">sekwi exampla de koywan</text:span> – dem Beispiel von jmd. folgen<text:line-break/><text:span text:style-name="T3">sekwa</text:span> – (kwo) Folge, Abfolge; Auswirkung<text:line-break/><text:span text:style-name="T3">sekwe (sekwa-ney)</text:span> – (kwel) folgender, fortlaufender, sukzessiv; folgend, anschließend<text:line-break/><text:span text:style-name="T3">sekwi-she</text:span> – (kwel) folgend<text:line-break/><text:span text:style-name="T3">Treba merki lo sekwi-she.</text:span> – Man sollte das Folgende merken.<text:line-break/><text:span text:style-name="T3">sekwitura</text:span> – (kwo) Konsequenz, Auswirkung; Folgeerscheinung, Nachwirkung</text:p>
        <text:p text:style-name="Text_20_body"><text:span text:style-name="T3">sekwita</text:span> – (kwo) Gefolge</text:p>
        <text:p text:style-name="Text_20_body"><text:span text:style-name="T3">sela</text:span> – (kwo) Zelle<text:line-break/><text:span text:style-name="T3">sela-ney</text:span> – (kwel) zellular, zellulär<text:line-break/><text:span text:style-name="T3">ovosela</text:span> – (kwo) Eizelle<text:line-break/><text:soft-page-break/><text:span text:style-name="T3">puna-sela</text:span> – Gefängniszelle</text:p>
        <text:p text:style-name="Text_20_body"><text:span text:style-name="T3">selekti</text:span> – (zwo) selektieren, auswählen<text:line-break/><text:span text:style-name="T3">selekta</text:span> – (kwo) Selektion, Auswahl<text:line-break/><text:span text:style-name="T3">selektura</text:span> – (kwo) Auswahl, das Ausgewählte</text:p>
        <text:p text:style-name="Text_20_body"><text:bookmark text:name="selfa"/><text:span text:style-name="T3">selfa, selfa-</text:span> – 1) (komo) selbst<text:line-break/><text:span text:style-name="T3">Ta lubi sol swa selfa.</text:span> – Er/Sie liebt nur sich selbst.<text:line-break/><text:span text:style-name="T3">Me selfa zwo-te se.</text:span> – Ich tat es selbst.<text:line-break/><text:span text:style-name="T3">E walaa Jon selfa.</text:span> – Und hier ist John in Person.<text:line-break/>2) (komo) an sich<text:line-break/><text:span text:style-name="T3">Sistema selfa es hao.</text:span> – Das System an sich ist gut.<text:line-break/><text:span text:style-name="T3">Yur mata es karimtaa selfa.</text:span> – Deine Mutter ist die Freundlichkeit an sich.<text:line-break/><text:span text:style-name="T3">pa selfa</text:span> – für sich selbst<text:line-break/>3) (syao) von selbst, selbst… vgl. <text:a xlink:type="simple" xlink:href="#swa" text:style-name="Internet_20_link" text:visited-style-name="Visited_20_Internet_20_Link"><text:span text:style-name="Definition">swa</text:span></text:a><text:line-break/><text:span text:style-name="T3">selfa-lumi-she</text:span> – selbstleuchtend<text:line-break/><text:span text:style-name="T3">selfa-zwo-ney</text:span> – selbstgemacht</text:p>
        <text:p text:style-name="Text_20_body"><text:span text:style-name="T3">selri</text:span> – (kwo) Sellerie <text:span text:style-name="T1">(bot.)</text:span></text:p>
        <text:p text:style-name="Text_20_body"><text:span text:style-name="T3">Selsyus</text:span> – (kwo) Celsius <text:span text:style-name="T1">(Temperatureinheit)</text:span><text:line-break/><text:span text:style-name="T3">trishi gradus do Selsyus</text:span> – 30 °C</text:p>
        <text:p text:style-name="Text_20_body"><text:bookmark text:name="sem"/><text:span text:style-name="T3">sem</text:span> – (kwanto) sieben (7)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shi-sem</text:span> – (kwanto) siebzehn<text:line-break/><text:span text:style-name="T3">semshi</text:span> – (kwanto) siebzig<text:line-break/><text:span text:style-name="T3">semsto</text:span> – (kwanto) siebenhundert</text:p>
        <text:p text:style-name="Text_20_body"><text:span text:style-name="T3">semafor</text:span> – (kwo) Ampel, Verkehrsampel<text:line-break/>Serbokroatisch</text:p>
        <text:p text:style-name="Text_20_body"><text:bookmark text:name="sembli"/><text:span text:style-name="T3">sembli</text:span> – (zwo) scheinen, anscheinen, erscheinen, anmuten vgl. <text:a xlink:type="simple" xlink:href="#apari" text:style-name="Internet_20_link" text:visited-style-name="Visited_20_Internet_20_Link"><text:span text:style-name="Definition">apari</text:span></text:a><text:line-break/><text:span text:style-name="T3">Sembli ke olo go hao.</text:span> – Es scheint, dass alles gut geht.<text:line-break/><text:span text:style-name="T3">Luna sembli muvi.</text:span> – Der Mond scheint sich zu bewegen.<text:line-break/><text:span text:style-name="T3">sembla</text:span> – (kwo) Anschein<text:line-break/><text:span text:style-name="T3">sembli-she</text:span> – (kwel) scheinbar<text:line-break/><text:span text:style-name="T3">semblem (sembli-shem)</text:span> – (komo) scheinbar, anscheinend<text:line-break/><text:span text:style-name="T3">semblisi</text:span> – (zwo) vortäuschen, heucheln, fingieren</text:p>
        <text:p text:style-name="Text_20_body"><text:bookmark text:name="semdi"/><text:span text:style-name="T3">semdi</text:span> – (kwo) Sonntag (7. Tag der Woche) auch: <text:a xlink:type="simple" xlink:href="#suryadi" text:style-name="Internet_20_link" text:visited-style-name="Visited_20_Internet_20_Link"><text:span text:style-name="Definition">suryadi</text:span></text:a> siehe auch: <text:a xlink:type="simple" xlink:href="#undi" text:style-name="Internet_20_link" text:visited-style-name="Visited_20_Internet_20_Link"><text:span text:style-name="Definition">undi</text:span></text:a>, <text:a xlink:type="simple" xlink:href="#dwadi" text:style-name="Internet_20_link" text:visited-style-name="Visited_20_Internet_20_Link"><text:span text:style-name="Definition">dwadi</text:span></text:a>, <text:a xlink:type="simple" xlink:href="#tridi" text:style-name="Internet_20_link" text:visited-style-name="Visited_20_Internet_20_Link"><text:span text:style-name="Definition">tridi</text:span></text:a>, <text:a xlink:type="simple" xlink:href="#chardi" text:style-name="Internet_20_link" text:visited-style-name="Visited_20_Internet_20_Link"><text:span text:style-name="Definition">chardi</text:span></text:a>, <text:a xlink:type="simple" xlink:href="#petdi" text:style-name="Internet_20_link" text:visited-style-name="Visited_20_Internet_20_Link"><text:span text:style-name="Definition">petdi</text:span></text:a>, <text:a xlink:type="simple" xlink:href="#sitdi" text:style-name="Internet_20_link" text:visited-style-name="Visited_20_Internet_20_Link"><text:span text:style-name="Definition">sitdi</text:span></text:a></text:p>
        <text:p text:style-name="Text_20_body"><text:span text:style-name="T3">semena</text:span> – (kwo) Samen (Saat; Sperma)<text:line-break/><text:span text:style-name="T3">semeni</text:span> – (zwo) säen; besamen, befruchten<text:line-break/><text:span text:style-name="T3">semening</text:span> – (kwo) Säen; Besamung, Befruchtung<text:line-break/><text:span text:style-name="T3">semeni-sha</text:span> – (kwo) Zuchttier, Deckhengst, Bulle<text:line-break/><text:span text:style-name="T3">semener</text:span> – (kwo) Sämaschine</text:p>
        <text:p text:style-name="Text_20_body"><text:soft-page-break/><text:span text:style-name="T3">sementa</text:span> – (kwo) Zement</text:p>
        <text:p text:style-name="Text_20_body"><text:span text:style-name="T3">sempre</text:span> – (taim-komo) immer<text:line-break/><text:span text:style-name="T3">fo sempre</text:span> – für immer, ewig<text:line-break/><text:span text:style-name="T3">sempre-ney</text:span> – (kwel) üblich, gewöhnlich</text:p>
        <text:p text:style-name="Text_20_body"><text:span text:style-name="T3">sena</text:span> – (kwo) Senna <text:span text:style-name="T1">(bot.)</text:span></text:p>
        <text:p text:style-name="Text_20_body"><text:span text:style-name="T3">senat</text:span> – (kwo) Senat<text:line-break/><text:span text:style-name="T3">senator</text:span> – (kwo) Senator</text:p>
        <text:p text:style-name="Text_20_body"><text:bookmark text:name="sendi"/><text:span text:style-name="T3">sendi</text:span> – (zwo) senden, schicken<text:line-break/><text:span text:style-name="T3">sendijen</text:span> – (kwo) Bote, Gesandter<text:line-break/><text:span text:style-name="T3">sendiwat</text:span> – (kwo) etw. Gesendetes<text:line-break/><text:span text:style-name="T3">mani-senda</text:span> – (kwo) Geldsendung, Überweisung<text:line-break/><text:span text:style-name="T3">missendi</text:span> – (zwo) zur falschen Adresse schicken<text:line-break/><text:span text:style-name="T3">for-sendi</text:span> – (zwo) nachschicken, nachsenden</text:p>
        <text:p text:style-name="Text_20_body"><text:bookmark text:name="sens"/><text:span text:style-name="T3">sens</text:span> – (kwo) Sinn (Wahrnehmung) vgl. <text:a xlink:type="simple" xlink:href="#sensu" text:style-name="Internet_20_link" text:visited-style-name="Visited_20_Internet_20_Link"><text:span text:style-name="Definition">sensu</text:span></text:a>, <text:a xlink:type="simple" xlink:href="#senti" text:style-name="Internet_20_link" text:visited-style-name="Visited_20_Internet_20_Link"><text:span text:style-name="Definition">senta</text:span></text:a><text:line-break/><text:span text:style-name="T3">pet sens</text:span> – fünf Sinne<text:line-break/><text:span text:style-name="T3">ilusion de sens</text:span> – Sinnestäuschung<text:line-break/><text:span text:style-name="T3">sit-ney sens</text:span> – der sechste Sinn<text:line-break/><text:span text:style-name="T3">sens-ney</text:span> – (kwel) sinnlich (auf die Sinne bezogen), sensorisch<text:line-break/><text:span text:style-name="T3">sens-ney munda</text:span> – die Sinneswelt<text:line-break/><text:span text:style-name="T3">sens-ney anubav</text:span> – sensorische Erfahrung<text:line-break/><text:span text:style-name="T3">sensi</text:span> – (zwo) (mit den Sinnen) wahrnehmen, empfinden<text:line-break/><text:span text:style-name="T3">sensa</text:span> – (kwo) (Sinnes-)Wahrnehmung, Empfindung<text:line-break/><text:span text:style-name="T3">sensa de tunga</text:span> – Schmerzempfindung</text:p>
        <text:p text:style-name="Text_20_body"><text:span text:style-name="T3">sensasion</text:span> – (kwo) Sensation</text:p>
        <text:p text:style-name="Text_20_body"><text:bookmark text:name="sensu"/><text:span text:style-name="T3">sensu</text:span> – (kwo) Sinn, Bedeutung vgl. <text:a xlink:type="simple" xlink:href="#sens" text:style-name="Internet_20_link" text:visited-style-name="Visited_20_Internet_20_Link"><text:span text:style-name="Definition">sens</text:span></text:a>, <text:a xlink:type="simple" xlink:href="#senti" text:style-name="Internet_20_link" text:visited-style-name="Visited_20_Internet_20_Link"><text:span text:style-name="Definition">senta</text:span></text:a><text:line-break/><text:span text:style-name="T3">in chaure (tange) sensu</text:span> – im weiteren (engeren) Sinne<text:line-break/><text:span text:style-name="T3">Se bu hev sensu.</text:span> – Dies hat keinen Sinn.<text:line-break/><text:span text:style-name="T3">in sertene sensu</text:span> – in einem gewissen Sinne<text:line-break/><text:span text:style-name="T3">sinsensu-ney</text:span> – (kwel) sinnlos<text:line-break/>Portugiesisch, Kalabrisch</text:p>
        <text:p text:style-name="Text_20_body"><text:bookmark text:name="sentensia"/><text:span text:style-name="T3">sentensia</text:span> – (kwo) Sprichwort, Redewendung, Maxime vgl. <text:a xlink:type="simple" xlink:href="#frasa" text:style-name="Internet_20_link" text:visited-style-name="Visited_20_Internet_20_Link"><text:span text:style-name="Definition">frasa</text:span></text:a></text:p>
        <text:p text:style-name="Text_20_body"><text:bookmark text:name="senti"/><text:span text:style-name="T3">senti</text:span> – (zwo) fühlen, empfinden vgl. <text:a xlink:type="simple" xlink:href="#palpi" text:style-name="Internet_20_link" text:visited-style-name="Visited_20_Internet_20_Link"><text:span text:style-name="Definition">palpi</text:span></text:a>, <text:a xlink:type="simple" xlink:href="#tachi" text:style-name="Internet_20_link" text:visited-style-name="Visited_20_Internet_20_Link"><text:span text:style-name="Definition">tachi</text:span></text:a><text:line-break/><text:span text:style-name="T3">senti swa buhao</text:span> – sich unwohl fühlen<text:line-break/><text:span text:style-name="T3">senta</text:span> – (kwo) Gefühl, Emotion, Sinn vgl. <text:a xlink:type="simple" xlink:href="#sens" text:style-name="Internet_20_link" text:visited-style-name="Visited_20_Internet_20_Link"><text:span text:style-name="Definition">sens</text:span></text:a>, <text:a xlink:type="simple" xlink:href="#sensu" text:style-name="Internet_20_link" text:visited-style-name="Visited_20_Internet_20_Link"><text:span text:style-name="Definition">sensu</text:span></text:a><text:line-break/><text:span text:style-name="T3">elay senta versu lu</text:span> – ihre Gefühle ihm gegenüber<text:line-break/><text:span text:style-name="T3">senta de lo jamile</text:span> – Schönheitssinn<text:line-break/><text:span text:style-name="T3">yuma senta</text:span> – Sinn für Humor<text:line-break/><text:span text:style-name="T3">pre-senti</text:span> – (zwo) vorahnen<text:line-break/><text:span text:style-name="T3">pre-senta</text:span> – (kwo) Vorahnung, Antizipation</text:p>
        <text:p text:style-name="Text_20_body"><text:soft-page-break/><text:span text:style-name="T3">sentimentale</text:span> – (kwel) sentimental</text:p>
        <text:p text:style-name="Text_20_body"><text:span text:style-name="T3">sentra</text:span> – (kwo) Zentrum, Mitte<text:line-break/><text:span text:style-name="T3">sentrale</text:span> – (kwel) zentral<text:line-break/><text:span text:style-name="T3">sentralisi</text:span> – (zwo) zentralisieren<text:line-break/><text:span text:style-name="T3">sentralisa</text:span> – (kwo) Zentralisation</text:p>
        <text:p text:style-name="Text_20_body"><text:span text:style-name="T3">sentrifuga</text:span> – (kwo) Zentrifuge, Schleuder<text:line-break/><text:span text:style-name="T3">sentrifugi</text:span> – (zwo) zentrifugieren, schleudern</text:p>
        <text:p text:style-name="Text_20_body"><text:span text:style-name="T3">sentu</text:span> – (kwo) Cent<text:line-break/><text:span text:style-name="T3">tri euro petshi sentu</text:span> – drei Euro und fünfzig Cents</text:p>
        <text:p text:style-name="Text_20_body"><text:span text:style-name="T3">senu</text:span> – (kwo) Heu<text:line-break/><text:span text:style-name="T3">senupila</text:span> – (kwo) Heuhaufen, Heuschober<text:line-break/>Slawisch</text:p>
        <text:p text:style-name="Text_20_body"><text:span text:style-name="T3">separi</text:span> – (zwo) separieren, trennen, abspalten<text:line-break/><text:span text:style-name="T3">separi fon koywan</text:span> – von jmd. trennen<text:line-break/><text:span text:style-name="T3">separi-ney</text:span> – (kwel) separat, getrennt<text:line-break/><text:span text:style-name="T3">separa</text:span> – (kwo) Separation, Trennung</text:p>
        <text:p text:style-name="Text_20_body"><text:bookmark text:name="septemba"/><text:span text:style-name="T3">septemba</text:span> – (kwo) September auch: <text:a xlink:type="simple" xlink:href="#mes" text:style-name="Internet_20_link" text:visited-style-name="Visited_20_Internet_20_Link"><text:span text:style-name="Definition">mes</text:span></text:a>-<text:a xlink:type="simple" xlink:href="#nin" text:style-name="Internet_20_link" text:visited-style-name="Visited_20_Internet_20_Link"><text:span text:style-name="Definition">nin</text:span></text:a><text:line-break/><text:span text:style-name="T3">pa septemba</text:span> – im September</text:p>
        <text:p text:style-name="Text_20_body"><text:span text:style-name="T3">serafim</text:span> – (kwo) Seraph (Engel) <text:span text:style-name="T1">(rel.)</text:span></text:p>
        <text:p text:style-name="Text_20_body"><text:span text:style-name="T3">sereal</text:span> – (kwo) Zerealie, Getreide</text:p>
        <text:p text:style-name="Text_20_body"><text:span text:style-name="T3">seremonia</text:span> – (kwo) Zeremonie<text:line-break/>Spanisch</text:p>
        <text:p text:style-name="Text_20_body"><text:span text:style-name="T3">serenada</text:span> – (kwo) Serenade <text:span text:style-name="T1">(mus.)</text:span></text:p>
        <text:p text:style-name="Text_20_body"><text:span text:style-name="T3">seria</text:span> – (kwo) Serie, Reihe</text:p>
        <text:p text:style-name="Text_20_body"><text:bookmark text:name="seriose"/><text:span text:style-name="T3">seriose</text:span> – (kwel) ernst, ernsthaft Syn.: <text:a xlink:type="simple" xlink:href="#gambir" text:style-name="Internet_20_link" text:visited-style-name="Visited_20_Internet_20_Link"><text:span text:style-name="Definition">gambir</text:span></text:a><text:line-break/><text:span text:style-name="T3">seriositaa</text:span> – (kwo) Seriosität, Ernst, Ernsthaftigkeit</text:p>
        <text:p text:style-name="Text_20_body"><text:span text:style-name="T3">serpenta</text:span> – (kwo) Schlange <text:span text:style-name="T1">(zool.)</text:span></text:p>
        <text:p text:style-name="Text_20_body"><text:bookmark text:name="serpi"/><text:span text:style-name="T3">serpi</text:span> – (zwo) schlängeln, winden, verdrehen <text:span text:style-name="T1">(auch fig.)</text:span> Syn.: <text:a xlink:type="simple" xlink:href="#viti" text:style-name="Internet_20_link" text:visited-style-name="Visited_20_Internet_20_Link"><text:span text:style-name="Definition">viti</text:span></text:a><text:line-break/><text:span text:style-name="T3">serpa</text:span> – (kwo) Windung, Biegung, Verdrehung</text:p>
        <text:p text:style-name="Text_20_body"><text:span text:style-name="T3">serte</text:span> – (kwel) sicher, gewiss, bestimmt; unbestritten<text:line-break/><text:span text:style-name="T3">Me es serte ke ta lugi.</text:span> – Ich bin sicher, dass er/sie lügt.<text:line-break/><text:span text:style-name="T3">sertem</text:span> – (komo) bestimmt, gewiss, sicherlich, natürlich<text:line-break/><text:span text:style-name="T3">mah-serte</text:span> – (zwo) versichern, beteuern<text:line-break/><text:span text:style-name="T3">fa-serte</text:span> – (zwo) gewiss sein, sicher sein<text:line-break/><text:span text:style-name="T3">mah swa serte</text:span> – sich vergewissern<text:line-break/><text:soft-page-break/><text:span text:style-name="T3">Sempre mah swa serte ke oli dwar es klefi-ney.</text:span> – Vergewissere dich immer, dass alle Türen verschlossen sind.<text:line-break/><text:span text:style-name="T3">sertitaa</text:span> – (kwo) Gewissheit, Bestimmtheit</text:p>
        <text:p text:style-name="Text_20_body"><text:span text:style-name="T3">sertene</text:span> – (kwel) gewiss, bestimmt<text:line-break/><text:span text:style-name="T3">al sertene kondision</text:span> – unter bestimmten Umständen<text:line-break/><text:span text:style-name="T3">in sertene sensu</text:span> – in einem gewissen Sinne</text:p>
        <text:p text:style-name="Text_20_body"><text:span text:style-name="T3">serva</text:span> – (kwo) Dienst, Service<text:line-break/><text:span text:style-name="T3">servi</text:span> – (zwo) dienen<text:line-break/><text:span text:style-name="T3">servi-sha</text:span> – (kwo) Diener, Bediensteter<text:line-break/><text:span text:style-name="T3">serving</text:span> – (kwo) Dienen<text:line-break/><text:span text:style-name="T3">server</text:span> – (kwo) Server <text:span text:style-name="T1">(Comp.)</text:span></text:p>
        <text:p text:style-name="Text_20_body"><text:span text:style-name="T3">serveta</text:span> – (kwo) Serviette</text:p>
        <text:p text:style-name="Text_20_body"><text:span text:style-name="T3">serviri</text:span> – (zwo) (Speisen) servieren</text:p>
        <text:p text:style-name="Text_20_body"><text:span text:style-name="T3">servis</text:span> – (kwo) Service, Tafelgeschirr<text:line-break/>Estnisch</text:p>
        <text:p text:style-name="Text_20_body"><text:span text:style-name="T3">sesam</text:span> – (kwo) Sesam <text:span text:style-name="T1">(bot.)</text:span><text:line-break/>Deutsch</text:p>
        <text:p text:style-name="Text_20_body"><text:span text:style-name="T3">sesion</text:span> – (kwo) Session (Treffen mehrerer Menschen zu einem bestimmten Zweck; Tagung, Sitzung)</text:p>
        <text:p text:style-name="Text_20_body"><text:span text:style-name="T3">seson</text:span> – (kwo) Jahreszeit, Saison</text:p>
        <text:p text:style-name="Text_20_body"><text:bookmark text:name="seta"/><text:span text:style-name="T3">seta</text:span> – (kwo) Set (Satz, Kollektion) Syn.: <text:a xlink:type="simple" xlink:href="#komplete" text:style-name="Internet_20_link" text:visited-style-name="Visited_20_Internet_20_Link"><text:span text:style-name="Definition">kompleta</text:span></text:a></text:p>
        <text:p text:style-name="Text_20_body"><text:span text:style-name="T3">sex</text:span> – (kwo) Sex<text:line-break/><text:span text:style-name="T3">fai sex</text:span> – Sex haben</text:p>
        <text:p text:style-name="Text_20_body"><text:span text:style-name="T3">sexu</text:span> – (kwo) Geschlecht (männlich/weiblich)<text:line-break/><text:span text:style-name="T3">sexuale</text:span> – (kwel) geschlechtlich</text:p>
        <text:p text:style-name="Text_20_body"><text:span text:style-name="T3">sfera</text:span> – (kwo) Sphäre, Kugel<text:line-break/><text:span text:style-name="T3">haf-sfera</text:span> – Hemisphäre, Halbkugel</text:p>
        <text:p text:style-name="Text_20_body"><text:span text:style-name="T3">sey</text:span> – (inplas-kwel) dieser, diese, dieses siehe: <text:a xlink:type="simple" xlink:href="#se" text:style-name="Internet_20_link" text:visited-style-name="Visited_20_Internet_20_Link"><text:span text:style-name="Definition">se</text:span></text:a></text:p>
        <text:p text:style-name="Text_20_body"><text:span text:style-name="T3">shablon</text:span> – (kwo) Schablone<text:line-break/>Deutsch</text:p>
        <text:p text:style-name="Text_20_body"><text:span text:style-name="T3">shada</text:span> – (kwo) Schatten<text:line-break/><text:span text:style-name="T3">shadaful</text:span> – (kwel) schattig<text:line-break/><text:span text:style-name="T3">shadi, fai shada</text:span> – (zwo) beschatten, überschatten, einen Schatten werfen</text:p>
        <text:p text:style-name="Text_20_body"><text:span text:style-name="T3">shafi</text:span> – (zwo) jmds. Seite ergreifen, sich für jmd. verwenden<text:line-break/><text:soft-page-break/><text:span text:style-name="T3">shafer</text:span> – (kwo) Fürsprecher, Verteidiger; Beschützer<text:line-break/>Arabisch</text:p>
        <text:p text:style-name="Text_20_body"><text:span text:style-name="T3">shah</text:span> – (kwo) Schach bieten <text:span text:style-name="T1">(Spielzug)</text:span><text:line-break/><text:span text:style-name="T3">shah e mat!</text:span> – Schachmatt!</text:p>
        <text:p text:style-name="Text_20_body"><text:span text:style-name="T3">shahmat</text:span> – (kwo) Schach<text:line-break/><text:span text:style-name="T3">shahmat-geim</text:span> – ein Schachspiel<text:line-break/>Persisch</text:p>
        <text:p text:style-name="Text_20_body"><text:span text:style-name="T3">shahta</text:span> – (kwo) Schacht<text:line-break/>Russisch</text:p>
        <text:p text:style-name="Text_20_body"><text:span text:style-name="T3">shai</text:span> – 1) (zwo) heiß sein, brennen (Sonne)<text:line-break/><text:span text:style-name="T3">surya shai</text:span> – die Sonne brennt<text:line-break/><text:span text:style-name="T3">sub surya-shaisa</text:span> – in vollem Sonnenlicht, unter der brennenden Sonne<text:line-break/>2) (zwo) sonnen (den Sonnenstrahlen aussetzen zum Wärmen/Trocknen/Bräunen); sonnenbaden<text:line-break/><text:span text:style-name="T3">Me shai on playa.</text:span> – Ich sonnenbade am Strand.<text:line-break/><text:span text:style-name="T3">shaitume</text:span> – (kwel) sonnengebräunt; sonnenverbrannt<text:line-break/><text:span text:style-name="T3">shaitumitaa</text:span> – (kwo) Sonnenbrand; Bräune<text:line-break/>Mandarin</text:p>
        <text:p text:style-name="Text_20_body"><text:span text:style-name="T3">shaih</text:span> – (kwo) Scheich<text:line-break/>Arabisch</text:p>
        <text:p text:style-name="Text_20_body"><text:span text:style-name="T3">shakal</text:span> – (kwo) Schakal <text:span text:style-name="T1">(zool.)</text:span></text:p>
        <text:p text:style-name="Text_20_body"><text:span text:style-name="T3">shakwi</text:span> – (zwo) beschweren, beklagen<text:line-break/><text:span text:style-name="T3">shakwa</text:span> – (kwo) Beschwerde, Klage<text:line-break/>Arabisch</text:p>
        <text:p text:style-name="Text_20_body"><text:bookmark text:name="shal"/><text:span text:style-name="T3">shal</text:span> – (kwo) Schal vgl. <text:a xlink:type="simple" xlink:href="#skarfa" text:style-name="Internet_20_link" text:visited-style-name="Visited_20_Internet_20_Link"><text:span text:style-name="Definition">skarfa</text:span></text:a><text:line-break/>Urdu</text:p>
        <text:p text:style-name="Text_20_body"><text:span text:style-name="T3">shalash</text:span> – (kwo) Unterstand aus Ästen<text:line-break/>Russisch</text:p>
        <text:p text:style-name="Text_20_body"><text:span text:style-name="T3">shali</text:span> – (zwo) Streiche spielen, ungezogen sein<text:line-break/>Russisch</text:p>
        <text:p text:style-name="Text_20_body"><text:span text:style-name="T3">shalwar</text:span> – (kwo) Shalwar (südasiatische Hose)<text:line-break/>Persisch</text:p>
        <text:p text:style-name="Text_20_body"><text:span text:style-name="T3">shaman</text:span> – (kwo) Schamane</text:p>
        <text:p text:style-name="Text_20_body"><text:span text:style-name="T3">shamba</text:span> – (kwo) Raum, Zimmer, Kammer<text:line-break/><text:span text:style-name="T3">trenshamba</text:span> – (kwo) Eisenbahnabteil<text:line-break/><text:span text:style-name="T3">shipshamba</text:span> – (kwo) Schiffskabine auch: <text:a xlink:type="simple" xlink:href="#kabina" text:style-name="Internet_20_link" text:visited-style-name="Visited_20_Internet_20_Link"><text:span text:style-name="Definition">kabina</text:span></text:a></text:p>
        <text:p text:style-name="Text_20_body"><text:span text:style-name="T3">shambelan</text:span> – (kwo) Haushofmeister, Kämmerer</text:p>
        <text:p text:style-name="Text_20_body"><text:soft-page-break/><text:span text:style-name="T3">shami</text:span> – (zwo) schämen<text:line-break/><text:span text:style-name="T3">mah-shami</text:span> – (zwo) beschämen<text:line-break/><text:span text:style-name="T3">shama</text:span> – (kwo) Scham, Schande<text:line-break/><text:span text:style-name="T3">shamival</text:span> – (kwel) beschämend, schändlich, infam<text:line-break/><text:span text:style-name="T3">shamishil</text:span> – (kwel) schamhaft, verschämt</text:p>
        <text:p text:style-name="Text_20_body"><text:span text:style-name="T3">shampanya</text:span> – (kwo) Champagner</text:p>
        <text:p text:style-name="Text_20_body"><text:span text:style-name="T3">shampu</text:span> – (kwo) Shampoo</text:p>
        <text:p text:style-name="Text_20_body"><text:span text:style-name="T3">shan</text:span> – (kwo) Blatt, Flügel (beweglicher Teil einer Tür / eines Fensters usw.)<text:line-break/><text:span text:style-name="T3">un-shan-ney dwar</text:span> – einflügelige Tür<text:line-break/><text:span text:style-name="T3">dwa-shan-ney dwar</text:span> – zweiflügelige Tür<text:line-break/><text:span text:style-name="T3">dwa-shan-ney winda</text:span> – zweiflügeliges Fenster<text:line-break/>Mandarin</text:p>
        <text:p text:style-name="Text_20_body"><text:span text:style-name="T3">shanji</text:span> – (zwo) ändern, verändern<text:line-break/><text:span text:style-name="T3">Feng shanji-te direksion.</text:span> – Der Wind hat die Richtung geändert.<text:line-break/><text:span text:style-name="T3">shanja</text:span> – (kwo) Änderung, Veränderung, Wechsel<text:line-break/><text:span text:style-name="T3">mani shanja</text:span> – Geldwechsel<text:line-break/><text:span text:style-name="T3">shanjishil</text:span> – (kwel) veränderlich, wechselhaft</text:p>
        <text:p text:style-name="Text_20_body"><text:span text:style-name="T3">shansa</text:span> – (kwo) Chance (Wahrscheinlichkeit; Gelegenheit, Möglichkeit)</text:p>
        <text:p text:style-name="Text_20_body"><text:span text:style-name="T3">shantaja</text:span> – (kwo) Erpressung<text:line-break/><text:span text:style-name="T3">shantaji</text:span> – (zwo) erpressen<text:line-break/><text:span text:style-name="T3">shantajer</text:span> – (kwo) Erpresser</text:p>
        <text:p text:style-name="Text_20_body"><text:span text:style-name="T3">shao</text:span> – (inplas-kwanto) wenige<text:line-break/><text:span text:style-name="T3">Ta hev shao amiga.</text:span> – Er/Sie hat wenig Freunde.<text:line-break/><text:span text:style-name="T3">shao-po-shao</text:span> – nach und nach, ganz allmählich, sukzessive<text:line-break/><text:span text:style-name="T3">pyu shao</text:span> – weniger, kleinere Anzahl<text:line-break/><text:span text:style-name="T3">zuy shao</text:span> – wenigste, die geringste Anzahl<text:line-break/><text:span text:style-name="T3">shao-ney</text:span> – (kwel) klein in der Zahl, knapp<text:line-break/><text:span text:style-name="T3">shaotaa</text:span> – (kwo) Knappheit, Engpass, Mangel<text:line-break/>Mandarin</text:p>
        <text:p text:style-name="Text_20_body"><text:bookmark text:name="shapa"/><text:span text:style-name="T3">shapa</text:span> – (kwo) Hut, Kappe (Kopfbedeckung) vgl. <text:a xlink:type="simple" xlink:href="#kapushon" text:style-name="Internet_20_link" text:visited-style-name="Visited_20_Internet_20_Link"><text:span text:style-name="Definition">kapushon</text:span></text:a></text:p>
        <text:p text:style-name="Text_20_body"><text:span text:style-name="T3">sharja</text:span> – (kwo) Ladung (elektrisch; einer Schusswaffe usw.)<text:line-break/><text:span text:style-name="T3">sharji</text:span> – (zwo) laden (elektrisch; Gerät/Ausrüstung mit Verbrauchsmaterial laden/befüllen, z. B. eine Feuerwaffe mit Munition)<text:line-break/><text:span text:style-name="T3">Sharji ba yur banduk!</text:span> – Ladet eure Waffen!<text:line-break/><text:span text:style-name="T3">sharjing</text:span> – (kwo) Laden, Füllen</text:p>
        <text:p text:style-name="Text_20_body"><text:span text:style-name="T3">sharka</text:span> – (kwo) Hai <text:span text:style-name="T1">(zool.)</text:span></text:p>
        <text:p text:style-name="Text_20_body"><text:span text:style-name="T3">sharnir</text:span> – (kwo) Scharnier<text:line-break/>Deutsch</text:p>
        <text:p text:style-name="Text_20_body"><text:bookmark text:name="shatami"/><text:soft-page-break/><text:span text:style-name="T3">shatami</text:span> – (zwo) fluchen vgl. <text:a xlink:type="simple" xlink:href="#blami" text:style-name="Internet_20_link" text:visited-style-name="Visited_20_Internet_20_Link"><text:span text:style-name="Definition">blami</text:span></text:a>, <text:a xlink:type="simple" xlink:href="#damni" text:style-name="Internet_20_link" text:visited-style-name="Visited_20_Internet_20_Link"><text:span text:style-name="Definition">damni</text:span></text:a>, <text:a xlink:type="simple" xlink:href="#kondamni" text:style-name="Internet_20_link" text:visited-style-name="Visited_20_Internet_20_Link"><text:span text:style-name="Definition">kondamni</text:span></text:a><text:line-break/><text:span text:style-name="T3">shatama</text:span> – (kwo) Schimpfwort<text:line-break/><text:span text:style-name="T3">shatam</text:span> – (exklami) <text:span text:style-name="T1">Verflucht!</text:span><text:line-break/>Arabisch</text:p>
        <text:p text:style-name="Text_20_body"><text:span text:style-name="T3">shauza</text:span> – (kwo) (Schöpf-)Kelle<text:line-break/>Mandarin</text:p>
        <text:p text:style-name="Text_20_body"><text:bookmark text:name="shayad"/><text:span text:style-name="T3">shayad</text:span> – (komo) vielleicht siehe auch: <text:a xlink:type="simple" xlink:href="#musbi" text:style-name="Internet_20_link" text:visited-style-name="Visited_20_Internet_20_Link"><text:span text:style-name="Definition">musbi</text:span></text:a>, <text:a xlink:type="simple" xlink:href="#probable" text:style-name="Internet_20_link" text:visited-style-name="Visited_20_Internet_20_Link"><text:span text:style-name="Definition">probablem</text:span></text:a><text:line-break/>Hindi</text:p>
        <text:p text:style-name="Text_20_body"><text:span text:style-name="T3">-she</text:span><text:span text:style-name="T4">1</text:span> – (gramatika) <text:span text:style-name="T1">aktives Partizip</text:span><text:line-break/><text:span text:style-name="T3">lubi-she man</text:span> – ein liebender Mann</text:p>
        <text:p text:style-name="Text_20_body"><text:span text:style-name="T3">she</text:span><text:span text:style-name="T4">2</text:span> – 1) (konekti) bei <text:span text:style-name="T1">(bezieht sich auf jmds. Wohnort/Land)</text:span><text:line-break/><text:span text:style-name="T3">Me es she me.</text:span> – Ich bin bei mir. / Ich bin zuhause.<text:line-break/><text:span text:style-name="T3">Me zai lai fon she ela.</text:span> – Ich komme von ihrem Zuhause.<text:line-break/><text:span text:style-name="T3">Sta ba kom she yu!</text:span> – Fühl dich wie zuhause!<text:line-break/><text:span text:style-name="T3">she dushman</text:span> – unter/bei Feinden, im Feindesland<text:line-break/>2) (konekti) im Werk von <text:span text:style-name="T1">(Autor)</text:span><text:line-break/><text:span text:style-name="T3">she Homer</text:span> – bei Homer / in Homers Werk<text:line-break/>3) (konekti) in, mit, bei <text:span text:style-name="T1">(bezieht sich auf Personen oder Tiere)</text:span><text:line-break/><text:span text:style-name="T3">Es abyas she lu.</text:span> – Es ist eine Angewohnheit bei ihm.<text:line-break/><text:span text:style-name="T3">instinkta she animal</text:span> – Instinkt bei Tieren</text:p>
        <text:p text:style-name="Text_20_body"><text:bookmark text:name="shefe"/><text:span text:style-name="T3">shefe</text:span> – (kwel) hauptsächlich, haupt…<text:line-break/><text:span text:style-name="T3">shefa</text:span> – (kwo) Chef, Vorgesetzter<text:line-break/><text:span text:style-name="T3">shefem</text:span> – (komo) hauptsächlich, vor allem<text:line-break/><text:span text:style-name="T3">shefurba</text:span> – (kwo) Hauptstadt<text:line-break/><text:span text:style-name="T3">shefkomander</text:span> – (kwo) Oberbefehlshaber</text:p>
        <text:p text:style-name="Text_20_body"><text:bookmark text:name="sheiki"/><text:span text:style-name="T3">sheiki</text:span> – (zwo) rütteln Syn.: <text:a xlink:type="simple" xlink:href="#tremi" text:style-name="Internet_20_link" text:visited-style-name="Visited_20_Internet_20_Link"><text:span text:style-name="Definition">tremi</text:span></text:a><text:line-break/><text:span text:style-name="T3">sheika</text:span> – (kwo) Erschütterung, Ruck<text:line-break/><text:span text:style-name="T3">sheiking</text:span> – (kwo) Rütteln, Erschütterung</text:p>
        <text:p text:style-name="Text_20_body"><text:span text:style-name="T3">shel</text:span> – (kwo) Schale (harte Außenhülle)<text:line-break/><text:span text:style-name="T3">ovoshel</text:span> – (kwo) Eierschale<text:line-break/><text:span text:style-name="T3">tortuga-shel</text:span> – Schildkrötenpanzer</text:p>
        <text:p text:style-name="Text_20_body"><text:span text:style-name="T3">sheri</text:span> – (kwo) Sherry</text:p>
        <text:p text:style-name="Text_20_body"><text:span text:style-name="T3">sheshi</text:span> – (zwo) lispeln<text:line-break/><text:span text:style-name="T3">sheshnik</text:span> – (kwo) Lispler</text:p>
        <text:p text:style-name="Text_20_body"><text:bookmark text:name="shi"/><text:span text:style-name="T3">shi</text:span> – (kwanto) zehn (10)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shi-ney</text:span> – (kwel) zehnte<text:line-break/><text:span text:style-name="T3">shifen</text:span> – (kwanto) zehntel<text:line-break/><text:span text:style-name="T3">un (de) shifen</text:span> – ein Zehntel (= <text:span text:style-name="T3">nol koma un</text:span>)<text:line-break/><text:soft-page-break/><text:span text:style-name="T3">shi-un</text:span> – (kwanto) elf<text:line-break/><text:span text:style-name="T3">shi-dwa</text:span> – (kwanto) zwölf<text:line-break/><text:span text:style-name="T3">shi-dwaka</text:span> – (kwo) ein Dutzend<text:line-break/><text:span text:style-name="T3">shika</text:span> – (kwo) eine Gruppe von zehn<text:line-break/>Mandarin</text:p>
        <text:p text:style-name="Text_20_body"><text:bookmark text:name="shibit"/><text:span text:style-name="T3">shibit</text:span> – (kwo) Dill <text:span text:style-name="T1">(bot.)</text:span><text:line-break/>Arabisch</text:p>
        <text:p text:style-name="Text_20_body"><text:span text:style-name="T3">shidla</text:span> – (kwo) Ahle<text:line-break/>Tschechisch</text:p>
        <text:p text:style-name="Text_20_body"><text:span text:style-name="T3">shifra</text:span> – (kwo) Chiffre, Code<text:line-break/>Tschechisch</text:p>
        <text:p text:style-name="Text_20_body"><text:span text:style-name="T3">shifti</text:span> – (zwo) verschieben, versetzen, verlagern<text:line-break/><text:span text:style-name="T3">shifta</text:span> – (kwo) Verschiebung, Versetzung, Verlagerung</text:p>
        <text:p text:style-name="Text_20_body"><text:span text:style-name="T3">shik</text:span> – (kwo) Chic, Schick<text:line-break/><text:span text:style-name="T3">shik-ney</text:span> – (kwel) schick</text:p>
        <text:p text:style-name="Text_20_body"><text:span text:style-name="T3">shikar</text:span> – (kwo) (Jagd-)Beute<text:line-break/><text:span text:style-name="T3">shikari</text:span> – (zwo) jagen<text:line-break/><text:span text:style-name="T3">shikara, shikaring</text:span> – (kwo) Jagd<text:line-break/><text:span text:style-name="T3">shikaridoga</text:span> – (kwo) Jagdhund<text:line-break/><text:span text:style-name="T3">shikari-sha</text:span> – (kwo) Jäger<text:line-break/><text:span text:style-name="T3">shikarnik</text:span> – (kwo) (eingefleischter) Jäger<text:line-break/>Hindi</text:p>
        <text:p text:style-name="Text_20_body"><text:span text:style-name="T3">…shil</text:span> – (syao) <text:span text:style-name="T1">Hang oder Tendenz zu …</text:span><text:line-break/><text:span text:style-name="T3">gun</text:span> – arbeiten   ⇒   <text:span text:style-name="T3">gunshil</text:span> – arbeitssam, fleißig<text:line-break/><text:span text:style-name="T3">kusi</text:span> – beißen   ⇒   <text:span text:style-name="T3">kusishil</text:span> – bissig<text:line-break/><text:span text:style-name="T3">fobi</text:span> – fürchten   ⇒   <text:span text:style-name="T3">fobishil</text:span> – furchtsam, ängstlich<text:line-break/>Hindi</text:p>
        <text:p text:style-name="Text_20_body"><text:span text:style-name="T3">shilda</text:span> – (kwo) (Schutz-)Schild, Abschirmung<text:line-break/>Deutsch</text:p>
        <text:p text:style-name="Text_20_body"><text:span text:style-name="T3">shiling</text:span> – (kwo) Schilling <text:span text:style-name="T1">(Münze)</text:span></text:p>
        <text:p text:style-name="Text_20_body"><text:span text:style-name="T3">shimpansa</text:span> – (kwo) Schimpanse <text:span text:style-name="T1">(zool.)</text:span></text:p>
        <text:p text:style-name="Text_20_body"><text:span text:style-name="T3">shin</text:span> – (kwo) Schienbein <text:span text:style-name="T1">(anat.)</text:span></text:p>
        <text:p text:style-name="Text_20_body"><text:span text:style-name="T3">ship</text:span> – (kwo) Schiff</text:p>
        <text:p text:style-name="Text_20_body"><text:bookmark text:name="shirma"/><text:span text:style-name="T3">shirma</text:span> – (kwo) Schirm (Trennwand, Schutz) vgl. <text:a xlink:type="simple" xlink:href="#ambrela" text:style-name="Internet_20_link" text:visited-style-name="Visited_20_Internet_20_Link"><text:span text:style-name="Definition">ambrela</text:span></text:a>, <text:a xlink:type="simple" xlink:href="#ekran" text:style-name="Internet_20_link" text:visited-style-name="Visited_20_Internet_20_Link"><text:span text:style-name="Definition">ekran</text:span></text:a><text:line-break/><text:span text:style-name="T3">lampa-shirma</text:span> – (kwo) Lampenschirm</text:p>
        <text:p text:style-name="Text_20_body"><text:span text:style-name="T3">shlang</text:span> – (kwo) Schlauch<text:line-break/><text:soft-page-break/>Russisch, Schwedisch</text:p>
        <text:p text:style-name="Text_20_body"><text:span text:style-name="T3">shma-</text:span> – (syao) <text:span text:style-name="T1">Herabsetzung, Verunglimpfung</text:span><text:line-break/><text:span text:style-name="T3">shma-kaval</text:span> – Mähre, Gaul, Klepper<text:line-break/><text:span text:style-name="T3">shma-dom</text:span> – Bude, Baracke<text:line-break/><text:span text:style-name="T3">shma-kitaba</text:span> – Schundbuch<text:line-break/><text:span text:style-name="T3">shma-gunsa</text:span> – Machwerk, Pfusch, Murks<text:line-break/><text:span text:style-name="T3">shma-skribi</text:span> – kritzeln<text:line-break/><text:span text:style-name="T3">shma-ney</text:span> – (kwel) elend, erbärmlich, minderwertig</text:p>
        <text:p text:style-name="Text_20_body"><text:bookmark text:name="shmah"/><text:span text:style-name="T3">shmah</text:span> – (kwo) Schmach, Schande, Blamage Syn.: <text:a xlink:type="simple" xlink:href="#honor" text:style-name="Internet_20_link" text:visited-style-name="Visited_20_Internet_20_Link"><text:span text:style-name="Definition">nohonor</text:span></text:a><text:line-break/><text:span text:style-name="T3">shmah e shama!</text:span> – Schmach und Schande!<text:line-break/><text:span text:style-name="T3">shmahisi</text:span> – (zwo) entehren, diskreditieren, Schande machen<text:line-break/>Deutsch</text:p>
        <text:p text:style-name="Text_20_body"><text:span text:style-name="T3">shofer</text:span> – (kwo) Chauffeur, Fahrer</text:p>
        <text:p text:style-name="Text_20_body"><text:span text:style-name="T3">sho</text:span> – (kwo) Show (Ausstellung, Unterhaltung)</text:p>
        <text:p text:style-name="Text_20_body"><text:span text:style-name="T3">shok</text:span> – (kwo) Schock (etw. überraschendes; elektrischer Schlag; medizinischer Notfall)<text:line-break/><text:span text:style-name="T3">shoki</text:span> – (zwo) schockieren</text:p>
        <text:p text:style-name="Text_20_body"><text:bookmark text:name="shop"/><text:span text:style-name="T3">shop</text:span> – (kwo) Geschäft, Laden Syn.: <text:a xlink:type="simple" xlink:href="#dukan" text:style-name="Internet_20_link" text:visited-style-name="Visited_20_Internet_20_Link"><text:span text:style-name="Definition">dukan</text:span></text:a></text:p>
        <text:p text:style-name="Text_20_body"><text:span text:style-name="T3">shorta</text:span> – (kwo) Shorts (kurze Hose)<text:line-break/>Türkisch</text:p>
        <text:p text:style-name="Text_20_body"><text:span text:style-name="T3">shosee</text:span> – (kwo) Schnellstraße<text:line-break/>Französisch</text:p>
        <text:p text:style-name="Text_20_body"><text:span text:style-name="T3">shsh!</text:span> – (exklami) Pst! Ruhig!</text:p>
        <text:p text:style-name="Text_20_body"><text:span text:style-name="T3">shu</text:span> – (kwo) Schuh<text:line-break/><text:span text:style-name="T3">shuer</text:span> – (kwo) Schuhmacher</text:p>
        <text:p text:style-name="Text_20_body"><text:span text:style-name="T3">shuan</text:span> – (kwo) Riegel (Schließvorrichtung)<text:line-break/><text:span text:style-name="T3">shuani</text:span> – (zwo) verriegeln<text:line-break/><text:span text:style-name="T3">deshuani, defai shuan</text:span> – (zwo) entriegeln<text:line-break/>Mandarin</text:p>
        <text:p text:style-name="Text_20_body"><text:span text:style-name="T3">shuin</text:span> – (kwo) Quecksilber <text:span text:style-name="T1">(chem. Element, Symbol: Hg)</text:span><text:line-break/>Mandarin</text:p>
        <text:p text:style-name="Text_20_body"><text:span text:style-name="T3">shuki</text:span> – (zwo) suchen<text:line-break/><text:span text:style-name="T3">shuka, shuking</text:span> – (kwo) Suche<text:line-break/><text:span text:style-name="T3">shuki-sha</text:span> – (kwo) Suchender (Person)<text:line-break/><text:span text:style-name="T3">shuker</text:span> – (kwo) Sucher (Gerät)<text:line-break/><text:span text:style-name="T3">beshuki</text:span> – (zwo) durchstöbern, durchsuchen<text:line-break/><text:span text:style-name="T3">beshuki krimenjen</text:span> – einen Kriminellen durchsuchen<text:line-break/><text:soft-page-break/><text:span text:style-name="T3">shukidoga</text:span> – (kwo) Bluthund <text:span text:style-name="T1">(zool.)</text:span><text:line-break/>Slawisch</text:p>
        <text:p text:style-name="Text_20_body"><text:bookmark text:name="shukran"/><text:span text:style-name="T3">shukran</text:span> – (exklami) danke Syn.: <text:a xlink:type="simple" xlink:href="#arigatoo" text:style-name="Internet_20_link" text:visited-style-name="Visited_20_Internet_20_Link"><text:span text:style-name="Definition">arigatoo</text:span></text:a>, <text:a xlink:type="simple" xlink:href="#danke" text:style-name="Internet_20_link" text:visited-style-name="Visited_20_Internet_20_Link"><text:span text:style-name="Definition">danke</text:span></text:a><text:line-break/>Arabisch, Hindi</text:p>
        <text:p text:style-name="Text_20_body"><text:span text:style-name="T3">shulan</text:span> – (kwo) Faultier <text:span text:style-name="T1">(zool.)</text:span><text:line-break/>Mandarin</text:p>
        <text:p text:style-name="Text_20_body"><text:span text:style-name="T3">shulin</text:span> – (kwo) Wald<text:line-break/><text:span text:style-name="T3">shulin-ki</text:span> – (kwo) Wäldchen, Hain<text:line-break/>Mandarin</text:p>
        <text:p text:style-name="Text_20_body"><text:span text:style-name="T3">shum</text:span> – (kwo) Geräusch<text:line-break/><text:span text:style-name="T3">shum-ney</text:span> – (kwel) geräuschvoll, laut<text:line-break/><text:span text:style-name="T3">shumi</text:span> – (zwo) Geräusch machen; laut sein<text:line-break/><text:span text:style-name="T3">sinshum-ney</text:span> – (kwel) geräuschlos<text:line-break/><text:span text:style-name="T3">sinshum-nem</text:span> – (kwel) geräuschlos<text:line-break/>Russisch</text:p>
        <text:p text:style-name="Text_20_body"><text:span text:style-name="T3">shumay</text:span> – (kwo) Hirse <text:span text:style-name="T1">(bot.)</text:span><text:line-break/>Mandarin</text:p>
        <text:p text:style-name="Text_20_body"><text:span text:style-name="T3">shuti</text:span> – (zwo) schießen, abfeuern<text:line-break/><text:span text:style-name="T3">shuti bay banduk (kanon)</text:span> – mit dem Gewehr (der Kanone) schießen<text:line-break/><text:span text:style-name="T3">shuti a koysa</text:span> – auf etw. schießen<text:line-break/><text:span text:style-name="T3">ek-shuti</text:span> – (zwo) einen Schuss abgeben<text:line-break/><text:span text:style-name="T3">shuti-kili</text:span> – (zwo) erschießen<text:line-break/><text:span text:style-name="T3">shuta</text:span> – (kwo) Schuss<text:line-break/><text:span text:style-name="T3">shuting</text:span> – (kwo) Schießerei<text:line-break/><text:span text:style-name="T3">shuter</text:span> – (kwo) Schütze<text:line-break/><text:span text:style-name="T3">shutiguan</text:span> – (kwo) Schießstand, Schießbude<text:line-break/><text:span text:style-name="T3">shuti-maidan</text:span> – Schießplatz</text:p>
        <text:p text:style-name="Text_20_body"><text:span text:style-name="T3">shwabra</text:span> – (kwo) Mopp, Schrubber<text:line-break/>Russisch</text:p>
        <text:p text:style-name="Text_20_body"><text:span text:style-name="T3">shwai</text:span> – (zwo) werfen, schleudern<text:line-break/><text:span text:style-name="T3">rasshwai</text:span> – (zwo) herumwerfen, hinausschleudern<text:line-break/>Mandarin</text:p>
        <text:p text:style-name="Text_20_body"><text:bookmark text:name="shwo"/><text:span text:style-name="T3">shwo</text:span> – (zwo) sagen, sprechen<text:line-break/><text:span text:style-name="T3">si mog shwo tak</text:span> – sozusagen<text:line-break/><text:span text:style-name="T3">otrem shwo-yen</text:span> – anders gesagt<text:line-break/><text:span text:style-name="T3">shwoing</text:span> – (kwo) Sprechen; Modus <text:span text:style-name="T1">(gram.)</text:span><text:line-break/><text:span text:style-name="T3">shwosa</text:span> – (kwo) Rede siehe auch: <text:a xlink:type="simple" xlink:href="#bashan" text:style-name="Internet_20_link" text:visited-style-name="Visited_20_Internet_20_Link"><text:span text:style-name="Definition">bashan</text:span></text:a><text:line-break/><text:span text:style-name="T3">shwo-ke</text:span> – (kwel) bezogen auf Sprechen<text:line-break/><text:span text:style-name="T3">shwotura</text:span> – (kwo) Redewendung; Sprichwort<text:line-break/><text:soft-page-break/><text:span text:style-name="T3">shwoer</text:span> – (kwo) Sprecher<text:line-break/><text:span text:style-name="T3">lautshwoka, shwoka</text:span> – (kwo) Lautsprecher<text:line-break/><text:span text:style-name="T3">shwonik</text:span> – (kwo) Schwätzer<text:line-break/><text:span text:style-name="T3">shwo-talenta</text:span> – Redegewandtheit, Eloquenz<text:line-break/>Mandarin</text:p>
        <text:p text:style-name="Text_20_body"><text:span text:style-name="T3">shwofu</text:span> – (zwo) überreden<text:line-break/>Mandarin</text:p>
        <text:p text:style-name="Text_20_body"><text:bookmark text:name="si"/><text:span text:style-name="T3">si, -si</text:span> – 1) (konekti) falls, wenn siehe auch: <text:a xlink:type="simple" xlink:href="#dan1" text:style-name="Internet_20_link" text:visited-style-name="Visited_20_Internet_20_Link"><text:span text:style-name="Definition">dan</text:span></text:a><text:span text:style-name="T4">1</text:span><text:line-break/><text:span text:style-name="T3">Si pluvi dan me resti pa dom.</text:span> – Falls es regnet, bleibe ich zuhause.<text:line-break/><text:span text:style-name="T3">Kwo si ta bu lai?</text:span> – Was, wenn er/sie nicht kommt?<text:line-break/>2) (gramatika) <text:span text:style-name="T1">Partikel der Ähnlichkeit</text:span><text:line-break/><text:span text:style-name="T3">Ta bildi un dom-si aus brancha.</text:span> – Er/Sie baut eine Art Haus aus Ästen.<text:line-break/><text:span text:style-name="T3">Kwo lopi tra shamba? - Un maus-si.</text:span> – Was läuft durchs Zimmer? - Eine Maus oder etwas ähnliches.<text:line-break/><text:span text:style-name="T3">rude-si</text:span> – rötlich<text:line-break/><text:span text:style-name="T3">shi-si</text:span> – etwa zehn</text:p>
        <text:p text:style-name="Text_20_body"><text:span text:style-name="T3">sidi</text:span> – (zwo) sitzen<text:line-break/><text:span text:style-name="T3">sidi lagem</text:span> – fläzen (auf entspannte Art sitzen)<text:line-break/><text:span text:style-name="T3">en-sidi</text:span> – (zwo) sich hinsetzen<text:line-break/><text:span text:style-name="T3">sidika</text:span> – (kwo) Sitz</text:p>
        <text:p text:style-name="Text_20_body"><text:span text:style-name="T3">sidra</text:span> – (kwo) Cider, Apfelwein</text:p>
        <text:p text:style-name="Text_20_body"><text:span text:style-name="T3">siferblat</text:span> – (kwo) runde Skala (mit Anzeigenadel; Zifferblatt<text:line-break/>Deutsch</text:p>
        <text:p text:style-name="Text_20_body"><text:span text:style-name="T3">sifra</text:span> – (kwo) Ziffer<text:line-break/><text:span text:style-name="T3">arabi sifra</text:span> – Arabische Zahlen<text:line-break/><text:span text:style-name="T3">sifra-ney</text:span> – (kwel) digital (numerisch)</text:p>
        <text:p text:style-name="Text_20_body"><text:span text:style-name="T3">sifta</text:span> – (kwo) Sieb<text:line-break/><text:span text:style-name="T3">sifti</text:span> – (zwo) sieben, sichten<text:line-break/><text:span text:style-name="T3">sifting</text:span> – (kwo) Sieben, Sichten, Sortieren</text:p>
        <text:p text:style-name="Text_20_body"><text:span text:style-name="T3">sigara</text:span> – (kwo) Zigarre</text:p>
        <text:p text:style-name="Text_20_body"><text:span text:style-name="T3">sigareta</text:span> – (kwo) Zigarette<text:line-break/><text:span text:style-name="T3">sigaretadan</text:span> – (zwo) Zigarettenetui</text:p>
        <text:p text:style-name="Text_20_body"><text:bookmark text:name="sigla"/><text:span text:style-name="T3">sigla</text:span> – (kwo) Siegel, Stempel<text:line-break/><text:span text:style-name="T3">sigli</text:span> – (zwo) siegeln</text:p>
        <text:p text:style-name="Text_20_body"><text:bookmark text:name="signa"/><text:span text:style-name="T3">signa</text:span> – (kwo) Zeichen, Anzeichen siehe auch: <text:a xlink:type="simple" xlink:href="#presigna" text:style-name="Internet_20_link" text:visited-style-name="Visited_20_Internet_20_Link"><text:span text:style-name="Definition">presigna</text:span></text:a><text:line-break/><text:span text:style-name="T3">pa signa de koysa</text:span> – als Zeichen für etw.<text:line-break/><text:span text:style-name="T3">trafik-signa</text:span> – Verkehrszeichen, Verkehrsschild<text:line-break/><text:span text:style-name="T3">signi</text:span> – (zwo) ein Zeichen geben vgl. <text:a xlink:type="simple" xlink:href="#signati" text:style-name="Internet_20_link" text:visited-style-name="Visited_20_Internet_20_Link"><text:span text:style-name="Definition">signati</text:span></text:a><text:line-break/><text:soft-page-break/><text:span text:style-name="T3">signika</text:span> – (kwo) Abzeichen, Plakette</text:p>
        <text:p text:style-name="Text_20_body"><text:span text:style-name="T3">signal</text:span> – (kwo) Signal<text:line-break/><text:span text:style-name="T3">signali</text:span> – (zwo) signalisieren, ein Signal geben</text:p>
        <text:p text:style-name="Text_20_body"><text:bookmark text:name="signati"/><text:span text:style-name="T3">signati</text:span> – (zwo) unterschreiben, (unter-)zeichnen, signieren vgl. <text:a xlink:type="simple" xlink:href="#signa" text:style-name="Internet_20_link" text:visited-style-name="Visited_20_Internet_20_Link"><text:span text:style-name="Definition">signi</text:span></text:a><text:line-break/><text:span text:style-name="T3">signati-ney e sigli-ney</text:span> – gezeichnet und gesiegelt<text:line-break/><text:span text:style-name="T3">signatura</text:span> – (kwo) Unterschrift, Signatur</text:p>
        <text:p text:style-name="Text_20_body"><text:bookmark text:name="signifi"/><text:span text:style-name="T3">signifi</text:span> – (zwo) bedeuten Syn.: <text:a xlink:type="simple" xlink:href="#maini" text:style-name="Internet_20_link" text:visited-style-name="Visited_20_Internet_20_Link"><text:span text:style-name="Definition">maini</text:span></text:a><text:line-break/><text:span text:style-name="T3">signifa</text:span> – (kwo) Bedeutung<text:line-break/><text:span text:style-name="T3">signifaful</text:span> – (kwel) bedeutend, signifikant</text:p>
        <text:p text:style-name="Text_20_body"><text:span text:style-name="T3">sigure</text:span> – (kwel) sicher, überzeugt, zuverlässig<text:line-break/><text:span text:style-name="T3">sigure om swa selfa, swa-sigure</text:span> – selbstsicher<text:line-break/><text:span text:style-name="T3">sigure om sukses</text:span> – erfolgssicher<text:line-break/><text:span text:style-name="T3">sigure plasa</text:span> – sicherer Ort<text:line-break/><text:span text:style-name="T3">sigure vos</text:span> – sichere/feste Stimme<text:line-break/><text:span text:style-name="T3">sigure metoda</text:span> – zuverlässige Methode<text:line-break/><text:span text:style-name="T3">sigure handa</text:span> – sichere Hand<text:line-break/><text:span text:style-name="T3">fo sta sigure</text:span> – um sicher zu gehen, für alle Fälle<text:line-break/><text:span text:style-name="T3">sigurem</text:span> – (komo) sicher, zuversichtlich<text:line-break/><text:span text:style-name="T3">siguritaa</text:span> – (kwo) Zuversicht, Vertrauen; Zuverlässigkeit<text:line-break/><text:span text:style-name="T3">swa-siguritaa</text:span> – Selbstvertrauen<text:line-break/><text:span text:style-name="T3">sigurisi</text:span> – (zwo) sicherstellen; versichern<text:line-break/><text:span text:style-name="T3">sigurisi swa</text:span> – sich versichern<text:line-break/><text:span text:style-name="T3">sigurisa</text:span> – (kwo) Sicherstellung, Wahrung; Versicherung</text:p>
        <text:p text:style-name="Text_20_body"><text:bookmark text:name="sihulu"/><text:span text:style-name="T3">sihulu</text:span> – (kwo) Gartenkürbis <text:span text:style-name="T1">(bot.)</text:span> siehe auch: <text:a xlink:type="simple" xlink:href="#zukini" text:style-name="Internet_20_link" text:visited-style-name="Visited_20_Internet_20_Link"><text:span text:style-name="Definition">zukini</text:span></text:a><text:line-break/>Mandarin</text:p>
        <text:p text:style-name="Text_20_body"><text:span text:style-name="T3">sikada</text:span> – (kwo) Zikade <text:span text:style-name="T1">(zool.)</text:span></text:p>
        <text:p text:style-name="Text_20_body"><text:bookmark text:name="sikin"/><text:span text:style-name="T3">sikin</text:span> – (kwo) Messer siehe auch: <text:a xlink:type="simple" xlink:href="#chi" text:style-name="Internet_20_link" text:visited-style-name="Visited_20_Internet_20_Link"><text:span text:style-name="Definition">chitul</text:span></text:a><text:line-break/><text:span text:style-name="T3">sikin do kalam</text:span> – (kwo) Taschenmesser, Federmesser<text:line-break/>Arabisch</text:p>
        <text:p text:style-name="Text_20_body"><text:span text:style-name="T3">sikla</text:span> – (kwo) Zyklus, Umlauf</text:p>
        <text:p text:style-name="Text_20_body"><text:span text:style-name="T3">sikom</text:span> – (unisi) weil, da, aufgrund dessen <text:span text:style-name="T1">(am Anfang eines Teilsatzes)</text:span><text:line-break/><text:span text:style-name="T3">Me bu yao-te shwo to a yu, bat sikom yu selfa begin sey kunshwosa, yu mus jan, ke yu hi es nofelise.</text:span> – Ich wollte dir das nicht sagen, aber da du selbst dieses Gespräch begonnen hast, musst du wissen, dass du es bist, der unglücklich ist.</text:p>
        <text:p text:style-name="Text_20_body"><text:bookmark text:name="sikrita"/><text:span text:style-name="T3">sikrita</text:span> – (kwo) Sekret, Absonderung <text:span text:style-name="T1">(med.)</text:span><text:line-break/><text:span text:style-name="T3">sikriti</text:span> – (zwo) absondern, ausscheiden<text:line-break/><text:span text:style-name="T3">sikriting</text:span> – (kwo) Sekretion</text:p>
        <text:p text:style-name="Text_20_body"><text:span text:style-name="T3">silaba</text:span> – (kwo) Silbe<text:line-break/><text:soft-page-break/>Spanisch</text:p>
        <text:p text:style-name="Text_20_body"><text:span text:style-name="T3">silda</text:span> – (kwo) Hering <text:span text:style-name="T1">(zool.)</text:span><text:line-break/>Icelandic</text:p>
        <text:p text:style-name="Text_20_body"><text:bookmark text:name="silensi"/><text:span text:style-name="T3">silensi</text:span> – (zwo) schweigen, still sein<text:line-break/><text:span text:style-name="T3">silensa</text:span> – (kwo) Ruhe, Stille, Schweigen<text:line-break/><text:span text:style-name="T3">silense (silensa-ney)</text:span> – (kwel) schweigend, lautlos vgl. <text:a xlink:type="simple" xlink:href="#kalme" text:style-name="Internet_20_link" text:visited-style-name="Visited_20_Internet_20_Link"><text:span text:style-name="Definition">kalme</text:span></text:a>, <text:a xlink:type="simple" xlink:href="#kyete" text:style-name="Internet_20_link" text:visited-style-name="Visited_20_Internet_20_Link"><text:span text:style-name="Definition">kyete</text:span></text:a>, <text:a xlink:type="simple" xlink:href="#trankwile" text:style-name="Internet_20_link" text:visited-style-name="Visited_20_Internet_20_Link"><text:span text:style-name="Definition">trankwile</text:span></text:a><text:line-break/><text:span text:style-name="T3">silensishil</text:span> – (kwel) schweigsam, zurückhaltend</text:p>
        <text:p text:style-name="Text_20_body"><text:span text:style-name="T3">silinda</text:span> – (kwo) Zylinder <text:span text:style-name="T1">(geom.)</text:span></text:p>
        <text:p text:style-name="Text_20_body"><text:span text:style-name="T3">silka</text:span> – (kwo) Seide</text:p>
        <text:p text:style-name="Text_20_body"><text:span text:style-name="T3">siluet</text:span> – (kwo) Silhouette, Umriss</text:p>
        <text:p text:style-name="Text_20_body"><text:span text:style-name="T3">silya</text:span> – (kwo) Augenwimper <text:span text:style-name="T1">(anat.)</text:span>; Flimmerhaare, Zilien <text:span text:style-name="T1">(biol.)</text:span><text:line-break/><text:span text:style-name="T3">Elay longe silya bin pinti-ney.</text:span> – Ihre langen Wimpern waren gefärbt.</text:p>
        <text:p text:style-name="Text_20_body"><text:bookmark text:name="sima"/><text:span text:style-name="T3">sima</text:span> – (kwo) Gipfel, Spitze, Scheitelpunkt, Apex</text:p>
        <text:p text:style-name="Text_20_body"><text:span text:style-name="T3">simbol</text:span> – (kwo) Symbol<text:line-break/><text:span text:style-name="T3">simbolike</text:span> – (kwel) symbolisch<text:line-break/><text:span text:style-name="T3">simboli</text:span> – (zwo) symbolisieren, versinnbildlichen</text:p>
        <text:p text:style-name="Text_20_body"><text:bookmark text:name="simile"/><text:span text:style-name="T3">simile</text:span> – (kwel) ähnlich, gleichartig<text:line-break/><text:span text:style-name="T3">jen-simile</text:span> – menschenähnlich<text:line-break/><text:span text:style-name="T3">similitaa</text:span> – (kwo) Ähnlichkeit<text:line-break/><text:span text:style-name="T3">simili</text:span> – (zwo) ähneln; gleichen<text:line-break/><text:span text:style-name="T3">Lu simili suy mata.</text:span> – Er ähnelt seiner Mutter.<text:line-break/><text:span text:style-name="T3">similisi</text:span> – (zwo) gleichsetzen vgl. <text:a xlink:type="simple" xlink:href="#asimili" text:style-name="Internet_20_link" text:visited-style-name="Visited_20_Internet_20_Link"><text:span text:style-name="Definition">asimili</text:span></text:a><text:line-break/><text:span text:style-name="T3">nosimile</text:span> – (kwel) unähnlich, ungleich, verschieden</text:p>
        <text:p text:style-name="Text_20_body"><text:span text:style-name="T3">simpatia</text:span> – (kwo) Sympathie<text:line-break/><text:span text:style-name="T3">simpatike</text:span> – (kwel) sympathisch, nett</text:p>
        <text:p text:style-name="Text_20_body"><text:span text:style-name="T3">simple</text:span> – (kwel) simpel, einfach<text:line-break/><text:span text:style-name="T3">simplitaa</text:span> – (kwo) Simplizität, Einfachheit, Schlichtheit<text:line-break/><text:span text:style-name="T3">simplisi</text:span> – (zwo) vereinfachen <text:span text:style-name="T1">(tr.)</text:span><text:line-break/><text:span text:style-name="T3">simplisa</text:span> – (kwo) Vereinfachung<text:line-break/><text:span text:style-name="T3">simplem (sim)</text:span> – (komo) einfach, nur, bloß<text:line-break/><text:span text:style-name="T3">Me sim bu jan.</text:span> – Ich weiß es einfach nicht.</text:p>
        <text:p text:style-name="Text_20_body"><text:bookmark text:name="simti"/><text:span text:style-name="T3">simti</text:span> – (zwo) schrumpfen Ant.: <text:a xlink:type="simple" xlink:href="#expansi" text:style-name="Internet_20_link" text:visited-style-name="Visited_20_Internet_20_Link"><text:span text:style-name="Definition">expansi</text:span></text:a><text:line-break/>Hindi</text:p>
        <text:p text:style-name="Text_20_body"><text:span text:style-name="T3">simtoma</text:span> – (kwo) Symptom</text:p>
        <text:p text:style-name="Text_20_body"><text:span text:style-name="T3">simuli</text:span> – (zwo) fingieren, heucheln; simulieren<text:line-break/><text:span text:style-name="T3">simula</text:span> – (kwo) Simulation<text:line-break/><text:soft-page-break/><text:span text:style-name="T3">simuli-sha</text:span> – (kwo) Simulator <text:span text:style-name="T1">(Person)</text:span>; Simulant<text:line-break/><text:span text:style-name="T3">simuler</text:span> – (kwo) Simulator <text:span text:style-name="T1">(Gerät)</text:span></text:p>
        <text:p text:style-name="Text_20_body"><text:bookmark text:name="sin"/><text:span text:style-name="T3">sin, sin…</text:span> – (konekti) ohne<text:line-break/>(syao) …los<text:line-break/><text:span text:style-name="T3">sinsensu-ney</text:span> – (kwel) sinnlos<text:line-break/><text:span text:style-name="T3">singola-ney</text:span> – (kwel) ziellos</text:p>
        <text:p text:style-name="Text_20_body"><text:span text:style-name="T3">sina</text:span> – (kwo) Brust <text:span text:style-name="T1">(anat.)</text:span>; Busen <text:span text:style-name="T1">(anat.)</text:span><text:line-break/>Hindi</text:p>
        <text:p text:style-name="Text_20_body"><text:span text:style-name="T3">sinap</text:span> – (kwo) Senf<text:line-break/>Schwedisch</text:p>
        <text:p text:style-name="Text_20_body"><text:bookmark text:name="single"/><text:span text:style-name="T3">single</text:span> – (kwel) einzeln, Einzel… vgl. <text:a xlink:type="simple" xlink:href="#sole" text:style-name="Internet_20_link" text:visited-style-name="Visited_20_Internet_20_Link"><text:span text:style-name="Definition">sole</text:span></text:a><text:line-break/><text:span text:style-name="T3">single tota</text:span> – ein einheitliches Ganzes<text:line-break/><text:span text:style-name="T3">single shamba</text:span> – Einzelzimmer<text:line-break/><text:span text:style-name="T3">single forma, singlika</text:span> – (kwo) Singular, Einzahl <text:span text:style-name="T1">(gram.)</text:span><text:line-break/><text:span text:style-name="T3">singla</text:span> – (kwo) Single (alleinstehende Person)</text:p>
        <text:p text:style-name="Text_20_body"><text:span text:style-name="T3">sinian</text:span> – (zwo) vermissen, sehnen<text:line-break/><text:span text:style-name="T3">Me sinian om yu.</text:span> – Ich vermisse dich.<text:line-break/><text:span text:style-name="T3">Ta sinian om dom.</text:span> – Er/Sie hat Heimweh.<text:line-break/>Mandarin</text:p>
        <text:p text:style-name="Text_20_body"><text:bookmark text:name="sinior"/><text:span text:style-name="T3">sinior</text:span> – (kwo) Herr (höfliche Anrede) siehe auch: <text:a xlink:type="simple" xlink:href="#madam" text:style-name="Internet_20_link" text:visited-style-name="Visited_20_Internet_20_Link"><text:span text:style-name="Definition">madam</text:span></text:a>, <text:a xlink:type="simple" xlink:href="#mis" text:style-name="Internet_20_link" text:visited-style-name="Visited_20_Internet_20_Link"><text:span text:style-name="Definition">mis</text:span></text:a><text:span text:style-name="T4">1</text:span>, <text:a xlink:type="simple" xlink:href="#sir" text:style-name="Internet_20_link" text:visited-style-name="Visited_20_Internet_20_Link"><text:span text:style-name="Definition">sir</text:span></text:a></text:p>
        <text:p text:style-name="Text_20_body"><text:span text:style-name="T3">sinjen-ney</text:span> – (kwo) menschenleer</text:p>
        <text:p text:style-name="Text_20_body"><text:span text:style-name="T3">sinki</text:span> – (zwo) sinken<text:line-break/><text:span text:style-name="T3">sinki fas in kushen</text:span> – das Gesicht im Kissen versenken<text:line-break/><text:span text:style-name="T3">sinka</text:span> – (kwo) Sinken, Untergang, Untertauchen</text:p>
        <text:p text:style-name="Text_20_body"><text:bookmark text:name="sinnamba-ney"/><text:span text:style-name="T3">sinnamba-ney</text:span> – (kwel) unzählbar, unzählich siehe: <text:a xlink:type="simple" xlink:href="#sin" text:style-name="Internet_20_link" text:visited-style-name="Visited_20_Internet_20_Link"><text:span text:style-name="Definition">sin</text:span></text:a>, <text:a xlink:type="simple" xlink:href="#namba" text:style-name="Internet_20_link" text:visited-style-name="Visited_20_Internet_20_Link"><text:span text:style-name="Definition">namba</text:span></text:a></text:p>
        <text:p text:style-name="Text_20_body"><text:span text:style-name="T3">sinonim</text:span> – (kwo) Synonym</text:p>
        <text:p text:style-name="Text_20_body"><text:span text:style-name="T3">sinsere</text:span> – (kwel) echt, aufrichtig<text:line-break/><text:span text:style-name="T3">sinseritaa</text:span> – (kwo) Aufrichtigkeit</text:p>
        <text:p text:style-name="Text_20_body"><text:span text:style-name="T3">sintes</text:span> – (kwo) Synthese<text:line-break/>Französisch</text:p>
        <text:p text:style-name="Text_20_body"><text:span text:style-name="T3">sinua</text:span> – (kwo) Windung<text:line-break/><text:span text:style-name="T3">brein-sinua</text:span> – Hirnwindung(en)</text:p>
        <text:p text:style-name="Text_20_body"><text:span text:style-name="T3">sinus</text:span> – (kwo) Sinus <text:span text:style-name="T1">(math.)</text:span></text:p>
        <text:p text:style-name="Text_20_body"><text:bookmark text:name="sipi"/><text:span text:style-name="T3">sipi</text:span> – (zwo) (einen Feststoff) schütten siehe auch: <text:a xlink:type="simple" xlink:href="#liti" text:style-name="Internet_20_link" text:visited-style-name="Visited_20_Internet_20_Link"><text:span text:style-name="Definition">liti</text:span></text:a><text:line-break/>Russisch</text:p>
        <text:p text:style-name="Text_20_body"><text:bookmark text:name="sir"/><text:soft-page-break/><text:span text:style-name="T3">sir</text:span> – (kwo) Sir (Ehrenname vor dem Namen eines Baronets oder Ritters) siehe auch: <text:a xlink:type="simple" xlink:href="#sinior" text:style-name="Internet_20_link" text:visited-style-name="Visited_20_Internet_20_Link"><text:span text:style-name="Definition">sinior</text:span></text:a></text:p>
        <text:p text:style-name="Text_20_body"><text:span text:style-name="T3">sirena</text:span> – (kwo) Sirene <text:span text:style-name="T1">(Nymphe; Gerät)</text:span></text:p>
        <text:p text:style-name="Text_20_body"><text:span text:style-name="T3">siringa</text:span> – (kwo) Spritze<text:line-break/>Italienisch</text:p>
        <text:p text:style-name="Text_20_body"><text:bookmark text:name="sirke"/><text:span text:style-name="T3">sirke</text:span> – (komo) circa, ungefähr, etwa, rund, annähernd siehe auch: <text:a xlink:type="simple" xlink:href="#bli" text:style-name="Internet_20_link" text:visited-style-name="Visited_20_Internet_20_Link"><text:span text:style-name="Definition">bli</text:span></text:a><text:line-break/><text:span text:style-name="T3">Dar he ye sirke dwashi jen.</text:span> – Dort waren etwa 20 Leute.<text:line-break/><text:span text:style-name="T3">sirke mil dolar</text:span> – rund 1000 Dollar</text:p>
        <text:p text:style-name="Text_20_body"><text:span text:style-name="T3">sirkuita</text:span> – (kwo) (elektrischer) Schaltkreis<text:line-break/><text:span text:style-name="T3">kurte sirkuita</text:span> – Kurzschluss</text:p>
        <text:p text:style-name="Text_20_body"><text:span text:style-name="T3">sirkula</text:span> – (kwo) Kreis <text:span text:style-name="T1">(auch: Personenkreis)</text:span><text:line-break/><text:span text:style-name="T3">sirkule (sirkula-ney)</text:span> – (kwel) zirkulär, kreisförmig<text:line-break/><text:span text:style-name="T3">sirkulalinia</text:span> – (kwo) Kreisumfang, Kreislinie<text:line-break/><text:span text:style-name="T3">sirkuler</text:span> – (kwo) Zirkel</text:p>
        <text:p text:style-name="Text_20_body"><text:span text:style-name="T3">sirkuli</text:span> – (zwo) zirkulieren, kursieren<text:line-break/><text:span text:style-name="T3">sirkuling</text:span> – (kwo) Umlauf, Kreislauf auch: <text:span text:style-name="T3">sirkulasion</text:span></text:p>
        <text:p text:style-name="Text_20_body"><text:span text:style-name="T3">sirkum</text:span> – (konekti-komo) herum, ringsherum<text:line-break/><text:span text:style-name="T3">sirkum dom</text:span> – um das Haus herum<text:line-break/><text:span text:style-name="T3">kan sirkum</text:span> – herumschauen<text:line-break/><text:span text:style-name="T3">pren sirkum</text:span> – umarmen<text:line-break/><text:span text:style-name="T3">sirkumi</text:span> – (zwo) einkreisen, einschließen, umgeben<text:line-break/><text:span text:style-name="T3">sirkuma</text:span> – (kwo) Umschließung, Einkreisung<text:line-break/><text:span text:style-name="T3">sirkumlok, lo sirkum</text:span> – (kwo) Umgebung, Umfeld</text:p>
        <text:p text:style-name="Text_20_body"><text:span text:style-name="T3">sirkus</text:span> – (kwo) Zirkus</text:p>
        <text:p text:style-name="Text_20_body"><text:span text:style-name="T3">sirop</text:span> – (kwo) Sirup</text:p>
        <text:p text:style-name="Text_20_body"><text:bookmark text:name="sisma"/><text:span text:style-name="T3">sisma</text:span> – (kwo) Erdbeben auch: <text:a xlink:type="simple" xlink:href="#tremi" text:style-name="Internet_20_link" text:visited-style-name="Visited_20_Internet_20_Link"><text:span text:style-name="Definition">ardatrema</text:span></text:a></text:p>
        <text:p text:style-name="Text_20_body"><text:bookmark text:name="sista"/><text:span text:style-name="T3">sista</text:span> – (kwo) Schwester vgl. <text:a xlink:type="simple" xlink:href="#brata" text:style-name="Internet_20_link" text:visited-style-name="Visited_20_Internet_20_Link"><text:span text:style-name="Definition">brata</text:span></text:a></text:p>
        <text:p text:style-name="Text_20_body"><text:span text:style-name="T3">sista-docha</text:span> – (kwo) Nichte (Tochter der Schwester)</text:p>
        <text:p text:style-name="Text_20_body"><text:span text:style-name="T3">sistason</text:span> ⇒ <text:a xlink:type="simple" xlink:href="#sista-son" text:style-name="Internet_20_link" text:visited-style-name="Visited_20_Internet_20_Link"><text:span text:style-name="Definition">sista-son</text:span></text:a></text:p>
        <text:p text:style-name="Text_20_body"><text:bookmark text:name="sista-son"/><text:span text:style-name="T3">sista-son</text:span> – (kwo) Neffe (Sohn der Schwester)</text:p>
        <text:p text:style-name="Text_20_body"><text:span text:style-name="T3">sistema</text:span> – (kwo) System</text:p>
        <text:p text:style-name="Text_20_body"><text:bookmark text:name="sit"/><text:span text:style-name="T3">sit</text:span> – (kwanto) sechs (6)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sitshi</text:span> – (kwanto) sechzig<text:line-break/><text:span text:style-name="T3">sitsto</text:span> – (kwanto) sechshundert<text:line-break/>Arabisch</text:p>
        <text:p text:style-name="Text_20_body"><text:soft-page-break/><text:span text:style-name="T3">sitata</text:span> – (kwo) Zitat<text:line-break/><text:span text:style-name="T3">sitati</text:span> – (zwo) zitieren</text:p>
        <text:p text:style-name="Text_20_body"><text:bookmark text:name="sitdi"/><text:span text:style-name="T3">sitdi</text:span> – (kwo) Samstag, Sonnabend (6. Tag der Woche) auch: <text:a xlink:type="simple" xlink:href="#saturdi" text:style-name="Internet_20_link" text:visited-style-name="Visited_20_Internet_20_Link"><text:span text:style-name="Definition">saturdi</text:span></text:a> siehe auch: <text:a xlink:type="simple" xlink:href="#undi" text:style-name="Internet_20_link" text:visited-style-name="Visited_20_Internet_20_Link"><text:span text:style-name="Definition">undi</text:span></text:a>, <text:a xlink:type="simple" xlink:href="#dwadi" text:style-name="Internet_20_link" text:visited-style-name="Visited_20_Internet_20_Link"><text:span text:style-name="Definition">dwadi</text:span></text:a>, <text:a xlink:type="simple" xlink:href="#tridi" text:style-name="Internet_20_link" text:visited-style-name="Visited_20_Internet_20_Link"><text:span text:style-name="Definition">tridi</text:span></text:a>, <text:a xlink:type="simple" xlink:href="#chardi" text:style-name="Internet_20_link" text:visited-style-name="Visited_20_Internet_20_Link"><text:span text:style-name="Definition">chardi</text:span></text:a>, <text:a xlink:type="simple" xlink:href="#petdi" text:style-name="Internet_20_link" text:visited-style-name="Visited_20_Internet_20_Link"><text:span text:style-name="Definition">petdi</text:span></text:a>, <text:a xlink:type="simple" xlink:href="#semdi" text:style-name="Internet_20_link" text:visited-style-name="Visited_20_Internet_20_Link"><text:span text:style-name="Definition">semdi</text:span></text:a></text:p>
        <text:p text:style-name="Text_20_body"><text:bookmark text:name="siti"/><text:span text:style-name="T3">siti</text:span> – (kwo) City, Innenstadt, Stadtmitte vgl. <text:a xlink:type="simple" xlink:href="#urba" text:style-name="Internet_20_link" text:visited-style-name="Visited_20_Internet_20_Link"><text:span text:style-name="Definition">urba</text:span></text:a></text:p>
        <text:p text:style-name="Text_20_body"><text:span text:style-name="T3">sitisen</text:span> – (kwo) (Staats-)Bürger</text:p>
        <text:p text:style-name="Text_20_body"><text:span text:style-name="T3">situasion</text:span> – (kwo) Situation<text:line-break/><text:span text:style-name="T3">situasion-ney</text:span> – (kwel) situationsbezogen</text:p>
        <text:p text:style-name="Text_20_body"><text:span text:style-name="T3">sivile</text:span> – (kwel) zivil<text:line-break/><text:span text:style-name="T3">sivila</text:span> – (kwo) Zivilist, Zivilperson</text:p>
        <text:p text:style-name="Text_20_body"><text:span text:style-name="T3">sivilisi</text:span> – (zwo) zivilisieren<text:line-break/><text:span text:style-name="T3">sivilisa</text:span> – (kwo) Zivilisation</text:p>
        <text:p text:style-name="Text_20_body"><text:span text:style-name="T3">skala</text:span> – (kwo) Skala</text:p>
        <text:p text:style-name="Text_20_body"><text:span text:style-name="T3">skalpel</text:span> – (kwo) Skalpel</text:p>
        <text:p text:style-name="Text_20_body"><text:span text:style-name="T3">skandal</text:span> – (kwo) Skandal<text:line-break/><text:span text:style-name="T3">skandal-ney</text:span> – (kwel) skandalös, empörend</text:p>
        <text:p text:style-name="Text_20_body"><text:span text:style-name="T3">skandi</text:span> – (zwo) skandieren (mit starker Betonung Hebungen sprechen)</text:p>
        <text:p text:style-name="Text_20_body"><text:span text:style-name="T3">skara</text:span> – (kwo) Narbe<text:line-break/><text:span text:style-name="T3">skari</text:span> – (zwo) vernarben</text:p>
        <text:p text:style-name="Text_20_body"><text:bookmark text:name="skarfa"/><text:span text:style-name="T3">skarfa</text:span> – (kwo) Halstuch vgl. <text:a xlink:type="simple" xlink:href="#shal" text:style-name="Internet_20_link" text:visited-style-name="Visited_20_Internet_20_Link"><text:span text:style-name="Definition">shal</text:span></text:a></text:p>
        <text:p text:style-name="Text_20_body"><text:span text:style-name="T3">skata</text:span> – (kwo) Rochen <text:span text:style-name="T1">(zool.)</text:span></text:p>
        <text:p text:style-name="Text_20_body"><text:bookmark text:name="skay"/><text:span text:style-name="T3">skay</text:span> – (kwo) Himmel, Luftraum, Lüftevgl. <text:a xlink:type="simple" xlink:href="#swarga" text:style-name="Internet_20_link" text:visited-style-name="Visited_20_Internet_20_Link"><text:span text:style-name="Definition">swarga</text:span></text:a></text:p>
        <text:p text:style-name="Text_20_body"><text:span text:style-name="T3">skayskraper</text:span> – (kwo) Wolkenkratzer siehe: <text:a xlink:type="simple" xlink:href="#skay" text:style-name="Internet_20_link" text:visited-style-name="Visited_20_Internet_20_Link"><text:span text:style-name="Definition">skay</text:span></text:a>, <text:a xlink:type="simple" xlink:href="#skrapi" text:style-name="Internet_20_link" text:visited-style-name="Visited_20_Internet_20_Link"><text:span text:style-name="Definition">skraper</text:span></text:a></text:p>
        <text:p text:style-name="Text_20_body"><text:span text:style-name="T3">skecha</text:span> – (kwo) Skizze, Entwurf<text:line-break/><text:span text:style-name="T3">skechi</text:span> – (zwo) skizzieren, entwerfen</text:p>
        <text:p text:style-name="Text_20_body"><text:bookmark text:name="skelet"/><text:span text:style-name="T3">skelet</text:span> – (kwo) Skelett, Gerippe <text:span text:style-name="T1">(anat.)</text:span> siehe auch: <text:a xlink:type="simple" xlink:href="#karkasa" text:style-name="Internet_20_link" text:visited-style-name="Visited_20_Internet_20_Link"><text:span text:style-name="Definition">karkasa</text:span></text:a><text:line-break/>Luxemburgisch</text:p>
        <text:p text:style-name="Text_20_body"><text:span text:style-name="T3">skema</text:span> – (kwo) Schema, Plan<text:line-break/><text:span text:style-name="T3">skema-ney</text:span> – (kwel) schematisch<text:line-break/><text:span text:style-name="T3">skema-nem</text:span> – (komo) schematisch</text:p>
        <text:p text:style-name="Text_20_body"><text:span text:style-name="T3">skena</text:span> – (kwo) Szene, Auftritt; Schauplatz, Bühne <text:span text:style-name="T1">(Theater)</text:span></text:p>
        <text:p text:style-name="Text_20_body"><text:span text:style-name="T3">sketa</text:span> – (kwo) Schlittschuh<text:line-break/><text:soft-page-break/><text:span text:style-name="T3">sketi</text:span> – (zwo) eislaufen<text:line-break/><text:span text:style-name="T3">sketing</text:span> – (kwo) Eislaufen, Schlittschuhlaufen</text:p>
        <text:p text:style-name="Text_20_body"><text:span text:style-name="T3">ski</text:span> – (kwo) Ski, Schi<text:line-break/><text:span text:style-name="T3">fai ski</text:span> – (zwo) Ski fahren<text:line-break/><text:span text:style-name="T3">skiing</text:span> – (kwo) Skifahren<text:line-break/><text:span text:style-name="T3">skier</text:span> – (kwo) Skiläufer, Skifahrer</text:p>
        <text:p text:style-name="Text_20_body"><text:span text:style-name="T3">skoba</text:span> – (kwo) Krampe, Heftklammer; Klammer <text:span text:style-name="T1">(Satzzeichen)</text:span><text:line-break/><text:span text:style-name="T3">kwadra-skoba</text:span> – eckige Klammern "[ ]"<text:line-break/><text:span text:style-name="T3">angula-skoba</text:span> – spitze Klammern "&lt; &gt;"<text:line-break/>Russisch</text:p>
        <text:p text:style-name="Text_20_body"><text:span text:style-name="T3">skola</text:span> – (kwo) Schule<text:line-break/><text:span text:style-name="T3">skolakitaba</text:span> – (kwo) Schulbuch</text:p>
        <text:p text:style-name="Text_20_body"><text:span text:style-name="T3">skorpion</text:span> – (kwo) Skorpion <text:span text:style-name="T1">(zool.)</text:span></text:p>
        <text:p text:style-name="Text_20_body"><text:span text:style-name="T3">skotish</text:span> – 1) (kwel) schottisch<text:line-break/>2) (kwo) Schotte</text:p>
        <text:p text:style-name="Text_20_body"><text:span text:style-name="T3">Skotland</text:span> – (kwo) Schottland</text:p>
        <text:p text:style-name="Text_20_body"><text:bookmark text:name="skrapi"/><text:span text:style-name="T3">skrapi</text:span> – (zwo) kratzen siehe auch: <text:a xlink:type="simple" xlink:href="#raspi" text:style-name="Internet_20_link" text:visited-style-name="Visited_20_Internet_20_Link"><text:span text:style-name="Definition">raspi</text:span></text:a><text:line-break/><text:span text:style-name="T3">skrapi swa</text:span> – sich kratzen<text:line-break/><text:span text:style-name="T3">skrapitura</text:span> – (kwo) Kratzer, Schramme<text:line-break/><text:span text:style-name="T3">skraping</text:span> – (kwo) Kratzen</text:p>
        <text:p text:style-name="Text_20_body"><text:span text:style-name="T3">skribi</text:span> – (zwo) schreiben<text:line-break/><text:span text:style-name="T3">skriba, skribing</text:span> – (kwo) Schreiben<text:line-break/><text:span text:style-name="T3">skribitura</text:span> – (kwo) Beschriftung; Geschriebenes<text:line-break/><text:span text:style-name="T3">skribitip</text:span> – (kwo) Handschrift<text:line-break/><text:span text:style-name="T3">skriber</text:span> – (kwo) Schreiber</text:p>
        <text:p text:style-name="Text_20_body"><text:span text:style-name="T3">skriki</text:span> – (zwo) knirschen</text:p>
        <text:p text:style-name="Text_20_body"><text:span text:style-name="T3">skrupulose</text:span> – (kwel) sorgfältig, gewissenhaft, penibel</text:p>
        <text:p text:style-name="Text_20_body"><text:span text:style-name="T3">skulpti</text:span> – (zwo) bildhauern, formen, eine Skulptur anfertigen<text:line-break/><text:span text:style-name="T3">skulptura</text:span> – (kwo) Skulptur</text:p>
        <text:p text:style-name="Text_20_body"><text:span text:style-name="T3">skuma</text:span> – (kwo) Schaum; Gischt; Seifenschaum<text:line-break/><text:span text:style-name="T3">skuma-onda, skumika</text:span> – (kwo) Sturzwelle<text:line-break/><text:span text:style-name="T3">skumi</text:span> – (zwo) schäumen</text:p>
        <text:p text:style-name="Text_20_body"><text:span text:style-name="T3">skunka</text:span> – (kwo) Skunk, Stinktier <text:span text:style-name="T1">(zool.)</text:span></text:p>
        <text:p text:style-name="Text_20_body"><text:bookmark text:name="skupa"/><text:span text:style-name="T3">skupa</text:span> – (kwo) Kelle, Schippe, Schaufel vgl. <text:a xlink:type="simple" xlink:href="#cherpi" text:style-name="Internet_20_link" text:visited-style-name="Visited_20_Internet_20_Link"><text:span text:style-name="Definition">cherpika</text:span></text:a><text:line-break/>Schwedisch</text:p>
        <text:p text:style-name="Text_20_body"><text:bookmark text:name="skusi"/><text:soft-page-break/><text:span text:style-name="T3">skusi</text:span> – (zwo) entschuldigen Syn.: <text:a xlink:type="simple" xlink:href="#pardoni" text:style-name="Internet_20_link" text:visited-style-name="Visited_20_Internet_20_Link"><text:span text:style-name="Definition">pardoni</text:span></text:a> siehe auch: <text:a xlink:type="simple" xlink:href="#bahana" text:style-name="Internet_20_link" text:visited-style-name="Visited_20_Internet_20_Link"><text:span text:style-name="Definition">bahani</text:span></text:a><text:line-break/><text:span text:style-name="T3">skusa</text:span> – (kwo) Entschuldigung<text:line-break/><text:span text:style-name="T3">pregi skusa</text:span> – um Entschuldigung bitten</text:p>
        <text:p text:style-name="Text_20_body"><text:span text:style-name="T3">skwili</text:span> – (zwo) schreien, kreischen</text:p>
        <text:p text:style-name="Text_20_body"><text:span text:style-name="T3">slama</text:span> – (kwo) Stroh<text:line-break/>Slawisch</text:p>
        <text:p text:style-name="Text_20_body"><text:bookmark text:name="slapi"/><text:span text:style-name="T3">slapi</text:span> – (zwo) schlagen, fallen, plumpsen siehe auch: <text:a xlink:type="simple" xlink:href="#klapi" text:style-name="Internet_20_link" text:visited-style-name="Visited_20_Internet_20_Link"><text:span text:style-name="Definition">klapi</text:span></text:a><text:line-break/><text:span text:style-name="T3">slapi-lwo</text:span> – mit einem Plumps fallen, hinunter plumpsen<text:line-break/><text:span text:style-name="T3">slap!</text:span> – (exklami) plumps!</text:p>
        <text:p text:style-name="Text_20_body"><text:span text:style-name="T3">slavian</text:span> – (kwo) Slawe<text:line-break/><text:span text:style-name="T3">slavianike</text:span> – (kwel) slawisch</text:p>
        <text:p text:style-name="Text_20_body"><text:span text:style-name="T3">slika</text:span> – (kwo) Schnecke <text:span text:style-name="T1">(zool.)</text:span></text:p>
        <text:p text:style-name="Text_20_body"><text:span text:style-name="T3">slim</text:span> – (kwel) schlank, schmal</text:p>
        <text:p text:style-name="Text_20_body"><text:span text:style-name="T3">slipa</text:span> – (kwo) Slipper, Pantoffel<text:line-break/><text:span text:style-name="T3">slipas</text:span> – Slippers, Pantoffeln</text:p>
        <text:p text:style-name="Text_20_body"><text:bookmark text:name="sliva"/><text:span text:style-name="T3">sliva</text:span> – (kwo) Pflaume <text:span text:style-name="T1">(bot.)</text:span><text:line-break/><text:span text:style-name="T3">slivabaum</text:span> – (kwo) Pflaumenbaum<text:line-break/>Russisch</text:p>
        <text:p text:style-name="Text_20_body"><text:span text:style-name="T3">sloy</text:span> – (kwo) Lage, Schicht<text:line-break/><text:span text:style-name="T3">sloy-ney</text:span> – (kwel) geschichtet, laminar<text:line-break/><text:span text:style-name="T3">sloy-ney panpasta</text:span> – Blätterteig<text:line-break/><text:span text:style-name="T3">sloy-nem</text:span> – (komo) lagenweise, schichtweise, aufgeschichtet<text:line-break/><text:span text:style-name="T3">fa-sloy</text:span> – (zwo) geschichtet sein<text:line-break/><text:span text:style-name="T3">mah-sloy</text:span> – (zwo) (auf-)schichten<text:line-break/>Russisch</text:p>
        <text:p text:style-name="Text_20_body"><text:bookmark text:name="slu"/><text:span text:style-name="T3">slu</text:span> – (zwo) zuhören, horchen, lauschen; abhören, belauschen siehe auch: <text:a xlink:type="simple" xlink:href="#audi" text:style-name="Internet_20_link" text:visited-style-name="Visited_20_Internet_20_Link"><text:span text:style-name="Definition">audi</text:span></text:a><text:line-break/><text:span text:style-name="T3">sluka</text:span> – (kwo) Abhöreinrichtung<text:line-break/>Russisch</text:p>
        <text:p text:style-name="Text_20_body"><text:bookmark text:name="smaili"/><text:span text:style-name="T3">smaili</text:span> – (zwo) lächeln Ant.: <text:a xlink:type="simple" xlink:href="#fruni" text:style-name="Internet_20_link" text:visited-style-name="Visited_20_Internet_20_Link"><text:span text:style-name="Definition">fruni</text:span></text:a><text:line-break/><text:span text:style-name="T3">smaila</text:span> – (kwo) Lächeln<text:line-break/><text:span text:style-name="T3">dussmaili</text:span> – (zwo) grinsen, feixen</text:p>
        <text:p text:style-name="Text_20_body"><text:span text:style-name="T3">smaragda</text:span> – (kwo) Smaragd <text:span text:style-name="T1">(miner.)</text:span><text:line-break/><text:span text:style-name="T3">smaragda-ney</text:span> – (kwel) smaragdfarben, smaragdgrün<text:line-break/>Griechisch</text:p>
        <text:p text:style-name="Text_20_body"><text:span text:style-name="T3">smena</text:span> – (kwo) Schicht, Arbeitsschicht<text:line-break/>Russisch</text:p>
        <text:p text:style-name="Text_20_body"><text:soft-page-break/><text:span text:style-name="T3">smiri</text:span> – (kwo) (auf-)schmieren, (be-)streichen</text:p>
        <text:p text:style-name="Text_20_body"><text:span text:style-name="T3">smola</text:span> – (kwo) Harz (Pflanzensekret)<text:line-break/><text:span text:style-name="T3">smola-ney</text:span> – (kwel) harzig<text:line-break/>Russisch</text:p>
        <text:p text:style-name="Text_20_body"><text:span text:style-name="T3">smuk</text:span> – (kwo) Ringelnatter <text:span text:style-name="T1">(zool.)</text:span><text:line-break/><text:span text:style-name="T3">akwa-smuk</text:span> – Würfelnatter<text:line-break/>Serbisch</text:p>
        <text:p text:style-name="Text_20_body"><text:span text:style-name="T3">smuli</text:span> – (zwo) schwelen, glimmen<text:line-break/><text:span text:style-name="T3">smuli-she gual</text:span> – glimmende Kohlen</text:p>
        <text:p text:style-name="Text_20_body"><text:span text:style-name="T3">snega</text:span> – (kwo) Schnee<text:line-break/><text:span text:style-name="T3">snegi</text:span> – (zwo) schneien<text:line-break/><text:span text:style-name="T3">sneging</text:span> – (kwo) Schneien<text:line-break/><text:span text:style-name="T3">snegalwosa</text:span> – (kwo) Schneefall<text:line-break/><text:span text:style-name="T3">snega-feng</text:span> – Schneesturm<text:line-break/><text:span text:style-name="T3">sneginka</text:span> – (kwo) Schneeflocke<text:line-break/>Russisch</text:p>
        <text:p text:style-name="Text_20_body"><text:span text:style-name="T3">snifi</text:span> – (zwo) riechen, schnüffeln</text:p>
        <text:p text:style-name="Text_20_body"><text:span text:style-name="T3">snova</text:span> – (komo) wieder, erneut, nochmals<text:line-break/>Russisch</text:p>
        <text:p text:style-name="Text_20_body"><text:span text:style-name="T3">snufi</text:span> – (zwo) schnaufen, schnauben</text:p>
        <text:p text:style-name="Text_20_body"><text:span text:style-name="T3">snuva</text:span> – (kwo) Schnupfen</text:p>
        <text:p text:style-name="Text_20_body"><text:span text:style-name="T3">soba</text:span> – (kwo) Buchweizen <text:span text:style-name="T1">(bot.)</text:span><text:line-break/><text:span text:style-name="T3">soba-kasha</text:span> – Buchweizenbrei<text:line-break/>Japanisch</text:p>
        <text:p text:style-name="Text_20_body"><text:bookmark text:name="sobre"/><text:span text:style-name="T3">sobre</text:span> – (konekti-komo) oben, oberhalb, über, darüber<text:line-break/><text:span text:style-name="T3">sobre urba</text:span> – über der Stadt<text:line-break/><text:span text:style-name="T3">es sobre</text:span> – es ist darüber<text:line-break/><text:span text:style-name="T3">vidi fon sobre</text:span> – von oben sehen<text:line-break/><text:span text:style-name="T3">mil metra sobre marnivel</text:span> – tausend Meter über dem Meeresspiegel<text:line-break/><text:span text:style-name="T3">sobreolo</text:span> – (komo) über allem, vor allem<text:line-break/><text:span text:style-name="T3">sobre-ney</text:span> – (kwel) überlagernd; überlegen, Ober…<text:line-break/><text:span text:style-name="T3">sobrenesa</text:span> – (kwel) Überlegenheit<text:line-break/><text:span text:style-name="T3">sobreyuan</text:span> – (kwo) Person höheren Ranges<text:line-break/><text:span text:style-name="T3">sobreshefa</text:span> – (kwo) oberster Vorgesetzter</text:p>
        <text:p text:style-name="Text_20_body"><text:span text:style-name="T3">sobredurti</text:span> – (zwo) überlisten, austricksen, übervorteilen siehe: <text:a xlink:type="simple" xlink:href="#sobre" text:style-name="Internet_20_link" text:visited-style-name="Visited_20_Internet_20_Link"><text:span text:style-name="Definition">sobre</text:span></text:a>, <text:a xlink:type="simple" xlink:href="#durte" text:style-name="Internet_20_link" text:visited-style-name="Visited_20_Internet_20_Link"><text:span text:style-name="Definition">durti</text:span></text:a></text:p>
        <text:p text:style-name="Text_20_body"><text:span text:style-name="T3">sobrekrai</text:span> – (zwo) überschreien, lauter schreien</text:p>
        <text:p text:style-name="Text_20_body"><text:bookmark text:name="sobrelodi"/><text:soft-page-break/><text:span text:style-name="T3">sobrelodi</text:span> – (zwo) überladen, überlasten siehe: <text:a xlink:type="simple" xlink:href="#sobre" text:style-name="Internet_20_link" text:visited-style-name="Visited_20_Internet_20_Link"><text:span text:style-name="Definition">sobre</text:span></text:a>, <text:a xlink:type="simple" xlink:href="#loda" text:style-name="Internet_20_link" text:visited-style-name="Visited_20_Internet_20_Link"><text:span text:style-name="Definition">lodi</text:span></text:a><text:line-break/><text:span text:style-name="T3">sobreloda</text:span> – (kwo) Überlastung</text:p>
        <text:p text:style-name="Text_20_body"><text:span text:style-name="T3">sobrepasi</text:span> – (zwo) überholen<text:line-break/><text:span text:style-name="T3">ateni e sobrepasi</text:span> – erreichen und überholen</text:p>
        <text:p text:style-name="Text_20_body"><text:span text:style-name="T3">sobreplei</text:span> – (zwo) übertrumpfen</text:p>
        <text:p text:style-name="Text_20_body"><text:span text:style-name="T3">soda</text:span> – (kwo) Soda (Na<text:span text:style-name="T6">2</text:span>CO<text:span text:style-name="T6">3</text:span>)</text:p>
        <text:p text:style-name="Text_20_body"><text:span text:style-name="T3">sok</text:span> – (kwo) Socke<text:line-break/><text:span text:style-name="T3">un para sok</text:span> – ein Paar Socken</text:p>
        <text:p text:style-name="Text_20_body"><text:span text:style-name="T3">sol</text:span> – (komo) nur, lediglich<text:line-break/><text:span text:style-name="T3">sol manya</text:span> – nur morgen<text:line-break/><text:span text:style-name="T3">bu sol … bat yoshi …</text:span> – nicht nur … aber auch …</text:p>
        <text:p text:style-name="Text_20_body"><text:span text:style-name="T3">soldata</text:span> – (kwo) Soldat</text:p>
        <text:p text:style-name="Text_20_body"><text:span text:style-name="T3">soldi</text:span> – (zwo) löten<text:line-break/><text:span text:style-name="T3">soldika</text:span> – (kwo) Lot, Lötzinn</text:p>
        <text:p text:style-name="Text_20_body"><text:bookmark text:name="sole"/><text:span text:style-name="T3">sole</text:span> – (kwel) allein; einzeln vgl. <text:a xlink:type="simple" xlink:href="#single" text:style-name="Internet_20_link" text:visited-style-name="Visited_20_Internet_20_Link"><text:span text:style-name="Definition">single</text:span></text:a><text:line-break/><text:span text:style-name="T3">pa sole</text:span> – allein, auf sich selbst<text:line-break/><text:span text:style-name="T3">solitaa</text:span> – (kwo) Einsamkeit<text:line-break/><text:span text:style-name="T3">solem</text:span> – (komo) allein; einzeln</text:p>
        <text:p text:style-name="Text_20_body"><text:span text:style-name="T3">solemne</text:span> – (kwel) feierlich, pathetisch</text:p>
        <text:p text:style-name="Text_20_body"><text:span text:style-name="T3">solidare</text:span> – (kwel) solidarisch<text:line-break/><text:span text:style-name="T3">solidaritaa</text:span> – (kwo) Solidarität</text:p>
        <text:p text:style-name="Text_20_body"><text:bookmark text:name="solide"/><text:span text:style-name="T3">solide</text:span> – (kwel) solide, zuverlässig, verlässlich Syn.: <text:a xlink:type="simple" xlink:href="#gaurawe" text:style-name="Internet_20_link" text:visited-style-name="Visited_20_Internet_20_Link"><text:span text:style-name="Definition">gaurawe</text:span></text:a> vgl. <text:a xlink:type="simple" xlink:href="#twerde" text:style-name="Internet_20_link" text:visited-style-name="Visited_20_Internet_20_Link"><text:span text:style-name="Definition">twerde</text:span></text:a></text:p>
        <text:p text:style-name="Text_20_body"><text:span text:style-name="T3">solo</text:span> – (kwo) Solo, Einzelspiel, Alleingang<text:line-break/><text:span text:style-name="T3">fai solo</text:span> – (zwo) solo spielen, allein machen<text:line-break/>Italienisch</text:p>
        <text:p text:style-name="Text_20_body"><text:span text:style-name="T3">solstis</text:span> – (kwo) Sonnenwende <text:span text:style-name="T1">(astr.)</text:span></text:p>
        <text:p text:style-name="Text_20_body"><text:span text:style-name="T3">solta</text:span> – (kwo) Salz<text:line-break/><text:span text:style-name="T3">solti</text:span> – (zwo) salzen<text:line-break/><text:span text:style-name="T3">solte (solta-ney)</text:span> – (kwel) salzig<text:line-break/><text:span text:style-name="T3">nosolte akwa</text:span> – Süßwasser<text:line-break/><text:span text:style-name="T3">solten (solti-ney)</text:span> – (kwel) gesalzen<text:line-break/><text:span text:style-name="T3">solta-nish</text:span> – (kwel) mehr oder weniger salzig<text:line-break/><text:span text:style-name="T3">soltadan</text:span> – (kwo) Salzstreuer</text:p>
        <text:p text:style-name="Text_20_body"><text:bookmark text:name="solvi"/><text:span text:style-name="T3">solvi</text:span> – (zwo) auflösen, zergehen, schmelzen vgl. <text:a xlink:type="simple" xlink:href="#resolvi" text:style-name="Internet_20_link" text:visited-style-name="Visited_20_Internet_20_Link"><text:span text:style-name="Definition">resolvi</text:span></text:a><text:line-break/><text:span text:style-name="T3">solvi solta in akwa</text:span> – Salz in Wasser lösen<text:line-break/><text:soft-page-break/><text:span text:style-name="T3">solving</text:span> – (kwo) Lösen, Auflösen<text:line-break/><text:span text:style-name="T3">solvitura</text:span> – (kwo) Lösung (flüssige Mischung)<text:line-break/><text:span text:style-name="T3">solver</text:span> – (kwo) Lösemittel, Lösungsmittel</text:p>
        <text:p text:style-name="Text_20_body"><text:span text:style-name="T3">somni</text:span> – (zwo) schlafen<text:line-break/><text:span text:style-name="T3">treba go somni</text:span> – man sollte schlafen<text:line-break/><text:span text:style-name="T3">somna</text:span> – (kwo) Schlaf<text:line-break/><text:span text:style-name="T3">somne, somnaful</text:span> – (kwel) schläfrig<text:line-break/><text:span text:style-name="T3">somnisi</text:span> – (zwo) einschläfern, zum Schlafen bringen<text:line-break/><text:span text:style-name="T3">somniser</text:span> – (kwo) Schlafmittel, Schlaftrunk</text:p>
        <text:p text:style-name="Text_20_body"><text:bookmark text:name="son"/><text:span text:style-name="T3">son</text:span> – (kwo) Sohn vgl. <text:a xlink:type="simple" xlink:href="#docha" text:style-name="Internet_20_link" text:visited-style-name="Visited_20_Internet_20_Link"><text:span text:style-name="Definition">docha</text:span></text:a></text:p>
        <text:p text:style-name="Text_20_body"><text:span text:style-name="T3">sonda</text:span> – (kwo) Sonde<text:line-break/><text:span text:style-name="T3">sondi</text:span> – (zwo) sondieren; ausloten</text:p>
        <text:p text:style-name="Text_20_body"><text:span text:style-name="T3">soneta</text:span> – (kwo) Sonnet</text:p>
        <text:p text:style-name="Text_20_body"><text:bookmark text:name="sonji"/><text:span text:style-name="T3">sonji</text:span> – (zwo) träumen (im Schlaf) vgl. <text:a xlink:type="simple" xlink:href="#drimi" text:style-name="Internet_20_link" text:visited-style-name="Visited_20_Internet_20_Link"><text:span text:style-name="Definition">drimi</text:span></text:a><text:line-break/><text:span text:style-name="T3">Pa sey nocha me he sonji un yarke sonja.</text:span> – In dieser Nacht träumte ich einen lebhaften Traum.<text:line-break/><text:span text:style-name="T3">sonja</text:span> – (kwo) Traum (im Schlaf)<text:line-break/><text:span text:style-name="T3">dussonja</text:span> – (kwo) Albtraum</text:p>
        <text:p text:style-name="Text_20_body"><text:span text:style-name="T3">sonore</text:span> – (kwel) sonor, klangvoll, resonant</text:p>
        <text:p text:style-name="Text_20_body"><text:span text:style-name="T3">sorgo</text:span> – (kwo) Sorghum, Hirse <text:span text:style-name="T1">(bot.)</text:span></text:p>
        <text:p text:style-name="Text_20_body"><text:span text:style-name="T3">soroka</text:span> – (kwo) Elster <text:span text:style-name="T1">(zool.)</text:span><text:line-break/>Russisch</text:p>
        <text:p text:style-name="Text_20_body"><text:span text:style-name="T3">sorpi</text:span> – (zwo) schlürfen, süffeln</text:p>
        <text:p text:style-name="Text_20_body"><text:span text:style-name="T3">sorta</text:span> – (kwo) Sorte, Art, Gattung<text:line-break/><text:span text:style-name="T3">oli-sorta-ney</text:span> – aller Art, allerlei, diverse</text:p>
        <text:p text:style-name="Text_20_body"><text:span text:style-name="T3">sosiale</text:span> – (kwel) sozial, gesellschaftlich<text:line-break/><text:span text:style-name="T3">sosialisma</text:span> – (kwo) Sozialismus<text:line-break/><text:span text:style-name="T3">sosialista</text:span> – (kwo) Sozialist</text:p>
        <text:p text:style-name="Text_20_body"><text:span text:style-name="T3">sosietaa</text:span> – (kwo) Gesellschaft</text:p>
        <text:p text:style-name="Text_20_body"><text:span text:style-name="T3">sosis</text:span> – (kwo) Wurst<text:line-break/><text:span text:style-name="T3">sosiskin</text:span> – (kwo) Würstchen<text:line-break/>Türkisch</text:p>
        <text:p text:style-name="Text_20_body"><text:span text:style-name="T3">sospiri</text:span> – (zwo) seufzen<text:line-break/><text:span text:style-name="T3">sospira</text:span> – (kwo) Seufzer</text:p>
        <text:p text:style-name="Text_20_body"><text:span text:style-name="T3">sovi</text:span> – (zwo) schubsen, stoßen<text:line-break/>Russisch</text:p>
        <text:p text:style-name="Text_20_body"><text:soft-page-break/><text:span text:style-name="T3">sovrin</text:span> – (kwo) Sovereign <text:span text:style-name="T1">(brit. Goldmünze)</text:span></text:p>
        <text:p text:style-name="Text_20_body"><text:span text:style-name="T3">soya</text:span> – (kwo) Soja<text:line-break/><text:span text:style-name="T3">soya saus</text:span> – Sojasoße, Sojasauce<text:line-break/><text:span text:style-name="T3">soya bona</text:span> – Sojabohne<text:line-break/>Türkisch</text:p>
        <text:p text:style-name="Text_20_body"><text:span text:style-name="T3">spaida</text:span> – (kwo) Spinne <text:span text:style-name="T1">(zool.)</text:span><text:line-break/><text:span text:style-name="T3">spaidaweba</text:span> – (kwo) Spinnennetz, Spinnengewebe</text:p>
        <text:p text:style-name="Text_20_body"><text:span text:style-name="T3">spam</text:span> – (kwo) Spam <text:span text:style-name="T1">(Comp.: unerwünschte Werbe-E-Mail)</text:span><text:line-break/><text:span text:style-name="T3">spami</text:span> – (zwo) Spam verschicken</text:p>
        <text:p text:style-name="Text_20_body"><text:bookmark text:name="spari"/><text:span text:style-name="T3">spari</text:span> – (zwo) sparen, haushalten Syn.: <text:a xlink:type="simple" xlink:href="#ekonomi" text:style-name="Internet_20_link" text:visited-style-name="Visited_20_Internet_20_Link"><text:span text:style-name="Definition">ekonomi</text:span></text:a><text:line-break/><text:span text:style-name="T3">nospari</text:span> – (zwo) vergeuden, verschwenden siehe auch: <text:a xlink:type="simple" xlink:href="#disipi" text:style-name="Internet_20_link" text:visited-style-name="Visited_20_Internet_20_Link"><text:span text:style-name="Definition">disipi</text:span></text:a><text:line-break/><text:span text:style-name="T3">sparishil</text:span> – (kwel) sparsam, ökonomisch<text:line-break/><text:span text:style-name="T3">spara, sparing</text:span> – (kwo) Sparen<text:line-break/><text:span text:style-name="T3">sparitura</text:span> – (kwo) Ersparnisse<text:line-break/><text:span text:style-name="T3">nospare (nospara-ney)</text:span> – (kwel) verschwenderisch, unwirtschaftlich</text:p>
        <text:p text:style-name="Text_20_body"><text:bookmark text:name="spas"/><text:span text:style-name="T3">spas</text:span> – (kwo) Raum, Platz siehe auch: <text:a xlink:type="simple" xlink:href="#interspas" text:style-name="Internet_20_link" text:visited-style-name="Visited_20_Internet_20_Link"><text:span text:style-name="Definition">interspas</text:span></text:a><text:line-break/><text:span text:style-name="T3">spas-ney</text:span> – (kwel) räumlich<text:line-break/><text:span text:style-name="T3">spas-taim-ney</text:span> – (kwel) raumzeitlich, räumlich-zeitlich</text:p>
        <text:p text:style-name="Text_20_body"><text:span text:style-name="T3">spektakla</text:span> – (kwo) Spektakel, (theatralische) Vorstellung</text:p>
        <text:p text:style-name="Text_20_body"><text:span text:style-name="T3">spelta</text:span> – (kwo) Spelz, Spelt, Dinkel <text:span text:style-name="T1">(bot.)</text:span><text:line-break/>Latein</text:p>
        <text:p text:style-name="Text_20_body"><text:span text:style-name="T3">spendi</text:span> – (zwo) ausgeben, aufwenden<text:line-break/><text:span text:style-name="T3">spenda</text:span> – (kwo) Ausgaben, Aufwand, Kosten<text:line-break/><text:span text:style-name="T3">pa swa-ney spenda</text:span> – auf eigene Kosten</text:p>
        <text:p text:style-name="Text_20_body"><text:span text:style-name="T3">sperma</text:span> – (kwo) Sperma, Samen <text:span text:style-name="T1">(biol.)</text:span></text:p>
        <text:p text:style-name="Text_20_body"><text:span text:style-name="T3">spesia</text:span> – (kwo) Spezies, Art, Gattung <text:span text:style-name="T1">(biol.)</text:span></text:p>
        <text:p text:style-name="Text_20_body"><text:span text:style-name="T3">spesiale</text:span> – (kwel) speziell<text:line-break/><text:span text:style-name="T3">spesialem</text:span> – (komo) speziell, besonders<text:line-break/><text:span text:style-name="T3">spesialitaa</text:span> – (kwo) Spezialität, Besonderheit<text:line-break/><text:span text:style-name="T3">spesialista</text:span> – (kwo) Spezialist, Experte</text:p>
        <text:p text:style-name="Text_20_body"><text:span text:style-name="T3">spesifi</text:span> – (zwo) spezifizieren, bestimmen, festlegen<text:line-break/><text:span text:style-name="T3">spesifa</text:span> – (kwo) Spezifikation, Vorgabe<text:line-break/><text:span text:style-name="T3">spesifike</text:span> – (kwel) spezifisch, bestimmt, genau<text:line-break/><text:span text:style-name="T3">spesifikitaa</text:span> – (kwo) Spezifität, Genauigkeit, Ausprägung</text:p>
        <text:p text:style-name="Text_20_body"><text:span text:style-name="T3">spika</text:span> – (kwo) Stachel, Dorn<text:line-break/><text:span text:style-name="T3">spikatel</text:span> – (kwo) Stacheldraht<text:line-break/><text:soft-page-break/><text:span text:style-name="T3">spikabush</text:span> – (kwo) Dornenbusch</text:p>
        <text:p text:style-name="Text_20_body"><text:span text:style-name="T3">spila</text:span> – (kwo) Nagel; Stecknadel; Heftzwecke<text:line-break/><text:span text:style-name="T3">spili</text:span> – (zwo) festnageln, befestigen, anheften</text:p>
        <text:p text:style-name="Text_20_body"><text:span text:style-name="T3">spin</text:span> – (zwo) (Garn) spinnen<text:line-break/><text:span text:style-name="T3">spintura</text:span> – (kwo) Faden, Garn<text:line-break/><text:span text:style-name="T3">spintul</text:span> – (kwo) Spinnrad</text:p>
        <text:p text:style-name="Text_20_body"><text:span text:style-name="T3">spina</text:span> – (kwo) Rückgrad, Wirbelsäule <text:span text:style-name="T1">(anat.)</text:span></text:p>
        <text:p text:style-name="Text_20_body"><text:span text:style-name="T3">spinata</text:span> – (kwo) Spinat <text:span text:style-name="T1">(bot.)</text:span></text:p>
        <text:p text:style-name="Text_20_body"><text:span text:style-name="T3">spion</text:span> – (kwo) Spion<text:line-break/><text:span text:style-name="T3">spioni</text:span> – (zwo) spionieren</text:p>
        <text:p text:style-name="Text_20_body"><text:span text:style-name="T3">spiral</text:span> – (kwo) Spirale</text:p>
        <text:p text:style-name="Text_20_body"><text:bookmark text:name="spiri"/><text:span text:style-name="T3">spiri</text:span> – (zwo) atmen<text:line-break/><text:span text:style-name="T3">spiri gro</text:span> – hecheln, keuchen<text:line-break/><text:span text:style-name="T3">spiri mushkilem</text:span> – schwer atmen, japsen, schnaufen<text:line-break/><text:span text:style-name="T3">ausspiri</text:span> – (zwo) ausatmen siehe auch: <text:a xlink:type="simple" xlink:href="#ausspiri" text:style-name="Internet_20_link" text:visited-style-name="Visited_20_Internet_20_Link"><text:span text:style-name="Definition">ausspiri</text:span></text:a><text:line-break/><text:span text:style-name="T3">inuspiri</text:span> – (zwo) einatmen siehe auch: <text:a xlink:type="simple" xlink:href="#inuspiri" text:style-name="Internet_20_link" text:visited-style-name="Visited_20_Internet_20_Link"><text:span text:style-name="Definition">inuspiri</text:span></text:a><text:line-break/><text:span text:style-name="T3">spira</text:span> – (kwo) Atem<text:line-break/><text:span text:style-name="T3">rifai spira</text:span> – verschnaufen, Atem holen<text:line-break/><text:span text:style-name="T3">spira-falta</text:span> – Kurzatmigkeit, Atemnot</text:p>
        <text:p text:style-name="Text_20_body"><text:span text:style-name="T3">spiritu</text:span> – (kwo) Geist, Seele<text:line-break/><text:span text:style-name="T3">spirituale</text:span> – (kwel) geistig, spirituell<text:line-break/><text:span text:style-name="T3">spiritualitaa</text:span> – (kwo) Spiritualität</text:p>
        <text:p text:style-name="Text_20_body"><text:bookmark text:name="splin"/><text:span text:style-name="T3">splin</text:span> – (kwo) Trübsinn, Niedergeschlagenheit, Melancholie Syn.: <text:a xlink:type="simple" xlink:href="#melankolia" text:style-name="Internet_20_link" text:visited-style-name="Visited_20_Internet_20_Link"><text:span text:style-name="Definition">melankolia</text:span></text:a></text:p>
        <text:p text:style-name="Text_20_body"><text:span text:style-name="T3">splinta</text:span> – (kwo) Splitter, Span<text:line-break/>Englisch</text:p>
        <text:p text:style-name="Text_20_body"><text:span text:style-name="T3">sponja</text:span> – (kwo) Schwamm<text:line-break/><text:span text:style-name="T3">sponja-biskwit</text:span> – Biskuit, Biskuitkuchen<text:line-break/><text:span text:style-name="T3">sponji</text:span> – (zwo) schwämmen</text:p>
        <text:p text:style-name="Text_20_body"><text:span text:style-name="T3">spontane</text:span> – (kwel) spontan</text:p>
        <text:p text:style-name="Text_20_body"><text:span text:style-name="T3">spora</text:span> – (kwo) Spore <text:span text:style-name="T1">(biol.)</text:span></text:p>
        <text:p text:style-name="Text_20_body"><text:span text:style-name="T3">sporta</text:span> – (kwo) Sport<text:line-break/><text:span text:style-name="T3">zun sporta</text:span> – sich mit Sport beschäftigen<text:line-break/><text:span text:style-name="T3">hima sportas</text:span> – Wintersport<text:line-break/><text:span text:style-name="T3">sporte (sporta-ney)</text:span> – (kwel) sportlich</text:p>
        <text:p text:style-name="Text_20_body"><text:span text:style-name="T3">spota</text:span> – (kwo) Fleck, Klecks<text:line-break/><text:soft-page-break/><text:span text:style-name="T3">spoti</text:span> – (zwo) klecksen, beflecken<text:line-break/><text:span text:style-name="T3">spoten (spoti-ney)</text:span> – (kwel) gefleckt, gesprenkelt, gepunktet<text:line-break/><text:span text:style-name="T3">suryaspota</text:span> – (kwo) Sonnenfleck <text:span text:style-name="T1">(astr.)</text:span></text:p>
        <text:p text:style-name="Text_20_body"><text:span text:style-name="T3">sprata</text:span> – (kwo) Sprotte <text:span text:style-name="T1">(zool.)</text:span></text:p>
        <text:p text:style-name="Text_20_body"><text:span text:style-name="T3">sprinki</text:span> – (zwo) sprenkeln, sprühen, streuen</text:p>
        <text:p text:style-name="Text_20_body"><text:span text:style-name="T3">spuki</text:span> – (zwo) spucken<text:line-break/><text:span text:style-name="T3">spuka</text:span> – (kwo) Spucke, Speichel, Geifer</text:p>
        <text:p text:style-name="Text_20_body"><text:span text:style-name="T3">srok</text:span> – (kwo) Zeitraum, Dauer<text:line-break/>Russisch</text:p>
        <text:p text:style-name="Text_20_body"><text:bookmark text:name="sta"/><text:span text:style-name="T3">sta</text:span> – (sta) in einem bestimmten Zustand sein; machen, sich fühlen, es geht …<text:line-break/><text:span text:style-name="T3">Komo yu sta?</text:span> – Wie geht es dir/euch?<text:line-break/><text:span text:style-name="T3">Komo may kitaba sta?</text:span> – Was macht mein Buch?<text:line-break/><text:span text:style-name="T3">Lu sta bu tro hao.</text:span> – Er fühlt sich nicht allzu gut.<text:line-break/><text:span text:style-name="T3">rista normale</text:span> – zum normalen Zustand zurückkehren<text:line-break/><text:span text:style-name="T3">stasa</text:span> – (kwo) Zustand vgl. <text:a xlink:type="simple" xlink:href="#kondision" text:style-name="Internet_20_link" text:visited-style-name="Visited_20_Internet_20_Link"><text:span text:style-name="Definition">kondision</text:span></text:a><text:line-break/><text:span text:style-name="T3">hao-stasa-ney</text:span> – in einem guten Zustand</text:p>
        <text:p text:style-name="Text_20_body"><text:span text:style-name="T3">staba</text:span> – (kwo) Stab, Zentrale, Hauptquartier</text:p>
        <text:p text:style-name="Text_20_body"><text:bookmark text:name="stabile"/><text:span text:style-name="T3">stabile</text:span> – (kwel) stabil Syn.: <text:a xlink:type="simple" xlink:href="#stay" text:style-name="Internet_20_link" text:visited-style-name="Visited_20_Internet_20_Link"><text:span text:style-name="Definition">stay</text:span></text:a><text:line-break/><text:span text:style-name="T3">stabilitaa</text:span> – (kwel) Stabilität, Beständigkeit<text:line-break/><text:span text:style-name="T3">stabilisi</text:span> – (zwo) stabilisieren, stabil machen<text:line-break/><text:span text:style-name="T3">stabilisa</text:span> – (kwo) Stabilisierung</text:p>
        <text:p text:style-name="Text_20_body"><text:span text:style-name="T3">stadia</text:span> – (kwo) Stadium, Phase, Abschnitt</text:p>
        <text:p text:style-name="Text_20_body"><text:span text:style-name="T3">stadion</text:span> – (kwo) Stadion, Stadium, Arena, Sportanlage</text:p>
        <text:p text:style-name="Text_20_body"><text:span text:style-name="T3">staka</text:span> – (kwo) Pfahl (angespitztes Holzstück)<text:line-break/><text:span text:style-name="T3">staka-barana, stakatot</text:span> – (kwo) Palisade, Lattenzaun</text:p>
        <text:p text:style-name="Text_20_body"><text:span text:style-name="T3">stakato</text:span> – (kwo) Stakkato<text:line-break/>Italienisch</text:p>
        <text:p text:style-name="Text_20_body"><text:span text:style-name="T3">stal</text:span> – (kwo) Stahl<text:line-break/><text:span text:style-name="T3">buruji-stal</text:span> – rostfreier Stahl, Edelstahl<text:line-break/>Weißrussisch</text:p>
        <text:p text:style-name="Text_20_body"><text:bookmark text:name="stampa"/><text:span text:style-name="T3">stampa</text:span> – (kwo) Stempel (Gerät; offizielles Symbol; Abdruck)<text:line-break/><text:span text:style-name="T3">fingastampa</text:span> – (kwo) Fingerabdruck<text:line-break/><text:span text:style-name="T3">stampi</text:span> – (zwo) stempeln, prägen vgl. <text:a xlink:type="simple" xlink:href="#tompi" text:style-name="Internet_20_link" text:visited-style-name="Visited_20_Internet_20_Link"><text:span text:style-name="Definition">tompi</text:span></text:a>, <text:a xlink:type="simple" xlink:href="#topti" text:style-name="Internet_20_link" text:visited-style-name="Visited_20_Internet_20_Link"><text:span text:style-name="Definition">topti</text:span></text:a></text:p>
        <text:p text:style-name="Text_20_body"><text:span text:style-name="T3">stan</text:span> – (zwo) stehen<text:line-break/><text:span text:style-name="T3">stankolar</text:span> – (kwo) Stehkragen<text:line-break/><text:span text:style-name="T3">en-stan</text:span> – (zwo) aufstehen<text:line-break/><text:soft-page-break/><text:span text:style-name="T3">stansa</text:span> – (kwo) Stand, Rang; Einstellung, Haltung; Vorstehen (Haltung eines Jagdhundes)<text:line-break/><text:span text:style-name="T3">stanka</text:span> – (kwo) Ständer (Vorrichtung zum Halten von etw.), Stütze, Strebe, Säule<text:line-break/><text:span text:style-name="T3">stanshil</text:span> – (kwel) stabil, Gleichgewicht haltend<text:line-break/><text:span text:style-name="T3">mah-stan</text:span> – (zwo) aufstellen, errichten</text:p>
        <text:p text:style-name="Text_20_body"><text:span text:style-name="T3">standa</text:span> – (kwo) Informationstafel; Marktstand, Messestand</text:p>
        <text:p text:style-name="Text_20_body"><text:span text:style-name="T3">standarda</text:span> – (kwo) Standard<text:line-break/><text:span text:style-name="T3">standarde (standarda-ney)</text:span> – (kwel) normal, Norm…, einheitlich</text:p>
        <text:p text:style-name="Text_20_body"><text:span text:style-name="T3">stanga</text:span> – (kwo) Stange, Stab<text:line-break/><text:span text:style-name="T3">flagastanga</text:span> – (kwo) Flaggenmast, Fahnenstange</text:p>
        <text:p text:style-name="Text_20_body"><text:span text:style-name="T3">stanum</text:span> – (kwo) Zinn <text:span text:style-name="T1">(chem. Element, Symbol: Sn)</text:span></text:p>
        <text:p text:style-name="Text_20_body"><text:bookmark text:name="stara"/><text:span text:style-name="T3">stara</text:span> – (kwo) Stern <text:span text:style-name="T1">(astr.)</text:span><text:line-break/><text:span text:style-name="T3">stara-figura</text:span> – Sternbild Syn.: <text:a xlink:type="simple" xlink:href="#konstelasion" text:style-name="Internet_20_link" text:visited-style-name="Visited_20_Internet_20_Link"><text:span text:style-name="Definition">konstelasion</text:span></text:a><text:line-break/><text:span text:style-name="T3">stara-ney</text:span> – (kwel) stellar, Stern…<text:line-break/><text:span text:style-name="T3">staraful</text:span> – (kwel) sternenklar, sternhell<text:line-break/><text:span text:style-name="T3">starakin</text:span> – (kwo) Sternchen, Asterisk <text:span text:style-name="T1">(print.)</text:span><text:line-break/>Hindi</text:p>
        <text:p text:style-name="Text_20_body"><text:bookmark text:name="starti"/><text:span text:style-name="T3">starti</text:span> – (zwo) starten Syn.: <text:a xlink:type="simple" xlink:href="#begin" text:style-name="Internet_20_link" text:visited-style-name="Visited_20_Internet_20_Link"><text:span text:style-name="Definition">begin</text:span></text:a>, <text:a xlink:type="simple" xlink:href="#inisi" text:style-name="Internet_20_link" text:visited-style-name="Visited_20_Internet_20_Link"><text:span text:style-name="Definition">inisi</text:span></text:a><text:line-break/><text:span text:style-name="T3">starta</text:span> – (kwo) Start<text:line-break/><text:span text:style-name="T3">starter</text:span> – (kwo) Starter</text:p>
        <text:p text:style-name="Text_20_body"><text:span text:style-name="T3">stasion</text:span> – (kwo) Station<text:line-break/><text:span text:style-name="T3">ferdao-stasion</text:span> – (kwo) Bahnhof</text:p>
        <text:p text:style-name="Text_20_body"><text:span text:style-name="T3">stata</text:span> – (kwo) Staat; Bundesstaat<text:line-break/><text:span text:style-name="T3">Unifen Statas de Amerika (USA)</text:span> – die Vereinigten Staaten Amerikas<text:line-break/><text:span text:style-name="T3">state (stata-ney)</text:span> – (kwel) staatlich <text:span text:style-name="T1">(attr.)</text:span>, national<text:line-break/><text:span text:style-name="T3">statagana</text:span> – Nationalhymne</text:p>
        <text:p text:style-name="Text_20_body"><text:span text:style-name="T3">statua</text:span> – (kwo) Statue, Standbild<text:line-break/>Italienisch</text:p>
        <text:p text:style-name="Text_20_body"><text:span text:style-name="T3">stavi</text:span> – (zwo) aufbauen, aufstellen, setzen, montieren, installieren<text:line-break/><text:span text:style-name="T3">stavi tenta</text:span> – ein Zelt aufbauen<text:line-break/><text:span text:style-name="T3">stavi limita</text:span> – ein Limit setzen<text:line-break/><text:span text:style-name="T3">stavi parus</text:span> – Segel setzen<text:line-break/><text:span text:style-name="T3">destavi</text:span> – (zwo) abmontieren, abnehmen, zerlegen<text:line-break/><text:span text:style-name="T3">destavi parus</text:span> – Segel einholen<text:line-break/>Russisch</text:p>
        <text:p text:style-name="Text_20_body"><text:bookmark text:name="stay"/><text:span text:style-name="T3">stay</text:span> – (kwel, komo) ständig, dauerhaft, konstant, regulär, permanent Syn.: <text:a xlink:type="simple" xlink:href="#stabile" text:style-name="Internet_20_link" text:visited-style-name="Visited_20_Internet_20_Link"><text:span text:style-name="Definition">stabile</text:span></text:a><text:line-break/><text:span text:style-name="T3">stay gwinsa</text:span> – regelmäßiges Einkommen<text:line-break/><text:span text:style-name="T3">stay klienta</text:span> – Stammkunde<text:line-break/>Hindi</text:p>
        <text:p text:style-name="Text_20_body"><text:soft-page-break/><text:span text:style-name="T3">stem</text:span> – (kwo) (Baum-)Stamm <text:span text:style-name="T1">(bot.)</text:span><text:line-break/><text:span text:style-name="T3">stemkin</text:span> – (kwo) (Blatt-)Stängel</text:p>
        <text:p text:style-name="Text_20_body"><text:span text:style-name="T3">step</text:span> ⇒ <text:a xlink:type="simple" xlink:href="#stepi" text:style-name="Internet_20_link" text:visited-style-name="Visited_20_Internet_20_Link"><text:span text:style-name="Definition">stepa</text:span></text:a></text:p>
        <text:p text:style-name="Text_20_body"><text:bookmark text:name="stepi"/><text:span text:style-name="T3">stepi</text:span> – (zwo) schreiten, treten<text:line-break/><text:span text:style-name="T3">stepa</text:span> – (kwo) Schritt <text:span text:style-name="T1">(auch fig.</text:span>)<text:line-break/><text:span text:style-name="T3">fai stepa fo/kontra koysa</text:span> – für/gegen etw. Schritte unternehmen<text:line-break/><text:span text:style-name="T3">rasstepi</text:span> – (zwo) zur Seite treten, Platz machen</text:p>
        <text:p text:style-name="Text_20_body"><text:span text:style-name="T3">stif-</text:span> – (syao) Stief…<text:line-break/><text:span text:style-name="T3">stif-mata</text:span> – Stiefmutter<text:line-break/><text:span text:style-name="T3">stif-patra</text:span> – Stiefvater<text:line-break/><text:span text:style-name="T3">stif-brata</text:span> – Stiefbruder<text:line-break/><text:span text:style-name="T3">stif-docha</text:span> – Stieftochter<text:line-break/><text:span text:style-name="T3">stif-kinda</text:span> – Stiefkind<text:line-break/><text:span text:style-name="T3">stif-son</text:span> – Stiefsohn</text:p>
        <text:p text:style-name="Text_20_body"><text:bookmark text:name="stik"/><text:span text:style-name="T3">stik</text:span> – (kwo) Stock, Stiel<text:line-break/><text:span text:style-name="T3">gro-stik</text:span> – (kwo) Knüppel, Keule</text:p>
        <text:p text:style-name="Text_20_body"><text:span text:style-name="T3">stil</text:span> – (kwo) Stil</text:p>
        <text:p text:style-name="Text_20_body"><text:span text:style-name="T3">stimula</text:span> – (kwo) Stimulus, Anreiz, Ansporn<text:line-break/><text:span text:style-name="T3">stimuli</text:span> – (zwo) stimulieren, anregen, anreizen<text:line-break/><text:span text:style-name="T3">stimuling</text:span> – (kwo) Stimulierung, Anregung, Aufmunterung</text:p>
        <text:p text:style-name="Text_20_body"><text:bookmark text:name="stiri"/><text:span text:style-name="T3">stiri</text:span> – (zwo) dehnen, strecken vgl. <text:a xlink:type="simple" xlink:href="#extendi" text:style-name="Internet_20_link" text:visited-style-name="Visited_20_Internet_20_Link"><text:span text:style-name="Definition">extendi</text:span></text:a>, <text:a xlink:type="simple" xlink:href="#tiri" text:style-name="Internet_20_link" text:visited-style-name="Visited_20_Internet_20_Link"><text:span text:style-name="Definition">tiri</text:span></text:a><text:line-break/><text:span text:style-name="T3">stiren (stiri-ney) pulova</text:span> – gedehnter Pullover<text:line-break/><text:span text:style-name="T3">stiri swa</text:span> – sich strecken</text:p>
        <text:p text:style-name="Text_20_body"><text:bookmark text:name="sto"/><text:span text:style-name="T3">sto</text:span> – (kwanto) hundert (100)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mil" text:style-name="Internet_20_link" text:visited-style-name="Visited_20_Internet_20_Link"><text:span text:style-name="Definition">mil</text:span></text:a><text:line-break/><text:span text:style-name="T3">stofen</text:span> – (kwanto) hundertstel<text:line-break/><text:span text:style-name="T3">sem (de) stofen</text:span> – sieben hundertstel<text:line-break/><text:span text:style-name="T3">stofenka</text:span> – (kwo) das Hundertstel<text:line-break/><text:span text:style-name="T3">stoka</text:span> – (kwo) eine Gruppe von Hundert<text:line-break/>Russisch</text:p>
        <text:p text:style-name="Text_20_body"><text:span text:style-name="T3">stolba</text:span> – (kwo) Pfosten, Pfahl, Säule, Stütze<text:line-break/><text:span text:style-name="T3">fa-stolba</text:span> – (zwo) zur Säule erstarrt, verblüfft, sprachlos<text:line-break/><text:span text:style-name="T3">fa-stolba-ney</text:span> – (kwel) verblüffend<text:line-break/>Russisch</text:p>
        <text:p text:style-name="Text_20_body"><text:bookmark text:name="stomak"/><text:span text:style-name="T3">stomak</text:span> – (kwo) Magen <text:span text:style-name="T1">(anat.)</text:span> vgl. <text:a xlink:type="simple" xlink:href="#duza" text:style-name="Internet_20_link" text:visited-style-name="Visited_20_Internet_20_Link"><text:span text:style-name="Definition">duza</text:span></text:a></text:p>
        <text:p text:style-name="Text_20_body"><text:span text:style-name="T3">ston</text:span> – (kwo) Stein<text:line-break/><text:span text:style-name="T3">ston-ney</text:span> – (kwel) steinig, steinern<text:line-break/><text:span text:style-name="T3">stonifi</text:span> – (zwo) versteinern<text:line-break/><text:span text:style-name="T3">stonifa</text:span> – (kwo) Versteinerung, Petrifaktion</text:p>
        <text:p text:style-name="Text_20_body"><text:soft-page-break/><text:span text:style-name="T3">stopi</text:span> – (zwo) stoppen, aufhören, beenden<text:line-break/><text:span text:style-name="T3">Stopi shwo!</text:span> – Hör auf zu reden!<text:line-break/><text:span text:style-name="T3">sin stopi</text:span> – ohne aufzuhören<text:line-break/><text:span text:style-name="T3">stopi in hotel</text:span> – am Hotel anhalten<text:line-break/><text:span text:style-name="T3">stopa</text:span> – (kwo) Anhalten, Stoppen; Beendigung, Einstellen<text:line-break/><text:span text:style-name="T3">gunstopa</text:span> – (kwo) Streik, Arbeitsniederlegung<text:line-break/><text:span text:style-name="T3">stoper</text:span> – (kwo) Stopper<text:line-break/><text:span text:style-name="T3">stopika</text:span> – (kwo) Stop, Halteplatz<text:line-break/><text:span text:style-name="T3">stop</text:span> – (exklami) stop</text:p>
        <text:p text:style-name="Text_20_body"><text:bookmark text:name="storma"/><text:span text:style-name="T3">storma</text:span> – (kwo) Sturm vgl. <text:a xlink:type="simple" xlink:href="#sturma" text:style-name="Internet_20_link" text:visited-style-name="Visited_20_Internet_20_Link"><text:span text:style-name="Definition">sturma</text:span></text:a><text:line-break/><text:span text:style-name="T3">snegastorma</text:span> – (kwo) Schneesturm</text:p>
        <text:p text:style-name="Text_20_body"><text:span text:style-name="T3">storna</text:span> – (kwo) Star <text:span text:style-name="T1">(zool.)</text:span></text:p>
        <text:p text:style-name="Text_20_body"><text:span text:style-name="T3">stotri</text:span> – (zwo) stammeln, stottern<text:line-break/><text:span text:style-name="T3">stotra</text:span> – (kwo) Gestammel, Gestotter</text:p>
        <text:p text:style-name="Text_20_body"><text:bookmark text:name="strane"/><text:span text:style-name="T3">strane</text:span> – (kwel) seltsam, eigenartig, sonderbar, komisch siehe auch: <text:a xlink:type="simple" xlink:href="#ajibe" text:style-name="Internet_20_link" text:visited-style-name="Visited_20_Internet_20_Link"><text:span text:style-name="Definition">ajibe</text:span></text:a>, <text:a xlink:type="simple" xlink:href="#astoni" text:style-name="Internet_20_link" text:visited-style-name="Visited_20_Internet_20_Link"><text:span text:style-name="Definition">astoni-she</text:span></text:a>, <text:a xlink:type="simple" xlink:href="#nopinchan" text:style-name="Internet_20_link" text:visited-style-name="Visited_20_Internet_20_Link"><text:span text:style-name="Definition">nopinchan</text:span></text:a><text:line-break/><text:span text:style-name="T3">stranem</text:span> – (komo) merkwürdig<text:line-break/><text:span text:style-name="T3">stranitaa</text:span> – (kwo) Eigenartigkeit, Seltsamkeit</text:p>
        <text:p text:style-name="Text_20_body"><text:span text:style-name="T3">strategia</text:span> – (kwo) Strategie<text:line-break/><text:span text:style-name="T3">strategike</text:span> – (kwel) strategisch<text:line-break/><text:span text:style-name="T3">strategikem</text:span> – (komo) strategisch</text:p>
        <text:p text:style-name="Text_20_body"><text:bookmark text:name="stres"/><text:span text:style-name="T3">stres</text:span> – (kwo) Stress (Belastung, Anspannung) vgl. <text:a xlink:type="simple" xlink:href="#aksenta" text:style-name="Internet_20_link" text:visited-style-name="Visited_20_Internet_20_Link"><text:span text:style-name="Definition">aksenta</text:span></text:a></text:p>
        <text:p text:style-name="Text_20_body"><text:bookmark text:name="strikte"/><text:span text:style-name="T3">strikte</text:span> – (kwel) strikt, exakt, rigoros Syn.: <text:a xlink:type="simple" xlink:href="#sakte" text:style-name="Internet_20_link" text:visited-style-name="Visited_20_Internet_20_Link"><text:span text:style-name="Definition">sakte</text:span></text:a><text:line-break/><text:span text:style-name="T3">striktenesa</text:span> – (kwo) Striktheit, Strenge, Härte</text:p>
        <text:p text:style-name="Text_20_body"><text:span text:style-name="T3">stripa</text:span> – (kwo) Streifen<text:line-break/><text:span text:style-name="T3">stripi</text:span> – (zwo) Streifen zeichnen/machen<text:line-break/><text:span text:style-name="T3">stripe (stripa-ney)</text:span> – (kwel) gestreift</text:p>
        <text:p text:style-name="Text_20_body"><text:bookmark text:name="strofa"/><text:span text:style-name="T3">strofa</text:span> – (kwo) Strofe <text:span text:style-name="T1">(mus.)</text:span> siehe auch: <text:a xlink:type="simple" xlink:href="#versa" text:style-name="Internet_20_link" text:visited-style-name="Visited_20_Internet_20_Link"><text:span text:style-name="Definition">versa</text:span></text:a></text:p>
        <text:p text:style-name="Text_20_body"><text:span text:style-name="T3">strom</text:span> – (kwo) Strom<text:line-break/><text:span text:style-name="T3">stromi</text:span> – (zwo) strömen, fließen<text:line-break/><text:span text:style-name="T3">en-stromi</text:span> – (zwo) herausströmen, herausfließen<text:line-break/><text:span text:style-name="T3">elektre strom, el-strom</text:span> – elektrischer Strom</text:p>
        <text:p text:style-name="Text_20_body"><text:span text:style-name="T3">struktura</text:span> – (kwo) Struktur<text:line-break/><text:span text:style-name="T3">strukture (struktura-ney)</text:span> – (kwo) strukturell<text:line-break/><text:span text:style-name="T3">strukturisi</text:span> – (zwo) strukturieren<text:line-break/><text:span text:style-name="T3">strukturisa</text:span> – (kwo) Strukturierung</text:p>
        <text:p text:style-name="Text_20_body"><text:span text:style-name="T3">studenta</text:span> – (kwo) Student</text:p>
        <text:p text:style-name="Text_20_body"><text:soft-page-break/><text:span text:style-name="T3">studi</text:span> – (zwo) studieren<text:line-break/><text:span text:style-name="T3">studa</text:span> – (kwo) Studium</text:p>
        <text:p text:style-name="Text_20_body"><text:span text:style-name="T3">studio</text:span> – (kwo) Studio</text:p>
        <text:p text:style-name="Text_20_body"><text:span text:style-name="T3">stuka</text:span> – (kwo) Stuck, Putz<text:line-break/><text:span text:style-name="T3">stuki</text:span> – (zwo) stuckieren, verputzen<text:line-break/>Deutsch</text:p>
        <text:p text:style-name="Text_20_body"><text:span text:style-name="T3">stula</text:span> – (kwo) Stuhl<text:line-break/><text:span text:style-name="T3">brachastula</text:span> – (kwo) Lehnstuhl, Sessel</text:p>
        <text:p text:style-name="Text_20_body"><text:span text:style-name="T3">stumbli</text:span> – (zwo) stolpern</text:p>
        <text:p text:style-name="Text_20_body"><text:bookmark text:name="stupide"/><text:span text:style-name="T3">stupide</text:span> – (kwel) stupid, blöd, dumm, albern, idiotisch siehe auch: <text:a xlink:type="simple" xlink:href="#pumbe" text:style-name="Internet_20_link" text:visited-style-name="Visited_20_Internet_20_Link"><text:span text:style-name="Definition">pumbe</text:span></text:a><text:line-break/><text:span text:style-name="T3">stupida</text:span> – (kwo) Narr, Idiot, Trottel, Dummkopf Syn.: <text:a xlink:type="simple" xlink:href="#ahmak" text:style-name="Internet_20_link" text:visited-style-name="Visited_20_Internet_20_Link"><text:span text:style-name="Definition">ahmak</text:span></text:a><text:line-break/><text:span text:style-name="T3">stupiditaa</text:span> – (kwo) Stupidität, Dummheit, Blödheit</text:p>
        <text:p text:style-name="Text_20_body"><text:span text:style-name="T3">stupor</text:span> – (kwo) Stupor <text:span text:style-name="T1">(med.)</text:span>, Benommenheit, Erstarrung, Betäubung<text:line-break/><text:span text:style-name="T3">fai stupor</text:span> – im Stupor sein; betäubt sein, erstarren<text:line-break/><text:span text:style-name="T3">defai stupor</text:span> – aus dem Stupor erwachen</text:p>
        <text:p text:style-name="Text_20_body"><text:bookmark text:name="sturma"/><text:span text:style-name="T3">sturma</text:span> – (kwo) Angriff, Ansturm, Überfall vgl. <text:a xlink:type="simple" xlink:href="#storma" text:style-name="Internet_20_link" text:visited-style-name="Visited_20_Internet_20_Link"><text:span text:style-name="Definition">storma</text:span></text:a><text:line-break/><text:span text:style-name="T3">sturmi</text:span> – (zwo) angreifen, anstürmen, überfallen</text:p>
        <text:p text:style-name="Text_20_body"><text:span text:style-name="T3">suan</text:span> – (kwel) sauer<text:line-break/><text:span text:style-name="T3">suannesa</text:span> – (kwo) Azidität, Säuregrad<text:line-break/><text:span text:style-name="T3">suantaa</text:span> – (kwo) Säure<text:line-break/><text:span text:style-name="T3">suanmilka</text:span> – (kwo) Sauermilch<text:line-break/><text:span text:style-name="T3">fa-suan</text:span> – (zwo) sauer werden<text:line-break/><text:span text:style-name="T3">mah-suan</text:span> – (zwo) sauer machen<text:line-break/><text:span text:style-name="T3">suanish</text:span> – (kwel) säuerlich<text:line-break/>Mandarin</text:p>
        <text:p text:style-name="Text_20_body"><text:bookmark text:name="sub"/><text:span text:style-name="T3">sub</text:span> – (konekti-komo) unter, unterhalb<text:line-break/><text:span text:style-name="T3">sub tabla</text:span> – unter dem Tisch<text:line-break/><text:span text:style-name="T3">fon sub tabla</text:span> – von unterhalb des Tisches<text:line-break/><text:span text:style-name="T3">fon sub</text:span> – von unterhalb<text:line-break/><text:span text:style-name="T3">sub nuy kontrola</text:span> – unter unserer Kontrolle<text:line-break/><text:span text:style-name="T3">sub-ney</text:span> – (kwel) unterliegend; untergeordnet, untergeben (von niedriegerem Rang)<text:line-break/><text:span text:style-name="T3">subyuan</text:span> – (kwo) Untergebener<text:line-break/><text:span text:style-name="T3">subjen</text:span> – (kwo) Subjekt (eine beherrschte Person) vgl. <text:a xlink:type="simple" xlink:href="#subyekta" text:style-name="Internet_20_link" text:visited-style-name="Visited_20_Internet_20_Link"><text:span text:style-name="Definition">subyekta</text:span></text:a><text:line-break/><text:span text:style-name="T3">subnik</text:span> – (kwo) Handlanger, Lakai Syn.: <text:a xlink:type="simple" xlink:href="#lakey" text:style-name="Internet_20_link" text:visited-style-name="Visited_20_Internet_20_Link"><text:span text:style-name="Definition">lakey</text:span></text:a></text:p>
        <text:p text:style-name="Text_20_body"><text:bookmark text:name="subi"/><text:span text:style-name="T3">subi</text:span> – (zwo) durchmachen, ertragen, erdulden vgl. <text:a xlink:type="simple" xlink:href="#sufri" text:style-name="Internet_20_link" text:visited-style-name="Visited_20_Internet_20_Link"><text:span text:style-name="Definition">sufri</text:span></text:a>, <text:a xlink:type="simple" xlink:href="#toleri" text:style-name="Internet_20_link" text:visited-style-name="Visited_20_Internet_20_Link"><text:span text:style-name="Definition">toleri</text:span></text:a></text:p>
        <text:p text:style-name="Text_20_body"><text:bookmark text:name="subkapitan"/><text:span text:style-name="T3">subkapitan</text:span> – (kwo) Bootsmann, erster Offizier <text:span text:style-name="T1">(naut.)</text:span> siehe: <text:a xlink:type="simple" xlink:href="#sub" text:style-name="Internet_20_link" text:visited-style-name="Visited_20_Internet_20_Link"><text:span text:style-name="Definition">sub</text:span></text:a>, <text:a xlink:type="simple" xlink:href="#kapitan" text:style-name="Internet_20_link" text:visited-style-name="Visited_20_Internet_20_Link"><text:span text:style-name="Definition">kapitan</text:span></text:a></text:p>
        <text:p text:style-name="Text_20_body"><text:bookmark text:name="subkapra"/><text:span text:style-name="T3">subkapra</text:span> – (kwo) Unterstoff, Innenfutter siehe: <text:a xlink:type="simple" xlink:href="#sub" text:style-name="Internet_20_link" text:visited-style-name="Visited_20_Internet_20_Link"><text:span text:style-name="Definition">sub</text:span></text:a>, <text:a xlink:type="simple" xlink:href="#kapra" text:style-name="Internet_20_link" text:visited-style-name="Visited_20_Internet_20_Link"><text:span text:style-name="Definition">kapra</text:span></text:a><text:line-break/><text:soft-page-break/><text:span text:style-name="T3">subkapri</text:span> – (zwo) unterfüttern<text:line-break/><text:span text:style-name="T3">subkapri palto bay silka</text:span> – den Mantel mit Seide unterfüttern</text:p>
        <text:p text:style-name="Text_20_body"><text:span text:style-name="T3">submarina</text:span> – (kwo) Unterseeboot, U-Boot</text:p>
        <text:p text:style-name="Text_20_body"><text:span text:style-name="T3">subordini</text:span> – (zwo) unterordnen, unterwerfen</text:p>
        <text:p text:style-name="Text_20_body"><text:bookmark text:name="substansa"/><text:span text:style-name="T3">substansa</text:span> – (kwo) Substanz (Material) vgl. <text:a xlink:type="simple" xlink:href="#esensia" text:style-name="Internet_20_link" text:visited-style-name="Visited_20_Internet_20_Link"><text:span text:style-name="Definition">esensia</text:span></text:a>, <text:a xlink:type="simple" xlink:href="#substansia" text:style-name="Internet_20_link" text:visited-style-name="Visited_20_Internet_20_Link"><text:span text:style-name="Definition">substansia</text:span></text:a><text:line-break/><text:span text:style-name="T3">grey substansa</text:span> – graue Substanz<text:line-break/><text:span text:style-name="T3">organike substansa</text:span> – organische Substanz</text:p>
        <text:p text:style-name="Text_20_body"><text:bookmark text:name="substansia"/><text:span text:style-name="T3">substansia</text:span> – (kwo) Substanz, das Wesentliche <text:span text:style-name="T1">(philos.)</text:span> vgl. <text:a xlink:type="simple" xlink:href="#esensia" text:style-name="Internet_20_link" text:visited-style-name="Visited_20_Internet_20_Link"><text:span text:style-name="Definition">esensia</text:span></text:a>, <text:a xlink:type="simple" xlink:href="#substansa" text:style-name="Internet_20_link" text:visited-style-name="Visited_20_Internet_20_Link"><text:span text:style-name="Definition">substansa</text:span></text:a></text:p>
        <text:p text:style-name="Text_20_body"><text:span text:style-name="T3">substituta</text:span> – (kwo) Substitut, Ersatz<text:line-break/><text:span text:style-name="T3">substituti</text:span> – (zwo) substituieren, ersetzen, austauschen<text:line-break/><text:span text:style-name="T3">substituting</text:span> – (kwo) Substituieren</text:p>
        <text:p text:style-name="Text_20_body"><text:bookmark text:name="subtitla"/><text:span text:style-name="T3">subtitla</text:span> – (kwo) Untertitel siehe auch: <text:a xlink:type="simple" xlink:href="#titla" text:style-name="Internet_20_link" text:visited-style-name="Visited_20_Internet_20_Link"><text:span text:style-name="Definition">titla</text:span></text:a></text:p>
        <text:p text:style-name="Text_20_body"><text:span text:style-name="T3">subtragi</text:span> – (zwo) subtrahieren, abziehen <text:span text:style-name="T1">(math.)</text:span><text:line-break/><text:span text:style-name="T3">Sem subtragi dwa es pet.</text:span> – Sieben minus zwei ist fünf.<text:line-break/><text:span text:style-name="T3">subtraga</text:span> – (kwo) Subtraktion</text:p>
        <text:p text:style-name="Text_20_body"><text:bookmark text:name="suburba"/><text:span text:style-name="T3">suburba</text:span> – (kwo) Vorstadt, Vorort siehe auch: <text:a xlink:type="simple" xlink:href="#urba" text:style-name="Internet_20_link" text:visited-style-name="Visited_20_Internet_20_Link"><text:span text:style-name="Definition">urba</text:span></text:a></text:p>
        <text:p text:style-name="Text_20_body"><text:bookmark text:name="subyekta"/><text:span text:style-name="T3">subyekta</text:span> – (kwo) Subjekt <text:span text:style-name="T1">(gram., log., philos.)</text:span> vgl. <text:a xlink:type="simple" xlink:href="#sub" text:style-name="Internet_20_link" text:visited-style-name="Visited_20_Internet_20_Link"><text:span text:style-name="Definition">subjen</text:span></text:a></text:p>
        <text:p text:style-name="Text_20_body"><text:bookmark text:name="suda"/><text:span text:style-name="T3">suda</text:span> – (kwo) Süden siehe auch: <text:a xlink:type="simple" xlink:href="#esta" text:style-name="Internet_20_link" text:visited-style-name="Visited_20_Internet_20_Link"><text:span text:style-name="Definition">esta</text:span></text:a>, <text:a xlink:type="simple" xlink:href="#norda" text:style-name="Internet_20_link" text:visited-style-name="Visited_20_Internet_20_Link"><text:span text:style-name="Definition">norda</text:span></text:a>, <text:a xlink:type="simple" xlink:href="#westa" text:style-name="Internet_20_link" text:visited-style-name="Visited_20_Internet_20_Link"><text:span text:style-name="Definition">westa</text:span></text:a><text:line-break/><text:span text:style-name="T3">sude (suda-ney)</text:span> – (kwel) südlich, Süd…<text:line-break/><text:span text:style-name="T3">sude feng</text:span> – Südwind<text:line-break/><text:span text:style-name="T3">suden</text:span> – (konekti-komo) südlich von, im Süden<text:line-break/><text:span text:style-name="T3">Urba es suden.</text:span> – Die Stadt liegt südlich.<text:line-break/><text:span text:style-name="T3">Suden urba ye shulin.</text:span> – Südlich der Stadt gibt es einen Wald.</text:p>
        <text:p text:style-name="Text_20_body"><text:span text:style-name="T3">sudak</text:span> – (kwo) Zander <text:span text:style-name="T1">(zool.)</text:span><text:line-break/>Russisch</text:p>
        <text:p text:style-name="Text_20_body"><text:span text:style-name="T3">sudor</text:span> – (kwo) Schweiß<text:line-break/><text:span text:style-name="T3">sudor-ney</text:span> – (kwel) schwitzig, verschwitzt<text:line-break/><text:span text:style-name="T3">sudori</text:span> – (zwo) schwitzen<text:line-break/><text:span text:style-name="T3">sudorisi</text:span> – (zwo) schweißtreiben<text:line-break/><text:span text:style-name="T3">sudoriser</text:span> – (kwo) Sudoriferum <text:span text:style-name="T1">(med.)</text:span></text:p>
        <text:p text:style-name="Text_20_body"><text:span text:style-name="T3">suf…</text:span> – (syao) ausreichend, genügend, voll… <text:span text:style-name="T1">(zeigt die Vollständigkeit einer Handlung an)</text:span><text:line-break/><text:span text:style-name="T3">sufchi</text:span> – (zwo) vollessen<text:line-break/><text:span text:style-name="T3">sufsomni</text:span> – (zwo) ausschlafen<text:line-break/><text:span text:style-name="T3">sufplei</text:span> – (zwo) lange genug spielen<text:line-break/><text:span text:style-name="T3">sufpromeni</text:span> – (zwo) ausreichend lange spazierengehen<text:line-break/><text:span text:style-name="T3">suflopi</text:span> – (zwo) ausreichend lange laufen</text:p>
        <text:p text:style-name="Text_20_body"><text:bookmark text:name="sufi"/><text:soft-page-break/><text:span text:style-name="T3">sufi</text:span> – (zwo) ausreichen, genügen<text:line-break/><text:span text:style-name="T3">se sufi</text:span> – es reicht aus<text:line-break/><text:span text:style-name="T3">sufi-she</text:span> – (kwel) ausreichend, genügend<text:line-break/><text:span text:style-name="T3">sufem (sufi-shem)</text:span> – (komo) ausreichend, genügend siehe auch: <text:a xlink:type="simple" xlink:href="#basta" text:style-name="Internet_20_link" text:visited-style-name="Visited_20_Internet_20_Link"><text:span text:style-name="Definition">basta</text:span></text:a><text:line-break/><text:span text:style-name="T3">busufi-she</text:span> – (kwel) nicht ausreichend, ungenügend<text:line-break/><text:span text:style-name="T3">sufa</text:span> – (kwo) Zulänglichkeit, hinreichende Menge und Qualität<text:line-break/><text:span text:style-name="T3">sufe (sufa-ney)</text:span> – (kwel) ausreichend, genügend</text:p>
        <text:p text:style-name="Text_20_body"><text:span text:style-name="T3">sufliri</text:span> – (zwo) soufflieren, vorsagen <text:span text:style-name="T1">(Theater, TV)</text:span><text:line-break/>Deutsch</text:p>
        <text:p text:style-name="Text_20_body"><text:bookmark text:name="sufri"/><text:span text:style-name="T3">sufri</text:span> – (zwo) leiden, erleiden vgl. <text:a xlink:type="simple" xlink:href="#subi" text:style-name="Internet_20_link" text:visited-style-name="Visited_20_Internet_20_Link"><text:span text:style-name="Definition">subi</text:span></text:a>, <text:a xlink:type="simple" xlink:href="#toleri" text:style-name="Internet_20_link" text:visited-style-name="Visited_20_Internet_20_Link"><text:span text:style-name="Definition">toleri</text:span></text:a><text:line-break/><text:span text:style-name="T3">sufra</text:span> – (kwo) Leid, Leiden</text:p>
        <text:p text:style-name="Text_20_body"><text:bookmark text:name="sugesti"/><text:span text:style-name="T3">sugesti</text:span> – (zwo) suggerieren, einflüstern vgl. <text:a xlink:type="simple" xlink:href="#proposi" text:style-name="Internet_20_link" text:visited-style-name="Visited_20_Internet_20_Link"><text:span text:style-name="Definition">proposi</text:span></text:a><text:line-break/><text:span text:style-name="T3">sugesta</text:span> – (kwo) Suggestion <text:span text:style-name="T1">(psychol.)</text:span></text:p>
        <text:p text:style-name="Text_20_body"><text:bookmark text:name="suhbranchika"/><text:span text:style-name="T3">suhbranchika</text:span> – (kwo) Reisig, trockene Zweige siehe: <text:a xlink:type="simple" xlink:href="#suhe" text:style-name="Internet_20_link" text:visited-style-name="Visited_20_Internet_20_Link"><text:span text:style-name="Definition">suhe</text:span></text:a>, <text:a xlink:type="simple" xlink:href="#brancha" text:style-name="Internet_20_link" text:visited-style-name="Visited_20_Internet_20_Link"><text:span text:style-name="Definition">brancha</text:span></text:a></text:p>
        <text:p text:style-name="Text_20_body"><text:bookmark text:name="suhe"/><text:span text:style-name="T3">suhe</text:span> – (kwel) trocken<text:line-break/><text:span text:style-name="T3">suhe-si rida</text:span> – ein trockenes Lachen<text:line-break/><text:span text:style-name="T3">suhitaa</text:span> – (kwo) Trockenheit; Dürre<text:line-break/><text:span text:style-name="T3">suhi</text:span> – (zwo) trocknen<text:line-break/><text:span text:style-name="T3">suhing</text:span> – (kwo) Trocknen, Austrocknung<text:line-break/><text:span text:style-name="T3">mah-suhe</text:span> – (zwo) trocknen, trocken machen<text:line-break/><text:span text:style-name="T3">fa-suhe</text:span> – (zwo) trocknen, trocken werden<text:line-break/><text:span text:style-name="T3">suher</text:span> – (kwo) Trockner<text:line-break/>Russisch</text:p>
        <text:p text:style-name="Text_20_body"><text:span text:style-name="T3">suhsliva</text:span> – (kwo) Trockenpflaume, Dörrpflaume siehe: <text:a xlink:type="simple" xlink:href="#suhe" text:style-name="Internet_20_link" text:visited-style-name="Visited_20_Internet_20_Link"><text:span text:style-name="Definition">suhe</text:span></text:a>, <text:a xlink:type="simple" xlink:href="#sliva" text:style-name="Internet_20_link" text:visited-style-name="Visited_20_Internet_20_Link"><text:span text:style-name="Definition">sliva</text:span></text:a></text:p>
        <text:p text:style-name="Text_20_body"><text:span text:style-name="T3">suhvin (suhvinberi)</text:span> – (kwo) Rosine siehe: <text:a xlink:type="simple" xlink:href="#suhe" text:style-name="Internet_20_link" text:visited-style-name="Visited_20_Internet_20_Link"><text:span text:style-name="Definition">suhe</text:span></text:a>, <text:a xlink:type="simple" xlink:href="#vin" text:style-name="Internet_20_link" text:visited-style-name="Visited_20_Internet_20_Link"><text:span text:style-name="Definition">vinberi</text:span></text:a></text:p>
        <text:p text:style-name="Text_20_body"><text:span text:style-name="T3">suki</text:span> – (zwo) saugen<text:line-break/><text:span text:style-name="T3">suking</text:span> – (kwo) Saugen<text:line-break/><text:span text:style-name="T3">suker</text:span> – (kwo) Sauger<text:line-break/><text:span text:style-name="T3">suki-sha</text:span> – (kwo) Saugender (Person oder Tier)</text:p>
        <text:p text:style-name="Text_20_body"><text:span text:style-name="T3">sukra</text:span> – (kwo) Zucker<text:line-break/><text:span text:style-name="T3">sukradan</text:span> – (kwo) Zuckerdose</text:p>
        <text:p text:style-name="Text_20_body"><text:span text:style-name="T3">sukses</text:span> – (kwo) Erfolg, Gelingen<text:line-break/><text:span text:style-name="T3">suksesi (fai sukses)</text:span> – (zwo) Erfolg haben, gelingen<text:line-break/><text:span text:style-name="T3">sukses-ney</text:span> – (kwel) erfolgreich, gelungen<text:line-break/><text:span text:style-name="T3">sukses-nem</text:span> – (komo) erfolgreich, gelungen</text:p>
        <text:p text:style-name="Text_20_body"><text:span text:style-name="T3">sulam</text:span> – (kwo) Stufen; Treppe; Leiter<text:line-break/><text:span text:style-name="T3">portisulam</text:span> – (kwo) tragbare Leiter<text:line-break/><text:span text:style-name="T3">kordasulam</text:span> – (kwo) Strickleiter<text:line-break/><text:soft-page-break/><text:span text:style-name="T3">ship-sulam</text:span> – (kwo) Gangway, Fallreep <text:span text:style-name="T1">(naut.)</text:span><text:line-break/><text:span text:style-name="T3">sulam-plana</text:span> – (kwo) Treppenabsatz, Treppenpodest<text:line-break/>Arabisch</text:p>
        <text:p text:style-name="Text_20_body"><text:span text:style-name="T3">sulfa</text:span> – (kwo) Schwefel <text:span text:style-name="T1">(chem. Element, Symbol: S)</text:span></text:p>
        <text:p text:style-name="Text_20_body"><text:bookmark text:name="suli"/><text:span text:style-name="T3">suli</text:span> – (zwo) ahnen lassen, vorhersagen Syn.: <text:a xlink:type="simple" xlink:href="#presigna" text:style-name="Internet_20_link" text:visited-style-name="Visited_20_Internet_20_Link"><text:span text:style-name="Definition">presigni</text:span></text:a>, <text:a xlink:type="simple" xlink:href="#wadi" text:style-name="Internet_20_link" text:visited-style-name="Visited_20_Internet_20_Link"><text:span text:style-name="Definition">wadi</text:span></text:a><text:line-break/>Russisch</text:p>
        <text:p text:style-name="Text_20_body"><text:span text:style-name="T3">suluki</text:span> – (zwo) verhalten, benehmen, betragen<text:line-break/><text:span text:style-name="T3">suluka</text:span> – (kwo) Verhalten, Benehmen<text:line-break/>Arabisch</text:p>
        <text:p text:style-name="Text_20_body"><text:span text:style-name="T3">suma</text:span> – (kwo) Summe<text:line-break/><text:span text:style-name="T3">in suma</text:span> – in Summe<text:line-break/><text:span text:style-name="T3">sumi</text:span> – (zwo) summieren, zusammenfassen<text:line-break/><text:span text:style-name="T3">suming</text:span> – (kwo) Summieren, Aufsummieren<text:line-break/><text:span text:style-name="T3">sumare</text:span> – (kwel) total, gesamt, im Ganzen</text:p>
        <text:p text:style-name="Text_20_body"><text:span text:style-name="T3">sumpa</text:span> – (kwo) Sumpf, Moor, Morast, Marsch<text:line-break/>Norwegisch</text:p>
        <text:p text:style-name="Text_20_body"><text:span text:style-name="T3">sun</text:span> – (komo) bald, demnächst<text:line-break/><text:span text:style-name="T3">Til sun!</text:span> – Bis bald!<text:line-break/><text:span text:style-name="T3">sun-ney</text:span> – (kwel) baldig</text:p>
        <text:p text:style-name="Text_20_body"><text:span text:style-name="T3">sundi</text:span> – (zwo) zustellen, ausliefern<text:line-break/><text:span text:style-name="T3">sunda</text:span> – (kwo) Zustellung, Ablieferung<text:line-break/>Mandarin</text:p>
        <text:p text:style-name="Text_20_body"><text:span text:style-name="T3">sunduk</text:span> – (kwo) Kiste, Kasten, Truhe<text:line-break/>Arabisch</text:p>
        <text:p text:style-name="Text_20_body"><text:span text:style-name="T3">sungi</text:span> – (zwo) verabschieden<text:line-break/><text:span text:style-name="T3">sunga</text:span> – (kwo) Verabschiedung<text:line-break/>Mandarin</text:p>
        <text:p text:style-name="Text_20_body"><text:span text:style-name="T3">suola</text:span> – (kwo) (Schuh-; Fuß-)Sohle<text:line-break/>Italienisch</text:p>
        <text:p text:style-name="Text_20_body"><text:span text:style-name="T3">suomen</text:span> – 1) (kwel) finnisch (bezüglich Ethnik, Sprache oder Land)<text:line-break/>2) (kwo) Finne (Person finnischer Abstammung)<text:line-break/>3) (kwo) Finnisch (Sprache)</text:p>
        <text:p text:style-name="Text_20_body"><text:bookmark text:name="Suomi"/><text:span text:style-name="T3">Suomi</text:span> – Finnland <text:span text:style-name="T1">(geogr.)</text:span> auch: <text:a xlink:type="simple" xlink:href="#Finland" text:style-name="Internet_20_link" text:visited-style-name="Visited_20_Internet_20_Link"><text:span text:style-name="Definition">Finland</text:span></text:a></text:p>
        <text:p text:style-name="Text_20_body"><text:span text:style-name="T3">suon</text:span> – (kwo) Geräusch, Klang, Laut<text:line-break/><text:span text:style-name="T3">fai nul suon</text:span> – kein Geräusch machen, keinen Ton von sich geben<text:line-break/><text:span text:style-name="T3">suoni</text:span> – (zwo) klingen, schallen, ertönen<text:line-break/><text:soft-page-break/><text:span text:style-name="T3">suoning</text:span> – (kwo) Klingen, Erschallen</text:p>
        <text:p text:style-name="Text_20_body"><text:span text:style-name="T3">sup</text:span> – (kwo) Suppe<text:line-break/>Thai</text:p>
        <text:p text:style-name="Text_20_body"><text:span text:style-name="T3">super</text:span> – (kwel, komo, exklami, syao) super<text:line-break/><text:span text:style-name="T3">superjen</text:span> – Supermann / Superfrau<text:line-break/><text:span text:style-name="T3">superstara</text:span> – Superstar</text:p>
        <text:p text:style-name="Text_20_body"><text:span text:style-name="T3">superflue</text:span> – (kwel) überflüssig</text:p>
        <text:p text:style-name="Text_20_body"><text:span text:style-name="T3">superi</text:span> – (zwo) übertreffen, übersteigen; überwinden, bewältigen</text:p>
        <text:p text:style-name="Text_20_body"><text:span text:style-name="T3">supermarket, market</text:span> – (kwo) Supermarkt</text:p>
        <text:p text:style-name="Text_20_body"><text:span text:style-name="T3">suplementa</text:span> – (kwo) Ergänzung, Anhang, Nachtrag</text:p>
        <text:p text:style-name="Text_20_body"><text:span text:style-name="T3">suporti</text:span> – (zwo) unterstützen, befürworten<text:line-break/><text:span text:style-name="T3">suporta</text:span> – (kwo) Unterstützung, Befürwortung<text:line-break/><text:span text:style-name="T3">suporter</text:span> – (kwo) Befürworter, Träger, Anhänger</text:p>
        <text:p text:style-name="Text_20_body"><text:span text:style-name="T3">suposi</text:span> – (zwo) vermuten, annehmen<text:line-break/><text:span text:style-name="T3">suposa</text:span> – (kwo) Vermutung, Annahme<text:line-break/><text:span text:style-name="T3">suposem (suposi-nem)</text:span> – (komo) vermutlich, vermeintlich, angeblich</text:p>
        <text:p text:style-name="Text_20_body"><text:span text:style-name="T3">surfas</text:span> – (kwo) Oberfläche<text:line-break/>Französisch</text:p>
        <text:p text:style-name="Text_20_body"><text:span text:style-name="T3">surfi</text:span> – (zwo) surfen<text:line-break/><text:span text:style-name="T3">surfing</text:span> – (kwo) Surfen, Wellenreiten</text:p>
        <text:p text:style-name="Text_20_body"><text:span text:style-name="T3">surma</text:span> – (kwo) Antimon <text:span text:style-name="T1">(chem. Element, Symbol: Sb)</text:span><text:line-break/>Usbekisch</text:p>
        <text:p text:style-name="Text_20_body"><text:span text:style-name="T3">surprisa</text:span> – (kwo) Überraschung<text:line-break/><text:span text:style-name="T3">pa koywan-ney surprisa</text:span> – zu jmds. Überraschung<text:line-break/><text:span text:style-name="T3">surprisi</text:span> – (zwo) überraschen; überrascht sein<text:line-break/><text:span text:style-name="T3">surprise (surprisa-ney)</text:span> – (kwel) Überraschungs…, erstaunt</text:p>
        <text:p text:style-name="Text_20_body"><text:span text:style-name="T3">sursa</text:span> – (kwo) Quelle</text:p>
        <text:p text:style-name="Text_20_body"><text:span text:style-name="T3">surya</text:span> – (kwo) Sonne<text:line-break/><text:span text:style-name="T3">suryaflor</text:span> – (kwo) Sonnenblume<text:line-break/><text:span text:style-name="T3">suryaspota</text:span> – (kwo) Sonnenfleck<text:line-break/><text:span text:style-name="T3">suryadarba</text:span> – (kwo) Sonnenstich, Hitzschlag<text:line-break/><text:span text:style-name="T3">suryavati</text:span> – (zwo) sonnen<text:line-break/>Hindi</text:p>
        <text:p text:style-name="Text_20_body"><text:bookmark text:name="suryachu"/><text:span text:style-name="T3">suryachu</text:span> – (kwo) Sonnenaufgang Ant.: <text:a xlink:type="simple" xlink:href="#suryalwo" text:style-name="Internet_20_link" text:visited-style-name="Visited_20_Internet_20_Link"><text:span text:style-name="Definition">suryalwo</text:span></text:a> siehe auch: <text:a xlink:type="simple" xlink:href="#rane" text:style-name="Internet_20_link" text:visited-style-name="Visited_20_Internet_20_Link"><text:span text:style-name="Definition">rane</text:span></text:a>, <text:a xlink:type="simple" xlink:href="#sabah" text:style-name="Internet_20_link" text:visited-style-name="Visited_20_Internet_20_Link"><text:span text:style-name="Definition">sabah</text:span></text:a>, <text:a xlink:type="simple" xlink:href="#savera" text:style-name="Internet_20_link" text:visited-style-name="Visited_20_Internet_20_Link"><text:span text:style-name="Definition">savera</text:span></text:a></text:p>
        <text:p text:style-name="Text_20_body"><text:bookmark text:name="suryadi"/><text:soft-page-break/><text:span text:style-name="T3">suryadi</text:span> – (kwo) Sonntag auch: <text:a xlink:type="simple" xlink:href="#semdi" text:style-name="Internet_20_link" text:visited-style-name="Visited_20_Internet_20_Link"><text:span text:style-name="Definition">semdi</text:span></text:a> siehe auch: <text:a xlink:type="simple" xlink:href="#lunadi" text:style-name="Internet_20_link" text:visited-style-name="Visited_20_Internet_20_Link"><text:span text:style-name="Definition">lunadi</text:span></text:a>, <text:a xlink:type="simple" xlink:href="#marsadi" text:style-name="Internet_20_link" text:visited-style-name="Visited_20_Internet_20_Link"><text:span text:style-name="Definition">marsadi</text:span></text:a>, <text:a xlink:type="simple" xlink:href="#merkudi" text:style-name="Internet_20_link" text:visited-style-name="Visited_20_Internet_20_Link"><text:span text:style-name="Definition">merkudi</text:span></text:a>, <text:a xlink:type="simple" xlink:href="#jupidi" text:style-name="Internet_20_link" text:visited-style-name="Visited_20_Internet_20_Link"><text:span text:style-name="Definition">jupidi</text:span></text:a>, <text:a xlink:type="simple" xlink:href="#venudi" text:style-name="Internet_20_link" text:visited-style-name="Visited_20_Internet_20_Link"><text:span text:style-name="Definition">venudi</text:span></text:a>, <text:a xlink:type="simple" xlink:href="#saturdi" text:style-name="Internet_20_link" text:visited-style-name="Visited_20_Internet_20_Link"><text:span text:style-name="Definition">saturdi</text:span></text:a></text:p>
        <text:p text:style-name="Text_20_body"><text:bookmark text:name="suryalwo"/><text:span text:style-name="T3">suryalwo</text:span> – (kwo) Sonnenuntergang Ant.: <text:a xlink:type="simple" xlink:href="#suryachu" text:style-name="Internet_20_link" text:visited-style-name="Visited_20_Internet_20_Link"><text:span text:style-name="Definition">suryachu</text:span></text:a> siehe auch: <text:a xlink:type="simple" xlink:href="#aksham" text:style-name="Internet_20_link" text:visited-style-name="Visited_20_Internet_20_Link"><text:span text:style-name="Definition">aksham</text:span></text:a>, <text:a xlink:type="simple" xlink:href="#tarde" text:style-name="Internet_20_link" text:visited-style-name="Visited_20_Internet_20_Link"><text:span text:style-name="Definition">tarde</text:span></text:a></text:p>
        <text:p text:style-name="Text_20_body"><text:span text:style-name="T3">suskribi</text:span> – (zwo) Abonnement abschließen, unterzeichnen<text:line-break/><text:span text:style-name="T3">suskriba</text:span> – (kwo) Abonnement</text:p>
        <text:p text:style-name="Text_20_body"><text:span text:style-name="T3">suspekti</text:span> – (zwo) verdächtigen, argwöhnen, misstrauen<text:line-break/><text:span text:style-name="T3">suspektishil</text:span> – (kwel) argwöhnisch, misstrauisch<text:line-break/><text:span text:style-name="T3">suspekta</text:span> – (kwo) Verdacht, Argwohn<text:line-break/><text:span text:style-name="T3">suspekte (suspekta-ney)</text:span> – (kwel) suspekt, verdächtig<text:line-break/><text:span text:style-name="T3">suspektem (suspekta-nem)</text:span> – (komo) suspekt, verdächtig</text:p>
        <text:p text:style-name="Text_20_body"><text:span text:style-name="T3">susu</text:span> – (zwo) rascheln<text:line-break/><text:span text:style-name="T3">sususa</text:span> – (kwo) Geraschel<text:line-break/>Mandarin</text:p>
        <text:p text:style-name="Text_20_body"><text:span text:style-name="T3">suti</text:span> – (zwo) nähen<text:line-break/><text:span text:style-name="T3">suting</text:span> – (kwo) Nähen<text:line-break/><text:span text:style-name="T3">suti-igla</text:span> – (kwo) Nähnadel<text:line-break/><text:span text:style-name="T3">suter</text:span> – (kwo) Näher, Schneider<text:line-break/><text:span text:style-name="T3">sutura</text:span> – (kwo) Naht</text:p>
        <text:p text:style-name="Text_20_body"><text:bookmark text:name="suy"/><text:span text:style-name="T3">suy</text:span> – (inplas-kwel) sein/ihr siehe auch: <text:a xlink:type="simple" xlink:href="#ela" text:style-name="Internet_20_link" text:visited-style-name="Visited_20_Internet_20_Link"><text:span text:style-name="Definition">ela-ney, elay</text:span></text:a>, <text:a xlink:type="simple" xlink:href="#it" text:style-name="Internet_20_link" text:visited-style-name="Visited_20_Internet_20_Link"><text:span text:style-name="Definition">it-ney</text:span></text:a>, <text:a xlink:type="simple" xlink:href="#lu" text:style-name="Internet_20_link" text:visited-style-name="Visited_20_Internet_20_Link"><text:span text:style-name="Definition">lu-ney, luy</text:span></text:a>, <text:a xlink:type="simple" xlink:href="#ta" text:style-name="Internet_20_link" text:visited-style-name="Visited_20_Internet_20_Link"><text:span text:style-name="Definition">ta-ney</text:span></text:a><text:line-break/><text:span text:style-name="T3">Kada jen lubi suy kinda.</text:span> – Jeder Mensch liebt sein Kind.</text:p>
        <text:p text:style-name="Text_20_body"><text:span text:style-name="T3">svenska</text:span> – 1) (kwel) schwedisch (bezüglich Ethnik, Sprache oder Land)<text:line-break/>2) (kwo) Schwede (Person schwedischer Abstammung)<text:line-break/>3) (kwo) Schwedisch (Sprache)</text:p>
        <text:p text:style-name="Text_20_body"><text:bookmark text:name="swa"/><text:span text:style-name="T3">swa, swa-</text:span> – 1) (gramatika) mich, dich, sich, uns, euch <text:span text:style-name="T1">(Reflexivpronomen)</text:span><text:line-break/><text:span text:style-name="T3">Ela woshi swa.</text:span> – Sie wäscht sich.<text:line-break/><text:span text:style-name="T3">Ta lubi sol swa selfa.</text:span> – Er/Sie liebt nur sich selbst.<text:line-break/><text:span text:style-name="T3">Nu shwo a swa.</text:span> – Wir sprechen zu uns.<text:line-break/><text:span text:style-name="T3">swa-ney</text:span> – (kwel) eigen, eigener Syn.: <text:a xlink:type="simple" xlink:href="#prope" text:style-name="Internet_20_link" text:visited-style-name="Visited_20_Internet_20_Link"><text:span text:style-name="Definition">prope</text:span></text:a><text:line-break/>2) (syao) selbst…, eigen… сf. <text:a xlink:type="simple" xlink:href="#selfa" text:style-name="Internet_20_link" text:visited-style-name="Visited_20_Internet_20_Link"><text:span text:style-name="Definition">selfa</text:span></text:a><text:line-break/><text:span text:style-name="T3">swa-luba</text:span> – Selbstliebe<text:line-break/><text:span text:style-name="T3">swa-kontrola</text:span> – Selbstkontrolle</text:p>
        <text:p text:style-name="Text_20_body"><text:span text:style-name="T3">swaagat</text:span> – (exklami) Willkommen<text:line-break/><text:span text:style-name="T3">swaagati</text:span> – (zwo) begrüßen, empfangen<text:line-break/>Hindi</text:p>
        <text:p text:style-name="Text_20_body"><text:bookmark text:name="swarga"/><text:span text:style-name="T3">swarga</text:span> – (kwo) Himmel <text:span text:style-name="T1">(rel.)</text:span> vgl. <text:a xlink:type="simple" xlink:href="#skay" text:style-name="Internet_20_link" text:visited-style-name="Visited_20_Internet_20_Link"><text:span text:style-name="Definition">skay</text:span></text:a><text:line-break/><text:span text:style-name="T3">swargalok</text:span> – (kwo) Paradis<text:line-break/>Sanskrit</text:p>
        <text:p text:style-name="Text_20_body"><text:span text:style-name="T3">swasti</text:span> – (exklami) Viel Glück! Möge das Glück dir gewogen sein! Alles Gute für dich!<text:line-break/><text:soft-page-break/>Sanskrit</text:p>
        <text:p text:style-name="Text_20_body"><text:span text:style-name="T3">swatberi</text:span> – (kwo) Brombeere <text:span text:style-name="T1">(bot.)</text:span></text:p>
        <text:p text:style-name="Text_20_body"><text:span text:style-name="T3">swate</text:span> – (kwel) schwarz<text:line-break/><text:span text:style-name="T3">swatebrova-ney</text:span> – mit schwarzen Augenbrauen siehe: <text:a xlink:type="simple" xlink:href="#brova" text:style-name="Internet_20_link" text:visited-style-name="Visited_20_Internet_20_Link"><text:span text:style-name="Definition">brova</text:span></text:a><text:line-break/>Arabisch</text:p>
        <text:p text:style-name="Text_20_body"><text:bookmark text:name="swichi"/><text:span text:style-name="T3">swichi</text:span> – (zwo) schalten<text:line-break/><text:span text:style-name="T3">swichi-on</text:span> – anschalten<text:line-break/><text:span text:style-name="T3">swichi-of</text:span> – ausschalten<text:line-break/><text:span text:style-name="T3">swiching</text:span> – (kwo) Schalten<text:line-break/><text:span text:style-name="T3">swicher</text:span> – (kwo) Schalter vgl. <text:a xlink:type="simple" xlink:href="#kaunta" text:style-name="Internet_20_link" text:visited-style-name="Visited_20_Internet_20_Link"><text:span text:style-name="Definition">kaunta</text:span></text:a></text:p>
        <text:p text:style-name="Text_20_body"><text:bookmark text:name="swimala"/><text:span text:style-name="T3">swimala</text:span> – (kwo) Schwimmflosse, Flosse siehe: <text:a xlink:type="simple" xlink:href="#swimi" text:style-name="Internet_20_link" text:visited-style-name="Visited_20_Internet_20_Link"><text:span text:style-name="Definition">swimi</text:span></text:a>, <text:a xlink:type="simple" xlink:href="#ala" text:style-name="Internet_20_link" text:visited-style-name="Visited_20_Internet_20_Link"><text:span text:style-name="Definition">ala</text:span></text:a></text:p>
        <text:p text:style-name="Text_20_body"><text:bookmark text:name="swimi"/><text:span text:style-name="T3">swimi</text:span> – (zwo) schwimmen<text:line-break/><text:span text:style-name="T3">swiming</text:span> – (kwo) Schwimmen<text:line-break/><text:span text:style-name="T3">swimer</text:span> – (kwo) Schwimmer</text:p>
        <text:p text:style-name="Text_20_body"><text:span text:style-name="T3">swina</text:span> – (kwo) Schwein <text:span text:style-name="T1">(zool.)</text:span><text:line-break/><text:span text:style-name="T3">gin-swina (swinina)</text:span> – (kwo) Sau<text:line-break/><text:span text:style-name="T3">man-swina (swino)</text:span> – (kwo) Eber<text:line-break/><text:span text:style-name="T3">yunswina</text:span> – (kwo) Ferkel<text:line-break/><text:span text:style-name="T3">swinamasu</text:span> – (kwo) Schweinefleisch</text:p>
        <text:p text:style-name="Text_20_body"><text:span text:style-name="T3">swingi</text:span> – (zwo) schwingen; schaukeln<text:line-break/><text:span text:style-name="T3">swinging</text:span> – (kwo) Schwingen; Schaukeln<text:line-break/><text:span text:style-name="T3">swingika</text:span> – (kwo) Schaukel</text:p>
        <text:p text:style-name="Text_20_body"><text:span text:style-name="T3">swipa</text:span> – (kwo) Peitsche, Gerte, Geißel<text:line-break/><text:span text:style-name="T3">swipi</text:span> – (zwo) peitschen, geißeln</text:p>
        <text:p text:style-name="Text_20_body"><text:bookmark text:name="syao"/><text:span text:style-name="T3">syao</text:span> – (kwel) klein Ant.: <text:a xlink:type="simple" xlink:href="#gran" text:style-name="Internet_20_link" text:visited-style-name="Visited_20_Internet_20_Link"><text:span text:style-name="Definition">gran</text:span></text:a><text:line-break/><text:span text:style-name="T3">syaodela</text:span> – (kwo) Kleinigkeit, Bagatelle auch: <text:a xlink:type="simple" xlink:href="#muhim" text:style-name="Internet_20_link" text:visited-style-name="Visited_20_Internet_20_Link"><text:span text:style-name="Definition">nomuhimka</text:span></text:a><text:line-break/>Mandarin</text:p>
        <text:p text:style-name="Text_20_body"><text:bookmark text:name="syen"/><text:span text:style-name="T3">syen</text:span> – (kwo) Saite <text:span text:style-name="T1">(mus.)</text:span> vgl. <text:a xlink:type="simple" xlink:href="#korda" text:style-name="Internet_20_link" text:visited-style-name="Visited_20_Internet_20_Link"><text:span text:style-name="Definition">korda</text:span></text:a><text:line-break/><text:span text:style-name="T3">syentul</text:span> – (kwo) Saiteninstrument<text:line-break/><text:span text:style-name="T3">arkusyen</text:span> – (kwo) Bogensaite<text:line-break/>Mandarin</text:p>
        <text:p text:style-name="Text_20_body"><text:line-break/><text:bookmark text:name="T"/></text:p>
        <text:p text:style-name="Horizontal_20_Line"/>
        <text:h text:style-name="Heading_20_3" text:outline-level="3"><text:bookmark-start text:name="t"/><text:soft-page-break/>T<text:bookmark-end text:name="t"/></text:h>
        <text:p text:style-name="First_20_paragraph"><text:bookmark text:name="ta"/><text:span text:style-name="T3">ta</text:span> – (inplas-kwo) er/sie/es; ihn/sie/es <text:span text:style-name="T1">(nur für Lebewesen)</text:span> siehe auch: <text:a xlink:type="simple" xlink:href="#me" text:style-name="Internet_20_link" text:visited-style-name="Visited_20_Internet_20_Link"><text:span text:style-name="Definition">me</text:span></text:a>, <text:a xlink:type="simple" xlink:href="#yu" text:style-name="Internet_20_link" text:visited-style-name="Visited_20_Internet_20_Link"><text:span text:style-name="Definition">yu</text:span></text:a>, <text:a xlink:type="simple" xlink:href="#lu" text:style-name="Internet_20_link" text:visited-style-name="Visited_20_Internet_20_Link"><text:span text:style-name="Definition">lu</text:span></text:a>, <text:a xlink:type="simple" xlink:href="#ela" text:style-name="Internet_20_link" text:visited-style-name="Visited_20_Internet_20_Link"><text:span text:style-name="Definition">ela</text:span></text:a>, <text:a xlink:type="simple" xlink:href="#it" text:style-name="Internet_20_link" text:visited-style-name="Visited_20_Internet_20_Link"><text:span text:style-name="Definition">it</text:span></text:a>, <text:a xlink:type="simple" xlink:href="#nu" text:style-name="Internet_20_link" text:visited-style-name="Visited_20_Internet_20_Link"><text:span text:style-name="Definition">nu</text:span></text:a>, <text:a xlink:type="simple" xlink:href="#li" text:style-name="Internet_20_link" text:visited-style-name="Visited_20_Internet_20_Link"><text:span text:style-name="Definition">li</text:span></text:a><text:line-break/><text:span text:style-name="T3">Es may kota, ta nami Vladimir.</text:span> – Dies ist meine Katze, sie heißt Wladimir.<text:line-break/><text:span text:style-name="T3">ta-ney</text:span> – (inplas-kwel) sein/ihr siehe auch: <text:a xlink:type="simple" xlink:href="#suy" text:style-name="Internet_20_link" text:visited-style-name="Visited_20_Internet_20_Link"><text:span text:style-name="Definition">suy</text:span></text:a><text:line-break/>Mandarin</text:p>
        <text:p text:style-name="Text_20_body"><text:span text:style-name="T3">tabahi</text:span> – (zwo) zugrunde gehen<text:line-break/>Arabisch</text:p>
        <text:p text:style-name="Text_20_body"><text:span text:style-name="T3">tabak</text:span> – (kwo) Tabak<text:line-break/><text:span text:style-name="T3">tabakdan</text:span> – (kwo) Tabaksbeutel<text:line-break/>Arabisch</text:p>
        <text:p text:style-name="Text_20_body"><text:span text:style-name="T3">tabela</text:span> – (kwo) Tabelle<text:line-break/>Portugiesisch</text:p>
        <text:p text:style-name="Text_20_body"><text:span text:style-name="T3">tabla</text:span> – (kwo) Tisch<text:line-break/><text:span text:style-name="T3">fantabla</text:span> – (kwo) Esstisch<text:line-break/><text:span text:style-name="T3">lignatabla</text:span> – (kwo) Holztisch<text:line-break/><text:span text:style-name="T3">skribitabla</text:span> – (kwo) Schreibtisch</text:p>
        <text:p text:style-name="Text_20_body"><text:span text:style-name="T3">tableta</text:span> – (kwo) Tablette</text:p>
        <text:p text:style-name="Text_20_body"><text:span text:style-name="T3">tabu</text:span> – (kwo) Tabu<text:line-break/><text:span text:style-name="T3">tabui, fai tabu</text:span> – (zwo) tubuisieren<text:line-break/><text:span text:style-name="T3">tabu-ney</text:span> – (kwel) unantastbar, verboten<text:line-break/>Tongaisch</text:p>
        <text:p text:style-name="Text_20_body"><text:span text:style-name="T3">tabula</text:span> – (kwo) Brett, Platte, Tafel (Spielbrett; Schreibtafel; Namenstafel)</text:p>
        <text:p text:style-name="Text_20_body"><text:span text:style-name="T3">tabut</text:span> – (kwo) Sarg<text:line-break/><text:span text:style-name="T3">tabut-gari</text:span> – (kwo) Leichenwagen; Totenbahre<text:line-break/>Arabisch</text:p>
        <text:p text:style-name="Text_20_body"><text:bookmark text:name="tachi"/><text:span text:style-name="T3">tachi</text:span> – (zwo) berühren <text:span text:style-name="T1">(auch: fig.)</text:span> vgl. <text:a xlink:type="simple" xlink:href="#palpi" text:style-name="Internet_20_link" text:visited-style-name="Visited_20_Internet_20_Link"><text:span text:style-name="Definition">palpi</text:span></text:a>, <text:a xlink:type="simple" xlink:href="#senti" text:style-name="Internet_20_link" text:visited-style-name="Visited_20_Internet_20_Link"><text:span text:style-name="Definition">senti</text:span></text:a><text:line-break/><text:span text:style-name="T3">tacha</text:span> – (kwo) Berührung, Kontakt</text:p>
        <text:p text:style-name="Text_20_body"><text:span text:style-name="T3">tafeta</text:span> – (kwo) Taft <text:span text:style-name="T1">(textil.)</text:span><text:line-break/>Italienisch</text:p>
        <text:p text:style-name="Text_20_body"><text:bookmark text:name="taim"/><text:span text:style-name="T3">taim, …taim</text:span> – (kwo) Zeit siehe auch: <text:a xlink:type="simple" xlink:href="#intertaim" text:style-name="Internet_20_link" text:visited-style-name="Visited_20_Internet_20_Link"><text:span text:style-name="Definition">intertaim</text:span></text:a><text:line-break/><text:span text:style-name="T3">hev taim fo zwo koysa</text:span> – Zeit haben etw. zu tun<text:line-break/><text:span text:style-name="T3">Es taim fo go a dom.</text:span> – Es ist Zeit nach Haus zu gehen.<text:line-break/><text:span text:style-name="T3">Es gro-taim fo samaji …</text:span> – Es ist höchste Zeit zu verstehen …<text:line-break/><text:span text:style-name="T3">afte shao taim</text:span> – nach kurzer Zeit; in Kürze<text:line-break/><text:span text:style-name="T3">pa hao taim</text:span> – in der Zeit; zur rechten Zeit<text:line-break/><text:span text:style-name="T3">nau-taim, wek-taim e lai-taim</text:span> – Gegenwart, Vergangenheit und Zukunft<text:line-break/><text:span text:style-name="T3">fon taim a taim</text:span> – von Zeit zu Zeit<text:line-break/><text:soft-page-break/><text:span text:style-name="T3">taimike</text:span> – (kwel) temporär<text:line-break/><text:span text:style-name="T3">taimikem</text:span> – (komo) temporär<text:line-break/><text:span text:style-name="T3">taim-ney</text:span> – (kwel) zeitlich (bezüglich der Zeit)</text:p>
        <text:p text:style-name="Text_20_body"><text:span text:style-name="T3">taimplan</text:span> – (kwo) Terminplan, Fahrplan siehe: <text:a xlink:type="simple" xlink:href="#taim" text:style-name="Internet_20_link" text:visited-style-name="Visited_20_Internet_20_Link"><text:span text:style-name="Definition">taim</text:span></text:a>, <text:a xlink:type="simple" xlink:href="#plan" text:style-name="Internet_20_link" text:visited-style-name="Visited_20_Internet_20_Link"><text:span text:style-name="Definition">plan</text:span></text:a><text:line-break/><text:span text:style-name="T3">tren-taimplan</text:span> – Zugfahrplan<text:line-break/><text:span text:style-name="T3">taimplan de leson</text:span> – (Schul-)Stundenplan</text:p>
        <text:p text:style-name="Text_20_body"><text:span text:style-name="T3">taip</text:span> – (kwo) Schriftart, Schrifttype, Font <text:span text:style-name="T1">(print.)</text:span><text:line-break/><text:span text:style-name="T3">grose taip</text:span> – fette Schrift</text:p>
        <text:p text:style-name="Text_20_body"><text:span text:style-name="T3">taipi</text:span> – (zwo) (auf der Schreibmaschine) tippen<text:line-break/><text:span text:style-name="T3">taiping</text:span> – (kwo) Tippen, Schreiben<text:line-break/>Englisch</text:p>
        <text:p text:style-name="Text_20_body"><text:span text:style-name="T3">tak</text:span> – (komo) so, auf diese Art<text:line-break/><text:span text:style-name="T3">Me opini tak.</text:span> – Ich denke so.<text:line-break/><text:span text:style-name="T3">Tak, bu kontra-nem.</text:span> – So, nicht anders.<text:line-break/><text:span text:style-name="T3">Hay bi tak!</text:span> – So sei es!<text:line-break/><text:span text:style-name="T3">tak ke</text:span> – so dass<text:line-break/>Russisch</text:p>
        <text:p text:style-name="Text_20_body"><text:span text:style-name="T3">takta</text:span> – (kwo) Takt, Fingerspitzengefühl</text:p>
        <text:p text:style-name="Text_20_body"><text:span text:style-name="T3">taktika</text:span> – (kwo) Taktik<text:line-break/><text:span text:style-name="T3">taktike</text:span> – (kwel) taktisch</text:p>
        <text:p text:style-name="Text_20_body"><text:span text:style-name="T3">tal</text:span> – (inplas-kwel) so, solche<text:line-break/><text:span text:style-name="T3">Me bu pri tal joka.</text:span> – Ich mag solche Scherze nicht.<text:line-break/><text:span text:style-name="T3">Jiva es tal hi.</text:span> – So ist das Leben.<text:line-break/><text:span text:style-name="T3">talgrad</text:span> – solchermaßen</text:p>
        <text:p text:style-name="Text_20_body"><text:span text:style-name="T3">talam</text:span> – (kwo) Tablett<text:line-break/><text:span text:style-name="T3">pekitalam</text:span> – (kwo) Backblech<text:line-break/>Indonesisch</text:p>
        <text:p text:style-name="Text_20_body"><text:span text:style-name="T3">talenta</text:span> – (kwo) 1) Talent, Begabung, besondere Fähigkeit; 2) Talent <text:span text:style-name="T1">(alte Gewichtseinheit und Münze)</text:span><text:line-break/><text:span text:style-name="T3">talente (talenta-ney), talentaful</text:span> – (kwel) talentiert</text:p>
        <text:p text:style-name="Text_20_body"><text:span text:style-name="T3">talia</text:span> – (kwo) Taille</text:p>
        <text:p text:style-name="Text_20_body"><text:bookmark text:name="talim"/><text:span text:style-name="T3">talim</text:span> – (kwo) Ausbildung vgl. <text:a xlink:type="simple" xlink:href="#instrukta" text:style-name="Internet_20_link" text:visited-style-name="Visited_20_Internet_20_Link"><text:span text:style-name="Definition">instrukta</text:span></text:a><text:line-break/><text:span text:style-name="T3">minista de talim</text:span> – Bildungsminister<text:line-break/><text:span text:style-name="T3">talimi</text:span> – (zwo) lehren, unterrichten<text:line-break/><text:span text:style-name="T3">talimi kindas</text:span> – Kinder unterrichten<text:line-break/><text:span text:style-name="T3">talimi musika a kindas</text:span> – Kinder in Musik unterrichten<text:line-break/><text:span text:style-name="T3">talimer</text:span> – (kwo) Lehrer vgl. <text:a xlink:type="simple" xlink:href="#guru" text:style-name="Internet_20_link" text:visited-style-name="Visited_20_Internet_20_Link"><text:span text:style-name="Definition">guru</text:span></text:a><text:line-break/><text:span text:style-name="T3">taliming</text:span> – (kwo) Lehren, Unterrichten<text:line-break/><text:soft-page-break/><text:span text:style-name="T3">talim-ney</text:span> – (kwel) gebildet<text:line-break/><text:span text:style-name="T3">sintalim-ney</text:span> – (kwel) ungebildet<text:line-break/>Arabisch</text:p>
        <text:p text:style-name="Text_20_body"><text:bookmark text:name="talisman"/><text:span text:style-name="T3">talisman</text:span> – (kwo) Talisman, Amulett vgl. <text:a xlink:type="simple" xlink:href="#charma" text:style-name="Internet_20_link" text:visited-style-name="Visited_20_Internet_20_Link"><text:span text:style-name="Definition">charma</text:span></text:a>, <text:a xlink:type="simple" xlink:href="#jadu" text:style-name="Internet_20_link" text:visited-style-name="Visited_20_Internet_20_Link"><text:span text:style-name="Definition">jadu</text:span></text:a></text:p>
        <text:p text:style-name="Text_20_body"><text:span text:style-name="T3">talka</text:span> – (kwo) Talk, Talkum<text:line-break/>Persisch</text:p>
        <text:p text:style-name="Text_20_body"><text:bookmark text:name="tamani"/><text:span text:style-name="T3">tamani</text:span> – (zwo) wünschen, Wünsche ausdrücken vgl. <text:a xlink:type="simple" xlink:href="#voli" text:style-name="Internet_20_link" text:visited-style-name="Visited_20_Internet_20_Link"><text:span text:style-name="Definition">voli</text:span></text:a>, <text:a xlink:type="simple" xlink:href="#yao" text:style-name="Internet_20_link" text:visited-style-name="Visited_20_Internet_20_Link"><text:span text:style-name="Definition">yao</text:span></text:a><text:line-break/><text:span text:style-name="T3">Me tamani a yu fortuna.</text:span> – Ich wünsche dir Glück.<text:line-break/><text:span text:style-name="T3">tamana</text:span> – (kwo) Wunsch, Wünsche<text:line-break/><text:span text:style-name="T3">Zuy hao tamana!</text:span> – Beste Wünsche!<text:line-break/>Arabisch</text:p>
        <text:p text:style-name="Text_20_body"><text:span text:style-name="T3">tambur</text:span> – (kwo) Trommel <text:span text:style-name="T1">(mus.)</text:span><text:line-break/><text:span text:style-name="T3">tamburi (fai/baji tambur)</text:span> – (zwo) trommeln<text:line-break/><text:span text:style-name="T3">tamburi bay finga on tabla</text:span> – mit den Fingern auf dem Tisch trommeln</text:p>
        <text:p text:style-name="Text_20_body"><text:span text:style-name="T3">tampon</text:span> – (kwo) Tampon<text:line-break/>Koreanisch</text:p>
        <text:p text:style-name="Text_20_body"><text:span text:style-name="T3">tamra</text:span> – (kwo) Dattel <text:span text:style-name="T1">(bot.)</text:span><text:line-break/><text:span text:style-name="T3">tamrapalma</text:span> – (kwo) Dattelpalme<text:line-break/><text:span text:style-name="T3">suhtamra</text:span> – (kwo) getrocknete Datteln<text:line-break/>Arabisch</text:p>
        <text:p text:style-name="Text_20_body"><text:span text:style-name="T3">tamrin</text:span> – (kwo) Übung<text:line-break/><text:span text:style-name="T3">tamrini (fai tamrin)</text:span> – (zwo) üben, trainieren<text:line-break/>Arabisch</text:p>
        <text:p text:style-name="Text_20_body"><text:span text:style-name="T3">tana</text:span> – (kwo) Regalbrett, Ablageplatte<text:line-break/>Japanisch</text:p>
        <text:p text:style-name="Text_20_body"><text:bookmark text:name="tange"/><text:span text:style-name="T3">tange</text:span> – (kwel) eng<text:line-break/><text:span text:style-name="T3">tangitaa</text:span> – (kwo) Enge, Dichtheit<text:line-break/><text:span text:style-name="T3">tangifi (fa-tange)</text:span> – (zwo) enger werden<text:line-break/><text:span text:style-name="T3">tangisi (mah-tange)</text:span> – (zwo) enger machen<text:line-break/>Hindi</text:p>
        <text:p text:style-name="Text_20_body"><text:span text:style-name="T3">tangli</text:span> – (zwo) verwickeln, verwirren<text:line-break/><text:span text:style-name="T3">tanglika</text:span> – (kwo) Gewirr, Durcheinander (z. B. Kabelsalat)</text:p>
        <text:p text:style-name="Text_20_body"><text:span text:style-name="T3">tango</text:span> – (kwo) Tango</text:p>
        <text:p text:style-name="Text_20_body"><text:span text:style-name="T3">tanike</text:span> – (kwel) winzig<text:line-break/><text:span text:style-name="T3">tanika</text:span> – (kwo) ein winziges Ding<text:line-break/><text:span text:style-name="T3">tanikem</text:span> – (komo) winzig<text:line-break/><text:span text:style-name="T3">bu tanikem</text:span> – (komo) kein bisschen, nicht im Geringsten<text:line-break/><text:soft-page-break/>Hindi</text:p>
        <text:p text:style-name="Text_20_body"><text:span text:style-name="T3">tanka</text:span> – (kwo)<text:line-break/>1) Panzer, Panzerfahrzeug <text:span text:style-name="T1">(mil.)</text:span><text:line-break/>2) Tank (für Flüssigkeiten)<text:line-break/><text:span text:style-name="T3">bensin-tanka</text:span> – (kwo) Benzintank</text:p>
        <text:p text:style-name="Text_20_body"><text:span text:style-name="T3">tanto</text:span> – (inplas-kwanto) so, so viel, so viele<text:line-break/><text:span text:style-name="T3">tanto kwanto treba</text:span> – so viel(e) wie nötig<text:line-break/><text:span text:style-name="T3">tantokemejan</text:span> – soviel ich weiß<text:line-break/><text:span text:style-name="T3">Bu gai gun tanto.</text:span> – Man sollte nicht so viel arbeiten.<text:line-break/><text:span text:style-name="T3">Es tanto muhim.</text:span> – Es ist so wichtig.<text:line-break/><text:span text:style-name="T3">tanto … kom</text:span> – so viel … wie<text:line-break/><text:span text:style-name="T3">tanto kway kom posible</text:span> – so schnell wie möglich<text:line-break/><text:span text:style-name="T3">bu tanto … kom</text:span> – nicht so viel … wie</text:p>
        <text:p text:style-name="Text_20_body"><text:bookmark text:name="tapa"/><text:span text:style-name="T3">tapa</text:span> – (kwo) Stopfen, Knebel siehe auch: <text:a xlink:type="simple" xlink:href="#korka" text:style-name="Internet_20_link" text:visited-style-name="Visited_20_Internet_20_Link"><text:span text:style-name="Definition">korka</text:span></text:a><text:line-break/><text:span text:style-name="T3">tapi</text:span> – (zwo) stopfen, knebeln<text:line-break/>Türkisch</text:p>
        <text:p text:style-name="Text_20_body"><text:span text:style-name="T3">tapis</text:span> – (kwo) Teppich</text:p>
        <text:p text:style-name="Text_20_body"><text:span text:style-name="T3">tara</text:span> – (kwo) Reifen, Pneu<text:line-break/><text:span text:style-name="T3">infli tara</text:span> – einen Reifen aufpumpen<text:line-break/>Arabisch</text:p>
        <text:p text:style-name="Text_20_body"><text:bookmark text:name="taraf"/><text:span text:style-name="T3">taraf</text:span> – (kwo) Seite vgl. <text:a xlink:type="simple" xlink:href="#paja" text:style-name="Internet_20_link" text:visited-style-name="Visited_20_Internet_20_Link"><text:span text:style-name="Definition">paja</text:span></text:a><text:line-break/><text:span text:style-name="T3">pa un taraf … pa otre taraf</text:span> – auf der einen Seite … auf der anderen Seite<text:line-break/><text:span text:style-name="T3">go a taraf</text:span> – zur Seite gehen<text:line-break/><text:span text:style-name="T3">pa hir-ney taraf de riva</text:span> – auf dieser Seite des Flusses<text:line-break/><text:span text:style-name="T3">Gratuli ta fon may taraf.</text:span> – Gratuliere ihm/ihr meinerseits.<text:line-break/><text:span text:style-name="T3">avantaraf</text:span> – (kwo) Vorderseite auch: <text:a xlink:type="simple" xlink:href="#avane" text:style-name="Internet_20_link" text:visited-style-name="Visited_20_Internet_20_Link"><text:span text:style-name="Definition">avana</text:span></text:a><text:line-break/><text:span text:style-name="T3">baktaraf</text:span> – (kwo) Rückseite auch: <text:a xlink:type="simple" xlink:href="#bake" text:style-name="Internet_20_link" text:visited-style-name="Visited_20_Internet_20_Link"><text:span text:style-name="Definition">baka</text:span></text:a><text:line-break/>Arabisch</text:p>
        <text:p text:style-name="Text_20_body"><text:span text:style-name="T3">taratori</text:span> – (zwo) plappern, schnattern, quasseln<text:line-break/>Russisch</text:p>
        <text:p text:style-name="Text_20_body"><text:bookmark text:name="tarde"/><text:span text:style-name="T3">tarde</text:span> – (kwel) spät Ant.: <text:a xlink:type="simple" xlink:href="#rane" text:style-name="Internet_20_link" text:visited-style-name="Visited_20_Internet_20_Link"><text:span text:style-name="Definition">rane</text:span></text:a> siehe auch: <text:a xlink:type="simple" xlink:href="#aksham" text:style-name="Internet_20_link" text:visited-style-name="Visited_20_Internet_20_Link"><text:span text:style-name="Definition">aksham</text:span></text:a>, <text:a xlink:type="simple" xlink:href="#suryalwo" text:style-name="Internet_20_link" text:visited-style-name="Visited_20_Internet_20_Link"><text:span text:style-name="Definition">suryalwo</text:span></text:a><text:line-break/><text:span text:style-name="T3">Es yo muy tarde.</text:span> – Es ist schon sehr spät.<text:line-break/><text:span text:style-name="T3">til tarde nocha</text:span> – bis zur späten Nacht<text:line-break/><text:span text:style-name="T3">Tardem es pyu hao kem neva.</text:span> – Besser spät als niemals.<text:line-break/><text:span text:style-name="T3">tarditaa</text:span> – (kwo) Verspätung<text:line-break/><text:span text:style-name="T3">tardi, tardefai</text:span> – (zwo) verspäten</text:p>
        <text:p text:style-name="Text_20_body"><text:span text:style-name="T3">tarif</text:span> – (kwo) Tarif<text:line-break/>Arabisch</text:p>
        <text:p text:style-name="Text_20_body"><text:soft-page-break/><text:span text:style-name="T3">tasa</text:span> – (kwo) Tasse<text:line-break/><text:span text:style-name="T3">Pi ba un tasa chay!</text:span> – Trink eine Tasse Tee!<text:line-break/>Arabisch</text:p>
        <text:p text:style-name="Text_20_body"><text:span text:style-name="T3">taska</text:span> – (kwo) Aufgabe, Auftrag, Tätigkeit<text:line-break/><text:span text:style-name="T3">taska fo domgunsa</text:span> – eine Aufgabe für die Hausarbeit<text:line-break/><text:span text:style-name="T3">betaski</text:span> – (zwo) beauftragen<text:line-break/><text:span text:style-name="T3">betaski koywan bay koysa</text:span> – jmd. mit etw. beauftragen</text:p>
        <text:p text:style-name="Text_20_body"><text:span text:style-name="T3">tasma</text:span> – (kwo) schnüren, binden, flechten<text:line-break/><text:span text:style-name="T3">tasmi (fai) butas</text:span> – die Stiefel zuschnüren<text:line-break/>Hindi</text:p>
        <text:p text:style-name="Text_20_body"><text:span text:style-name="T3">tatu</text:span> – (kwo) Tattoo, Tätowierung<text:line-break/><text:span text:style-name="T3">tatui</text:span> – (zwo) tätowieren<text:line-break/><text:span text:style-name="T3">tatuing</text:span> – (kwo) Tätowieren</text:p>
        <text:p text:style-name="Text_20_body"><text:span text:style-name="T3">tau</text:span> – (zwo) auftauen, schmelzen<text:line-break/>Deutsch</text:p>
        <text:p text:style-name="Text_20_body"><text:span text:style-name="T3">tausian</text:span> – (zwo) aufgeben, kapitulieren<text:line-break/>Mandarin</text:p>
        <text:p text:style-name="Text_20_body"><text:span text:style-name="T3">tavan</text:span> – (kwo) Zimmerdecke, Geschossdecke<text:line-break/>Türkisch</text:p>
        <text:p text:style-name="Text_20_body"><text:span text:style-name="T3">taverna</text:span> – (kwo) Taverne, Wirtshaus, Kneipe</text:p>
        <text:p text:style-name="Text_20_body"><text:span text:style-name="T3">tawa</text:span> – (kwo) Turm<text:line-break/>Japanisch</text:p>
        <text:p text:style-name="Text_20_body"><text:span text:style-name="T3">taxi</text:span> – (kwo) Taxi<text:line-break/>Arabisch</text:p>
        <text:p text:style-name="Text_20_body"><text:span text:style-name="T3">tay</text:span> – (kwo) Krawatte, Schlips<text:line-break/>Swahili</text:p>
        <text:p text:style-name="Text_20_body"><text:span text:style-name="T3">tayar</text:span> – (kwel) fertig, bereit<text:line-break/><text:span text:style-name="T3">Ob yu es tayar fo go?</text:span> – Bist du bereit zu gehen?<text:line-break/><text:span text:style-name="T3">Deyfan es tayar.</text:span> – Das Mittagessen ist fertig.<text:line-break/><text:span text:style-name="T3">tayartaa</text:span> – (kwo) Bereitschaft<text:line-break/><text:span text:style-name="T3">tayari</text:span> – (zwo) vorbereiten, zubereiten <text:span text:style-name="T1">(tr./intr.)</text:span><text:line-break/><text:span text:style-name="T3">tayari bavul</text:span> – den Koffer packen<text:line-break/><text:span text:style-name="T3">tayari kama</text:span> – das Bett machen<text:line-break/><text:span text:style-name="T3">fa-tayari, tayari swa</text:span> – (zwo) sich fertig machen, sich vorbereiten (<text:span text:style-name="T3">fo koysa</text:span> – für etw.)<text:line-break/><text:span text:style-name="T3">tayari swa fo safara</text:span> – sich für die Reise vorbereiten<text:line-break/><text:span text:style-name="T3">tayaring</text:span> – (kwo) Vorbereiten<text:line-break/>Persisch</text:p>
        <text:p text:style-name="Text_20_body"><text:soft-page-break/><text:span text:style-name="T3">te</text:span><text:span text:style-name="T4">1</text:span> – <text:span text:style-name="T1">der Buchstabe</text:span> T</text:p>
        <text:p text:style-name="Text_20_body"><text:bookmark text:name="te2"/><text:span text:style-name="T3">-te</text:span><text:span text:style-name="T4">2</text:span> – (gramatika) <text:span text:style-name="T1">Vergangenheit (für abgeschlossene oder nicht abgeschlossene Handlung)</text:span> siehe auch: <text:a xlink:type="simple" xlink:href="#he" text:style-name="Internet_20_link" text:visited-style-name="Visited_20_Internet_20_Link"><text:span text:style-name="Definition">he</text:span></text:a><text:line-break/><text:span text:style-name="T3">Me bu jan-te om to.</text:span> – Ich wusste nichts davon.</text:p>
        <text:p text:style-name="Text_20_body"><text:span text:style-name="T3">teatra</text:span> – (kwo) Theater</text:p>
        <text:p text:style-name="Text_20_body"><text:bookmark text:name="tedi"/><text:span text:style-name="T3">tedi</text:span> – (zwo) anöden, lästig fallen, belästigen vgl. <text:a xlink:type="simple" xlink:href="#enoi" text:style-name="Internet_20_link" text:visited-style-name="Visited_20_Internet_20_Link"><text:span text:style-name="Definition">enoi</text:span></text:a><text:line-break/><text:span text:style-name="T3">Se tedi me.</text:span> – Es ödet mich an.<text:line-break/><text:span text:style-name="T3">fa-tedi</text:span> – (zwo) angeödet sein, belästigt sein<text:line-break/><text:span text:style-name="T3">tedi-she</text:span> – (kwel) öde, lästig, belästigend</text:p>
        <text:p text:style-name="Text_20_body"><text:span text:style-name="T3">tegla</text:span> – (kwo) Fliese, Kachel<text:line-break/>Dänisch</text:p>
        <text:p text:style-name="Text_20_body"><text:bookmark text:name="teip"/><text:span text:style-name="T3">teip</text:span> – (kwo) Streifen, Band (Klebeband, Magnetband, …) siehe auch: <text:a xlink:type="simple" xlink:href="#banda" text:style-name="Internet_20_link" text:visited-style-name="Visited_20_Internet_20_Link"><text:span text:style-name="Definition">banda</text:span></text:a></text:p>
        <text:p text:style-name="Text_20_body"><text:span text:style-name="T3">teklif</text:span> – (kwo) Förmlichkeit<text:line-break/><text:span text:style-name="T3">sin teklif</text:span> – ohne Förmlichkeiten<text:line-break/><text:span text:style-name="T3">teklifi</text:span> – (zwo) förmlich verhalten<text:line-break/><text:span text:style-name="T3">Bye teklifi!</text:span> – Fühl dich wie zuhause! (Sei nicht förmlich!)<text:line-break/><text:span text:style-name="T3">Bu gai teklifi om sey kanalya.</text:span> – Man sollte nicht förmlich mit diesem Schuft umgehen.<text:line-break/><text:span text:style-name="T3">noteklifem</text:span> – (kwo) ungezwungen, auf vertraute Weise<text:line-break/>Türkisch</text:p>
        <text:p text:style-name="Text_20_body"><text:span text:style-name="T3">teknika</text:span> – (kwo) Technik<text:line-break/><text:span text:style-name="T3">teknike</text:span> – (kwel) technisch</text:p>
        <text:p text:style-name="Text_20_body"><text:span text:style-name="T3">teknologia</text:span> – (kwo) Technologie<text:line-break/><text:span text:style-name="T3">teknologike</text:span> – (kwel) technologisch</text:p>
        <text:p text:style-name="Text_20_body"><text:span text:style-name="T3">tel</text:span> – (kwo) Draht<text:line-break/><text:span text:style-name="T3">spikatel</text:span> – (kwo) Stacheldraht<text:line-break/><text:span text:style-name="T3">sintel-ney</text:span> – (kwel) drahtlos<text:line-break/>Türkisch</text:p>
        <text:p text:style-name="Text_20_body"><text:bookmark text:name="telefon"/><text:span text:style-name="T3">telefon</text:span> – (kwo) Telefon auch: <text:a xlink:type="simple" xlink:href="#fon2" text:style-name="Internet_20_link" text:visited-style-name="Visited_20_Internet_20_Link"><text:span text:style-name="Definition">fon</text:span></text:a><text:span text:style-name="T4">2</text:span><text:line-break/><text:span text:style-name="T3">telefoni</text:span> – (zwo) telefonieren<text:line-break/>Malaiisch</text:p>
        <text:p text:style-name="Text_20_body"><text:span text:style-name="T3">telegraf</text:span> – (kwo) Telegraf<text:line-break/><text:span text:style-name="T3">telegrafi</text:span> – (zwo) telegrafieren<text:line-break/><text:span text:style-name="T3">telegrafguan</text:span> – (kwo) Telegrafenamt, Telegrafenstelle</text:p>
        <text:p text:style-name="Text_20_body"><text:span text:style-name="T3">telegrama</text:span> – (kwo) Telegramm</text:p>
        <text:p text:style-name="Text_20_body"><text:span text:style-name="T3">teleskop</text:span> – (kwo) Teleskop, Fernrohr</text:p>
        <text:p text:style-name="Text_20_body"><text:span text:style-name="T3">television</text:span> – (kwo) Fernsehen (TV-Sender) vgl. <text:a xlink:type="simple" xlink:href="#televisor" text:style-name="Internet_20_link" text:visited-style-name="Visited_20_Internet_20_Link"><text:span text:style-name="Definition">televisor</text:span></text:a><text:line-break/><text:soft-page-break/><text:span text:style-name="T1">Abk.:</text:span> <text:span text:style-name="T3">TV</text:span></text:p>
        <text:p text:style-name="Text_20_body"><text:bookmark text:name="televisor"/><text:span text:style-name="T3">televisor</text:span> – (kwo) Fernseher, Fernsehgerät<text:line-break/><text:span text:style-name="T1">Abk.:</text:span> <text:span text:style-name="T3">TV</text:span></text:p>
        <text:p text:style-name="Text_20_body"><text:span text:style-name="T3">tem</text:span> – (gramatika) desto, umso <text:span text:style-name="T1">(in Vergleichen)</text:span><text:line-break/><text:span text:style-name="T3">kem pyu … tem pyu</text:span> – je mehr … desto mehr<text:line-break/><text:span text:style-name="T3">Kem pyu lao, tem pyu stupide.</text:span> – Je älter, desto einfältiger.<text:line-break/><text:span text:style-name="T3">Kem pyu, tem pyu hao.</text:span> – Je mehr, desto besser.<text:line-break/><text:span text:style-name="T3">Ela bu lai ku? Tem pyu hao.</text:span> – Sie kommt nicht? Umso besser.<text:line-break/><text:span text:style-name="T3">Es tem pyu surprisi-she ke ta hev mani.</text:span> – Es ist umso überraschender, dass er/sie Geld hat.<text:line-break/>Russisch</text:p>
        <text:p text:style-name="Text_20_body"><text:bookmark text:name="tema"/><text:span text:style-name="T3">tema</text:span> – (kwo) Thema, Sujet<text:line-break/>Griechisch</text:p>
        <text:p text:style-name="Text_20_body"><text:span text:style-name="T3">temperatura</text:span> – (kwo) Temperatur</text:p>
        <text:p text:style-name="Text_20_body"><text:span text:style-name="T3">temti</text:span> – (zwo) locken, verlocken<text:line-break/><text:span text:style-name="T3">temti-she</text:span> – (kwel) verlockend, verführerisch<text:line-break/><text:span text:style-name="T3">temta</text:span> – (kwo) Verlockung, Versuchung<text:line-break/><text:span text:style-name="T3">Bu dukti nu inu temta.</text:span> – Führe uns nicht in Versuchung.</text:p>
        <text:p text:style-name="Text_20_body"><text:span text:style-name="T3">tendi</text:span> – (zwo) tendieren, zu etw. neigen<text:line-break/><text:span text:style-name="T3">tenda</text:span> – (kwo) Tendenz, Neigung, Richtung</text:p>
        <text:p text:style-name="Text_20_body"><text:span text:style-name="T3">tendon</text:span> – (kwo) Sehne <text:span text:style-name="T1">(anat.)</text:span></text:p>
        <text:p text:style-name="Text_20_body"><text:span text:style-name="T3">teni</text:span> – (zwo) halten<text:line-break/><text:span text:style-name="T3">Lu stan al teni brancha.</text:span> – Er stand einen Ast haltend.<text:line-break/><text:span text:style-name="T3">Lu stan al fa-teni pa brancha.</text:span> – Er stand, sich an einem Ast festhaltend.<text:line-break/><text:span text:style-name="T3">Fa-teni ba!</text:span> – Halte fest!<text:line-break/><text:span text:style-name="T3">teni-dai</text:span> – (etw.) hinhalten siehe: <text:a xlink:type="simple" xlink:href="#dai" text:style-name="Internet_20_link" text:visited-style-name="Visited_20_Internet_20_Link"><text:span text:style-name="Definition">dai</text:span></text:a><text:line-break/><text:span text:style-name="T3">en-teni</text:span> – (zwo) (etw.) ergreifen</text:p>
        <text:p text:style-name="Text_20_body"><text:span text:style-name="T3">tenis</text:span> – (kwo) Tennis <text:span text:style-name="T1">(Sport)</text:span></text:p>
        <text:p text:style-name="Text_20_body"><text:span text:style-name="T3">tensi</text:span> – (zwo) spannen, anspannen<text:line-break/><text:span text:style-name="T3">tensa</text:span> – (kwo) Tension, Spannung, Anspannung<text:line-break/><text:span text:style-name="T3">tense (tensa-ney)</text:span> – (kwel) gespannt, straff<text:line-break/><text:span text:style-name="T3">tensen (tensi-ney)</text:span> – (kwel) gespannt</text:p>
        <text:p text:style-name="Text_20_body"><text:span text:style-name="T3">tenta</text:span> – (kwo) Zelt<text:line-break/><text:span text:style-name="T3">stavi tenta</text:span> – ein Zelt aufbauen<text:line-break/>Latein</text:p>
        <text:p text:style-name="Text_20_body"><text:span text:style-name="T3">teologia</text:span> – (kwo) Theologie, Glaubenslehre<text:line-break/><text:span text:style-name="T3">teologier</text:span> – (kwo) Theologe</text:p>
        <text:p text:style-name="Text_20_body"><text:soft-page-break/><text:span text:style-name="T3">teoria</text:span> – (kwo) Theorie<text:line-break/>Griechisch</text:p>
        <text:p text:style-name="Text_20_body"><text:span text:style-name="T3">terasa</text:span> – (kwo) Terrasse<text:line-break/>Spanisch</text:p>
        <text:p text:style-name="Text_20_body"><text:bookmark text:name="terible"/><text:span text:style-name="T3">terible</text:span> – (kwo) furchtbar, schrecklich Syn.: <text:a xlink:type="simple" xlink:href="#dashat" text:style-name="Internet_20_link" text:visited-style-name="Visited_20_Internet_20_Link"><text:span text:style-name="Definition">dashat-ney</text:span></text:a>, <text:a xlink:type="simple" xlink:href="#fobi" text:style-name="Internet_20_link" text:visited-style-name="Visited_20_Internet_20_Link"><text:span text:style-name="Definition">foba-ney</text:span></text:a></text:p>
        <text:p text:style-name="Text_20_body"><text:span text:style-name="T3">teritoria</text:span> – (kwo) Territorium, Gebiet<text:line-break/>Lettisch</text:p>
        <text:p text:style-name="Text_20_body"><text:span text:style-name="T3">termin</text:span> – (kwo) Begriff, Ausdruck<text:line-break/>Armenisch</text:p>
        <text:p text:style-name="Text_20_body"><text:span text:style-name="T3">termit</text:span> – (kwo) Termite <text:span text:style-name="T1">(zool.)</text:span></text:p>
        <text:p text:style-name="Text_20_body"><text:bookmark text:name="teror"/><text:span text:style-name="T3">teror</text:span> – (kwo) Terror (Gewalt) vgl. <text:a xlink:type="simple" xlink:href="#dashat" text:style-name="Internet_20_link" text:visited-style-name="Visited_20_Internet_20_Link"><text:span text:style-name="Definition">dashat</text:span></text:a><text:line-break/><text:span text:style-name="T3">terorisi</text:span> – (zwo) terrorisieren<text:line-break/><text:span text:style-name="T3">terorista</text:span> – (kwo) Terrorist</text:p>
        <text:p text:style-name="Text_20_body"><text:span text:style-name="T3">teryer</text:span> – (kwo) Terrier <text:span text:style-name="T1">(zool.)</text:span></text:p>
        <text:p text:style-name="Text_20_body"><text:bookmark text:name="tesa"/><text:span text:style-name="T3">tesa</text:span> – (kwo) These siehe auch: <text:a xlink:type="simple" xlink:href="#disertasion" text:style-name="Internet_20_link" text:visited-style-name="Visited_20_Internet_20_Link"><text:span text:style-name="Definition">disertasion</text:span></text:a></text:p>
        <text:p text:style-name="Text_20_body"><text:span text:style-name="T3">testa</text:span> – (kwo) Test, Prüfung<text:line-break/><text:span text:style-name="T3">testi</text:span> – (zwo) testen, prüfen</text:p>
        <text:p text:style-name="Text_20_body"><text:span text:style-name="T3">testamenta</text:span> – (kwo) Testament<text:line-break/><text:span text:style-name="T3">testamenti</text:span> – (zwo) vererben, hinterlassen, vermachen</text:p>
        <text:p text:style-name="Text_20_body"><text:span text:style-name="T3">testikla</text:span> – (kwo) Testikel, Hoden <text:span text:style-name="T1">(anat.)</text:span></text:p>
        <text:p text:style-name="Text_20_body"><text:bookmark text:name="texi"/><text:span text:style-name="T3">texi</text:span> – (zwo) weben siehe auch: <text:a xlink:type="simple" xlink:href="#plexi" text:style-name="Internet_20_link" text:visited-style-name="Visited_20_Internet_20_Link"><text:span text:style-name="Definition">plexi</text:span></text:a><text:line-break/><text:span text:style-name="T3">texer</text:span> – (kwo) Weber<text:line-break/><text:span text:style-name="T3">texing</text:span> – (kwo) Weben<text:line-break/><text:span text:style-name="T3">texitura</text:span> – (kwo) Gewebe <text:span text:style-name="T1">(textil.)</text:span>vgl. <text:a xlink:type="simple" xlink:href="#histo" text:style-name="Internet_20_link" text:visited-style-name="Visited_20_Internet_20_Link"><text:span text:style-name="Definition">histo</text:span></text:a><text:line-break/><text:span text:style-name="T3">teximashina</text:span> – (kwo) Webstuhl</text:p>
        <text:p text:style-name="Text_20_body"><text:span text:style-name="T3">texta</text:span> – (kwo) Text</text:p>
        <text:p text:style-name="Text_20_body"><text:span text:style-name="T3">tfu</text:span> – (exklami) <text:span text:style-name="T1">Geräusch des Spuckens</text:span><text:line-break/>Arabisch</text:p>
        <text:p text:style-name="Text_20_body"><text:bookmark text:name="ti"/><text:span text:style-name="T3">ti</text:span> – (gramatika) <text:span text:style-name="T1">optionaler Marker für eine Substantivgruppe; optionales erstes Element der Konstruktion "ti … na"</text:span> siehe auch: <text:a xlink:type="simple" xlink:href="#na" text:style-name="Internet_20_link" text:visited-style-name="Visited_20_Internet_20_Link"><text:span text:style-name="Definition">na</text:span></text:a><text:line-break/><text:span text:style-name="T3">In skay gao ti blan badal floti.</text:span> – Im hohen Himmel treiben die weißen Wolken.<text:line-break/><text:span text:style-name="T3">Me kwesti lu om ti lu jivi na planeta.</text:span> – Ich fragte ihn nach dem Planeten auf dem er lebt.<text:line-break/><text:span text:style-name="T3">Me bu yao diskusi ti yu shwo na kwesta.</text:span> – Ich möchte nicht die Frage diskutieren, die du nanntest.</text:p>
        <text:p text:style-name="Text_20_body"><text:bookmark text:name="tia"/><text:soft-page-break/><text:span text:style-name="T3">tia</text:span> – (kwo) 1) Tante (Schwester der Mutter oder des Vaters) siehe auch: <text:a xlink:type="simple" xlink:href="#onkla" text:style-name="Internet_20_link" text:visited-style-name="Visited_20_Internet_20_Link"><text:span text:style-name="Definition">onkla</text:span></text:a><text:line-break/>2) <text:span text:style-name="T1">die Art, wie Kinder eine Frau ansprechen</text:span></text:p>
        <text:p text:style-name="Text_20_body"><text:bookmark text:name="tia-docha"/><text:span text:style-name="T3">tia-docha</text:span> – (kwo) Cousine (Tochter der Tante) siehe auch: <text:a xlink:type="simple" xlink:href="#dal" text:style-name="Internet_20_link" text:visited-style-name="Visited_20_Internet_20_Link"><text:span text:style-name="Definition">dal-docha</text:span></text:a></text:p>
        <text:p text:style-name="Text_20_body"><text:bookmark text:name="tia-son"/><text:span text:style-name="T3">tia-son</text:span> – (kwo) Cousin (Sohn der Tante) siehe auch: <text:a xlink:type="simple" xlink:href="#dal" text:style-name="Internet_20_link" text:visited-style-name="Visited_20_Internet_20_Link"><text:span text:style-name="Definition">dal-son</text:span></text:a></text:p>
        <text:p text:style-name="Text_20_body"><text:span text:style-name="T3">tifus</text:span> – (kwo) Typhus, Fleckfieber <text:span text:style-name="T1">(med.)</text:span></text:p>
        <text:p text:style-name="Text_20_body"><text:span text:style-name="T3">tigra</text:span> – (kwo) Tiger <text:span text:style-name="T1">(zool.)</text:span><text:line-break/><text:span text:style-name="T3">tigro</text:span> – (kwo) männl. Tiger<text:line-break/><text:span text:style-name="T3">tigrina</text:span> – (kwo) weibl. Tiger<text:line-break/><text:span text:style-name="T3">yuntigra</text:span> – (kwo) Tigerjunges</text:p>
        <text:p text:style-name="Text_20_body"><text:span text:style-name="T3">tik</text:span> – (kwo) Tick, Macke</text:p>
        <text:p text:style-name="Text_20_body"><text:span text:style-name="T3">tikli</text:span> – (zwo) kitzeln, kribbeln<text:line-break/><text:span text:style-name="T3">tikla</text:span> – (kwo) Kitzeln</text:p>
        <text:p text:style-name="Text_20_body"><text:span text:style-name="T3">tiktaki</text:span> – (zwo) ticken<text:line-break/><text:span text:style-name="T3">tiktaking</text:span> – (kwo) Ticken</text:p>
        <text:p text:style-name="Text_20_body"><text:span text:style-name="T3">til</text:span> – (konekti) bis, bis zu<text:line-break/><text:span text:style-name="T3">fon kapa til peda</text:span> – von Kopf bis Fuß<text:line-break/><text:span text:style-name="T3">Til aksham!</text:span> – Bis zum Abend!<text:line-break/><text:span text:style-name="T3">Me bu jan-te se til nau.</text:span> – Ich wusste es bis jetzt nicht.</text:p>
        <text:p text:style-name="Text_20_body"><text:bookmark text:name="tim"/><text:span text:style-name="T3">tim</text:span> – (kwo) Team, Arbeitsgruppe</text:p>
        <text:p text:style-name="Text_20_body"><text:span text:style-name="T3">timide</text:span> – (kwel) schüchtern, scheu<text:line-break/><text:span text:style-name="T3">timidem</text:span> – (komo) schüchtern, scheu<text:line-break/><text:span text:style-name="T3">timidi, timidefai</text:span> – (zwo) schüchtern sein, sich schüchtern verhalten</text:p>
        <text:p text:style-name="Text_20_body"><text:span text:style-name="T3">timshefa</text:span> ⇒ <text:a xlink:type="simple" xlink:href="#bosmen" text:style-name="Internet_20_link" text:visited-style-name="Visited_20_Internet_20_Link"><text:span text:style-name="Definition">bosmen</text:span></text:a></text:p>
        <text:p text:style-name="Text_20_body"><text:bookmark text:name="tin"/><text:span text:style-name="T3">tin</text:span> – (kwo) Weißblech, Zinnblech<text:line-break/><text:span text:style-name="T3">tin ken</text:span> – Blechdose, Blechbüchse auch: <text:a xlink:type="simple" xlink:href="#ken" text:style-name="Internet_20_link" text:visited-style-name="Visited_20_Internet_20_Link"><text:span text:style-name="Definition">ken</text:span></text:a></text:p>
        <text:p text:style-name="Text_20_body"><text:span text:style-name="T3">tineijer</text:span> – (kwo) Teenager, Jugendlicher<text:line-break/>Englisch</text:p>
        <text:p text:style-name="Text_20_body"><text:span text:style-name="T3">tinta</text:span> – (kwo) Tinte<text:line-break/>Spanisch</text:p>
        <text:p text:style-name="Text_20_body"><text:span text:style-name="T3">tintini</text:span> – (zwo) klingeln, klirren<text:line-break/><text:span text:style-name="T3">tintini glasa kun koywan</text:span> – mit jmd. die Gläser anstoßen<text:line-break/>Spanisch</text:p>
        <text:p text:style-name="Text_20_body"><text:span text:style-name="T3">tinza</text:span> – (kwo) Laube, Pergola<text:line-break/>Mandarin</text:p>
        <text:p text:style-name="Text_20_body"><text:soft-page-break/><text:span text:style-name="T3">tip</text:span> – (kwo) Typ, Klasse<text:line-break/><text:span text:style-name="T3">tipike</text:span> – (kwel) typisch</text:p>
        <text:p text:style-name="Text_20_body"><text:span text:style-name="T3">tiran</text:span> – (kwo) Tyrann<text:line-break/><text:span text:style-name="T3">tirani</text:span> – (zwo) tyrannisieren<text:line-break/>Griechisch</text:p>
        <text:p text:style-name="Text_20_body"><text:bookmark text:name="tiri"/><text:span text:style-name="T3">tiri</text:span> – (zwo) ziehen vgl. <text:a xlink:type="simple" xlink:href="#extendi" text:style-name="Internet_20_link" text:visited-style-name="Visited_20_Internet_20_Link"><text:span text:style-name="Definition">extendi</text:span></text:a>, <text:a xlink:type="simple" xlink:href="#stiri" text:style-name="Internet_20_link" text:visited-style-name="Visited_20_Internet_20_Link"><text:span text:style-name="Definition">stiri</text:span></text:a><text:line-break/><text:span text:style-name="T3">ek-tiri</text:span> – (zwo) rucken<text:line-break/><text:span text:style-name="T3">tira</text:span> – (kwo) Zug, Ruck<text:line-break/><text:span text:style-name="T3">tiriboxa</text:span> – (kwo) Schublade<text:line-break/><text:span text:style-name="T3">korkatirika</text:span> – (kwo) Korkenzieher</text:p>
        <text:p text:style-name="Text_20_body"><text:span text:style-name="T3">tirpan</text:span> – (kwo) Sense<text:line-break/><text:span text:style-name="T3">tirpani</text:span> – (zwo) sensen, mähen<text:line-break/>Türkisch</text:p>
        <text:p text:style-name="Text_20_body"><text:span text:style-name="T3">tit</text:span> – (kwo) Brustwarze, Zitze <text:span text:style-name="T1">(anat.)</text:span></text:p>
        <text:p text:style-name="Text_20_body"><text:span text:style-name="T3">titan</text:span> – (kwo) Titan, Gigant<text:line-break/><text:span text:style-name="T3">titanike</text:span> – (kwel) titanisch, gigantisch</text:p>
        <text:p text:style-name="Text_20_body"><text:span text:style-name="T3">titanium</text:span> – (kwo) Titan <text:span text:style-name="T1">(chem. Element; Symbol: Ti)</text:span></text:p>
        <text:p text:style-name="Text_20_body"><text:span text:style-name="T3">titar</text:span> – (kwo) Rebhuhn <text:span text:style-name="T1">(zool.)</text:span><text:line-break/>Hindi</text:p>
        <text:p text:style-name="Text_20_body"><text:bookmark text:name="titla"/><text:span text:style-name="T3">titla</text:span> – (kwo) Titel (eines Buches, einer Person) siehe auch: <text:a xlink:type="simple" xlink:href="#subtitla" text:style-name="Internet_20_link" text:visited-style-name="Visited_20_Internet_20_Link"><text:span text:style-name="Definition">subtitla</text:span></text:a><text:line-break/><text:span text:style-name="T3">titla-piktura</text:span> – Titelbild siehe: <text:a xlink:type="simple" xlink:href="#pikti" text:style-name="Internet_20_link" text:visited-style-name="Visited_20_Internet_20_Link"><text:span text:style-name="Definition">piktura</text:span></text:a></text:p>
        <text:p text:style-name="Text_20_body"><text:bookmark text:name="to"/><text:span text:style-name="T3">to</text:span> – 1) (inplas-kwo) jenes, das vgl. <text:a xlink:type="simple" xlink:href="#se" text:style-name="Internet_20_link" text:visited-style-name="Visited_20_Internet_20_Link"><text:span text:style-name="Definition">se</text:span></text:a><text:line-break/><text:span text:style-name="T3">Se es dom, e to es auto.</text:span> – Dies ist ein Haus und das ist ein Auto.<text:line-break/><text:span text:style-name="T3">To es avion, bu faula.</text:span> – Das ist ein Flugzeug, kein Vogel.<text:line-break/><text:span text:style-name="T3">Me bu jan nixa om to.</text:span> – Ich weiß nichts darüber.<text:line-break/><text:span text:style-name="T3">to es</text:span> – das ist, das heißt (d.h.)<text:line-break/><text:span text:style-name="T3">toy</text:span> – (inplas-kwel) jener, jene, jenes<text:line-break/><text:span text:style-name="T3">Toy kitaba bu es interes-ney.</text:span> – Das Buch ist nicht interessant.<text:line-break/>2) (gramatika) <text:span text:style-name="T1">optionaler Appositionsmarker (Hinzufügung)</text:span><text:line-break/><text:span text:style-name="T3">kota to kapter</text:span> – die Katze - der Fänger - …<text:line-break/><text:span text:style-name="T3">avion to fortesa</text:span> – ein Flugzeug, das auch eine Festung ist</text:p>
        <text:p text:style-name="Text_20_body"><text:bookmark text:name="toki"/><text:span text:style-name="T3">toki</text:span> – (zwo) sprechen, unterhalten Syn.: <text:a xlink:type="simple" xlink:href="#kunshwo" text:style-name="Internet_20_link" text:visited-style-name="Visited_20_Internet_20_Link"><text:span text:style-name="Definition">kunshwo</text:span></text:a><text:line-break/><text:span text:style-name="T3">toki kun koywan</text:span> – mit jmd. sprechen<text:line-break/><text:span text:style-name="T3">toka</text:span> – (kwo) Gespräch, Unterhaltung<text:line-break/><text:span text:style-name="T3">toknik</text:span> – (kwo) Unterhalter, gewandter Gesprächspartner</text:p>
        <text:p text:style-name="Text_20_body"><text:span text:style-name="T3">tokon</text:span> – (kwo) Stummel, Stumpf, Strunk<text:line-break/><text:span text:style-name="T3">kol-tokon</text:span> – Kuhlstrunk<text:line-break/>Spanisch</text:p>
        <text:p text:style-name="Text_20_body"><text:soft-page-break/><text:span text:style-name="T3">tol</text:span> – (kwo) Zoll, Zollbehörde<text:line-break/>Schwedisch</text:p>
        <text:p text:style-name="Text_20_body"><text:bookmark text:name="toleri"/><text:span text:style-name="T3">toleri</text:span> – (zwo) tolerieren, ertragen, aushalten vgl. <text:a xlink:type="simple" xlink:href="#subi" text:style-name="Internet_20_link" text:visited-style-name="Visited_20_Internet_20_Link"><text:span text:style-name="Definition">subi</text:span></text:a>, <text:a xlink:type="simple" xlink:href="#sufri" text:style-name="Internet_20_link" text:visited-style-name="Visited_20_Internet_20_Link"><text:span text:style-name="Definition">sufri</text:span></text:a><text:line-break/><text:span text:style-name="T3">tolera</text:span> – (kwo) Toleranz<text:line-break/><text:span text:style-name="T3">toleribile</text:span> – (kwel) tolerierbar, erträglich, zulässig<text:line-break/><text:span text:style-name="T3">notoleribile</text:span> – (kwel) intolerabel, untragbar, unerträglich<text:line-break/><text:span text:style-name="T3">tolerishil</text:span> – (kwel) tolerant, nachsichtig<text:line-break/><text:span text:style-name="T3">tolerishiltaa</text:span> – (kwo) Nachsichtigkeit</text:p>
        <text:p text:style-name="Text_20_body"><text:span text:style-name="T3">tolki</text:span> – (zwo) interpretieren, auslegen, erklären<text:line-break/><text:span text:style-name="T3">tolka</text:span> – (kwo) Interpretation<text:line-break/>Russisch</text:p>
        <text:p text:style-name="Text_20_body"><text:span text:style-name="T3">tom</text:span> – (kwo) Band, dickes Buch, Wälzer</text:p>
        <text:p text:style-name="Text_20_body"><text:span text:style-name="T3">tomata</text:span> – (kwo) Tomate <text:span text:style-name="T1">(bot.)</text:span><text:line-break/><text:span text:style-name="T3">tomata saus</text:span> – Tomatensoße</text:p>
        <text:p text:style-name="Text_20_body"><text:bookmark text:name="tompi"/><text:span text:style-name="T3">tompi</text:span> – (zwo) stampfen, stapfen (mit schweren Schritten gehen) vgl. <text:a xlink:type="simple" xlink:href="#stampa" text:style-name="Internet_20_link" text:visited-style-name="Visited_20_Internet_20_Link"><text:span text:style-name="Definition">stampi</text:span></text:a>, <text:a xlink:type="simple" xlink:href="#topti" text:style-name="Internet_20_link" text:visited-style-name="Visited_20_Internet_20_Link"><text:span text:style-name="Definition">topti</text:span></text:a><text:line-break/><text:span text:style-name="T3">tomping</text:span> – (kwo) Stampfen, Gestampfe, Gestapfe<text:line-break/>Russisch</text:p>
        <text:p text:style-name="Text_20_body"><text:bookmark text:name="ton"/><text:span text:style-name="T3">ton</text:span> – (kwo) Ton, Laut, Klang</text:p>
        <text:p text:style-name="Text_20_body"><text:span text:style-name="T3">tona</text:span> – (kwo) Tonne<text:line-break/>Polnisch</text:p>
        <text:p text:style-name="Text_20_body"><text:bookmark text:name="tonus"/><text:span text:style-name="T3">tonus</text:span> – (kwo) Tonus, Spannkraft <text:span text:style-name="T1">(physiol., med.)</text:span></text:p>
        <text:p text:style-name="Text_20_body"><text:span text:style-name="T3">topale</text:span> – (kwel) lahm<text:line-break/><text:span text:style-name="T3">topali</text:span> – (zwo) hinken<text:line-break/><text:span text:style-name="T3">topaling</text:span> – (kwo) Hinken, Lahmheit<text:line-break/>Türkisch</text:p>
        <text:p text:style-name="Text_20_body"><text:bookmark text:name="topti"/><text:span text:style-name="T3">topti</text:span> – (zwo) trampeln, niedertrampeln, zerstampfen vgl. <text:a xlink:type="simple" xlink:href="#stampa" text:style-name="Internet_20_link" text:visited-style-name="Visited_20_Internet_20_Link"><text:span text:style-name="Definition">stampi</text:span></text:a>, <text:a xlink:type="simple" xlink:href="#tompi" text:style-name="Internet_20_link" text:visited-style-name="Visited_20_Internet_20_Link"><text:span text:style-name="Definition">tompi</text:span></text:a><text:line-break/>Russisch</text:p>
        <text:p text:style-name="Text_20_body"><text:bookmark text:name="topuk"/><text:span text:style-name="T3">topuk</text:span> – (kwo) Ferse <text:span text:style-name="T1">(anat.)</text:span> vgl. <text:a xlink:type="simple" xlink:href="#kabluk" text:style-name="Internet_20_link" text:visited-style-name="Visited_20_Internet_20_Link"><text:span text:style-name="Definition">kabluk</text:span></text:a><text:line-break/>Türkisch</text:p>
        <text:p text:style-name="Text_20_body"><text:span text:style-name="T3">torcha</text:span> – (kwo) Fackel</text:p>
        <text:p text:style-name="Text_20_body"><text:span text:style-name="T3">tori</text:span> – (zwo) reißen<text:line-break/><text:span text:style-name="T3">austori</text:span> – herausreißen<text:line-break/><text:span text:style-name="T3">tori kasam (wada)</text:span> – einen Eid (ein Versprechen) brechen<text:line-break/><text:span text:style-name="T3">tora</text:span> – (kwo) Riss<text:line-break/><text:span text:style-name="T3">toripes</text:span> – (kwo) Schnipsel, Fetzen<text:line-break/>Hindi</text:p>
        <text:p text:style-name="Text_20_body"><text:bookmark text:name="tormenti"/><text:soft-page-break/><text:span text:style-name="T3">tormenti</text:span> – (zwo) quälen, peinigen; sich quälen, Pein erleiden<text:line-break/><text:span text:style-name="T3">tormenta</text:span> – (kwo) Pein, Qual, Misere, Elend<text:line-break/><text:span text:style-name="T3">tormentisi</text:span> – (zwo) jmd. quälen, Leid zufügen vgl. <text:a xlink:type="simple" xlink:href="#tortura" text:style-name="Internet_20_link" text:visited-style-name="Visited_20_Internet_20_Link"><text:span text:style-name="Definition">torturi</text:span></text:a></text:p>
        <text:p text:style-name="Text_20_body"><text:span text:style-name="T3">tornado</text:span> – (kwo) Tornado, Wirbelsturm <text:span text:style-name="T1">(meteo.)</text:span></text:p>
        <text:p text:style-name="Text_20_body"><text:span text:style-name="T3">torneo</text:span> – (kwo) Turnier, Wettkampf</text:p>
        <text:p text:style-name="Text_20_body"><text:span text:style-name="T3">torsi</text:span> – (zwo) winden, verdrehen<text:line-break/><text:span text:style-name="T3">torsi por tunga</text:span> – sich winden vor Schmerz</text:p>
        <text:p text:style-name="Text_20_body"><text:span text:style-name="T3">torta</text:span> – (kwo) Torte<text:line-break/><text:span text:style-name="T3">tortakin</text:span> – (kwo) Törtchen, Gebäck<text:line-break/>Deutsch</text:p>
        <text:p text:style-name="Text_20_body"><text:span text:style-name="T3">tortuga</text:span> – (kwo) (See-, Wasser-)Schildkröte<text:line-break/><text:span text:style-name="T3">tortuga shel</text:span> – Schildkrötenpanzer</text:p>
        <text:p text:style-name="Text_20_body"><text:bookmark text:name="tortura"/><text:span text:style-name="T3">tortura</text:span> – (kwo) Folter, Peinigung<text:line-break/><text:span text:style-name="T3">torturi</text:span> – (zwo) foltern, peinigen vgl. <text:a xlink:type="simple" xlink:href="#tormenti" text:style-name="Internet_20_link" text:visited-style-name="Visited_20_Internet_20_Link"><text:span text:style-name="Definition">tormentisi</text:span></text:a></text:p>
        <text:p text:style-name="Text_20_body"><text:bookmark text:name="toshi"/><text:span text:style-name="T3">toshi</text:span> – (komo) ebenfalls, gleichfalls, auch vgl. <text:a xlink:type="simple" xlink:href="#haishi" text:style-name="Internet_20_link" text:visited-style-name="Visited_20_Internet_20_Link"><text:span text:style-name="Definition">haishi</text:span></text:a>, <text:a xlink:type="simple" xlink:href="#iven" text:style-name="Internet_20_link" text:visited-style-name="Visited_20_Internet_20_Link"><text:span text:style-name="Definition">iven</text:span></text:a>, <text:a xlink:type="simple" xlink:href="#yoshi" text:style-name="Internet_20_link" text:visited-style-name="Visited_20_Internet_20_Link"><text:span text:style-name="Definition">yoshi</text:span></text:a><text:line-break/><text:span text:style-name="T3">Me pri gani. - Me toshi.</text:span> – Ich singe gerne. - Ich auch.<text:line-break/><text:span text:style-name="T3">Me bu ve go a kino. - Me toshi.</text:span> – Ich werde nicht ins Kino gehen. - Ich ebenfalls (nicht).<text:line-break/><text:span text:style-name="T3">Me toshi wud yao safari.</text:span> – Ich würde ebenfalls gern reisen.<text:line-break/><text:span text:style-name="T3">Lu toshi es hir.</text:span> – Er ist auch hier.<text:line-break/>Russisch</text:p>
        <text:p text:style-name="Text_20_body"><text:span text:style-name="T3">tosta</text:span> – (kwo) Toast, Röstbrot</text:p>
        <text:p text:style-name="Text_20_body"><text:span text:style-name="T3">tote</text:span> – (kwel) ganz, gesamt<text:line-break/><text:span text:style-name="T3">tote dey</text:span> – den ganzen Tag<text:line-break/><text:span text:style-name="T3">tota</text:span> – (kwo) das Ganze, die Gesamtheit<text:line-break/><text:span text:style-name="T3">pa tota</text:span> – im Ganzen, insgesamt<text:line-break/><text:span text:style-name="T3">totale</text:span> – (kwel) total<text:line-break/><text:span text:style-name="T3">totem</text:span> – (komo) völlig, gänzlich, komplett<text:line-break/><text:span text:style-name="T3">bu totem</text:span> – nicht völlig, nicht komplett</text:p>
        <text:p text:style-name="Text_20_body"><text:span text:style-name="T3">toxin</text:span> – (kwo) Gift<text:line-break/><text:span text:style-name="T3">toxin-ney</text:span> – (kwel) giftig<text:line-break/><text:span text:style-name="T3">toxini</text:span> – (zwo) vergiften<text:line-break/><text:span text:style-name="T3">toxining</text:span> – (kwo) Vergiften</text:p>
        <text:p text:style-name="Text_20_body"><text:span text:style-name="T3">toy</text:span> – (inplas-kwel) jener, jene, jenes siehe: <text:a xlink:type="simple" xlink:href="#to" text:style-name="Internet_20_link" text:visited-style-name="Visited_20_Internet_20_Link"><text:span text:style-name="Definition">to</text:span></text:a></text:p>
        <text:p text:style-name="Text_20_body"><text:bookmark text:name="tra"/><text:span text:style-name="T3">tra</text:span> – (konekti-syao) durch; über, hinüber, quer, auf der anderen Seite von<text:line-break/><text:span text:style-name="T3">Me he vidi yu tra winda.</text:span> – Ich sah dich durchs Fenster.<text:line-break/><text:span text:style-name="T3">Go tra gata!</text:span> – Überquere die Straße!<text:line-break/><text:span text:style-name="T3">Nu gun om sey proyekta tra mucho yar.</text:span> – Wir arbeiten viele Jahre hindurch an diesem Projekt.<text:line-break/><text:soft-page-break/><text:span text:style-name="T3">tralekti</text:span> – durchlesen (von Anfang bis Ende)<text:line-break/><text:span text:style-name="T3">tranochi</text:span> – die Nacht verbringen<text:line-break/><text:span text:style-name="T3">trasalti</text:span> – überspringen; auslassen<text:line-break/><text:span text:style-name="T3">trakusi</text:span> – durchbeißen<text:line-break/><text:span text:style-name="T3">tra-ney</text:span> – (kwel) hindurch (durchlassen; passieren)<text:line-break/><text:span text:style-name="T3">tra-nem</text:span> – (komo) (den genzen Weg) hindurch<text:line-break/><text:span text:style-name="T3">traen</text:span> – (konekti-komo) jenseits, auf der anderen Seite<text:line-break/><text:span text:style-name="T3">Faula flai traen riva.</text:span> – Ein Vogel fliegt jenseits des Flusses.<text:line-break/><text:span text:style-name="T3">Lu jivi traen osean.</text:span> – Er lebt jenseits des Ozeans.<text:line-break/><text:span text:style-name="T3">Es tume traen winda.</text:span> – Es ist dunkel jenseits des Fensters.</text:p>
        <text:p text:style-name="Text_20_body"><text:span text:style-name="T3">tradision</text:span> – (kwo) Tradition<text:line-break/><text:span text:style-name="T3">tradision-ney</text:span> – (kwel) traditionell</text:p>
        <text:p text:style-name="Text_20_body"><text:span text:style-name="T3">tradukti</text:span> – (zwo) übersetzen (in eine andere Sprache)<text:line-break/><text:span text:style-name="T3">tradukta</text:span> – (kwo) Übersetzung</text:p>
        <text:p text:style-name="Text_20_body"><text:span text:style-name="T3">trafik</text:span> – (kwo) Verkehr (Straßenverkehr; Daten- und Informationstransport)<text:line-break/>Amharisch</text:p>
        <text:p text:style-name="Text_20_body"><text:bookmark text:name="trafugi"/><text:span text:style-name="T3">trafugi</text:span> – (zwo) zum Feind überlaufensiehe: <text:a xlink:type="simple" xlink:href="#tra" text:style-name="Internet_20_link" text:visited-style-name="Visited_20_Internet_20_Link"><text:span text:style-name="Definition">tra</text:span></text:a>, <text:a xlink:type="simple" xlink:href="#fugi" text:style-name="Internet_20_link" text:visited-style-name="Visited_20_Internet_20_Link"><text:span text:style-name="Definition">fugi</text:span></text:a><text:line-break/><text:span text:style-name="T3">trafuger</text:span> – (kwo) Überläufer, Deserteur, Abtrüniger</text:p>
        <text:p text:style-name="Text_20_body"><text:span text:style-name="T3">tragedia</text:span> – (kwo) Tragödie, Trauerspiel</text:p>
        <text:p text:style-name="Text_20_body"><text:span text:style-name="T3">tragike</text:span> – (kwel) tragisch</text:p>
        <text:p text:style-name="Text_20_body"><text:bookmark text:name="trai"/><text:span text:style-name="T3">trai</text:span> – (zwo) versuchen, ausprobieren vgl. <text:a xlink:type="simple" xlink:href="#proba" text:style-name="Internet_20_link" text:visited-style-name="Visited_20_Internet_20_Link"><text:span text:style-name="Definition">probi</text:span></text:a><text:line-break/><text:span text:style-name="T3">Plis trai lerni hao.</text:span> – Bitte, versuche gut zu lernen.<text:line-break/><text:span text:style-name="T3">Bu trai juli me!</text:span> – Versuche nicht, mich zu betrügen!<text:line-break/><text:span text:style-name="T3">Oli jivika on Arda trai kapti garme surya-ray.</text:span> – Alle Lebewesen auf der Erde versuchen die heißen Sonnenstrahlen einzufangen.<text:line-break/><text:span text:style-name="T3">traisa</text:span> – (kwo) Versuch, Bestrebung, Bemühen</text:p>
        <text:p text:style-name="Text_20_body"><text:bookmark text:name="trajivi"/><text:span text:style-name="T3">trajivi</text:span> – (zwo) durchleben; überleben siehe: <text:a xlink:type="simple" xlink:href="#tra" text:style-name="Internet_20_link" text:visited-style-name="Visited_20_Internet_20_Link"><text:span text:style-name="Definition">tra</text:span></text:a>, <text:a xlink:type="simple" xlink:href="#jiva" text:style-name="Internet_20_link" text:visited-style-name="Visited_20_Internet_20_Link"><text:span text:style-name="Definition">jivi</text:span></text:a> vgl. <text:a xlink:type="simple" xlink:href="#anubav" text:style-name="Internet_20_link" text:visited-style-name="Visited_20_Internet_20_Link"><text:span text:style-name="Definition">anubavi</text:span></text:a><text:line-break/><text:span text:style-name="T3">Ela he trajivi mucho beda.</text:span> – Sie durchlebte viele Schwierigkeiten.<text:line-break/><text:span text:style-name="T3">Ta mog bu trajivi sey nocha.</text:span> – Er/Sie kann diese Nacht nicht überleben.</text:p>
        <text:p text:style-name="Text_20_body"><text:span text:style-name="T3">trakea</text:span> – (kwo) Trachee, Luftröhre <text:span text:style-name="T1">(anat.)</text:span></text:p>
        <text:p text:style-name="Text_20_body"><text:span text:style-name="T3">traktor</text:span> – (kwo) Traktor, Trecker, Zugmaschine</text:p>
        <text:p text:style-name="Text_20_body"><text:span text:style-name="T3">tralasi</text:span> – (zwo) durchlassen<text:line-break/><text:span text:style-name="T3">butralasike</text:span> – (kwel) undurchlässig, undurchdringlich; undurchschaubar, rätselhaft</text:p>
        <text:p text:style-name="Text_20_body"><text:span text:style-name="T3">tram</text:span> – (kwo) Tram, Straßenbahn</text:p>
        <text:p text:style-name="Text_20_body"><text:span text:style-name="T3">trani</text:span> – (zwo) ziehen, schleppen<text:line-break/><text:span text:style-name="T3">fa-trani</text:span> – sich schleppen<text:line-break/><text:soft-page-break/><text:span text:style-name="T3">tranika</text:span> – (kwo) Schleppe (Kleidung; Kometenschweif)</text:p>
        <text:p text:style-name="Text_20_body"><text:bookmark text:name="trankwile"/><text:span text:style-name="T3">trankwile</text:span> – (kwel) ruhig, gelassen, friedvoll vgl. <text:a xlink:type="simple" xlink:href="#kalme" text:style-name="Internet_20_link" text:visited-style-name="Visited_20_Internet_20_Link"><text:span text:style-name="Definition">kalme</text:span></text:a>, <text:a xlink:type="simple" xlink:href="#kyete" text:style-name="Internet_20_link" text:visited-style-name="Visited_20_Internet_20_Link"><text:span text:style-name="Definition">kyete</text:span></text:a>, <text:a xlink:type="simple" xlink:href="#silensi" text:style-name="Internet_20_link" text:visited-style-name="Visited_20_Internet_20_Link"><text:span text:style-name="Definition">silense</text:span></text:a><text:line-break/><text:span text:style-name="T3">trankwilitaa</text:span> – (kwo) Ruhe, Beschaulichkeit, Friedlichkeit</text:p>
        <text:p text:style-name="Text_20_body"><text:span text:style-name="T3">transa</text:span> – (kwo) Trance</text:p>
        <text:p text:style-name="Text_20_body"><text:span text:style-name="T3">transferi</text:span> – (zwo) transferieren (von einem Ort, einer Person oder Sache zu einem/einer anderen)<text:line-break/><text:span text:style-name="T3">transfera</text:span> – (kwo) Transfer, Übertragung</text:p>
        <text:p text:style-name="Text_20_body"><text:span text:style-name="T3">transformi</text:span> – (zwo) transformieren, umwandeln, umformen<text:line-break/><text:span text:style-name="T3">transforma</text:span> – (kwo) Transformation</text:p>
        <text:p text:style-name="Text_20_body"><text:span text:style-name="T3">transha</text:span> – (kwo) Tranche, Portion<text:line-break/>Französisch</text:p>
        <text:p text:style-name="Text_20_body"><text:span text:style-name="T3">transistor</text:span> – (kwo) Transistor <text:span text:style-name="T1">(tech.)</text:span><text:line-break/><text:span text:style-name="T3">transistor-ney resiver</text:span> – Transistorempfänger, Radiogerät</text:p>
        <text:p text:style-name="Text_20_body"><text:span text:style-name="T3">transiti</text:span> – (zwo) durchqueren; in einen anderen Zustand übergehen<text:line-break/><text:span text:style-name="T3">transita</text:span> – (kwo) Transit, Durchgang, Übergang<text:line-break/><text:span text:style-name="T3">transita-yash</text:span> – Übergangsalter</text:p>
        <text:p text:style-name="Text_20_body"><text:span text:style-name="T3">transmiti</text:span> – (zwo) transmittieren, übertragen, übersenden<text:line-break/><text:span text:style-name="T3">transmita</text:span> – (kwo) Transmission, Übertragung, Sendung</text:p>
        <text:p text:style-name="Text_20_body"><text:span text:style-name="T3">transplanti</text:span> – (zwo) transplantieren, verpflanzen, umpflanzen <text:span text:style-name="T1">(med., bot.)</text:span><text:line-break/><text:span text:style-name="T3">transplantiwat</text:span> – (kwo) Transplantat (was transplantiert wird)<text:line-break/><text:span text:style-name="T3">transplanta</text:span> – (kwo) Transplantation, Verpflanzung</text:p>
        <text:p text:style-name="Text_20_body"><text:span text:style-name="T3">transporta</text:span> – (kwo) Fahrzeug; Transportsystem<text:line-break/><text:span text:style-name="T3">transporti</text:span> – (zwo) transportieren (mit Fahrzeugen)<text:line-break/><text:span text:style-name="T3">transporting</text:span> – (kwo) Transport, Beförderung</text:p>
        <text:p text:style-name="Text_20_body"><text:span text:style-name="T3">trapa</text:span> – (kwo) Stofflappen<text:line-break/><text:span text:style-name="T3">trapas</text:span> – Lappen, Lumpen, Klamotten<text:line-break/>Spanisch, Russisch</text:p>
        <text:p text:style-name="Text_20_body"><text:span text:style-name="T3">trasa</text:span> – (kwo) Spur, Fährte<text:line-break/><text:span text:style-name="T3">finga trasa</text:span> – Fingerabdrücke<text:line-break/><text:span text:style-name="T3">peda trasa</text:span> – Fußabdrücke, Fußspuren<text:line-break/><text:span text:style-name="T3">lyu trasa</text:span> – Spuren hinterlassens<text:line-break/><text:span text:style-name="T3">sin trasa</text:span> – spurlos<text:line-break/><text:span text:style-name="T3">sekwi trasa de koywan</text:span> – der Spur von jmd. folgen; in die Fußstapfen von jmd. treten<text:line-break/><text:span text:style-name="T3">trasi</text:span> – (zwo) verfolgen</text:p>
        <text:p text:style-name="Text_20_body"><text:span text:style-name="T3">trati</text:span> – (zwo) behandeln, umgehen; herangehen (an ein Problem etc.)<text:line-break/><text:span text:style-name="T3">trati kun respekta</text:span> – mit Respekt behandeln<text:line-break/><text:span text:style-name="T3">dustrati</text:span> – (zwo) schlecht behandeln, mishandeln<text:line-break/><text:soft-page-break/><text:span text:style-name="T3">trata</text:span> – (kwo) Behandlung; Herangehensweise, Annäherung</text:p>
        <text:p text:style-name="Text_20_body"><text:span text:style-name="T3">trauma</text:span> – (kwo) Trauma, Verletzung <text:span text:style-name="T1">(med.)</text:span><text:line-break/><text:span text:style-name="T3">traumi</text:span> – (zwo) traumatisieren<text:line-break/><text:span text:style-name="T3">trauma depatmen</text:span> – (kwo) Trauma-Abteilung (im Hospital)</text:p>
        <text:p text:style-name="Text_20_body"><text:span text:style-name="T3">traur</text:span> – (kwo) Trauer<text:line-break/><text:span text:style-name="T3">traur-ney</text:span> – (kwel) trauernd</text:p>
        <text:p text:style-name="Text_20_body"><text:bookmark text:name="travidibile"/><text:span text:style-name="T3">travidibile</text:span> – (kwel) durchsichtig, transparent siehe: <text:a xlink:type="simple" xlink:href="#tra" text:style-name="Internet_20_link" text:visited-style-name="Visited_20_Internet_20_Link"><text:span text:style-name="Definition">tra</text:span></text:a>, <text:a xlink:type="simple" xlink:href="#vidi" text:style-name="Internet_20_link" text:visited-style-name="Visited_20_Internet_20_Link"><text:span text:style-name="Definition">vidi</text:span></text:a></text:p>
        <text:p text:style-name="Text_20_body"><text:bookmark text:name="treba"/><text:span text:style-name="T3">treba</text:span> – (sta) es ist nötig; benötigen hat eine weitere Bedeutung als <text:a xlink:type="simple" xlink:href="#gai" text:style-name="Internet_20_link" text:visited-style-name="Visited_20_Internet_20_Link"><text:span text:style-name="Definition">gai</text:span></text:a>, <text:a xlink:type="simple" xlink:href="#nidi" text:style-name="Internet_20_link" text:visited-style-name="Visited_20_Internet_20_Link"><text:span text:style-name="Definition">nidi</text:span></text:a>, <text:a xlink:type="simple" xlink:href="#mus" text:style-name="Internet_20_link" text:visited-style-name="Visited_20_Internet_20_Link"><text:span text:style-name="Definition">mus</text:span></text:a> und kann in den meisten Fällen benutzt werden<text:line-break/><text:span text:style-name="T3">Treba zwo se olo til aksham.</text:span> – Es ist notwendig, dies alles bis zum Abend zu tun.<text:line-break/><text:span text:style-name="T3">Es tarde, nu treba go a dom.</text:span> – Es ist spät, wir müssen nach Hause gehen.<text:line-break/><text:span text:style-name="T3">Treba pyu jen.</text:span> – Es werden mehr Personen benötigt.<text:line-break/><text:span text:style-name="T3">Regula treba klarisa.</text:span> – Die Regel benötigt eine Klarstellung.<text:line-break/><text:span text:style-name="T3">Sey kwesta treba kaulusa.</text:span> – Diese Frage benötigt eine Überlegung.<text:line-break/>Slawisch</text:p>
        <text:p text:style-name="Text_20_body"><text:span text:style-name="T3">trefi</text:span> – (zwo) treffen <text:span text:style-name="T1">(mil.)</text:span>; ereilen, zustoßen, befallen, <text:span text:style-name="T1">(med.)</text:span> schädigen<text:line-break/><text:span text:style-name="T3">trefi nishan</text:span> – das Ziel treffen<text:line-break/><text:span text:style-name="T3">trefen (trefi-ney) bay kula</text:span> – von der Kugel getroffen<text:line-break/><text:span text:style-name="T3">Disasta trefi-te lu.</text:span> – Die Katastrophe ereilte ihn.<text:line-break/><text:span text:style-name="T3">sin trefi</text:span> – ohne zu treffen<text:line-break/><text:span text:style-name="T3">shuti bu trefi</text:span> – daneben schießen<text:line-break/><text:span text:style-name="T3">mistrefi</text:span> – (zwo) verfehlen<text:line-break/><text:span text:style-name="T3">trefishil</text:span> – (kwel) treffsicher<text:line-break/><text:span text:style-name="T3">trefa</text:span> – (kwo) Treffer<text:line-break/><text:span text:style-name="T3">trefnik</text:span> – (kwo) Scharfschütze<text:line-break/>Deutsch</text:p>
        <text:p text:style-name="Text_20_body"><text:span text:style-name="T3">treiler</text:span> – (kwo) Anhänger, Auflieger (Fahrzeug)</text:p>
        <text:p text:style-name="Text_20_body"><text:span text:style-name="T3">treini</text:span> – (zwo) trainieren<text:line-break/><text:span text:style-name="T3">treina</text:span> – (kwo) Trainer<text:line-break/>Portugiesisch</text:p>
        <text:p text:style-name="Text_20_body"><text:span text:style-name="T3">trek</text:span> – (kwo) Track <text:span text:style-name="T1">(sport.; comp.; mus.)</text:span><text:line-break/><text:span text:style-name="T3">suontrek</text:span> – Sound Track, Tonspur</text:p>
        <text:p text:style-name="Text_20_body"><text:bookmark text:name="tremi"/><text:span text:style-name="T3">tremi</text:span> – (zwo) zittern Syn.: <text:a xlink:type="simple" xlink:href="#sheiki" text:style-name="Internet_20_link" text:visited-style-name="Visited_20_Internet_20_Link"><text:span text:style-name="Definition">sheiki</text:span></text:a><text:line-break/><text:span text:style-name="T3">ek-tremi</text:span> – zucken, zusammenzucken<text:line-break/><text:span text:style-name="T3">trema</text:span> – (kwo) Zittern, Beben<text:line-break/><text:span text:style-name="T3">ardatrema</text:span> – (kwo) Erdbeben auch: <text:a xlink:type="simple" xlink:href="#sisma" text:style-name="Internet_20_link" text:visited-style-name="Visited_20_Internet_20_Link"><text:span text:style-name="Definition">sisma</text:span></text:a></text:p>
        <text:p text:style-name="Text_20_body"><text:span text:style-name="T3">tren</text:span> – (kwo) Zug, Eisenbahn<text:line-break/><text:span text:style-name="T3">trenyuan</text:span> – (kwo) Zugschaffner</text:p>
        <text:p text:style-name="Text_20_body"><text:soft-page-break/><text:span text:style-name="T3">trepi</text:span> – (zwo) flattern<text:line-break/><text:span text:style-name="T3">trepi bay alas</text:span> – mit den Flügeln schlagen, flattern<text:line-break/><text:span text:style-name="T3">trepi-flai</text:span> – mit schnellem, leichtem Flügelschlag fliegen siehe: <text:a xlink:type="simple" xlink:href="#flai" text:style-name="Internet_20_link" text:visited-style-name="Visited_20_Internet_20_Link"><text:span text:style-name="Definition">flai</text:span></text:a><text:line-break/><text:span text:style-name="T3">trepa</text:span> – (kwo) Flattern, Geflatter<text:line-break/>Russisch</text:p>
        <text:p text:style-name="Text_20_body"><text:span text:style-name="T3">treska</text:span> – (kwo) Dorsch, Kabeljau <text:span text:style-name="T1">(zool.)</text:span></text:p>
        <text:p text:style-name="Text_20_body"><text:span text:style-name="T3">tresor</text:span> – (kwo) Schatz<text:line-break/>Katalanisch</text:p>
        <text:p text:style-name="Text_20_body"><text:bookmark text:name="treta"/><text:span text:style-name="T3">treta</text:span> – (kwo) Merkmal, Eigenschaft</text:p>
        <text:p text:style-name="Text_20_body"><text:bookmark text:name="tri"/><text:span text:style-name="T3">tri</text:span> – (kwanto) three (3) siehe auch: <text:a xlink:type="simple" xlink:href="#nol" text:style-name="Internet_20_link" text:visited-style-name="Visited_20_Internet_20_Link"><text:span text:style-name="Definition">nol</text:span></text:a>, <text:a xlink:type="simple" xlink:href="#un" text:style-name="Internet_20_link" text:visited-style-name="Visited_20_Internet_20_Link"><text:span text:style-name="Definition">un</text:span></text:a>, <text:a xlink:type="simple" xlink:href="#dwa" text:style-name="Internet_20_link" text:visited-style-name="Visited_20_Internet_20_Link"><text:span text:style-name="Definition">dwa</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li tri jen</text:span> – die drei Personen<text:line-break/><text:span text:style-name="T3">trifen</text:span> – (kwanto) drittel<text:line-break/><text:span text:style-name="T3">un (de) trifen</text:span> – ein drittel<text:line-break/><text:span text:style-name="T3">dwa (de) trifen</text:span> – zwei drittel<text:line-break/><text:span text:style-name="T3">trifenka</text:span> – (kwo) das Drittel<text:line-break/><text:span text:style-name="T3">triple</text:span> – (kwel) dreifach<text:line-break/><text:span text:style-name="T3">triplem</text:span> – (komo) dreifach, dreimal<text:line-break/><text:span text:style-name="T3">trishi</text:span> – (kwanto) dreißig<text:line-break/><text:span text:style-name="T3">tristo</text:span> – (kwanto) dreihundert<text:line-break/><text:span text:style-name="T3">tri-ney</text:span> – (kwel) dritte<text:line-break/><text:span text:style-name="T3">tri-nem</text:span> – (komo) drittens</text:p>
        <text:p text:style-name="Text_20_body"><text:span text:style-name="T3">triangula</text:span> – (kwo) Dreieck</text:p>
        <text:p text:style-name="Text_20_body"><text:span text:style-name="T3">tribu</text:span> – (kwo) Stamm, Volksstamm<text:line-break/>Spanisch</text:p>
        <text:p text:style-name="Text_20_body"><text:bookmark text:name="tribunal"/><text:span text:style-name="T3">tribunal</text:span> – (kwo) Tribunal Syn.: <text:a xlink:type="simple" xlink:href="#judi" text:style-name="Internet_20_link" text:visited-style-name="Visited_20_Internet_20_Link"><text:span text:style-name="Definition">judiguan</text:span></text:a></text:p>
        <text:p text:style-name="Text_20_body"><text:span text:style-name="T3">tribut</text:span> – (kwo) Tribut, Abgabe<text:line-break/><text:span text:style-name="T3">fai tribut on koywan</text:span> – jmd. Tribut auferlegen<text:line-break/><text:span text:style-name="T3">pagi tribut</text:span> – Tribut zahlen</text:p>
        <text:p text:style-name="Text_20_body"><text:bookmark text:name="tridi"/><text:span text:style-name="T3">tridi</text:span> – (kwo) Mittwoch auch: <text:a xlink:type="simple" xlink:href="#merkudi" text:style-name="Internet_20_link" text:visited-style-name="Visited_20_Internet_20_Link"><text:span text:style-name="Definition">merkudi</text:span></text:a> siehe auch: <text:a xlink:type="simple" xlink:href="#undi" text:style-name="Internet_20_link" text:visited-style-name="Visited_20_Internet_20_Link"><text:span text:style-name="Definition">undi</text:span></text:a>, <text:a xlink:type="simple" xlink:href="#dwadi" text:style-name="Internet_20_link" text:visited-style-name="Visited_20_Internet_20_Link"><text:span text:style-name="Definition">dwadi</text:span></text:a>, <text:a xlink:type="simple" xlink:href="#chardi" text:style-name="Internet_20_link" text:visited-style-name="Visited_20_Internet_20_Link"><text:span text:style-name="Definition">chardi</text:span></text:a>, <text:a xlink:type="simple" xlink:href="#petdi" text:style-name="Internet_20_link" text:visited-style-name="Visited_20_Internet_20_Link"><text:span text:style-name="Definition">petdi</text:span></text:a>, <text:a xlink:type="simple" xlink:href="#sitdi" text:style-name="Internet_20_link" text:visited-style-name="Visited_20_Internet_20_Link"><text:span text:style-name="Definition">sitdi</text:span></text:a>, <text:a xlink:type="simple" xlink:href="#semdi" text:style-name="Internet_20_link" text:visited-style-name="Visited_20_Internet_20_Link"><text:span text:style-name="Definition">semdi</text:span></text:a></text:p>
        <text:p text:style-name="Text_20_body"><text:span text:style-name="T3">triger</text:span> – (kwo) Auslöser<text:line-break/><text:span text:style-name="T3">trigeri</text:span> – (zwo ) auslösen</text:p>
        <text:p text:style-name="Text_20_body"><text:span text:style-name="T3">trimeska</text:span> – (kwo) drei Monate (Vierteljahr) siehe: <text:a xlink:type="simple" xlink:href="#tri" text:style-name="Internet_20_link" text:visited-style-name="Visited_20_Internet_20_Link"><text:span text:style-name="Definition">tri</text:span></text:a>, <text:a xlink:type="simple" xlink:href="#mes" text:style-name="Internet_20_link" text:visited-style-name="Visited_20_Internet_20_Link"><text:span text:style-name="Definition">mes</text:span></text:a></text:p>
        <text:p text:style-name="Text_20_body"><text:span text:style-name="T3">trimi</text:span> – (zwo) trimmen, schneiden vgl. <text:a xlink:type="simple" xlink:href="#kati" text:style-name="Internet_20_link" text:visited-style-name="Visited_20_Internet_20_Link"><text:span text:style-name="Definition">kati</text:span></text:a></text:p>
        <text:p text:style-name="Text_20_body"><text:span text:style-name="T3">Trinitaa</text:span> – (kwo) Dreifaltigkeit <text:span text:style-name="T1">(rel.)</text:span><text:line-break/><text:span text:style-name="T3">Trinitaa-undi</text:span> – (kwo) Pfingstmontag</text:p>
        <text:p text:style-name="Text_20_body"><text:bookmark text:name="triste"/><text:span text:style-name="T3">triste</text:span> – (kwel) traurig, betrübt Syn.: <text:a xlink:type="simple" xlink:href="#grivi" text:style-name="Internet_20_link" text:visited-style-name="Visited_20_Internet_20_Link"><text:span text:style-name="Definition">griva-ney</text:span></text:a><text:line-break/><text:soft-page-break/><text:span text:style-name="T3">tristitaa</text:span> – (kwo) Traurigkeit, Betrübnis<text:line-break/><text:span text:style-name="T3">tristefai</text:span> – (zwo) traurig sein<text:line-break/>Französisch</text:p>
        <text:p text:style-name="Text_20_body"><text:span text:style-name="T3">triumfa</text:span> – (kwo) Triumph<text:line-break/><text:span text:style-name="T3">triumfa-arka</text:span> – Triumphbogen<text:line-break/><text:span text:style-name="T3">triumfi</text:span> – (zwo) triumphieren, siegen</text:p>
        <text:p text:style-name="Text_20_body"><text:span text:style-name="T3">tro</text:span> – (komo) zu, zu viel<text:line-break/><text:span text:style-name="T3">Sey taska es tro mushkile fo me.</text:span> – Diese Aufgabe ist zu schwierig für mich.<text:line-break/><text:span text:style-name="T3">Sey lampa bu es tro yarke.</text:span> – Diese Lampe ist nicht zu hell.<text:line-break/><text:span text:style-name="T3">Yu gun ya tro.</text:span> – Du arbeitest ja zu viel.<text:line-break/><text:span text:style-name="T3">Es ya tro!</text:span> – Das ist ja zu viel! Das geht zu weit!<text:line-break/><text:span text:style-name="T3">fai tro, troisi</text:span> – (zwo) übertreiben, zu weit gehen<text:line-break/><text:span text:style-name="T3">troisa</text:span> – (zwo) Übertreibung</text:p>
        <text:p text:style-name="Text_20_body"><text:span text:style-name="T3">trofee</text:span> – (kwo) Trophäe<text:line-break/>Estnisch</text:p>
        <text:p text:style-name="Text_20_body"><text:span text:style-name="T3">trol</text:span> – (kwo) Troll (Fabelwesen)</text:p>
        <text:p text:style-name="Text_20_body"><text:span text:style-name="T3">tromba</text:span> – (kwo) Thrombus, Blutgerinsel <text:span text:style-name="T1">(med.)</text:span></text:p>
        <text:p text:style-name="Text_20_body"><text:span text:style-name="T3">trombon</text:span> – (kwo) Posaune <text:span text:style-name="T1">(mus.)</text:span></text:p>
        <text:p text:style-name="Text_20_body"><text:bookmark text:name="trompi"/><text:span text:style-name="T3">trompi</text:span> – (zwo) täuschen, betrügen, irreführen Syn.: <text:a xlink:type="simple" xlink:href="#juli" text:style-name="Internet_20_link" text:visited-style-name="Visited_20_Internet_20_Link"><text:span text:style-name="Definition">juli</text:span></text:a><text:line-break/><text:span text:style-name="T3">fa-trompi por koysa</text:span> – durch etw. getäuscht werden<text:line-break/><text:span text:style-name="T3">trompa</text:span> – (kwo) Täuschung, Betrug</text:p>
        <text:p text:style-name="Text_20_body"><text:span text:style-name="T3">tron</text:span> – (kwo) Thron<text:line-break/>Griechisch</text:p>
        <text:p text:style-name="Text_20_body"><text:span text:style-name="T3">tronka</text:span> – (kwo) Baumstamm; Rumpf <text:span text:style-name="T1">(anat.)</text:span></text:p>
        <text:p text:style-name="Text_20_body"><text:span text:style-name="T3">tropika</text:span> – (kwo) Tropen<text:line-break/><text:span text:style-name="T3">tropike</text:span> – (kwel) tropic, tropisch</text:p>
        <text:p text:style-name="Text_20_body"><text:span text:style-name="T3">troti</text:span> – (zwo) eilen, traben</text:p>
        <text:p text:style-name="Text_20_body"><text:span text:style-name="T3">trubadur</text:span> – (kwo) Troubadour</text:p>
        <text:p text:style-name="Text_20_body"><text:span text:style-name="T3">truk</text:span> – (kwo) Trick<text:line-break/><text:span text:style-name="T3">trukyuan</text:span> – (kwo) Zauberkünstler, Magier</text:p>
        <text:p text:style-name="Text_20_body"><text:span text:style-name="T3">trumpeta</text:span> – (kwo) Trompete <text:span text:style-name="T1">(mus.)</text:span><text:line-break/>Latein</text:p>
        <text:p text:style-name="Text_20_body"><text:bookmark text:name="trupa"/><text:span text:style-name="T3">trupa</text:span> – (kwo) Theatertruppe; Herde, Schar, Schwarm; Menschenmenge siehe auch: <text:a xlink:type="simple" xlink:href="#gurta" text:style-name="Internet_20_link" text:visited-style-name="Visited_20_Internet_20_Link"><text:span text:style-name="Definition">gurta</text:span></text:a>, <text:a xlink:type="simple" xlink:href="#menga" text:style-name="Internet_20_link" text:visited-style-name="Visited_20_Internet_20_Link"><text:span text:style-name="Definition">jenmenga</text:span></text:a><text:line-break/><text:span text:style-name="T3">trupas</text:span> – (kwo) Truppen <text:span text:style-name="T1">(mil.)</text:span></text:p>
        <text:p text:style-name="Text_20_body"><text:soft-page-break/><text:span text:style-name="T3">tsar</text:span> – (kwo) Zar<text:line-break/>Russisch</text:p>
        <text:p text:style-name="Text_20_body"><text:span text:style-name="T3">tsunami</text:span> – (kwo) Tsunami<text:line-break/>Japanisch</text:p>
        <text:p text:style-name="Text_20_body"><text:span text:style-name="T3">tu</text:span> – (gramatika) <text:span text:style-name="T1">Infinitiv-Partikel, Substantivierung</text:span><text:line-break/><text:span text:style-name="T3">Tu samaji es tu pardoni.</text:span> – Verstehen ist Vergeben.<text:line-break/><text:span text:style-name="T3">Tu fobisi es muy fasile.</text:span> – Zu ängstigen ist sehr einfach.</text:p>
        <text:p text:style-name="Text_20_body"><text:bookmark text:name="tualet"/><text:span text:style-name="T3">tualet</text:span> – (kwo) Toilette, Klosett, WC vgl. <text:a xlink:type="simple" xlink:href="#tuvalet" text:style-name="Internet_20_link" text:visited-style-name="Visited_20_Internet_20_Link"><text:span text:style-name="Definition">tuvalet</text:span></text:a><text:line-break/><text:span text:style-name="T3">tualet papir</text:span> – Toilettenpapier</text:p>
        <text:p text:style-name="Text_20_body"><text:span text:style-name="T3">tualya</text:span> – (kwo) Handtuch<text:line-break/>Hiligaynon</text:p>
        <text:p text:style-name="Text_20_body"><text:span text:style-name="T3">tuan</text:span> – (kwo) Klumpen; Kloß; Knäuel; Ball<text:line-break/><text:span text:style-name="T3">volvi swa inu tuan</text:span> – sich zu einem Knäuel zusammenrollen<text:line-break/><text:span text:style-name="T3">tuangrunta</text:span> – klumpige Erde<text:line-break/><text:span text:style-name="T3">tuan in gorla</text:span> – ein Kloß im Hals<text:line-break/>Mandarin</text:p>
        <text:p text:style-name="Text_20_body"><text:bookmark text:name="tuba"/><text:span text:style-name="T3">tuba</text:span> – (kwo) vgl. <text:a xlink:type="simple" xlink:href="#duda" text:style-name="Internet_20_link" text:visited-style-name="Visited_20_Internet_20_Link"><text:span text:style-name="Definition">duda</text:span></text:a>, <text:a xlink:type="simple" xlink:href="#pipa" text:style-name="Internet_20_link" text:visited-style-name="Visited_20_Internet_20_Link"><text:span text:style-name="Definition">pipa</text:span></text:a><text:line-break/>1) Röhre; Gewehrlauf<text:line-break/><text:span text:style-name="T3">dwa-tuba-ney banduk</text:span> – doppelläufiges Gewehr<text:line-break/>2) Tuba <text:span text:style-name="T1">(mus.)</text:span></text:p>
        <text:p text:style-name="Text_20_body"><text:span text:style-name="T3">tuberkulos</text:span> – (kwo) tuberkulose <text:span text:style-name="T1">(med.)</text:span></text:p>
        <text:p text:style-name="Text_20_body"><text:span text:style-name="T3">tudun</text:span> – (kwo) Hügel, Erdhügel<text:line-break/>Mandarin</text:p>
        <text:p text:style-name="Text_20_body"><text:span text:style-name="T3">tufi</text:span> – (zwo) ersticken, erwürgen, drosseln, unterdrücken; übertönen<text:line-break/><text:span text:style-name="T3">tufi shum</text:span> – das Geräusch unterdrücken<text:line-break/><text:span text:style-name="T3">Shum tufi suy vos.</text:span> – Das Geräusch übertönte seine/ihre Stimme.<text:line-break/><text:span text:style-name="T3">Dus-herba tufi sereal.</text:span> – Unkraut erstickt das Getreide.<text:line-break/><text:span text:style-name="T3">tufi-she</text:span> – (kwel) erstickend, unterdrückend, würgend; stickig</text:p>
        <text:p text:style-name="Text_20_body"><text:span text:style-name="T3">tuh</text:span> – (kwo) Tuch<text:line-break/><text:span text:style-name="T3">avantuh</text:span> – (kwo) Schürze<text:line-break/><text:span text:style-name="T3">poshtuh</text:span> – (kwo) Taschentuch</text:p>
        <text:p text:style-name="Text_20_body"><text:span text:style-name="T3">tuhmat</text:span> – (kwo) Verleumdung, üble Nachrede<text:line-break/><text:span text:style-name="T3">tuhmati</text:span> – (zwo) verleumden<text:line-break/>Usbekisch</text:p>
        <text:p text:style-name="Text_20_body"><text:span text:style-name="T3">tuhun</text:span> – (komo) zusammen (gemeinsam; gleichzeitig) Syn.: <text:a xlink:type="simple" xlink:href="#hunti" text:style-name="Internet_20_link" text:visited-style-name="Visited_20_Internet_20_Link"><text:span text:style-name="Definition">pa hunta</text:span></text:a><text:line-break/><text:span text:style-name="T3">tuhun kun</text:span> – zusammen mit<text:line-break/><text:span text:style-name="T3">Li sempre go tuhun.</text:span> – Sie gehen immer gemeinsam.<text:line-break/><text:soft-page-break/><text:span text:style-name="T3">fai tuhun</text:span> – zusammengehen<text:line-break/>Mandarin</text:p>
        <text:p text:style-name="Text_20_body"><text:span text:style-name="T3">tukan</text:span> – (kwo) Tukan <text:span text:style-name="T1">(zool.)</text:span><text:line-break/>Tschechisch</text:p>
        <text:p text:style-name="Text_20_body"><text:span text:style-name="T3">tuki</text:span> – (zwo) klopfen, schlagen<text:line-break/><text:span text:style-name="T3">tuki pa dwar</text:span> – an die Tür klopfen<text:line-break/><text:span text:style-name="T3">ek-tuki</text:span> – (zwo) einmal klopfen<text:line-break/><text:span text:style-name="T3">en-tuki</text:span> – (zwo) zu klopfen beginnen<text:line-break/><text:span text:style-name="T3">tuka</text:span> – (kwo) Klopfen, Schlag<text:line-break/><text:span text:style-name="T3">tuking</text:span> – (kwo) das Klopfen, Schlagen<text:line-break/><text:span text:style-name="T3">tuk-tuk</text:span> – (exklami) klopf-klopf<text:line-break/><text:span text:style-name="T3">Pelatuk tuki: tuk-tuk-tuk!</text:span> – Ein Specht klopft: rat-tat-tat!<text:line-break/>Russisch</text:p>
        <text:p text:style-name="Text_20_body"><text:span text:style-name="T3">tul</text:span> – (kwo) Werkzeug, Arbeitsgerät</text:p>
        <text:p text:style-name="Text_20_body"><text:span text:style-name="T3">tulipa</text:span> – (kwo) Tulpe <text:span text:style-name="T1">(bot.)</text:span></text:p>
        <text:p text:style-name="Text_20_body"><text:span text:style-name="T3">tuman</text:span> – (kwo) Nebel; Dunst<text:line-break/><text:span text:style-name="T3">Dense tuman kovri dol.</text:span> – Dichter Nebel bedeckt das Tal.<text:line-break/><text:span text:style-name="T3">tumanisi</text:span> – (zwo) umnebeln, benebeln<text:line-break/>Türkisch</text:p>
        <text:p text:style-name="Text_20_body"><text:bookmark text:name="tume"/><text:span text:style-name="T3">tume</text:span> – (kwel) dunkel Syn.: <text:a xlink:type="simple" xlink:href="#obskure" text:style-name="Internet_20_link" text:visited-style-name="Visited_20_Internet_20_Link"><text:span text:style-name="Definition">obskure</text:span></text:a> Ant.: <text:a xlink:type="simple" xlink:href="#klare" text:style-name="Internet_20_link" text:visited-style-name="Visited_20_Internet_20_Link"><text:span text:style-name="Definition">klare</text:span></text:a><text:line-break/><text:span text:style-name="T3">tume-grin</text:span> – dunkelgrün<text:line-break/><text:span text:style-name="T3">tumitaa</text:span> – (kwo) Dunkelheit<text:line-break/><text:span text:style-name="T3">tumderme (tumderma-ney)</text:span> – (kwel) dunkelhäutig<text:line-break/>Estnisch</text:p>
        <text:p text:style-name="Text_20_body"><text:span text:style-name="T3">tuna</text:span> – (kwo) Thunfisch <text:span text:style-name="T1">(zool.)</text:span></text:p>
        <text:p text:style-name="Text_20_body"><text:span text:style-name="T3">tundra</text:span> – (kwo) Tundra<text:line-break/>Russisch</text:p>
        <text:p text:style-name="Text_20_body"><text:span text:style-name="T3">tunel</text:span> – (kwo) Tunnel</text:p>
        <text:p text:style-name="Text_20_body"><text:span text:style-name="T3">tunga</text:span> – (kwo) Schmerz, Qual<text:line-break/><text:span text:style-name="T3">sensa de tunga</text:span> – Schmerzempfinden<text:line-break/><text:span text:style-name="T3">tunge (tunga-ney)</text:span> – (kwel) schmerzhaft, wund<text:line-break/><text:span text:style-name="T3">tungaful</text:span> – (kwel) schmerzlich, quälend<text:line-break/><text:span text:style-name="T3">tungi</text:span> – (zwo) schmerzen<text:line-break/><text:span text:style-name="T3">May kapa tungi.</text:span> – Mein Kopf schmerzt.<text:line-break/>Mandarin</text:p>
        <text:p text:style-name="Text_20_body"><text:span text:style-name="T3">tupe</text:span> – (kwel) stumpf <text:span text:style-name="T1">(auch fig.)</text:span><text:line-break/><text:span text:style-name="T3">tupifi (fa-tupe)</text:span> – (zwo) stumpf werden<text:line-break/><text:span text:style-name="T3">tupisi (mah-tupe)</text:span> – (zwo) stumpf machen<text:line-break/><text:soft-page-break/>Russisch</text:p>
        <text:p text:style-name="Text_20_body"><text:span text:style-name="T3">tur</text:span> – (kwo) Tour, Rundfahrt; an der Reihe sein<text:line-break/><text:span text:style-name="T3">Es yur tur fo jawabi.</text:span> – Du bist dran zu antworten.<text:line-break/><text:span text:style-name="T3">pa swa-ney tur</text:span> – zu seiner Zeit<text:line-break/><text:span text:style-name="T3">pa tur</text:span> – abwechselnd, der Reihe nach<text:line-break/><text:span text:style-name="T3">turi</text:span> – (zwo) besuchen, besichtigen<text:line-break/><text:span text:style-name="T3">turista</text:span> – (kwo) Tourist</text:p>
        <text:p text:style-name="Text_20_body"><text:span text:style-name="T3">turan</text:span> – (taim-komo) plötzlich<text:line-break/><text:span text:style-name="T3">Turan me he samaji olo.</text:span> – Plötzlich verstand ich alles.<text:line-break/><text:span text:style-name="T3">turan-ney</text:span> – (kwel) plötzlich, jäh<text:line-break/>Mandarin</text:p>
        <text:p text:style-name="Text_20_body"><text:span text:style-name="T3">turdi</text:span> – (zwo) verblüffen<text:line-break/><text:span text:style-name="T3">turdi-she</text:span> – (kwel) überwältigend, umwerfend, verblüffend<text:line-break/><text:span text:style-name="T3">turdi-she habar</text:span> – eine umwerfende Neuigkeit</text:p>
        <text:p text:style-name="Text_20_body"><text:span text:style-name="T3">turk</text:span> – 1) (kwel) türkisch (bezüglich Ethnik, Sprache oder Land)<text:line-break/>2) (kwo) Türke (Person türkischer Abstammung)<text:line-break/>3) (kwo) Türkisch (Sprache) auch: <text:span text:style-name="T3">turk-lingwa</text:span></text:p>
        <text:p text:style-name="Text_20_body"><text:span text:style-name="T3">Turkiye</text:span> – (kwo) Türkei<text:line-break/><text:span text:style-name="T3">Turkiye-jen</text:span> – (kwo) Einwohner der Türkei</text:p>
        <text:p text:style-name="Text_20_body"><text:span text:style-name="T3">turni</text:span> – (zwo) sich umdrehen, wenden<text:line-break/><text:span text:style-name="T3">turna</text:span> – (kwo) Wende, Drehung, Kurve<text:line-break/><text:span text:style-name="T3">turning</text:span> – (kwo) Drehen, Wenden</text:p>
        <text:p text:style-name="Text_20_body"><text:span text:style-name="T3">tushi</text:span> – (zwo) löschen, auslöschen; aussterben<text:line-break/><text:span text:style-name="T3">tushing</text:span> – (kwo) Löschen, Auslöschen, Abebben; Aussterben<text:line-break/>Russisch</text:p>
        <text:p text:style-name="Text_20_body"><text:span text:style-name="T3">tuta</text:span> – (kwo) Oberschenkel <text:span text:style-name="T1">(anat.)</text:span><text:line-break/>Malayalam</text:p>
        <text:p text:style-name="Text_20_body"><text:bookmark text:name="tuvalet"/><text:span text:style-name="T3">tuvalet</text:span> – (kwo) Toilette (ankleiden, frisieren) vgl. <text:a xlink:type="simple" xlink:href="#tualet" text:style-name="Internet_20_link" text:visited-style-name="Visited_20_Internet_20_Link"><text:span text:style-name="Definition">tualet</text:span></text:a><text:line-break/>Türkisch</text:p>
        <text:p text:style-name="Text_20_body"><text:span text:style-name="T3">tuy</text:span> – (komo) sofort<text:line-break/><text:span text:style-name="T3">Lu he samaji to tuy.</text:span> – Er verstand jenes sofort.<text:line-break/><text:span text:style-name="T3">Riva es tuy afte dom.</text:span> – Der Fluss kommt sofort nach dem Haus.<text:line-break/><text:span text:style-name="T3">tuy ke</text:span> – sobald<text:line-break/><text:span text:style-name="T3">Tuy ke ta vidi me, ta lopi a me pa fule kwaytaa.</text:span> – Sobald er/sie mich sah, rannte er/sie mit voller Geschwindigkeit zu mir.<text:line-break/>Litauisch</text:p>
        <text:p text:style-name="Text_20_body"><text:span text:style-name="T3">tuza</text:span> – (kwo) Hase <text:span text:style-name="T1">(zool.)</text:span><text:line-break/><text:span text:style-name="T3">man-tuza (tuzo)</text:span> – (kwo) männl. Hase, Rammler<text:line-break/><text:soft-page-break/><text:span text:style-name="T3">gin-tuza (tuzina)</text:span> – (kwo) Häsin<text:line-break/><text:span text:style-name="T3">yuntuza</text:span> – (kwo) Junghase<text:line-break/>Mandarin</text:p>
        <text:p text:style-name="Text_20_body"><text:span text:style-name="T3">twarog</text:span> – (kwo) Hüttenkäse<text:line-break/>Russisch</text:p>
        <text:p text:style-name="Text_20_body"><text:bookmark text:name="twerde"/><text:span text:style-name="T3">twerde</text:span> – (kwel) hart, fest vgl. <text:a xlink:type="simple" xlink:href="#solide" text:style-name="Internet_20_link" text:visited-style-name="Visited_20_Internet_20_Link"><text:span text:style-name="Definition">solide</text:span></text:a><text:line-break/><text:span text:style-name="T3">twerdi</text:span> – (zwo) erhärten <text:span text:style-name="T1">(tr./intr.)</text:span><text:line-break/><text:span text:style-name="T3">twerdifi (fa-twerde)</text:span> – (zwo) hart werden, fest werden<text:line-break/><text:span text:style-name="T3">twerdisi (mah-twerde)</text:span> – (zwo) hart machen, fest machen<text:line-break/><text:span text:style-name="T3">twerdika</text:span> – (kwo) Feststoff; etw. festes<text:line-break/><text:span text:style-name="T3">twerditaa</text:span> – (kwo) Festigkeit<text:line-break/>Russisch</text:p>
        <text:p text:style-name="Text_20_body"><text:span text:style-name="T3">twid</text:span> – (kwo) Tweed <text:span text:style-name="T1">(textil.)</text:span></text:p>
        <text:p text:style-name="Text_20_body"><text:span text:style-name="T3">twin</text:span> – (kwo) Zwilling<text:line-break/><text:span text:style-name="T3">twines</text:span> – Zwillinge</text:p>
        <text:p text:style-name="Text_20_body"><text:span text:style-name="T3">twoli</text:span> – (zwo) dreschen<text:line-break/><text:span text:style-name="T3">twoling</text:span> – (kwo) Dreschen<text:line-break/><text:span text:style-name="T3">twolilok</text:span> – (kwo) Tenne<text:line-break/><text:span text:style-name="T3">twolitul</text:span> – (kwo) Dreschflegel<text:line-break/><text:span text:style-name="T3">twolimashina</text:span> – (kwo) Dreschmaschine<text:line-break/>Mandarin</text:p>
        <text:p text:style-name="Text_20_body"><text:span text:style-name="T3">tyuba</text:span> – (kwo) Tube<text:line-break/><text:span text:style-name="T3">tyuba de dentapasta</text:span> – Zahnpastatube</text:p>
        <text:p text:style-name="Text_20_body"><text:line-break/><text:bookmark text:name="U"/></text:p>
        <text:p text:style-name="Horizontal_20_Line"/>
        <text:h text:style-name="Heading_20_3" text:outline-level="3"><text:bookmark-start text:name="u"/>U<text:bookmark-end text:name="u"/></text:h>
        <text:p text:style-name="First_20_paragraph"><text:span text:style-name="T3">u</text:span> – <text:span text:style-name="T1">der Buchstabe</text:span> U</text:p>
        <text:p text:style-name="Text_20_body"><text:span text:style-name="T3">udali</text:span> – (zwo) entfernen, beseitigen<text:line-break/><text:span text:style-name="T3">udala, udaling</text:span> – (kwo) Entfernen, Beseitigung<text:line-break/>Russisch</text:p>
        <text:p text:style-name="Text_20_body"><text:span text:style-name="T3">udra</text:span> – (kwo) Otter <text:span text:style-name="T1">(zool.)</text:span><text:line-break/>Lettisch</text:p>
        <text:p text:style-name="Text_20_body"><text:span text:style-name="T3">uf</text:span> – (exklami) uff <text:span text:style-name="T1">(Ausdruck von Müdigkeit oder Erleichterung)</text:span><text:line-break/><text:span text:style-name="T3">Uf, me sta fatigi-ney!</text:span> – Uff, ich bin geschafft!<text:line-break/><text:soft-page-break/><text:span text:style-name="T3">Uf, sey bao es grave!</text:span> – Oh, diese Tasche ist schwer!<text:line-break/><text:span text:style-name="T3">Uf, pa fin me es pa dom!</text:span> – Ah, endlich bin ich zu Hause!<text:line-break/>Türkisch</text:p>
        <text:p text:style-name="Text_20_body"><text:span text:style-name="T3">ugosti</text:span> – (zwo) festlich bewirten<text:line-break/>Russisch</text:p>
        <text:p text:style-name="Text_20_body"><text:span text:style-name="T3">ugrosa</text:span> – (kwo) Gefahr, Bedrohung<text:line-break/><text:span text:style-name="T3">ugrosi</text:span> – (zwo) drohen, bedrohen; Drohgesten machen<text:line-break/><text:span text:style-name="T3">ugrosi bay finga a koywan</text:span> – jmd. mit dem Finger drohen<text:line-break/>Russisch</text:p>
        <text:p text:style-name="Text_20_body"><text:span text:style-name="T3">Ukraina</text:span> – (kwo) Ukraine <text:span text:style-name="T1">(geogr.)</text:span></text:p>
        <text:p text:style-name="Text_20_body"><text:span text:style-name="T3">ukrainska</text:span> – 1) (kwel) ukrainisch (bezüglich Ethnik, Sprache oder Land)<text:line-break/>2) (kwo) Ukrainer (Person ukrainischer Abstammung)<text:line-break/>3) (kwo) Ukrainisch (Sprache)</text:p>
        <text:p text:style-name="Text_20_body"><text:span text:style-name="T3">ulsa</text:span> – (kwo) Ulcus, Geschwür <text:span text:style-name="T1">(med.)</text:span></text:p>
        <text:p text:style-name="Text_20_body"><text:span text:style-name="T3">ultraviolete</text:span> – (kwel) ultraviolett</text:p>
        <text:p text:style-name="Text_20_body"><text:span text:style-name="T3">ulu</text:span> – (kwo) Eule <text:span text:style-name="T1">(zool.)</text:span><text:line-break/>Hindi</text:p>
        <text:p text:style-name="Text_20_body"><text:bookmark text:name="un"/><text:span text:style-name="T3">un</text:span> – (kwanto) eins (1) siehe auch: <text:a xlink:type="simple" xlink:href="#nol" text:style-name="Internet_20_link" text:visited-style-name="Visited_20_Internet_20_Link"><text:span text:style-name="Definition">nol</text:span></text:a>, <text:a xlink:type="simple" xlink:href="#dwa" text:style-name="Internet_20_link" text:visited-style-name="Visited_20_Internet_20_Link"><text:span text:style-name="Definition">dwa</text:span></text:a>, <text:a xlink:type="simple" xlink:href="#tri" text:style-name="Internet_20_link" text:visited-style-name="Visited_20_Internet_20_Link"><text:span text:style-name="Definition">tri</text:span></text:a>, <text:a xlink:type="simple" xlink:href="#char" text:style-name="Internet_20_link" text:visited-style-name="Visited_20_Internet_20_Link"><text:span text:style-name="Definition">char</text:span></text:a>, <text:a xlink:type="simple" xlink:href="#pet" text:style-name="Internet_20_link" text:visited-style-name="Visited_20_Internet_20_Link"><text:span text:style-name="Definition">pet</text:span></text:a>, <text:a xlink:type="simple" xlink:href="#sit" text:style-name="Internet_20_link" text:visited-style-name="Visited_20_Internet_20_Link"><text:span text:style-name="Definition">sit</text:span></text:a>, <text:a xlink:type="simple" xlink:href="#sem" text:style-name="Internet_20_link" text:visited-style-name="Visited_20_Internet_20_Link"><text:span text:style-name="Definition">sem</text:span></text:a>, <text:a xlink:type="simple" xlink:href="#ot" text:style-name="Internet_20_link" text:visited-style-name="Visited_20_Internet_20_Link"><text:span text:style-name="Definition">ot</text:span></text:a>, <text:a xlink:type="simple" xlink:href="#nin" text:style-name="Internet_20_link" text:visited-style-name="Visited_20_Internet_20_Link"><text:span text:style-name="Definition">nin</text:span></text:a>, <text:a xlink:type="simple" xlink:href="#shi" text:style-name="Internet_20_link" text:visited-style-name="Visited_20_Internet_20_Link"><text:span text:style-name="Definition">shi</text:span></text:a>, <text:a xlink:type="simple" xlink:href="#sto" text:style-name="Internet_20_link" text:visited-style-name="Visited_20_Internet_20_Link"><text:span text:style-name="Definition">sto</text:span></text:a>, <text:a xlink:type="simple" xlink:href="#mil" text:style-name="Internet_20_link" text:visited-style-name="Visited_20_Internet_20_Link"><text:span text:style-name="Definition">mil</text:span></text:a><text:line-break/><text:span text:style-name="T3">un afte otre</text:span> – einer nach dem anderen<text:line-break/><text:span text:style-name="T3">un fon zuy jamile gela</text:span> – eines der schönsten Mädchen<text:line-break/><text:span text:style-name="T3">un-ney</text:span> – (kwel) erste<text:line-break/><text:span text:style-name="T3">arivi pa un-ney</text:span> – als erster ankommen<text:line-break/><text:span text:style-name="T3">un-nem</text:span> – 1) (komo) zuerst, zunächst, an erster Stelle<text:line-break/>   2) (taim-komo) zuerst, zu Beginn, am Anfang, anfangs<text:line-break/><text:span text:style-name="T3">un e haf</text:span> – eineinhalb, anderthalb<text:line-break/><text:span text:style-name="T3">unple</text:span> – (kwel) einfach, Einzel…<text:line-break/><text:span text:style-name="T3">unves</text:span> – (inplas-komo) einmal<text:line-break/><text:span text:style-name="T3">Unves me vidi ta pa gata.</text:span> – Einmal sah ich ihn/sie auf der Straße.<text:line-break/><text:span text:style-name="T3">unka</text:span> – (kwo) Eins<text:line-break/><text:span text:style-name="T3">fila de unka</text:span> – eine Reihe Einsen<text:line-break/><text:span text:style-name="T3">Yur unka tro-simili semka.</text:span> – Deine Eins ähnelt zu sehr der Sieben.</text:p>
        <text:p text:style-name="Text_20_body"><text:bookmark text:name="unatme"/><text:span text:style-name="T3">unatme (unatma-ney)</text:span> – (kwel) einstimmig, einhellig siehe: <text:a xlink:type="simple" xlink:href="#un" text:style-name="Internet_20_link" text:visited-style-name="Visited_20_Internet_20_Link"><text:span text:style-name="Definition">un</text:span></text:a>, <text:a xlink:type="simple" xlink:href="#atma" text:style-name="Internet_20_link" text:visited-style-name="Visited_20_Internet_20_Link"><text:span text:style-name="Definition">atma</text:span></text:a><text:line-break/><text:span text:style-name="T3">unatmem (unatma-nem)</text:span> – (komo) einstimmig, einhellig</text:p>
        <text:p text:style-name="Text_20_body"><text:bookmark text:name="undi"/><text:span text:style-name="T3">undi</text:span> – (kwo) Montag auch: <text:a xlink:type="simple" xlink:href="#lunadi" text:style-name="Internet_20_link" text:visited-style-name="Visited_20_Internet_20_Link"><text:span text:style-name="Definition">lunadi</text:span></text:a></text:p>
        <text:p text:style-name="Text_20_body"><text:span text:style-name="T3">une</text:span> – (kwel) vereint, zu einer einzelnen Gesamtheit verbunden<text:line-break/><text:span text:style-name="T3">une tota</text:span> – ein einzelnes Ganzes<text:line-break/><text:span text:style-name="T3">unitaa</text:span> – (kwo) Einheit<text:line-break/><text:span text:style-name="T3">uni</text:span> – (zwo) vereinigen, verbinden <text:span text:style-name="T1">(tr./intr.)</text:span><text:line-break/><text:soft-page-break/><text:span text:style-name="T3">unisa, unifa</text:span> – (kwo) Unifizierung, Einigung, Vereinigung<text:line-break/><text:span text:style-name="T3">unisi-ney, unifi-ney</text:span> – (kwel) vereint, vereinigt</text:p>
        <text:p text:style-name="Text_20_body"><text:span text:style-name="T3">unichi</text:span> – (zwo) demütigen, erniedrigen<text:line-break/><text:span text:style-name="T3">unicha</text:span> – (kwo) Demütigung, Erniedrigung<text:line-break/>Russisch</text:p>
        <text:p text:style-name="Text_20_body"><text:span text:style-name="T3">unida</text:span> – (kwo) Einheit (elementarer Teil eines Ganzen, Komponente; technisches Bauteil oder Modul)</text:p>
        <text:p text:style-name="Text_20_body"><text:span text:style-name="T3">uniforma</text:span> – (kwo) Uniform<text:line-break/>Türkisch</text:p>
        <text:p text:style-name="Text_20_body"><text:span text:style-name="T3">uniforme</text:span> – (kwel) uniform, einheitlich<text:line-break/><text:span text:style-name="T3">uniformitaa</text:span> – (kwo) Uniformität, Einheitlichkeit<text:line-break/><text:span text:style-name="T3">uniformisi</text:span> – (zwo) uniformieren, vereinheitlichen</text:p>
        <text:p text:style-name="Text_20_body"><text:span text:style-name="T3">unike</text:span> – (kwel) einzigartig<text:line-break/><text:span text:style-name="T3">unika</text:span> – (kwo) Unikat, Einzelstück</text:p>
        <text:p text:style-name="Text_20_body"><text:span text:style-name="T3">union</text:span> – (kwo) Union<text:line-break/><text:span text:style-name="T3">Europa-ney union</text:span> – Europäische Union</text:p>
        <text:p text:style-name="Text_20_body"><text:span text:style-name="T3">universa</text:span> – (kwo) Universum<text:line-break/><text:span text:style-name="T3">universa-ney</text:span> – (kwel) universal, kosmisch</text:p>
        <text:p text:style-name="Text_20_body"><text:span text:style-name="T3">universale</text:span> – (kwel) universell, allgemein<text:line-break/><text:span text:style-name="T3">universala</text:span> – (kwo) Allgemeingültigkeit</text:p>
        <text:p text:style-name="Text_20_body"><text:span text:style-name="T3">universitet</text:span> – (kwo) Universität</text:p>
        <text:p text:style-name="Text_20_body"><text:span text:style-name="T3">unkorna</text:span> – (kwo) Einhorn <text:span text:style-name="T1">(myth.)</text:span> siehe: <text:a xlink:type="simple" xlink:href="#un" text:style-name="Internet_20_link" text:visited-style-name="Visited_20_Internet_20_Link"><text:span text:style-name="Definition">un</text:span></text:a>, <text:a xlink:type="simple" xlink:href="#korna" text:style-name="Internet_20_link" text:visited-style-name="Visited_20_Internet_20_Link"><text:span text:style-name="Definition">korna</text:span></text:a></text:p>
        <text:p text:style-name="Text_20_body"><text:span text:style-name="T3">unkwe</text:span> – (gramatika) auch immer<text:line-break/><text:span text:style-name="T3">kwo unkwe lu shwo</text:span> – was auch immer er sagt<text:line-break/><text:span text:style-name="T3">kwel unkwe suy janmalingwa es</text:span> – welche seine Muttersprache auch immer ist<text:line-break/><text:span text:style-name="T3">kwel unkwe mahta lu posesi</text:span> – welche Macht auch immer er besitzt<text:line-break/><text:span text:style-name="T3">a wo unkwe nu go</text:span> – wohin auch immer wir gehen<text:line-break/><text:span text:style-name="T3">komo unkwe lu trai</text:span> – wie auch immer er versucht</text:p>
        <text:p text:style-name="Text_20_body"><text:bookmark text:name="upruge"/><text:span text:style-name="T3">upruge</text:span> – (kwel) federnd, elastisch siehe auch: <text:a xlink:type="simple" xlink:href="#elastike" text:style-name="Internet_20_link" text:visited-style-name="Visited_20_Internet_20_Link"><text:span text:style-name="Definition">elastike</text:span></text:a><text:line-break/>Russisch</text:p>
        <text:p text:style-name="Text_20_body"><text:span text:style-name="T3">ups</text:span> – (exklami) ups</text:p>
        <text:p text:style-name="Text_20_body"><text:span text:style-name="T3">uragan</text:span> – (kwo) Hurrikan, Orkan</text:p>
        <text:p text:style-name="Text_20_body"><text:bookmark text:name="uran"/><text:span text:style-name="T3">Uran</text:span> – (kwo) Uranus <text:span text:style-name="T1">(7. Planet, astr.)</text:span> siehe auch: <text:a xlink:type="simple" xlink:href="#merkuri" text:style-name="Internet_20_link" text:visited-style-name="Visited_20_Internet_20_Link"><text:span text:style-name="Definition">Merkuri</text:span></text:a>, <text:a xlink:type="simple" xlink:href="#venus" text:style-name="Internet_20_link" text:visited-style-name="Visited_20_Internet_20_Link"><text:span text:style-name="Definition">Venus</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p>
        <text:p text:style-name="Text_20_body"><text:soft-page-break/><text:span text:style-name="T3">uranyum</text:span> – (kwo) Uranium <text:span text:style-name="T1">(chem. Element, Symbol: U)</text:span><text:line-break/>Türkisch</text:p>
        <text:p text:style-name="Text_20_body"><text:bookmark text:name="urba"/><text:span text:style-name="T3">urba</text:span> – (kwo) Stadt vgl. <text:a xlink:type="simple" xlink:href="#siti" text:style-name="Internet_20_link" text:visited-style-name="Visited_20_Internet_20_Link"><text:span text:style-name="Definition">siti</text:span></text:a>, <text:a xlink:type="simple" xlink:href="#suburba" text:style-name="Internet_20_link" text:visited-style-name="Visited_20_Internet_20_Link"><text:span text:style-name="Definition">suburba</text:span></text:a></text:p>
        <text:p text:style-name="Text_20_body"><text:bookmark text:name="urina"/><text:span text:style-name="T3">urina</text:span> – (kwo) Urin, Harn<text:line-break/><text:span text:style-name="T3">urini</text:span> – (zwo) urinieren Syn.: <text:a xlink:type="simple" xlink:href="#pisi" text:style-name="Internet_20_link" text:visited-style-name="Visited_20_Internet_20_Link"><text:span text:style-name="Definition">pisi</text:span></text:a><text:line-break/><text:span text:style-name="T3">urina-pao</text:span> – (kwo) Blase, Harnblase <text:span text:style-name="T1">(anat.)</text:span></text:p>
        <text:p text:style-name="Text_20_body"><text:span text:style-name="T3">urjente</text:span> – (kwel) dringend, akut, eilig<text:line-break/><text:span text:style-name="T3">urjensia</text:span> – (kwo) Dringlichkeit, Eile</text:p>
        <text:p text:style-name="Text_20_body"><text:span text:style-name="T3">urli</text:span> – (zwo) schnurren; knurren</text:p>
        <text:p text:style-name="Text_20_body"><text:span text:style-name="T3">urna</text:span> – (kwo) Urne<text:line-break/><text:span text:style-name="T3">voti-urna</text:span> – Wahlurne<text:line-break/>Spanisch</text:p>
        <text:p text:style-name="Text_20_body"><text:span text:style-name="T3">urtiga</text:span> – (kwo) Nessel, Brennnessel <text:span text:style-name="T1">(bot.)</text:span><text:line-break/>Portugiesisch</text:p>
        <text:p text:style-name="Text_20_body"><text:bookmark text:name="USA"/><text:span text:style-name="T3">USA</text:span> – (kwo) USA (<text:span text:style-name="T3">Unifen Statas de Amerika</text:span>)<text:line-break/><text:span text:style-name="T3">USA-jen</text:span> – (kwo) Einwohner der USA vgl. <text:a xlink:type="simple" xlink:href="#Amerika" text:style-name="Internet_20_link" text:visited-style-name="Visited_20_Internet_20_Link"><text:span text:style-name="Definition">Amerika-jen</text:span></text:a></text:p>
        <text:p text:style-name="Text_20_body"><text:span text:style-name="T3">ushibi</text:span> – (zwo) prellen, verletzen<text:line-break/><text:span text:style-name="T3">ushiba</text:span> – (kwo) Prellung, Bluterguss<text:line-break/>Russisch</text:p>
        <text:p text:style-name="Text_20_body"><text:span text:style-name="T3">ustupi</text:span> – (zwo) nachgeben<text:line-break/><text:span text:style-name="T3">ustupa</text:span> – (kwo) Zugeständnis<text:line-break/><text:span text:style-name="T3">ustupishil</text:span> – (kwel) nachgiebig<text:line-break/>Russisch</text:p>
        <text:p text:style-name="Text_20_body"><text:span text:style-name="T3">utera</text:span> – (kwo) Uterus, Gebärmutter <text:span text:style-name="T1">(anat.)</text:span></text:p>
        <text:p text:style-name="Text_20_body"><text:span text:style-name="T3">utile</text:span> – (kwel) nützlich, brauchbar<text:line-break/><text:span text:style-name="T3">noutile</text:span> – (kwel) nutzlos<text:line-break/><text:span text:style-name="T3">utilitaa</text:span> – (kwo) Nutzen<text:line-break/><text:span text:style-name="T3">utilisi</text:span> – (zwo) nutzen, benutzen, verwenden<text:line-break/><text:span text:style-name="T3">utilisi kasu</text:span> – die Gelegenheit nutzen</text:p>
        <text:p text:style-name="Text_20_body"><text:span text:style-name="T3">utka</text:span> – (kwo) Ente <text:span text:style-name="T1">(zool.)</text:span><text:line-break/><text:span text:style-name="T3">utkina (gin-utka)</text:span> – (kwo) weibl. Ente<text:line-break/><text:span text:style-name="T3">utko (man-utka)</text:span> – (kwo) männl. Ente, Erpel, Enterich<text:line-break/><text:span text:style-name="T3">yunutka</text:span> – (kwo) Entenküken<text:line-break/>Russisch</text:p>
        <text:p text:style-name="Text_20_body"><text:span text:style-name="T3">utopia</text:span> – (kwo) Utopie</text:p>
        <text:p text:style-name="Text_20_body"><text:bookmark text:name="uupar"/><text:span text:style-name="T3">uupar</text:span> – (konekti-komo) hinauf, nach oben Ant.: <text:a xlink:type="simple" xlink:href="#nich" text:style-name="Internet_20_link" text:visited-style-name="Visited_20_Internet_20_Link"><text:span text:style-name="Definition">nich</text:span></text:a> vgl. <text:a xlink:type="simple" xlink:href="#asendi" text:style-name="Internet_20_link" text:visited-style-name="Visited_20_Internet_20_Link"><text:span text:style-name="Definition">asendi</text:span></text:a><text:line-break/><text:soft-page-break/><text:span text:style-name="T3">Kan uupar!</text:span> – Schau nach oben!<text:line-break/><text:span text:style-name="T3">Nu go uupar kolina.</text:span> – Wir gehen den Hügel hinauf.<text:line-break/><text:span text:style-name="T3">Li go uupar sulam.</text:span> – Sie gehen die Treppe hinauf.<text:line-break/><text:span text:style-name="T3">uuparen</text:span> – (konekti-komo) oben, am oberen Ende von<text:line-break/><text:span text:style-name="T3">Lai uupar! Me es uuparen.</text:span> – Komm hinauf! Ich bin oben.<text:line-break/><text:span text:style-name="T3">uuparenmonta</text:span> – Bergspitze<text:line-break/><text:span text:style-name="T3">fon uuparen</text:span> – von oben<text:line-break/><text:span text:style-name="T3">uuparifi (fa-uupar)</text:span> – (zwo) aufsteigen, sich hinauf bewegen, sich heben <text:span text:style-name="T1">(intr.)</text:span><text:line-break/><text:span text:style-name="T3">uuparisi (mah-uupar)</text:span> – (zwo) etw. heben, anheben <text:span text:style-name="T1">(tr.)</text:span><text:line-break/>Hindi</text:p>
        <text:p text:style-name="Text_20_body"><text:span text:style-name="T3">uupar-nich</text:span> siehe: <text:a xlink:type="simple" xlink:href="#uupar" text:style-name="Internet_20_link" text:visited-style-name="Visited_20_Internet_20_Link"><text:span text:style-name="Definition">uupar</text:span></text:a>, <text:a xlink:type="simple" xlink:href="#nich" text:style-name="Internet_20_link" text:visited-style-name="Visited_20_Internet_20_Link"><text:span text:style-name="Definition">nich</text:span></text:a><text:line-break/><text:span text:style-name="T3">fai uupar-nich</text:span> – (zwo) rauf und runter bewegen<text:line-break/><text:span text:style-name="T3">uupar-nichka</text:span> – (kwo) eine Rauf- und Runterbewegung</text:p>
        <text:p text:style-name="Text_20_body"><text:bookmark text:name="uupare"/><text:span text:style-name="T3">uupare</text:span> – (kwel) oben, oberhalb Ant.: <text:a xlink:type="simple" xlink:href="#niche" text:style-name="Internet_20_link" text:visited-style-name="Visited_20_Internet_20_Link"><text:span text:style-name="Definition">niche</text:span></text:a><text:line-break/><text:span text:style-name="T3">uupare tiriboxa</text:span> – obere Schublade<text:line-break/><text:span text:style-name="T3">uuparetaja</text:span> – obere Etage<text:line-break/><text:span text:style-name="T3">zuy uupare</text:span> – oberste<text:line-break/><text:span text:style-name="T3">uupara</text:span> – (kwo) Spitze, das obere Ende<text:line-break/><text:span text:style-name="T3">uuparlok</text:span> – (kwo) Hochland</text:p>
        <text:p text:style-name="Text_20_body"><text:line-break/><text:bookmark text:name="V"/></text:p>
        <text:p text:style-name="Horizontal_20_Line"/>
        <text:h text:style-name="Heading_20_3" text:outline-level="3"><text:bookmark-start text:name="v"/>V<text:bookmark-end text:name="v"/></text:h>
        <text:p text:style-name="First_20_paragraph"><text:span text:style-name="T3">vafla</text:span> – (kwo) Waffel</text:p>
        <text:p text:style-name="Text_20_body"><text:bookmark text:name="vagabondi"/><text:span text:style-name="T3">vagabondi</text:span> – (zwo) vagabundieren, herumstreifen siehe auch: <text:a xlink:type="simple" xlink:href="#wandi" text:style-name="Internet_20_link" text:visited-style-name="Visited_20_Internet_20_Link"><text:span text:style-name="Definition">wandi</text:span></text:a><text:line-break/><text:span text:style-name="T3">vagabondi-she</text:span> – (kwel) vagabundierend, wandernd<text:line-break/><text:span text:style-name="T3">vagabonder</text:span> – (kwo) Vagabund, Landstreicher<text:line-break/><text:span text:style-name="T3">vagabonding</text:span> – (kwo) Vagabundieren, Landstreicherei</text:p>
        <text:p text:style-name="Text_20_body"><text:span text:style-name="T3">vage</text:span> – (kwel) vage, unbestimmt, unklar</text:p>
        <text:p text:style-name="Text_20_body"><text:span text:style-name="T3">vagina</text:span> – (kwo) Vagina, Scheide <text:span text:style-name="T1">(anat.)</text:span></text:p>
        <text:p text:style-name="Text_20_body"><text:span text:style-name="T3">vagon</text:span> – (kwo) Waggon, Eisenbahnwagen<text:line-break/>Slowenisch</text:p>
        <text:p text:style-name="Text_20_body"><text:span text:style-name="T3">vaika</text:span> – (komo) wenigstens, zumindest, sei es auch noch so wenig; zum Beispiel, sagen wir mal; was auch immer, es spielt keine Rolle, wie du magst<text:line-break/><text:span text:style-name="T3">Weiti ba vaika un minuta!</text:span> – Warte zumindest eine Minute!<text:line-break/><text:span text:style-name="T3">Ob yu mog obedi me vaika un ves?</text:span> – Kannst du mir wenigstens einmal gehorchen?<text:line-break/><text:span text:style-name="T3">Me bu mog desidi, ob kupi grin kamisa o rude-la. Ambi es jamile. - Bu dumi tro, kupi ba </text:span><text:soft-page-break/><text:span text:style-name="T3">vaika rude-la.</text:span> – Ich kann nicht entscheiden, ob ich das grüne Hemd kaufe oder das rote. Beide sind schön - Denke nicht zuviel nach, kaufe, sagen wir, das rote.<text:line-break/><text:span text:style-name="T3">vaika nau</text:span> – jederzeit, sei es auch gerade jetzt<text:line-break/><text:span text:style-name="T3">Lai ba vaika sedey, vaika manya.</text:span> – Komm heute oder morgen, wie du magst.<text:line-break/>Finnisch</text:p>
        <text:p text:style-name="Text_20_body"><text:bookmark text:name="vaka"/><text:span text:style-name="T3">vaka</text:span> – (kwo) Waage Syn.: <text:a xlink:type="simple" xlink:href="#pondi" text:style-name="Internet_20_link" text:visited-style-name="Visited_20_Internet_20_Link"><text:span text:style-name="Definition">pondika</text:span></text:a><text:line-break/><text:span text:style-name="T3">pondi bay vaka</text:span> – mit der Waage wägen</text:p>
        <text:p text:style-name="Text_20_body"><text:span text:style-name="T3">vakante</text:span> – (kwel) vakant, leer, unbesetzt<text:line-break/><text:span text:style-name="T3">vakansia</text:span> – (kwo) Vacanz, freie Stelle</text:p>
        <text:p text:style-name="Text_20_body"><text:span text:style-name="T3">vakasion</text:span> – (kwo) Urlaub, Ferien</text:p>
        <text:p text:style-name="Text_20_body"><text:span text:style-name="T3">vaksina</text:span> – (kwo) Impfstoff <text:span text:style-name="T1">(med.)</text:span></text:p>
        <text:p text:style-name="Text_20_body"><text:span text:style-name="T3">vakue</text:span> – (kwel) leer, inhaltslos<text:line-break/><text:span text:style-name="T3">fa-vakue</text:span> – (zwo) leer werden<text:line-break/><text:span text:style-name="T3">mah-vakue</text:span> – (zwo) leer machen<text:line-break/><text:span text:style-name="T3">vakuitaa</text:span> – (kwo) Leere<text:line-break/><text:span text:style-name="T3">vakue-handa-ney</text:span> – (kwel) mit leeren Händen</text:p>
        <text:p text:style-name="Text_20_body"><text:span text:style-name="T3">vakum</text:span> – (kwo) Vakuum</text:p>
        <text:p text:style-name="Text_20_body"><text:span text:style-name="T3">val, …val</text:span> – 1) (sta) wert sein, es ist wert<text:line-break/><text:span text:style-name="T3">Val go kan sey filma.</text:span> – Es ist wert, in diesen Film zu gehen.<text:line-break/>2) (syao) <text:span text:style-name="T1">»wert«</text:span><text:line-break/><text:span text:style-name="T3">admirival</text:span> – bewundernswert<text:line-break/><text:span text:style-name="T3">Sey filma es goval.</text:span> – Dieser Film ist sehenswert.<text:line-break/><text:span text:style-name="T3">Geim es pleival.</text:span> – Das Spiel ist es spielenswert.<text:line-break/><text:span text:style-name="T3">Govo valori shao, bat Bagira-ney honor es shayad koysa batalival, - Bagira shwo bay zuy mule vos.</text:span> – „Der Wert eines Bullen ist gering, aber Baghiras Ehre ist vielleicht etwas, das Wert ist, dafür zu kämpfen“, sagte Baghira in seiner sanftesten Stimme.</text:p>
        <text:p text:style-name="Text_20_body"><text:span text:style-name="T3">valet</text:span> – (kwo) Bube (Spielkarte)<text:line-break/>Spanisch</text:p>
        <text:p text:style-name="Text_20_body"><text:span text:style-name="T3">valide</text:span> – (kwel) valid, gültig, zulässig</text:p>
        <text:p text:style-name="Text_20_body"><text:bookmark text:name="valor"/><text:span text:style-name="T3">valor</text:span> – (kwo) Wert, Nutzen vgl. <text:a xlink:type="simple" xlink:href="#valu" text:style-name="Internet_20_link" text:visited-style-name="Visited_20_Internet_20_Link"><text:span text:style-name="Definition">valu</text:span></text:a><text:line-break/><text:span text:style-name="T3">valor-ney, valorful</text:span> – (kwel) wertvoll, kostbar<text:line-break/><text:span text:style-name="T3">valori</text:span> – (zwo) wert sein; schätzen</text:p>
        <text:p text:style-name="Text_20_body"><text:bookmark text:name="valu"/><text:span text:style-name="T3">valu</text:span> – (kwo) (numerischer) Wert, Zahlenwert vgl. <text:a xlink:type="simple" xlink:href="#valor" text:style-name="Internet_20_link" text:visited-style-name="Visited_20_Internet_20_Link"><text:span text:style-name="Definition">valor</text:span></text:a></text:p>
        <text:p text:style-name="Text_20_body"><text:span text:style-name="T3">valza</text:span> – (kwo) Walzer <text:span text:style-name="T1">(mus.)</text:span><text:line-break/><text:span text:style-name="T3">valzi</text:span> – (zwo) Walzer tanzen</text:p>
        <text:p text:style-name="Text_20_body"><text:span text:style-name="T3">vampir</text:span> – (kwo) Vampir, Blutsauger <text:span text:style-name="T1">(myth.)</text:span></text:p>
        <text:p text:style-name="Text_20_body"><text:soft-page-break/><text:span text:style-name="T3">vandala</text:span> – (kwo) Vandale <text:span text:style-name="T1">(fig.)</text:span>, Rowdy<text:line-break/><text:span text:style-name="T3">vandalisma</text:span> – (kwo) Vandalismus, Zerstörungswut</text:p>
        <text:p text:style-name="Text_20_body"><text:span text:style-name="T3">vane</text:span> – (kwel) vergeblich, nutzlos<text:line-break/><text:span text:style-name="T3">vanem</text:span> – (komo) vergeblich, vergebens<text:line-break/><text:span text:style-name="T3">vanitaa</text:span> – (kwo) Vergeblichkeit, Zwecklosigkeit<text:line-break/><text:span text:style-name="T3">vanisi</text:span> – (zwo) vergeuden, verschwenden; vereiteln</text:p>
        <text:p text:style-name="Text_20_body"><text:span text:style-name="T3">vapor</text:span> – (kwo) Dampf<text:line-break/><text:span text:style-name="T3">vaporkazan</text:span> – Dampfkessel<text:line-break/><text:span text:style-name="T3">vapormashina</text:span> – Dampfmaschine<text:line-break/><text:span text:style-name="T3">vapori</text:span> – (zwo) verdampfen, verdunsten<text:line-break/><text:span text:style-name="T3">vaporing</text:span> – (kwo) Verdampfung, Verdunstung</text:p>
        <text:p text:style-name="Text_20_body"><text:span text:style-name="T3">varan</text:span> – (kwo) Waran <text:span text:style-name="T1">(zool.)</text:span><text:line-break/>Dänisch</text:p>
        <text:p text:style-name="Text_20_body"><text:span text:style-name="T3">varia</text:span> – (kwo) Variation, Veränderung<text:line-break/><text:span text:style-name="T3">vari</text:span> – (zwo) ändern, verändern<text:line-break/><text:span text:style-name="T3">varibile</text:span> – (kwel) variabel, veränderlich</text:p>
        <text:p text:style-name="Text_20_body"><text:span text:style-name="T3">varianta</text:span> – (kwo) Variante, Nebenform</text:p>
        <text:p text:style-name="Text_20_body"><text:span text:style-name="T3">vasa</text:span> – (kwo) Flüssigkeitsbehälter; Vase</text:p>
        <text:p text:style-name="Text_20_body"><text:span text:style-name="T3">vasal</text:span> – (kwo) Vasall, Lehnsmann</text:p>
        <text:p text:style-name="Text_20_body"><text:span text:style-name="T3">vaste</text:span> – (kwel) riesig, ausgedehnt, extensiv<text:line-break/><text:span text:style-name="T3">vastitaa</text:span> – (kwo) unermessliche Weite, Weitläufigkeit, Geräumigkeit</text:p>
        <text:p text:style-name="Text_20_body"><text:span text:style-name="T3">vata</text:span> – (kwo) Watte</text:p>
        <text:p text:style-name="Text_20_body"><text:bookmark text:name="ve"/><text:span text:style-name="T3">ve</text:span> – 1) (gramatika) <text:span text:style-name="T1">Zukunft</text:span> vgl. <text:a xlink:type="simple" xlink:href="#he" text:style-name="Internet_20_link" text:visited-style-name="Visited_20_Internet_20_Link"><text:span text:style-name="Definition">he</text:span></text:a><text:line-break/><text:span text:style-name="T3">me he zwo / me zwo / me ve zwo</text:span> – ich tat / ich tue / ich werde tun<text:line-break/>2) <text:span text:style-name="T1">der Buchstabe</text:span> V</text:p>
        <text:p text:style-name="Text_20_body"><text:span text:style-name="T3">vegan</text:span> – (kwo) Veganer<text:line-break/><text:span text:style-name="T3">vegan-ney</text:span> – (kwel) vegan<text:line-break/><text:span text:style-name="T3">veganisma</text:span> – (kwo) Veganismus</text:p>
        <text:p text:style-name="Text_20_body"><text:span text:style-name="T3">vegetarian</text:span> – (kwo) Vegetarier<text:line-break/><text:span text:style-name="T3">vegetarian-ney</text:span> – (kwel) vegetarisch<text:line-break/><text:span text:style-name="T3">vegetarianisma</text:span> – (kwo) Vegetarismus</text:p>
        <text:p text:style-name="Text_20_body"><text:bookmark text:name="vegi"/><text:span text:style-name="T3">vegi</text:span> – (zwo) wiegen (Gewicht haben) vgl. <text:a xlink:type="simple" xlink:href="#pondi" text:style-name="Internet_20_link" text:visited-style-name="Visited_20_Internet_20_Link"><text:span text:style-name="Definition">pondi</text:span></text:a><text:line-break/><text:span text:style-name="T3">It vegi dwa kilo.</text:span> – Es wiegt 2 Kilo.<text:line-break/><text:span text:style-name="T3">vega</text:span> – (kwo) Gewicht</text:p>
        <text:p text:style-name="Text_20_body"><text:bookmark text:name="vena"/><text:span text:style-name="T3">vena</text:span> – (kwo) Vene <text:span text:style-name="T1">(anat.)</text:span> vgl. <text:a xlink:type="simple" xlink:href="#arteria" text:style-name="Internet_20_link" text:visited-style-name="Visited_20_Internet_20_Link"><text:span text:style-name="Definition">arteria</text:span></text:a>, <text:a xlink:type="simple" xlink:href="#jila" text:style-name="Internet_20_link" text:visited-style-name="Visited_20_Internet_20_Link"><text:span text:style-name="Definition">jila</text:span></text:a><text:line-break/>Italienisch</text:p>
        <text:p text:style-name="Text_20_body"><text:soft-page-break/><text:span text:style-name="T3">vendi</text:span> – (zwo) verkaufen<text:line-break/><text:span text:style-name="T3">venda, vending</text:span> – (kwo) Verkauf, Verkaufen<text:line-break/><text:span text:style-name="T3">vendi-gina</text:span> – (kwo) Verkäuferin</text:p>
        <text:p text:style-name="Text_20_body"><text:span text:style-name="T3">venji</text:span> – (zwo) rächen, vergelten, ahnden, sühnen (<text:span text:style-name="T3">a koywan</text:span> – an jmd.)<text:line-break/><text:span text:style-name="T3">venja</text:span> – (kwo) Rache, Vergeltung<text:line-break/><text:span text:style-name="T3">venjishil</text:span> – (kwel) rachsüchtig, rachgierig</text:p>
        <text:p text:style-name="Text_20_body"><text:bookmark text:name="venudi"/><text:span text:style-name="T3">venudi</text:span> – (kwo) Freitag auch: <text:a xlink:type="simple" xlink:href="#petdi" text:style-name="Internet_20_link" text:visited-style-name="Visited_20_Internet_20_Link"><text:span text:style-name="Definition">petdi</text:span></text:a></text:p>
        <text:p text:style-name="Text_20_body"><text:bookmark text:name="venus"/><text:span text:style-name="T3">Venus</text:span> – (kwo) Venus <text:span text:style-name="T1">(2. Planet, astr.)</text:span> siehe auch: <text:a xlink:type="simple" xlink:href="#merkuri" text:style-name="Internet_20_link" text:visited-style-name="Visited_20_Internet_20_Link"><text:span text:style-name="Definition">Merkuri</text:span></text:a>, <text:a xlink:type="simple" xlink:href="#arda" text:style-name="Internet_20_link" text:visited-style-name="Visited_20_Internet_20_Link"><text:span text:style-name="Definition">Arda</text:span></text:a>, <text:a xlink:type="simple" xlink:href="#marsa" text:style-name="Internet_20_link" text:visited-style-name="Visited_20_Internet_20_Link"><text:span text:style-name="Definition">Marsa</text:span></text:a>, <text:a xlink:type="simple" xlink:href="#jupiter" text:style-name="Internet_20_link" text:visited-style-name="Visited_20_Internet_20_Link"><text:span text:style-name="Definition">Jupiter</text:span></text:a>, <text:a xlink:type="simple" xlink:href="#saturna" text:style-name="Internet_20_link" text:visited-style-name="Visited_20_Internet_20_Link"><text:span text:style-name="Definition">Saturna</text:span></text:a>, <text:a xlink:type="simple" xlink:href="#uran" text:style-name="Internet_20_link" text:visited-style-name="Visited_20_Internet_20_Link"><text:span text:style-name="Definition">Uran</text:span></text:a>, <text:a xlink:type="simple" xlink:href="#neptun" text:style-name="Internet_20_link" text:visited-style-name="Visited_20_Internet_20_Link"><text:span text:style-name="Definition">Neptun</text:span></text:a>, <text:a xlink:type="simple" xlink:href="#pluton" text:style-name="Internet_20_link" text:visited-style-name="Visited_20_Internet_20_Link"><text:span text:style-name="Definition">Pluton</text:span></text:a></text:p>
        <text:p text:style-name="Text_20_body"><text:bookmark text:name="ver"/><text:span text:style-name="T3">ver</text:span> – (kwel) wahr, stimmt; wahrlich, tatsächlich Kurzform von <text:a xlink:type="simple" xlink:href="#vere" text:style-name="Internet_20_link" text:visited-style-name="Visited_20_Internet_20_Link"><text:span text:style-name="Definition">vere</text:span></text:a><text:line-break/><text:span text:style-name="T3">Es ver.</text:span> – Es ist wahr.<text:line-break/><text:span text:style-name="T3">Bu es ver.</text:span> – Es ist nicht wahr.<text:line-break/><text:span text:style-name="T3">Ela es jamile, bu ver? - Ver.</text:span> – Sie ist schön, nicht wahr? - Stimmt.<text:line-break/><text:span text:style-name="T3">Es ver ke ela es jamile.</text:span> – Es stimmt, dass sie schön ist.<text:line-break/><text:span text:style-name="T3">Ver ku?</text:span> – Tatsächlich?<text:line-break/><text:span text:style-name="T3">Ver ya!</text:span> – Ja, es stimmt! So ist es!</text:p>
        <text:p text:style-name="Text_20_body"><text:span text:style-name="T3">veranda</text:span> – (kwo) Veranda</text:p>
        <text:p text:style-name="Text_20_body"><text:bookmark text:name="vere"/><text:span text:style-name="T3">vere</text:span> – (kwel) wahr, echt, real; korrekt siehe auch: <text:a xlink:type="simple" xlink:href="#juste" text:style-name="Internet_20_link" text:visited-style-name="Visited_20_Internet_20_Link"><text:span text:style-name="Definition">juste</text:span></text:a>, <text:a xlink:type="simple" xlink:href="#korekti" text:style-name="Internet_20_link" text:visited-style-name="Visited_20_Internet_20_Link"><text:span text:style-name="Definition">korekte</text:span></text:a>, <text:a xlink:type="simple" xlink:href="#prave" text:style-name="Internet_20_link" text:visited-style-name="Visited_20_Internet_20_Link"><text:span text:style-name="Definition">prave</text:span></text:a>, <text:a xlink:type="simple" xlink:href="#ver" text:style-name="Internet_20_link" text:visited-style-name="Visited_20_Internet_20_Link"><text:span text:style-name="Definition">ver</text:span></text:a><text:line-break/><text:span text:style-name="T3">verem</text:span> – (komo) wahrlich, wirklich<text:line-break/><text:span text:style-name="T3">veritaa</text:span> – (kwo) Wahrheit</text:p>
        <text:p text:style-name="Text_20_body"><text:bookmark text:name="verguy"/><text:span text:style-name="T3">verguy</text:span> – (kwel) kostbar, wertvoll siehe: <text:a xlink:type="simple" xlink:href="#ver" text:style-name="Internet_20_link" text:visited-style-name="Visited_20_Internet_20_Link"><text:span text:style-name="Definition">ver</text:span></text:a>, <text:a xlink:type="simple" xlink:href="#guy" text:style-name="Internet_20_link" text:visited-style-name="Visited_20_Internet_20_Link"><text:span text:style-name="Definition">guy</text:span></text:a><text:line-break/><text:span text:style-name="T3">verguyka</text:span> – (kwo) Kostbarkeit. wertvolles Ding</text:p>
        <text:p text:style-name="Text_20_body"><text:span text:style-name="T3">verifiki</text:span> – (zwo) verifizieren, auf Richtigkeit prüfen, bestätigen<text:line-break/><text:span text:style-name="T3">verifika</text:span> – (kwo) Verifizierung, Bestätigung</text:p>
        <text:p text:style-name="Text_20_body"><text:bookmark text:name="versa"/><text:span text:style-name="T3">versa</text:span> – (kwo) Vers <text:span text:style-name="T1">(lit.)</text:span> (poetische Form; Gedichtzeile; Bibelvers) siehe auch: <text:a xlink:type="simple" xlink:href="#strofa" text:style-name="Internet_20_link" text:visited-style-name="Visited_20_Internet_20_Link"><text:span text:style-name="Definition">strofa</text:span></text:a></text:p>
        <text:p text:style-name="Text_20_body"><text:span text:style-name="T3">version</text:span> – (kwo) Version</text:p>
        <text:p text:style-name="Text_20_body"><text:bookmark text:name="versu"/><text:span text:style-name="T3">versu</text:span> – (konekti) gegen, gegenüber, auf etw. zu, in Richtung vgl. <text:a xlink:type="simple" xlink:href="#a" text:style-name="Internet_20_link" text:visited-style-name="Visited_20_Internet_20_Link"><text:span text:style-name="Definition">a</text:span></text:a><text:line-break/><text:span text:style-name="T3">Wo es dom? Versu westa.</text:span> – Wo ist das Haus? In Richtung Westen.<text:line-break/><text:span text:style-name="T3">Elay senta versu lu bu he shanji.</text:span> – Ihre Gefühle ihm gegenüber haben sich nicht geändert.<text:line-break/><text:span text:style-name="T3">Versu sabah morba-ney jen en-sta pyu hao.</text:span> – Gegen Morgen ging es dem kranken Menschen besser.</text:p>
        <text:p text:style-name="Text_20_body"><text:span text:style-name="T3">vertebra</text:span> – (kwo) (Rücken-)Wirbel <text:span text:style-name="T1">(anat.)</text:span></text:p>
        <text:p text:style-name="Text_20_body"><text:span text:style-name="T3">vertiga</text:span> – (kwo) Schwindel <text:span text:style-name="T1">(med.)</text:span><text:line-break/><text:span text:style-name="T3">hev vertiga</text:span> – schwindlig</text:p>
        <text:p text:style-name="Text_20_body"><text:span text:style-name="T3">vertikale</text:span> – (kwel) vertikal, senkrecht, lotrecht<text:line-break/><text:span text:style-name="T3">vertikala</text:span> – (kwo) Vertikale, Senkrechte, Lotrechte</text:p>
        <text:p text:style-name="Text_20_body"><text:soft-page-break/><text:span text:style-name="T3">veruga</text:span> – (kwo) Warze <text:span text:style-name="T1">(med.)</text:span><text:line-break/>Portugiesisch</text:p>
        <text:p text:style-name="Text_20_body"><text:bookmark text:name="ves"/><text:span text:style-name="T3">ves, …ves</text:span> – (kwo) Mal, …mal<text:line-break/><text:span text:style-name="T3">al un-ney ves</text:span> – beim ersten Mal<text:line-break/><text:span text:style-name="T3">mucho ves per dey</text:span> – viele Male pro Tag<text:line-break/><text:span text:style-name="T3">Kada ves yu zwo same galta.</text:span> – Jedes Mal machst du den gleichen Fehler.<text:line-break/><text:span text:style-name="T3">pa sey ves</text:span> – dieses Mal<text:line-break/><text:span text:style-name="T3">Dwa ves dwa es char.</text:span> – Zwei mal zwei sind vier.<text:line-break/><text:span text:style-name="T3">yoshi un ves</text:span> – wieder einmal<text:line-break/><text:span text:style-name="T3">pa un ves</text:span> – auf einmal, zur gleichen Zeit<text:line-break/><text:span text:style-name="T3">pa nove ves (pa novves)</text:span> – erneut, aufs Neue<text:line-break/><text:span text:style-name="T3">otreves</text:span> – (komo) ein anderes Mal siehe: <text:a xlink:type="simple" xlink:href="#otre" text:style-name="Internet_20_link" text:visited-style-name="Visited_20_Internet_20_Link"><text:span text:style-name="Definition">otre</text:span></text:a><text:line-break/><text:span text:style-name="T3">laives</text:span> – (komo) nächstes Mal siehe: <text:a xlink:type="simple" xlink:href="#lai" text:style-name="Internet_20_link" text:visited-style-name="Visited_20_Internet_20_Link"><text:span text:style-name="Definition">lai</text:span></text:a><text:line-break/><text:span text:style-name="T3">koyves</text:span> – (komo) manchmal siehe: <text:a xlink:type="simple" xlink:href="#koy" text:style-name="Internet_20_link" text:visited-style-name="Visited_20_Internet_20_Link"><text:span text:style-name="Definition">koy</text:span></text:a><text:line-break/><text:span text:style-name="T3">unves</text:span> – (komo) einmal siehe: <text:a xlink:type="simple" xlink:href="#un" text:style-name="Internet_20_link" text:visited-style-name="Visited_20_Internet_20_Link"><text:span text:style-name="Definition">un</text:span></text:a><text:line-break/>Spanisch</text:p>
        <text:p text:style-name="Text_20_body"><text:bookmark text:name="vesna"/><text:span text:style-name="T3">vesna</text:span> – (kwo) Frühling, Frühjahr siehe: <text:a xlink:type="simple" xlink:href="#saif" text:style-name="Internet_20_link" text:visited-style-name="Visited_20_Internet_20_Link"><text:span text:style-name="Definition">saif</text:span></text:a>, <text:a xlink:type="simple" xlink:href="#oton" text:style-name="Internet_20_link" text:visited-style-name="Visited_20_Internet_20_Link"><text:span text:style-name="Definition">oton</text:span></text:a>, <text:a xlink:type="simple" xlink:href="#hima" text:style-name="Internet_20_link" text:visited-style-name="Visited_20_Internet_20_Link"><text:span text:style-name="Definition">hima</text:span></text:a><text:line-break/><text:span text:style-name="T3">pa vesna</text:span> – im Frühjahr<text:line-break/><text:span text:style-name="T3">fa-vesna</text:span> – es wird Frühling<text:line-break/>Russisch</text:p>
        <text:p text:style-name="Text_20_body"><text:span text:style-name="T3">vespa</text:span> – (kwo) Wespa <text:span text:style-name="T1">(zool.)</text:span><text:line-break/>Portugiesisch</text:p>
        <text:p text:style-name="Text_20_body"><text:span text:style-name="T3">vestibul</text:span> – (kwo) Vestibül, Vorhalle, Diele, Vorraum</text:p>
        <text:p text:style-name="Text_20_body"><text:span text:style-name="T3">veteran</text:span> – (kwo) Veteran</text:p>
        <text:p text:style-name="Text_20_body"><text:bookmark text:name="vexi"/><text:span text:style-name="T3">vexi</text:span> – (zwo) irritieren, ärgern; irritiert sein vgl. <text:a xlink:type="simple" xlink:href="#agravi" text:style-name="Internet_20_link" text:visited-style-name="Visited_20_Internet_20_Link"><text:span text:style-name="Definition">agravi</text:span></text:a><text:line-break/><text:span text:style-name="T3">fa-vexi</text:span> – (zwo) irritiert sein<text:line-break/><text:span text:style-name="T3">vexa</text:span> – (kwo) Ärger, Ärgernis, Belästigung<text:line-break/><text:span text:style-name="T3">vexishil</text:span> – (kwel) reizbar, leicht erregbar</text:p>
        <text:p text:style-name="Text_20_body"><text:span text:style-name="T3">via</text:span> – (konekti) via, über, durch, mittels<text:line-break/><text:span text:style-name="T3">a London via Paris</text:span> – nach London über Paris<text:line-break/><text:span text:style-name="T3">via radio</text:span> – über Radio<text:line-break/><text:span text:style-name="T3">May gin-visin sempre shwo mucho. Me en-jan oli habar via ela.</text:span> – Meine Nachbarin redet immer viel. Ich erfahre alle Neuigkeiten durch sie.</text:p>
        <text:p text:style-name="Text_20_body"><text:span text:style-name="T3">vibri</text:span> – (zwo) vibrieren, schwingen<text:line-break/><text:span text:style-name="T3">vibra</text:span> – (kwo) Vibration, Schwingung</text:p>
        <text:p text:style-name="Text_20_body"><text:span text:style-name="T3">video</text:span> – (kwo, kwel) Video<text:line-break/><text:span text:style-name="T3">rekordi video</text:span> – ein Video aufnehmen</text:p>
        <text:p text:style-name="Text_20_body"><text:bookmark text:name="vidi"/><text:span text:style-name="T3">vidi</text:span> – (zwo) sehen<text:line-break/><text:soft-page-break/><text:span text:style-name="T3">vida</text:span> – (kwo) Sehen; Sehkraft; Gesehenes<text:line-break/><text:span text:style-name="T3">vidiwat</text:span> – (kwo) Gesehenes, etw. zu sehen, Spektakel<text:line-break/><text:span text:style-name="T3">vidimogsa</text:span> – (kwo) Sehkraft<text:line-break/><text:span text:style-name="T3">vidisens</text:span> – (kwo) Gesichtssinn<text:line-break/><text:span text:style-name="T3">vidipunta</text:span> – (kwo) Gesichtspunkt, Standpunkt<text:line-break/><text:span text:style-name="T3">vidike</text:span> – (kwel) visuell, optisch<text:line-break/><text:span text:style-name="T3">vidibile</text:span> – (kwel) sichtbar siehe auch: <text:a xlink:type="simple" xlink:href="#travidibile" text:style-name="Internet_20_link" text:visited-style-name="Visited_20_Internet_20_Link"><text:span text:style-name="Definition">travidibile</text:span></text:a><text:line-break/><text:span text:style-name="T3">vidi-ney</text:span> – (kwel) gesehen<text:line-break/><text:span text:style-name="T3">vidi-nem</text:span> – (komo) offensichtlich, anscheinend<text:line-break/><text:span text:style-name="T3">fa-vidi</text:span> – (zwo) gesehen werden, sichtbar sein<text:line-break/><text:span text:style-name="T3">Shulin fa-vidi in dalitaa.</text:span> – Ein Wald ist in der Ferne zu sehen.<text:line-break/><text:span text:style-name="T3">ek-vidi</text:span> – (zwo) erblicken<text:line-break/><text:span text:style-name="T3">rividi</text:span> – (zwo) wiedersehen<text:line-break/><text:span text:style-name="T3">Til rividi!</text:span> – Auf Wiedersehen!</text:p>
        <text:p text:style-name="Text_20_body"><text:span text:style-name="T3">vidituba</text:span> – (kwo) Fernglas, Fernrohr, (kleines tragbares) Teleskop siehe: <text:a xlink:type="simple" xlink:href="#vidi" text:style-name="Internet_20_link" text:visited-style-name="Visited_20_Internet_20_Link"><text:span text:style-name="Definition">vidi</text:span></text:a>, <text:a xlink:type="simple" xlink:href="#tuba" text:style-name="Internet_20_link" text:visited-style-name="Visited_20_Internet_20_Link"><text:span text:style-name="Definition">tuba</text:span></text:a></text:p>
        <text:p text:style-name="Text_20_body"><text:span text:style-name="T3">vigor</text:span> – (kwo) Vialität, Energie, Elan<text:line-break/><text:span text:style-name="T3">vigorful</text:span> – (kwel) lebhaft, energisch<text:line-break/><text:span text:style-name="T3">vigorisi</text:span> – (zwo) kräftigen, stärken, beleben</text:p>
        <text:p text:style-name="Text_20_body"><text:span text:style-name="T3">vigyan</text:span> – (kwo) Wissenschaft<text:line-break/><text:span text:style-name="T3">vigyan-ney</text:span> – (kwel) wissenschaftlich<text:line-break/><text:span text:style-name="T3">vigyaner</text:span> – (kwo) Wissenschaftler<text:line-break/>Hindi</text:p>
        <text:p text:style-name="Text_20_body"><text:span text:style-name="T3">vije</text:span> – (kwel) munter, lebhaft, schwungvoll, heiter</text:p>
        <text:p text:style-name="Text_20_body"><text:span text:style-name="T3">vikar</text:span> – (kwo) Vikar <text:span text:style-name="T1">(rel.)</text:span><text:line-break/>Deutsch</text:p>
        <text:p text:style-name="Text_20_body"><text:span text:style-name="T3">vikla</text:span> – (kwo) Vehikel, Fahrzeug, Transportmittel</text:p>
        <text:p text:style-name="Text_20_body"><text:span text:style-name="T3">viktima</text:span> – (kwo) Opfer, Geschädigter<text:line-break/>Spanisch</text:p>
        <text:p text:style-name="Text_20_body"><text:span text:style-name="T3">vila</text:span> – (kwo) Villa</text:p>
        <text:p text:style-name="Text_20_body"><text:span text:style-name="T3">vilaja</text:span> – (kwo) Dorf</text:p>
        <text:p text:style-name="Text_20_body"><text:bookmark text:name="vin"/><text:span text:style-name="T3">vin</text:span> – (kwo) Wein <text:span text:style-name="T1">(bot.)</text:span> vgl. <text:a xlink:type="simple" xlink:href="#vino" text:style-name="Internet_20_link" text:visited-style-name="Visited_20_Internet_20_Link"><text:span text:style-name="Definition">vino</text:span></text:a><text:line-break/><text:span text:style-name="T3">vingrapa</text:span> – Weintraube<text:line-break/><text:span text:style-name="T3">vinjus</text:span> – Traubensaft<text:line-break/><text:span text:style-name="T3">vinberi</text:span> – Weinbeeren<text:line-break/><text:span text:style-name="T3">vinberinka</text:span> – (einzelne) Weinbeere</text:p>
        <text:p text:style-name="Text_20_body"><text:span text:style-name="T3">vinegra</text:span> – (kwo) Essig, Weinessig</text:p>
        <text:p text:style-name="Text_20_body"><text:bookmark text:name="vino"/><text:span text:style-name="T3">vino</text:span> – (kwo) Wein <text:span text:style-name="T1">(alkoh. Getränk)</text:span> vgl. <text:a xlink:type="simple" xlink:href="#vin" text:style-name="Internet_20_link" text:visited-style-name="Visited_20_Internet_20_Link"><text:span text:style-name="Definition">vin</text:span></text:a><text:line-break/><text:soft-page-break/><text:span text:style-name="T3">suhe vino</text:span> – trockener Wein<text:line-break/><text:span text:style-name="T3">rude vino</text:span> – Rotwein</text:p>
        <text:p text:style-name="Text_20_body"><text:span text:style-name="T3">vinta</text:span> – (kwo) Schraube; Propeller<text:line-break/><text:span text:style-name="T3">vinti</text:span> – (zwo) schrauben<text:line-break/><text:span text:style-name="T3">devinti</text:span> – (zwo) losschrauben <text:span text:style-name="T1">(tr.)</text:span><text:line-break/><text:span text:style-name="T3">fa-devinti</text:span> – (zwo) losgeschraubt werden<text:line-break/><text:span text:style-name="T3">vintitul</text:span> – (kwo) Schraubendreher<text:line-break/>Russisch</text:p>
        <text:p text:style-name="Text_20_body"><text:span text:style-name="T3">viola</text:span> – (kwo) Viola <text:span text:style-name="T1">(mus.)</text:span><text:line-break/>Italienisch</text:p>
        <text:p text:style-name="Text_20_body"><text:bookmark text:name="violati"/><text:span text:style-name="T3">violati</text:span> – (zwo) verletzen, gegen etw. verstoßen, ein Gesetz brechen vgl. <text:a xlink:type="simple" xlink:href="#violensi" text:style-name="Internet_20_link" text:visited-style-name="Visited_20_Internet_20_Link"><text:span text:style-name="Definition">violensi</text:span></text:a><text:line-break/><text:span text:style-name="T3">violata</text:span> – (kwo) Verletzung, Verstoß, Verfehlung</text:p>
        <text:p text:style-name="Text_20_body"><text:bookmark text:name="violensi"/><text:span text:style-name="T3">violensi</text:span> – (zwo) Gewalt anwenden, schänden, vergewaltigen vgl. <text:a xlink:type="simple" xlink:href="#violati" text:style-name="Internet_20_link" text:visited-style-name="Visited_20_Internet_20_Link"><text:span text:style-name="Definition">violati</text:span></text:a><text:line-break/><text:span text:style-name="T3">violensa</text:span> – (kwo) Gewalt, Gewalttätigkeit<text:line-break/><text:span text:style-name="T3">violense (violensa-ney)</text:span> – (kwel) gewalttätig</text:p>
        <text:p text:style-name="Text_20_body"><text:span text:style-name="T3">violeta</text:span> – (kwo) Veilchen <text:span text:style-name="T1">(bot.)</text:span><text:line-break/><text:span text:style-name="T3">trikolor-violeta</text:span> – (kwo) Wildes Stiefmütterchen, Ackerveilchen <text:span text:style-name="T1">(bot.)</text:span><text:line-break/>Spanisch</text:p>
        <text:p text:style-name="Text_20_body"><text:span text:style-name="T3">violete</text:span> – (kwel) Violett, Lila</text:p>
        <text:p text:style-name="Text_20_body"><text:span text:style-name="T3">violina</text:span> – (kwo) Violine, Geige <text:span text:style-name="T1">(mus.)</text:span><text:line-break/>Slowenisch</text:p>
        <text:p text:style-name="Text_20_body"><text:span text:style-name="T3">vipera</text:span> – (kwo) Viper, Otter <text:span text:style-name="T1">(zool.)</text:span><text:line-break/>Latein</text:p>
        <text:p text:style-name="Text_20_body"><text:span text:style-name="T3">virga</text:span> – (kwo) Jungfrau<text:line-break/><text:span text:style-name="T3">lao virga</text:span> – alte Jungfer<text:line-break/><text:span text:style-name="T3">virge (virga-ney)</text:span> – (kwel) jungfräulich, unberührt<text:line-break/><text:span text:style-name="T3">virge shulin</text:span> – Urwald</text:p>
        <text:p text:style-name="Text_20_body"><text:span text:style-name="T3">virti</text:span> – (zwo) wirbeln<text:line-break/><text:span text:style-name="T3">virti-mixi ovos kun milka</text:span> – die Eier mit Milch verquirlen<text:line-break/><text:span text:style-name="T3">akwavirta</text:span> – (kwo) Wasserwirbel, Strudel, Whirlpool<text:line-break/><text:span text:style-name="T3">virtifeng</text:span> – (kwo) Wirbelwind<text:line-break/>Hindi, Russisch</text:p>
        <text:p text:style-name="Text_20_body"><text:span text:style-name="T3">virtuale</text:span> – (kwel) virtuell, fiktiv</text:p>
        <text:p text:style-name="Text_20_body"><text:span text:style-name="T3">virulente</text:span> – (kwel) virulent, ansteckend <text:span text:style-name="T1">(med.)</text:span></text:p>
        <text:p text:style-name="Text_20_body"><text:span text:style-name="T3">virus</text:span> – (kwo) Virus <text:span text:style-name="T1">(med.)</text:span></text:p>
        <text:p text:style-name="Text_20_body"><text:span text:style-name="T3">visa</text:span> – (kwo) Visum, Sichtvermerk</text:p>
        <text:p text:style-name="Text_20_body"><text:soft-page-break/><text:span text:style-name="T3">vise-</text:span> – (syao) Vize…<text:line-break/><text:span text:style-name="T3">vise-rega</text:span> – Vizekönig</text:p>
        <text:p text:style-name="Text_20_body"><text:span text:style-name="T3">visin</text:span> – (kwo) Nachbar<text:line-break/><text:span text:style-name="T3">visin-ney</text:span> – (kwel) benachbart, angrenzend<text:line-break/><text:span text:style-name="T3">gin-visin</text:span> – (kwo) Nachbarin<text:line-break/><text:span text:style-name="T3">visintaa</text:span> – (kwo) Nachbarschaft</text:p>
        <text:p text:style-name="Text_20_body"><text:span text:style-name="T3">visiti</text:span> – (zwo) besuchen<text:line-break/><text:span text:style-name="T3">visita</text:span> – (kwo) Besuch<text:line-break/><text:span text:style-name="T3">visiter</text:span> – (kwo) Besucher, Gast</text:p>
        <text:p text:style-name="Text_20_body"><text:span text:style-name="T3">viskose</text:span> – (kwel) viskos, zähflüssig</text:p>
        <text:p text:style-name="Text_20_body"><text:span text:style-name="T3">visok</text:span> – (kwo) Schläfe <text:span text:style-name="T1">(anat.)</text:span><text:line-break/>Russisch</text:p>
        <text:p text:style-name="Text_20_body"><text:bookmark text:name="viti"/><text:span text:style-name="T3">viti</text:span> – (zwo) winden, umwinden, umschlingen Syn.: <text:a xlink:type="simple" xlink:href="#serpi" text:style-name="Internet_20_link" text:visited-style-name="Visited_20_Internet_20_Link"><text:span text:style-name="Definition">serpi</text:span></text:a><text:line-break/><text:span text:style-name="T3">Barana bin viti-ney bay grinka.</text:span> – Der Zaun war von Grün umwunden.<text:line-break/><text:span text:style-name="T3">ruchey kel viti tra shulin</text:span> – ein Bach, der sich durch den Wald schlängelt<text:line-break/><text:span text:style-name="T3">vitiplanta</text:span> – (kwo) Schlingpflanze, Kletterpflanze<text:line-break/>Russisch</text:p>
        <text:p text:style-name="Text_20_body"><text:span text:style-name="T3">viva</text:span> – (exklami) Er/Sie lebe hoch!</text:p>
        <text:p text:style-name="Text_20_body"><text:span text:style-name="T3">vodka</text:span> – (kwo) Wodka<text:line-break/>Russisch</text:p>
        <text:p text:style-name="Text_20_body"><text:bookmark text:name="vokala"/><text:span text:style-name="T3">vokala</text:span> – (kwo) Vokal, Selbstlaut <text:span text:style-name="T1">(ling.)</text:span> Ant.: <text:a xlink:type="simple" xlink:href="#konsonanta" text:style-name="Internet_20_link" text:visited-style-name="Visited_20_Internet_20_Link"><text:span text:style-name="Definition">konsonanta</text:span></text:a></text:p>
        <text:p text:style-name="Text_20_body"><text:span text:style-name="T3">vokasion</text:span> – (kwo) Berufung, Beruf, Begabung</text:p>
        <text:p text:style-name="Text_20_body"><text:span text:style-name="T3">voki</text:span> – (zwo) herbeirufen, jmd. rufen<text:line-break/><text:span text:style-name="T3">Oni voki lu a telefon.</text:span> – Man rief ihn zum Telefon.<text:line-break/><text:span text:style-name="T3">Ela voki helpa.</text:span> – Sie rief um Hilfe.<text:line-break/><text:span text:style-name="T3">voka</text:span> – (kwo) Ruf, Aufforderung<text:line-break/><text:span text:style-name="T3">voki-leta, voki-notifika</text:span> – (kwo) gerichtliche Vorladung</text:p>
        <text:p text:style-name="Text_20_body"><text:span text:style-name="T3">voleibol</text:span> – (kwo) Volleyball <text:span text:style-name="T1">(sport.)</text:span></text:p>
        <text:p text:style-name="Text_20_body"><text:bookmark text:name="voli"/><text:span text:style-name="T3">voli</text:span> – (zwo) wollen, beabsichtigen vgl. <text:a xlink:type="simple" xlink:href="#tamani" text:style-name="Internet_20_link" text:visited-style-name="Visited_20_Internet_20_Link"><text:span text:style-name="Definition">tamani</text:span></text:a>, <text:a xlink:type="simple" xlink:href="#yao" text:style-name="Internet_20_link" text:visited-style-name="Visited_20_Internet_20_Link"><text:span text:style-name="Definition">yao</text:span></text:a><text:line-break/><text:span text:style-name="T3">voli-shem</text:span> – (komo) freiwillig<text:line-break/><text:span text:style-name="T3">voler</text:span> – (kwo) Freiwilliger<text:line-break/><text:span text:style-name="T3">vola</text:span> – (kwo) Wille<text:line-break/><text:span text:style-name="T3">vola-forsa</text:span> – Willenskraft<text:line-break/><text:span text:style-name="T3">sin vola</text:span> – ohne (starken) Willen<text:line-break/><text:span text:style-name="T3">sinvole (sinvola-ney)</text:span> – (kwel) willensschwach, willenlos<text:line-break/><text:span text:style-name="T3">buvole</text:span> – (kwel) unwillkürlich, unabsichtlich</text:p>
        <text:p text:style-name="Text_20_body"><text:soft-page-break/><text:span text:style-name="T3">volta</text:span> – (kwo) Volt <text:span text:style-name="T1">(phys. Größe der elektrischen Spannung; Einheit: V)</text:span><text:line-break/><text:span text:style-name="T3">sto volta</text:span> – 100 Volt<text:line-break/><text:span text:style-name="T3">shi kilovolta</text:span> – 10 Kilovolt<text:line-break/><text:span text:style-name="T3">sit-volta-ney lampa</text:span> – eine 6 V-Lampe<text:line-break/>Irisch</text:p>
        <text:p text:style-name="Text_20_body"><text:span text:style-name="T3">volum</text:span> – (kwo) Volumen, Rauminhalt<text:line-break/><text:span text:style-name="T3">Segun ke presa fa-syao, volum fa-gran.</text:span> – Gemäß kleiner werdendem Druck vergrößert sich das Volumen.</text:p>
        <text:p text:style-name="Text_20_body"><text:span text:style-name="T3">volupta</text:span> – (kwo) Wollust<text:line-break/><text:span text:style-name="T3">volupte (volupta-ney)</text:span> – (kwel) wollüstig, lüstern, sinnlich</text:p>
        <text:p text:style-name="Text_20_body"><text:bookmark text:name="volvi"/><text:span text:style-name="T3">volvi</text:span> – (zwo) zusammenrollen, aufrollen, wickeln, aufwickeln siehe auch: <text:a xlink:type="simple" xlink:href="#roli" text:style-name="Internet_20_link" text:visited-style-name="Visited_20_Internet_20_Link"><text:span text:style-name="Definition">roli</text:span></text:a><text:line-break/><text:span text:style-name="T3">volvi-ney serpenta</text:span> – eine zusammengerollte Schlange<text:line-break/><text:span text:style-name="T3">volvi swa inu tuan</text:span> – sich zu einem Knäuel zusammenrollen<text:line-break/><text:span text:style-name="T3">devolvi</text:span> – (zwo) abrollen, entfalten</text:p>
        <text:p text:style-name="Text_20_body"><text:span text:style-name="T3">vomi</text:span> – (zwo) erbrechen, sich übergeben, speien<text:line-break/><text:span text:style-name="T3">voma</text:span> – (kwo) Erbrochenes</text:p>
        <text:p text:style-name="Text_20_body"><text:bookmark text:name="vos"/><text:span text:style-name="T3">vos</text:span> – (kwo) (akustische) Stimme vgl. <text:a xlink:type="simple" xlink:href="#vota" text:style-name="Internet_20_link" text:visited-style-name="Visited_20_Internet_20_Link"><text:span text:style-name="Definition">vota</text:span></text:a><text:line-break/><text:span text:style-name="T3">laute vos</text:span> – laute Stimme<text:line-break/><text:span text:style-name="T3">un-vos-nem</text:span> – einstimmig</text:p>
        <text:p text:style-name="Text_20_body"><text:bookmark text:name="vota"/><text:span text:style-name="T3">vota</text:span> – (kwo) Votum, Stimme, Wahlstimme vgl. <text:a xlink:type="simple" xlink:href="#vos" text:style-name="Internet_20_link" text:visited-style-name="Visited_20_Internet_20_Link"><text:span text:style-name="Definition">vos</text:span></text:a><text:line-break/><text:span text:style-name="T3">maiste vota</text:span> – Stimmenmehrheit<text:line-break/><text:span text:style-name="T3">voti</text:span> – (zwo) abstimmen, wählen<text:line-break/><text:span text:style-name="T3">voting</text:span> – (kwo) Abstimmung, Wahl</text:p>
        <text:p text:style-name="Text_20_body"><text:span text:style-name="T3">vual</text:span> – (kwo) Schleier, Flor</text:p>
        <text:p text:style-name="Text_20_body"><text:span text:style-name="T3">vulgare</text:span> – (kwo) vulgär, geschmacklos, ordinär<text:line-break/>Rumänisch</text:p>
        <text:p text:style-name="Text_20_body"><text:span text:style-name="T3">vulkan</text:span> – (kwo) Vulkan, Feuerberg <text:span text:style-name="T1">(geol.)</text:span><text:line-break/><text:span text:style-name="T3">vulkanike</text:span> – (kwel) vulkanisch<text:line-break/>Azeri</text:p>
        <text:p text:style-name="Text_20_body"><text:span text:style-name="T3">vulva</text:span> – (kwo) Vulva <text:span text:style-name="T1">(anat.)</text:span></text:p>
        <text:p text:style-name="Text_20_body"><text:line-break/><text:bookmark text:name="W"/></text:p>
        <text:p text:style-name="Horizontal_20_Line"/>
        <text:h text:style-name="Heading_20_3" text:outline-level="3"><text:bookmark-start text:name="w"/>W<text:bookmark-end text:name="w"/></text:h>
        <text:p text:style-name="First_20_paragraph"><text:span text:style-name="T3">wa</text:span> – <text:span text:style-name="T1">Der Buchstabe</text:span> W</text:p>
        <text:p text:style-name="Text_20_body"><text:bookmark text:name="wadi"/><text:soft-page-break/><text:span text:style-name="T3">wadi</text:span> – (zwo) versprechen, zusagen Syn.: <text:a xlink:type="simple" xlink:href="#presigna" text:style-name="Internet_20_link" text:visited-style-name="Visited_20_Internet_20_Link"><text:span text:style-name="Definition">presigni</text:span></text:a>, <text:a xlink:type="simple" xlink:href="#suli" text:style-name="Internet_20_link" text:visited-style-name="Visited_20_Internet_20_Link"><text:span text:style-name="Definition">suli</text:span></text:a><text:line-break/><text:span text:style-name="T3">wada</text:span> – (kwo) Versprechen, Zusage<text:line-break/>Arabisch</text:p>
        <text:p text:style-name="Text_20_body"><text:span text:style-name="T3">wahta</text:span> – (kwo) Wacht, Wache (Wachtposten; Zeitdauer des Wachtdienstes)<text:line-break/><text:span text:style-name="T3">wahti</text:span> – (zwo) wachen, bewachen, Wache stehen<text:line-break/><text:span text:style-name="T3">wahti kinda</text:span> – die Kinder bewachen<text:line-break/><text:span text:style-name="T3">Wahti ba may bavul idyen, me lai tuy.</text:span> – Bewache meinen Koffer, ich komme sofort zurück.<text:line-break/><text:span text:style-name="T3">wahting</text:span> – (kwo) Wachen, Bewachen<text:line-break/><text:span text:style-name="T3">wahter</text:span> – (kwo) Wächter</text:p>
        <text:p text:style-name="Text_20_body"><text:span text:style-name="T3">waipi</text:span> – (zwo) wischen, abstreifen, trocknen</text:p>
        <text:p text:style-name="Text_20_body"><text:bookmark text:name="walaa"/><text:span text:style-name="T3">walaa</text:span> – (exklami) hier ist/sind<text:line-break/><text:span text:style-name="T3">Walaa nu!</text:span> – Hier sind wir!<text:line-break/>Französisch</text:p>
        <text:p text:style-name="Text_20_body"><text:span text:style-name="T3">walnuta</text:span> – (kwo) Walnuss <text:span text:style-name="T1">(bot.)</text:span></text:p>
        <text:p text:style-name="Text_20_body"><text:bookmark text:name="wan"/><text:span text:style-name="T3">wan, …wan</text:span> – (inplas-kwo) eine Einzelperson<text:line-break/><text:span text:style-name="T3">pyan wan</text:span> – ein Betrunkener<text:line-break/><text:span text:style-name="T3">Wan kel jan, ta bu shwo.</text:span> – Einer der weis, spricht nicht.<text:line-break/><text:span text:style-name="T3">eniwan</text:span> – (inplas-kwo) irgendjemand, irgendeine Person siehe: <text:a xlink:type="simple" xlink:href="#eni" text:style-name="Internet_20_link" text:visited-style-name="Visited_20_Internet_20_Link"><text:span text:style-name="Definition">eni</text:span></text:a><text:line-break/><text:span text:style-name="T3">kadawan</text:span> – (inplas-kwo) jeder siehe: <text:a xlink:type="simple" xlink:href="#kada" text:style-name="Internet_20_link" text:visited-style-name="Visited_20_Internet_20_Link"><text:span text:style-name="Definition">kada</text:span></text:a><text:line-break/><text:span text:style-name="T3">koywan</text:span> – (inplas-kwo) jemand siehe: <text:a xlink:type="simple" xlink:href="#koy" text:style-name="Internet_20_link" text:visited-style-name="Visited_20_Internet_20_Link"><text:span text:style-name="Definition">koy</text:span></text:a><text:line-break/><text:span text:style-name="T3">nulwan</text:span> – (konekti-kwo) niemand siehe: <text:a xlink:type="simple" xlink:href="#nul" text:style-name="Internet_20_link" text:visited-style-name="Visited_20_Internet_20_Link"><text:span text:style-name="Definition">nul</text:span></text:a><text:line-break/></text:p>
        <text:p text:style-name="Text_20_body"><text:bookmark text:name="wandi"/><text:span text:style-name="T3">wandi</text:span> – (zwo) herumwandern, umherschweifen, streunen siehe auch: <text:a xlink:type="simple" xlink:href="#vagabondi" text:style-name="Internet_20_link" text:visited-style-name="Visited_20_Internet_20_Link"><text:span text:style-name="Definition">vagabondi</text:span></text:a><text:line-break/><text:span text:style-name="T3">wanda</text:span> – (kwo) Wandeung, Steifzug, Reise, Ausflug, Exkurs</text:p>
        <text:p text:style-name="Text_20_body"><text:span text:style-name="T3">wanga</text:span> – (kwo) Wange, Backe <text:span text:style-name="T1">(anat.)</text:span><text:line-break/><text:span text:style-name="T3">wanga-har</text:span> – Backenbart<text:line-break/><text:span text:style-name="T3">wanga-osta</text:span> – Wangenknochen, Backenknochen <text:span text:style-name="T1">(anat.)</text:span><text:line-break/><text:span text:style-name="T3">wangadarba</text:span> – (kwo) Ohrfeige, Schlag ins Gesicht<text:line-break/><text:span text:style-name="T3">wangaruda</text:span> – (kwo) Wangenröte, Schamröte<text:line-break/>Deutsch</text:p>
        <text:p text:style-name="Text_20_body"><text:span text:style-name="T3">warme</text:span> – (kwel) warm<text:line-break/><text:span text:style-name="T3">warmifi (fa-warme)</text:span> – (zwo) warm werden, sich erwärmen<text:line-break/><text:span text:style-name="T3">warmisi (mah-warme)</text:span> – (zwo) etw. warm machen, etw. erwärmen<text:line-break/><text:span text:style-name="T3">warmish</text:span> – (kwel) lauwarm<text:line-break/><text:span text:style-name="T3">warmitaa</text:span> – (kwo) Wärme<text:line-break/><text:span text:style-name="T3">trawarmi</text:span> – (zwo) durchwärmen</text:p>
        <text:p text:style-name="Text_20_body"><text:span text:style-name="T3">warni</text:span> – (zwo) warnen (<text:span text:style-name="T3">om koysa</text:span> – vor etw.)<text:line-break/><text:span text:style-name="T3">warna</text:span> – (kwo) Warnung</text:p>
        <text:p text:style-name="Text_20_body"><text:soft-page-break/><text:span text:style-name="T3">wat</text:span> – (kwo) Watt <text:span text:style-name="T1">(phys. Größe der Leistung, Einheit: W)</text:span><text:line-break/><text:span text:style-name="T3">sto wat</text:span> – 100 Watt<text:line-break/><text:span text:style-name="T3">tri megawat</text:span> – 3 Megawatt</text:p>
        <text:p text:style-name="Text_20_body"><text:span text:style-name="T3">watwat</text:span> – (kwo) Fledermaus <text:span text:style-name="T1">(zool.)</text:span><text:line-break/>Arabisch</text:p>
        <text:p text:style-name="Text_20_body"><text:span text:style-name="T3">wau</text:span> – (exklami) Wow! Oh! <text:span text:style-name="T1">(drückt Erstaunen oder Verblüffung aus)</text:span></text:p>
        <text:p text:style-name="Text_20_body"><text:span text:style-name="T3">wauki</text:span> – (zwo) bellen<text:line-break/><text:span text:style-name="T3">wauka</text:span> – (kwo) Bellen, Kläffen</text:p>
        <text:p text:style-name="Text_20_body"><text:bookmark text:name="waxa"/><text:span text:style-name="T3">waxa</text:span> – (kwo) Wachs vgl. <text:a xlink:type="simple" xlink:href="#aur" text:style-name="Internet_20_link" text:visited-style-name="Visited_20_Internet_20_Link"><text:span text:style-name="Definition">aurganda</text:span></text:a></text:p>
        <text:p text:style-name="Text_20_body"><text:span text:style-name="T3">waxakapra</text:span> – (kwo) Wachstuch, Wachsleinwand</text:p>
        <text:p text:style-name="Text_20_body"><text:span text:style-name="T3">way</text:span> – (kwesti) warum<text:line-break/><text:span text:style-name="T3">Way yu bu jawabi?</text:span> – Warum antwortest du nicht?<text:line-break/><text:span text:style-name="T3">waynik</text:span> – (kwo) jmd. der immer "Warum?" fragt</text:p>
        <text:p text:style-name="Text_20_body"><text:bookmark text:name="web"/><text:span text:style-name="T3">web</text:span> – (kwo) World Wide Web (WWW) vgl. <text:a xlink:type="simple" xlink:href="#internet" text:style-name="Internet_20_link" text:visited-style-name="Visited_20_Internet_20_Link"><text:span text:style-name="Definition">internet</text:span></text:a><text:line-break/>Englisch</text:p>
        <text:p text:style-name="Text_20_body"><text:span text:style-name="T3">weba</text:span> – (kwo) Gewebe, Netz, Spinnennetz<text:line-break/><text:span text:style-name="T3">webi</text:span> – (zwo) in ein Netz wickeln, umgarnen<text:line-break/><text:span text:style-name="T3">weben bay dine hema-vasa</text:span> – von dünnen Blutgefäßen umgarnt</text:p>
        <text:p text:style-name="Text_20_body"><text:bookmark text:name="weiti"/><text:span text:style-name="T3">weiti</text:span> – (zwo) warten (auf), abwarten<text:line-break/><text:span text:style-name="T3">Weiti ba til ke me lai.</text:span> – Warte bis ich komme.<text:line-break/><text:span text:style-name="T3">longem-weiten</text:span> – lang erwartet<text:line-break/><text:span text:style-name="T3">weita, weiting</text:span> – (kwo) Warten<text:line-break/><text:span text:style-name="T3">weitisala</text:span> – (kwo) Wartesaal<text:line-break/><text:span text:style-name="T3">weitishamba</text:span> – (kwo) Wartezimmer<text:line-break/><text:span text:style-name="T3">tilweiti</text:span> – (zwo) warten bis …, erleben, schließlich erhalten</text:p>
        <text:p text:style-name="Text_20_body"><text:bookmark text:name="wek"/><text:span text:style-name="T3">wek</text:span> – 1) (loko-komo) weg, fort<text:line-break/><text:span text:style-name="T3">Gowek!</text:span> – Geh weg!<text:line-break/><text:span text:style-name="T3">May tren es yo wek.</text:span> – Mein Zug ist schon fort.<text:line-break/><text:span text:style-name="T3">mah-wek</text:span> – (zwo) loswerden, beseitigen, vertreiben<text:line-break/><text:span text:style-name="T3">fa-wek</text:span> – (zwo) verschwinden<text:line-break/>2) (exklami) "Start! Los!"<text:line-break/><text:span text:style-name="T3">Un, dwa, tri, wek!</text:span> – Eins, zwei, drei, los!<text:line-break/><text:span text:style-name="T3">wekika</text:span> – (kwo) Müll, Abfall</text:p>
        <text:p text:style-name="Text_20_body"><text:span text:style-name="T3">wekgoni</text:span> – (zwo) fortjagen, vertreiben</text:p>
        <text:p text:style-name="Text_20_body"><text:span text:style-name="T3">weklansi</text:span> – (zwo) wegwerfen, hinauswerfen</text:p>
        <text:p text:style-name="Text_20_body"><text:bookmark text:name="weklasi"/><text:span text:style-name="T3">weklasi</text:span> – (zwo) loslassen siehe: <text:a xlink:type="simple" xlink:href="#wek" text:style-name="Internet_20_link" text:visited-style-name="Visited_20_Internet_20_Link"><text:span text:style-name="Definition">wek</text:span></text:a>, <text:a xlink:type="simple" xlink:href="#lasi" text:style-name="Internet_20_link" text:visited-style-name="Visited_20_Internet_20_Link"><text:span text:style-name="Definition">lasi</text:span></text:a></text:p>
        <text:p text:style-name="Text_20_body"><text:soft-page-break/><text:span text:style-name="T3">weksreki</text:span> – (zwo) ausstreichen, wegstreichen</text:p>
        <text:p text:style-name="Text_20_body"><text:span text:style-name="T3">weksheiki</text:span> – (zwo) abschütteln</text:p>
        <text:p text:style-name="Text_20_body"><text:span text:style-name="T3">wektaimi</text:span> – (zwo) veralten siehe: <text:a xlink:type="simple" xlink:href="#wek" text:style-name="Internet_20_link" text:visited-style-name="Visited_20_Internet_20_Link"><text:span text:style-name="Definition">wek</text:span></text:a>, <text:a xlink:type="simple" xlink:href="#taim" text:style-name="Internet_20_link" text:visited-style-name="Visited_20_Internet_20_Link"><text:span text:style-name="Definition">taim</text:span></text:a><text:line-break/><text:span text:style-name="T3">wektaimen (wektaimi-ney)</text:span> – (kwel) veraltet, obsolet</text:p>
        <text:p text:style-name="Text_20_body"><text:span text:style-name="T3">wekturni</text:span> – (zwo) wegdrehen, abwenden</text:p>
        <text:p text:style-name="Text_20_body"><text:span text:style-name="T3">wel</text:span> – (exklami) nun ja, nun gut, tja<text:line-break/><text:span text:style-name="T3">Wel, e poy?</text:span> – Nun gut, und dann?<text:line-break/><text:span text:style-name="T3">Wel, wel … me bu jan kwo shwo.</text:span> – Nun, tja … Ich weis nicht was ich sagen soll.</text:p>
        <text:p text:style-name="Text_20_body"><text:bookmark text:name="wen"/><text:span text:style-name="T3">wen</text:span> – (kwesti) wann<text:line-break/><text:span text:style-name="T3">Wen yu lai?</text:span> – Wann kommst du?</text:p>
        <text:p text:style-name="Text_20_body"><text:bookmark text:name="westa"/><text:span text:style-name="T3">westa</text:span> – (kwo) Westen siehe auch: <text:a xlink:type="simple" xlink:href="#esta" text:style-name="Internet_20_link" text:visited-style-name="Visited_20_Internet_20_Link"><text:span text:style-name="Definition">esta</text:span></text:a>, <text:a xlink:type="simple" xlink:href="#norda" text:style-name="Internet_20_link" text:visited-style-name="Visited_20_Internet_20_Link"><text:span text:style-name="Definition">norda</text:span></text:a>, <text:a xlink:type="simple" xlink:href="#suda" text:style-name="Internet_20_link" text:visited-style-name="Visited_20_Internet_20_Link"><text:span text:style-name="Definition">suda</text:span></text:a><text:line-break/><text:span text:style-name="T3">weste (westa-ney)</text:span> – (kwel) westlich, West…; okzidental, abendländisch<text:line-break/><text:span text:style-name="T3">weste feng</text:span> – Westwind<text:line-break/><text:span text:style-name="T3">westen</text:span> – (konekti-komo) westlich von, im Westen<text:line-break/><text:span text:style-name="T3">Urba es westen.</text:span> – Die Stadt liegt westlich.<text:line-break/><text:span text:style-name="T3">Westen urba ye shulin.</text:span> – Westlich der Stadt gibt es einen Wald.</text:p>
        <text:p text:style-name="Text_20_body"><text:span text:style-name="T3">widuwa</text:span> – (kwo) Widwe / Widwer<text:line-break/><text:span text:style-name="T3">widuwo</text:span> – (kwo) Widwer<text:line-break/><text:span text:style-name="T3">widuwina</text:span> – (kwo) Witwe</text:p>
        <text:p text:style-name="Text_20_body"><text:span text:style-name="T3">wik</text:span> – (kwo) Woche<text:line-break/><text:span text:style-name="T3">kada wik</text:span> – jede Woche<text:line-break/><text:span text:style-name="T3">lai-she wik</text:span> – kommende Woche<text:line-break/><text:span text:style-name="T3">wikfin</text:span> – Wochenende</text:p>
        <text:p text:style-name="Text_20_body"><text:span text:style-name="T3">wincha</text:span> – (kwo) Winsch, Winde, Haspel<text:line-break/></text:p>
        <text:p text:style-name="Text_20_body"><text:span text:style-name="T3">winda</text:span> – (kwo) Fenster<text:line-break/><text:span text:style-name="T3">windakin</text:span> – (kwo) kleines Fenster; kleines Klappfenster<text:line-break/><text:span text:style-name="T3">winda-planka</text:span> – (kwo) Fensterbank, Fensterbrett</text:p>
        <text:p text:style-name="Text_20_body"><text:span text:style-name="T3">wiski</text:span> – (kwo) Whisky, Whiskey<text:line-break/></text:p>
        <text:p text:style-name="Text_20_body"><text:span text:style-name="T3">wisli</text:span> – (zwo) pfeifen<text:line-break/><text:span text:style-name="T3">wisla</text:span> – (kwo) Pfeifen, Pfiff<text:line-break/><text:span text:style-name="T3">wislika</text:span> – (kwo) (Triller-)Pfeife</text:p>
        <text:p text:style-name="Text_20_body"><text:span text:style-name="T3">wit</text:span> – (kwo) Weizen <text:span text:style-name="T1">(bot.)</text:span><text:line-break/><text:span text:style-name="T3">witfarina</text:span> – Weizenmehl</text:p>
        <text:p text:style-name="Text_20_body"><text:span text:style-name="T3">wo</text:span> – (kwesti) wo<text:line-break/><text:soft-page-break/><text:span text:style-name="T3">Wo yu es? Me bu vidi yu.</text:span> – Wo bist du? Ich sehe dich nicht.<text:line-break/><text:span text:style-name="T3">a wo</text:span> – wohin<text:line-break/><text:span text:style-name="T3">A wo yu go?</text:span> – Wohin gehst du?<text:line-break/><text:span text:style-name="T3">fon wo</text:span> – von wo<text:line-break/><text:span text:style-name="T3">Fon wo yu lai?</text:span> – Von wo kommst du?</text:p>
        <text:p text:style-name="Text_20_body"><text:span text:style-name="T3">wolba</text:span> – (kwo) Gewölbe<text:line-break/>Deutsch</text:p>
        <text:p text:style-name="Text_20_body"><text:span text:style-name="T3">worda</text:span> – (kwo) Wort<text:line-break/><text:span text:style-name="T3">pa otre worda</text:span> – in anderen Worten<text:line-break/><text:span text:style-name="T3">wordi</text:span> – (zwo) in Worte fassen, formulieren<text:line-break/><text:span text:style-name="T3">wordamenga</text:span> – (kwo) Wortschwall, Geschwätz, Floskeln</text:p>
        <text:p text:style-name="Text_20_body"><text:span text:style-name="T3">woshi</text:span> – (zwo) waschen<text:line-break/><text:span text:style-name="T3">woshi bartan</text:span> – Geschirr spülen<text:line-break/><text:span text:style-name="T3">woshi swa</text:span> – (zwo) sich waschen<text:line-break/><text:span text:style-name="T3">woshing</text:span> – (kwo) Waschen<text:line-break/><text:span text:style-name="T3">woshi-mashina, wosher</text:span> – (kwo) Waschmaschine<text:line-break/><text:span text:style-name="T3">woshi-stanka</text:span> – (kwo) Waschtisch</text:p>
        <text:p text:style-name="Text_20_body"><text:bookmark text:name="wud"/><text:span text:style-name="T3">wud</text:span> – (gramatika) würde <text:span text:style-name="T1">(Konditional)</text:span><text:line-break/><text:span text:style-name="T3">me wud yao</text:span> – ich würde gerne<text:line-break/><text:span text:style-name="T3">Ta wud zwo to si ta wud mog.</text:span> – Er/Sie würde es tun, wenn er/sie es könnte.<text:line-break/><text:span text:style-name="T1">Kurzform: </text:span><text:span text:style-name="T2">'d</text:span>   ⇒   <text:span text:style-name="T3">Me'd yao. = Me wud yao.</text:span></text:p>
        <text:p text:style-name="Text_20_body"><text:span text:style-name="T3">wulfa</text:span> – (kwo) Wolf <text:span text:style-name="T1">(zool.)</text:span><text:line-break/><text:span text:style-name="T3">Wulfa wuli an luna.</text:span> – Der Wolf heult den Mond an.<text:line-break/><text:span text:style-name="T3">wulfo</text:span> – (kwo) männl. Wolf, Wolfsrüde<text:line-break/><text:span text:style-name="T3">wulfina</text:span> – (kwo) weibl. Wolf, Wölfin<text:line-break/><text:span text:style-name="T3">yunwulfa</text:span> – (kwo) Wolfjunges</text:p>
        <text:p text:style-name="Text_20_body"><text:span text:style-name="T3">wulfajen</text:span> – (kwo) Werwolf <text:span text:style-name="T1">(myth.)</text:span><text:line-break/></text:p>
        <text:p text:style-name="Text_20_body"><text:span text:style-name="T3">wuli</text:span> – (zwo) heulen<text:line-break/><text:span text:style-name="T3">wula</text:span> – (kwo) Heulen, Geheul</text:p>
        <text:p text:style-name="Text_20_body"><text:span text:style-name="T3">wunda</text:span> – (kwo) Wunde, Verletzung<text:line-break/><text:span text:style-name="T3">wundi</text:span> – (zwo) verwunden, verletzen</text:p>
        <text:p text:style-name="Text_20_body"><text:span text:style-name="T3">wurma</text:span> – (kwo) Wurm <text:span text:style-name="T1">(zool.)</text:span></text:p>
        <text:p text:style-name="Text_20_body"><text:span text:style-name="T3">wuya</text:span> – (kwo) Krähe <text:span text:style-name="T1">(zool.)</text:span><text:line-break/>Mandarin</text:p>
        <text:p text:style-name="Text_20_body"><text:line-break/><text:bookmark text:name="X"/></text:p>
        <text:p text:style-name="Horizontal_20_Line"/>
        <text:h text:style-name="Heading_20_3" text:outline-level="3"><text:bookmark-start text:name="x"/><text:soft-page-break/>X<text:bookmark-end text:name="x"/></text:h>
        <text:p text:style-name="First_20_paragraph"><text:span text:style-name="T3">xilofon</text:span> – (kwo) Xylophon, Xylofon <text:span text:style-name="T1">(mus.)</text:span></text:p>
        <text:p text:style-name="Text_20_body"><text:line-break/><text:bookmark text:name="Y"/></text:p>
        <text:p text:style-name="Horizontal_20_Line"/>
        <text:h text:style-name="Heading_20_3" text:outline-level="3"><text:bookmark-start text:name="y"/>Y<text:bookmark-end text:name="y"/></text:h>
        <text:p text:style-name="First_20_paragraph"><text:span text:style-name="T3">ya</text:span> – 1) (exklami) ja<text:line-break/><text:span text:style-name="T3">oo ya!</text:span> – Oh ja!<text:line-break/>2) (gramatika) ja, wirklich <text:span text:style-name="T1">(Betonungspartikel)</text:span><text:line-break/><text:span text:style-name="T3">Ela es ya muy jamile.</text:span> – Sie ist ja sehr schön.<text:line-break/><text:span text:style-name="T3">Me es ya rega!</text:span> – Ich bin ja der König / die Königin!<text:line-break/><text:span text:style-name="T3">Lu es ya experta.</text:span> – Er ist ja ein Experte.<text:line-break/><text:span text:style-name="T3">Yu jan ya ke me bu pri fish.</text:span> – Du weist ja, dass ich kein Fisch mag.<text:line-break/><text:span text:style-name="T3">Ya munda es gro-jamile!</text:span> – Ja, die Welt ist wunderschön!<text:line-break/><text:span text:style-name="T3">Es ya gro-gao baum!</text:span> – Das ist ja ein riesiger Baum!<text:line-break/>Türkisch</text:p>
        <text:p text:style-name="Text_20_body"><text:span text:style-name="T3">yabla</text:span> – (kwo) Apfel <text:span text:style-name="T1">(bot.)</text:span><text:line-break/>Slawisch</text:p>
        <text:p text:style-name="Text_20_body"><text:span text:style-name="T3">yachta</text:span> – (kwo) Jacht, Yacht<text:line-break/><text:span text:style-name="T3">yachti</text:span> – (zwo) mit einer Jacht fahren</text:p>
        <text:p text:style-name="Text_20_body"><text:span text:style-name="T3">yaguar</text:span> – (kwo) Jaguar <text:span text:style-name="T1">(zool.)</text:span><text:line-break/></text:p>
        <text:p text:style-name="Text_20_body"><text:span text:style-name="T3">yak</text:span> – (kwo) Yak, Grunzochse <text:span text:style-name="T1">(zool.)</text:span></text:p>
        <text:p text:style-name="Text_20_body"><text:span text:style-name="T3">yama</text:span> – (kwo) Grube, Loch, Vertiefung<text:line-break/><text:span text:style-name="T3">Ta he kavi un yama.</text:span> – Er/Sie grub ein Loch<text:line-break/><text:span text:style-name="T3">yamakin</text:span> – (kwo) Grübchen, kleine Vertiefung<text:line-break/>Russisch</text:p>
        <text:p text:style-name="Text_20_body"><text:span text:style-name="T3">yamsa</text:span> – (kwo) Yamswurz, Süßkartoffel <text:span text:style-name="T1">(bot.)</text:span><text:line-break/></text:p>
        <text:p text:style-name="Text_20_body"><text:span text:style-name="T3">yan</text:span> – (kwo) Schaf<text:span text:style-name="T1">(zool.)</text:span><text:line-break/><text:span text:style-name="T3">man-yan</text:span> – (kwo) Schafsbock<text:line-break/><text:span text:style-name="T3">gin-yan</text:span> – (kwo) weibl. Schaf<text:line-break/><text:span text:style-name="T3">yunyan</text:span> – (kwo) Lamm, Schafjunges<text:line-break/><text:span text:style-name="T3">yanmasu</text:span> – (kwo) Schaffleisch, Hammelfleisch<text:line-break/><text:span text:style-name="T3">yangurta</text:span> – (kwo) Schafsherde<text:line-break/>Mandarin</text:p>
        <text:p text:style-name="Text_20_body"><text:soft-page-break/><text:span text:style-name="T3">yanmay</text:span> – (kwo) Hafer <text:span text:style-name="T1">(bot.)</text:span><text:line-break/>Mandarin</text:p>
        <text:p text:style-name="Text_20_body"><text:span text:style-name="T3">yanza</text:span> – (kwo) Schwalbe <text:span text:style-name="T1">(zool.)</text:span><text:line-break/>Mandarin</text:p>
        <text:p text:style-name="Text_20_body"><text:bookmark text:name="yao"/><text:span text:style-name="T3">yao</text:span> – (sta) (gerne) wollen, mögen, (sich) wünschen vgl. <text:a xlink:type="simple" xlink:href="#tamani" text:style-name="Internet_20_link" text:visited-style-name="Visited_20_Internet_20_Link"><text:span text:style-name="Definition">tamani</text:span></text:a>, <text:a xlink:type="simple" xlink:href="#voli" text:style-name="Internet_20_link" text:visited-style-name="Visited_20_Internet_20_Link"><text:span text:style-name="Definition">voli</text:span></text:a><text:line-break/><text:span text:style-name="T3">Kwo yu yao?</text:span> – Was willst du?<text:line-break/><text:span text:style-name="T3">Me yao aiskrem.</text:span> – Ich möchte Eiskrem.<text:line-break/><text:span text:style-name="T3">Me wud yao safari kun yu.</text:span> – Ich würde gerne mit dir reisen.<text:line-break/><text:span text:style-name="T3">sin yao, sin yaosa</text:span> – widerwillig, ungern<text:line-break/><text:span text:style-name="T3">al yao</text:span> – nach Belieben, beliebig<text:line-break/><text:span text:style-name="T3">yaosa</text:span> – (kwo) Wunsch, Wollen<text:line-break/><text:span text:style-name="T3">yao-shem</text:span> – (komo) willig, bereitwillig<text:line-break/><text:span text:style-name="T3">noyao-shem</text:span> – (komo) unwillig, widerstrebend, ungern<text:line-break/>Mandarin</text:p>
        <text:p text:style-name="Text_20_body"><text:span text:style-name="T3">yar</text:span> – (kwo) Jahr<text:line-break/><text:span text:style-name="T3">Hao nove yar!</text:span> – Gutes Neues Jahr!<text:line-break/><text:span text:style-name="T3">muchoyar-ney</text:span> – (kwel) langjährig<text:line-break/><text:span text:style-name="T3">yar-ney, kadayar-ney</text:span> – (kwel) jährlich<text:line-break/><text:span text:style-name="T3">yardey</text:span> – (kwo) Jahrestag<text:line-break/>Deutsch</text:p>
        <text:p text:style-name="Text_20_body"><text:span text:style-name="T3">yarda</text:span> – (kwo) Yard (»Gerte, Schritt«) <text:span text:style-name="T1">(Längeneinheit, 1 yd = 0,9144 m)</text:span><text:line-break/>Spanisch</text:p>
        <text:p text:style-name="Text_20_body"><text:bookmark text:name="yarke"/><text:span text:style-name="T3">yarke</text:span> – (kwel) hell, glänzend; lebhaft, lebendig vgl. <text:a xlink:type="simple" xlink:href="#klare" text:style-name="Internet_20_link" text:visited-style-name="Visited_20_Internet_20_Link"><text:span text:style-name="Definition">klare</text:span></text:a><text:line-break/><text:span text:style-name="T3">yarke sonja</text:span> – lebhafter Traum<text:line-break/><text:span text:style-name="T3">yarkem</text:span> – (komo) hell, glänzend; lebhaft, lebendig<text:line-break/><text:span text:style-name="T3">yarkitaa</text:span> – (kwo) Helligkeit, Glanz; Lebhaftigkeit<text:line-break/>Russisch</text:p>
        <text:p text:style-name="Text_20_body"><text:span text:style-name="T3">yaruga</text:span> – (kwo) Schlucht, Klam, Hohlweg<text:line-break/>Ukrainisch</text:p>
        <text:p text:style-name="Text_20_body"><text:span text:style-name="T3">yasen</text:span> – (kwo) Esche <text:span text:style-name="T1">(bot.)</text:span><text:line-break/>Russisch</text:p>
        <text:p text:style-name="Text_20_body"><text:span text:style-name="T3">yash</text:span> – (kwo) Alter, Lebensalter<text:line-break/><text:span text:style-name="T3">zuy yash-ney brata</text:span> – ältester Bruder<text:line-break/><text:span text:style-name="T3">yashi</text:span> – (zwo) altern <text:span text:style-name="T1">(intr.)</text:span><text:line-break/><text:span text:style-name="T3">yashing</text:span> – (kwo) Altern, Alterung<text:line-break/><text:span text:style-name="T3">yashen (yashi-ney)</text:span> – (kwel) gealtert, ältlich, bejahrt<text:line-break/>Türkisch</text:p>
        <text:p text:style-name="Text_20_body"><text:span text:style-name="T3">yashma</text:span> – (kwo) Jaspis <text:span text:style-name="T1">(miner.)</text:span><text:line-break/>Paschtunisch</text:p>
        <text:p text:style-name="Text_20_body"><text:soft-page-break/><text:span text:style-name="T3">yasmin</text:span> – (kwo) Jasmin <text:span text:style-name="T1">(bot.)</text:span><text:line-break/>Arabisch</text:p>
        <text:p text:style-name="Text_20_body"><text:span text:style-name="T3">yatima</text:span> – (kwo) Waise<text:line-break/>Arabisch</text:p>
        <text:p text:style-name="Text_20_body"><text:bookmark text:name="ye"/><text:span text:style-name="T3">ye</text:span> – 1) (gramatika) es gibt, ist vorhanden Ant.: <text:a xlink:type="simple" xlink:href="#yok" text:style-name="Internet_20_link" text:visited-style-name="Visited_20_Internet_20_Link"><text:span text:style-name="Definition">yok</text:span></text:a><text:line-break/><text:span text:style-name="T3">Hir ye mucho flor.</text:span> – Hier gibt es viele Blumen.<text:line-break/><text:span text:style-name="T3">Mani ye?</text:span> – Ist Geld vorhanden?<text:line-break/><text:span text:style-name="T3">Kwo ye?</text:span> – Was gibt es? Was ist los?<text:line-break/><text:span text:style-name="T3">Bu ye toy yash.</text:span> – Nicht mehr in jenem Alter.<text:line-break/>Slawisch<text:line-break/> 2) <text:span text:style-name="T1">der Buchstabe</text:span> Y<text:line-break/></text:p>
        <text:p text:style-name="Text_20_body"><text:span text:style-name="T3">yedoh</text:span> – (komo) jedoch, dennoch, trotzdem<text:line-break/>Deutsch</text:p>
        <text:p text:style-name="Text_20_body"><text:bookmark text:name="yehudi"/><text:span text:style-name="T3">yehudi</text:span> – (kwo) Jude (Anhänger des Judentum) siehe auch: <text:a xlink:type="simple" xlink:href="#ivri" text:style-name="Internet_20_link" text:visited-style-name="Visited_20_Internet_20_Link"><text:span text:style-name="Definition">ivri</text:span></text:a><text:line-break/><text:span text:style-name="T3">yehudisma</text:span> – (kwo) Judentum <text:span text:style-name="T1">(rel.)</text:span></text:p>
        <text:p text:style-name="Text_20_body"><text:span text:style-name="T3">yel</text:span> – (kwo) Fichte <text:span text:style-name="T1">(bot.)</text:span><text:line-break/>Russisch</text:p>
        <text:p text:style-name="Text_20_body"><text:span text:style-name="T3">yema</text:span> – (kwo) Knospe</text:p>
        <text:p text:style-name="Text_20_body"><text:span text:style-name="T3">-yen</text:span> – (gramatika) <text:span text:style-name="T1">bildet das verbale Adverb</text:span><text:line-break/><text:span text:style-name="T3">Lu zai sidi kan-yen ela e audi-yen to ke ela shwo.</text:span> – Gerade sitzt er sie betrachtend und jenes hörend, was sie sagt.</text:p>
        <text:p text:style-name="Text_20_body"><text:span text:style-name="T3">yeri</text:span> – (taim-komo) gestern<text:line-break/><text:span text:style-name="T3">Yeri me bu lekti, me lekti manya.</text:span> – Gestern las ich nicht, ich lese morgen.<text:line-break/><text:span text:style-name="T3">preyeri</text:span> – (taim-komo) vorgestern</text:p>
        <text:p text:style-name="Text_20_body"><text:span text:style-name="T3">yeroshi</text:span> – (zwo) zerzausen, zerraufen<text:line-break/><text:span text:style-name="T3">yeroshi-ney</text:span> – zerzaust, zerrauft, unordentlich<text:line-break/>Russisch</text:p>
        <text:p text:style-name="Text_20_body"><text:span text:style-name="T3">yo</text:span> – (taim-komo) schon, bereits<text:line-break/><text:span text:style-name="T3">Me es yo pa dom.</text:span> – Ich bin schon zu Hause.<text:line-break/><text:span text:style-name="T3">Se bin klare yo yeri.</text:span> – Dies war schon gestern klar.<text:line-break/>Finnisch</text:p>
        <text:p text:style-name="Text_20_body"><text:span text:style-name="T3">yoda</text:span> – (kwo) Jod, Iod <text:span text:style-name="T1">(chem. Element, Symbol: I)</text:span></text:p>
        <text:p text:style-name="Text_20_body"><text:span text:style-name="T3">yogur</text:span> – (kwo) Joghurt, Jogurt<text:line-break/>Spanisch</text:p>
        <text:p text:style-name="Text_20_body"><text:span text:style-name="T3">yoja</text:span> – (kwo) Igel <text:span text:style-name="T1">(zool.)</text:span><text:line-break/><text:soft-page-break/>Russisch</text:p>
        <text:p text:style-name="Text_20_body"><text:bookmark text:name="yok"/><text:span text:style-name="T3">yok</text:span> – (gramatika) es gibt nicht, ist nicht vorhanden, kein Ant.: <text:a xlink:type="simple" xlink:href="#ye" text:style-name="Internet_20_link" text:visited-style-name="Visited_20_Internet_20_Link"><text:span text:style-name="Definition">ye</text:span></text:a><text:line-break/><text:span text:style-name="T3">Oni bu mog buli makaron: kukipot yok, agni yok; pa fakta, makaron toshi yok.</text:span> – Man kann keine Makkaroni kochen: es gibt keinen Kochtopf, kein Feuer; tatsächlich gibt es auch keine Makkaroni.<text:line-break/><text:span text:style-name="T3">Problema yok!</text:span> – Kein Problem!<text:line-break/><text:span text:style-name="T3">fa-yok</text:span> – (zwo) verschwinden<text:line-break/><text:span text:style-name="T3">yoksa</text:span> – (kwo) Mangel, Fehlen<text:line-break/><text:span text:style-name="T3">mani-yoksa</text:span> – Geldmangel, Armut<text:line-break/>Türkisch</text:p>
        <text:p text:style-name="Text_20_body"><text:span text:style-name="T3">yoksuni</text:span> – (zwo) berauben, entziehen, aberkennen, nehmen<text:line-break/><text:span text:style-name="T3">yoksuni koywan de koysa</text:span> – jmd. einer Sache berauben, jmd. etw. aberkennen<text:line-break/><text:span text:style-name="T3">fa-yoksuni</text:span> – (zwo) beraubt sein, verlustig sein<text:line-break/><text:span text:style-name="T3">fa-yoksuni de koysa</text:span> – einer Sache beraubt sein, etw. aberkannt werden<text:line-break/>Türkisch</text:p>
        <text:p text:style-name="Text_20_body"><text:span text:style-name="T3">yorsi</text:span> – (zwo) zappeln, ruhelos bewegen<text:line-break/>Russisch</text:p>
        <text:p text:style-name="Text_20_body"><text:bookmark text:name="yoshi"/><text:span text:style-name="T3">yoshi</text:span> – (komo) zusätzlich, außerdem, auch vgl. <text:a xlink:type="simple" xlink:href="#haishi" text:style-name="Internet_20_link" text:visited-style-name="Visited_20_Internet_20_Link"><text:span text:style-name="Definition">haishi</text:span></text:a>, <text:a xlink:type="simple" xlink:href="#iven" text:style-name="Internet_20_link" text:visited-style-name="Visited_20_Internet_20_Link"><text:span text:style-name="Definition">iven</text:span></text:a>, <text:a xlink:type="simple" xlink:href="#toshi" text:style-name="Internet_20_link" text:visited-style-name="Visited_20_Internet_20_Link"><text:span text:style-name="Definition">toshi</text:span></text:a><text:line-break/><text:span text:style-name="T3">Me pri gani e dansi. Yoshi me pri rasmi.</text:span> – Ich singe und tanze gern. Außerdem mag ich es zu zeichnen.<text:line-break/><text:span text:style-name="T3">Yoshi treba shwo ke …</text:span> – Außerdem sollte man sagen, dass …<text:line-break/><text:span text:style-name="T3">Yu mog lekti e yoshi kan pikturas.</text:span> – Du kannst lesen und außerdem Bilder betrachten.<text:line-break/><text:span text:style-name="T3">yoshi pyu</text:span> – noch mehr<text:line-break/><text:span text:style-name="T3">yoshi pyu gao</text:span> – und noch höher<text:line-break/><text:span text:style-name="T3">yoshi un ves</text:span> – noch einmal<text:line-break/><text:span text:style-name="T3">Yoshi!</text:span> – Ach, übrigens! …<text:line-break/>Slawisch</text:p>
        <text:p text:style-name="Text_20_body"><text:span text:style-name="T3">yota</text:span> – (kwo) Jota, Pünktchen, Tüpfelchen</text:p>
        <text:p text:style-name="Text_20_body"><text:bookmark text:name="yu"/><text:span text:style-name="T3">yu</text:span> – (inplas-kwo) du/ihr; dich/euch siehe auch: <text:a xlink:type="simple" xlink:href="#me" text:style-name="Internet_20_link" text:visited-style-name="Visited_20_Internet_20_Link"><text:span text:style-name="Definition">me</text:span></text:a>, <text:a xlink:type="simple" xlink:href="#lu" text:style-name="Internet_20_link" text:visited-style-name="Visited_20_Internet_20_Link"><text:span text:style-name="Definition">lu</text:span></text:a>, <text:a xlink:type="simple" xlink:href="#ela" text:style-name="Internet_20_link" text:visited-style-name="Visited_20_Internet_20_Link"><text:span text:style-name="Definition">ela</text:span></text:a>, <text:a xlink:type="simple" xlink:href="#it" text:style-name="Internet_20_link" text:visited-style-name="Visited_20_Internet_20_Link"><text:span text:style-name="Definition">it</text:span></text:a>, <text:a xlink:type="simple" xlink:href="#ta" text:style-name="Internet_20_link" text:visited-style-name="Visited_20_Internet_20_Link"><text:span text:style-name="Definition">ta</text:span></text:a>, <text:a xlink:type="simple" xlink:href="#nu" text:style-name="Internet_20_link" text:visited-style-name="Visited_20_Internet_20_Link"><text:span text:style-name="Definition">nu</text:span></text:a>, <text:a xlink:type="simple" xlink:href="#li" text:style-name="Internet_20_link" text:visited-style-name="Visited_20_Internet_20_Link"><text:span text:style-name="Definition">li</text:span></text:a><text:line-break/><text:span text:style-name="T3">Me inviti yu oli.</text:span> – Ich lade euch alle ein.<text:line-break/><text:span text:style-name="T3">yur (yu-ney)</text:span> – (inplas-kwel) dein/euer<text:line-break/><text:span text:style-name="T3">Walaa yur kalam.</text:span> – Hier ist dein Stift.<text:line-break/><text:span text:style-name="T3">Sey kalam es yu-ney, bu lu-ney.</text:span> – Dieser Stift ist deiner, nicht seiner.</text:p>
        <text:p text:style-name="Text_20_body"><text:bookmark text:name="yuan"/><text:span text:style-name="T3">yuan, …yuan</text:span> – 1) (kwo) Angestellter, Arbeiter, Belegschaftsmitglied; Mitglied (Teil eines Ganzen; einer der zu einer Gruppe oder Organisation gehört) vgl. <text:a xlink:type="simple" xlink:href="#memba" text:style-name="Internet_20_link" text:visited-style-name="Visited_20_Internet_20_Link"><text:span text:style-name="Definition">memba</text:span></text:a><text:line-break/><text:span text:style-name="T3">yuantot</text:span> – (kwo) Belegschaft, Personal<text:line-break/>2) (syao) »…mitglied«; »…angestellter«<text:line-break/><text:span text:style-name="T3">armeeyuan</text:span> – (kwo) Soldat<text:line-break/><text:span text:style-name="T3">bankayuan</text:span> – (kwo) Bankangestellter<text:line-break/><text:span text:style-name="T3">domyuan</text:span> – (kwo) Haushaltsmitglied<text:line-break/><text:soft-page-break/><text:span text:style-name="T3">dwaryuan</text:span> – (kwo) Pförtner, Portier, Türsteher<text:line-break/><text:span text:style-name="T3">gardiyuan</text:span> – (kwo) Wachtmann<text:line-break/><text:span text:style-name="T3">gasyuan</text:span> – (kwo) Gasmann<text:line-break/><text:span text:style-name="T3">kafeeyuan</text:span> – (kwo) Café-Angestellter<text:line-break/><text:span text:style-name="T3">partiayuan</text:span> – (kwo) Parteimitglied<text:line-break/><text:span text:style-name="T3">polisyuan</text:span> – (kwo) Polizist<text:line-break/><text:span text:style-name="T3">preiyuan</text:span> – (kwo) Priester<text:line-break/><text:span text:style-name="T3">radioyuan</text:span> – (kwo) Funker<text:line-break/><text:span text:style-name="T3">trenyuan</text:span> – (kwo) Zugschaffner<text:line-break/><text:span text:style-name="T3">ko-yuan</text:span> – (kwo) Arbeitskollege<text:line-break/>Mandarin</text:p>
        <text:p text:style-name="Text_20_body"><text:span text:style-name="T3">yubila</text:span> – (kwo) Jubiläum<text:line-break/><text:span text:style-name="T3">yubiler</text:span> – (kwo) Jubilar</text:p>
        <text:p text:style-name="Text_20_body"><text:bookmark text:name="yul"/><text:span text:style-name="T3">yul</text:span> – (kwo) Julfest, Weihnachten Syn.: <text:a xlink:type="simple" xlink:href="#Krista" text:style-name="Internet_20_link" text:visited-style-name="Visited_20_Internet_20_Link"><text:span text:style-name="Definition">kristajanma</text:span></text:a></text:p>
        <text:p text:style-name="Text_20_body"><text:bookmark text:name="yuli"/><text:span text:style-name="T3">yuli</text:span> – (kwo) Juli auch: <text:a xlink:type="simple" xlink:href="#mes" text:style-name="Internet_20_link" text:visited-style-name="Visited_20_Internet_20_Link"><text:span text:style-name="Definition">mes</text:span></text:a>-<text:a xlink:type="simple" xlink:href="#sem" text:style-name="Internet_20_link" text:visited-style-name="Visited_20_Internet_20_Link"><text:span text:style-name="Definition">sem</text:span></text:a></text:p>
        <text:p text:style-name="Text_20_body"><text:span text:style-name="T3">yuma</text:span> – (kwo) Humor<text:line-break/><text:span text:style-name="T3">yuma senta</text:span> – Sinn für Humor<text:line-break/><text:span text:style-name="T3">yumanik</text:span> – (kwo) Humorist<text:line-break/><text:span text:style-name="T3">yuma-rakonta</text:span> – (kwo) lustige Geschichte<text:line-break/>Japanisch</text:p>
        <text:p text:style-name="Text_20_body"><text:bookmark text:name="yunda"/><text:span text:style-name="T3">yunda</text:span> – (kwo) Bügeleisen vgl. <text:a xlink:type="simple" xlink:href="#fer" text:style-name="Internet_20_link" text:visited-style-name="Visited_20_Internet_20_Link"><text:span text:style-name="Definition">fer</text:span></text:a><text:line-break/><text:span text:style-name="T3">yundi</text:span> – (zwo) bügeln<text:line-break/>Mandarin</text:p>
        <text:p text:style-name="Text_20_body"><text:bookmark text:name="yunge"/><text:span text:style-name="T3">yunge</text:span> – (kwel) jung<text:line-break/><text:span text:style-name="T3">yungitaa</text:span> – (kwo) Jugend<text:line-break/><text:span text:style-name="T3">yunga</text:span> – (kwo) junger Mann / junge Frau<text:line-break/><text:span text:style-name="T3">yungo</text:span> – (kwo) junger Mann siehe auch: <text:a xlink:type="simple" xlink:href="#boy" text:style-name="Internet_20_link" text:visited-style-name="Visited_20_Internet_20_Link"><text:span text:style-name="Definition">boy</text:span></text:a><text:line-break/><text:span text:style-name="T3">yungina</text:span> – (kwo) junge Frau siehe auch: <text:a xlink:type="simple" xlink:href="#gela" text:style-name="Internet_20_link" text:visited-style-name="Visited_20_Internet_20_Link"><text:span text:style-name="Definition">gela</text:span></text:a><text:line-break/><text:span text:style-name="T3">yunge jenta</text:span> – (kwo) junge Leute, Jugendliche<text:line-break/><text:span text:style-name="T3">yungifi (fa-yunge)</text:span> – (zwo) jünger werden<text:line-break/><text:span text:style-name="T3">yungisi (mah-yunge)</text:span> – (zwo) jünger machen/aussehen</text:p>
        <text:p text:style-name="Text_20_body"><text:bookmark text:name="yuni"/><text:span text:style-name="T3">yuni</text:span> – (kwo) Juni auch: <text:a xlink:type="simple" xlink:href="#mes" text:style-name="Internet_20_link" text:visited-style-name="Visited_20_Internet_20_Link"><text:span text:style-name="Definition">mes</text:span></text:a>-<text:a xlink:type="simple" xlink:href="#sit" text:style-name="Internet_20_link" text:visited-style-name="Visited_20_Internet_20_Link"><text:span text:style-name="Definition">sit</text:span></text:a></text:p>
        <text:p text:style-name="Text_20_body"><text:span text:style-name="T3">yur</text:span> – (inplas-kwel) dein/euer Kurzform von <text:a xlink:type="simple" xlink:href="#yu" text:style-name="Internet_20_link" text:visited-style-name="Visited_20_Internet_20_Link"><text:span text:style-name="Definition">yu-ney</text:span></text:a></text:p>
        <text:p text:style-name="Text_20_body"><text:span text:style-name="T3">yurta</text:span> – (kwo) Jurte (Nomadenzelt)<text:line-break/>Türkisch</text:p>
        <text:p text:style-name="Text_20_body"><text:span text:style-name="T3">yus</text:span> – 1) (komo) just, genau<text:line-break/><text:span text:style-name="T3">yus kontra-nem</text:span> – genau anders herum<text:line-break/><text:span text:style-name="T3">yus tanto kwanto treba</text:span> – genau so viel wie benötigt<text:line-break/><text:soft-page-break/><text:span text:style-name="T3">yus to ke me nidi</text:span> – genau was ich brauche<text:line-break/><text:span text:style-name="T3">yus pa sey plasa</text:span> – just/genau an diesem Platz<text:line-break/>2) (gramatika) just, gerade eben <text:span text:style-name="T1">(unmittelbare Vergangenheit)</text:span><text:line-break/><text:span text:style-name="T3">Lu yus he lopi wek.</text:span> – Er ist gerade eben weggelaufen.</text:p>
        <text:p text:style-name="Text_20_body"><text:bookmark text:name="yusi"/><text:span text:style-name="T3">yusi</text:span> – (zwo) nutzen, benutzen, verwenden siehe auch: <text:a xlink:type="simple" xlink:href="#ausyusi" text:style-name="Internet_20_link" text:visited-style-name="Visited_20_Internet_20_Link"><text:span text:style-name="Definition">ausyusi</text:span></text:a><text:line-break/><text:span text:style-name="T3">hao-yusi-ke</text:span> – handlich, passend, gut zu gebrauchen<text:line-break/><text:span text:style-name="T3">yusa, yusing</text:span> – (kwo) Gebrauch, Nutzung, Anwendung<text:line-break/><text:span text:style-name="T3">yuser</text:span> – (kwo) Anwender<text:line-break/><text:span text:style-name="T3">yusibile</text:span> – (kwel) brauchbar, verwendbar<text:line-break/><text:span text:style-name="T3">mucho-yusen</text:span> – (kwel) aufgebraucht, verbraucht; kaputt</text:p>
        <text:p text:style-name="Text_20_body"><text:span text:style-name="T3">yuwel</text:span> – (kwo) Juwel, Edelstein<text:line-break/><text:span text:style-name="T3">yuwelka</text:span> – (kwo) Schmuckstück, Geschmeide<text:line-break/><text:span text:style-name="T3">yuweler</text:span> – (kwo) Juwelier<text:line-break/><text:span text:style-name="T3">yuwelguan</text:span> – (kwo) Juweliergeschäft<text:line-break/>Deutsch</text:p>
        <text:p text:style-name="Text_20_body"><text:line-break/><text:bookmark text:name="Z"/></text:p>
        <text:p text:style-name="Horizontal_20_Line"/>
        <text:h text:style-name="Heading_20_3" text:outline-level="3"><text:bookmark-start text:name="z"/>Z<text:bookmark-end text:name="z"/></text:h>
        <text:p text:style-name="First_20_paragraph"><text:bookmark text:name="zai"/><text:span text:style-name="T3">zai</text:span> – (gramatika) »gerade dabei« <text:span text:style-name="T1">(Verlaufsform)</text:span><text:line-break/><text:span text:style-name="T3">Bu distrakti me: me zai gun.</text:span> – Lenke mich nicht ab: Ich arbeite gerade.<text:line-break/><text:span text:style-name="T3">zai-ney</text:span> – (kwel) derzeit, augenblicklich, jetzig, gegenwärtig<text:line-break/>Mandarin</text:p>
        <text:p text:style-name="Text_20_body"><text:span text:style-name="T3">zarif</text:span> – (kwel) anmutig, graziös<text:line-break/><text:span text:style-name="T3">zariftaa</text:span> – (kwo) Anmut<text:line-break/>Arabisch</text:p>
        <text:p text:style-name="Text_20_body"><text:bookmark text:name="zaruu"/><text:span text:style-name="T3">zaruu</text:span> – (komo) ganz bestimmt, sicherlich Syn.: <text:a xlink:type="simple" xlink:href="#fali" text:style-name="Internet_20_link" text:visited-style-name="Visited_20_Internet_20_Link"><text:span text:style-name="Definition">sin fala</text:span></text:a><text:line-break/>Hindi</text:p>
        <text:p text:style-name="Text_20_body"><text:span text:style-name="T3">ze</text:span> – <text:span text:style-name="T1">der Buchstabe</text:span> Z</text:p>
        <text:p text:style-name="Text_20_body"><text:span text:style-name="T3">zebra</text:span> – (kwo) Zebra <text:span text:style-name="T1">(zool.)</text:span><text:line-break/>Italienisch</text:p>
        <text:p text:style-name="Text_20_body"><text:span text:style-name="T3">zen</text:span> – (kwo) Zen <text:span text:style-name="T1">(rel.)</text:span></text:p>
        <text:p text:style-name="Text_20_body"><text:span text:style-name="T3">zian</text:span> – (kwo) Schwert<text:line-break/><text:span text:style-name="T3">ziandan</text:span> – (kwo) Schwertscheide<text:line-break/>Mandarin</text:p>
        <text:p text:style-name="Text_20_body"><text:soft-page-break/><text:span text:style-name="T3">zide</text:span> – (kwel) hartnäckig, halsstarrig, stur<text:line-break/>Hindi</text:p>
        <text:p text:style-name="Text_20_body"><text:span text:style-name="T3">zigzaga</text:span> – (kwo) Zickzack<text:line-break/><text:span text:style-name="T3">zigzagi</text:span> – (zwo) eine Zickzack-Bewegung machen<text:line-break/>Italienisch</text:p>
        <text:p text:style-name="Text_20_body"><text:span text:style-name="T3">zin</text:span> – (zwo) betreten, hineingehen, hineinkommen; beitreten, immatrikulieren<text:line-break/><text:span text:style-name="T3">zin shamba</text:span> – den Raum betreten<text:line-break/><text:span text:style-name="T3">zin kluba</text:span> – einem Klub beitreten<text:line-break/><text:span text:style-name="T3">zin tren</text:span> – einen Zug besteigen<text:line-break/><text:span text:style-name="T3">zin bus</text:span> – einen Bus besteigen<text:line-break/><text:span text:style-name="T3">zinsa</text:span> – (kwo) Eintritt, Eingang<text:line-break/><text:span text:style-name="T3">zindwar e chudwar</text:span> – Eingangstür und Ausgangstür<text:line-break/>Mandarin</text:p>
        <text:p text:style-name="Text_20_body"><text:span text:style-name="T3">zink</text:span> – (kwo) Zink <text:span text:style-name="T1">(chem. Element, Symbol: Zn)</text:span><text:line-break/><text:span text:style-name="T3">zinki</text:span> – (zwo) verzinken<text:line-break/><text:span text:style-name="T3">zinking</text:span> – (kwo) Verzinken<text:line-break/>Deutsch</text:p>
        <text:p text:style-name="Text_20_body"><text:span text:style-name="T3">zipi</text:span> – (zwo) Reißverschluss schließen<text:line-break/><text:span text:style-name="T3">ziper</text:span> – (kwo) Reißverschluss</text:p>
        <text:p text:style-name="Text_20_body"><text:span text:style-name="T3">zitay</text:span> – (kwo) Manieren, Benehmen, Auftreten<text:line-break/>Mandarin</text:p>
        <text:p text:style-name="Text_20_body"><text:span text:style-name="T3">zodiak</text:span> – (kwo) Tierkreis <text:span text:style-name="T1">(astr.)</text:span><text:line-break/><text:span text:style-name="T3">zodiak signa</text:span> – Tierkreiszeichen</text:p>
        <text:p text:style-name="Text_20_body"><text:span text:style-name="T3">zona</text:span> – (kwo) Zone, Gebiet, Region<text:line-break/>Italienisch</text:p>
        <text:p text:style-name="Text_20_body"><text:bookmark text:name="zoo"/><text:span text:style-name="T3">zoo</text:span> – (kwo) Zoo, Tierpark auch: zoo-<text:a xlink:type="simple" xlink:href="#garden" text:style-name="Internet_20_link" text:visited-style-name="Visited_20_Internet_20_Link"><text:span text:style-name="Definition">garden</text:span></text:a></text:p>
        <text:p text:style-name="Text_20_body"><text:span text:style-name="T3">zudi</text:span> – (zwo) jucken<text:line-break/><text:span text:style-name="T3">zuda</text:span> – (kwo) Jucken, Juckreiz<text:line-break/>Russisch</text:p>
        <text:p text:style-name="Text_20_body"><text:bookmark text:name="zukini"/><text:span text:style-name="T3">zukini</text:span> – (kwo) Zucchini <text:span text:style-name="T1">(bot.)</text:span> siehe auch: <text:a xlink:type="simple" xlink:href="#sihulu" text:style-name="Internet_20_link" text:visited-style-name="Visited_20_Internet_20_Link"><text:span text:style-name="Definition">sihulu</text:span></text:a></text:p>
        <text:p text:style-name="Text_20_body"><text:bookmark text:name="zumbi"/><text:span text:style-name="T3">zumbi</text:span> – (zwo) summen, brummen; zischen siehe auch: <text:a xlink:type="simple" xlink:href="#gudi" text:style-name="Internet_20_link" text:visited-style-name="Visited_20_Internet_20_Link"><text:span text:style-name="Definition">gudi</text:span></text:a><text:line-break/>Spanisch</text:p>
        <text:p text:style-name="Text_20_body"><text:bookmark text:name="zun"/><text:span text:style-name="T3">zun</text:span> – (zwo) sich beschäftigen mit, seine Zeit verbringen mit, sich widmen siehe auch: <text:a xlink:type="simple" xlink:href="#mangi" text:style-name="Internet_20_link" text:visited-style-name="Visited_20_Internet_20_Link"><text:span text:style-name="Definition">mangi</text:span></text:a>, <text:a xlink:type="simple" xlink:href="#okupi" text:style-name="Internet_20_link" text:visited-style-name="Visited_20_Internet_20_Link"><text:span text:style-name="Definition">okupi</text:span></text:a><text:line-break/><text:span text:style-name="T3">Ta zun musika.</text:span> – Er/Sie beschäftigt sich mit Musik.<text:line-break/><text:span text:style-name="T3">Nu zun sey problema yo dwa yar.</text:span> – Wir beschäftigen uns mit diesem Problem schon seit zwei Jahren.<text:line-break/><text:soft-page-break/><text:span text:style-name="T3">zunsa</text:span> – (kwo) Beschäftigung<text:line-break/>Mandarin</text:p>
        <text:p text:style-name="Text_20_body"><text:span text:style-name="T3">zuy</text:span> – (gramatika-komo) am meisten, maximal <text:span text:style-name="T1">(Superlativ)</text:span><text:line-break/><text:span text:style-name="T3">Ela es zuy jamile.</text:span> – Sie ist die schönste.<text:line-break/><text:span text:style-name="T3">Ela gani zuy hao.</text:span> – Sie singt am besten.<text:line-break/><text:span text:style-name="T3">Me pri ela zuy.</text:span> – Ich mag sie am meisten.<text:line-break/><text:span text:style-name="T3">zuy-ney</text:span> – (kwel) äußerster, höchster<text:line-break/>Mandarin</text:p>
        <text:p text:style-name="Text_20_body"><text:span text:style-name="T3">zwo</text:span> – (zwo) tun, machen<text:line-break/><text:span text:style-name="T3">Treba zwo to.</text:span> – Es ist nötig, das zu tun.<text:line-break/><text:span text:style-name="T3">Zwo ba!</text:span> – Tu es!<text:line-break/><text:span text:style-name="T3">Me bu ve zwo to.</text:span> – Ich werde das nicht tun.<text:line-break/><text:span text:style-name="T3">Me zai zwo to.</text:span> – Ich mache es gerade.<text:line-break/><text:span text:style-name="T3">Sey gunsa gei zwo.</text:span> – Diese Arbeit wird gerade getan.<text:line-break/><text:span text:style-name="T3">Me he yo zwo to.</text:span> – Ich habe es schon getan.<text:line-break/><text:span text:style-name="T3">Olo es yo zwo-ney.</text:span> – Alles ist schon getan.<text:line-break/>Mandarin</text:p>
        <text:p text:style-name="Text_20_body"><text:line-break/></text:p>
        <text:p text:style-name="Horizontal_20_Line"/>
        <text:p text:style-name="First_20_paragraph">= = = <text:span text:style-name="T1">Ende des Wörterbuchs Lidepla – Deutsch</text:span> = = =</text:p>
        <text:p text:style-name="Text_20_body"><text:line-break/><text:line-break/><text:bookmark text:name="botto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Wörterbuch Lidepla-Deutsch</dc:title>
    <dc:description/>
    <dc:subject/>
    <meta:keyword/>
    <dc:language>de</dc:language>
    <meta:initial-creator/>
    <dc:creator/>
    <meta:creation-date>2025-04-03T04:09:19Z</meta:creation-date>
    <dc:date>2025-04-03T04:09:19Z</dc:date>
    <meta:document-statistic meta:table-count="1" meta:image-count="0" meta:object-count="0" meta:page-count="345" meta:paragraph-count="4519" meta:word-count="56529" meta:character-count="432594" meta:non-whitespace-character-count="369424"/>
  </office:meta>
</office:document-meta>
</file>